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3.147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3.632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4.535cm"/>
    </style:style>
    <style:style style:name="co21" style:family="table-column">
      <style:table-column-properties fo:break-before="auto" style:column-width="2.695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3" table:number-columns-repeated="2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table:number-columns-repeated="3"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table:number-columns-repeated="3"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table:number-columns-repeated="3"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table:number-columns-repeated="3"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table:number-columns-repeated="3"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table:number-columns-repeated="3"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1.0942">
            <text:p>11,0942</text:p>
          </table:table-cell>
          <table:table-cell office:value-type="float" office:value="0.346327">
            <text:p>0,346327</text:p>
          </table:table-cell>
          <table:table-cell office:value-type="float" office:value="11.4405">
            <text:p>11,4405</text:p>
          </table:table-cell>
          <table:table-cell office:value-type="float" office:value="0.502922">
            <text:p>0,502922</text:p>
          </table:table-cell>
          <table:table-cell office:value-type="float" office:value="0.516704">
            <text:p>0,516704</text:p>
          </table:table-cell>
          <table:table-cell office:value-type="float" office:value="1.01963">
            <text:p>1,01963</text:p>
          </table:table-cell>
          <table:table-cell office:value-type="float" office:value="6.77053">
            <text:p>6,77053</text:p>
          </table:table-cell>
          <table:table-cell office:value-type="float" office:value="0.193544">
            <text:p>0,193544</text:p>
          </table:table-cell>
          <table:table-cell office:value-type="float" office:value="6.96407">
            <text:p>6,96407</text:p>
          </table:table-cell>
          <table:table-cell office:value-type="float" office:value="13.3883">
            <text:p>13,3883</text:p>
          </table:table-cell>
          <table:table-cell office:value-type="float" office:value="0.493538">
            <text:p>0,493538</text:p>
          </table:table-cell>
          <table:table-cell office:value-type="float" office:value="13.8818">
            <text:p>13,8818</text:p>
          </table:table-cell>
          <table:table-cell office:value-type="float" office:value="17.1193">
            <text:p>17,1193</text:p>
          </table:table-cell>
          <table:table-cell office:value-type="float" office:value="0.538991">
            <text:p>0,538991</text:p>
          </table:table-cell>
          <table:table-cell office:value-type="float" office:value="17.6583">
            <text:p>17,6583</text:p>
          </table:table-cell>
          <table:table-cell office:value-type="float" office:value="44.0348">
            <text:p>44,0348</text:p>
          </table:table-cell>
          <table:table-cell office:value-type="float" office:value="1.19587">
            <text:p>1,19587</text:p>
          </table:table-cell>
          <table:table-cell office:value-type="float" office:value="45.2307">
            <text:p>45,2307</text:p>
          </table:table-cell>
          <table:table-cell office:value-type="float" office:value="13.0381">
            <text:p>13,0381</text:p>
          </table:table-cell>
          <table:table-cell office:value-type="float" office:value="0.67242">
            <text:p>0,67242</text:p>
          </table:table-cell>
          <table:table-cell office:value-type="float" office:value="13.7106">
            <text:p>13,7106</text:p>
          </table:table-cell>
          <table:table-cell office:value-type="float" office:value="0.249262">
            <text:p>0,249262</text:p>
          </table:table-cell>
          <table:table-cell office:value-type="float" office:value="0.325213">
            <text:p>0,325213</text:p>
          </table:table-cell>
          <table:table-cell office:value-type="float" office:value="0.574475">
            <text:p>0,574475</text:p>
          </table:table-cell>
          <table:table-cell office:value-type="float" office:value="1.33663">
            <text:p>1,33663</text:p>
          </table:table-cell>
          <table:table-cell office:value-type="float" office:value="0.374479">
            <text:p>0,374479</text:p>
          </table:table-cell>
          <table:table-cell office:value-type="float" office:value="1.71111">
            <text:p>1,71111</text:p>
          </table:table-cell>
        </table:table-row>
        <table:table-row table:style-name="ro1">
          <table:table-cell office:value-type="float" office:value="9.8429">
            <text:p>9,8429</text:p>
          </table:table-cell>
          <table:table-cell office:value-type="float" office:value="0.296768">
            <text:p>0,296768</text:p>
          </table:table-cell>
          <table:table-cell office:value-type="float" office:value="10.1397">
            <text:p>10,1397</text:p>
          </table:table-cell>
          <table:table-cell office:value-type="float" office:value="0.51993">
            <text:p>0,51993</text:p>
          </table:table-cell>
          <table:table-cell office:value-type="float" office:value="0.541924">
            <text:p>0,541924</text:p>
          </table:table-cell>
          <table:table-cell office:value-type="float" office:value="1.06185">
            <text:p>1,06185</text:p>
          </table:table-cell>
          <table:table-cell office:value-type="float" office:value="6.80748">
            <text:p>6,80748</text:p>
          </table:table-cell>
          <table:table-cell office:value-type="float" office:value="0.179468">
            <text:p>0,179468</text:p>
          </table:table-cell>
          <table:table-cell office:value-type="float" office:value="6.98695">
            <text:p>6,98695</text:p>
          </table:table-cell>
          <table:table-cell office:value-type="float" office:value="17.2345">
            <text:p>17,2345</text:p>
          </table:table-cell>
          <table:table-cell office:value-type="float" office:value="1.30202">
            <text:p>1,30202</text:p>
          </table:table-cell>
          <table:table-cell office:value-type="float" office:value="18.5366">
            <text:p>18,5366</text:p>
          </table:table-cell>
          <table:table-cell office:value-type="float" office:value="14.2384">
            <text:p>14,2384</text:p>
          </table:table-cell>
          <table:table-cell office:value-type="float" office:value="0.494418">
            <text:p>0,494418</text:p>
          </table:table-cell>
          <table:table-cell office:value-type="float" office:value="14.7328">
            <text:p>14,7328</text:p>
          </table:table-cell>
          <table:table-cell office:value-type="float" office:value="42.8797">
            <text:p>42,8797</text:p>
          </table:table-cell>
          <table:table-cell office:value-type="float" office:value="0.811126">
            <text:p>0,811126</text:p>
          </table:table-cell>
          <table:table-cell office:value-type="float" office:value="43.6909">
            <text:p>43,6909</text:p>
          </table:table-cell>
          <table:table-cell office:value-type="float" office:value="18.2923">
            <text:p>18,2923</text:p>
          </table:table-cell>
          <table:table-cell office:value-type="float" office:value="2.50669">
            <text:p>2,50669</text:p>
          </table:table-cell>
          <table:table-cell office:value-type="float" office:value="20.799">
            <text:p>20,799</text:p>
          </table:table-cell>
          <table:table-cell office:value-type="float" office:value="0.878867">
            <text:p>0,878867</text:p>
          </table:table-cell>
          <table:table-cell office:value-type="float" office:value="0.700278">
            <text:p>0,700278</text:p>
          </table:table-cell>
          <table:table-cell office:value-type="float" office:value="1.57915">
            <text:p>1,57915</text:p>
          </table:table-cell>
          <table:table-cell office:value-type="float" office:value="1.44601">
            <text:p>1,44601</text:p>
          </table:table-cell>
          <table:table-cell office:value-type="float" office:value="0.39354">
            <text:p>0,39354</text:p>
          </table:table-cell>
          <table:table-cell office:value-type="float" office:value="1.83955">
            <text:p>1,83955</text:p>
          </table:table-cell>
        </table:table-row>
        <table:table-row table:style-name="ro1">
          <table:table-cell office:value-type="float" office:value="14.2844">
            <text:p>14,2844</text:p>
          </table:table-cell>
          <table:table-cell office:value-type="float" office:value="0.357177">
            <text:p>0,357177</text:p>
          </table:table-cell>
          <table:table-cell office:value-type="float" office:value="14.6416">
            <text:p>14,6416</text:p>
          </table:table-cell>
          <table:table-cell office:value-type="float" office:value="0.528728">
            <text:p>0,528728</text:p>
          </table:table-cell>
          <table:table-cell office:value-type="float" office:value="0.531367">
            <text:p>0,531367</text:p>
          </table:table-cell>
          <table:table-cell office:value-type="float" office:value="1.06009">
            <text:p>1,06009</text:p>
          </table:table-cell>
          <table:table-cell office:value-type="float" office:value="8.0447">
            <text:p>8,0447</text:p>
          </table:table-cell>
          <table:table-cell office:value-type="float" office:value="0.183867">
            <text:p>0,183867</text:p>
          </table:table-cell>
          <table:table-cell office:value-type="float" office:value="8.22856">
            <text:p>8,22856</text:p>
          </table:table-cell>
          <table:table-cell office:value-type="float" office:value="12.7018">
            <text:p>12,7018</text:p>
          </table:table-cell>
          <table:table-cell office:value-type="float" office:value="0.430196">
            <text:p>0,430196</text:p>
          </table:table-cell>
          <table:table-cell office:value-type="float" office:value="13.132">
            <text:p>13,132</text:p>
          </table:table-cell>
          <table:table-cell office:value-type="float" office:value="12.4458">
            <text:p>12,4458</text:p>
          </table:table-cell>
          <table:table-cell office:value-type="float" office:value="0.530487">
            <text:p>0,530487</text:p>
          </table:table-cell>
          <table:table-cell office:value-type="float" office:value="12.9763">
            <text:p>12,9763</text:p>
          </table:table-cell>
          <table:table-cell office:value-type="float" office:value="43.2178">
            <text:p>43,2178</text:p>
          </table:table-cell>
          <table:table-cell office:value-type="float" office:value="0.815525">
            <text:p>0,815525</text:p>
          </table:table-cell>
          <table:table-cell office:value-type="float" office:value="44.0334">
            <text:p>44,0334</text:p>
          </table:table-cell>
          <table:table-cell office:value-type="float" office:value="13.4548">
            <text:p>13,4548</text:p>
          </table:table-cell>
          <table:table-cell office:value-type="float" office:value="0.699105">
            <text:p>0,699105</text:p>
          </table:table-cell>
          <table:table-cell office:value-type="float" office:value="14.1539">
            <text:p>14,1539</text:p>
          </table:table-cell>
          <table:table-cell office:value-type="float" office:value="0.249262">
            <text:p>0,249262</text:p>
          </table:table-cell>
          <table:table-cell office:value-type="float" office:value="0.318468">
            <text:p>0,318468</text:p>
          </table:table-cell>
          <table:table-cell office:value-type="float" office:value="0.56773">
            <text:p>0,56773</text:p>
          </table:table-cell>
          <table:table-cell office:value-type="float" office:value="1.94219">
            <text:p>1,94219</text:p>
          </table:table-cell>
          <table:table-cell office:value-type="float" office:value="0.568023">
            <text:p>0,568023</text:p>
          </table:table-cell>
          <table:table-cell office:value-type="float" office:value="2.51021">
            <text:p>2,51021</text:p>
          </table:table-cell>
        </table:table-row>
        <table:table-row table:style-name="ro1">
          <table:table-cell office:value-type="float" office:value="14.6111">
            <text:p>14,6111</text:p>
          </table:table-cell>
          <table:table-cell office:value-type="float" office:value="0.46392">
            <text:p>0,46392</text:p>
          </table:table-cell>
          <table:table-cell office:value-type="float" office:value="15.075">
            <text:p>15,075</text:p>
          </table:table-cell>
          <table:table-cell office:value-type="float" office:value="0.994114">
            <text:p>0,994114</text:p>
          </table:table-cell>
          <table:table-cell office:value-type="float" office:value="0.761274">
            <text:p>0,761274</text:p>
          </table:table-cell>
          <table:table-cell office:value-type="float" office:value="1.75539">
            <text:p>1,75539</text:p>
          </table:table-cell>
          <table:table-cell office:value-type="float" office:value="10.1886">
            <text:p>10,1886</text:p>
          </table:table-cell>
          <table:table-cell office:value-type="float" office:value="0.245449">
            <text:p>0,245449</text:p>
          </table:table-cell>
          <table:table-cell office:value-type="float" office:value="10.4341">
            <text:p>10,4341</text:p>
          </table:table-cell>
          <table:table-cell office:value-type="float" office:value="14.8135">
            <text:p>14,8135</text:p>
          </table:table-cell>
          <table:table-cell office:value-type="float" office:value="0.728723">
            <text:p>0,728723</text:p>
          </table:table-cell>
          <table:table-cell office:value-type="float" office:value="15.5422">
            <text:p>15,5422</text:p>
          </table:table-cell>
          <table:table-cell office:value-type="float" office:value="18.2653">
            <text:p>18,2653</text:p>
          </table:table-cell>
          <table:table-cell office:value-type="float" office:value="0.775643">
            <text:p>0,775643</text:p>
          </table:table-cell>
          <table:table-cell office:value-type="float" office:value="19.0409">
            <text:p>19,0409</text:p>
          </table:table-cell>
          <table:table-cell office:value-type="float" office:value="44.8779">
            <text:p>44,8779</text:p>
          </table:table-cell>
          <table:table-cell office:value-type="float" office:value="0.902033">
            <text:p>0,902033</text:p>
          </table:table-cell>
          <table:table-cell office:value-type="float" office:value="45.78">
            <text:p>45,78</text:p>
          </table:table-cell>
          <table:table-cell office:value-type="float" office:value="14.9803">
            <text:p>14,9803</text:p>
          </table:table-cell>
          <table:table-cell office:value-type="float" office:value="0.699692">
            <text:p>0,699692</text:p>
          </table:table-cell>
          <table:table-cell office:value-type="float" office:value="15.68">
            <text:p>15,68</text:p>
          </table:table-cell>
          <table:table-cell office:value-type="float" office:value="0.251901">
            <text:p>0,251901</text:p>
          </table:table-cell>
          <table:table-cell office:value-type="float" office:value="0.321107">
            <text:p>0,321107</text:p>
          </table:table-cell>
          <table:table-cell office:value-type="float" office:value="0.573008">
            <text:p>0,573008</text:p>
          </table:table-cell>
          <table:table-cell office:value-type="float" office:value="1.40935">
            <text:p>1,40935</text:p>
          </table:table-cell>
          <table:table-cell office:value-type="float" office:value="0.373306">
            <text:p>0,373306</text:p>
          </table:table-cell>
          <table:table-cell office:value-type="float" office:value="1.78266">
            <text:p>1,78266</text:p>
          </table:table-cell>
        </table:table-row>
        <table:table-row table:style-name="ro1">
          <table:table-cell office:value-type="float" office:value="10.0476">
            <text:p>10,0476</text:p>
          </table:table-cell>
          <table:table-cell office:value-type="float" office:value="0.337529">
            <text:p>0,337529</text:p>
          </table:table-cell>
          <table:table-cell office:value-type="float" office:value="10.3851">
            <text:p>10,3851</text:p>
          </table:table-cell>
          <table:table-cell office:value-type="float" office:value="0.519344">
            <text:p>0,519344</text:p>
          </table:table-cell>
          <table:table-cell office:value-type="float" office:value="0.496177">
            <text:p>0,496177</text:p>
          </table:table-cell>
          <table:table-cell office:value-type="float" office:value="1.01552">
            <text:p>1,01552</text:p>
          </table:table-cell>
          <table:table-cell office:value-type="float" office:value="6.98284">
            <text:p>6,98284</text:p>
          </table:table-cell>
          <table:table-cell office:value-type="float" office:value="0.182108">
            <text:p>0,182108</text:p>
          </table:table-cell>
          <table:table-cell office:value-type="float" office:value="7.16495">
            <text:p>7,16495</text:p>
          </table:table-cell>
          <table:table-cell office:value-type="float" office:value="12.3901">
            <text:p>12,3901</text:p>
          </table:table-cell>
          <table:table-cell office:value-type="float" office:value="0.516704">
            <text:p>0,516704</text:p>
          </table:table-cell>
          <table:table-cell office:value-type="float" office:value="12.9068">
            <text:p>12,9068</text:p>
          </table:table-cell>
          <table:table-cell office:value-type="float" office:value="14.6513">
            <text:p>14,6513</text:p>
          </table:table-cell>
          <table:table-cell office:value-type="float" office:value="0.579753">
            <text:p>0,579753</text:p>
          </table:table-cell>
          <table:table-cell office:value-type="float" office:value="15.2311">
            <text:p>15,2311</text:p>
          </table:table-cell>
          <table:table-cell office:value-type="float" office:value="42.8935">
            <text:p>42,8935</text:p>
          </table:table-cell>
          <table:table-cell office:value-type="float" office:value="0.828135">
            <text:p>0,828135</text:p>
          </table:table-cell>
          <table:table-cell office:value-type="float" office:value="43.7216">
            <text:p>43,7216</text:p>
          </table:table-cell>
          <table:table-cell office:value-type="float" office:value="13.5537">
            <text:p>13,5537</text:p>
          </table:table-cell>
          <table:table-cell office:value-type="float" office:value="0.666261">
            <text:p>0,666261</text:p>
          </table:table-cell>
          <table:table-cell office:value-type="float" office:value="14.2199">
            <text:p>14,2199</text:p>
          </table:table-cell>
          <table:table-cell office:value-type="float" office:value="0.239291">
            <text:p>0,239291</text:p>
          </table:table-cell>
          <table:table-cell office:value-type="float" office:value="0.360696">
            <text:p>0,360696</text:p>
          </table:table-cell>
          <table:table-cell office:value-type="float" office:value="0.599987">
            <text:p>0,599987</text:p>
          </table:table-cell>
          <table:table-cell office:value-type="float" office:value="1.45774">
            <text:p>1,45774</text:p>
          </table:table-cell>
          <table:table-cell office:value-type="float" office:value="0.372719">
            <text:p>0,372719</text:p>
          </table:table-cell>
          <table:table-cell office:value-type="float" office:value="1.83046">
            <text:p>1,83046</text:p>
          </table:table-cell>
        </table:table-row>
        <table:table-row table:style-name="ro1">
          <table:table-cell office:value-type="float" office:value="10.0728">
            <text:p>10,0728</text:p>
          </table:table-cell>
          <table:table-cell office:value-type="float" office:value="0.339289">
            <text:p>0,339289</text:p>
          </table:table-cell>
          <table:table-cell office:value-type="float" office:value="10.4121">
            <text:p>10,4121</text:p>
          </table:table-cell>
          <table:table-cell office:value-type="float" office:value="0.501749">
            <text:p>0,501749</text:p>
          </table:table-cell>
          <table:table-cell office:value-type="float" office:value="0.495297">
            <text:p>0,495297</text:p>
          </table:table-cell>
          <table:table-cell office:value-type="float" office:value="0.997046">
            <text:p>0,997046</text:p>
          </table:table-cell>
          <table:table-cell office:value-type="float" office:value="7.66054">
            <text:p>7,66054</text:p>
          </table:table-cell>
          <table:table-cell office:value-type="float" office:value="0.241637">
            <text:p>0,241637</text:p>
          </table:table-cell>
          <table:table-cell office:value-type="float" office:value="7.90218">
            <text:p>7,90218</text:p>
          </table:table-cell>
          <table:table-cell office:value-type="float" office:value="13.0836">
            <text:p>13,0836</text:p>
          </table:table-cell>
          <table:table-cell office:value-type="float" office:value="0.451896">
            <text:p>0,451896</text:p>
          </table:table-cell>
          <table:table-cell office:value-type="float" office:value="13.5355">
            <text:p>13,5355</text:p>
          </table:table-cell>
          <table:table-cell office:value-type="float" office:value="23.1133">
            <text:p>23,1133</text:p>
          </table:table-cell>
          <table:table-cell office:value-type="float" office:value="0.535179">
            <text:p>0,535179</text:p>
          </table:table-cell>
          <table:table-cell office:value-type="float" office:value="23.6485">
            <text:p>23,6485</text:p>
          </table:table-cell>
          <table:table-cell office:value-type="float" office:value="54.5566">
            <text:p>54,5566</text:p>
          </table:table-cell>
          <table:table-cell office:value-type="float" office:value="0.910244">
            <text:p>0,910244</text:p>
          </table:table-cell>
          <table:table-cell office:value-type="float" office:value="55.4668">
            <text:p>55,4668</text:p>
          </table:table-cell>
          <table:table-cell office:value-type="float" office:value="13.6739">
            <text:p>13,6739</text:p>
          </table:table-cell>
          <table:table-cell office:value-type="float" office:value="0.663622">
            <text:p>0,663622</text:p>
          </table:table-cell>
          <table:table-cell office:value-type="float" office:value="14.3375">
            <text:p>14,3375</text:p>
          </table:table-cell>
          <table:table-cell office:value-type="float" office:value="0.223456">
            <text:p>0,223456</text:p>
          </table:table-cell>
          <table:table-cell office:value-type="float" office:value="0.404977">
            <text:p>0,404977</text:p>
          </table:table-cell>
          <table:table-cell office:value-type="float" office:value="0.628432">
            <text:p>0,628432</text:p>
          </table:table-cell>
          <table:table-cell office:value-type="float" office:value="1.42783">
            <text:p>1,42783</text:p>
          </table:table-cell>
          <table:table-cell office:value-type="float" office:value="0.374772">
            <text:p>0,374772</text:p>
          </table:table-cell>
          <table:table-cell office:value-type="float" office:value="1.8026">
            <text:p>1,8026</text:p>
          </table:table-cell>
        </table:table-row>
        <table:table-row table:style-name="ro1">
          <table:table-cell office:value-type="float" office:value="12.9686">
            <text:p>12,9686</text:p>
          </table:table-cell>
          <table:table-cell office:value-type="float" office:value="0.306738">
            <text:p>0,306738</text:p>
          </table:table-cell>
          <table:table-cell office:value-type="float" office:value="13.2754">
            <text:p>13,2754</text:p>
          </table:table-cell>
          <table:table-cell office:value-type="float" office:value="0.502629">
            <text:p>0,502629</text:p>
          </table:table-cell>
          <table:table-cell office:value-type="float" office:value="0.53342">
            <text:p>0,53342</text:p>
          </table:table-cell>
          <table:table-cell office:value-type="float" office:value="1.03605">
            <text:p>1,03605</text:p>
          </table:table-cell>
          <table:table-cell office:value-type="float" office:value="6.8849">
            <text:p>6,8849</text:p>
          </table:table-cell>
          <table:table-cell office:value-type="float" office:value="0.179175">
            <text:p>0,179175</text:p>
          </table:table-cell>
          <table:table-cell office:value-type="float" office:value="7.06407">
            <text:p>7,06407</text:p>
          </table:table-cell>
          <table:table-cell office:value-type="float" office:value="21.9397">
            <text:p>21,9397</text:p>
          </table:table-cell>
          <table:table-cell office:value-type="float" office:value="0.476236">
            <text:p>0,476236</text:p>
          </table:table-cell>
          <table:table-cell office:value-type="float" office:value="22.4159">
            <text:p>22,4159</text:p>
          </table:table-cell>
          <table:table-cell office:value-type="float" office:value="12.6493">
            <text:p>12,6493</text:p>
          </table:table-cell>
          <table:table-cell office:value-type="float" office:value="0.492365">
            <text:p>0,492365</text:p>
          </table:table-cell>
          <table:table-cell office:value-type="float" office:value="13.1417">
            <text:p>13,1417</text:p>
          </table:table-cell>
          <table:table-cell office:value-type="float" office:value="51.4766">
            <text:p>51,4766</text:p>
          </table:table-cell>
          <table:table-cell office:value-type="float" office:value="2.91108">
            <text:p>2,91108</text:p>
          </table:table-cell>
          <table:table-cell office:value-type="float" office:value="54.3877">
            <text:p>54,3877</text:p>
          </table:table-cell>
          <table:table-cell office:value-type="float" office:value="27.5334">
            <text:p>27,5334</text:p>
          </table:table-cell>
          <table:table-cell office:value-type="float" office:value="0.892356">
            <text:p>0,892356</text:p>
          </table:table-cell>
          <table:table-cell office:value-type="float" office:value="28.4258">
            <text:p>28,4258</text:p>
          </table:table-cell>
          <table:table-cell office:value-type="float" office:value="0.346034">
            <text:p>0,346034</text:p>
          </table:table-cell>
          <table:table-cell office:value-type="float" office:value="0.419932">
            <text:p>0,419932</text:p>
          </table:table-cell>
          <table:table-cell office:value-type="float" office:value="0.765966">
            <text:p>0,765966</text:p>
          </table:table-cell>
          <table:table-cell office:value-type="float" office:value="1.84805">
            <text:p>1,84805</text:p>
          </table:table-cell>
          <table:table-cell office:value-type="float" office:value="0.517877">
            <text:p>0,517877</text:p>
          </table:table-cell>
          <table:table-cell office:value-type="float" office:value="2.36593">
            <text:p>2,36593</text:p>
          </table:table-cell>
        </table:table-row>
        <table:table-row table:style-name="ro1">
          <table:table-cell office:value-type="float" office:value="13.8411">
            <text:p>13,8411</text:p>
          </table:table-cell>
          <table:table-cell office:value-type="float" office:value="0.457468">
            <text:p>0,457468</text:p>
          </table:table-cell>
          <table:table-cell office:value-type="float" office:value="14.2985">
            <text:p>14,2985</text:p>
          </table:table-cell>
          <table:table-cell office:value-type="float" office:value="0.708196">
            <text:p>0,708196</text:p>
          </table:table-cell>
          <table:table-cell office:value-type="float" office:value="0.721392">
            <text:p>0,721392</text:p>
          </table:table-cell>
          <table:table-cell office:value-type="float" office:value="1.42959">
            <text:p>1,42959</text:p>
          </table:table-cell>
          <table:table-cell office:value-type="float" office:value="9.90184">
            <text:p>9,90184</text:p>
          </table:table-cell>
          <table:table-cell office:value-type="float" office:value="0.264804">
            <text:p>0,264804</text:p>
          </table:table-cell>
          <table:table-cell office:value-type="float" office:value="10.1666">
            <text:p>10,1666</text:p>
          </table:table-cell>
          <table:table-cell office:value-type="float" office:value="13.6326">
            <text:p>13,6326</text:p>
          </table:table-cell>
          <table:table-cell office:value-type="float" office:value="0.467145">
            <text:p>0,467145</text:p>
          </table:table-cell>
          <table:table-cell office:value-type="float" office:value="14.0997">
            <text:p>14,0997</text:p>
          </table:table-cell>
          <table:table-cell office:value-type="float" office:value="12.6596">
            <text:p>12,6596</text:p>
          </table:table-cell>
          <table:table-cell office:value-type="float" office:value="0.52081">
            <text:p>0,52081</text:p>
          </table:table-cell>
          <table:table-cell office:value-type="float" office:value="13.1804">
            <text:p>13,1804</text:p>
          </table:table-cell>
          <table:table-cell office:value-type="float" office:value="42.853">
            <text:p>42,853</text:p>
          </table:table-cell>
          <table:table-cell office:value-type="float" office:value="0.92432">
            <text:p>0,92432</text:p>
          </table:table-cell>
          <table:table-cell office:value-type="float" office:value="43.7774">
            <text:p>43,7774</text:p>
          </table:table-cell>
          <table:table-cell office:value-type="float" office:value="26.4458">
            <text:p>26,4458</text:p>
          </table:table-cell>
          <table:table-cell office:value-type="float" office:value="0.743679">
            <text:p>0,743679</text:p>
          </table:table-cell>
          <table:table-cell office:value-type="float" office:value="27.1894">
            <text:p>27,1894</text:p>
          </table:table-cell>
          <table:table-cell office:value-type="float" office:value="0.285331">
            <text:p>0,285331</text:p>
          </table:table-cell>
          <table:table-cell office:value-type="float" office:value="0.333131">
            <text:p>0,333131</text:p>
          </table:table-cell>
          <table:table-cell office:value-type="float" office:value="0.618462">
            <text:p>0,618462</text:p>
          </table:table-cell>
          <table:table-cell office:value-type="float" office:value="1.43839">
            <text:p>1,43839</text:p>
          </table:table-cell>
          <table:table-cell office:value-type="float" office:value="0.446325">
            <text:p>0,446325</text:p>
          </table:table-cell>
          <table:table-cell office:value-type="float" office:value="1.88471">
            <text:p>1,88471</text:p>
          </table:table-cell>
        </table:table-row>
        <table:table-row table:style-name="ro1">
          <table:table-cell office:value-type="float" office:value="9.97046">
            <text:p>9,97046</text:p>
          </table:table-cell>
          <table:table-cell office:value-type="float" office:value="0.298527">
            <text:p>0,298527</text:p>
          </table:table-cell>
          <table:table-cell office:value-type="float" office:value="10.269">
            <text:p>10,269</text:p>
          </table:table-cell>
          <table:table-cell office:value-type="float" office:value="0.523449">
            <text:p>0,523449</text:p>
          </table:table-cell>
          <table:table-cell office:value-type="float" office:value="0.526088">
            <text:p>0,526088</text:p>
          </table:table-cell>
          <table:table-cell office:value-type="float" office:value="1.04954">
            <text:p>1,04954</text:p>
          </table:table-cell>
          <table:table-cell office:value-type="float" office:value="8.9435">
            <text:p>8,9435</text:p>
          </table:table-cell>
          <table:table-cell office:value-type="float" office:value="0.192078">
            <text:p>0,192078</text:p>
          </table:table-cell>
          <table:table-cell office:value-type="float" office:value="9.13558">
            <text:p>9,13558</text:p>
          </table:table-cell>
          <table:table-cell office:value-type="float" office:value="14.5">
            <text:p>14,5</text:p>
          </table:table-cell>
          <table:table-cell office:value-type="float" office:value="0.476823">
            <text:p>0,476823</text:p>
          </table:table-cell>
          <table:table-cell office:value-type="float" office:value="14.9768">
            <text:p>14,9768</text:p>
          </table:table-cell>
          <table:table-cell office:value-type="float" office:value="18.9624">
            <text:p>18,9624</text:p>
          </table:table-cell>
          <table:table-cell office:value-type="float" office:value="0.958337">
            <text:p>0,958337</text:p>
          </table:table-cell>
          <table:table-cell office:value-type="float" office:value="19.9207">
            <text:p>19,9207</text:p>
          </table:table-cell>
          <table:table-cell office:value-type="float" office:value="46.2096">
            <text:p>46,2096</text:p>
          </table:table-cell>
          <table:table-cell office:value-type="float" office:value="0.906432">
            <text:p>0,906432</text:p>
          </table:table-cell>
          <table:table-cell office:value-type="float" office:value="47.116">
            <text:p>47,116</text:p>
          </table:table-cell>
          <table:table-cell office:value-type="float" office:value="14.9554">
            <text:p>14,9554</text:p>
          </table:table-cell>
          <table:table-cell office:value-type="float" office:value="0.70585">
            <text:p>0,70585</text:p>
          </table:table-cell>
          <table:table-cell office:value-type="float" office:value="15.6612">
            <text:p>15,6612</text:p>
          </table:table-cell>
          <table:table-cell office:value-type="float" office:value="0.278586">
            <text:p>0,278586</text:p>
          </table:table-cell>
          <table:table-cell office:value-type="float" office:value="0.323747">
            <text:p>0,323747</text:p>
          </table:table-cell>
          <table:table-cell office:value-type="float" office:value="0.602333">
            <text:p>0,602333</text:p>
          </table:table-cell>
          <table:table-cell office:value-type="float" office:value="1.36331">
            <text:p>1,36331</text:p>
          </table:table-cell>
          <table:table-cell office:value-type="float" office:value="0.695293">
            <text:p>0,695293</text:p>
          </table:table-cell>
          <table:table-cell office:value-type="float" office:value="2.05861">
            <text:p>2,05861</text:p>
          </table:table-cell>
        </table:table-row>
        <table:table-row table:style-name="ro1">
          <table:table-cell office:value-type="float" office:value="9.87633">
            <text:p>9,87633</text:p>
          </table:table-cell>
          <table:table-cell office:value-type="float" office:value="0.351899">
            <text:p>0,351899</text:p>
          </table:table-cell>
          <table:table-cell office:value-type="float" office:value="10.2282">
            <text:p>10,2282</text:p>
          </table:table-cell>
          <table:table-cell office:value-type="float" office:value="0.509667">
            <text:p>0,509667</text:p>
          </table:table-cell>
          <table:table-cell office:value-type="float" office:value="0.51084">
            <text:p>0,51084</text:p>
          </table:table-cell>
          <table:table-cell office:value-type="float" office:value="1.02051">
            <text:p>1,02051</text:p>
          </table:table-cell>
          <table:table-cell office:value-type="float" office:value="6.99193">
            <text:p>6,99193</text:p>
          </table:table-cell>
          <table:table-cell office:value-type="float" office:value="0.179468">
            <text:p>0,179468</text:p>
          </table:table-cell>
          <table:table-cell office:value-type="float" office:value="7.1714">
            <text:p>7,1714</text:p>
          </table:table-cell>
          <table:table-cell office:value-type="float" office:value="12.2821">
            <text:p>12,2821</text:p>
          </table:table-cell>
          <table:table-cell office:value-type="float" office:value="0.467732">
            <text:p>0,467732</text:p>
          </table:table-cell>
          <table:table-cell office:value-type="float" office:value="12.7499">
            <text:p>12,7499</text:p>
          </table:table-cell>
          <table:table-cell office:value-type="float" office:value="12.9411">
            <text:p>12,9411</text:p>
          </table:table-cell>
          <table:table-cell office:value-type="float" office:value="0.495297">
            <text:p>0,495297</text:p>
          </table:table-cell>
          <table:table-cell office:value-type="float" office:value="13.4364">
            <text:p>13,4364</text:p>
          </table:table-cell>
          <table:table-cell office:value-type="float" office:value="42.88">
            <text:p>42,88</text:p>
          </table:table-cell>
          <table:table-cell office:value-type="float" office:value="0.826082">
            <text:p>0,826082</text:p>
          </table:table-cell>
          <table:table-cell office:value-type="float" office:value="43.7061">
            <text:p>43,7061</text:p>
          </table:table-cell>
          <table:table-cell office:value-type="float" office:value="29.9337">
            <text:p>29,9337</text:p>
          </table:table-cell>
          <table:table-cell office:value-type="float" office:value="0.779455">
            <text:p>0,779455</text:p>
          </table:table-cell>
          <table:table-cell office:value-type="float" office:value="30.7131">
            <text:p>30,7131</text:p>
          </table:table-cell>
          <table:table-cell office:value-type="float" office:value="0.245743">
            <text:p>0,245743</text:p>
          </table:table-cell>
          <table:table-cell office:value-type="float" office:value="0.362749">
            <text:p>0,362749</text:p>
          </table:table-cell>
          <table:table-cell office:value-type="float" office:value="0.608491">
            <text:p>0,608491</text:p>
          </table:table-cell>
          <table:table-cell office:value-type="float" office:value="1.61463">
            <text:p>1,61463</text:p>
          </table:table-cell>
          <table:table-cell office:value-type="float" office:value="0.381224">
            <text:p>0,381224</text:p>
          </table:table-cell>
          <table:table-cell office:value-type="float" office:value="1.99585">
            <text:p>1,99585</text:p>
          </table:table-cell>
        </table:table-row>
        <table:table-row table:style-name="ro1">
          <table:table-cell office:value-type="float" office:value="12.8537">
            <text:p>12,8537</text:p>
          </table:table-cell>
          <table:table-cell office:value-type="float" office:value="0.317589">
            <text:p>0,317589</text:p>
          </table:table-cell>
          <table:table-cell office:value-type="float" office:value="13.1713">
            <text:p>13,1713</text:p>
          </table:table-cell>
          <table:table-cell office:value-type="float" office:value="0.51084">
            <text:p>0,51084</text:p>
          </table:table-cell>
          <table:table-cell office:value-type="float" office:value="0.559226">
            <text:p>0,559226</text:p>
          </table:table-cell>
          <table:table-cell office:value-type="float" office:value="1.07007">
            <text:p>1,07007</text:p>
          </table:table-cell>
          <table:table-cell office:value-type="float" office:value="7.12624">
            <text:p>7,12624</text:p>
          </table:table-cell>
          <table:table-cell office:value-type="float" office:value="0.182987">
            <text:p>0,182987</text:p>
          </table:table-cell>
          <table:table-cell office:value-type="float" office:value="7.30923">
            <text:p>7,30923</text:p>
          </table:table-cell>
          <table:table-cell office:value-type="float" office:value="12.9595">
            <text:p>12,9595</text:p>
          </table:table-cell>
          <table:table-cell office:value-type="float" office:value="0.432835">
            <text:p>0,432835</text:p>
          </table:table-cell>
          <table:table-cell office:value-type="float" office:value="13.3924">
            <text:p>13,3924</text:p>
          </table:table-cell>
          <table:table-cell office:value-type="float" office:value="12.8082">
            <text:p>12,8082</text:p>
          </table:table-cell>
          <table:table-cell office:value-type="float" office:value="0.497937">
            <text:p>0,497937</text:p>
          </table:table-cell>
          <table:table-cell office:value-type="float" office:value="13.3062">
            <text:p>13,3062</text:p>
          </table:table-cell>
          <table:table-cell office:value-type="float" office:value="42.997">
            <text:p>42,997</text:p>
          </table:table-cell>
          <table:table-cell office:value-type="float" office:value="0.872122">
            <text:p>0,872122</text:p>
          </table:table-cell>
          <table:table-cell office:value-type="float" office:value="43.8691">
            <text:p>43,8691</text:p>
          </table:table-cell>
          <table:table-cell office:value-type="float" office:value="13.3947">
            <text:p>13,3947</text:p>
          </table:table-cell>
          <table:table-cell office:value-type="float" office:value="0.709076">
            <text:p>0,709076</text:p>
          </table:table-cell>
          <table:table-cell office:value-type="float" office:value="14.1038">
            <text:p>14,1038</text:p>
          </table:table-cell>
          <table:table-cell office:value-type="float" office:value="0.57858">
            <text:p>0,57858</text:p>
          </table:table-cell>
          <table:table-cell office:value-type="float" office:value="0.325799">
            <text:p>0,325799</text:p>
          </table:table-cell>
          <table:table-cell office:value-type="float" office:value="0.904379">
            <text:p>0,904379</text:p>
          </table:table-cell>
          <table:table-cell office:value-type="float" office:value="1.40525">
            <text:p>1,40525</text:p>
          </table:table-cell>
          <table:table-cell office:value-type="float" office:value="0.378291">
            <text:p>0,378291</text:p>
          </table:table-cell>
          <table:table-cell office:value-type="float" office:value="1.78354">
            <text:p>1,78354</text:p>
          </table:table-cell>
        </table:table-row>
        <table:table-row table:style-name="ro1">
          <table:table-cell office:value-type="float" office:value="16.7674">
            <text:p>16,7674</text:p>
          </table:table-cell>
          <table:table-cell office:value-type="float" office:value="0.59031">
            <text:p>0,59031</text:p>
          </table:table-cell>
          <table:table-cell office:value-type="float" office:value="17.3577">
            <text:p>17,3577</text:p>
          </table:table-cell>
          <table:table-cell office:value-type="float" office:value="0.899981">
            <text:p>0,899981</text:p>
          </table:table-cell>
          <table:table-cell office:value-type="float" office:value="0.90086">
            <text:p>0,90086</text:p>
          </table:table-cell>
          <table:table-cell office:value-type="float" office:value="1.80084">
            <text:p>1,80084</text:p>
          </table:table-cell>
          <table:table-cell office:value-type="float" office:value="9.72443">
            <text:p>9,72443</text:p>
          </table:table-cell>
          <table:table-cell office:value-type="float" office:value="0.20762">
            <text:p>0,20762</text:p>
          </table:table-cell>
          <table:table-cell office:value-type="float" office:value="9.93205">
            <text:p>9,93205</text:p>
          </table:table-cell>
          <table:table-cell office:value-type="float" office:value="12.7384">
            <text:p>12,7384</text:p>
          </table:table-cell>
          <table:table-cell office:value-type="float" office:value="0.506734">
            <text:p>0,506734</text:p>
          </table:table-cell>
          <table:table-cell office:value-type="float" office:value="13.2452">
            <text:p>13,2452</text:p>
          </table:table-cell>
          <table:table-cell office:value-type="float" office:value="16.8108">
            <text:p>16,8108</text:p>
          </table:table-cell>
          <table:table-cell office:value-type="float" office:value="1.06508">
            <text:p>1,06508</text:p>
          </table:table-cell>
          <table:table-cell office:value-type="float" office:value="17.8759">
            <text:p>17,8759</text:p>
          </table:table-cell>
          <table:table-cell office:value-type="float" office:value="48.5119">
            <text:p>48,5119</text:p>
          </table:table-cell>
          <table:table-cell office:value-type="float" office:value="0.924614">
            <text:p>0,924614</text:p>
          </table:table-cell>
          <table:table-cell office:value-type="float" office:value="49.4365">
            <text:p>49,4365</text:p>
          </table:table-cell>
          <table:table-cell office:value-type="float" office:value="14.663">
            <text:p>14,663</text:p>
          </table:table-cell>
          <table:table-cell office:value-type="float" office:value="0.663915">
            <text:p>0,663915</text:p>
          </table:table-cell>
          <table:table-cell office:value-type="float" office:value="15.3269">
            <text:p>15,3269</text:p>
          </table:table-cell>
          <table:table-cell office:value-type="float" office:value="0.328732">
            <text:p>0,328732</text:p>
          </table:table-cell>
          <table:table-cell office:value-type="float" office:value="0.408789">
            <text:p>0,408789</text:p>
          </table:table-cell>
          <table:table-cell office:value-type="float" office:value="0.737521">
            <text:p>0,737521</text:p>
          </table:table-cell>
          <table:table-cell office:value-type="float" office:value="1.41082">
            <text:p>1,41082</text:p>
          </table:table-cell>
          <table:table-cell office:value-type="float" office:value="0.413774">
            <text:p>0,413774</text:p>
          </table:table-cell>
          <table:table-cell office:value-type="float" office:value="1.82459">
            <text:p>1,82459</text:p>
          </table:table-cell>
        </table:table-row>
        <table:table-row table:style-name="ro1">
          <table:table-cell office:value-type="float" office:value="10.1966">
            <text:p>10,1966</text:p>
          </table:table-cell>
          <table:table-cell office:value-type="float" office:value="0.350432">
            <text:p>0,350432</text:p>
          </table:table-cell>
          <table:table-cell office:value-type="float" office:value="10.547">
            <text:p>10,547</text:p>
          </table:table-cell>
          <table:table-cell office:value-type="float" office:value="0.50996">
            <text:p>0,50996</text:p>
          </table:table-cell>
          <table:table-cell office:value-type="float" office:value="0.565091">
            <text:p>0,565091</text:p>
          </table:table-cell>
          <table:table-cell office:value-type="float" office:value="1.07505">
            <text:p>1,07505</text:p>
          </table:table-cell>
          <table:table-cell office:value-type="float" office:value="7.42125">
            <text:p>7,42125</text:p>
          </table:table-cell>
          <table:table-cell office:value-type="float" office:value="0.196183">
            <text:p>0,196183</text:p>
          </table:table-cell>
          <table:table-cell office:value-type="float" office:value="7.61743">
            <text:p>7,61743</text:p>
          </table:table-cell>
          <table:table-cell office:value-type="float" office:value="12.5021">
            <text:p>12,5021</text:p>
          </table:table-cell>
          <table:table-cell office:value-type="float" office:value="0.429316">
            <text:p>0,429316</text:p>
          </table:table-cell>
          <table:table-cell office:value-type="float" office:value="12.9314">
            <text:p>12,9314</text:p>
          </table:table-cell>
          <table:table-cell office:value-type="float" office:value="12.8713">
            <text:p>12,8713</text:p>
          </table:table-cell>
          <table:table-cell office:value-type="float" office:value="0.539871">
            <text:p>0,539871</text:p>
          </table:table-cell>
          <table:table-cell office:value-type="float" office:value="13.4111">
            <text:p>13,4111</text:p>
          </table:table-cell>
          <table:table-cell office:value-type="float" office:value="42.978">
            <text:p>42,978</text:p>
          </table:table-cell>
          <table:table-cell office:value-type="float" office:value="0.850128">
            <text:p>0,850128</text:p>
          </table:table-cell>
          <table:table-cell office:value-type="float" office:value="43.8281">
            <text:p>43,8281</text:p>
          </table:table-cell>
          <table:table-cell office:value-type="float" office:value="13.1862">
            <text:p>13,1862</text:p>
          </table:table-cell>
          <table:table-cell office:value-type="float" office:value="1.94805">
            <text:p>1,94805</text:p>
          </table:table-cell>
          <table:table-cell office:value-type="float" office:value="15.1343">
            <text:p>15,1343</text:p>
          </table:table-cell>
          <table:table-cell office:value-type="float" office:value="0.257179">
            <text:p>0,257179</text:p>
          </table:table-cell>
          <table:table-cell office:value-type="float" office:value="0.670367">
            <text:p>0,670367</text:p>
          </table:table-cell>
          <table:table-cell office:value-type="float" office:value="0.927546">
            <text:p>0,927546</text:p>
          </table:table-cell>
          <table:table-cell office:value-type="float" office:value="1.41786">
            <text:p>1,41786</text:p>
          </table:table-cell>
          <table:table-cell office:value-type="float" office:value="0.390607">
            <text:p>0,390607</text:p>
          </table:table-cell>
          <table:table-cell office:value-type="float" office:value="1.80847">
            <text:p>1,80847</text:p>
          </table:table-cell>
        </table:table-row>
        <table:table-row table:style-name="ro1">
          <table:table-cell office:value-type="float" office:value="20.9591">
            <text:p>20,9591</text:p>
          </table:table-cell>
          <table:table-cell office:value-type="float" office:value="0.344861">
            <text:p>0,344861</text:p>
          </table:table-cell>
          <table:table-cell office:value-type="float" office:value="21.3039">
            <text:p>21,3039</text:p>
          </table:table-cell>
          <table:table-cell office:value-type="float" office:value="0.49823">
            <text:p>0,49823</text:p>
          </table:table-cell>
          <table:table-cell office:value-type="float" office:value="0.527261">
            <text:p>0,527261</text:p>
          </table:table-cell>
          <table:table-cell office:value-type="float" office:value="1.02549">
            <text:p>1,02549</text:p>
          </table:table-cell>
          <table:table-cell office:value-type="float" office:value="7.78136">
            <text:p>7,78136</text:p>
          </table:table-cell>
          <table:table-cell office:value-type="float" office:value="0.227268">
            <text:p>0,227268</text:p>
          </table:table-cell>
          <table:table-cell office:value-type="float" office:value="8.00863">
            <text:p>8,00863</text:p>
          </table:table-cell>
          <table:table-cell office:value-type="float" office:value="14.7686">
            <text:p>14,7686</text:p>
          </table:table-cell>
          <table:table-cell office:value-type="float" office:value="0.436941">
            <text:p>0,436941</text:p>
          </table:table-cell>
          <table:table-cell office:value-type="float" office:value="15.2055">
            <text:p>15,2055</text:p>
          </table:table-cell>
          <table:table-cell office:value-type="float" office:value="14.4114">
            <text:p>14,4114</text:p>
          </table:table-cell>
          <table:table-cell office:value-type="float" office:value="0.499989">
            <text:p>0,499989</text:p>
          </table:table-cell>
          <table:table-cell office:value-type="float" office:value="14.9114">
            <text:p>14,9114</text:p>
          </table:table-cell>
          <table:table-cell office:value-type="float" office:value="53.9032">
            <text:p>53,9032</text:p>
          </table:table-cell>
          <table:table-cell office:value-type="float" office:value="0.860392">
            <text:p>0,860392</text:p>
          </table:table-cell>
          <table:table-cell office:value-type="float" office:value="54.7636">
            <text:p>54,7636</text:p>
          </table:table-cell>
          <table:table-cell office:value-type="float" office:value="13.6971">
            <text:p>13,6971</text:p>
          </table:table-cell>
          <table:table-cell office:value-type="float" office:value="0.680337">
            <text:p>0,680337</text:p>
          </table:table-cell>
          <table:table-cell office:value-type="float" office:value="14.3774">
            <text:p>14,3774</text:p>
          </table:table-cell>
          <table:table-cell office:value-type="float" office:value="0.223162">
            <text:p>0,223162</text:p>
          </table:table-cell>
          <table:table-cell office:value-type="float" office:value="0.399991">
            <text:p>0,399991</text:p>
          </table:table-cell>
          <table:table-cell office:value-type="float" office:value="0.623154">
            <text:p>0,623154</text:p>
          </table:table-cell>
          <table:table-cell office:value-type="float" office:value="1.40525">
            <text:p>1,40525</text:p>
          </table:table-cell>
          <table:table-cell office:value-type="float" office:value="0.375359">
            <text:p>0,375359</text:p>
          </table:table-cell>
          <table:table-cell office:value-type="float" office:value="1.78061">
            <text:p>1,78061</text:p>
          </table:table-cell>
        </table:table-row>
        <table:table-row table:style-name="ro1">
          <table:table-cell office:value-type="float" office:value="10.0042">
            <text:p>10,0042</text:p>
          </table:table-cell>
          <table:table-cell office:value-type="float" office:value="0.297941">
            <text:p>0,297941</text:p>
          </table:table-cell>
          <table:table-cell office:value-type="float" office:value="10.3021">
            <text:p>10,3021</text:p>
          </table:table-cell>
          <table:table-cell office:value-type="float" office:value="0.523156">
            <text:p>0,523156</text:p>
          </table:table-cell>
          <table:table-cell office:value-type="float" office:value="0.511426">
            <text:p>0,511426</text:p>
          </table:table-cell>
          <table:table-cell office:value-type="float" office:value="1.03458">
            <text:p>1,03458</text:p>
          </table:table-cell>
          <table:table-cell office:value-type="float" office:value="6.98841">
            <text:p>6,98841</text:p>
          </table:table-cell>
          <table:table-cell office:value-type="float" office:value="0.205861">
            <text:p>0,205861</text:p>
          </table:table-cell>
          <table:table-cell office:value-type="float" office:value="7.19427">
            <text:p>7,19427</text:p>
          </table:table-cell>
          <table:table-cell office:value-type="float" office:value="12.4382">
            <text:p>12,4382</text:p>
          </table:table-cell>
          <table:table-cell office:value-type="float" office:value="0.426677">
            <text:p>0,426677</text:p>
          </table:table-cell>
          <table:table-cell office:value-type="float" office:value="12.8648">
            <text:p>12,8648</text:p>
          </table:table-cell>
          <table:table-cell office:value-type="float" office:value="17.5571">
            <text:p>17,5571</text:p>
          </table:table-cell>
          <table:table-cell office:value-type="float" office:value="0.931652">
            <text:p>0,931652</text:p>
          </table:table-cell>
          <table:table-cell office:value-type="float" office:value="18.4888">
            <text:p>18,4888</text:p>
          </table:table-cell>
          <table:table-cell office:value-type="float" office:value="50.2112">
            <text:p>50,2112</text:p>
          </table:table-cell>
          <table:table-cell office:value-type="float" office:value="1.39557">
            <text:p>1,39557</text:p>
          </table:table-cell>
          <table:table-cell office:value-type="float" office:value="51.6068">
            <text:p>51,6068</text:p>
          </table:table-cell>
          <table:table-cell office:value-type="float" office:value="14.3346">
            <text:p>14,3346</text:p>
          </table:table-cell>
          <table:table-cell office:value-type="float" office:value="0.938983">
            <text:p>0,938983</text:p>
          </table:table-cell>
          <table:table-cell office:value-type="float" office:value="15.2736">
            <text:p>15,2736</text:p>
          </table:table-cell>
          <table:table-cell office:value-type="float" office:value="0.226388">
            <text:p>0,226388</text:p>
          </table:table-cell>
          <table:table-cell office:value-type="float" office:value="0.392367">
            <text:p>0,392367</text:p>
          </table:table-cell>
          <table:table-cell office:value-type="float" office:value="0.618755">
            <text:p>0,618755</text:p>
          </table:table-cell>
          <table:table-cell office:value-type="float" office:value="1.4117">
            <text:p>1,4117</text:p>
          </table:table-cell>
          <table:table-cell office:value-type="float" office:value="0.373892">
            <text:p>0,373892</text:p>
          </table:table-cell>
          <table:table-cell office:value-type="float" office:value="1.78559">
            <text:p>1,78559</text:p>
          </table:table-cell>
        </table:table-row>
        <table:table-row table:style-name="ro1">
          <table:table-cell office:value-type="float" office:value="10.4068">
            <text:p>10,4068</text:p>
          </table:table-cell>
          <table:table-cell office:value-type="float" office:value="0.344567">
            <text:p>0,344567</text:p>
          </table:table-cell>
          <table:table-cell office:value-type="float" office:value="10.7514">
            <text:p>10,7514</text:p>
          </table:table-cell>
          <table:table-cell office:value-type="float" office:value="0.516411">
            <text:p>0,516411</text:p>
          </table:table-cell>
          <table:table-cell office:value-type="float" office:value="0.519637">
            <text:p>0,519637</text:p>
          </table:table-cell>
          <table:table-cell office:value-type="float" office:value="1.03605">
            <text:p>1,03605</text:p>
          </table:table-cell>
          <table:table-cell office:value-type="float" office:value="10.8309">
            <text:p>10,8309</text:p>
          </table:table-cell>
          <table:table-cell office:value-type="float" office:value="0.182987">
            <text:p>0,182987</text:p>
          </table:table-cell>
          <table:table-cell office:value-type="float" office:value="11.0138">
            <text:p>11,0138</text:p>
          </table:table-cell>
          <table:table-cell office:value-type="float" office:value="27.8815">
            <text:p>27,8815</text:p>
          </table:table-cell>
          <table:table-cell office:value-type="float" office:value="0.807021">
            <text:p>0,807021</text:p>
          </table:table-cell>
          <table:table-cell office:value-type="float" office:value="28.6885">
            <text:p>28,6885</text:p>
          </table:table-cell>
          <table:table-cell office:value-type="float" office:value="12.5247">
            <text:p>12,5247</text:p>
          </table:table-cell>
          <table:table-cell office:value-type="float" office:value="0.519344">
            <text:p>0,519344</text:p>
          </table:table-cell>
          <table:table-cell office:value-type="float" office:value="13.044">
            <text:p>13,044</text:p>
          </table:table-cell>
          <table:table-cell office:value-type="float" office:value="51.3282">
            <text:p>51,3282</text:p>
          </table:table-cell>
          <table:table-cell office:value-type="float" office:value="0.86743">
            <text:p>0,86743</text:p>
          </table:table-cell>
          <table:table-cell office:value-type="float" office:value="52.1957">
            <text:p>52,1957</text:p>
          </table:table-cell>
          <table:table-cell office:value-type="float" office:value="13.1994">
            <text:p>13,1994</text:p>
          </table:table-cell>
          <table:table-cell office:value-type="float" office:value="1.02373">
            <text:p>1,02373</text:p>
          </table:table-cell>
          <table:table-cell office:value-type="float" office:value="14.2232">
            <text:p>14,2232</text:p>
          </table:table-cell>
          <table:table-cell office:value-type="float" office:value="0.273894">
            <text:p>0,273894</text:p>
          </table:table-cell>
          <table:table-cell office:value-type="float" office:value="0.309671">
            <text:p>0,309671</text:p>
          </table:table-cell>
          <table:table-cell office:value-type="float" office:value="0.583565">
            <text:p>0,583565</text:p>
          </table:table-cell>
          <table:table-cell office:value-type="float" office:value="1.41815">
            <text:p>1,41815</text:p>
          </table:table-cell>
          <table:table-cell office:value-type="float" office:value="0.389141">
            <text:p>0,389141</text:p>
          </table:table-cell>
          <table:table-cell office:value-type="float" office:value="1.80729">
            <text:p>1,80729</text:p>
          </table:table-cell>
        </table:table-row>
        <table:table-row table:style-name="ro1">
          <table:table-cell office:value-type="float" office:value="10.2822">
            <text:p>10,2822</text:p>
          </table:table-cell>
          <table:table-cell office:value-type="float" office:value="0.323747">
            <text:p>0,323747</text:p>
          </table:table-cell>
          <table:table-cell office:value-type="float" office:value="10.6059">
            <text:p>10,6059</text:p>
          </table:table-cell>
          <table:table-cell office:value-type="float" office:value="0.635177">
            <text:p>0,635177</text:p>
          </table:table-cell>
          <table:table-cell office:value-type="float" office:value="0.531367">
            <text:p>0,531367</text:p>
          </table:table-cell>
          <table:table-cell office:value-type="float" office:value="1.16654">
            <text:p>1,16654</text:p>
          </table:table-cell>
          <table:table-cell office:value-type="float" office:value="8.86697">
            <text:p>8,86697</text:p>
          </table:table-cell>
          <table:table-cell office:value-type="float" office:value="0.467439">
            <text:p>0,467439</text:p>
          </table:table-cell>
          <table:table-cell office:value-type="float" office:value="9.3344">
            <text:p>9,3344</text:p>
          </table:table-cell>
          <table:table-cell office:value-type="float" office:value="13.1941">
            <text:p>13,1941</text:p>
          </table:table-cell>
          <table:table-cell office:value-type="float" office:value="0.565677">
            <text:p>0,565677</text:p>
          </table:table-cell>
          <table:table-cell office:value-type="float" office:value="13.7598">
            <text:p>13,7598</text:p>
          </table:table-cell>
          <table:table-cell office:value-type="float" office:value="12.4129">
            <text:p>12,4129</text:p>
          </table:table-cell>
          <table:table-cell office:value-type="float" office:value="1.15393">
            <text:p>1,15393</text:p>
          </table:table-cell>
          <table:table-cell office:value-type="float" office:value="13.5669">
            <text:p>13,5669</text:p>
          </table:table-cell>
          <table:table-cell office:value-type="float" office:value="49.24">
            <text:p>49,24</text:p>
          </table:table-cell>
          <table:table-cell office:value-type="float" office:value="0.826375">
            <text:p>0,826375</text:p>
          </table:table-cell>
          <table:table-cell office:value-type="float" office:value="50.0664">
            <text:p>50,0664</text:p>
          </table:table-cell>
          <table:table-cell office:value-type="float" office:value="13.2493">
            <text:p>13,2493</text:p>
          </table:table-cell>
          <table:table-cell office:value-type="float" office:value="0.643388">
            <text:p>0,643388</text:p>
          </table:table-cell>
          <table:table-cell office:value-type="float" office:value="13.8927">
            <text:p>13,8927</text:p>
          </table:table-cell>
          <table:table-cell office:value-type="float" office:value="0.235772">
            <text:p>0,235772</text:p>
          </table:table-cell>
          <table:table-cell office:value-type="float" office:value="0.446325">
            <text:p>0,446325</text:p>
          </table:table-cell>
          <table:table-cell office:value-type="float" office:value="0.682097">
            <text:p>0,682097</text:p>
          </table:table-cell>
          <table:table-cell office:value-type="float" office:value="1.44836">
            <text:p>1,44836</text:p>
          </table:table-cell>
          <table:table-cell office:value-type="float" office:value="0.374479">
            <text:p>0,374479</text:p>
          </table:table-cell>
          <table:table-cell office:value-type="float" office:value="1.82283">
            <text:p>1,82283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297354">
            <text:p>0,297354</text:p>
          </table:table-cell>
          <table:table-cell office:value-type="float" office:value="10.2417">
            <text:p>10,2417</text:p>
          </table:table-cell>
          <table:table-cell office:value-type="float" office:value="0.51905">
            <text:p>0,51905</text:p>
          </table:table-cell>
          <table:table-cell office:value-type="float" office:value="0.507614">
            <text:p>0,507614</text:p>
          </table:table-cell>
          <table:table-cell office:value-type="float" office:value="1.02666">
            <text:p>1,02666</text:p>
          </table:table-cell>
          <table:table-cell office:value-type="float" office:value="6.81334">
            <text:p>6,81334</text:p>
          </table:table-cell>
          <table:table-cell office:value-type="float" office:value="0.180641">
            <text:p>0,180641</text:p>
          </table:table-cell>
          <table:table-cell office:value-type="float" office:value="6.99399">
            <text:p>6,99399</text:p>
          </table:table-cell>
          <table:table-cell office:value-type="float" office:value="12.5082">
            <text:p>12,5082</text:p>
          </table:table-cell>
          <table:table-cell office:value-type="float" office:value="0.437527">
            <text:p>0,437527</text:p>
          </table:table-cell>
          <table:table-cell office:value-type="float" office:value="12.9458">
            <text:p>12,9458</text:p>
          </table:table-cell>
          <table:table-cell office:value-type="float" office:value="12.7349">
            <text:p>12,7349</text:p>
          </table:table-cell>
          <table:table-cell office:value-type="float" office:value="0.513772">
            <text:p>0,513772</text:p>
          </table:table-cell>
          <table:table-cell office:value-type="float" office:value="13.2487">
            <text:p>13,2487</text:p>
          </table:table-cell>
          <table:table-cell office:value-type="float" office:value="44.0231">
            <text:p>44,0231</text:p>
          </table:table-cell>
          <table:table-cell office:value-type="float" office:value="1.19821">
            <text:p>1,19821</text:p>
          </table:table-cell>
          <table:table-cell office:value-type="float" office:value="45.2213">
            <text:p>45,2213</text:p>
          </table:table-cell>
          <table:table-cell office:value-type="float" office:value="22.5142">
            <text:p>22,5142</text:p>
          </table:table-cell>
          <table:table-cell office:value-type="float" office:value="0.66069">
            <text:p>0,66069</text:p>
          </table:table-cell>
          <table:table-cell office:value-type="float" office:value="23.1749">
            <text:p>23,1749</text:p>
          </table:table-cell>
          <table:table-cell office:value-type="float" office:value="0.226388">
            <text:p>0,226388</text:p>
          </table:table-cell>
          <table:table-cell office:value-type="float" office:value="0.349259">
            <text:p>0,349259</text:p>
          </table:table-cell>
          <table:table-cell office:value-type="float" office:value="0.575648">
            <text:p>0,575648</text:p>
          </table:table-cell>
          <table:table-cell office:value-type="float" office:value="1.40877">
            <text:p>1,40877</text:p>
          </table:table-cell>
          <table:table-cell office:value-type="float" office:value="0.398232">
            <text:p>0,398232</text:p>
          </table:table-cell>
          <table:table-cell office:value-type="float" office:value="1.807">
            <text:p>1,807</text:p>
          </table:table-cell>
        </table:table-row>
        <table:table-row table:style-name="ro1">
          <table:table-cell office:value-type="float" office:value="10.1681">
            <text:p>10,1681</text:p>
          </table:table-cell>
          <table:table-cell office:value-type="float" office:value="0.32404">
            <text:p>0,32404</text:p>
          </table:table-cell>
          <table:table-cell office:value-type="float" office:value="10.4922">
            <text:p>10,4922</text:p>
          </table:table-cell>
          <table:table-cell office:value-type="float" office:value="0.53078">
            <text:p>0,53078</text:p>
          </table:table-cell>
          <table:table-cell office:value-type="float" office:value="0.522863">
            <text:p>0,522863</text:p>
          </table:table-cell>
          <table:table-cell office:value-type="float" office:value="1.05364">
            <text:p>1,05364</text:p>
          </table:table-cell>
          <table:table-cell office:value-type="float" office:value="6.75616">
            <text:p>6,75616</text:p>
          </table:table-cell>
          <table:table-cell office:value-type="float" office:value="0.179762">
            <text:p>0,179762</text:p>
          </table:table-cell>
          <table:table-cell office:value-type="float" office:value="6.93592">
            <text:p>6,93592</text:p>
          </table:table-cell>
          <table:table-cell office:value-type="float" office:value="12.6071">
            <text:p>12,6071</text:p>
          </table:table-cell>
          <table:table-cell office:value-type="float" office:value="0.454242">
            <text:p>0,454242</text:p>
          </table:table-cell>
          <table:table-cell office:value-type="float" office:value="13.0613">
            <text:p>13,0613</text:p>
          </table:table-cell>
          <table:table-cell office:value-type="float" office:value="17.509">
            <text:p>17,509</text:p>
          </table:table-cell>
          <table:table-cell office:value-type="float" office:value="0.527848">
            <text:p>0,527848</text:p>
          </table:table-cell>
          <table:table-cell office:value-type="float" office:value="18.0369">
            <text:p>18,0369</text:p>
          </table:table-cell>
          <table:table-cell office:value-type="float" office:value="55.7484">
            <text:p>55,7484</text:p>
          </table:table-cell>
          <table:table-cell office:value-type="float" office:value="0.850422">
            <text:p>0,850422</text:p>
          </table:table-cell>
          <table:table-cell office:value-type="float" office:value="56.5988">
            <text:p>56,5988</text:p>
          </table:table-cell>
          <table:table-cell office:value-type="float" office:value="13.2346">
            <text:p>13,2346</text:p>
          </table:table-cell>
          <table:table-cell office:value-type="float" office:value="0.713474">
            <text:p>0,713474</text:p>
          </table:table-cell>
          <table:table-cell office:value-type="float" office:value="13.9481">
            <text:p>13,9481</text:p>
          </table:table-cell>
          <table:table-cell office:value-type="float" office:value="0.24457">
            <text:p>0,24457</text:p>
          </table:table-cell>
          <table:table-cell office:value-type="float" office:value="0.307032">
            <text:p>0,307032</text:p>
          </table:table-cell>
          <table:table-cell office:value-type="float" office:value="0.551601">
            <text:p>0,551601</text:p>
          </table:table-cell>
          <table:table-cell office:value-type="float" office:value="1.42695">
            <text:p>1,42695</text:p>
          </table:table-cell>
          <table:table-cell office:value-type="float" office:value="0.370667">
            <text:p>0,370667</text:p>
          </table:table-cell>
          <table:table-cell office:value-type="float" office:value="1.79762">
            <text:p>1,79762</text:p>
          </table:table-cell>
        </table:table-row>
        <table:table-row table:style-name="ro1">
          <table:table-cell office:value-type="float" office:value="21.3708">
            <text:p>21,3708</text:p>
          </table:table-cell>
          <table:table-cell office:value-type="float" office:value="0.931358">
            <text:p>0,931358</text:p>
          </table:table-cell>
          <table:table-cell office:value-type="float" office:value="22.3022">
            <text:p>22,3022</text:p>
          </table:table-cell>
          <table:table-cell office:value-type="float" office:value="1.4812">
            <text:p>1,4812</text:p>
          </table:table-cell>
          <table:table-cell office:value-type="float" office:value="1.47768">
            <text:p>1,47768</text:p>
          </table:table-cell>
          <table:table-cell office:value-type="float" office:value="2.95888">
            <text:p>2,95888</text:p>
          </table:table-cell>
          <table:table-cell office:value-type="float" office:value="12.295">
            <text:p>12,295</text:p>
          </table:table-cell>
          <table:table-cell office:value-type="float" office:value="0.314363">
            <text:p>0,314363</text:p>
          </table:table-cell>
          <table:table-cell office:value-type="float" office:value="12.6094">
            <text:p>12,6094</text:p>
          </table:table-cell>
          <table:table-cell office:value-type="float" office:value="21.9875">
            <text:p>21,9875</text:p>
          </table:table-cell>
          <table:table-cell office:value-type="float" office:value="0.521983">
            <text:p>0,521983</text:p>
          </table:table-cell>
          <table:table-cell office:value-type="float" office:value="22.5095">
            <text:p>22,5095</text:p>
          </table:table-cell>
          <table:table-cell office:value-type="float" office:value="20.3782">
            <text:p>20,3782</text:p>
          </table:table-cell>
          <table:table-cell office:value-type="float" office:value="0.548669">
            <text:p>0,548669</text:p>
          </table:table-cell>
          <table:table-cell office:value-type="float" office:value="20.9268">
            <text:p>20,9268</text:p>
          </table:table-cell>
          <table:table-cell office:value-type="float" office:value="50.559">
            <text:p>50,559</text:p>
          </table:table-cell>
          <table:table-cell office:value-type="float" office:value="0.882972">
            <text:p>0,882972</text:p>
          </table:table-cell>
          <table:table-cell office:value-type="float" office:value="51.442">
            <text:p>51,442</text:p>
          </table:table-cell>
          <table:table-cell office:value-type="float" office:value="13.8507">
            <text:p>13,8507</text:p>
          </table:table-cell>
          <table:table-cell office:value-type="float" office:value="0.704677">
            <text:p>0,704677</text:p>
          </table:table-cell>
          <table:table-cell office:value-type="float" office:value="14.5554">
            <text:p>14,5554</text:p>
          </table:table-cell>
          <table:table-cell office:value-type="float" office:value="0.26715">
            <text:p>0,26715</text:p>
          </table:table-cell>
          <table:table-cell office:value-type="float" office:value="0.329025">
            <text:p>0,329025</text:p>
          </table:table-cell>
          <table:table-cell office:value-type="float" office:value="0.596175">
            <text:p>0,596175</text:p>
          </table:table-cell>
          <table:table-cell office:value-type="float" office:value="1.42108">
            <text:p>1,42108</text:p>
          </table:table-cell>
          <table:table-cell office:value-type="float" office:value="0.412308">
            <text:p>0,412308</text:p>
          </table:table-cell>
          <table:table-cell office:value-type="float" office:value="1.83339">
            <text:p>1,83339</text:p>
          </table:table-cell>
        </table:table-row>
        <table:table-row table:style-name="ro1">
          <table:table-cell office:value-type="float" office:value="10.3001">
            <text:p>10,3001</text:p>
          </table:table-cell>
          <table:table-cell office:value-type="float" office:value="0.301753">
            <text:p>0,301753</text:p>
          </table:table-cell>
          <table:table-cell office:value-type="float" office:value="10.6018">
            <text:p>10,6018</text:p>
          </table:table-cell>
          <table:table-cell office:value-type="float" office:value="0.533713">
            <text:p>0,533713</text:p>
          </table:table-cell>
          <table:table-cell office:value-type="float" office:value="0.531953">
            <text:p>0,531953</text:p>
          </table:table-cell>
          <table:table-cell office:value-type="float" office:value="1.06567">
            <text:p>1,06567</text:p>
          </table:table-cell>
          <table:table-cell office:value-type="float" office:value="6.99838">
            <text:p>6,99838</text:p>
          </table:table-cell>
          <table:table-cell office:value-type="float" office:value="0.181228">
            <text:p>0,181228</text:p>
          </table:table-cell>
          <table:table-cell office:value-type="float" office:value="7.17961">
            <text:p>7,17961</text:p>
          </table:table-cell>
          <table:table-cell office:value-type="float" office:value="12.534">
            <text:p>12,534</text:p>
          </table:table-cell>
          <table:table-cell office:value-type="float" office:value="0.444272">
            <text:p>0,444272</text:p>
          </table:table-cell>
          <table:table-cell office:value-type="float" office:value="12.9783">
            <text:p>12,9783</text:p>
          </table:table-cell>
          <table:table-cell office:value-type="float" office:value="12.3338">
            <text:p>12,3338</text:p>
          </table:table-cell>
          <table:table-cell office:value-type="float" office:value="0.491192">
            <text:p>0,491192</text:p>
          </table:table-cell>
          <table:table-cell office:value-type="float" office:value="12.8249">
            <text:p>12,8249</text:p>
          </table:table-cell>
          <table:table-cell office:value-type="float" office:value="44.2087">
            <text:p>44,2087</text:p>
          </table:table-cell>
          <table:table-cell office:value-type="float" office:value="0.875348">
            <text:p>0,875348</text:p>
          </table:table-cell>
          <table:table-cell office:value-type="float" office:value="45.0841">
            <text:p>45,0841</text:p>
          </table:table-cell>
          <table:table-cell office:value-type="float" office:value="15.1425">
            <text:p>15,1425</text:p>
          </table:table-cell>
          <table:table-cell office:value-type="float" office:value="1.58237">
            <text:p>1,58237</text:p>
          </table:table-cell>
          <table:table-cell office:value-type="float" office:value="16.7249">
            <text:p>16,7249</text:p>
          </table:table-cell>
          <table:table-cell office:value-type="float" office:value="0.278">
            <text:p>0,278</text:p>
          </table:table-cell>
          <table:table-cell office:value-type="float" office:value="0.345447">
            <text:p>0,345447</text:p>
          </table:table-cell>
          <table:table-cell office:value-type="float" office:value="0.623447">
            <text:p>0,623447</text:p>
          </table:table-cell>
          <table:table-cell office:value-type="float" office:value="1.65392">
            <text:p>1,65392</text:p>
          </table:table-cell>
          <table:table-cell office:value-type="float" office:value="1.03253">
            <text:p>1,03253</text:p>
          </table:table-cell>
          <table:table-cell office:value-type="float" office:value="2.68645">
            <text:p>2,68645</text:p>
          </table:table-cell>
        </table:table-row>
        <table:table-row table:style-name="ro1">
          <table:table-cell office:value-type="float" office:value="10.1417">
            <text:p>10,1417</text:p>
          </table:table-cell>
          <table:table-cell office:value-type="float" office:value="0.338409">
            <text:p>0,338409</text:p>
          </table:table-cell>
          <table:table-cell office:value-type="float" office:value="10.4801">
            <text:p>10,4801</text:p>
          </table:table-cell>
          <table:table-cell office:value-type="float" office:value="0.495591">
            <text:p>0,495591</text:p>
          </table:table-cell>
          <table:table-cell office:value-type="float" office:value="0.563038">
            <text:p>0,563038</text:p>
          </table:table-cell>
          <table:table-cell office:value-type="float" office:value="1.05863">
            <text:p>1,05863</text:p>
          </table:table-cell>
          <table:table-cell office:value-type="float" office:value="7.02976">
            <text:p>7,02976</text:p>
          </table:table-cell>
          <table:table-cell office:value-type="float" office:value="0.20938">
            <text:p>0,20938</text:p>
          </table:table-cell>
          <table:table-cell office:value-type="float" office:value="7.23914">
            <text:p>7,23914</text:p>
          </table:table-cell>
          <table:table-cell office:value-type="float" office:value="13.7188">
            <text:p>13,7188</text:p>
          </table:table-cell>
          <table:table-cell office:value-type="float" office:value="0.477409">
            <text:p>0,477409</text:p>
          </table:table-cell>
          <table:table-cell office:value-type="float" office:value="14.1962">
            <text:p>14,1962</text:p>
          </table:table-cell>
          <table:table-cell office:value-type="float" office:value="13.4748">
            <text:p>13,4748</text:p>
          </table:table-cell>
          <table:table-cell office:value-type="float" office:value="0.566557">
            <text:p>0,566557</text:p>
          </table:table-cell>
          <table:table-cell office:value-type="float" office:value="14.0413">
            <text:p>14,0413</text:p>
          </table:table-cell>
          <table:table-cell office:value-type="float" office:value="43.1137">
            <text:p>43,1137</text:p>
          </table:table-cell>
          <table:table-cell office:value-type="float" office:value="0.812006">
            <text:p>0,812006</text:p>
          </table:table-cell>
          <table:table-cell office:value-type="float" office:value="43.9257">
            <text:p>43,9257</text:p>
          </table:table-cell>
          <table:table-cell office:value-type="float" office:value="13.6812">
            <text:p>13,6812</text:p>
          </table:table-cell>
          <table:table-cell office:value-type="float" office:value="0.643681">
            <text:p>0,643681</text:p>
          </table:table-cell>
          <table:table-cell office:value-type="float" office:value="14.3249">
            <text:p>14,3249</text:p>
          </table:table-cell>
          <table:table-cell office:value-type="float" office:value="0.274481">
            <text:p>0,274481</text:p>
          </table:table-cell>
          <table:table-cell office:value-type="float" office:value="0.812006">
            <text:p>0,812006</text:p>
          </table:table-cell>
          <table:table-cell office:value-type="float" office:value="1.08649">
            <text:p>1,08649</text:p>
          </table:table-cell>
          <table:table-cell office:value-type="float" office:value="1.9938">
            <text:p>1,9938</text:p>
          </table:table-cell>
          <table:table-cell office:value-type="float" office:value="0.399405">
            <text:p>0,399405</text:p>
          </table:table-cell>
          <table:table-cell office:value-type="float" office:value="2.3932">
            <text:p>2,3932</text:p>
          </table:table-cell>
        </table:table-row>
        <table:table-row table:style-name="ro1">
          <table:table-cell office:value-type="float" office:value="16.3985">
            <text:p>16,3985</text:p>
          </table:table-cell>
          <table:table-cell office:value-type="float" office:value="0.333717">
            <text:p>0,333717</text:p>
          </table:table-cell>
          <table:table-cell office:value-type="float" office:value="16.7322">
            <text:p>16,7322</text:p>
          </table:table-cell>
          <table:table-cell office:value-type="float" office:value="0.528141">
            <text:p>0,528141</text:p>
          </table:table-cell>
          <table:table-cell office:value-type="float" office:value="0.527555">
            <text:p>0,527555</text:p>
          </table:table-cell>
          <table:table-cell office:value-type="float" office:value="1.0557">
            <text:p>1,0557</text:p>
          </table:table-cell>
          <table:table-cell office:value-type="float" office:value="7.03621">
            <text:p>7,03621</text:p>
          </table:table-cell>
          <table:table-cell office:value-type="float" office:value="0.178295">
            <text:p>0,178295</text:p>
          </table:table-cell>
          <table:table-cell office:value-type="float" office:value="7.21451">
            <text:p>7,21451</text:p>
          </table:table-cell>
          <table:table-cell office:value-type="float" office:value="12.4423">
            <text:p>12,4423</text:p>
          </table:table-cell>
          <table:table-cell office:value-type="float" office:value="0.503215">
            <text:p>0,503215</text:p>
          </table:table-cell>
          <table:table-cell office:value-type="float" office:value="12.9455">
            <text:p>12,9455</text:p>
          </table:table-cell>
          <table:table-cell office:value-type="float" office:value="15.531">
            <text:p>15,531</text:p>
          </table:table-cell>
          <table:table-cell office:value-type="float" office:value="0.551308">
            <text:p>0,551308</text:p>
          </table:table-cell>
          <table:table-cell office:value-type="float" office:value="16.0824">
            <text:p>16,0824</text:p>
          </table:table-cell>
          <table:table-cell office:value-type="float" office:value="55.4094">
            <text:p>55,4094</text:p>
          </table:table-cell>
          <table:table-cell office:value-type="float" office:value="0.875348">
            <text:p>0,875348</text:p>
          </table:table-cell>
          <table:table-cell office:value-type="float" office:value="56.2847">
            <text:p>56,2847</text:p>
          </table:table-cell>
          <table:table-cell office:value-type="float" office:value="20.5377">
            <text:p>20,5377</text:p>
          </table:table-cell>
          <table:table-cell office:value-type="float" office:value="1.96477">
            <text:p>1,96477</text:p>
          </table:table-cell>
          <table:table-cell office:value-type="float" office:value="22.5025">
            <text:p>22,5025</text:p>
          </table:table-cell>
          <table:table-cell office:value-type="float" office:value="0.709369">
            <text:p>0,709369</text:p>
          </table:table-cell>
          <table:table-cell office:value-type="float" office:value="0.875055">
            <text:p>0,875055</text:p>
          </table:table-cell>
          <table:table-cell office:value-type="float" office:value="1.58442">
            <text:p>1,58442</text:p>
          </table:table-cell>
          <table:table-cell office:value-type="float" office:value="1.6551">
            <text:p>1,6551</text:p>
          </table:table-cell>
          <table:table-cell office:value-type="float" office:value="0.374772">
            <text:p>0,374772</text:p>
          </table:table-cell>
          <table:table-cell office:value-type="float" office:value="2.02987">
            <text:p>2,02987</text:p>
          </table:table-cell>
        </table:table-row>
        <table:table-row table:style-name="ro1">
          <table:table-cell office:value-type="float" office:value="10.1696">
            <text:p>10,1696</text:p>
          </table:table-cell>
          <table:table-cell office:value-type="float" office:value="0.327266">
            <text:p>0,327266</text:p>
          </table:table-cell>
          <table:table-cell office:value-type="float" office:value="10.4968">
            <text:p>10,4968</text:p>
          </table:table-cell>
          <table:table-cell office:value-type="float" office:value="0.531367">
            <text:p>0,531367</text:p>
          </table:table-cell>
          <table:table-cell office:value-type="float" office:value="0.52169">
            <text:p>0,52169</text:p>
          </table:table-cell>
          <table:table-cell office:value-type="float" office:value="1.05306">
            <text:p>1,05306</text:p>
          </table:table-cell>
          <table:table-cell office:value-type="float" office:value="6.91158">
            <text:p>6,91158</text:p>
          </table:table-cell>
          <table:table-cell office:value-type="float" office:value="0.178295">
            <text:p>0,178295</text:p>
          </table:table-cell>
          <table:table-cell office:value-type="float" office:value="7.08988">
            <text:p>7,08988</text:p>
          </table:table-cell>
          <table:table-cell office:value-type="float" office:value="12.254">
            <text:p>12,254</text:p>
          </table:table-cell>
          <table:table-cell office:value-type="float" office:value="0.420812">
            <text:p>0,420812</text:p>
          </table:table-cell>
          <table:table-cell office:value-type="float" office:value="12.6748">
            <text:p>12,6748</text:p>
          </table:table-cell>
          <table:table-cell office:value-type="float" office:value="12.8804">
            <text:p>12,8804</text:p>
          </table:table-cell>
          <table:table-cell office:value-type="float" office:value="1.56917">
            <text:p>1,56917</text:p>
          </table:table-cell>
          <table:table-cell office:value-type="float" office:value="14.4495">
            <text:p>14,4495</text:p>
          </table:table-cell>
          <table:table-cell office:value-type="float" office:value="93.4484">
            <text:p>93,4484</text:p>
          </table:table-cell>
          <table:table-cell office:value-type="float" office:value="0.83224">
            <text:p>0,83224</text:p>
          </table:table-cell>
          <table:table-cell office:value-type="float" office:value="94.2807">
            <text:p>94,2807</text:p>
          </table:table-cell>
          <table:table-cell office:value-type="float" office:value="15.3762">
            <text:p>15,3762</text:p>
          </table:table-cell>
          <table:table-cell office:value-type="float" office:value="0.679458">
            <text:p>0,679458</text:p>
          </table:table-cell>
          <table:table-cell office:value-type="float" office:value="16.0557">
            <text:p>16,0557</text:p>
          </table:table-cell>
          <table:table-cell office:value-type="float" office:value="0.258352">
            <text:p>0,258352</text:p>
          </table:table-cell>
          <table:table-cell office:value-type="float" office:value="0.31407">
            <text:p>0,31407</text:p>
          </table:table-cell>
          <table:table-cell office:value-type="float" office:value="0.572422">
            <text:p>0,572422</text:p>
          </table:table-cell>
          <table:table-cell office:value-type="float" office:value="1.36038">
            <text:p>1,36038</text:p>
          </table:table-cell>
          <table:table-cell office:value-type="float" office:value="0.371253">
            <text:p>0,371253</text:p>
          </table:table-cell>
          <table:table-cell office:value-type="float" office:value="1.73163">
            <text:p>1,73163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318175">
            <text:p>0,318175</text:p>
          </table:table-cell>
          <table:table-cell office:value-type="float" office:value="10.3628">
            <text:p>10,3628</text:p>
          </table:table-cell>
          <table:table-cell office:value-type="float" office:value="0.514945">
            <text:p>0,514945</text:p>
          </table:table-cell>
          <table:table-cell office:value-type="float" office:value="0.575941">
            <text:p>0,575941</text:p>
          </table:table-cell>
          <table:table-cell office:value-type="float" office:value="1.09089">
            <text:p>1,09089</text:p>
          </table:table-cell>
          <table:table-cell office:value-type="float" office:value="7.07258">
            <text:p>7,07258</text:p>
          </table:table-cell>
          <table:table-cell office:value-type="float" office:value="0.200875">
            <text:p>0,200875</text:p>
          </table:table-cell>
          <table:table-cell office:value-type="float" office:value="7.27345">
            <text:p>7,27345</text:p>
          </table:table-cell>
          <table:table-cell office:value-type="float" office:value="12.1992">
            <text:p>12,1992</text:p>
          </table:table-cell>
          <table:table-cell office:value-type="float" office:value="0.47389">
            <text:p>0,47389</text:p>
          </table:table-cell>
          <table:table-cell office:value-type="float" office:value="12.673">
            <text:p>12,673</text:p>
          </table:table-cell>
          <table:table-cell office:value-type="float" office:value="12.5689">
            <text:p>12,5689</text:p>
          </table:table-cell>
          <table:table-cell office:value-type="float" office:value="0.825202">
            <text:p>0,825202</text:p>
          </table:table-cell>
          <table:table-cell office:value-type="float" office:value="13.3941">
            <text:p>13,3941</text:p>
          </table:table-cell>
          <table:table-cell office:value-type="float" office:value="42.7516">
            <text:p>42,7516</text:p>
          </table:table-cell>
          <table:table-cell office:value-type="float" office:value="1.04778">
            <text:p>1,04778</text:p>
          </table:table-cell>
          <table:table-cell office:value-type="float" office:value="43.7994">
            <text:p>43,7994</text:p>
          </table:table-cell>
          <table:table-cell office:value-type="float" office:value="16.1645">
            <text:p>16,1645</text:p>
          </table:table-cell>
          <table:table-cell office:value-type="float" office:value="0.643388">
            <text:p>0,643388</text:p>
          </table:table-cell>
          <table:table-cell office:value-type="float" office:value="16.8079">
            <text:p>16,8079</text:p>
          </table:table-cell>
          <table:table-cell office:value-type="float" office:value="0.228148">
            <text:p>0,228148</text:p>
          </table:table-cell>
          <table:table-cell office:value-type="float" office:value="0.367734">
            <text:p>0,367734</text:p>
          </table:table-cell>
          <table:table-cell office:value-type="float" office:value="0.595882">
            <text:p>0,595882</text:p>
          </table:table-cell>
          <table:table-cell office:value-type="float" office:value="1.38413">
            <text:p>1,38413</text:p>
          </table:table-cell>
          <table:table-cell office:value-type="float" office:value="0.369787">
            <text:p>0,369787</text:p>
          </table:table-cell>
          <table:table-cell office:value-type="float" office:value="1.75392">
            <text:p>1,75392</text:p>
          </table:table-cell>
        </table:table-row>
        <table:table-row table:style-name="ro1">
          <table:table-cell office:value-type="float" office:value="9.88542">
            <text:p>9,88542</text:p>
          </table:table-cell>
          <table:table-cell office:value-type="float" office:value="0.296181">
            <text:p>0,296181</text:p>
          </table:table-cell>
          <table:table-cell office:value-type="float" office:value="10.1816">
            <text:p>10,1816</text:p>
          </table:table-cell>
          <table:table-cell office:value-type="float" office:value="0.497057">
            <text:p>0,497057</text:p>
          </table:table-cell>
          <table:table-cell office:value-type="float" office:value="0.498816">
            <text:p>0,498816</text:p>
          </table:table-cell>
          <table:table-cell office:value-type="float" office:value="0.995873">
            <text:p>0,995873</text:p>
          </table:table-cell>
          <table:table-cell office:value-type="float" office:value="6.90249">
            <text:p>6,90249</text:p>
          </table:table-cell>
          <table:table-cell office:value-type="float" office:value="0.199116">
            <text:p>0,199116</text:p>
          </table:table-cell>
          <table:table-cell office:value-type="float" office:value="7.10161">
            <text:p>7,10161</text:p>
          </table:table-cell>
          <table:table-cell office:value-type="float" office:value="13.2883">
            <text:p>13,2883</text:p>
          </table:table-cell>
          <table:table-cell office:value-type="float" office:value="0.438407">
            <text:p>0,438407</text:p>
          </table:table-cell>
          <table:table-cell office:value-type="float" office:value="13.7267">
            <text:p>13,7267</text:p>
          </table:table-cell>
          <table:table-cell office:value-type="float" office:value="22.759">
            <text:p>22,759</text:p>
          </table:table-cell>
          <table:table-cell office:value-type="float" office:value="0.525209">
            <text:p>0,525209</text:p>
          </table:table-cell>
          <table:table-cell office:value-type="float" office:value="23.2843">
            <text:p>23,2843</text:p>
          </table:table-cell>
          <table:table-cell office:value-type="float" office:value="49.4145">
            <text:p>49,4145</text:p>
          </table:table-cell>
          <table:table-cell office:value-type="float" office:value="0.864204">
            <text:p>0,864204</text:p>
          </table:table-cell>
          <table:table-cell office:value-type="float" office:value="50.2787">
            <text:p>50,2787</text:p>
          </table:table-cell>
          <table:table-cell office:value-type="float" office:value="13.4455">
            <text:p>13,4455</text:p>
          </table:table-cell>
          <table:table-cell office:value-type="float" office:value="0.718166">
            <text:p>0,718166</text:p>
          </table:table-cell>
          <table:table-cell office:value-type="float" office:value="14.1636">
            <text:p>14,1636</text:p>
          </table:table-cell>
          <table:table-cell office:value-type="float" office:value="0.248968">
            <text:p>0,248968</text:p>
          </table:table-cell>
          <table:table-cell office:value-type="float" office:value="0.413188">
            <text:p>0,413188</text:p>
          </table:table-cell>
          <table:table-cell office:value-type="float" office:value="0.662156">
            <text:p>0,662156</text:p>
          </table:table-cell>
          <table:table-cell office:value-type="float" office:value="1.40378">
            <text:p>1,40378</text:p>
          </table:table-cell>
          <table:table-cell office:value-type="float" office:value="0.396179">
            <text:p>0,396179</text:p>
          </table:table-cell>
          <table:table-cell office:value-type="float" office:value="1.79996">
            <text:p>1,79996</text:p>
          </table:table-cell>
        </table:table-row>
        <table:table-row table:style-name="ro1">
          <table:table-cell office:value-type="float" office:value="10.1144">
            <text:p>10,1144</text:p>
          </table:table-cell>
          <table:table-cell office:value-type="float" office:value="0.373013">
            <text:p>0,373013</text:p>
          </table:table-cell>
          <table:table-cell office:value-type="float" office:value="10.4875">
            <text:p>10,4875</text:p>
          </table:table-cell>
          <table:table-cell office:value-type="float" office:value="0.611717">
            <text:p>0,611717</text:p>
          </table:table-cell>
          <table:table-cell office:value-type="float" office:value="0.740747">
            <text:p>0,740747</text:p>
          </table:table-cell>
          <table:table-cell office:value-type="float" office:value="1.35246">
            <text:p>1,35246</text:p>
          </table:table-cell>
          <table:table-cell office:value-type="float" office:value="7.24471">
            <text:p>7,24471</text:p>
          </table:table-cell>
          <table:table-cell office:value-type="float" office:value="0.181228">
            <text:p>0,181228</text:p>
          </table:table-cell>
          <table:table-cell office:value-type="float" office:value="7.42594">
            <text:p>7,42594</text:p>
          </table:table-cell>
          <table:table-cell office:value-type="float" office:value="12.2455">
            <text:p>12,2455</text:p>
          </table:table-cell>
          <table:table-cell office:value-type="float" office:value="0.424918">
            <text:p>0,424918</text:p>
          </table:table-cell>
          <table:table-cell office:value-type="float" office:value="12.6704">
            <text:p>12,6704</text:p>
          </table:table-cell>
          <table:table-cell office:value-type="float" office:value="12.564">
            <text:p>12,564</text:p>
          </table:table-cell>
          <table:table-cell office:value-type="float" office:value="0.516704">
            <text:p>0,516704</text:p>
          </table:table-cell>
          <table:table-cell office:value-type="float" office:value="13.0807">
            <text:p>13,0807</text:p>
          </table:table-cell>
          <table:table-cell office:value-type="float" office:value="42.9959">
            <text:p>42,9959</text:p>
          </table:table-cell>
          <table:table-cell office:value-type="float" office:value="0.877401">
            <text:p>0,877401</text:p>
          </table:table-cell>
          <table:table-cell office:value-type="float" office:value="43.8733">
            <text:p>43,8733</text:p>
          </table:table-cell>
          <table:table-cell office:value-type="float" office:value="14.2428">
            <text:p>14,2428</text:p>
          </table:table-cell>
          <table:table-cell office:value-type="float" office:value="0.968014">
            <text:p>0,968014</text:p>
          </table:table-cell>
          <table:table-cell office:value-type="float" office:value="15.2108">
            <text:p>15,2108</text:p>
          </table:table-cell>
          <table:table-cell office:value-type="float" office:value="0.45131">
            <text:p>0,45131</text:p>
          </table:table-cell>
          <table:table-cell office:value-type="float" office:value="0.553067">
            <text:p>0,553067</text:p>
          </table:table-cell>
          <table:table-cell office:value-type="float" office:value="1.00438">
            <text:p>1,00438</text:p>
          </table:table-cell>
          <table:table-cell office:value-type="float" office:value="1.69293">
            <text:p>1,69293</text:p>
          </table:table-cell>
          <table:table-cell office:value-type="float" office:value="1.0859">
            <text:p>1,0859</text:p>
          </table:table-cell>
          <table:table-cell office:value-type="float" office:value="2.77883">
            <text:p>2,77883</text:p>
          </table:table-cell>
        </table:table-row>
        <table:table-row table:style-name="ro1">
          <table:table-cell office:value-type="float" office:value="11.3836">
            <text:p>11,3836</text:p>
          </table:table-cell>
          <table:table-cell office:value-type="float" office:value="0.315536">
            <text:p>0,315536</text:p>
          </table:table-cell>
          <table:table-cell office:value-type="float" office:value="11.6992">
            <text:p>11,6992</text:p>
          </table:table-cell>
          <table:table-cell office:value-type="float" office:value="0.528434">
            <text:p>0,528434</text:p>
          </table:table-cell>
          <table:table-cell office:value-type="float" office:value="0.529314">
            <text:p>0,529314</text:p>
          </table:table-cell>
          <table:table-cell office:value-type="float" office:value="1.05775">
            <text:p>1,05775</text:p>
          </table:table-cell>
          <table:table-cell office:value-type="float" office:value="8.41595">
            <text:p>8,41595</text:p>
          </table:table-cell>
          <table:table-cell office:value-type="float" office:value="0.198529">
            <text:p>0,198529</text:p>
          </table:table-cell>
          <table:table-cell office:value-type="float" office:value="8.61448">
            <text:p>8,61448</text:p>
          </table:table-cell>
          <table:table-cell office:value-type="float" office:value="12.3742">
            <text:p>12,3742</text:p>
          </table:table-cell>
          <table:table-cell office:value-type="float" office:value="0.427557">
            <text:p>0,427557</text:p>
          </table:table-cell>
          <table:table-cell office:value-type="float" office:value="12.8018">
            <text:p>12,8018</text:p>
          </table:table-cell>
          <table:table-cell office:value-type="float" office:value="12.6399">
            <text:p>12,6399</text:p>
          </table:table-cell>
          <table:table-cell office:value-type="float" office:value="0.767432">
            <text:p>0,767432</text:p>
          </table:table-cell>
          <table:table-cell office:value-type="float" office:value="13.4073">
            <text:p>13,4073</text:p>
          </table:table-cell>
          <table:table-cell office:value-type="float" office:value="63.5913">
            <text:p>63,5913</text:p>
          </table:table-cell>
          <table:table-cell office:value-type="float" office:value="1.6592">
            <text:p>1,6592</text:p>
          </table:table-cell>
          <table:table-cell office:value-type="float" office:value="65.2505">
            <text:p>65,2505</text:p>
          </table:table-cell>
          <table:table-cell office:value-type="float" office:value="26.5068">
            <text:p>26,5068</text:p>
          </table:table-cell>
          <table:table-cell office:value-type="float" office:value="0.709369">
            <text:p>0,709369</text:p>
          </table:table-cell>
          <table:table-cell office:value-type="float" office:value="27.2161">
            <text:p>27,2161</text:p>
          </table:table-cell>
          <table:table-cell office:value-type="float" office:value="0.259818">
            <text:p>0,259818</text:p>
          </table:table-cell>
          <table:table-cell office:value-type="float" office:value="0.329318">
            <text:p>0,329318</text:p>
          </table:table-cell>
          <table:table-cell office:value-type="float" office:value="0.589137">
            <text:p>0,589137</text:p>
          </table:table-cell>
          <table:table-cell office:value-type="float" office:value="2.05773">
            <text:p>2,05773</text:p>
          </table:table-cell>
          <table:table-cell office:value-type="float" office:value="0.627553">
            <text:p>0,627553</text:p>
          </table:table-cell>
          <table:table-cell office:value-type="float" office:value="2.68528">
            <text:p>2,68528</text:p>
          </table:table-cell>
        </table:table-row>
        <table:table-row table:style-name="ro1">
          <table:table-cell office:value-type="float" office:value="11.0901">
            <text:p>11,0901</text:p>
          </table:table-cell>
          <table:table-cell office:value-type="float" office:value="0.311724">
            <text:p>0,311724</text:p>
          </table:table-cell>
          <table:table-cell office:value-type="float" office:value="11.4018">
            <text:p>11,4018</text:p>
          </table:table-cell>
          <table:table-cell office:value-type="float" office:value="0.504975">
            <text:p>0,504975</text:p>
          </table:table-cell>
          <table:table-cell office:value-type="float" office:value="0.505268">
            <text:p>0,505268</text:p>
          </table:table-cell>
          <table:table-cell office:value-type="float" office:value="1.01024">
            <text:p>1,01024</text:p>
          </table:table-cell>
          <table:table-cell office:value-type="float" office:value="6.92624">
            <text:p>6,92624</text:p>
          </table:table-cell>
          <table:table-cell office:value-type="float" office:value="0.180055">
            <text:p>0,180055</text:p>
          </table:table-cell>
          <table:table-cell office:value-type="float" office:value="7.1063">
            <text:p>7,1063</text:p>
          </table:table-cell>
          <table:table-cell office:value-type="float" office:value="12.4502">
            <text:p>12,4502</text:p>
          </table:table-cell>
          <table:table-cell office:value-type="float" office:value="0.455415">
            <text:p>0,455415</text:p>
          </table:table-cell>
          <table:table-cell office:value-type="float" office:value="12.9056">
            <text:p>12,9056</text:p>
          </table:table-cell>
          <table:table-cell office:value-type="float" office:value="17.209">
            <text:p>17,209</text:p>
          </table:table-cell>
          <table:table-cell office:value-type="float" office:value="0.560399">
            <text:p>0,560399</text:p>
          </table:table-cell>
          <table:table-cell office:value-type="float" office:value="17.7694">
            <text:p>17,7694</text:p>
          </table:table-cell>
          <table:table-cell office:value-type="float" office:value="49.7549">
            <text:p>49,7549</text:p>
          </table:table-cell>
          <table:table-cell office:value-type="float" office:value="0.825789">
            <text:p>0,825789</text:p>
          </table:table-cell>
          <table:table-cell office:value-type="float" office:value="50.5807">
            <text:p>50,5807</text:p>
          </table:table-cell>
          <table:table-cell office:value-type="float" office:value="13.2827">
            <text:p>13,2827</text:p>
          </table:table-cell>
          <table:table-cell office:value-type="float" office:value="0.741626">
            <text:p>0,741626</text:p>
          </table:table-cell>
          <table:table-cell office:value-type="float" office:value="14.0243">
            <text:p>14,0243</text:p>
          </table:table-cell>
          <table:table-cell office:value-type="float" office:value="0.263631">
            <text:p>0,263631</text:p>
          </table:table-cell>
          <table:table-cell office:value-type="float" office:value="0.317002">
            <text:p>0,317002</text:p>
          </table:table-cell>
          <table:table-cell office:value-type="float" office:value="0.580633">
            <text:p>0,580633</text:p>
          </table:table-cell>
          <table:table-cell office:value-type="float" office:value="1.44073">
            <text:p>1,44073</text:p>
          </table:table-cell>
          <table:table-cell office:value-type="float" office:value="0.923441">
            <text:p>0,923441</text:p>
          </table:table-cell>
          <table:table-cell office:value-type="float" office:value="2.36417">
            <text:p>2,36417</text:p>
          </table:table-cell>
        </table:table-row>
        <table:table-row table:style-name="ro1">
          <table:table-cell office:value-type="float" office:value="10.2866">
            <text:p>10,2866</text:p>
          </table:table-cell>
          <table:table-cell office:value-type="float" office:value="0.414947">
            <text:p>0,414947</text:p>
          </table:table-cell>
          <table:table-cell office:value-type="float" office:value="10.7015">
            <text:p>10,7015</text:p>
          </table:table-cell>
          <table:table-cell office:value-type="float" office:value="0.537818">
            <text:p>0,537818</text:p>
          </table:table-cell>
          <table:table-cell office:value-type="float" office:value="0.509667">
            <text:p>0,509667</text:p>
          </table:table-cell>
          <table:table-cell office:value-type="float" office:value="1.04748">
            <text:p>1,04748</text:p>
          </table:table-cell>
          <table:table-cell office:value-type="float" office:value="7.02302">
            <text:p>7,02302</text:p>
          </table:table-cell>
          <table:table-cell office:value-type="float" office:value="0.236945">
            <text:p>0,236945</text:p>
          </table:table-cell>
          <table:table-cell office:value-type="float" office:value="7.25996">
            <text:p>7,25996</text:p>
          </table:table-cell>
          <table:table-cell office:value-type="float" office:value="12.1807">
            <text:p>12,1807</text:p>
          </table:table-cell>
          <table:table-cell office:value-type="float" office:value="0.420812">
            <text:p>0,420812</text:p>
          </table:table-cell>
          <table:table-cell office:value-type="float" office:value="12.6015">
            <text:p>12,6015</text:p>
          </table:table-cell>
          <table:table-cell office:value-type="float" office:value="12.5842">
            <text:p>12,5842</text:p>
          </table:table-cell>
          <table:table-cell office:value-type="float" office:value="0.53166">
            <text:p>0,53166</text:p>
          </table:table-cell>
          <table:table-cell office:value-type="float" office:value="13.1158">
            <text:p>13,1158</text:p>
          </table:table-cell>
          <table:table-cell office:value-type="float" office:value="43.0513">
            <text:p>43,0513</text:p>
          </table:table-cell>
          <table:table-cell office:value-type="float" office:value="0.822856">
            <text:p>0,822856</text:p>
          </table:table-cell>
          <table:table-cell office:value-type="float" office:value="43.8741">
            <text:p>43,8741</text:p>
          </table:table-cell>
          <table:table-cell office:value-type="float" office:value="26.1282">
            <text:p>26,1282</text:p>
          </table:table-cell>
          <table:table-cell office:value-type="float" office:value="0.724031">
            <text:p>0,724031</text:p>
          </table:table-cell>
          <table:table-cell office:value-type="float" office:value="26.8522">
            <text:p>26,8522</text:p>
          </table:table-cell>
          <table:table-cell office:value-type="float" office:value="0.227561">
            <text:p>0,227561</text:p>
          </table:table-cell>
          <table:table-cell office:value-type="float" office:value="0.355418">
            <text:p>0,355418</text:p>
          </table:table-cell>
          <table:table-cell office:value-type="float" office:value="0.582979">
            <text:p>0,582979</text:p>
          </table:table-cell>
          <table:table-cell office:value-type="float" office:value="1.49">
            <text:p>1,49</text:p>
          </table:table-cell>
          <table:table-cell office:value-type="float" office:value="0.401751">
            <text:p>0,401751</text:p>
          </table:table-cell>
          <table:table-cell office:value-type="float" office:value="1.89175">
            <text:p>1,89175</text:p>
          </table:table-cell>
        </table:table-row>
        <table:table-row table:style-name="ro1">
          <table:table-cell office:value-type="float" office:value="11.5191">
            <text:p>11,5191</text:p>
          </table:table-cell>
          <table:table-cell office:value-type="float" office:value="0.318175">
            <text:p>0,318175</text:p>
          </table:table-cell>
          <table:table-cell office:value-type="float" office:value="11.8373">
            <text:p>11,8373</text:p>
          </table:table-cell>
          <table:table-cell office:value-type="float" office:value="0.727844">
            <text:p>0,727844</text:p>
          </table:table-cell>
          <table:table-cell office:value-type="float" office:value="0.690015">
            <text:p>0,690015</text:p>
          </table:table-cell>
          <table:table-cell office:value-type="float" office:value="1.41786">
            <text:p>1,41786</text:p>
          </table:table-cell>
          <table:table-cell office:value-type="float" office:value="11.1487">
            <text:p>11,1487</text:p>
          </table:table-cell>
          <table:table-cell office:value-type="float" office:value="0.618755">
            <text:p>0,618755</text:p>
          </table:table-cell>
          <table:table-cell office:value-type="float" office:value="11.7675">
            <text:p>11,7675</text:p>
          </table:table-cell>
          <table:table-cell office:value-type="float" office:value="13.4129">
            <text:p>13,4129</text:p>
          </table:table-cell>
          <table:table-cell office:value-type="float" office:value="0.434302">
            <text:p>0,434302</text:p>
          </table:table-cell>
          <table:table-cell office:value-type="float" office:value="13.8472">
            <text:p>13,8472</text:p>
          </table:table-cell>
          <table:table-cell office:value-type="float" office:value="13.3378">
            <text:p>13,3378</text:p>
          </table:table-cell>
          <table:table-cell office:value-type="float" office:value="0.688548">
            <text:p>0,688548</text:p>
          </table:table-cell>
          <table:table-cell office:value-type="float" office:value="14.0264">
            <text:p>14,0264</text:p>
          </table:table-cell>
          <table:table-cell office:value-type="float" office:value="51.3526">
            <text:p>51,3526</text:p>
          </table:table-cell>
          <table:table-cell office:value-type="float" office:value="0.84573">
            <text:p>0,84573</text:p>
          </table:table-cell>
          <table:table-cell office:value-type="float" office:value="52.1983">
            <text:p>52,1983</text:p>
          </table:table-cell>
          <table:table-cell office:value-type="float" office:value="13.5264">
            <text:p>13,5264</text:p>
          </table:table-cell>
          <table:table-cell office:value-type="float" office:value="0.880626">
            <text:p>0,880626</text:p>
          </table:table-cell>
          <table:table-cell office:value-type="float" office:value="14.407">
            <text:p>14,407</text:p>
          </table:table-cell>
          <table:table-cell office:value-type="float" office:value="0.239584">
            <text:p>0,239584</text:p>
          </table:table-cell>
          <table:table-cell office:value-type="float" office:value="0.390314">
            <text:p>0,390314</text:p>
          </table:table-cell>
          <table:table-cell office:value-type="float" office:value="0.629899">
            <text:p>0,629899</text:p>
          </table:table-cell>
          <table:table-cell office:value-type="float" office:value="1.38003">
            <text:p>1,38003</text:p>
          </table:table-cell>
          <table:table-cell office:value-type="float" office:value="0.395886">
            <text:p>0,395886</text:p>
          </table:table-cell>
          <table:table-cell office:value-type="float" office:value="1.77592">
            <text:p>1,77592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305859">
            <text:p>0,305859</text:p>
          </table:table-cell>
          <table:table-cell office:value-type="float" office:value="10.2502">
            <text:p>10,2502</text:p>
          </table:table-cell>
          <table:table-cell office:value-type="float" office:value="0.518464">
            <text:p>0,518464</text:p>
          </table:table-cell>
          <table:table-cell office:value-type="float" office:value="0.532833">
            <text:p>0,532833</text:p>
          </table:table-cell>
          <table:table-cell office:value-type="float" office:value="1.0513">
            <text:p>1,0513</text:p>
          </table:table-cell>
          <table:table-cell office:value-type="float" office:value="6.82918">
            <text:p>6,82918</text:p>
          </table:table-cell>
          <table:table-cell office:value-type="float" office:value="0.179175">
            <text:p>0,179175</text:p>
          </table:table-cell>
          <table:table-cell office:value-type="float" office:value="7.00835">
            <text:p>7,00835</text:p>
          </table:table-cell>
          <table:table-cell office:value-type="float" office:value="12.388">
            <text:p>12,388</text:p>
          </table:table-cell>
          <table:table-cell office:value-type="float" office:value="0.480342">
            <text:p>0,480342</text:p>
          </table:table-cell>
          <table:table-cell office:value-type="float" office:value="12.8683">
            <text:p>12,8683</text:p>
          </table:table-cell>
          <table:table-cell office:value-type="float" office:value="14.8619">
            <text:p>14,8619</text:p>
          </table:table-cell>
          <table:table-cell office:value-type="float" office:value="0.498523">
            <text:p>0,498523</text:p>
          </table:table-cell>
          <table:table-cell office:value-type="float" office:value="15.3604">
            <text:p>15,3604</text:p>
          </table:table-cell>
          <table:table-cell office:value-type="float" office:value="60.4958">
            <text:p>60,4958</text:p>
          </table:table-cell>
          <table:table-cell office:value-type="float" office:value="0.989715">
            <text:p>0,989715</text:p>
          </table:table-cell>
          <table:table-cell office:value-type="float" office:value="61.4855">
            <text:p>61,4855</text:p>
          </table:table-cell>
          <table:table-cell office:value-type="float" office:value="13.6463">
            <text:p>13,6463</text:p>
          </table:table-cell>
          <table:table-cell office:value-type="float" office:value="0.743679">
            <text:p>0,743679</text:p>
          </table:table-cell>
          <table:table-cell office:value-type="float" office:value="14.39">
            <text:p>14,39</text:p>
          </table:table-cell>
          <table:table-cell office:value-type="float" office:value="0.367441">
            <text:p>0,367441</text:p>
          </table:table-cell>
          <table:table-cell office:value-type="float" office:value="0.32492">
            <text:p>0,32492</text:p>
          </table:table-cell>
          <table:table-cell office:value-type="float" office:value="0.692361">
            <text:p>0,692361</text:p>
          </table:table-cell>
          <table:table-cell office:value-type="float" office:value="1.40759">
            <text:p>1,40759</text:p>
          </table:table-cell>
          <table:table-cell office:value-type="float" office:value="0.401458">
            <text:p>0,401458</text:p>
          </table:table-cell>
          <table:table-cell office:value-type="float" office:value="1.80905">
            <text:p>1,80905</text:p>
          </table:table-cell>
        </table:table-row>
        <table:table-row table:style-name="ro1">
          <table:table-cell office:value-type="float" office:value="10.0203">
            <text:p>10,0203</text:p>
          </table:table-cell>
          <table:table-cell office:value-type="float" office:value="0.358937">
            <text:p>0,358937</text:p>
          </table:table-cell>
          <table:table-cell office:value-type="float" office:value="10.3792">
            <text:p>10,3792</text:p>
          </table:table-cell>
          <table:table-cell office:value-type="float" office:value="0.558053">
            <text:p>0,558053</text:p>
          </table:table-cell>
          <table:table-cell office:value-type="float" office:value="0.553067">
            <text:p>0,553067</text:p>
          </table:table-cell>
          <table:table-cell office:value-type="float" office:value="1.11112">
            <text:p>1,11112</text:p>
          </table:table-cell>
          <table:table-cell office:value-type="float" office:value="7.50336">
            <text:p>7,50336</text:p>
          </table:table-cell>
          <table:table-cell office:value-type="float" office:value="0.211432">
            <text:p>0,211432</text:p>
          </table:table-cell>
          <table:table-cell office:value-type="float" office:value="7.71479">
            <text:p>7,71479</text:p>
          </table:table-cell>
          <table:table-cell office:value-type="float" office:value="14.2874">
            <text:p>14,2874</text:p>
          </table:table-cell>
          <table:table-cell office:value-type="float" office:value="0.931652">
            <text:p>0,931652</text:p>
          </table:table-cell>
          <table:table-cell office:value-type="float" office:value="15.219">
            <text:p>15,219</text:p>
          </table:table-cell>
          <table:table-cell office:value-type="float" office:value="13.376">
            <text:p>13,376</text:p>
          </table:table-cell>
          <table:table-cell office:value-type="float" office:value="0.538991">
            <text:p>0,538991</text:p>
          </table:table-cell>
          <table:table-cell office:value-type="float" office:value="13.915">
            <text:p>13,915</text:p>
          </table:table-cell>
          <table:table-cell office:value-type="float" office:value="43.2873">
            <text:p>43,2873</text:p>
          </table:table-cell>
          <table:table-cell office:value-type="float" office:value="0.813766">
            <text:p>0,813766</text:p>
          </table:table-cell>
          <table:table-cell office:value-type="float" office:value="44.1011">
            <text:p>44,1011</text:p>
          </table:table-cell>
          <table:table-cell office:value-type="float" office:value="13.4628">
            <text:p>13,4628</text:p>
          </table:table-cell>
          <table:table-cell office:value-type="float" office:value="1.75979">
            <text:p>1,75979</text:p>
          </table:table-cell>
          <table:table-cell office:value-type="float" office:value="15.2225">
            <text:p>15,2225</text:p>
          </table:table-cell>
          <table:table-cell office:value-type="float" office:value="0.262751">
            <text:p>0,262751</text:p>
          </table:table-cell>
          <table:table-cell office:value-type="float" office:value="0.316709">
            <text:p>0,316709</text:p>
          </table:table-cell>
          <table:table-cell office:value-type="float" office:value="0.57946">
            <text:p>0,57946</text:p>
          </table:table-cell>
          <table:table-cell office:value-type="float" office:value="1.41903">
            <text:p>1,41903</text:p>
          </table:table-cell>
          <table:table-cell office:value-type="float" office:value="0.399405">
            <text:p>0,399405</text:p>
          </table:table-cell>
          <table:table-cell office:value-type="float" office:value="1.81844">
            <text:p>1,81844</text:p>
          </table:table-cell>
        </table:table-row>
        <table:table-row table:style-name="ro1">
          <table:table-cell office:value-type="float" office:value="16.6856">
            <text:p>16,6856</text:p>
          </table:table-cell>
          <table:table-cell office:value-type="float" office:value="0.567437">
            <text:p>0,567437</text:p>
          </table:table-cell>
          <table:table-cell office:value-type="float" office:value="17.253">
            <text:p>17,253</text:p>
          </table:table-cell>
          <table:table-cell office:value-type="float" office:value="0.51084">
            <text:p>0,51084</text:p>
          </table:table-cell>
          <table:table-cell office:value-type="float" office:value="0.505268">
            <text:p>0,505268</text:p>
          </table:table-cell>
          <table:table-cell office:value-type="float" office:value="1.01611">
            <text:p>1,01611</text:p>
          </table:table-cell>
          <table:table-cell office:value-type="float" office:value="15.7844">
            <text:p>15,7844</text:p>
          </table:table-cell>
          <table:table-cell office:value-type="float" office:value="0.204688">
            <text:p>0,204688</text:p>
          </table:table-cell>
          <table:table-cell office:value-type="float" office:value="15.9891">
            <text:p>15,9891</text:p>
          </table:table-cell>
          <table:table-cell office:value-type="float" office:value="12.7584">
            <text:p>12,7584</text:p>
          </table:table-cell>
          <table:table-cell office:value-type="float" office:value="0.499989">
            <text:p>0,499989</text:p>
          </table:table-cell>
          <table:table-cell office:value-type="float" office:value="13.2584">
            <text:p>13,2584</text:p>
          </table:table-cell>
          <table:table-cell office:value-type="float" office:value="13.9396">
            <text:p>13,9396</text:p>
          </table:table-cell>
          <table:table-cell office:value-type="float" office:value="1.19206">
            <text:p>1,19206</text:p>
          </table:table-cell>
          <table:table-cell office:value-type="float" office:value="15.1316">
            <text:p>15,1316</text:p>
          </table:table-cell>
          <table:table-cell office:value-type="float" office:value="43.5454">
            <text:p>43,5454</text:p>
          </table:table-cell>
          <table:table-cell office:value-type="float" office:value="0.881506">
            <text:p>0,881506</text:p>
          </table:table-cell>
          <table:table-cell office:value-type="float" office:value="44.4269">
            <text:p>44,4269</text:p>
          </table:table-cell>
          <table:table-cell office:value-type="float" office:value="13.4868">
            <text:p>13,4868</text:p>
          </table:table-cell>
          <table:table-cell office:value-type="float" office:value="0.698812">
            <text:p>0,698812</text:p>
          </table:table-cell>
          <table:table-cell office:value-type="float" office:value="14.1856">
            <text:p>14,1856</text:p>
          </table:table-cell>
          <table:table-cell office:value-type="float" office:value="0.299994">
            <text:p>0,299994</text:p>
          </table:table-cell>
          <table:table-cell office:value-type="float" office:value="0.309964">
            <text:p>0,309964</text:p>
          </table:table-cell>
          <table:table-cell office:value-type="float" office:value="0.609958">
            <text:p>0,609958</text:p>
          </table:table-cell>
          <table:table-cell office:value-type="float" office:value="1.42196">
            <text:p>1,42196</text:p>
          </table:table-cell>
          <table:table-cell office:value-type="float" office:value="0.372133">
            <text:p>0,372133</text:p>
          </table:table-cell>
          <table:table-cell office:value-type="float" office:value="1.7941">
            <text:p>1,7941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62374">
            <text:p>0,62374</text:p>
          </table:table-cell>
          <table:table-cell office:value-type="float" office:value="10.6684">
            <text:p>10,6684</text:p>
          </table:table-cell>
          <table:table-cell office:value-type="float" office:value="0.488553">
            <text:p>0,488553</text:p>
          </table:table-cell>
          <table:table-cell office:value-type="float" office:value="0.514945">
            <text:p>0,514945</text:p>
          </table:table-cell>
          <table:table-cell office:value-type="float" office:value="1.0035">
            <text:p>1,0035</text:p>
          </table:table-cell>
          <table:table-cell office:value-type="float" office:value="6.69634">
            <text:p>6,69634</text:p>
          </table:table-cell>
          <table:table-cell office:value-type="float" office:value="0.178589">
            <text:p>0,178589</text:p>
          </table:table-cell>
          <table:table-cell office:value-type="float" office:value="6.87493">
            <text:p>6,87493</text:p>
          </table:table-cell>
          <table:table-cell office:value-type="float" office:value="12.2581">
            <text:p>12,2581</text:p>
          </table:table-cell>
          <table:table-cell office:value-type="float" office:value="0.414067">
            <text:p>0,414067</text:p>
          </table:table-cell>
          <table:table-cell office:value-type="float" office:value="12.6722">
            <text:p>12,6722</text:p>
          </table:table-cell>
          <table:table-cell office:value-type="float" office:value="25.5481">
            <text:p>25,5481</text:p>
          </table:table-cell>
          <table:table-cell office:value-type="float" office:value="1.01669">
            <text:p>1,01669</text:p>
          </table:table-cell>
          <table:table-cell office:value-type="float" office:value="26.5648">
            <text:p>26,5648</text:p>
          </table:table-cell>
          <table:table-cell office:value-type="float" office:value="43.4384">
            <text:p>43,4384</text:p>
          </table:table-cell>
          <table:table-cell office:value-type="float" office:value="1.82342">
            <text:p>1,82342</text:p>
          </table:table-cell>
          <table:table-cell office:value-type="float" office:value="45.2618">
            <text:p>45,2618</text:p>
          </table:table-cell>
          <table:table-cell office:value-type="float" office:value="31.2386">
            <text:p>31,2386</text:p>
          </table:table-cell>
          <table:table-cell office:value-type="float" office:value="1.9592">
            <text:p>1,9592</text:p>
          </table:table-cell>
          <table:table-cell office:value-type="float" office:value="33.1978">
            <text:p>33,1978</text:p>
          </table:table-cell>
          <table:table-cell office:value-type="float" office:value="1.11259">
            <text:p>1,11259</text:p>
          </table:table-cell>
          <table:table-cell office:value-type="float" office:value="1.09616">
            <text:p>1,09616</text:p>
          </table:table-cell>
          <table:table-cell office:value-type="float" office:value="2.20875">
            <text:p>2,20875</text:p>
          </table:table-cell>
          <table:table-cell office:value-type="float" office:value="1.71287">
            <text:p>1,71287</text:p>
          </table:table-cell>
          <table:table-cell office:value-type="float" office:value="0.407909">
            <text:p>0,407909</text:p>
          </table:table-cell>
          <table:table-cell office:value-type="float" office:value="2.12078">
            <text:p>2,12078</text:p>
          </table:table-cell>
        </table:table-row>
        <table:table-row table:style-name="ro1">
          <table:table-cell office:value-type="float" office:value="9.87281">
            <text:p>9,87281</text:p>
          </table:table-cell>
          <table:table-cell office:value-type="float" office:value="0.518757">
            <text:p>0,518757</text:p>
          </table:table-cell>
          <table:table-cell office:value-type="float" office:value="10.3916">
            <text:p>10,3916</text:p>
          </table:table-cell>
          <table:table-cell office:value-type="float" office:value="0.525209">
            <text:p>0,525209</text:p>
          </table:table-cell>
          <table:table-cell office:value-type="float" office:value="1.09059">
            <text:p>1,09059</text:p>
          </table:table-cell>
          <table:table-cell office:value-type="float" office:value="1.6158">
            <text:p>1,6158</text:p>
          </table:table-cell>
          <table:table-cell office:value-type="float" office:value="6.85411">
            <text:p>6,85411</text:p>
          </table:table-cell>
          <table:table-cell office:value-type="float" office:value="0.197356">
            <text:p>0,197356</text:p>
          </table:table-cell>
          <table:table-cell office:value-type="float" office:value="7.05146">
            <text:p>7,05146</text:p>
          </table:table-cell>
          <table:table-cell office:value-type="float" office:value="12.8613">
            <text:p>12,8613</text:p>
          </table:table-cell>
          <table:table-cell office:value-type="float" office:value="0.421399">
            <text:p>0,421399</text:p>
          </table:table-cell>
          <table:table-cell office:value-type="float" office:value="13.2827">
            <text:p>13,2827</text:p>
          </table:table-cell>
          <table:table-cell office:value-type="float" office:value="21.433">
            <text:p>21,433</text:p>
          </table:table-cell>
          <table:table-cell office:value-type="float" office:value="0.534886">
            <text:p>0,534886</text:p>
          </table:table-cell>
          <table:table-cell office:value-type="float" office:value="21.9679">
            <text:p>21,9679</text:p>
          </table:table-cell>
          <table:table-cell office:value-type="float" office:value="44.3571">
            <text:p>44,3571</text:p>
          </table:table-cell>
          <table:table-cell office:value-type="float" office:value="0.863325">
            <text:p>0,863325</text:p>
          </table:table-cell>
          <table:table-cell office:value-type="float" office:value="45.2204">
            <text:p>45,2204</text:p>
          </table:table-cell>
          <table:table-cell office:value-type="float" office:value="13.7669">
            <text:p>13,7669</text:p>
          </table:table-cell>
          <table:table-cell office:value-type="float" office:value="0.682097">
            <text:p>0,682097</text:p>
          </table:table-cell>
          <table:table-cell office:value-type="float" office:value="14.449">
            <text:p>14,449</text:p>
          </table:table-cell>
          <table:table-cell office:value-type="float" office:value="0.245743">
            <text:p>0,245743</text:p>
          </table:table-cell>
          <table:table-cell office:value-type="float" office:value="0.321107">
            <text:p>0,321107</text:p>
          </table:table-cell>
          <table:table-cell office:value-type="float" office:value="0.56685">
            <text:p>0,56685</text:p>
          </table:table-cell>
          <table:table-cell office:value-type="float" office:value="3.17207">
            <text:p>3,17207</text:p>
          </table:table-cell>
          <table:table-cell office:value-type="float" office:value="0.964789">
            <text:p>0,964789</text:p>
          </table:table-cell>
          <table:table-cell office:value-type="float" office:value="4.13686">
            <text:p>4,13686</text:p>
          </table:table-cell>
        </table:table-row>
        <table:table-row table:style-name="ro1">
          <table:table-cell office:value-type="float" office:value="18.3105">
            <text:p>18,3105</text:p>
          </table:table-cell>
          <table:table-cell office:value-type="float" office:value="0.558932">
            <text:p>0,558932</text:p>
          </table:table-cell>
          <table:table-cell office:value-type="float" office:value="18.8694">
            <text:p>18,8694</text:p>
          </table:table-cell>
          <table:table-cell office:value-type="float" office:value="1.32167">
            <text:p>1,32167</text:p>
          </table:table-cell>
          <table:table-cell office:value-type="float" office:value="0.867723">
            <text:p>0,867723</text:p>
          </table:table-cell>
          <table:table-cell office:value-type="float" office:value="2.1894">
            <text:p>2,1894</text:p>
          </table:table-cell>
          <table:table-cell office:value-type="float" office:value="14.0721">
            <text:p>14,0721</text:p>
          </table:table-cell>
          <table:table-cell office:value-type="float" office:value="0.329905">
            <text:p>0,329905</text:p>
          </table:table-cell>
          <table:table-cell office:value-type="float" office:value="14.402">
            <text:p>14,402</text:p>
          </table:table-cell>
          <table:table-cell office:value-type="float" office:value="19.0201">
            <text:p>19,0201</text:p>
          </table:table-cell>
          <table:table-cell office:value-type="float" office:value="0.463333">
            <text:p>0,463333</text:p>
          </table:table-cell>
          <table:table-cell office:value-type="float" office:value="19.4835">
            <text:p>19,4835</text:p>
          </table:table-cell>
          <table:table-cell office:value-type="float" office:value="13.1361">
            <text:p>13,1361</text:p>
          </table:table-cell>
          <table:table-cell office:value-type="float" office:value="0.546029">
            <text:p>0,546029</text:p>
          </table:table-cell>
          <table:table-cell office:value-type="float" office:value="13.6821">
            <text:p>13,6821</text:p>
          </table:table-cell>
          <table:table-cell office:value-type="float" office:value="44.087">
            <text:p>44,087</text:p>
          </table:table-cell>
          <table:table-cell office:value-type="float" office:value="0.861565">
            <text:p>0,861565</text:p>
          </table:table-cell>
          <table:table-cell office:value-type="float" office:value="44.9486">
            <text:p>44,9486</text:p>
          </table:table-cell>
          <table:table-cell office:value-type="float" office:value="14.1938">
            <text:p>14,1938</text:p>
          </table:table-cell>
          <table:table-cell office:value-type="float" office:value="0.700865">
            <text:p>0,700865</text:p>
          </table:table-cell>
          <table:table-cell office:value-type="float" office:value="14.8947">
            <text:p>14,8947</text:p>
          </table:table-cell>
          <table:table-cell office:value-type="float" office:value="0.251314">
            <text:p>0,251314</text:p>
          </table:table-cell>
          <table:table-cell office:value-type="float" office:value="0.320521">
            <text:p>0,320521</text:p>
          </table:table-cell>
          <table:table-cell office:value-type="float" office:value="0.571835">
            <text:p>0,571835</text:p>
          </table:table-cell>
          <table:table-cell office:value-type="float" office:value="1.41903">
            <text:p>1,41903</text:p>
          </table:table-cell>
          <table:table-cell office:value-type="float" office:value="0.402631">
            <text:p>0,40263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10.4229">
            <text:p>10,4229</text:p>
          </table:table-cell>
          <table:table-cell office:value-type="float" office:value="0.337823">
            <text:p>0,337823</text:p>
          </table:table-cell>
          <table:table-cell office:value-type="float" office:value="10.7608">
            <text:p>10,7608</text:p>
          </table:table-cell>
          <table:table-cell office:value-type="float" office:value="0.503215">
            <text:p>0,503215</text:p>
          </table:table-cell>
          <table:table-cell office:value-type="float" office:value="0.499403">
            <text:p>0,499403</text:p>
          </table:table-cell>
          <table:table-cell office:value-type="float" office:value="1.00262">
            <text:p>1,00262</text:p>
          </table:table-cell>
          <table:table-cell office:value-type="float" office:value="7.85731">
            <text:p>7,85731</text:p>
          </table:table-cell>
          <table:table-cell office:value-type="float" office:value="0.180641">
            <text:p>0,180641</text:p>
          </table:table-cell>
          <table:table-cell office:value-type="float" office:value="8.03795">
            <text:p>8,03795</text:p>
          </table:table-cell>
          <table:table-cell office:value-type="float" office:value="12.3176">
            <text:p>12,3176</text:p>
          </table:table-cell>
          <table:table-cell office:value-type="float" office:value="0.492658">
            <text:p>0,492658</text:p>
          </table:table-cell>
          <table:table-cell office:value-type="float" office:value="12.8103">
            <text:p>12,8103</text:p>
          </table:table-cell>
          <table:table-cell office:value-type="float" office:value="12.7956">
            <text:p>12,7956</text:p>
          </table:table-cell>
          <table:table-cell office:value-type="float" office:value="0.535179">
            <text:p>0,535179</text:p>
          </table:table-cell>
          <table:table-cell office:value-type="float" office:value="13.3308">
            <text:p>13,3308</text:p>
          </table:table-cell>
          <table:table-cell office:value-type="float" office:value="57.1536">
            <text:p>57,1536</text:p>
          </table:table-cell>
          <table:table-cell office:value-type="float" office:value="0.945141">
            <text:p>0,945141</text:p>
          </table:table-cell>
          <table:table-cell office:value-type="float" office:value="58.0988">
            <text:p>58,0988</text:p>
          </table:table-cell>
          <table:table-cell office:value-type="float" office:value="13.7707">
            <text:p>13,7707</text:p>
          </table:table-cell>
          <table:table-cell office:value-type="float" office:value="0.721685">
            <text:p>0,721685</text:p>
          </table:table-cell>
          <table:table-cell office:value-type="float" office:value="14.4924">
            <text:p>14,4924</text:p>
          </table:table-cell>
          <table:table-cell office:value-type="float" office:value="0.224335">
            <text:p>0,224335</text:p>
          </table:table-cell>
          <table:table-cell office:value-type="float" office:value="0.401458">
            <text:p>0,401458</text:p>
          </table:table-cell>
          <table:table-cell office:value-type="float" office:value="0.625793">
            <text:p>0,625793</text:p>
          </table:table-cell>
          <table:table-cell office:value-type="float" office:value="1.46712">
            <text:p>1,46712</text:p>
          </table:table-cell>
          <table:table-cell office:value-type="float" office:value="0.411135">
            <text:p>0,411135</text:p>
          </table:table-cell>
          <table:table-cell office:value-type="float" office:value="1.87826">
            <text:p>1,87826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332544">
            <text:p>0,332544</text:p>
          </table:table-cell>
          <table:table-cell office:value-type="float" office:value="10.7053">
            <text:p>10,7053</text:p>
          </table:table-cell>
          <table:table-cell office:value-type="float" office:value="0.516998">
            <text:p>0,516998</text:p>
          </table:table-cell>
          <table:table-cell office:value-type="float" office:value="0.514065">
            <text:p>0,514065</text:p>
          </table:table-cell>
          <table:table-cell office:value-type="float" office:value="1.03106">
            <text:p>1,03106</text:p>
          </table:table-cell>
          <table:table-cell office:value-type="float" office:value="7.53972">
            <text:p>7,53972</text:p>
          </table:table-cell>
          <table:table-cell office:value-type="float" office:value="0.183281">
            <text:p>0,183281</text:p>
          </table:table-cell>
          <table:table-cell office:value-type="float" office:value="7.723">
            <text:p>7,723</text:p>
          </table:table-cell>
          <table:table-cell office:value-type="float" office:value="12.61">
            <text:p>12,61</text:p>
          </table:table-cell>
          <table:table-cell office:value-type="float" office:value="0.425797">
            <text:p>0,425797</text:p>
          </table:table-cell>
          <table:table-cell office:value-type="float" office:value="13.0358">
            <text:p>13,0358</text:p>
          </table:table-cell>
          <table:table-cell office:value-type="float" office:value="12.7842">
            <text:p>12,7842</text:p>
          </table:table-cell>
          <table:table-cell office:value-type="float" office:value="0.495884">
            <text:p>0,495884</text:p>
          </table:table-cell>
          <table:table-cell office:value-type="float" office:value="13.2801">
            <text:p>13,2801</text:p>
          </table:table-cell>
          <table:table-cell office:value-type="float" office:value="42.6384">
            <text:p>42,6384</text:p>
          </table:table-cell>
          <table:table-cell office:value-type="float" office:value="1.32402">
            <text:p>1,32402</text:p>
          </table:table-cell>
          <table:table-cell office:value-type="float" office:value="43.9624">
            <text:p>43,9624</text:p>
          </table:table-cell>
          <table:table-cell office:value-type="float" office:value="13.4126">
            <text:p>13,4126</text:p>
          </table:table-cell>
          <table:table-cell office:value-type="float" office:value="0.680337">
            <text:p>0,680337</text:p>
          </table:table-cell>
          <table:table-cell office:value-type="float" office:value="14.093">
            <text:p>14,093</text:p>
          </table:table-cell>
          <table:table-cell office:value-type="float" office:value="0.241051">
            <text:p>0,241051</text:p>
          </table:table-cell>
          <table:table-cell office:value-type="float" office:value="0.37096">
            <text:p>0,37096</text:p>
          </table:table-cell>
          <table:table-cell office:value-type="float" office:value="0.61201">
            <text:p>0,61201</text:p>
          </table:table-cell>
          <table:table-cell office:value-type="float" office:value="1.41023">
            <text:p>1,41023</text:p>
          </table:table-cell>
          <table:table-cell office:value-type="float" office:value="0.432835">
            <text:p>0,432835</text:p>
          </table:table-cell>
          <table:table-cell office:value-type="float" office:value="1.84307">
            <text:p>1,84307</text:p>
          </table:table-cell>
        </table:table-row>
        <table:table-row table:style-name="ro1">
          <table:table-cell office:value-type="float" office:value="10.1505">
            <text:p>10,1505</text:p>
          </table:table-cell>
          <table:table-cell office:value-type="float" office:value="0.302046">
            <text:p>0,302046</text:p>
          </table:table-cell>
          <table:table-cell office:value-type="float" office:value="10.4526">
            <text:p>10,4526</text:p>
          </table:table-cell>
          <table:table-cell office:value-type="float" office:value="0.526675">
            <text:p>0,526675</text:p>
          </table:table-cell>
          <table:table-cell office:value-type="float" office:value="0.522276">
            <text:p>0,522276</text:p>
          </table:table-cell>
          <table:table-cell office:value-type="float" office:value="1.04895">
            <text:p>1,04895</text:p>
          </table:table-cell>
          <table:table-cell office:value-type="float" office:value="6.72332">
            <text:p>6,72332</text:p>
          </table:table-cell>
          <table:table-cell office:value-type="float" office:value="0.195597">
            <text:p>0,195597</text:p>
          </table:table-cell>
          <table:table-cell office:value-type="float" office:value="6.91891">
            <text:p>6,91891</text:p>
          </table:table-cell>
          <table:table-cell office:value-type="float" office:value="12.3244">
            <text:p>12,3244</text:p>
          </table:table-cell>
          <table:table-cell office:value-type="float" office:value="0.473597">
            <text:p>0,473597</text:p>
          </table:table-cell>
          <table:table-cell office:value-type="float" office:value="12.798">
            <text:p>12,798</text:p>
          </table:table-cell>
          <table:table-cell office:value-type="float" office:value="14.3141">
            <text:p>14,3141</text:p>
          </table:table-cell>
          <table:table-cell office:value-type="float" office:value="0.504975">
            <text:p>0,504975</text:p>
          </table:table-cell>
          <table:table-cell office:value-type="float" office:value="14.819">
            <text:p>14,819</text:p>
          </table:table-cell>
          <table:table-cell office:value-type="float" office:value="47.5348">
            <text:p>47,5348</text:p>
          </table:table-cell>
          <table:table-cell office:value-type="float" office:value="0.84485">
            <text:p>0,84485</text:p>
          </table:table-cell>
          <table:table-cell office:value-type="float" office:value="48.3796">
            <text:p>48,3796</text:p>
          </table:table-cell>
          <table:table-cell office:value-type="float" office:value="13.539">
            <text:p>13,539</text:p>
          </table:table-cell>
          <table:table-cell office:value-type="float" office:value="0.890304">
            <text:p>0,890304</text:p>
          </table:table-cell>
          <table:table-cell office:value-type="float" office:value="14.4293">
            <text:p>14,4293</text:p>
          </table:table-cell>
          <table:table-cell office:value-type="float" office:value="0.222869">
            <text:p>0,222869</text:p>
          </table:table-cell>
          <table:table-cell office:value-type="float" office:value="0.375945">
            <text:p>0,375945</text:p>
          </table:table-cell>
          <table:table-cell office:value-type="float" office:value="0.598814">
            <text:p>0,598814</text:p>
          </table:table-cell>
          <table:table-cell office:value-type="float" office:value="1.36859">
            <text:p>1,36859</text:p>
          </table:table-cell>
          <table:table-cell office:value-type="float" office:value="0.417293">
            <text:p>0,417293</text:p>
          </table:table-cell>
          <table:table-cell office:value-type="float" office:value="1.78589">
            <text:p>1,78589</text:p>
          </table:table-cell>
        </table:table-row>
        <table:table-row table:style-name="ro1">
          <table:table-cell office:value-type="float" office:value="10.1086">
            <text:p>10,1086</text:p>
          </table:table-cell>
          <table:table-cell office:value-type="float" office:value="0.968894">
            <text:p>0,968894</text:p>
          </table:table-cell>
          <table:table-cell office:value-type="float" office:value="11.0775">
            <text:p>11,0775</text:p>
          </table:table-cell>
          <table:table-cell office:value-type="float" office:value="1.67856">
            <text:p>1,67856</text:p>
          </table:table-cell>
          <table:table-cell office:value-type="float" office:value="1.49176">
            <text:p>1,49176</text:p>
          </table:table-cell>
          <table:table-cell office:value-type="float" office:value="3.17031">
            <text:p>3,17031</text:p>
          </table:table-cell>
          <table:table-cell office:value-type="float" office:value="17.0316">
            <text:p>17,0316</text:p>
          </table:table-cell>
          <table:table-cell office:value-type="float" office:value="0.215538">
            <text:p>0,215538</text:p>
          </table:table-cell>
          <table:table-cell office:value-type="float" office:value="17.2471">
            <text:p>17,2471</text:p>
          </table:table-cell>
          <table:table-cell office:value-type="float" office:value="20.9075">
            <text:p>20,9075</text:p>
          </table:table-cell>
          <table:table-cell office:value-type="float" office:value="0.575061">
            <text:p>0,575061</text:p>
          </table:table-cell>
          <table:table-cell office:value-type="float" office:value="21.4825">
            <text:p>21,4825</text:p>
          </table:table-cell>
          <table:table-cell office:value-type="float" office:value="17.9067">
            <text:p>17,9067</text:p>
          </table:table-cell>
          <table:table-cell office:value-type="float" office:value="0.548375">
            <text:p>0,548375</text:p>
          </table:table-cell>
          <table:table-cell office:value-type="float" office:value="18.455">
            <text:p>18,455</text:p>
          </table:table-cell>
          <table:table-cell office:value-type="float" office:value="60.9597">
            <text:p>60,9597</text:p>
          </table:table-cell>
          <table:table-cell office:value-type="float" office:value="0.972413">
            <text:p>0,972413</text:p>
          </table:table-cell>
          <table:table-cell office:value-type="float" office:value="61.9321">
            <text:p>61,9321</text:p>
          </table:table-cell>
          <table:table-cell office:value-type="float" office:value="14.0818">
            <text:p>14,0818</text:p>
          </table:table-cell>
          <table:table-cell office:value-type="float" office:value="0.685323">
            <text:p>0,685323</text:p>
          </table:table-cell>
          <table:table-cell office:value-type="float" office:value="14.7671">
            <text:p>14,7671</text:p>
          </table:table-cell>
          <table:table-cell office:value-type="float" office:value="0.251021">
            <text:p>0,251021</text:p>
          </table:table-cell>
          <table:table-cell office:value-type="float" office:value="0.336943">
            <text:p>0,336943</text:p>
          </table:table-cell>
          <table:table-cell office:value-type="float" office:value="0.587964">
            <text:p>0,587964</text:p>
          </table:table-cell>
          <table:table-cell office:value-type="float" office:value="1.40349">
            <text:p>1,40349</text:p>
          </table:table-cell>
          <table:table-cell office:value-type="float" office:value="0.439873">
            <text:p>0,439873</text:p>
          </table:table-cell>
          <table:table-cell office:value-type="float" office:value="1.84336">
            <text:p>1,84336</text:p>
          </table:table-cell>
        </table:table-row>
        <table:table-row table:style-name="ro1">
          <table:table-cell office:value-type="float" office:value="10.2473">
            <text:p>10,2473</text:p>
          </table:table-cell>
          <table:table-cell office:value-type="float" office:value="0.354538">
            <text:p>0,354538</text:p>
          </table:table-cell>
          <table:table-cell office:value-type="float" office:value="10.6018">
            <text:p>10,6018</text:p>
          </table:table-cell>
          <table:table-cell office:value-type="float" office:value="0.538698">
            <text:p>0,538698</text:p>
          </table:table-cell>
          <table:table-cell office:value-type="float" office:value="0.575648">
            <text:p>0,575648</text:p>
          </table:table-cell>
          <table:table-cell office:value-type="float" office:value="1.11435">
            <text:p>1,11435</text:p>
          </table:table-cell>
          <table:table-cell office:value-type="float" office:value="6.76818">
            <text:p>6,76818</text:p>
          </table:table-cell>
          <table:table-cell office:value-type="float" office:value="0.202928">
            <text:p>0,202928</text:p>
          </table:table-cell>
          <table:table-cell office:value-type="float" office:value="6.97111">
            <text:p>6,97111</text:p>
          </table:table-cell>
          <table:table-cell office:value-type="float" office:value="12.3947">
            <text:p>12,3947</text:p>
          </table:table-cell>
          <table:table-cell office:value-type="float" office:value="0.437527">
            <text:p>0,437527</text:p>
          </table:table-cell>
          <table:table-cell office:value-type="float" office:value="12.8323">
            <text:p>12,8323</text:p>
          </table:table-cell>
          <table:table-cell office:value-type="float" office:value="12.5777">
            <text:p>12,5777</text:p>
          </table:table-cell>
          <table:table-cell office:value-type="float" office:value="0.534299">
            <text:p>0,534299</text:p>
          </table:table-cell>
          <table:table-cell office:value-type="float" office:value="13.112">
            <text:p>13,112</text:p>
          </table:table-cell>
          <table:table-cell office:value-type="float" office:value="43.0363">
            <text:p>43,0363</text:p>
          </table:table-cell>
          <table:table-cell office:value-type="float" office:value="0.816991">
            <text:p>0,816991</text:p>
          </table:table-cell>
          <table:table-cell office:value-type="float" office:value="43.8533">
            <text:p>43,8533</text:p>
          </table:table-cell>
          <table:table-cell office:value-type="float" office:value="13.9434">
            <text:p>13,9434</text:p>
          </table:table-cell>
          <table:table-cell office:value-type="float" office:value="0.679751">
            <text:p>0,679751</text:p>
          </table:table-cell>
          <table:table-cell office:value-type="float" office:value="14.6231">
            <text:p>14,6231</text:p>
          </table:table-cell>
          <table:table-cell office:value-type="float" office:value="0.222869">
            <text:p>0,222869</text:p>
          </table:table-cell>
          <table:table-cell office:value-type="float" office:value="0.395299">
            <text:p>0,395299</text:p>
          </table:table-cell>
          <table:table-cell office:value-type="float" office:value="0.618169">
            <text:p>0,618169</text:p>
          </table:table-cell>
          <table:table-cell office:value-type="float" office:value="1.36595">
            <text:p>1,36595</text:p>
          </table:table-cell>
          <table:table-cell office:value-type="float" office:value="0.41524">
            <text:p>0,41524</text:p>
          </table:table-cell>
          <table:table-cell office:value-type="float" office:value="1.78119">
            <text:p>1,78119</text:p>
          </table:table-cell>
        </table:table-row>
        <table:table-row table:style-name="ro1">
          <table:table-cell office:value-type="float" office:value="9.98014">
            <text:p>9,98014</text:p>
          </table:table-cell>
          <table:table-cell office:value-type="float" office:value="0.923734">
            <text:p>0,923734</text:p>
          </table:table-cell>
          <table:table-cell office:value-type="float" office:value="10.9039">
            <text:p>10,9039</text:p>
          </table:table-cell>
          <table:table-cell office:value-type="float" office:value="0.513772">
            <text:p>0,513772</text:p>
          </table:table-cell>
          <table:table-cell office:value-type="float" office:value="0.529901">
            <text:p>0,529901</text:p>
          </table:table-cell>
          <table:table-cell office:value-type="float" office:value="1.04367">
            <text:p>1,04367</text:p>
          </table:table-cell>
          <table:table-cell office:value-type="float" office:value="6.66848">
            <text:p>6,66848</text:p>
          </table:table-cell>
          <table:table-cell office:value-type="float" office:value="0.257766">
            <text:p>0,257766</text:p>
          </table:table-cell>
          <table:table-cell office:value-type="float" office:value="6.92624">
            <text:p>6,92624</text:p>
          </table:table-cell>
          <table:table-cell office:value-type="float" office:value="12.7018">
            <text:p>12,7018</text:p>
          </table:table-cell>
          <table:table-cell office:value-type="float" office:value="0.89001">
            <text:p>0,89001</text:p>
          </table:table-cell>
          <table:table-cell office:value-type="float" office:value="13.5918">
            <text:p>13,5918</text:p>
          </table:table-cell>
          <table:table-cell office:value-type="float" office:value="24.4206">
            <text:p>24,4206</text:p>
          </table:table-cell>
          <table:table-cell office:value-type="float" office:value="1.08473">
            <text:p>1,08473</text:p>
          </table:table-cell>
          <table:table-cell office:value-type="float" office:value="25.5053">
            <text:p>25,5053</text:p>
          </table:table-cell>
          <table:table-cell office:value-type="float" office:value="72.6187">
            <text:p>72,6187</text:p>
          </table:table-cell>
          <table:table-cell office:value-type="float" office:value="0.824029">
            <text:p>0,824029</text:p>
          </table:table-cell>
          <table:table-cell office:value-type="float" office:value="73.4427">
            <text:p>73,4427</text:p>
          </table:table-cell>
          <table:table-cell office:value-type="float" office:value="13.4985">
            <text:p>13,4985</text:p>
          </table:table-cell>
          <table:table-cell office:value-type="float" office:value="0.703504">
            <text:p>0,703504</text:p>
          </table:table-cell>
          <table:table-cell office:value-type="float" office:value="14.202">
            <text:p>14,202</text:p>
          </table:table-cell>
          <table:table-cell office:value-type="float" office:value="0.242224">
            <text:p>0,242224</text:p>
          </table:table-cell>
          <table:table-cell office:value-type="float" office:value="0.304979">
            <text:p>0,304979</text:p>
          </table:table-cell>
          <table:table-cell office:value-type="float" office:value="0.547202">
            <text:p>0,547202</text:p>
          </table:table-cell>
          <table:table-cell office:value-type="float" office:value="1.42842">
            <text:p>1,42842</text:p>
          </table:table-cell>
          <table:table-cell office:value-type="float" office:value="0.41524">
            <text:p>0,41524</text:p>
          </table:table-cell>
          <table:table-cell office:value-type="float" office:value="1.84366">
            <text:p>1,84366</text:p>
          </table:table-cell>
        </table:table-row>
        <table:table-row table:style-name="ro1">
          <table:table-cell office:value-type="float" office:value="9.92266">
            <text:p>9,92266</text:p>
          </table:table-cell>
          <table:table-cell office:value-type="float" office:value="0.320521">
            <text:p>0,320521</text:p>
          </table:table-cell>
          <table:table-cell office:value-type="float" office:value="10.2432">
            <text:p>10,2432</text:p>
          </table:table-cell>
          <table:table-cell office:value-type="float" office:value="0.603506">
            <text:p>0,603506</text:p>
          </table:table-cell>
          <table:table-cell office:value-type="float" office:value="0.635764">
            <text:p>0,635764</text:p>
          </table:table-cell>
          <table:table-cell office:value-type="float" office:value="1.23927">
            <text:p>1,23927</text:p>
          </table:table-cell>
          <table:table-cell office:value-type="float" office:value="6.67874">
            <text:p>6,67874</text:p>
          </table:table-cell>
          <table:table-cell office:value-type="float" office:value="0.180055">
            <text:p>0,180055</text:p>
          </table:table-cell>
          <table:table-cell office:value-type="float" office:value="6.8588">
            <text:p>6,8588</text:p>
          </table:table-cell>
          <table:table-cell office:value-type="float" office:value="12.3021">
            <text:p>12,3021</text:p>
          </table:table-cell>
          <table:table-cell office:value-type="float" office:value="0.479462">
            <text:p>0,479462</text:p>
          </table:table-cell>
          <table:table-cell office:value-type="float" office:value="12.7815">
            <text:p>12,7815</text:p>
          </table:table-cell>
          <table:table-cell office:value-type="float" office:value="12.6484">
            <text:p>12,6484</text:p>
          </table:table-cell>
          <table:table-cell office:value-type="float" office:value="0.682097">
            <text:p>0,682097</text:p>
          </table:table-cell>
          <table:table-cell office:value-type="float" office:value="13.3305">
            <text:p>13,3305</text:p>
          </table:table-cell>
          <table:table-cell office:value-type="float" office:value="48.3438">
            <text:p>48,3438</text:p>
          </table:table-cell>
          <table:table-cell office:value-type="float" office:value="0.851008">
            <text:p>0,851008</text:p>
          </table:table-cell>
          <table:table-cell office:value-type="float" office:value="49.1948">
            <text:p>49,1948</text:p>
          </table:table-cell>
          <table:table-cell office:value-type="float" office:value="20.0612">
            <text:p>20,0612</text:p>
          </table:table-cell>
          <table:table-cell office:value-type="float" office:value="0.713181">
            <text:p>0,713181</text:p>
          </table:table-cell>
          <table:table-cell office:value-type="float" office:value="20.7743">
            <text:p>20,7743</text:p>
          </table:table-cell>
          <table:table-cell office:value-type="float" office:value="0.483567">
            <text:p>0,483567</text:p>
          </table:table-cell>
          <table:table-cell office:value-type="float" office:value="0.319934">
            <text:p>0,319934</text:p>
          </table:table-cell>
          <table:table-cell office:value-type="float" office:value="0.803502">
            <text:p>0,803502</text:p>
          </table:table-cell>
          <table:table-cell office:value-type="float" office:value="1.69117">
            <text:p>1,69117</text:p>
          </table:table-cell>
          <table:table-cell office:value-type="float" office:value="0.483861">
            <text:p>0,483861</text:p>
          </table:table-cell>
          <table:table-cell office:value-type="float" office:value="2.17503">
            <text:p>2,17503</text:p>
          </table:table-cell>
        </table:table-row>
        <table:table-row table:style-name="ro1">
          <table:table-cell office:value-type="float" office:value="24.1722">
            <text:p>24,1722</text:p>
          </table:table-cell>
          <table:table-cell office:value-type="float" office:value="0.440167">
            <text:p>0,440167</text:p>
          </table:table-cell>
          <table:table-cell office:value-type="float" office:value="24.6124">
            <text:p>24,6124</text:p>
          </table:table-cell>
          <table:table-cell office:value-type="float" office:value="0.627259">
            <text:p>0,627259</text:p>
          </table:table-cell>
          <table:table-cell office:value-type="float" office:value="0.675939">
            <text:p>0,675939</text:p>
          </table:table-cell>
          <table:table-cell office:value-type="float" office:value="1.3032">
            <text:p>1,3032</text:p>
          </table:table-cell>
          <table:table-cell office:value-type="float" office:value="8.40217">
            <text:p>8,40217</text:p>
          </table:table-cell>
          <table:table-cell office:value-type="float" office:value="0.232546">
            <text:p>0,232546</text:p>
          </table:table-cell>
          <table:table-cell office:value-type="float" office:value="8.63471">
            <text:p>8,63471</text:p>
          </table:table-cell>
          <table:table-cell office:value-type="float" office:value="14.0205">
            <text:p>14,0205</text:p>
          </table:table-cell>
          <table:table-cell office:value-type="float" office:value="0.477116">
            <text:p>0,477116</text:p>
          </table:table-cell>
          <table:table-cell office:value-type="float" office:value="14.4976">
            <text:p>14,4976</text:p>
          </table:table-cell>
          <table:table-cell office:value-type="float" office:value="12.8217">
            <text:p>12,8217</text:p>
          </table:table-cell>
          <table:table-cell office:value-type="float" office:value="0.763913">
            <text:p>0,763913</text:p>
          </table:table-cell>
          <table:table-cell office:value-type="float" office:value="13.5856">
            <text:p>13,5856</text:p>
          </table:table-cell>
          <table:table-cell office:value-type="float" office:value="48.0101">
            <text:p>48,0101</text:p>
          </table:table-cell>
          <table:table-cell office:value-type="float" office:value="0.883852">
            <text:p>0,883852</text:p>
          </table:table-cell>
          <table:table-cell office:value-type="float" office:value="48.894">
            <text:p>48,894</text:p>
          </table:table-cell>
          <table:table-cell office:value-type="float" office:value="14.0293">
            <text:p>14,0293</text:p>
          </table:table-cell>
          <table:table-cell office:value-type="float" office:value="0.647493">
            <text:p>0,647493</text:p>
          </table:table-cell>
          <table:table-cell office:value-type="float" office:value="14.6768">
            <text:p>14,6768</text:p>
          </table:table-cell>
          <table:table-cell office:value-type="float" office:value="0.263924">
            <text:p>0,263924</text:p>
          </table:table-cell>
          <table:table-cell office:value-type="float" office:value="0.307032">
            <text:p>0,307032</text:p>
          </table:table-cell>
          <table:table-cell office:value-type="float" office:value="0.570956">
            <text:p>0,570956</text:p>
          </table:table-cell>
          <table:table-cell office:value-type="float" office:value="1.40877">
            <text:p>1,40877</text:p>
          </table:table-cell>
          <table:table-cell office:value-type="float" office:value="0.373306">
            <text:p>0,373306</text:p>
          </table:table-cell>
          <table:table-cell office:value-type="float" office:value="1.78207">
            <text:p>1,78207</text:p>
          </table:table-cell>
        </table:table-row>
        <table:table-row table:style-name="ro1">
          <table:table-cell office:value-type="float" office:value="10.0115">
            <text:p>10,0115</text:p>
          </table:table-cell>
          <table:table-cell office:value-type="float" office:value="0.296768">
            <text:p>0,296768</text:p>
          </table:table-cell>
          <table:table-cell office:value-type="float" office:value="10.3083">
            <text:p>10,3083</text:p>
          </table:table-cell>
          <table:table-cell office:value-type="float" office:value="0.503802">
            <text:p>0,503802</text:p>
          </table:table-cell>
          <table:table-cell office:value-type="float" office:value="0.511426">
            <text:p>0,511426</text:p>
          </table:table-cell>
          <table:table-cell office:value-type="float" office:value="1.01523">
            <text:p>1,01523</text:p>
          </table:table-cell>
          <table:table-cell office:value-type="float" office:value="7.97637">
            <text:p>7,97637</text:p>
          </table:table-cell>
          <table:table-cell office:value-type="float" office:value="0.201462">
            <text:p>0,201462</text:p>
          </table:table-cell>
          <table:table-cell office:value-type="float" office:value="8.17783">
            <text:p>8,17783</text:p>
          </table:table-cell>
          <table:table-cell office:value-type="float" office:value="12.3525">
            <text:p>12,3525</text:p>
          </table:table-cell>
          <table:table-cell office:value-type="float" office:value="0.41612">
            <text:p>0,41612</text:p>
          </table:table-cell>
          <table:table-cell office:value-type="float" office:value="12.7686">
            <text:p>12,7686</text:p>
          </table:table-cell>
          <table:table-cell office:value-type="float" office:value="15.4249">
            <text:p>15,4249</text:p>
          </table:table-cell>
          <table:table-cell office:value-type="float" office:value="0.541044">
            <text:p>0,541044</text:p>
          </table:table-cell>
          <table:table-cell office:value-type="float" office:value="15.9659">
            <text:p>15,9659</text:p>
          </table:table-cell>
          <table:table-cell office:value-type="float" office:value="54.6513">
            <text:p>54,6513</text:p>
          </table:table-cell>
          <table:table-cell office:value-type="float" office:value="0.846903">
            <text:p>0,846903</text:p>
          </table:table-cell>
          <table:table-cell office:value-type="float" office:value="55.4982">
            <text:p>55,4982</text:p>
          </table:table-cell>
          <table:table-cell office:value-type="float" office:value="20.2629">
            <text:p>20,2629</text:p>
          </table:table-cell>
          <table:table-cell office:value-type="float" office:value="1.67768">
            <text:p>1,67768</text:p>
          </table:table-cell>
          <table:table-cell office:value-type="float" office:value="21.9406">
            <text:p>21,9406</text:p>
          </table:table-cell>
          <table:table-cell office:value-type="float" office:value="0.607905">
            <text:p>0,607905</text:p>
          </table:table-cell>
          <table:table-cell office:value-type="float" office:value="0.760101">
            <text:p>0,760101</text:p>
          </table:table-cell>
          <table:table-cell office:value-type="float" office:value="1.36801">
            <text:p>1,36801</text:p>
          </table:table-cell>
          <table:table-cell office:value-type="float" office:value="3.47441">
            <text:p>3,47441</text:p>
          </table:table-cell>
          <table:table-cell office:value-type="float" office:value="0.537525">
            <text:p>0,537525</text:p>
          </table:table-cell>
          <table:table-cell office:value-type="float" office:value="4.01194">
            <text:p>4,01194</text:p>
          </table:table-cell>
        </table:table-row>
        <table:table-row table:style-name="ro1">
          <table:table-cell office:value-type="float" office:value="12.5118">
            <text:p>12,5118</text:p>
          </table:table-cell>
          <table:table-cell office:value-type="float" office:value="0.299114">
            <text:p>0,299114</text:p>
          </table:table-cell>
          <table:table-cell office:value-type="float" office:value="12.8109">
            <text:p>12,8109</text:p>
          </table:table-cell>
          <table:table-cell office:value-type="float" office:value="0.548962">
            <text:p>0,548962</text:p>
          </table:table-cell>
          <table:table-cell office:value-type="float" office:value="0.507907">
            <text:p>0,507907</text:p>
          </table:table-cell>
          <table:table-cell office:value-type="float" office:value="1.05687">
            <text:p>1,05687</text:p>
          </table:table-cell>
          <table:table-cell office:value-type="float" office:value="6.82097">
            <text:p>6,82097</text:p>
          </table:table-cell>
          <table:table-cell office:value-type="float" office:value="0.180055">
            <text:p>0,180055</text:p>
          </table:table-cell>
          <table:table-cell office:value-type="float" office:value="7.00102">
            <text:p>7,00102</text:p>
          </table:table-cell>
          <table:table-cell office:value-type="float" office:value="12.3006">
            <text:p>12,3006</text:p>
          </table:table-cell>
          <table:table-cell office:value-type="float" office:value="0.42697">
            <text:p>0,42697</text:p>
          </table:table-cell>
          <table:table-cell office:value-type="float" office:value="12.7276">
            <text:p>12,7276</text:p>
          </table:table-cell>
          <table:table-cell office:value-type="float" office:value="13.3587">
            <text:p>13,3587</text:p>
          </table:table-cell>
          <table:table-cell office:value-type="float" office:value="0.492951">
            <text:p>0,492951</text:p>
          </table:table-cell>
          <table:table-cell office:value-type="float" office:value="13.8516">
            <text:p>13,8516</text:p>
          </table:table-cell>
          <table:table-cell office:value-type="float" office:value="42.8774">
            <text:p>42,8774</text:p>
          </table:table-cell>
          <table:table-cell office:value-type="float" office:value="0.801449">
            <text:p>0,801449</text:p>
          </table:table-cell>
          <table:table-cell office:value-type="float" office:value="43.6788">
            <text:p>43,6788</text:p>
          </table:table-cell>
          <table:table-cell office:value-type="float" office:value="15.4404">
            <text:p>15,4404</text:p>
          </table:table-cell>
          <table:table-cell office:value-type="float" office:value="1.70788">
            <text:p>1,70788</text:p>
          </table:table-cell>
          <table:table-cell office:value-type="float" office:value="17.1483">
            <text:p>17,1483</text:p>
          </table:table-cell>
          <table:table-cell office:value-type="float" office:value="0.619928">
            <text:p>0,619928</text:p>
          </table:table-cell>
          <table:table-cell office:value-type="float" office:value="0.484154">
            <text:p>0,484154</text:p>
          </table:table-cell>
          <table:table-cell office:value-type="float" office:value="1.10408">
            <text:p>1,10408</text:p>
          </table:table-cell>
          <table:table-cell office:value-type="float" office:value="1.41669">
            <text:p>1,41669</text:p>
          </table:table-cell>
          <table:table-cell office:value-type="float" office:value="0.373306">
            <text:p>0,373306</text:p>
          </table:table-cell>
          <table:table-cell office:value-type="float" office:value="1.78999">
            <text:p>1,78999</text:p>
          </table:table-cell>
        </table:table-row>
        <table:table-row table:style-name="ro1">
          <table:table-cell office:value-type="float" office:value="16.8888">
            <text:p>16,8888</text:p>
          </table:table-cell>
          <table:table-cell office:value-type="float" office:value="0.322867">
            <text:p>0,322867</text:p>
          </table:table-cell>
          <table:table-cell office:value-type="float" office:value="17.2117">
            <text:p>17,2117</text:p>
          </table:table-cell>
          <table:table-cell office:value-type="float" office:value="0.518757">
            <text:p>0,518757</text:p>
          </table:table-cell>
          <table:table-cell office:value-type="float" office:value="0.649546">
            <text:p>0,649546</text:p>
          </table:table-cell>
          <table:table-cell office:value-type="float" office:value="1.1683">
            <text:p>1,1683</text:p>
          </table:table-cell>
          <table:table-cell office:value-type="float" office:value="6.8239">
            <text:p>6,8239</text:p>
          </table:table-cell>
          <table:table-cell office:value-type="float" office:value="0.181814">
            <text:p>0,181814</text:p>
          </table:table-cell>
          <table:table-cell office:value-type="float" office:value="7.00572">
            <text:p>7,00572</text:p>
          </table:table-cell>
          <table:table-cell office:value-type="float" office:value="12.3625">
            <text:p>12,3625</text:p>
          </table:table-cell>
          <table:table-cell office:value-type="float" office:value="0.425211">
            <text:p>0,425211</text:p>
          </table:table-cell>
          <table:table-cell office:value-type="float" office:value="12.7877">
            <text:p>12,7877</text:p>
          </table:table-cell>
          <table:table-cell office:value-type="float" office:value="19.5465">
            <text:p>19,5465</text:p>
          </table:table-cell>
          <table:table-cell office:value-type="float" office:value="0.492951">
            <text:p>0,492951</text:p>
          </table:table-cell>
          <table:table-cell office:value-type="float" office:value="20.0395">
            <text:p>20,0395</text:p>
          </table:table-cell>
          <table:table-cell office:value-type="float" office:value="43.1604">
            <text:p>43,1604</text:p>
          </table:table-cell>
          <table:table-cell office:value-type="float" office:value="2.02547">
            <text:p>2,02547</text:p>
          </table:table-cell>
          <table:table-cell office:value-type="float" office:value="45.1858">
            <text:p>45,1858</text:p>
          </table:table-cell>
          <table:table-cell office:value-type="float" office:value="25.5232">
            <text:p>25,5232</text:p>
          </table:table-cell>
          <table:table-cell office:value-type="float" office:value="0.941036">
            <text:p>0,941036</text:p>
          </table:table-cell>
          <table:table-cell office:value-type="float" office:value="26.4642">
            <text:p>26,4642</text:p>
          </table:table-cell>
          <table:table-cell office:value-type="float" office:value="0.746318">
            <text:p>0,746318</text:p>
          </table:table-cell>
          <table:table-cell office:value-type="float" office:value="0.691481">
            <text:p>0,691481</text:p>
          </table:table-cell>
          <table:table-cell office:value-type="float" office:value="1.4378">
            <text:p>1,4378</text:p>
          </table:table-cell>
          <table:table-cell office:value-type="float" office:value="1.38736">
            <text:p>1,38736</text:p>
          </table:table-cell>
          <table:table-cell office:value-type="float" office:value="0.412308">
            <text:p>0,412308</text:p>
          </table:table-cell>
          <table:table-cell office:value-type="float" office:value="1.79967">
            <text:p>1,79967</text:p>
          </table:table-cell>
        </table:table-row>
        <table:table-row table:style-name="ro1">
          <table:table-cell office:value-type="float" office:value="10.0265">
            <text:p>10,0265</text:p>
          </table:table-cell>
          <table:table-cell office:value-type="float" office:value="0.332251">
            <text:p>0,332251</text:p>
          </table:table-cell>
          <table:table-cell office:value-type="float" office:value="10.3587">
            <text:p>10,3587</text:p>
          </table:table-cell>
          <table:table-cell office:value-type="float" office:value="0.489432">
            <text:p>0,489432</text:p>
          </table:table-cell>
          <table:table-cell office:value-type="float" office:value="0.517291">
            <text:p>0,517291</text:p>
          </table:table-cell>
          <table:table-cell office:value-type="float" office:value="1.00672">
            <text:p>1,00672</text:p>
          </table:table-cell>
          <table:table-cell office:value-type="float" office:value="6.93885">
            <text:p>6,93885</text:p>
          </table:table-cell>
          <table:table-cell office:value-type="float" office:value="0.182401">
            <text:p>0,182401</text:p>
          </table:table-cell>
          <table:table-cell office:value-type="float" office:value="7.12126">
            <text:p>7,12126</text:p>
          </table:table-cell>
          <table:table-cell office:value-type="float" office:value="12.2496">
            <text:p>12,2496</text:p>
          </table:table-cell>
          <table:table-cell office:value-type="float" office:value="0.464506">
            <text:p>0,464506</text:p>
          </table:table-cell>
          <table:table-cell office:value-type="float" office:value="12.7141">
            <text:p>12,7141</text:p>
          </table:table-cell>
          <table:table-cell office:value-type="float" office:value="12.942">
            <text:p>12,942</text:p>
          </table:table-cell>
          <table:table-cell office:value-type="float" office:value="0.538405">
            <text:p>0,538405</text:p>
          </table:table-cell>
          <table:table-cell office:value-type="float" office:value="13.4804">
            <text:p>13,4804</text:p>
          </table:table-cell>
          <table:table-cell office:value-type="float" office:value="51.2235">
            <text:p>51,2235</text:p>
          </table:table-cell>
          <table:table-cell office:value-type="float" office:value="0.856287">
            <text:p>0,856287</text:p>
          </table:table-cell>
          <table:table-cell office:value-type="float" office:value="52.0798">
            <text:p>52,0798</text:p>
          </table:table-cell>
          <table:table-cell office:value-type="float" office:value="13.4839">
            <text:p>13,4839</text:p>
          </table:table-cell>
          <table:table-cell office:value-type="float" office:value="0.654531">
            <text:p>0,654531</text:p>
          </table:table-cell>
          <table:table-cell office:value-type="float" office:value="14.1384">
            <text:p>14,1384</text:p>
          </table:table-cell>
          <table:table-cell office:value-type="float" office:value="0.256886">
            <text:p>0,256886</text:p>
          </table:table-cell>
          <table:table-cell office:value-type="float" office:value="0.312897">
            <text:p>0,312897</text:p>
          </table:table-cell>
          <table:table-cell office:value-type="float" office:value="0.569783">
            <text:p>0,569783</text:p>
          </table:table-cell>
          <table:table-cell office:value-type="float" office:value="1.42196">
            <text:p>1,42196</text:p>
          </table:table-cell>
          <table:table-cell office:value-type="float" office:value="0.372426">
            <text:p>0,372426</text:p>
          </table:table-cell>
          <table:table-cell office:value-type="float" office:value="1.79439">
            <text:p>1,79439</text:p>
          </table:table-cell>
        </table:table-row>
        <table:table-row table:style-name="ro1">
          <table:table-cell office:value-type="float" office:value="9.9948">
            <text:p>9,9948</text:p>
          </table:table-cell>
          <table:table-cell office:value-type="float" office:value="0.298234">
            <text:p>0,298234</text:p>
          </table:table-cell>
          <table:table-cell office:value-type="float" office:value="10.293">
            <text:p>10,293</text:p>
          </table:table-cell>
          <table:table-cell office:value-type="float" office:value="0.501749">
            <text:p>0,501749</text:p>
          </table:table-cell>
          <table:table-cell office:value-type="float" office:value="0.598228">
            <text:p>0,598228</text:p>
          </table:table-cell>
          <table:table-cell office:value-type="float" office:value="1.09998">
            <text:p>1,09998</text:p>
          </table:table-cell>
          <table:table-cell office:value-type="float" office:value="7.17287">
            <text:p>7,17287</text:p>
          </table:table-cell>
          <table:table-cell office:value-type="float" office:value="0.194131">
            <text:p>0,194131</text:p>
          </table:table-cell>
          <table:table-cell office:value-type="float" office:value="7.367">
            <text:p>7,367</text:p>
          </table:table-cell>
          <table:table-cell office:value-type="float" office:value="12.3232">
            <text:p>12,3232</text:p>
          </table:table-cell>
          <table:table-cell office:value-type="float" office:value="0.440753">
            <text:p>0,440753</text:p>
          </table:table-cell>
          <table:table-cell office:value-type="float" office:value="12.7639">
            <text:p>12,7639</text:p>
          </table:table-cell>
          <table:table-cell office:value-type="float" office:value="12.6745">
            <text:p>12,6745</text:p>
          </table:table-cell>
          <table:table-cell office:value-type="float" office:value="0.487673">
            <text:p>0,487673</text:p>
          </table:table-cell>
          <table:table-cell office:value-type="float" office:value="13.1622">
            <text:p>13,1622</text:p>
          </table:table-cell>
          <table:table-cell office:value-type="float" office:value="46.3562">
            <text:p>46,3562</text:p>
          </table:table-cell>
          <table:table-cell office:value-type="float" office:value="1.70905">
            <text:p>1,70905</text:p>
          </table:table-cell>
          <table:table-cell office:value-type="float" office:value="48.0652">
            <text:p>48,0652</text:p>
          </table:table-cell>
          <table:table-cell office:value-type="float" office:value="13.1798">
            <text:p>13,1798</text:p>
          </table:table-cell>
          <table:table-cell office:value-type="float" office:value="0.642801">
            <text:p>0,642801</text:p>
          </table:table-cell>
          <table:table-cell office:value-type="float" office:value="13.8226">
            <text:p>13,8226</text:p>
          </table:table-cell>
          <table:table-cell office:value-type="float" office:value="0.248382">
            <text:p>0,248382</text:p>
          </table:table-cell>
          <table:table-cell office:value-type="float" office:value="0.398818">
            <text:p>0,398818</text:p>
          </table:table-cell>
          <table:table-cell office:value-type="float" office:value="0.6472">
            <text:p>0,6472</text:p>
          </table:table-cell>
          <table:table-cell office:value-type="float" office:value="1.36742">
            <text:p>1,36742</text:p>
          </table:table-cell>
          <table:table-cell office:value-type="float" office:value="0.399112">
            <text:p>0,399112</text:p>
          </table:table-cell>
          <table:table-cell office:value-type="float" office:value="1.76653">
            <text:p>1,76653</text:p>
          </table:table-cell>
        </table:table-row>
        <table:table-row table:style-name="ro1">
          <table:table-cell office:value-type="float" office:value="10.1916">
            <text:p>10,1916</text:p>
          </table:table-cell>
          <table:table-cell office:value-type="float" office:value="0.958631">
            <text:p>0,958631</text:p>
          </table:table-cell>
          <table:table-cell office:value-type="float" office:value="11.1502">
            <text:p>11,1502</text:p>
          </table:table-cell>
          <table:table-cell office:value-type="float" office:value="0.498523">
            <text:p>0,498523</text:p>
          </table:table-cell>
          <table:table-cell office:value-type="float" office:value="0.522276">
            <text:p>0,522276</text:p>
          </table:table-cell>
          <table:table-cell office:value-type="float" office:value="1.0208">
            <text:p>1,0208</text:p>
          </table:table-cell>
          <table:table-cell office:value-type="float" office:value="7.228">
            <text:p>7,228</text:p>
          </table:table-cell>
          <table:table-cell office:value-type="float" office:value="0.187386">
            <text:p>0,187386</text:p>
          </table:table-cell>
          <table:table-cell office:value-type="float" office:value="7.41538">
            <text:p>7,41538</text:p>
          </table:table-cell>
          <table:table-cell office:value-type="float" office:value="13.4249">
            <text:p>13,4249</text:p>
          </table:table-cell>
          <table:table-cell office:value-type="float" office:value="0.471544">
            <text:p>0,471544</text:p>
          </table:table-cell>
          <table:table-cell office:value-type="float" office:value="13.8965">
            <text:p>13,8965</text:p>
          </table:table-cell>
          <table:table-cell office:value-type="float" office:value="15.3293">
            <text:p>15,3293</text:p>
          </table:table-cell>
          <table:table-cell office:value-type="float" office:value="1.33692">
            <text:p>1,33692</text:p>
          </table:table-cell>
          <table:table-cell office:value-type="float" office:value="16.6662">
            <text:p>16,6662</text:p>
          </table:table-cell>
          <table:table-cell office:value-type="float" office:value="45.7096">
            <text:p>45,7096</text:p>
          </table:table-cell>
          <table:table-cell office:value-type="float" office:value="0.842797">
            <text:p>0,842797</text:p>
          </table:table-cell>
          <table:table-cell office:value-type="float" office:value="46.5524">
            <text:p>46,5524</text:p>
          </table:table-cell>
          <table:table-cell office:value-type="float" office:value="13.3886">
            <text:p>13,3886</text:p>
          </table:table-cell>
          <table:table-cell office:value-type="float" office:value="0.655998">
            <text:p>0,655998</text:p>
          </table:table-cell>
          <table:table-cell office:value-type="float" office:value="14.0446">
            <text:p>14,0446</text:p>
          </table:table-cell>
          <table:table-cell office:value-type="float" office:value="0.334304">
            <text:p>0,334304</text:p>
          </table:table-cell>
          <table:table-cell office:value-type="float" office:value="0.438407">
            <text:p>0,438407</text:p>
          </table:table-cell>
          <table:table-cell office:value-type="float" office:value="0.772711">
            <text:p>0,772711</text:p>
          </table:table-cell>
          <table:table-cell office:value-type="float" office:value="1.99145">
            <text:p>1,99145</text:p>
          </table:table-cell>
          <table:table-cell office:value-type="float" office:value="0.578873">
            <text:p>0,578873</text:p>
          </table:table-cell>
          <table:table-cell office:value-type="float" office:value="2.57033">
            <text:p>2,57033</text:p>
          </table:table-cell>
        </table:table-row>
        <table:table-row table:style-name="ro1">
          <table:table-cell office:value-type="float" office:value="11.1446">
            <text:p>11,1446</text:p>
          </table:table-cell>
          <table:table-cell office:value-type="float" office:value="0.331664">
            <text:p>0,331664</text:p>
          </table:table-cell>
          <table:table-cell office:value-type="float" office:value="11.4763">
            <text:p>11,4763</text:p>
          </table:table-cell>
          <table:table-cell office:value-type="float" office:value="0.518757">
            <text:p>0,518757</text:p>
          </table:table-cell>
          <table:table-cell office:value-type="float" office:value="0.953645">
            <text:p>0,953645</text:p>
          </table:table-cell>
          <table:table-cell office:value-type="float" office:value="1.4724">
            <text:p>1,4724</text:p>
          </table:table-cell>
          <table:table-cell office:value-type="float" office:value="6.8849">
            <text:p>6,8849</text:p>
          </table:table-cell>
          <table:table-cell office:value-type="float" office:value="0.201755">
            <text:p>0,201755</text:p>
          </table:table-cell>
          <table:table-cell office:value-type="float" office:value="7.08665">
            <text:p>7,08665</text:p>
          </table:table-cell>
          <table:table-cell office:value-type="float" office:value="12.537">
            <text:p>12,537</text:p>
          </table:table-cell>
          <table:table-cell office:value-type="float" office:value="0.419932">
            <text:p>0,419932</text:p>
          </table:table-cell>
          <table:table-cell office:value-type="float" office:value="12.9569">
            <text:p>12,9569</text:p>
          </table:table-cell>
          <table:table-cell office:value-type="float" office:value="12.4516">
            <text:p>12,4516</text:p>
          </table:table-cell>
          <table:table-cell office:value-type="float" office:value="0.50996">
            <text:p>0,50996</text:p>
          </table:table-cell>
          <table:table-cell office:value-type="float" office:value="12.9616">
            <text:p>12,9616</text:p>
          </table:table-cell>
          <table:table-cell office:value-type="float" office:value="42.7507">
            <text:p>42,7507</text:p>
          </table:table-cell>
          <table:table-cell office:value-type="float" office:value="0.822856">
            <text:p>0,822856</text:p>
          </table:table-cell>
          <table:table-cell office:value-type="float" office:value="43.5736">
            <text:p>43,5736</text:p>
          </table:table-cell>
          <table:table-cell office:value-type="float" office:value="18.4788">
            <text:p>18,4788</text:p>
          </table:table-cell>
          <table:table-cell office:value-type="float" office:value="1.06977">
            <text:p>1,06977</text:p>
          </table:table-cell>
          <table:table-cell office:value-type="float" office:value="19.5486">
            <text:p>19,5486</text:p>
          </table:table-cell>
          <table:table-cell office:value-type="float" office:value="0.742799">
            <text:p>0,742799</text:p>
          </table:table-cell>
          <table:table-cell office:value-type="float" office:value="1.04485">
            <text:p>1,04485</text:p>
          </table:table-cell>
          <table:table-cell office:value-type="float" office:value="1.78765">
            <text:p>1,78765</text:p>
          </table:table-cell>
          <table:table-cell office:value-type="float" office:value="1.43164">
            <text:p>1,43164</text:p>
          </table:table-cell>
          <table:table-cell office:value-type="float" office:value="0.441633">
            <text:p>0,441633</text:p>
          </table:table-cell>
          <table:table-cell office:value-type="float" office:value="1.87327">
            <text:p>1,87327</text:p>
          </table:table-cell>
        </table:table-row>
        <table:table-row table:style-name="ro1">
          <table:table-cell office:value-type="float" office:value="11.1927">
            <text:p>11,1927</text:p>
          </table:table-cell>
          <table:table-cell office:value-type="float" office:value="0.345447">
            <text:p>0,345447</text:p>
          </table:table-cell>
          <table:table-cell office:value-type="float" office:value="11.5382">
            <text:p>11,5382</text:p>
          </table:table-cell>
          <table:table-cell office:value-type="float" office:value="0.507614">
            <text:p>0,507614</text:p>
          </table:table-cell>
          <table:table-cell office:value-type="float" office:value="0.596175">
            <text:p>0,596175</text:p>
          </table:table-cell>
          <table:table-cell office:value-type="float" office:value="1.10379">
            <text:p>1,10379</text:p>
          </table:table-cell>
          <table:table-cell office:value-type="float" office:value="7.31978">
            <text:p>7,31978</text:p>
          </table:table-cell>
          <table:table-cell office:value-type="float" office:value="0.205274">
            <text:p>0,205274</text:p>
          </table:table-cell>
          <table:table-cell office:value-type="float" office:value="7.52506">
            <text:p>7,52506</text:p>
          </table:table-cell>
          <table:table-cell office:value-type="float" office:value="19.7312">
            <text:p>19,7312</text:p>
          </table:table-cell>
          <table:table-cell office:value-type="float" office:value="0.520517">
            <text:p>0,520517</text:p>
          </table:table-cell>
          <table:table-cell office:value-type="float" office:value="20.2518">
            <text:p>20,2518</text:p>
          </table:table-cell>
          <table:table-cell office:value-type="float" office:value="16.958">
            <text:p>16,958</text:p>
          </table:table-cell>
          <table:table-cell office:value-type="float" office:value="0.536352">
            <text:p>0,536352</text:p>
          </table:table-cell>
          <table:table-cell office:value-type="float" office:value="17.4943">
            <text:p>17,4943</text:p>
          </table:table-cell>
          <table:table-cell office:value-type="float" office:value="43.3079">
            <text:p>43,3079</text:p>
          </table:table-cell>
          <table:table-cell office:value-type="float" office:value="0.82315">
            <text:p>0,82315</text:p>
          </table:table-cell>
          <table:table-cell office:value-type="float" office:value="44.131">
            <text:p>44,131</text:p>
          </table:table-cell>
          <table:table-cell office:value-type="float" office:value="13.6308">
            <text:p>13,6308</text:p>
          </table:table-cell>
          <table:table-cell office:value-type="float" office:value="0.67242">
            <text:p>0,67242</text:p>
          </table:table-cell>
          <table:table-cell office:value-type="float" office:value="14.3032">
            <text:p>14,3032</text:p>
          </table:table-cell>
          <table:table-cell office:value-type="float" office:value="0.505268">
            <text:p>0,505268</text:p>
          </table:table-cell>
          <table:table-cell office:value-type="float" office:value="0.572715">
            <text:p>0,572715</text:p>
          </table:table-cell>
          <table:table-cell office:value-type="float" office:value="1.07798">
            <text:p>1,07798</text:p>
          </table:table-cell>
          <table:table-cell office:value-type="float" office:value="1.55715">
            <text:p>1,55715</text:p>
          </table:table-cell>
          <table:table-cell office:value-type="float" office:value="0.412015">
            <text:p>0,412015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10.4924">
            <text:p>10,4924</text:p>
          </table:table-cell>
          <table:table-cell office:value-type="float" office:value="0.337823">
            <text:p>0,337823</text:p>
          </table:table-cell>
          <table:table-cell office:value-type="float" office:value="10.8303">
            <text:p>10,8303</text:p>
          </table:table-cell>
          <table:table-cell office:value-type="float" office:value="0.533713">
            <text:p>0,533713</text:p>
          </table:table-cell>
          <table:table-cell office:value-type="float" office:value="0.539285">
            <text:p>0,539285</text:p>
          </table:table-cell>
          <table:table-cell office:value-type="float" office:value="1.073">
            <text:p>1,073</text:p>
          </table:table-cell>
          <table:table-cell office:value-type="float" office:value="9.99011">
            <text:p>9,99011</text:p>
          </table:table-cell>
          <table:table-cell office:value-type="float" office:value="0.360989">
            <text:p>0,360989</text:p>
          </table:table-cell>
          <table:table-cell office:value-type="float" office:value="10.3511">
            <text:p>10,3511</text:p>
          </table:table-cell>
          <table:table-cell office:value-type="float" office:value="23.5614">
            <text:p>23,5614</text:p>
          </table:table-cell>
          <table:table-cell office:value-type="float" office:value="0.833413">
            <text:p>0,833413</text:p>
          </table:table-cell>
          <table:table-cell office:value-type="float" office:value="24.3948">
            <text:p>24,3948</text:p>
          </table:table-cell>
          <table:table-cell office:value-type="float" office:value="12.8942">
            <text:p>12,8942</text:p>
          </table:table-cell>
          <table:table-cell office:value-type="float" office:value="1.24132">
            <text:p>1,24132</text:p>
          </table:table-cell>
          <table:table-cell office:value-type="float" office:value="14.1355">
            <text:p>14,1355</text:p>
          </table:table-cell>
          <table:table-cell office:value-type="float" office:value="50.2755">
            <text:p>50,2755</text:p>
          </table:table-cell>
          <table:table-cell office:value-type="float" office:value="0.872122">
            <text:p>0,872122</text:p>
          </table:table-cell>
          <table:table-cell office:value-type="float" office:value="51.1476">
            <text:p>51,1476</text:p>
          </table:table-cell>
          <table:table-cell office:value-type="float" office:value="13.1968">
            <text:p>13,1968</text:p>
          </table:table-cell>
          <table:table-cell office:value-type="float" office:value="0.968308">
            <text:p>0,968308</text:p>
          </table:table-cell>
          <table:table-cell office:value-type="float" office:value="14.1651">
            <text:p>14,1651</text:p>
          </table:table-cell>
          <table:table-cell office:value-type="float" office:value="0.26451">
            <text:p>0,26451</text:p>
          </table:table-cell>
          <table:table-cell office:value-type="float" office:value="0.315829">
            <text:p>0,315829</text:p>
          </table:table-cell>
          <table:table-cell office:value-type="float" office:value="0.580339">
            <text:p>0,580339</text:p>
          </table:table-cell>
          <table:table-cell office:value-type="float" office:value="1.42871">
            <text:p>1,42871</text:p>
          </table:table-cell>
          <table:table-cell office:value-type="float" office:value="0.39266">
            <text:p>0,39266</text:p>
          </table:table-cell>
          <table:table-cell office:value-type="float" office:value="1.82137">
            <text:p>1,82137</text:p>
          </table:table-cell>
        </table:table-row>
        <table:table-row table:style-name="ro1">
          <table:table-cell office:value-type="float" office:value="12.6276">
            <text:p>12,6276</text:p>
          </table:table-cell>
          <table:table-cell office:value-type="float" office:value="0.330785">
            <text:p>0,330785</text:p>
          </table:table-cell>
          <table:table-cell office:value-type="float" office:value="12.9584">
            <text:p>12,9584</text:p>
          </table:table-cell>
          <table:table-cell office:value-type="float" office:value="0.504975">
            <text:p>0,504975</text:p>
          </table:table-cell>
          <table:table-cell office:value-type="float" office:value="0.493831">
            <text:p>0,493831</text:p>
          </table:table-cell>
          <table:table-cell office:value-type="float" office:value="0.998806">
            <text:p>0,998806</text:p>
          </table:table-cell>
          <table:table-cell office:value-type="float" office:value="9.35141">
            <text:p>9,35141</text:p>
          </table:table-cell>
          <table:table-cell office:value-type="float" office:value="0.182401">
            <text:p>0,182401</text:p>
          </table:table-cell>
          <table:table-cell office:value-type="float" office:value="9.53381">
            <text:p>9,53381</text:p>
          </table:table-cell>
          <table:table-cell office:value-type="float" office:value="12.1343">
            <text:p>12,1343</text:p>
          </table:table-cell>
          <table:table-cell office:value-type="float" office:value="0.460987">
            <text:p>0,460987</text:p>
          </table:table-cell>
          <table:table-cell office:value-type="float" office:value="12.5953">
            <text:p>12,5953</text:p>
          </table:table-cell>
          <table:table-cell office:value-type="float" office:value="20.1946">
            <text:p>20,1946</text:p>
          </table:table-cell>
          <table:table-cell office:value-type="float" office:value="0.541044">
            <text:p>0,541044</text:p>
          </table:table-cell>
          <table:table-cell office:value-type="float" office:value="20.7356">
            <text:p>20,7356</text:p>
          </table:table-cell>
          <table:table-cell office:value-type="float" office:value="50.4696">
            <text:p>50,4696</text:p>
          </table:table-cell>
          <table:table-cell office:value-type="float" office:value="0.819631">
            <text:p>0,819631</text:p>
          </table:table-cell>
          <table:table-cell office:value-type="float" office:value="51.2892">
            <text:p>51,2892</text:p>
          </table:table-cell>
          <table:table-cell office:value-type="float" office:value="38.7053">
            <text:p>38,7053</text:p>
          </table:table-cell>
          <table:table-cell office:value-type="float" office:value="1.95802">
            <text:p>1,95802</text:p>
          </table:table-cell>
          <table:table-cell office:value-type="float" office:value="40.6634">
            <text:p>40,6634</text:p>
          </table:table-cell>
          <table:table-cell office:value-type="float" office:value="0.759808">
            <text:p>0,759808</text:p>
          </table:table-cell>
          <table:table-cell office:value-type="float" office:value="0.873295">
            <text:p>0,873295</text:p>
          </table:table-cell>
          <table:table-cell office:value-type="float" office:value="1.6331">
            <text:p>1,6331</text:p>
          </table:table-cell>
          <table:table-cell office:value-type="float" office:value="4.39287">
            <text:p>4,39287</text:p>
          </table:table-cell>
          <table:table-cell office:value-type="float" office:value="1.14514">
            <text:p>1,14514</text:p>
          </table:table-cell>
          <table:table-cell office:value-type="float" office:value="5.538">
            <text:p>5,538</text:p>
          </table:table-cell>
        </table:table-row>
        <table:table-row table:style-name="ro1">
          <table:table-cell office:value-type="float" office:value="20.1046">
            <text:p>20,1046</text:p>
          </table:table-cell>
          <table:table-cell office:value-type="float" office:value="0.346034">
            <text:p>0,346034</text:p>
          </table:table-cell>
          <table:table-cell office:value-type="float" office:value="20.4506">
            <text:p>20,4506</text:p>
          </table:table-cell>
          <table:table-cell office:value-type="float" office:value="0.510253">
            <text:p>0,510253</text:p>
          </table:table-cell>
          <table:table-cell office:value-type="float" office:value="0.519344">
            <text:p>0,519344</text:p>
          </table:table-cell>
          <table:table-cell office:value-type="float" office:value="1.0296">
            <text:p>1,0296</text:p>
          </table:table-cell>
          <table:table-cell office:value-type="float" office:value="7.3016">
            <text:p>7,3016</text:p>
          </table:table-cell>
          <table:table-cell office:value-type="float" office:value="0.19589">
            <text:p>0,19589</text:p>
          </table:table-cell>
          <table:table-cell office:value-type="float" office:value="7.49749">
            <text:p>7,49749</text:p>
          </table:table-cell>
          <table:table-cell office:value-type="float" office:value="19.8811">
            <text:p>19,8811</text:p>
          </table:table-cell>
          <table:table-cell office:value-type="float" office:value="0.499403">
            <text:p>0,499403</text:p>
          </table:table-cell>
          <table:table-cell office:value-type="float" office:value="20.3805">
            <text:p>20,3805</text:p>
          </table:table-cell>
          <table:table-cell office:value-type="float" office:value="13.1678">
            <text:p>13,1678</text:p>
          </table:table-cell>
          <table:table-cell office:value-type="float" office:value="0.540751">
            <text:p>0,540751</text:p>
          </table:table-cell>
          <table:table-cell office:value-type="float" office:value="13.7085">
            <text:p>13,7085</text:p>
          </table:table-cell>
          <table:table-cell office:value-type="float" office:value="43.2873">
            <text:p>43,2873</text:p>
          </table:table-cell>
          <table:table-cell office:value-type="float" office:value="0.844263">
            <text:p>0,844263</text:p>
          </table:table-cell>
          <table:table-cell office:value-type="float" office:value="44.1316">
            <text:p>44,1316</text:p>
          </table:table-cell>
          <table:table-cell office:value-type="float" office:value="13.4241">
            <text:p>13,4241</text:p>
          </table:table-cell>
          <table:table-cell office:value-type="float" office:value="0.725204">
            <text:p>0,725204</text:p>
          </table:table-cell>
          <table:table-cell office:value-type="float" office:value="14.1493">
            <text:p>14,1493</text:p>
          </table:table-cell>
          <table:table-cell office:value-type="float" office:value="0.233719">
            <text:p>0,233719</text:p>
          </table:table-cell>
          <table:table-cell office:value-type="float" office:value="0.372133">
            <text:p>0,372133</text:p>
          </table:table-cell>
          <table:table-cell office:value-type="float" office:value="0.605852">
            <text:p>0,605852</text:p>
          </table:table-cell>
          <table:table-cell office:value-type="float" office:value="1.42666">
            <text:p>1,42666</text:p>
          </table:table-cell>
          <table:table-cell office:value-type="float" office:value="0.41524">
            <text:p>0,41524</text:p>
          </table:table-cell>
          <table:table-cell office:value-type="float" office:value="1.8419">
            <text:p>1,8419</text:p>
          </table:table-cell>
        </table:table-row>
        <table:table-row table:style-name="ro1">
          <table:table-cell office:value-type="float" office:value="10.2171">
            <text:p>10,2171</text:p>
          </table:table-cell>
          <table:table-cell office:value-type="float" office:value="0.297354">
            <text:p>0,297354</text:p>
          </table:table-cell>
          <table:table-cell office:value-type="float" office:value="10.5144">
            <text:p>10,5144</text:p>
          </table:table-cell>
          <table:table-cell office:value-type="float" office:value="0.529021">
            <text:p>0,529021</text:p>
          </table:table-cell>
          <table:table-cell office:value-type="float" office:value="0.504975">
            <text:p>0,504975</text:p>
          </table:table-cell>
          <table:table-cell office:value-type="float" office:value="1.034">
            <text:p>1,034</text:p>
          </table:table-cell>
          <table:table-cell office:value-type="float" office:value="6.77522">
            <text:p>6,77522</text:p>
          </table:table-cell>
          <table:table-cell office:value-type="float" office:value="0.199996">
            <text:p>0,199996</text:p>
          </table:table-cell>
          <table:table-cell office:value-type="float" office:value="6.97522">
            <text:p>6,97522</text:p>
          </table:table-cell>
          <table:table-cell office:value-type="float" office:value="25.4209">
            <text:p>25,4209</text:p>
          </table:table-cell>
          <table:table-cell office:value-type="float" office:value="1.20437">
            <text:p>1,20437</text:p>
          </table:table-cell>
          <table:table-cell office:value-type="float" office:value="26.6252">
            <text:p>26,6252</text:p>
          </table:table-cell>
          <table:table-cell office:value-type="float" office:value="13.6894">
            <text:p>13,6894</text:p>
          </table:table-cell>
          <table:table-cell office:value-type="float" office:value="0.61289">
            <text:p>0,61289</text:p>
          </table:table-cell>
          <table:table-cell office:value-type="float" office:value="14.3023">
            <text:p>14,3023</text:p>
          </table:table-cell>
          <table:table-cell office:value-type="float" office:value="63.7359">
            <text:p>63,7359</text:p>
          </table:table-cell>
          <table:table-cell office:value-type="float" office:value="0.88092">
            <text:p>0,88092</text:p>
          </table:table-cell>
          <table:table-cell office:value-type="float" office:value="64.6168">
            <text:p>64,6168</text:p>
          </table:table-cell>
          <table:table-cell office:value-type="float" office:value="13.612">
            <text:p>13,612</text:p>
          </table:table-cell>
          <table:table-cell office:value-type="float" office:value="0.678578">
            <text:p>0,678578</text:p>
          </table:table-cell>
          <table:table-cell office:value-type="float" office:value="14.2906">
            <text:p>14,2906</text:p>
          </table:table-cell>
          <table:table-cell office:value-type="float" office:value="0.265683">
            <text:p>0,265683</text:p>
          </table:table-cell>
          <table:table-cell office:value-type="float" office:value="0.350726">
            <text:p>0,350726</text:p>
          </table:table-cell>
          <table:table-cell office:value-type="float" office:value="0.616409">
            <text:p>0,616409</text:p>
          </table:table-cell>
          <table:table-cell office:value-type="float" office:value="1.38795">
            <text:p>1,38795</text:p>
          </table:table-cell>
          <table:table-cell office:value-type="float" office:value="0.380344">
            <text:p>0,380344</text:p>
          </table:table-cell>
          <table:table-cell office:value-type="float" office:value="1.76829">
            <text:p>1,76829</text:p>
          </table:table-cell>
        </table:table-row>
        <table:table-row table:style-name="ro1">
          <table:table-cell office:value-type="float" office:value="10.6443">
            <text:p>10,6443</text:p>
          </table:table-cell>
          <table:table-cell office:value-type="float" office:value="0.340462">
            <text:p>0,340462</text:p>
          </table:table-cell>
          <table:table-cell office:value-type="float" office:value="10.9848">
            <text:p>10,9848</text:p>
          </table:table-cell>
          <table:table-cell office:value-type="float" office:value="0.585618">
            <text:p>0,585618</text:p>
          </table:table-cell>
          <table:table-cell office:value-type="float" office:value="0.51993">
            <text:p>0,51993</text:p>
          </table:table-cell>
          <table:table-cell office:value-type="float" office:value="1.10555">
            <text:p>1,10555</text:p>
          </table:table-cell>
          <table:table-cell office:value-type="float" office:value="7.11568">
            <text:p>7,11568</text:p>
          </table:table-cell>
          <table:table-cell office:value-type="float" office:value="0.20938">
            <text:p>0,20938</text:p>
          </table:table-cell>
          <table:table-cell office:value-type="float" office:value="7.32506">
            <text:p>7,32506</text:p>
          </table:table-cell>
          <table:table-cell office:value-type="float" office:value="12.4393">
            <text:p>12,4393</text:p>
          </table:table-cell>
          <table:table-cell office:value-type="float" office:value="0.473597">
            <text:p>0,473597</text:p>
          </table:table-cell>
          <table:table-cell office:value-type="float" office:value="12.9129">
            <text:p>12,9129</text:p>
          </table:table-cell>
          <table:table-cell office:value-type="float" office:value="12.4373">
            <text:p>12,4373</text:p>
          </table:table-cell>
          <table:table-cell office:value-type="float" office:value="0.490605">
            <text:p>0,490605</text:p>
          </table:table-cell>
          <table:table-cell office:value-type="float" office:value="12.9279">
            <text:p>12,9279</text:p>
          </table:table-cell>
          <table:table-cell office:value-type="float" office:value="55.0264">
            <text:p>55,0264</text:p>
          </table:table-cell>
          <table:table-cell office:value-type="float" office:value="1.62841">
            <text:p>1,62841</text:p>
          </table:table-cell>
          <table:table-cell office:value-type="float" office:value="56.6548">
            <text:p>56,6548</text:p>
          </table:table-cell>
          <table:table-cell office:value-type="float" office:value="19.4043">
            <text:p>19,4043</text:p>
          </table:table-cell>
          <table:table-cell office:value-type="float" office:value="1.173">
            <text:p>1,173</text:p>
          </table:table-cell>
          <table:table-cell office:value-type="float" office:value="20.5773">
            <text:p>20,5773</text:p>
          </table:table-cell>
          <table:table-cell office:value-type="float" office:value="0.444859">
            <text:p>0,444859</text:p>
          </table:table-cell>
          <table:table-cell office:value-type="float" office:value="0.368027">
            <text:p>0,368027</text:p>
          </table:table-cell>
          <table:table-cell office:value-type="float" office:value="0.812886">
            <text:p>0,812886</text:p>
          </table:table-cell>
          <table:table-cell office:value-type="float" office:value="1.41551">
            <text:p>1,41551</text:p>
          </table:table-cell>
          <table:table-cell office:value-type="float" office:value="0.385622">
            <text:p>0,385622</text:p>
          </table:table-cell>
          <table:table-cell office:value-type="float" office:value="1.80113">
            <text:p>1,80113</text:p>
          </table:table-cell>
        </table:table-row>
        <table:table-row table:style-name="ro1">
          <table:table-cell office:value-type="float" office:value="10.0734">
            <text:p>10,0734</text:p>
          </table:table-cell>
          <table:table-cell office:value-type="float" office:value="0.371253">
            <text:p>0,371253</text:p>
          </table:table-cell>
          <table:table-cell office:value-type="float" office:value="10.4446">
            <text:p>10,4446</text:p>
          </table:table-cell>
          <table:table-cell office:value-type="float" office:value="0.505561">
            <text:p>0,505561</text:p>
          </table:table-cell>
          <table:table-cell office:value-type="float" office:value="0.534006">
            <text:p>0,534006</text:p>
          </table:table-cell>
          <table:table-cell office:value-type="float" office:value="1.03957">
            <text:p>1,03957</text:p>
          </table:table-cell>
          <table:table-cell office:value-type="float" office:value="6.76027">
            <text:p>6,76027</text:p>
          </table:table-cell>
          <table:table-cell office:value-type="float" office:value="0.179762">
            <text:p>0,179762</text:p>
          </table:table-cell>
          <table:table-cell office:value-type="float" office:value="6.94003">
            <text:p>6,94003</text:p>
          </table:table-cell>
          <table:table-cell office:value-type="float" office:value="18.5245">
            <text:p>18,5245</text:p>
          </table:table-cell>
          <table:table-cell office:value-type="float" office:value="1.24279">
            <text:p>1,24279</text:p>
          </table:table-cell>
          <table:table-cell office:value-type="float" office:value="19.7673">
            <text:p>19,7673</text:p>
          </table:table-cell>
          <table:table-cell office:value-type="float" office:value="13.1897">
            <text:p>13,1897</text:p>
          </table:table-cell>
          <table:table-cell office:value-type="float" office:value="0.502629">
            <text:p>0,502629</text:p>
          </table:table-cell>
          <table:table-cell office:value-type="float" office:value="13.6924">
            <text:p>13,6924</text:p>
          </table:table-cell>
          <table:table-cell office:value-type="float" office:value="44.6334">
            <text:p>44,6334</text:p>
          </table:table-cell>
          <table:table-cell office:value-type="float" office:value="0.881506">
            <text:p>0,881506</text:p>
          </table:table-cell>
          <table:table-cell office:value-type="float" office:value="45.5149">
            <text:p>45,5149</text:p>
          </table:table-cell>
          <table:table-cell office:value-type="float" office:value="13.2534">
            <text:p>13,2534</text:p>
          </table:table-cell>
          <table:table-cell office:value-type="float" office:value="0.967135">
            <text:p>0,967135</text:p>
          </table:table-cell>
          <table:table-cell office:value-type="float" office:value="14.2205">
            <text:p>14,2205</text:p>
          </table:table-cell>
          <table:table-cell office:value-type="float" office:value="0.277707">
            <text:p>0,277707</text:p>
          </table:table-cell>
          <table:table-cell office:value-type="float" office:value="0.31231">
            <text:p>0,31231</text:p>
          </table:table-cell>
          <table:table-cell office:value-type="float" office:value="0.590017">
            <text:p>0,590017</text:p>
          </table:table-cell>
          <table:table-cell office:value-type="float" office:value="1.36859">
            <text:p>1,36859</text:p>
          </table:table-cell>
          <table:table-cell office:value-type="float" office:value="0.380051">
            <text:p>0,380051</text:p>
          </table:table-cell>
          <table:table-cell office:value-type="float" office:value="1.74864">
            <text:p>1,74864</text:p>
          </table:table-cell>
        </table:table-row>
        <table:table-row table:style-name="ro1">
          <table:table-cell office:value-type="float" office:value="9.91973">
            <text:p>9,91973</text:p>
          </table:table-cell>
          <table:table-cell office:value-type="float" office:value="0.2997">
            <text:p>0,2997</text:p>
          </table:table-cell>
          <table:table-cell office:value-type="float" office:value="10.2194">
            <text:p>10,2194</text:p>
          </table:table-cell>
          <table:table-cell office:value-type="float" office:value="0.503215">
            <text:p>0,503215</text:p>
          </table:table-cell>
          <table:table-cell office:value-type="float" office:value="0.512306">
            <text:p>0,512306</text:p>
          </table:table-cell>
          <table:table-cell office:value-type="float" office:value="1.01552">
            <text:p>1,01552</text:p>
          </table:table-cell>
          <table:table-cell office:value-type="float" office:value="6.89897">
            <text:p>6,89897</text:p>
          </table:table-cell>
          <table:table-cell office:value-type="float" office:value="0.179175">
            <text:p>0,179175</text:p>
          </table:table-cell>
          <table:table-cell office:value-type="float" office:value="7.07815">
            <text:p>7,07815</text:p>
          </table:table-cell>
          <table:table-cell office:value-type="float" office:value="13.3988">
            <text:p>13,3988</text:p>
          </table:table-cell>
          <table:table-cell office:value-type="float" office:value="1.41434">
            <text:p>1,41434</text:p>
          </table:table-cell>
          <table:table-cell office:value-type="float" office:value="14.8132">
            <text:p>14,8132</text:p>
          </table:table-cell>
          <table:table-cell office:value-type="float" office:value="16.6167">
            <text:p>16,6167</text:p>
          </table:table-cell>
          <table:table-cell office:value-type="float" office:value="0.553947">
            <text:p>0,553947</text:p>
          </table:table-cell>
          <table:table-cell office:value-type="float" office:value="17.1706">
            <text:p>17,1706</text:p>
          </table:table-cell>
          <table:table-cell office:value-type="float" office:value="55.4607">
            <text:p>55,4607</text:p>
          </table:table-cell>
          <table:table-cell office:value-type="float" office:value="1.26859">
            <text:p>1,26859</text:p>
          </table:table-cell>
          <table:table-cell office:value-type="float" office:value="56.7293">
            <text:p>56,7293</text:p>
          </table:table-cell>
          <table:table-cell office:value-type="float" office:value="23.7708">
            <text:p>23,7708</text:p>
          </table:table-cell>
          <table:table-cell office:value-type="float" office:value="0.721099">
            <text:p>0,721099</text:p>
          </table:table-cell>
          <table:table-cell office:value-type="float" office:value="24.4919">
            <text:p>24,4919</text:p>
          </table:table-cell>
          <table:table-cell office:value-type="float" office:value="0.23284">
            <text:p>0,23284</text:p>
          </table:table-cell>
          <table:table-cell office:value-type="float" office:value="0.356884">
            <text:p>0,356884</text:p>
          </table:table-cell>
          <table:table-cell office:value-type="float" office:value="0.589723">
            <text:p>0,589723</text:p>
          </table:table-cell>
          <table:table-cell office:value-type="float" office:value="1.36595">
            <text:p>1,36595</text:p>
          </table:table-cell>
          <table:table-cell office:value-type="float" office:value="0.893236">
            <text:p>0,893236</text:p>
          </table:table-cell>
          <table:table-cell office:value-type="float" office:value="2.25919">
            <text:p>2,25919</text:p>
          </table:table-cell>
        </table:table-row>
        <table:table-row table:style-name="ro1">
          <table:table-cell office:value-type="float" office:value="14.1818">
            <text:p>14,1818</text:p>
          </table:table-cell>
          <table:table-cell office:value-type="float" office:value="0.299994">
            <text:p>0,299994</text:p>
          </table:table-cell>
          <table:table-cell office:value-type="float" office:value="14.4818">
            <text:p>14,4818</text:p>
          </table:table-cell>
          <table:table-cell office:value-type="float" office:value="0.5082">
            <text:p>0,5082</text:p>
          </table:table-cell>
          <table:table-cell office:value-type="float" office:value="0.501456">
            <text:p>0,501456</text:p>
          </table:table-cell>
          <table:table-cell office:value-type="float" office:value="1.00966">
            <text:p>1,00966</text:p>
          </table:table-cell>
          <table:table-cell office:value-type="float" office:value="6.79897">
            <text:p>6,79897</text:p>
          </table:table-cell>
          <table:table-cell office:value-type="float" office:value="0.180348">
            <text:p>0,180348</text:p>
          </table:table-cell>
          <table:table-cell office:value-type="float" office:value="6.97932">
            <text:p>6,97932</text:p>
          </table:table-cell>
          <table:table-cell office:value-type="float" office:value="12.3367">
            <text:p>12,3367</text:p>
          </table:table-cell>
          <table:table-cell office:value-type="float" office:value="1.08561">
            <text:p>1,08561</text:p>
          </table:table-cell>
          <table:table-cell office:value-type="float" office:value="13.4223">
            <text:p>13,4223</text:p>
          </table:table-cell>
          <table:table-cell office:value-type="float" office:value="12.4282">
            <text:p>12,4282</text:p>
          </table:table-cell>
          <table:table-cell office:value-type="float" office:value="0.516411">
            <text:p>0,516411</text:p>
          </table:table-cell>
          <table:table-cell office:value-type="float" office:value="12.9446">
            <text:p>12,9446</text:p>
          </table:table-cell>
          <table:table-cell office:value-type="float" office:value="61.2805">
            <text:p>61,2805</text:p>
          </table:table-cell>
          <table:table-cell office:value-type="float" office:value="0.828721">
            <text:p>0,828721</text:p>
          </table:table-cell>
          <table:table-cell office:value-type="float" office:value="62.1092">
            <text:p>62,1092</text:p>
          </table:table-cell>
          <table:table-cell office:value-type="float" office:value="19.1412">
            <text:p>19,1412</text:p>
          </table:table-cell>
          <table:table-cell office:value-type="float" office:value="0.991181">
            <text:p>0,991181</text:p>
          </table:table-cell>
          <table:table-cell office:value-type="float" office:value="20.1324">
            <text:p>20,1324</text:p>
          </table:table-cell>
          <table:table-cell office:value-type="float" office:value="0.359523">
            <text:p>0,359523</text:p>
          </table:table-cell>
          <table:table-cell office:value-type="float" office:value="0.444272">
            <text:p>0,444272</text:p>
          </table:table-cell>
          <table:table-cell office:value-type="float" office:value="0.803795">
            <text:p>0,803795</text:p>
          </table:table-cell>
          <table:table-cell office:value-type="float" office:value="1.9979">
            <text:p>1,9979</text:p>
          </table:table-cell>
          <table:table-cell office:value-type="float" office:value="0.701158">
            <text:p>0,701158</text:p>
          </table:table-cell>
          <table:table-cell office:value-type="float" office:value="2.69906">
            <text:p>2,69906</text:p>
          </table:table-cell>
        </table:table-row>
        <table:table-row table:style-name="ro1">
          <table:table-cell office:value-type="float" office:value="14.527">
            <text:p>14,527</text:p>
          </table:table-cell>
          <table:table-cell office:value-type="float" office:value="0.674766">
            <text:p>0,674766</text:p>
          </table:table-cell>
          <table:table-cell office:value-type="float" office:value="15.2017">
            <text:p>15,2017</text:p>
          </table:table-cell>
          <table:table-cell office:value-type="float" office:value="0.796464">
            <text:p>0,796464</text:p>
          </table:table-cell>
          <table:table-cell office:value-type="float" office:value="0.737228">
            <text:p>0,737228</text:p>
          </table:table-cell>
          <table:table-cell office:value-type="float" office:value="1.53369">
            <text:p>1,53369</text:p>
          </table:table-cell>
          <table:table-cell office:value-type="float" office:value="7.19985">
            <text:p>7,19985</text:p>
          </table:table-cell>
          <table:table-cell office:value-type="float" office:value="0.182987">
            <text:p>0,182987</text:p>
          </table:table-cell>
          <table:table-cell office:value-type="float" office:value="7.38283">
            <text:p>7,38283</text:p>
          </table:table-cell>
          <table:table-cell office:value-type="float" office:value="12.188">
            <text:p>12,188</text:p>
          </table:table-cell>
          <table:table-cell office:value-type="float" office:value="0.425504">
            <text:p>0,425504</text:p>
          </table:table-cell>
          <table:table-cell office:value-type="float" office:value="12.6135">
            <text:p>12,6135</text:p>
          </table:table-cell>
          <table:table-cell office:value-type="float" office:value="12.6085">
            <text:p>12,6085</text:p>
          </table:table-cell>
          <table:table-cell office:value-type="float" office:value="0.492365">
            <text:p>0,492365</text:p>
          </table:table-cell>
          <table:table-cell office:value-type="float" office:value="13.1009">
            <text:p>13,1009</text:p>
          </table:table-cell>
          <table:table-cell office:value-type="float" office:value="43.1202">
            <text:p>43,1202</text:p>
          </table:table-cell>
          <table:table-cell office:value-type="float" office:value="0.851301">
            <text:p>0,851301</text:p>
          </table:table-cell>
          <table:table-cell office:value-type="float" office:value="43.9715">
            <text:p>43,9715</text:p>
          </table:table-cell>
          <table:table-cell office:value-type="float" office:value="13.4469">
            <text:p>13,4469</text:p>
          </table:table-cell>
          <table:table-cell office:value-type="float" office:value="0.642215">
            <text:p>0,642215</text:p>
          </table:table-cell>
          <table:table-cell office:value-type="float" office:value="14.0891">
            <text:p>14,0891</text:p>
          </table:table-cell>
          <table:table-cell office:value-type="float" office:value="0.269496">
            <text:p>0,269496</text:p>
          </table:table-cell>
          <table:table-cell office:value-type="float" office:value="1.22431">
            <text:p>1,22431</text:p>
          </table:table-cell>
          <table:table-cell office:value-type="float" office:value="1.49381">
            <text:p>1,49381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1.78823">
            <text:p>1,78823</text:p>
          </table:table-cell>
        </table:table-row>
        <table:table-row table:style-name="ro1">
          <table:table-cell office:value-type="float" office:value="9.90331">
            <text:p>9,90331</text:p>
          </table:table-cell>
          <table:table-cell office:value-type="float" office:value="0.299114">
            <text:p>0,299114</text:p>
          </table:table-cell>
          <table:table-cell office:value-type="float" office:value="10.2024">
            <text:p>10,2024</text:p>
          </table:table-cell>
          <table:table-cell office:value-type="float" office:value="0.490605">
            <text:p>0,490605</text:p>
          </table:table-cell>
          <table:table-cell office:value-type="float" office:value="0.521103">
            <text:p>0,521103</text:p>
          </table:table-cell>
          <table:table-cell office:value-type="float" office:value="1.01171">
            <text:p>1,01171</text:p>
          </table:table-cell>
          <table:table-cell office:value-type="float" office:value="7.0846">
            <text:p>7,0846</text:p>
          </table:table-cell>
          <table:table-cell office:value-type="float" office:value="0.194424">
            <text:p>0,194424</text:p>
          </table:table-cell>
          <table:table-cell office:value-type="float" office:value="7.27902">
            <text:p>7,27902</text:p>
          </table:table-cell>
          <table:table-cell office:value-type="float" office:value="12.4009">
            <text:p>12,4009</text:p>
          </table:table-cell>
          <table:table-cell office:value-type="float" office:value="0.445152">
            <text:p>0,445152</text:p>
          </table:table-cell>
          <table:table-cell office:value-type="float" office:value="12.8461">
            <text:p>12,8461</text:p>
          </table:table-cell>
          <table:table-cell office:value-type="float" office:value="23.0599">
            <text:p>23,0599</text:p>
          </table:table-cell>
          <table:table-cell office:value-type="float" office:value="0.510253">
            <text:p>0,510253</text:p>
          </table:table-cell>
          <table:table-cell office:value-type="float" office:value="23.5702">
            <text:p>23,5702</text:p>
          </table:table-cell>
          <table:table-cell office:value-type="float" office:value="55.2091">
            <text:p>55,2091</text:p>
          </table:table-cell>
          <table:table-cell office:value-type="float" office:value="1.0686">
            <text:p>1,0686</text:p>
          </table:table-cell>
          <table:table-cell office:value-type="float" office:value="56.2777">
            <text:p>56,2777</text:p>
          </table:table-cell>
          <table:table-cell office:value-type="float" office:value="13.3607">
            <text:p>13,3607</text:p>
          </table:table-cell>
          <table:table-cell office:value-type="float" office:value="0.687669">
            <text:p>0,687669</text:p>
          </table:table-cell>
          <table:table-cell office:value-type="float" office:value="14.0484">
            <text:p>14,0484</text:p>
          </table:table-cell>
          <table:table-cell office:value-type="float" office:value="0.235186">
            <text:p>0,235186</text:p>
          </table:table-cell>
          <table:table-cell office:value-type="float" office:value="0.364215">
            <text:p>0,364215</text:p>
          </table:table-cell>
          <table:table-cell office:value-type="float" office:value="0.599401">
            <text:p>0,599401</text:p>
          </table:table-cell>
          <table:table-cell office:value-type="float" office:value="1.44777">
            <text:p>1,44777</text:p>
          </table:table-cell>
          <table:table-cell office:value-type="float" office:value="0.400578">
            <text:p>0,400578</text:p>
          </table:table-cell>
          <table:table-cell office:value-type="float" office:value="1.84835">
            <text:p>1,84835</text:p>
          </table:table-cell>
        </table:table-row>
        <table:table-row table:style-name="ro1">
          <table:table-cell office:value-type="float" office:value="10.0405">
            <text:p>10,0405</text:p>
          </table:table-cell>
          <table:table-cell office:value-type="float" office:value="0.893529">
            <text:p>0,893529</text:p>
          </table:table-cell>
          <table:table-cell office:value-type="float" office:value="10.9341">
            <text:p>10,9341</text:p>
          </table:table-cell>
          <table:table-cell office:value-type="float" office:value="1.50906">
            <text:p>1,50906</text:p>
          </table:table-cell>
          <table:table-cell office:value-type="float" office:value="1.50437">
            <text:p>1,50437</text:p>
          </table:table-cell>
          <table:table-cell office:value-type="float" office:value="3.01343">
            <text:p>3,01343</text:p>
          </table:table-cell>
          <table:table-cell office:value-type="float" office:value="7.27609">
            <text:p>7,27609</text:p>
          </table:table-cell>
          <table:table-cell office:value-type="float" office:value="0.179762">
            <text:p>0,179762</text:p>
          </table:table-cell>
          <table:table-cell office:value-type="float" office:value="7.45585">
            <text:p>7,45585</text:p>
          </table:table-cell>
          <table:table-cell office:value-type="float" office:value="12.1399">
            <text:p>12,1399</text:p>
          </table:table-cell>
          <table:table-cell office:value-type="float" office:value="0.416707">
            <text:p>0,416707</text:p>
          </table:table-cell>
          <table:table-cell office:value-type="float" office:value="12.5566">
            <text:p>12,5566</text:p>
          </table:table-cell>
          <table:table-cell office:value-type="float" office:value="12.6153">
            <text:p>12,6153</text:p>
          </table:table-cell>
          <table:table-cell office:value-type="float" office:value="0.487086">
            <text:p>0,487086</text:p>
          </table:table-cell>
          <table:table-cell office:value-type="float" office:value="13.1024">
            <text:p>13,1024</text:p>
          </table:table-cell>
          <table:table-cell office:value-type="float" office:value="47.2081">
            <text:p>47,2081</text:p>
          </table:table-cell>
          <table:table-cell office:value-type="float" office:value="0.860392">
            <text:p>0,860392</text:p>
          </table:table-cell>
          <table:table-cell office:value-type="float" office:value="48.0685">
            <text:p>48,0685</text:p>
          </table:table-cell>
          <table:table-cell office:value-type="float" office:value="16.5659">
            <text:p>16,5659</text:p>
          </table:table-cell>
          <table:table-cell office:value-type="float" office:value="0.66069">
            <text:p>0,66069</text:p>
          </table:table-cell>
          <table:table-cell office:value-type="float" office:value="17.2266">
            <text:p>17,2266</text:p>
          </table:table-cell>
          <table:table-cell office:value-type="float" office:value="0.224629">
            <text:p>0,224629</text:p>
          </table:table-cell>
          <table:table-cell office:value-type="float" office:value="0.387382">
            <text:p>0,387382</text:p>
          </table:table-cell>
          <table:table-cell office:value-type="float" office:value="0.61201">
            <text:p>0,61201</text:p>
          </table:table-cell>
          <table:table-cell office:value-type="float" office:value="1.41903">
            <text:p>1,41903</text:p>
          </table:table-cell>
          <table:table-cell office:value-type="float" office:value="0.372719">
            <text:p>0,372719</text:p>
          </table:table-cell>
          <table:table-cell office:value-type="float" office:value="1.79175">
            <text:p>1,79175</text:p>
          </table:table-cell>
        </table:table-row>
        <table:table-row table:style-name="ro1">
          <table:table-cell office:value-type="float" office:value="20.0538">
            <text:p>20,0538</text:p>
          </table:table-cell>
          <table:table-cell office:value-type="float" office:value="0.344861">
            <text:p>0,344861</text:p>
          </table:table-cell>
          <table:table-cell office:value-type="float" office:value="20.3987">
            <text:p>20,3987</text:p>
          </table:table-cell>
          <table:table-cell office:value-type="float" office:value="0.54339">
            <text:p>0,54339</text:p>
          </table:table-cell>
          <table:table-cell office:value-type="float" office:value="0.60028">
            <text:p>0,60028</text:p>
          </table:table-cell>
          <table:table-cell office:value-type="float" office:value="1.14367">
            <text:p>1,14367</text:p>
          </table:table-cell>
          <table:table-cell office:value-type="float" office:value="7.07668">
            <text:p>7,07668</text:p>
          </table:table-cell>
          <table:table-cell office:value-type="float" office:value="0.190612">
            <text:p>0,190612</text:p>
          </table:table-cell>
          <table:table-cell office:value-type="float" office:value="7.26729">
            <text:p>7,26729</text:p>
          </table:table-cell>
          <table:table-cell office:value-type="float" office:value="24.2206">
            <text:p>24,2206</text:p>
          </table:table-cell>
          <table:table-cell office:value-type="float" office:value="0.484447">
            <text:p>0,484447</text:p>
          </table:table-cell>
          <table:table-cell office:value-type="float" office:value="24.705">
            <text:p>24,705</text:p>
          </table:table-cell>
          <table:table-cell office:value-type="float" office:value="12.4862">
            <text:p>12,4862</text:p>
          </table:table-cell>
          <table:table-cell office:value-type="float" office:value="0.495591">
            <text:p>0,495591</text:p>
          </table:table-cell>
          <table:table-cell office:value-type="float" office:value="12.9818">
            <text:p>12,9818</text:p>
          </table:table-cell>
          <table:table-cell office:value-type="float" office:value="43.6293">
            <text:p>43,6293</text:p>
          </table:table-cell>
          <table:table-cell office:value-type="float" office:value="0.875934">
            <text:p>0,875934</text:p>
          </table:table-cell>
          <table:table-cell office:value-type="float" office:value="44.5052">
            <text:p>44,5052</text:p>
          </table:table-cell>
          <table:table-cell office:value-type="float" office:value="13.271">
            <text:p>13,271</text:p>
          </table:table-cell>
          <table:table-cell office:value-type="float" office:value="0.667434">
            <text:p>0,667434</text:p>
          </table:table-cell>
          <table:table-cell office:value-type="float" office:value="13.9384">
            <text:p>13,9384</text:p>
          </table:table-cell>
          <table:table-cell office:value-type="float" office:value="0.234306">
            <text:p>0,234306</text:p>
          </table:table-cell>
          <table:table-cell office:value-type="float" office:value="0.373892">
            <text:p>0,373892</text:p>
          </table:table-cell>
          <table:table-cell office:value-type="float" office:value="0.608198">
            <text:p>0,608198</text:p>
          </table:table-cell>
          <table:table-cell office:value-type="float" office:value="1.41111">
            <text:p>1,41111</text:p>
          </table:table-cell>
          <table:table-cell office:value-type="float" office:value="0.796757">
            <text:p>0,796757</text:p>
          </table:table-cell>
          <table:table-cell office:value-type="float" office:value="2.20787">
            <text:p>2,20787</text:p>
          </table:table-cell>
        </table:table-row>
        <table:table-row table:style-name="ro1">
          <table:table-cell office:value-type="float" office:value="10.2194">
            <text:p>10,2194</text:p>
          </table:table-cell>
          <table:table-cell office:value-type="float" office:value="0.349846">
            <text:p>0,349846</text:p>
          </table:table-cell>
          <table:table-cell office:value-type="float" office:value="10.5693">
            <text:p>10,5693</text:p>
          </table:table-cell>
          <table:table-cell office:value-type="float" office:value="1.18179">
            <text:p>1,18179</text:p>
          </table:table-cell>
          <table:table-cell office:value-type="float" office:value="1.4768">
            <text:p>1,4768</text:p>
          </table:table-cell>
          <table:table-cell office:value-type="float" office:value="2.65859">
            <text:p>2,65859</text:p>
          </table:table-cell>
          <table:table-cell office:value-type="float" office:value="7.22096">
            <text:p>7,22096</text:p>
          </table:table-cell>
          <table:table-cell office:value-type="float" office:value="0.199702">
            <text:p>0,199702</text:p>
          </table:table-cell>
          <table:table-cell office:value-type="float" office:value="7.42066">
            <text:p>7,42066</text:p>
          </table:table-cell>
          <table:table-cell office:value-type="float" office:value="12.9763">
            <text:p>12,9763</text:p>
          </table:table-cell>
          <table:table-cell office:value-type="float" office:value="0.468318">
            <text:p>0,468318</text:p>
          </table:table-cell>
          <table:table-cell office:value-type="float" office:value="13.4446">
            <text:p>13,4446</text:p>
          </table:table-cell>
          <table:table-cell office:value-type="float" office:value="13.3575">
            <text:p>13,3575</text:p>
          </table:table-cell>
          <table:table-cell office:value-type="float" office:value="0.557759">
            <text:p>0,557759</text:p>
          </table:table-cell>
          <table:table-cell office:value-type="float" office:value="13.9152">
            <text:p>13,9152</text:p>
          </table:table-cell>
          <table:table-cell office:value-type="float" office:value="49.2655">
            <text:p>49,2655</text:p>
          </table:table-cell>
          <table:table-cell office:value-type="float" office:value="1.20027">
            <text:p>1,20027</text:p>
          </table:table-cell>
          <table:table-cell office:value-type="float" office:value="50.4658">
            <text:p>50,4658</text:p>
          </table:table-cell>
          <table:table-cell office:value-type="float" office:value="13.5167">
            <text:p>13,5167</text:p>
          </table:table-cell>
          <table:table-cell office:value-type="float" office:value="0.714647">
            <text:p>0,714647</text:p>
          </table:table-cell>
          <table:table-cell office:value-type="float" office:value="14.2314">
            <text:p>14,2314</text:p>
          </table:table-cell>
          <table:table-cell office:value-type="float" office:value="0.250728">
            <text:p>0,250728</text:p>
          </table:table-cell>
          <table:table-cell office:value-type="float" office:value="0.317882">
            <text:p>0,317882</text:p>
          </table:table-cell>
          <table:table-cell office:value-type="float" office:value="0.56861">
            <text:p>0,56861</text:p>
          </table:table-cell>
          <table:table-cell office:value-type="float" office:value="1.52841">
            <text:p>1,52841</text:p>
          </table:table-cell>
          <table:table-cell office:value-type="float" office:value="0.42785">
            <text:p>0,42785</text:p>
          </table:table-cell>
          <table:table-cell office:value-type="float" office:value="1.95626">
            <text:p>1,95626</text:p>
          </table:table-cell>
        </table:table-row>
        <table:table-row table:style-name="ro1">
          <table:table-cell office:value-type="float" office:value="10.5001">
            <text:p>10,5001</text:p>
          </table:table-cell>
          <table:table-cell office:value-type="float" office:value="0.358057">
            <text:p>0,358057</text:p>
          </table:table-cell>
          <table:table-cell office:value-type="float" office:value="10.8581">
            <text:p>10,8581</text:p>
          </table:table-cell>
          <table:table-cell office:value-type="float" office:value="0.54339">
            <text:p>0,54339</text:p>
          </table:table-cell>
          <table:table-cell office:value-type="float" office:value="0.524915">
            <text:p>0,524915</text:p>
          </table:table-cell>
          <table:table-cell office:value-type="float" office:value="1.06831">
            <text:p>1,06831</text:p>
          </table:table-cell>
          <table:table-cell office:value-type="float" office:value="7.3236">
            <text:p>7,3236</text:p>
          </table:table-cell>
          <table:table-cell office:value-type="float" office:value="0.195597">
            <text:p>0,195597</text:p>
          </table:table-cell>
          <table:table-cell office:value-type="float" office:value="7.51919">
            <text:p>7,51919</text:p>
          </table:table-cell>
          <table:table-cell office:value-type="float" office:value="12.6112">
            <text:p>12,6112</text:p>
          </table:table-cell>
          <table:table-cell office:value-type="float" office:value="0.424624">
            <text:p>0,424624</text:p>
          </table:table-cell>
          <table:table-cell office:value-type="float" office:value="13.0358">
            <text:p>13,0358</text:p>
          </table:table-cell>
          <table:table-cell office:value-type="float" office:value="12.5716">
            <text:p>12,5716</text:p>
          </table:table-cell>
          <table:table-cell office:value-type="float" office:value="0.517291">
            <text:p>0,517291</text:p>
          </table:table-cell>
          <table:table-cell office:value-type="float" office:value="13.0889">
            <text:p>13,0889</text:p>
          </table:table-cell>
          <table:table-cell office:value-type="float" office:value="42.8513">
            <text:p>42,8513</text:p>
          </table:table-cell>
          <table:table-cell office:value-type="float" office:value="0.83312">
            <text:p>0,83312</text:p>
          </table:table-cell>
          <table:table-cell office:value-type="float" office:value="43.6844">
            <text:p>43,6844</text:p>
          </table:table-cell>
          <table:table-cell office:value-type="float" office:value="14.1408">
            <text:p>14,1408</text:p>
          </table:table-cell>
          <table:table-cell office:value-type="float" office:value="0.644268">
            <text:p>0,644268</text:p>
          </table:table-cell>
          <table:table-cell office:value-type="float" office:value="14.785">
            <text:p>14,785</text:p>
          </table:table-cell>
          <table:table-cell office:value-type="float" office:value="0.265977">
            <text:p>0,265977</text:p>
          </table:table-cell>
          <table:table-cell office:value-type="float" office:value="0.338116">
            <text:p>0,338116</text:p>
          </table:table-cell>
          <table:table-cell office:value-type="float" office:value="0.604093">
            <text:p>0,604093</text:p>
          </table:table-cell>
          <table:table-cell office:value-type="float" office:value="1.37152">
            <text:p>1,37152</text:p>
          </table:table-cell>
          <table:table-cell office:value-type="float" office:value="0.372719">
            <text:p>0,372719</text:p>
          </table:table-cell>
          <table:table-cell office:value-type="float" office:value="1.74424">
            <text:p>1,74424</text:p>
          </table:table-cell>
        </table:table-row>
        <table:table-row table:style-name="ro1">
          <table:table-cell office:value-type="float" office:value="10.6411">
            <text:p>10,6411</text:p>
          </table:table-cell>
          <table:table-cell office:value-type="float" office:value="0.526382">
            <text:p>0,526382</text:p>
          </table:table-cell>
          <table:table-cell office:value-type="float" office:value="11.1675">
            <text:p>11,1675</text:p>
          </table:table-cell>
          <table:table-cell office:value-type="float" office:value="0.49911">
            <text:p>0,49911</text:p>
          </table:table-cell>
          <table:table-cell office:value-type="float" office:value="0.662156">
            <text:p>0,662156</text:p>
          </table:table-cell>
          <table:table-cell office:value-type="float" office:value="1.16127">
            <text:p>1,16127</text:p>
          </table:table-cell>
          <table:table-cell office:value-type="float" office:value="14.166">
            <text:p>14,166</text:p>
          </table:table-cell>
          <table:table-cell office:value-type="float" office:value="0.202635">
            <text:p>0,202635</text:p>
          </table:table-cell>
          <table:table-cell office:value-type="float" office:value="14.3686">
            <text:p>14,3686</text:p>
          </table:table-cell>
          <table:table-cell office:value-type="float" office:value="16.0381">
            <text:p>16,0381</text:p>
          </table:table-cell>
          <table:table-cell office:value-type="float" office:value="0.437821">
            <text:p>0,437821</text:p>
          </table:table-cell>
          <table:table-cell office:value-type="float" office:value="16.4759">
            <text:p>16,4759</text:p>
          </table:table-cell>
          <table:table-cell office:value-type="float" office:value="12.8578">
            <text:p>12,8578</text:p>
          </table:table-cell>
          <table:table-cell office:value-type="float" office:value="0.542217">
            <text:p>0,542217</text:p>
          </table:table-cell>
          <table:table-cell office:value-type="float" office:value="13.4">
            <text:p>13,4</text:p>
          </table:table-cell>
          <table:table-cell office:value-type="float" office:value="57.2653">
            <text:p>57,2653</text:p>
          </table:table-cell>
          <table:table-cell office:value-type="float" office:value="0.829894">
            <text:p>0,829894</text:p>
          </table:table-cell>
          <table:table-cell office:value-type="float" office:value="58.0952">
            <text:p>58,0952</text:p>
          </table:table-cell>
          <table:table-cell office:value-type="float" office:value="13.2167">
            <text:p>13,2167</text:p>
          </table:table-cell>
          <table:table-cell office:value-type="float" office:value="0.69412">
            <text:p>0,69412</text:p>
          </table:table-cell>
          <table:table-cell office:value-type="float" office:value="13.9108">
            <text:p>13,9108</text:p>
          </table:table-cell>
          <table:table-cell office:value-type="float" office:value="0.222576">
            <text:p>0,222576</text:p>
          </table:table-cell>
          <table:table-cell office:value-type="float" office:value="0.374479">
            <text:p>0,374479</text:p>
          </table:table-cell>
          <table:table-cell office:value-type="float" office:value="0.597055">
            <text:p>0,597055</text:p>
          </table:table-cell>
          <table:table-cell office:value-type="float" office:value="1.45803">
            <text:p>1,45803</text:p>
          </table:table-cell>
          <table:table-cell office:value-type="float" office:value="0.660983">
            <text:p>0,660983</text:p>
          </table:table-cell>
          <table:table-cell office:value-type="float" office:value="2.11902">
            <text:p>2,11902</text:p>
          </table:table-cell>
        </table:table-row>
        <table:table-row table:style-name="ro1">
          <table:table-cell office:value-type="float" office:value="13.3584">
            <text:p>13,3584</text:p>
          </table:table-cell>
          <table:table-cell office:value-type="float" office:value="0.343688">
            <text:p>0,343688</text:p>
          </table:table-cell>
          <table:table-cell office:value-type="float" office:value="13.7021">
            <text:p>13,7021</text:p>
          </table:table-cell>
          <table:table-cell office:value-type="float" office:value="0.508787">
            <text:p>0,508787</text:p>
          </table:table-cell>
          <table:table-cell office:value-type="float" office:value="0.500283">
            <text:p>0,500283</text:p>
          </table:table-cell>
          <table:table-cell office:value-type="float" office:value="1.00907">
            <text:p>1,00907</text:p>
          </table:table-cell>
          <table:table-cell office:value-type="float" office:value="6.87903">
            <text:p>6,87903</text:p>
          </table:table-cell>
          <table:table-cell office:value-type="float" office:value="0.178882">
            <text:p>0,178882</text:p>
          </table:table-cell>
          <table:table-cell office:value-type="float" office:value="7.05791">
            <text:p>7,05791</text:p>
          </table:table-cell>
          <table:table-cell office:value-type="float" office:value="12.3478">
            <text:p>12,3478</text:p>
          </table:table-cell>
          <table:table-cell office:value-type="float" office:value="0.461867">
            <text:p>0,461867</text:p>
          </table:table-cell>
          <table:table-cell office:value-type="float" office:value="12.8097">
            <text:p>12,8097</text:p>
          </table:table-cell>
          <table:table-cell office:value-type="float" office:value="12.7012">
            <text:p>12,7012</text:p>
          </table:table-cell>
          <table:table-cell office:value-type="float" office:value="0.897928">
            <text:p>0,897928</text:p>
          </table:table-cell>
          <table:table-cell office:value-type="float" office:value="13.5991">
            <text:p>13,5991</text:p>
          </table:table-cell>
          <table:table-cell office:value-type="float" office:value="63.3171">
            <text:p>63,3171</text:p>
          </table:table-cell>
          <table:table-cell office:value-type="float" office:value="0.87828">
            <text:p>0,87828</text:p>
          </table:table-cell>
          <table:table-cell office:value-type="float" office:value="64.1954">
            <text:p>64,1954</text:p>
          </table:table-cell>
          <table:table-cell office:value-type="float" office:value="13.6179">
            <text:p>13,6179</text:p>
          </table:table-cell>
          <table:table-cell office:value-type="float" office:value="0.765966">
            <text:p>0,765966</text:p>
          </table:table-cell>
          <table:table-cell office:value-type="float" office:value="14.3839">
            <text:p>14,3839</text:p>
          </table:table-cell>
          <table:table-cell office:value-type="float" office:value="0.235772">
            <text:p>0,235772</text:p>
          </table:table-cell>
          <table:table-cell office:value-type="float" office:value="0.381517">
            <text:p>0,381517</text:p>
          </table:table-cell>
          <table:table-cell office:value-type="float" office:value="0.617289">
            <text:p>0,617289</text:p>
          </table:table-cell>
          <table:table-cell office:value-type="float" office:value="1.39616">
            <text:p>1,39616</text:p>
          </table:table-cell>
          <table:table-cell office:value-type="float" office:value="0.380344">
            <text:p>0,380344</text:p>
          </table:table-cell>
          <table:table-cell office:value-type="float" office:value="1.7765">
            <text:p>1,7765</text:p>
          </table:table-cell>
        </table:table-row>
        <table:table-row table:style-name="ro1">
          <table:table-cell office:value-type="float" office:value="14.517">
            <text:p>14,517</text:p>
          </table:table-cell>
          <table:table-cell office:value-type="float" office:value="0.31143">
            <text:p>0,31143</text:p>
          </table:table-cell>
          <table:table-cell office:value-type="float" office:value="14.8284">
            <text:p>14,8284</text:p>
          </table:table-cell>
          <table:table-cell office:value-type="float" office:value="0.560692">
            <text:p>0,560692</text:p>
          </table:table-cell>
          <table:table-cell office:value-type="float" office:value="0.78796">
            <text:p>0,78796</text:p>
          </table:table-cell>
          <table:table-cell office:value-type="float" office:value="1.34865">
            <text:p>1,34865</text:p>
          </table:table-cell>
          <table:table-cell office:value-type="float" office:value="6.77962">
            <text:p>6,77962</text:p>
          </table:table-cell>
          <table:table-cell office:value-type="float" office:value="0.201169">
            <text:p>0,201169</text:p>
          </table:table-cell>
          <table:table-cell office:value-type="float" office:value="6.98079">
            <text:p>6,98079</text:p>
          </table:table-cell>
          <table:table-cell office:value-type="float" office:value="12.4774">
            <text:p>12,4774</text:p>
          </table:table-cell>
          <table:table-cell office:value-type="float" office:value="0.431662">
            <text:p>0,431662</text:p>
          </table:table-cell>
          <table:table-cell office:value-type="float" office:value="12.9091">
            <text:p>12,9091</text:p>
          </table:table-cell>
          <table:table-cell office:value-type="float" office:value="12.6906">
            <text:p>12,6906</text:p>
          </table:table-cell>
          <table:table-cell office:value-type="float" office:value="0.90174">
            <text:p>0,90174</text:p>
          </table:table-cell>
          <table:table-cell office:value-type="float" office:value="13.5924">
            <text:p>13,5924</text:p>
          </table:table-cell>
          <table:table-cell office:value-type="float" office:value="53.122">
            <text:p>53,122</text:p>
          </table:table-cell>
          <table:table-cell office:value-type="float" office:value="0.847196">
            <text:p>0,847196</text:p>
          </table:table-cell>
          <table:table-cell office:value-type="float" office:value="53.9692">
            <text:p>53,9692</text:p>
          </table:table-cell>
          <table:table-cell office:value-type="float" office:value="13.6246">
            <text:p>13,6246</text:p>
          </table:table-cell>
          <table:table-cell office:value-type="float" office:value="0.668607">
            <text:p>0,668607</text:p>
          </table:table-cell>
          <table:table-cell office:value-type="float" office:value="14.2932">
            <text:p>14,2932</text:p>
          </table:table-cell>
          <table:table-cell office:value-type="float" office:value="0.234599">
            <text:p>0,234599</text:p>
          </table:table-cell>
          <table:table-cell office:value-type="float" office:value="0.377411">
            <text:p>0,377411</text:p>
          </table:table-cell>
          <table:table-cell office:value-type="float" office:value="0.61201">
            <text:p>0,61201</text:p>
          </table:table-cell>
          <table:table-cell office:value-type="float" office:value="1.38648">
            <text:p>1,38648</text:p>
          </table:table-cell>
          <table:table-cell office:value-type="float" office:value="0.375359">
            <text:p>0,375359</text:p>
          </table:table-cell>
          <table:table-cell office:value-type="float" office:value="1.76184">
            <text:p>1,76184</text:p>
          </table:table-cell>
        </table:table-row>
        <table:table-row table:style-name="ro1">
          <table:table-cell office:value-type="float" office:value="9.94378">
            <text:p>9,94378</text:p>
          </table:table-cell>
          <table:table-cell office:value-type="float" office:value="0.299114">
            <text:p>0,299114</text:p>
          </table:table-cell>
          <table:table-cell office:value-type="float" office:value="10.2429">
            <text:p>10,2429</text:p>
          </table:table-cell>
          <table:table-cell office:value-type="float" office:value="0.516998">
            <text:p>0,516998</text:p>
          </table:table-cell>
          <table:table-cell office:value-type="float" office:value="0.524329">
            <text:p>0,524329</text:p>
          </table:table-cell>
          <table:table-cell office:value-type="float" office:value="1.04133">
            <text:p>1,04133</text:p>
          </table:table-cell>
          <table:table-cell office:value-type="float" office:value="8.87342">
            <text:p>8,87342</text:p>
          </table:table-cell>
          <table:table-cell office:value-type="float" office:value="0.60028">
            <text:p>0,60028</text:p>
          </table:table-cell>
          <table:table-cell office:value-type="float" office:value="9.4737">
            <text:p>9,4737</text:p>
          </table:table-cell>
          <table:table-cell office:value-type="float" office:value="13.8091">
            <text:p>13,8091</text:p>
          </table:table-cell>
          <table:table-cell office:value-type="float" office:value="0.434302">
            <text:p>0,434302</text:p>
          </table:table-cell>
          <table:table-cell office:value-type="float" office:value="14.2434">
            <text:p>14,2434</text:p>
          </table:table-cell>
          <table:table-cell office:value-type="float" office:value="23.7969">
            <text:p>23,7969</text:p>
          </table:table-cell>
          <table:table-cell office:value-type="float" office:value="0.525795">
            <text:p>0,525795</text:p>
          </table:table-cell>
          <table:table-cell office:value-type="float" office:value="24.3226">
            <text:p>24,3226</text:p>
          </table:table-cell>
          <table:table-cell office:value-type="float" office:value="46.492">
            <text:p>46,492</text:p>
          </table:table-cell>
          <table:table-cell office:value-type="float" office:value="0.884732">
            <text:p>0,884732</text:p>
          </table:table-cell>
          <table:table-cell office:value-type="float" office:value="47.3767">
            <text:p>47,3767</text:p>
          </table:table-cell>
          <table:table-cell office:value-type="float" office:value="13.5906">
            <text:p>13,5906</text:p>
          </table:table-cell>
          <table:table-cell office:value-type="float" office:value="0.642215">
            <text:p>0,642215</text:p>
          </table:table-cell>
          <table:table-cell office:value-type="float" office:value="14.2328">
            <text:p>14,2328</text:p>
          </table:table-cell>
          <table:table-cell office:value-type="float" office:value="0.246916">
            <text:p>0,246916</text:p>
          </table:table-cell>
          <table:table-cell office:value-type="float" office:value="0.362749">
            <text:p>0,362749</text:p>
          </table:table-cell>
          <table:table-cell office:value-type="float" office:value="0.609664">
            <text:p>0,609664</text:p>
          </table:table-cell>
          <table:table-cell office:value-type="float" office:value="1.36742">
            <text:p>1,36742</text:p>
          </table:table-cell>
          <table:table-cell office:value-type="float" office:value="0.416413">
            <text:p>0,416413</text:p>
          </table:table-cell>
          <table:table-cell office:value-type="float" office:value="1.78383">
            <text:p>1,78383</text:p>
          </table:table-cell>
        </table:table-row>
        <table:table-row table:style-name="ro1">
          <table:table-cell office:value-type="float" office:value="12.122">
            <text:p>12,122</text:p>
          </table:table-cell>
          <table:table-cell office:value-type="float" office:value="0.297648">
            <text:p>0,297648</text:p>
          </table:table-cell>
          <table:table-cell office:value-type="float" office:value="12.4197">
            <text:p>12,4197</text:p>
          </table:table-cell>
          <table:table-cell office:value-type="float" office:value="0.516411">
            <text:p>0,516411</text:p>
          </table:table-cell>
          <table:table-cell office:value-type="float" office:value="0.513479">
            <text:p>0,513479</text:p>
          </table:table-cell>
          <table:table-cell office:value-type="float" office:value="1.02989">
            <text:p>1,02989</text:p>
          </table:table-cell>
          <table:table-cell office:value-type="float" office:value="6.70895">
            <text:p>6,70895</text:p>
          </table:table-cell>
          <table:table-cell office:value-type="float" office:value="0.179175">
            <text:p>0,179175</text:p>
          </table:table-cell>
          <table:table-cell office:value-type="float" office:value="6.88812">
            <text:p>6,88812</text:p>
          </table:table-cell>
          <table:table-cell office:value-type="float" office:value="12.527">
            <text:p>12,527</text:p>
          </table:table-cell>
          <table:table-cell office:value-type="float" office:value="0.420226">
            <text:p>0,420226</text:p>
          </table:table-cell>
          <table:table-cell office:value-type="float" office:value="12.9472">
            <text:p>12,9472</text:p>
          </table:table-cell>
          <table:table-cell office:value-type="float" office:value="12.493">
            <text:p>12,493</text:p>
          </table:table-cell>
          <table:table-cell office:value-type="float" office:value="0.485913">
            <text:p>0,485913</text:p>
          </table:table-cell>
          <table:table-cell office:value-type="float" office:value="12.9789">
            <text:p>12,9789</text:p>
          </table:table-cell>
          <table:table-cell office:value-type="float" office:value="48.3201">
            <text:p>48,3201</text:p>
          </table:table-cell>
          <table:table-cell office:value-type="float" office:value="1.49528">
            <text:p>1,49528</text:p>
          </table:table-cell>
          <table:table-cell office:value-type="float" office:value="49.8154">
            <text:p>49,8154</text:p>
          </table:table-cell>
          <table:table-cell office:value-type="float" office:value="22.357">
            <text:p>22,357</text:p>
          </table:table-cell>
          <table:table-cell office:value-type="float" office:value="0.663329">
            <text:p>0,663329</text:p>
          </table:table-cell>
          <table:table-cell office:value-type="float" office:value="23.0203">
            <text:p>23,0203</text:p>
          </table:table-cell>
          <table:table-cell office:value-type="float" office:value="0.231373">
            <text:p>0,231373</text:p>
          </table:table-cell>
          <table:table-cell office:value-type="float" office:value="0.359816">
            <text:p>0,359816</text:p>
          </table:table-cell>
          <table:table-cell office:value-type="float" office:value="0.59119">
            <text:p>0,59119</text:p>
          </table:table-cell>
          <table:table-cell office:value-type="float" office:value="1.38677">
            <text:p>1,38677</text:p>
          </table:table-cell>
          <table:table-cell office:value-type="float" office:value="0.376238">
            <text:p>0,376238</text:p>
          </table:table-cell>
          <table:table-cell office:value-type="float" office:value="1.76301">
            <text:p>1,76301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330785">
            <text:p>0,330785</text:p>
          </table:table-cell>
          <table:table-cell office:value-type="float" office:value="10.4347">
            <text:p>10,4347</text:p>
          </table:table-cell>
          <table:table-cell office:value-type="float" office:value="0.540164">
            <text:p>0,540164</text:p>
          </table:table-cell>
          <table:table-cell office:value-type="float" office:value="0.524915">
            <text:p>0,524915</text:p>
          </table:table-cell>
          <table:table-cell office:value-type="float" office:value="1.06508">
            <text:p>1,06508</text:p>
          </table:table-cell>
          <table:table-cell office:value-type="float" office:value="7.28401">
            <text:p>7,28401</text:p>
          </table:table-cell>
          <table:table-cell office:value-type="float" office:value="0.204101">
            <text:p>0,204101</text:p>
          </table:table-cell>
          <table:table-cell office:value-type="float" office:value="7.48811">
            <text:p>7,48811</text:p>
          </table:table-cell>
          <table:table-cell office:value-type="float" office:value="12.6733">
            <text:p>12,6733</text:p>
          </table:table-cell>
          <table:table-cell office:value-type="float" office:value="0.449844">
            <text:p>0,449844</text:p>
          </table:table-cell>
          <table:table-cell office:value-type="float" office:value="13.1232">
            <text:p>13,1232</text:p>
          </table:table-cell>
          <table:table-cell office:value-type="float" office:value="12.5232">
            <text:p>12,5232</text:p>
          </table:table-cell>
          <table:table-cell office:value-type="float" office:value="0.517584">
            <text:p>0,517584</text:p>
          </table:table-cell>
          <table:table-cell office:value-type="float" office:value="13.0408">
            <text:p>13,0408</text:p>
          </table:table-cell>
          <table:table-cell office:value-type="float" office:value="54.5531">
            <text:p>54,5531</text:p>
          </table:table-cell>
          <table:table-cell office:value-type="float" office:value="0.842211">
            <text:p>0,842211</text:p>
          </table:table-cell>
          <table:table-cell office:value-type="float" office:value="55.3953">
            <text:p>55,3953</text:p>
          </table:table-cell>
          <table:table-cell office:value-type="float" office:value="13.3299">
            <text:p>13,3299</text:p>
          </table:table-cell>
          <table:table-cell office:value-type="float" office:value="0.636643">
            <text:p>0,636643</text:p>
          </table:table-cell>
          <table:table-cell office:value-type="float" office:value="13.9666">
            <text:p>13,9666</text:p>
          </table:table-cell>
          <table:table-cell office:value-type="float" office:value="0.234306">
            <text:p>0,234306</text:p>
          </table:table-cell>
          <table:table-cell office:value-type="float" office:value="0.360696">
            <text:p>0,360696</text:p>
          </table:table-cell>
          <table:table-cell office:value-type="float" office:value="0.595002">
            <text:p>0,595002</text:p>
          </table:table-cell>
          <table:table-cell office:value-type="float" office:value="1.47299">
            <text:p>1,47299</text:p>
          </table:table-cell>
          <table:table-cell office:value-type="float" office:value="0.426091">
            <text:p>0,426091</text:p>
          </table:table-cell>
          <table:table-cell office:value-type="float" office:value="1.89908">
            <text:p>1,89908</text:p>
          </table:table-cell>
        </table:table-row>
        <table:table-row table:style-name="ro1">
          <table:table-cell office:value-type="float" office:value="10.0156">
            <text:p>10,0156</text:p>
          </table:table-cell>
          <table:table-cell office:value-type="float" office:value="0.327852">
            <text:p>0,327852</text:p>
          </table:table-cell>
          <table:table-cell office:value-type="float" office:value="10.3435">
            <text:p>10,3435</text:p>
          </table:table-cell>
          <table:table-cell office:value-type="float" office:value="0.510253">
            <text:p>0,510253</text:p>
          </table:table-cell>
          <table:table-cell office:value-type="float" office:value="0.517877">
            <text:p>0,517877</text:p>
          </table:table-cell>
          <table:table-cell office:value-type="float" office:value="1.02813">
            <text:p>1,02813</text:p>
          </table:table-cell>
          <table:table-cell office:value-type="float" office:value="6.96173">
            <text:p>6,96173</text:p>
          </table:table-cell>
          <table:table-cell office:value-type="float" office:value="0.201169">
            <text:p>0,201169</text:p>
          </table:table-cell>
          <table:table-cell office:value-type="float" office:value="7.1629">
            <text:p>7,1629</text:p>
          </table:table-cell>
          <table:table-cell office:value-type="float" office:value="13.4669">
            <text:p>13,4669</text:p>
          </table:table-cell>
          <table:table-cell office:value-type="float" office:value="0.661863">
            <text:p>0,661863</text:p>
          </table:table-cell>
          <table:table-cell office:value-type="float" office:value="14.1287">
            <text:p>14,1287</text:p>
          </table:table-cell>
          <table:table-cell office:value-type="float" office:value="18.0844">
            <text:p>18,0844</text:p>
          </table:table-cell>
          <table:table-cell office:value-type="float" office:value="0.577407">
            <text:p>0,577407</text:p>
          </table:table-cell>
          <table:table-cell office:value-type="float" office:value="18.6618">
            <text:p>18,6618</text:p>
          </table:table-cell>
          <table:table-cell office:value-type="float" office:value="46.5342">
            <text:p>46,5342</text:p>
          </table:table-cell>
          <table:table-cell office:value-type="float" office:value="1.24044">
            <text:p>1,24044</text:p>
          </table:table-cell>
          <table:table-cell office:value-type="float" office:value="47.7746">
            <text:p>47,7746</text:p>
          </table:table-cell>
          <table:table-cell office:value-type="float" office:value="15.1756">
            <text:p>15,1756</text:p>
          </table:table-cell>
          <table:table-cell office:value-type="float" office:value="0.663915">
            <text:p>0,663915</text:p>
          </table:table-cell>
          <table:table-cell office:value-type="float" office:value="15.8395">
            <text:p>15,8395</text:p>
          </table:table-cell>
          <table:table-cell office:value-type="float" office:value="0.258645">
            <text:p>0,258645</text:p>
          </table:table-cell>
          <table:table-cell office:value-type="float" office:value="0.329905">
            <text:p>0,329905</text:p>
          </table:table-cell>
          <table:table-cell office:value-type="float" office:value="0.58855">
            <text:p>0,58855</text:p>
          </table:table-cell>
          <table:table-cell office:value-type="float" office:value="1.37592">
            <text:p>1,37592</text:p>
          </table:table-cell>
          <table:table-cell office:value-type="float" office:value="0.373892">
            <text:p>0,373892</text:p>
          </table:table-cell>
          <table:table-cell office:value-type="float" office:value="1.74982">
            <text:p>1,74982</text:p>
          </table:table-cell>
        </table:table-row>
        <table:table-row table:style-name="ro1">
          <table:table-cell office:value-type="float" office:value="9.8602">
            <text:p>9,8602</text:p>
          </table:table-cell>
          <table:table-cell office:value-type="float" office:value="0.298527">
            <text:p>0,298527</text:p>
          </table:table-cell>
          <table:table-cell office:value-type="float" office:value="10.1587">
            <text:p>10,1587</text:p>
          </table:table-cell>
          <table:table-cell office:value-type="float" office:value="0.511133">
            <text:p>0,511133</text:p>
          </table:table-cell>
          <table:table-cell office:value-type="float" office:value="0.49735">
            <text:p>0,49735</text:p>
          </table:table-cell>
          <table:table-cell office:value-type="float" office:value="1.00848">
            <text:p>1,00848</text:p>
          </table:table-cell>
          <table:table-cell office:value-type="float" office:value="6.66555">
            <text:p>6,66555</text:p>
          </table:table-cell>
          <table:table-cell office:value-type="float" office:value="0.179175">
            <text:p>0,179175</text:p>
          </table:table-cell>
          <table:table-cell office:value-type="float" office:value="6.84472">
            <text:p>6,84472</text:p>
          </table:table-cell>
          <table:table-cell office:value-type="float" office:value="12.3959">
            <text:p>12,3959</text:p>
          </table:table-cell>
          <table:table-cell office:value-type="float" office:value="0.423158">
            <text:p>0,423158</text:p>
          </table:table-cell>
          <table:table-cell office:value-type="float" office:value="12.8191">
            <text:p>12,8191</text:p>
          </table:table-cell>
          <table:table-cell office:value-type="float" office:value="12.2821">
            <text:p>12,2821</text:p>
          </table:table-cell>
          <table:table-cell office:value-type="float" office:value="0.510546">
            <text:p>0,510546</text:p>
          </table:table-cell>
          <table:table-cell office:value-type="float" office:value="12.7927">
            <text:p>12,7927</text:p>
          </table:table-cell>
          <table:table-cell office:value-type="float" office:value="43.1604">
            <text:p>43,1604</text:p>
          </table:table-cell>
          <table:table-cell office:value-type="float" office:value="0.88004">
            <text:p>0,88004</text:p>
          </table:table-cell>
          <table:table-cell office:value-type="float" office:value="44.0404">
            <text:p>44,0404</text:p>
          </table:table-cell>
          <table:table-cell office:value-type="float" office:value="22.4986">
            <text:p>22,4986</text:p>
          </table:table-cell>
          <table:table-cell office:value-type="float" office:value="0.70409">
            <text:p>0,70409</text:p>
          </table:table-cell>
          <table:table-cell office:value-type="float" office:value="23.2027">
            <text:p>23,2027</text:p>
          </table:table-cell>
          <table:table-cell office:value-type="float" office:value="0.272135">
            <text:p>0,272135</text:p>
          </table:table-cell>
          <table:table-cell office:value-type="float" office:value="0.347207">
            <text:p>0,347207</text:p>
          </table:table-cell>
          <table:table-cell office:value-type="float" office:value="0.619342">
            <text:p>0,619342</text:p>
          </table:table-cell>
          <table:table-cell office:value-type="float" office:value="2.42663">
            <text:p>2,42663</text:p>
          </table:table-cell>
          <table:table-cell office:value-type="float" office:value="0.584152">
            <text:p>0,584152</text:p>
          </table:table-cell>
          <table:table-cell office:value-type="float" office:value="3.01079">
            <text:p>3,01079</text:p>
          </table:table-cell>
        </table:table-row>
        <table:table-row table:style-name="ro1">
          <table:table-cell office:value-type="float" office:value="20.7004">
            <text:p>20,7004</text:p>
          </table:table-cell>
          <table:table-cell office:value-type="float" office:value="0.525209">
            <text:p>0,525209</text:p>
          </table:table-cell>
          <table:table-cell office:value-type="float" office:value="21.2256">
            <text:p>21,2256</text:p>
          </table:table-cell>
          <table:table-cell office:value-type="float" office:value="0.581512">
            <text:p>0,581512</text:p>
          </table:table-cell>
          <table:table-cell office:value-type="float" office:value="0.874468">
            <text:p>0,874468</text:p>
          </table:table-cell>
          <table:table-cell office:value-type="float" office:value="1.45598">
            <text:p>1,45598</text:p>
          </table:table-cell>
          <table:table-cell office:value-type="float" office:value="8.90391">
            <text:p>8,90391</text:p>
          </table:table-cell>
          <table:table-cell office:value-type="float" office:value="0.226975">
            <text:p>0,226975</text:p>
          </table:table-cell>
          <table:table-cell office:value-type="float" office:value="9.13089">
            <text:p>9,13089</text:p>
          </table:table-cell>
          <table:table-cell office:value-type="float" office:value="12.1763">
            <text:p>12,1763</text:p>
          </table:table-cell>
          <table:table-cell office:value-type="float" office:value="0.457468">
            <text:p>0,457468</text:p>
          </table:table-cell>
          <table:table-cell office:value-type="float" office:value="12.6337">
            <text:p>12,6337</text:p>
          </table:table-cell>
          <table:table-cell office:value-type="float" office:value="12.4367">
            <text:p>12,4367</text:p>
          </table:table-cell>
          <table:table-cell office:value-type="float" office:value="0.543097">
            <text:p>0,543097</text:p>
          </table:table-cell>
          <table:table-cell office:value-type="float" office:value="12.9798">
            <text:p>12,9798</text:p>
          </table:table-cell>
          <table:table-cell office:value-type="float" office:value="42.4877">
            <text:p>42,4877</text:p>
          </table:table-cell>
          <table:table-cell office:value-type="float" office:value="1.92752">
            <text:p>1,92752</text:p>
          </table:table-cell>
          <table:table-cell office:value-type="float" office:value="44.4152">
            <text:p>44,4152</text:p>
          </table:table-cell>
          <table:table-cell office:value-type="float" office:value="15.5451">
            <text:p>15,5451</text:p>
          </table:table-cell>
          <table:table-cell office:value-type="float" office:value="0.638696">
            <text:p>0,638696</text:p>
          </table:table-cell>
          <table:table-cell office:value-type="float" office:value="16.1838">
            <text:p>16,1838</text:p>
          </table:table-cell>
          <table:table-cell office:value-type="float" office:value="0.222283">
            <text:p>0,222283</text:p>
          </table:table-cell>
          <table:table-cell office:value-type="float" office:value="0.850715">
            <text:p>0,850715</text:p>
          </table:table-cell>
          <table:table-cell office:value-type="float" office:value="1.073">
            <text:p>1,073</text:p>
          </table:table-cell>
          <table:table-cell office:value-type="float" office:value="4.07528">
            <text:p>4,07528</text:p>
          </table:table-cell>
          <table:table-cell office:value-type="float" office:value="1.00496">
            <text:p>1,00496</text:p>
          </table:table-cell>
          <table:table-cell office:value-type="float" office:value="5.08024">
            <text:p>5,08024</text:p>
          </table:table-cell>
        </table:table-row>
        <table:table-row table:style-name="ro1">
          <table:table-cell office:value-type="float" office:value="9.89656">
            <text:p>9,89656</text:p>
          </table:table-cell>
          <table:table-cell office:value-type="float" office:value="0.464799">
            <text:p>0,464799</text:p>
          </table:table-cell>
          <table:table-cell office:value-type="float" office:value="10.3614">
            <text:p>10,3614</text:p>
          </table:table-cell>
          <table:table-cell office:value-type="float" office:value="1.48912">
            <text:p>1,48912</text:p>
          </table:table-cell>
          <table:table-cell office:value-type="float" office:value="1.51874">
            <text:p>1,51874</text:p>
          </table:table-cell>
          <table:table-cell office:value-type="float" office:value="3.00785">
            <text:p>3,00785</text:p>
          </table:table-cell>
          <table:table-cell office:value-type="float" office:value="11.5531">
            <text:p>11,5531</text:p>
          </table:table-cell>
          <table:table-cell office:value-type="float" office:value="0.187093">
            <text:p>0,187093</text:p>
          </table:table-cell>
          <table:table-cell office:value-type="float" office:value="11.7402">
            <text:p>11,7402</text:p>
          </table:table-cell>
          <table:table-cell office:value-type="float" office:value="12.2525">
            <text:p>12,2525</text:p>
          </table:table-cell>
          <table:table-cell office:value-type="float" office:value="0.450137">
            <text:p>0,450137</text:p>
          </table:table-cell>
          <table:table-cell office:value-type="float" office:value="12.7027">
            <text:p>12,7027</text:p>
          </table:table-cell>
          <table:table-cell office:value-type="float" office:value="12.917">
            <text:p>12,917</text:p>
          </table:table-cell>
          <table:table-cell office:value-type="float" office:value="0.492072">
            <text:p>0,492072</text:p>
          </table:table-cell>
          <table:table-cell office:value-type="float" office:value="13.4091">
            <text:p>13,4091</text:p>
          </table:table-cell>
          <table:table-cell office:value-type="float" office:value="56.8598">
            <text:p>56,8598</text:p>
          </table:table-cell>
          <table:table-cell office:value-type="float" office:value="0.98297">
            <text:p>0,98297</text:p>
          </table:table-cell>
          <table:table-cell office:value-type="float" office:value="57.8427">
            <text:p>57,8427</text:p>
          </table:table-cell>
          <table:table-cell office:value-type="float" office:value="13.9434">
            <text:p>13,9434</text:p>
          </table:table-cell>
          <table:table-cell office:value-type="float" office:value="0.649546">
            <text:p>0,649546</text:p>
          </table:table-cell>
          <table:table-cell office:value-type="float" office:value="14.5929">
            <text:p>14,5929</text:p>
          </table:table-cell>
          <table:table-cell office:value-type="float" office:value="0.476529">
            <text:p>0,476529</text:p>
          </table:table-cell>
          <table:table-cell office:value-type="float" office:value="0.318175">
            <text:p>0,318175</text:p>
          </table:table-cell>
          <table:table-cell office:value-type="float" office:value="0.794704">
            <text:p>0,794704</text:p>
          </table:table-cell>
          <table:table-cell office:value-type="float" office:value="1.4246">
            <text:p>1,4246</text:p>
          </table:table-cell>
          <table:table-cell office:value-type="float" office:value="0.61201">
            <text:p>0,61201</text:p>
          </table:table-cell>
          <table:table-cell office:value-type="float" office:value="2.03661">
            <text:p>2,03661</text:p>
          </table:table-cell>
        </table:table-row>
        <table:table-row table:style-name="ro1">
          <table:table-cell office:value-type="float" office:value="9.97603">
            <text:p>9,97603</text:p>
          </table:table-cell>
          <table:table-cell office:value-type="float" office:value="0.2997">
            <text:p>0,2997</text:p>
          </table:table-cell>
          <table:table-cell office:value-type="float" office:value="10.2757">
            <text:p>10,2757</text:p>
          </table:table-cell>
          <table:table-cell office:value-type="float" office:value="0.558346">
            <text:p>0,558346</text:p>
          </table:table-cell>
          <table:table-cell office:value-type="float" office:value="0.504095">
            <text:p>0,504095</text:p>
          </table:table-cell>
          <table:table-cell office:value-type="float" office:value="1.06244">
            <text:p>1,06244</text:p>
          </table:table-cell>
          <table:table-cell office:value-type="float" office:value="6.91246">
            <text:p>6,91246</text:p>
          </table:table-cell>
          <table:table-cell office:value-type="float" office:value="0.208207">
            <text:p>0,208207</text:p>
          </table:table-cell>
          <table:table-cell office:value-type="float" office:value="7.12067">
            <text:p>7,12067</text:p>
          </table:table-cell>
          <table:table-cell office:value-type="float" office:value="12.359">
            <text:p>12,359</text:p>
          </table:table-cell>
          <table:table-cell office:value-type="float" office:value="0.42961">
            <text:p>0,42961</text:p>
          </table:table-cell>
          <table:table-cell office:value-type="float" office:value="12.7886">
            <text:p>12,7886</text:p>
          </table:table-cell>
          <table:table-cell office:value-type="float" office:value="12.5358">
            <text:p>12,5358</text:p>
          </table:table-cell>
          <table:table-cell office:value-type="float" office:value="0.514065">
            <text:p>0,514065</text:p>
          </table:table-cell>
          <table:table-cell office:value-type="float" office:value="13.0499">
            <text:p>13,0499</text:p>
          </table:table-cell>
          <table:table-cell office:value-type="float" office:value="43.5545">
            <text:p>43,5545</text:p>
          </table:table-cell>
          <table:table-cell office:value-type="float" office:value="0.885318">
            <text:p>0,885318</text:p>
          </table:table-cell>
          <table:table-cell office:value-type="float" office:value="44.4398">
            <text:p>44,4398</text:p>
          </table:table-cell>
          <table:table-cell office:value-type="float" office:value="13.1953">
            <text:p>13,1953</text:p>
          </table:table-cell>
          <table:table-cell office:value-type="float" office:value="0.665088">
            <text:p>0,665088</text:p>
          </table:table-cell>
          <table:table-cell office:value-type="float" office:value="13.8604">
            <text:p>13,8604</text:p>
          </table:table-cell>
          <table:table-cell office:value-type="float" office:value="0.249262">
            <text:p>0,249262</text:p>
          </table:table-cell>
          <table:table-cell office:value-type="float" office:value="0.327559">
            <text:p>0,327559</text:p>
          </table:table-cell>
          <table:table-cell office:value-type="float" office:value="0.57682">
            <text:p>0,57682</text:p>
          </table:table-cell>
          <table:table-cell office:value-type="float" office:value="1.42167">
            <text:p>1,42167</text:p>
          </table:table-cell>
          <table:table-cell office:value-type="float" office:value="0.391194">
            <text:p>0,391194</text:p>
          </table:table-cell>
          <table:table-cell office:value-type="float" office:value="1.81286">
            <text:p>1,81286</text:p>
          </table:table-cell>
        </table:table-row>
        <table:table-row table:style-name="ro1">
          <table:table-cell office:value-type="float" office:value="9.986">
            <text:p>9,986</text:p>
          </table:table-cell>
          <table:table-cell office:value-type="float" office:value="0.334304">
            <text:p>0,334304</text:p>
          </table:table-cell>
          <table:table-cell office:value-type="float" office:value="10.3203">
            <text:p>10,3203</text:p>
          </table:table-cell>
          <table:table-cell office:value-type="float" office:value="0.504388">
            <text:p>0,504388</text:p>
          </table:table-cell>
          <table:table-cell office:value-type="float" office:value="0.509667">
            <text:p>0,509667</text:p>
          </table:table-cell>
          <table:table-cell office:value-type="float" office:value="1.01405">
            <text:p>1,01405</text:p>
          </table:table-cell>
          <table:table-cell office:value-type="float" office:value="6.9327">
            <text:p>6,9327</text:p>
          </table:table-cell>
          <table:table-cell office:value-type="float" office:value="0.205861">
            <text:p>0,205861</text:p>
          </table:table-cell>
          <table:table-cell office:value-type="float" office:value="7.13856">
            <text:p>7,13856</text:p>
          </table:table-cell>
          <table:table-cell office:value-type="float" office:value="14.4402">
            <text:p>14,4402</text:p>
          </table:table-cell>
          <table:table-cell office:value-type="float" office:value="0.463333">
            <text:p>0,463333</text:p>
          </table:table-cell>
          <table:table-cell office:value-type="float" office:value="14.9035">
            <text:p>14,9035</text:p>
          </table:table-cell>
          <table:table-cell office:value-type="float" office:value="12.5041">
            <text:p>12,5041</text:p>
          </table:table-cell>
          <table:table-cell office:value-type="float" office:value="0.682097">
            <text:p>0,682097</text:p>
          </table:table-cell>
          <table:table-cell office:value-type="float" office:value="13.1862">
            <text:p>13,1862</text:p>
          </table:table-cell>
          <table:table-cell office:value-type="float" office:value="42.6709">
            <text:p>42,6709</text:p>
          </table:table-cell>
          <table:table-cell office:value-type="float" office:value="1.45158">
            <text:p>1,45158</text:p>
          </table:table-cell>
          <table:table-cell office:value-type="float" office:value="44.1225">
            <text:p>44,1225</text:p>
          </table:table-cell>
          <table:table-cell office:value-type="float" office:value="13.5554">
            <text:p>13,5554</text:p>
          </table:table-cell>
          <table:table-cell office:value-type="float" office:value="0.743679">
            <text:p>0,743679</text:p>
          </table:table-cell>
          <table:table-cell office:value-type="float" office:value="14.2991">
            <text:p>14,2991</text:p>
          </table:table-cell>
          <table:table-cell office:value-type="float" office:value="0.235772">
            <text:p>0,235772</text:p>
          </table:table-cell>
          <table:table-cell office:value-type="float" office:value="0.738987">
            <text:p>0,738987</text:p>
          </table:table-cell>
          <table:table-cell office:value-type="float" office:value="0.974759">
            <text:p>0,974759</text:p>
          </table:table-cell>
          <table:table-cell office:value-type="float" office:value="1.45539">
            <text:p>1,45539</text:p>
          </table:table-cell>
          <table:table-cell office:value-type="float" office:value="0.373306">
            <text:p>0,373306</text:p>
          </table:table-cell>
          <table:table-cell office:value-type="float" office:value="1.8287">
            <text:p>1,8287</text:p>
          </table:table-cell>
        </table:table-row>
        <table:table-row table:style-name="ro1">
          <table:table-cell office:value-type="float" office:value="10.1493">
            <text:p>10,1493</text:p>
          </table:table-cell>
          <table:table-cell office:value-type="float" office:value="0.303513">
            <text:p>0,303513</text:p>
          </table:table-cell>
          <table:table-cell office:value-type="float" office:value="10.4529">
            <text:p>10,4529</text:p>
          </table:table-cell>
          <table:table-cell office:value-type="float" office:value="0.502335">
            <text:p>0,502335</text:p>
          </table:table-cell>
          <table:table-cell office:value-type="float" office:value="0.526968">
            <text:p>0,526968</text:p>
          </table:table-cell>
          <table:table-cell office:value-type="float" office:value="1.0293">
            <text:p>1,0293</text:p>
          </table:table-cell>
          <table:table-cell office:value-type="float" office:value="6.7893">
            <text:p>6,7893</text:p>
          </table:table-cell>
          <table:table-cell office:value-type="float" office:value="0.180641">
            <text:p>0,180641</text:p>
          </table:table-cell>
          <table:table-cell office:value-type="float" office:value="6.96994">
            <text:p>6,96994</text:p>
          </table:table-cell>
          <table:table-cell office:value-type="float" office:value="12.1786">
            <text:p>12,1786</text:p>
          </table:table-cell>
          <table:table-cell office:value-type="float" office:value="0.432835">
            <text:p>0,432835</text:p>
          </table:table-cell>
          <table:table-cell office:value-type="float" office:value="12.6115">
            <text:p>12,6115</text:p>
          </table:table-cell>
          <table:table-cell office:value-type="float" office:value="13.0807">
            <text:p>13,0807</text:p>
          </table:table-cell>
          <table:table-cell office:value-type="float" office:value="0.492072">
            <text:p>0,492072</text:p>
          </table:table-cell>
          <table:table-cell office:value-type="float" office:value="13.5727">
            <text:p>13,5727</text:p>
          </table:table-cell>
          <table:table-cell office:value-type="float" office:value="42.8809">
            <text:p>42,8809</text:p>
          </table:table-cell>
          <table:table-cell office:value-type="float" office:value="0.814059">
            <text:p>0,814059</text:p>
          </table:table-cell>
          <table:table-cell office:value-type="float" office:value="43.695">
            <text:p>43,695</text:p>
          </table:table-cell>
          <table:table-cell office:value-type="float" office:value="14.2396">
            <text:p>14,2396</text:p>
          </table:table-cell>
          <table:table-cell office:value-type="float" office:value="1.05804">
            <text:p>1,05804</text:p>
          </table:table-cell>
          <table:table-cell office:value-type="float" office:value="15.2976">
            <text:p>15,2976</text:p>
          </table:table-cell>
          <table:table-cell office:value-type="float" office:value="0.24281">
            <text:p>0,24281</text:p>
          </table:table-cell>
          <table:table-cell office:value-type="float" office:value="0.624913">
            <text:p>0,624913</text:p>
          </table:table-cell>
          <table:table-cell office:value-type="float" office:value="0.867723">
            <text:p>0,867723</text:p>
          </table:table-cell>
          <table:table-cell office:value-type="float" office:value="1.78706">
            <text:p>1,78706</text:p>
          </table:table-cell>
          <table:table-cell office:value-type="float" office:value="0.398818">
            <text:p>0,398818</text:p>
          </table:table-cell>
          <table:table-cell office:value-type="float" office:value="2.18588">
            <text:p>2,18588</text:p>
          </table:table-cell>
        </table:table-row>
        <table:table-row table:style-name="ro1">
          <table:table-cell office:value-type="float" office:value="13.5525">
            <text:p>13,5525</text:p>
          </table:table-cell>
          <table:table-cell office:value-type="float" office:value="0.319348">
            <text:p>0,319348</text:p>
          </table:table-cell>
          <table:table-cell office:value-type="float" office:value="13.8718">
            <text:p>13,8718</text:p>
          </table:table-cell>
          <table:table-cell office:value-type="float" office:value="0.504681">
            <text:p>0,504681</text:p>
          </table:table-cell>
          <table:table-cell office:value-type="float" office:value="0.531953">
            <text:p>0,531953</text:p>
          </table:table-cell>
          <table:table-cell office:value-type="float" office:value="1.03663">
            <text:p>1,03663</text:p>
          </table:table-cell>
          <table:table-cell office:value-type="float" office:value="11.2499">
            <text:p>11,2499</text:p>
          </table:table-cell>
          <table:table-cell office:value-type="float" office:value="0.55512">
            <text:p>0,55512</text:p>
          </table:table-cell>
          <table:table-cell office:value-type="float" office:value="11.805">
            <text:p>11,805</text:p>
          </table:table-cell>
          <table:table-cell office:value-type="float" office:value="13.268">
            <text:p>13,268</text:p>
          </table:table-cell>
          <table:table-cell office:value-type="float" office:value="0.49735">
            <text:p>0,49735</text:p>
          </table:table-cell>
          <table:table-cell office:value-type="float" office:value="13.7654">
            <text:p>13,7654</text:p>
          </table:table-cell>
          <table:table-cell office:value-type="float" office:value="12.7616">
            <text:p>12,7616</text:p>
          </table:table-cell>
          <table:table-cell office:value-type="float" office:value="0.565384">
            <text:p>0,565384</text:p>
          </table:table-cell>
          <table:table-cell office:value-type="float" office:value="13.327">
            <text:p>13,327</text:p>
          </table:table-cell>
          <table:table-cell office:value-type="float" office:value="47.5239">
            <text:p>47,5239</text:p>
          </table:table-cell>
          <table:table-cell office:value-type="float" office:value="0.869483">
            <text:p>0,869483</text:p>
          </table:table-cell>
          <table:table-cell office:value-type="float" office:value="48.3934">
            <text:p>48,3934</text:p>
          </table:table-cell>
          <table:table-cell office:value-type="float" office:value="13.5818">
            <text:p>13,5818</text:p>
          </table:table-cell>
          <table:table-cell office:value-type="float" office:value="0.674766">
            <text:p>0,674766</text:p>
          </table:table-cell>
          <table:table-cell office:value-type="float" office:value="14.2566">
            <text:p>14,2566</text:p>
          </table:table-cell>
          <table:table-cell office:value-type="float" office:value="0.223162">
            <text:p>0,223162</text:p>
          </table:table-cell>
          <table:table-cell office:value-type="float" office:value="0.659223">
            <text:p>0,659223</text:p>
          </table:table-cell>
          <table:table-cell office:value-type="float" office:value="0.882386">
            <text:p>0,882386</text:p>
          </table:table-cell>
          <table:table-cell office:value-type="float" office:value="4.15886">
            <text:p>4,15886</text:p>
          </table:table-cell>
          <table:table-cell office:value-type="float" office:value="1.17475">
            <text:p>1,17475</text:p>
          </table:table-cell>
          <table:table-cell office:value-type="float" office:value="5.33361">
            <text:p>5,33361</text:p>
          </table:table-cell>
        </table:table-row>
        <table:table-row table:style-name="ro1">
          <table:table-cell office:value-type="float" office:value="11.4986">
            <text:p>11,4986</text:p>
          </table:table-cell>
          <table:table-cell office:value-type="float" office:value="0.297941">
            <text:p>0,297941</text:p>
          </table:table-cell>
          <table:table-cell office:value-type="float" office:value="11.7965">
            <text:p>11,7965</text:p>
          </table:table-cell>
          <table:table-cell office:value-type="float" office:value="0.502042">
            <text:p>0,502042</text:p>
          </table:table-cell>
          <table:table-cell office:value-type="float" office:value="1.18003">
            <text:p>1,18003</text:p>
          </table:table-cell>
          <table:table-cell office:value-type="float" office:value="1.68208">
            <text:p>1,68208</text:p>
          </table:table-cell>
          <table:table-cell office:value-type="float" office:value="6.75118">
            <text:p>6,75118</text:p>
          </table:table-cell>
          <table:table-cell office:value-type="float" office:value="0.189146">
            <text:p>0,189146</text:p>
          </table:table-cell>
          <table:table-cell office:value-type="float" office:value="6.94032">
            <text:p>6,94032</text:p>
          </table:table-cell>
          <table:table-cell office:value-type="float" office:value="12.6563">
            <text:p>12,6563</text:p>
          </table:table-cell>
          <table:table-cell office:value-type="float" office:value="0.41612">
            <text:p>0,41612</text:p>
          </table:table-cell>
          <table:table-cell office:value-type="float" office:value="13.0724">
            <text:p>13,0724</text:p>
          </table:table-cell>
          <table:table-cell office:value-type="float" office:value="12.6088">
            <text:p>12,6088</text:p>
          </table:table-cell>
          <table:table-cell office:value-type="float" office:value="0.535179">
            <text:p>0,535179</text:p>
          </table:table-cell>
          <table:table-cell office:value-type="float" office:value="13.144">
            <text:p>13,144</text:p>
          </table:table-cell>
          <table:table-cell office:value-type="float" office:value="87.8087">
            <text:p>87,8087</text:p>
          </table:table-cell>
          <table:table-cell office:value-type="float" office:value="1.04807">
            <text:p>1,04807</text:p>
          </table:table-cell>
          <table:table-cell office:value-type="float" office:value="88.8567">
            <text:p>88,8567</text:p>
          </table:table-cell>
          <table:table-cell office:value-type="float" office:value="15.6815">
            <text:p>15,6815</text:p>
          </table:table-cell>
          <table:table-cell office:value-type="float" office:value="0.743972">
            <text:p>0,743972</text:p>
          </table:table-cell>
          <table:table-cell office:value-type="float" office:value="16.4255">
            <text:p>16,4255</text:p>
          </table:table-cell>
          <table:table-cell office:value-type="float" office:value="0.344274">
            <text:p>0,344274</text:p>
          </table:table-cell>
          <table:table-cell office:value-type="float" office:value="0.360403">
            <text:p>0,360403</text:p>
          </table:table-cell>
          <table:table-cell office:value-type="float" office:value="0.704677">
            <text:p>0,704677</text:p>
          </table:table-cell>
          <table:table-cell office:value-type="float" office:value="1.49029">
            <text:p>1,49029</text:p>
          </table:table-cell>
          <table:table-cell office:value-type="float" office:value="0.413188">
            <text:p>0,413188</text:p>
          </table:table-cell>
          <table:table-cell office:value-type="float" office:value="1.90348">
            <text:p>1,90348</text:p>
          </table:table-cell>
        </table:table-row>
        <table:table-row table:style-name="ro1">
          <table:table-cell office:value-type="float" office:value="10.2775">
            <text:p>10,2775</text:p>
          </table:table-cell>
          <table:table-cell office:value-type="float" office:value="0.338702">
            <text:p>0,338702</text:p>
          </table:table-cell>
          <table:table-cell office:value-type="float" office:value="10.6162">
            <text:p>10,6162</text:p>
          </table:table-cell>
          <table:table-cell office:value-type="float" office:value="0.499989">
            <text:p>0,499989</text:p>
          </table:table-cell>
          <table:table-cell office:value-type="float" office:value="0.504681">
            <text:p>0,504681</text:p>
          </table:table-cell>
          <table:table-cell office:value-type="float" office:value="1.00467">
            <text:p>1,00467</text:p>
          </table:table-cell>
          <table:table-cell office:value-type="float" office:value="6.88695">
            <text:p>6,88695</text:p>
          </table:table-cell>
          <table:table-cell office:value-type="float" office:value="0.182108">
            <text:p>0,182108</text:p>
          </table:table-cell>
          <table:table-cell office:value-type="float" office:value="7.06906">
            <text:p>7,06906</text:p>
          </table:table-cell>
          <table:table-cell office:value-type="float" office:value="13.3405">
            <text:p>13,3405</text:p>
          </table:table-cell>
          <table:table-cell office:value-type="float" office:value="0.518757">
            <text:p>0,518757</text:p>
          </table:table-cell>
          <table:table-cell office:value-type="float" office:value="13.8592">
            <text:p>13,8592</text:p>
          </table:table-cell>
          <table:table-cell office:value-type="float" office:value="12.634">
            <text:p>12,634</text:p>
          </table:table-cell>
          <table:table-cell office:value-type="float" office:value="0.935171">
            <text:p>0,935171</text:p>
          </table:table-cell>
          <table:table-cell office:value-type="float" office:value="13.5692">
            <text:p>13,5692</text:p>
          </table:table-cell>
          <table:table-cell office:value-type="float" office:value="42.814">
            <text:p>42,814</text:p>
          </table:table-cell>
          <table:table-cell office:value-type="float" office:value="0.826962">
            <text:p>0,826962</text:p>
          </table:table-cell>
          <table:table-cell office:value-type="float" office:value="43.641">
            <text:p>43,641</text:p>
          </table:table-cell>
          <table:table-cell office:value-type="float" office:value="13.6085">
            <text:p>13,6085</text:p>
          </table:table-cell>
          <table:table-cell office:value-type="float" office:value="0.669487">
            <text:p>0,669487</text:p>
          </table:table-cell>
          <table:table-cell office:value-type="float" office:value="14.278">
            <text:p>14,278</text:p>
          </table:table-cell>
          <table:table-cell office:value-type="float" office:value="0.245449">
            <text:p>0,245449</text:p>
          </table:table-cell>
          <table:table-cell office:value-type="float" office:value="0.394126">
            <text:p>0,394126</text:p>
          </table:table-cell>
          <table:table-cell office:value-type="float" office:value="0.639576">
            <text:p>0,639576</text:p>
          </table:table-cell>
          <table:table-cell office:value-type="float" office:value="1.74512">
            <text:p>1,74512</text:p>
          </table:table-cell>
          <table:table-cell office:value-type="float" office:value="1.77474">
            <text:p>1,77474</text:p>
          </table:table-cell>
          <table:table-cell office:value-type="float" office:value="3.51987">
            <text:p>3,51987</text:p>
          </table:table-cell>
        </table:table-row>
        <table:table-row table:style-name="ro1">
          <table:table-cell office:value-type="float" office:value="14.2806">
            <text:p>14,2806</text:p>
          </table:table-cell>
          <table:table-cell office:value-type="float" office:value="0.382397">
            <text:p>0,382397</text:p>
          </table:table-cell>
          <table:table-cell office:value-type="float" office:value="14.663">
            <text:p>14,663</text:p>
          </table:table-cell>
          <table:table-cell office:value-type="float" office:value="0.676232">
            <text:p>0,676232</text:p>
          </table:table-cell>
          <table:table-cell office:value-type="float" office:value="0.699692">
            <text:p>0,699692</text:p>
          </table:table-cell>
          <table:table-cell office:value-type="float" office:value="1.37592">
            <text:p>1,37592</text:p>
          </table:table-cell>
          <table:table-cell office:value-type="float" office:value="13.4636">
            <text:p>13,4636</text:p>
          </table:table-cell>
          <table:table-cell office:value-type="float" office:value="0.272428">
            <text:p>0,272428</text:p>
          </table:table-cell>
          <table:table-cell office:value-type="float" office:value="13.7361">
            <text:p>13,7361</text:p>
          </table:table-cell>
          <table:table-cell office:value-type="float" office:value="19.2389">
            <text:p>19,2389</text:p>
          </table:table-cell>
          <table:table-cell office:value-type="float" office:value="0.448964">
            <text:p>0,448964</text:p>
          </table:table-cell>
          <table:table-cell office:value-type="float" office:value="19.6878">
            <text:p>19,6878</text:p>
          </table:table-cell>
          <table:table-cell office:value-type="float" office:value="12.7824">
            <text:p>12,7824</text:p>
          </table:table-cell>
          <table:table-cell office:value-type="float" office:value="0.495004">
            <text:p>0,495004</text:p>
          </table:table-cell>
          <table:table-cell office:value-type="float" office:value="13.2774">
            <text:p>13,2774</text:p>
          </table:table-cell>
          <table:table-cell office:value-type="float" office:value="52.376">
            <text:p>52,376</text:p>
          </table:table-cell>
          <table:table-cell office:value-type="float" office:value="0.844263">
            <text:p>0,844263</text:p>
          </table:table-cell>
          <table:table-cell office:value-type="float" office:value="53.2203">
            <text:p>53,2203</text:p>
          </table:table-cell>
          <table:table-cell office:value-type="float" office:value="13.3144">
            <text:p>13,3144</text:p>
          </table:table-cell>
          <table:table-cell office:value-type="float" office:value="0.680044">
            <text:p>0,680044</text:p>
          </table:table-cell>
          <table:table-cell office:value-type="float" office:value="13.9944">
            <text:p>13,9944</text:p>
          </table:table-cell>
          <table:table-cell office:value-type="float" office:value="0.247209">
            <text:p>0,247209</text:p>
          </table:table-cell>
          <table:table-cell office:value-type="float" office:value="0.365975">
            <text:p>0,365975</text:p>
          </table:table-cell>
          <table:table-cell office:value-type="float" office:value="0.613183">
            <text:p>0,613183</text:p>
          </table:table-cell>
          <table:table-cell office:value-type="float" office:value="1.91286">
            <text:p>1,91286</text:p>
          </table:table-cell>
          <table:table-cell office:value-type="float" office:value="0.388261">
            <text:p>0,388261</text:p>
          </table:table-cell>
          <table:table-cell office:value-type="float" office:value="2.30112">
            <text:p>2,30112</text:p>
          </table:table-cell>
        </table:table-row>
        <table:table-row table:style-name="ro1">
          <table:table-cell office:value-type="float" office:value="9.90947">
            <text:p>9,90947</text:p>
          </table:table-cell>
          <table:table-cell office:value-type="float" office:value="0.307032">
            <text:p>0,307032</text:p>
          </table:table-cell>
          <table:table-cell office:value-type="float" office:value="10.2165">
            <text:p>10,2165</text:p>
          </table:table-cell>
          <table:table-cell office:value-type="float" office:value="0.51993">
            <text:p>0,51993</text:p>
          </table:table-cell>
          <table:table-cell office:value-type="float" office:value="0.52081">
            <text:p>0,52081</text:p>
          </table:table-cell>
          <table:table-cell office:value-type="float" office:value="1.04074">
            <text:p>1,04074</text:p>
          </table:table-cell>
          <table:table-cell office:value-type="float" office:value="7.02683">
            <text:p>7,02683</text:p>
          </table:table-cell>
          <table:table-cell office:value-type="float" office:value="0.213485">
            <text:p>0,213485</text:p>
          </table:table-cell>
          <table:table-cell office:value-type="float" office:value="7.24031">
            <text:p>7,24031</text:p>
          </table:table-cell>
          <table:table-cell office:value-type="float" office:value="12.3496">
            <text:p>12,3496</text:p>
          </table:table-cell>
          <table:table-cell office:value-type="float" office:value="0.416707">
            <text:p>0,416707</text:p>
          </table:table-cell>
          <table:table-cell office:value-type="float" office:value="12.7663">
            <text:p>12,7663</text:p>
          </table:table-cell>
          <table:table-cell office:value-type="float" office:value="12.9534">
            <text:p>12,9534</text:p>
          </table:table-cell>
          <table:table-cell office:value-type="float" office:value="0.503802">
            <text:p>0,503802</text:p>
          </table:table-cell>
          <table:table-cell office:value-type="float" office:value="13.4572">
            <text:p>13,4572</text:p>
          </table:table-cell>
          <table:table-cell office:value-type="float" office:value="49.0588">
            <text:p>49,0588</text:p>
          </table:table-cell>
          <table:table-cell office:value-type="float" office:value="1.0991">
            <text:p>1,0991</text:p>
          </table:table-cell>
          <table:table-cell office:value-type="float" office:value="50.1579">
            <text:p>50,1579</text:p>
          </table:table-cell>
          <table:table-cell office:value-type="float" office:value="25.03">
            <text:p>25,03</text:p>
          </table:table-cell>
          <table:table-cell office:value-type="float" office:value="0.694413">
            <text:p>0,694413</text:p>
          </table:table-cell>
          <table:table-cell office:value-type="float" office:value="25.7244">
            <text:p>25,7244</text:p>
          </table:table-cell>
          <table:table-cell office:value-type="float" office:value="0.224922">
            <text:p>0,224922</text:p>
          </table:table-cell>
          <table:table-cell office:value-type="float" office:value="0.376532">
            <text:p>0,376532</text:p>
          </table:table-cell>
          <table:table-cell office:value-type="float" office:value="0.601453">
            <text:p>0,601453</text:p>
          </table:table-cell>
          <table:table-cell office:value-type="float" office:value="1.36918">
            <text:p>1,36918</text:p>
          </table:table-cell>
          <table:table-cell office:value-type="float" office:value="0.489726">
            <text:p>0,489726</text:p>
          </table:table-cell>
          <table:table-cell office:value-type="float" office:value="1.8589">
            <text:p>1,8589</text:p>
          </table:table-cell>
        </table:table-row>
        <table:table-row table:style-name="ro1">
          <table:table-cell office:value-type="float" office:value="10.0259">
            <text:p>10,0259</text:p>
          </table:table-cell>
          <table:table-cell office:value-type="float" office:value="0.320814">
            <text:p>0,320814</text:p>
          </table:table-cell>
          <table:table-cell office:value-type="float" office:value="10.3467">
            <text:p>10,3467</text:p>
          </table:table-cell>
          <table:table-cell office:value-type="float" office:value="0.523742">
            <text:p>0,523742</text:p>
          </table:table-cell>
          <table:table-cell office:value-type="float" office:value="0.525502">
            <text:p>0,525502</text:p>
          </table:table-cell>
          <table:table-cell office:value-type="float" office:value="1.04924">
            <text:p>1,04924</text:p>
          </table:table-cell>
          <table:table-cell office:value-type="float" office:value="6.8198">
            <text:p>6,8198</text:p>
          </table:table-cell>
          <table:table-cell office:value-type="float" office:value="0.180348">
            <text:p>0,180348</text:p>
          </table:table-cell>
          <table:table-cell office:value-type="float" office:value="7.00014">
            <text:p>7,00014</text:p>
          </table:table-cell>
          <table:table-cell office:value-type="float" office:value="12.3358">
            <text:p>12,3358</text:p>
          </table:table-cell>
          <table:table-cell office:value-type="float" office:value="0.534593">
            <text:p>0,534593</text:p>
          </table:table-cell>
          <table:table-cell office:value-type="float" office:value="12.8704">
            <text:p>12,8704</text:p>
          </table:table-cell>
          <table:table-cell office:value-type="float" office:value="12.7607">
            <text:p>12,7607</text:p>
          </table:table-cell>
          <table:table-cell office:value-type="float" office:value="0.533126">
            <text:p>0,533126</text:p>
          </table:table-cell>
          <table:table-cell office:value-type="float" office:value="13.2939">
            <text:p>13,2939</text:p>
          </table:table-cell>
          <table:table-cell office:value-type="float" office:value="42.834">
            <text:p>42,834</text:p>
          </table:table-cell>
          <table:table-cell office:value-type="float" office:value="0.890304">
            <text:p>0,890304</text:p>
          </table:table-cell>
          <table:table-cell office:value-type="float" office:value="43.7243">
            <text:p>43,7243</text:p>
          </table:table-cell>
          <table:table-cell office:value-type="float" office:value="14.0328">
            <text:p>14,0328</text:p>
          </table:table-cell>
          <table:table-cell office:value-type="float" office:value="0.713474">
            <text:p>0,713474</text:p>
          </table:table-cell>
          <table:table-cell office:value-type="float" office:value="14.7463">
            <text:p>14,7463</text:p>
          </table:table-cell>
          <table:table-cell office:value-type="float" office:value="0.238998">
            <text:p>0,238998</text:p>
          </table:table-cell>
          <table:table-cell office:value-type="float" office:value="0.657464">
            <text:p>0,657464</text:p>
          </table:table-cell>
          <table:table-cell office:value-type="float" office:value="0.896462">
            <text:p>0,896462</text:p>
          </table:table-cell>
          <table:table-cell office:value-type="float" office:value="1.42666">
            <text:p>1,42666</text:p>
          </table:table-cell>
          <table:table-cell office:value-type="float" office:value="0.377705">
            <text:p>0,377705</text:p>
          </table:table-cell>
          <table:table-cell office:value-type="float" office:value="1.80436">
            <text:p>1,80436</text:p>
          </table:table-cell>
        </table:table-row>
        <table:table-row table:style-name="ro1">
          <table:table-cell office:value-type="float" office:value="17.6067">
            <text:p>17,6067</text:p>
          </table:table-cell>
          <table:table-cell office:value-type="float" office:value="0.448377">
            <text:p>0,448377</text:p>
          </table:table-cell>
          <table:table-cell office:value-type="float" office:value="18.055">
            <text:p>18,055</text:p>
          </table:table-cell>
          <table:table-cell office:value-type="float" office:value="0.985316">
            <text:p>0,985316</text:p>
          </table:table-cell>
          <table:table-cell office:value-type="float" office:value="0.668021">
            <text:p>0,668021</text:p>
          </table:table-cell>
          <table:table-cell office:value-type="float" office:value="1.65334">
            <text:p>1,65334</text:p>
          </table:table-cell>
          <table:table-cell office:value-type="float" office:value="10.774">
            <text:p>10,774</text:p>
          </table:table-cell>
          <table:table-cell office:value-type="float" office:value="0.373892">
            <text:p>0,373892</text:p>
          </table:table-cell>
          <table:table-cell office:value-type="float" office:value="11.1479">
            <text:p>11,1479</text:p>
          </table:table-cell>
          <table:table-cell office:value-type="float" office:value="24.8517">
            <text:p>24,8517</text:p>
          </table:table-cell>
          <table:table-cell office:value-type="float" office:value="0.471251">
            <text:p>0,471251</text:p>
          </table:table-cell>
          <table:table-cell office:value-type="float" office:value="25.3229">
            <text:p>25,3229</text:p>
          </table:table-cell>
          <table:table-cell office:value-type="float" office:value="13.8023">
            <text:p>13,8023</text:p>
          </table:table-cell>
          <table:table-cell office:value-type="float" office:value="0.582685">
            <text:p>0,582685</text:p>
          </table:table-cell>
          <table:table-cell office:value-type="float" office:value="14.385">
            <text:p>14,385</text:p>
          </table:table-cell>
          <table:table-cell office:value-type="float" office:value="43.8747">
            <text:p>43,8747</text:p>
          </table:table-cell>
          <table:table-cell office:value-type="float" office:value="2.59027">
            <text:p>2,59027</text:p>
          </table:table-cell>
          <table:table-cell office:value-type="float" office:value="46.465">
            <text:p>46,465</text:p>
          </table:table-cell>
          <table:table-cell office:value-type="float" office:value="16.9903">
            <text:p>16,9903</text:p>
          </table:table-cell>
          <table:table-cell office:value-type="float" office:value="0.676525">
            <text:p>0,676525</text:p>
          </table:table-cell>
          <table:table-cell office:value-type="float" office:value="17.6668">
            <text:p>17,6668</text:p>
          </table:table-cell>
          <table:table-cell office:value-type="float" office:value="0.246329">
            <text:p>0,246329</text:p>
          </table:table-cell>
          <table:table-cell office:value-type="float" office:value="0.365095">
            <text:p>0,365095</text:p>
          </table:table-cell>
          <table:table-cell office:value-type="float" office:value="0.611424">
            <text:p>0,611424</text:p>
          </table:table-cell>
          <table:table-cell office:value-type="float" office:value="1.40584">
            <text:p>1,40584</text:p>
          </table:table-cell>
          <table:table-cell office:value-type="float" office:value="0.40615">
            <text:p>0,40615</text:p>
          </table:table-cell>
          <table:table-cell office:value-type="float" office:value="1.81198">
            <text:p>1,81198</text:p>
          </table:table-cell>
        </table:table-row>
        <table:table-row table:style-name="ro1">
          <table:table-cell office:value-type="float" office:value="10.1895">
            <text:p>10,1895</text:p>
          </table:table-cell>
          <table:table-cell office:value-type="float" office:value="0.325799">
            <text:p>0,325799</text:p>
          </table:table-cell>
          <table:table-cell office:value-type="float" office:value="10.5153">
            <text:p>10,5153</text:p>
          </table:table-cell>
          <table:table-cell office:value-type="float" office:value="0.502042">
            <text:p>0,502042</text:p>
          </table:table-cell>
          <table:table-cell office:value-type="float" office:value="0.540751">
            <text:p>0,540751</text:p>
          </table:table-cell>
          <table:table-cell office:value-type="float" office:value="1.04279">
            <text:p>1,04279</text:p>
          </table:table-cell>
          <table:table-cell office:value-type="float" office:value="6.79487">
            <text:p>6,79487</text:p>
          </table:table-cell>
          <table:table-cell office:value-type="float" office:value="0.180055">
            <text:p>0,180055</text:p>
          </table:table-cell>
          <table:table-cell office:value-type="float" office:value="6.97492">
            <text:p>6,97492</text:p>
          </table:table-cell>
          <table:table-cell office:value-type="float" office:value="12.6534">
            <text:p>12,6534</text:p>
          </table:table-cell>
          <table:table-cell office:value-type="float" office:value="0.422865">
            <text:p>0,422865</text:p>
          </table:table-cell>
          <table:table-cell office:value-type="float" office:value="13.0763">
            <text:p>13,0763</text:p>
          </table:table-cell>
          <table:table-cell office:value-type="float" office:value="12.3892">
            <text:p>12,3892</text:p>
          </table:table-cell>
          <table:table-cell office:value-type="float" office:value="0.534886">
            <text:p>0,534886</text:p>
          </table:table-cell>
          <table:table-cell office:value-type="float" office:value="12.9241">
            <text:p>12,9241</text:p>
          </table:table-cell>
          <table:table-cell office:value-type="float" office:value="45.989">
            <text:p>45,989</text:p>
          </table:table-cell>
          <table:table-cell office:value-type="float" office:value="0.87828">
            <text:p>0,87828</text:p>
          </table:table-cell>
          <table:table-cell office:value-type="float" office:value="46.8673">
            <text:p>46,8673</text:p>
          </table:table-cell>
          <table:table-cell office:value-type="float" office:value="14.6836">
            <text:p>14,6836</text:p>
          </table:table-cell>
          <table:table-cell office:value-type="float" office:value="1.69117">
            <text:p>1,69117</text:p>
          </table:table-cell>
          <table:table-cell office:value-type="float" office:value="16.3747">
            <text:p>16,3747</text:p>
          </table:table-cell>
          <table:table-cell office:value-type="float" office:value="0.626673">
            <text:p>0,626673</text:p>
          </table:table-cell>
          <table:table-cell office:value-type="float" office:value="0.793531">
            <text:p>0,793531</text:p>
          </table:table-cell>
          <table:table-cell office:value-type="float" office:value="1.4202">
            <text:p>1,4202</text:p>
          </table:table-cell>
          <table:table-cell office:value-type="float" office:value="3.62632">
            <text:p>3,62632</text:p>
          </table:table-cell>
          <table:table-cell office:value-type="float" office:value="0.59119">
            <text:p>0,59119</text:p>
          </table:table-cell>
          <table:table-cell office:value-type="float" office:value="4.21751">
            <text:p>4,21751</text:p>
          </table:table-cell>
        </table:table-row>
        <table:table-row table:style-name="ro1">
          <table:table-cell office:value-type="float" office:value="13.5229">
            <text:p>13,5229</text:p>
          </table:table-cell>
          <table:table-cell office:value-type="float" office:value="0.355418">
            <text:p>0,355418</text:p>
          </table:table-cell>
          <table:table-cell office:value-type="float" office:value="13.8783">
            <text:p>13,8783</text:p>
          </table:table-cell>
          <table:table-cell office:value-type="float" office:value="0.527848">
            <text:p>0,527848</text:p>
          </table:table-cell>
          <table:table-cell office:value-type="float" office:value="0.562745">
            <text:p>0,562745</text:p>
          </table:table-cell>
          <table:table-cell office:value-type="float" office:value="1.09059">
            <text:p>1,09059</text:p>
          </table:table-cell>
          <table:table-cell office:value-type="float" office:value="12.6707">
            <text:p>12,6707</text:p>
          </table:table-cell>
          <table:table-cell office:value-type="float" office:value="0.20762">
            <text:p>0,20762</text:p>
          </table:table-cell>
          <table:table-cell office:value-type="float" office:value="12.8783">
            <text:p>12,8783</text:p>
          </table:table-cell>
          <table:table-cell office:value-type="float" office:value="12.2792">
            <text:p>12,2792</text:p>
          </table:table-cell>
          <table:table-cell office:value-type="float" office:value="0.553947">
            <text:p>0,553947</text:p>
          </table:table-cell>
          <table:table-cell office:value-type="float" office:value="12.8332">
            <text:p>12,8332</text:p>
          </table:table-cell>
          <table:table-cell office:value-type="float" office:value="12.4279">
            <text:p>12,4279</text:p>
          </table:table-cell>
          <table:table-cell office:value-type="float" office:value="0.491778">
            <text:p>0,491778</text:p>
          </table:table-cell>
          <table:table-cell office:value-type="float" office:value="12.9197">
            <text:p>12,9197</text:p>
          </table:table-cell>
          <table:table-cell office:value-type="float" office:value="42.9906">
            <text:p>42,9906</text:p>
          </table:table-cell>
          <table:table-cell office:value-type="float" office:value="0.800863">
            <text:p>0,800863</text:p>
          </table:table-cell>
          <table:table-cell office:value-type="float" office:value="43.7914">
            <text:p>43,7914</text:p>
          </table:table-cell>
          <table:table-cell office:value-type="float" office:value="13.7519">
            <text:p>13,7519</text:p>
          </table:table-cell>
          <table:table-cell office:value-type="float" office:value="0.640749">
            <text:p>0,640749</text:p>
          </table:table-cell>
          <table:table-cell office:value-type="float" office:value="14.3927">
            <text:p>14,3927</text:p>
          </table:table-cell>
          <table:table-cell office:value-type="float" office:value="0.240757">
            <text:p>0,240757</text:p>
          </table:table-cell>
          <table:table-cell office:value-type="float" office:value="0.31143">
            <text:p>0,31143</text:p>
          </table:table-cell>
          <table:table-cell office:value-type="float" office:value="0.552188">
            <text:p>0,552188</text:p>
          </table:table-cell>
          <table:table-cell office:value-type="float" office:value="1.39">
            <text:p>1,39</text:p>
          </table:table-cell>
          <table:table-cell office:value-type="float" office:value="0.371546">
            <text:p>0,371546</text:p>
          </table:table-cell>
          <table:table-cell office:value-type="float" office:value="1.76155">
            <text:p>1,76155</text:p>
          </table:table-cell>
        </table:table-row>
        <table:table-row table:style-name="ro1">
          <table:table-cell office:value-type="float" office:value="9.95463">
            <text:p>9,95463</text:p>
          </table:table-cell>
          <table:table-cell office:value-type="float" office:value="0.297941">
            <text:p>0,297941</text:p>
          </table:table-cell>
          <table:table-cell office:value-type="float" office:value="10.2526">
            <text:p>10,2526</text:p>
          </table:table-cell>
          <table:table-cell office:value-type="float" office:value="0.516118">
            <text:p>0,516118</text:p>
          </table:table-cell>
          <table:table-cell office:value-type="float" office:value="0.502335">
            <text:p>0,502335</text:p>
          </table:table-cell>
          <table:table-cell office:value-type="float" office:value="1.01845">
            <text:p>1,01845</text:p>
          </table:table-cell>
          <table:table-cell office:value-type="float" office:value="6.97404">
            <text:p>6,97404</text:p>
          </table:table-cell>
          <table:table-cell office:value-type="float" office:value="0.180348">
            <text:p>0,180348</text:p>
          </table:table-cell>
          <table:table-cell office:value-type="float" office:value="7.15439">
            <text:p>7,15439</text:p>
          </table:table-cell>
          <table:table-cell office:value-type="float" office:value="12.3557">
            <text:p>12,3557</text:p>
          </table:table-cell>
          <table:table-cell office:value-type="float" office:value="0.430783">
            <text:p>0,430783</text:p>
          </table:table-cell>
          <table:table-cell office:value-type="float" office:value="12.7865">
            <text:p>12,7865</text:p>
          </table:table-cell>
          <table:table-cell office:value-type="float" office:value="13.5531">
            <text:p>13,5531</text:p>
          </table:table-cell>
          <table:table-cell office:value-type="float" office:value="0.960097">
            <text:p>0,960097</text:p>
          </table:table-cell>
          <table:table-cell office:value-type="float" office:value="14.5132">
            <text:p>14,5132</text:p>
          </table:table-cell>
          <table:table-cell office:value-type="float" office:value="47.5471">
            <text:p>47,5471</text:p>
          </table:table-cell>
          <table:table-cell office:value-type="float" office:value="0.831654">
            <text:p>0,831654</text:p>
          </table:table-cell>
          <table:table-cell office:value-type="float" office:value="48.3787">
            <text:p>48,3787</text:p>
          </table:table-cell>
          <table:table-cell office:value-type="float" office:value="13.6959">
            <text:p>13,6959</text:p>
          </table:table-cell>
          <table:table-cell office:value-type="float" office:value="0.844263">
            <text:p>0,844263</text:p>
          </table:table-cell>
          <table:table-cell office:value-type="float" office:value="14.5402">
            <text:p>14,5402</text:p>
          </table:table-cell>
          <table:table-cell office:value-type="float" office:value="0.2997">
            <text:p>0,2997</text:p>
          </table:table-cell>
          <table:table-cell office:value-type="float" office:value="0.73928">
            <text:p>0,73928</text:p>
          </table:table-cell>
          <table:table-cell office:value-type="float" office:value="1.03898">
            <text:p>1,03898</text:p>
          </table:table-cell>
          <table:table-cell office:value-type="float" office:value="1.37035">
            <text:p>1,37035</text:p>
          </table:table-cell>
          <table:table-cell office:value-type="float" office:value="0.409962">
            <text:p>0,409962</text:p>
          </table:table-cell>
          <table:table-cell office:value-type="float" office:value="1.78031">
            <text:p>1,78031</text:p>
          </table:table-cell>
        </table:table-row>
        <table:table-row table:style-name="ro1">
          <table:table-cell office:value-type="float" office:value="9.89832">
            <text:p>9,89832</text:p>
          </table:table-cell>
          <table:table-cell office:value-type="float" office:value="0.297354">
            <text:p>0,297354</text:p>
          </table:table-cell>
          <table:table-cell office:value-type="float" office:value="10.1957">
            <text:p>10,1957</text:p>
          </table:table-cell>
          <table:table-cell office:value-type="float" office:value="0.502335">
            <text:p>0,502335</text:p>
          </table:table-cell>
          <table:table-cell office:value-type="float" office:value="0.507321">
            <text:p>0,507321</text:p>
          </table:table-cell>
          <table:table-cell office:value-type="float" office:value="1.00966">
            <text:p>1,00966</text:p>
          </table:table-cell>
          <table:table-cell office:value-type="float" office:value="11.0071">
            <text:p>11,0071</text:p>
          </table:table-cell>
          <table:table-cell office:value-type="float" office:value="0.321107">
            <text:p>0,321107</text:p>
          </table:table-cell>
          <table:table-cell office:value-type="float" office:value="11.3282">
            <text:p>11,3282</text:p>
          </table:table-cell>
          <table:table-cell office:value-type="float" office:value="30.5392">
            <text:p>30,5392</text:p>
          </table:table-cell>
          <table:table-cell office:value-type="float" office:value="1.12226">
            <text:p>1,12226</text:p>
          </table:table-cell>
          <table:table-cell office:value-type="float" office:value="31.6615">
            <text:p>31,6615</text:p>
          </table:table-cell>
          <table:table-cell office:value-type="float" office:value="13.4965">
            <text:p>13,4965</text:p>
          </table:table-cell>
          <table:table-cell office:value-type="float" office:value="0.55424">
            <text:p>0,55424</text:p>
          </table:table-cell>
          <table:table-cell office:value-type="float" office:value="14.0507">
            <text:p>14,0507</text:p>
          </table:table-cell>
          <table:table-cell office:value-type="float" office:value="45.4817">
            <text:p>45,4817</text:p>
          </table:table-cell>
          <table:table-cell office:value-type="float" office:value="0.931652">
            <text:p>0,931652</text:p>
          </table:table-cell>
          <table:table-cell office:value-type="float" office:value="46.4134">
            <text:p>46,4134</text:p>
          </table:table-cell>
          <table:table-cell office:value-type="float" office:value="13.7088">
            <text:p>13,7088</text:p>
          </table:table-cell>
          <table:table-cell office:value-type="float" office:value="0.665675">
            <text:p>0,665675</text:p>
          </table:table-cell>
          <table:table-cell office:value-type="float" office:value="14.3745">
            <text:p>14,3745</text:p>
          </table:table-cell>
          <table:table-cell office:value-type="float" office:value="0.417586">
            <text:p>0,417586</text:p>
          </table:table-cell>
          <table:table-cell office:value-type="float" office:value="0.659517">
            <text:p>0,659517</text:p>
          </table:table-cell>
          <table:table-cell office:value-type="float" office:value="1.0771">
            <text:p>1,0771</text:p>
          </table:table-cell>
          <table:table-cell office:value-type="float" office:value="1.78413">
            <text:p>1,78413</text:p>
          </table:table-cell>
          <table:table-cell office:value-type="float" office:value="0.680337">
            <text:p>0,680337</text:p>
          </table:table-cell>
          <table:table-cell office:value-type="float" office:value="2.46446">
            <text:p>2,46446</text:p>
          </table:table-cell>
        </table:table-row>
        <table:table-row table:style-name="ro1">
          <table:table-cell office:value-type="float" office:value="9.79451">
            <text:p>9,79451</text:p>
          </table:table-cell>
          <table:table-cell office:value-type="float" office:value="0.307325">
            <text:p>0,307325</text:p>
          </table:table-cell>
          <table:table-cell office:value-type="float" office:value="10.1018">
            <text:p>10,1018</text:p>
          </table:table-cell>
          <table:table-cell office:value-type="float" office:value="0.513772">
            <text:p>0,513772</text:p>
          </table:table-cell>
          <table:table-cell office:value-type="float" office:value="1.16948">
            <text:p>1,16948</text:p>
          </table:table-cell>
          <table:table-cell office:value-type="float" office:value="1.68325">
            <text:p>1,68325</text:p>
          </table:table-cell>
          <table:table-cell office:value-type="float" office:value="7.00425">
            <text:p>7,00425</text:p>
          </table:table-cell>
          <table:table-cell office:value-type="float" office:value="0.187973">
            <text:p>0,187973</text:p>
          </table:table-cell>
          <table:table-cell office:value-type="float" office:value="7.19222">
            <text:p>7,19222</text:p>
          </table:table-cell>
          <table:table-cell office:value-type="float" office:value="12.7956">
            <text:p>12,7956</text:p>
          </table:table-cell>
          <table:table-cell office:value-type="float" office:value="0.469785">
            <text:p>0,469785</text:p>
          </table:table-cell>
          <table:table-cell office:value-type="float" office:value="13.2654">
            <text:p>13,2654</text:p>
          </table:table-cell>
          <table:table-cell office:value-type="float" office:value="13.0892">
            <text:p>13,0892</text:p>
          </table:table-cell>
          <table:table-cell office:value-type="float" office:value="0.554827">
            <text:p>0,554827</text:p>
          </table:table-cell>
          <table:table-cell office:value-type="float" office:value="13.644">
            <text:p>13,644</text:p>
          </table:table-cell>
          <table:table-cell office:value-type="float" office:value="42.8548">
            <text:p>42,8548</text:p>
          </table:table-cell>
          <table:table-cell office:value-type="float" office:value="0.851595">
            <text:p>0,851595</text:p>
          </table:table-cell>
          <table:table-cell office:value-type="float" office:value="43.7064">
            <text:p>43,7064</text:p>
          </table:table-cell>
          <table:table-cell office:value-type="float" office:value="13.7985">
            <text:p>13,7985</text:p>
          </table:table-cell>
          <table:table-cell office:value-type="float" office:value="0.646614">
            <text:p>0,646614</text:p>
          </table:table-cell>
          <table:table-cell office:value-type="float" office:value="14.4451">
            <text:p>14,4451</text:p>
          </table:table-cell>
          <table:table-cell office:value-type="float" office:value="0.224629">
            <text:p>0,224629</text:p>
          </table:table-cell>
          <table:table-cell office:value-type="float" office:value="0.401458">
            <text:p>0,401458</text:p>
          </table:table-cell>
          <table:table-cell office:value-type="float" office:value="0.626086">
            <text:p>0,626086</text:p>
          </table:table-cell>
          <table:table-cell office:value-type="float" office:value="1.42812">
            <text:p>1,42812</text:p>
          </table:table-cell>
          <table:table-cell office:value-type="float" office:value="0.374186">
            <text:p>0,374186</text:p>
          </table:table-cell>
          <table:table-cell office:value-type="float" office:value="1.80231">
            <text:p>1,80231</text:p>
          </table:table-cell>
        </table:table-row>
        <table:table-row table:style-name="ro1">
          <table:table-cell office:value-type="float" office:value="9.87516">
            <text:p>9,87516</text:p>
          </table:table-cell>
          <table:table-cell office:value-type="float" office:value="0.295595">
            <text:p>0,295595</text:p>
          </table:table-cell>
          <table:table-cell office:value-type="float" office:value="10.1708">
            <text:p>10,1708</text:p>
          </table:table-cell>
          <table:table-cell office:value-type="float" office:value="0.481221">
            <text:p>0,481221</text:p>
          </table:table-cell>
          <table:table-cell office:value-type="float" office:value="0.526675">
            <text:p>0,526675</text:p>
          </table:table-cell>
          <table:table-cell office:value-type="float" office:value="1.0079">
            <text:p>1,0079</text:p>
          </table:table-cell>
          <table:table-cell office:value-type="float" office:value="7.31803">
            <text:p>7,31803</text:p>
          </table:table-cell>
          <table:table-cell office:value-type="float" office:value="0.180055">
            <text:p>0,180055</text:p>
          </table:table-cell>
          <table:table-cell office:value-type="float" office:value="7.49808">
            <text:p>7,49808</text:p>
          </table:table-cell>
          <table:table-cell office:value-type="float" office:value="12.3443">
            <text:p>12,3443</text:p>
          </table:table-cell>
          <table:table-cell office:value-type="float" office:value="0.481808">
            <text:p>0,481808</text:p>
          </table:table-cell>
          <table:table-cell office:value-type="float" office:value="12.8261">
            <text:p>12,8261</text:p>
          </table:table-cell>
          <table:table-cell office:value-type="float" office:value="12.8771">
            <text:p>12,8771</text:p>
          </table:table-cell>
          <table:table-cell office:value-type="float" office:value="0.538405">
            <text:p>0,538405</text:p>
          </table:table-cell>
          <table:table-cell office:value-type="float" office:value="13.4155">
            <text:p>13,4155</text:p>
          </table:table-cell>
          <table:table-cell office:value-type="float" office:value="45.7521">
            <text:p>45,7521</text:p>
          </table:table-cell>
          <table:table-cell office:value-type="float" office:value="1.46976">
            <text:p>1,46976</text:p>
          </table:table-cell>
          <table:table-cell office:value-type="float" office:value="47.2219">
            <text:p>47,2219</text:p>
          </table:table-cell>
          <table:table-cell office:value-type="float" office:value="14.5985">
            <text:p>14,5985</text:p>
          </table:table-cell>
          <table:table-cell office:value-type="float" office:value="0.760101">
            <text:p>0,760101</text:p>
          </table:table-cell>
          <table:table-cell office:value-type="float" office:value="15.3586">
            <text:p>15,3586</text:p>
          </table:table-cell>
          <table:table-cell office:value-type="float" office:value="0.227854">
            <text:p>0,227854</text:p>
          </table:table-cell>
          <table:table-cell office:value-type="float" office:value="0.392953">
            <text:p>0,392953</text:p>
          </table:table-cell>
          <table:table-cell office:value-type="float" office:value="0.620808">
            <text:p>0,620808</text:p>
          </table:table-cell>
          <table:table-cell office:value-type="float" office:value="2.77853">
            <text:p>2,77853</text:p>
          </table:table-cell>
          <table:table-cell office:value-type="float" office:value="0.50996">
            <text:p>0,50996</text:p>
          </table:table-cell>
          <table:table-cell office:value-type="float" office:value="3.28849">
            <text:p>3,28849</text:p>
          </table:table-cell>
        </table:table-row>
        <table:table-row table:style-name="ro1">
          <table:table-cell office:value-type="float" office:value="9.8775">
            <text:p>9,8775</text:p>
          </table:table-cell>
          <table:table-cell office:value-type="float" office:value="0.324626">
            <text:p>0,324626</text:p>
          </table:table-cell>
          <table:table-cell office:value-type="float" office:value="10.2021">
            <text:p>10,2021</text:p>
          </table:table-cell>
          <table:table-cell office:value-type="float" office:value="0.503802">
            <text:p>0,503802</text:p>
          </table:table-cell>
          <table:table-cell office:value-type="float" office:value="0.525795">
            <text:p>0,525795</text:p>
          </table:table-cell>
          <table:table-cell office:value-type="float" office:value="1.0296">
            <text:p>1,0296</text:p>
          </table:table-cell>
          <table:table-cell office:value-type="float" office:value="11.1892">
            <text:p>11,1892</text:p>
          </table:table-cell>
          <table:table-cell office:value-type="float" office:value="0.180348">
            <text:p>0,180348</text:p>
          </table:table-cell>
          <table:table-cell office:value-type="float" office:value="11.3696">
            <text:p>11,3696</text:p>
          </table:table-cell>
          <table:table-cell office:value-type="float" office:value="12.7296">
            <text:p>12,7296</text:p>
          </table:table-cell>
          <table:table-cell office:value-type="float" office:value="0.438407">
            <text:p>0,438407</text:p>
          </table:table-cell>
          <table:table-cell office:value-type="float" office:value="13.168">
            <text:p>13,168</text:p>
          </table:table-cell>
          <table:table-cell office:value-type="float" office:value="12.7191">
            <text:p>12,7191</text:p>
          </table:table-cell>
          <table:table-cell office:value-type="float" office:value="0.516118">
            <text:p>0,516118</text:p>
          </table:table-cell>
          <table:table-cell office:value-type="float" office:value="13.2352">
            <text:p>13,2352</text:p>
          </table:table-cell>
          <table:table-cell office:value-type="float" office:value="43.7709">
            <text:p>43,7709</text:p>
          </table:table-cell>
          <table:table-cell office:value-type="float" office:value="0.846903">
            <text:p>0,846903</text:p>
          </table:table-cell>
          <table:table-cell office:value-type="float" office:value="44.6178">
            <text:p>44,6178</text:p>
          </table:table-cell>
          <table:table-cell office:value-type="float" office:value="24.944">
            <text:p>24,944</text:p>
          </table:table-cell>
          <table:table-cell office:value-type="float" office:value="0.736641">
            <text:p>0,736641</text:p>
          </table:table-cell>
          <table:table-cell office:value-type="float" office:value="25.6807">
            <text:p>25,6807</text:p>
          </table:table-cell>
          <table:table-cell office:value-type="float" office:value="0.224335">
            <text:p>0,224335</text:p>
          </table:table-cell>
          <table:table-cell office:value-type="float" office:value="0.382397">
            <text:p>0,382397</text:p>
          </table:table-cell>
          <table:table-cell office:value-type="float" office:value="0.606732">
            <text:p>0,606732</text:p>
          </table:table-cell>
          <table:table-cell office:value-type="float" office:value="1.43252">
            <text:p>1,43252</text:p>
          </table:table-cell>
          <table:table-cell office:value-type="float" office:value="0.389141">
            <text:p>0,38914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9.83557">
            <text:p>9,83557</text:p>
          </table:table-cell>
          <table:table-cell office:value-type="float" office:value="0.321401">
            <text:p>0,321401</text:p>
          </table:table-cell>
          <table:table-cell office:value-type="float" office:value="10.157">
            <text:p>10,157</text:p>
          </table:table-cell>
          <table:table-cell office:value-type="float" office:value="0.490605">
            <text:p>0,490605</text:p>
          </table:table-cell>
          <table:table-cell office:value-type="float" office:value="0.495297">
            <text:p>0,495297</text:p>
          </table:table-cell>
          <table:table-cell office:value-type="float" office:value="0.985903">
            <text:p>0,985903</text:p>
          </table:table-cell>
          <table:table-cell office:value-type="float" office:value="7.04237">
            <text:p>7,04237</text:p>
          </table:table-cell>
          <table:table-cell office:value-type="float" office:value="0.177709">
            <text:p>0,177709</text:p>
          </table:table-cell>
          <table:table-cell office:value-type="float" office:value="7.22008">
            <text:p>7,22008</text:p>
          </table:table-cell>
          <table:table-cell office:value-type="float" office:value="13.0041">
            <text:p>13,0041</text:p>
          </table:table-cell>
          <table:table-cell office:value-type="float" office:value="0.676525">
            <text:p>0,676525</text:p>
          </table:table-cell>
          <table:table-cell office:value-type="float" office:value="13.6806">
            <text:p>13,6806</text:p>
          </table:table-cell>
          <table:table-cell office:value-type="float" office:value="15.8436">
            <text:p>15,8436</text:p>
          </table:table-cell>
          <table:table-cell office:value-type="float" office:value="1.52401">
            <text:p>1,52401</text:p>
          </table:table-cell>
          <table:table-cell office:value-type="float" office:value="17.3677">
            <text:p>17,3677</text:p>
          </table:table-cell>
          <table:table-cell office:value-type="float" office:value="65.6942">
            <text:p>65,6942</text:p>
          </table:table-cell>
          <table:table-cell office:value-type="float" office:value="0.90086">
            <text:p>0,90086</text:p>
          </table:table-cell>
          <table:table-cell office:value-type="float" office:value="66.5951">
            <text:p>66,5951</text:p>
          </table:table-cell>
          <table:table-cell office:value-type="float" office:value="14.0191">
            <text:p>14,0191</text:p>
          </table:table-cell>
          <table:table-cell office:value-type="float" office:value="0.703797">
            <text:p>0,703797</text:p>
          </table:table-cell>
          <table:table-cell office:value-type="float" office:value="14.7229">
            <text:p>14,7229</text:p>
          </table:table-cell>
          <table:table-cell office:value-type="float" office:value="0.333131">
            <text:p>0,333131</text:p>
          </table:table-cell>
          <table:table-cell office:value-type="float" office:value="0.506441">
            <text:p>0,506441</text:p>
          </table:table-cell>
          <table:table-cell office:value-type="float" office:value="0.839571">
            <text:p>0,839571</text:p>
          </table:table-cell>
          <table:table-cell office:value-type="float" office:value="1.83808">
            <text:p>1,83808</text:p>
          </table:table-cell>
          <table:table-cell office:value-type="float" office:value="0.443979">
            <text:p>0,443979</text:p>
          </table:table-cell>
          <table:table-cell office:value-type="float" office:value="2.28206">
            <text:p>2,28206</text:p>
          </table:table-cell>
        </table:table-row>
        <table:table-row table:style-name="ro1">
          <table:table-cell office:value-type="float" office:value="11.569">
            <text:p>11,569</text:p>
          </table:table-cell>
          <table:table-cell office:value-type="float" office:value="0.361283">
            <text:p>0,361283</text:p>
          </table:table-cell>
          <table:table-cell office:value-type="float" office:value="11.9302">
            <text:p>11,9302</text:p>
          </table:table-cell>
          <table:table-cell office:value-type="float" office:value="0.617289">
            <text:p>0,617289</text:p>
          </table:table-cell>
          <table:table-cell office:value-type="float" office:value="0.563331">
            <text:p>0,563331</text:p>
          </table:table-cell>
          <table:table-cell office:value-type="float" office:value="1.18062">
            <text:p>1,18062</text:p>
          </table:table-cell>
          <table:table-cell office:value-type="float" office:value="7.21451">
            <text:p>7,21451</text:p>
          </table:table-cell>
          <table:table-cell office:value-type="float" office:value="0.783854">
            <text:p>0,783854</text:p>
          </table:table-cell>
          <table:table-cell office:value-type="float" office:value="7.99836">
            <text:p>7,99836</text:p>
          </table:table-cell>
          <table:table-cell office:value-type="float" office:value="12.1349">
            <text:p>12,1349</text:p>
          </table:table-cell>
          <table:table-cell office:value-type="float" office:value="0.422278">
            <text:p>0,422278</text:p>
          </table:table-cell>
          <table:table-cell office:value-type="float" office:value="12.5572">
            <text:p>12,5572</text:p>
          </table:table-cell>
          <table:table-cell office:value-type="float" office:value="12.5839">
            <text:p>12,5839</text:p>
          </table:table-cell>
          <table:table-cell office:value-type="float" office:value="0.491192">
            <text:p>0,491192</text:p>
          </table:table-cell>
          <table:table-cell office:value-type="float" office:value="13.0751">
            <text:p>13,0751</text:p>
          </table:table-cell>
          <table:table-cell office:value-type="float" office:value="43.3812">
            <text:p>43,3812</text:p>
          </table:table-cell>
          <table:table-cell office:value-type="float" office:value="2.16359">
            <text:p>2,16359</text:p>
          </table:table-cell>
          <table:table-cell office:value-type="float" office:value="45.5448">
            <text:p>45,5448</text:p>
          </table:table-cell>
          <table:table-cell office:value-type="float" office:value="23.898">
            <text:p>23,898</text:p>
          </table:table-cell>
          <table:table-cell office:value-type="float" office:value="1.43721">
            <text:p>1,43721</text:p>
          </table:table-cell>
          <table:table-cell office:value-type="float" office:value="25.3352">
            <text:p>25,3352</text:p>
          </table:table-cell>
          <table:table-cell office:value-type="float" office:value="0.366854">
            <text:p>0,366854</text:p>
          </table:table-cell>
          <table:table-cell office:value-type="float" office:value="0.318468">
            <text:p>0,318468</text:p>
          </table:table-cell>
          <table:table-cell office:value-type="float" office:value="0.685323">
            <text:p>0,685323</text:p>
          </table:table-cell>
          <table:table-cell office:value-type="float" office:value="1.468">
            <text:p>1,468</text:p>
          </table:table-cell>
          <table:table-cell office:value-type="float" office:value="0.471837">
            <text:p>0,471837</text:p>
          </table:table-cell>
          <table:table-cell office:value-type="float" office:value="1.93984">
            <text:p>1,93984</text:p>
          </table:table-cell>
        </table:table-row>
        <table:table-row table:style-name="ro1">
          <table:table-cell office:value-type="float" office:value="15.7844">
            <text:p>15,7844</text:p>
          </table:table-cell>
          <table:table-cell office:value-type="float" office:value="0.316416">
            <text:p>0,316416</text:p>
          </table:table-cell>
          <table:table-cell office:value-type="float" office:value="16.1008">
            <text:p>16,1008</text:p>
          </table:table-cell>
          <table:table-cell office:value-type="float" office:value="0.915523">
            <text:p>0,915523</text:p>
          </table:table-cell>
          <table:table-cell office:value-type="float" office:value="0.586204">
            <text:p>0,586204</text:p>
          </table:table-cell>
          <table:table-cell office:value-type="float" office:value="1.50173">
            <text:p>1,50173</text:p>
          </table:table-cell>
          <table:table-cell office:value-type="float" office:value="6.80865">
            <text:p>6,80865</text:p>
          </table:table-cell>
          <table:table-cell office:value-type="float" office:value="0.183281">
            <text:p>0,183281</text:p>
          </table:table-cell>
          <table:table-cell office:value-type="float" office:value="6.99193">
            <text:p>6,99193</text:p>
          </table:table-cell>
          <table:table-cell office:value-type="float" office:value="19.5134">
            <text:p>19,5134</text:p>
          </table:table-cell>
          <table:table-cell office:value-type="float" office:value="0.450723">
            <text:p>0,450723</text:p>
          </table:table-cell>
          <table:table-cell office:value-type="float" office:value="19.9641">
            <text:p>19,9641</text:p>
          </table:table-cell>
          <table:table-cell office:value-type="float" office:value="12.4423">
            <text:p>12,4423</text:p>
          </table:table-cell>
          <table:table-cell office:value-type="float" office:value="0.659517">
            <text:p>0,659517</text:p>
          </table:table-cell>
          <table:table-cell office:value-type="float" office:value="13.1018">
            <text:p>13,1018</text:p>
          </table:table-cell>
          <table:table-cell office:value-type="float" office:value="46.5835">
            <text:p>46,5835</text:p>
          </table:table-cell>
          <table:table-cell office:value-type="float" office:value="0.829601">
            <text:p>0,829601</text:p>
          </table:table-cell>
          <table:table-cell office:value-type="float" office:value="47.4131">
            <text:p>47,4131</text:p>
          </table:table-cell>
          <table:table-cell office:value-type="float" office:value="13.2689">
            <text:p>13,2689</text:p>
          </table:table-cell>
          <table:table-cell office:value-type="float" office:value="0.656877">
            <text:p>0,656877</text:p>
          </table:table-cell>
          <table:table-cell office:value-type="float" office:value="13.9258">
            <text:p>13,9258</text:p>
          </table:table-cell>
          <table:table-cell office:value-type="float" office:value="0.227561">
            <text:p>0,227561</text:p>
          </table:table-cell>
          <table:table-cell office:value-type="float" office:value="0.374186">
            <text:p>0,374186</text:p>
          </table:table-cell>
          <table:table-cell office:value-type="float" office:value="0.601747">
            <text:p>0,601747</text:p>
          </table:table-cell>
          <table:table-cell office:value-type="float" office:value="1.4246">
            <text:p>1,4246</text:p>
          </table:table-cell>
          <table:table-cell office:value-type="float" office:value="0.945728">
            <text:p>0,945728</text:p>
          </table:table-cell>
          <table:table-cell office:value-type="float" office:value="2.37033">
            <text:p>2,37033</text:p>
          </table:table-cell>
        </table:table-row>
        <table:table-row table:style-name="ro1">
          <table:table-cell office:value-type="float" office:value="9.93175">
            <text:p>9,93175</text:p>
          </table:table-cell>
          <table:table-cell office:value-type="float" office:value="0.297941">
            <text:p>0,297941</text:p>
          </table:table-cell>
          <table:table-cell office:value-type="float" office:value="10.2297">
            <text:p>10,2297</text:p>
          </table:table-cell>
          <table:table-cell office:value-type="float" office:value="0.491778">
            <text:p>0,491778</text:p>
          </table:table-cell>
          <table:table-cell office:value-type="float" office:value="0.521983">
            <text:p>0,521983</text:p>
          </table:table-cell>
          <table:table-cell office:value-type="float" office:value="1.01376">
            <text:p>1,01376</text:p>
          </table:table-cell>
          <table:table-cell office:value-type="float" office:value="6.92566">
            <text:p>6,92566</text:p>
          </table:table-cell>
          <table:table-cell office:value-type="float" office:value="0.177122">
            <text:p>0,177122</text:p>
          </table:table-cell>
          <table:table-cell office:value-type="float" office:value="7.10278">
            <text:p>7,10278</text:p>
          </table:table-cell>
          <table:table-cell office:value-type="float" office:value="12.332">
            <text:p>12,332</text:p>
          </table:table-cell>
          <table:table-cell office:value-type="float" office:value="0.417293">
            <text:p>0,417293</text:p>
          </table:table-cell>
          <table:table-cell office:value-type="float" office:value="12.7493">
            <text:p>12,7493</text:p>
          </table:table-cell>
          <table:table-cell office:value-type="float" office:value="15.1425">
            <text:p>15,1425</text:p>
          </table:table-cell>
          <table:table-cell office:value-type="float" office:value="0.838985">
            <text:p>0,838985</text:p>
          </table:table-cell>
          <table:table-cell office:value-type="float" office:value="15.9815">
            <text:p>15,9815</text:p>
          </table:table-cell>
          <table:table-cell office:value-type="float" office:value="50.1476">
            <text:p>50,1476</text:p>
          </table:table-cell>
          <table:table-cell office:value-type="float" office:value="1.52284">
            <text:p>1,52284</text:p>
          </table:table-cell>
          <table:table-cell office:value-type="float" office:value="51.6704">
            <text:p>51,6704</text:p>
          </table:table-cell>
          <table:table-cell office:value-type="float" office:value="15.602">
            <text:p>15,602</text:p>
          </table:table-cell>
          <table:table-cell office:value-type="float" office:value="0.706143">
            <text:p>0,706143</text:p>
          </table:table-cell>
          <table:table-cell office:value-type="float" office:value="16.3082">
            <text:p>16,3082</text:p>
          </table:table-cell>
          <table:table-cell office:value-type="float" office:value="0.280053">
            <text:p>0,280053</text:p>
          </table:table-cell>
          <table:table-cell office:value-type="float" office:value="0.564211">
            <text:p>0,564211</text:p>
          </table:table-cell>
          <table:table-cell office:value-type="float" office:value="0.844263">
            <text:p>0,844263</text:p>
          </table:table-cell>
          <table:table-cell office:value-type="float" office:value="1.3988">
            <text:p>1,3988</text:p>
          </table:table-cell>
          <table:table-cell office:value-type="float" office:value="0.375652">
            <text:p>0,375652</text:p>
          </table:table-cell>
          <table:table-cell office:value-type="float" office:value="1.77445">
            <text:p>1,77445</text:p>
          </table:table-cell>
        </table:table-row>
        <table:table-row table:style-name="ro1">
          <table:table-cell office:value-type="float" office:value="10.1256">
            <text:p>10,1256</text:p>
          </table:table-cell>
          <table:table-cell office:value-type="float" office:value="0.370667">
            <text:p>0,370667</text:p>
          </table:table-cell>
          <table:table-cell office:value-type="float" office:value="10.4963">
            <text:p>10,4963</text:p>
          </table:table-cell>
          <table:table-cell office:value-type="float" office:value="0.517291">
            <text:p>0,517291</text:p>
          </table:table-cell>
          <table:table-cell office:value-type="float" office:value="0.502335">
            <text:p>0,502335</text:p>
          </table:table-cell>
          <table:table-cell office:value-type="float" office:value="1.01963">
            <text:p>1,01963</text:p>
          </table:table-cell>
          <table:table-cell office:value-type="float" office:value="7.15674">
            <text:p>7,15674</text:p>
          </table:table-cell>
          <table:table-cell office:value-type="float" office:value="0.209966">
            <text:p>0,209966</text:p>
          </table:table-cell>
          <table:table-cell office:value-type="float" office:value="7.3667">
            <text:p>7,3667</text:p>
          </table:table-cell>
          <table:table-cell office:value-type="float" office:value="12.5074">
            <text:p>12,5074</text:p>
          </table:table-cell>
          <table:table-cell office:value-type="float" office:value="0.471837">
            <text:p>0,471837</text:p>
          </table:table-cell>
          <table:table-cell office:value-type="float" office:value="12.9792">
            <text:p>12,9792</text:p>
          </table:table-cell>
          <table:table-cell office:value-type="float" office:value="12.6364">
            <text:p>12,6364</text:p>
          </table:table-cell>
          <table:table-cell office:value-type="float" office:value="0.496764">
            <text:p>0,496764</text:p>
          </table:table-cell>
          <table:table-cell office:value-type="float" office:value="13.1331">
            <text:p>13,1331</text:p>
          </table:table-cell>
          <table:table-cell office:value-type="float" office:value="43.7014">
            <text:p>43,7014</text:p>
          </table:table-cell>
          <table:table-cell office:value-type="float" office:value="0.873588">
            <text:p>0,873588</text:p>
          </table:table-cell>
          <table:table-cell office:value-type="float" office:value="44.575">
            <text:p>44,575</text:p>
          </table:table-cell>
          <table:table-cell office:value-type="float" office:value="13.4739">
            <text:p>13,4739</text:p>
          </table:table-cell>
          <table:table-cell office:value-type="float" office:value="0.671247">
            <text:p>0,671247</text:p>
          </table:table-cell>
          <table:table-cell office:value-type="float" office:value="14.1452">
            <text:p>14,1452</text:p>
          </table:table-cell>
          <table:table-cell office:value-type="float" office:value="0.26451">
            <text:p>0,26451</text:p>
          </table:table-cell>
          <table:table-cell office:value-type="float" office:value="0.331371">
            <text:p>0,331371</text:p>
          </table:table-cell>
          <table:table-cell office:value-type="float" office:value="0.595882">
            <text:p>0,595882</text:p>
          </table:table-cell>
          <table:table-cell office:value-type="float" office:value="1.98354">
            <text:p>1,98354</text:p>
          </table:table-cell>
          <table:table-cell office:value-type="float" office:value="0.929306">
            <text:p>0,929306</text:p>
          </table:table-cell>
          <table:table-cell office:value-type="float" office:value="2.91284">
            <text:p>2,91284</text:p>
          </table:table-cell>
        </table:table-row>
        <table:table-row table:style-name="ro1">
          <table:table-cell office:value-type="float" office:value="11.7044">
            <text:p>11,7044</text:p>
          </table:table-cell>
          <table:table-cell office:value-type="float" office:value="0.39266">
            <text:p>0,39266</text:p>
          </table:table-cell>
          <table:table-cell office:value-type="float" office:value="12.0971">
            <text:p>12,0971</text:p>
          </table:table-cell>
          <table:table-cell office:value-type="float" office:value="0.568903">
            <text:p>0,568903</text:p>
          </table:table-cell>
          <table:table-cell office:value-type="float" office:value="0.539871">
            <text:p>0,539871</text:p>
          </table:table-cell>
          <table:table-cell office:value-type="float" office:value="1.10877">
            <text:p>1,10877</text:p>
          </table:table-cell>
          <table:table-cell office:value-type="float" office:value="7.14647">
            <text:p>7,14647</text:p>
          </table:table-cell>
          <table:table-cell office:value-type="float" office:value="0.271255">
            <text:p>0,271255</text:p>
          </table:table-cell>
          <table:table-cell office:value-type="float" office:value="7.41773">
            <text:p>7,41773</text:p>
          </table:table-cell>
          <table:table-cell office:value-type="float" office:value="12.1516">
            <text:p>12,1516</text:p>
          </table:table-cell>
          <table:table-cell office:value-type="float" office:value="0.461867">
            <text:p>0,461867</text:p>
          </table:table-cell>
          <table:table-cell office:value-type="float" office:value="12.6135">
            <text:p>12,6135</text:p>
          </table:table-cell>
          <table:table-cell office:value-type="float" office:value="13.1235">
            <text:p>13,1235</text:p>
          </table:table-cell>
          <table:table-cell office:value-type="float" office:value="0.57858">
            <text:p>0,57858</text:p>
          </table:table-cell>
          <table:table-cell office:value-type="float" office:value="13.7021">
            <text:p>13,7021</text:p>
          </table:table-cell>
          <table:table-cell office:value-type="float" office:value="43.9395">
            <text:p>43,9395</text:p>
          </table:table-cell>
          <table:table-cell office:value-type="float" office:value="0.918455">
            <text:p>0,918455</text:p>
          </table:table-cell>
          <table:table-cell office:value-type="float" office:value="44.858">
            <text:p>44,858</text:p>
          </table:table-cell>
          <table:table-cell office:value-type="float" office:value="13.8519">
            <text:p>13,8519</text:p>
          </table:table-cell>
          <table:table-cell office:value-type="float" office:value="0.768019">
            <text:p>0,768019</text:p>
          </table:table-cell>
          <table:table-cell office:value-type="float" office:value="14.6199">
            <text:p>14,6199</text:p>
          </table:table-cell>
          <table:table-cell office:value-type="float" office:value="0.239291">
            <text:p>0,239291</text:p>
          </table:table-cell>
          <table:table-cell office:value-type="float" office:value="0.361283">
            <text:p>0,361283</text:p>
          </table:table-cell>
          <table:table-cell office:value-type="float" office:value="0.600574">
            <text:p>0,600574</text:p>
          </table:table-cell>
          <table:table-cell office:value-type="float" office:value="1.43193">
            <text:p>1,43193</text:p>
          </table:table-cell>
          <table:table-cell office:value-type="float" office:value="0.373892">
            <text:p>0,373892</text:p>
          </table:table-cell>
          <table:table-cell office:value-type="float" office:value="1.80583">
            <text:p>1,80583</text:p>
          </table:table-cell>
        </table:table-row>
        <table:table-row table:style-name="ro1">
          <table:table-cell office:value-type="float" office:value="10.293">
            <text:p>10,293</text:p>
          </table:table-cell>
          <table:table-cell office:value-type="float" office:value="0.319348">
            <text:p>0,319348</text:p>
          </table:table-cell>
          <table:table-cell office:value-type="float" office:value="10.6124">
            <text:p>10,6124</text:p>
          </table:table-cell>
          <table:table-cell office:value-type="float" office:value="0.540458">
            <text:p>0,540458</text:p>
          </table:table-cell>
          <table:table-cell office:value-type="float" office:value="0.514358">
            <text:p>0,514358</text:p>
          </table:table-cell>
          <table:table-cell office:value-type="float" office:value="1.05482">
            <text:p>1,05482</text:p>
          </table:table-cell>
          <table:table-cell office:value-type="float" office:value="6.95469">
            <text:p>6,95469</text:p>
          </table:table-cell>
          <table:table-cell office:value-type="float" office:value="0.179762">
            <text:p>0,179762</text:p>
          </table:table-cell>
          <table:table-cell office:value-type="float" office:value="7.13445">
            <text:p>7,13445</text:p>
          </table:table-cell>
          <table:table-cell office:value-type="float" office:value="12.6088">
            <text:p>12,6088</text:p>
          </table:table-cell>
          <table:table-cell office:value-type="float" office:value="0.419932">
            <text:p>0,419932</text:p>
          </table:table-cell>
          <table:table-cell office:value-type="float" office:value="13.0288">
            <text:p>13,0288</text:p>
          </table:table-cell>
          <table:table-cell office:value-type="float" office:value="12.4678">
            <text:p>12,4678</text:p>
          </table:table-cell>
          <table:table-cell office:value-type="float" office:value="0.492658">
            <text:p>0,492658</text:p>
          </table:table-cell>
          <table:table-cell office:value-type="float" office:value="12.9604">
            <text:p>12,9604</text:p>
          </table:table-cell>
          <table:table-cell office:value-type="float" office:value="48.2855">
            <text:p>48,2855</text:p>
          </table:table-cell>
          <table:table-cell office:value-type="float" office:value="1.92899">
            <text:p>1,92899</text:p>
          </table:table-cell>
          <table:table-cell office:value-type="float" office:value="50.2145">
            <text:p>50,2145</text:p>
          </table:table-cell>
          <table:table-cell office:value-type="float" office:value="14.6683">
            <text:p>14,6683</text:p>
          </table:table-cell>
          <table:table-cell office:value-type="float" office:value="0.755409">
            <text:p>0,755409</text:p>
          </table:table-cell>
          <table:table-cell office:value-type="float" office:value="15.4237">
            <text:p>15,4237</text:p>
          </table:table-cell>
          <table:table-cell office:value-type="float" office:value="0.238411">
            <text:p>0,238411</text:p>
          </table:table-cell>
          <table:table-cell office:value-type="float" office:value="0.337236">
            <text:p>0,337236</text:p>
          </table:table-cell>
          <table:table-cell office:value-type="float" office:value="0.575648">
            <text:p>0,575648</text:p>
          </table:table-cell>
          <table:table-cell office:value-type="float" office:value="1.40378">
            <text:p>1,40378</text:p>
          </table:table-cell>
          <table:table-cell office:value-type="float" office:value="0.440753">
            <text:p>0,440753</text:p>
          </table:table-cell>
          <table:table-cell office:value-type="float" office:value="1.84454">
            <text:p>1,8445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2.237896039604">
            <text:p>12,237896039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3138710891089">
            <text:p>1,231387108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.28153495049505">
            <text:p>8,281534950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4.7883851485148">
            <text:p>14,788385148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5.122399009901">
            <text:p>15,122399009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0.1782792079208">
            <text:p>50,178279207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.0478326732673">
            <text:p>17,04783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60977940594059">
            <text:p>0,760977940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.15796306930693">
            <text:p>2,15796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1.8554164356436">
            <text:p>11,8554164356</text:p>
          </table:table-cell>
          <table:table-cell table:formula="of:=AVERAGE([.B7:.B107])" office:value-type="float" office:value="0.382480752475247">
            <text:p>0,382480752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603085188118812">
            <text:p>0,6030851881</text:p>
          </table:table-cell>
          <table:table-cell table:formula="of:=AVERAGE([.E7:.E107])" office:value-type="float" office:value="0.628301722772277">
            <text:p>0,628301722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.05770811881188">
            <text:p>8,0577081188</text:p>
          </table:table-cell>
          <table:table-cell table:formula="of:=AVERAGE([.H7:.H107])" office:value-type="float" office:value="0.223827277227723">
            <text:p>0,22382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14.2618900990099">
            <text:p>14,261890099</text:p>
          </table:table-cell>
          <table:table-cell table:formula="of:=AVERAGE([.K7:.K107])" office:value-type="float" office:value="0.526494831683168">
            <text:p>0,526494831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4.4902178217822">
            <text:p>14,4902178218</text:p>
          </table:table-cell>
          <table:table-cell table:formula="of:=AVERAGE([.N7:.N107])" office:value-type="float" office:value="0.632183396039604">
            <text:p>0,63218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49.1395564356436">
            <text:p>49,1395564356</text:p>
          </table:table-cell>
          <table:table-cell table:formula="of:=AVERAGE([.Q7:.Q107])" office:value-type="float" office:value="1.03872207920792">
            <text:p>1,038722079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.1944752475247">
            <text:p>16,1944752475</text:p>
          </table:table-cell>
          <table:table-cell table:formula="of:=AVERAGE([.T7:.T107])" office:value-type="float" office:value="0.85335706930693">
            <text:p>0,853357069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1649396039604">
            <text:p>0,3164939604</text:p>
          </table:table-cell>
          <table:table-cell table:formula="of:=AVERAGE([.W7:.W107])" office:value-type="float" office:value="0.444483940594059">
            <text:p>0,444483940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1.65537198019802">
            <text:p>1,6553719802</text:p>
          </table:table-cell>
          <table:table-cell table:formula="of:=AVERAGE([.Z7:.Z107])" office:value-type="float" office:value="0.502590752475248">
            <text:p>0,5025907525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55097">
            <text:p>2,55097</text:p>
          </table:table-cell>
          <table:table-cell office:value-type="float" office:value="0.343688">
            <text:p>0,343688</text:p>
          </table:table-cell>
          <table:table-cell office:value-type="float" office:value="2.89466">
            <text:p>2,89466</text:p>
          </table:table-cell>
          <table:table-cell office:value-type="float" office:value="41.4754">
            <text:p>41,4754</text:p>
          </table:table-cell>
          <table:table-cell office:value-type="float" office:value="0.605266">
            <text:p>0,605266</text:p>
          </table:table-cell>
          <table:table-cell office:value-type="float" office:value="42.0806">
            <text:p>42,0806</text:p>
          </table:table-cell>
          <table:table-cell office:value-type="float" office:value="0.111141">
            <text:p>0,111141</text:p>
          </table:table-cell>
          <table:table-cell office:value-type="float" office:value="0.800569">
            <text:p>0,800569</text:p>
          </table:table-cell>
          <table:table-cell office:value-type="float" office:value="0.911711">
            <text:p>0,911711</text:p>
          </table:table-cell>
          <table:table-cell office:value-type="float" office:value="20.6623">
            <text:p>20,6623</text:p>
          </table:table-cell>
          <table:table-cell office:value-type="float" office:value="0.471544">
            <text:p>0,471544</text:p>
          </table:table-cell>
          <table:table-cell office:value-type="float" office:value="21.1339">
            <text:p>21,1339</text:p>
          </table:table-cell>
          <table:table-cell office:value-type="float" office:value="24.4684">
            <text:p>24,4684</text:p>
          </table:table-cell>
          <table:table-cell office:value-type="float" office:value="0.599987">
            <text:p>0,599987</text:p>
          </table:table-cell>
          <table:table-cell office:value-type="float" office:value="25.0684">
            <text:p>25,0684</text:p>
          </table:table-cell>
          <table:table-cell office:value-type="float" office:value="47.0081">
            <text:p>47,0081</text:p>
          </table:table-cell>
          <table:table-cell office:value-type="float" office:value="0.883559">
            <text:p>0,883559</text:p>
          </table:table-cell>
          <table:table-cell office:value-type="float" office:value="47.8916">
            <text:p>47,8916</text:p>
          </table:table-cell>
          <table:table-cell office:value-type="float" office:value="35.6552">
            <text:p>35,6552</text:p>
          </table:table-cell>
          <table:table-cell office:value-type="float" office:value="0.688548">
            <text:p>0,688548</text:p>
          </table:table-cell>
          <table:table-cell office:value-type="float" office:value="36.3438">
            <text:p>36,3438</text:p>
          </table:table-cell>
          <table:table-cell office:value-type="float" office:value="4.09962">
            <text:p>4,09962</text:p>
          </table:table-cell>
          <table:table-cell office:value-type="float" office:value="0.337529">
            <text:p>0,337529</text:p>
          </table:table-cell>
          <table:table-cell office:value-type="float" office:value="4.43715">
            <text:p>4,43715</text:p>
          </table:table-cell>
          <table:table-cell office:value-type="float" office:value="5.94797">
            <text:p>5,94797</text:p>
          </table:table-cell>
          <table:table-cell office:value-type="float" office:value="0.346034">
            <text:p>0,346034</text:p>
          </table:table-cell>
          <table:table-cell office:value-type="float" office:value="6.294">
            <text:p>6,294</text:p>
          </table:table-cell>
        </table:table-row>
        <table:table-row table:style-name="ro1">
          <table:table-cell office:value-type="float" office:value="2.88176">
            <text:p>2,88176</text:p>
          </table:table-cell>
          <table:table-cell office:value-type="float" office:value="0.478289">
            <text:p>0,478289</text:p>
          </table:table-cell>
          <table:table-cell office:value-type="float" office:value="3.36005">
            <text:p>3,36005</text:p>
          </table:table-cell>
          <table:table-cell office:value-type="float" office:value="37.7743">
            <text:p>37,7743</text:p>
          </table:table-cell>
          <table:table-cell office:value-type="float" office:value="0.602626">
            <text:p>0,602626</text:p>
          </table:table-cell>
          <table:table-cell office:value-type="float" office:value="38.3769">
            <text:p>38,3769</text:p>
          </table:table-cell>
          <table:table-cell office:value-type="float" office:value="0.0419346">
            <text:p>0,0419346</text:p>
          </table:table-cell>
          <table:table-cell office:value-type="float" office:value="0.198236">
            <text:p>0,198236</text:p>
          </table:table-cell>
          <table:table-cell office:value-type="float" office:value="0.240171">
            <text:p>0,240171</text:p>
          </table:table-cell>
          <table:table-cell office:value-type="float" office:value="19.0462">
            <text:p>19,0462</text:p>
          </table:table-cell>
          <table:table-cell office:value-type="float" office:value="0.431956">
            <text:p>0,431956</text:p>
          </table:table-cell>
          <table:table-cell office:value-type="float" office:value="19.4782">
            <text:p>19,4782</text:p>
          </table:table-cell>
          <table:table-cell office:value-type="float" office:value="30.6316">
            <text:p>30,6316</text:p>
          </table:table-cell>
          <table:table-cell office:value-type="float" office:value="1.82958">
            <text:p>1,82958</text:p>
          </table:table-cell>
          <table:table-cell office:value-type="float" office:value="32.4612">
            <text:p>32,4612</text:p>
          </table:table-cell>
          <table:table-cell office:value-type="float" office:value="54.8117">
            <text:p>54,8117</text:p>
          </table:table-cell>
          <table:table-cell office:value-type="float" office:value="0.839278">
            <text:p>0,839278</text:p>
          </table:table-cell>
          <table:table-cell office:value-type="float" office:value="55.651">
            <text:p>55,651</text:p>
          </table:table-cell>
          <table:table-cell office:value-type="float" office:value="35.1148">
            <text:p>35,1148</text:p>
          </table:table-cell>
          <table:table-cell office:value-type="float" office:value="0.694413">
            <text:p>0,694413</text:p>
          </table:table-cell>
          <table:table-cell office:value-type="float" office:value="35.8092">
            <text:p>35,8092</text:p>
          </table:table-cell>
          <table:table-cell office:value-type="float" office:value="4.48553">
            <text:p>4,48553</text:p>
          </table:table-cell>
          <table:table-cell office:value-type="float" office:value="0.305565">
            <text:p>0,305565</text:p>
          </table:table-cell>
          <table:table-cell office:value-type="float" office:value="4.7911">
            <text:p>4,7911</text:p>
          </table:table-cell>
          <table:table-cell office:value-type="float" office:value="5.68668">
            <text:p>5,68668</text:p>
          </table:table-cell>
          <table:table-cell office:value-type="float" office:value="0.721099">
            <text:p>0,721099</text:p>
          </table:table-cell>
          <table:table-cell office:value-type="float" office:value="6.40778">
            <text:p>6,40778</text:p>
          </table:table-cell>
        </table:table-row>
        <table:table-row table:style-name="ro1">
          <table:table-cell office:value-type="float" office:value="2.73748">
            <text:p>2,73748</text:p>
          </table:table-cell>
          <table:table-cell office:value-type="float" office:value="0.361283">
            <text:p>0,361283</text:p>
          </table:table-cell>
          <table:table-cell office:value-type="float" office:value="3.09876">
            <text:p>3,09876</text:p>
          </table:table-cell>
          <table:table-cell office:value-type="float" office:value="37.2848">
            <text:p>37,2848</text:p>
          </table:table-cell>
          <table:table-cell office:value-type="float" office:value="0.584738">
            <text:p>0,584738</text:p>
          </table:table-cell>
          <table:table-cell office:value-type="float" office:value="37.8696">
            <text:p>37,8696</text:p>
          </table:table-cell>
          <table:table-cell office:value-type="float" office:value="0.0404683">
            <text:p>0,0404683</text:p>
          </table:table-cell>
          <table:table-cell office:value-type="float" office:value="0.17507">
            <text:p>0,17507</text:p>
          </table:table-cell>
          <table:table-cell office:value-type="float" office:value="0.215538">
            <text:p>0,215538</text:p>
          </table:table-cell>
          <table:table-cell office:value-type="float" office:value="19.4858">
            <text:p>19,4858</text:p>
          </table:table-cell>
          <table:table-cell office:value-type="float" office:value="0.472424">
            <text:p>0,472424</text:p>
          </table:table-cell>
          <table:table-cell office:value-type="float" office:value="19.9582">
            <text:p>19,9582</text:p>
          </table:table-cell>
          <table:table-cell office:value-type="float" office:value="23.4837">
            <text:p>23,4837</text:p>
          </table:table-cell>
          <table:table-cell office:value-type="float" office:value="0.54251">
            <text:p>0,54251</text:p>
          </table:table-cell>
          <table:table-cell office:value-type="float" office:value="24.0262">
            <text:p>24,0262</text:p>
          </table:table-cell>
          <table:table-cell office:value-type="float" office:value="49.6488">
            <text:p>49,6488</text:p>
          </table:table-cell>
          <table:table-cell office:value-type="float" office:value="0.837812">
            <text:p>0,837812</text:p>
          </table:table-cell>
          <table:table-cell office:value-type="float" office:value="50.4866">
            <text:p>50,4866</text:p>
          </table:table-cell>
          <table:table-cell office:value-type="float" office:value="39.5411">
            <text:p>39,5411</text:p>
          </table:table-cell>
          <table:table-cell office:value-type="float" office:value="0.678285">
            <text:p>0,678285</text:p>
          </table:table-cell>
          <table:table-cell office:value-type="float" office:value="40.2194">
            <text:p>40,2194</text:p>
          </table:table-cell>
          <table:table-cell office:value-type="float" office:value="4.04332">
            <text:p>4,04332</text:p>
          </table:table-cell>
          <table:table-cell office:value-type="float" office:value="0.42697">
            <text:p>0,42697</text:p>
          </table:table-cell>
          <table:table-cell office:value-type="float" office:value="4.47029">
            <text:p>4,47029</text:p>
          </table:table-cell>
          <table:table-cell office:value-type="float" office:value="8.06258">
            <text:p>8,06258</text:p>
          </table:table-cell>
          <table:table-cell office:value-type="float" office:value="1.03194">
            <text:p>1,03194</text:p>
          </table:table-cell>
          <table:table-cell office:value-type="float" office:value="9.09453">
            <text:p>9,09453</text:p>
          </table:table-cell>
        </table:table-row>
        <table:table-row table:style-name="ro1">
          <table:table-cell office:value-type="float" office:value="7.75409">
            <text:p>7,75409</text:p>
          </table:table-cell>
          <table:table-cell office:value-type="float" office:value="1.59029">
            <text:p>1,59029</text:p>
          </table:table-cell>
          <table:table-cell office:value-type="float" office:value="9.34437">
            <text:p>9,34437</text:p>
          </table:table-cell>
          <table:table-cell office:value-type="float" office:value="53.6857">
            <text:p>53,6857</text:p>
          </table:table-cell>
          <table:table-cell office:value-type="float" office:value="0.597055">
            <text:p>0,597055</text:p>
          </table:table-cell>
          <table:table-cell office:value-type="float" office:value="54.2827">
            <text:p>54,2827</text:p>
          </table:table-cell>
          <table:table-cell office:value-type="float" office:value="0.0436941">
            <text:p>0,0436941</text:p>
          </table:table-cell>
          <table:table-cell office:value-type="float" office:value="0.240757">
            <text:p>0,240757</text:p>
          </table:table-cell>
          <table:table-cell office:value-type="float" office:value="0.284451">
            <text:p>0,284451</text:p>
          </table:table-cell>
          <table:table-cell office:value-type="float" office:value="19.7289">
            <text:p>19,7289</text:p>
          </table:table-cell>
          <table:table-cell office:value-type="float" office:value="0.464506">
            <text:p>0,464506</text:p>
          </table:table-cell>
          <table:table-cell office:value-type="float" office:value="20.1934">
            <text:p>20,1934</text:p>
          </table:table-cell>
          <table:table-cell office:value-type="float" office:value="26.3502">
            <text:p>26,3502</text:p>
          </table:table-cell>
          <table:table-cell office:value-type="float" office:value="0.556293">
            <text:p>0,556293</text:p>
          </table:table-cell>
          <table:table-cell office:value-type="float" office:value="26.9065">
            <text:p>26,9065</text:p>
          </table:table-cell>
          <table:table-cell office:value-type="float" office:value="50.4731">
            <text:p>50,4731</text:p>
          </table:table-cell>
          <table:table-cell office:value-type="float" office:value="0.860979">
            <text:p>0,860979</text:p>
          </table:table-cell>
          <table:table-cell office:value-type="float" office:value="51.3341">
            <text:p>51,3341</text:p>
          </table:table-cell>
          <table:table-cell office:value-type="float" office:value="36.535">
            <text:p>36,535</text:p>
          </table:table-cell>
          <table:table-cell office:value-type="float" office:value="0.758342">
            <text:p>0,758342</text:p>
          </table:table-cell>
          <table:table-cell office:value-type="float" office:value="37.2933">
            <text:p>37,2933</text:p>
          </table:table-cell>
          <table:table-cell office:value-type="float" office:value="4.08466">
            <text:p>4,08466</text:p>
          </table:table-cell>
          <table:table-cell office:value-type="float" office:value="0.328145">
            <text:p>0,328145</text:p>
          </table:table-cell>
          <table:table-cell office:value-type="float" office:value="4.41281">
            <text:p>4,41281</text:p>
          </table:table-cell>
          <table:table-cell office:value-type="float" office:value="9.63968">
            <text:p>9,63968</text:p>
          </table:table-cell>
          <table:table-cell office:value-type="float" office:value="0.558053">
            <text:p>0,558053</text:p>
          </table:table-cell>
          <table:table-cell office:value-type="float" office:value="10.1977">
            <text:p>10,1977</text:p>
          </table:table-cell>
        </table:table-row>
        <table:table-row table:style-name="ro1">
          <table:table-cell office:value-type="float" office:value="2.55625">
            <text:p>2,55625</text:p>
          </table:table-cell>
          <table:table-cell office:value-type="float" office:value="0.318762">
            <text:p>0,318762</text:p>
          </table:table-cell>
          <table:table-cell office:value-type="float" office:value="2.87501">
            <text:p>2,87501</text:p>
          </table:table-cell>
          <table:table-cell office:value-type="float" office:value="56.4835">
            <text:p>56,4835</text:p>
          </table:table-cell>
          <table:table-cell office:value-type="float" office:value="0.604093">
            <text:p>0,604093</text:p>
          </table:table-cell>
          <table:table-cell office:value-type="float" office:value="57.0876">
            <text:p>57,0876</text:p>
          </table:table-cell>
          <table:table-cell office:value-type="float" office:value="0.0416413">
            <text:p>0,0416413</text:p>
          </table:table-cell>
          <table:table-cell office:value-type="float" office:value="0.506441">
            <text:p>0,506441</text:p>
          </table:table-cell>
          <table:table-cell office:value-type="float" office:value="0.548082">
            <text:p>0,548082</text:p>
          </table:table-cell>
          <table:table-cell office:value-type="float" office:value="32.0618">
            <text:p>32,0618</text:p>
          </table:table-cell>
          <table:table-cell office:value-type="float" office:value="0.561278">
            <text:p>0,561278</text:p>
          </table:table-cell>
          <table:table-cell office:value-type="float" office:value="32.6231">
            <text:p>32,6231</text:p>
          </table:table-cell>
          <table:table-cell office:value-type="float" office:value="24.6376">
            <text:p>24,6376</text:p>
          </table:table-cell>
          <table:table-cell office:value-type="float" office:value="0.643681">
            <text:p>0,643681</text:p>
          </table:table-cell>
          <table:table-cell office:value-type="float" office:value="25.2813">
            <text:p>25,2813</text:p>
          </table:table-cell>
          <table:table-cell office:value-type="float" office:value="49.5221">
            <text:p>49,5221</text:p>
          </table:table-cell>
          <table:table-cell office:value-type="float" office:value="0.96039">
            <text:p>0,96039</text:p>
          </table:table-cell>
          <table:table-cell office:value-type="float" office:value="50.4825">
            <text:p>50,4825</text:p>
          </table:table-cell>
          <table:table-cell office:value-type="float" office:value="36.1312">
            <text:p>36,1312</text:p>
          </table:table-cell>
          <table:table-cell office:value-type="float" office:value="0.68415">
            <text:p>0,68415</text:p>
          </table:table-cell>
          <table:table-cell office:value-type="float" office:value="36.8153">
            <text:p>36,8153</text:p>
          </table:table-cell>
          <table:table-cell office:value-type="float" office:value="4.60899">
            <text:p>4,60899</text:p>
          </table:table-cell>
          <table:table-cell office:value-type="float" office:value="0.357764">
            <text:p>0,357764</text:p>
          </table:table-cell>
          <table:table-cell office:value-type="float" office:value="4.96676">
            <text:p>4,96676</text:p>
          </table:table-cell>
          <table:table-cell office:value-type="float" office:value="5.98433">
            <text:p>5,98433</text:p>
          </table:table-cell>
          <table:table-cell office:value-type="float" office:value="0.383276">
            <text:p>0,383276</text:p>
          </table:table-cell>
          <table:table-cell office:value-type="float" office:value="6.36761">
            <text:p>6,36761</text:p>
          </table:table-cell>
        </table:table-row>
        <table:table-row table:style-name="ro1">
          <table:table-cell office:value-type="float" office:value="3.00785">
            <text:p>3,00785</text:p>
          </table:table-cell>
          <table:table-cell office:value-type="float" office:value="0.375359">
            <text:p>0,375359</text:p>
          </table:table-cell>
          <table:table-cell office:value-type="float" office:value="3.38321">
            <text:p>3,38321</text:p>
          </table:table-cell>
          <table:table-cell office:value-type="float" office:value="39.5804">
            <text:p>39,5804</text:p>
          </table:table-cell>
          <table:table-cell office:value-type="float" office:value="0.656877">
            <text:p>0,656877</text:p>
          </table:table-cell>
          <table:table-cell office:value-type="float" office:value="40.2373">
            <text:p>40,2373</text:p>
          </table:table-cell>
          <table:table-cell office:value-type="float" office:value="0.0521983">
            <text:p>0,0521983</text:p>
          </table:table-cell>
          <table:table-cell office:value-type="float" office:value="0.263924">
            <text:p>0,263924</text:p>
          </table:table-cell>
          <table:table-cell office:value-type="float" office:value="0.316122">
            <text:p>0,316122</text:p>
          </table:table-cell>
          <table:table-cell office:value-type="float" office:value="21.5667">
            <text:p>21,5667</text:p>
          </table:table-cell>
          <table:table-cell office:value-type="float" office:value="0.507614">
            <text:p>0,507614</text:p>
          </table:table-cell>
          <table:table-cell office:value-type="float" office:value="22.0743">
            <text:p>22,0743</text:p>
          </table:table-cell>
          <table:table-cell office:value-type="float" office:value="25.9912">
            <text:p>25,9912</text:p>
          </table:table-cell>
          <table:table-cell office:value-type="float" office:value="0.780042">
            <text:p>0,780042</text:p>
          </table:table-cell>
          <table:table-cell office:value-type="float" office:value="26.7713">
            <text:p>26,7713</text:p>
          </table:table-cell>
          <table:table-cell office:value-type="float" office:value="48.1925">
            <text:p>48,1925</text:p>
          </table:table-cell>
          <table:table-cell office:value-type="float" office:value="0.884732">
            <text:p>0,884732</text:p>
          </table:table-cell>
          <table:table-cell office:value-type="float" office:value="49.0772">
            <text:p>49,0772</text:p>
          </table:table-cell>
          <table:table-cell office:value-type="float" office:value="35.7318">
            <text:p>35,7318</text:p>
          </table:table-cell>
          <table:table-cell office:value-type="float" office:value="0.694707">
            <text:p>0,694707</text:p>
          </table:table-cell>
          <table:table-cell office:value-type="float" office:value="36.4265">
            <text:p>36,4265</text:p>
          </table:table-cell>
          <table:table-cell office:value-type="float" office:value="4.34741">
            <text:p>4,34741</text:p>
          </table:table-cell>
          <table:table-cell office:value-type="float" office:value="0.370373">
            <text:p>0,370373</text:p>
          </table:table-cell>
          <table:table-cell office:value-type="float" office:value="4.71779">
            <text:p>4,71779</text:p>
          </table:table-cell>
          <table:table-cell office:value-type="float" office:value="5.99313">
            <text:p>5,99313</text:p>
          </table:table-cell>
          <table:table-cell office:value-type="float" office:value="0.601453">
            <text:p>0,601453</text:p>
          </table:table-cell>
          <table:table-cell office:value-type="float" office:value="6.59458">
            <text:p>6,59458</text:p>
          </table:table-cell>
        </table:table-row>
        <table:table-row table:style-name="ro1">
          <table:table-cell office:value-type="float" office:value="2.66065">
            <text:p>2,66065</text:p>
          </table:table-cell>
          <table:table-cell office:value-type="float" office:value="0.315829">
            <text:p>0,315829</text:p>
          </table:table-cell>
          <table:table-cell office:value-type="float" office:value="2.97648">
            <text:p>2,97648</text:p>
          </table:table-cell>
          <table:table-cell office:value-type="float" office:value="37.4734">
            <text:p>37,4734</text:p>
          </table:table-cell>
          <table:table-cell office:value-type="float" office:value="0.561865">
            <text:p>0,561865</text:p>
          </table:table-cell>
          <table:table-cell office:value-type="float" office:value="38.0353">
            <text:p>38,0353</text:p>
          </table:table-cell>
          <table:table-cell office:value-type="float" office:value="0.0604093">
            <text:p>0,0604093</text:p>
          </table:table-cell>
          <table:table-cell office:value-type="float" office:value="0.247502">
            <text:p>0,247502</text:p>
          </table:table-cell>
          <table:table-cell office:value-type="float" office:value="0.307911">
            <text:p>0,307911</text:p>
          </table:table-cell>
          <table:table-cell office:value-type="float" office:value="19.2204">
            <text:p>19,2204</text:p>
          </table:table-cell>
          <table:table-cell office:value-type="float" office:value="0.456002">
            <text:p>0,456002</text:p>
          </table:table-cell>
          <table:table-cell office:value-type="float" office:value="19.6764">
            <text:p>19,6764</text:p>
          </table:table-cell>
          <table:table-cell office:value-type="float" office:value="29.9721">
            <text:p>29,9721</text:p>
          </table:table-cell>
          <table:table-cell office:value-type="float" office:value="0.651599">
            <text:p>0,651599</text:p>
          </table:table-cell>
          <table:table-cell office:value-type="float" office:value="30.6237">
            <text:p>30,6237</text:p>
          </table:table-cell>
          <table:table-cell office:value-type="float" office:value="48.9119">
            <text:p>48,9119</text:p>
          </table:table-cell>
          <table:table-cell office:value-type="float" office:value="0.85482">
            <text:p>0,85482</text:p>
          </table:table-cell>
          <table:table-cell office:value-type="float" office:value="49.7667">
            <text:p>49,7667</text:p>
          </table:table-cell>
          <table:table-cell office:value-type="float" office:value="59.5061">
            <text:p>59,5061</text:p>
          </table:table-cell>
          <table:table-cell office:value-type="float" office:value="0.673593">
            <text:p>0,673593</text:p>
          </table:table-cell>
          <table:table-cell office:value-type="float" office:value="60.1797">
            <text:p>60,1797</text:p>
          </table:table-cell>
          <table:table-cell office:value-type="float" office:value="12.2153">
            <text:p>12,2153</text:p>
          </table:table-cell>
          <table:table-cell office:value-type="float" office:value="1.07094">
            <text:p>1,07094</text:p>
          </table:table-cell>
          <table:table-cell office:value-type="float" office:value="13.2862">
            <text:p>13,2862</text:p>
          </table:table-cell>
          <table:table-cell office:value-type="float" office:value="7.70981">
            <text:p>7,70981</text:p>
          </table:table-cell>
          <table:table-cell office:value-type="float" office:value="0.501749">
            <text:p>0,501749</text:p>
          </table:table-cell>
          <table:table-cell office:value-type="float" office:value="8.21155">
            <text:p>8,21155</text:p>
          </table:table-cell>
        </table:table-row>
        <table:table-row table:style-name="ro1">
          <table:table-cell office:value-type="float" office:value="3.40315">
            <text:p>3,40315</text:p>
          </table:table-cell>
          <table:table-cell office:value-type="float" office:value="0.443686">
            <text:p>0,443686</text:p>
          </table:table-cell>
          <table:table-cell office:value-type="float" office:value="3.84684">
            <text:p>3,84684</text:p>
          </table:table-cell>
          <table:table-cell office:value-type="float" office:value="40.12">
            <text:p>40,12</text:p>
          </table:table-cell>
          <table:table-cell office:value-type="float" office:value="0.719926">
            <text:p>0,719926</text:p>
          </table:table-cell>
          <table:table-cell office:value-type="float" office:value="40.8399">
            <text:p>40,8399</text:p>
          </table:table-cell>
          <table:table-cell office:value-type="float" office:value="0.0448671">
            <text:p>0,0448671</text:p>
          </table:table-cell>
          <table:table-cell office:value-type="float" office:value="0.202048">
            <text:p>0,202048</text:p>
          </table:table-cell>
          <table:table-cell office:value-type="float" office:value="0.246916">
            <text:p>0,246916</text:p>
          </table:table-cell>
          <table:table-cell office:value-type="float" office:value="42.6589">
            <text:p>42,6589</text:p>
          </table:table-cell>
          <table:table-cell office:value-type="float" office:value="1.26068">
            <text:p>1,26068</text:p>
          </table:table-cell>
          <table:table-cell office:value-type="float" office:value="43.9196">
            <text:p>43,9196</text:p>
          </table:table-cell>
          <table:table-cell office:value-type="float" office:value="44.4011">
            <text:p>44,4011</text:p>
          </table:table-cell>
          <table:table-cell office:value-type="float" office:value="0.674179">
            <text:p>0,674179</text:p>
          </table:table-cell>
          <table:table-cell office:value-type="float" office:value="45.0753">
            <text:p>45,0753</text:p>
          </table:table-cell>
          <table:table-cell office:value-type="float" office:value="58.8958">
            <text:p>58,8958</text:p>
          </table:table-cell>
          <table:table-cell office:value-type="float" office:value="1.20232">
            <text:p>1,20232</text:p>
          </table:table-cell>
          <table:table-cell office:value-type="float" office:value="60.0981">
            <text:p>60,0981</text:p>
          </table:table-cell>
          <table:table-cell office:value-type="float" office:value="63.9423">
            <text:p>63,9423</text:p>
          </table:table-cell>
          <table:table-cell office:value-type="float" office:value="0.892356">
            <text:p>0,892356</text:p>
          </table:table-cell>
          <table:table-cell office:value-type="float" office:value="64.8347">
            <text:p>64,8347</text:p>
          </table:table-cell>
          <table:table-cell office:value-type="float" office:value="4.47498">
            <text:p>4,47498</text:p>
          </table:table-cell>
          <table:table-cell office:value-type="float" office:value="0.446618">
            <text:p>0,446618</text:p>
          </table:table-cell>
          <table:table-cell office:value-type="float" office:value="4.9216">
            <text:p>4,9216</text:p>
          </table:table-cell>
          <table:table-cell office:value-type="float" office:value="6.92918">
            <text:p>6,92918</text:p>
          </table:table-cell>
          <table:table-cell office:value-type="float" office:value="0.435475">
            <text:p>0,435475</text:p>
          </table:table-cell>
          <table:table-cell office:value-type="float" office:value="7.36465">
            <text:p>7,36465</text:p>
          </table:table-cell>
        </table:table-row>
        <table:table-row table:style-name="ro1">
          <table:table-cell office:value-type="float" office:value="2.57003">
            <text:p>2,57003</text:p>
          </table:table-cell>
          <table:table-cell office:value-type="float" office:value="0.348086">
            <text:p>0,348086</text:p>
          </table:table-cell>
          <table:table-cell office:value-type="float" office:value="2.91812">
            <text:p>2,91812</text:p>
          </table:table-cell>
          <table:table-cell office:value-type="float" office:value="39.1024">
            <text:p>39,1024</text:p>
          </table:table-cell>
          <table:table-cell office:value-type="float" office:value="0.675352">
            <text:p>0,675352</text:p>
          </table:table-cell>
          <table:table-cell office:value-type="float" office:value="39.7777">
            <text:p>39,7777</text:p>
          </table:table-cell>
          <table:table-cell office:value-type="float" office:value="0.0480928">
            <text:p>0,0480928</text:p>
          </table:table-cell>
          <table:table-cell office:value-type="float" office:value="0.233719">
            <text:p>0,233719</text:p>
          </table:table-cell>
          <table:table-cell office:value-type="float" office:value="0.281812">
            <text:p>0,281812</text:p>
          </table:table-cell>
          <table:table-cell office:value-type="float" office:value="19.9843">
            <text:p>19,9843</text:p>
          </table:table-cell>
          <table:table-cell office:value-type="float" office:value="0.47477">
            <text:p>0,47477</text:p>
          </table:table-cell>
          <table:table-cell office:value-type="float" office:value="20.4591">
            <text:p>20,4591</text:p>
          </table:table-cell>
          <table:table-cell office:value-type="float" office:value="23.54">
            <text:p>23,54</text:p>
          </table:table-cell>
          <table:table-cell office:value-type="float" office:value="0.563331">
            <text:p>0,563331</text:p>
          </table:table-cell>
          <table:table-cell office:value-type="float" office:value="24.1033">
            <text:p>24,1033</text:p>
          </table:table-cell>
          <table:table-cell office:value-type="float" office:value="55.3888">
            <text:p>55,3888</text:p>
          </table:table-cell>
          <table:table-cell office:value-type="float" office:value="0.856873">
            <text:p>0,856873</text:p>
          </table:table-cell>
          <table:table-cell office:value-type="float" office:value="56.2457">
            <text:p>56,2457</text:p>
          </table:table-cell>
          <table:table-cell office:value-type="float" office:value="42.2962">
            <text:p>42,2962</text:p>
          </table:table-cell>
          <table:table-cell office:value-type="float" office:value="0.754236">
            <text:p>0,754236</text:p>
          </table:table-cell>
          <table:table-cell office:value-type="float" office:value="43.0504">
            <text:p>43,0504</text:p>
          </table:table-cell>
          <table:table-cell office:value-type="float" office:value="6.05618">
            <text:p>6,05618</text:p>
          </table:table-cell>
          <table:table-cell office:value-type="float" office:value="0.376238">
            <text:p>0,376238</text:p>
          </table:table-cell>
          <table:table-cell office:value-type="float" office:value="6.43241">
            <text:p>6,43241</text:p>
          </table:table-cell>
          <table:table-cell office:value-type="float" office:value="6.26643">
            <text:p>6,26643</text:p>
          </table:table-cell>
          <table:table-cell office:value-type="float" office:value="0.334304">
            <text:p>0,334304</text:p>
          </table:table-cell>
          <table:table-cell office:value-type="float" office:value="6.60074">
            <text:p>6,60074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755409">
            <text:p>0,755409</text:p>
          </table:table-cell>
          <table:table-cell office:value-type="float" office:value="3.31401">
            <text:p>3,31401</text:p>
          </table:table-cell>
          <table:table-cell office:value-type="float" office:value="43.1885">
            <text:p>43,1885</text:p>
          </table:table-cell>
          <table:table-cell office:value-type="float" office:value="0.651012">
            <text:p>0,651012</text:p>
          </table:table-cell>
          <table:table-cell office:value-type="float" office:value="43.8395">
            <text:p>43,8395</text:p>
          </table:table-cell>
          <table:table-cell office:value-type="float" office:value="0.0419346">
            <text:p>0,0419346</text:p>
          </table:table-cell>
          <table:table-cell office:value-type="float" office:value="0.183867">
            <text:p>0,183867</text:p>
          </table:table-cell>
          <table:table-cell office:value-type="float" office:value="0.225802">
            <text:p>0,225802</text:p>
          </table:table-cell>
          <table:table-cell office:value-type="float" office:value="19.7295">
            <text:p>19,7295</text:p>
          </table:table-cell>
          <table:table-cell office:value-type="float" office:value="0.690601">
            <text:p>0,690601</text:p>
          </table:table-cell>
          <table:table-cell office:value-type="float" office:value="20.4201">
            <text:p>20,4201</text:p>
          </table:table-cell>
          <table:table-cell office:value-type="float" office:value="27.461">
            <text:p>27,461</text:p>
          </table:table-cell>
          <table:table-cell office:value-type="float" office:value="0.559812">
            <text:p>0,559812</text:p>
          </table:table-cell>
          <table:table-cell office:value-type="float" office:value="28.0208">
            <text:p>28,0208</text:p>
          </table:table-cell>
          <table:table-cell office:value-type="float" office:value="55.9141">
            <text:p>55,9141</text:p>
          </table:table-cell>
          <table:table-cell office:value-type="float" office:value="0.850422">
            <text:p>0,850422</text:p>
          </table:table-cell>
          <table:table-cell office:value-type="float" office:value="56.7645">
            <text:p>56,7645</text:p>
          </table:table-cell>
          <table:table-cell office:value-type="float" office:value="44.3049">
            <text:p>44,3049</text:p>
          </table:table-cell>
          <table:table-cell office:value-type="float" office:value="0.736641">
            <text:p>0,736641</text:p>
          </table:table-cell>
          <table:table-cell office:value-type="float" office:value="45.0416">
            <text:p>45,0416</text:p>
          </table:table-cell>
          <table:table-cell office:value-type="float" office:value="4.41515">
            <text:p>4,41515</text:p>
          </table:table-cell>
          <table:table-cell office:value-type="float" office:value="0.411428">
            <text:p>0,411428</text:p>
          </table:table-cell>
          <table:table-cell office:value-type="float" office:value="4.82658">
            <text:p>4,82658</text:p>
          </table:table-cell>
          <table:table-cell office:value-type="float" office:value="5.97143">
            <text:p>5,97143</text:p>
          </table:table-cell>
          <table:table-cell office:value-type="float" office:value="0.38181">
            <text:p>0,38181</text:p>
          </table:table-cell>
          <table:table-cell office:value-type="float" office:value="6.35324">
            <text:p>6,35324</text:p>
          </table:table-cell>
        </table:table-row>
        <table:table-row table:style-name="ro1">
          <table:table-cell office:value-type="float" office:value="2.89554">
            <text:p>2,89554</text:p>
          </table:table-cell>
          <table:table-cell office:value-type="float" office:value="0.690308">
            <text:p>0,690308</text:p>
          </table:table-cell>
          <table:table-cell office:value-type="float" office:value="3.58585">
            <text:p>3,58585</text:p>
          </table:table-cell>
          <table:table-cell office:value-type="float" office:value="39.1566">
            <text:p>39,1566</text:p>
          </table:table-cell>
          <table:table-cell office:value-type="float" office:value="0.627553">
            <text:p>0,627553</text:p>
          </table:table-cell>
          <table:table-cell office:value-type="float" office:value="39.7842">
            <text:p>39,7842</text:p>
          </table:table-cell>
          <table:table-cell office:value-type="float" office:value="0.0495591">
            <text:p>0,0495591</text:p>
          </table:table-cell>
          <table:table-cell office:value-type="float" office:value="0.223456">
            <text:p>0,223456</text:p>
          </table:table-cell>
          <table:table-cell office:value-type="float" office:value="0.273015">
            <text:p>0,273015</text:p>
          </table:table-cell>
          <table:table-cell office:value-type="float" office:value="20.3415">
            <text:p>20,3415</text:p>
          </table:table-cell>
          <table:table-cell office:value-type="float" office:value="0.503802">
            <text:p>0,503802</text:p>
          </table:table-cell>
          <table:table-cell office:value-type="float" office:value="20.8453">
            <text:p>20,8453</text:p>
          </table:table-cell>
          <table:table-cell office:value-type="float" office:value="23.4379">
            <text:p>23,4379</text:p>
          </table:table-cell>
          <table:table-cell office:value-type="float" office:value="0.572422">
            <text:p>0,572422</text:p>
          </table:table-cell>
          <table:table-cell office:value-type="float" office:value="24.0103">
            <text:p>24,0103</text:p>
          </table:table-cell>
          <table:table-cell office:value-type="float" office:value="45.9923">
            <text:p>45,9923</text:p>
          </table:table-cell>
          <table:table-cell office:value-type="float" office:value="0.886785">
            <text:p>0,886785</text:p>
          </table:table-cell>
          <table:table-cell office:value-type="float" office:value="46.8791">
            <text:p>46,8791</text:p>
          </table:table-cell>
          <table:table-cell office:value-type="float" office:value="37.3842">
            <text:p>37,3842</text:p>
          </table:table-cell>
          <table:table-cell office:value-type="float" office:value="1.45774">
            <text:p>1,45774</text:p>
          </table:table-cell>
          <table:table-cell office:value-type="float" office:value="38.842">
            <text:p>38,842</text:p>
          </table:table-cell>
          <table:table-cell office:value-type="float" office:value="4.81691">
            <text:p>4,81691</text:p>
          </table:table-cell>
          <table:table-cell office:value-type="float" office:value="0.328732">
            <text:p>0,328732</text:p>
          </table:table-cell>
          <table:table-cell office:value-type="float" office:value="5.14564">
            <text:p>5,14564</text:p>
          </table:table-cell>
          <table:table-cell office:value-type="float" office:value="5.94298">
            <text:p>5,94298</text:p>
          </table:table-cell>
          <table:table-cell office:value-type="float" office:value="0.467732">
            <text:p>0,467732</text:p>
          </table:table-cell>
          <table:table-cell office:value-type="float" office:value="6.41071">
            <text:p>6,41071</text:p>
          </table:table-cell>
        </table:table-row>
        <table:table-row table:style-name="ro1">
          <table:table-cell office:value-type="float" office:value="2.70493">
            <text:p>2,70493</text:p>
          </table:table-cell>
          <table:table-cell office:value-type="float" office:value="0.559812">
            <text:p>0,559812</text:p>
          </table:table-cell>
          <table:table-cell office:value-type="float" office:value="3.26474">
            <text:p>3,26474</text:p>
          </table:table-cell>
          <table:table-cell office:value-type="float" office:value="38.893">
            <text:p>38,893</text:p>
          </table:table-cell>
          <table:table-cell office:value-type="float" office:value="0.583858">
            <text:p>0,583858</text:p>
          </table:table-cell>
          <table:table-cell office:value-type="float" office:value="39.4769">
            <text:p>39,4769</text:p>
          </table:table-cell>
          <table:table-cell office:value-type="float" office:value="0.0407616">
            <text:p>0,0407616</text:p>
          </table:table-cell>
          <table:table-cell office:value-type="float" office:value="0.252194">
            <text:p>0,252194</text:p>
          </table:table-cell>
          <table:table-cell office:value-type="float" office:value="0.292956">
            <text:p>0,292956</text:p>
          </table:table-cell>
          <table:table-cell office:value-type="float" office:value="21.8623">
            <text:p>21,8623</text:p>
          </table:table-cell>
          <table:table-cell office:value-type="float" office:value="0.448964">
            <text:p>0,448964</text:p>
          </table:table-cell>
          <table:table-cell office:value-type="float" office:value="22.3113">
            <text:p>22,3113</text:p>
          </table:table-cell>
          <table:table-cell office:value-type="float" office:value="23.245">
            <text:p>23,245</text:p>
          </table:table-cell>
          <table:table-cell office:value-type="float" office:value="0.632831">
            <text:p>0,632831</text:p>
          </table:table-cell>
          <table:table-cell office:value-type="float" office:value="23.8778">
            <text:p>23,8778</text:p>
          </table:table-cell>
          <table:table-cell office:value-type="float" office:value="44.5498">
            <text:p>44,5498</text:p>
          </table:table-cell>
          <table:table-cell office:value-type="float" office:value="0.839865">
            <text:p>0,839865</text:p>
          </table:table-cell>
          <table:table-cell office:value-type="float" office:value="45.3896">
            <text:p>45,3896</text:p>
          </table:table-cell>
          <table:table-cell office:value-type="float" office:value="54.2431">
            <text:p>54,2431</text:p>
          </table:table-cell>
          <table:table-cell office:value-type="float" office:value="1.04602">
            <text:p>1,04602</text:p>
          </table:table-cell>
          <table:table-cell office:value-type="float" office:value="55.2891">
            <text:p>55,2891</text:p>
          </table:table-cell>
          <table:table-cell office:value-type="float" office:value="4.46941">
            <text:p>4,46941</text:p>
          </table:table-cell>
          <table:table-cell office:value-type="float" office:value="0.321401">
            <text:p>0,321401</text:p>
          </table:table-cell>
          <table:table-cell office:value-type="float" office:value="4.79081">
            <text:p>4,79081</text:p>
          </table:table-cell>
          <table:table-cell office:value-type="float" office:value="5.68756">
            <text:p>5,68756</text:p>
          </table:table-cell>
          <table:table-cell office:value-type="float" office:value="0.361576">
            <text:p>0,361576</text:p>
          </table:table-cell>
          <table:table-cell office:value-type="float" office:value="6.04914">
            <text:p>6,04914</text:p>
          </table:table-cell>
        </table:table-row>
        <table:table-row table:style-name="ro1">
          <table:table-cell office:value-type="float" office:value="2.68704">
            <text:p>2,68704</text:p>
          </table:table-cell>
          <table:table-cell office:value-type="float" office:value="0.359523">
            <text:p>0,359523</text:p>
          </table:table-cell>
          <table:table-cell office:value-type="float" office:value="3.04656">
            <text:p>3,04656</text:p>
          </table:table-cell>
          <table:table-cell office:value-type="float" office:value="38.3792">
            <text:p>38,3792</text:p>
          </table:table-cell>
          <table:table-cell office:value-type="float" office:value="0.57682">
            <text:p>0,57682</text:p>
          </table:table-cell>
          <table:table-cell office:value-type="float" office:value="38.9561">
            <text:p>38,9561</text:p>
          </table:table-cell>
          <table:table-cell office:value-type="float" office:value="0.0395886">
            <text:p>0,0395886</text:p>
          </table:table-cell>
          <table:table-cell office:value-type="float" office:value="0.236065">
            <text:p>0,236065</text:p>
          </table:table-cell>
          <table:table-cell office:value-type="float" office:value="0.275654">
            <text:p>0,275654</text:p>
          </table:table-cell>
          <table:table-cell office:value-type="float" office:value="19.3829">
            <text:p>19,3829</text:p>
          </table:table-cell>
          <table:table-cell office:value-type="float" office:value="0.475356">
            <text:p>0,475356</text:p>
          </table:table-cell>
          <table:table-cell office:value-type="float" office:value="19.8582">
            <text:p>19,8582</text:p>
          </table:table-cell>
          <table:table-cell office:value-type="float" office:value="23.2887">
            <text:p>23,2887</text:p>
          </table:table-cell>
          <table:table-cell office:value-type="float" office:value="1.45979">
            <text:p>1,45979</text:p>
          </table:table-cell>
          <table:table-cell office:value-type="float" office:value="24.7484">
            <text:p>24,7484</text:p>
          </table:table-cell>
          <table:table-cell office:value-type="float" office:value="44.7304">
            <text:p>44,7304</text:p>
          </table:table-cell>
          <table:table-cell office:value-type="float" office:value="1.70935">
            <text:p>1,70935</text:p>
          </table:table-cell>
          <table:table-cell office:value-type="float" office:value="46.4398">
            <text:p>46,4398</text:p>
          </table:table-cell>
          <table:table-cell office:value-type="float" office:value="41.9821">
            <text:p>41,9821</text:p>
          </table:table-cell>
          <table:table-cell office:value-type="float" office:value="0.829601">
            <text:p>0,829601</text:p>
          </table:table-cell>
          <table:table-cell office:value-type="float" office:value="42.8117">
            <text:p>42,8117</text:p>
          </table:table-cell>
          <table:table-cell office:value-type="float" office:value="5.26675">
            <text:p>5,26675</text:p>
          </table:table-cell>
          <table:table-cell office:value-type="float" office:value="0.943088">
            <text:p>0,943088</text:p>
          </table:table-cell>
          <table:table-cell office:value-type="float" office:value="6.20984">
            <text:p>6,20984</text:p>
          </table:table-cell>
          <table:table-cell office:value-type="float" office:value="7.05205">
            <text:p>7,05205</text:p>
          </table:table-cell>
          <table:table-cell office:value-type="float" office:value="0.455709">
            <text:p>0,455709</text:p>
          </table:table-cell>
          <table:table-cell office:value-type="float" office:value="7.50776">
            <text:p>7,50776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353951">
            <text:p>0,353951</text:p>
          </table:table-cell>
          <table:table-cell office:value-type="float" office:value="2.95184">
            <text:p>2,95184</text:p>
          </table:table-cell>
          <table:table-cell office:value-type="float" office:value="39.3578">
            <text:p>39,3578</text:p>
          </table:table-cell>
          <table:table-cell office:value-type="float" office:value="0.610837">
            <text:p>0,610837</text:p>
          </table:table-cell>
          <table:table-cell office:value-type="float" office:value="39.9686">
            <text:p>39,9686</text:p>
          </table:table-cell>
          <table:table-cell office:value-type="float" office:value="0.0448671">
            <text:p>0,0448671</text:p>
          </table:table-cell>
          <table:table-cell office:value-type="float" office:value="0.252487">
            <text:p>0,252487</text:p>
          </table:table-cell>
          <table:table-cell office:value-type="float" office:value="0.297354">
            <text:p>0,297354</text:p>
          </table:table-cell>
          <table:table-cell office:value-type="float" office:value="19.309">
            <text:p>19,309</text:p>
          </table:table-cell>
          <table:table-cell office:value-type="float" office:value="0.45219">
            <text:p>0,45219</text:p>
          </table:table-cell>
          <table:table-cell office:value-type="float" office:value="19.7612">
            <text:p>19,7612</text:p>
          </table:table-cell>
          <table:table-cell office:value-type="float" office:value="26.8628">
            <text:p>26,8628</text:p>
          </table:table-cell>
          <table:table-cell office:value-type="float" office:value="0.628726">
            <text:p>0,628726</text:p>
          </table:table-cell>
          <table:table-cell office:value-type="float" office:value="27.4915">
            <text:p>27,4915</text:p>
          </table:table-cell>
          <table:table-cell office:value-type="float" office:value="44.4771">
            <text:p>44,4771</text:p>
          </table:table-cell>
          <table:table-cell office:value-type="float" office:value="0.856287">
            <text:p>0,856287</text:p>
          </table:table-cell>
          <table:table-cell office:value-type="float" office:value="45.3333">
            <text:p>45,3333</text:p>
          </table:table-cell>
          <table:table-cell office:value-type="float" office:value="44.2618">
            <text:p>44,2618</text:p>
          </table:table-cell>
          <table:table-cell office:value-type="float" office:value="1.50935">
            <text:p>1,50935</text:p>
          </table:table-cell>
          <table:table-cell office:value-type="float" office:value="45.7712">
            <text:p>45,7712</text:p>
          </table:table-cell>
          <table:table-cell office:value-type="float" office:value="13.5941">
            <text:p>13,5941</text:p>
          </table:table-cell>
          <table:table-cell office:value-type="float" office:value="1.13869">
            <text:p>1,13869</text:p>
          </table:table-cell>
          <table:table-cell office:value-type="float" office:value="14.7328">
            <text:p>14,7328</text:p>
          </table:table-cell>
          <table:table-cell office:value-type="float" office:value="16.6741">
            <text:p>16,6741</text:p>
          </table:table-cell>
          <table:table-cell office:value-type="float" office:value="1.0293">
            <text:p>1,0293</text:p>
          </table:table-cell>
          <table:table-cell office:value-type="float" office:value="17.7034">
            <text:p>17,7034</text:p>
          </table:table-cell>
        </table:table-row>
        <table:table-row table:style-name="ro1">
          <table:table-cell office:value-type="float" office:value="6.14034">
            <text:p>6,14034</text:p>
          </table:table-cell>
          <table:table-cell office:value-type="float" office:value="0.567143">
            <text:p>0,567143</text:p>
          </table:table-cell>
          <table:table-cell office:value-type="float" office:value="6.70748">
            <text:p>6,70748</text:p>
          </table:table-cell>
          <table:table-cell office:value-type="float" office:value="57.3093">
            <text:p>57,3093</text:p>
          </table:table-cell>
          <table:table-cell office:value-type="float" office:value="0.680631">
            <text:p>0,680631</text:p>
          </table:table-cell>
          <table:table-cell office:value-type="float" office:value="57.99">
            <text:p>57,99</text:p>
          </table:table-cell>
          <table:table-cell office:value-type="float" office:value="0.170671">
            <text:p>0,170671</text:p>
          </table:table-cell>
          <table:table-cell office:value-type="float" office:value="0.462747">
            <text:p>0,462747</text:p>
          </table:table-cell>
          <table:table-cell office:value-type="float" office:value="0.633418">
            <text:p>0,633418</text:p>
          </table:table-cell>
          <table:table-cell office:value-type="float" office:value="19.5884">
            <text:p>19,5884</text:p>
          </table:table-cell>
          <table:table-cell office:value-type="float" office:value="0.447791">
            <text:p>0,447791</text:p>
          </table:table-cell>
          <table:table-cell office:value-type="float" office:value="20.0362">
            <text:p>20,0362</text:p>
          </table:table-cell>
          <table:table-cell office:value-type="float" office:value="23.4605">
            <text:p>23,4605</text:p>
          </table:table-cell>
          <table:table-cell office:value-type="float" office:value="0.572129">
            <text:p>0,572129</text:p>
          </table:table-cell>
          <table:table-cell office:value-type="float" office:value="24.0326">
            <text:p>24,0326</text:p>
          </table:table-cell>
          <table:table-cell office:value-type="float" office:value="51.3845">
            <text:p>51,3845</text:p>
          </table:table-cell>
          <table:table-cell office:value-type="float" office:value="1.87063">
            <text:p>1,87063</text:p>
          </table:table-cell>
          <table:table-cell office:value-type="float" office:value="53.2552">
            <text:p>53,2552</text:p>
          </table:table-cell>
          <table:table-cell office:value-type="float" office:value="56.958">
            <text:p>56,958</text:p>
          </table:table-cell>
          <table:table-cell office:value-type="float" office:value="0.695586">
            <text:p>0,695586</text:p>
          </table:table-cell>
          <table:table-cell office:value-type="float" office:value="57.6536">
            <text:p>57,6536</text:p>
          </table:table-cell>
          <table:table-cell office:value-type="float" office:value="5.73859">
            <text:p>5,73859</text:p>
          </table:table-cell>
          <table:table-cell office:value-type="float" office:value="0.467439">
            <text:p>0,467439</text:p>
          </table:table-cell>
          <table:table-cell office:value-type="float" office:value="6.20603">
            <text:p>6,20603</text:p>
          </table:table-cell>
          <table:table-cell office:value-type="float" office:value="5.5644">
            <text:p>5,5644</text:p>
          </table:table-cell>
          <table:table-cell office:value-type="float" office:value="0.330785">
            <text:p>0,330785</text:p>
          </table:table-cell>
          <table:table-cell office:value-type="float" office:value="5.89518">
            <text:p>5,89518</text:p>
          </table:table-cell>
        </table:table-row>
        <table:table-row table:style-name="ro1">
          <table:table-cell office:value-type="float" office:value="3.04304">
            <text:p>3,04304</text:p>
          </table:table-cell>
          <table:table-cell office:value-type="float" office:value="0.710249">
            <text:p>0,710249</text:p>
          </table:table-cell>
          <table:table-cell office:value-type="float" office:value="3.75329">
            <text:p>3,75329</text:p>
          </table:table-cell>
          <table:table-cell office:value-type="float" office:value="37.935">
            <text:p>37,935</text:p>
          </table:table-cell>
          <table:table-cell office:value-type="float" office:value="0.599107">
            <text:p>0,599107</text:p>
          </table:table-cell>
          <table:table-cell office:value-type="float" office:value="38.5341">
            <text:p>38,5341</text:p>
          </table:table-cell>
          <table:table-cell office:value-type="float" office:value="0.0416413">
            <text:p>0,0416413</text:p>
          </table:table-cell>
          <table:table-cell office:value-type="float" office:value="0.183574">
            <text:p>0,183574</text:p>
          </table:table-cell>
          <table:table-cell office:value-type="float" office:value="0.225215">
            <text:p>0,225215</text:p>
          </table:table-cell>
          <table:table-cell office:value-type="float" office:value="19.5623">
            <text:p>19,5623</text:p>
          </table:table-cell>
          <table:table-cell office:value-type="float" office:value="0.467145">
            <text:p>0,467145</text:p>
          </table:table-cell>
          <table:table-cell office:value-type="float" office:value="20.0295">
            <text:p>20,0295</text:p>
          </table:table-cell>
          <table:table-cell office:value-type="float" office:value="39.8587">
            <text:p>39,8587</text:p>
          </table:table-cell>
          <table:table-cell office:value-type="float" office:value="0.642215">
            <text:p>0,642215</text:p>
          </table:table-cell>
          <table:table-cell office:value-type="float" office:value="40.5009">
            <text:p>40,5009</text:p>
          </table:table-cell>
          <table:table-cell office:value-type="float" office:value="54.7015">
            <text:p>54,7015</text:p>
          </table:table-cell>
          <table:table-cell office:value-type="float" office:value="0.903206">
            <text:p>0,903206</text:p>
          </table:table-cell>
          <table:table-cell office:value-type="float" office:value="55.6047">
            <text:p>55,6047</text:p>
          </table:table-cell>
          <table:table-cell office:value-type="float" office:value="37.1262">
            <text:p>37,1262</text:p>
          </table:table-cell>
          <table:table-cell office:value-type="float" office:value="0.726671">
            <text:p>0,726671</text:p>
          </table:table-cell>
          <table:table-cell office:value-type="float" office:value="37.8529">
            <text:p>37,8529</text:p>
          </table:table-cell>
          <table:table-cell office:value-type="float" office:value="4.18261">
            <text:p>4,18261</text:p>
          </table:table-cell>
          <table:table-cell office:value-type="float" office:value="0.331078">
            <text:p>0,331078</text:p>
          </table:table-cell>
          <table:table-cell office:value-type="float" office:value="4.51369">
            <text:p>4,51369</text:p>
          </table:table-cell>
          <table:table-cell office:value-type="float" office:value="5.71131">
            <text:p>5,71131</text:p>
          </table:table-cell>
          <table:table-cell office:value-type="float" office:value="0.354538">
            <text:p>0,354538</text:p>
          </table:table-cell>
          <table:table-cell office:value-type="float" office:value="6.06585">
            <text:p>6,06585</text:p>
          </table:table-cell>
        </table:table-row>
        <table:table-row table:style-name="ro1">
          <table:table-cell office:value-type="float" office:value="2.58147">
            <text:p>2,58147</text:p>
          </table:table-cell>
          <table:table-cell office:value-type="float" office:value="0.339582">
            <text:p>0,339582</text:p>
          </table:table-cell>
          <table:table-cell office:value-type="float" office:value="2.92105">
            <text:p>2,92105</text:p>
          </table:table-cell>
          <table:table-cell office:value-type="float" office:value="37.5458">
            <text:p>37,5458</text:p>
          </table:table-cell>
          <table:table-cell office:value-type="float" office:value="0.568903">
            <text:p>0,568903</text:p>
          </table:table-cell>
          <table:table-cell office:value-type="float" office:value="38.1147">
            <text:p>38,1147</text:p>
          </table:table-cell>
          <table:table-cell office:value-type="float" office:value="0.0395886">
            <text:p>0,0395886</text:p>
          </table:table-cell>
          <table:table-cell office:value-type="float" office:value="0.372719">
            <text:p>0,372719</text:p>
          </table:table-cell>
          <table:table-cell office:value-type="float" office:value="0.412308">
            <text:p>0,412308</text:p>
          </table:table-cell>
          <table:table-cell office:value-type="float" office:value="25.4775">
            <text:p>25,4775</text:p>
          </table:table-cell>
          <table:table-cell office:value-type="float" office:value="0.445152">
            <text:p>0,445152</text:p>
          </table:table-cell>
          <table:table-cell office:value-type="float" office:value="25.9226">
            <text:p>25,9226</text:p>
          </table:table-cell>
          <table:table-cell office:value-type="float" office:value="23.2884">
            <text:p>23,2884</text:p>
          </table:table-cell>
          <table:table-cell office:value-type="float" office:value="0.5777">
            <text:p>0,5777</text:p>
          </table:table-cell>
          <table:table-cell office:value-type="float" office:value="23.8661">
            <text:p>23,8661</text:p>
          </table:table-cell>
          <table:table-cell office:value-type="float" office:value="78.635">
            <text:p>78,635</text:p>
          </table:table-cell>
          <table:table-cell office:value-type="float" office:value="0.898808">
            <text:p>0,898808</text:p>
          </table:table-cell>
          <table:table-cell office:value-type="float" office:value="79.5338">
            <text:p>79,5338</text:p>
          </table:table-cell>
          <table:table-cell office:value-type="float" office:value="39.3757">
            <text:p>39,3757</text:p>
          </table:table-cell>
          <table:table-cell office:value-type="float" office:value="0.700278">
            <text:p>0,700278</text:p>
          </table:table-cell>
          <table:table-cell office:value-type="float" office:value="40.076">
            <text:p>40,076</text:p>
          </table:table-cell>
          <table:table-cell office:value-type="float" office:value="4.14243">
            <text:p>4,14243</text:p>
          </table:table-cell>
          <table:table-cell office:value-type="float" office:value="0.315243">
            <text:p>0,315243</text:p>
          </table:table-cell>
          <table:table-cell office:value-type="float" office:value="4.45768">
            <text:p>4,45768</text:p>
          </table:table-cell>
          <table:table-cell office:value-type="float" office:value="5.90134">
            <text:p>5,90134</text:p>
          </table:table-cell>
          <table:table-cell office:value-type="float" office:value="0.525502">
            <text:p>0,525502</text:p>
          </table:table-cell>
          <table:table-cell office:value-type="float" office:value="6.42684">
            <text:p>6,42684</text:p>
          </table:table-cell>
        </table:table-row>
        <table:table-row table:style-name="ro1">
          <table:table-cell office:value-type="float" office:value="2.60024">
            <text:p>2,60024</text:p>
          </table:table-cell>
          <table:table-cell office:value-type="float" office:value="0.320521">
            <text:p>0,320521</text:p>
          </table:table-cell>
          <table:table-cell office:value-type="float" office:value="2.92076">
            <text:p>2,92076</text:p>
          </table:table-cell>
          <table:table-cell office:value-type="float" office:value="51.4452">
            <text:p>51,4452</text:p>
          </table:table-cell>
          <table:table-cell office:value-type="float" office:value="1.24308">
            <text:p>1,24308</text:p>
          </table:table-cell>
          <table:table-cell office:value-type="float" office:value="52.6883">
            <text:p>52,6883</text:p>
          </table:table-cell>
          <table:table-cell office:value-type="float" office:value="0.0413481">
            <text:p>0,0413481</text:p>
          </table:table-cell>
          <table:table-cell office:value-type="float" office:value="0.245156">
            <text:p>0,245156</text:p>
          </table:table-cell>
          <table:table-cell office:value-type="float" office:value="0.286504">
            <text:p>0,286504</text:p>
          </table:table-cell>
          <table:table-cell office:value-type="float" office:value="23.0024">
            <text:p>23,0024</text:p>
          </table:table-cell>
          <table:table-cell office:value-type="float" office:value="0.463333">
            <text:p>0,463333</text:p>
          </table:table-cell>
          <table:table-cell office:value-type="float" office:value="23.4658">
            <text:p>23,4658</text:p>
          </table:table-cell>
          <table:table-cell office:value-type="float" office:value="24.1015">
            <text:p>24,1015</text:p>
          </table:table-cell>
          <table:table-cell office:value-type="float" office:value="1.36273">
            <text:p>1,36273</text:p>
          </table:table-cell>
          <table:table-cell office:value-type="float" office:value="25.4643">
            <text:p>25,4643</text:p>
          </table:table-cell>
          <table:table-cell office:value-type="float" office:value="47.799">
            <text:p>47,799</text:p>
          </table:table-cell>
          <table:table-cell office:value-type="float" office:value="0.86831">
            <text:p>0,86831</text:p>
          </table:table-cell>
          <table:table-cell office:value-type="float" office:value="48.6673">
            <text:p>48,6673</text:p>
          </table:table-cell>
          <table:table-cell office:value-type="float" office:value="48.6776">
            <text:p>48,6776</text:p>
          </table:table-cell>
          <table:table-cell office:value-type="float" office:value="0.74104">
            <text:p>0,74104</text:p>
          </table:table-cell>
          <table:table-cell office:value-type="float" office:value="49.4186">
            <text:p>49,4186</text:p>
          </table:table-cell>
          <table:table-cell office:value-type="float" office:value="4.08877">
            <text:p>4,08877</text:p>
          </table:table-cell>
          <table:table-cell office:value-type="float" office:value="0.318762">
            <text:p>0,318762</text:p>
          </table:table-cell>
          <table:table-cell office:value-type="float" office:value="4.40753">
            <text:p>4,40753</text:p>
          </table:table-cell>
          <table:table-cell office:value-type="float" office:value="5.68903">
            <text:p>5,68903</text:p>
          </table:table-cell>
          <table:table-cell office:value-type="float" office:value="0.337823">
            <text:p>0,337823</text:p>
          </table:table-cell>
          <table:table-cell office:value-type="float" office:value="6.02685">
            <text:p>6,02685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326972">
            <text:p>0,326972</text:p>
          </table:table-cell>
          <table:table-cell office:value-type="float" office:value="2.85009">
            <text:p>2,85009</text:p>
          </table:table-cell>
          <table:table-cell office:value-type="float" office:value="45.3694">
            <text:p>45,3694</text:p>
          </table:table-cell>
          <table:table-cell office:value-type="float" office:value="0.613183">
            <text:p>0,613183</text:p>
          </table:table-cell>
          <table:table-cell office:value-type="float" office:value="45.9826">
            <text:p>45,9826</text:p>
          </table:table-cell>
          <table:table-cell office:value-type="float" office:value="0.0419346">
            <text:p>0,0419346</text:p>
          </table:table-cell>
          <table:table-cell office:value-type="float" office:value="0.257179">
            <text:p>0,257179</text:p>
          </table:table-cell>
          <table:table-cell office:value-type="float" office:value="0.299114">
            <text:p>0,299114</text:p>
          </table:table-cell>
          <table:table-cell office:value-type="float" office:value="20.0969">
            <text:p>20,0969</text:p>
          </table:table-cell>
          <table:table-cell office:value-type="float" office:value="0.538698">
            <text:p>0,538698</text:p>
          </table:table-cell>
          <table:table-cell office:value-type="float" office:value="20.6356">
            <text:p>20,6356</text:p>
          </table:table-cell>
          <table:table-cell office:value-type="float" office:value="24.332">
            <text:p>24,332</text:p>
          </table:table-cell>
          <table:table-cell office:value-type="float" office:value="0.633711">
            <text:p>0,633711</text:p>
          </table:table-cell>
          <table:table-cell office:value-type="float" office:value="24.9657">
            <text:p>24,9657</text:p>
          </table:table-cell>
          <table:table-cell office:value-type="float" office:value="44.665">
            <text:p>44,665</text:p>
          </table:table-cell>
          <table:table-cell office:value-type="float" office:value="0.907312">
            <text:p>0,907312</text:p>
          </table:table-cell>
          <table:table-cell office:value-type="float" office:value="45.5723">
            <text:p>45,5723</text:p>
          </table:table-cell>
          <table:table-cell office:value-type="float" office:value="35.3937">
            <text:p>35,3937</text:p>
          </table:table-cell>
          <table:table-cell office:value-type="float" office:value="0.716407">
            <text:p>0,716407</text:p>
          </table:table-cell>
          <table:table-cell office:value-type="float" office:value="36.1101">
            <text:p>36,1101</text:p>
          </table:table-cell>
          <table:table-cell office:value-type="float" office:value="4.21868">
            <text:p>4,21868</text:p>
          </table:table-cell>
          <table:table-cell office:value-type="float" office:value="0.323453">
            <text:p>0,323453</text:p>
          </table:table-cell>
          <table:table-cell office:value-type="float" office:value="4.54213">
            <text:p>4,54213</text:p>
          </table:table-cell>
          <table:table-cell office:value-type="float" office:value="6.0943">
            <text:p>6,0943</text:p>
          </table:table-cell>
          <table:table-cell office:value-type="float" office:value="0.33489">
            <text:p>0,33489</text:p>
          </table:table-cell>
          <table:table-cell office:value-type="float" office:value="6.42919">
            <text:p>6,42919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21401">
            <text:p>0,321401</text:p>
          </table:table-cell>
          <table:table-cell office:value-type="float" office:value="2.84012">
            <text:p>2,84012</text:p>
          </table:table-cell>
          <table:table-cell office:value-type="float" office:value="37.5323">
            <text:p>37,5323</text:p>
          </table:table-cell>
          <table:table-cell office:value-type="float" office:value="0.595295">
            <text:p>0,595295</text:p>
          </table:table-cell>
          <table:table-cell office:value-type="float" office:value="38.1276">
            <text:p>38,1276</text:p>
          </table:table-cell>
          <table:table-cell office:value-type="float" office:value="0.0398818">
            <text:p>0,0398818</text:p>
          </table:table-cell>
          <table:table-cell office:value-type="float" office:value="0.213192">
            <text:p>0,213192</text:p>
          </table:table-cell>
          <table:table-cell office:value-type="float" office:value="0.253074">
            <text:p>0,253074</text:p>
          </table:table-cell>
          <table:table-cell office:value-type="float" office:value="19.5219">
            <text:p>19,5219</text:p>
          </table:table-cell>
          <table:table-cell office:value-type="float" office:value="0.580633">
            <text:p>0,580633</text:p>
          </table:table-cell>
          <table:table-cell office:value-type="float" office:value="20.1025">
            <text:p>20,1025</text:p>
          </table:table-cell>
          <table:table-cell office:value-type="float" office:value="29.8788">
            <text:p>29,8788</text:p>
          </table:table-cell>
          <table:table-cell office:value-type="float" office:value="0.573888">
            <text:p>0,573888</text:p>
          </table:table-cell>
          <table:table-cell office:value-type="float" office:value="30.4527">
            <text:p>30,4527</text:p>
          </table:table-cell>
          <table:table-cell office:value-type="float" office:value="52.9179">
            <text:p>52,9179</text:p>
          </table:table-cell>
          <table:table-cell office:value-type="float" office:value="1.05628">
            <text:p>1,05628</text:p>
          </table:table-cell>
          <table:table-cell office:value-type="float" office:value="53.9742">
            <text:p>53,9742</text:p>
          </table:table-cell>
          <table:table-cell office:value-type="float" office:value="35.4045">
            <text:p>35,4045</text:p>
          </table:table-cell>
          <table:table-cell office:value-type="float" office:value="1.4422">
            <text:p>1,4422</text:p>
          </table:table-cell>
          <table:table-cell office:value-type="float" office:value="36.8467">
            <text:p>36,8467</text:p>
          </table:table-cell>
          <table:table-cell office:value-type="float" office:value="5.13743">
            <text:p>5,13743</text:p>
          </table:table-cell>
          <table:table-cell office:value-type="float" office:value="0.318762">
            <text:p>0,318762</text:p>
          </table:table-cell>
          <table:table-cell office:value-type="float" office:value="5.45619">
            <text:p>5,45619</text:p>
          </table:table-cell>
          <table:table-cell office:value-type="float" office:value="8.63002">
            <text:p>8,63002</text:p>
          </table:table-cell>
          <table:table-cell office:value-type="float" office:value="0.348673">
            <text:p>0,348673</text:p>
          </table:table-cell>
          <table:table-cell office:value-type="float" office:value="8.97869">
            <text:p>8,97869</text:p>
          </table:table-cell>
        </table:table-row>
        <table:table-row table:style-name="ro1">
          <table:table-cell office:value-type="float" office:value="2.55684">
            <text:p>2,55684</text:p>
          </table:table-cell>
          <table:table-cell office:value-type="float" office:value="0.3692">
            <text:p>0,3692</text:p>
          </table:table-cell>
          <table:table-cell office:value-type="float" office:value="2.92604">
            <text:p>2,92604</text:p>
          </table:table-cell>
          <table:table-cell office:value-type="float" office:value="43.1539">
            <text:p>43,1539</text:p>
          </table:table-cell>
          <table:table-cell office:value-type="float" office:value="0.583272">
            <text:p>0,583272</text:p>
          </table:table-cell>
          <table:table-cell office:value-type="float" office:value="43.7372">
            <text:p>43,7372</text:p>
          </table:table-cell>
          <table:table-cell office:value-type="float" office:value="0.0401751">
            <text:p>0,0401751</text:p>
          </table:table-cell>
          <table:table-cell office:value-type="float" office:value="0.183867">
            <text:p>0,183867</text:p>
          </table:table-cell>
          <table:table-cell office:value-type="float" office:value="0.224042">
            <text:p>0,224042</text:p>
          </table:table-cell>
          <table:table-cell office:value-type="float" office:value="19.9327">
            <text:p>19,9327</text:p>
          </table:table-cell>
          <table:table-cell office:value-type="float" office:value="0.48474">
            <text:p>0,48474</text:p>
          </table:table-cell>
          <table:table-cell office:value-type="float" office:value="20.4175">
            <text:p>20,4175</text:p>
          </table:table-cell>
          <table:table-cell office:value-type="float" office:value="32.8069">
            <text:p>32,8069</text:p>
          </table:table-cell>
          <table:table-cell office:value-type="float" office:value="1.69029">
            <text:p>1,69029</text:p>
          </table:table-cell>
          <table:table-cell office:value-type="float" office:value="34.4972">
            <text:p>34,4972</text:p>
          </table:table-cell>
          <table:table-cell office:value-type="float" office:value="52.1317">
            <text:p>52,1317</text:p>
          </table:table-cell>
          <table:table-cell office:value-type="float" office:value="0.949247">
            <text:p>0,949247</text:p>
          </table:table-cell>
          <table:table-cell office:value-type="float" office:value="53.081">
            <text:p>53,081</text:p>
          </table:table-cell>
          <table:table-cell office:value-type="float" office:value="39.1382">
            <text:p>39,1382</text:p>
          </table:table-cell>
          <table:table-cell office:value-type="float" office:value="0.753063">
            <text:p>0,753063</text:p>
          </table:table-cell>
          <table:table-cell office:value-type="float" office:value="39.8912">
            <text:p>39,8912</text:p>
          </table:table-cell>
          <table:table-cell office:value-type="float" office:value="4.09698">
            <text:p>4,09698</text:p>
          </table:table-cell>
          <table:table-cell office:value-type="float" office:value="0.315536">
            <text:p>0,315536</text:p>
          </table:table-cell>
          <table:table-cell office:value-type="float" office:value="4.41252">
            <text:p>4,41252</text:p>
          </table:table-cell>
          <table:table-cell office:value-type="float" office:value="5.90427">
            <text:p>5,90427</text:p>
          </table:table-cell>
          <table:table-cell office:value-type="float" office:value="0.327266">
            <text:p>0,327266</text:p>
          </table:table-cell>
          <table:table-cell office:value-type="float" office:value="6.23154">
            <text:p>6,23154</text:p>
          </table:table-cell>
        </table:table-row>
        <table:table-row table:style-name="ro1">
          <table:table-cell office:value-type="float" office:value="2.5193">
            <text:p>2,5193</text:p>
          </table:table-cell>
          <table:table-cell office:value-type="float" office:value="0.321694">
            <text:p>0,321694</text:p>
          </table:table-cell>
          <table:table-cell office:value-type="float" office:value="2.84099">
            <text:p>2,84099</text:p>
          </table:table-cell>
          <table:table-cell office:value-type="float" office:value="37.3309">
            <text:p>37,3309</text:p>
          </table:table-cell>
          <table:table-cell office:value-type="float" office:value="0.582685">
            <text:p>0,582685</text:p>
          </table:table-cell>
          <table:table-cell office:value-type="float" office:value="37.9136">
            <text:p>37,9136</text:p>
          </table:table-cell>
          <table:table-cell office:value-type="float" office:value="0.0398818">
            <text:p>0,0398818</text:p>
          </table:table-cell>
          <table:table-cell office:value-type="float" office:value="0.236945">
            <text:p>0,236945</text:p>
          </table:table-cell>
          <table:table-cell office:value-type="float" office:value="0.276827">
            <text:p>0,276827</text:p>
          </table:table-cell>
          <table:table-cell office:value-type="float" office:value="24.0713">
            <text:p>24,0713</text:p>
          </table:table-cell>
          <table:table-cell office:value-type="float" office:value="0.565384">
            <text:p>0,565384</text:p>
          </table:table-cell>
          <table:table-cell office:value-type="float" office:value="24.6367">
            <text:p>24,6367</text:p>
          </table:table-cell>
          <table:table-cell office:value-type="float" office:value="25.1352">
            <text:p>25,1352</text:p>
          </table:table-cell>
          <table:table-cell office:value-type="float" office:value="0.584445">
            <text:p>0,584445</text:p>
          </table:table-cell>
          <table:table-cell office:value-type="float" office:value="25.7197">
            <text:p>25,7197</text:p>
          </table:table-cell>
          <table:table-cell office:value-type="float" office:value="59.0817">
            <text:p>59,0817</text:p>
          </table:table-cell>
          <table:table-cell office:value-type="float" office:value="1.11053">
            <text:p>1,11053</text:p>
          </table:table-cell>
          <table:table-cell office:value-type="float" office:value="60.1923">
            <text:p>60,1923</text:p>
          </table:table-cell>
          <table:table-cell office:value-type="float" office:value="37.2901">
            <text:p>37,2901</text:p>
          </table:table-cell>
          <table:table-cell office:value-type="float" office:value="0.682097">
            <text:p>0,682097</text:p>
          </table:table-cell>
          <table:table-cell office:value-type="float" office:value="37.9722">
            <text:p>37,9722</text:p>
          </table:table-cell>
          <table:table-cell office:value-type="float" office:value="4.23187">
            <text:p>4,23187</text:p>
          </table:table-cell>
          <table:table-cell office:value-type="float" office:value="0.312897">
            <text:p>0,312897</text:p>
          </table:table-cell>
          <table:table-cell office:value-type="float" office:value="4.54477">
            <text:p>4,54477</text:p>
          </table:table-cell>
          <table:table-cell office:value-type="float" office:value="5.7034">
            <text:p>5,7034</text:p>
          </table:table-cell>
          <table:table-cell office:value-type="float" office:value="0.327852">
            <text:p>0,327852</text:p>
          </table:table-cell>
          <table:table-cell office:value-type="float" office:value="6.03125">
            <text:p>6,03125</text:p>
          </table:table-cell>
        </table:table-row>
        <table:table-row table:style-name="ro1">
          <table:table-cell office:value-type="float" office:value="2.55801">
            <text:p>2,55801</text:p>
          </table:table-cell>
          <table:table-cell office:value-type="float" office:value="0.34662">
            <text:p>0,34662</text:p>
          </table:table-cell>
          <table:table-cell office:value-type="float" office:value="2.90463">
            <text:p>2,90463</text:p>
          </table:table-cell>
          <table:table-cell office:value-type="float" office:value="37.4872">
            <text:p>37,4872</text:p>
          </table:table-cell>
          <table:table-cell office:value-type="float" office:value="0.575354">
            <text:p>0,575354</text:p>
          </table:table-cell>
          <table:table-cell office:value-type="float" office:value="38.0625">
            <text:p>38,0625</text:p>
          </table:table-cell>
          <table:table-cell office:value-type="float" office:value="0.0425211">
            <text:p>0,0425211</text:p>
          </table:table-cell>
          <table:table-cell office:value-type="float" office:value="0.332251">
            <text:p>0,332251</text:p>
          </table:table-cell>
          <table:table-cell office:value-type="float" office:value="0.374772">
            <text:p>0,374772</text:p>
          </table:table-cell>
          <table:table-cell office:value-type="float" office:value="27.5689">
            <text:p>27,5689</text:p>
          </table:table-cell>
          <table:table-cell office:value-type="float" office:value="0.490899">
            <text:p>0,490899</text:p>
          </table:table-cell>
          <table:table-cell office:value-type="float" office:value="28.0598">
            <text:p>28,0598</text:p>
          </table:table-cell>
          <table:table-cell office:value-type="float" office:value="33.7092">
            <text:p>33,7092</text:p>
          </table:table-cell>
          <table:table-cell office:value-type="float" office:value="1.4463">
            <text:p>1,4463</text:p>
          </table:table-cell>
          <table:table-cell office:value-type="float" office:value="35.1556">
            <text:p>35,1556</text:p>
          </table:table-cell>
          <table:table-cell office:value-type="float" office:value="45.4949">
            <text:p>45,4949</text:p>
          </table:table-cell>
          <table:table-cell office:value-type="float" office:value="2.61901">
            <text:p>2,61901</text:p>
          </table:table-cell>
          <table:table-cell office:value-type="float" office:value="48.1139">
            <text:p>48,1139</text:p>
          </table:table-cell>
          <table:table-cell office:value-type="float" office:value="37.9487">
            <text:p>37,9487</text:p>
          </table:table-cell>
          <table:table-cell office:value-type="float" office:value="0.723738">
            <text:p>0,723738</text:p>
          </table:table-cell>
          <table:table-cell office:value-type="float" office:value="38.6725">
            <text:p>38,6725</text:p>
          </table:table-cell>
          <table:table-cell office:value-type="float" office:value="4.06032">
            <text:p>4,06032</text:p>
          </table:table-cell>
          <table:table-cell office:value-type="float" office:value="0.310551">
            <text:p>0,310551</text:p>
          </table:table-cell>
          <table:table-cell office:value-type="float" office:value="4.37087">
            <text:p>4,37087</text:p>
          </table:table-cell>
          <table:table-cell office:value-type="float" office:value="5.78697">
            <text:p>5,78697</text:p>
          </table:table-cell>
          <table:table-cell office:value-type="float" office:value="0.345447">
            <text:p>0,345447</text:p>
          </table:table-cell>
          <table:table-cell office:value-type="float" office:value="6.13242">
            <text:p>6,13242</text:p>
          </table:table-cell>
        </table:table-row>
        <table:table-row table:style-name="ro1">
          <table:table-cell office:value-type="float" office:value="2.60874">
            <text:p>2,60874</text:p>
          </table:table-cell>
          <table:table-cell office:value-type="float" office:value="0.356591">
            <text:p>0,356591</text:p>
          </table:table-cell>
          <table:table-cell office:value-type="float" office:value="2.96533">
            <text:p>2,96533</text:p>
          </table:table-cell>
          <table:table-cell office:value-type="float" office:value="39.7947">
            <text:p>39,7947</text:p>
          </table:table-cell>
          <table:table-cell office:value-type="float" office:value="2.18793">
            <text:p>2,18793</text:p>
          </table:table-cell>
          <table:table-cell office:value-type="float" office:value="41.9827">
            <text:p>41,9827</text:p>
          </table:table-cell>
          <table:table-cell office:value-type="float" office:value="0.0914936">
            <text:p>0,0914936</text:p>
          </table:table-cell>
          <table:table-cell office:value-type="float" office:value="0.332837">
            <text:p>0,332837</text:p>
          </table:table-cell>
          <table:table-cell office:value-type="float" office:value="0.424331">
            <text:p>0,424331</text:p>
          </table:table-cell>
          <table:table-cell office:value-type="float" office:value="31.6732">
            <text:p>31,6732</text:p>
          </table:table-cell>
          <table:table-cell office:value-type="float" office:value="0.676232">
            <text:p>0,676232</text:p>
          </table:table-cell>
          <table:table-cell office:value-type="float" office:value="32.3495">
            <text:p>32,3495</text:p>
          </table:table-cell>
          <table:table-cell office:value-type="float" office:value="25.186">
            <text:p>25,186</text:p>
          </table:table-cell>
          <table:table-cell office:value-type="float" office:value="0.592069">
            <text:p>0,592069</text:p>
          </table:table-cell>
          <table:table-cell office:value-type="float" office:value="25.778">
            <text:p>25,778</text:p>
          </table:table-cell>
          <table:table-cell office:value-type="float" office:value="44.846">
            <text:p>44,846</text:p>
          </table:table-cell>
          <table:table-cell office:value-type="float" office:value="0.905259">
            <text:p>0,905259</text:p>
          </table:table-cell>
          <table:table-cell office:value-type="float" office:value="45.7512">
            <text:p>45,7512</text:p>
          </table:table-cell>
          <table:table-cell office:value-type="float" office:value="34.972">
            <text:p>34,972</text:p>
          </table:table-cell>
          <table:table-cell office:value-type="float" office:value="0.713768">
            <text:p>0,713768</text:p>
          </table:table-cell>
          <table:table-cell office:value-type="float" office:value="35.6857">
            <text:p>35,6857</text:p>
          </table:table-cell>
          <table:table-cell office:value-type="float" office:value="4.20636">
            <text:p>4,20636</text:p>
          </table:table-cell>
          <table:table-cell office:value-type="float" office:value="0.317882">
            <text:p>0,317882</text:p>
          </table:table-cell>
          <table:table-cell office:value-type="float" office:value="4.52424">
            <text:p>4,52424</text:p>
          </table:table-cell>
          <table:table-cell office:value-type="float" office:value="5.93594">
            <text:p>5,93594</text:p>
          </table:table-cell>
          <table:table-cell office:value-type="float" office:value="0.355124">
            <text:p>0,355124</text:p>
          </table:table-cell>
          <table:table-cell office:value-type="float" office:value="6.29107">
            <text:p>6,29107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38409">
            <text:p>0,338409</text:p>
          </table:table-cell>
          <table:table-cell office:value-type="float" office:value="2.85712">
            <text:p>2,85712</text:p>
          </table:table-cell>
          <table:table-cell office:value-type="float" office:value="42.775">
            <text:p>42,775</text:p>
          </table:table-cell>
          <table:table-cell office:value-type="float" office:value="0.934877">
            <text:p>0,934877</text:p>
          </table:table-cell>
          <table:table-cell office:value-type="float" office:value="43.7099">
            <text:p>43,7099</text:p>
          </table:table-cell>
          <table:table-cell office:value-type="float" office:value="0.0466266">
            <text:p>0,0466266</text:p>
          </table:table-cell>
          <table:table-cell office:value-type="float" office:value="0.27624">
            <text:p>0,27624</text:p>
          </table:table-cell>
          <table:table-cell office:value-type="float" office:value="0.322867">
            <text:p>0,322867</text:p>
          </table:table-cell>
          <table:table-cell office:value-type="float" office:value="21.1039">
            <text:p>21,1039</text:p>
          </table:table-cell>
          <table:table-cell office:value-type="float" office:value="0.491485">
            <text:p>0,491485</text:p>
          </table:table-cell>
          <table:table-cell office:value-type="float" office:value="21.5954">
            <text:p>21,5954</text:p>
          </table:table-cell>
          <table:table-cell office:value-type="float" office:value="28.4352">
            <text:p>28,4352</text:p>
          </table:table-cell>
          <table:table-cell office:value-type="float" office:value="1.71023">
            <text:p>1,71023</text:p>
          </table:table-cell>
          <table:table-cell office:value-type="float" office:value="30.1454">
            <text:p>30,1454</text:p>
          </table:table-cell>
          <table:table-cell office:value-type="float" office:value="55.2953">
            <text:p>55,2953</text:p>
          </table:table-cell>
          <table:table-cell office:value-type="float" office:value="0.918749">
            <text:p>0,918749</text:p>
          </table:table-cell>
          <table:table-cell office:value-type="float" office:value="56.214">
            <text:p>56,214</text:p>
          </table:table-cell>
          <table:table-cell office:value-type="float" office:value="44.9058">
            <text:p>44,9058</text:p>
          </table:table-cell>
          <table:table-cell office:value-type="float" office:value="0.692947">
            <text:p>0,692947</text:p>
          </table:table-cell>
          <table:table-cell office:value-type="float" office:value="45.5987">
            <text:p>45,5987</text:p>
          </table:table-cell>
          <table:table-cell office:value-type="float" office:value="4.07557">
            <text:p>4,07557</text:p>
          </table:table-cell>
          <table:table-cell office:value-type="float" office:value="0.314656">
            <text:p>0,314656</text:p>
          </table:table-cell>
          <table:table-cell office:value-type="float" office:value="4.39023">
            <text:p>4,39023</text:p>
          </table:table-cell>
          <table:table-cell office:value-type="float" office:value="5.74211">
            <text:p>5,74211</text:p>
          </table:table-cell>
          <table:table-cell office:value-type="float" office:value="0.375359">
            <text:p>0,375359</text:p>
          </table:table-cell>
          <table:table-cell office:value-type="float" office:value="6.11746">
            <text:p>6,11746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20814">
            <text:p>0,320814</text:p>
          </table:table-cell>
          <table:table-cell office:value-type="float" office:value="2.87237">
            <text:p>2,87237</text:p>
          </table:table-cell>
          <table:table-cell office:value-type="float" office:value="64.7552">
            <text:p>64,7552</text:p>
          </table:table-cell>
          <table:table-cell office:value-type="float" office:value="0.628726">
            <text:p>0,628726</text:p>
          </table:table-cell>
          <table:table-cell office:value-type="float" office:value="65.3839">
            <text:p>65,3839</text:p>
          </table:table-cell>
          <table:table-cell office:value-type="float" office:value="0.0428143">
            <text:p>0,0428143</text:p>
          </table:table-cell>
          <table:table-cell office:value-type="float" office:value="0.192664">
            <text:p>0,192664</text:p>
          </table:table-cell>
          <table:table-cell office:value-type="float" office:value="0.235479">
            <text:p>0,235479</text:p>
          </table:table-cell>
          <table:table-cell office:value-type="float" office:value="19.426">
            <text:p>19,426</text:p>
          </table:table-cell>
          <table:table-cell office:value-type="float" office:value="0.445738">
            <text:p>0,445738</text:p>
          </table:table-cell>
          <table:table-cell office:value-type="float" office:value="19.8717">
            <text:p>19,8717</text:p>
          </table:table-cell>
          <table:table-cell office:value-type="float" office:value="26.1132">
            <text:p>26,1132</text:p>
          </table:table-cell>
          <table:table-cell office:value-type="float" office:value="0.652185">
            <text:p>0,652185</text:p>
          </table:table-cell>
          <table:table-cell office:value-type="float" office:value="26.7654">
            <text:p>26,7654</text:p>
          </table:table-cell>
          <table:table-cell office:value-type="float" office:value="44.585">
            <text:p>44,585</text:p>
          </table:table-cell>
          <table:table-cell office:value-type="float" office:value="0.857753">
            <text:p>0,857753</text:p>
          </table:table-cell>
          <table:table-cell office:value-type="float" office:value="45.4427">
            <text:p>45,4427</text:p>
          </table:table-cell>
          <table:table-cell office:value-type="float" office:value="34.9485">
            <text:p>34,9485</text:p>
          </table:table-cell>
          <table:table-cell office:value-type="float" office:value="1.17094">
            <text:p>1,17094</text:p>
          </table:table-cell>
          <table:table-cell office:value-type="float" office:value="36.1195">
            <text:p>36,1195</text:p>
          </table:table-cell>
          <table:table-cell office:value-type="float" office:value="4.08613">
            <text:p>4,08613</text:p>
          </table:table-cell>
          <table:table-cell office:value-type="float" office:value="0.317589">
            <text:p>0,317589</text:p>
          </table:table-cell>
          <table:table-cell office:value-type="float" office:value="4.40372">
            <text:p>4,40372</text:p>
          </table:table-cell>
          <table:table-cell office:value-type="float" office:value="5.72422">
            <text:p>5,72422</text:p>
          </table:table-cell>
          <table:table-cell office:value-type="float" office:value="0.337529">
            <text:p>0,337529</text:p>
          </table:table-cell>
          <table:table-cell office:value-type="float" office:value="6.06175">
            <text:p>6,06175</text:p>
          </table:table-cell>
        </table:table-row>
        <table:table-row table:style-name="ro1">
          <table:table-cell office:value-type="float" office:value="2.46769">
            <text:p>2,46769</text:p>
          </table:table-cell>
          <table:table-cell office:value-type="float" office:value="0.824909">
            <text:p>0,824909</text:p>
          </table:table-cell>
          <table:table-cell office:value-type="float" office:value="3.2926">
            <text:p>3,2926</text:p>
          </table:table-cell>
          <table:table-cell office:value-type="float" office:value="41.0507">
            <text:p>41,0507</text:p>
          </table:table-cell>
          <table:table-cell office:value-type="float" office:value="0.592363">
            <text:p>0,592363</text:p>
          </table:table-cell>
          <table:table-cell office:value-type="float" office:value="41.6431">
            <text:p>41,6431</text:p>
          </table:table-cell>
          <table:table-cell office:value-type="float" office:value="0.0812299">
            <text:p>0,0812299</text:p>
          </table:table-cell>
          <table:table-cell office:value-type="float" office:value="0.3475">
            <text:p>0,3475</text:p>
          </table:table-cell>
          <table:table-cell office:value-type="float" office:value="0.42873">
            <text:p>0,42873</text:p>
          </table:table-cell>
          <table:table-cell office:value-type="float" office:value="20.3175">
            <text:p>20,3175</text:p>
          </table:table-cell>
          <table:table-cell office:value-type="float" office:value="0.493245">
            <text:p>0,493245</text:p>
          </table:table-cell>
          <table:table-cell office:value-type="float" office:value="20.8107">
            <text:p>20,8107</text:p>
          </table:table-cell>
          <table:table-cell office:value-type="float" office:value="23.3101">
            <text:p>23,3101</text:p>
          </table:table-cell>
          <table:table-cell office:value-type="float" office:value="0.571542">
            <text:p>0,571542</text:p>
          </table:table-cell>
          <table:table-cell office:value-type="float" office:value="23.8816">
            <text:p>23,8816</text:p>
          </table:table-cell>
          <table:table-cell office:value-type="float" office:value="44.4662">
            <text:p>44,4662</text:p>
          </table:table-cell>
          <table:table-cell office:value-type="float" office:value="1.2337">
            <text:p>1,2337</text:p>
          </table:table-cell>
          <table:table-cell office:value-type="float" office:value="45.6999">
            <text:p>45,6999</text:p>
          </table:table-cell>
          <table:table-cell office:value-type="float" office:value="35.5632">
            <text:p>35,5632</text:p>
          </table:table-cell>
          <table:table-cell office:value-type="float" office:value="0.842211">
            <text:p>0,842211</text:p>
          </table:table-cell>
          <table:table-cell office:value-type="float" office:value="36.4054">
            <text:p>36,4054</text:p>
          </table:table-cell>
          <table:table-cell office:value-type="float" office:value="9.36637">
            <text:p>9,36637</text:p>
          </table:table-cell>
          <table:table-cell office:value-type="float" office:value="0.33401">
            <text:p>0,33401</text:p>
          </table:table-cell>
          <table:table-cell office:value-type="float" office:value="9.70038">
            <text:p>9,70038</text:p>
          </table:table-cell>
          <table:table-cell office:value-type="float" office:value="5.65296">
            <text:p>5,65296</text:p>
          </table:table-cell>
          <table:table-cell office:value-type="float" office:value="0.345154">
            <text:p>0,345154</text:p>
          </table:table-cell>
          <table:table-cell office:value-type="float" office:value="5.99811">
            <text:p>5,99811</text:p>
          </table:table-cell>
        </table:table-row>
        <table:table-row table:style-name="ro1">
          <table:table-cell office:value-type="float" office:value="2.57121">
            <text:p>2,57121</text:p>
          </table:table-cell>
          <table:table-cell office:value-type="float" office:value="0.339875">
            <text:p>0,339875</text:p>
          </table:table-cell>
          <table:table-cell office:value-type="float" office:value="2.91108">
            <text:p>2,91108</text:p>
          </table:table-cell>
          <table:table-cell office:value-type="float" office:value="62.1567">
            <text:p>62,1567</text:p>
          </table:table-cell>
          <table:table-cell office:value-type="float" office:value="0.59031">
            <text:p>0,59031</text:p>
          </table:table-cell>
          <table:table-cell office:value-type="float" office:value="62.747">
            <text:p>62,747</text:p>
          </table:table-cell>
          <table:table-cell office:value-type="float" office:value="0.0436941">
            <text:p>0,0436941</text:p>
          </table:table-cell>
          <table:table-cell office:value-type="float" office:value="0.282692">
            <text:p>0,282692</text:p>
          </table:table-cell>
          <table:table-cell office:value-type="float" office:value="0.326386">
            <text:p>0,326386</text:p>
          </table:table-cell>
          <table:table-cell office:value-type="float" office:value="19.3192">
            <text:p>19,3192</text:p>
          </table:table-cell>
          <table:table-cell office:value-type="float" office:value="0.86655">
            <text:p>0,86655</text:p>
          </table:table-cell>
          <table:table-cell office:value-type="float" office:value="20.1858">
            <text:p>20,1858</text:p>
          </table:table-cell>
          <table:table-cell office:value-type="float" office:value="23.3106">
            <text:p>23,3106</text:p>
          </table:table-cell>
          <table:table-cell office:value-type="float" office:value="0.580926">
            <text:p>0,580926</text:p>
          </table:table-cell>
          <table:table-cell office:value-type="float" office:value="23.8916">
            <text:p>23,8916</text:p>
          </table:table-cell>
          <table:table-cell office:value-type="float" office:value="44.6861">
            <text:p>44,6861</text:p>
          </table:table-cell>
          <table:table-cell office:value-type="float" office:value="0.859806">
            <text:p>0,859806</text:p>
          </table:table-cell>
          <table:table-cell office:value-type="float" office:value="45.5459">
            <text:p>45,5459</text:p>
          </table:table-cell>
          <table:table-cell office:value-type="float" office:value="35.0635">
            <text:p>35,0635</text:p>
          </table:table-cell>
          <table:table-cell office:value-type="float" office:value="0.725498">
            <text:p>0,725498</text:p>
          </table:table-cell>
          <table:table-cell office:value-type="float" office:value="35.789">
            <text:p>35,789</text:p>
          </table:table-cell>
          <table:table-cell office:value-type="float" office:value="4.12308">
            <text:p>4,12308</text:p>
          </table:table-cell>
          <table:table-cell office:value-type="float" office:value="0.310551">
            <text:p>0,310551</text:p>
          </table:table-cell>
          <table:table-cell office:value-type="float" office:value="4.43363">
            <text:p>4,43363</text:p>
          </table:table-cell>
          <table:table-cell office:value-type="float" office:value="5.59519">
            <text:p>5,59519</text:p>
          </table:table-cell>
          <table:table-cell office:value-type="float" office:value="0.346913">
            <text:p>0,346913</text:p>
          </table:table-cell>
          <table:table-cell office:value-type="float" office:value="5.9421">
            <text:p>5,9421</text:p>
          </table:table-cell>
        </table:table-row>
        <table:table-row table:style-name="ro1">
          <table:table-cell office:value-type="float" office:value="2.52781">
            <text:p>2,52781</text:p>
          </table:table-cell>
          <table:table-cell office:value-type="float" office:value="0.343394">
            <text:p>0,343394</text:p>
          </table:table-cell>
          <table:table-cell office:value-type="float" office:value="2.8712">
            <text:p>2,8712</text:p>
          </table:table-cell>
          <table:table-cell office:value-type="float" office:value="63.4696">
            <text:p>63,4696</text:p>
          </table:table-cell>
          <table:table-cell office:value-type="float" office:value="0.647493">
            <text:p>0,647493</text:p>
          </table:table-cell>
          <table:table-cell office:value-type="float" office:value="64.1171">
            <text:p>64,1171</text:p>
          </table:table-cell>
          <table:table-cell office:value-type="float" office:value="0.0463333">
            <text:p>0,0463333</text:p>
          </table:table-cell>
          <table:table-cell office:value-type="float" office:value="0.281812">
            <text:p>0,281812</text:p>
          </table:table-cell>
          <table:table-cell office:value-type="float" office:value="0.328145">
            <text:p>0,328145</text:p>
          </table:table-cell>
          <table:table-cell office:value-type="float" office:value="27.6003">
            <text:p>27,6003</text:p>
          </table:table-cell>
          <table:table-cell office:value-type="float" office:value="0.63811">
            <text:p>0,63811</text:p>
          </table:table-cell>
          <table:table-cell office:value-type="float" office:value="28.2384">
            <text:p>28,2384</text:p>
          </table:table-cell>
          <table:table-cell office:value-type="float" office:value="28.4143">
            <text:p>28,4143</text:p>
          </table:table-cell>
          <table:table-cell office:value-type="float" office:value="0.625207">
            <text:p>0,625207</text:p>
          </table:table-cell>
          <table:table-cell office:value-type="float" office:value="29.0396">
            <text:p>29,0396</text:p>
          </table:table-cell>
          <table:table-cell office:value-type="float" office:value="58.1556">
            <text:p>58,1556</text:p>
          </table:table-cell>
          <table:table-cell office:value-type="float" office:value="0.902913">
            <text:p>0,902913</text:p>
          </table:table-cell>
          <table:table-cell office:value-type="float" office:value="59.0586">
            <text:p>59,0586</text:p>
          </table:table-cell>
          <table:table-cell office:value-type="float" office:value="44.2181">
            <text:p>44,2181</text:p>
          </table:table-cell>
          <table:table-cell office:value-type="float" office:value="0.837812">
            <text:p>0,837812</text:p>
          </table:table-cell>
          <table:table-cell office:value-type="float" office:value="45.0559">
            <text:p>45,0559</text:p>
          </table:table-cell>
          <table:table-cell office:value-type="float" office:value="9.7297">
            <text:p>9,7297</text:p>
          </table:table-cell>
          <table:table-cell office:value-type="float" office:value="0.350726">
            <text:p>0,350726</text:p>
          </table:table-cell>
          <table:table-cell office:value-type="float" office:value="10.0804">
            <text:p>10,0804</text:p>
          </table:table-cell>
          <table:table-cell office:value-type="float" office:value="5.59636">
            <text:p>5,59636</text:p>
          </table:table-cell>
          <table:table-cell office:value-type="float" office:value="0.331078">
            <text:p>0,331078</text:p>
          </table:table-cell>
          <table:table-cell office:value-type="float" office:value="5.92744">
            <text:p>5,9274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20228">
            <text:p>0,320228</text:p>
          </table:table-cell>
          <table:table-cell office:value-type="float" office:value="2.85478">
            <text:p>2,85478</text:p>
          </table:table-cell>
          <table:table-cell office:value-type="float" office:value="38.6127">
            <text:p>38,6127</text:p>
          </table:table-cell>
          <table:table-cell office:value-type="float" office:value="0.57682">
            <text:p>0,57682</text:p>
          </table:table-cell>
          <table:table-cell office:value-type="float" office:value="39.1895">
            <text:p>39,1895</text:p>
          </table:table-cell>
          <table:table-cell office:value-type="float" office:value="0.0401751">
            <text:p>0,0401751</text:p>
          </table:table-cell>
          <table:table-cell office:value-type="float" office:value="0.202342">
            <text:p>0,202342</text:p>
          </table:table-cell>
          <table:table-cell office:value-type="float" office:value="0.242517">
            <text:p>0,242517</text:p>
          </table:table-cell>
          <table:table-cell office:value-type="float" office:value="19.4401">
            <text:p>19,4401</text:p>
          </table:table-cell>
          <table:table-cell office:value-type="float" office:value="0.476529">
            <text:p>0,476529</text:p>
          </table:table-cell>
          <table:table-cell office:value-type="float" office:value="19.9166">
            <text:p>19,9166</text:p>
          </table:table-cell>
          <table:table-cell office:value-type="float" office:value="23.42">
            <text:p>23,42</text:p>
          </table:table-cell>
          <table:table-cell office:value-type="float" office:value="0.605852">
            <text:p>0,605852</text:p>
          </table:table-cell>
          <table:table-cell office:value-type="float" office:value="24.0259">
            <text:p>24,0259</text:p>
          </table:table-cell>
          <table:table-cell office:value-type="float" office:value="44.7219">
            <text:p>44,7219</text:p>
          </table:table-cell>
          <table:table-cell office:value-type="float" office:value="0.842797">
            <text:p>0,842797</text:p>
          </table:table-cell>
          <table:table-cell office:value-type="float" office:value="45.5647">
            <text:p>45,5647</text:p>
          </table:table-cell>
          <table:table-cell office:value-type="float" office:value="65.5637">
            <text:p>65,5637</text:p>
          </table:table-cell>
          <table:table-cell office:value-type="float" office:value="0.997633">
            <text:p>0,997633</text:p>
          </table:table-cell>
          <table:table-cell office:value-type="float" office:value="66.5613">
            <text:p>66,5613</text:p>
          </table:table-cell>
          <table:table-cell office:value-type="float" office:value="5.76908">
            <text:p>5,76908</text:p>
          </table:table-cell>
          <table:table-cell office:value-type="float" office:value="0.446032">
            <text:p>0,446032</text:p>
          </table:table-cell>
          <table:table-cell office:value-type="float" office:value="6.21512">
            <text:p>6,21512</text:p>
          </table:table-cell>
          <table:table-cell office:value-type="float" office:value="7.64119">
            <text:p>7,64119</text:p>
          </table:table-cell>
          <table:table-cell office:value-type="float" office:value="0.454242">
            <text:p>0,454242</text:p>
          </table:table-cell>
          <table:table-cell office:value-type="float" office:value="8.09543">
            <text:p>8,09543</text:p>
          </table:table-cell>
        </table:table-row>
        <table:table-row table:style-name="ro1">
          <table:table-cell office:value-type="float" office:value="3.87206">
            <text:p>3,87206</text:p>
          </table:table-cell>
          <table:table-cell office:value-type="float" office:value="0.490019">
            <text:p>0,490019</text:p>
          </table:table-cell>
          <table:table-cell office:value-type="float" office:value="4.36208">
            <text:p>4,36208</text:p>
          </table:table-cell>
          <table:table-cell office:value-type="float" office:value="75.4078">
            <text:p>75,4078</text:p>
          </table:table-cell>
          <table:table-cell office:value-type="float" office:value="0.692654">
            <text:p>0,692654</text:p>
          </table:table-cell>
          <table:table-cell office:value-type="float" office:value="76.1004">
            <text:p>76,1004</text:p>
          </table:table-cell>
          <table:table-cell office:value-type="float" office:value="0.0976519">
            <text:p>0,0976519</text:p>
          </table:table-cell>
          <table:table-cell office:value-type="float" office:value="0.819924">
            <text:p>0,819924</text:p>
          </table:table-cell>
          <table:table-cell office:value-type="float" office:value="0.917576">
            <text:p>0,917576</text:p>
          </table:table-cell>
          <table:table-cell office:value-type="float" office:value="27.8768">
            <text:p>27,8768</text:p>
          </table:table-cell>
          <table:table-cell office:value-type="float" office:value="0.499989">
            <text:p>0,499989</text:p>
          </table:table-cell>
          <table:table-cell office:value-type="float" office:value="28.3768">
            <text:p>28,3768</text:p>
          </table:table-cell>
          <table:table-cell office:value-type="float" office:value="23.82">
            <text:p>23,82</text:p>
          </table:table-cell>
          <table:table-cell office:value-type="float" office:value="0.592656">
            <text:p>0,592656</text:p>
          </table:table-cell>
          <table:table-cell office:value-type="float" office:value="24.4127">
            <text:p>24,4127</text:p>
          </table:table-cell>
          <table:table-cell office:value-type="float" office:value="61.7089">
            <text:p>61,7089</text:p>
          </table:table-cell>
          <table:table-cell office:value-type="float" office:value="0.920215">
            <text:p>0,920215</text:p>
          </table:table-cell>
          <table:table-cell office:value-type="float" office:value="62.6292">
            <text:p>62,6292</text:p>
          </table:table-cell>
          <table:table-cell office:value-type="float" office:value="35.7837">
            <text:p>35,7837</text:p>
          </table:table-cell>
          <table:table-cell office:value-type="float" office:value="0.734295">
            <text:p>0,734295</text:p>
          </table:table-cell>
          <table:table-cell office:value-type="float" office:value="36.518">
            <text:p>36,518</text:p>
          </table:table-cell>
          <table:table-cell office:value-type="float" office:value="4.05035">
            <text:p>4,05035</text:p>
          </table:table-cell>
          <table:table-cell office:value-type="float" office:value="0.316709">
            <text:p>0,316709</text:p>
          </table:table-cell>
          <table:table-cell office:value-type="float" office:value="4.36706">
            <text:p>4,36706</text:p>
          </table:table-cell>
          <table:table-cell office:value-type="float" office:value="5.6817">
            <text:p>5,6817</text:p>
          </table:table-cell>
          <table:table-cell office:value-type="float" office:value="0.331371">
            <text:p>0,331371</text:p>
          </table:table-cell>
          <table:table-cell office:value-type="float" office:value="6.01307">
            <text:p>6,01307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341928">
            <text:p>0,341928</text:p>
          </table:table-cell>
          <table:table-cell office:value-type="float" office:value="2.9407">
            <text:p>2,9407</text:p>
          </table:table-cell>
          <table:table-cell office:value-type="float" office:value="37.5077">
            <text:p>37,5077</text:p>
          </table:table-cell>
          <table:table-cell office:value-type="float" office:value="0.563624">
            <text:p>0,563624</text:p>
          </table:table-cell>
          <table:table-cell office:value-type="float" office:value="38.0713">
            <text:p>38,0713</text:p>
          </table:table-cell>
          <table:table-cell office:value-type="float" office:value="0.0401751">
            <text:p>0,0401751</text:p>
          </table:table-cell>
          <table:table-cell office:value-type="float" office:value="0.195597">
            <text:p>0,195597</text:p>
          </table:table-cell>
          <table:table-cell office:value-type="float" office:value="0.235772">
            <text:p>0,235772</text:p>
          </table:table-cell>
          <table:table-cell office:value-type="float" office:value="19.6145">
            <text:p>19,6145</text:p>
          </table:table-cell>
          <table:table-cell office:value-type="float" office:value="0.443979">
            <text:p>0,443979</text:p>
          </table:table-cell>
          <table:table-cell office:value-type="float" office:value="20.0585">
            <text:p>20,0585</text:p>
          </table:table-cell>
          <table:table-cell office:value-type="float" office:value="23.6332">
            <text:p>23,6332</text:p>
          </table:table-cell>
          <table:table-cell office:value-type="float" office:value="0.571249">
            <text:p>0,571249</text:p>
          </table:table-cell>
          <table:table-cell office:value-type="float" office:value="24.2045">
            <text:p>24,2045</text:p>
          </table:table-cell>
          <table:table-cell office:value-type="float" office:value="60.8576">
            <text:p>60,8576</text:p>
          </table:table-cell>
          <table:table-cell office:value-type="float" office:value="0.922268">
            <text:p>0,922268</text:p>
          </table:table-cell>
          <table:table-cell office:value-type="float" office:value="61.7799">
            <text:p>61,7799</text:p>
          </table:table-cell>
          <table:table-cell office:value-type="float" office:value="35.5684">
            <text:p>35,5684</text:p>
          </table:table-cell>
          <table:table-cell office:value-type="float" office:value="0.681217">
            <text:p>0,681217</text:p>
          </table:table-cell>
          <table:table-cell office:value-type="float" office:value="36.2497">
            <text:p>36,2497</text:p>
          </table:table-cell>
          <table:table-cell office:value-type="float" office:value="4.14273">
            <text:p>4,14273</text:p>
          </table:table-cell>
          <table:table-cell office:value-type="float" office:value="0.310551">
            <text:p>0,310551</text:p>
          </table:table-cell>
          <table:table-cell office:value-type="float" office:value="4.45328">
            <text:p>4,45328</text:p>
          </table:table-cell>
          <table:table-cell office:value-type="float" office:value="5.73565">
            <text:p>5,73565</text:p>
          </table:table-cell>
          <table:table-cell office:value-type="float" office:value="0.359816">
            <text:p>0,359816</text:p>
          </table:table-cell>
          <table:table-cell office:value-type="float" office:value="6.09547">
            <text:p>6,09547</text:p>
          </table:table-cell>
        </table:table-row>
        <table:table-row table:style-name="ro1">
          <table:table-cell office:value-type="float" office:value="2.8756">
            <text:p>2,8756</text:p>
          </table:table-cell>
          <table:table-cell office:value-type="float" office:value="0.341048">
            <text:p>0,341048</text:p>
          </table:table-cell>
          <table:table-cell office:value-type="float" office:value="3.21665">
            <text:p>3,21665</text:p>
          </table:table-cell>
          <table:table-cell office:value-type="float" office:value="53.8868">
            <text:p>53,8868</text:p>
          </table:table-cell>
          <table:table-cell office:value-type="float" office:value="0.573302">
            <text:p>0,573302</text:p>
          </table:table-cell>
          <table:table-cell office:value-type="float" office:value="54.4601">
            <text:p>54,4601</text:p>
          </table:table-cell>
          <table:table-cell office:value-type="float" office:value="0.0398818">
            <text:p>0,0398818</text:p>
          </table:table-cell>
          <table:table-cell office:value-type="float" office:value="0.183281">
            <text:p>0,183281</text:p>
          </table:table-cell>
          <table:table-cell office:value-type="float" office:value="0.223162">
            <text:p>0,223162</text:p>
          </table:table-cell>
          <table:table-cell office:value-type="float" office:value="19.1266">
            <text:p>19,1266</text:p>
          </table:table-cell>
          <table:table-cell office:value-type="float" office:value="0.486207">
            <text:p>0,486207</text:p>
          </table:table-cell>
          <table:table-cell office:value-type="float" office:value="19.6128">
            <text:p>19,6128</text:p>
          </table:table-cell>
          <table:table-cell office:value-type="float" office:value="24.6092">
            <text:p>24,6092</text:p>
          </table:table-cell>
          <table:table-cell office:value-type="float" office:value="0.646027">
            <text:p>0,646027</text:p>
          </table:table-cell>
          <table:table-cell office:value-type="float" office:value="25.2552">
            <text:p>25,2552</text:p>
          </table:table-cell>
          <table:table-cell office:value-type="float" office:value="60.065">
            <text:p>60,065</text:p>
          </table:table-cell>
          <table:table-cell office:value-type="float" office:value="0.96039">
            <text:p>0,96039</text:p>
          </table:table-cell>
          <table:table-cell office:value-type="float" office:value="61.0254">
            <text:p>61,0254</text:p>
          </table:table-cell>
          <table:table-cell office:value-type="float" office:value="38.527">
            <text:p>38,527</text:p>
          </table:table-cell>
          <table:table-cell office:value-type="float" office:value="0.815525">
            <text:p>0,815525</text:p>
          </table:table-cell>
          <table:table-cell office:value-type="float" office:value="39.3426">
            <text:p>39,3426</text:p>
          </table:table-cell>
          <table:table-cell office:value-type="float" office:value="4.2524">
            <text:p>4,2524</text:p>
          </table:table-cell>
          <table:table-cell office:value-type="float" office:value="0.387088">
            <text:p>0,387088</text:p>
          </table:table-cell>
          <table:table-cell office:value-type="float" office:value="4.63949">
            <text:p>4,63949</text:p>
          </table:table-cell>
          <table:table-cell office:value-type="float" office:value="11.0954">
            <text:p>11,0954</text:p>
          </table:table-cell>
          <table:table-cell office:value-type="float" office:value="0.663915">
            <text:p>0,663915</text:p>
          </table:table-cell>
          <table:table-cell office:value-type="float" office:value="11.7593">
            <text:p>11,7593</text:p>
          </table:table-cell>
        </table:table-row>
        <table:table-row table:style-name="ro1">
          <table:table-cell office:value-type="float" office:value="4.85444">
            <text:p>4,85444</text:p>
          </table:table-cell>
          <table:table-cell office:value-type="float" office:value="0.960097">
            <text:p>0,960097</text:p>
          </table:table-cell>
          <table:table-cell office:value-type="float" office:value="5.81454">
            <text:p>5,81454</text:p>
          </table:table-cell>
          <table:table-cell office:value-type="float" office:value="42.1871">
            <text:p>42,1871</text:p>
          </table:table-cell>
          <table:table-cell office:value-type="float" office:value="0.627259">
            <text:p>0,627259</text:p>
          </table:table-cell>
          <table:table-cell office:value-type="float" office:value="42.8143">
            <text:p>42,8143</text:p>
          </table:table-cell>
          <table:table-cell office:value-type="float" office:value="0.0454536">
            <text:p>0,0454536</text:p>
          </table:table-cell>
          <table:table-cell office:value-type="float" office:value="0.374772">
            <text:p>0,374772</text:p>
          </table:table-cell>
          <table:table-cell office:value-type="float" office:value="0.420226">
            <text:p>0,420226</text:p>
          </table:table-cell>
          <table:table-cell office:value-type="float" office:value="20.4433">
            <text:p>20,4433</text:p>
          </table:table-cell>
          <table:table-cell office:value-type="float" office:value="0.484447">
            <text:p>0,484447</text:p>
          </table:table-cell>
          <table:table-cell office:value-type="float" office:value="20.9277">
            <text:p>20,9277</text:p>
          </table:table-cell>
          <table:table-cell office:value-type="float" office:value="32.6034">
            <text:p>32,6034</text:p>
          </table:table-cell>
          <table:table-cell office:value-type="float" office:value="0.629312">
            <text:p>0,629312</text:p>
          </table:table-cell>
          <table:table-cell office:value-type="float" office:value="33.2327">
            <text:p>33,2327</text:p>
          </table:table-cell>
          <table:table-cell office:value-type="float" office:value="45.2292">
            <text:p>45,2292</text:p>
          </table:table-cell>
          <table:table-cell office:value-type="float" office:value="1.07065">
            <text:p>1,07065</text:p>
          </table:table-cell>
          <table:table-cell office:value-type="float" office:value="46.2999">
            <text:p>46,2999</text:p>
          </table:table-cell>
          <table:table-cell office:value-type="float" office:value="35.3468">
            <text:p>35,3468</text:p>
          </table:table-cell>
          <table:table-cell office:value-type="float" office:value="0.715527">
            <text:p>0,715527</text:p>
          </table:table-cell>
          <table:table-cell office:value-type="float" office:value="36.0623">
            <text:p>36,0623</text:p>
          </table:table-cell>
          <table:table-cell office:value-type="float" office:value="5.89811">
            <text:p>5,89811</text:p>
          </table:table-cell>
          <table:table-cell office:value-type="float" office:value="0.446618">
            <text:p>0,446618</text:p>
          </table:table-cell>
          <table:table-cell office:value-type="float" office:value="6.34473">
            <text:p>6,34473</text:p>
          </table:table-cell>
          <table:table-cell office:value-type="float" office:value="5.88697">
            <text:p>5,88697</text:p>
          </table:table-cell>
          <table:table-cell office:value-type="float" office:value="0.354245">
            <text:p>0,354245</text:p>
          </table:table-cell>
          <table:table-cell office:value-type="float" office:value="6.24122">
            <text:p>6,24122</text:p>
          </table:table-cell>
        </table:table-row>
        <table:table-row table:style-name="ro1">
          <table:table-cell office:value-type="float" office:value="2.81783">
            <text:p>2,81783</text:p>
          </table:table-cell>
          <table:table-cell office:value-type="float" office:value="0.323453">
            <text:p>0,323453</text:p>
          </table:table-cell>
          <table:table-cell office:value-type="float" office:value="3.14128">
            <text:p>3,14128</text:p>
          </table:table-cell>
          <table:table-cell office:value-type="float" office:value="37.5447">
            <text:p>37,5447</text:p>
          </table:table-cell>
          <table:table-cell office:value-type="float" office:value="0.844263">
            <text:p>0,844263</text:p>
          </table:table-cell>
          <table:table-cell office:value-type="float" office:value="38.3889">
            <text:p>38,3889</text:p>
          </table:table-cell>
          <table:table-cell office:value-type="float" office:value="0.139">
            <text:p>0,139</text:p>
          </table:table-cell>
          <table:table-cell office:value-type="float" office:value="0.59031">
            <text:p>0,59031</text:p>
          </table:table-cell>
          <table:table-cell office:value-type="float" office:value="0.72931">
            <text:p>0,72931</text:p>
          </table:table-cell>
          <table:table-cell office:value-type="float" office:value="26.2367">
            <text:p>26,2367</text:p>
          </table:table-cell>
          <table:table-cell office:value-type="float" office:value="0.677991">
            <text:p>0,677991</text:p>
          </table:table-cell>
          <table:table-cell office:value-type="float" office:value="26.9147">
            <text:p>26,9147</text:p>
          </table:table-cell>
          <table:table-cell office:value-type="float" office:value="26.4088">
            <text:p>26,4088</text:p>
          </table:table-cell>
          <table:table-cell office:value-type="float" office:value="0.760981">
            <text:p>0,760981</text:p>
          </table:table-cell>
          <table:table-cell office:value-type="float" office:value="27.1698">
            <text:p>27,1698</text:p>
          </table:table-cell>
          <table:table-cell office:value-type="float" office:value="45.0515">
            <text:p>45,0515</text:p>
          </table:table-cell>
          <table:table-cell office:value-type="float" office:value="1.23927">
            <text:p>1,23927</text:p>
          </table:table-cell>
          <table:table-cell office:value-type="float" office:value="46.2908">
            <text:p>46,2908</text:p>
          </table:table-cell>
          <table:table-cell office:value-type="float" office:value="35.3048">
            <text:p>35,3048</text:p>
          </table:table-cell>
          <table:table-cell office:value-type="float" office:value="0.723152">
            <text:p>0,723152</text:p>
          </table:table-cell>
          <table:table-cell office:value-type="float" office:value="36.028">
            <text:p>36,028</text:p>
          </table:table-cell>
          <table:table-cell office:value-type="float" office:value="4.03628">
            <text:p>4,03628</text:p>
          </table:table-cell>
          <table:table-cell office:value-type="float" office:value="0.315829">
            <text:p>0,315829</text:p>
          </table:table-cell>
          <table:table-cell office:value-type="float" office:value="4.35211">
            <text:p>4,35211</text:p>
          </table:table-cell>
          <table:table-cell office:value-type="float" office:value="5.86263">
            <text:p>5,86263</text:p>
          </table:table-cell>
          <table:table-cell office:value-type="float" office:value="0.343394">
            <text:p>0,343394</text:p>
          </table:table-cell>
          <table:table-cell office:value-type="float" office:value="6.20603">
            <text:p>6,20603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552774">
            <text:p>0,552774</text:p>
          </table:table-cell>
          <table:table-cell office:value-type="float" office:value="3.07589">
            <text:p>3,07589</text:p>
          </table:table-cell>
          <table:table-cell office:value-type="float" office:value="40.8513">
            <text:p>40,8513</text:p>
          </table:table-cell>
          <table:table-cell office:value-type="float" office:value="0.563624">
            <text:p>0,563624</text:p>
          </table:table-cell>
          <table:table-cell office:value-type="float" office:value="41.4149">
            <text:p>41,414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3535">
            <text:p>19,3535</text:p>
          </table:table-cell>
          <table:table-cell office:value-type="float" office:value="0.494418">
            <text:p>0,494418</text:p>
          </table:table-cell>
          <table:table-cell office:value-type="float" office:value="19.848">
            <text:p>19,848</text:p>
          </table:table-cell>
          <table:table-cell office:value-type="float" office:value="27.1742">
            <text:p>27,1742</text:p>
          </table:table-cell>
          <table:table-cell office:value-type="float" office:value="0.58943">
            <text:p>0,58943</text:p>
          </table:table-cell>
          <table:table-cell office:value-type="float" office:value="27.7636">
            <text:p>27,7636</text:p>
          </table:table-cell>
          <table:table-cell office:value-type="float" office:value="72.7055">
            <text:p>72,7055</text:p>
          </table:table-cell>
          <table:table-cell office:value-type="float" office:value="0.92696">
            <text:p>0,92696</text:p>
          </table:table-cell>
          <table:table-cell office:value-type="float" office:value="73.6324">
            <text:p>73,6324</text:p>
          </table:table-cell>
          <table:table-cell office:value-type="float" office:value="37.2693">
            <text:p>37,2693</text:p>
          </table:table-cell>
          <table:table-cell office:value-type="float" office:value="0.783854">
            <text:p>0,783854</text:p>
          </table:table-cell>
          <table:table-cell office:value-type="float" office:value="38.0531">
            <text:p>38,0531</text:p>
          </table:table-cell>
          <table:table-cell office:value-type="float" office:value="4.409">
            <text:p>4,409</text:p>
          </table:table-cell>
          <table:table-cell office:value-type="float" office:value="0.338996">
            <text:p>0,338996</text:p>
          </table:table-cell>
          <table:table-cell office:value-type="float" office:value="4.74799">
            <text:p>4,74799</text:p>
          </table:table-cell>
          <table:table-cell office:value-type="float" office:value="9.45112">
            <text:p>9,45112</text:p>
          </table:table-cell>
          <table:table-cell office:value-type="float" office:value="0.329905">
            <text:p>0,329905</text:p>
          </table:table-cell>
          <table:table-cell office:value-type="float" office:value="9.78102">
            <text:p>9,78102</text:p>
          </table:table-cell>
        </table:table-row>
        <table:table-row table:style-name="ro1">
          <table:table-cell office:value-type="float" office:value="2.5064">
            <text:p>2,5064</text:p>
          </table:table-cell>
          <table:table-cell office:value-type="float" office:value="0.370373">
            <text:p>0,370373</text:p>
          </table:table-cell>
          <table:table-cell office:value-type="float" office:value="2.87677">
            <text:p>2,87677</text:p>
          </table:table-cell>
          <table:table-cell office:value-type="float" office:value="37.9212">
            <text:p>37,9212</text:p>
          </table:table-cell>
          <table:table-cell office:value-type="float" office:value="0.780335">
            <text:p>0,780335</text:p>
          </table:table-cell>
          <table:table-cell office:value-type="float" office:value="38.7015">
            <text:p>38,7015</text:p>
          </table:table-cell>
          <table:table-cell office:value-type="float" office:value="0.0454536">
            <text:p>0,0454536</text:p>
          </table:table-cell>
          <table:table-cell office:value-type="float" office:value="0.353658">
            <text:p>0,353658</text:p>
          </table:table-cell>
          <table:table-cell office:value-type="float" office:value="0.399112">
            <text:p>0,399112</text:p>
          </table:table-cell>
          <table:table-cell office:value-type="float" office:value="25.054">
            <text:p>25,054</text:p>
          </table:table-cell>
          <table:table-cell office:value-type="float" office:value="0.478289">
            <text:p>0,478289</text:p>
          </table:table-cell>
          <table:table-cell office:value-type="float" office:value="25.5323">
            <text:p>25,5323</text:p>
          </table:table-cell>
          <table:table-cell office:value-type="float" office:value="27.778">
            <text:p>27,778</text:p>
          </table:table-cell>
          <table:table-cell office:value-type="float" office:value="0.615529">
            <text:p>0,615529</text:p>
          </table:table-cell>
          <table:table-cell office:value-type="float" office:value="28.3935">
            <text:p>28,3935</text:p>
          </table:table-cell>
          <table:table-cell office:value-type="float" office:value="44.6187">
            <text:p>44,6187</text:p>
          </table:table-cell>
          <table:table-cell office:value-type="float" office:value="0.902327">
            <text:p>0,902327</text:p>
          </table:table-cell>
          <table:table-cell office:value-type="float" office:value="45.521">
            <text:p>45,521</text:p>
          </table:table-cell>
          <table:table-cell office:value-type="float" office:value="46.7723">
            <text:p>46,7723</text:p>
          </table:table-cell>
          <table:table-cell office:value-type="float" office:value="0.712301">
            <text:p>0,712301</text:p>
          </table:table-cell>
          <table:table-cell office:value-type="float" office:value="47.4846">
            <text:p>47,4846</text:p>
          </table:table-cell>
          <table:table-cell office:value-type="float" office:value="4.13598">
            <text:p>4,13598</text:p>
          </table:table-cell>
          <table:table-cell office:value-type="float" office:value="0.313776">
            <text:p>0,313776</text:p>
          </table:table-cell>
          <table:table-cell office:value-type="float" office:value="4.44976">
            <text:p>4,44976</text:p>
          </table:table-cell>
          <table:table-cell office:value-type="float" office:value="6.49312">
            <text:p>6,49312</text:p>
          </table:table-cell>
          <table:table-cell office:value-type="float" office:value="0.412601">
            <text:p>0,412601</text:p>
          </table:table-cell>
          <table:table-cell office:value-type="float" office:value="6.90572">
            <text:p>6,90572</text:p>
          </table:table-cell>
        </table:table-row>
        <table:table-row table:style-name="ro1">
          <table:table-cell office:value-type="float" office:value="2.92956">
            <text:p>2,92956</text:p>
          </table:table-cell>
          <table:table-cell office:value-type="float" office:value="0.385329">
            <text:p>0,385329</text:p>
          </table:table-cell>
          <table:table-cell office:value-type="float" office:value="3.31489">
            <text:p>3,31489</text:p>
          </table:table-cell>
          <table:table-cell office:value-type="float" office:value="43.887">
            <text:p>43,887</text:p>
          </table:table-cell>
          <table:table-cell office:value-type="float" office:value="0.576527">
            <text:p>0,576527</text:p>
          </table:table-cell>
          <table:table-cell office:value-type="float" office:value="44.4636">
            <text:p>44,4636</text:p>
          </table:table-cell>
          <table:table-cell office:value-type="float" office:value="0.0387088">
            <text:p>0,0387088</text:p>
          </table:table-cell>
          <table:table-cell office:value-type="float" office:value="0.253367">
            <text:p>0,253367</text:p>
          </table:table-cell>
          <table:table-cell office:value-type="float" office:value="0.292076">
            <text:p>0,292076</text:p>
          </table:table-cell>
          <table:table-cell office:value-type="float" office:value="20.0966">
            <text:p>20,0966</text:p>
          </table:table-cell>
          <table:table-cell office:value-type="float" office:value="0.502922">
            <text:p>0,502922</text:p>
          </table:table-cell>
          <table:table-cell office:value-type="float" office:value="20.5996">
            <text:p>20,5996</text:p>
          </table:table-cell>
          <table:table-cell office:value-type="float" office:value="47.2304">
            <text:p>47,2304</text:p>
          </table:table-cell>
          <table:table-cell office:value-type="float" office:value="0.651892">
            <text:p>0,651892</text:p>
          </table:table-cell>
          <table:table-cell office:value-type="float" office:value="47.8823">
            <text:p>47,8823</text:p>
          </table:table-cell>
          <table:table-cell office:value-type="float" office:value="45.1084">
            <text:p>45,1084</text:p>
          </table:table-cell>
          <table:table-cell office:value-type="float" office:value="1.44982">
            <text:p>1,44982</text:p>
          </table:table-cell>
          <table:table-cell office:value-type="float" office:value="46.5582">
            <text:p>46,5582</text:p>
          </table:table-cell>
          <table:table-cell office:value-type="float" office:value="35.4728">
            <text:p>35,4728</text:p>
          </table:table-cell>
          <table:table-cell office:value-type="float" office:value="0.739574">
            <text:p>0,739574</text:p>
          </table:table-cell>
          <table:table-cell office:value-type="float" office:value="36.2124">
            <text:p>36,2124</text:p>
          </table:table-cell>
          <table:table-cell office:value-type="float" office:value="4.14009">
            <text:p>4,14009</text:p>
          </table:table-cell>
          <table:table-cell office:value-type="float" office:value="0.316122">
            <text:p>0,316122</text:p>
          </table:table-cell>
          <table:table-cell office:value-type="float" office:value="4.45621">
            <text:p>4,45621</text:p>
          </table:table-cell>
          <table:table-cell office:value-type="float" office:value="6.32596">
            <text:p>6,32596</text:p>
          </table:table-cell>
          <table:table-cell office:value-type="float" office:value="0.343981">
            <text:p>0,343981</text:p>
          </table:table-cell>
          <table:table-cell office:value-type="float" office:value="6.66995">
            <text:p>6,66995</text:p>
          </table:table-cell>
        </table:table-row>
        <table:table-row table:style-name="ro1">
          <table:table-cell office:value-type="float" office:value="2.60786">
            <text:p>2,60786</text:p>
          </table:table-cell>
          <table:table-cell office:value-type="float" office:value="0.328145">
            <text:p>0,328145</text:p>
          </table:table-cell>
          <table:table-cell office:value-type="float" office:value="2.93601">
            <text:p>2,93601</text:p>
          </table:table-cell>
          <table:table-cell office:value-type="float" office:value="37.2974">
            <text:p>37,2974</text:p>
          </table:table-cell>
          <table:table-cell office:value-type="float" office:value="0.646907">
            <text:p>0,646907</text:p>
          </table:table-cell>
          <table:table-cell office:value-type="float" office:value="37.9443">
            <text:p>37,9443</text:p>
          </table:table-cell>
          <table:table-cell office:value-type="float" office:value="0.0454536">
            <text:p>0,0454536</text:p>
          </table:table-cell>
          <table:table-cell office:value-type="float" office:value="0.252781">
            <text:p>0,252781</text:p>
          </table:table-cell>
          <table:table-cell office:value-type="float" office:value="0.298234">
            <text:p>0,298234</text:p>
          </table:table-cell>
          <table:table-cell office:value-type="float" office:value="24.7417">
            <text:p>24,7417</text:p>
          </table:table-cell>
          <table:table-cell office:value-type="float" office:value="0.497057">
            <text:p>0,497057</text:p>
          </table:table-cell>
          <table:table-cell office:value-type="float" office:value="25.2388">
            <text:p>25,2388</text:p>
          </table:table-cell>
          <table:table-cell office:value-type="float" office:value="25.5716">
            <text:p>25,5716</text:p>
          </table:table-cell>
          <table:table-cell office:value-type="float" office:value="0.636057">
            <text:p>0,636057</text:p>
          </table:table-cell>
          <table:table-cell office:value-type="float" office:value="26.2077">
            <text:p>26,2077</text:p>
          </table:table-cell>
          <table:table-cell office:value-type="float" office:value="46.7943">
            <text:p>46,7943</text:p>
          </table:table-cell>
          <table:table-cell office:value-type="float" office:value="0.906432">
            <text:p>0,906432</text:p>
          </table:table-cell>
          <table:table-cell office:value-type="float" office:value="47.7007">
            <text:p>47,7007</text:p>
          </table:table-cell>
          <table:table-cell office:value-type="float" office:value="35.5652">
            <text:p>35,5652</text:p>
          </table:table-cell>
          <table:table-cell office:value-type="float" office:value="0.691188">
            <text:p>0,691188</text:p>
          </table:table-cell>
          <table:table-cell office:value-type="float" office:value="36.2564">
            <text:p>36,2564</text:p>
          </table:table-cell>
          <table:table-cell office:value-type="float" office:value="4.41281">
            <text:p>4,41281</text:p>
          </table:table-cell>
          <table:table-cell office:value-type="float" office:value="0.315243">
            <text:p>0,315243</text:p>
          </table:table-cell>
          <table:table-cell office:value-type="float" office:value="4.72805">
            <text:p>4,72805</text:p>
          </table:table-cell>
          <table:table-cell office:value-type="float" office:value="5.70838">
            <text:p>5,70838</text:p>
          </table:table-cell>
          <table:table-cell office:value-type="float" office:value="0.329025">
            <text:p>0,329025</text:p>
          </table:table-cell>
          <table:table-cell office:value-type="float" office:value="6.03741">
            <text:p>6,03741</text:p>
          </table:table-cell>
        </table:table-row>
        <table:table-row table:style-name="ro1">
          <table:table-cell office:value-type="float" office:value="2.80346">
            <text:p>2,80346</text:p>
          </table:table-cell>
          <table:table-cell office:value-type="float" office:value="0.322574">
            <text:p>0,322574</text:p>
          </table:table-cell>
          <table:table-cell office:value-type="float" office:value="3.12603">
            <text:p>3,12603</text:p>
          </table:table-cell>
          <table:table-cell office:value-type="float" office:value="37.5845">
            <text:p>37,5845</text:p>
          </table:table-cell>
          <table:table-cell office:value-type="float" office:value="0.592363">
            <text:p>0,592363</text:p>
          </table:table-cell>
          <table:table-cell office:value-type="float" office:value="38.1769">
            <text:p>38,1769</text:p>
          </table:table-cell>
          <table:table-cell office:value-type="float" office:value="0.0398818">
            <text:p>0,0398818</text:p>
          </table:table-cell>
          <table:table-cell office:value-type="float" office:value="0.215538">
            <text:p>0,215538</text:p>
          </table:table-cell>
          <table:table-cell office:value-type="float" office:value="0.25542">
            <text:p>0,25542</text:p>
          </table:table-cell>
          <table:table-cell office:value-type="float" office:value="23.0919">
            <text:p>23,0919</text:p>
          </table:table-cell>
          <table:table-cell office:value-type="float" office:value="1.20965">
            <text:p>1,20965</text:p>
          </table:table-cell>
          <table:table-cell office:value-type="float" office:value="24.3015">
            <text:p>24,3015</text:p>
          </table:table-cell>
          <table:table-cell office:value-type="float" office:value="30.7996">
            <text:p>30,7996</text:p>
          </table:table-cell>
          <table:table-cell office:value-type="float" office:value="0.669487">
            <text:p>0,669487</text:p>
          </table:table-cell>
          <table:table-cell office:value-type="float" office:value="31.4691">
            <text:p>31,4691</text:p>
          </table:table-cell>
          <table:table-cell office:value-type="float" office:value="48.6485">
            <text:p>48,6485</text:p>
          </table:table-cell>
          <table:table-cell office:value-type="float" office:value="2.14072">
            <text:p>2,14072</text:p>
          </table:table-cell>
          <table:table-cell office:value-type="float" office:value="50.7892">
            <text:p>50,7892</text:p>
          </table:table-cell>
          <table:table-cell office:value-type="float" office:value="48.3529">
            <text:p>48,3529</text:p>
          </table:table-cell>
          <table:table-cell office:value-type="float" office:value="0.888544">
            <text:p>0,888544</text:p>
          </table:table-cell>
          <table:table-cell office:value-type="float" office:value="49.2415">
            <text:p>49,2415</text:p>
          </table:table-cell>
          <table:table-cell office:value-type="float" office:value="4.15035">
            <text:p>4,15035</text:p>
          </table:table-cell>
          <table:table-cell office:value-type="float" office:value="0.344274">
            <text:p>0,344274</text:p>
          </table:table-cell>
          <table:table-cell office:value-type="float" office:value="4.49463">
            <text:p>4,49463</text:p>
          </table:table-cell>
          <table:table-cell office:value-type="float" office:value="5.63976">
            <text:p>5,63976</text:p>
          </table:table-cell>
          <table:table-cell office:value-type="float" office:value="0.327559">
            <text:p>0,327559</text:p>
          </table:table-cell>
          <table:table-cell office:value-type="float" office:value="5.96732">
            <text:p>5,96732</text:p>
          </table:table-cell>
        </table:table-row>
        <table:table-row table:style-name="ro1">
          <table:table-cell office:value-type="float" office:value="2.56358">
            <text:p>2,56358</text:p>
          </table:table-cell>
          <table:table-cell office:value-type="float" office:value="0.34662">
            <text:p>0,34662</text:p>
          </table:table-cell>
          <table:table-cell office:value-type="float" office:value="2.9102">
            <text:p>2,9102</text:p>
          </table:table-cell>
          <table:table-cell office:value-type="float" office:value="38.1092">
            <text:p>38,1092</text:p>
          </table:table-cell>
          <table:table-cell office:value-type="float" office:value="0.726964">
            <text:p>0,726964</text:p>
          </table:table-cell>
          <table:table-cell office:value-type="float" office:value="38.8361">
            <text:p>38,8361</text:p>
          </table:table-cell>
          <table:table-cell office:value-type="float" office:value="0.0472131">
            <text:p>0,0472131</text:p>
          </table:table-cell>
          <table:table-cell office:value-type="float" office:value="0.560692">
            <text:p>0,560692</text:p>
          </table:table-cell>
          <table:table-cell office:value-type="float" office:value="0.607905">
            <text:p>0,607905</text:p>
          </table:table-cell>
          <table:table-cell office:value-type="float" office:value="23.8083">
            <text:p>23,8083</text:p>
          </table:table-cell>
          <table:table-cell office:value-type="float" office:value="0.493245">
            <text:p>0,493245</text:p>
          </table:table-cell>
          <table:table-cell office:value-type="float" office:value="24.3015">
            <text:p>24,3015</text:p>
          </table:table-cell>
          <table:table-cell office:value-type="float" office:value="23.4696">
            <text:p>23,4696</text:p>
          </table:table-cell>
          <table:table-cell office:value-type="float" office:value="0.610251">
            <text:p>0,610251</text:p>
          </table:table-cell>
          <table:table-cell office:value-type="float" office:value="24.0798">
            <text:p>24,0798</text:p>
          </table:table-cell>
          <table:table-cell office:value-type="float" office:value="70.797">
            <text:p>70,797</text:p>
          </table:table-cell>
          <table:table-cell office:value-type="float" office:value="1.76184">
            <text:p>1,76184</text:p>
          </table:table-cell>
          <table:table-cell office:value-type="float" office:value="72.5589">
            <text:p>72,5589</text:p>
          </table:table-cell>
          <table:table-cell office:value-type="float" office:value="51.0716">
            <text:p>51,0716</text:p>
          </table:table-cell>
          <table:table-cell office:value-type="float" office:value="0.761274">
            <text:p>0,761274</text:p>
          </table:table-cell>
          <table:table-cell office:value-type="float" office:value="51.8329">
            <text:p>51,8329</text:p>
          </table:table-cell>
          <table:table-cell office:value-type="float" office:value="4.25827">
            <text:p>4,25827</text:p>
          </table:table-cell>
          <table:table-cell office:value-type="float" office:value="0.366854">
            <text:p>0,366854</text:p>
          </table:table-cell>
          <table:table-cell office:value-type="float" office:value="4.62512">
            <text:p>4,62512</text:p>
          </table:table-cell>
          <table:table-cell office:value-type="float" office:value="5.82304">
            <text:p>5,82304</text:p>
          </table:table-cell>
          <table:table-cell office:value-type="float" office:value="0.329025">
            <text:p>0,329025</text:p>
          </table:table-cell>
          <table:table-cell office:value-type="float" office:value="6.15207">
            <text:p>6,15207</text:p>
          </table:table-cell>
        </table:table-row>
        <table:table-row table:style-name="ro1">
          <table:table-cell office:value-type="float" office:value="2.63367">
            <text:p>2,63367</text:p>
          </table:table-cell>
          <table:table-cell office:value-type="float" office:value="0.322574">
            <text:p>0,322574</text:p>
          </table:table-cell>
          <table:table-cell office:value-type="float" office:value="2.95624">
            <text:p>2,95624</text:p>
          </table:table-cell>
          <table:table-cell office:value-type="float" office:value="38.5945">
            <text:p>38,5945</text:p>
          </table:table-cell>
          <table:table-cell office:value-type="float" office:value="0.592363">
            <text:p>0,592363</text:p>
          </table:table-cell>
          <table:table-cell office:value-type="float" office:value="39.1868">
            <text:p>39,1868</text:p>
          </table:table-cell>
          <table:table-cell office:value-type="float" office:value="0.0419346">
            <text:p>0,0419346</text:p>
          </table:table-cell>
          <table:table-cell office:value-type="float" office:value="0.258645">
            <text:p>0,258645</text:p>
          </table:table-cell>
          <table:table-cell office:value-type="float" office:value="0.30058">
            <text:p>0,30058</text:p>
          </table:table-cell>
          <table:table-cell office:value-type="float" office:value="20.3113">
            <text:p>20,3113</text:p>
          </table:table-cell>
          <table:table-cell office:value-type="float" office:value="0.534886">
            <text:p>0,534886</text:p>
          </table:table-cell>
          <table:table-cell office:value-type="float" office:value="20.8462">
            <text:p>20,8462</text:p>
          </table:table-cell>
          <table:table-cell office:value-type="float" office:value="23.2291">
            <text:p>23,2291</text:p>
          </table:table-cell>
          <table:table-cell office:value-type="float" office:value="0.617289">
            <text:p>0,617289</text:p>
          </table:table-cell>
          <table:table-cell office:value-type="float" office:value="23.8464">
            <text:p>23,8464</text:p>
          </table:table-cell>
          <table:table-cell office:value-type="float" office:value="44.6724">
            <text:p>44,6724</text:p>
          </table:table-cell>
          <table:table-cell office:value-type="float" office:value="0.975639">
            <text:p>0,975639</text:p>
          </table:table-cell>
          <table:table-cell office:value-type="float" office:value="45.648">
            <text:p>45,648</text:p>
          </table:table-cell>
          <table:table-cell office:value-type="float" office:value="42.4668">
            <text:p>42,4668</text:p>
          </table:table-cell>
          <table:table-cell office:value-type="float" office:value="0.689428">
            <text:p>0,689428</text:p>
          </table:table-cell>
          <table:table-cell office:value-type="float" office:value="43.1563">
            <text:p>43,1563</text:p>
          </table:table-cell>
          <table:table-cell office:value-type="float" office:value="4.15182">
            <text:p>4,15182</text:p>
          </table:table-cell>
          <table:table-cell office:value-type="float" office:value="0.316122">
            <text:p>0,316122</text:p>
          </table:table-cell>
          <table:table-cell office:value-type="float" office:value="4.46794">
            <text:p>4,46794</text:p>
          </table:table-cell>
          <table:table-cell office:value-type="float" office:value="5.97172">
            <text:p>5,97172</text:p>
          </table:table-cell>
          <table:table-cell office:value-type="float" office:value="0.369494">
            <text:p>0,369494</text:p>
          </table:table-cell>
          <table:table-cell office:value-type="float" office:value="6.34121">
            <text:p>6,34121</text:p>
          </table:table-cell>
        </table:table-row>
        <table:table-row table:style-name="ro1">
          <table:table-cell office:value-type="float" office:value="5.58316">
            <text:p>5,58316</text:p>
          </table:table-cell>
          <table:table-cell office:value-type="float" office:value="0.341635">
            <text:p>0,341635</text:p>
          </table:table-cell>
          <table:table-cell office:value-type="float" office:value="5.9248">
            <text:p>5,9248</text:p>
          </table:table-cell>
          <table:table-cell office:value-type="float" office:value="48.8374">
            <text:p>48,8374</text:p>
          </table:table-cell>
          <table:table-cell office:value-type="float" office:value="1.21464">
            <text:p>1,21464</text:p>
          </table:table-cell>
          <table:table-cell office:value-type="float" office:value="50.052">
            <text:p>50,052</text:p>
          </table:table-cell>
          <table:table-cell office:value-type="float" office:value="0.124924">
            <text:p>0,124924</text:p>
          </table:table-cell>
          <table:table-cell office:value-type="float" office:value="0.562745">
            <text:p>0,562745</text:p>
          </table:table-cell>
          <table:table-cell office:value-type="float" office:value="0.687669">
            <text:p>0,687669</text:p>
          </table:table-cell>
          <table:table-cell office:value-type="float" office:value="28.2463">
            <text:p>28,2463</text:p>
          </table:table-cell>
          <table:table-cell office:value-type="float" office:value="0.538112">
            <text:p>0,538112</text:p>
          </table:table-cell>
          <table:table-cell office:value-type="float" office:value="28.7844">
            <text:p>28,7844</text:p>
          </table:table-cell>
          <table:table-cell office:value-type="float" office:value="23.5971">
            <text:p>23,5971</text:p>
          </table:table-cell>
          <table:table-cell office:value-type="float" office:value="1.7243">
            <text:p>1,7243</text:p>
          </table:table-cell>
          <table:table-cell office:value-type="float" office:value="25.3215">
            <text:p>25,3215</text:p>
          </table:table-cell>
          <table:table-cell office:value-type="float" office:value="72.3436">
            <text:p>72,3436</text:p>
          </table:table-cell>
          <table:table-cell office:value-type="float" office:value="1.26654">
            <text:p>1,26654</text:p>
          </table:table-cell>
          <table:table-cell office:value-type="float" office:value="73.6102">
            <text:p>73,6102</text:p>
          </table:table-cell>
          <table:table-cell office:value-type="float" office:value="42.8709">
            <text:p>42,8709</text:p>
          </table:table-cell>
          <table:table-cell office:value-type="float" office:value="0.737228">
            <text:p>0,737228</text:p>
          </table:table-cell>
          <table:table-cell office:value-type="float" office:value="43.6082">
            <text:p>43,6082</text:p>
          </table:table-cell>
          <table:table-cell office:value-type="float" office:value="8.81066">
            <text:p>8,81066</text:p>
          </table:table-cell>
          <table:table-cell office:value-type="float" office:value="0.354245">
            <text:p>0,354245</text:p>
          </table:table-cell>
          <table:table-cell office:value-type="float" office:value="9.16491">
            <text:p>9,16491</text:p>
          </table:table-cell>
          <table:table-cell office:value-type="float" office:value="5.95354">
            <text:p>5,95354</text:p>
          </table:table-cell>
          <table:table-cell office:value-type="float" office:value="1.68794">
            <text:p>1,68794</text:p>
          </table:table-cell>
          <table:table-cell office:value-type="float" office:value="7.64148">
            <text:p>7,64148</text:p>
          </table:table-cell>
        </table:table-row>
        <table:table-row table:style-name="ro1">
          <table:table-cell office:value-type="float" office:value="4.06355">
            <text:p>4,06355</text:p>
          </table:table-cell>
          <table:table-cell office:value-type="float" office:value="0.536352">
            <text:p>0,536352</text:p>
          </table:table-cell>
          <table:table-cell office:value-type="float" office:value="4.5999">
            <text:p>4,5999</text:p>
          </table:table-cell>
          <table:table-cell office:value-type="float" office:value="49.3887">
            <text:p>49,3887</text:p>
          </table:table-cell>
          <table:table-cell office:value-type="float" office:value="0.630778">
            <text:p>0,630778</text:p>
          </table:table-cell>
          <table:table-cell office:value-type="float" office:value="50.0195">
            <text:p>50,0195</text:p>
          </table:table-cell>
          <table:table-cell office:value-type="float" office:value="0.0436941">
            <text:p>0,0436941</text:p>
          </table:table-cell>
          <table:table-cell office:value-type="float" office:value="0.248968">
            <text:p>0,248968</text:p>
          </table:table-cell>
          <table:table-cell office:value-type="float" office:value="0.292662">
            <text:p>0,292662</text:p>
          </table:table-cell>
          <table:table-cell office:value-type="float" office:value="19.2427">
            <text:p>19,2427</text:p>
          </table:table-cell>
          <table:table-cell office:value-type="float" office:value="0.456295">
            <text:p>0,456295</text:p>
          </table:table-cell>
          <table:table-cell office:value-type="float" office:value="19.699">
            <text:p>19,699</text:p>
          </table:table-cell>
          <table:table-cell office:value-type="float" office:value="23.83">
            <text:p>23,83</text:p>
          </table:table-cell>
          <table:table-cell office:value-type="float" office:value="0.567437">
            <text:p>0,567437</text:p>
          </table:table-cell>
          <table:table-cell office:value-type="float" office:value="24.3974">
            <text:p>24,3974</text:p>
          </table:table-cell>
          <table:table-cell office:value-type="float" office:value="44.4536">
            <text:p>44,4536</text:p>
          </table:table-cell>
          <table:table-cell office:value-type="float" office:value="1.13751">
            <text:p>1,13751</text:p>
          </table:table-cell>
          <table:table-cell office:value-type="float" office:value="45.5911">
            <text:p>45,5911</text:p>
          </table:table-cell>
          <table:table-cell office:value-type="float" office:value="50.9303">
            <text:p>50,9303</text:p>
          </table:table-cell>
          <table:table-cell office:value-type="float" office:value="2.03573">
            <text:p>2,03573</text:p>
          </table:table-cell>
          <table:table-cell office:value-type="float" office:value="52.966">
            <text:p>52,966</text:p>
          </table:table-cell>
          <table:table-cell office:value-type="float" office:value="11.771">
            <text:p>11,771</text:p>
          </table:table-cell>
          <table:table-cell office:value-type="float" office:value="1.00027">
            <text:p>1,00027</text:p>
          </table:table-cell>
          <table:table-cell office:value-type="float" office:value="12.7713">
            <text:p>12,7713</text:p>
          </table:table-cell>
          <table:table-cell office:value-type="float" office:value="10.1315">
            <text:p>10,1315</text:p>
          </table:table-cell>
          <table:table-cell office:value-type="float" office:value="0.390901">
            <text:p>0,390901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423451">
            <text:p>0,423451</text:p>
          </table:table-cell>
          <table:table-cell office:value-type="float" office:value="3.02134">
            <text:p>3,02134</text:p>
          </table:table-cell>
          <table:table-cell office:value-type="float" office:value="38.2355">
            <text:p>38,2355</text:p>
          </table:table-cell>
          <table:table-cell office:value-type="float" office:value="0.627553">
            <text:p>0,627553</text:p>
          </table:table-cell>
          <table:table-cell office:value-type="float" office:value="38.8631">
            <text:p>38,8631</text:p>
          </table:table-cell>
          <table:table-cell office:value-type="float" office:value="0.0416413">
            <text:p>0,0416413</text:p>
          </table:table-cell>
          <table:table-cell office:value-type="float" office:value="0.2997">
            <text:p>0,2997</text:p>
          </table:table-cell>
          <table:table-cell office:value-type="float" office:value="0.341342">
            <text:p>0,341342</text:p>
          </table:table-cell>
          <table:table-cell office:value-type="float" office:value="19.3969">
            <text:p>19,3969</text:p>
          </table:table-cell>
          <table:table-cell office:value-type="float" office:value="0.447498">
            <text:p>0,447498</text:p>
          </table:table-cell>
          <table:table-cell office:value-type="float" office:value="19.8444">
            <text:p>19,8444</text:p>
          </table:table-cell>
          <table:table-cell office:value-type="float" office:value="23.5757">
            <text:p>23,5757</text:p>
          </table:table-cell>
          <table:table-cell office:value-type="float" office:value="0.592069">
            <text:p>0,592069</text:p>
          </table:table-cell>
          <table:table-cell office:value-type="float" office:value="24.1678">
            <text:p>24,1678</text:p>
          </table:table-cell>
          <table:table-cell office:value-type="float" office:value="44.3301">
            <text:p>44,3301</text:p>
          </table:table-cell>
          <table:table-cell office:value-type="float" office:value="0.846903">
            <text:p>0,846903</text:p>
          </table:table-cell>
          <table:table-cell office:value-type="float" office:value="45.177">
            <text:p>45,177</text:p>
          </table:table-cell>
          <table:table-cell office:value-type="float" office:value="43.4258">
            <text:p>43,4258</text:p>
          </table:table-cell>
          <table:table-cell office:value-type="float" office:value="0.733122">
            <text:p>0,733122</text:p>
          </table:table-cell>
          <table:table-cell office:value-type="float" office:value="44.1589">
            <text:p>44,1589</text:p>
          </table:table-cell>
          <table:table-cell office:value-type="float" office:value="5.83125">
            <text:p>5,83125</text:p>
          </table:table-cell>
          <table:table-cell office:value-type="float" office:value="0.323747">
            <text:p>0,323747</text:p>
          </table:table-cell>
          <table:table-cell office:value-type="float" office:value="6.155">
            <text:p>6,155</text:p>
          </table:table-cell>
          <table:table-cell office:value-type="float" office:value="5.64035">
            <text:p>5,64035</text:p>
          </table:table-cell>
          <table:table-cell office:value-type="float" office:value="0.327559">
            <text:p>0,327559</text:p>
          </table:table-cell>
          <table:table-cell office:value-type="float" office:value="5.96791">
            <text:p>5,96791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346034">
            <text:p>0,346034</text:p>
          </table:table-cell>
          <table:table-cell office:value-type="float" office:value="2.94041">
            <text:p>2,94041</text:p>
          </table:table-cell>
          <table:table-cell office:value-type="float" office:value="37.6139">
            <text:p>37,6139</text:p>
          </table:table-cell>
          <table:table-cell office:value-type="float" office:value="0.583565">
            <text:p>0,583565</text:p>
          </table:table-cell>
          <table:table-cell office:value-type="float" office:value="38.1974">
            <text:p>38,1974</text:p>
          </table:table-cell>
          <table:table-cell office:value-type="float" office:value="0.0401751">
            <text:p>0,0401751</text:p>
          </table:table-cell>
          <table:table-cell office:value-type="float" office:value="0.374772">
            <text:p>0,374772</text:p>
          </table:table-cell>
          <table:table-cell office:value-type="float" office:value="0.414947">
            <text:p>0,414947</text:p>
          </table:table-cell>
          <table:table-cell office:value-type="float" office:value="19.5374">
            <text:p>19,5374</text:p>
          </table:table-cell>
          <table:table-cell office:value-type="float" office:value="0.443686">
            <text:p>0,443686</text:p>
          </table:table-cell>
          <table:table-cell office:value-type="float" office:value="19.9811">
            <text:p>19,9811</text:p>
          </table:table-cell>
          <table:table-cell office:value-type="float" office:value="23.571">
            <text:p>23,571</text:p>
          </table:table-cell>
          <table:table-cell office:value-type="float" office:value="0.581806">
            <text:p>0,581806</text:p>
          </table:table-cell>
          <table:table-cell office:value-type="float" office:value="24.1529">
            <text:p>24,1529</text:p>
          </table:table-cell>
          <table:table-cell office:value-type="float" office:value="52.8179">
            <text:p>52,8179</text:p>
          </table:table-cell>
          <table:table-cell office:value-type="float" office:value="0.972413">
            <text:p>0,972413</text:p>
          </table:table-cell>
          <table:table-cell office:value-type="float" office:value="53.7903">
            <text:p>53,7903</text:p>
          </table:table-cell>
          <table:table-cell office:value-type="float" office:value="44.6762">
            <text:p>44,6762</text:p>
          </table:table-cell>
          <table:table-cell office:value-type="float" office:value="1.15745">
            <text:p>1,15745</text:p>
          </table:table-cell>
          <table:table-cell office:value-type="float" office:value="45.8336">
            <text:p>45,8336</text:p>
          </table:table-cell>
          <table:table-cell office:value-type="float" office:value="4.12748">
            <text:p>4,12748</text:p>
          </table:table-cell>
          <table:table-cell office:value-type="float" office:value="0.337823">
            <text:p>0,337823</text:p>
          </table:table-cell>
          <table:table-cell office:value-type="float" office:value="4.4653">
            <text:p>4,4653</text:p>
          </table:table-cell>
          <table:table-cell office:value-type="float" office:value="5.7119">
            <text:p>5,7119</text:p>
          </table:table-cell>
          <table:table-cell office:value-type="float" office:value="0.356591">
            <text:p>0,356591</text:p>
          </table:table-cell>
          <table:table-cell office:value-type="float" office:value="6.06849">
            <text:p>6,06849</text:p>
          </table:table-cell>
        </table:table-row>
        <table:table-row table:style-name="ro1">
          <table:table-cell office:value-type="float" office:value="2.58059">
            <text:p>2,58059</text:p>
          </table:table-cell>
          <table:table-cell office:value-type="float" office:value="0.345447">
            <text:p>0,345447</text:p>
          </table:table-cell>
          <table:table-cell office:value-type="float" office:value="2.92604">
            <text:p>2,92604</text:p>
          </table:table-cell>
          <table:table-cell office:value-type="float" office:value="37.9141">
            <text:p>37,9141</text:p>
          </table:table-cell>
          <table:table-cell office:value-type="float" office:value="0.645147">
            <text:p>0,645147</text:p>
          </table:table-cell>
          <table:table-cell office:value-type="float" office:value="38.5593">
            <text:p>38,5593</text:p>
          </table:table-cell>
          <table:table-cell office:value-type="float" office:value="0.0410548">
            <text:p>0,0410548</text:p>
          </table:table-cell>
          <table:table-cell office:value-type="float" office:value="0.435181">
            <text:p>0,435181</text:p>
          </table:table-cell>
          <table:table-cell office:value-type="float" office:value="0.476236">
            <text:p>0,476236</text:p>
          </table:table-cell>
          <table:table-cell office:value-type="float" office:value="21.4635">
            <text:p>21,4635</text:p>
          </table:table-cell>
          <table:table-cell office:value-type="float" office:value="0.494711">
            <text:p>0,494711</text:p>
          </table:table-cell>
          <table:table-cell office:value-type="float" office:value="21.9582">
            <text:p>21,9582</text:p>
          </table:table-cell>
          <table:table-cell office:value-type="float" office:value="38.4015">
            <text:p>38,4015</text:p>
          </table:table-cell>
          <table:table-cell office:value-type="float" office:value="0.701158">
            <text:p>0,701158</text:p>
          </table:table-cell>
          <table:table-cell office:value-type="float" office:value="39.1027">
            <text:p>39,1027</text:p>
          </table:table-cell>
          <table:table-cell office:value-type="float" office:value="44.8973">
            <text:p>44,8973</text:p>
          </table:table-cell>
          <table:table-cell office:value-type="float" office:value="1.09059">
            <text:p>1,09059</text:p>
          </table:table-cell>
          <table:table-cell office:value-type="float" office:value="45.9879">
            <text:p>45,9879</text:p>
          </table:table-cell>
          <table:table-cell office:value-type="float" office:value="36.859">
            <text:p>36,859</text:p>
          </table:table-cell>
          <table:table-cell office:value-type="float" office:value="0.808194">
            <text:p>0,808194</text:p>
          </table:table-cell>
          <table:table-cell office:value-type="float" office:value="37.6672">
            <text:p>37,6672</text:p>
          </table:table-cell>
          <table:table-cell office:value-type="float" office:value="4.15534">
            <text:p>4,15534</text:p>
          </table:table-cell>
          <table:table-cell office:value-type="float" office:value="0.575648">
            <text:p>0,575648</text:p>
          </table:table-cell>
          <table:table-cell office:value-type="float" office:value="4.73098">
            <text:p>4,73098</text:p>
          </table:table-cell>
          <table:table-cell office:value-type="float" office:value="6.86202">
            <text:p>6,86202</text:p>
          </table:table-cell>
          <table:table-cell office:value-type="float" office:value="0.685909">
            <text:p>0,685909</text:p>
          </table:table-cell>
          <table:table-cell office:value-type="float" office:value="7.54793">
            <text:p>7,54793</text:p>
          </table:table-cell>
        </table:table-row>
        <table:table-row table:style-name="ro1">
          <table:table-cell office:value-type="float" office:value="3.76913">
            <text:p>3,76913</text:p>
          </table:table-cell>
          <table:table-cell office:value-type="float" office:value="0.389141">
            <text:p>0,389141</text:p>
          </table:table-cell>
          <table:table-cell office:value-type="float" office:value="4.15827">
            <text:p>4,15827</text:p>
          </table:table-cell>
          <table:table-cell office:value-type="float" office:value="49.5878">
            <text:p>49,5878</text:p>
          </table:table-cell>
          <table:table-cell office:value-type="float" office:value="0.646907">
            <text:p>0,646907</text:p>
          </table:table-cell>
          <table:table-cell office:value-type="float" office:value="50.2347">
            <text:p>50,2347</text:p>
          </table:table-cell>
          <table:table-cell office:value-type="float" office:value="0.0818164">
            <text:p>0,0818164</text:p>
          </table:table-cell>
          <table:table-cell office:value-type="float" office:value="0.341342">
            <text:p>0,341342</text:p>
          </table:table-cell>
          <table:table-cell office:value-type="float" office:value="0.423158">
            <text:p>0,423158</text:p>
          </table:table-cell>
          <table:table-cell office:value-type="float" office:value="19.6893">
            <text:p>19,6893</text:p>
          </table:table-cell>
          <table:table-cell office:value-type="float" office:value="0.492365">
            <text:p>0,492365</text:p>
          </table:table-cell>
          <table:table-cell office:value-type="float" office:value="20.1817">
            <text:p>20,1817</text:p>
          </table:table-cell>
          <table:table-cell office:value-type="float" office:value="24.0291">
            <text:p>24,0291</text:p>
          </table:table-cell>
          <table:table-cell office:value-type="float" office:value="0.580339">
            <text:p>0,580339</text:p>
          </table:table-cell>
          <table:table-cell office:value-type="float" office:value="24.6094">
            <text:p>24,6094</text:p>
          </table:table-cell>
          <table:table-cell office:value-type="float" office:value="61.9265">
            <text:p>61,9265</text:p>
          </table:table-cell>
          <table:table-cell office:value-type="float" office:value="0.911711">
            <text:p>0,911711</text:p>
          </table:table-cell>
          <table:table-cell office:value-type="float" office:value="62.8382">
            <text:p>62,8382</text:p>
          </table:table-cell>
          <table:table-cell office:value-type="float" office:value="36.4945">
            <text:p>36,4945</text:p>
          </table:table-cell>
          <table:table-cell office:value-type="float" office:value="0.749837">
            <text:p>0,749837</text:p>
          </table:table-cell>
          <table:table-cell office:value-type="float" office:value="37.2444">
            <text:p>37,2444</text:p>
          </table:table-cell>
          <table:table-cell office:value-type="float" office:value="4.12425">
            <text:p>4,12425</text:p>
          </table:table-cell>
          <table:table-cell office:value-type="float" office:value="0.318175">
            <text:p>0,318175</text:p>
          </table:table-cell>
          <table:table-cell office:value-type="float" office:value="4.44243">
            <text:p>4,44243</text:p>
          </table:table-cell>
          <table:table-cell office:value-type="float" office:value="6.50778">
            <text:p>6,50778</text:p>
          </table:table-cell>
          <table:table-cell office:value-type="float" office:value="0.358057">
            <text:p>0,358057</text:p>
          </table:table-cell>
          <table:table-cell office:value-type="float" office:value="6.86584">
            <text:p>6,86584</text:p>
          </table:table-cell>
        </table:table-row>
        <table:table-row table:style-name="ro1">
          <table:table-cell office:value-type="float" office:value="7.44705">
            <text:p>7,44705</text:p>
          </table:table-cell>
          <table:table-cell office:value-type="float" office:value="0.971827">
            <text:p>0,971827</text:p>
          </table:table-cell>
          <table:table-cell office:value-type="float" office:value="8.41888">
            <text:p>8,41888</text:p>
          </table:table-cell>
          <table:table-cell office:value-type="float" office:value="61.9843">
            <text:p>61,9843</text:p>
          </table:table-cell>
          <table:table-cell office:value-type="float" office:value="0.654238">
            <text:p>0,654238</text:p>
          </table:table-cell>
          <table:table-cell office:value-type="float" office:value="62.6385">
            <text:p>62,6385</text:p>
          </table:table-cell>
          <table:table-cell office:value-type="float" office:value="0.0442806">
            <text:p>0,0442806</text:p>
          </table:table-cell>
          <table:table-cell office:value-type="float" office:value="0.331664">
            <text:p>0,331664</text:p>
          </table:table-cell>
          <table:table-cell office:value-type="float" office:value="0.375945">
            <text:p>0,375945</text:p>
          </table:table-cell>
          <table:table-cell office:value-type="float" office:value="21.2456">
            <text:p>21,2456</text:p>
          </table:table-cell>
          <table:table-cell office:value-type="float" office:value="0.529607">
            <text:p>0,529607</text:p>
          </table:table-cell>
          <table:table-cell office:value-type="float" office:value="21.7752">
            <text:p>21,7752</text:p>
          </table:table-cell>
          <table:table-cell office:value-type="float" office:value="24.3417">
            <text:p>24,3417</text:p>
          </table:table-cell>
          <table:table-cell office:value-type="float" office:value="0.703211">
            <text:p>0,703211</text:p>
          </table:table-cell>
          <table:table-cell office:value-type="float" office:value="25.0449">
            <text:p>25,0449</text:p>
          </table:table-cell>
          <table:table-cell office:value-type="float" office:value="48.3597">
            <text:p>48,3597</text:p>
          </table:table-cell>
          <table:table-cell office:value-type="float" office:value="0.931945">
            <text:p>0,931945</text:p>
          </table:table-cell>
          <table:table-cell office:value-type="float" office:value="49.2916">
            <text:p>49,2916</text:p>
          </table:table-cell>
          <table:table-cell office:value-type="float" office:value="35.2661">
            <text:p>35,2661</text:p>
          </table:table-cell>
          <table:table-cell office:value-type="float" office:value="0.689135">
            <text:p>0,689135</text:p>
          </table:table-cell>
          <table:table-cell office:value-type="float" office:value="35.9552">
            <text:p>35,9552</text:p>
          </table:table-cell>
          <table:table-cell office:value-type="float" office:value="4.07264">
            <text:p>4,07264</text:p>
          </table:table-cell>
          <table:table-cell office:value-type="float" office:value="0.31407">
            <text:p>0,31407</text:p>
          </table:table-cell>
          <table:table-cell office:value-type="float" office:value="4.38671">
            <text:p>4,38671</text:p>
          </table:table-cell>
          <table:table-cell office:value-type="float" office:value="5.73683">
            <text:p>5,73683</text:p>
          </table:table-cell>
          <table:table-cell office:value-type="float" office:value="0.345447">
            <text:p>0,345447</text:p>
          </table:table-cell>
          <table:table-cell office:value-type="float" office:value="6.08227">
            <text:p>6,08227</text:p>
          </table:table-cell>
        </table:table-row>
        <table:table-row table:style-name="ro1">
          <table:table-cell office:value-type="float" office:value="2.52839">
            <text:p>2,52839</text:p>
          </table:table-cell>
          <table:table-cell office:value-type="float" office:value="0.35835">
            <text:p>0,35835</text:p>
          </table:table-cell>
          <table:table-cell office:value-type="float" office:value="2.88674">
            <text:p>2,88674</text:p>
          </table:table-cell>
          <table:table-cell office:value-type="float" office:value="46.7295">
            <text:p>46,7295</text:p>
          </table:table-cell>
          <table:table-cell office:value-type="float" office:value="0.638989">
            <text:p>0,638989</text:p>
          </table:table-cell>
          <table:table-cell office:value-type="float" office:value="47.3685">
            <text:p>47,3685</text:p>
          </table:table-cell>
          <table:table-cell office:value-type="float" office:value="0.0451603">
            <text:p>0,0451603</text:p>
          </table:table-cell>
          <table:table-cell office:value-type="float" office:value="0.246916">
            <text:p>0,246916</text:p>
          </table:table-cell>
          <table:table-cell office:value-type="float" office:value="0.292076">
            <text:p>0,292076</text:p>
          </table:table-cell>
          <table:table-cell office:value-type="float" office:value="19.6333">
            <text:p>19,6333</text:p>
          </table:table-cell>
          <table:table-cell office:value-type="float" office:value="0.476236">
            <text:p>0,476236</text:p>
          </table:table-cell>
          <table:table-cell office:value-type="float" office:value="20.1095">
            <text:p>20,1095</text:p>
          </table:table-cell>
          <table:table-cell office:value-type="float" office:value="23.164">
            <text:p>23,164</text:p>
          </table:table-cell>
          <table:table-cell office:value-type="float" office:value="0.569783">
            <text:p>0,569783</text:p>
          </table:table-cell>
          <table:table-cell office:value-type="float" office:value="23.7338">
            <text:p>23,7338</text:p>
          </table:table-cell>
          <table:table-cell office:value-type="float" office:value="53.7197">
            <text:p>53,7197</text:p>
          </table:table-cell>
          <table:table-cell office:value-type="float" office:value="0.926666">
            <text:p>0,926666</text:p>
          </table:table-cell>
          <table:table-cell office:value-type="float" office:value="54.6463">
            <text:p>54,6463</text:p>
          </table:table-cell>
          <table:table-cell office:value-type="float" office:value="47.4799">
            <text:p>47,4799</text:p>
          </table:table-cell>
          <table:table-cell office:value-type="float" office:value="0.740747">
            <text:p>0,740747</text:p>
          </table:table-cell>
          <table:table-cell office:value-type="float" office:value="48.2207">
            <text:p>48,2207</text:p>
          </table:table-cell>
          <table:table-cell office:value-type="float" office:value="4.16795">
            <text:p>4,16795</text:p>
          </table:table-cell>
          <table:table-cell office:value-type="float" office:value="0.317882">
            <text:p>0,317882</text:p>
          </table:table-cell>
          <table:table-cell office:value-type="float" office:value="4.48583">
            <text:p>4,48583</text:p>
          </table:table-cell>
          <table:table-cell office:value-type="float" office:value="5.72246">
            <text:p>5,72246</text:p>
          </table:table-cell>
          <table:table-cell office:value-type="float" office:value="0.384156">
            <text:p>0,384156</text:p>
          </table:table-cell>
          <table:table-cell office:value-type="float" office:value="6.10661">
            <text:p>6,10661</text:p>
          </table:table-cell>
        </table:table-row>
        <table:table-row table:style-name="ro1">
          <table:table-cell office:value-type="float" office:value="2.43367">
            <text:p>2,43367</text:p>
          </table:table-cell>
          <table:table-cell office:value-type="float" office:value="0.321401">
            <text:p>0,321401</text:p>
          </table:table-cell>
          <table:table-cell office:value-type="float" office:value="2.75507">
            <text:p>2,75507</text:p>
          </table:table-cell>
          <table:table-cell office:value-type="float" office:value="37.6329">
            <text:p>37,6329</text:p>
          </table:table-cell>
          <table:table-cell office:value-type="float" office:value="0.572422">
            <text:p>0,572422</text:p>
          </table:table-cell>
          <table:table-cell office:value-type="float" office:value="38.2053">
            <text:p>38,2053</text:p>
          </table:table-cell>
          <table:table-cell office:value-type="float" office:value="0.0387088">
            <text:p>0,0387088</text:p>
          </table:table-cell>
          <table:table-cell office:value-type="float" office:value="0.183281">
            <text:p>0,183281</text:p>
          </table:table-cell>
          <table:table-cell office:value-type="float" office:value="0.221989">
            <text:p>0,221989</text:p>
          </table:table-cell>
          <table:table-cell office:value-type="float" office:value="19.3527">
            <text:p>19,3527</text:p>
          </table:table-cell>
          <table:table-cell office:value-type="float" office:value="0.506148">
            <text:p>0,506148</text:p>
          </table:table-cell>
          <table:table-cell office:value-type="float" office:value="19.8588">
            <text:p>19,8588</text:p>
          </table:table-cell>
          <table:table-cell office:value-type="float" office:value="23.0476">
            <text:p>23,0476</text:p>
          </table:table-cell>
          <table:table-cell office:value-type="float" office:value="0.571835">
            <text:p>0,571835</text:p>
          </table:table-cell>
          <table:table-cell office:value-type="float" office:value="23.6194">
            <text:p>23,6194</text:p>
          </table:table-cell>
          <table:table-cell office:value-type="float" office:value="52.5971">
            <text:p>52,5971</text:p>
          </table:table-cell>
          <table:table-cell office:value-type="float" office:value="1.88002">
            <text:p>1,88002</text:p>
          </table:table-cell>
          <table:table-cell office:value-type="float" office:value="54.4771">
            <text:p>54,4771</text:p>
          </table:table-cell>
          <table:table-cell office:value-type="float" office:value="35.7547">
            <text:p>35,7547</text:p>
          </table:table-cell>
          <table:table-cell office:value-type="float" office:value="0.72843">
            <text:p>0,72843</text:p>
          </table:table-cell>
          <table:table-cell office:value-type="float" office:value="36.4831">
            <text:p>36,4831</text:p>
          </table:table-cell>
          <table:table-cell office:value-type="float" office:value="4.23305">
            <text:p>4,23305</text:p>
          </table:table-cell>
          <table:table-cell office:value-type="float" office:value="0.368027">
            <text:p>0,368027</text:p>
          </table:table-cell>
          <table:table-cell office:value-type="float" office:value="4.60107">
            <text:p>4,60107</text:p>
          </table:table-cell>
          <table:table-cell office:value-type="float" office:value="5.92128">
            <text:p>5,92128</text:p>
          </table:table-cell>
          <table:table-cell office:value-type="float" office:value="0.383863">
            <text:p>0,383863</text:p>
          </table:table-cell>
          <table:table-cell office:value-type="float" office:value="6.30514">
            <text:p>6,30514</text:p>
          </table:table-cell>
        </table:table-row>
        <table:table-row table:style-name="ro1">
          <table:table-cell office:value-type="float" office:value="2.6237">
            <text:p>2,6237</text:p>
          </table:table-cell>
          <table:table-cell office:value-type="float" office:value="0.356004">
            <text:p>0,356004</text:p>
          </table:table-cell>
          <table:table-cell office:value-type="float" office:value="2.9797">
            <text:p>2,9797</text:p>
          </table:table-cell>
          <table:table-cell office:value-type="float" office:value="38.6939">
            <text:p>38,6939</text:p>
          </table:table-cell>
          <table:table-cell office:value-type="float" office:value="0.582979">
            <text:p>0,582979</text:p>
          </table:table-cell>
          <table:table-cell office:value-type="float" office:value="39.2769">
            <text:p>39,2769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19.0858">
            <text:p>19,0858</text:p>
          </table:table-cell>
          <table:table-cell office:value-type="float" office:value="0.449844">
            <text:p>0,449844</text:p>
          </table:table-cell>
          <table:table-cell office:value-type="float" office:value="19.5357">
            <text:p>19,5357</text:p>
          </table:table-cell>
          <table:table-cell office:value-type="float" office:value="23.3215">
            <text:p>23,3215</text:p>
          </table:table-cell>
          <table:table-cell office:value-type="float" office:value="0.556586">
            <text:p>0,556586</text:p>
          </table:table-cell>
          <table:table-cell office:value-type="float" office:value="23.8781">
            <text:p>23,8781</text:p>
          </table:table-cell>
          <table:table-cell office:value-type="float" office:value="49.4412">
            <text:p>49,4412</text:p>
          </table:table-cell>
          <table:table-cell office:value-type="float" office:value="1.67386">
            <text:p>1,67386</text:p>
          </table:table-cell>
          <table:table-cell office:value-type="float" office:value="51.115">
            <text:p>51,115</text:p>
          </table:table-cell>
          <table:table-cell office:value-type="float" office:value="45.5826">
            <text:p>45,5826</text:p>
          </table:table-cell>
          <table:table-cell office:value-type="float" office:value="0.716114">
            <text:p>0,716114</text:p>
          </table:table-cell>
          <table:table-cell office:value-type="float" office:value="46.2987">
            <text:p>46,2987</text:p>
          </table:table-cell>
          <table:table-cell office:value-type="float" office:value="4.09639">
            <text:p>4,09639</text:p>
          </table:table-cell>
          <table:table-cell office:value-type="float" office:value="0.36011">
            <text:p>0,36011</text:p>
          </table:table-cell>
          <table:table-cell office:value-type="float" office:value="4.4565">
            <text:p>4,4565</text:p>
          </table:table-cell>
          <table:table-cell office:value-type="float" office:value="5.69812">
            <text:p>5,69812</text:p>
          </table:table-cell>
          <table:table-cell office:value-type="float" office:value="0.347793">
            <text:p>0,347793</text:p>
          </table:table-cell>
          <table:table-cell office:value-type="float" office:value="6.04591">
            <text:p>6,04591</text:p>
          </table:table-cell>
        </table:table-row>
        <table:table-row table:style-name="ro1">
          <table:table-cell office:value-type="float" office:value="2.76006">
            <text:p>2,76006</text:p>
          </table:table-cell>
          <table:table-cell office:value-type="float" office:value="0.323747">
            <text:p>0,323747</text:p>
          </table:table-cell>
          <table:table-cell office:value-type="float" office:value="3.0838">
            <text:p>3,0838</text:p>
          </table:table-cell>
          <table:table-cell office:value-type="float" office:value="37.6485">
            <text:p>37,6485</text:p>
          </table:table-cell>
          <table:table-cell office:value-type="float" office:value="0.902913">
            <text:p>0,902913</text:p>
          </table:table-cell>
          <table:table-cell office:value-type="float" office:value="38.5514">
            <text:p>38,5514</text:p>
          </table:table-cell>
          <table:table-cell office:value-type="float" office:value="0.0434008">
            <text:p>0,0434008</text:p>
          </table:table-cell>
          <table:table-cell office:value-type="float" office:value="0.407616">
            <text:p>0,407616</text:p>
          </table:table-cell>
          <table:table-cell office:value-type="float" office:value="0.451017">
            <text:p>0,451017</text:p>
          </table:table-cell>
          <table:table-cell office:value-type="float" office:value="19.2615">
            <text:p>19,2615</text:p>
          </table:table-cell>
          <table:table-cell office:value-type="float" office:value="0.744852">
            <text:p>0,744852</text:p>
          </table:table-cell>
          <table:table-cell office:value-type="float" office:value="20.0063">
            <text:p>20,0063</text:p>
          </table:table-cell>
          <table:table-cell office:value-type="float" office:value="23.7546">
            <text:p>23,7546</text:p>
          </table:table-cell>
          <table:table-cell office:value-type="float" office:value="0.555413">
            <text:p>0,555413</text:p>
          </table:table-cell>
          <table:table-cell office:value-type="float" office:value="24.31">
            <text:p>24,31</text:p>
          </table:table-cell>
          <table:table-cell office:value-type="float" office:value="57.0944">
            <text:p>57,0944</text:p>
          </table:table-cell>
          <table:table-cell office:value-type="float" office:value="0.950126">
            <text:p>0,950126</text:p>
          </table:table-cell>
          <table:table-cell office:value-type="float" office:value="58.0445">
            <text:p>58,0445</text:p>
          </table:table-cell>
          <table:table-cell office:value-type="float" office:value="35.4206">
            <text:p>35,4206</text:p>
          </table:table-cell>
          <table:table-cell office:value-type="float" office:value="0.686789">
            <text:p>0,686789</text:p>
          </table:table-cell>
          <table:table-cell office:value-type="float" office:value="36.1074">
            <text:p>36,1074</text:p>
          </table:table-cell>
          <table:table-cell office:value-type="float" office:value="4.31868">
            <text:p>4,31868</text:p>
          </table:table-cell>
          <table:table-cell office:value-type="float" office:value="0.321694">
            <text:p>0,321694</text:p>
          </table:table-cell>
          <table:table-cell office:value-type="float" office:value="4.64037">
            <text:p>4,64037</text:p>
          </table:table-cell>
          <table:table-cell office:value-type="float" office:value="5.69489">
            <text:p>5,69489</text:p>
          </table:table-cell>
          <table:table-cell office:value-type="float" office:value="0.328732">
            <text:p>0,328732</text:p>
          </table:table-cell>
          <table:table-cell office:value-type="float" office:value="6.02362">
            <text:p>6,02362</text:p>
          </table:table-cell>
        </table:table-row>
        <table:table-row table:style-name="ro1">
          <table:table-cell office:value-type="float" office:value="4.01135">
            <text:p>4,01135</text:p>
          </table:table-cell>
          <table:table-cell office:value-type="float" office:value="0.784441">
            <text:p>0,784441</text:p>
          </table:table-cell>
          <table:table-cell office:value-type="float" office:value="4.79579">
            <text:p>4,79579</text:p>
          </table:table-cell>
          <table:table-cell office:value-type="float" office:value="40.5024">
            <text:p>40,5024</text:p>
          </table:table-cell>
          <table:table-cell office:value-type="float" office:value="1.66741">
            <text:p>1,66741</text:p>
          </table:table-cell>
          <table:table-cell office:value-type="float" office:value="42.1698">
            <text:p>42,1698</text:p>
          </table:table-cell>
          <table:table-cell office:value-type="float" office:value="0.0454536">
            <text:p>0,0454536</text:p>
          </table:table-cell>
          <table:table-cell office:value-type="float" office:value="0.255713">
            <text:p>0,255713</text:p>
          </table:table-cell>
          <table:table-cell office:value-type="float" office:value="0.301167">
            <text:p>0,301167</text:p>
          </table:table-cell>
          <table:table-cell office:value-type="float" office:value="36.9409">
            <text:p>36,9409</text:p>
          </table:table-cell>
          <table:table-cell office:value-type="float" office:value="0.570369">
            <text:p>0,570369</text:p>
          </table:table-cell>
          <table:table-cell office:value-type="float" office:value="37.5112">
            <text:p>37,5112</text:p>
          </table:table-cell>
          <table:table-cell office:value-type="float" office:value="33.3846">
            <text:p>33,3846</text:p>
          </table:table-cell>
          <table:table-cell office:value-type="float" office:value="0.574181">
            <text:p>0,574181</text:p>
          </table:table-cell>
          <table:table-cell office:value-type="float" office:value="33.9588">
            <text:p>33,9588</text:p>
          </table:table-cell>
          <table:table-cell office:value-type="float" office:value="57.7636">
            <text:p>57,7636</text:p>
          </table:table-cell>
          <table:table-cell office:value-type="float" office:value="1.02608">
            <text:p>1,02608</text:p>
          </table:table-cell>
          <table:table-cell office:value-type="float" office:value="58.7897">
            <text:p>58,7897</text:p>
          </table:table-cell>
          <table:table-cell office:value-type="float" office:value="35.3843">
            <text:p>35,3843</text:p>
          </table:table-cell>
          <table:table-cell office:value-type="float" office:value="1.1771">
            <text:p>1,1771</text:p>
          </table:table-cell>
          <table:table-cell office:value-type="float" office:value="36.5614">
            <text:p>36,5614</text:p>
          </table:table-cell>
          <table:table-cell office:value-type="float" office:value="4.0656">
            <text:p>4,0656</text:p>
          </table:table-cell>
          <table:table-cell office:value-type="float" office:value="0.343688">
            <text:p>0,343688</text:p>
          </table:table-cell>
          <table:table-cell office:value-type="float" office:value="4.40929">
            <text:p>4,40929</text:p>
          </table:table-cell>
          <table:table-cell office:value-type="float" office:value="5.73331">
            <text:p>5,73331</text:p>
          </table:table-cell>
          <table:table-cell office:value-type="float" office:value="0.363335">
            <text:p>0,363335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2.56798">
            <text:p>2,56798</text:p>
          </table:table-cell>
          <table:table-cell office:value-type="float" office:value="0.323453">
            <text:p>0,323453</text:p>
          </table:table-cell>
          <table:table-cell office:value-type="float" office:value="2.89143">
            <text:p>2,89143</text:p>
          </table:table-cell>
          <table:table-cell office:value-type="float" office:value="37.4863">
            <text:p>37,4863</text:p>
          </table:table-cell>
          <table:table-cell office:value-type="float" office:value="0.57946">
            <text:p>0,57946</text:p>
          </table:table-cell>
          <table:table-cell office:value-type="float" office:value="38.0658">
            <text:p>38,0658</text:p>
          </table:table-cell>
          <table:table-cell office:value-type="float" office:value="0.0407616">
            <text:p>0,0407616</text:p>
          </table:table-cell>
          <table:table-cell office:value-type="float" office:value="0.197943">
            <text:p>0,197943</text:p>
          </table:table-cell>
          <table:table-cell office:value-type="float" office:value="0.238705">
            <text:p>0,238705</text:p>
          </table:table-cell>
          <table:table-cell office:value-type="float" office:value="19.3409">
            <text:p>19,3409</text:p>
          </table:table-cell>
          <table:table-cell office:value-type="float" office:value="0.442806">
            <text:p>0,442806</text:p>
          </table:table-cell>
          <table:table-cell office:value-type="float" office:value="19.7837">
            <text:p>19,7837</text:p>
          </table:table-cell>
          <table:table-cell office:value-type="float" office:value="33.8873">
            <text:p>33,8873</text:p>
          </table:table-cell>
          <table:table-cell office:value-type="float" office:value="0.811126">
            <text:p>0,811126</text:p>
          </table:table-cell>
          <table:table-cell office:value-type="float" office:value="34.6984">
            <text:p>34,6984</text:p>
          </table:table-cell>
          <table:table-cell office:value-type="float" office:value="57.6583">
            <text:p>57,6583</text:p>
          </table:table-cell>
          <table:table-cell office:value-type="float" office:value="0.916696">
            <text:p>0,916696</text:p>
          </table:table-cell>
          <table:table-cell office:value-type="float" office:value="58.575">
            <text:p>58,575</text:p>
          </table:table-cell>
          <table:table-cell office:value-type="float" office:value="35.4597">
            <text:p>35,4597</text:p>
          </table:table-cell>
          <table:table-cell office:value-type="float" office:value="0.687669">
            <text:p>0,687669</text:p>
          </table:table-cell>
          <table:table-cell office:value-type="float" office:value="36.1473">
            <text:p>36,1473</text:p>
          </table:table-cell>
          <table:table-cell office:value-type="float" office:value="4.1439">
            <text:p>4,1439</text:p>
          </table:table-cell>
          <table:table-cell office:value-type="float" office:value="0.36011">
            <text:p>0,36011</text:p>
          </table:table-cell>
          <table:table-cell office:value-type="float" office:value="4.50401">
            <text:p>4,50401</text:p>
          </table:table-cell>
          <table:table-cell office:value-type="float" office:value="5.82949">
            <text:p>5,82949</text:p>
          </table:table-cell>
          <table:table-cell office:value-type="float" office:value="0.370373">
            <text:p>0,370373</text:p>
          </table:table-cell>
          <table:table-cell office:value-type="float" office:value="6.19987">
            <text:p>6,19987</text:p>
          </table:table-cell>
        </table:table-row>
        <table:table-row table:style-name="ro1">
          <table:table-cell office:value-type="float" office:value="2.47267">
            <text:p>2,47267</text:p>
          </table:table-cell>
          <table:table-cell office:value-type="float" office:value="0.320814">
            <text:p>0,320814</text:p>
          </table:table-cell>
          <table:table-cell office:value-type="float" office:value="2.79349">
            <text:p>2,79349</text:p>
          </table:table-cell>
          <table:table-cell office:value-type="float" office:value="37.5617">
            <text:p>37,5617</text:p>
          </table:table-cell>
          <table:table-cell office:value-type="float" office:value="0.588257">
            <text:p>0,588257</text:p>
          </table:table-cell>
          <table:table-cell office:value-type="float" office:value="38.1499">
            <text:p>38,1499</text:p>
          </table:table-cell>
          <table:table-cell office:value-type="float" office:value="0.0422278">
            <text:p>0,0422278</text:p>
          </table:table-cell>
          <table:table-cell office:value-type="float" office:value="0.263337">
            <text:p>0,263337</text:p>
          </table:table-cell>
          <table:table-cell office:value-type="float" office:value="0.305565">
            <text:p>0,305565</text:p>
          </table:table-cell>
          <table:table-cell office:value-type="float" office:value="23.8529">
            <text:p>23,8529</text:p>
          </table:table-cell>
          <table:table-cell office:value-type="float" office:value="0.446618">
            <text:p>0,446618</text:p>
          </table:table-cell>
          <table:table-cell office:value-type="float" office:value="24.2995">
            <text:p>24,2995</text:p>
          </table:table-cell>
          <table:table-cell office:value-type="float" office:value="25.2824">
            <text:p>25,2824</text:p>
          </table:table-cell>
          <table:table-cell office:value-type="float" office:value="0.691774">
            <text:p>0,691774</text:p>
          </table:table-cell>
          <table:table-cell office:value-type="float" office:value="25.9742">
            <text:p>25,9742</text:p>
          </table:table-cell>
          <table:table-cell office:value-type="float" office:value="53.5229">
            <text:p>53,5229</text:p>
          </table:table-cell>
          <table:table-cell office:value-type="float" office:value="1.94805">
            <text:p>1,94805</text:p>
          </table:table-cell>
          <table:table-cell office:value-type="float" office:value="55.471">
            <text:p>55,471</text:p>
          </table:table-cell>
          <table:table-cell office:value-type="float" office:value="43.4973">
            <text:p>43,4973</text:p>
          </table:table-cell>
          <table:table-cell office:value-type="float" office:value="1.34425">
            <text:p>1,34425</text:p>
          </table:table-cell>
          <table:table-cell office:value-type="float" office:value="44.8416">
            <text:p>44,8416</text:p>
          </table:table-cell>
          <table:table-cell office:value-type="float" office:value="5.93389">
            <text:p>5,93389</text:p>
          </table:table-cell>
          <table:table-cell office:value-type="float" office:value="0.343101">
            <text:p>0,343101</text:p>
          </table:table-cell>
          <table:table-cell office:value-type="float" office:value="6.27699">
            <text:p>6,27699</text:p>
          </table:table-cell>
          <table:table-cell office:value-type="float" office:value="5.9248">
            <text:p>5,9248</text:p>
          </table:table-cell>
          <table:table-cell office:value-type="float" office:value="0.3475">
            <text:p>0,3475</text:p>
          </table:table-cell>
          <table:table-cell office:value-type="float" office:value="6.2723">
            <text:p>6,2723</text:p>
          </table:table-cell>
        </table:table-row>
        <table:table-row table:style-name="ro1">
          <table:table-cell office:value-type="float" office:value="2.82252">
            <text:p>2,82252</text:p>
          </table:table-cell>
          <table:table-cell office:value-type="float" office:value="0.328732">
            <text:p>0,328732</text:p>
          </table:table-cell>
          <table:table-cell office:value-type="float" office:value="3.15125">
            <text:p>3,15125</text:p>
          </table:table-cell>
          <table:table-cell office:value-type="float" office:value="46.9808">
            <text:p>46,9808</text:p>
          </table:table-cell>
          <table:table-cell office:value-type="float" office:value="0.661863">
            <text:p>0,661863</text:p>
          </table:table-cell>
          <table:table-cell office:value-type="float" office:value="47.6427">
            <text:p>47,6427</text:p>
          </table:table-cell>
          <table:table-cell office:value-type="float" office:value="0.0445738">
            <text:p>0,0445738</text:p>
          </table:table-cell>
          <table:table-cell office:value-type="float" office:value="0.262164">
            <text:p>0,262164</text:p>
          </table:table-cell>
          <table:table-cell office:value-type="float" office:value="0.306738">
            <text:p>0,306738</text:p>
          </table:table-cell>
          <table:table-cell office:value-type="float" office:value="25.993">
            <text:p>25,993</text:p>
          </table:table-cell>
          <table:table-cell office:value-type="float" office:value="0.616996">
            <text:p>0,616996</text:p>
          </table:table-cell>
          <table:table-cell office:value-type="float" office:value="26.61">
            <text:p>26,61</text:p>
          </table:table-cell>
          <table:table-cell office:value-type="float" office:value="26.4584">
            <text:p>26,4584</text:p>
          </table:table-cell>
          <table:table-cell office:value-type="float" office:value="0.619048">
            <text:p>0,619048</text:p>
          </table:table-cell>
          <table:table-cell office:value-type="float" office:value="27.0774">
            <text:p>27,0774</text:p>
          </table:table-cell>
          <table:table-cell office:value-type="float" office:value="45.3574">
            <text:p>45,3574</text:p>
          </table:table-cell>
          <table:table-cell office:value-type="float" office:value="0.922268">
            <text:p>0,922268</text:p>
          </table:table-cell>
          <table:table-cell office:value-type="float" office:value="46.2797">
            <text:p>46,2797</text:p>
          </table:table-cell>
          <table:table-cell office:value-type="float" office:value="40.7094">
            <text:p>40,7094</text:p>
          </table:table-cell>
          <table:table-cell office:value-type="float" office:value="0.710542">
            <text:p>0,710542</text:p>
          </table:table-cell>
          <table:table-cell office:value-type="float" office:value="41.4199">
            <text:p>41,4199</text:p>
          </table:table-cell>
          <table:table-cell office:value-type="float" office:value="11.498">
            <text:p>11,498</text:p>
          </table:table-cell>
          <table:table-cell office:value-type="float" office:value="1.35862">
            <text:p>1,35862</text:p>
          </table:table-cell>
          <table:table-cell office:value-type="float" office:value="12.8566">
            <text:p>12,8566</text:p>
          </table:table-cell>
          <table:table-cell office:value-type="float" office:value="5.62598">
            <text:p>5,62598</text:p>
          </table:table-cell>
          <table:table-cell office:value-type="float" office:value="0.368907">
            <text:p>0,368907</text:p>
          </table:table-cell>
          <table:table-cell office:value-type="float" office:value="5.99489">
            <text:p>5,99489</text:p>
          </table:table-cell>
        </table:table-row>
        <table:table-row table:style-name="ro1">
          <table:table-cell office:value-type="float" office:value="2.54599">
            <text:p>2,54599</text:p>
          </table:table-cell>
          <table:table-cell office:value-type="float" office:value="0.641335">
            <text:p>0,641335</text:p>
          </table:table-cell>
          <table:table-cell office:value-type="float" office:value="3.18732">
            <text:p>3,18732</text:p>
          </table:table-cell>
          <table:table-cell office:value-type="float" office:value="38.6517">
            <text:p>38,6517</text:p>
          </table:table-cell>
          <table:table-cell office:value-type="float" office:value="1.12168">
            <text:p>1,12168</text:p>
          </table:table-cell>
          <table:table-cell office:value-type="float" office:value="39.7733">
            <text:p>39,7733</text:p>
          </table:table-cell>
          <table:table-cell office:value-type="float" office:value="0.0955991">
            <text:p>0,0955991</text:p>
          </table:table-cell>
          <table:table-cell office:value-type="float" office:value="0.407616">
            <text:p>0,407616</text:p>
          </table:table-cell>
          <table:table-cell office:value-type="float" office:value="0.503215">
            <text:p>0,503215</text:p>
          </table:table-cell>
          <table:table-cell office:value-type="float" office:value="24.7587">
            <text:p>24,7587</text:p>
          </table:table-cell>
          <table:table-cell office:value-type="float" office:value="0.516411">
            <text:p>0,516411</text:p>
          </table:table-cell>
          <table:table-cell office:value-type="float" office:value="25.2751">
            <text:p>25,2751</text:p>
          </table:table-cell>
          <table:table-cell office:value-type="float" office:value="31.941">
            <text:p>31,941</text:p>
          </table:table-cell>
          <table:table-cell office:value-type="float" office:value="1.21757">
            <text:p>1,21757</text:p>
          </table:table-cell>
          <table:table-cell office:value-type="float" office:value="33.1585">
            <text:p>33,1585</text:p>
          </table:table-cell>
          <table:table-cell office:value-type="float" office:value="86.6808">
            <text:p>86,6808</text:p>
          </table:table-cell>
          <table:table-cell office:value-type="float" office:value="0.90262">
            <text:p>0,90262</text:p>
          </table:table-cell>
          <table:table-cell office:value-type="float" office:value="87.5835">
            <text:p>87,5835</text:p>
          </table:table-cell>
          <table:table-cell office:value-type="float" office:value="35.9852">
            <text:p>35,9852</text:p>
          </table:table-cell>
          <table:table-cell office:value-type="float" office:value="0.687082">
            <text:p>0,687082</text:p>
          </table:table-cell>
          <table:table-cell office:value-type="float" office:value="36.6722">
            <text:p>36,6722</text:p>
          </table:table-cell>
          <table:table-cell office:value-type="float" office:value="4.50518">
            <text:p>4,50518</text:p>
          </table:table-cell>
          <table:table-cell office:value-type="float" office:value="0.638989">
            <text:p>0,638989</text:p>
          </table:table-cell>
          <table:table-cell office:value-type="float" office:value="5.14417">
            <text:p>5,14417</text:p>
          </table:table-cell>
          <table:table-cell office:value-type="float" office:value="7.29544">
            <text:p>7,29544</text:p>
          </table:table-cell>
          <table:table-cell office:value-type="float" office:value="0.337529">
            <text:p>0,337529</text:p>
          </table:table-cell>
          <table:table-cell office:value-type="float" office:value="7.63297">
            <text:p>7,63297</text:p>
          </table:table-cell>
        </table:table-row>
        <table:table-row table:style-name="ro1">
          <table:table-cell office:value-type="float" office:value="2.59643">
            <text:p>2,59643</text:p>
          </table:table-cell>
          <table:table-cell office:value-type="float" office:value="0.32404">
            <text:p>0,32404</text:p>
          </table:table-cell>
          <table:table-cell office:value-type="float" office:value="2.92047">
            <text:p>2,92047</text:p>
          </table:table-cell>
          <table:table-cell office:value-type="float" office:value="52.6297">
            <text:p>52,6297</text:p>
          </table:table-cell>
          <table:table-cell office:value-type="float" office:value="0.918749">
            <text:p>0,918749</text:p>
          </table:table-cell>
          <table:table-cell office:value-type="float" office:value="53.5484">
            <text:p>53,5484</text:p>
          </table:table-cell>
          <table:table-cell office:value-type="float" office:value="0.0615823">
            <text:p>0,0615823</text:p>
          </table:table-cell>
          <table:table-cell office:value-type="float" office:value="0.338702">
            <text:p>0,338702</text:p>
          </table:table-cell>
          <table:table-cell office:value-type="float" office:value="0.400285">
            <text:p>0,400285</text:p>
          </table:table-cell>
          <table:table-cell office:value-type="float" office:value="23.7259">
            <text:p>23,7259</text:p>
          </table:table-cell>
          <table:table-cell office:value-type="float" office:value="0.759808">
            <text:p>0,759808</text:p>
          </table:table-cell>
          <table:table-cell office:value-type="float" office:value="24.4857">
            <text:p>24,4857</text:p>
          </table:table-cell>
          <table:table-cell office:value-type="float" office:value="26.659">
            <text:p>26,659</text:p>
          </table:table-cell>
          <table:table-cell office:value-type="float" office:value="0.621101">
            <text:p>0,621101</text:p>
          </table:table-cell>
          <table:table-cell office:value-type="float" office:value="27.2801">
            <text:p>27,2801</text:p>
          </table:table-cell>
          <table:table-cell office:value-type="float" office:value="59.311">
            <text:p>59,311</text:p>
          </table:table-cell>
          <table:table-cell office:value-type="float" office:value="0.854234">
            <text:p>0,854234</text:p>
          </table:table-cell>
          <table:table-cell office:value-type="float" office:value="60.1653">
            <text:p>60,1653</text:p>
          </table:table-cell>
          <table:table-cell office:value-type="float" office:value="35.2981">
            <text:p>35,2981</text:p>
          </table:table-cell>
          <table:table-cell office:value-type="float" office:value="0.704384">
            <text:p>0,704384</text:p>
          </table:table-cell>
          <table:table-cell office:value-type="float" office:value="36.0025">
            <text:p>36,0025</text:p>
          </table:table-cell>
          <table:table-cell office:value-type="float" office:value="6.97492">
            <text:p>6,97492</text:p>
          </table:table-cell>
          <table:table-cell office:value-type="float" office:value="0.330198">
            <text:p>0,330198</text:p>
          </table:table-cell>
          <table:table-cell office:value-type="float" office:value="7.30512">
            <text:p>7,30512</text:p>
          </table:table-cell>
          <table:table-cell office:value-type="float" office:value="6.35558">
            <text:p>6,35558</text:p>
          </table:table-cell>
          <table:table-cell office:value-type="float" office:value="0.385622">
            <text:p>0,385622</text:p>
          </table:table-cell>
          <table:table-cell office:value-type="float" office:value="6.7412">
            <text:p>6,7412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423451">
            <text:p>0,423451</text:p>
          </table:table-cell>
          <table:table-cell office:value-type="float" office:value="3.02222">
            <text:p>3,02222</text:p>
          </table:table-cell>
          <table:table-cell office:value-type="float" office:value="45.6882">
            <text:p>45,6882</text:p>
          </table:table-cell>
          <table:table-cell office:value-type="float" office:value="0.656877">
            <text:p>0,656877</text:p>
          </table:table-cell>
          <table:table-cell office:value-type="float" office:value="46.345">
            <text:p>46,345</text:p>
          </table:table-cell>
          <table:table-cell office:value-type="float" office:value="0.0580633">
            <text:p>0,0580633</text:p>
          </table:table-cell>
          <table:table-cell office:value-type="float" office:value="0.252781">
            <text:p>0,252781</text:p>
          </table:table-cell>
          <table:table-cell office:value-type="float" office:value="0.310844">
            <text:p>0,310844</text:p>
          </table:table-cell>
          <table:table-cell office:value-type="float" office:value="19.4837">
            <text:p>19,4837</text:p>
          </table:table-cell>
          <table:table-cell office:value-type="float" office:value="0.502629">
            <text:p>0,502629</text:p>
          </table:table-cell>
          <table:table-cell office:value-type="float" office:value="19.9864">
            <text:p>19,9864</text:p>
          </table:table-cell>
          <table:table-cell office:value-type="float" office:value="23.4969">
            <text:p>23,4969</text:p>
          </table:table-cell>
          <table:table-cell office:value-type="float" office:value="0.563918">
            <text:p>0,563918</text:p>
          </table:table-cell>
          <table:table-cell office:value-type="float" office:value="24.0608">
            <text:p>24,0608</text:p>
          </table:table-cell>
          <table:table-cell office:value-type="float" office:value="44.6683">
            <text:p>44,6683</text:p>
          </table:table-cell>
          <table:table-cell office:value-type="float" office:value="0.88092">
            <text:p>0,88092</text:p>
          </table:table-cell>
          <table:table-cell office:value-type="float" office:value="45.5492">
            <text:p>45,5492</text:p>
          </table:table-cell>
          <table:table-cell office:value-type="float" office:value="35.3418">
            <text:p>35,3418</text:p>
          </table:table-cell>
          <table:table-cell office:value-type="float" office:value="0.675352">
            <text:p>0,675352</text:p>
          </table:table-cell>
          <table:table-cell office:value-type="float" office:value="36.0171">
            <text:p>36,0171</text:p>
          </table:table-cell>
          <table:table-cell office:value-type="float" office:value="4.11663">
            <text:p>4,11663</text:p>
          </table:table-cell>
          <table:table-cell office:value-type="float" office:value="0.33489">
            <text:p>0,33489</text:p>
          </table:table-cell>
          <table:table-cell office:value-type="float" office:value="4.45152">
            <text:p>4,45152</text:p>
          </table:table-cell>
          <table:table-cell office:value-type="float" office:value="5.9333">
            <text:p>5,9333</text:p>
          </table:table-cell>
          <table:table-cell office:value-type="float" office:value="0.478289">
            <text:p>0,478289</text:p>
          </table:table-cell>
          <table:table-cell office:value-type="float" office:value="6.41159">
            <text:p>6,41159</text:p>
          </table:table-cell>
        </table:table-row>
        <table:table-row table:style-name="ro1">
          <table:table-cell office:value-type="float" office:value="3.53599">
            <text:p>3,53599</text:p>
          </table:table-cell>
          <table:table-cell office:value-type="float" office:value="0.328439">
            <text:p>0,328439</text:p>
          </table:table-cell>
          <table:table-cell office:value-type="float" office:value="3.86443">
            <text:p>3,86443</text:p>
          </table:table-cell>
          <table:table-cell office:value-type="float" office:value="54.7032">
            <text:p>54,7032</text:p>
          </table:table-cell>
          <table:table-cell office:value-type="float" office:value="0.64632">
            <text:p>0,64632</text:p>
          </table:table-cell>
          <table:table-cell office:value-type="float" office:value="55.3495">
            <text:p>55,3495</text:p>
          </table:table-cell>
          <table:table-cell office:value-type="float" office:value="0.0428143">
            <text:p>0,0428143</text:p>
          </table:table-cell>
          <table:table-cell office:value-type="float" office:value="0.241051">
            <text:p>0,241051</text:p>
          </table:table-cell>
          <table:table-cell office:value-type="float" office:value="0.283865">
            <text:p>0,283865</text:p>
          </table:table-cell>
          <table:table-cell office:value-type="float" office:value="25.3209">
            <text:p>25,3209</text:p>
          </table:table-cell>
          <table:table-cell office:value-type="float" office:value="0.46304">
            <text:p>0,46304</text:p>
          </table:table-cell>
          <table:table-cell office:value-type="float" office:value="25.7839">
            <text:p>25,7839</text:p>
          </table:table-cell>
          <table:table-cell office:value-type="float" office:value="23.3634">
            <text:p>23,3634</text:p>
          </table:table-cell>
          <table:table-cell office:value-type="float" office:value="0.56861">
            <text:p>0,56861</text:p>
          </table:table-cell>
          <table:table-cell office:value-type="float" office:value="23.932">
            <text:p>23,932</text:p>
          </table:table-cell>
          <table:table-cell office:value-type="float" office:value="44.8216">
            <text:p>44,8216</text:p>
          </table:table-cell>
          <table:table-cell office:value-type="float" office:value="0.868603">
            <text:p>0,868603</text:p>
          </table:table-cell>
          <table:table-cell office:value-type="float" office:value="45.6902">
            <text:p>45,6902</text:p>
          </table:table-cell>
          <table:table-cell office:value-type="float" office:value="43.5665">
            <text:p>43,5665</text:p>
          </table:table-cell>
          <table:table-cell office:value-type="float" office:value="2.08265">
            <text:p>2,08265</text:p>
          </table:table-cell>
          <table:table-cell office:value-type="float" office:value="45.6492">
            <text:p>45,6492</text:p>
          </table:table-cell>
          <table:table-cell office:value-type="float" office:value="9.4693">
            <text:p>9,4693</text:p>
          </table:table-cell>
          <table:table-cell office:value-type="float" office:value="0.743093">
            <text:p>0,743093</text:p>
          </table:table-cell>
          <table:table-cell office:value-type="float" office:value="10.2124">
            <text:p>10,2124</text:p>
          </table:table-cell>
          <table:table-cell office:value-type="float" office:value="10.5901">
            <text:p>10,5901</text:p>
          </table:table-cell>
          <table:table-cell office:value-type="float" office:value="0.975639">
            <text:p>0,975639</text:p>
          </table:table-cell>
          <table:table-cell office:value-type="float" office:value="11.5657">
            <text:p>11,5657</text:p>
          </table:table-cell>
        </table:table-row>
        <table:table-row table:style-name="ro1">
          <table:table-cell office:value-type="float" office:value="4.91573">
            <text:p>4,91573</text:p>
          </table:table-cell>
          <table:table-cell office:value-type="float" office:value="0.632245">
            <text:p>0,632245</text:p>
          </table:table-cell>
          <table:table-cell office:value-type="float" office:value="5.54798">
            <text:p>5,54798</text:p>
          </table:table-cell>
          <table:table-cell office:value-type="float" office:value="46.9911">
            <text:p>46,9911</text:p>
          </table:table-cell>
          <table:table-cell office:value-type="float" office:value="0.641042">
            <text:p>0,641042</text:p>
          </table:table-cell>
          <table:table-cell office:value-type="float" office:value="47.6321">
            <text:p>47,6321</text:p>
          </table:table-cell>
          <table:table-cell office:value-type="float" office:value="0.0451603">
            <text:p>0,0451603</text:p>
          </table:table-cell>
          <table:table-cell office:value-type="float" office:value="0.254247">
            <text:p>0,254247</text:p>
          </table:table-cell>
          <table:table-cell office:value-type="float" office:value="0.299407">
            <text:p>0,299407</text:p>
          </table:table-cell>
          <table:table-cell office:value-type="float" office:value="34.2136">
            <text:p>34,2136</text:p>
          </table:table-cell>
          <table:table-cell office:value-type="float" office:value="2.00905">
            <text:p>2,00905</text:p>
          </table:table-cell>
          <table:table-cell office:value-type="float" office:value="36.2227">
            <text:p>36,2227</text:p>
          </table:table-cell>
          <table:table-cell office:value-type="float" office:value="31.8767">
            <text:p>31,8767</text:p>
          </table:table-cell>
          <table:table-cell office:value-type="float" office:value="0.731949">
            <text:p>0,731949</text:p>
          </table:table-cell>
          <table:table-cell office:value-type="float" office:value="32.6087">
            <text:p>32,6087</text:p>
          </table:table-cell>
          <table:table-cell office:value-type="float" office:value="49.0802">
            <text:p>49,0802</text:p>
          </table:table-cell>
          <table:table-cell office:value-type="float" office:value="2.31403">
            <text:p>2,31403</text:p>
          </table:table-cell>
          <table:table-cell office:value-type="float" office:value="51.3942">
            <text:p>51,3942</text:p>
          </table:table-cell>
          <table:table-cell office:value-type="float" office:value="37.6241">
            <text:p>37,6241</text:p>
          </table:table-cell>
          <table:table-cell office:value-type="float" office:value="0.715527">
            <text:p>0,715527</text:p>
          </table:table-cell>
          <table:table-cell office:value-type="float" office:value="38.3396">
            <text:p>38,3396</text:p>
          </table:table-cell>
          <table:table-cell office:value-type="float" office:value="4.16355">
            <text:p>4,16355</text:p>
          </table:table-cell>
          <table:table-cell office:value-type="float" office:value="0.337236">
            <text:p>0,337236</text:p>
          </table:table-cell>
          <table:table-cell office:value-type="float" office:value="4.50078">
            <text:p>4,50078</text:p>
          </table:table-cell>
          <table:table-cell office:value-type="float" office:value="5.74621">
            <text:p>5,74621</text:p>
          </table:table-cell>
          <table:table-cell office:value-type="float" office:value="0.342808">
            <text:p>0,342808</text:p>
          </table:table-cell>
          <table:table-cell office:value-type="float" office:value="6.08902">
            <text:p>6,08902</text:p>
          </table:table-cell>
        </table:table-row>
        <table:table-row table:style-name="ro1">
          <table:table-cell office:value-type="float" office:value="3.05771">
            <text:p>3,05771</text:p>
          </table:table-cell>
          <table:table-cell office:value-type="float" office:value="0.382397">
            <text:p>0,382397</text:p>
          </table:table-cell>
          <table:table-cell office:value-type="float" office:value="3.4401">
            <text:p>3,4401</text:p>
          </table:table-cell>
          <table:table-cell office:value-type="float" office:value="37.5356">
            <text:p>37,5356</text:p>
          </table:table-cell>
          <table:table-cell office:value-type="float" office:value="0.596175">
            <text:p>0,596175</text:p>
          </table:table-cell>
          <table:table-cell office:value-type="float" office:value="38.1317">
            <text:p>38,1317</text:p>
          </table:table-cell>
          <table:table-cell office:value-type="float" office:value="0.0709662">
            <text:p>0,0709662</text:p>
          </table:table-cell>
          <table:table-cell office:value-type="float" office:value="0.819631">
            <text:p>0,819631</text:p>
          </table:table-cell>
          <table:table-cell office:value-type="float" office:value="0.890597">
            <text:p>0,890597</text:p>
          </table:table-cell>
          <table:table-cell office:value-type="float" office:value="19.3741">
            <text:p>19,3741</text:p>
          </table:table-cell>
          <table:table-cell office:value-type="float" office:value="0.471544">
            <text:p>0,471544</text:p>
          </table:table-cell>
          <table:table-cell office:value-type="float" office:value="19.8456">
            <text:p>19,8456</text:p>
          </table:table-cell>
          <table:table-cell office:value-type="float" office:value="23.3775">
            <text:p>23,3775</text:p>
          </table:table-cell>
          <table:table-cell office:value-type="float" office:value="0.557466">
            <text:p>0,557466</text:p>
          </table:table-cell>
          <table:table-cell office:value-type="float" office:value="23.935">
            <text:p>23,935</text:p>
          </table:table-cell>
          <table:table-cell office:value-type="float" office:value="44.0856">
            <text:p>44,0856</text:p>
          </table:table-cell>
          <table:table-cell office:value-type="float" office:value="0.849249">
            <text:p>0,849249</text:p>
          </table:table-cell>
          <table:table-cell office:value-type="float" office:value="44.9348">
            <text:p>44,9348</text:p>
          </table:table-cell>
          <table:table-cell office:value-type="float" office:value="49.1239">
            <text:p>49,1239</text:p>
          </table:table-cell>
          <table:table-cell office:value-type="float" office:value="0.738694">
            <text:p>0,738694</text:p>
          </table:table-cell>
          <table:table-cell office:value-type="float" office:value="49.8626">
            <text:p>49,8626</text:p>
          </table:table-cell>
          <table:table-cell office:value-type="float" office:value="4.08701">
            <text:p>4,08701</text:p>
          </table:table-cell>
          <table:table-cell office:value-type="float" office:value="0.319934">
            <text:p>0,319934</text:p>
          </table:table-cell>
          <table:table-cell office:value-type="float" office:value="4.40694">
            <text:p>4,40694</text:p>
          </table:table-cell>
          <table:table-cell office:value-type="float" office:value="11.0728">
            <text:p>11,0728</text:p>
          </table:table-cell>
          <table:table-cell office:value-type="float" office:value="0.692067">
            <text:p>0,692067</text:p>
          </table:table-cell>
          <table:table-cell office:value-type="float" office:value="11.7649">
            <text:p>11,7649</text:p>
          </table:table-cell>
        </table:table-row>
        <table:table-row table:style-name="ro1">
          <table:table-cell office:value-type="float" office:value="4.85327">
            <text:p>4,85327</text:p>
          </table:table-cell>
          <table:table-cell office:value-type="float" office:value="0.653652">
            <text:p>0,653652</text:p>
          </table:table-cell>
          <table:table-cell office:value-type="float" office:value="5.50692">
            <text:p>5,50692</text:p>
          </table:table-cell>
          <table:table-cell office:value-type="float" office:value="39.3317">
            <text:p>39,3317</text:p>
          </table:table-cell>
          <table:table-cell office:value-type="float" office:value="0.893529">
            <text:p>0,893529</text:p>
          </table:table-cell>
          <table:table-cell office:value-type="float" office:value="40.2252">
            <text:p>40,2252</text:p>
          </table:table-cell>
          <table:table-cell office:value-type="float" office:value="0.129323">
            <text:p>0,129323</text:p>
          </table:table-cell>
          <table:table-cell office:value-type="float" office:value="0.564211">
            <text:p>0,564211</text:p>
          </table:table-cell>
          <table:table-cell office:value-type="float" office:value="0.693534">
            <text:p>0,693534</text:p>
          </table:table-cell>
          <table:table-cell office:value-type="float" office:value="23.028">
            <text:p>23,028</text:p>
          </table:table-cell>
          <table:table-cell office:value-type="float" office:value="0.499989">
            <text:p>0,499989</text:p>
          </table:table-cell>
          <table:table-cell office:value-type="float" office:value="23.5279">
            <text:p>23,5279</text:p>
          </table:table-cell>
          <table:table-cell office:value-type="float" office:value="36.8444">
            <text:p>36,8444</text:p>
          </table:table-cell>
          <table:table-cell office:value-type="float" office:value="0.599694">
            <text:p>0,599694</text:p>
          </table:table-cell>
          <table:table-cell office:value-type="float" office:value="37.4441">
            <text:p>37,4441</text:p>
          </table:table-cell>
          <table:table-cell office:value-type="float" office:value="48.1125">
            <text:p>48,1125</text:p>
          </table:table-cell>
          <table:table-cell office:value-type="float" office:value="0.902913">
            <text:p>0,902913</text:p>
          </table:table-cell>
          <table:table-cell office:value-type="float" office:value="49.0154">
            <text:p>49,0154</text:p>
          </table:table-cell>
          <table:table-cell office:value-type="float" office:value="54.5768">
            <text:p>54,5768</text:p>
          </table:table-cell>
          <table:table-cell office:value-type="float" office:value="1.17094">
            <text:p>1,17094</text:p>
          </table:table-cell>
          <table:table-cell office:value-type="float" office:value="55.7478">
            <text:p>55,7478</text:p>
          </table:table-cell>
          <table:table-cell office:value-type="float" office:value="4.92775">
            <text:p>4,92775</text:p>
          </table:table-cell>
          <table:table-cell office:value-type="float" office:value="0.941622">
            <text:p>0,941622</text:p>
          </table:table-cell>
          <table:table-cell office:value-type="float" office:value="5.86938">
            <text:p>5,86938</text:p>
          </table:table-cell>
          <table:table-cell office:value-type="float" office:value="8.22944">
            <text:p>8,22944</text:p>
          </table:table-cell>
          <table:table-cell office:value-type="float" office:value="0.411135">
            <text:p>0,411135</text:p>
          </table:table-cell>
          <table:table-cell office:value-type="float" office:value="8.64058">
            <text:p>8,64058</text:p>
          </table:table-cell>
        </table:table-row>
        <table:table-row table:style-name="ro1">
          <table:table-cell office:value-type="float" office:value="3.15272">
            <text:p>3,15272</text:p>
          </table:table-cell>
          <table:table-cell office:value-type="float" office:value="0.697346">
            <text:p>0,697346</text:p>
          </table:table-cell>
          <table:table-cell office:value-type="float" office:value="3.85006">
            <text:p>3,85006</text:p>
          </table:table-cell>
          <table:table-cell office:value-type="float" office:value="47.9913">
            <text:p>47,9913</text:p>
          </table:table-cell>
          <table:table-cell office:value-type="float" office:value="0.593829">
            <text:p>0,593829</text:p>
          </table:table-cell>
          <table:table-cell office:value-type="float" office:value="48.5852">
            <text:p>48,5852</text:p>
          </table:table-cell>
          <table:table-cell office:value-type="float" office:value="0.0413481">
            <text:p>0,0413481</text:p>
          </table:table-cell>
          <table:table-cell office:value-type="float" office:value="0.524915">
            <text:p>0,524915</text:p>
          </table:table-cell>
          <table:table-cell office:value-type="float" office:value="0.566264">
            <text:p>0,566264</text:p>
          </table:table-cell>
          <table:table-cell office:value-type="float" office:value="25.0379">
            <text:p>25,0379</text:p>
          </table:table-cell>
          <table:table-cell office:value-type="float" office:value="0.507907">
            <text:p>0,507907</text:p>
          </table:table-cell>
          <table:table-cell office:value-type="float" office:value="25.5458">
            <text:p>25,5458</text:p>
          </table:table-cell>
          <table:table-cell office:value-type="float" office:value="23.547">
            <text:p>23,547</text:p>
          </table:table-cell>
          <table:table-cell office:value-type="float" office:value="0.997926">
            <text:p>0,997926</text:p>
          </table:table-cell>
          <table:table-cell office:value-type="float" office:value="24.5449">
            <text:p>24,5449</text:p>
          </table:table-cell>
          <table:table-cell office:value-type="float" office:value="51.9792">
            <text:p>51,9792</text:p>
          </table:table-cell>
          <table:table-cell office:value-type="float" office:value="0.910538">
            <text:p>0,910538</text:p>
          </table:table-cell>
          <table:table-cell office:value-type="float" office:value="52.8898">
            <text:p>52,8898</text:p>
          </table:table-cell>
          <table:table-cell office:value-type="float" office:value="41.5965">
            <text:p>41,5965</text:p>
          </table:table-cell>
          <table:table-cell office:value-type="float" office:value="0.687962">
            <text:p>0,687962</text:p>
          </table:table-cell>
          <table:table-cell office:value-type="float" office:value="42.2844">
            <text:p>42,2844</text:p>
          </table:table-cell>
          <table:table-cell office:value-type="float" office:value="4.12777">
            <text:p>4,12777</text:p>
          </table:table-cell>
          <table:table-cell office:value-type="float" office:value="0.358937">
            <text:p>0,358937</text:p>
          </table:table-cell>
          <table:table-cell office:value-type="float" office:value="4.48671">
            <text:p>4,48671</text:p>
          </table:table-cell>
          <table:table-cell office:value-type="float" office:value="6.00926">
            <text:p>6,00926</text:p>
          </table:table-cell>
          <table:table-cell office:value-type="float" office:value="0.334304">
            <text:p>0,334304</text:p>
          </table:table-cell>
          <table:table-cell office:value-type="float" office:value="6.34356">
            <text:p>6,34356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20228">
            <text:p>0,320228</text:p>
          </table:table-cell>
          <table:table-cell office:value-type="float" office:value="2.87765">
            <text:p>2,87765</text:p>
          </table:table-cell>
          <table:table-cell office:value-type="float" office:value="37.8033">
            <text:p>37,8033</text:p>
          </table:table-cell>
          <table:table-cell office:value-type="float" office:value="0.563918">
            <text:p>0,563918</text:p>
          </table:table-cell>
          <table:table-cell office:value-type="float" office:value="38.3672">
            <text:p>38,3672</text:p>
          </table:table-cell>
          <table:table-cell office:value-type="float" office:value="0.0407616">
            <text:p>0,0407616</text:p>
          </table:table-cell>
          <table:table-cell office:value-type="float" office:value="0.183574">
            <text:p>0,183574</text:p>
          </table:table-cell>
          <table:table-cell office:value-type="float" office:value="0.224335">
            <text:p>0,224335</text:p>
          </table:table-cell>
          <table:table-cell office:value-type="float" office:value="19.5884">
            <text:p>19,5884</text:p>
          </table:table-cell>
          <table:table-cell office:value-type="float" office:value="0.463333">
            <text:p>0,463333</text:p>
          </table:table-cell>
          <table:table-cell office:value-type="float" office:value="20.0518">
            <text:p>20,0518</text:p>
          </table:table-cell>
          <table:table-cell office:value-type="float" office:value="23.3661">
            <text:p>23,3661</text:p>
          </table:table-cell>
          <table:table-cell office:value-type="float" office:value="1.10115">
            <text:p>1,10115</text:p>
          </table:table-cell>
          <table:table-cell office:value-type="float" office:value="24.4672">
            <text:p>24,4672</text:p>
          </table:table-cell>
          <table:table-cell office:value-type="float" office:value="58.5891">
            <text:p>58,5891</text:p>
          </table:table-cell>
          <table:table-cell office:value-type="float" office:value="0.877987">
            <text:p>0,877987</text:p>
          </table:table-cell>
          <table:table-cell office:value-type="float" office:value="59.4671">
            <text:p>59,4671</text:p>
          </table:table-cell>
          <table:table-cell office:value-type="float" office:value="40.3343">
            <text:p>40,3343</text:p>
          </table:table-cell>
          <table:table-cell office:value-type="float" office:value="1.05188">
            <text:p>1,05188</text:p>
          </table:table-cell>
          <table:table-cell office:value-type="float" office:value="41.3862">
            <text:p>41,3862</text:p>
          </table:table-cell>
          <table:table-cell office:value-type="float" office:value="4.63744">
            <text:p>4,63744</text:p>
          </table:table-cell>
          <table:table-cell office:value-type="float" office:value="0.32492">
            <text:p>0,32492</text:p>
          </table:table-cell>
          <table:table-cell office:value-type="float" office:value="4.96236">
            <text:p>4,96236</text:p>
          </table:table-cell>
          <table:table-cell office:value-type="float" office:value="5.71806">
            <text:p>5,71806</text:p>
          </table:table-cell>
          <table:table-cell office:value-type="float" office:value="0.341342">
            <text:p>0,341342</text:p>
          </table:table-cell>
          <table:table-cell office:value-type="float" office:value="6.0594">
            <text:p>6,0594</text:p>
          </table:table-cell>
        </table:table-row>
        <table:table-row table:style-name="ro1">
          <table:table-cell office:value-type="float" office:value="2.66153">
            <text:p>2,66153</text:p>
          </table:table-cell>
          <table:table-cell office:value-type="float" office:value="0.358937">
            <text:p>0,358937</text:p>
          </table:table-cell>
          <table:table-cell office:value-type="float" office:value="3.02046">
            <text:p>3,02046</text:p>
          </table:table-cell>
          <table:table-cell office:value-type="float" office:value="37.854">
            <text:p>37,854</text:p>
          </table:table-cell>
          <table:table-cell office:value-type="float" office:value="0.58943">
            <text:p>0,58943</text:p>
          </table:table-cell>
          <table:table-cell office:value-type="float" office:value="38.4435">
            <text:p>38,4435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19.2494">
            <text:p>19,2494</text:p>
          </table:table-cell>
          <table:table-cell office:value-type="float" office:value="0.494711">
            <text:p>0,494711</text:p>
          </table:table-cell>
          <table:table-cell office:value-type="float" office:value="19.7442">
            <text:p>19,7442</text:p>
          </table:table-cell>
          <table:table-cell office:value-type="float" office:value="26.3581">
            <text:p>26,3581</text:p>
          </table:table-cell>
          <table:table-cell office:value-type="float" office:value="0.735468">
            <text:p>0,735468</text:p>
          </table:table-cell>
          <table:table-cell office:value-type="float" office:value="27.0936">
            <text:p>27,0936</text:p>
          </table:table-cell>
          <table:table-cell office:value-type="float" office:value="53.6977">
            <text:p>53,6977</text:p>
          </table:table-cell>
          <table:table-cell office:value-type="float" office:value="0.977398">
            <text:p>0,977398</text:p>
          </table:table-cell>
          <table:table-cell office:value-type="float" office:value="54.6751">
            <text:p>54,6751</text:p>
          </table:table-cell>
          <table:table-cell office:value-type="float" office:value="37.5778">
            <text:p>37,5778</text:p>
          </table:table-cell>
          <table:table-cell office:value-type="float" office:value="0.744559">
            <text:p>0,744559</text:p>
          </table:table-cell>
          <table:table-cell office:value-type="float" office:value="38.3223">
            <text:p>38,3223</text:p>
          </table:table-cell>
          <table:table-cell office:value-type="float" office:value="4.15504">
            <text:p>4,15504</text:p>
          </table:table-cell>
          <table:table-cell office:value-type="float" office:value="0.344274">
            <text:p>0,344274</text:p>
          </table:table-cell>
          <table:table-cell office:value-type="float" office:value="4.49932">
            <text:p>4,49932</text:p>
          </table:table-cell>
          <table:table-cell office:value-type="float" office:value="6.09049">
            <text:p>6,09049</text:p>
          </table:table-cell>
          <table:table-cell office:value-type="float" office:value="0.33577">
            <text:p>0,33577</text:p>
          </table:table-cell>
          <table:table-cell office:value-type="float" office:value="6.42626">
            <text:p>6,42626</text:p>
          </table:table-cell>
        </table:table-row>
        <table:table-row table:style-name="ro1">
          <table:table-cell office:value-type="float" office:value="2.4976">
            <text:p>2,4976</text:p>
          </table:table-cell>
          <table:table-cell office:value-type="float" office:value="0.344567">
            <text:p>0,344567</text:p>
          </table:table-cell>
          <table:table-cell office:value-type="float" office:value="2.84217">
            <text:p>2,84217</text:p>
          </table:table-cell>
          <table:table-cell office:value-type="float" office:value="37.1919">
            <text:p>37,1919</text:p>
          </table:table-cell>
          <table:table-cell office:value-type="float" office:value="0.598228">
            <text:p>0,598228</text:p>
          </table:table-cell>
          <table:table-cell office:value-type="float" office:value="37.7901">
            <text:p>37,7901</text:p>
          </table:table-cell>
          <table:table-cell office:value-type="float" office:value="0.0413481">
            <text:p>0,0413481</text:p>
          </table:table-cell>
          <table:table-cell office:value-type="float" office:value="0.589137">
            <text:p>0,589137</text:p>
          </table:table-cell>
          <table:table-cell office:value-type="float" office:value="0.630485">
            <text:p>0,630485</text:p>
          </table:table-cell>
          <table:table-cell office:value-type="float" office:value="19.2415">
            <text:p>19,2415</text:p>
          </table:table-cell>
          <table:table-cell office:value-type="float" office:value="0.44134">
            <text:p>0,44134</text:p>
          </table:table-cell>
          <table:table-cell office:value-type="float" office:value="19.6829">
            <text:p>19,6829</text:p>
          </table:table-cell>
          <table:table-cell office:value-type="float" office:value="23.0948">
            <text:p>23,0948</text:p>
          </table:table-cell>
          <table:table-cell office:value-type="float" office:value="0.588257">
            <text:p>0,588257</text:p>
          </table:table-cell>
          <table:table-cell office:value-type="float" office:value="23.6831">
            <text:p>23,6831</text:p>
          </table:table-cell>
          <table:table-cell office:value-type="float" office:value="51.1071">
            <text:p>51,1071</text:p>
          </table:table-cell>
          <table:table-cell office:value-type="float" office:value="0.883559">
            <text:p>0,883559</text:p>
          </table:table-cell>
          <table:table-cell office:value-type="float" office:value="51.9907">
            <text:p>51,9907</text:p>
          </table:table-cell>
          <table:table-cell office:value-type="float" office:value="35.8649">
            <text:p>35,8649</text:p>
          </table:table-cell>
          <table:table-cell office:value-type="float" office:value="1.13223">
            <text:p>1,13223</text:p>
          </table:table-cell>
          <table:table-cell office:value-type="float" office:value="36.9972">
            <text:p>36,9972</text:p>
          </table:table-cell>
          <table:table-cell office:value-type="float" office:value="4.07587">
            <text:p>4,07587</text:p>
          </table:table-cell>
          <table:table-cell office:value-type="float" office:value="0.361283">
            <text:p>0,361283</text:p>
          </table:table-cell>
          <table:table-cell office:value-type="float" office:value="4.43715">
            <text:p>4,43715</text:p>
          </table:table-cell>
          <table:table-cell office:value-type="float" office:value="5.59959">
            <text:p>5,59959</text:p>
          </table:table-cell>
          <table:table-cell office:value-type="float" office:value="0.329025">
            <text:p>0,329025</text:p>
          </table:table-cell>
          <table:table-cell office:value-type="float" office:value="5.92861">
            <text:p>5,92861</text:p>
          </table:table-cell>
        </table:table-row>
        <table:table-row table:style-name="ro1">
          <table:table-cell office:value-type="float" office:value="5.05854">
            <text:p>5,05854</text:p>
          </table:table-cell>
          <table:table-cell office:value-type="float" office:value="0.324333">
            <text:p>0,324333</text:p>
          </table:table-cell>
          <table:table-cell office:value-type="float" office:value="5.38288">
            <text:p>5,38288</text:p>
          </table:table-cell>
          <table:table-cell office:value-type="float" office:value="37.4664">
            <text:p>37,4664</text:p>
          </table:table-cell>
          <table:table-cell office:value-type="float" office:value="0.587671">
            <text:p>0,587671</text:p>
          </table:table-cell>
          <table:table-cell office:value-type="float" office:value="38.054">
            <text:p>38,054</text:p>
          </table:table-cell>
          <table:table-cell office:value-type="float" office:value="0.0401751">
            <text:p>0,0401751</text:p>
          </table:table-cell>
          <table:table-cell office:value-type="float" office:value="0.235479">
            <text:p>0,235479</text:p>
          </table:table-cell>
          <table:table-cell office:value-type="float" office:value="0.275654">
            <text:p>0,275654</text:p>
          </table:table-cell>
          <table:table-cell office:value-type="float" office:value="19.248">
            <text:p>19,248</text:p>
          </table:table-cell>
          <table:table-cell office:value-type="float" office:value="0.437821">
            <text:p>0,437821</text:p>
          </table:table-cell>
          <table:table-cell office:value-type="float" office:value="19.6858">
            <text:p>19,6858</text:p>
          </table:table-cell>
          <table:table-cell office:value-type="float" office:value="23.3948">
            <text:p>23,3948</text:p>
          </table:table-cell>
          <table:table-cell office:value-type="float" office:value="0.570956">
            <text:p>0,570956</text:p>
          </table:table-cell>
          <table:table-cell office:value-type="float" office:value="23.9658">
            <text:p>23,9658</text:p>
          </table:table-cell>
          <table:table-cell office:value-type="float" office:value="61.387">
            <text:p>61,387</text:p>
          </table:table-cell>
          <table:table-cell office:value-type="float" office:value="0.951886">
            <text:p>0,951886</text:p>
          </table:table-cell>
          <table:table-cell office:value-type="float" office:value="62.3388">
            <text:p>62,3388</text:p>
          </table:table-cell>
          <table:table-cell office:value-type="float" office:value="41.4299">
            <text:p>41,4299</text:p>
          </table:table-cell>
          <table:table-cell office:value-type="float" office:value="0.768898">
            <text:p>0,768898</text:p>
          </table:table-cell>
          <table:table-cell office:value-type="float" office:value="42.1988">
            <text:p>42,1988</text:p>
          </table:table-cell>
          <table:table-cell office:value-type="float" office:value="4.23686">
            <text:p>4,23686</text:p>
          </table:table-cell>
          <table:table-cell office:value-type="float" office:value="0.33665">
            <text:p>0,33665</text:p>
          </table:table-cell>
          <table:table-cell office:value-type="float" office:value="4.57351">
            <text:p>4,57351</text:p>
          </table:table-cell>
          <table:table-cell office:value-type="float" office:value="5.75208">
            <text:p>5,75208</text:p>
          </table:table-cell>
          <table:table-cell office:value-type="float" office:value="0.399405">
            <text:p>0,399405</text:p>
          </table:table-cell>
          <table:table-cell office:value-type="float" office:value="6.15148">
            <text:p>6,15148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40462">
            <text:p>0,340462</text:p>
          </table:table-cell>
          <table:table-cell office:value-type="float" office:value="2.90492">
            <text:p>2,90492</text:p>
          </table:table-cell>
          <table:table-cell office:value-type="float" office:value="55.3364">
            <text:p>55,3364</text:p>
          </table:table-cell>
          <table:table-cell office:value-type="float" office:value="0.666555">
            <text:p>0,666555</text:p>
          </table:table-cell>
          <table:table-cell office:value-type="float" office:value="56.0029">
            <text:p>56,0029</text:p>
          </table:table-cell>
          <table:table-cell office:value-type="float" office:value="0.0533713">
            <text:p>0,0533713</text:p>
          </table:table-cell>
          <table:table-cell office:value-type="float" office:value="0.239291">
            <text:p>0,239291</text:p>
          </table:table-cell>
          <table:table-cell office:value-type="float" office:value="0.292662">
            <text:p>0,292662</text:p>
          </table:table-cell>
          <table:table-cell office:value-type="float" office:value="19.5518">
            <text:p>19,5518</text:p>
          </table:table-cell>
          <table:table-cell office:value-type="float" office:value="0.471544">
            <text:p>0,471544</text:p>
          </table:table-cell>
          <table:table-cell office:value-type="float" office:value="20.0233">
            <text:p>20,0233</text:p>
          </table:table-cell>
          <table:table-cell office:value-type="float" office:value="23.5837">
            <text:p>23,5837</text:p>
          </table:table-cell>
          <table:table-cell office:value-type="float" office:value="0.617875">
            <text:p>0,617875</text:p>
          </table:table-cell>
          <table:table-cell office:value-type="float" office:value="24.2015">
            <text:p>24,2015</text:p>
          </table:table-cell>
          <table:table-cell office:value-type="float" office:value="49.9825">
            <text:p>49,9825</text:p>
          </table:table-cell>
          <table:table-cell office:value-type="float" office:value="1.06479">
            <text:p>1,06479</text:p>
          </table:table-cell>
          <table:table-cell office:value-type="float" office:value="51.0473">
            <text:p>51,0473</text:p>
          </table:table-cell>
          <table:table-cell office:value-type="float" office:value="37.2933">
            <text:p>37,2933</text:p>
          </table:table-cell>
          <table:table-cell office:value-type="float" office:value="0.756582">
            <text:p>0,756582</text:p>
          </table:table-cell>
          <table:table-cell office:value-type="float" office:value="38.0499">
            <text:p>38,0499</text:p>
          </table:table-cell>
          <table:table-cell office:value-type="float" office:value="5.01573">
            <text:p>5,01573</text:p>
          </table:table-cell>
          <table:table-cell office:value-type="float" office:value="0.329905">
            <text:p>0,329905</text:p>
          </table:table-cell>
          <table:table-cell office:value-type="float" office:value="5.34563">
            <text:p>5,34563</text:p>
          </table:table-cell>
          <table:table-cell office:value-type="float" office:value="5.75149">
            <text:p>5,75149</text:p>
          </table:table-cell>
          <table:table-cell office:value-type="float" office:value="0.329025">
            <text:p>0,329025</text:p>
          </table:table-cell>
          <table:table-cell office:value-type="float" office:value="6.08051">
            <text:p>6,08051</text:p>
          </table:table-cell>
        </table:table-row>
        <table:table-row table:style-name="ro1">
          <table:table-cell office:value-type="float" office:value="2.59672">
            <text:p>2,59672</text:p>
          </table:table-cell>
          <table:table-cell office:value-type="float" office:value="0.364215">
            <text:p>0,364215</text:p>
          </table:table-cell>
          <table:table-cell office:value-type="float" office:value="2.96093">
            <text:p>2,96093</text:p>
          </table:table-cell>
          <table:table-cell office:value-type="float" office:value="43.8351">
            <text:p>43,8351</text:p>
          </table:table-cell>
          <table:table-cell office:value-type="float" office:value="0.618462">
            <text:p>0,618462</text:p>
          </table:table-cell>
          <table:table-cell office:value-type="float" office:value="44.4536">
            <text:p>44,4536</text:p>
          </table:table-cell>
          <table:table-cell office:value-type="float" office:value="0.0527848">
            <text:p>0,0527848</text:p>
          </table:table-cell>
          <table:table-cell office:value-type="float" office:value="0.205274">
            <text:p>0,205274</text:p>
          </table:table-cell>
          <table:table-cell office:value-type="float" office:value="0.258059">
            <text:p>0,258059</text:p>
          </table:table-cell>
          <table:table-cell office:value-type="float" office:value="23.7734">
            <text:p>23,7734</text:p>
          </table:table-cell>
          <table:table-cell office:value-type="float" office:value="0.460401">
            <text:p>0,460401</text:p>
          </table:table-cell>
          <table:table-cell office:value-type="float" office:value="24.2338">
            <text:p>24,2338</text:p>
          </table:table-cell>
          <table:table-cell office:value-type="float" office:value="28.8451">
            <text:p>28,8451</text:p>
          </table:table-cell>
          <table:table-cell office:value-type="float" office:value="0.63811">
            <text:p>0,63811</text:p>
          </table:table-cell>
          <table:table-cell office:value-type="float" office:value="29.4832">
            <text:p>29,4832</text:p>
          </table:table-cell>
          <table:table-cell office:value-type="float" office:value="49.7558">
            <text:p>49,7558</text:p>
          </table:table-cell>
          <table:table-cell office:value-type="float" office:value="0.900274">
            <text:p>0,900274</text:p>
          </table:table-cell>
          <table:table-cell office:value-type="float" office:value="50.6561">
            <text:p>50,6561</text:p>
          </table:table-cell>
          <table:table-cell office:value-type="float" office:value="35.1928">
            <text:p>35,1928</text:p>
          </table:table-cell>
          <table:table-cell office:value-type="float" office:value="0.72931">
            <text:p>0,72931</text:p>
          </table:table-cell>
          <table:table-cell office:value-type="float" office:value="35.9221">
            <text:p>35,9221</text:p>
          </table:table-cell>
          <table:table-cell office:value-type="float" office:value="7.9922">
            <text:p>7,9922</text:p>
          </table:table-cell>
          <table:table-cell office:value-type="float" office:value="0.638989">
            <text:p>0,638989</text:p>
          </table:table-cell>
          <table:table-cell office:value-type="float" office:value="8.63119">
            <text:p>8,63119</text:p>
          </table:table-cell>
          <table:table-cell office:value-type="float" office:value="17.8876">
            <text:p>17,8876</text:p>
          </table:table-cell>
          <table:table-cell office:value-type="float" office:value="1.03194">
            <text:p>1,03194</text:p>
          </table:table-cell>
          <table:table-cell office:value-type="float" office:value="18.9195">
            <text:p>18,9195</text:p>
          </table:table-cell>
        </table:table-row>
        <table:table-row table:style-name="ro1">
          <table:table-cell office:value-type="float" office:value="5.18112">
            <text:p>5,18112</text:p>
          </table:table-cell>
          <table:table-cell office:value-type="float" office:value="0.372133">
            <text:p>0,372133</text:p>
          </table:table-cell>
          <table:table-cell office:value-type="float" office:value="5.55325">
            <text:p>5,55325</text:p>
          </table:table-cell>
          <table:table-cell office:value-type="float" office:value="39.7077">
            <text:p>39,7077</text:p>
          </table:table-cell>
          <table:table-cell office:value-type="float" office:value="0.675059">
            <text:p>0,675059</text:p>
          </table:table-cell>
          <table:table-cell office:value-type="float" office:value="40.3827">
            <text:p>40,3827</text:p>
          </table:table-cell>
          <table:table-cell office:value-type="float" office:value="0.0460401">
            <text:p>0,0460401</text:p>
          </table:table-cell>
          <table:table-cell office:value-type="float" office:value="0.274774">
            <text:p>0,274774</text:p>
          </table:table-cell>
          <table:table-cell office:value-type="float" office:value="0.320814">
            <text:p>0,320814</text:p>
          </table:table-cell>
          <table:table-cell office:value-type="float" office:value="24.4426">
            <text:p>24,4426</text:p>
          </table:table-cell>
          <table:table-cell office:value-type="float" office:value="1.62196">
            <text:p>1,62196</text:p>
          </table:table-cell>
          <table:table-cell office:value-type="float" office:value="26.0645">
            <text:p>26,0645</text:p>
          </table:table-cell>
          <table:table-cell office:value-type="float" office:value="24.6414">
            <text:p>24,6414</text:p>
          </table:table-cell>
          <table:table-cell office:value-type="float" office:value="0.591483">
            <text:p>0,591483</text:p>
          </table:table-cell>
          <table:table-cell office:value-type="float" office:value="25.2329">
            <text:p>25,2329</text:p>
          </table:table-cell>
          <table:table-cell office:value-type="float" office:value="46.4536">
            <text:p>46,4536</text:p>
          </table:table-cell>
          <table:table-cell office:value-type="float" office:value="1.1337">
            <text:p>1,1337</text:p>
          </table:table-cell>
          <table:table-cell office:value-type="float" office:value="47.5873">
            <text:p>47,5873</text:p>
          </table:table-cell>
          <table:table-cell office:value-type="float" office:value="36.2048">
            <text:p>36,2048</text:p>
          </table:table-cell>
          <table:table-cell office:value-type="float" office:value="0.766553">
            <text:p>0,766553</text:p>
          </table:table-cell>
          <table:table-cell office:value-type="float" office:value="36.9713">
            <text:p>36,9713</text:p>
          </table:table-cell>
          <table:table-cell office:value-type="float" office:value="4.06091">
            <text:p>4,06091</text:p>
          </table:table-cell>
          <table:table-cell office:value-type="float" office:value="0.314656">
            <text:p>0,314656</text:p>
          </table:table-cell>
          <table:table-cell office:value-type="float" office:value="4.37557">
            <text:p>4,37557</text:p>
          </table:table-cell>
          <table:table-cell office:value-type="float" office:value="5.56381">
            <text:p>5,56381</text:p>
          </table:table-cell>
          <table:table-cell office:value-type="float" office:value="0.348086">
            <text:p>0,348086</text:p>
          </table:table-cell>
          <table:table-cell office:value-type="float" office:value="5.9119">
            <text:p>5,9119</text:p>
          </table:table-cell>
        </table:table-row>
        <table:table-row table:style-name="ro1">
          <table:table-cell office:value-type="float" office:value="2.53074">
            <text:p>2,53074</text:p>
          </table:table-cell>
          <table:table-cell office:value-type="float" office:value="0.321987">
            <text:p>0,321987</text:p>
          </table:table-cell>
          <table:table-cell office:value-type="float" office:value="2.85272">
            <text:p>2,85272</text:p>
          </table:table-cell>
          <table:table-cell office:value-type="float" office:value="38.9141">
            <text:p>38,9141</text:p>
          </table:table-cell>
          <table:table-cell office:value-type="float" office:value="0.607025">
            <text:p>0,607025</text:p>
          </table:table-cell>
          <table:table-cell office:value-type="float" office:value="39.5211">
            <text:p>39,5211</text:p>
          </table:table-cell>
          <table:table-cell office:value-type="float" office:value="0.0419346">
            <text:p>0,0419346</text:p>
          </table:table-cell>
          <table:table-cell office:value-type="float" office:value="0.223749">
            <text:p>0,223749</text:p>
          </table:table-cell>
          <table:table-cell office:value-type="float" office:value="0.265683">
            <text:p>0,265683</text:p>
          </table:table-cell>
          <table:table-cell office:value-type="float" office:value="19.2166">
            <text:p>19,2166</text:p>
          </table:table-cell>
          <table:table-cell office:value-type="float" office:value="0.44046">
            <text:p>0,44046</text:p>
          </table:table-cell>
          <table:table-cell office:value-type="float" office:value="19.6571">
            <text:p>19,6571</text:p>
          </table:table-cell>
          <table:table-cell office:value-type="float" office:value="29.312">
            <text:p>29,312</text:p>
          </table:table-cell>
          <table:table-cell office:value-type="float" office:value="1.18033">
            <text:p>1,18033</text:p>
          </table:table-cell>
          <table:table-cell office:value-type="float" office:value="30.4923">
            <text:p>30,4923</text:p>
          </table:table-cell>
          <table:table-cell office:value-type="float" office:value="45.0105">
            <text:p>45,0105</text:p>
          </table:table-cell>
          <table:table-cell office:value-type="float" office:value="0.975052">
            <text:p>0,975052</text:p>
          </table:table-cell>
          <table:table-cell office:value-type="float" office:value="45.9855">
            <text:p>45,9855</text:p>
          </table:table-cell>
          <table:table-cell office:value-type="float" office:value="35.2163">
            <text:p>35,2163</text:p>
          </table:table-cell>
          <table:table-cell office:value-type="float" office:value="0.733415">
            <text:p>0,733415</text:p>
          </table:table-cell>
          <table:table-cell office:value-type="float" office:value="35.9497">
            <text:p>35,9497</text:p>
          </table:table-cell>
          <table:table-cell office:value-type="float" office:value="4.02044">
            <text:p>4,02044</text:p>
          </table:table-cell>
          <table:table-cell office:value-type="float" office:value="0.312603">
            <text:p>0,312603</text:p>
          </table:table-cell>
          <table:table-cell office:value-type="float" office:value="4.33305">
            <text:p>4,33305</text:p>
          </table:table-cell>
          <table:table-cell office:value-type="float" office:value="5.90633">
            <text:p>5,90633</text:p>
          </table:table-cell>
          <table:table-cell office:value-type="float" office:value="0.329905">
            <text:p>0,329905</text:p>
          </table:table-cell>
          <table:table-cell office:value-type="float" office:value="6.23623">
            <text:p>6,23623</text:p>
          </table:table-cell>
        </table:table-row>
        <table:table-row table:style-name="ro1">
          <table:table-cell office:value-type="float" office:value="2.53543">
            <text:p>2,53543</text:p>
          </table:table-cell>
          <table:table-cell office:value-type="float" office:value="0.321401">
            <text:p>0,321401</text:p>
          </table:table-cell>
          <table:table-cell office:value-type="float" office:value="2.85683">
            <text:p>2,85683</text:p>
          </table:table-cell>
          <table:table-cell office:value-type="float" office:value="37.693">
            <text:p>37,693</text:p>
          </table:table-cell>
          <table:table-cell office:value-type="float" office:value="0.59119">
            <text:p>0,59119</text:p>
          </table:table-cell>
          <table:table-cell office:value-type="float" office:value="38.2842">
            <text:p>38,2842</text:p>
          </table:table-cell>
          <table:table-cell office:value-type="float" office:value="0.0387088">
            <text:p>0,0387088</text:p>
          </table:table-cell>
          <table:table-cell office:value-type="float" office:value="0.244276">
            <text:p>0,244276</text:p>
          </table:table-cell>
          <table:table-cell office:value-type="float" office:value="0.282985">
            <text:p>0,282985</text:p>
          </table:table-cell>
          <table:table-cell office:value-type="float" office:value="19.231">
            <text:p>19,231</text:p>
          </table:table-cell>
          <table:table-cell office:value-type="float" office:value="1.0425">
            <text:p>1,0425</text:p>
          </table:table-cell>
          <table:table-cell office:value-type="float" office:value="20.2735">
            <text:p>20,2735</text:p>
          </table:table-cell>
          <table:table-cell office:value-type="float" office:value="23.6112">
            <text:p>23,6112</text:p>
          </table:table-cell>
          <table:table-cell office:value-type="float" office:value="0.94954">
            <text:p>0,94954</text:p>
          </table:table-cell>
          <table:table-cell office:value-type="float" office:value="24.5608">
            <text:p>24,5608</text:p>
          </table:table-cell>
          <table:table-cell office:value-type="float" office:value="73.7676">
            <text:p>73,7676</text:p>
          </table:table-cell>
          <table:table-cell office:value-type="float" office:value="2.89319">
            <text:p>2,89319</text:p>
          </table:table-cell>
          <table:table-cell office:value-type="float" office:value="76.6608">
            <text:p>76,6608</text:p>
          </table:table-cell>
          <table:table-cell office:value-type="float" office:value="49.1682">
            <text:p>49,1682</text:p>
          </table:table-cell>
          <table:table-cell office:value-type="float" office:value="1.06537">
            <text:p>1,06537</text:p>
          </table:table-cell>
          <table:table-cell office:value-type="float" office:value="50.2335">
            <text:p>50,2335</text:p>
          </table:table-cell>
          <table:table-cell office:value-type="float" office:value="10.6138">
            <text:p>10,6138</text:p>
          </table:table-cell>
          <table:table-cell office:value-type="float" office:value="0.806728">
            <text:p>0,806728</text:p>
          </table:table-cell>
          <table:table-cell office:value-type="float" office:value="11.4206">
            <text:p>11,4206</text:p>
          </table:table-cell>
          <table:table-cell office:value-type="float" office:value="9.22385">
            <text:p>9,22385</text:p>
          </table:table-cell>
          <table:table-cell office:value-type="float" office:value="0.392074">
            <text:p>0,392074</text:p>
          </table:table-cell>
          <table:table-cell office:value-type="float" office:value="9.61592">
            <text:p>9,61592</text:p>
          </table:table-cell>
        </table:table-row>
        <table:table-row table:style-name="ro1">
          <table:table-cell office:value-type="float" office:value="2.6759">
            <text:p>2,6759</text:p>
          </table:table-cell>
          <table:table-cell office:value-type="float" office:value="0.352485">
            <text:p>0,352485</text:p>
          </table:table-cell>
          <table:table-cell office:value-type="float" office:value="3.02838">
            <text:p>3,02838</text:p>
          </table:table-cell>
          <table:table-cell office:value-type="float" office:value="37.5622">
            <text:p>37,5622</text:p>
          </table:table-cell>
          <table:table-cell office:value-type="float" office:value="0.888837">
            <text:p>0,888837</text:p>
          </table:table-cell>
          <table:table-cell office:value-type="float" office:value="38.4511">
            <text:p>38,4511</text:p>
          </table:table-cell>
          <table:table-cell office:value-type="float" office:value="0.0492658">
            <text:p>0,0492658</text:p>
          </table:table-cell>
          <table:table-cell office:value-type="float" office:value="0.447498">
            <text:p>0,447498</text:p>
          </table:table-cell>
          <table:table-cell office:value-type="float" office:value="0.496764">
            <text:p>0,496764</text:p>
          </table:table-cell>
          <table:table-cell office:value-type="float" office:value="20.8218">
            <text:p>20,8218</text:p>
          </table:table-cell>
          <table:table-cell office:value-type="float" office:value="0.719926">
            <text:p>0,719926</text:p>
          </table:table-cell>
          <table:table-cell office:value-type="float" office:value="21.5418">
            <text:p>21,5418</text:p>
          </table:table-cell>
          <table:table-cell office:value-type="float" office:value="23.9488">
            <text:p>23,9488</text:p>
          </table:table-cell>
          <table:table-cell office:value-type="float" office:value="0.617289">
            <text:p>0,617289</text:p>
          </table:table-cell>
          <table:table-cell office:value-type="float" office:value="24.566">
            <text:p>24,566</text:p>
          </table:table-cell>
          <table:table-cell office:value-type="float" office:value="44.2413">
            <text:p>44,2413</text:p>
          </table:table-cell>
          <table:table-cell office:value-type="float" office:value="0.846609">
            <text:p>0,846609</text:p>
          </table:table-cell>
          <table:table-cell office:value-type="float" office:value="45.0879">
            <text:p>45,0879</text:p>
          </table:table-cell>
          <table:table-cell office:value-type="float" office:value="35.5174">
            <text:p>35,5174</text:p>
          </table:table-cell>
          <table:table-cell office:value-type="float" office:value="0.732242">
            <text:p>0,732242</text:p>
          </table:table-cell>
          <table:table-cell office:value-type="float" office:value="36.2497">
            <text:p>36,2497</text:p>
          </table:table-cell>
          <table:table-cell office:value-type="float" office:value="4.15651">
            <text:p>4,15651</text:p>
          </table:table-cell>
          <table:table-cell office:value-type="float" office:value="0.31231">
            <text:p>0,31231</text:p>
          </table:table-cell>
          <table:table-cell office:value-type="float" office:value="4.46882">
            <text:p>4,46882</text:p>
          </table:table-cell>
          <table:table-cell office:value-type="float" office:value="9.0872">
            <text:p>9,0872</text:p>
          </table:table-cell>
          <table:table-cell office:value-type="float" office:value="0.332544">
            <text:p>0,332544</text:p>
          </table:table-cell>
          <table:table-cell office:value-type="float" office:value="9.41974">
            <text:p>9,41974</text:p>
          </table:table-cell>
        </table:table-row>
        <table:table-row table:style-name="ro1">
          <table:table-cell office:value-type="float" office:value="2.56886">
            <text:p>2,56886</text:p>
          </table:table-cell>
          <table:table-cell office:value-type="float" office:value="0.317589">
            <text:p>0,317589</text:p>
          </table:table-cell>
          <table:table-cell office:value-type="float" office:value="2.88645">
            <text:p>2,88645</text:p>
          </table:table-cell>
          <table:table-cell office:value-type="float" office:value="37.3625">
            <text:p>37,3625</text:p>
          </table:table-cell>
          <table:table-cell office:value-type="float" office:value="0.620221">
            <text:p>0,620221</text:p>
          </table:table-cell>
          <table:table-cell office:value-type="float" office:value="37.9828">
            <text:p>37,9828</text:p>
          </table:table-cell>
          <table:table-cell office:value-type="float" office:value="0.0413481">
            <text:p>0,0413481</text:p>
          </table:table-cell>
          <table:table-cell office:value-type="float" office:value="0.243397">
            <text:p>0,243397</text:p>
          </table:table-cell>
          <table:table-cell office:value-type="float" office:value="0.284745">
            <text:p>0,284745</text:p>
          </table:table-cell>
          <table:table-cell office:value-type="float" office:value="29.7941">
            <text:p>29,7941</text:p>
          </table:table-cell>
          <table:table-cell office:value-type="float" office:value="1.50437">
            <text:p>1,50437</text:p>
          </table:table-cell>
          <table:table-cell office:value-type="float" office:value="31.2985">
            <text:p>31,2985</text:p>
          </table:table-cell>
          <table:table-cell office:value-type="float" office:value="24.0464">
            <text:p>24,0464</text:p>
          </table:table-cell>
          <table:table-cell office:value-type="float" office:value="1.41756">
            <text:p>1,41756</text:p>
          </table:table-cell>
          <table:table-cell office:value-type="float" office:value="25.464">
            <text:p>25,464</text:p>
          </table:table-cell>
          <table:table-cell office:value-type="float" office:value="44.7826">
            <text:p>44,7826</text:p>
          </table:table-cell>
          <table:table-cell office:value-type="float" office:value="0.966255">
            <text:p>0,966255</text:p>
          </table:table-cell>
          <table:table-cell office:value-type="float" office:value="45.7489">
            <text:p>45,7489</text:p>
          </table:table-cell>
          <table:table-cell office:value-type="float" office:value="40.7724">
            <text:p>40,7724</text:p>
          </table:table-cell>
          <table:table-cell office:value-type="float" office:value="0.8557">
            <text:p>0,8557</text:p>
          </table:table-cell>
          <table:table-cell office:value-type="float" office:value="41.6281">
            <text:p>41,6281</text:p>
          </table:table-cell>
          <table:table-cell office:value-type="float" office:value="4.06707">
            <text:p>4,06707</text:p>
          </table:table-cell>
          <table:table-cell office:value-type="float" office:value="0.317295">
            <text:p>0,317295</text:p>
          </table:table-cell>
          <table:table-cell office:value-type="float" office:value="4.38436">
            <text:p>4,38436</text:p>
          </table:table-cell>
          <table:table-cell office:value-type="float" office:value="5.6685">
            <text:p>5,6685</text:p>
          </table:table-cell>
          <table:table-cell office:value-type="float" office:value="0.327559">
            <text:p>0,327559</text:p>
          </table:table-cell>
          <table:table-cell office:value-type="float" office:value="5.99606">
            <text:p>5,99606</text:p>
          </table:table-cell>
        </table:table-row>
        <table:table-row table:style-name="ro1">
          <table:table-cell office:value-type="float" office:value="2.46681">
            <text:p>2,46681</text:p>
          </table:table-cell>
          <table:table-cell office:value-type="float" office:value="0.350432">
            <text:p>0,350432</text:p>
          </table:table-cell>
          <table:table-cell office:value-type="float" office:value="2.81724">
            <text:p>2,81724</text:p>
          </table:table-cell>
          <table:table-cell office:value-type="float" office:value="39.8601">
            <text:p>39,8601</text:p>
          </table:table-cell>
          <table:table-cell office:value-type="float" office:value="1.10936">
            <text:p>1,10936</text:p>
          </table:table-cell>
          <table:table-cell office:value-type="float" office:value="40.9695">
            <text:p>40,9695</text:p>
          </table:table-cell>
          <table:table-cell office:value-type="float" office:value="0.0809367">
            <text:p>0,0809367</text:p>
          </table:table-cell>
          <table:table-cell office:value-type="float" office:value="0.396766">
            <text:p>0,396766</text:p>
          </table:table-cell>
          <table:table-cell office:value-type="float" office:value="0.477702">
            <text:p>0,477702</text:p>
          </table:table-cell>
          <table:table-cell office:value-type="float" office:value="34.5262">
            <text:p>34,5262</text:p>
          </table:table-cell>
          <table:table-cell office:value-type="float" office:value="0.487086">
            <text:p>0,487086</text:p>
          </table:table-cell>
          <table:table-cell office:value-type="float" office:value="35.0133">
            <text:p>35,0133</text:p>
          </table:table-cell>
          <table:table-cell office:value-type="float" office:value="24.2285">
            <text:p>24,2285</text:p>
          </table:table-cell>
          <table:table-cell office:value-type="float" office:value="0.634004">
            <text:p>0,634004</text:p>
          </table:table-cell>
          <table:table-cell office:value-type="float" office:value="24.8625">
            <text:p>24,8625</text:p>
          </table:table-cell>
          <table:table-cell office:value-type="float" office:value="45.4999">
            <text:p>45,4999</text:p>
          </table:table-cell>
          <table:table-cell office:value-type="float" office:value="0.904086">
            <text:p>0,904086</text:p>
          </table:table-cell>
          <table:table-cell office:value-type="float" office:value="46.404">
            <text:p>46,404</text:p>
          </table:table-cell>
          <table:table-cell office:value-type="float" office:value="36.3722">
            <text:p>36,3722</text:p>
          </table:table-cell>
          <table:table-cell office:value-type="float" office:value="0.803795">
            <text:p>0,803795</text:p>
          </table:table-cell>
          <table:table-cell office:value-type="float" office:value="37.176">
            <text:p>37,176</text:p>
          </table:table-cell>
          <table:table-cell office:value-type="float" office:value="4.2266">
            <text:p>4,2266</text:p>
          </table:table-cell>
          <table:table-cell office:value-type="float" office:value="0.340169">
            <text:p>0,340169</text:p>
          </table:table-cell>
          <table:table-cell office:value-type="float" office:value="4.56676">
            <text:p>4,56676</text:p>
          </table:table-cell>
          <table:table-cell office:value-type="float" office:value="5.75765">
            <text:p>5,75765</text:p>
          </table:table-cell>
          <table:table-cell office:value-type="float" office:value="0.327852">
            <text:p>0,327852</text:p>
          </table:table-cell>
          <table:table-cell office:value-type="float" office:value="6.0855">
            <text:p>6,0855</text:p>
          </table:table-cell>
        </table:table-row>
        <table:table-row table:style-name="ro1">
          <table:table-cell office:value-type="float" office:value="2.54159">
            <text:p>2,54159</text:p>
          </table:table-cell>
          <table:table-cell office:value-type="float" office:value="0.347793">
            <text:p>0,347793</text:p>
          </table:table-cell>
          <table:table-cell office:value-type="float" office:value="2.88938">
            <text:p>2,88938</text:p>
          </table:table-cell>
          <table:table-cell office:value-type="float" office:value="37.7444">
            <text:p>37,7444</text:p>
          </table:table-cell>
          <table:table-cell office:value-type="float" office:value="1.55862">
            <text:p>1,55862</text:p>
          </table:table-cell>
          <table:table-cell office:value-type="float" office:value="39.303">
            <text:p>39,303</text:p>
          </table:table-cell>
          <table:table-cell office:value-type="float" office:value="0.053078">
            <text:p>0,053078</text:p>
          </table:table-cell>
          <table:table-cell office:value-type="float" office:value="0.233426">
            <text:p>0,233426</text:p>
          </table:table-cell>
          <table:table-cell office:value-type="float" office:value="0.286504">
            <text:p>0,286504</text:p>
          </table:table-cell>
          <table:table-cell office:value-type="float" office:value="21.4453">
            <text:p>21,4453</text:p>
          </table:table-cell>
          <table:table-cell office:value-type="float" office:value="0.65893">
            <text:p>0,65893</text:p>
          </table:table-cell>
          <table:table-cell office:value-type="float" office:value="22.1042">
            <text:p>22,1042</text:p>
          </table:table-cell>
          <table:table-cell office:value-type="float" office:value="25.5766">
            <text:p>25,5766</text:p>
          </table:table-cell>
          <table:table-cell office:value-type="float" office:value="0.60204">
            <text:p>0,60204</text:p>
          </table:table-cell>
          <table:table-cell office:value-type="float" office:value="26.1786">
            <text:p>26,1786</text:p>
          </table:table-cell>
          <table:table-cell office:value-type="float" office:value="46.8767">
            <text:p>46,8767</text:p>
          </table:table-cell>
          <table:table-cell office:value-type="float" office:value="0.903793">
            <text:p>0,903793</text:p>
          </table:table-cell>
          <table:table-cell office:value-type="float" office:value="47.7805">
            <text:p>47,7805</text:p>
          </table:table-cell>
          <table:table-cell office:value-type="float" office:value="35.2843">
            <text:p>35,2843</text:p>
          </table:table-cell>
          <table:table-cell office:value-type="float" office:value="0.872415">
            <text:p>0,872415</text:p>
          </table:table-cell>
          <table:table-cell office:value-type="float" office:value="36.1567">
            <text:p>36,1567</text:p>
          </table:table-cell>
          <table:table-cell office:value-type="float" office:value="4.08994">
            <text:p>4,08994</text:p>
          </table:table-cell>
          <table:table-cell office:value-type="float" office:value="0.494124">
            <text:p>0,494124</text:p>
          </table:table-cell>
          <table:table-cell office:value-type="float" office:value="4.58407">
            <text:p>4,58407</text:p>
          </table:table-cell>
          <table:table-cell office:value-type="float" office:value="5.67114">
            <text:p>5,67114</text:p>
          </table:table-cell>
          <table:table-cell office:value-type="float" office:value="0.354245">
            <text:p>0,354245</text:p>
          </table:table-cell>
          <table:table-cell office:value-type="float" office:value="6.02538">
            <text:p>6,02538</text:p>
          </table:table-cell>
        </table:table-row>
        <table:table-row table:style-name="ro1">
          <table:table-cell office:value-type="float" office:value="2.58118">
            <text:p>2,58118</text:p>
          </table:table-cell>
          <table:table-cell office:value-type="float" office:value="0.321107">
            <text:p>0,321107</text:p>
          </table:table-cell>
          <table:table-cell office:value-type="float" office:value="2.90228">
            <text:p>2,90228</text:p>
          </table:table-cell>
          <table:table-cell office:value-type="float" office:value="37.2514">
            <text:p>37,2514</text:p>
          </table:table-cell>
          <table:table-cell office:value-type="float" office:value="0.633124">
            <text:p>0,633124</text:p>
          </table:table-cell>
          <table:table-cell office:value-type="float" office:value="37.8845">
            <text:p>37,8845</text:p>
          </table:table-cell>
          <table:table-cell office:value-type="float" office:value="0.0410548">
            <text:p>0,0410548</text:p>
          </table:table-cell>
          <table:table-cell office:value-type="float" office:value="0.273894">
            <text:p>0,273894</text:p>
          </table:table-cell>
          <table:table-cell office:value-type="float" office:value="0.314949">
            <text:p>0,314949</text:p>
          </table:table-cell>
          <table:table-cell office:value-type="float" office:value="19.9327">
            <text:p>19,9327</text:p>
          </table:table-cell>
          <table:table-cell office:value-type="float" office:value="0.462747">
            <text:p>0,462747</text:p>
          </table:table-cell>
          <table:table-cell office:value-type="float" office:value="20.3955">
            <text:p>20,3955</text:p>
          </table:table-cell>
          <table:table-cell office:value-type="float" office:value="30.2422">
            <text:p>30,2422</text:p>
          </table:table-cell>
          <table:table-cell office:value-type="float" office:value="0.570076">
            <text:p>0,570076</text:p>
          </table:table-cell>
          <table:table-cell office:value-type="float" office:value="30.8122">
            <text:p>30,8122</text:p>
          </table:table-cell>
          <table:table-cell office:value-type="float" office:value="54.1654">
            <text:p>54,1654</text:p>
          </table:table-cell>
          <table:table-cell office:value-type="float" office:value="0.913177">
            <text:p>0,913177</text:p>
          </table:table-cell>
          <table:table-cell office:value-type="float" office:value="55.0786">
            <text:p>55,0786</text:p>
          </table:table-cell>
          <table:table-cell office:value-type="float" office:value="35.6324">
            <text:p>35,6324</text:p>
          </table:table-cell>
          <table:table-cell office:value-type="float" office:value="1.24132">
            <text:p>1,24132</text:p>
          </table:table-cell>
          <table:table-cell office:value-type="float" office:value="36.8737">
            <text:p>36,8737</text:p>
          </table:table-cell>
          <table:table-cell office:value-type="float" office:value="4.08672">
            <text:p>4,08672</text:p>
          </table:table-cell>
          <table:table-cell office:value-type="float" office:value="0.320521">
            <text:p>0,320521</text:p>
          </table:table-cell>
          <table:table-cell office:value-type="float" office:value="4.40724">
            <text:p>4,40724</text:p>
          </table:table-cell>
          <table:table-cell office:value-type="float" office:value="9.49452">
            <text:p>9,49452</text:p>
          </table:table-cell>
          <table:table-cell office:value-type="float" office:value="0.419932">
            <text:p>0,419932</text:p>
          </table:table-cell>
          <table:table-cell office:value-type="float" office:value="9.91445">
            <text:p>9,91445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446325">
            <text:p>0,446325</text:p>
          </table:table-cell>
          <table:table-cell office:value-type="float" office:value="3.00492">
            <text:p>3,00492</text:p>
          </table:table-cell>
          <table:table-cell office:value-type="float" office:value="39.8877">
            <text:p>39,8877</text:p>
          </table:table-cell>
          <table:table-cell office:value-type="float" office:value="0.653358">
            <text:p>0,653358</text:p>
          </table:table-cell>
          <table:table-cell office:value-type="float" office:value="40.5411">
            <text:p>40,5411</text:p>
          </table:table-cell>
          <table:table-cell office:value-type="float" office:value="0.0457468">
            <text:p>0,0457468</text:p>
          </table:table-cell>
          <table:table-cell office:value-type="float" office:value="0.249262">
            <text:p>0,249262</text:p>
          </table:table-cell>
          <table:table-cell office:value-type="float" office:value="0.295008">
            <text:p>0,295008</text:p>
          </table:table-cell>
          <table:table-cell office:value-type="float" office:value="22.067">
            <text:p>22,067</text:p>
          </table:table-cell>
          <table:table-cell office:value-type="float" office:value="0.829894">
            <text:p>0,829894</text:p>
          </table:table-cell>
          <table:table-cell office:value-type="float" office:value="22.8969">
            <text:p>22,8969</text:p>
          </table:table-cell>
          <table:table-cell office:value-type="float" office:value="24.1458">
            <text:p>24,1458</text:p>
          </table:table-cell>
          <table:table-cell office:value-type="float" office:value="0.598814">
            <text:p>0,598814</text:p>
          </table:table-cell>
          <table:table-cell office:value-type="float" office:value="24.7446">
            <text:p>24,7446</text:p>
          </table:table-cell>
          <table:table-cell office:value-type="float" office:value="50.196">
            <text:p>50,196</text:p>
          </table:table-cell>
          <table:table-cell office:value-type="float" office:value="0.929892">
            <text:p>0,929892</text:p>
          </table:table-cell>
          <table:table-cell office:value-type="float" office:value="51.1259">
            <text:p>51,1259</text:p>
          </table:table-cell>
          <table:table-cell office:value-type="float" office:value="35.357">
            <text:p>35,357</text:p>
          </table:table-cell>
          <table:table-cell office:value-type="float" office:value="0.68151">
            <text:p>0,68151</text:p>
          </table:table-cell>
          <table:table-cell office:value-type="float" office:value="36.0385">
            <text:p>36,0385</text:p>
          </table:table-cell>
          <table:table-cell office:value-type="float" office:value="4.21809">
            <text:p>4,21809</text:p>
          </table:table-cell>
          <table:table-cell office:value-type="float" office:value="0.312017">
            <text:p>0,312017</text:p>
          </table:table-cell>
          <table:table-cell office:value-type="float" office:value="4.53011">
            <text:p>4,53011</text:p>
          </table:table-cell>
          <table:table-cell office:value-type="float" office:value="5.72129">
            <text:p>5,72129</text:p>
          </table:table-cell>
          <table:table-cell office:value-type="float" office:value="0.331078">
            <text:p>0,331078</text:p>
          </table:table-cell>
          <table:table-cell office:value-type="float" office:value="6.05236">
            <text:p>6,05236</text:p>
          </table:table-cell>
        </table:table-row>
        <table:table-row table:style-name="ro1">
          <table:table-cell office:value-type="float" office:value="2.78674">
            <text:p>2,78674</text:p>
          </table:table-cell>
          <table:table-cell office:value-type="float" office:value="0.325506">
            <text:p>0,325506</text:p>
          </table:table-cell>
          <table:table-cell office:value-type="float" office:value="3.11225">
            <text:p>3,11225</text:p>
          </table:table-cell>
          <table:table-cell office:value-type="float" office:value="37.5227">
            <text:p>37,5227</text:p>
          </table:table-cell>
          <table:table-cell office:value-type="float" office:value="0.624327">
            <text:p>0,624327</text:p>
          </table:table-cell>
          <table:table-cell office:value-type="float" office:value="38.147">
            <text:p>38,147</text:p>
          </table:table-cell>
          <table:table-cell office:value-type="float" office:value="0.0477996">
            <text:p>0,0477996</text:p>
          </table:table-cell>
          <table:table-cell office:value-type="float" office:value="0.246036">
            <text:p>0,246036</text:p>
          </table:table-cell>
          <table:table-cell office:value-type="float" office:value="0.293835">
            <text:p>0,293835</text:p>
          </table:table-cell>
          <table:table-cell office:value-type="float" office:value="24.7297">
            <text:p>24,7297</text:p>
          </table:table-cell>
          <table:table-cell office:value-type="float" office:value="1.1988">
            <text:p>1,1988</text:p>
          </table:table-cell>
          <table:table-cell office:value-type="float" office:value="25.9285">
            <text:p>25,9285</text:p>
          </table:table-cell>
          <table:table-cell office:value-type="float" office:value="41.1062">
            <text:p>41,1062</text:p>
          </table:table-cell>
          <table:table-cell office:value-type="float" office:value="0.571249">
            <text:p>0,571249</text:p>
          </table:table-cell>
          <table:table-cell office:value-type="float" office:value="41.6774">
            <text:p>41,6774</text:p>
          </table:table-cell>
          <table:table-cell office:value-type="float" office:value="44.0733">
            <text:p>44,0733</text:p>
          </table:table-cell>
          <table:table-cell office:value-type="float" office:value="0.847196">
            <text:p>0,847196</text:p>
          </table:table-cell>
          <table:table-cell office:value-type="float" office:value="44.9204">
            <text:p>44,9204</text:p>
          </table:table-cell>
          <table:table-cell office:value-type="float" office:value="35.9632">
            <text:p>35,9632</text:p>
          </table:table-cell>
          <table:table-cell office:value-type="float" office:value="0.723445">
            <text:p>0,723445</text:p>
          </table:table-cell>
          <table:table-cell office:value-type="float" office:value="36.6866">
            <text:p>36,6866</text:p>
          </table:table-cell>
          <table:table-cell office:value-type="float" office:value="4.22865">
            <text:p>4,22865</text:p>
          </table:table-cell>
          <table:table-cell office:value-type="float" office:value="0.325799">
            <text:p>0,325799</text:p>
          </table:table-cell>
          <table:table-cell office:value-type="float" office:value="4.55445">
            <text:p>4,55445</text:p>
          </table:table-cell>
          <table:table-cell office:value-type="float" office:value="5.74797">
            <text:p>5,74797</text:p>
          </table:table-cell>
          <table:table-cell office:value-type="float" office:value="0.624913">
            <text:p>0,624913</text:p>
          </table:table-cell>
          <table:table-cell office:value-type="float" office:value="6.37288">
            <text:p>6,37288</text:p>
          </table:table-cell>
        </table:table-row>
        <table:table-row table:style-name="ro1">
          <table:table-cell office:value-type="float" office:value="2.60464">
            <text:p>2,60464</text:p>
          </table:table-cell>
          <table:table-cell office:value-type="float" office:value="0.326679">
            <text:p>0,326679</text:p>
          </table:table-cell>
          <table:table-cell office:value-type="float" office:value="2.93132">
            <text:p>2,93132</text:p>
          </table:table-cell>
          <table:table-cell office:value-type="float" office:value="38.3285">
            <text:p>38,3285</text:p>
          </table:table-cell>
          <table:table-cell office:value-type="float" office:value="0.642801">
            <text:p>0,642801</text:p>
          </table:table-cell>
          <table:table-cell office:value-type="float" office:value="38.9713">
            <text:p>38,9713</text:p>
          </table:table-cell>
          <table:table-cell office:value-type="float" office:value="0.0428143">
            <text:p>0,0428143</text:p>
          </table:table-cell>
          <table:table-cell office:value-type="float" office:value="0.216418">
            <text:p>0,216418</text:p>
          </table:table-cell>
          <table:table-cell office:value-type="float" office:value="0.259232">
            <text:p>0,259232</text:p>
          </table:table-cell>
          <table:table-cell office:value-type="float" office:value="26.3076">
            <text:p>26,3076</text:p>
          </table:table-cell>
          <table:table-cell office:value-type="float" office:value="0.592949">
            <text:p>0,592949</text:p>
          </table:table-cell>
          <table:table-cell office:value-type="float" office:value="26.9006">
            <text:p>26,9006</text:p>
          </table:table-cell>
          <table:table-cell office:value-type="float" office:value="23.4793">
            <text:p>23,4793</text:p>
          </table:table-cell>
          <table:table-cell office:value-type="float" office:value="0.592363">
            <text:p>0,592363</text:p>
          </table:table-cell>
          <table:table-cell office:value-type="float" office:value="24.0716">
            <text:p>24,0716</text:p>
          </table:table-cell>
          <table:table-cell office:value-type="float" office:value="57.5249">
            <text:p>57,5249</text:p>
          </table:table-cell>
          <table:table-cell office:value-type="float" office:value="0.938396">
            <text:p>0,938396</text:p>
          </table:table-cell>
          <table:table-cell office:value-type="float" office:value="58.4633">
            <text:p>58,4633</text:p>
          </table:table-cell>
          <table:table-cell office:value-type="float" office:value="37.0274">
            <text:p>37,0274</text:p>
          </table:table-cell>
          <table:table-cell office:value-type="float" office:value="0.819631">
            <text:p>0,819631</text:p>
          </table:table-cell>
          <table:table-cell office:value-type="float" office:value="37.847">
            <text:p>37,847</text:p>
          </table:table-cell>
          <table:table-cell office:value-type="float" office:value="4.15856">
            <text:p>4,15856</text:p>
          </table:table-cell>
          <table:table-cell office:value-type="float" office:value="0.340462">
            <text:p>0,340462</text:p>
          </table:table-cell>
          <table:table-cell office:value-type="float" office:value="4.49902">
            <text:p>4,49902</text:p>
          </table:table-cell>
          <table:table-cell office:value-type="float" office:value="5.80779">
            <text:p>5,80779</text:p>
          </table:table-cell>
          <table:table-cell office:value-type="float" office:value="0.343981">
            <text:p>0,343981</text:p>
          </table:table-cell>
          <table:table-cell office:value-type="float" office:value="6.15177">
            <text:p>6,15177</text:p>
          </table:table-cell>
        </table:table-row>
        <table:table-row table:style-name="ro1">
          <table:table-cell office:value-type="float" office:value="2.54188">
            <text:p>2,54188</text:p>
          </table:table-cell>
          <table:table-cell office:value-type="float" office:value="0.374186">
            <text:p>0,374186</text:p>
          </table:table-cell>
          <table:table-cell office:value-type="float" office:value="2.91607">
            <text:p>2,91607</text:p>
          </table:table-cell>
          <table:table-cell office:value-type="float" office:value="37.2323">
            <text:p>37,2323</text:p>
          </table:table-cell>
          <table:table-cell office:value-type="float" office:value="0.868896">
            <text:p>0,868896</text:p>
          </table:table-cell>
          <table:table-cell office:value-type="float" office:value="38.1012">
            <text:p>38,1012</text:p>
          </table:table-cell>
          <table:table-cell office:value-type="float" office:value="0.0595295">
            <text:p>0,0595295</text:p>
          </table:table-cell>
          <table:table-cell office:value-type="float" office:value="0.234599">
            <text:p>0,234599</text:p>
          </table:table-cell>
          <table:table-cell office:value-type="float" office:value="0.294129">
            <text:p>0,294129</text:p>
          </table:table-cell>
          <table:table-cell office:value-type="float" office:value="24.3303">
            <text:p>24,3303</text:p>
          </table:table-cell>
          <table:table-cell office:value-type="float" office:value="0.460987">
            <text:p>0,460987</text:p>
          </table:table-cell>
          <table:table-cell office:value-type="float" office:value="24.7913">
            <text:p>24,7913</text:p>
          </table:table-cell>
          <table:table-cell office:value-type="float" office:value="23.2409">
            <text:p>23,2409</text:p>
          </table:table-cell>
          <table:table-cell office:value-type="float" office:value="0.648373">
            <text:p>0,648373</text:p>
          </table:table-cell>
          <table:table-cell office:value-type="float" office:value="23.8892">
            <text:p>23,8892</text:p>
          </table:table-cell>
          <table:table-cell office:value-type="float" office:value="44.6196">
            <text:p>44,6196</text:p>
          </table:table-cell>
          <table:table-cell office:value-type="float" office:value="0.841038">
            <text:p>0,841038</text:p>
          </table:table-cell>
          <table:table-cell office:value-type="float" office:value="45.4606">
            <text:p>45,4606</text:p>
          </table:table-cell>
          <table:table-cell office:value-type="float" office:value="56.6589">
            <text:p>56,6589</text:p>
          </table:table-cell>
          <table:table-cell office:value-type="float" office:value="2.75185">
            <text:p>2,75185</text:p>
          </table:table-cell>
          <table:table-cell office:value-type="float" office:value="59.4108">
            <text:p>59,4108</text:p>
          </table:table-cell>
          <table:table-cell office:value-type="float" office:value="6.85821">
            <text:p>6,85821</text:p>
          </table:table-cell>
          <table:table-cell office:value-type="float" office:value="0.374186">
            <text:p>0,374186</text:p>
          </table:table-cell>
          <table:table-cell office:value-type="float" office:value="7.2324">
            <text:p>7,2324</text:p>
          </table:table-cell>
          <table:table-cell office:value-type="float" office:value="6.5547">
            <text:p>6,5547</text:p>
          </table:table-cell>
          <table:table-cell office:value-type="float" office:value="0.40615">
            <text:p>0,40615</text:p>
          </table:table-cell>
          <table:table-cell office:value-type="float" office:value="6.96085">
            <text:p>6,96085</text:p>
          </table:table-cell>
        </table:table-row>
        <table:table-row table:style-name="ro1">
          <table:table-cell office:value-type="float" office:value="2.85742">
            <text:p>2,85742</text:p>
          </table:table-cell>
          <table:table-cell office:value-type="float" office:value="0.381224">
            <text:p>0,381224</text:p>
          </table:table-cell>
          <table:table-cell office:value-type="float" office:value="3.23864">
            <text:p>3,23864</text:p>
          </table:table-cell>
          <table:table-cell office:value-type="float" office:value="44.4002">
            <text:p>44,4002</text:p>
          </table:table-cell>
          <table:table-cell office:value-type="float" office:value="0.652185">
            <text:p>0,652185</text:p>
          </table:table-cell>
          <table:table-cell office:value-type="float" office:value="45.0524">
            <text:p>45,0524</text:p>
          </table:table-cell>
          <table:table-cell office:value-type="float" office:value="0.0480928">
            <text:p>0,0480928</text:p>
          </table:table-cell>
          <table:table-cell office:value-type="float" office:value="0.258059">
            <text:p>0,258059</text:p>
          </table:table-cell>
          <table:table-cell office:value-type="float" office:value="0.306152">
            <text:p>0,306152</text:p>
          </table:table-cell>
          <table:table-cell office:value-type="float" office:value="20.7711">
            <text:p>20,7711</text:p>
          </table:table-cell>
          <table:table-cell office:value-type="float" office:value="0.493538">
            <text:p>0,493538</text:p>
          </table:table-cell>
          <table:table-cell office:value-type="float" office:value="21.2646">
            <text:p>21,2646</text:p>
          </table:table-cell>
          <table:table-cell office:value-type="float" office:value="26.0502">
            <text:p>26,0502</text:p>
          </table:table-cell>
          <table:table-cell office:value-type="float" office:value="0.636937">
            <text:p>0,636937</text:p>
          </table:table-cell>
          <table:table-cell office:value-type="float" office:value="26.6871">
            <text:p>26,6871</text:p>
          </table:table-cell>
          <table:table-cell office:value-type="float" office:value="46.4805">
            <text:p>46,4805</text:p>
          </table:table-cell>
          <table:table-cell office:value-type="float" office:value="0.904966">
            <text:p>0,904966</text:p>
          </table:table-cell>
          <table:table-cell office:value-type="float" office:value="47.3855">
            <text:p>47,3855</text:p>
          </table:table-cell>
          <table:table-cell office:value-type="float" office:value="36.779">
            <text:p>36,779</text:p>
          </table:table-cell>
          <table:table-cell office:value-type="float" office:value="0.720806">
            <text:p>0,720806</text:p>
          </table:table-cell>
          <table:table-cell office:value-type="float" office:value="37.4998">
            <text:p>37,4998</text:p>
          </table:table-cell>
          <table:table-cell office:value-type="float" office:value="4.08232">
            <text:p>4,08232</text:p>
          </table:table-cell>
          <table:table-cell office:value-type="float" office:value="0.338702">
            <text:p>0,338702</text:p>
          </table:table-cell>
          <table:table-cell office:value-type="float" office:value="4.42102">
            <text:p>4,42102</text:p>
          </table:table-cell>
          <table:table-cell office:value-type="float" office:value="5.7119">
            <text:p>5,7119</text:p>
          </table:table-cell>
          <table:table-cell office:value-type="float" office:value="0.734295">
            <text:p>0,734295</text:p>
          </table:table-cell>
          <table:table-cell office:value-type="float" office:value="6.4462">
            <text:p>6,4462</text:p>
          </table:table-cell>
        </table:table-row>
        <table:table-row table:style-name="ro1">
          <table:table-cell office:value-type="float" office:value="2.52986">
            <text:p>2,52986</text:p>
          </table:table-cell>
          <table:table-cell office:value-type="float" office:value="0.363629">
            <text:p>0,363629</text:p>
          </table:table-cell>
          <table:table-cell office:value-type="float" office:value="2.89349">
            <text:p>2,89349</text:p>
          </table:table-cell>
          <table:table-cell office:value-type="float" office:value="47.0491">
            <text:p>47,0491</text:p>
          </table:table-cell>
          <table:table-cell office:value-type="float" office:value="0.621688">
            <text:p>0,621688</text:p>
          </table:table-cell>
          <table:table-cell office:value-type="float" office:value="47.6708">
            <text:p>47,6708</text:p>
          </table:table-cell>
          <table:table-cell office:value-type="float" office:value="0.0844557">
            <text:p>0,0844557</text:p>
          </table:table-cell>
          <table:table-cell office:value-type="float" office:value="0.419932">
            <text:p>0,419932</text:p>
          </table:table-cell>
          <table:table-cell office:value-type="float" office:value="0.504388">
            <text:p>0,504388</text:p>
          </table:table-cell>
          <table:table-cell office:value-type="float" office:value="33.8131">
            <text:p>33,8131</text:p>
          </table:table-cell>
          <table:table-cell office:value-type="float" office:value="0.702331">
            <text:p>0,702331</text:p>
          </table:table-cell>
          <table:table-cell office:value-type="float" office:value="34.5154">
            <text:p>34,5154</text:p>
          </table:table-cell>
          <table:table-cell office:value-type="float" office:value="33.3333">
            <text:p>33,3333</text:p>
          </table:table-cell>
          <table:table-cell office:value-type="float" office:value="0.965082">
            <text:p>0,965082</text:p>
          </table:table-cell>
          <table:table-cell office:value-type="float" office:value="34.2984">
            <text:p>34,2984</text:p>
          </table:table-cell>
          <table:table-cell office:value-type="float" office:value="45.3023">
            <text:p>45,3023</text:p>
          </table:table-cell>
          <table:table-cell office:value-type="float" office:value="0.990595">
            <text:p>0,990595</text:p>
          </table:table-cell>
          <table:table-cell office:value-type="float" office:value="46.2929">
            <text:p>46,2929</text:p>
          </table:table-cell>
          <table:table-cell office:value-type="float" office:value="35.8544">
            <text:p>35,8544</text:p>
          </table:table-cell>
          <table:table-cell office:value-type="float" office:value="0.75365">
            <text:p>0,75365</text:p>
          </table:table-cell>
          <table:table-cell office:value-type="float" office:value="36.608">
            <text:p>36,608</text:p>
          </table:table-cell>
          <table:table-cell office:value-type="float" office:value="4.00549">
            <text:p>4,00549</text:p>
          </table:table-cell>
          <table:table-cell office:value-type="float" office:value="0.338996">
            <text:p>0,338996</text:p>
          </table:table-cell>
          <table:table-cell office:value-type="float" office:value="4.34448">
            <text:p>4,34448</text:p>
          </table:table-cell>
          <table:table-cell office:value-type="float" office:value="5.74299">
            <text:p>5,74299</text:p>
          </table:table-cell>
          <table:table-cell office:value-type="float" office:value="0.331664">
            <text:p>0,331664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2.5152">
            <text:p>2,5152</text:p>
          </table:table-cell>
          <table:table-cell office:value-type="float" office:value="0.351019">
            <text:p>0,351019</text:p>
          </table:table-cell>
          <table:table-cell office:value-type="float" office:value="2.86621">
            <text:p>2,86621</text:p>
          </table:table-cell>
          <table:table-cell office:value-type="float" office:value="43.7859">
            <text:p>43,7859</text:p>
          </table:table-cell>
          <table:table-cell office:value-type="float" office:value="0.697932">
            <text:p>0,697932</text:p>
          </table:table-cell>
          <table:table-cell office:value-type="float" office:value="44.4838">
            <text:p>44,4838</text:p>
          </table:table-cell>
          <table:table-cell office:value-type="float" office:value="0.0416413">
            <text:p>0,0416413</text:p>
          </table:table-cell>
          <table:table-cell office:value-type="float" office:value="0.225802">
            <text:p>0,225802</text:p>
          </table:table-cell>
          <table:table-cell office:value-type="float" office:value="0.267443">
            <text:p>0,267443</text:p>
          </table:table-cell>
          <table:table-cell office:value-type="float" office:value="19.4764">
            <text:p>19,4764</text:p>
          </table:table-cell>
          <table:table-cell office:value-type="float" office:value="0.733122">
            <text:p>0,733122</text:p>
          </table:table-cell>
          <table:table-cell office:value-type="float" office:value="20.2095">
            <text:p>20,2095</text:p>
          </table:table-cell>
          <table:table-cell office:value-type="float" office:value="25.9769">
            <text:p>25,9769</text:p>
          </table:table-cell>
          <table:table-cell office:value-type="float" office:value="0.582685">
            <text:p>0,582685</text:p>
          </table:table-cell>
          <table:table-cell office:value-type="float" office:value="26.5595">
            <text:p>26,5595</text:p>
          </table:table-cell>
          <table:table-cell office:value-type="float" office:value="44.4876">
            <text:p>44,4876</text:p>
          </table:table-cell>
          <table:table-cell office:value-type="float" office:value="0.855407">
            <text:p>0,855407</text:p>
          </table:table-cell>
          <table:table-cell office:value-type="float" office:value="45.343">
            <text:p>45,343</text:p>
          </table:table-cell>
          <table:table-cell office:value-type="float" office:value="35.396">
            <text:p>35,396</text:p>
          </table:table-cell>
          <table:table-cell office:value-type="float" office:value="0.686789">
            <text:p>0,686789</text:p>
          </table:table-cell>
          <table:table-cell office:value-type="float" office:value="36.0828">
            <text:p>36,0828</text:p>
          </table:table-cell>
          <table:table-cell office:value-type="float" office:value="4.32747">
            <text:p>4,32747</text:p>
          </table:table-cell>
          <table:table-cell office:value-type="float" office:value="0.341342">
            <text:p>0,341342</text:p>
          </table:table-cell>
          <table:table-cell office:value-type="float" office:value="4.66882">
            <text:p>4,66882</text:p>
          </table:table-cell>
          <table:table-cell office:value-type="float" office:value="5.54358">
            <text:p>5,54358</text:p>
          </table:table-cell>
          <table:table-cell office:value-type="float" office:value="0.327559">
            <text:p>0,327559</text:p>
          </table:table-cell>
          <table:table-cell office:value-type="float" office:value="5.87114">
            <text:p>5,8711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711128">
            <text:p>0,711128</text:p>
          </table:table-cell>
          <table:table-cell office:value-type="float" office:value="3.24568">
            <text:p>3,24568</text:p>
          </table:table-cell>
          <table:table-cell office:value-type="float" office:value="46.2459">
            <text:p>46,2459</text:p>
          </table:table-cell>
          <table:table-cell office:value-type="float" office:value="1.26977">
            <text:p>1,26977</text:p>
          </table:table-cell>
          <table:table-cell office:value-type="float" office:value="47.5157">
            <text:p>47,5157</text:p>
          </table:table-cell>
          <table:table-cell office:value-type="float" office:value="0.0448671">
            <text:p>0,0448671</text:p>
          </table:table-cell>
          <table:table-cell office:value-type="float" office:value="0.262751">
            <text:p>0,262751</text:p>
          </table:table-cell>
          <table:table-cell office:value-type="float" office:value="0.307618">
            <text:p>0,307618</text:p>
          </table:table-cell>
          <table:table-cell office:value-type="float" office:value="19.6852">
            <text:p>19,6852</text:p>
          </table:table-cell>
          <table:table-cell office:value-type="float" office:value="0.545443">
            <text:p>0,545443</text:p>
          </table:table-cell>
          <table:table-cell office:value-type="float" office:value="20.2307">
            <text:p>20,2307</text:p>
          </table:table-cell>
          <table:table-cell office:value-type="float" office:value="24.2584">
            <text:p>24,2584</text:p>
          </table:table-cell>
          <table:table-cell office:value-type="float" office:value="0.657464">
            <text:p>0,657464</text:p>
          </table:table-cell>
          <table:table-cell office:value-type="float" office:value="24.9159">
            <text:p>24,9159</text:p>
          </table:table-cell>
          <table:table-cell office:value-type="float" office:value="51.403">
            <text:p>51,403</text:p>
          </table:table-cell>
          <table:table-cell office:value-type="float" office:value="2.08353">
            <text:p>2,08353</text:p>
          </table:table-cell>
          <table:table-cell office:value-type="float" office:value="53.4865">
            <text:p>53,4865</text:p>
          </table:table-cell>
          <table:table-cell office:value-type="float" office:value="91.8071">
            <text:p>91,8071</text:p>
          </table:table-cell>
          <table:table-cell office:value-type="float" office:value="1.4639">
            <text:p>1,4639</text:p>
          </table:table-cell>
          <table:table-cell office:value-type="float" office:value="93.271">
            <text:p>93,271</text:p>
          </table:table-cell>
          <table:table-cell office:value-type="float" office:value="8.50128">
            <text:p>8,50128</text:p>
          </table:table-cell>
          <table:table-cell office:value-type="float" office:value="0.331078">
            <text:p>0,331078</text:p>
          </table:table-cell>
          <table:table-cell office:value-type="float" office:value="8.83236">
            <text:p>8,83236</text:p>
          </table:table-cell>
          <table:table-cell office:value-type="float" office:value="5.7163">
            <text:p>5,7163</text:p>
          </table:table-cell>
          <table:table-cell office:value-type="float" office:value="1.33751">
            <text:p>1,33751</text:p>
          </table:table-cell>
          <table:table-cell office:value-type="float" office:value="7.05381">
            <text:p>7,05381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float" office:value="0.551601">
            <text:p>0,551601</text:p>
          </table:table-cell>
          <table:table-cell office:value-type="float" office:value="4.8216">
            <text:p>4,8216</text:p>
          </table:table-cell>
          <table:table-cell office:value-type="float" office:value="60.6576">
            <text:p>60,6576</text:p>
          </table:table-cell>
          <table:table-cell office:value-type="float" office:value="0.719339">
            <text:p>0,719339</text:p>
          </table:table-cell>
          <table:table-cell office:value-type="float" office:value="61.377">
            <text:p>61,377</text:p>
          </table:table-cell>
          <table:table-cell office:value-type="float" office:value="0.125511">
            <text:p>0,125511</text:p>
          </table:table-cell>
          <table:table-cell office:value-type="float" office:value="0.551015">
            <text:p>0,551015</text:p>
          </table:table-cell>
          <table:table-cell office:value-type="float" office:value="0.676525">
            <text:p>0,676525</text:p>
          </table:table-cell>
          <table:table-cell office:value-type="float" office:value="23.5863">
            <text:p>23,5863</text:p>
          </table:table-cell>
          <table:table-cell office:value-type="float" office:value="0.514945">
            <text:p>0,514945</text:p>
          </table:table-cell>
          <table:table-cell office:value-type="float" office:value="24.1012">
            <text:p>24,1012</text:p>
          </table:table-cell>
          <table:table-cell office:value-type="float" office:value="40.1774">
            <text:p>40,1774</text:p>
          </table:table-cell>
          <table:table-cell office:value-type="float" office:value="0.575354">
            <text:p>0,575354</text:p>
          </table:table-cell>
          <table:table-cell office:value-type="float" office:value="40.7528">
            <text:p>40,7528</text:p>
          </table:table-cell>
          <table:table-cell office:value-type="float" office:value="45.7638">
            <text:p>45,7638</text:p>
          </table:table-cell>
          <table:table-cell office:value-type="float" office:value="0.87916">
            <text:p>0,87916</text:p>
          </table:table-cell>
          <table:table-cell office:value-type="float" office:value="46.643">
            <text:p>46,643</text:p>
          </table:table-cell>
          <table:table-cell office:value-type="float" office:value="52.9132">
            <text:p>52,9132</text:p>
          </table:table-cell>
          <table:table-cell office:value-type="float" office:value="1.04485">
            <text:p>1,04485</text:p>
          </table:table-cell>
          <table:table-cell office:value-type="float" office:value="53.9581">
            <text:p>53,9581</text:p>
          </table:table-cell>
          <table:table-cell office:value-type="float" office:value="4.09727">
            <text:p>4,09727</text:p>
          </table:table-cell>
          <table:table-cell office:value-type="float" office:value="0.409962">
            <text:p>0,409962</text:p>
          </table:table-cell>
          <table:table-cell office:value-type="float" office:value="4.50723">
            <text:p>4,50723</text:p>
          </table:table-cell>
          <table:table-cell office:value-type="float" office:value="5.75178">
            <text:p>5,75178</text:p>
          </table:table-cell>
          <table:table-cell office:value-type="float" office:value="0.333424">
            <text:p>0,333424</text:p>
          </table:table-cell>
          <table:table-cell office:value-type="float" office:value="6.08521">
            <text:p>6,08521</text:p>
          </table:table-cell>
        </table:table-row>
        <table:table-row table:style-name="ro1">
          <table:table-cell office:value-type="float" office:value="2.46417">
            <text:p>2,46417</text:p>
          </table:table-cell>
          <table:table-cell office:value-type="float" office:value="0.320814">
            <text:p>0,320814</text:p>
          </table:table-cell>
          <table:table-cell office:value-type="float" office:value="2.78498">
            <text:p>2,78498</text:p>
          </table:table-cell>
          <table:table-cell office:value-type="float" office:value="37.5373">
            <text:p>37,5373</text:p>
          </table:table-cell>
          <table:table-cell office:value-type="float" office:value="0.56773">
            <text:p>0,56773</text:p>
          </table:table-cell>
          <table:table-cell office:value-type="float" office:value="38.105">
            <text:p>38,105</text:p>
          </table:table-cell>
          <table:table-cell office:value-type="float" office:value="0.0434008">
            <text:p>0,0434008</text:p>
          </table:table-cell>
          <table:table-cell office:value-type="float" office:value="0.645147">
            <text:p>0,645147</text:p>
          </table:table-cell>
          <table:table-cell office:value-type="float" office:value="0.688548">
            <text:p>0,688548</text:p>
          </table:table-cell>
          <table:table-cell office:value-type="float" office:value="19.1638">
            <text:p>19,1638</text:p>
          </table:table-cell>
          <table:table-cell office:value-type="float" office:value="0.490899">
            <text:p>0,490899</text:p>
          </table:table-cell>
          <table:table-cell office:value-type="float" office:value="19.6547">
            <text:p>19,6547</text:p>
          </table:table-cell>
          <table:table-cell office:value-type="float" office:value="23.2555">
            <text:p>23,2555</text:p>
          </table:table-cell>
          <table:table-cell office:value-type="float" office:value="0.56597">
            <text:p>0,56597</text:p>
          </table:table-cell>
          <table:table-cell office:value-type="float" office:value="23.8215">
            <text:p>23,8215</text:p>
          </table:table-cell>
          <table:table-cell office:value-type="float" office:value="47.8532">
            <text:p>47,8532</text:p>
          </table:table-cell>
          <table:table-cell office:value-type="float" office:value="0.912884">
            <text:p>0,912884</text:p>
          </table:table-cell>
          <table:table-cell office:value-type="float" office:value="48.7661">
            <text:p>48,7661</text:p>
          </table:table-cell>
          <table:table-cell office:value-type="float" office:value="59.2506">
            <text:p>59,2506</text:p>
          </table:table-cell>
          <table:table-cell office:value-type="float" office:value="2.68968">
            <text:p>2,68968</text:p>
          </table:table-cell>
          <table:table-cell office:value-type="float" office:value="61.9403">
            <text:p>61,9403</text:p>
          </table:table-cell>
          <table:table-cell office:value-type="float" office:value="7.69104">
            <text:p>7,69104</text:p>
          </table:table-cell>
          <table:table-cell office:value-type="float" office:value="0.586498">
            <text:p>0,586498</text:p>
          </table:table-cell>
          <table:table-cell office:value-type="float" office:value="8.27754">
            <text:p>8,27754</text:p>
          </table:table-cell>
          <table:table-cell office:value-type="float" office:value="10.4575">
            <text:p>10,4575</text:p>
          </table:table-cell>
          <table:table-cell office:value-type="float" office:value="0.649253">
            <text:p>0,649253</text:p>
          </table:table-cell>
          <table:table-cell office:value-type="float" office:value="11.1068">
            <text:p>11,1068</text:p>
          </table:table-cell>
        </table:table-row>
        <table:table-row table:style-name="ro1">
          <table:table-cell office:value-type="float" office:value="4.7782">
            <text:p>4,7782</text:p>
          </table:table-cell>
          <table:table-cell office:value-type="float" office:value="0.685323">
            <text:p>0,685323</text:p>
          </table:table-cell>
          <table:table-cell office:value-type="float" office:value="5.46352">
            <text:p>5,46352</text:p>
          </table:table-cell>
          <table:table-cell office:value-type="float" office:value="47.8735">
            <text:p>47,8735</text:p>
          </table:table-cell>
          <table:table-cell office:value-type="float" office:value="0.653945">
            <text:p>0,653945</text:p>
          </table:table-cell>
          <table:table-cell office:value-type="float" office:value="48.5274">
            <text:p>48,5274</text:p>
          </table:table-cell>
          <table:table-cell office:value-type="float" office:value="0.0463333">
            <text:p>0,0463333</text:p>
          </table:table-cell>
          <table:table-cell office:value-type="float" office:value="0.253954">
            <text:p>0,253954</text:p>
          </table:table-cell>
          <table:table-cell office:value-type="float" office:value="0.300287">
            <text:p>0,300287</text:p>
          </table:table-cell>
          <table:table-cell office:value-type="float" office:value="19.6837">
            <text:p>19,6837</text:p>
          </table:table-cell>
          <table:table-cell office:value-type="float" office:value="0.483274">
            <text:p>0,483274</text:p>
          </table:table-cell>
          <table:table-cell office:value-type="float" office:value="20.167">
            <text:p>20,167</text:p>
          </table:table-cell>
          <table:table-cell office:value-type="float" office:value="24.5637">
            <text:p>24,5637</text:p>
          </table:table-cell>
          <table:table-cell office:value-type="float" office:value="0.645147">
            <text:p>0,645147</text:p>
          </table:table-cell>
          <table:table-cell office:value-type="float" office:value="25.2088">
            <text:p>25,2088</text:p>
          </table:table-cell>
          <table:table-cell office:value-type="float" office:value="47.5471">
            <text:p>47,5471</text:p>
          </table:table-cell>
          <table:table-cell office:value-type="float" office:value="0.870949">
            <text:p>0,870949</text:p>
          </table:table-cell>
          <table:table-cell office:value-type="float" office:value="48.418">
            <text:p>48,418</text:p>
          </table:table-cell>
          <table:table-cell office:value-type="float" office:value="35.1705">
            <text:p>35,1705</text:p>
          </table:table-cell>
          <table:table-cell office:value-type="float" office:value="0.752477">
            <text:p>0,752477</text:p>
          </table:table-cell>
          <table:table-cell office:value-type="float" office:value="35.923">
            <text:p>35,923</text:p>
          </table:table-cell>
          <table:table-cell office:value-type="float" office:value="4.41369">
            <text:p>4,41369</text:p>
          </table:table-cell>
          <table:table-cell office:value-type="float" office:value="0.338409">
            <text:p>0,338409</text:p>
          </table:table-cell>
          <table:table-cell office:value-type="float" office:value="4.7521">
            <text:p>4,7521</text:p>
          </table:table-cell>
          <table:table-cell office:value-type="float" office:value="13.3273">
            <text:p>13,3273</text:p>
          </table:table-cell>
          <table:table-cell office:value-type="float" office:value="0.368614">
            <text:p>0,368614</text:p>
          </table:table-cell>
          <table:table-cell office:value-type="float" office:value="13.6959">
            <text:p>13,6959</text:p>
          </table:table-cell>
        </table:table-row>
        <table:table-row table:style-name="ro1">
          <table:table-cell office:value-type="float" office:value="4.68788">
            <text:p>4,68788</text:p>
          </table:table-cell>
          <table:table-cell office:value-type="float" office:value="0.609664">
            <text:p>0,609664</text:p>
          </table:table-cell>
          <table:table-cell office:value-type="float" office:value="5.29754">
            <text:p>5,29754</text:p>
          </table:table-cell>
          <table:table-cell office:value-type="float" office:value="41.1378">
            <text:p>41,1378</text:p>
          </table:table-cell>
          <table:table-cell office:value-type="float" office:value="1.71727">
            <text:p>1,71727</text:p>
          </table:table-cell>
          <table:table-cell office:value-type="float" office:value="42.8551">
            <text:p>42,8551</text:p>
          </table:table-cell>
          <table:table-cell office:value-type="float" office:value="0.124044">
            <text:p>0,124044</text:p>
          </table:table-cell>
          <table:table-cell office:value-type="float" office:value="0.602626">
            <text:p>0,602626</text:p>
          </table:table-cell>
          <table:table-cell office:value-type="float" office:value="0.726671">
            <text:p>0,726671</text:p>
          </table:table-cell>
          <table:table-cell office:value-type="float" office:value="32.5034">
            <text:p>32,5034</text:p>
          </table:table-cell>
          <table:table-cell office:value-type="float" office:value="0.544856">
            <text:p>0,544856</text:p>
          </table:table-cell>
          <table:table-cell office:value-type="float" office:value="33.0483">
            <text:p>33,0483</text:p>
          </table:table-cell>
          <table:table-cell office:value-type="float" office:value="58.7832">
            <text:p>58,7832</text:p>
          </table:table-cell>
          <table:table-cell office:value-type="float" office:value="0.668021">
            <text:p>0,668021</text:p>
          </table:table-cell>
          <table:table-cell office:value-type="float" office:value="59.4512">
            <text:p>59,4512</text:p>
          </table:table-cell>
          <table:table-cell office:value-type="float" office:value="56.127">
            <text:p>56,127</text:p>
          </table:table-cell>
          <table:table-cell office:value-type="float" office:value="0.863325">
            <text:p>0,863325</text:p>
          </table:table-cell>
          <table:table-cell office:value-type="float" office:value="56.9903">
            <text:p>56,9903</text:p>
          </table:table-cell>
          <table:table-cell office:value-type="float" office:value="41.3674">
            <text:p>41,3674</text:p>
          </table:table-cell>
          <table:table-cell office:value-type="float" office:value="0.743679">
            <text:p>0,743679</text:p>
          </table:table-cell>
          <table:table-cell office:value-type="float" office:value="42.1111">
            <text:p>42,1111</text:p>
          </table:table-cell>
          <table:table-cell office:value-type="float" office:value="4.68172">
            <text:p>4,68172</text:p>
          </table:table-cell>
          <table:table-cell office:value-type="float" office:value="1.1425">
            <text:p>1,1425</text:p>
          </table:table-cell>
          <table:table-cell office:value-type="float" office:value="5.82422">
            <text:p>5,82422</text:p>
          </table:table-cell>
          <table:table-cell office:value-type="float" office:value="9.77193">
            <text:p>9,77193</text:p>
          </table:table-cell>
          <table:table-cell office:value-type="float" office:value="0.394713">
            <text:p>0,394713</text:p>
          </table:table-cell>
          <table:table-cell office:value-type="float" office:value="10.1666">
            <text:p>10,1666</text:p>
          </table:table-cell>
        </table:table-row>
        <table:table-row table:style-name="ro1">
          <table:table-cell office:value-type="float" office:value="2.68763">
            <text:p>2,68763</text:p>
          </table:table-cell>
          <table:table-cell office:value-type="float" office:value="0.395006">
            <text:p>0,395006</text:p>
          </table:table-cell>
          <table:table-cell office:value-type="float" office:value="3.08263">
            <text:p>3,08263</text:p>
          </table:table-cell>
          <table:table-cell office:value-type="float" office:value="86.6553">
            <text:p>86,6553</text:p>
          </table:table-cell>
          <table:table-cell office:value-type="float" office:value="0.644268">
            <text:p>0,644268</text:p>
          </table:table-cell>
          <table:table-cell office:value-type="float" office:value="87.2996">
            <text:p>87,2996</text:p>
          </table:table-cell>
          <table:table-cell office:value-type="float" office:value="0.0454536">
            <text:p>0,0454536</text:p>
          </table:table-cell>
          <table:table-cell office:value-type="float" office:value="0.333717">
            <text:p>0,333717</text:p>
          </table:table-cell>
          <table:table-cell office:value-type="float" office:value="0.379171">
            <text:p>0,379171</text:p>
          </table:table-cell>
          <table:table-cell office:value-type="float" office:value="19.9095">
            <text:p>19,9095</text:p>
          </table:table-cell>
          <table:table-cell office:value-type="float" office:value="0.486207">
            <text:p>0,486207</text:p>
          </table:table-cell>
          <table:table-cell office:value-type="float" office:value="20.3958">
            <text:p>20,3958</text:p>
          </table:table-cell>
          <table:table-cell office:value-type="float" office:value="23.8702">
            <text:p>23,8702</text:p>
          </table:table-cell>
          <table:table-cell office:value-type="float" office:value="0.608198">
            <text:p>0,608198</text:p>
          </table:table-cell>
          <table:table-cell office:value-type="float" office:value="24.4784">
            <text:p>24,4784</text:p>
          </table:table-cell>
          <table:table-cell office:value-type="float" office:value="53.7598">
            <text:p>53,7598</text:p>
          </table:table-cell>
          <table:table-cell office:value-type="float" office:value="1.54777">
            <text:p>1,54777</text:p>
          </table:table-cell>
          <table:table-cell office:value-type="float" office:value="55.3076">
            <text:p>55,3076</text:p>
          </table:table-cell>
          <table:table-cell office:value-type="float" office:value="35.8673">
            <text:p>35,8673</text:p>
          </table:table-cell>
          <table:table-cell office:value-type="float" office:value="0.802036">
            <text:p>0,802036</text:p>
          </table:table-cell>
          <table:table-cell office:value-type="float" office:value="36.6693">
            <text:p>36,6693</text:p>
          </table:table-cell>
          <table:table-cell office:value-type="float" office:value="6.73651">
            <text:p>6,73651</text:p>
          </table:table-cell>
          <table:table-cell office:value-type="float" office:value="0.346034">
            <text:p>0,346034</text:p>
          </table:table-cell>
          <table:table-cell office:value-type="float" office:value="7.08255">
            <text:p>7,08255</text:p>
          </table:table-cell>
          <table:table-cell office:value-type="float" office:value="6.9934">
            <text:p>6,9934</text:p>
          </table:table-cell>
          <table:table-cell office:value-type="float" office:value="0.372719">
            <text:p>0,372719</text:p>
          </table:table-cell>
          <table:table-cell office:value-type="float" office:value="7.36612">
            <text:p>7,36612</text:p>
          </table:table-cell>
        </table:table-row>
        <table:table-row table:style-name="ro1">
          <table:table-cell office:value-type="float" office:value="3.17589">
            <text:p>3,17589</text:p>
          </table:table-cell>
          <table:table-cell office:value-type="float" office:value="0.375359">
            <text:p>0,375359</text:p>
          </table:table-cell>
          <table:table-cell office:value-type="float" office:value="3.55124">
            <text:p>3,55124</text:p>
          </table:table-cell>
          <table:table-cell office:value-type="float" office:value="45.582">
            <text:p>45,582</text:p>
          </table:table-cell>
          <table:table-cell office:value-type="float" office:value="0.971827">
            <text:p>0,971827</text:p>
          </table:table-cell>
          <table:table-cell office:value-type="float" office:value="46.5538">
            <text:p>46,5538</text:p>
          </table:table-cell>
          <table:table-cell office:value-type="float" office:value="0.0398818">
            <text:p>0,0398818</text:p>
          </table:table-cell>
          <table:table-cell office:value-type="float" office:value="0.570662">
            <text:p>0,570662</text:p>
          </table:table-cell>
          <table:table-cell office:value-type="float" office:value="0.610544">
            <text:p>0,610544</text:p>
          </table:table-cell>
          <table:table-cell office:value-type="float" office:value="20.3603">
            <text:p>20,3603</text:p>
          </table:table-cell>
          <table:table-cell office:value-type="float" office:value="0.446911">
            <text:p>0,446911</text:p>
          </table:table-cell>
          <table:table-cell office:value-type="float" office:value="20.8072">
            <text:p>20,8072</text:p>
          </table:table-cell>
          <table:table-cell office:value-type="float" office:value="23.4411">
            <text:p>23,4411</text:p>
          </table:table-cell>
          <table:table-cell office:value-type="float" office:value="0.579166">
            <text:p>0,579166</text:p>
          </table:table-cell>
          <table:table-cell office:value-type="float" office:value="24.0203">
            <text:p>24,0203</text:p>
          </table:table-cell>
          <table:table-cell office:value-type="float" office:value="44.3621">
            <text:p>44,3621</text:p>
          </table:table-cell>
          <table:table-cell office:value-type="float" office:value="0.871242">
            <text:p>0,871242</text:p>
          </table:table-cell>
          <table:table-cell office:value-type="float" office:value="45.2333">
            <text:p>45,2333</text:p>
          </table:table-cell>
          <table:table-cell office:value-type="float" office:value="47.6283">
            <text:p>47,6283</text:p>
          </table:table-cell>
          <table:table-cell office:value-type="float" office:value="0.721979">
            <text:p>0,721979</text:p>
          </table:table-cell>
          <table:table-cell office:value-type="float" office:value="48.3503">
            <text:p>48,3503</text:p>
          </table:table-cell>
          <table:table-cell office:value-type="float" office:value="4.13364">
            <text:p>4,13364</text:p>
          </table:table-cell>
          <table:table-cell office:value-type="float" office:value="0.339875">
            <text:p>0,339875</text:p>
          </table:table-cell>
          <table:table-cell office:value-type="float" office:value="4.47351">
            <text:p>4,47351</text:p>
          </table:table-cell>
          <table:table-cell office:value-type="float" office:value="6.36643">
            <text:p>6,36643</text:p>
          </table:table-cell>
          <table:table-cell office:value-type="float" office:value="0.38181">
            <text:p>0,38181</text:p>
          </table:table-cell>
          <table:table-cell office:value-type="float" office:value="6.74824">
            <text:p>6,74824</text:p>
          </table:table-cell>
        </table:table-row>
        <table:table-row table:style-name="ro1">
          <table:table-cell office:value-type="float" office:value="4.1873">
            <text:p>4,1873</text:p>
          </table:table-cell>
          <table:table-cell office:value-type="float" office:value="0.581219">
            <text:p>0,581219</text:p>
          </table:table-cell>
          <table:table-cell office:value-type="float" office:value="4.76852">
            <text:p>4,76852</text:p>
          </table:table-cell>
          <table:table-cell office:value-type="float" office:value="45.8295">
            <text:p>45,8295</text:p>
          </table:table-cell>
          <table:table-cell office:value-type="float" office:value="0.598814">
            <text:p>0,598814</text:p>
          </table:table-cell>
          <table:table-cell office:value-type="float" office:value="46.4283">
            <text:p>46,4283</text:p>
          </table:table-cell>
          <table:table-cell office:value-type="float" office:value="0.0428143">
            <text:p>0,0428143</text:p>
          </table:table-cell>
          <table:table-cell office:value-type="float" office:value="0.257179">
            <text:p>0,257179</text:p>
          </table:table-cell>
          <table:table-cell office:value-type="float" office:value="0.299994">
            <text:p>0,299994</text:p>
          </table:table-cell>
          <table:table-cell office:value-type="float" office:value="19.1345">
            <text:p>19,1345</text:p>
          </table:table-cell>
          <table:table-cell office:value-type="float" office:value="0.445445">
            <text:p>0,445445</text:p>
          </table:table-cell>
          <table:table-cell office:value-type="float" office:value="19.5799">
            <text:p>19,5799</text:p>
          </table:table-cell>
          <table:table-cell office:value-type="float" office:value="29.8099">
            <text:p>29,8099</text:p>
          </table:table-cell>
          <table:table-cell office:value-type="float" office:value="1.70114">
            <text:p>1,70114</text:p>
          </table:table-cell>
          <table:table-cell office:value-type="float" office:value="31.5111">
            <text:p>31,5111</text:p>
          </table:table-cell>
          <table:table-cell office:value-type="float" office:value="69.7976">
            <text:p>69,7976</text:p>
          </table:table-cell>
          <table:table-cell office:value-type="float" office:value="1.54161">
            <text:p>1,54161</text:p>
          </table:table-cell>
          <table:table-cell office:value-type="float" office:value="71.3392">
            <text:p>71,3392</text:p>
          </table:table-cell>
          <table:table-cell office:value-type="float" office:value="48.1409">
            <text:p>48,1409</text:p>
          </table:table-cell>
          <table:table-cell office:value-type="float" office:value="0.786787">
            <text:p>0,786787</text:p>
          </table:table-cell>
          <table:table-cell office:value-type="float" office:value="48.9277">
            <text:p>48,9277</text:p>
          </table:table-cell>
          <table:table-cell office:value-type="float" office:value="4.23217">
            <text:p>4,23217</text:p>
          </table:table-cell>
          <table:table-cell office:value-type="float" office:value="0.341635">
            <text:p>0,341635</text:p>
          </table:table-cell>
          <table:table-cell office:value-type="float" office:value="4.5738">
            <text:p>4,5738</text:p>
          </table:table-cell>
          <table:table-cell office:value-type="float" office:value="5.86058">
            <text:p>5,86058</text:p>
          </table:table-cell>
          <table:table-cell office:value-type="float" office:value="0.354538">
            <text:p>0,354538</text:p>
          </table:table-cell>
          <table:table-cell office:value-type="float" office:value="6.21512">
            <text:p>6,21512</text:p>
          </table:table-cell>
        </table:table-row>
        <table:table-row table:style-name="ro1">
          <table:table-cell office:value-type="float" office:value="2.55449">
            <text:p>2,55449</text:p>
          </table:table-cell>
          <table:table-cell office:value-type="float" office:value="0.323747">
            <text:p>0,323747</text:p>
          </table:table-cell>
          <table:table-cell office:value-type="float" office:value="2.87824">
            <text:p>2,87824</text:p>
          </table:table-cell>
          <table:table-cell office:value-type="float" office:value="37.6156">
            <text:p>37,6156</text:p>
          </table:table-cell>
          <table:table-cell office:value-type="float" office:value="0.592069">
            <text:p>0,592069</text:p>
          </table:table-cell>
          <table:table-cell office:value-type="float" office:value="38.2077">
            <text:p>38,2077</text:p>
          </table:table-cell>
          <table:table-cell office:value-type="float" office:value="0.0586498">
            <text:p>0,0586498</text:p>
          </table:table-cell>
          <table:table-cell office:value-type="float" office:value="0.375359">
            <text:p>0,375359</text:p>
          </table:table-cell>
          <table:table-cell office:value-type="float" office:value="0.434008">
            <text:p>0,434008</text:p>
          </table:table-cell>
          <table:table-cell office:value-type="float" office:value="19.0594">
            <text:p>19,0594</text:p>
          </table:table-cell>
          <table:table-cell office:value-type="float" office:value="0.444859">
            <text:p>0,444859</text:p>
          </table:table-cell>
          <table:table-cell office:value-type="float" office:value="19.5043">
            <text:p>19,5043</text:p>
          </table:table-cell>
          <table:table-cell office:value-type="float" office:value="23.357">
            <text:p>23,357</text:p>
          </table:table-cell>
          <table:table-cell office:value-type="float" office:value="0.61201">
            <text:p>0,61201</text:p>
          </table:table-cell>
          <table:table-cell office:value-type="float" office:value="23.969">
            <text:p>23,969</text:p>
          </table:table-cell>
          <table:table-cell office:value-type="float" office:value="44.5067">
            <text:p>44,5067</text:p>
          </table:table-cell>
          <table:table-cell office:value-type="float" office:value="0.903206">
            <text:p>0,903206</text:p>
          </table:table-cell>
          <table:table-cell office:value-type="float" office:value="45.4099">
            <text:p>45,4099</text:p>
          </table:table-cell>
          <table:table-cell office:value-type="float" office:value="50.3722">
            <text:p>50,3722</text:p>
          </table:table-cell>
          <table:table-cell office:value-type="float" office:value="0.961563">
            <text:p>0,961563</text:p>
          </table:table-cell>
          <table:table-cell office:value-type="float" office:value="51.3338">
            <text:p>51,3338</text:p>
          </table:table-cell>
          <table:table-cell office:value-type="float" office:value="5.75032">
            <text:p>5,75032</text:p>
          </table:table-cell>
          <table:table-cell office:value-type="float" office:value="0.446618">
            <text:p>0,446618</text:p>
          </table:table-cell>
          <table:table-cell office:value-type="float" office:value="6.19693">
            <text:p>6,19693</text:p>
          </table:table-cell>
          <table:table-cell office:value-type="float" office:value="5.71014">
            <text:p>5,71014</text:p>
          </table:table-cell>
          <table:table-cell office:value-type="float" office:value="0.356004">
            <text:p>0,356004</text:p>
          </table:table-cell>
          <table:table-cell office:value-type="float" office:value="6.06615">
            <text:p>6,06615</text:p>
          </table:table-cell>
        </table:table-row>
        <table:table-row table:style-name="ro1">
          <table:table-cell office:value-type="float" office:value="2.96563">
            <text:p>2,96563</text:p>
          </table:table-cell>
          <table:table-cell office:value-type="float" office:value="0.56861">
            <text:p>0,56861</text:p>
          </table:table-cell>
          <table:table-cell office:value-type="float" office:value="3.53424">
            <text:p>3,53424</text:p>
          </table:table-cell>
          <table:table-cell office:value-type="float" office:value="42.5627">
            <text:p>42,5627</text:p>
          </table:table-cell>
          <table:table-cell office:value-type="float" office:value="0.603506">
            <text:p>0,603506</text:p>
          </table:table-cell>
          <table:table-cell office:value-type="float" office:value="43.1662">
            <text:p>43,1662</text:p>
          </table:table-cell>
          <table:table-cell office:value-type="float" office:value="0.0425211">
            <text:p>0,0425211</text:p>
          </table:table-cell>
          <table:table-cell office:value-type="float" office:value="0.247209">
            <text:p>0,247209</text:p>
          </table:table-cell>
          <table:table-cell office:value-type="float" office:value="0.28973">
            <text:p>0,28973</text:p>
          </table:table-cell>
          <table:table-cell office:value-type="float" office:value="20.2327">
            <text:p>20,2327</text:p>
          </table:table-cell>
          <table:table-cell office:value-type="float" office:value="0.482394">
            <text:p>0,482394</text:p>
          </table:table-cell>
          <table:table-cell office:value-type="float" office:value="20.7151">
            <text:p>20,7151</text:p>
          </table:table-cell>
          <table:table-cell office:value-type="float" office:value="23.3916">
            <text:p>23,3916</text:p>
          </table:table-cell>
          <table:table-cell office:value-type="float" office:value="0.640162">
            <text:p>0,640162</text:p>
          </table:table-cell>
          <table:table-cell office:value-type="float" office:value="24.0317">
            <text:p>24,0317</text:p>
          </table:table-cell>
          <table:table-cell office:value-type="float" office:value="50.1535">
            <text:p>50,1535</text:p>
          </table:table-cell>
          <table:table-cell office:value-type="float" office:value="0.973293">
            <text:p>0,973293</text:p>
          </table:table-cell>
          <table:table-cell office:value-type="float" office:value="51.1268">
            <text:p>51,1268</text:p>
          </table:table-cell>
          <table:table-cell office:value-type="float" office:value="50.9455">
            <text:p>50,9455</text:p>
          </table:table-cell>
          <table:table-cell office:value-type="float" office:value="0.737814">
            <text:p>0,737814</text:p>
          </table:table-cell>
          <table:table-cell office:value-type="float" office:value="51.6834">
            <text:p>51,6834</text:p>
          </table:table-cell>
          <table:table-cell office:value-type="float" office:value="8.33208">
            <text:p>8,33208</text:p>
          </table:table-cell>
          <table:table-cell office:value-type="float" office:value="0.403804">
            <text:p>0,403804</text:p>
          </table:table-cell>
          <table:table-cell office:value-type="float" office:value="8.73588">
            <text:p>8,73588</text:p>
          </table:table-cell>
          <table:table-cell office:value-type="float" office:value="7.15205">
            <text:p>7,15205</text:p>
          </table:table-cell>
          <table:table-cell office:value-type="float" office:value="0.446911">
            <text:p>0,446911</text:p>
          </table:table-cell>
          <table:table-cell office:value-type="float" office:value="7.59896">
            <text:p>7,59896</text:p>
          </table:table-cell>
        </table:table-row>
        <table:table-row table:style-name="ro1">
          <table:table-cell office:value-type="float" office:value="2.82135">
            <text:p>2,82135</text:p>
          </table:table-cell>
          <table:table-cell office:value-type="float" office:value="0.363922">
            <text:p>0,363922</text:p>
          </table:table-cell>
          <table:table-cell office:value-type="float" office:value="3.18527">
            <text:p>3,18527</text:p>
          </table:table-cell>
          <table:table-cell office:value-type="float" office:value="41.5768">
            <text:p>41,5768</text:p>
          </table:table-cell>
          <table:table-cell office:value-type="float" office:value="0.741626">
            <text:p>0,741626</text:p>
          </table:table-cell>
          <table:table-cell office:value-type="float" office:value="42.3184">
            <text:p>42,3184</text:p>
          </table:table-cell>
          <table:table-cell office:value-type="float" office:value="0.0712595">
            <text:p>0,0712595</text:p>
          </table:table-cell>
          <table:table-cell office:value-type="float" office:value="0.233133">
            <text:p>0,233133</text:p>
          </table:table-cell>
          <table:table-cell office:value-type="float" office:value="0.304392">
            <text:p>0,304392</text:p>
          </table:table-cell>
          <table:table-cell office:value-type="float" office:value="20.5022">
            <text:p>20,5022</text:p>
          </table:table-cell>
          <table:table-cell office:value-type="float" office:value="0.461867">
            <text:p>0,461867</text:p>
          </table:table-cell>
          <table:table-cell office:value-type="float" office:value="20.9641">
            <text:p>20,9641</text:p>
          </table:table-cell>
          <table:table-cell office:value-type="float" office:value="23.6362">
            <text:p>23,6362</text:p>
          </table:table-cell>
          <table:table-cell office:value-type="float" office:value="0.589137">
            <text:p>0,589137</text:p>
          </table:table-cell>
          <table:table-cell office:value-type="float" office:value="24.2253">
            <text:p>24,2253</text:p>
          </table:table-cell>
          <table:table-cell office:value-type="float" office:value="45.9055">
            <text:p>45,9055</text:p>
          </table:table-cell>
          <table:table-cell office:value-type="float" office:value="0.966841">
            <text:p>0,966841</text:p>
          </table:table-cell>
          <table:table-cell office:value-type="float" office:value="46.8723">
            <text:p>46,8723</text:p>
          </table:table-cell>
          <table:table-cell office:value-type="float" office:value="58.8322">
            <text:p>58,8322</text:p>
          </table:table-cell>
          <table:table-cell office:value-type="float" office:value="0.700865">
            <text:p>0,700865</text:p>
          </table:table-cell>
          <table:table-cell office:value-type="float" office:value="59.533">
            <text:p>59,533</text:p>
          </table:table-cell>
          <table:table-cell office:value-type="float" office:value="4.15152">
            <text:p>4,15152</text:p>
          </table:table-cell>
          <table:table-cell office:value-type="float" office:value="0.353951">
            <text:p>0,353951</text:p>
          </table:table-cell>
          <table:table-cell office:value-type="float" office:value="4.50548">
            <text:p>4,50548</text:p>
          </table:table-cell>
          <table:table-cell office:value-type="float" office:value="5.70428">
            <text:p>5,70428</text:p>
          </table:table-cell>
          <table:table-cell office:value-type="float" office:value="0.34838">
            <text:p>0,34838</text:p>
          </table:table-cell>
          <table:table-cell office:value-type="float" office:value="6.05266">
            <text:p>6,05266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59816">
            <text:p>0,359816</text:p>
          </table:table-cell>
          <table:table-cell office:value-type="float" office:value="2.91108">
            <text:p>2,91108</text:p>
          </table:table-cell>
          <table:table-cell office:value-type="float" office:value="49.0652">
            <text:p>49,0652</text:p>
          </table:table-cell>
          <table:table-cell office:value-type="float" office:value="1.07124">
            <text:p>1,07124</text:p>
          </table:table-cell>
          <table:table-cell office:value-type="float" office:value="50.1365">
            <text:p>50,1365</text:p>
          </table:table-cell>
          <table:table-cell office:value-type="float" office:value="0.0548375">
            <text:p>0,0548375</text:p>
          </table:table-cell>
          <table:table-cell office:value-type="float" office:value="0.222869">
            <text:p>0,222869</text:p>
          </table:table-cell>
          <table:table-cell office:value-type="float" office:value="0.277707">
            <text:p>0,277707</text:p>
          </table:table-cell>
          <table:table-cell office:value-type="float" office:value="19.3072">
            <text:p>19,3072</text:p>
          </table:table-cell>
          <table:table-cell office:value-type="float" office:value="0.499989">
            <text:p>0,499989</text:p>
          </table:table-cell>
          <table:table-cell office:value-type="float" office:value="19.8072">
            <text:p>19,8072</text:p>
          </table:table-cell>
          <table:table-cell office:value-type="float" office:value="23.9602">
            <text:p>23,9602</text:p>
          </table:table-cell>
          <table:table-cell office:value-type="float" office:value="0.560985">
            <text:p>0,560985</text:p>
          </table:table-cell>
          <table:table-cell office:value-type="float" office:value="24.5212">
            <text:p>24,5212</text:p>
          </table:table-cell>
          <table:table-cell office:value-type="float" office:value="59.7753">
            <text:p>59,7753</text:p>
          </table:table-cell>
          <table:table-cell office:value-type="float" office:value="0.887958">
            <text:p>0,887958</text:p>
          </table:table-cell>
          <table:table-cell office:value-type="float" office:value="60.6632">
            <text:p>60,6632</text:p>
          </table:table-cell>
          <table:table-cell office:value-type="float" office:value="37.371">
            <text:p>37,371</text:p>
          </table:table-cell>
          <table:table-cell office:value-type="float" office:value="0.70497">
            <text:p>0,70497</text:p>
          </table:table-cell>
          <table:table-cell office:value-type="float" office:value="38.076">
            <text:p>38,076</text:p>
          </table:table-cell>
          <table:table-cell office:value-type="float" office:value="4.1222">
            <text:p>4,1222</text:p>
          </table:table-cell>
          <table:table-cell office:value-type="float" office:value="0.319348">
            <text:p>0,319348</text:p>
          </table:table-cell>
          <table:table-cell office:value-type="float" office:value="4.44155">
            <text:p>4,44155</text:p>
          </table:table-cell>
          <table:table-cell office:value-type="float" office:value="5.67378">
            <text:p>5,67378</text:p>
          </table:table-cell>
          <table:table-cell office:value-type="float" office:value="0.326972">
            <text:p>0,326972</text:p>
          </table:table-cell>
          <table:table-cell office:value-type="float" office:value="6.00075">
            <text:p>6,00075</text:p>
          </table:table-cell>
        </table:table-row>
        <table:table-row table:style-name="ro1">
          <table:table-cell office:value-type="float" office:value="2.7237">
            <text:p>2,7237</text:p>
          </table:table-cell>
          <table:table-cell office:value-type="float" office:value="0.336943">
            <text:p>0,336943</text:p>
          </table:table-cell>
          <table:table-cell office:value-type="float" office:value="3.06064">
            <text:p>3,06064</text:p>
          </table:table-cell>
          <table:table-cell office:value-type="float" office:value="46.9972">
            <text:p>46,9972</text:p>
          </table:table-cell>
          <table:table-cell office:value-type="float" office:value="0.592069">
            <text:p>0,592069</text:p>
          </table:table-cell>
          <table:table-cell office:value-type="float" office:value="47.5893">
            <text:p>47,5893</text:p>
          </table:table-cell>
          <table:table-cell office:value-type="float" office:value="0.0407616">
            <text:p>0,0407616</text:p>
          </table:table-cell>
          <table:table-cell office:value-type="float" office:value="0.202048">
            <text:p>0,202048</text:p>
          </table:table-cell>
          <table:table-cell office:value-type="float" office:value="0.24281">
            <text:p>0,24281</text:p>
          </table:table-cell>
          <table:table-cell office:value-type="float" office:value="22.9148">
            <text:p>22,9148</text:p>
          </table:table-cell>
          <table:table-cell office:value-type="float" office:value="0.511719">
            <text:p>0,511719</text:p>
          </table:table-cell>
          <table:table-cell office:value-type="float" office:value="23.4265">
            <text:p>23,4265</text:p>
          </table:table-cell>
          <table:table-cell office:value-type="float" office:value="51.6018">
            <text:p>51,6018</text:p>
          </table:table-cell>
          <table:table-cell office:value-type="float" office:value="1.7029">
            <text:p>1,7029</text:p>
          </table:table-cell>
          <table:table-cell office:value-type="float" office:value="53.3047">
            <text:p>53,3047</text:p>
          </table:table-cell>
          <table:table-cell office:value-type="float" office:value="50.9288">
            <text:p>50,9288</text:p>
          </table:table-cell>
          <table:table-cell office:value-type="float" office:value="0.909658">
            <text:p>0,909658</text:p>
          </table:table-cell>
          <table:table-cell office:value-type="float" office:value="51.8385">
            <text:p>51,8385</text:p>
          </table:table-cell>
          <table:table-cell office:value-type="float" office:value="35.786">
            <text:p>35,786</text:p>
          </table:table-cell>
          <table:table-cell office:value-type="float" office:value="0.701451">
            <text:p>0,701451</text:p>
          </table:table-cell>
          <table:table-cell office:value-type="float" office:value="36.4875">
            <text:p>36,4875</text:p>
          </table:table-cell>
          <table:table-cell office:value-type="float" office:value="4.48671">
            <text:p>4,48671</text:p>
          </table:table-cell>
          <table:table-cell office:value-type="float" office:value="0.314949">
            <text:p>0,314949</text:p>
          </table:table-cell>
          <table:table-cell office:value-type="float" office:value="4.80166">
            <text:p>4,80166</text:p>
          </table:table-cell>
          <table:table-cell office:value-type="float" office:value="5.65648">
            <text:p>5,65648</text:p>
          </table:table-cell>
          <table:table-cell office:value-type="float" office:value="0.397059">
            <text:p>0,397059</text:p>
          </table:table-cell>
          <table:table-cell office:value-type="float" office:value="6.05354">
            <text:p>6,05354</text:p>
          </table:table-cell>
        </table:table-row>
        <table:table-row table:style-name="ro1">
          <table:table-cell office:value-type="float" office:value="2.67912">
            <text:p>2,67912</text:p>
          </table:table-cell>
          <table:table-cell office:value-type="float" office:value="0.389141">
            <text:p>0,389141</text:p>
          </table:table-cell>
          <table:table-cell office:value-type="float" office:value="3.06826">
            <text:p>3,06826</text:p>
          </table:table-cell>
          <table:table-cell office:value-type="float" office:value="37.1845">
            <text:p>37,1845</text:p>
          </table:table-cell>
          <table:table-cell office:value-type="float" office:value="0.599694">
            <text:p>0,599694</text:p>
          </table:table-cell>
          <table:table-cell office:value-type="float" office:value="37.7842">
            <text:p>37,7842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19.4019">
            <text:p>19,4019</text:p>
          </table:table-cell>
          <table:table-cell office:value-type="float" office:value="0.471544">
            <text:p>0,471544</text:p>
          </table:table-cell>
          <table:table-cell office:value-type="float" office:value="19.8735">
            <text:p>19,8735</text:p>
          </table:table-cell>
          <table:table-cell office:value-type="float" office:value="25.3083">
            <text:p>25,3083</text:p>
          </table:table-cell>
          <table:table-cell office:value-type="float" office:value="0.655118">
            <text:p>0,655118</text:p>
          </table:table-cell>
          <table:table-cell office:value-type="float" office:value="25.9634">
            <text:p>25,9634</text:p>
          </table:table-cell>
          <table:table-cell office:value-type="float" office:value="51.2306">
            <text:p>51,2306</text:p>
          </table:table-cell>
          <table:table-cell office:value-type="float" office:value="0.886785">
            <text:p>0,886785</text:p>
          </table:table-cell>
          <table:table-cell office:value-type="float" office:value="52.1174">
            <text:p>52,1174</text:p>
          </table:table-cell>
          <table:table-cell office:value-type="float" office:value="35.5834">
            <text:p>35,5834</text:p>
          </table:table-cell>
          <table:table-cell office:value-type="float" office:value="0.686496">
            <text:p>0,686496</text:p>
          </table:table-cell>
          <table:table-cell office:value-type="float" office:value="36.2699">
            <text:p>36,2699</text:p>
          </table:table-cell>
          <table:table-cell office:value-type="float" office:value="4.24536">
            <text:p>4,24536</text:p>
          </table:table-cell>
          <table:table-cell office:value-type="float" office:value="0.360403">
            <text:p>0,360403</text:p>
          </table:table-cell>
          <table:table-cell office:value-type="float" office:value="4.60577">
            <text:p>4,60577</text:p>
          </table:table-cell>
          <table:table-cell office:value-type="float" office:value="6.68285">
            <text:p>6,68285</text:p>
          </table:table-cell>
          <table:table-cell office:value-type="float" office:value="0.339875">
            <text:p>0,339875</text:p>
          </table:table-cell>
          <table:table-cell office:value-type="float" office:value="7.02272">
            <text:p>7,02272</text:p>
          </table:table-cell>
        </table:table-row>
        <table:table-row table:style-name="ro1">
          <table:table-cell office:value-type="float" office:value="2.58675">
            <text:p>2,58675</text:p>
          </table:table-cell>
          <table:table-cell office:value-type="float" office:value="0.325213">
            <text:p>0,325213</text:p>
          </table:table-cell>
          <table:table-cell office:value-type="float" office:value="2.91196">
            <text:p>2,91196</text:p>
          </table:table-cell>
          <table:table-cell office:value-type="float" office:value="37.613">
            <text:p>37,613</text:p>
          </table:table-cell>
          <table:table-cell office:value-type="float" office:value="0.643681">
            <text:p>0,643681</text:p>
          </table:table-cell>
          <table:table-cell office:value-type="float" office:value="38.2567">
            <text:p>38,2567</text:p>
          </table:table-cell>
          <table:table-cell office:value-type="float" office:value="0.0401751">
            <text:p>0,0401751</text:p>
          </table:table-cell>
          <table:table-cell office:value-type="float" office:value="0.215831">
            <text:p>0,215831</text:p>
          </table:table-cell>
          <table:table-cell office:value-type="float" office:value="0.256006">
            <text:p>0,256006</text:p>
          </table:table-cell>
          <table:table-cell office:value-type="float" office:value="29.4835">
            <text:p>29,4835</text:p>
          </table:table-cell>
          <table:table-cell office:value-type="float" office:value="1.39968">
            <text:p>1,39968</text:p>
          </table:table-cell>
          <table:table-cell office:value-type="float" office:value="30.8832">
            <text:p>30,8832</text:p>
          </table:table-cell>
          <table:table-cell office:value-type="float" office:value="26.093">
            <text:p>26,093</text:p>
          </table:table-cell>
          <table:table-cell office:value-type="float" office:value="0.641628">
            <text:p>0,641628</text:p>
          </table:table-cell>
          <table:table-cell office:value-type="float" office:value="26.7346">
            <text:p>26,7346</text:p>
          </table:table-cell>
          <table:table-cell office:value-type="float" office:value="52.1185">
            <text:p>52,1185</text:p>
          </table:table-cell>
          <table:table-cell office:value-type="float" office:value="1.56214">
            <text:p>1,56214</text:p>
          </table:table-cell>
          <table:table-cell office:value-type="float" office:value="53.6807">
            <text:p>53,6807</text:p>
          </table:table-cell>
          <table:table-cell office:value-type="float" office:value="42.3011">
            <text:p>42,3011</text:p>
          </table:table-cell>
          <table:table-cell office:value-type="float" office:value="2.15479">
            <text:p>2,15479</text:p>
          </table:table-cell>
          <table:table-cell office:value-type="float" office:value="44.4559">
            <text:p>44,4559</text:p>
          </table:table-cell>
          <table:table-cell office:value-type="float" office:value="11.9173">
            <text:p>11,9173</text:p>
          </table:table-cell>
          <table:table-cell office:value-type="float" office:value="0.348966">
            <text:p>0,348966</text:p>
          </table:table-cell>
          <table:table-cell office:value-type="float" office:value="12.2663">
            <text:p>12,2663</text:p>
          </table:table-cell>
          <table:table-cell office:value-type="float" office:value="6.1289">
            <text:p>6,1289</text:p>
          </table:table-cell>
          <table:table-cell office:value-type="float" office:value="0.372719">
            <text:p>0,372719</text:p>
          </table:table-cell>
          <table:table-cell office:value-type="float" office:value="6.50162">
            <text:p>6,501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29798019802">
            <text:p>3,49297980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4.2738584158416">
            <text:p>44,273858415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68544148514851">
            <text:p>0,368544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3.1246782178218">
            <text:p>23,1246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0740376237624">
            <text:p>28,074037623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2.7905455445545">
            <text:p>52,790545544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2.6558712871287">
            <text:p>42,65587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67097425742574">
            <text:p>5,67097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22122930693069">
            <text:p>7,221229306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6105702970297">
            <text:p>3,0610570297</text:p>
          </table:table-cell>
          <table:table-cell table:formula="of:=AVERAGE([.B7:.B107])" office:value-type="float" office:value="0.431923643564357">
            <text:p>0,431923643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3.5514930693069">
            <text:p>43,5514930693</text:p>
          </table:table-cell>
          <table:table-cell table:formula="of:=AVERAGE([.E7:.E107])" office:value-type="float" office:value="0.722367811881188">
            <text:p>0,722367811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39374653465347">
            <text:p>0,0539374653</text:p>
          </table:table-cell>
          <table:table-cell table:formula="of:=AVERAGE([.H7:.H107])" office:value-type="float" office:value="0.314606653465347">
            <text:p>0,314606653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2.5367336633663">
            <text:p>22,5367336634</text:p>
          </table:table-cell>
          <table:table-cell table:formula="of:=AVERAGE([.K7:.K107])" office:value-type="float" office:value="0.58793796039604">
            <text:p>0,587937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3336752475248">
            <text:p>27,3336752475</text:p>
          </table:table-cell>
          <table:table-cell table:formula="of:=AVERAGE([.N7:.N107])" office:value-type="float" office:value="0.740363396039604">
            <text:p>0,74036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1.7088792079208">
            <text:p>51,7088792079</text:p>
          </table:table-cell>
          <table:table-cell table:formula="of:=AVERAGE([.Q7:.Q107])" office:value-type="float" office:value="1.08166727722772">
            <text:p>1,081667277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1.7607594059406">
            <text:p>41,7607594059</text:p>
          </table:table-cell>
          <table:table-cell table:formula="of:=AVERAGE([.T7:.T107])" office:value-type="float" office:value="0.895108564356436">
            <text:p>0,895108564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25543950495049">
            <text:p>5,255439505</text:p>
          </table:table-cell>
          <table:table-cell table:formula="of:=AVERAGE([.W7:.W107])" office:value-type="float" office:value="0.415533663366337">
            <text:p>0,415533663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7819700990099">
            <text:p>6,781970099</text:p>
          </table:table-cell>
          <table:table-cell table:formula="of:=AVERAGE([.Z7:.Z107])" office:value-type="float" office:value="0.439260564356436">
            <text:p>0,439260564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3628">
            <text:p>3,93628</text:p>
          </table:table-cell>
          <table:table-cell office:value-type="float" office:value="0.339289">
            <text:p>0,339289</text:p>
          </table:table-cell>
          <table:table-cell office:value-type="float" office:value="4.27557">
            <text:p>4,27557</text:p>
          </table:table-cell>
          <table:table-cell office:value-type="float" office:value="41.3713">
            <text:p>41,3713</text:p>
          </table:table-cell>
          <table:table-cell office:value-type="float" office:value="0.904086">
            <text:p>0,904086</text:p>
          </table:table-cell>
          <table:table-cell office:value-type="float" office:value="42.2753">
            <text:p>42,2753</text:p>
          </table:table-cell>
          <table:table-cell office:value-type="float" office:value="0.0472131">
            <text:p>0,0472131</text:p>
          </table:table-cell>
          <table:table-cell office:value-type="float" office:value="0.231373">
            <text:p>0,231373</text:p>
          </table:table-cell>
          <table:table-cell office:value-type="float" office:value="0.278586">
            <text:p>0,278586</text:p>
          </table:table-cell>
          <table:table-cell office:value-type="float" office:value="20.9174">
            <text:p>20,9174</text:p>
          </table:table-cell>
          <table:table-cell office:value-type="float" office:value="0.477116">
            <text:p>0,477116</text:p>
          </table:table-cell>
          <table:table-cell office:value-type="float" office:value="21.3946">
            <text:p>21,3946</text:p>
          </table:table-cell>
          <table:table-cell office:value-type="float" office:value="23.6508">
            <text:p>23,6508</text:p>
          </table:table-cell>
          <table:table-cell office:value-type="float" office:value="0.60204">
            <text:p>0,60204</text:p>
          </table:table-cell>
          <table:table-cell office:value-type="float" office:value="24.2529">
            <text:p>24,2529</text:p>
          </table:table-cell>
          <table:table-cell office:value-type="float" office:value="59.6943">
            <text:p>59,6943</text:p>
          </table:table-cell>
          <table:table-cell office:value-type="float" office:value="0.883266">
            <text:p>0,883266</text:p>
          </table:table-cell>
          <table:table-cell office:value-type="float" office:value="60.5776">
            <text:p>60,5776</text:p>
          </table:table-cell>
          <table:table-cell office:value-type="float" office:value="35.023">
            <text:p>35,023</text:p>
          </table:table-cell>
          <table:table-cell office:value-type="float" office:value="1.56624">
            <text:p>1,56624</text:p>
          </table:table-cell>
          <table:table-cell office:value-type="float" office:value="36.5892">
            <text:p>36,5892</text:p>
          </table:table-cell>
          <table:table-cell office:value-type="float" office:value="7.22565">
            <text:p>7,22565</text:p>
          </table:table-cell>
          <table:table-cell office:value-type="float" office:value="0.309671">
            <text:p>0,309671</text:p>
          </table:table-cell>
          <table:table-cell office:value-type="float" office:value="7.53532">
            <text:p>7,53532</text:p>
          </table:table-cell>
          <table:table-cell office:value-type="float" office:value="5.58727">
            <text:p>5,58727</text:p>
          </table:table-cell>
          <table:table-cell office:value-type="float" office:value="0.323747">
            <text:p>0,323747</text:p>
          </table:table-cell>
          <table:table-cell office:value-type="float" office:value="5.91102">
            <text:p>5,91102</text:p>
          </table:table-cell>
        </table:table-row>
        <table:table-row table:style-name="ro1">
          <table:table-cell office:value-type="float" office:value="2.53895">
            <text:p>2,53895</text:p>
          </table:table-cell>
          <table:table-cell office:value-type="float" office:value="0.373013">
            <text:p>0,373013</text:p>
          </table:table-cell>
          <table:table-cell office:value-type="float" office:value="2.91196">
            <text:p>2,91196</text:p>
          </table:table-cell>
          <table:table-cell office:value-type="float" office:value="84.0912">
            <text:p>84,0912</text:p>
          </table:table-cell>
          <table:table-cell office:value-type="float" office:value="0.977692">
            <text:p>0,977692</text:p>
          </table:table-cell>
          <table:table-cell office:value-type="float" office:value="85.0689">
            <text:p>85,0689</text:p>
          </table:table-cell>
          <table:table-cell office:value-type="float" office:value="0.0700865">
            <text:p>0,0700865</text:p>
          </table:table-cell>
          <table:table-cell office:value-type="float" office:value="0.346913">
            <text:p>0,346913</text:p>
          </table:table-cell>
          <table:table-cell office:value-type="float" office:value="0.417">
            <text:p>0,417</text:p>
          </table:table-cell>
          <table:table-cell office:value-type="float" office:value="25.9015">
            <text:p>25,9015</text:p>
          </table:table-cell>
          <table:table-cell office:value-type="float" office:value="0.455122">
            <text:p>0,455122</text:p>
          </table:table-cell>
          <table:table-cell office:value-type="float" office:value="26.3566">
            <text:p>26,3566</text:p>
          </table:table-cell>
          <table:table-cell office:value-type="float" office:value="23.6247">
            <text:p>23,6247</text:p>
          </table:table-cell>
          <table:table-cell office:value-type="float" office:value="0.604679">
            <text:p>0,604679</text:p>
          </table:table-cell>
          <table:table-cell office:value-type="float" office:value="24.2294">
            <text:p>24,2294</text:p>
          </table:table-cell>
          <table:table-cell office:value-type="float" office:value="44.9031">
            <text:p>44,9031</text:p>
          </table:table-cell>
          <table:table-cell office:value-type="float" office:value="0.901154">
            <text:p>0,901154</text:p>
          </table:table-cell>
          <table:table-cell office:value-type="float" office:value="45.8043">
            <text:p>45,8043</text:p>
          </table:table-cell>
          <table:table-cell office:value-type="float" office:value="37.4617">
            <text:p>37,4617</text:p>
          </table:table-cell>
          <table:table-cell office:value-type="float" office:value="1.96008">
            <text:p>1,96008</text:p>
          </table:table-cell>
          <table:table-cell office:value-type="float" office:value="39.4217">
            <text:p>39,4217</text:p>
          </table:table-cell>
          <table:table-cell office:value-type="float" office:value="6.13565">
            <text:p>6,13565</text:p>
          </table:table-cell>
          <table:table-cell office:value-type="float" office:value="0.940156">
            <text:p>0,940156</text:p>
          </table:table-cell>
          <table:table-cell office:value-type="float" office:value="7.0758">
            <text:p>7,0758</text:p>
          </table:table-cell>
          <table:table-cell office:value-type="float" office:value="6.5371">
            <text:p>6,5371</text:p>
          </table:table-cell>
          <table:table-cell office:value-type="float" office:value="0.384156">
            <text:p>0,384156</text:p>
          </table:table-cell>
          <table:table-cell office:value-type="float" office:value="6.92126">
            <text:p>6,92126</text:p>
          </table:table-cell>
        </table:table-row>
        <table:table-row table:style-name="ro1">
          <table:table-cell office:value-type="float" office:value="2.59906">
            <text:p>2,59906</text:p>
          </table:table-cell>
          <table:table-cell office:value-type="float" office:value="0.351312">
            <text:p>0,351312</text:p>
          </table:table-cell>
          <table:table-cell office:value-type="float" office:value="2.95038">
            <text:p>2,95038</text:p>
          </table:table-cell>
          <table:table-cell office:value-type="float" office:value="38.6939">
            <text:p>38,6939</text:p>
          </table:table-cell>
          <table:table-cell office:value-type="float" office:value="0.610251">
            <text:p>0,610251</text:p>
          </table:table-cell>
          <table:table-cell office:value-type="float" office:value="39.3041">
            <text:p>39,3041</text:p>
          </table:table-cell>
          <table:table-cell office:value-type="float" office:value="0.0434008">
            <text:p>0,0434008</text:p>
          </table:table-cell>
          <table:table-cell office:value-type="float" office:value="0.246916">
            <text:p>0,246916</text:p>
          </table:table-cell>
          <table:table-cell office:value-type="float" office:value="0.290316">
            <text:p>0,290316</text:p>
          </table:table-cell>
          <table:table-cell office:value-type="float" office:value="19.9606">
            <text:p>19,9606</text:p>
          </table:table-cell>
          <table:table-cell office:value-type="float" office:value="0.52169">
            <text:p>0,52169</text:p>
          </table:table-cell>
          <table:table-cell office:value-type="float" office:value="20.4823">
            <text:p>20,4823</text:p>
          </table:table-cell>
          <table:table-cell office:value-type="float" office:value="23.4977">
            <text:p>23,4977</text:p>
          </table:table-cell>
          <table:table-cell office:value-type="float" office:value="0.601747">
            <text:p>0,601747</text:p>
          </table:table-cell>
          <table:table-cell office:value-type="float" office:value="24.0995">
            <text:p>24,0995</text:p>
          </table:table-cell>
          <table:table-cell office:value-type="float" office:value="45.4744">
            <text:p>45,4744</text:p>
          </table:table-cell>
          <table:table-cell office:value-type="float" office:value="0.888251">
            <text:p>0,888251</text:p>
          </table:table-cell>
          <table:table-cell office:value-type="float" office:value="46.3626">
            <text:p>46,3626</text:p>
          </table:table-cell>
          <table:table-cell office:value-type="float" office:value="36.5658">
            <text:p>36,5658</text:p>
          </table:table-cell>
          <table:table-cell office:value-type="float" office:value="0.70585">
            <text:p>0,70585</text:p>
          </table:table-cell>
          <table:table-cell office:value-type="float" office:value="37.2716">
            <text:p>37,2716</text:p>
          </table:table-cell>
          <table:table-cell office:value-type="float" office:value="4.69638">
            <text:p>4,69638</text:p>
          </table:table-cell>
          <table:table-cell office:value-type="float" office:value="0.316416">
            <text:p>0,316416</text:p>
          </table:table-cell>
          <table:table-cell office:value-type="float" office:value="5.0128">
            <text:p>5,0128</text:p>
          </table:table-cell>
          <table:table-cell office:value-type="float" office:value="15.0152">
            <text:p>15,0152</text:p>
          </table:table-cell>
          <table:table-cell office:value-type="float" office:value="0.349259">
            <text:p>0,349259</text:p>
          </table:table-cell>
          <table:table-cell office:value-type="float" office:value="15.3645">
            <text:p>15,3645</text:p>
          </table:table-cell>
        </table:table-row>
        <table:table-row table:style-name="ro1">
          <table:table-cell office:value-type="float" office:value="2.67032">
            <text:p>2,67032</text:p>
          </table:table-cell>
          <table:table-cell office:value-type="float" office:value="0.324626">
            <text:p>0,324626</text:p>
          </table:table-cell>
          <table:table-cell office:value-type="float" office:value="2.99495">
            <text:p>2,99495</text:p>
          </table:table-cell>
          <table:table-cell office:value-type="float" office:value="37.8338">
            <text:p>37,8338</text:p>
          </table:table-cell>
          <table:table-cell office:value-type="float" office:value="0.627846">
            <text:p>0,627846</text:p>
          </table:table-cell>
          <table:table-cell office:value-type="float" office:value="38.4616">
            <text:p>38,4616</text:p>
          </table:table-cell>
          <table:table-cell office:value-type="float" office:value="0.0442806">
            <text:p>0,0442806</text:p>
          </table:table-cell>
          <table:table-cell office:value-type="float" office:value="0.241051">
            <text:p>0,241051</text:p>
          </table:table-cell>
          <table:table-cell office:value-type="float" office:value="0.285331">
            <text:p>0,285331</text:p>
          </table:table-cell>
          <table:table-cell office:value-type="float" office:value="19.5318">
            <text:p>19,5318</text:p>
          </table:table-cell>
          <table:table-cell office:value-type="float" office:value="0.437527">
            <text:p>0,437527</text:p>
          </table:table-cell>
          <table:table-cell office:value-type="float" office:value="19.9694">
            <text:p>19,9694</text:p>
          </table:table-cell>
          <table:table-cell office:value-type="float" office:value="23.5285">
            <text:p>23,5285</text:p>
          </table:table-cell>
          <table:table-cell office:value-type="float" office:value="0.575941">
            <text:p>0,575941</text:p>
          </table:table-cell>
          <table:table-cell office:value-type="float" office:value="24.1045">
            <text:p>24,1045</text:p>
          </table:table-cell>
          <table:table-cell office:value-type="float" office:value="61.7823">
            <text:p>61,7823</text:p>
          </table:table-cell>
          <table:table-cell office:value-type="float" office:value="0.874175">
            <text:p>0,874175</text:p>
          </table:table-cell>
          <table:table-cell office:value-type="float" office:value="62.6564">
            <text:p>62,6564</text:p>
          </table:table-cell>
          <table:table-cell office:value-type="float" office:value="43.5527">
            <text:p>43,5527</text:p>
          </table:table-cell>
          <table:table-cell office:value-type="float" office:value="1.28296">
            <text:p>1,28296</text:p>
          </table:table-cell>
          <table:table-cell office:value-type="float" office:value="44.8357">
            <text:p>44,8357</text:p>
          </table:table-cell>
          <table:table-cell office:value-type="float" office:value="4.59316">
            <text:p>4,59316</text:p>
          </table:table-cell>
          <table:table-cell office:value-type="float" office:value="0.343394">
            <text:p>0,343394</text:p>
          </table:table-cell>
          <table:table-cell office:value-type="float" office:value="4.93655">
            <text:p>4,93655</text:p>
          </table:table-cell>
          <table:table-cell office:value-type="float" office:value="5.76087">
            <text:p>5,76087</text:p>
          </table:table-cell>
          <table:table-cell office:value-type="float" office:value="0.355124">
            <text:p>0,355124</text:p>
          </table:table-cell>
          <table:table-cell office:value-type="float" office:value="6.116">
            <text:p>6,116</text:p>
          </table:table-cell>
        </table:table-row>
        <table:table-row table:style-name="ro1">
          <table:table-cell office:value-type="float" office:value="2.73367">
            <text:p>2,73367</text:p>
          </table:table-cell>
          <table:table-cell office:value-type="float" office:value="0.395593">
            <text:p>0,395593</text:p>
          </table:table-cell>
          <table:table-cell office:value-type="float" office:value="3.12926">
            <text:p>3,12926</text:p>
          </table:table-cell>
          <table:table-cell office:value-type="float" office:value="48.7045">
            <text:p>48,7045</text:p>
          </table:table-cell>
          <table:table-cell office:value-type="float" office:value="0.636057">
            <text:p>0,636057</text:p>
          </table:table-cell>
          <table:table-cell office:value-type="float" office:value="49.3406">
            <text:p>49,3406</text:p>
          </table:table-cell>
          <table:table-cell office:value-type="float" office:value="0.0442806">
            <text:p>0,0442806</text:p>
          </table:table-cell>
          <table:table-cell office:value-type="float" office:value="0.219937">
            <text:p>0,219937</text:p>
          </table:table-cell>
          <table:table-cell office:value-type="float" office:value="0.264217">
            <text:p>0,264217</text:p>
          </table:table-cell>
          <table:table-cell office:value-type="float" office:value="44.3193">
            <text:p>44,3193</text:p>
          </table:table-cell>
          <table:table-cell office:value-type="float" office:value="0.559226">
            <text:p>0,559226</text:p>
          </table:table-cell>
          <table:table-cell office:value-type="float" office:value="44.8785">
            <text:p>44,8785</text:p>
          </table:table-cell>
          <table:table-cell office:value-type="float" office:value="27.4551">
            <text:p>27,4551</text:p>
          </table:table-cell>
          <table:table-cell office:value-type="float" office:value="0.585325">
            <text:p>0,585325</text:p>
          </table:table-cell>
          <table:table-cell office:value-type="float" office:value="28.0405">
            <text:p>28,0405</text:p>
          </table:table-cell>
          <table:table-cell office:value-type="float" office:value="53.0109">
            <text:p>53,0109</text:p>
          </table:table-cell>
          <table:table-cell office:value-type="float" office:value="1.45363">
            <text:p>1,45363</text:p>
          </table:table-cell>
          <table:table-cell office:value-type="float" office:value="54.4645">
            <text:p>54,4645</text:p>
          </table:table-cell>
          <table:table-cell office:value-type="float" office:value="41.9076">
            <text:p>41,9076</text:p>
          </table:table-cell>
          <table:table-cell office:value-type="float" office:value="0.737228">
            <text:p>0,737228</text:p>
          </table:table-cell>
          <table:table-cell office:value-type="float" office:value="42.6448">
            <text:p>42,6448</text:p>
          </table:table-cell>
          <table:table-cell office:value-type="float" office:value="4.487">
            <text:p>4,487</text:p>
          </table:table-cell>
          <table:table-cell office:value-type="float" office:value="0.347793">
            <text:p>0,347793</text:p>
          </table:table-cell>
          <table:table-cell office:value-type="float" office:value="4.83479">
            <text:p>4,83479</text:p>
          </table:table-cell>
          <table:table-cell office:value-type="float" office:value="6.07524">
            <text:p>6,07524</text:p>
          </table:table-cell>
          <table:table-cell office:value-type="float" office:value="0.377998">
            <text:p>0,377998</text:p>
          </table:table-cell>
          <table:table-cell office:value-type="float" office:value="6.45323">
            <text:p>6,45323</text:p>
          </table:table-cell>
        </table:table-row>
        <table:table-row table:style-name="ro1">
          <table:table-cell office:value-type="float" office:value="3.13747">
            <text:p>3,13747</text:p>
          </table:table-cell>
          <table:table-cell office:value-type="float" office:value="0.401458">
            <text:p>0,401458</text:p>
          </table:table-cell>
          <table:table-cell office:value-type="float" office:value="3.53893">
            <text:p>3,53893</text:p>
          </table:table-cell>
          <table:table-cell office:value-type="float" office:value="41.3874">
            <text:p>41,3874</text:p>
          </table:table-cell>
          <table:table-cell office:value-type="float" office:value="0.902327">
            <text:p>0,902327</text:p>
          </table:table-cell>
          <table:table-cell office:value-type="float" office:value="42.2897">
            <text:p>42,2897</text:p>
          </table:table-cell>
          <table:table-cell office:value-type="float" office:value="0.0472131">
            <text:p>0,0472131</text:p>
          </table:table-cell>
          <table:table-cell office:value-type="float" office:value="0.234599">
            <text:p>0,234599</text:p>
          </table:table-cell>
          <table:table-cell office:value-type="float" office:value="0.281812">
            <text:p>0,281812</text:p>
          </table:table-cell>
          <table:table-cell office:value-type="float" office:value="20.199">
            <text:p>20,199</text:p>
          </table:table-cell>
          <table:table-cell office:value-type="float" office:value="0.492365">
            <text:p>0,492365</text:p>
          </table:table-cell>
          <table:table-cell office:value-type="float" office:value="20.6913">
            <text:p>20,6913</text:p>
          </table:table-cell>
          <table:table-cell office:value-type="float" office:value="23.5948">
            <text:p>23,5948</text:p>
          </table:table-cell>
          <table:table-cell office:value-type="float" office:value="0.595295">
            <text:p>0,595295</text:p>
          </table:table-cell>
          <table:table-cell office:value-type="float" office:value="24.1901">
            <text:p>24,1901</text:p>
          </table:table-cell>
          <table:table-cell office:value-type="float" office:value="44.9377">
            <text:p>44,9377</text:p>
          </table:table-cell>
          <table:table-cell office:value-type="float" office:value="2.1284">
            <text:p>2,1284</text:p>
          </table:table-cell>
          <table:table-cell office:value-type="float" office:value="47.0661">
            <text:p>47,0661</text:p>
          </table:table-cell>
          <table:table-cell office:value-type="float" office:value="43.2727">
            <text:p>43,2727</text:p>
          </table:table-cell>
          <table:table-cell office:value-type="float" office:value="0.702624">
            <text:p>0,702624</text:p>
          </table:table-cell>
          <table:table-cell office:value-type="float" office:value="43.9753">
            <text:p>43,9753</text:p>
          </table:table-cell>
          <table:table-cell office:value-type="float" office:value="7.45204">
            <text:p>7,45204</text:p>
          </table:table-cell>
          <table:table-cell office:value-type="float" office:value="0.954525">
            <text:p>0,954525</text:p>
          </table:table-cell>
          <table:table-cell office:value-type="float" office:value="8.40656">
            <text:p>8,40656</text:p>
          </table:table-cell>
          <table:table-cell office:value-type="float" office:value="12.627">
            <text:p>12,627</text:p>
          </table:table-cell>
          <table:table-cell office:value-type="float" office:value="0.409962">
            <text:p>0,409962</text:p>
          </table:table-cell>
          <table:table-cell office:value-type="float" office:value="13.037">
            <text:p>13,03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599987">
            <text:p>0,599987</text:p>
          </table:table-cell>
          <table:table-cell office:value-type="float" office:value="3.41488">
            <text:p>3,41488</text:p>
          </table:table-cell>
          <table:table-cell office:value-type="float" office:value="52.493">
            <text:p>52,493</text:p>
          </table:table-cell>
          <table:table-cell office:value-type="float" office:value="0.620515">
            <text:p>0,620515</text:p>
          </table:table-cell>
          <table:table-cell office:value-type="float" office:value="53.1135">
            <text:p>53,1135</text:p>
          </table:table-cell>
          <table:table-cell office:value-type="float" office:value="0.0460401">
            <text:p>0,0460401</text:p>
          </table:table-cell>
          <table:table-cell office:value-type="float" office:value="0.26451">
            <text:p>0,26451</text:p>
          </table:table-cell>
          <table:table-cell office:value-type="float" office:value="0.310551">
            <text:p>0,310551</text:p>
          </table:table-cell>
          <table:table-cell office:value-type="float" office:value="20.9711">
            <text:p>20,9711</text:p>
          </table:table-cell>
          <table:table-cell office:value-type="float" office:value="0.499989">
            <text:p>0,499989</text:p>
          </table:table-cell>
          <table:table-cell office:value-type="float" office:value="21.4711">
            <text:p>21,4711</text:p>
          </table:table-cell>
          <table:table-cell office:value-type="float" office:value="26.4944">
            <text:p>26,4944</text:p>
          </table:table-cell>
          <table:table-cell office:value-type="float" office:value="0.838105">
            <text:p>0,838105</text:p>
          </table:table-cell>
          <table:table-cell office:value-type="float" office:value="27.3326">
            <text:p>27,3326</text:p>
          </table:table-cell>
          <table:table-cell office:value-type="float" office:value="50.8995">
            <text:p>50,8995</text:p>
          </table:table-cell>
          <table:table-cell office:value-type="float" office:value="1.051">
            <text:p>1,051</text:p>
          </table:table-cell>
          <table:table-cell office:value-type="float" office:value="51.9505">
            <text:p>51,9505</text:p>
          </table:table-cell>
          <table:table-cell office:value-type="float" office:value="48.1796">
            <text:p>48,1796</text:p>
          </table:table-cell>
          <table:table-cell office:value-type="float" office:value="1.0293">
            <text:p>1,0293</text:p>
          </table:table-cell>
          <table:table-cell office:value-type="float" office:value="49.2089">
            <text:p>49,2089</text:p>
          </table:table-cell>
          <table:table-cell office:value-type="float" office:value="4.17352">
            <text:p>4,17352</text:p>
          </table:table-cell>
          <table:table-cell office:value-type="float" office:value="0.31143">
            <text:p>0,31143</text:p>
          </table:table-cell>
          <table:table-cell office:value-type="float" office:value="4.48495">
            <text:p>4,48495</text:p>
          </table:table-cell>
          <table:table-cell office:value-type="float" office:value="5.77319">
            <text:p>5,77319</text:p>
          </table:table-cell>
          <table:table-cell office:value-type="float" office:value="0.323453">
            <text:p>0,323453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3.32574">
            <text:p>3,32574</text:p>
          </table:table-cell>
          <table:table-cell office:value-type="float" office:value="0.469491">
            <text:p>0,469491</text:p>
          </table:table-cell>
          <table:table-cell office:value-type="float" office:value="3.79523">
            <text:p>3,79523</text:p>
          </table:table-cell>
          <table:table-cell office:value-type="float" office:value="39.0546">
            <text:p>39,0546</text:p>
          </table:table-cell>
          <table:table-cell office:value-type="float" office:value="0.586204">
            <text:p>0,586204</text:p>
          </table:table-cell>
          <table:table-cell office:value-type="float" office:value="39.6408">
            <text:p>39,6408</text:p>
          </table:table-cell>
          <table:table-cell office:value-type="float" office:value="0.0434008">
            <text:p>0,0434008</text:p>
          </table:table-cell>
          <table:table-cell office:value-type="float" office:value="0.39178">
            <text:p>0,39178</text:p>
          </table:table-cell>
          <table:table-cell office:value-type="float" office:value="0.435181">
            <text:p>0,435181</text:p>
          </table:table-cell>
          <table:table-cell office:value-type="float" office:value="19.3031">
            <text:p>19,3031</text:p>
          </table:table-cell>
          <table:table-cell office:value-type="float" office:value="0.479462">
            <text:p>0,479462</text:p>
          </table:table-cell>
          <table:table-cell office:value-type="float" office:value="19.7826">
            <text:p>19,7826</text:p>
          </table:table-cell>
          <table:table-cell office:value-type="float" office:value="23.2757">
            <text:p>23,2757</text:p>
          </table:table-cell>
          <table:table-cell office:value-type="float" office:value="0.552188">
            <text:p>0,552188</text:p>
          </table:table-cell>
          <table:table-cell office:value-type="float" office:value="23.8279">
            <text:p>23,8279</text:p>
          </table:table-cell>
          <table:table-cell office:value-type="float" office:value="76.8124">
            <text:p>76,8124</text:p>
          </table:table-cell>
          <table:table-cell office:value-type="float" office:value="1.00848">
            <text:p>1,00848</text:p>
          </table:table-cell>
          <table:table-cell office:value-type="float" office:value="77.8209">
            <text:p>77,8209</text:p>
          </table:table-cell>
          <table:table-cell office:value-type="float" office:value="36.8643">
            <text:p>36,8643</text:p>
          </table:table-cell>
          <table:table-cell office:value-type="float" office:value="0.702038">
            <text:p>0,702038</text:p>
          </table:table-cell>
          <table:table-cell office:value-type="float" office:value="37.5664">
            <text:p>37,5664</text:p>
          </table:table-cell>
          <table:table-cell office:value-type="float" office:value="4.10871">
            <text:p>4,10871</text:p>
          </table:table-cell>
          <table:table-cell office:value-type="float" office:value="0.330785">
            <text:p>0,330785</text:p>
          </table:table-cell>
          <table:table-cell office:value-type="float" office:value="4.43949">
            <text:p>4,43949</text:p>
          </table:table-cell>
          <table:table-cell office:value-type="float" office:value="5.86322">
            <text:p>5,86322</text:p>
          </table:table-cell>
          <table:table-cell office:value-type="float" office:value="0.346034">
            <text:p>0,346034</text:p>
          </table:table-cell>
          <table:table-cell office:value-type="float" office:value="6.20925">
            <text:p>6,209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319348">
            <text:p>0,319348</text:p>
          </table:table-cell>
          <table:table-cell office:value-type="float" office:value="2.86797">
            <text:p>2,86797</text:p>
          </table:table-cell>
          <table:table-cell office:value-type="float" office:value="52.6543">
            <text:p>52,6543</text:p>
          </table:table-cell>
          <table:table-cell office:value-type="float" office:value="0.567143">
            <text:p>0,567143</text:p>
          </table:table-cell>
          <table:table-cell office:value-type="float" office:value="53.2214">
            <text:p>53,2214</text:p>
          </table:table-cell>
          <table:table-cell office:value-type="float" office:value="0.0395886">
            <text:p>0,0395886</text:p>
          </table:table-cell>
          <table:table-cell office:value-type="float" office:value="0.180348">
            <text:p>0,180348</text:p>
          </table:table-cell>
          <table:table-cell office:value-type="float" office:value="0.219937">
            <text:p>0,219937</text:p>
          </table:table-cell>
          <table:table-cell office:value-type="float" office:value="29.3205">
            <text:p>29,3205</text:p>
          </table:table-cell>
          <table:table-cell office:value-type="float" office:value="1.38531">
            <text:p>1,38531</text:p>
          </table:table-cell>
          <table:table-cell office:value-type="float" office:value="30.7058">
            <text:p>30,7058</text:p>
          </table:table-cell>
          <table:table-cell office:value-type="float" office:value="50.3541">
            <text:p>50,3541</text:p>
          </table:table-cell>
          <table:table-cell office:value-type="float" office:value="0.590603">
            <text:p>0,590603</text:p>
          </table:table-cell>
          <table:table-cell office:value-type="float" office:value="50.9447">
            <text:p>50,9447</text:p>
          </table:table-cell>
          <table:table-cell office:value-type="float" office:value="44.6014">
            <text:p>44,6014</text:p>
          </table:table-cell>
          <table:table-cell office:value-type="float" office:value="0.86919">
            <text:p>0,86919</text:p>
          </table:table-cell>
          <table:table-cell office:value-type="float" office:value="45.4706">
            <text:p>45,4706</text:p>
          </table:table-cell>
          <table:table-cell office:value-type="float" office:value="35.1289">
            <text:p>35,1289</text:p>
          </table:table-cell>
          <table:table-cell office:value-type="float" office:value="0.677112">
            <text:p>0,677112</text:p>
          </table:table-cell>
          <table:table-cell office:value-type="float" office:value="35.806">
            <text:p>35,806</text:p>
          </table:table-cell>
          <table:table-cell office:value-type="float" office:value="4.27733">
            <text:p>4,27733</text:p>
          </table:table-cell>
          <table:table-cell office:value-type="float" office:value="0.31143">
            <text:p>0,31143</text:p>
          </table:table-cell>
          <table:table-cell office:value-type="float" office:value="4.58876">
            <text:p>4,58876</text:p>
          </table:table-cell>
          <table:table-cell office:value-type="float" office:value="5.62041">
            <text:p>5,62041</text:p>
          </table:table-cell>
          <table:table-cell office:value-type="float" office:value="0.324333">
            <text:p>0,324333</text:p>
          </table:table-cell>
          <table:table-cell office:value-type="float" office:value="5.94474">
            <text:p>5,94474</text:p>
          </table:table-cell>
        </table:table-row>
        <table:table-row table:style-name="ro1">
          <table:table-cell office:value-type="float" office:value="2.58821">
            <text:p>2,58821</text:p>
          </table:table-cell>
          <table:table-cell office:value-type="float" office:value="0.40527">
            <text:p>0,40527</text:p>
          </table:table-cell>
          <table:table-cell office:value-type="float" office:value="2.99348">
            <text:p>2,99348</text:p>
          </table:table-cell>
          <table:table-cell office:value-type="float" office:value="37.7001">
            <text:p>37,7001</text:p>
          </table:table-cell>
          <table:table-cell office:value-type="float" office:value="0.557759">
            <text:p>0,557759</text:p>
          </table:table-cell>
          <table:table-cell office:value-type="float" office:value="38.2578">
            <text:p>38,2578</text:p>
          </table:table-cell>
          <table:table-cell office:value-type="float" office:value="0.0404683">
            <text:p>0,0404683</text:p>
          </table:table-cell>
          <table:table-cell office:value-type="float" office:value="0.238998">
            <text:p>0,238998</text:p>
          </table:table-cell>
          <table:table-cell office:value-type="float" office:value="0.279466">
            <text:p>0,279466</text:p>
          </table:table-cell>
          <table:table-cell office:value-type="float" office:value="19.9107">
            <text:p>19,9107</text:p>
          </table:table-cell>
          <table:table-cell office:value-type="float" office:value="0.912884">
            <text:p>0,912884</text:p>
          </table:table-cell>
          <table:table-cell office:value-type="float" office:value="20.8236">
            <text:p>20,8236</text:p>
          </table:table-cell>
          <table:table-cell office:value-type="float" office:value="25.4091">
            <text:p>25,4091</text:p>
          </table:table-cell>
          <table:table-cell office:value-type="float" office:value="0.560105">
            <text:p>0,560105</text:p>
          </table:table-cell>
          <table:table-cell office:value-type="float" office:value="25.9692">
            <text:p>25,9692</text:p>
          </table:table-cell>
          <table:table-cell office:value-type="float" office:value="44.7647">
            <text:p>44,7647</text:p>
          </table:table-cell>
          <table:table-cell office:value-type="float" office:value="0.955112">
            <text:p>0,955112</text:p>
          </table:table-cell>
          <table:table-cell office:value-type="float" office:value="45.7198">
            <text:p>45,7198</text:p>
          </table:table-cell>
          <table:table-cell office:value-type="float" office:value="35.435">
            <text:p>35,435</text:p>
          </table:table-cell>
          <table:table-cell office:value-type="float" office:value="0.729603">
            <text:p>0,729603</text:p>
          </table:table-cell>
          <table:table-cell office:value-type="float" office:value="36.1646">
            <text:p>36,1646</text:p>
          </table:table-cell>
          <table:table-cell office:value-type="float" office:value="4.30137">
            <text:p>4,30137</text:p>
          </table:table-cell>
          <table:table-cell office:value-type="float" office:value="0.310551">
            <text:p>0,310551</text:p>
          </table:table-cell>
          <table:table-cell office:value-type="float" office:value="4.61192">
            <text:p>4,61192</text:p>
          </table:table-cell>
          <table:table-cell office:value-type="float" office:value="5.7726">
            <text:p>5,7726</text:p>
          </table:table-cell>
          <table:table-cell office:value-type="float" office:value="0.695">
            <text:p>0,695</text:p>
          </table:table-cell>
          <table:table-cell office:value-type="float" office:value="6.4676">
            <text:p>6,4676</text:p>
          </table:table-cell>
        </table:table-row>
        <table:table-row table:style-name="ro1">
          <table:table-cell office:value-type="float" office:value="2.5759">
            <text:p>2,5759</text:p>
          </table:table-cell>
          <table:table-cell office:value-type="float" office:value="0.331664">
            <text:p>0,331664</text:p>
          </table:table-cell>
          <table:table-cell office:value-type="float" office:value="2.90756">
            <text:p>2,90756</text:p>
          </table:table-cell>
          <table:table-cell office:value-type="float" office:value="37.471">
            <text:p>37,471</text:p>
          </table:table-cell>
          <table:table-cell office:value-type="float" office:value="0.601747">
            <text:p>0,601747</text:p>
          </table:table-cell>
          <table:table-cell office:value-type="float" office:value="38.0728">
            <text:p>38,0728</text:p>
          </table:table-cell>
          <table:table-cell office:value-type="float" office:value="0.0395886">
            <text:p>0,0395886</text:p>
          </table:table-cell>
          <table:table-cell office:value-type="float" office:value="0.192958">
            <text:p>0,192958</text:p>
          </table:table-cell>
          <table:table-cell office:value-type="float" office:value="0.232546">
            <text:p>0,232546</text:p>
          </table:table-cell>
          <table:table-cell office:value-type="float" office:value="19.4629">
            <text:p>19,4629</text:p>
          </table:table-cell>
          <table:table-cell office:value-type="float" office:value="0.436648">
            <text:p>0,436648</text:p>
          </table:table-cell>
          <table:table-cell office:value-type="float" office:value="19.8996">
            <text:p>19,8996</text:p>
          </table:table-cell>
          <table:table-cell office:value-type="float" office:value="28.1519">
            <text:p>28,1519</text:p>
          </table:table-cell>
          <table:table-cell office:value-type="float" office:value="0.611717">
            <text:p>0,611717</text:p>
          </table:table-cell>
          <table:table-cell office:value-type="float" office:value="28.7636">
            <text:p>28,7636</text:p>
          </table:table-cell>
          <table:table-cell office:value-type="float" office:value="55.1765">
            <text:p>55,1765</text:p>
          </table:table-cell>
          <table:table-cell office:value-type="float" office:value="0.916109">
            <text:p>0,916109</text:p>
          </table:table-cell>
          <table:table-cell office:value-type="float" office:value="56.0926">
            <text:p>56,0926</text:p>
          </table:table-cell>
          <table:table-cell office:value-type="float" office:value="35.5007">
            <text:p>35,5007</text:p>
          </table:table-cell>
          <table:table-cell office:value-type="float" office:value="0.719633">
            <text:p>0,719633</text:p>
          </table:table-cell>
          <table:table-cell office:value-type="float" office:value="36.2203">
            <text:p>36,2203</text:p>
          </table:table-cell>
          <table:table-cell office:value-type="float" office:value="4.109">
            <text:p>4,109</text:p>
          </table:table-cell>
          <table:table-cell office:value-type="float" office:value="0.315829">
            <text:p>0,315829</text:p>
          </table:table-cell>
          <table:table-cell office:value-type="float" office:value="4.42483">
            <text:p>4,42483</text:p>
          </table:table-cell>
          <table:table-cell office:value-type="float" office:value="6.016">
            <text:p>6,016</text:p>
          </table:table-cell>
          <table:table-cell office:value-type="float" office:value="0.426091">
            <text:p>0,426091</text:p>
          </table:table-cell>
          <table:table-cell office:value-type="float" office:value="6.44209">
            <text:p>6,44209</text:p>
          </table:table-cell>
        </table:table-row>
        <table:table-row table:style-name="ro1">
          <table:table-cell office:value-type="float" office:value="3.86737">
            <text:p>3,86737</text:p>
          </table:table-cell>
          <table:table-cell office:value-type="float" office:value="0.962443">
            <text:p>0,962443</text:p>
          </table:table-cell>
          <table:table-cell office:value-type="float" office:value="4.82981">
            <text:p>4,82981</text:p>
          </table:table-cell>
          <table:table-cell office:value-type="float" office:value="44.4064">
            <text:p>44,4064</text:p>
          </table:table-cell>
          <table:table-cell office:value-type="float" office:value="0.911711">
            <text:p>0,911711</text:p>
          </table:table-cell>
          <table:table-cell office:value-type="float" office:value="45.3181">
            <text:p>45,3181</text:p>
          </table:table-cell>
          <table:table-cell office:value-type="float" office:value="0.074192">
            <text:p>0,074192</text:p>
          </table:table-cell>
          <table:table-cell office:value-type="float" office:value="0.413481">
            <text:p>0,413481</text:p>
          </table:table-cell>
          <table:table-cell office:value-type="float" office:value="0.487673">
            <text:p>0,487673</text:p>
          </table:table-cell>
          <table:table-cell office:value-type="float" office:value="28.8372">
            <text:p>28,8372</text:p>
          </table:table-cell>
          <table:table-cell office:value-type="float" office:value="0.680631">
            <text:p>0,680631</text:p>
          </table:table-cell>
          <table:table-cell office:value-type="float" office:value="29.5178">
            <text:p>29,5178</text:p>
          </table:table-cell>
          <table:table-cell office:value-type="float" office:value="23.5845">
            <text:p>23,5845</text:p>
          </table:table-cell>
          <table:table-cell office:value-type="float" office:value="0.597934">
            <text:p>0,597934</text:p>
          </table:table-cell>
          <table:table-cell office:value-type="float" office:value="24.1825">
            <text:p>24,1825</text:p>
          </table:table-cell>
          <table:table-cell office:value-type="float" office:value="44.3386">
            <text:p>44,3386</text:p>
          </table:table-cell>
          <table:table-cell office:value-type="float" office:value="0.953352">
            <text:p>0,953352</text:p>
          </table:table-cell>
          <table:table-cell office:value-type="float" office:value="45.292">
            <text:p>45,292</text:p>
          </table:table-cell>
          <table:table-cell office:value-type="float" office:value="35.3127">
            <text:p>35,3127</text:p>
          </table:table-cell>
          <table:table-cell office:value-type="float" office:value="1.23516">
            <text:p>1,23516</text:p>
          </table:table-cell>
          <table:table-cell office:value-type="float" office:value="36.5479">
            <text:p>36,5479</text:p>
          </table:table-cell>
          <table:table-cell office:value-type="float" office:value="4.15152">
            <text:p>4,15152</text:p>
          </table:table-cell>
          <table:table-cell office:value-type="float" office:value="0.307618">
            <text:p>0,307618</text:p>
          </table:table-cell>
          <table:table-cell office:value-type="float" office:value="4.45914">
            <text:p>4,45914</text:p>
          </table:table-cell>
          <table:table-cell office:value-type="float" office:value="6.72097">
            <text:p>6,72097</text:p>
          </table:table-cell>
          <table:table-cell office:value-type="float" office:value="0.356004">
            <text:p>0,356004</text:p>
          </table:table-cell>
          <table:table-cell office:value-type="float" office:value="7.07697">
            <text:p>7,07697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45447">
            <text:p>0,345447</text:p>
          </table:table-cell>
          <table:table-cell office:value-type="float" office:value="2.88">
            <text:p>2,88</text:p>
          </table:table-cell>
          <table:table-cell office:value-type="float" office:value="37.7479">
            <text:p>37,7479</text:p>
          </table:table-cell>
          <table:table-cell office:value-type="float" office:value="0.625793">
            <text:p>0,625793</text:p>
          </table:table-cell>
          <table:table-cell office:value-type="float" office:value="38.3737">
            <text:p>38,3737</text:p>
          </table:table-cell>
          <table:table-cell office:value-type="float" office:value="0.0416413">
            <text:p>0,0416413</text:p>
          </table:table-cell>
          <table:table-cell office:value-type="float" office:value="0.195304">
            <text:p>0,195304</text:p>
          </table:table-cell>
          <table:table-cell office:value-type="float" office:value="0.236945">
            <text:p>0,236945</text:p>
          </table:table-cell>
          <table:table-cell office:value-type="float" office:value="30.219">
            <text:p>30,219</text:p>
          </table:table-cell>
          <table:table-cell office:value-type="float" office:value="1.36126">
            <text:p>1,36126</text:p>
          </table:table-cell>
          <table:table-cell office:value-type="float" office:value="31.5803">
            <text:p>31,5803</text:p>
          </table:table-cell>
          <table:table-cell office:value-type="float" office:value="43.9809">
            <text:p>43,9809</text:p>
          </table:table-cell>
          <table:table-cell office:value-type="float" office:value="0.634297">
            <text:p>0,634297</text:p>
          </table:table-cell>
          <table:table-cell office:value-type="float" office:value="44.6152">
            <text:p>44,6152</text:p>
          </table:table-cell>
          <table:table-cell office:value-type="float" office:value="51.6596">
            <text:p>51,6596</text:p>
          </table:table-cell>
          <table:table-cell office:value-type="float" office:value="1.71433">
            <text:p>1,71433</text:p>
          </table:table-cell>
          <table:table-cell office:value-type="float" office:value="53.3739">
            <text:p>53,3739</text:p>
          </table:table-cell>
          <table:table-cell office:value-type="float" office:value="35.6928">
            <text:p>35,6928</text:p>
          </table:table-cell>
          <table:table-cell office:value-type="float" office:value="0.68151">
            <text:p>0,68151</text:p>
          </table:table-cell>
          <table:table-cell office:value-type="float" office:value="36.3743">
            <text:p>36,3743</text:p>
          </table:table-cell>
          <table:table-cell office:value-type="float" office:value="4.32366">
            <text:p>4,32366</text:p>
          </table:table-cell>
          <table:table-cell office:value-type="float" office:value="0.386795">
            <text:p>0,386795</text:p>
          </table:table-cell>
          <table:table-cell office:value-type="float" office:value="4.71046">
            <text:p>4,71046</text:p>
          </table:table-cell>
          <table:table-cell office:value-type="float" office:value="5.55355">
            <text:p>5,55355</text:p>
          </table:table-cell>
          <table:table-cell office:value-type="float" office:value="0.321107">
            <text:p>0,321107</text:p>
          </table:table-cell>
          <table:table-cell office:value-type="float" office:value="5.87465">
            <text:p>5,87465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35183">
            <text:p>0,335183</text:p>
          </table:table-cell>
          <table:table-cell office:value-type="float" office:value="2.88645">
            <text:p>2,88645</text:p>
          </table:table-cell>
          <table:table-cell office:value-type="float" office:value="41.3889">
            <text:p>41,3889</text:p>
          </table:table-cell>
          <table:table-cell office:value-type="float" office:value="1.7463">
            <text:p>1,7463</text:p>
          </table:table-cell>
          <table:table-cell office:value-type="float" office:value="43.1351">
            <text:p>43,1351</text:p>
          </table:table-cell>
          <table:table-cell office:value-type="float" office:value="0.123458">
            <text:p>0,123458</text:p>
          </table:table-cell>
          <table:table-cell office:value-type="float" office:value="0.630192">
            <text:p>0,630192</text:p>
          </table:table-cell>
          <table:table-cell office:value-type="float" office:value="0.75365">
            <text:p>0,75365</text:p>
          </table:table-cell>
          <table:table-cell office:value-type="float" office:value="22.4139">
            <text:p>22,4139</text:p>
          </table:table-cell>
          <table:table-cell office:value-type="float" office:value="0.485327">
            <text:p>0,485327</text:p>
          </table:table-cell>
          <table:table-cell office:value-type="float" office:value="22.8992">
            <text:p>22,8992</text:p>
          </table:table-cell>
          <table:table-cell office:value-type="float" office:value="40.4502">
            <text:p>40,4502</text:p>
          </table:table-cell>
          <table:table-cell office:value-type="float" office:value="0.783268">
            <text:p>0,783268</text:p>
          </table:table-cell>
          <table:table-cell office:value-type="float" office:value="41.2334">
            <text:p>41,2334</text:p>
          </table:table-cell>
          <table:table-cell office:value-type="float" office:value="57.924">
            <text:p>57,924</text:p>
          </table:table-cell>
          <table:table-cell office:value-type="float" office:value="1.3595">
            <text:p>1,3595</text:p>
          </table:table-cell>
          <table:table-cell office:value-type="float" office:value="59.2835">
            <text:p>59,2835</text:p>
          </table:table-cell>
          <table:table-cell office:value-type="float" office:value="37.0966">
            <text:p>37,0966</text:p>
          </table:table-cell>
          <table:table-cell office:value-type="float" office:value="0.746025">
            <text:p>0,746025</text:p>
          </table:table-cell>
          <table:table-cell office:value-type="float" office:value="37.8426">
            <text:p>37,8426</text:p>
          </table:table-cell>
          <table:table-cell office:value-type="float" office:value="4.26003">
            <text:p>4,26003</text:p>
          </table:table-cell>
          <table:table-cell office:value-type="float" office:value="0.338702">
            <text:p>0,338702</text:p>
          </table:table-cell>
          <table:table-cell office:value-type="float" office:value="4.59873">
            <text:p>4,59873</text:p>
          </table:table-cell>
          <table:table-cell office:value-type="float" office:value="5.82891">
            <text:p>5,82891</text:p>
          </table:table-cell>
          <table:table-cell office:value-type="float" office:value="0.349553">
            <text:p>0,349553</text:p>
          </table:table-cell>
          <table:table-cell office:value-type="float" office:value="6.17846">
            <text:p>6,17846</text:p>
          </table:table-cell>
        </table:table-row>
        <table:table-row table:style-name="ro1">
          <table:table-cell office:value-type="float" office:value="2.53191">
            <text:p>2,53191</text:p>
          </table:table-cell>
          <table:table-cell office:value-type="float" office:value="0.380637">
            <text:p>0,380637</text:p>
          </table:table-cell>
          <table:table-cell office:value-type="float" office:value="2.91255">
            <text:p>2,91255</text:p>
          </table:table-cell>
          <table:table-cell office:value-type="float" office:value="43.3082">
            <text:p>43,3082</text:p>
          </table:table-cell>
          <table:table-cell office:value-type="float" office:value="0.626673">
            <text:p>0,626673</text:p>
          </table:table-cell>
          <table:table-cell office:value-type="float" office:value="43.9348">
            <text:p>43,9348</text:p>
          </table:table-cell>
          <table:table-cell office:value-type="float" office:value="0.0548375">
            <text:p>0,0548375</text:p>
          </table:table-cell>
          <table:table-cell office:value-type="float" office:value="0.510253">
            <text:p>0,510253</text:p>
          </table:table-cell>
          <table:table-cell office:value-type="float" office:value="0.565091">
            <text:p>0,565091</text:p>
          </table:table-cell>
          <table:table-cell office:value-type="float" office:value="23.4024">
            <text:p>23,4024</text:p>
          </table:table-cell>
          <table:table-cell office:value-type="float" office:value="0.465093">
            <text:p>0,465093</text:p>
          </table:table-cell>
          <table:table-cell office:value-type="float" office:value="23.8675">
            <text:p>23,8675</text:p>
          </table:table-cell>
          <table:table-cell office:value-type="float" office:value="38.2405">
            <text:p>38,2405</text:p>
          </table:table-cell>
          <table:table-cell office:value-type="float" office:value="0.592656">
            <text:p>0,592656</text:p>
          </table:table-cell>
          <table:table-cell office:value-type="float" office:value="38.8332">
            <text:p>38,8332</text:p>
          </table:table-cell>
          <table:table-cell office:value-type="float" office:value="45.3374">
            <text:p>45,3374</text:p>
          </table:table-cell>
          <table:table-cell office:value-type="float" office:value="0.889131">
            <text:p>0,889131</text:p>
          </table:table-cell>
          <table:table-cell office:value-type="float" office:value="46.2266">
            <text:p>46,2266</text:p>
          </table:table-cell>
          <table:table-cell office:value-type="float" office:value="53.6821">
            <text:p>53,6821</text:p>
          </table:table-cell>
          <table:table-cell office:value-type="float" office:value="2.08353">
            <text:p>2,08353</text:p>
          </table:table-cell>
          <table:table-cell office:value-type="float" office:value="55.7657">
            <text:p>55,7657</text:p>
          </table:table-cell>
          <table:table-cell office:value-type="float" office:value="9.90507">
            <text:p>9,90507</text:p>
          </table:table-cell>
          <table:table-cell office:value-type="float" office:value="0.91347">
            <text:p>0,91347</text:p>
          </table:table-cell>
          <table:table-cell office:value-type="float" office:value="10.8185">
            <text:p>10,8185</text:p>
          </table:table-cell>
          <table:table-cell office:value-type="float" office:value="10.7561">
            <text:p>10,7561</text:p>
          </table:table-cell>
          <table:table-cell office:value-type="float" office:value="1.20613">
            <text:p>1,20613</text:p>
          </table:table-cell>
          <table:table-cell office:value-type="float" office:value="11.9622">
            <text:p>11,9622</text:p>
          </table:table-cell>
        </table:table-row>
        <table:table-row table:style-name="ro1">
          <table:table-cell office:value-type="float" office:value="4.21457">
            <text:p>4,21457</text:p>
          </table:table-cell>
          <table:table-cell office:value-type="float" office:value="0.516704">
            <text:p>0,516704</text:p>
          </table:table-cell>
          <table:table-cell office:value-type="float" office:value="4.73128">
            <text:p>4,73128</text:p>
          </table:table-cell>
          <table:table-cell office:value-type="float" office:value="39.0546">
            <text:p>39,0546</text:p>
          </table:table-cell>
          <table:table-cell office:value-type="float" office:value="0.640455">
            <text:p>0,640455</text:p>
          </table:table-cell>
          <table:table-cell office:value-type="float" office:value="39.695">
            <text:p>39,695</text:p>
          </table:table-cell>
          <table:table-cell office:value-type="float" office:value="0.0439873">
            <text:p>0,0439873</text:p>
          </table:table-cell>
          <table:table-cell office:value-type="float" office:value="0.258352">
            <text:p>0,258352</text:p>
          </table:table-cell>
          <table:table-cell office:value-type="float" office:value="0.30234">
            <text:p>0,30234</text:p>
          </table:table-cell>
          <table:table-cell office:value-type="float" office:value="19.1556">
            <text:p>19,1556</text:p>
          </table:table-cell>
          <table:table-cell office:value-type="float" office:value="0.441926">
            <text:p>0,441926</text:p>
          </table:table-cell>
          <table:table-cell office:value-type="float" office:value="19.5975">
            <text:p>19,5975</text:p>
          </table:table-cell>
          <table:table-cell office:value-type="float" office:value="23.7244">
            <text:p>23,7244</text:p>
          </table:table-cell>
          <table:table-cell office:value-type="float" office:value="0.551308">
            <text:p>0,551308</text:p>
          </table:table-cell>
          <table:table-cell office:value-type="float" office:value="24.2757">
            <text:p>24,2757</text:p>
          </table:table-cell>
          <table:table-cell office:value-type="float" office:value="73.1559">
            <text:p>73,1559</text:p>
          </table:table-cell>
          <table:table-cell office:value-type="float" office:value="0.878867">
            <text:p>0,878867</text:p>
          </table:table-cell>
          <table:table-cell office:value-type="float" office:value="74.0348">
            <text:p>74,0348</text:p>
          </table:table-cell>
          <table:table-cell office:value-type="float" office:value="57.8715">
            <text:p>57,8715</text:p>
          </table:table-cell>
          <table:table-cell office:value-type="float" office:value="0.936344">
            <text:p>0,936344</text:p>
          </table:table-cell>
          <table:table-cell office:value-type="float" office:value="58.8078">
            <text:p>58,8078</text:p>
          </table:table-cell>
          <table:table-cell office:value-type="float" office:value="4.75738">
            <text:p>4,75738</text:p>
          </table:table-cell>
          <table:table-cell office:value-type="float" office:value="0.343688">
            <text:p>0,343688</text:p>
          </table:table-cell>
          <table:table-cell office:value-type="float" office:value="5.10106">
            <text:p>5,10106</text:p>
          </table:table-cell>
          <table:table-cell office:value-type="float" office:value="6.60015">
            <text:p>6,60015</text:p>
          </table:table-cell>
          <table:table-cell office:value-type="float" office:value="0.63811">
            <text:p>0,63811</text:p>
          </table:table-cell>
          <table:table-cell office:value-type="float" office:value="7.23826">
            <text:p>7,23826</text:p>
          </table:table-cell>
        </table:table-row>
        <table:table-row table:style-name="ro1">
          <table:table-cell office:value-type="float" office:value="4.07851">
            <text:p>4,07851</text:p>
          </table:table-cell>
          <table:table-cell office:value-type="float" office:value="0.512306">
            <text:p>0,512306</text:p>
          </table:table-cell>
          <table:table-cell office:value-type="float" office:value="4.59081">
            <text:p>4,59081</text:p>
          </table:table-cell>
          <table:table-cell office:value-type="float" office:value="48.4207">
            <text:p>48,4207</text:p>
          </table:table-cell>
          <table:table-cell office:value-type="float" office:value="0.587377">
            <text:p>0,587377</text:p>
          </table:table-cell>
          <table:table-cell office:value-type="float" office:value="49.008">
            <text:p>49,008</text:p>
          </table:table-cell>
          <table:table-cell office:value-type="float" office:value="0.0477996">
            <text:p>0,0477996</text:p>
          </table:table-cell>
          <table:table-cell office:value-type="float" office:value="0.237238">
            <text:p>0,237238</text:p>
          </table:table-cell>
          <table:table-cell office:value-type="float" office:value="0.285038">
            <text:p>0,285038</text:p>
          </table:table-cell>
          <table:table-cell office:value-type="float" office:value="19.9509">
            <text:p>19,9509</text:p>
          </table:table-cell>
          <table:table-cell office:value-type="float" office:value="0.501749">
            <text:p>0,501749</text:p>
          </table:table-cell>
          <table:table-cell office:value-type="float" office:value="20.4526">
            <text:p>20,4526</text:p>
          </table:table-cell>
          <table:table-cell office:value-type="float" office:value="23.5784">
            <text:p>23,5784</text:p>
          </table:table-cell>
          <table:table-cell office:value-type="float" office:value="0.575941">
            <text:p>0,575941</text:p>
          </table:table-cell>
          <table:table-cell office:value-type="float" office:value="24.1543">
            <text:p>24,1543</text:p>
          </table:table-cell>
          <table:table-cell office:value-type="float" office:value="52.2652">
            <text:p>52,2652</text:p>
          </table:table-cell>
          <table:table-cell office:value-type="float" office:value="0.934291">
            <text:p>0,934291</text:p>
          </table:table-cell>
          <table:table-cell office:value-type="float" office:value="53.1994">
            <text:p>53,1994</text:p>
          </table:table-cell>
          <table:table-cell office:value-type="float" office:value="46.7955">
            <text:p>46,7955</text:p>
          </table:table-cell>
          <table:table-cell office:value-type="float" office:value="0.742506">
            <text:p>0,742506</text:p>
          </table:table-cell>
          <table:table-cell office:value-type="float" office:value="47.538">
            <text:p>47,538</text:p>
          </table:table-cell>
          <table:table-cell office:value-type="float" office:value="4.09434">
            <text:p>4,09434</text:p>
          </table:table-cell>
          <table:table-cell office:value-type="float" office:value="0.309964">
            <text:p>0,309964</text:p>
          </table:table-cell>
          <table:table-cell office:value-type="float" office:value="4.4043">
            <text:p>4,4043</text:p>
          </table:table-cell>
          <table:table-cell office:value-type="float" office:value="5.72832">
            <text:p>5,72832</text:p>
          </table:table-cell>
          <table:table-cell office:value-type="float" office:value="0.327266">
            <text:p>0,327266</text:p>
          </table:table-cell>
          <table:table-cell office:value-type="float" office:value="6.05559">
            <text:p>6,05559</text:p>
          </table:table-cell>
        </table:table-row>
        <table:table-row table:style-name="ro1">
          <table:table-cell office:value-type="float" office:value="2.64364">
            <text:p>2,64364</text:p>
          </table:table-cell>
          <table:table-cell office:value-type="float" office:value="0.431369">
            <text:p>0,431369</text:p>
          </table:table-cell>
          <table:table-cell office:value-type="float" office:value="3.07501">
            <text:p>3,07501</text:p>
          </table:table-cell>
          <table:table-cell office:value-type="float" office:value="42.1642">
            <text:p>42,1642</text:p>
          </table:table-cell>
          <table:table-cell office:value-type="float" office:value="0.571542">
            <text:p>0,571542</text:p>
          </table:table-cell>
          <table:table-cell office:value-type="float" office:value="42.7357">
            <text:p>42,7357</text:p>
          </table:table-cell>
          <table:table-cell office:value-type="float" office:value="0.0401751">
            <text:p>0,0401751</text:p>
          </table:table-cell>
          <table:table-cell office:value-type="float" office:value="0.209086">
            <text:p>0,209086</text:p>
          </table:table-cell>
          <table:table-cell office:value-type="float" office:value="0.249262">
            <text:p>0,249262</text:p>
          </table:table-cell>
          <table:table-cell office:value-type="float" office:value="19.37">
            <text:p>19,37</text:p>
          </table:table-cell>
          <table:table-cell office:value-type="float" office:value="0.448084">
            <text:p>0,448084</text:p>
          </table:table-cell>
          <table:table-cell office:value-type="float" office:value="19.8181">
            <text:p>19,8181</text:p>
          </table:table-cell>
          <table:table-cell office:value-type="float" office:value="23.5382">
            <text:p>23,5382</text:p>
          </table:table-cell>
          <table:table-cell office:value-type="float" office:value="0.572422">
            <text:p>0,572422</text:p>
          </table:table-cell>
          <table:table-cell office:value-type="float" office:value="24.1106">
            <text:p>24,1106</text:p>
          </table:table-cell>
          <table:table-cell office:value-type="float" office:value="55.4311">
            <text:p>55,4311</text:p>
          </table:table-cell>
          <table:table-cell office:value-type="float" office:value="0.914936">
            <text:p>0,914936</text:p>
          </table:table-cell>
          <table:table-cell office:value-type="float" office:value="56.346">
            <text:p>56,346</text:p>
          </table:table-cell>
          <table:table-cell office:value-type="float" office:value="41.0223">
            <text:p>41,0223</text:p>
          </table:table-cell>
          <table:table-cell office:value-type="float" office:value="0.698519">
            <text:p>0,698519</text:p>
          </table:table-cell>
          <table:table-cell office:value-type="float" office:value="41.7208">
            <text:p>41,7208</text:p>
          </table:table-cell>
          <table:table-cell office:value-type="float" office:value="4.09639">
            <text:p>4,09639</text:p>
          </table:table-cell>
          <table:table-cell office:value-type="float" office:value="0.922561">
            <text:p>0,922561</text:p>
          </table:table-cell>
          <table:table-cell office:value-type="float" office:value="5.01895">
            <text:p>5,01895</text:p>
          </table:table-cell>
          <table:table-cell office:value-type="float" office:value="6.03975">
            <text:p>6,03975</text:p>
          </table:table-cell>
          <table:table-cell office:value-type="float" office:value="0.343394">
            <text:p>0,343394</text:p>
          </table:table-cell>
          <table:table-cell office:value-type="float" office:value="6.38315">
            <text:p>6,38315</text:p>
          </table:table-cell>
        </table:table-row>
        <table:table-row table:style-name="ro1">
          <table:table-cell office:value-type="float" office:value="2.53836">
            <text:p>2,53836</text:p>
          </table:table-cell>
          <table:table-cell office:value-type="float" office:value="0.365975">
            <text:p>0,365975</text:p>
          </table:table-cell>
          <table:table-cell office:value-type="float" office:value="2.90434">
            <text:p>2,90434</text:p>
          </table:table-cell>
          <table:table-cell office:value-type="float" office:value="37.4977">
            <text:p>37,4977</text:p>
          </table:table-cell>
          <table:table-cell office:value-type="float" office:value="0.658637">
            <text:p>0,658637</text:p>
          </table:table-cell>
          <table:table-cell office:value-type="float" office:value="38.1564">
            <text:p>38,1564</text:p>
          </table:table-cell>
          <table:table-cell office:value-type="float" office:value="0.0533713">
            <text:p>0,0533713</text:p>
          </table:table-cell>
          <table:table-cell office:value-type="float" office:value="0.201755">
            <text:p>0,201755</text:p>
          </table:table-cell>
          <table:table-cell office:value-type="float" office:value="0.255127">
            <text:p>0,255127</text:p>
          </table:table-cell>
          <table:table-cell office:value-type="float" office:value="21.3441">
            <text:p>21,3441</text:p>
          </table:table-cell>
          <table:table-cell office:value-type="float" office:value="0.525209">
            <text:p>0,525209</text:p>
          </table:table-cell>
          <table:table-cell office:value-type="float" office:value="21.8693">
            <text:p>21,8693</text:p>
          </table:table-cell>
          <table:table-cell office:value-type="float" office:value="39.1519">
            <text:p>39,1519</text:p>
          </table:table-cell>
          <table:table-cell office:value-type="float" office:value="0.612597">
            <text:p>0,612597</text:p>
          </table:table-cell>
          <table:table-cell office:value-type="float" office:value="39.7645">
            <text:p>39,7645</text:p>
          </table:table-cell>
          <table:table-cell office:value-type="float" office:value="55.0971">
            <text:p>55,0971</text:p>
          </table:table-cell>
          <table:table-cell office:value-type="float" office:value="0.909365">
            <text:p>0,909365</text:p>
          </table:table-cell>
          <table:table-cell office:value-type="float" office:value="56.0064">
            <text:p>56,0064</text:p>
          </table:table-cell>
          <table:table-cell office:value-type="float" office:value="35.03">
            <text:p>35,03</text:p>
          </table:table-cell>
          <table:table-cell office:value-type="float" office:value="0.706436">
            <text:p>0,706436</text:p>
          </table:table-cell>
          <table:table-cell office:value-type="float" office:value="35.7365">
            <text:p>35,7365</text:p>
          </table:table-cell>
          <table:table-cell office:value-type="float" office:value="4.02308">
            <text:p>4,02308</text:p>
          </table:table-cell>
          <table:table-cell office:value-type="float" office:value="0.314949">
            <text:p>0,314949</text:p>
          </table:table-cell>
          <table:table-cell office:value-type="float" office:value="4.33803">
            <text:p>4,33803</text:p>
          </table:table-cell>
          <table:table-cell office:value-type="float" office:value="10.5957">
            <text:p>10,5957</text:p>
          </table:table-cell>
          <table:table-cell office:value-type="float" office:value="0.626673">
            <text:p>0,626673</text:p>
          </table:table-cell>
          <table:table-cell office:value-type="float" office:value="11.2223">
            <text:p>11,2223</text:p>
          </table:table-cell>
        </table:table-row>
        <table:table-row table:style-name="ro1">
          <table:table-cell office:value-type="float" office:value="4.26472">
            <text:p>4,26472</text:p>
          </table:table-cell>
          <table:table-cell office:value-type="float" office:value="0.422278">
            <text:p>0,422278</text:p>
          </table:table-cell>
          <table:table-cell office:value-type="float" office:value="4.687">
            <text:p>4,687</text:p>
          </table:table-cell>
          <table:table-cell office:value-type="float" office:value="67.7675">
            <text:p>67,7675</text:p>
          </table:table-cell>
          <table:table-cell office:value-type="float" office:value="1.71199">
            <text:p>1,71199</text:p>
          </table:table-cell>
          <table:table-cell office:value-type="float" office:value="69.4795">
            <text:p>69,4795</text:p>
          </table:table-cell>
          <table:table-cell office:value-type="float" office:value="0.128443">
            <text:p>0,128443</text:p>
          </table:table-cell>
          <table:table-cell office:value-type="float" office:value="0.547789">
            <text:p>0,547789</text:p>
          </table:table-cell>
          <table:table-cell office:value-type="float" office:value="0.676232">
            <text:p>0,676232</text:p>
          </table:table-cell>
          <table:table-cell office:value-type="float" office:value="36.3872">
            <text:p>36,3872</text:p>
          </table:table-cell>
          <table:table-cell office:value-type="float" office:value="0.633124">
            <text:p>0,633124</text:p>
          </table:table-cell>
          <table:table-cell office:value-type="float" office:value="37.0203">
            <text:p>37,0203</text:p>
          </table:table-cell>
          <table:table-cell office:value-type="float" office:value="32.5069">
            <text:p>32,5069</text:p>
          </table:table-cell>
          <table:table-cell office:value-type="float" office:value="0.617875">
            <text:p>0,617875</text:p>
          </table:table-cell>
          <table:table-cell office:value-type="float" office:value="33.1248">
            <text:p>33,1248</text:p>
          </table:table-cell>
          <table:table-cell office:value-type="float" office:value="53.3792">
            <text:p>53,3792</text:p>
          </table:table-cell>
          <table:table-cell office:value-type="float" office:value="0.913177">
            <text:p>0,913177</text:p>
          </table:table-cell>
          <table:table-cell office:value-type="float" office:value="54.2924">
            <text:p>54,2924</text:p>
          </table:table-cell>
          <table:table-cell office:value-type="float" office:value="45.7981">
            <text:p>45,7981</text:p>
          </table:table-cell>
          <table:table-cell office:value-type="float" office:value="2.19057">
            <text:p>2,19057</text:p>
          </table:table-cell>
          <table:table-cell office:value-type="float" office:value="47.9887">
            <text:p>47,9887</text:p>
          </table:table-cell>
          <table:table-cell office:value-type="float" office:value="12.4141">
            <text:p>12,4141</text:p>
          </table:table-cell>
          <table:table-cell office:value-type="float" office:value="0.932531">
            <text:p>0,932531</text:p>
          </table:table-cell>
          <table:table-cell office:value-type="float" office:value="13.3466">
            <text:p>13,3466</text:p>
          </table:table-cell>
          <table:table-cell office:value-type="float" office:value="7.25322">
            <text:p>7,25322</text:p>
          </table:table-cell>
          <table:table-cell office:value-type="float" office:value="0.540164">
            <text:p>0,540164</text:p>
          </table:table-cell>
          <table:table-cell office:value-type="float" office:value="7.79338">
            <text:p>7,79338</text:p>
          </table:table-cell>
        </table:table-row>
        <table:table-row table:style-name="ro1">
          <table:table-cell office:value-type="float" office:value="3.82015">
            <text:p>3,82015</text:p>
          </table:table-cell>
          <table:table-cell office:value-type="float" office:value="0.316709">
            <text:p>0,316709</text:p>
          </table:table-cell>
          <table:table-cell office:value-type="float" office:value="4.13686">
            <text:p>4,13686</text:p>
          </table:table-cell>
          <table:table-cell office:value-type="float" office:value="51.515">
            <text:p>51,515</text:p>
          </table:table-cell>
          <table:table-cell office:value-type="float" office:value="0.60292">
            <text:p>0,60292</text:p>
          </table:table-cell>
          <table:table-cell office:value-type="float" office:value="52.1179">
            <text:p>52,1179</text:p>
          </table:table-cell>
          <table:table-cell office:value-type="float" office:value="0.0442806">
            <text:p>0,0442806</text:p>
          </table:table-cell>
          <table:table-cell office:value-type="float" office:value="0.236065">
            <text:p>0,236065</text:p>
          </table:table-cell>
          <table:table-cell office:value-type="float" office:value="0.280346">
            <text:p>0,280346</text:p>
          </table:table-cell>
          <table:table-cell office:value-type="float" office:value="19.4072">
            <text:p>19,4072</text:p>
          </table:table-cell>
          <table:table-cell office:value-type="float" office:value="0.651599">
            <text:p>0,651599</text:p>
          </table:table-cell>
          <table:table-cell office:value-type="float" office:value="20.0588">
            <text:p>20,0588</text:p>
          </table:table-cell>
          <table:table-cell office:value-type="float" office:value="23.4881">
            <text:p>23,4881</text:p>
          </table:table-cell>
          <table:table-cell office:value-type="float" office:value="0.585911">
            <text:p>0,585911</text:p>
          </table:table-cell>
          <table:table-cell office:value-type="float" office:value="24.074">
            <text:p>24,074</text:p>
          </table:table-cell>
          <table:table-cell office:value-type="float" office:value="44.6718">
            <text:p>44,6718</text:p>
          </table:table-cell>
          <table:table-cell office:value-type="float" office:value="1.24367">
            <text:p>1,24367</text:p>
          </table:table-cell>
          <table:table-cell office:value-type="float" office:value="45.9154">
            <text:p>45,9154</text:p>
          </table:table-cell>
          <table:table-cell office:value-type="float" office:value="41.3932">
            <text:p>41,3932</text:p>
          </table:table-cell>
          <table:table-cell office:value-type="float" office:value="0.684443">
            <text:p>0,684443</text:p>
          </table:table-cell>
          <table:table-cell office:value-type="float" office:value="42.0777">
            <text:p>42,0777</text:p>
          </table:table-cell>
          <table:table-cell office:value-type="float" office:value="4.22366">
            <text:p>4,22366</text:p>
          </table:table-cell>
          <table:table-cell office:value-type="float" office:value="0.318175">
            <text:p>0,318175</text:p>
          </table:table-cell>
          <table:table-cell office:value-type="float" office:value="4.54184">
            <text:p>4,54184</text:p>
          </table:table-cell>
          <table:table-cell office:value-type="float" office:value="5.89518">
            <text:p>5,89518</text:p>
          </table:table-cell>
          <table:table-cell office:value-type="float" office:value="0.343394">
            <text:p>0,343394</text:p>
          </table:table-cell>
          <table:table-cell office:value-type="float" office:value="6.23858">
            <text:p>6,23858</text:p>
          </table:table-cell>
        </table:table-row>
        <table:table-row table:style-name="ro1">
          <table:table-cell office:value-type="float" office:value="2.66358">
            <text:p>2,66358</text:p>
          </table:table-cell>
          <table:table-cell office:value-type="float" office:value="0.364802">
            <text:p>0,364802</text:p>
          </table:table-cell>
          <table:table-cell office:value-type="float" office:value="3.02838">
            <text:p>3,02838</text:p>
          </table:table-cell>
          <table:table-cell office:value-type="float" office:value="39.4021">
            <text:p>39,4021</text:p>
          </table:table-cell>
          <table:table-cell office:value-type="float" office:value="0.657171">
            <text:p>0,657171</text:p>
          </table:table-cell>
          <table:table-cell office:value-type="float" office:value="40.0593">
            <text:p>40,0593</text:p>
          </table:table-cell>
          <table:table-cell office:value-type="float" office:value="0.0434008">
            <text:p>0,0434008</text:p>
          </table:table-cell>
          <table:table-cell office:value-type="float" office:value="0.441633">
            <text:p>0,441633</text:p>
          </table:table-cell>
          <table:table-cell office:value-type="float" office:value="0.485034">
            <text:p>0,485034</text:p>
          </table:table-cell>
          <table:table-cell office:value-type="float" office:value="24.8276">
            <text:p>24,8276</text:p>
          </table:table-cell>
          <table:table-cell office:value-type="float" office:value="0.466852">
            <text:p>0,466852</text:p>
          </table:table-cell>
          <table:table-cell office:value-type="float" office:value="25.2945">
            <text:p>25,2945</text:p>
          </table:table-cell>
          <table:table-cell office:value-type="float" office:value="23.3582">
            <text:p>23,3582</text:p>
          </table:table-cell>
          <table:table-cell office:value-type="float" office:value="0.56597">
            <text:p>0,56597</text:p>
          </table:table-cell>
          <table:table-cell office:value-type="float" office:value="23.9241">
            <text:p>23,9241</text:p>
          </table:table-cell>
          <table:table-cell office:value-type="float" office:value="44.8213">
            <text:p>44,8213</text:p>
          </table:table-cell>
          <table:table-cell office:value-type="float" office:value="0.870363">
            <text:p>0,870363</text:p>
          </table:table-cell>
          <table:table-cell office:value-type="float" office:value="45.6917">
            <text:p>45,6917</text:p>
          </table:table-cell>
          <table:table-cell office:value-type="float" office:value="52.1273">
            <text:p>52,1273</text:p>
          </table:table-cell>
          <table:table-cell office:value-type="float" office:value="0.697639">
            <text:p>0,697639</text:p>
          </table:table-cell>
          <table:table-cell office:value-type="float" office:value="52.825">
            <text:p>52,825</text:p>
          </table:table-cell>
          <table:table-cell office:value-type="float" office:value="4.06062">
            <text:p>4,06062</text:p>
          </table:table-cell>
          <table:table-cell office:value-type="float" office:value="0.34574">
            <text:p>0,34574</text:p>
          </table:table-cell>
          <table:table-cell office:value-type="float" office:value="4.40636">
            <text:p>4,40636</text:p>
          </table:table-cell>
          <table:table-cell office:value-type="float" office:value="5.90838">
            <text:p>5,90838</text:p>
          </table:table-cell>
          <table:table-cell office:value-type="float" office:value="0.343394">
            <text:p>0,343394</text:p>
          </table:table-cell>
          <table:table-cell office:value-type="float" office:value="6.25177">
            <text:p>6,25177</text:p>
          </table:table-cell>
        </table:table-row>
        <table:table-row table:style-name="ro1">
          <table:table-cell office:value-type="float" office:value="2.56857">
            <text:p>2,56857</text:p>
          </table:table-cell>
          <table:table-cell office:value-type="float" office:value="0.331078">
            <text:p>0,331078</text:p>
          </table:table-cell>
          <table:table-cell office:value-type="float" office:value="2.89964">
            <text:p>2,89964</text:p>
          </table:table-cell>
          <table:table-cell office:value-type="float" office:value="74.1055">
            <text:p>74,1055</text:p>
          </table:table-cell>
          <table:table-cell office:value-type="float" office:value="0.68239">
            <text:p>0,68239</text:p>
          </table:table-cell>
          <table:table-cell office:value-type="float" office:value="74.7878">
            <text:p>74,7878</text:p>
          </table:table-cell>
          <table:table-cell office:value-type="float" office:value="0.12815">
            <text:p>0,12815</text:p>
          </table:table-cell>
          <table:table-cell office:value-type="float" office:value="0.558932">
            <text:p>0,558932</text:p>
          </table:table-cell>
          <table:table-cell office:value-type="float" office:value="0.687082">
            <text:p>0,687082</text:p>
          </table:table-cell>
          <table:table-cell office:value-type="float" office:value="20.24">
            <text:p>20,24</text:p>
          </table:table-cell>
          <table:table-cell office:value-type="float" office:value="0.467439">
            <text:p>0,467439</text:p>
          </table:table-cell>
          <table:table-cell office:value-type="float" office:value="20.7075">
            <text:p>20,7075</text:p>
          </table:table-cell>
          <table:table-cell office:value-type="float" office:value="29.9272">
            <text:p>29,9272</text:p>
          </table:table-cell>
          <table:table-cell office:value-type="float" office:value="0.61289">
            <text:p>0,61289</text:p>
          </table:table-cell>
          <table:table-cell office:value-type="float" office:value="30.5401">
            <text:p>30,5401</text:p>
          </table:table-cell>
          <table:table-cell office:value-type="float" office:value="44.4609">
            <text:p>44,4609</text:p>
          </table:table-cell>
          <table:table-cell office:value-type="float" office:value="0.88004">
            <text:p>0,88004</text:p>
          </table:table-cell>
          <table:table-cell office:value-type="float" office:value="45.341">
            <text:p>45,341</text:p>
          </table:table-cell>
          <table:table-cell office:value-type="float" office:value="34.9556">
            <text:p>34,9556</text:p>
          </table:table-cell>
          <table:table-cell office:value-type="float" office:value="0.70497">
            <text:p>0,70497</text:p>
          </table:table-cell>
          <table:table-cell office:value-type="float" office:value="35.6605">
            <text:p>35,6605</text:p>
          </table:table-cell>
          <table:table-cell office:value-type="float" office:value="4.42278">
            <text:p>4,42278</text:p>
          </table:table-cell>
          <table:table-cell office:value-type="float" office:value="0.415827">
            <text:p>0,415827</text:p>
          </table:table-cell>
          <table:table-cell office:value-type="float" office:value="4.83861">
            <text:p>4,83861</text:p>
          </table:table-cell>
          <table:table-cell office:value-type="float" office:value="19.1958">
            <text:p>19,1958</text:p>
          </table:table-cell>
          <table:table-cell office:value-type="float" office:value="0.384742">
            <text:p>0,384742</text:p>
          </table:table-cell>
          <table:table-cell office:value-type="float" office:value="19.5805">
            <text:p>19,5805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0.809074">
            <text:p>0,809074</text:p>
          </table:table-cell>
          <table:table-cell office:value-type="float" office:value="8.40363">
            <text:p>8,40363</text:p>
          </table:table-cell>
          <table:table-cell office:value-type="float" office:value="51.8945">
            <text:p>51,8945</text:p>
          </table:table-cell>
          <table:table-cell office:value-type="float" office:value="0.625207">
            <text:p>0,625207</text:p>
          </table:table-cell>
          <table:table-cell office:value-type="float" office:value="52.5197">
            <text:p>52,5197</text:p>
          </table:table-cell>
          <table:table-cell office:value-type="float" office:value="0.0451603">
            <text:p>0,0451603</text:p>
          </table:table-cell>
          <table:table-cell office:value-type="float" office:value="0.258059">
            <text:p>0,258059</text:p>
          </table:table-cell>
          <table:table-cell office:value-type="float" office:value="0.303219">
            <text:p>0,303219</text:p>
          </table:table-cell>
          <table:table-cell office:value-type="float" office:value="21.3385">
            <text:p>21,3385</text:p>
          </table:table-cell>
          <table:table-cell office:value-type="float" office:value="0.534006">
            <text:p>0,534006</text:p>
          </table:table-cell>
          <table:table-cell office:value-type="float" office:value="21.8726">
            <text:p>21,8726</text:p>
          </table:table-cell>
          <table:table-cell office:value-type="float" office:value="23.1922">
            <text:p>23,1922</text:p>
          </table:table-cell>
          <table:table-cell office:value-type="float" office:value="0.556">
            <text:p>0,556</text:p>
          </table:table-cell>
          <table:table-cell office:value-type="float" office:value="23.7482">
            <text:p>23,7482</text:p>
          </table:table-cell>
          <table:table-cell office:value-type="float" office:value="44.4196">
            <text:p>44,4196</text:p>
          </table:table-cell>
          <table:table-cell office:value-type="float" office:value="0.855114">
            <text:p>0,855114</text:p>
          </table:table-cell>
          <table:table-cell office:value-type="float" office:value="45.2747">
            <text:p>45,2747</text:p>
          </table:table-cell>
          <table:table-cell office:value-type="float" office:value="51.2015">
            <text:p>51,2015</text:p>
          </table:table-cell>
          <table:table-cell office:value-type="float" office:value="0.834879">
            <text:p>0,834879</text:p>
          </table:table-cell>
          <table:table-cell office:value-type="float" office:value="52.0364">
            <text:p>52,0364</text:p>
          </table:table-cell>
          <table:table-cell office:value-type="float" office:value="4.66969">
            <text:p>4,66969</text:p>
          </table:table-cell>
          <table:table-cell office:value-type="float" office:value="0.374479">
            <text:p>0,374479</text:p>
          </table:table-cell>
          <table:table-cell office:value-type="float" office:value="5.04417">
            <text:p>5,04417</text:p>
          </table:table-cell>
          <table:table-cell office:value-type="float" office:value="10.5939">
            <text:p>10,5939</text:p>
          </table:table-cell>
          <table:table-cell office:value-type="float" office:value="0.641922">
            <text:p>0,641922</text:p>
          </table:table-cell>
          <table:table-cell office:value-type="float" office:value="11.2358">
            <text:p>11,2358</text:p>
          </table:table-cell>
        </table:table-row>
        <table:table-row table:style-name="ro1">
          <table:table-cell office:value-type="float" office:value="2.65713">
            <text:p>2,65713</text:p>
          </table:table-cell>
          <table:table-cell office:value-type="float" office:value="0.32228">
            <text:p>0,32228</text:p>
          </table:table-cell>
          <table:table-cell office:value-type="float" office:value="2.97941">
            <text:p>2,97941</text:p>
          </table:table-cell>
          <table:table-cell office:value-type="float" office:value="37.3482">
            <text:p>37,3482</text:p>
          </table:table-cell>
          <table:table-cell office:value-type="float" office:value="0.643095">
            <text:p>0,643095</text:p>
          </table:table-cell>
          <table:table-cell office:value-type="float" office:value="37.9913">
            <text:p>37,9913</text:p>
          </table:table-cell>
          <table:table-cell office:value-type="float" office:value="0.0398818">
            <text:p>0,0398818</text:p>
          </table:table-cell>
          <table:table-cell office:value-type="float" office:value="0.408202">
            <text:p>0,408202</text:p>
          </table:table-cell>
          <table:table-cell office:value-type="float" office:value="0.448084">
            <text:p>0,448084</text:p>
          </table:table-cell>
          <table:table-cell office:value-type="float" office:value="24.6587">
            <text:p>24,6587</text:p>
          </table:table-cell>
          <table:table-cell office:value-type="float" office:value="0.445152">
            <text:p>0,445152</text:p>
          </table:table-cell>
          <table:table-cell office:value-type="float" office:value="25.1039">
            <text:p>25,1039</text:p>
          </table:table-cell>
          <table:table-cell office:value-type="float" office:value="23.3969">
            <text:p>23,3969</text:p>
          </table:table-cell>
          <table:table-cell office:value-type="float" office:value="0.569489">
            <text:p>0,569489</text:p>
          </table:table-cell>
          <table:table-cell office:value-type="float" office:value="23.9663">
            <text:p>23,9663</text:p>
          </table:table-cell>
          <table:table-cell office:value-type="float" office:value="44.3747">
            <text:p>44,3747</text:p>
          </table:table-cell>
          <table:table-cell office:value-type="float" office:value="0.873588">
            <text:p>0,873588</text:p>
          </table:table-cell>
          <table:table-cell office:value-type="float" office:value="45.2483">
            <text:p>45,2483</text:p>
          </table:table-cell>
          <table:table-cell office:value-type="float" office:value="55.3985">
            <text:p>55,3985</text:p>
          </table:table-cell>
          <table:table-cell office:value-type="float" office:value="1.13311">
            <text:p>1,13311</text:p>
          </table:table-cell>
          <table:table-cell office:value-type="float" office:value="56.5316">
            <text:p>56,5316</text:p>
          </table:table-cell>
          <table:table-cell office:value-type="float" office:value="6.58168">
            <text:p>6,58168</text:p>
          </table:table-cell>
          <table:table-cell office:value-type="float" office:value="0.50908">
            <text:p>0,50908</text:p>
          </table:table-cell>
          <table:table-cell office:value-type="float" office:value="7.09076">
            <text:p>7,09076</text:p>
          </table:table-cell>
          <table:table-cell office:value-type="float" office:value="7.77403">
            <text:p>7,77403</text:p>
          </table:table-cell>
          <table:table-cell office:value-type="float" office:value="0.376532">
            <text:p>0,376532</text:p>
          </table:table-cell>
          <table:table-cell office:value-type="float" office:value="8.15056">
            <text:p>8,15056</text:p>
          </table:table-cell>
        </table:table-row>
        <table:table-row table:style-name="ro1">
          <table:table-cell office:value-type="float" office:value="2.62194">
            <text:p>2,62194</text:p>
          </table:table-cell>
          <table:table-cell office:value-type="float" office:value="0.32316">
            <text:p>0,32316</text:p>
          </table:table-cell>
          <table:table-cell office:value-type="float" office:value="2.9451">
            <text:p>2,9451</text:p>
          </table:table-cell>
          <table:table-cell office:value-type="float" office:value="38.0954">
            <text:p>38,0954</text:p>
          </table:table-cell>
          <table:table-cell office:value-type="float" office:value="0.629019">
            <text:p>0,629019</text:p>
          </table:table-cell>
          <table:table-cell office:value-type="float" office:value="38.7244">
            <text:p>38,7244</text:p>
          </table:table-cell>
          <table:table-cell office:value-type="float" office:value="0.162753">
            <text:p>0,162753</text:p>
          </table:table-cell>
          <table:table-cell office:value-type="float" office:value="0.573302">
            <text:p>0,573302</text:p>
          </table:table-cell>
          <table:table-cell office:value-type="float" office:value="0.736055">
            <text:p>0,736055</text:p>
          </table:table-cell>
          <table:table-cell office:value-type="float" office:value="19.5574">
            <text:p>19,5574</text:p>
          </table:table-cell>
          <table:table-cell office:value-type="float" office:value="0.929012">
            <text:p>0,929012</text:p>
          </table:table-cell>
          <table:table-cell office:value-type="float" office:value="20.4864">
            <text:p>20,4864</text:p>
          </table:table-cell>
          <table:table-cell office:value-type="float" office:value="35.2837">
            <text:p>35,2837</text:p>
          </table:table-cell>
          <table:table-cell office:value-type="float" office:value="1.71551">
            <text:p>1,71551</text:p>
          </table:table-cell>
          <table:table-cell office:value-type="float" office:value="36.9992">
            <text:p>36,9992</text:p>
          </table:table-cell>
          <table:table-cell office:value-type="float" office:value="53.3763">
            <text:p>53,3763</text:p>
          </table:table-cell>
          <table:table-cell office:value-type="float" office:value="0.977692">
            <text:p>0,977692</text:p>
          </table:table-cell>
          <table:table-cell office:value-type="float" office:value="54.354">
            <text:p>54,354</text:p>
          </table:table-cell>
          <table:table-cell office:value-type="float" office:value="37.471">
            <text:p>37,471</text:p>
          </table:table-cell>
          <table:table-cell office:value-type="float" office:value="0.730776">
            <text:p>0,730776</text:p>
          </table:table-cell>
          <table:table-cell office:value-type="float" office:value="38.2018">
            <text:p>38,2018</text:p>
          </table:table-cell>
          <table:table-cell office:value-type="float" office:value="4.11428">
            <text:p>4,11428</text:p>
          </table:table-cell>
          <table:table-cell office:value-type="float" office:value="0.329318">
            <text:p>0,329318</text:p>
          </table:table-cell>
          <table:table-cell office:value-type="float" office:value="4.4436">
            <text:p>4,4436</text:p>
          </table:table-cell>
          <table:table-cell office:value-type="float" office:value="5.80252">
            <text:p>5,80252</text:p>
          </table:table-cell>
          <table:table-cell office:value-type="float" office:value="0.325506">
            <text:p>0,325506</text:p>
          </table:table-cell>
          <table:table-cell office:value-type="float" office:value="6.12802">
            <text:p>6,12802</text:p>
          </table:table-cell>
        </table:table-row>
        <table:table-row table:style-name="ro1">
          <table:table-cell office:value-type="float" office:value="2.90991">
            <text:p>2,90991</text:p>
          </table:table-cell>
          <table:table-cell office:value-type="float" office:value="0.513772">
            <text:p>0,513772</text:p>
          </table:table-cell>
          <table:table-cell office:value-type="float" office:value="3.42368">
            <text:p>3,42368</text:p>
          </table:table-cell>
          <table:table-cell office:value-type="float" office:value="41.4877">
            <text:p>41,4877</text:p>
          </table:table-cell>
          <table:table-cell office:value-type="float" office:value="1.3595">
            <text:p>1,3595</text:p>
          </table:table-cell>
          <table:table-cell office:value-type="float" office:value="42.8472">
            <text:p>42,8472</text:p>
          </table:table-cell>
          <table:table-cell office:value-type="float" office:value="0.0425211">
            <text:p>0,0425211</text:p>
          </table:table-cell>
          <table:table-cell office:value-type="float" office:value="0.469198">
            <text:p>0,469198</text:p>
          </table:table-cell>
          <table:table-cell office:value-type="float" office:value="0.511719">
            <text:p>0,511719</text:p>
          </table:table-cell>
          <table:table-cell office:value-type="float" office:value="23.3538">
            <text:p>23,3538</text:p>
          </table:table-cell>
          <table:table-cell office:value-type="float" office:value="0.460401">
            <text:p>0,460401</text:p>
          </table:table-cell>
          <table:table-cell office:value-type="float" office:value="23.8142">
            <text:p>23,8142</text:p>
          </table:table-cell>
          <table:table-cell office:value-type="float" office:value="23.5001">
            <text:p>23,5001</text:p>
          </table:table-cell>
          <table:table-cell office:value-type="float" office:value="0.598814">
            <text:p>0,598814</text:p>
          </table:table-cell>
          <table:table-cell office:value-type="float" office:value="24.0989">
            <text:p>24,0989</text:p>
          </table:table-cell>
          <table:table-cell office:value-type="float" office:value="52.6244">
            <text:p>52,6244</text:p>
          </table:table-cell>
          <table:table-cell office:value-type="float" office:value="0.90262">
            <text:p>0,90262</text:p>
          </table:table-cell>
          <table:table-cell office:value-type="float" office:value="53.527">
            <text:p>53,527</text:p>
          </table:table-cell>
          <table:table-cell office:value-type="float" office:value="53.7865">
            <text:p>53,7865</text:p>
          </table:table-cell>
          <table:table-cell office:value-type="float" office:value="0.951299">
            <text:p>0,951299</text:p>
          </table:table-cell>
          <table:table-cell office:value-type="float" office:value="54.7378">
            <text:p>54,7378</text:p>
          </table:table-cell>
          <table:table-cell office:value-type="float" office:value="7.02536">
            <text:p>7,02536</text:p>
          </table:table-cell>
          <table:table-cell office:value-type="float" office:value="0.976225">
            <text:p>0,976225</text:p>
          </table:table-cell>
          <table:table-cell office:value-type="float" office:value="8.00159">
            <text:p>8,00159</text:p>
          </table:table-cell>
          <table:table-cell office:value-type="float" office:value="14.0015">
            <text:p>14,0015</text:p>
          </table:table-cell>
          <table:table-cell office:value-type="float" office:value="0.426384">
            <text:p>0,426384</text:p>
          </table:table-cell>
          <table:table-cell office:value-type="float" office:value="14.4278">
            <text:p>14,4278</text:p>
          </table:table-cell>
        </table:table-row>
        <table:table-row table:style-name="ro1">
          <table:table-cell office:value-type="float" office:value="3.06152">
            <text:p>3,06152</text:p>
          </table:table-cell>
          <table:table-cell office:value-type="float" office:value="0.403804">
            <text:p>0,403804</text:p>
          </table:table-cell>
          <table:table-cell office:value-type="float" office:value="3.46532">
            <text:p>3,46532</text:p>
          </table:table-cell>
          <table:table-cell office:value-type="float" office:value="42.0129">
            <text:p>42,0129</text:p>
          </table:table-cell>
          <table:table-cell office:value-type="float" office:value="0.561865">
            <text:p>0,561865</text:p>
          </table:table-cell>
          <table:table-cell office:value-type="float" office:value="42.5747">
            <text:p>42,5747</text:p>
          </table:table-cell>
          <table:table-cell office:value-type="float" office:value="0.0398818">
            <text:p>0,0398818</text:p>
          </table:table-cell>
          <table:table-cell office:value-type="float" office:value="0.182987">
            <text:p>0,182987</text:p>
          </table:table-cell>
          <table:table-cell office:value-type="float" office:value="0.222869">
            <text:p>0,222869</text:p>
          </table:table-cell>
          <table:table-cell office:value-type="float" office:value="19.4022">
            <text:p>19,4022</text:p>
          </table:table-cell>
          <table:table-cell office:value-type="float" office:value="0.497643">
            <text:p>0,497643</text:p>
          </table:table-cell>
          <table:table-cell office:value-type="float" office:value="19.8999">
            <text:p>19,8999</text:p>
          </table:table-cell>
          <table:table-cell office:value-type="float" office:value="23.3359">
            <text:p>23,3359</text:p>
          </table:table-cell>
          <table:table-cell office:value-type="float" office:value="0.570369">
            <text:p>0,570369</text:p>
          </table:table-cell>
          <table:table-cell office:value-type="float" office:value="23.9062">
            <text:p>23,9062</text:p>
          </table:table-cell>
          <table:table-cell office:value-type="float" office:value="62.0811">
            <text:p>62,0811</text:p>
          </table:table-cell>
          <table:table-cell office:value-type="float" office:value="0.915523">
            <text:p>0,915523</text:p>
          </table:table-cell>
          <table:table-cell office:value-type="float" office:value="62.9966">
            <text:p>62,9966</text:p>
          </table:table-cell>
          <table:table-cell office:value-type="float" office:value="39.283">
            <text:p>39,283</text:p>
          </table:table-cell>
          <table:table-cell office:value-type="float" office:value="0.686789">
            <text:p>0,686789</text:p>
          </table:table-cell>
          <table:table-cell office:value-type="float" office:value="39.9698">
            <text:p>39,9698</text:p>
          </table:table-cell>
          <table:table-cell office:value-type="float" office:value="4.0917">
            <text:p>4,0917</text:p>
          </table:table-cell>
          <table:table-cell office:value-type="float" office:value="0.338116">
            <text:p>0,338116</text:p>
          </table:table-cell>
          <table:table-cell office:value-type="float" office:value="4.42982">
            <text:p>4,42982</text:p>
          </table:table-cell>
          <table:table-cell office:value-type="float" office:value="5.64357">
            <text:p>5,64357</text:p>
          </table:table-cell>
          <table:table-cell office:value-type="float" office:value="0.333131">
            <text:p>0,333131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2546">
            <text:p>2,52546</text:p>
          </table:table-cell>
          <table:table-cell office:value-type="float" office:value="0.646907">
            <text:p>0,646907</text:p>
          </table:table-cell>
          <table:table-cell office:value-type="float" office:value="3.17237">
            <text:p>3,17237</text:p>
          </table:table-cell>
          <table:table-cell office:value-type="float" office:value="37.396">
            <text:p>37,396</text:p>
          </table:table-cell>
          <table:table-cell office:value-type="float" office:value="0.62374">
            <text:p>0,62374</text:p>
          </table:table-cell>
          <table:table-cell office:value-type="float" office:value="38.0197">
            <text:p>38,0197</text:p>
          </table:table-cell>
          <table:table-cell office:value-type="float" office:value="0.0425211">
            <text:p>0,0425211</text:p>
          </table:table-cell>
          <table:table-cell office:value-type="float" office:value="0.39354">
            <text:p>0,39354</text:p>
          </table:table-cell>
          <table:table-cell office:value-type="float" office:value="0.436061">
            <text:p>0,436061</text:p>
          </table:table-cell>
          <table:table-cell office:value-type="float" office:value="19.9483">
            <text:p>19,9483</text:p>
          </table:table-cell>
          <table:table-cell office:value-type="float" office:value="0.493831">
            <text:p>0,493831</text:p>
          </table:table-cell>
          <table:table-cell office:value-type="float" office:value="20.4421">
            <text:p>20,4421</text:p>
          </table:table-cell>
          <table:table-cell office:value-type="float" office:value="23.2499">
            <text:p>23,2499</text:p>
          </table:table-cell>
          <table:table-cell office:value-type="float" office:value="0.563038">
            <text:p>0,563038</text:p>
          </table:table-cell>
          <table:table-cell office:value-type="float" office:value="23.813">
            <text:p>23,813</text:p>
          </table:table-cell>
          <table:table-cell office:value-type="float" office:value="51.5235">
            <text:p>51,5235</text:p>
          </table:table-cell>
          <table:table-cell office:value-type="float" office:value="1.05306">
            <text:p>1,05306</text:p>
          </table:table-cell>
          <table:table-cell office:value-type="float" office:value="52.5766">
            <text:p>52,5766</text:p>
          </table:table-cell>
          <table:table-cell office:value-type="float" office:value="46.0266">
            <text:p>46,0266</text:p>
          </table:table-cell>
          <table:table-cell office:value-type="float" office:value="0.685029">
            <text:p>0,685029</text:p>
          </table:table-cell>
          <table:table-cell office:value-type="float" office:value="46.7116">
            <text:p>46,7116</text:p>
          </table:table-cell>
          <table:table-cell office:value-type="float" office:value="4.06736">
            <text:p>4,06736</text:p>
          </table:table-cell>
          <table:table-cell office:value-type="float" office:value="0.78796">
            <text:p>0,78796</text:p>
          </table:table-cell>
          <table:table-cell office:value-type="float" office:value="4.85532">
            <text:p>4,85532</text:p>
          </table:table-cell>
          <table:table-cell office:value-type="float" office:value="5.76674">
            <text:p>5,76674</text:p>
          </table:table-cell>
          <table:table-cell office:value-type="float" office:value="0.34662">
            <text:p>0,34662</text:p>
          </table:table-cell>
          <table:table-cell office:value-type="float" office:value="6.11336">
            <text:p>6,11336</text:p>
          </table:table-cell>
        </table:table-row>
        <table:table-row table:style-name="ro1">
          <table:table-cell office:value-type="float" office:value="2.66915">
            <text:p>2,66915</text:p>
          </table:table-cell>
          <table:table-cell office:value-type="float" office:value="0.382103">
            <text:p>0,382103</text:p>
          </table:table-cell>
          <table:table-cell office:value-type="float" office:value="3.05125">
            <text:p>3,05125</text:p>
          </table:table-cell>
          <table:table-cell office:value-type="float" office:value="37.6696">
            <text:p>37,6696</text:p>
          </table:table-cell>
          <table:table-cell office:value-type="float" office:value="0.573008">
            <text:p>0,573008</text:p>
          </table:table-cell>
          <table:table-cell office:value-type="float" office:value="38.2426">
            <text:p>38,2426</text:p>
          </table:table-cell>
          <table:table-cell office:value-type="float" office:value="0.0395886">
            <text:p>0,0395886</text:p>
          </table:table-cell>
          <table:table-cell office:value-type="float" office:value="0.222283">
            <text:p>0,222283</text:p>
          </table:table-cell>
          <table:table-cell office:value-type="float" office:value="0.261871">
            <text:p>0,261871</text:p>
          </table:table-cell>
          <table:table-cell office:value-type="float" office:value="19.2201">
            <text:p>19,2201</text:p>
          </table:table-cell>
          <table:table-cell office:value-type="float" office:value="0.462747">
            <text:p>0,462747</text:p>
          </table:table-cell>
          <table:table-cell office:value-type="float" office:value="19.6829">
            <text:p>19,6829</text:p>
          </table:table-cell>
          <table:table-cell office:value-type="float" office:value="23.9045">
            <text:p>23,9045</text:p>
          </table:table-cell>
          <table:table-cell office:value-type="float" office:value="0.551308">
            <text:p>0,551308</text:p>
          </table:table-cell>
          <table:table-cell office:value-type="float" office:value="24.4558">
            <text:p>24,4558</text:p>
          </table:table-cell>
          <table:table-cell office:value-type="float" office:value="74.6439">
            <text:p>74,6439</text:p>
          </table:table-cell>
          <table:table-cell office:value-type="float" office:value="0.892943">
            <text:p>0,892943</text:p>
          </table:table-cell>
          <table:table-cell office:value-type="float" office:value="75.5368">
            <text:p>75,5368</text:p>
          </table:table-cell>
          <table:table-cell office:value-type="float" office:value="35.2251">
            <text:p>35,2251</text:p>
          </table:table-cell>
          <table:table-cell office:value-type="float" office:value="0.873882">
            <text:p>0,873882</text:p>
          </table:table-cell>
          <table:table-cell office:value-type="float" office:value="36.0989">
            <text:p>36,0989</text:p>
          </table:table-cell>
          <table:table-cell office:value-type="float" office:value="4.25915">
            <text:p>4,25915</text:p>
          </table:table-cell>
          <table:table-cell office:value-type="float" office:value="0.314949">
            <text:p>0,314949</text:p>
          </table:table-cell>
          <table:table-cell office:value-type="float" office:value="4.5741">
            <text:p>4,5741</text:p>
          </table:table-cell>
          <table:table-cell office:value-type="float" office:value="5.72627">
            <text:p>5,72627</text:p>
          </table:table-cell>
          <table:table-cell office:value-type="float" office:value="0.328732">
            <text:p>0,328732</text:p>
          </table:table-cell>
          <table:table-cell office:value-type="float" office:value="6.055">
            <text:p>6,055</text:p>
          </table:table-cell>
        </table:table-row>
        <table:table-row table:style-name="ro1">
          <table:table-cell office:value-type="float" office:value="2.92897">
            <text:p>2,92897</text:p>
          </table:table-cell>
          <table:table-cell office:value-type="float" office:value="0.321987">
            <text:p>0,321987</text:p>
          </table:table-cell>
          <table:table-cell office:value-type="float" office:value="3.25096">
            <text:p>3,25096</text:p>
          </table:table-cell>
          <table:table-cell office:value-type="float" office:value="38.008">
            <text:p>38,008</text:p>
          </table:table-cell>
          <table:table-cell office:value-type="float" office:value="0.609371">
            <text:p>0,609371</text:p>
          </table:table-cell>
          <table:table-cell office:value-type="float" office:value="38.6174">
            <text:p>38,6174</text:p>
          </table:table-cell>
          <table:table-cell office:value-type="float" office:value="0.0413481">
            <text:p>0,0413481</text:p>
          </table:table-cell>
          <table:table-cell office:value-type="float" office:value="0.203221">
            <text:p>0,203221</text:p>
          </table:table-cell>
          <table:table-cell office:value-type="float" office:value="0.24457">
            <text:p>0,24457</text:p>
          </table:table-cell>
          <table:table-cell office:value-type="float" office:value="19.3958">
            <text:p>19,3958</text:p>
          </table:table-cell>
          <table:table-cell office:value-type="float" office:value="0.437234">
            <text:p>0,437234</text:p>
          </table:table-cell>
          <table:table-cell office:value-type="float" office:value="19.833">
            <text:p>19,833</text:p>
          </table:table-cell>
          <table:table-cell office:value-type="float" office:value="27.9088">
            <text:p>27,9088</text:p>
          </table:table-cell>
          <table:table-cell office:value-type="float" office:value="0.838985">
            <text:p>0,838985</text:p>
          </table:table-cell>
          <table:table-cell office:value-type="float" office:value="28.7478">
            <text:p>28,7478</text:p>
          </table:table-cell>
          <table:table-cell office:value-type="float" office:value="70.3152">
            <text:p>70,3152</text:p>
          </table:table-cell>
          <table:table-cell office:value-type="float" office:value="0.849542">
            <text:p>0,849542</text:p>
          </table:table-cell>
          <table:table-cell office:value-type="float" office:value="71.1648">
            <text:p>71,1648</text:p>
          </table:table-cell>
          <table:table-cell office:value-type="float" office:value="35.2896">
            <text:p>35,2896</text:p>
          </table:table-cell>
          <table:table-cell office:value-type="float" office:value="0.716993">
            <text:p>0,716993</text:p>
          </table:table-cell>
          <table:table-cell office:value-type="float" office:value="36.0066">
            <text:p>36,0066</text:p>
          </table:table-cell>
          <table:table-cell office:value-type="float" office:value="4.14155">
            <text:p>4,14155</text:p>
          </table:table-cell>
          <table:table-cell office:value-type="float" office:value="0.315536">
            <text:p>0,315536</text:p>
          </table:table-cell>
          <table:table-cell office:value-type="float" office:value="4.45709">
            <text:p>4,45709</text:p>
          </table:table-cell>
          <table:table-cell office:value-type="float" office:value="5.73741">
            <text:p>5,73741</text:p>
          </table:table-cell>
          <table:table-cell office:value-type="float" office:value="0.522276">
            <text:p>0,522276</text:p>
          </table:table-cell>
          <table:table-cell office:value-type="float" office:value="6.25969">
            <text:p>6,25969</text:p>
          </table:table-cell>
        </table:table-row>
        <table:table-row table:style-name="ro1">
          <table:table-cell office:value-type="float" office:value="2.49291">
            <text:p>2,49291</text:p>
          </table:table-cell>
          <table:table-cell office:value-type="float" office:value="0.316416">
            <text:p>0,316416</text:p>
          </table:table-cell>
          <table:table-cell office:value-type="float" office:value="2.80932">
            <text:p>2,80932</text:p>
          </table:table-cell>
          <table:table-cell office:value-type="float" office:value="38.0634">
            <text:p>38,0634</text:p>
          </table:table-cell>
          <table:table-cell office:value-type="float" office:value="0.559226">
            <text:p>0,559226</text:p>
          </table:table-cell>
          <table:table-cell office:value-type="float" office:value="38.6226">
            <text:p>38,6226</text:p>
          </table:table-cell>
          <table:table-cell office:value-type="float" office:value="0.0387088">
            <text:p>0,0387088</text:p>
          </table:table-cell>
          <table:table-cell office:value-type="float" office:value="0.180055">
            <text:p>0,180055</text:p>
          </table:table-cell>
          <table:table-cell office:value-type="float" office:value="0.218764">
            <text:p>0,218764</text:p>
          </table:table-cell>
          <table:table-cell office:value-type="float" office:value="19.4157">
            <text:p>19,4157</text:p>
          </table:table-cell>
          <table:table-cell office:value-type="float" office:value="0.479462">
            <text:p>0,479462</text:p>
          </table:table-cell>
          <table:table-cell office:value-type="float" office:value="19.8952">
            <text:p>19,8952</text:p>
          </table:table-cell>
          <table:table-cell office:value-type="float" office:value="24.4059">
            <text:p>24,4059</text:p>
          </table:table-cell>
          <table:table-cell office:value-type="float" office:value="1.26918">
            <text:p>1,26918</text:p>
          </table:table-cell>
          <table:table-cell office:value-type="float" office:value="25.6751">
            <text:p>25,6751</text:p>
          </table:table-cell>
          <table:table-cell office:value-type="float" office:value="63.5981">
            <text:p>63,5981</text:p>
          </table:table-cell>
          <table:table-cell office:value-type="float" office:value="0.847489">
            <text:p>0,847489</text:p>
          </table:table-cell>
          <table:table-cell office:value-type="float" office:value="64.4455">
            <text:p>64,4455</text:p>
          </table:table-cell>
          <table:table-cell office:value-type="float" office:value="35.1101">
            <text:p>35,1101</text:p>
          </table:table-cell>
          <table:table-cell office:value-type="float" office:value="0.689721">
            <text:p>0,689721</text:p>
          </table:table-cell>
          <table:table-cell office:value-type="float" office:value="35.7998">
            <text:p>35,7998</text:p>
          </table:table-cell>
          <table:table-cell office:value-type="float" office:value="4.24712">
            <text:p>4,24712</text:p>
          </table:table-cell>
          <table:table-cell office:value-type="float" office:value="0.34838">
            <text:p>0,34838</text:p>
          </table:table-cell>
          <table:table-cell office:value-type="float" office:value="4.5955">
            <text:p>4,5955</text:p>
          </table:table-cell>
          <table:table-cell office:value-type="float" office:value="5.5902">
            <text:p>5,5902</text:p>
          </table:table-cell>
          <table:table-cell office:value-type="float" office:value="0.322574">
            <text:p>0,322574</text:p>
          </table:table-cell>
          <table:table-cell office:value-type="float" office:value="5.91278">
            <text:p>5,91278</text:p>
          </table:table-cell>
        </table:table-row>
        <table:table-row table:style-name="ro1">
          <table:table-cell office:value-type="float" office:value="2.57238">
            <text:p>2,57238</text:p>
          </table:table-cell>
          <table:table-cell office:value-type="float" office:value="0.339582">
            <text:p>0,339582</text:p>
          </table:table-cell>
          <table:table-cell office:value-type="float" office:value="2.91196">
            <text:p>2,91196</text:p>
          </table:table-cell>
          <table:table-cell office:value-type="float" office:value="37.471">
            <text:p>37,471</text:p>
          </table:table-cell>
          <table:table-cell office:value-type="float" office:value="0.56773">
            <text:p>0,56773</text:p>
          </table:table-cell>
          <table:table-cell office:value-type="float" office:value="38.0388">
            <text:p>38,0388</text:p>
          </table:table-cell>
          <table:table-cell office:value-type="float" office:value="0.0422278">
            <text:p>0,0422278</text:p>
          </table:table-cell>
          <table:table-cell office:value-type="float" office:value="0.180641">
            <text:p>0,180641</text:p>
          </table:table-cell>
          <table:table-cell office:value-type="float" office:value="0.222869">
            <text:p>0,222869</text:p>
          </table:table-cell>
          <table:table-cell office:value-type="float" office:value="19.7846">
            <text:p>19,7846</text:p>
          </table:table-cell>
          <table:table-cell office:value-type="float" office:value="0.434302">
            <text:p>0,434302</text:p>
          </table:table-cell>
          <table:table-cell office:value-type="float" office:value="20.2189">
            <text:p>20,2189</text:p>
          </table:table-cell>
          <table:table-cell office:value-type="float" office:value="34.799">
            <text:p>34,799</text:p>
          </table:table-cell>
          <table:table-cell office:value-type="float" office:value="0.603213">
            <text:p>0,603213</text:p>
          </table:table-cell>
          <table:table-cell office:value-type="float" office:value="35.4022">
            <text:p>35,4022</text:p>
          </table:table-cell>
          <table:table-cell office:value-type="float" office:value="50.8957">
            <text:p>50,8957</text:p>
          </table:table-cell>
          <table:table-cell office:value-type="float" office:value="0.879747">
            <text:p>0,879747</text:p>
          </table:table-cell>
          <table:table-cell office:value-type="float" office:value="51.7754">
            <text:p>51,7754</text:p>
          </table:table-cell>
          <table:table-cell office:value-type="float" office:value="36.8356">
            <text:p>36,8356</text:p>
          </table:table-cell>
          <table:table-cell office:value-type="float" office:value="0.759515">
            <text:p>0,759515</text:p>
          </table:table-cell>
          <table:table-cell office:value-type="float" office:value="37.5951">
            <text:p>37,5951</text:p>
          </table:table-cell>
          <table:table-cell office:value-type="float" office:value="6.30045">
            <text:p>6,30045</text:p>
          </table:table-cell>
          <table:table-cell office:value-type="float" office:value="0.538405">
            <text:p>0,538405</text:p>
          </table:table-cell>
          <table:table-cell office:value-type="float" office:value="6.83886">
            <text:p>6,83886</text:p>
          </table:table-cell>
          <table:table-cell office:value-type="float" office:value="8.55612">
            <text:p>8,55612</text:p>
          </table:table-cell>
          <table:table-cell office:value-type="float" office:value="0.376532">
            <text:p>0,376532</text:p>
          </table:table-cell>
          <table:table-cell office:value-type="float" office:value="8.93265">
            <text:p>8,93265</text:p>
          </table:table-cell>
        </table:table-row>
        <table:table-row table:style-name="ro1">
          <table:table-cell office:value-type="float" office:value="2.61901">
            <text:p>2,61901</text:p>
          </table:table-cell>
          <table:table-cell office:value-type="float" office:value="0.362162">
            <text:p>0,362162</text:p>
          </table:table-cell>
          <table:table-cell office:value-type="float" office:value="2.98117">
            <text:p>2,98117</text:p>
          </table:table-cell>
          <table:table-cell office:value-type="float" office:value="39.6772">
            <text:p>39,6772</text:p>
          </table:table-cell>
          <table:table-cell office:value-type="float" office:value="0.634884">
            <text:p>0,634884</text:p>
          </table:table-cell>
          <table:table-cell office:value-type="float" office:value="40.312">
            <text:p>40,312</text:p>
          </table:table-cell>
          <table:table-cell office:value-type="float" office:value="0.0469198">
            <text:p>0,0469198</text:p>
          </table:table-cell>
          <table:table-cell office:value-type="float" office:value="0.312017">
            <text:p>0,312017</text:p>
          </table:table-cell>
          <table:table-cell office:value-type="float" office:value="0.358937">
            <text:p>0,358937</text:p>
          </table:table-cell>
          <table:table-cell office:value-type="float" office:value="24.6822">
            <text:p>24,6822</text:p>
          </table:table-cell>
          <table:table-cell office:value-type="float" office:value="0.469491">
            <text:p>0,469491</text:p>
          </table:table-cell>
          <table:table-cell office:value-type="float" office:value="25.1517">
            <text:p>25,1517</text:p>
          </table:table-cell>
          <table:table-cell office:value-type="float" office:value="25.2772">
            <text:p>25,2772</text:p>
          </table:table-cell>
          <table:table-cell office:value-type="float" office:value="0.615529">
            <text:p>0,615529</text:p>
          </table:table-cell>
          <table:table-cell office:value-type="float" office:value="25.8927">
            <text:p>25,8927</text:p>
          </table:table-cell>
          <table:table-cell office:value-type="float" office:value="44.1718">
            <text:p>44,1718</text:p>
          </table:table-cell>
          <table:table-cell office:value-type="float" office:value="0.842504">
            <text:p>0,842504</text:p>
          </table:table-cell>
          <table:table-cell office:value-type="float" office:value="45.0143">
            <text:p>45,0143</text:p>
          </table:table-cell>
          <table:table-cell office:value-type="float" office:value="35.0726">
            <text:p>35,0726</text:p>
          </table:table-cell>
          <table:table-cell office:value-type="float" office:value="0.692654">
            <text:p>0,692654</text:p>
          </table:table-cell>
          <table:table-cell office:value-type="float" office:value="35.7652">
            <text:p>35,7652</text:p>
          </table:table-cell>
          <table:table-cell office:value-type="float" office:value="4.0961">
            <text:p>4,0961</text:p>
          </table:table-cell>
          <table:table-cell office:value-type="float" office:value="0.310257">
            <text:p>0,310257</text:p>
          </table:table-cell>
          <table:table-cell office:value-type="float" office:value="4.40636">
            <text:p>4,40636</text:p>
          </table:table-cell>
          <table:table-cell office:value-type="float" office:value="11.8822">
            <text:p>11,8822</text:p>
          </table:table-cell>
          <table:table-cell office:value-type="float" office:value="0.339289">
            <text:p>0,339289</text:p>
          </table:table-cell>
          <table:table-cell office:value-type="float" office:value="12.2214">
            <text:p>12,2214</text:p>
          </table:table-cell>
        </table:table-row>
        <table:table-row table:style-name="ro1">
          <table:table-cell office:value-type="float" office:value="2.53572">
            <text:p>2,53572</text:p>
          </table:table-cell>
          <table:table-cell office:value-type="float" office:value="0.318468">
            <text:p>0,318468</text:p>
          </table:table-cell>
          <table:table-cell office:value-type="float" office:value="2.85419">
            <text:p>2,85419</text:p>
          </table:table-cell>
          <table:table-cell office:value-type="float" office:value="37.5429">
            <text:p>37,5429</text:p>
          </table:table-cell>
          <table:table-cell office:value-type="float" office:value="0.604679">
            <text:p>0,604679</text:p>
          </table:table-cell>
          <table:table-cell office:value-type="float" office:value="38.1476">
            <text:p>38,1476</text:p>
          </table:table-cell>
          <table:table-cell office:value-type="float" office:value="0.0436941">
            <text:p>0,0436941</text:p>
          </table:table-cell>
          <table:table-cell office:value-type="float" office:value="0.516118">
            <text:p>0,516118</text:p>
          </table:table-cell>
          <table:table-cell office:value-type="float" office:value="0.559812">
            <text:p>0,559812</text:p>
          </table:table-cell>
          <table:table-cell office:value-type="float" office:value="27.6504">
            <text:p>27,6504</text:p>
          </table:table-cell>
          <table:table-cell office:value-type="float" office:value="0.46392">
            <text:p>0,46392</text:p>
          </table:table-cell>
          <table:table-cell office:value-type="float" office:value="28.1144">
            <text:p>28,1144</text:p>
          </table:table-cell>
          <table:table-cell office:value-type="float" office:value="23.6854">
            <text:p>23,6854</text:p>
          </table:table-cell>
          <table:table-cell office:value-type="float" office:value="0.562158">
            <text:p>0,562158</text:p>
          </table:table-cell>
          <table:table-cell office:value-type="float" office:value="24.2476">
            <text:p>24,2476</text:p>
          </table:table-cell>
          <table:table-cell office:value-type="float" office:value="57.9084">
            <text:p>57,9084</text:p>
          </table:table-cell>
          <table:table-cell office:value-type="float" office:value="1.11786">
            <text:p>1,11786</text:p>
          </table:table-cell>
          <table:table-cell office:value-type="float" office:value="59.0263">
            <text:p>59,0263</text:p>
          </table:table-cell>
          <table:table-cell office:value-type="float" office:value="35.9728">
            <text:p>35,9728</text:p>
          </table:table-cell>
          <table:table-cell office:value-type="float" office:value="1.29176">
            <text:p>1,29176</text:p>
          </table:table-cell>
          <table:table-cell office:value-type="float" office:value="37.2646">
            <text:p>37,2646</text:p>
          </table:table-cell>
          <table:table-cell office:value-type="float" office:value="4.14507">
            <text:p>4,14507</text:p>
          </table:table-cell>
          <table:table-cell office:value-type="float" office:value="0.333717">
            <text:p>0,333717</text:p>
          </table:table-cell>
          <table:table-cell office:value-type="float" office:value="4.47879">
            <text:p>4,47879</text:p>
          </table:table-cell>
          <table:table-cell office:value-type="float" office:value="8.73002">
            <text:p>8,73002</text:p>
          </table:table-cell>
          <table:table-cell office:value-type="float" office:value="1.01552">
            <text:p>1,01552</text:p>
          </table:table-cell>
          <table:table-cell office:value-type="float" office:value="9.74554">
            <text:p>9,74554</text:p>
          </table:table-cell>
        </table:table-row>
        <table:table-row table:style-name="ro1">
          <table:table-cell office:value-type="float" office:value="7.73415">
            <text:p>7,73415</text:p>
          </table:table-cell>
          <table:table-cell office:value-type="float" office:value="0.964789">
            <text:p>0,964789</text:p>
          </table:table-cell>
          <table:table-cell office:value-type="float" office:value="8.69893">
            <text:p>8,69893</text:p>
          </table:table-cell>
          <table:table-cell office:value-type="float" office:value="40.4531">
            <text:p>40,4531</text:p>
          </table:table-cell>
          <table:table-cell office:value-type="float" office:value="0.589137">
            <text:p>0,589137</text:p>
          </table:table-cell>
          <table:table-cell office:value-type="float" office:value="41.0422">
            <text:p>41,0422</text:p>
          </table:table-cell>
          <table:table-cell office:value-type="float" office:value="0.0390021">
            <text:p>0,0390021</text:p>
          </table:table-cell>
          <table:table-cell office:value-type="float" office:value="0.194717">
            <text:p>0,194717</text:p>
          </table:table-cell>
          <table:table-cell office:value-type="float" office:value="0.233719">
            <text:p>0,233719</text:p>
          </table:table-cell>
          <table:table-cell office:value-type="float" office:value="19.7239">
            <text:p>19,7239</text:p>
          </table:table-cell>
          <table:table-cell office:value-type="float" office:value="0.557173">
            <text:p>0,557173</text:p>
          </table:table-cell>
          <table:table-cell office:value-type="float" office:value="20.2811">
            <text:p>20,2811</text:p>
          </table:table-cell>
          <table:table-cell office:value-type="float" office:value="24.0159">
            <text:p>24,0159</text:p>
          </table:table-cell>
          <table:table-cell office:value-type="float" office:value="0.609371">
            <text:p>0,609371</text:p>
          </table:table-cell>
          <table:table-cell office:value-type="float" office:value="24.6253">
            <text:p>24,6253</text:p>
          </table:table-cell>
          <table:table-cell office:value-type="float" office:value="70.1674">
            <text:p>70,1674</text:p>
          </table:table-cell>
          <table:table-cell office:value-type="float" office:value="1.47123">
            <text:p>1,47123</text:p>
          </table:table-cell>
          <table:table-cell office:value-type="float" office:value="71.6386">
            <text:p>71,6386</text:p>
          </table:table-cell>
          <table:table-cell office:value-type="float" office:value="46.075">
            <text:p>46,075</text:p>
          </table:table-cell>
          <table:table-cell office:value-type="float" office:value="1.12842">
            <text:p>1,12842</text:p>
          </table:table-cell>
          <table:table-cell office:value-type="float" office:value="47.2034">
            <text:p>47,2034</text:p>
          </table:table-cell>
          <table:table-cell office:value-type="float" office:value="4.35475">
            <text:p>4,35475</text:p>
          </table:table-cell>
          <table:table-cell office:value-type="float" office:value="0.343981">
            <text:p>0,343981</text:p>
          </table:table-cell>
          <table:table-cell office:value-type="float" office:value="4.69873">
            <text:p>4,69873</text:p>
          </table:table-cell>
          <table:table-cell office:value-type="float" office:value="6.61511">
            <text:p>6,61511</text:p>
          </table:table-cell>
          <table:table-cell office:value-type="float" office:value="0.338409">
            <text:p>0,338409</text:p>
          </table:table-cell>
          <table:table-cell office:value-type="float" office:value="6.95352">
            <text:p>6,95352</text:p>
          </table:table-cell>
        </table:table-row>
        <table:table-row table:style-name="ro1">
          <table:table-cell office:value-type="float" office:value="2.5061">
            <text:p>2,5061</text:p>
          </table:table-cell>
          <table:table-cell office:value-type="float" office:value="0.346034">
            <text:p>0,346034</text:p>
          </table:table-cell>
          <table:table-cell office:value-type="float" office:value="2.85214">
            <text:p>2,85214</text:p>
          </table:table-cell>
          <table:table-cell office:value-type="float" office:value="37.9514">
            <text:p>37,9514</text:p>
          </table:table-cell>
          <table:table-cell office:value-type="float" office:value="0.932238">
            <text:p>0,932238</text:p>
          </table:table-cell>
          <table:table-cell office:value-type="float" office:value="38.8836">
            <text:p>38,8836</text:p>
          </table:table-cell>
          <table:table-cell office:value-type="float" office:value="0.0483861">
            <text:p>0,0483861</text:p>
          </table:table-cell>
          <table:table-cell office:value-type="float" office:value="0.258352">
            <text:p>0,258352</text:p>
          </table:table-cell>
          <table:table-cell office:value-type="float" office:value="0.306738">
            <text:p>0,306738</text:p>
          </table:table-cell>
          <table:table-cell office:value-type="float" office:value="21.8209">
            <text:p>21,8209</text:p>
          </table:table-cell>
          <table:table-cell office:value-type="float" office:value="0.454536">
            <text:p>0,454536</text:p>
          </table:table-cell>
          <table:table-cell office:value-type="float" office:value="22.2755">
            <text:p>22,2755</text:p>
          </table:table-cell>
          <table:table-cell office:value-type="float" office:value="23.4966">
            <text:p>23,4966</text:p>
          </table:table-cell>
          <table:table-cell office:value-type="float" office:value="0.558932">
            <text:p>0,558932</text:p>
          </table:table-cell>
          <table:table-cell office:value-type="float" office:value="24.0555">
            <text:p>24,0555</text:p>
          </table:table-cell>
          <table:table-cell office:value-type="float" office:value="44.5155">
            <text:p>44,5155</text:p>
          </table:table-cell>
          <table:table-cell office:value-type="float" office:value="0.837812">
            <text:p>0,837812</text:p>
          </table:table-cell>
          <table:table-cell office:value-type="float" office:value="45.3533">
            <text:p>45,3533</text:p>
          </table:table-cell>
          <table:table-cell office:value-type="float" office:value="35.0881">
            <text:p>35,0881</text:p>
          </table:table-cell>
          <table:table-cell office:value-type="float" office:value="0.668021">
            <text:p>0,668021</text:p>
          </table:table-cell>
          <table:table-cell office:value-type="float" office:value="35.7561">
            <text:p>35,7561</text:p>
          </table:table-cell>
          <table:table-cell office:value-type="float" office:value="4.05065">
            <text:p>4,05065</text:p>
          </table:table-cell>
          <table:table-cell office:value-type="float" office:value="0.326972">
            <text:p>0,326972</text:p>
          </table:table-cell>
          <table:table-cell office:value-type="float" office:value="4.37762">
            <text:p>4,37762</text:p>
          </table:table-cell>
          <table:table-cell office:value-type="float" office:value="5.6166">
            <text:p>5,6166</text:p>
          </table:table-cell>
          <table:table-cell office:value-type="float" office:value="0.320814">
            <text:p>0,320814</text:p>
          </table:table-cell>
          <table:table-cell office:value-type="float" office:value="5.93741">
            <text:p>5,93741</text:p>
          </table:table-cell>
        </table:table-row>
        <table:table-row table:style-name="ro1">
          <table:table-cell office:value-type="float" office:value="2.68176">
            <text:p>2,68176</text:p>
          </table:table-cell>
          <table:table-cell office:value-type="float" office:value="0.342221">
            <text:p>0,342221</text:p>
          </table:table-cell>
          <table:table-cell office:value-type="float" office:value="3.02398">
            <text:p>3,02398</text:p>
          </table:table-cell>
          <table:table-cell office:value-type="float" office:value="37.6282">
            <text:p>37,6282</text:p>
          </table:table-cell>
          <table:table-cell office:value-type="float" office:value="0.586204">
            <text:p>0,586204</text:p>
          </table:table-cell>
          <table:table-cell office:value-type="float" office:value="38.2144">
            <text:p>38,2144</text:p>
          </table:table-cell>
          <table:table-cell office:value-type="float" office:value="0.0442806">
            <text:p>0,0442806</text:p>
          </table:table-cell>
          <table:table-cell office:value-type="float" office:value="0.233719">
            <text:p>0,233719</text:p>
          </table:table-cell>
          <table:table-cell office:value-type="float" office:value="0.278">
            <text:p>0,278</text:p>
          </table:table-cell>
          <table:table-cell office:value-type="float" office:value="28.4698">
            <text:p>28,4698</text:p>
          </table:table-cell>
          <table:table-cell office:value-type="float" office:value="1.43105">
            <text:p>1,43105</text:p>
          </table:table-cell>
          <table:table-cell office:value-type="float" office:value="29.9008">
            <text:p>29,9008</text:p>
          </table:table-cell>
          <table:table-cell office:value-type="float" office:value="53.1065">
            <text:p>53,1065</text:p>
          </table:table-cell>
          <table:table-cell office:value-type="float" office:value="0.607612">
            <text:p>0,607612</text:p>
          </table:table-cell>
          <table:table-cell office:value-type="float" office:value="53.7141">
            <text:p>53,7141</text:p>
          </table:table-cell>
          <table:table-cell office:value-type="float" office:value="45.3204">
            <text:p>45,3204</text:p>
          </table:table-cell>
          <table:table-cell office:value-type="float" office:value="0.887078">
            <text:p>0,887078</text:p>
          </table:table-cell>
          <table:table-cell office:value-type="float" office:value="46.2075">
            <text:p>46,2075</text:p>
          </table:table-cell>
          <table:table-cell office:value-type="float" office:value="35.2268">
            <text:p>35,2268</text:p>
          </table:table-cell>
          <table:table-cell office:value-type="float" office:value="0.740747">
            <text:p>0,740747</text:p>
          </table:table-cell>
          <table:table-cell office:value-type="float" office:value="35.9676">
            <text:p>35,9676</text:p>
          </table:table-cell>
          <table:table-cell office:value-type="float" office:value="4.2263">
            <text:p>4,2263</text:p>
          </table:table-cell>
          <table:table-cell office:value-type="float" office:value="0.598814">
            <text:p>0,598814</text:p>
          </table:table-cell>
          <table:table-cell office:value-type="float" office:value="4.82512">
            <text:p>4,82512</text:p>
          </table:table-cell>
          <table:table-cell office:value-type="float" office:value="5.67818">
            <text:p>5,67818</text:p>
          </table:table-cell>
          <table:table-cell office:value-type="float" office:value="0.341635">
            <text:p>0,341635</text:p>
          </table:table-cell>
          <table:table-cell office:value-type="float" office:value="6.01981">
            <text:p>6,01981</text:p>
          </table:table-cell>
        </table:table-row>
        <table:table-row table:style-name="ro1">
          <table:table-cell office:value-type="float" office:value="2.67766">
            <text:p>2,67766</text:p>
          </table:table-cell>
          <table:table-cell office:value-type="float" office:value="0.333424">
            <text:p>0,333424</text:p>
          </table:table-cell>
          <table:table-cell office:value-type="float" office:value="3.01108">
            <text:p>3,01108</text:p>
          </table:table-cell>
          <table:table-cell office:value-type="float" office:value="62.4248">
            <text:p>62,4248</text:p>
          </table:table-cell>
          <table:table-cell office:value-type="float" office:value="0.691774">
            <text:p>0,691774</text:p>
          </table:table-cell>
          <table:table-cell office:value-type="float" office:value="63.1165">
            <text:p>63,1165</text:p>
          </table:table-cell>
          <table:table-cell office:value-type="float" office:value="0.0439873">
            <text:p>0,0439873</text:p>
          </table:table-cell>
          <table:table-cell office:value-type="float" office:value="0.306738">
            <text:p>0,306738</text:p>
          </table:table-cell>
          <table:table-cell office:value-type="float" office:value="0.350726">
            <text:p>0,350726</text:p>
          </table:table-cell>
          <table:table-cell office:value-type="float" office:value="19.8248">
            <text:p>19,8248</text:p>
          </table:table-cell>
          <table:table-cell office:value-type="float" office:value="0.447791">
            <text:p>0,447791</text:p>
          </table:table-cell>
          <table:table-cell office:value-type="float" office:value="20.2726">
            <text:p>20,2726</text:p>
          </table:table-cell>
          <table:table-cell office:value-type="float" office:value="23.6268">
            <text:p>23,6268</text:p>
          </table:table-cell>
          <table:table-cell office:value-type="float" office:value="0.573008">
            <text:p>0,573008</text:p>
          </table:table-cell>
          <table:table-cell office:value-type="float" office:value="24.1998">
            <text:p>24,1998</text:p>
          </table:table-cell>
          <table:table-cell office:value-type="float" office:value="50.8098">
            <text:p>50,8098</text:p>
          </table:table-cell>
          <table:table-cell office:value-type="float" office:value="0.963029">
            <text:p>0,963029</text:p>
          </table:table-cell>
          <table:table-cell office:value-type="float" office:value="51.7728">
            <text:p>51,7728</text:p>
          </table:table-cell>
          <table:table-cell office:value-type="float" office:value="37.7599">
            <text:p>37,7599</text:p>
          </table:table-cell>
          <table:table-cell office:value-type="float" office:value="1.03136">
            <text:p>1,03136</text:p>
          </table:table-cell>
          <table:table-cell office:value-type="float" office:value="38.7913">
            <text:p>38,7913</text:p>
          </table:table-cell>
          <table:table-cell office:value-type="float" office:value="4.40782">
            <text:p>4,40782</text:p>
          </table:table-cell>
          <table:table-cell office:value-type="float" office:value="0.317295">
            <text:p>0,317295</text:p>
          </table:table-cell>
          <table:table-cell office:value-type="float" office:value="4.72512">
            <text:p>4,72512</text:p>
          </table:table-cell>
          <table:table-cell office:value-type="float" office:value="5.73683">
            <text:p>5,73683</text:p>
          </table:table-cell>
          <table:table-cell office:value-type="float" office:value="0.351605">
            <text:p>0,351605</text:p>
          </table:table-cell>
          <table:table-cell office:value-type="float" office:value="6.08843">
            <text:p>6,08843</text:p>
          </table:table-cell>
        </table:table-row>
        <table:table-row table:style-name="ro1">
          <table:table-cell office:value-type="float" office:value="2.69232">
            <text:p>2,69232</text:p>
          </table:table-cell>
          <table:table-cell office:value-type="float" office:value="0.317882">
            <text:p>0,317882</text:p>
          </table:table-cell>
          <table:table-cell office:value-type="float" office:value="3.0102">
            <text:p>3,0102</text:p>
          </table:table-cell>
          <table:table-cell office:value-type="float" office:value="37.91">
            <text:p>37,91</text:p>
          </table:table-cell>
          <table:table-cell office:value-type="float" office:value="0.593829">
            <text:p>0,593829</text:p>
          </table:table-cell>
          <table:table-cell office:value-type="float" office:value="38.5039">
            <text:p>38,5039</text:p>
          </table:table-cell>
          <table:table-cell office:value-type="float" office:value="0.0395886">
            <text:p>0,0395886</text:p>
          </table:table-cell>
          <table:table-cell office:value-type="float" office:value="0.182987">
            <text:p>0,182987</text:p>
          </table:table-cell>
          <table:table-cell office:value-type="float" office:value="0.222576">
            <text:p>0,222576</text:p>
          </table:table-cell>
          <table:table-cell office:value-type="float" office:value="29.3102">
            <text:p>29,3102</text:p>
          </table:table-cell>
          <table:table-cell office:value-type="float" office:value="0.517584">
            <text:p>0,517584</text:p>
          </table:table-cell>
          <table:table-cell office:value-type="float" office:value="29.8278">
            <text:p>29,8278</text:p>
          </table:table-cell>
          <table:table-cell office:value-type="float" office:value="23.9209">
            <text:p>23,9209</text:p>
          </table:table-cell>
          <table:table-cell office:value-type="float" office:value="0.556293">
            <text:p>0,556293</text:p>
          </table:table-cell>
          <table:table-cell office:value-type="float" office:value="24.4772">
            <text:p>24,4772</text:p>
          </table:table-cell>
          <table:table-cell office:value-type="float" office:value="44.7946">
            <text:p>44,7946</text:p>
          </table:table-cell>
          <table:table-cell office:value-type="float" office:value="0.970947">
            <text:p>0,970947</text:p>
          </table:table-cell>
          <table:table-cell office:value-type="float" office:value="45.7656">
            <text:p>45,7656</text:p>
          </table:table-cell>
          <table:table-cell office:value-type="float" office:value="35.0124">
            <text:p>35,0124</text:p>
          </table:table-cell>
          <table:table-cell office:value-type="float" office:value="0.672713">
            <text:p>0,672713</text:p>
          </table:table-cell>
          <table:table-cell office:value-type="float" office:value="35.6852">
            <text:p>35,6852</text:p>
          </table:table-cell>
          <table:table-cell office:value-type="float" office:value="4.63099">
            <text:p>4,63099</text:p>
          </table:table-cell>
          <table:table-cell office:value-type="float" office:value="0.376825">
            <text:p>0,376825</text:p>
          </table:table-cell>
          <table:table-cell office:value-type="float" office:value="5.00781">
            <text:p>5,00781</text:p>
          </table:table-cell>
          <table:table-cell office:value-type="float" office:value="5.9031">
            <text:p>5,9031</text:p>
          </table:table-cell>
          <table:table-cell office:value-type="float" office:value="0.350139">
            <text:p>0,350139</text:p>
          </table:table-cell>
          <table:table-cell office:value-type="float" office:value="6.25324">
            <text:p>6,25324</text:p>
          </table:table-cell>
        </table:table-row>
        <table:table-row table:style-name="ro1">
          <table:table-cell office:value-type="float" office:value="2.51608">
            <text:p>2,51608</text:p>
          </table:table-cell>
          <table:table-cell office:value-type="float" office:value="0.316709">
            <text:p>0,316709</text:p>
          </table:table-cell>
          <table:table-cell office:value-type="float" office:value="2.83278">
            <text:p>2,83278</text:p>
          </table:table-cell>
          <table:table-cell office:value-type="float" office:value="40.5862">
            <text:p>40,5862</text:p>
          </table:table-cell>
          <table:table-cell office:value-type="float" office:value="1.27651">
            <text:p>1,27651</text:p>
          </table:table-cell>
          <table:table-cell office:value-type="float" office:value="41.8627">
            <text:p>41,8627</text:p>
          </table:table-cell>
          <table:table-cell office:value-type="float" office:value="0.124338">
            <text:p>0,124338</text:p>
          </table:table-cell>
          <table:table-cell office:value-type="float" office:value="0.573888">
            <text:p>0,573888</text:p>
          </table:table-cell>
          <table:table-cell office:value-type="float" office:value="0.698226">
            <text:p>0,698226</text:p>
          </table:table-cell>
          <table:table-cell office:value-type="float" office:value="20.6148">
            <text:p>20,6148</text:p>
          </table:table-cell>
          <table:table-cell office:value-type="float" office:value="0.452483">
            <text:p>0,452483</text:p>
          </table:table-cell>
          <table:table-cell office:value-type="float" office:value="21.0673">
            <text:p>21,0673</text:p>
          </table:table-cell>
          <table:table-cell office:value-type="float" office:value="23.5716">
            <text:p>23,5716</text:p>
          </table:table-cell>
          <table:table-cell office:value-type="float" office:value="0.563038">
            <text:p>0,563038</text:p>
          </table:table-cell>
          <table:table-cell office:value-type="float" office:value="24.1347">
            <text:p>24,1347</text:p>
          </table:table-cell>
          <table:table-cell office:value-type="float" office:value="49.4089">
            <text:p>49,4089</text:p>
          </table:table-cell>
          <table:table-cell office:value-type="float" office:value="0.854234">
            <text:p>0,854234</text:p>
          </table:table-cell>
          <table:table-cell office:value-type="float" office:value="50.2631">
            <text:p>50,2631</text:p>
          </table:table-cell>
          <table:table-cell office:value-type="float" office:value="63.62">
            <text:p>63,62</text:p>
          </table:table-cell>
          <table:table-cell office:value-type="float" office:value="0.786787">
            <text:p>0,786787</text:p>
          </table:table-cell>
          <table:table-cell office:value-type="float" office:value="64.4068">
            <text:p>64,4068</text:p>
          </table:table-cell>
          <table:table-cell office:value-type="float" office:value="4.31193">
            <text:p>4,31193</text:p>
          </table:table-cell>
          <table:table-cell office:value-type="float" office:value="0.356591">
            <text:p>0,356591</text:p>
          </table:table-cell>
          <table:table-cell office:value-type="float" office:value="4.66852">
            <text:p>4,66852</text:p>
          </table:table-cell>
          <table:table-cell office:value-type="float" office:value="5.91072">
            <text:p>5,91072</text:p>
          </table:table-cell>
          <table:table-cell office:value-type="float" office:value="0.366854">
            <text:p>0,366854</text:p>
          </table:table-cell>
          <table:table-cell office:value-type="float" office:value="6.27758">
            <text:p>6,27758</text:p>
          </table:table-cell>
        </table:table-row>
        <table:table-row table:style-name="ro1">
          <table:table-cell office:value-type="float" office:value="2.61226">
            <text:p>2,61226</text:p>
          </table:table-cell>
          <table:table-cell office:value-type="float" office:value="0.353072">
            <text:p>0,353072</text:p>
          </table:table-cell>
          <table:table-cell office:value-type="float" office:value="2.96533">
            <text:p>2,96533</text:p>
          </table:table-cell>
          <table:table-cell office:value-type="float" office:value="40.4962">
            <text:p>40,4962</text:p>
          </table:table-cell>
          <table:table-cell office:value-type="float" office:value="0.599401">
            <text:p>0,599401</text:p>
          </table:table-cell>
          <table:table-cell office:value-type="float" office:value="41.0956">
            <text:p>41,0956</text:p>
          </table:table-cell>
          <table:table-cell office:value-type="float" office:value="0.0419346">
            <text:p>0,0419346</text:p>
          </table:table-cell>
          <table:table-cell office:value-type="float" office:value="0.241051">
            <text:p>0,241051</text:p>
          </table:table-cell>
          <table:table-cell office:value-type="float" office:value="0.282985">
            <text:p>0,282985</text:p>
          </table:table-cell>
          <table:table-cell office:value-type="float" office:value="19.5943">
            <text:p>19,5943</text:p>
          </table:table-cell>
          <table:table-cell office:value-type="float" office:value="0.439873">
            <text:p>0,439873</text:p>
          </table:table-cell>
          <table:table-cell office:value-type="float" office:value="20.0342">
            <text:p>20,0342</text:p>
          </table:table-cell>
          <table:table-cell office:value-type="float" office:value="24.0306">
            <text:p>24,0306</text:p>
          </table:table-cell>
          <table:table-cell office:value-type="float" office:value="0.582979">
            <text:p>0,582979</text:p>
          </table:table-cell>
          <table:table-cell office:value-type="float" office:value="24.6135">
            <text:p>24,6135</text:p>
          </table:table-cell>
          <table:table-cell office:value-type="float" office:value="44.7465">
            <text:p>44,7465</text:p>
          </table:table-cell>
          <table:table-cell office:value-type="float" office:value="0.892356">
            <text:p>0,892356</text:p>
          </table:table-cell>
          <table:table-cell office:value-type="float" office:value="45.6389">
            <text:p>45,6389</text:p>
          </table:table-cell>
          <table:table-cell office:value-type="float" office:value="35.0605">
            <text:p>35,0605</text:p>
          </table:table-cell>
          <table:table-cell office:value-type="float" office:value="0.669487">
            <text:p>0,669487</text:p>
          </table:table-cell>
          <table:table-cell office:value-type="float" office:value="35.73">
            <text:p>35,73</text:p>
          </table:table-cell>
          <table:table-cell office:value-type="float" office:value="4.26267">
            <text:p>4,26267</text:p>
          </table:table-cell>
          <table:table-cell office:value-type="float" office:value="0.309671">
            <text:p>0,309671</text:p>
          </table:table-cell>
          <table:table-cell office:value-type="float" office:value="4.57234">
            <text:p>4,57234</text:p>
          </table:table-cell>
          <table:table-cell office:value-type="float" office:value="5.6339">
            <text:p>5,6339</text:p>
          </table:table-cell>
          <table:table-cell office:value-type="float" office:value="0.324626">
            <text:p>0,324626</text:p>
          </table:table-cell>
          <table:table-cell office:value-type="float" office:value="5.95852">
            <text:p>5,95852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523156">
            <text:p>0,523156</text:p>
          </table:table-cell>
          <table:table-cell office:value-type="float" office:value="3.11753">
            <text:p>3,11753</text:p>
          </table:table-cell>
          <table:table-cell office:value-type="float" office:value="45.7723">
            <text:p>45,7723</text:p>
          </table:table-cell>
          <table:table-cell office:value-type="float" office:value="1.06215">
            <text:p>1,06215</text:p>
          </table:table-cell>
          <table:table-cell office:value-type="float" office:value="46.8345">
            <text:p>46,8345</text:p>
          </table:table-cell>
          <table:table-cell office:value-type="float" office:value="0.34662">
            <text:p>0,34662</text:p>
          </table:table-cell>
          <table:table-cell office:value-type="float" office:value="0.468905">
            <text:p>0,468905</text:p>
          </table:table-cell>
          <table:table-cell office:value-type="float" office:value="0.815525">
            <text:p>0,815525</text:p>
          </table:table-cell>
          <table:table-cell office:value-type="float" office:value="23.3224">
            <text:p>23,3224</text:p>
          </table:table-cell>
          <table:table-cell office:value-type="float" office:value="0.598814">
            <text:p>0,598814</text:p>
          </table:table-cell>
          <table:table-cell office:value-type="float" office:value="23.9212">
            <text:p>23,9212</text:p>
          </table:table-cell>
          <table:table-cell office:value-type="float" office:value="24.4549">
            <text:p>24,4549</text:p>
          </table:table-cell>
          <table:table-cell office:value-type="float" office:value="0.576234">
            <text:p>0,576234</text:p>
          </table:table-cell>
          <table:table-cell office:value-type="float" office:value="25.0311">
            <text:p>25,0311</text:p>
          </table:table-cell>
          <table:table-cell office:value-type="float" office:value="44.7339">
            <text:p>44,7339</text:p>
          </table:table-cell>
          <table:table-cell office:value-type="float" office:value="0.849249">
            <text:p>0,849249</text:p>
          </table:table-cell>
          <table:table-cell office:value-type="float" office:value="45.5832">
            <text:p>45,5832</text:p>
          </table:table-cell>
          <table:table-cell office:value-type="float" office:value="35.3183">
            <text:p>35,3183</text:p>
          </table:table-cell>
          <table:table-cell office:value-type="float" office:value="0.696173">
            <text:p>0,696173</text:p>
          </table:table-cell>
          <table:table-cell office:value-type="float" office:value="36.0145">
            <text:p>36,0145</text:p>
          </table:table-cell>
          <table:table-cell office:value-type="float" office:value="4.2307">
            <text:p>4,2307</text:p>
          </table:table-cell>
          <table:table-cell office:value-type="float" office:value="0.339582">
            <text:p>0,339582</text:p>
          </table:table-cell>
          <table:table-cell office:value-type="float" office:value="4.57028">
            <text:p>4,57028</text:p>
          </table:table-cell>
          <table:table-cell office:value-type="float" office:value="6.91129">
            <text:p>6,91129</text:p>
          </table:table-cell>
          <table:table-cell office:value-type="float" office:value="0.341342">
            <text:p>0,341342</text:p>
          </table:table-cell>
          <table:table-cell office:value-type="float" office:value="7.25263">
            <text:p>7,25263</text:p>
          </table:table-cell>
        </table:table-row>
        <table:table-row table:style-name="ro1">
          <table:table-cell office:value-type="float" office:value="2.62428">
            <text:p>2,62428</text:p>
          </table:table-cell>
          <table:table-cell office:value-type="float" office:value="0.452483">
            <text:p>0,452483</text:p>
          </table:table-cell>
          <table:table-cell office:value-type="float" office:value="3.07677">
            <text:p>3,07677</text:p>
          </table:table-cell>
          <table:table-cell office:value-type="float" office:value="38.7657">
            <text:p>38,7657</text:p>
          </table:table-cell>
          <table:table-cell office:value-type="float" office:value="0.640162">
            <text:p>0,640162</text:p>
          </table:table-cell>
          <table:table-cell office:value-type="float" office:value="39.4059">
            <text:p>39,4059</text:p>
          </table:table-cell>
          <table:table-cell office:value-type="float" office:value="0.0454536">
            <text:p>0,0454536</text:p>
          </table:table-cell>
          <table:table-cell office:value-type="float" office:value="0.256006">
            <text:p>0,256006</text:p>
          </table:table-cell>
          <table:table-cell office:value-type="float" office:value="0.30146">
            <text:p>0,30146</text:p>
          </table:table-cell>
          <table:table-cell office:value-type="float" office:value="21.2708">
            <text:p>21,2708</text:p>
          </table:table-cell>
          <table:table-cell office:value-type="float" office:value="0.452483">
            <text:p>0,452483</text:p>
          </table:table-cell>
          <table:table-cell office:value-type="float" office:value="21.7233">
            <text:p>21,7233</text:p>
          </table:table-cell>
          <table:table-cell office:value-type="float" office:value="23.7658">
            <text:p>23,7658</text:p>
          </table:table-cell>
          <table:table-cell office:value-type="float" office:value="0.610837">
            <text:p>0,610837</text:p>
          </table:table-cell>
          <table:table-cell office:value-type="float" office:value="24.3766">
            <text:p>24,3766</text:p>
          </table:table-cell>
          <table:table-cell office:value-type="float" office:value="46.1131">
            <text:p>46,1131</text:p>
          </table:table-cell>
          <table:table-cell office:value-type="float" office:value="0.884145">
            <text:p>0,884145</text:p>
          </table:table-cell>
          <table:table-cell office:value-type="float" office:value="46.9972">
            <text:p>46,9972</text:p>
          </table:table-cell>
          <table:table-cell office:value-type="float" office:value="34.9558">
            <text:p>34,9558</text:p>
          </table:table-cell>
          <table:table-cell office:value-type="float" office:value="0.739574">
            <text:p>0,739574</text:p>
          </table:table-cell>
          <table:table-cell office:value-type="float" office:value="35.6954">
            <text:p>35,6954</text:p>
          </table:table-cell>
          <table:table-cell office:value-type="float" office:value="4.42483">
            <text:p>4,42483</text:p>
          </table:table-cell>
          <table:table-cell office:value-type="float" office:value="0.380344">
            <text:p>0,380344</text:p>
          </table:table-cell>
          <table:table-cell office:value-type="float" office:value="4.80518">
            <text:p>4,80518</text:p>
          </table:table-cell>
          <table:table-cell office:value-type="float" office:value="5.73595">
            <text:p>5,73595</text:p>
          </table:table-cell>
          <table:table-cell office:value-type="float" office:value="0.639869">
            <text:p>0,639869</text:p>
          </table:table-cell>
          <table:table-cell office:value-type="float" office:value="6.37582">
            <text:p>6,37582</text:p>
          </table:table-cell>
        </table:table-row>
        <table:table-row table:style-name="ro1">
          <table:table-cell office:value-type="float" office:value="2.55889">
            <text:p>2,55889</text:p>
          </table:table-cell>
          <table:table-cell office:value-type="float" office:value="0.318468">
            <text:p>0,318468</text:p>
          </table:table-cell>
          <table:table-cell office:value-type="float" office:value="2.87736">
            <text:p>2,87736</text:p>
          </table:table-cell>
          <table:table-cell office:value-type="float" office:value="57.4914">
            <text:p>57,4914</text:p>
          </table:table-cell>
          <table:table-cell office:value-type="float" office:value="1.37387">
            <text:p>1,37387</text:p>
          </table:table-cell>
          <table:table-cell office:value-type="float" office:value="58.8653">
            <text:p>58,8653</text:p>
          </table:table-cell>
          <table:table-cell office:value-type="float" office:value="0.0454536">
            <text:p>0,0454536</text:p>
          </table:table-cell>
          <table:table-cell office:value-type="float" office:value="0.465679">
            <text:p>0,465679</text:p>
          </table:table-cell>
          <table:table-cell office:value-type="float" office:value="0.511133">
            <text:p>0,511133</text:p>
          </table:table-cell>
          <table:table-cell office:value-type="float" office:value="22.4834">
            <text:p>22,4834</text:p>
          </table:table-cell>
          <table:table-cell office:value-type="float" office:value="0.455122">
            <text:p>0,455122</text:p>
          </table:table-cell>
          <table:table-cell office:value-type="float" office:value="22.9385">
            <text:p>22,9385</text:p>
          </table:table-cell>
          <table:table-cell office:value-type="float" office:value="23.24">
            <text:p>23,24</text:p>
          </table:table-cell>
          <table:table-cell office:value-type="float" office:value="0.620221">
            <text:p>0,620221</text:p>
          </table:table-cell>
          <table:table-cell office:value-type="float" office:value="23.8602">
            <text:p>23,8602</text:p>
          </table:table-cell>
          <table:table-cell office:value-type="float" office:value="49.2274">
            <text:p>49,2274</text:p>
          </table:table-cell>
          <table:table-cell office:value-type="float" office:value="0.842797">
            <text:p>0,842797</text:p>
          </table:table-cell>
          <table:table-cell office:value-type="float" office:value="50.0702">
            <text:p>50,0702</text:p>
          </table:table-cell>
          <table:table-cell office:value-type="float" office:value="35.8552">
            <text:p>35,8552</text:p>
          </table:table-cell>
          <table:table-cell office:value-type="float" office:value="0.770951">
            <text:p>0,770951</text:p>
          </table:table-cell>
          <table:table-cell office:value-type="float" office:value="36.6262">
            <text:p>36,6262</text:p>
          </table:table-cell>
          <table:table-cell office:value-type="float" office:value="4.92072">
            <text:p>4,92072</text:p>
          </table:table-cell>
          <table:table-cell office:value-type="float" office:value="0.363335">
            <text:p>0,363335</text:p>
          </table:table-cell>
          <table:table-cell office:value-type="float" office:value="5.28405">
            <text:p>5,28405</text:p>
          </table:table-cell>
          <table:table-cell office:value-type="float" office:value="5.72304">
            <text:p>5,72304</text:p>
          </table:table-cell>
          <table:table-cell office:value-type="float" office:value="0.328145">
            <text:p>0,328145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1.26596">
            <text:p>1,26596</text:p>
          </table:table-cell>
          <table:table-cell office:value-type="float" office:value="8.86051">
            <text:p>8,86051</text:p>
          </table:table-cell>
          <table:table-cell office:value-type="float" office:value="51.1889">
            <text:p>51,1889</text:p>
          </table:table-cell>
          <table:table-cell office:value-type="float" office:value="0.857166">
            <text:p>0,857166</text:p>
          </table:table-cell>
          <table:table-cell office:value-type="float" office:value="52.0461">
            <text:p>52,0461</text:p>
          </table:table-cell>
          <table:table-cell office:value-type="float" office:value="0.053078">
            <text:p>0,053078</text:p>
          </table:table-cell>
          <table:table-cell office:value-type="float" office:value="0.214072">
            <text:p>0,214072</text:p>
          </table:table-cell>
          <table:table-cell office:value-type="float" office:value="0.26715">
            <text:p>0,26715</text:p>
          </table:table-cell>
          <table:table-cell office:value-type="float" office:value="20.5128">
            <text:p>20,5128</text:p>
          </table:table-cell>
          <table:table-cell office:value-type="float" office:value="0.881799">
            <text:p>0,881799</text:p>
          </table:table-cell>
          <table:table-cell office:value-type="float" office:value="21.3946">
            <text:p>21,3946</text:p>
          </table:table-cell>
          <table:table-cell office:value-type="float" office:value="24.3441">
            <text:p>24,3441</text:p>
          </table:table-cell>
          <table:table-cell office:value-type="float" office:value="0.565384">
            <text:p>0,565384</text:p>
          </table:table-cell>
          <table:table-cell office:value-type="float" office:value="24.9094">
            <text:p>24,9094</text:p>
          </table:table-cell>
          <table:table-cell office:value-type="float" office:value="45.7011">
            <text:p>45,7011</text:p>
          </table:table-cell>
          <table:table-cell office:value-type="float" office:value="0.90174">
            <text:p>0,90174</text:p>
          </table:table-cell>
          <table:table-cell office:value-type="float" office:value="46.6028">
            <text:p>46,6028</text:p>
          </table:table-cell>
          <table:table-cell office:value-type="float" office:value="35.5429">
            <text:p>35,5429</text:p>
          </table:table-cell>
          <table:table-cell office:value-type="float" office:value="0.668314">
            <text:p>0,668314</text:p>
          </table:table-cell>
          <table:table-cell office:value-type="float" office:value="36.2112">
            <text:p>36,2112</text:p>
          </table:table-cell>
          <table:table-cell office:value-type="float" office:value="4.06091">
            <text:p>4,06091</text:p>
          </table:table-cell>
          <table:table-cell office:value-type="float" office:value="0.380051">
            <text:p>0,380051</text:p>
          </table:table-cell>
          <table:table-cell office:value-type="float" office:value="4.44096">
            <text:p>4,44096</text:p>
          </table:table-cell>
          <table:table-cell office:value-type="float" office:value="5.63331">
            <text:p>5,63331</text:p>
          </table:table-cell>
          <table:table-cell office:value-type="float" office:value="0.3475">
            <text:p>0,3475</text:p>
          </table:table-cell>
          <table:table-cell office:value-type="float" office:value="5.98081">
            <text:p>5,98081</text:p>
          </table:table-cell>
        </table:table-row>
        <table:table-row table:style-name="ro1">
          <table:table-cell office:value-type="float" office:value="2.58587">
            <text:p>2,58587</text:p>
          </table:table-cell>
          <table:table-cell office:value-type="float" office:value="0.316709">
            <text:p>0,316709</text:p>
          </table:table-cell>
          <table:table-cell office:value-type="float" office:value="2.90258">
            <text:p>2,90258</text:p>
          </table:table-cell>
          <table:table-cell office:value-type="float" office:value="59.7618">
            <text:p>59,7618</text:p>
          </table:table-cell>
          <table:table-cell office:value-type="float" office:value="0.672126">
            <text:p>0,672126</text:p>
          </table:table-cell>
          <table:table-cell office:value-type="float" office:value="60.4339">
            <text:p>60,4339</text:p>
          </table:table-cell>
          <table:table-cell office:value-type="float" office:value="0.0454536">
            <text:p>0,0454536</text:p>
          </table:table-cell>
          <table:table-cell office:value-type="float" office:value="0.356297">
            <text:p>0,356297</text:p>
          </table:table-cell>
          <table:table-cell office:value-type="float" office:value="0.401751">
            <text:p>0,401751</text:p>
          </table:table-cell>
          <table:table-cell office:value-type="float" office:value="30.5653">
            <text:p>30,5653</text:p>
          </table:table-cell>
          <table:table-cell office:value-type="float" office:value="0.67154">
            <text:p>0,67154</text:p>
          </table:table-cell>
          <table:table-cell office:value-type="float" office:value="31.2369">
            <text:p>31,2369</text:p>
          </table:table-cell>
          <table:table-cell office:value-type="float" office:value="28.7325">
            <text:p>28,7325</text:p>
          </table:table-cell>
          <table:table-cell office:value-type="float" office:value="0.688255">
            <text:p>0,688255</text:p>
          </table:table-cell>
          <table:table-cell office:value-type="float" office:value="29.4208">
            <text:p>29,4208</text:p>
          </table:table-cell>
          <table:table-cell office:value-type="float" office:value="55.7179">
            <text:p>55,7179</text:p>
          </table:table-cell>
          <table:table-cell office:value-type="float" office:value="0.879453">
            <text:p>0,879453</text:p>
          </table:table-cell>
          <table:table-cell office:value-type="float" office:value="56.5973">
            <text:p>56,5973</text:p>
          </table:table-cell>
          <table:table-cell office:value-type="float" office:value="40.3355">
            <text:p>40,3355</text:p>
          </table:table-cell>
          <table:table-cell office:value-type="float" office:value="0.69588">
            <text:p>0,69588</text:p>
          </table:table-cell>
          <table:table-cell office:value-type="float" office:value="41.0314">
            <text:p>41,0314</text:p>
          </table:table-cell>
          <table:table-cell office:value-type="float" office:value="10.6593">
            <text:p>10,6593</text:p>
          </table:table-cell>
          <table:table-cell office:value-type="float" office:value="0.346913">
            <text:p>0,346913</text:p>
          </table:table-cell>
          <table:table-cell office:value-type="float" office:value="11.0062">
            <text:p>11,0062</text:p>
          </table:table-cell>
          <table:table-cell office:value-type="float" office:value="5.64328">
            <text:p>5,64328</text:p>
          </table:table-cell>
          <table:table-cell office:value-type="float" office:value="0.326972">
            <text:p>0,326972</text:p>
          </table:table-cell>
          <table:table-cell office:value-type="float" office:value="5.97025">
            <text:p>5,97025</text:p>
          </table:table-cell>
        </table:table-row>
        <table:table-row table:style-name="ro1">
          <table:table-cell office:value-type="float" office:value="2.4715">
            <text:p>2,4715</text:p>
          </table:table-cell>
          <table:table-cell office:value-type="float" office:value="0.318175">
            <text:p>0,318175</text:p>
          </table:table-cell>
          <table:table-cell office:value-type="float" office:value="2.78968">
            <text:p>2,78968</text:p>
          </table:table-cell>
          <table:table-cell office:value-type="float" office:value="40.9774">
            <text:p>40,9774</text:p>
          </table:table-cell>
          <table:table-cell office:value-type="float" office:value="0.581512">
            <text:p>0,581512</text:p>
          </table:table-cell>
          <table:table-cell office:value-type="float" office:value="41.5589">
            <text:p>41,5589</text:p>
          </table:table-cell>
          <table:table-cell office:value-type="float" office:value="0.0407616">
            <text:p>0,0407616</text:p>
          </table:table-cell>
          <table:table-cell office:value-type="float" office:value="0.18416">
            <text:p>0,18416</text:p>
          </table:table-cell>
          <table:table-cell office:value-type="float" office:value="0.224922">
            <text:p>0,224922</text:p>
          </table:table-cell>
          <table:table-cell office:value-type="float" office:value="24.0171">
            <text:p>24,0171</text:p>
          </table:table-cell>
          <table:table-cell office:value-type="float" office:value="1.37651">
            <text:p>1,37651</text:p>
          </table:table-cell>
          <table:table-cell office:value-type="float" office:value="25.3936">
            <text:p>25,3936</text:p>
          </table:table-cell>
          <table:table-cell office:value-type="float" office:value="26.4373">
            <text:p>26,4373</text:p>
          </table:table-cell>
          <table:table-cell office:value-type="float" office:value="0.70497">
            <text:p>0,70497</text:p>
          </table:table-cell>
          <table:table-cell office:value-type="float" office:value="27.1422">
            <text:p>27,1422</text:p>
          </table:table-cell>
          <table:table-cell office:value-type="float" office:value="45.1046">
            <text:p>45,1046</text:p>
          </table:table-cell>
          <table:table-cell office:value-type="float" office:value="0.976519">
            <text:p>0,976519</text:p>
          </table:table-cell>
          <table:table-cell office:value-type="float" office:value="46.0811">
            <text:p>46,0811</text:p>
          </table:table-cell>
          <table:table-cell office:value-type="float" office:value="35.4362">
            <text:p>35,4362</text:p>
          </table:table-cell>
          <table:table-cell office:value-type="float" office:value="0.737814">
            <text:p>0,737814</text:p>
          </table:table-cell>
          <table:table-cell office:value-type="float" office:value="36.174">
            <text:p>36,174</text:p>
          </table:table-cell>
          <table:table-cell office:value-type="float" office:value="5.32921">
            <text:p>5,32921</text:p>
          </table:table-cell>
          <table:table-cell office:value-type="float" office:value="0.351019">
            <text:p>0,351019</text:p>
          </table:table-cell>
          <table:table-cell office:value-type="float" office:value="5.68023">
            <text:p>5,68023</text:p>
          </table:table-cell>
          <table:table-cell office:value-type="float" office:value="5.67759">
            <text:p>5,67759</text:p>
          </table:table-cell>
          <table:table-cell office:value-type="float" office:value="0.779455">
            <text:p>0,779455</text:p>
          </table:table-cell>
          <table:table-cell office:value-type="float" office:value="6.45705">
            <text:p>6,45705</text:p>
          </table:table-cell>
        </table:table-row>
        <table:table-row table:style-name="ro1">
          <table:table-cell office:value-type="float" office:value="4.23422">
            <text:p>4,23422</text:p>
          </table:table-cell>
          <table:table-cell office:value-type="float" office:value="0.435475">
            <text:p>0,435475</text:p>
          </table:table-cell>
          <table:table-cell office:value-type="float" office:value="4.66969">
            <text:p>4,66969</text:p>
          </table:table-cell>
          <table:table-cell office:value-type="float" office:value="91.001">
            <text:p>91,001</text:p>
          </table:table-cell>
          <table:table-cell office:value-type="float" office:value="0.71582">
            <text:p>0,71582</text:p>
          </table:table-cell>
          <table:table-cell office:value-type="float" office:value="91.7168">
            <text:p>91,7168</text:p>
          </table:table-cell>
          <table:table-cell office:value-type="float" office:value="0.0876814">
            <text:p>0,0876814</text:p>
          </table:table-cell>
          <table:table-cell office:value-type="float" office:value="0.679164">
            <text:p>0,679164</text:p>
          </table:table-cell>
          <table:table-cell office:value-type="float" office:value="0.766846">
            <text:p>0,766846</text:p>
          </table:table-cell>
          <table:table-cell office:value-type="float" office:value="48.7048">
            <text:p>48,7048</text:p>
          </table:table-cell>
          <table:table-cell office:value-type="float" office:value="0.826669">
            <text:p>0,826669</text:p>
          </table:table-cell>
          <table:table-cell office:value-type="float" office:value="49.5315">
            <text:p>49,5315</text:p>
          </table:table-cell>
          <table:table-cell office:value-type="float" office:value="34.6031">
            <text:p>34,6031</text:p>
          </table:table-cell>
          <table:table-cell office:value-type="float" office:value="0.605266">
            <text:p>0,605266</text:p>
          </table:table-cell>
          <table:table-cell office:value-type="float" office:value="35.2083">
            <text:p>35,2083</text:p>
          </table:table-cell>
          <table:table-cell office:value-type="float" office:value="47.5837">
            <text:p>47,5837</text:p>
          </table:table-cell>
          <table:table-cell office:value-type="float" office:value="0.863911">
            <text:p>0,863911</text:p>
          </table:table-cell>
          <table:table-cell office:value-type="float" office:value="48.4476">
            <text:p>48,4476</text:p>
          </table:table-cell>
          <table:table-cell office:value-type="float" office:value="35.2547">
            <text:p>35,2547</text:p>
          </table:table-cell>
          <table:table-cell office:value-type="float" office:value="0.729896">
            <text:p>0,729896</text:p>
          </table:table-cell>
          <table:table-cell office:value-type="float" office:value="35.9846">
            <text:p>35,9846</text:p>
          </table:table-cell>
          <table:table-cell office:value-type="float" office:value="4.23774">
            <text:p>4,23774</text:p>
          </table:table-cell>
          <table:table-cell office:value-type="float" office:value="0.313776">
            <text:p>0,313776</text:p>
          </table:table-cell>
          <table:table-cell office:value-type="float" office:value="4.55152">
            <text:p>4,55152</text:p>
          </table:table-cell>
          <table:table-cell office:value-type="float" office:value="5.84592">
            <text:p>5,84592</text:p>
          </table:table-cell>
          <table:table-cell office:value-type="float" office:value="0.32404">
            <text:p>0,32404</text:p>
          </table:table-cell>
          <table:table-cell office:value-type="float" office:value="6.16996">
            <text:p>6,16996</text:p>
          </table:table-cell>
        </table:table-row>
        <table:table-row table:style-name="ro1">
          <table:table-cell office:value-type="float" office:value="3.6923">
            <text:p>3,6923</text:p>
          </table:table-cell>
          <table:table-cell office:value-type="float" office:value="0.551601">
            <text:p>0,551601</text:p>
          </table:table-cell>
          <table:table-cell office:value-type="float" office:value="4.2439">
            <text:p>4,2439</text:p>
          </table:table-cell>
          <table:table-cell office:value-type="float" office:value="37.4881">
            <text:p>37,4881</text:p>
          </table:table-cell>
          <table:table-cell office:value-type="float" office:value="0.587671">
            <text:p>0,587671</text:p>
          </table:table-cell>
          <table:table-cell office:value-type="float" office:value="38.0757">
            <text:p>38,0757</text:p>
          </table:table-cell>
          <table:table-cell office:value-type="float" office:value="0.0436941">
            <text:p>0,0436941</text:p>
          </table:table-cell>
          <table:table-cell office:value-type="float" office:value="0.260698">
            <text:p>0,260698</text:p>
          </table:table-cell>
          <table:table-cell office:value-type="float" office:value="0.304392">
            <text:p>0,304392</text:p>
          </table:table-cell>
          <table:table-cell office:value-type="float" office:value="19.2738">
            <text:p>19,2738</text:p>
          </table:table-cell>
          <table:table-cell office:value-type="float" office:value="0.484154">
            <text:p>0,484154</text:p>
          </table:table-cell>
          <table:table-cell office:value-type="float" office:value="19.7579">
            <text:p>19,7579</text:p>
          </table:table-cell>
          <table:table-cell office:value-type="float" office:value="23.4992">
            <text:p>23,4992</text:p>
          </table:table-cell>
          <table:table-cell office:value-type="float" office:value="0.748078">
            <text:p>0,748078</text:p>
          </table:table-cell>
          <table:table-cell office:value-type="float" office:value="24.2473">
            <text:p>24,2473</text:p>
          </table:table-cell>
          <table:table-cell office:value-type="float" office:value="57.8809">
            <text:p>57,8809</text:p>
          </table:table-cell>
          <table:table-cell office:value-type="float" office:value="1.18355">
            <text:p>1,18355</text:p>
          </table:table-cell>
          <table:table-cell office:value-type="float" office:value="59.0644">
            <text:p>59,0644</text:p>
          </table:table-cell>
          <table:table-cell office:value-type="float" office:value="45.2691">
            <text:p>45,2691</text:p>
          </table:table-cell>
          <table:table-cell office:value-type="float" office:value="0.685616">
            <text:p>0,685616</text:p>
          </table:table-cell>
          <table:table-cell office:value-type="float" office:value="45.9547">
            <text:p>45,9547</text:p>
          </table:table-cell>
          <table:table-cell office:value-type="float" office:value="4.04771">
            <text:p>4,04771</text:p>
          </table:table-cell>
          <table:table-cell office:value-type="float" office:value="0.348966">
            <text:p>0,348966</text:p>
          </table:table-cell>
          <table:table-cell office:value-type="float" office:value="4.39668">
            <text:p>4,39668</text:p>
          </table:table-cell>
          <table:table-cell office:value-type="float" office:value="5.75589">
            <text:p>5,75589</text:p>
          </table:table-cell>
          <table:table-cell office:value-type="float" office:value="0.32316">
            <text:p>0,32316</text:p>
          </table:table-cell>
          <table:table-cell office:value-type="float" office:value="6.07905">
            <text:p>6,07905</text:p>
          </table:table-cell>
        </table:table-row>
        <table:table-row table:style-name="ro1">
          <table:table-cell office:value-type="float" office:value="2.52956">
            <text:p>2,52956</text:p>
          </table:table-cell>
          <table:table-cell office:value-type="float" office:value="0.316122">
            <text:p>0,316122</text:p>
          </table:table-cell>
          <table:table-cell office:value-type="float" office:value="2.84569">
            <text:p>2,84569</text:p>
          </table:table-cell>
          <table:table-cell office:value-type="float" office:value="37.4863">
            <text:p>37,4863</text:p>
          </table:table-cell>
          <table:table-cell office:value-type="float" office:value="0.573595">
            <text:p>0,573595</text:p>
          </table:table-cell>
          <table:table-cell office:value-type="float" office:value="38.0599">
            <text:p>38,059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238">
            <text:p>19,238</text:p>
          </table:table-cell>
          <table:table-cell office:value-type="float" office:value="0.471251">
            <text:p>0,471251</text:p>
          </table:table-cell>
          <table:table-cell office:value-type="float" office:value="19.7093">
            <text:p>19,7093</text:p>
          </table:table-cell>
          <table:table-cell office:value-type="float" office:value="23.3277">
            <text:p>23,3277</text:p>
          </table:table-cell>
          <table:table-cell office:value-type="float" office:value="0.574475">
            <text:p>0,574475</text:p>
          </table:table-cell>
          <table:table-cell office:value-type="float" office:value="23.9021">
            <text:p>23,9021</text:p>
          </table:table-cell>
          <table:table-cell office:value-type="float" office:value="44.9973">
            <text:p>44,9973</text:p>
          </table:table-cell>
          <table:table-cell office:value-type="float" office:value="1.10995">
            <text:p>1,10995</text:p>
          </table:table-cell>
          <table:table-cell office:value-type="float" office:value="46.1072">
            <text:p>46,1072</text:p>
          </table:table-cell>
          <table:table-cell office:value-type="float" office:value="44.0172">
            <text:p>44,0172</text:p>
          </table:table-cell>
          <table:table-cell office:value-type="float" office:value="0.691774">
            <text:p>0,691774</text:p>
          </table:table-cell>
          <table:table-cell office:value-type="float" office:value="44.709">
            <text:p>44,709</text:p>
          </table:table-cell>
          <table:table-cell office:value-type="float" office:value="6.07524">
            <text:p>6,07524</text:p>
          </table:table-cell>
          <table:table-cell office:value-type="float" office:value="0.343101">
            <text:p>0,343101</text:p>
          </table:table-cell>
          <table:table-cell office:value-type="float" office:value="6.41834">
            <text:p>6,41834</text:p>
          </table:table-cell>
          <table:table-cell office:value-type="float" office:value="6.47083">
            <text:p>6,47083</text:p>
          </table:table-cell>
          <table:table-cell office:value-type="float" office:value="0.779162">
            <text:p>0,779162</text:p>
          </table:table-cell>
          <table:table-cell office:value-type="float" office:value="7.24999">
            <text:p>7,24999</text:p>
          </table:table-cell>
        </table:table-row>
        <table:table-row table:style-name="ro1">
          <table:table-cell office:value-type="float" office:value="2.99319">
            <text:p>2,99319</text:p>
          </table:table-cell>
          <table:table-cell office:value-type="float" office:value="0.356884">
            <text:p>0,356884</text:p>
          </table:table-cell>
          <table:table-cell office:value-type="float" office:value="3.35007">
            <text:p>3,35007</text:p>
          </table:table-cell>
          <table:table-cell office:value-type="float" office:value="60.0773">
            <text:p>60,0773</text:p>
          </table:table-cell>
          <table:table-cell office:value-type="float" office:value="0.649546">
            <text:p>0,649546</text:p>
          </table:table-cell>
          <table:table-cell office:value-type="float" office:value="60.7269">
            <text:p>60,7269</text:p>
          </table:table-cell>
          <table:table-cell office:value-type="float" office:value="0.0439873">
            <text:p>0,0439873</text:p>
          </table:table-cell>
          <table:table-cell office:value-type="float" office:value="0.211139">
            <text:p>0,211139</text:p>
          </table:table-cell>
          <table:table-cell office:value-type="float" office:value="0.255127">
            <text:p>0,255127</text:p>
          </table:table-cell>
          <table:table-cell office:value-type="float" office:value="19.5585">
            <text:p>19,5585</text:p>
          </table:table-cell>
          <table:table-cell office:value-type="float" office:value="0.491192">
            <text:p>0,491192</text:p>
          </table:table-cell>
          <table:table-cell office:value-type="float" office:value="20.0497">
            <text:p>20,0497</text:p>
          </table:table-cell>
          <table:table-cell office:value-type="float" office:value="23.4816">
            <text:p>23,4816</text:p>
          </table:table-cell>
          <table:table-cell office:value-type="float" office:value="0.576234">
            <text:p>0,576234</text:p>
          </table:table-cell>
          <table:table-cell office:value-type="float" office:value="24.0578">
            <text:p>24,0578</text:p>
          </table:table-cell>
          <table:table-cell office:value-type="float" office:value="70.0789">
            <text:p>70,0789</text:p>
          </table:table-cell>
          <table:table-cell office:value-type="float" office:value="1.71316">
            <text:p>1,71316</text:p>
          </table:table-cell>
          <table:table-cell office:value-type="float" office:value="71.792">
            <text:p>71,792</text:p>
          </table:table-cell>
          <table:table-cell office:value-type="float" office:value="40.5798">
            <text:p>40,5798</text:p>
          </table:table-cell>
          <table:table-cell office:value-type="float" office:value="0.700865">
            <text:p>0,700865</text:p>
          </table:table-cell>
          <table:table-cell office:value-type="float" office:value="41.2806">
            <text:p>41,2806</text:p>
          </table:table-cell>
          <table:table-cell office:value-type="float" office:value="4.15622">
            <text:p>4,15622</text:p>
          </table:table-cell>
          <table:table-cell office:value-type="float" office:value="0.311137">
            <text:p>0,311137</text:p>
          </table:table-cell>
          <table:table-cell office:value-type="float" office:value="4.46735">
            <text:p>4,46735</text:p>
          </table:table-cell>
          <table:table-cell office:value-type="float" office:value="5.86967">
            <text:p>5,86967</text:p>
          </table:table-cell>
          <table:table-cell office:value-type="float" office:value="0.344861">
            <text:p>0,344861</text:p>
          </table:table-cell>
          <table:table-cell office:value-type="float" office:value="6.21453">
            <text:p>6,21453</text:p>
          </table:table-cell>
        </table:table-row>
        <table:table-row table:style-name="ro1">
          <table:table-cell office:value-type="float" office:value="2.502">
            <text:p>2,502</text:p>
          </table:table-cell>
          <table:table-cell office:value-type="float" office:value="0.33577">
            <text:p>0,33577</text:p>
          </table:table-cell>
          <table:table-cell office:value-type="float" office:value="2.83777">
            <text:p>2,83777</text:p>
          </table:table-cell>
          <table:table-cell office:value-type="float" office:value="37.5933">
            <text:p>37,5933</text:p>
          </table:table-cell>
          <table:table-cell office:value-type="float" office:value="0.609078">
            <text:p>0,609078</text:p>
          </table:table-cell>
          <table:table-cell office:value-type="float" office:value="38.2024">
            <text:p>38,2024</text:p>
          </table:table-cell>
          <table:table-cell office:value-type="float" office:value="0.0395886">
            <text:p>0,0395886</text:p>
          </table:table-cell>
          <table:table-cell office:value-type="float" office:value="0.200875">
            <text:p>0,200875</text:p>
          </table:table-cell>
          <table:table-cell office:value-type="float" office:value="0.240464">
            <text:p>0,240464</text:p>
          </table:table-cell>
          <table:table-cell office:value-type="float" office:value="19.587">
            <text:p>19,587</text:p>
          </table:table-cell>
          <table:table-cell office:value-type="float" office:value="0.459228">
            <text:p>0,459228</text:p>
          </table:table-cell>
          <table:table-cell office:value-type="float" office:value="20.0462">
            <text:p>20,0462</text:p>
          </table:table-cell>
          <table:table-cell office:value-type="float" office:value="23.2274">
            <text:p>23,2274</text:p>
          </table:table-cell>
          <table:table-cell office:value-type="float" office:value="0.572422">
            <text:p>0,572422</text:p>
          </table:table-cell>
          <table:table-cell office:value-type="float" office:value="23.7998">
            <text:p>23,7998</text:p>
          </table:table-cell>
          <table:table-cell office:value-type="float" office:value="87.7656">
            <text:p>87,7656</text:p>
          </table:table-cell>
          <table:table-cell office:value-type="float" office:value="0.898221">
            <text:p>0,898221</text:p>
          </table:table-cell>
          <table:table-cell office:value-type="float" office:value="88.6638">
            <text:p>88,6638</text:p>
          </table:table-cell>
          <table:table-cell office:value-type="float" office:value="35.7482">
            <text:p>35,7482</text:p>
          </table:table-cell>
          <table:table-cell office:value-type="float" office:value="0.691481">
            <text:p>0,691481</text:p>
          </table:table-cell>
          <table:table-cell office:value-type="float" office:value="36.4397">
            <text:p>36,4397</text:p>
          </table:table-cell>
          <table:table-cell office:value-type="float" office:value="4.13569">
            <text:p>4,13569</text:p>
          </table:table-cell>
          <table:table-cell office:value-type="float" office:value="0.346327">
            <text:p>0,346327</text:p>
          </table:table-cell>
          <table:table-cell office:value-type="float" office:value="4.48202">
            <text:p>4,48202</text:p>
          </table:table-cell>
          <table:table-cell office:value-type="float" office:value="6.61921">
            <text:p>6,61921</text:p>
          </table:table-cell>
          <table:table-cell office:value-type="float" office:value="0.333424">
            <text:p>0,333424</text:p>
          </table:table-cell>
          <table:table-cell office:value-type="float" office:value="6.95264">
            <text:p>6,95264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39582">
            <text:p>0,339582</text:p>
          </table:table-cell>
          <table:table-cell office:value-type="float" office:value="2.89114">
            <text:p>2,89114</text:p>
          </table:table-cell>
          <table:table-cell office:value-type="float" office:value="37.4133">
            <text:p>37,4133</text:p>
          </table:table-cell>
          <table:table-cell office:value-type="float" office:value="0.679458">
            <text:p>0,679458</text:p>
          </table:table-cell>
          <table:table-cell office:value-type="float" office:value="38.0927">
            <text:p>38,0927</text:p>
          </table:table-cell>
          <table:table-cell office:value-type="float" office:value="0.0431076">
            <text:p>0,0431076</text:p>
          </table:table-cell>
          <table:table-cell office:value-type="float" office:value="0.229907">
            <text:p>0,229907</text:p>
          </table:table-cell>
          <table:table-cell office:value-type="float" office:value="0.273015">
            <text:p>0,273015</text:p>
          </table:table-cell>
          <table:table-cell office:value-type="float" office:value="40.271">
            <text:p>40,271</text:p>
          </table:table-cell>
          <table:table-cell office:value-type="float" office:value="0.919922">
            <text:p>0,919922</text:p>
          </table:table-cell>
          <table:table-cell office:value-type="float" office:value="41.1909">
            <text:p>41,1909</text:p>
          </table:table-cell>
          <table:table-cell office:value-type="float" office:value="31.8084">
            <text:p>31,8084</text:p>
          </table:table-cell>
          <table:table-cell office:value-type="float" office:value="0.608491">
            <text:p>0,608491</text:p>
          </table:table-cell>
          <table:table-cell office:value-type="float" office:value="32.4169">
            <text:p>32,4169</text:p>
          </table:table-cell>
          <table:table-cell office:value-type="float" office:value="45.4967">
            <text:p>45,4967</text:p>
          </table:table-cell>
          <table:table-cell office:value-type="float" office:value="0.942209">
            <text:p>0,942209</text:p>
          </table:table-cell>
          <table:table-cell office:value-type="float" office:value="46.4389">
            <text:p>46,4389</text:p>
          </table:table-cell>
          <table:table-cell office:value-type="float" office:value="35.3069">
            <text:p>35,3069</text:p>
          </table:table-cell>
          <table:table-cell office:value-type="float" office:value="1.68853">
            <text:p>1,68853</text:p>
          </table:table-cell>
          <table:table-cell office:value-type="float" office:value="36.9954">
            <text:p>36,9954</text:p>
          </table:table-cell>
          <table:table-cell office:value-type="float" office:value="5.76791">
            <text:p>5,76791</text:p>
          </table:table-cell>
          <table:table-cell office:value-type="float" office:value="0.376238">
            <text:p>0,376238</text:p>
          </table:table-cell>
          <table:table-cell office:value-type="float" office:value="6.14415">
            <text:p>6,14415</text:p>
          </table:table-cell>
          <table:table-cell office:value-type="float" office:value="5.90955">
            <text:p>5,90955</text:p>
          </table:table-cell>
          <table:table-cell office:value-type="float" office:value="0.329318">
            <text:p>0,329318</text:p>
          </table:table-cell>
          <table:table-cell office:value-type="float" office:value="6.23887">
            <text:p>6,23887</text:p>
          </table:table-cell>
        </table:table-row>
        <table:table-row table:style-name="ro1">
          <table:table-cell office:value-type="float" office:value="2.52018">
            <text:p>2,52018</text:p>
          </table:table-cell>
          <table:table-cell office:value-type="float" office:value="0.317002">
            <text:p>0,317002</text:p>
          </table:table-cell>
          <table:table-cell office:value-type="float" office:value="2.83718">
            <text:p>2,83718</text:p>
          </table:table-cell>
          <table:table-cell office:value-type="float" office:value="37.8534">
            <text:p>37,8534</text:p>
          </table:table-cell>
          <table:table-cell office:value-type="float" office:value="0.583565">
            <text:p>0,583565</text:p>
          </table:table-cell>
          <table:table-cell office:value-type="float" office:value="38.437">
            <text:p>38,437</text:p>
          </table:table-cell>
          <table:table-cell office:value-type="float" office:value="0.0416413">
            <text:p>0,0416413</text:p>
          </table:table-cell>
          <table:table-cell office:value-type="float" office:value="0.180348">
            <text:p>0,180348</text:p>
          </table:table-cell>
          <table:table-cell office:value-type="float" office:value="0.221989">
            <text:p>0,221989</text:p>
          </table:table-cell>
          <table:table-cell office:value-type="float" office:value="25.4317">
            <text:p>25,4317</text:p>
          </table:table-cell>
          <table:table-cell office:value-type="float" office:value="0.499989">
            <text:p>0,499989</text:p>
          </table:table-cell>
          <table:table-cell office:value-type="float" office:value="25.9317">
            <text:p>25,9317</text:p>
          </table:table-cell>
          <table:table-cell office:value-type="float" office:value="28.0727">
            <text:p>28,0727</text:p>
          </table:table-cell>
          <table:table-cell office:value-type="float" office:value="0.563624">
            <text:p>0,563624</text:p>
          </table:table-cell>
          <table:table-cell office:value-type="float" office:value="28.6363">
            <text:p>28,6363</text:p>
          </table:table-cell>
          <table:table-cell office:value-type="float" office:value="56.8929">
            <text:p>56,8929</text:p>
          </table:table-cell>
          <table:table-cell office:value-type="float" office:value="0.945434">
            <text:p>0,945434</text:p>
          </table:table-cell>
          <table:table-cell office:value-type="float" office:value="57.8384">
            <text:p>57,8384</text:p>
          </table:table-cell>
          <table:table-cell office:value-type="float" office:value="39.7003">
            <text:p>39,7003</text:p>
          </table:table-cell>
          <table:table-cell office:value-type="float" office:value="0.676525">
            <text:p>0,676525</text:p>
          </table:table-cell>
          <table:table-cell office:value-type="float" office:value="40.3768">
            <text:p>40,3768</text:p>
          </table:table-cell>
          <table:table-cell office:value-type="float" office:value="4.09229">
            <text:p>4,09229</text:p>
          </table:table-cell>
          <table:table-cell office:value-type="float" office:value="0.32316">
            <text:p>0,32316</text:p>
          </table:table-cell>
          <table:table-cell office:value-type="float" office:value="4.41545">
            <text:p>4,41545</text:p>
          </table:table-cell>
          <table:table-cell office:value-type="float" office:value="5.70017">
            <text:p>5,70017</text:p>
          </table:table-cell>
          <table:table-cell office:value-type="float" office:value="0.32316">
            <text:p>0,32316</text:p>
          </table:table-cell>
          <table:table-cell office:value-type="float" office:value="6.02333">
            <text:p>6,02333</text:p>
          </table:table-cell>
        </table:table-row>
        <table:table-row table:style-name="ro1">
          <table:table-cell office:value-type="float" office:value="2.45303">
            <text:p>2,45303</text:p>
          </table:table-cell>
          <table:table-cell office:value-type="float" office:value="0.372133">
            <text:p>0,372133</text:p>
          </table:table-cell>
          <table:table-cell office:value-type="float" office:value="2.82516">
            <text:p>2,82516</text:p>
          </table:table-cell>
          <table:table-cell office:value-type="float" office:value="37.9713">
            <text:p>37,9713</text:p>
          </table:table-cell>
          <table:table-cell office:value-type="float" office:value="0.610544">
            <text:p>0,610544</text:p>
          </table:table-cell>
          <table:table-cell office:value-type="float" office:value="38.5819">
            <text:p>38,5819</text:p>
          </table:table-cell>
          <table:table-cell office:value-type="float" office:value="0.0448671">
            <text:p>0,0448671</text:p>
          </table:table-cell>
          <table:table-cell office:value-type="float" office:value="0.295888">
            <text:p>0,295888</text:p>
          </table:table-cell>
          <table:table-cell office:value-type="float" office:value="0.340755">
            <text:p>0,340755</text:p>
          </table:table-cell>
          <table:table-cell office:value-type="float" office:value="20.7755">
            <text:p>20,7755</text:p>
          </table:table-cell>
          <table:table-cell office:value-type="float" office:value="0.64808">
            <text:p>0,64808</text:p>
          </table:table-cell>
          <table:table-cell office:value-type="float" office:value="21.4236">
            <text:p>21,4236</text:p>
          </table:table-cell>
          <table:table-cell office:value-type="float" office:value="33.626">
            <text:p>33,626</text:p>
          </table:table-cell>
          <table:table-cell office:value-type="float" office:value="0.969774">
            <text:p>0,969774</text:p>
          </table:table-cell>
          <table:table-cell office:value-type="float" office:value="34.5957">
            <text:p>34,5957</text:p>
          </table:table-cell>
          <table:table-cell office:value-type="float" office:value="50.9268">
            <text:p>50,9268</text:p>
          </table:table-cell>
          <table:table-cell office:value-type="float" office:value="0.996753">
            <text:p>0,996753</text:p>
          </table:table-cell>
          <table:table-cell office:value-type="float" office:value="51.9235">
            <text:p>51,9235</text:p>
          </table:table-cell>
          <table:table-cell office:value-type="float" office:value="47.0829">
            <text:p>47,0829</text:p>
          </table:table-cell>
          <table:table-cell office:value-type="float" office:value="1.07916">
            <text:p>1,07916</text:p>
          </table:table-cell>
          <table:table-cell office:value-type="float" office:value="48.162">
            <text:p>48,162</text:p>
          </table:table-cell>
          <table:table-cell office:value-type="float" office:value="4.14595">
            <text:p>4,14595</text:p>
          </table:table-cell>
          <table:table-cell office:value-type="float" office:value="0.316709">
            <text:p>0,316709</text:p>
          </table:table-cell>
          <table:table-cell office:value-type="float" office:value="4.46266">
            <text:p>4,46266</text:p>
          </table:table-cell>
          <table:table-cell office:value-type="float" office:value="5.8204">
            <text:p>5,8204</text:p>
          </table:table-cell>
          <table:table-cell office:value-type="float" office:value="0.34838">
            <text:p>0,34838</text:p>
          </table:table-cell>
          <table:table-cell office:value-type="float" office:value="6.16878">
            <text:p>6,16878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42808">
            <text:p>0,342808</text:p>
          </table:table-cell>
          <table:table-cell office:value-type="float" office:value="2.90023">
            <text:p>2,90023</text:p>
          </table:table-cell>
          <table:table-cell office:value-type="float" office:value="48.0567">
            <text:p>48,0567</text:p>
          </table:table-cell>
          <table:table-cell office:value-type="float" office:value="0.582099">
            <text:p>0,582099</text:p>
          </table:table-cell>
          <table:table-cell office:value-type="float" office:value="48.6388">
            <text:p>48,6388</text:p>
          </table:table-cell>
          <table:table-cell office:value-type="float" office:value="0.0416413">
            <text:p>0,0416413</text:p>
          </table:table-cell>
          <table:table-cell office:value-type="float" office:value="0.260112">
            <text:p>0,260112</text:p>
          </table:table-cell>
          <table:table-cell office:value-type="float" office:value="0.301753">
            <text:p>0,301753</text:p>
          </table:table-cell>
          <table:table-cell office:value-type="float" office:value="19.3506">
            <text:p>19,3506</text:p>
          </table:table-cell>
          <table:table-cell office:value-type="float" office:value="0.450137">
            <text:p>0,450137</text:p>
          </table:table-cell>
          <table:table-cell office:value-type="float" office:value="19.8007">
            <text:p>19,8007</text:p>
          </table:table-cell>
          <table:table-cell office:value-type="float" office:value="23.9778">
            <text:p>23,9778</text:p>
          </table:table-cell>
          <table:table-cell office:value-type="float" office:value="0.55512">
            <text:p>0,55512</text:p>
          </table:table-cell>
          <table:table-cell office:value-type="float" office:value="24.5329">
            <text:p>24,5329</text:p>
          </table:table-cell>
          <table:table-cell office:value-type="float" office:value="44.4897">
            <text:p>44,4897</text:p>
          </table:table-cell>
          <table:table-cell office:value-type="float" office:value="1.26596">
            <text:p>1,26596</text:p>
          </table:table-cell>
          <table:table-cell office:value-type="float" office:value="45.7556">
            <text:p>45,7556</text:p>
          </table:table-cell>
          <table:table-cell office:value-type="float" office:value="34.8142">
            <text:p>34,8142</text:p>
          </table:table-cell>
          <table:table-cell office:value-type="float" office:value="0.688548">
            <text:p>0,688548</text:p>
          </table:table-cell>
          <table:table-cell office:value-type="float" office:value="35.5028">
            <text:p>35,5028</text:p>
          </table:table-cell>
          <table:table-cell office:value-type="float" office:value="4.0829">
            <text:p>4,0829</text:p>
          </table:table-cell>
          <table:table-cell office:value-type="float" office:value="0.32316">
            <text:p>0,32316</text:p>
          </table:table-cell>
          <table:table-cell office:value-type="float" office:value="4.40606">
            <text:p>4,40606</text:p>
          </table:table-cell>
          <table:table-cell office:value-type="float" office:value="5.88316">
            <text:p>5,88316</text:p>
          </table:table-cell>
          <table:table-cell office:value-type="float" office:value="0.32404">
            <text:p>0,32404</text:p>
          </table:table-cell>
          <table:table-cell office:value-type="float" office:value="6.2072">
            <text:p>6,2072</text:p>
          </table:table-cell>
        </table:table-row>
        <table:table-row table:style-name="ro1">
          <table:table-cell office:value-type="float" office:value="2.53807">
            <text:p>2,53807</text:p>
          </table:table-cell>
          <table:table-cell office:value-type="float" office:value="0.316122">
            <text:p>0,316122</text:p>
          </table:table-cell>
          <table:table-cell office:value-type="float" office:value="2.85419">
            <text:p>2,85419</text:p>
          </table:table-cell>
          <table:table-cell office:value-type="float" office:value="43.034">
            <text:p>43,034</text:p>
          </table:table-cell>
          <table:table-cell office:value-type="float" office:value="0.57946">
            <text:p>0,57946</text:p>
          </table:table-cell>
          <table:table-cell office:value-type="float" office:value="43.6134">
            <text:p>43,6134</text:p>
          </table:table-cell>
          <table:table-cell office:value-type="float" office:value="0.0407616">
            <text:p>0,0407616</text:p>
          </table:table-cell>
          <table:table-cell office:value-type="float" office:value="0.182401">
            <text:p>0,182401</text:p>
          </table:table-cell>
          <table:table-cell office:value-type="float" office:value="0.223162">
            <text:p>0,223162</text:p>
          </table:table-cell>
          <table:table-cell office:value-type="float" office:value="31.9495">
            <text:p>31,9495</text:p>
          </table:table-cell>
          <table:table-cell office:value-type="float" office:value="0.85482">
            <text:p>0,85482</text:p>
          </table:table-cell>
          <table:table-cell office:value-type="float" office:value="32.8043">
            <text:p>32,8043</text:p>
          </table:table-cell>
          <table:table-cell office:value-type="float" office:value="23.3517">
            <text:p>23,3517</text:p>
          </table:table-cell>
          <table:table-cell office:value-type="float" office:value="0.61377">
            <text:p>0,61377</text:p>
          </table:table-cell>
          <table:table-cell office:value-type="float" office:value="23.9655">
            <text:p>23,9655</text:p>
          </table:table-cell>
          <table:table-cell office:value-type="float" office:value="44.4551">
            <text:p>44,4551</text:p>
          </table:table-cell>
          <table:table-cell office:value-type="float" office:value="1.57357">
            <text:p>1,57357</text:p>
          </table:table-cell>
          <table:table-cell office:value-type="float" office:value="46.0286">
            <text:p>46,0286</text:p>
          </table:table-cell>
          <table:table-cell office:value-type="float" office:value="44.2671">
            <text:p>44,2671</text:p>
          </table:table-cell>
          <table:table-cell office:value-type="float" office:value="1.69586">
            <text:p>1,69586</text:p>
          </table:table-cell>
          <table:table-cell office:value-type="float" office:value="45.9629">
            <text:p>45,9629</text:p>
          </table:table-cell>
          <table:table-cell office:value-type="float" office:value="4.09962">
            <text:p>4,09962</text:p>
          </table:table-cell>
          <table:table-cell office:value-type="float" office:value="0.311724">
            <text:p>0,311724</text:p>
          </table:table-cell>
          <table:table-cell office:value-type="float" office:value="4.41134">
            <text:p>4,41134</text:p>
          </table:table-cell>
          <table:table-cell office:value-type="float" office:value="5.68023">
            <text:p>5,68023</text:p>
          </table:table-cell>
          <table:table-cell office:value-type="float" office:value="0.323747">
            <text:p>0,323747</text:p>
          </table:table-cell>
          <table:table-cell office:value-type="float" office:value="6.00398">
            <text:p>6,00398</text:p>
          </table:table-cell>
        </table:table-row>
        <table:table-row table:style-name="ro1">
          <table:table-cell office:value-type="float" office:value="2.53132">
            <text:p>2,53132</text:p>
          </table:table-cell>
          <table:table-cell office:value-type="float" office:value="0.315829">
            <text:p>0,315829</text:p>
          </table:table-cell>
          <table:table-cell office:value-type="float" office:value="2.84715">
            <text:p>2,84715</text:p>
          </table:table-cell>
          <table:table-cell office:value-type="float" office:value="44.924">
            <text:p>44,924</text:p>
          </table:table-cell>
          <table:table-cell office:value-type="float" office:value="1.74512">
            <text:p>1,74512</text:p>
          </table:table-cell>
          <table:table-cell office:value-type="float" office:value="46.6691">
            <text:p>46,6691</text:p>
          </table:table-cell>
          <table:table-cell office:value-type="float" office:value="0.125804">
            <text:p>0,125804</text:p>
          </table:table-cell>
          <table:table-cell office:value-type="float" office:value="2.62487">
            <text:p>2,62487</text:p>
          </table:table-cell>
          <table:table-cell office:value-type="float" office:value="2.75067">
            <text:p>2,75067</text:p>
          </table:table-cell>
          <table:table-cell office:value-type="float" office:value="30.897">
            <text:p>30,897</text:p>
          </table:table-cell>
          <table:table-cell office:value-type="float" office:value="0.68239">
            <text:p>0,68239</text:p>
          </table:table-cell>
          <table:table-cell office:value-type="float" office:value="31.5794">
            <text:p>31,5794</text:p>
          </table:table-cell>
          <table:table-cell office:value-type="float" office:value="27.6176">
            <text:p>27,6176</text:p>
          </table:table-cell>
          <table:table-cell office:value-type="float" office:value="0.623447">
            <text:p>0,623447</text:p>
          </table:table-cell>
          <table:table-cell office:value-type="float" office:value="28.241">
            <text:p>28,241</text:p>
          </table:table-cell>
          <table:table-cell office:value-type="float" office:value="55.5158">
            <text:p>55,5158</text:p>
          </table:table-cell>
          <table:table-cell office:value-type="float" office:value="0.919042">
            <text:p>0,919042</text:p>
          </table:table-cell>
          <table:table-cell office:value-type="float" office:value="56.4349">
            <text:p>56,4349</text:p>
          </table:table-cell>
          <table:table-cell office:value-type="float" office:value="35.4277">
            <text:p>35,4277</text:p>
          </table:table-cell>
          <table:table-cell office:value-type="float" office:value="0.726377">
            <text:p>0,726377</text:p>
          </table:table-cell>
          <table:table-cell office:value-type="float" office:value="36.1541">
            <text:p>36,1541</text:p>
          </table:table-cell>
          <table:table-cell office:value-type="float" office:value="4.12161">
            <text:p>4,12161</text:p>
          </table:table-cell>
          <table:table-cell office:value-type="float" office:value="0.308498">
            <text:p>0,308498</text:p>
          </table:table-cell>
          <table:table-cell office:value-type="float" office:value="4.43011">
            <text:p>4,43011</text:p>
          </table:table-cell>
          <table:table-cell office:value-type="float" office:value="5.76058">
            <text:p>5,76058</text:p>
          </table:table-cell>
          <table:table-cell office:value-type="float" office:value="0.325213">
            <text:p>0,325213</text:p>
          </table:table-cell>
          <table:table-cell office:value-type="float" office:value="6.08579">
            <text:p>6,08579</text:p>
          </table:table-cell>
        </table:table-row>
        <table:table-row table:style-name="ro1">
          <table:table-cell office:value-type="float" office:value="2.56329">
            <text:p>2,56329</text:p>
          </table:table-cell>
          <table:table-cell office:value-type="float" office:value="0.353951">
            <text:p>0,353951</text:p>
          </table:table-cell>
          <table:table-cell office:value-type="float" office:value="2.91724">
            <text:p>2,91724</text:p>
          </table:table-cell>
          <table:table-cell office:value-type="float" office:value="38.4039">
            <text:p>38,4039</text:p>
          </table:table-cell>
          <table:table-cell office:value-type="float" office:value="0.573595">
            <text:p>0,573595</text:p>
          </table:table-cell>
          <table:table-cell office:value-type="float" office:value="38.9775">
            <text:p>38,9775</text:p>
          </table:table-cell>
          <table:table-cell office:value-type="float" office:value="0.0425211">
            <text:p>0,0425211</text:p>
          </table:table-cell>
          <table:table-cell office:value-type="float" office:value="0.241051">
            <text:p>0,241051</text:p>
          </table:table-cell>
          <table:table-cell office:value-type="float" office:value="0.283572">
            <text:p>0,283572</text:p>
          </table:table-cell>
          <table:table-cell office:value-type="float" office:value="24.6561">
            <text:p>24,6561</text:p>
          </table:table-cell>
          <table:table-cell office:value-type="float" office:value="0.490899">
            <text:p>0,490899</text:p>
          </table:table-cell>
          <table:table-cell office:value-type="float" office:value="25.147">
            <text:p>25,147</text:p>
          </table:table-cell>
          <table:table-cell office:value-type="float" office:value="25.2804">
            <text:p>25,2804</text:p>
          </table:table-cell>
          <table:table-cell office:value-type="float" office:value="0.578873">
            <text:p>0,578873</text:p>
          </table:table-cell>
          <table:table-cell office:value-type="float" office:value="25.8593">
            <text:p>25,8593</text:p>
          </table:table-cell>
          <table:table-cell office:value-type="float" office:value="44.9248">
            <text:p>44,9248</text:p>
          </table:table-cell>
          <table:table-cell office:value-type="float" office:value="0.883559">
            <text:p>0,883559</text:p>
          </table:table-cell>
          <table:table-cell office:value-type="float" office:value="45.8084">
            <text:p>45,8084</text:p>
          </table:table-cell>
          <table:table-cell office:value-type="float" office:value="35.2558">
            <text:p>35,2558</text:p>
          </table:table-cell>
          <table:table-cell office:value-type="float" office:value="1.02139">
            <text:p>1,02139</text:p>
          </table:table-cell>
          <table:table-cell office:value-type="float" office:value="36.2772">
            <text:p>36,2772</text:p>
          </table:table-cell>
          <table:table-cell office:value-type="float" office:value="5.21162">
            <text:p>5,21162</text:p>
          </table:table-cell>
          <table:table-cell office:value-type="float" office:value="0.307325">
            <text:p>0,307325</text:p>
          </table:table-cell>
          <table:table-cell office:value-type="float" office:value="5.51894">
            <text:p>5,51894</text:p>
          </table:table-cell>
          <table:table-cell office:value-type="float" office:value="5.60223">
            <text:p>5,60223</text:p>
          </table:table-cell>
          <table:table-cell office:value-type="float" office:value="0.34662">
            <text:p>0,34662</text:p>
          </table:table-cell>
          <table:table-cell office:value-type="float" office:value="5.94885">
            <text:p>5,9488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407">
            <text:p>0,31407</text:p>
          </table:table-cell>
          <table:table-cell office:value-type="float" office:value="2.83865">
            <text:p>2,83865</text:p>
          </table:table-cell>
          <table:table-cell office:value-type="float" office:value="50.6854">
            <text:p>50,6854</text:p>
          </table:table-cell>
          <table:table-cell office:value-type="float" office:value="0.877987">
            <text:p>0,877987</text:p>
          </table:table-cell>
          <table:table-cell office:value-type="float" office:value="51.5634">
            <text:p>51,5634</text:p>
          </table:table-cell>
          <table:table-cell office:value-type="float" office:value="0.170964">
            <text:p>0,170964</text:p>
          </table:table-cell>
          <table:table-cell office:value-type="float" office:value="0.565677">
            <text:p>0,565677</text:p>
          </table:table-cell>
          <table:table-cell office:value-type="float" office:value="0.736641">
            <text:p>0,736641</text:p>
          </table:table-cell>
          <table:table-cell office:value-type="float" office:value="21.6913">
            <text:p>21,6913</text:p>
          </table:table-cell>
          <table:table-cell office:value-type="float" office:value="0.441046">
            <text:p>0,441046</text:p>
          </table:table-cell>
          <table:table-cell office:value-type="float" office:value="22.1324">
            <text:p>22,1324</text:p>
          </table:table-cell>
          <table:table-cell office:value-type="float" office:value="23.4244">
            <text:p>23,4244</text:p>
          </table:table-cell>
          <table:table-cell office:value-type="float" office:value="0.624034">
            <text:p>0,624034</text:p>
          </table:table-cell>
          <table:table-cell office:value-type="float" office:value="24.0485">
            <text:p>24,0485</text:p>
          </table:table-cell>
          <table:table-cell office:value-type="float" office:value="44.6331">
            <text:p>44,6331</text:p>
          </table:table-cell>
          <table:table-cell office:value-type="float" office:value="0.872415">
            <text:p>0,872415</text:p>
          </table:table-cell>
          <table:table-cell office:value-type="float" office:value="45.5055">
            <text:p>45,5055</text:p>
          </table:table-cell>
          <table:table-cell office:value-type="float" office:value="34.9714">
            <text:p>34,9714</text:p>
          </table:table-cell>
          <table:table-cell office:value-type="float" office:value="0.667141">
            <text:p>0,667141</text:p>
          </table:table-cell>
          <table:table-cell office:value-type="float" office:value="35.6385">
            <text:p>35,6385</text:p>
          </table:table-cell>
          <table:table-cell office:value-type="float" office:value="4.55738">
            <text:p>4,55738</text:p>
          </table:table-cell>
          <table:table-cell office:value-type="float" office:value="0.328439">
            <text:p>0,328439</text:p>
          </table:table-cell>
          <table:table-cell office:value-type="float" office:value="4.88582">
            <text:p>4,88582</text:p>
          </table:table-cell>
          <table:table-cell office:value-type="float" office:value="5.71747">
            <text:p>5,71747</text:p>
          </table:table-cell>
          <table:table-cell office:value-type="float" office:value="0.353658">
            <text:p>0,353658</text:p>
          </table:table-cell>
          <table:table-cell office:value-type="float" office:value="6.07113">
            <text:p>6,07113</text:p>
          </table:table-cell>
        </table:table-row>
        <table:table-row table:style-name="ro1">
          <table:table-cell office:value-type="float" office:value="2.54452">
            <text:p>2,54452</text:p>
          </table:table-cell>
          <table:table-cell office:value-type="float" office:value="0.353365">
            <text:p>0,353365</text:p>
          </table:table-cell>
          <table:table-cell office:value-type="float" office:value="2.89789">
            <text:p>2,89789</text:p>
          </table:table-cell>
          <table:table-cell office:value-type="float" office:value="47.1172">
            <text:p>47,1172</text:p>
          </table:table-cell>
          <table:table-cell office:value-type="float" office:value="1.01435">
            <text:p>1,01435</text:p>
          </table:table-cell>
          <table:table-cell office:value-type="float" office:value="48.1315">
            <text:p>48,1315</text:p>
          </table:table-cell>
          <table:table-cell office:value-type="float" office:value="0.0782974">
            <text:p>0,0782974</text:p>
          </table:table-cell>
          <table:table-cell office:value-type="float" office:value="0.233719">
            <text:p>0,233719</text:p>
          </table:table-cell>
          <table:table-cell office:value-type="float" office:value="0.312017">
            <text:p>0,312017</text:p>
          </table:table-cell>
          <table:table-cell office:value-type="float" office:value="19.4277">
            <text:p>19,4277</text:p>
          </table:table-cell>
          <table:table-cell office:value-type="float" office:value="0.453363">
            <text:p>0,453363</text:p>
          </table:table-cell>
          <table:table-cell office:value-type="float" office:value="19.8811">
            <text:p>19,8811</text:p>
          </table:table-cell>
          <table:table-cell office:value-type="float" office:value="35.4262">
            <text:p>35,4262</text:p>
          </table:table-cell>
          <table:table-cell office:value-type="float" office:value="0.78796">
            <text:p>0,78796</text:p>
          </table:table-cell>
          <table:table-cell office:value-type="float" office:value="36.2142">
            <text:p>36,2142</text:p>
          </table:table-cell>
          <table:table-cell office:value-type="float" office:value="59.504">
            <text:p>59,504</text:p>
          </table:table-cell>
          <table:table-cell office:value-type="float" office:value="2.60904">
            <text:p>2,60904</text:p>
          </table:table-cell>
          <table:table-cell office:value-type="float" office:value="62.113">
            <text:p>62,113</text:p>
          </table:table-cell>
          <table:table-cell office:value-type="float" office:value="39.1176">
            <text:p>39,1176</text:p>
          </table:table-cell>
          <table:table-cell office:value-type="float" office:value="0.719046">
            <text:p>0,719046</text:p>
          </table:table-cell>
          <table:table-cell office:value-type="float" office:value="39.8367">
            <text:p>39,8367</text:p>
          </table:table-cell>
          <table:table-cell office:value-type="float" office:value="4.40049">
            <text:p>4,40049</text:p>
          </table:table-cell>
          <table:table-cell office:value-type="float" office:value="0.696466">
            <text:p>0,696466</text:p>
          </table:table-cell>
          <table:table-cell office:value-type="float" office:value="5.09696">
            <text:p>5,09696</text:p>
          </table:table-cell>
          <table:table-cell office:value-type="float" office:value="5.96351">
            <text:p>5,96351</text:p>
          </table:table-cell>
          <table:table-cell office:value-type="float" office:value="1.1076">
            <text:p>1,1076</text:p>
          </table:table-cell>
          <table:table-cell office:value-type="float" office:value="7.07111">
            <text:p>7,07111</text:p>
          </table:table-cell>
        </table:table-row>
        <table:table-row table:style-name="ro1">
          <table:table-cell office:value-type="float" office:value="6.64854">
            <text:p>6,64854</text:p>
          </table:table-cell>
          <table:table-cell office:value-type="float" office:value="0.478582">
            <text:p>0,478582</text:p>
          </table:table-cell>
          <table:table-cell office:value-type="float" office:value="7.12712">
            <text:p>7,12712</text:p>
          </table:table-cell>
          <table:table-cell office:value-type="float" office:value="39.5733">
            <text:p>39,5733</text:p>
          </table:table-cell>
          <table:table-cell office:value-type="float" office:value="0.707316">
            <text:p>0,707316</text:p>
          </table:table-cell>
          <table:table-cell office:value-type="float" office:value="40.2807">
            <text:p>40,2807</text:p>
          </table:table-cell>
          <table:table-cell office:value-type="float" office:value="0.0586498">
            <text:p>0,0586498</text:p>
          </table:table-cell>
          <table:table-cell office:value-type="float" office:value="0.233133">
            <text:p>0,233133</text:p>
          </table:table-cell>
          <table:table-cell office:value-type="float" office:value="0.291783">
            <text:p>0,291783</text:p>
          </table:table-cell>
          <table:table-cell office:value-type="float" office:value="19.5383">
            <text:p>19,5383</text:p>
          </table:table-cell>
          <table:table-cell office:value-type="float" office:value="0.499696">
            <text:p>0,499696</text:p>
          </table:table-cell>
          <table:table-cell office:value-type="float" office:value="20.038">
            <text:p>20,038</text:p>
          </table:table-cell>
          <table:table-cell office:value-type="float" office:value="23.8059">
            <text:p>23,8059</text:p>
          </table:table-cell>
          <table:table-cell office:value-type="float" office:value="0.558932">
            <text:p>0,558932</text:p>
          </table:table-cell>
          <table:table-cell office:value-type="float" office:value="24.3649">
            <text:p>24,3649</text:p>
          </table:table-cell>
          <table:table-cell office:value-type="float" office:value="49.0617">
            <text:p>49,0617</text:p>
          </table:table-cell>
          <table:table-cell office:value-type="float" office:value="0.850128">
            <text:p>0,850128</text:p>
          </table:table-cell>
          <table:table-cell office:value-type="float" office:value="49.9118">
            <text:p>49,9118</text:p>
          </table:table-cell>
          <table:table-cell office:value-type="float" office:value="45.904">
            <text:p>45,904</text:p>
          </table:table-cell>
          <table:table-cell office:value-type="float" office:value="1.03165">
            <text:p>1,03165</text:p>
          </table:table-cell>
          <table:table-cell office:value-type="float" office:value="46.9357">
            <text:p>46,9357</text:p>
          </table:table-cell>
          <table:table-cell office:value-type="float" office:value="4.8823">
            <text:p>4,8823</text:p>
          </table:table-cell>
          <table:table-cell office:value-type="float" office:value="0.456295">
            <text:p>0,456295</text:p>
          </table:table-cell>
          <table:table-cell office:value-type="float" office:value="5.3386">
            <text:p>5,3386</text:p>
          </table:table-cell>
          <table:table-cell office:value-type="float" office:value="11.6399">
            <text:p>11,6399</text:p>
          </table:table-cell>
          <table:table-cell office:value-type="float" office:value="0.347207">
            <text:p>0,347207</text:p>
          </table:table-cell>
          <table:table-cell office:value-type="float" office:value="11.9871">
            <text:p>11,9871</text:p>
          </table:table-cell>
        </table:table-row>
        <table:table-row table:style-name="ro1">
          <table:table-cell office:value-type="float" office:value="2.87648">
            <text:p>2,87648</text:p>
          </table:table-cell>
          <table:table-cell office:value-type="float" office:value="0.365388">
            <text:p>0,365388</text:p>
          </table:table-cell>
          <table:table-cell office:value-type="float" office:value="3.24187">
            <text:p>3,24187</text:p>
          </table:table-cell>
          <table:table-cell office:value-type="float" office:value="39.0323">
            <text:p>39,0323</text:p>
          </table:table-cell>
          <table:table-cell office:value-type="float" office:value="0.621981">
            <text:p>0,621981</text:p>
          </table:table-cell>
          <table:table-cell office:value-type="float" office:value="39.6543">
            <text:p>39,6543</text:p>
          </table:table-cell>
          <table:table-cell office:value-type="float" office:value="0.0425211">
            <text:p>0,0425211</text:p>
          </table:table-cell>
          <table:table-cell office:value-type="float" office:value="0.275654">
            <text:p>0,275654</text:p>
          </table:table-cell>
          <table:table-cell office:value-type="float" office:value="0.318175">
            <text:p>0,318175</text:p>
          </table:table-cell>
          <table:table-cell office:value-type="float" office:value="19.3327">
            <text:p>19,3327</text:p>
          </table:table-cell>
          <table:table-cell office:value-type="float" office:value="0.528141">
            <text:p>0,528141</text:p>
          </table:table-cell>
          <table:table-cell office:value-type="float" office:value="19.8609">
            <text:p>19,8609</text:p>
          </table:table-cell>
          <table:table-cell office:value-type="float" office:value="23.5036">
            <text:p>23,5036</text:p>
          </table:table-cell>
          <table:table-cell office:value-type="float" office:value="0.574475">
            <text:p>0,574475</text:p>
          </table:table-cell>
          <table:table-cell office:value-type="float" office:value="24.0781">
            <text:p>24,0781</text:p>
          </table:table-cell>
          <table:table-cell office:value-type="float" office:value="61.7688">
            <text:p>61,7688</text:p>
          </table:table-cell>
          <table:table-cell office:value-type="float" office:value="0.918749">
            <text:p>0,918749</text:p>
          </table:table-cell>
          <table:table-cell office:value-type="float" office:value="62.6875">
            <text:p>62,6875</text:p>
          </table:table-cell>
          <table:table-cell office:value-type="float" office:value="52.5754">
            <text:p>52,5754</text:p>
          </table:table-cell>
          <table:table-cell office:value-type="float" office:value="0.730776">
            <text:p>0,730776</text:p>
          </table:table-cell>
          <table:table-cell office:value-type="float" office:value="53.3062">
            <text:p>53,3062</text:p>
          </table:table-cell>
          <table:table-cell office:value-type="float" office:value="4.18349">
            <text:p>4,18349</text:p>
          </table:table-cell>
          <table:table-cell office:value-type="float" office:value="0.585618">
            <text:p>0,585618</text:p>
          </table:table-cell>
          <table:table-cell office:value-type="float" office:value="4.76911">
            <text:p>4,76911</text:p>
          </table:table-cell>
          <table:table-cell office:value-type="float" office:value="5.76322">
            <text:p>5,76322</text:p>
          </table:table-cell>
          <table:table-cell office:value-type="float" office:value="0.344567">
            <text:p>0,344567</text:p>
          </table:table-cell>
          <table:table-cell office:value-type="float" office:value="6.10779">
            <text:p>6,10779</text:p>
          </table:table-cell>
        </table:table-row>
        <table:table-row table:style-name="ro1">
          <table:table-cell office:value-type="float" office:value="2.59291">
            <text:p>2,59291</text:p>
          </table:table-cell>
          <table:table-cell office:value-type="float" office:value="0.339582">
            <text:p>0,339582</text:p>
          </table:table-cell>
          <table:table-cell office:value-type="float" office:value="2.93249">
            <text:p>2,93249</text:p>
          </table:table-cell>
          <table:table-cell office:value-type="float" office:value="37.5115">
            <text:p>37,5115</text:p>
          </table:table-cell>
          <table:table-cell office:value-type="float" office:value="0.561278">
            <text:p>0,561278</text:p>
          </table:table-cell>
          <table:table-cell office:value-type="float" office:value="38.0728">
            <text:p>38,0728</text:p>
          </table:table-cell>
          <table:table-cell office:value-type="float" office:value="0.0398818">
            <text:p>0,0398818</text:p>
          </table:table-cell>
          <table:table-cell office:value-type="float" office:value="0.180348">
            <text:p>0,180348</text:p>
          </table:table-cell>
          <table:table-cell office:value-type="float" office:value="0.22023">
            <text:p>0,22023</text:p>
          </table:table-cell>
          <table:table-cell office:value-type="float" office:value="19.4802">
            <text:p>19,4802</text:p>
          </table:table-cell>
          <table:table-cell office:value-type="float" office:value="0.439287">
            <text:p>0,439287</text:p>
          </table:table-cell>
          <table:table-cell office:value-type="float" office:value="19.9195">
            <text:p>19,9195</text:p>
          </table:table-cell>
          <table:table-cell office:value-type="float" office:value="23.3109">
            <text:p>23,3109</text:p>
          </table:table-cell>
          <table:table-cell office:value-type="float" office:value="0.565091">
            <text:p>0,565091</text:p>
          </table:table-cell>
          <table:table-cell office:value-type="float" office:value="23.876">
            <text:p>23,876</text:p>
          </table:table-cell>
          <table:table-cell office:value-type="float" office:value="44.646">
            <text:p>44,646</text:p>
          </table:table-cell>
          <table:table-cell office:value-type="float" office:value="0.822856">
            <text:p>0,822856</text:p>
          </table:table-cell>
          <table:table-cell office:value-type="float" office:value="45.4688">
            <text:p>45,4688</text:p>
          </table:table-cell>
          <table:table-cell office:value-type="float" office:value="43.6284">
            <text:p>43,6284</text:p>
          </table:table-cell>
          <table:table-cell office:value-type="float" office:value="0.955112">
            <text:p>0,955112</text:p>
          </table:table-cell>
          <table:table-cell office:value-type="float" office:value="44.5835">
            <text:p>44,5835</text:p>
          </table:table-cell>
          <table:table-cell office:value-type="float" office:value="4.07293">
            <text:p>4,07293</text:p>
          </table:table-cell>
          <table:table-cell office:value-type="float" office:value="0.318762">
            <text:p>0,318762</text:p>
          </table:table-cell>
          <table:table-cell office:value-type="float" office:value="4.39169">
            <text:p>4,39169</text:p>
          </table:table-cell>
          <table:table-cell office:value-type="float" office:value="6.27259">
            <text:p>6,27259</text:p>
          </table:table-cell>
          <table:table-cell office:value-type="float" office:value="0.445445">
            <text:p>0,445445</text:p>
          </table:table-cell>
          <table:table-cell office:value-type="float" office:value="6.71804">
            <text:p>6,71804</text:p>
          </table:table-cell>
        </table:table-row>
        <table:table-row table:style-name="ro1">
          <table:table-cell office:value-type="float" office:value="4.63245">
            <text:p>4,63245</text:p>
          </table:table-cell>
          <table:table-cell office:value-type="float" office:value="0.392074">
            <text:p>0,392074</text:p>
          </table:table-cell>
          <table:table-cell office:value-type="float" office:value="5.02453">
            <text:p>5,02453</text:p>
          </table:table-cell>
          <table:table-cell office:value-type="float" office:value="53.5857">
            <text:p>53,5857</text:p>
          </table:table-cell>
          <table:table-cell office:value-type="float" office:value="0.649546">
            <text:p>0,649546</text:p>
          </table:table-cell>
          <table:table-cell office:value-type="float" office:value="54.2352">
            <text:p>54,2352</text:p>
          </table:table-cell>
          <table:table-cell office:value-type="float" office:value="0.0422278">
            <text:p>0,0422278</text:p>
          </table:table-cell>
          <table:table-cell office:value-type="float" office:value="0.212605">
            <text:p>0,212605</text:p>
          </table:table-cell>
          <table:table-cell office:value-type="float" office:value="0.254833">
            <text:p>0,254833</text:p>
          </table:table-cell>
          <table:table-cell office:value-type="float" office:value="19.3577">
            <text:p>19,3577</text:p>
          </table:table-cell>
          <table:table-cell office:value-type="float" office:value="0.44955">
            <text:p>0,44955</text:p>
          </table:table-cell>
          <table:table-cell office:value-type="float" office:value="19.8072">
            <text:p>19,8072</text:p>
          </table:table-cell>
          <table:table-cell office:value-type="float" office:value="23.0438">
            <text:p>23,0438</text:p>
          </table:table-cell>
          <table:table-cell office:value-type="float" office:value="0.553654">
            <text:p>0,553654</text:p>
          </table:table-cell>
          <table:table-cell office:value-type="float" office:value="23.5974">
            <text:p>23,5974</text:p>
          </table:table-cell>
          <table:table-cell office:value-type="float" office:value="44.9571">
            <text:p>44,9571</text:p>
          </table:table-cell>
          <table:table-cell office:value-type="float" office:value="0.82139">
            <text:p>0,82139</text:p>
          </table:table-cell>
          <table:table-cell office:value-type="float" office:value="45.7785">
            <text:p>45,7785</text:p>
          </table:table-cell>
          <table:table-cell office:value-type="float" office:value="72.8196">
            <text:p>72,8196</text:p>
          </table:table-cell>
          <table:table-cell office:value-type="float" office:value="1.02139">
            <text:p>1,02139</text:p>
          </table:table-cell>
          <table:table-cell office:value-type="float" office:value="73.8409">
            <text:p>73,8409</text:p>
          </table:table-cell>
          <table:table-cell office:value-type="float" office:value="17.277">
            <text:p>17,277</text:p>
          </table:table-cell>
          <table:table-cell office:value-type="float" office:value="0.773884">
            <text:p>0,773884</text:p>
          </table:table-cell>
          <table:table-cell office:value-type="float" office:value="18.0509">
            <text:p>18,0509</text:p>
          </table:table-cell>
          <table:table-cell office:value-type="float" office:value="9.45874">
            <text:p>9,45874</text:p>
          </table:table-cell>
          <table:table-cell office:value-type="float" office:value="0.592069">
            <text:p>0,592069</text:p>
          </table:table-cell>
          <table:table-cell office:value-type="float" office:value="10.0508">
            <text:p>10,0508</text:p>
          </table:table-cell>
        </table:table-row>
        <table:table-row table:style-name="ro1">
          <table:table-cell office:value-type="float" office:value="3.09905">
            <text:p>3,09905</text:p>
          </table:table-cell>
          <table:table-cell office:value-type="float" office:value="0.401164">
            <text:p>0,401164</text:p>
          </table:table-cell>
          <table:table-cell office:value-type="float" office:value="3.50022">
            <text:p>3,50022</text:p>
          </table:table-cell>
          <table:table-cell office:value-type="float" office:value="46.5104">
            <text:p>46,5104</text:p>
          </table:table-cell>
          <table:table-cell office:value-type="float" office:value="0.610544">
            <text:p>0,610544</text:p>
          </table:table-cell>
          <table:table-cell office:value-type="float" office:value="47.121">
            <text:p>47,121</text:p>
          </table:table-cell>
          <table:table-cell office:value-type="float" office:value="0.0463333">
            <text:p>0,0463333</text:p>
          </table:table-cell>
          <table:table-cell office:value-type="float" office:value="0.305272">
            <text:p>0,305272</text:p>
          </table:table-cell>
          <table:table-cell office:value-type="float" office:value="0.351605">
            <text:p>0,351605</text:p>
          </table:table-cell>
          <table:table-cell office:value-type="float" office:value="20.3717">
            <text:p>20,3717</text:p>
          </table:table-cell>
          <table:table-cell office:value-type="float" office:value="0.453069">
            <text:p>0,453069</text:p>
          </table:table-cell>
          <table:table-cell office:value-type="float" office:value="20.8248">
            <text:p>20,8248</text:p>
          </table:table-cell>
          <table:table-cell office:value-type="float" office:value="23.5153">
            <text:p>23,5153</text:p>
          </table:table-cell>
          <table:table-cell office:value-type="float" office:value="0.575061">
            <text:p>0,575061</text:p>
          </table:table-cell>
          <table:table-cell office:value-type="float" office:value="24.0904">
            <text:p>24,0904</text:p>
          </table:table-cell>
          <table:table-cell office:value-type="float" office:value="62.4975">
            <text:p>62,4975</text:p>
          </table:table-cell>
          <table:table-cell office:value-type="float" office:value="1.09147">
            <text:p>1,09147</text:p>
          </table:table-cell>
          <table:table-cell office:value-type="float" office:value="63.589">
            <text:p>63,589</text:p>
          </table:table-cell>
          <table:table-cell office:value-type="float" office:value="57.0299">
            <text:p>57,0299</text:p>
          </table:table-cell>
          <table:table-cell office:value-type="float" office:value="0.715234">
            <text:p>0,715234</text:p>
          </table:table-cell>
          <table:table-cell office:value-type="float" office:value="57.7451">
            <text:p>57,7451</text:p>
          </table:table-cell>
          <table:table-cell office:value-type="float" office:value="4.31398">
            <text:p>4,31398</text:p>
          </table:table-cell>
          <table:table-cell office:value-type="float" office:value="0.89177">
            <text:p>0,89177</text:p>
          </table:table-cell>
          <table:table-cell office:value-type="float" office:value="5.20575">
            <text:p>5,20575</text:p>
          </table:table-cell>
          <table:table-cell office:value-type="float" office:value="5.77906">
            <text:p>5,77906</text:p>
          </table:table-cell>
          <table:table-cell office:value-type="float" office:value="0.329025">
            <text:p>0,329025</text:p>
          </table:table-cell>
          <table:table-cell office:value-type="float" office:value="6.10808">
            <text:p>6,10808</text:p>
          </table:table-cell>
        </table:table-row>
        <table:table-row table:style-name="ro1">
          <table:table-cell office:value-type="float" office:value="2.58294">
            <text:p>2,58294</text:p>
          </table:table-cell>
          <table:table-cell office:value-type="float" office:value="0.393247">
            <text:p>0,393247</text:p>
          </table:table-cell>
          <table:table-cell office:value-type="float" office:value="2.97618">
            <text:p>2,97618</text:p>
          </table:table-cell>
          <table:table-cell office:value-type="float" office:value="37.7303">
            <text:p>37,7303</text:p>
          </table:table-cell>
          <table:table-cell office:value-type="float" office:value="0.605266">
            <text:p>0,605266</text:p>
          </table:table-cell>
          <table:table-cell office:value-type="float" office:value="38.3355">
            <text:p>38,3355</text:p>
          </table:table-cell>
          <table:table-cell office:value-type="float" office:value="0.0425211">
            <text:p>0,0425211</text:p>
          </table:table-cell>
          <table:table-cell office:value-type="float" office:value="0.237532">
            <text:p>0,237532</text:p>
          </table:table-cell>
          <table:table-cell office:value-type="float" office:value="0.280053">
            <text:p>0,280053</text:p>
          </table:table-cell>
          <table:table-cell office:value-type="float" office:value="27.4334">
            <text:p>27,4334</text:p>
          </table:table-cell>
          <table:table-cell office:value-type="float" office:value="0.494711">
            <text:p>0,494711</text:p>
          </table:table-cell>
          <table:table-cell office:value-type="float" office:value="27.9281">
            <text:p>27,9281</text:p>
          </table:table-cell>
          <table:table-cell office:value-type="float" office:value="24.2356">
            <text:p>24,2356</text:p>
          </table:table-cell>
          <table:table-cell office:value-type="float" office:value="0.57858">
            <text:p>0,57858</text:p>
          </table:table-cell>
          <table:table-cell office:value-type="float" office:value="24.8141">
            <text:p>24,8141</text:p>
          </table:table-cell>
          <table:table-cell office:value-type="float" office:value="47.6289">
            <text:p>47,6289</text:p>
          </table:table-cell>
          <table:table-cell office:value-type="float" office:value="0.861565">
            <text:p>0,861565</text:p>
          </table:table-cell>
          <table:table-cell office:value-type="float" office:value="48.4905">
            <text:p>48,4905</text:p>
          </table:table-cell>
          <table:table-cell office:value-type="float" office:value="42.8527">
            <text:p>42,8527</text:p>
          </table:table-cell>
          <table:table-cell office:value-type="float" office:value="0.689428">
            <text:p>0,689428</text:p>
          </table:table-cell>
          <table:table-cell office:value-type="float" office:value="43.5422">
            <text:p>43,5422</text:p>
          </table:table-cell>
          <table:table-cell office:value-type="float" office:value="4.99696">
            <text:p>4,99696</text:p>
          </table:table-cell>
          <table:table-cell office:value-type="float" office:value="0.525209">
            <text:p>0,525209</text:p>
          </table:table-cell>
          <table:table-cell office:value-type="float" office:value="5.52217">
            <text:p>5,52217</text:p>
          </table:table-cell>
          <table:table-cell office:value-type="float" office:value="5.98873">
            <text:p>5,98873</text:p>
          </table:table-cell>
          <table:table-cell office:value-type="float" office:value="0.368027">
            <text:p>0,368027</text:p>
          </table:table-cell>
          <table:table-cell office:value-type="float" office:value="6.35676">
            <text:p>6,35676</text:p>
          </table:table-cell>
        </table:table-row>
        <table:table-row table:style-name="ro1">
          <table:table-cell office:value-type="float" office:value="2.61314">
            <text:p>2,61314</text:p>
          </table:table-cell>
          <table:table-cell office:value-type="float" office:value="0.860099">
            <text:p>0,860099</text:p>
          </table:table-cell>
          <table:table-cell office:value-type="float" office:value="3.47324">
            <text:p>3,47324</text:p>
          </table:table-cell>
          <table:table-cell office:value-type="float" office:value="37.2329">
            <text:p>37,2329</text:p>
          </table:table-cell>
          <table:table-cell office:value-type="float" office:value="0.633418">
            <text:p>0,633418</text:p>
          </table:table-cell>
          <table:table-cell office:value-type="float" office:value="37.8663">
            <text:p>37,8663</text:p>
          </table:table-cell>
          <table:table-cell office:value-type="float" office:value="0.0392953">
            <text:p>0,0392953</text:p>
          </table:table-cell>
          <table:table-cell office:value-type="float" office:value="0.55688">
            <text:p>0,55688</text:p>
          </table:table-cell>
          <table:table-cell office:value-type="float" office:value="0.596175">
            <text:p>0,596175</text:p>
          </table:table-cell>
          <table:table-cell office:value-type="float" office:value="19.9623">
            <text:p>19,9623</text:p>
          </table:table-cell>
          <table:table-cell office:value-type="float" office:value="0.482688">
            <text:p>0,482688</text:p>
          </table:table-cell>
          <table:table-cell office:value-type="float" office:value="20.445">
            <text:p>20,445</text:p>
          </table:table-cell>
          <table:table-cell office:value-type="float" office:value="27.4569">
            <text:p>27,4569</text:p>
          </table:table-cell>
          <table:table-cell office:value-type="float" office:value="0.665968">
            <text:p>0,665968</text:p>
          </table:table-cell>
          <table:table-cell office:value-type="float" office:value="28.1229">
            <text:p>28,1229</text:p>
          </table:table-cell>
          <table:table-cell office:value-type="float" office:value="46.1178">
            <text:p>46,1178</text:p>
          </table:table-cell>
          <table:table-cell office:value-type="float" office:value="0.904379">
            <text:p>0,904379</text:p>
          </table:table-cell>
          <table:table-cell office:value-type="float" office:value="47.0222">
            <text:p>47,0222</text:p>
          </table:table-cell>
          <table:table-cell office:value-type="float" office:value="35.6042">
            <text:p>35,6042</text:p>
          </table:table-cell>
          <table:table-cell office:value-type="float" office:value="0.737521">
            <text:p>0,737521</text:p>
          </table:table-cell>
          <table:table-cell office:value-type="float" office:value="36.3417">
            <text:p>36,3417</text:p>
          </table:table-cell>
          <table:table-cell office:value-type="float" office:value="4.15944">
            <text:p>4,15944</text:p>
          </table:table-cell>
          <table:table-cell office:value-type="float" office:value="0.312603">
            <text:p>0,312603</text:p>
          </table:table-cell>
          <table:table-cell office:value-type="float" office:value="4.47205">
            <text:p>4,47205</text:p>
          </table:table-cell>
          <table:table-cell office:value-type="float" office:value="7.15293">
            <text:p>7,15293</text:p>
          </table:table-cell>
          <table:table-cell office:value-type="float" office:value="0.330491">
            <text:p>0,330491</text:p>
          </table:table-cell>
          <table:table-cell office:value-type="float" office:value="7.48342">
            <text:p>7,48342</text:p>
          </table:table-cell>
        </table:table-row>
        <table:table-row table:style-name="ro1">
          <table:table-cell office:value-type="float" office:value="2.60258">
            <text:p>2,60258</text:p>
          </table:table-cell>
          <table:table-cell office:value-type="float" office:value="0.318762">
            <text:p>0,318762</text:p>
          </table:table-cell>
          <table:table-cell office:value-type="float" office:value="2.92135">
            <text:p>2,92135</text:p>
          </table:table-cell>
          <table:table-cell office:value-type="float" office:value="37.3614">
            <text:p>37,3614</text:p>
          </table:table-cell>
          <table:table-cell office:value-type="float" office:value="0.558639">
            <text:p>0,558639</text:p>
          </table:table-cell>
          <table:table-cell office:value-type="float" office:value="37.92">
            <text:p>37,92</text:p>
          </table:table-cell>
          <table:table-cell office:value-type="float" office:value="0.0407616">
            <text:p>0,0407616</text:p>
          </table:table-cell>
          <table:table-cell office:value-type="float" office:value="0.19501">
            <text:p>0,19501</text:p>
          </table:table-cell>
          <table:table-cell office:value-type="float" office:value="0.235772">
            <text:p>0,235772</text:p>
          </table:table-cell>
          <table:table-cell office:value-type="float" office:value="19.4802">
            <text:p>19,4802</text:p>
          </table:table-cell>
          <table:table-cell office:value-type="float" office:value="0.432835">
            <text:p>0,432835</text:p>
          </table:table-cell>
          <table:table-cell office:value-type="float" office:value="19.9131">
            <text:p>19,9131</text:p>
          </table:table-cell>
          <table:table-cell office:value-type="float" office:value="23.0889">
            <text:p>23,0889</text:p>
          </table:table-cell>
          <table:table-cell office:value-type="float" office:value="0.583272">
            <text:p>0,583272</text:p>
          </table:table-cell>
          <table:table-cell office:value-type="float" office:value="23.6722">
            <text:p>23,6722</text:p>
          </table:table-cell>
          <table:table-cell office:value-type="float" office:value="67.2024">
            <text:p>67,2024</text:p>
          </table:table-cell>
          <table:table-cell office:value-type="float" office:value="1.01288">
            <text:p>1,01288</text:p>
          </table:table-cell>
          <table:table-cell office:value-type="float" office:value="68.2153">
            <text:p>68,2153</text:p>
          </table:table-cell>
          <table:table-cell office:value-type="float" office:value="34.9277">
            <text:p>34,9277</text:p>
          </table:table-cell>
          <table:table-cell office:value-type="float" office:value="0.697053">
            <text:p>0,697053</text:p>
          </table:table-cell>
          <table:table-cell office:value-type="float" office:value="35.6248">
            <text:p>35,6248</text:p>
          </table:table-cell>
          <table:table-cell office:value-type="float" office:value="4.09053">
            <text:p>4,09053</text:p>
          </table:table-cell>
          <table:table-cell office:value-type="float" office:value="0.309671">
            <text:p>0,309671</text:p>
          </table:table-cell>
          <table:table-cell office:value-type="float" office:value="4.4002">
            <text:p>4,4002</text:p>
          </table:table-cell>
          <table:table-cell office:value-type="float" office:value="5.97319">
            <text:p>5,97319</text:p>
          </table:table-cell>
          <table:table-cell office:value-type="float" office:value="0.323747">
            <text:p>0,323747</text:p>
          </table:table-cell>
          <table:table-cell office:value-type="float" office:value="6.29693">
            <text:p>6,29693</text:p>
          </table:table-cell>
        </table:table-row>
        <table:table-row table:style-name="ro1">
          <table:table-cell office:value-type="float" office:value="2.50024">
            <text:p>2,50024</text:p>
          </table:table-cell>
          <table:table-cell office:value-type="float" office:value="0.338996">
            <text:p>0,338996</text:p>
          </table:table-cell>
          <table:table-cell office:value-type="float" office:value="2.83924">
            <text:p>2,83924</text:p>
          </table:table-cell>
          <table:table-cell office:value-type="float" office:value="55.5123">
            <text:p>55,5123</text:p>
          </table:table-cell>
          <table:table-cell office:value-type="float" office:value="0.641335">
            <text:p>0,641335</text:p>
          </table:table-cell>
          <table:table-cell office:value-type="float" office:value="56.1536">
            <text:p>56,1536</text:p>
          </table:table-cell>
          <table:table-cell office:value-type="float" office:value="0.0442806">
            <text:p>0,0442806</text:p>
          </table:table-cell>
          <table:table-cell office:value-type="float" office:value="0.520223">
            <text:p>0,520223</text:p>
          </table:table-cell>
          <table:table-cell office:value-type="float" office:value="0.564504">
            <text:p>0,564504</text:p>
          </table:table-cell>
          <table:table-cell office:value-type="float" office:value="29.7202">
            <text:p>29,7202</text:p>
          </table:table-cell>
          <table:table-cell office:value-type="float" office:value="0.53166">
            <text:p>0,53166</text:p>
          </table:table-cell>
          <table:table-cell office:value-type="float" office:value="30.2518">
            <text:p>30,2518</text:p>
          </table:table-cell>
          <table:table-cell office:value-type="float" office:value="23.6517">
            <text:p>23,6517</text:p>
          </table:table-cell>
          <table:table-cell office:value-type="float" office:value="0.615823">
            <text:p>0,615823</text:p>
          </table:table-cell>
          <table:table-cell office:value-type="float" office:value="24.2675">
            <text:p>24,2675</text:p>
          </table:table-cell>
          <table:table-cell office:value-type="float" office:value="65.8317">
            <text:p>65,8317</text:p>
          </table:table-cell>
          <table:table-cell office:value-type="float" office:value="0.851595">
            <text:p>0,851595</text:p>
          </table:table-cell>
          <table:table-cell office:value-type="float" office:value="66.6833">
            <text:p>66,6833</text:p>
          </table:table-cell>
          <table:table-cell office:value-type="float" office:value="35.5799">
            <text:p>35,5799</text:p>
          </table:table-cell>
          <table:table-cell office:value-type="float" office:value="0.91435">
            <text:p>0,91435</text:p>
          </table:table-cell>
          <table:table-cell office:value-type="float" office:value="36.4942">
            <text:p>36,4942</text:p>
          </table:table-cell>
          <table:table-cell office:value-type="float" office:value="12.4716">
            <text:p>12,4716</text:p>
          </table:table-cell>
          <table:table-cell office:value-type="float" office:value="0.985903">
            <text:p>0,985903</text:p>
          </table:table-cell>
          <table:table-cell office:value-type="float" office:value="13.4575">
            <text:p>13,4575</text:p>
          </table:table-cell>
          <table:table-cell office:value-type="float" office:value="17.263">
            <text:p>17,263</text:p>
          </table:table-cell>
          <table:table-cell office:value-type="float" office:value="0.42961">
            <text:p>0,42961</text:p>
          </table:table-cell>
          <table:table-cell office:value-type="float" office:value="17.6926">
            <text:p>17,6926</text:p>
          </table:table-cell>
        </table:table-row>
        <table:table-row table:style-name="ro1">
          <table:table-cell office:value-type="float" office:value="7.61157">
            <text:p>7,61157</text:p>
          </table:table-cell>
          <table:table-cell office:value-type="float" office:value="1.03136">
            <text:p>1,03136</text:p>
          </table:table-cell>
          <table:table-cell office:value-type="float" office:value="8.64292">
            <text:p>8,64292</text:p>
          </table:table-cell>
          <table:table-cell office:value-type="float" office:value="50.2972">
            <text:p>50,2972</text:p>
          </table:table-cell>
          <table:table-cell office:value-type="float" office:value="1.29352">
            <text:p>1,29352</text:p>
          </table:table-cell>
          <table:table-cell office:value-type="float" office:value="51.5907">
            <text:p>51,5907</text:p>
          </table:table-cell>
          <table:table-cell office:value-type="float" office:value="0.0472131">
            <text:p>0,0472131</text:p>
          </table:table-cell>
          <table:table-cell office:value-type="float" office:value="0.271255">
            <text:p>0,271255</text:p>
          </table:table-cell>
          <table:table-cell office:value-type="float" office:value="0.318468">
            <text:p>0,318468</text:p>
          </table:table-cell>
          <table:table-cell office:value-type="float" office:value="19.6395">
            <text:p>19,6395</text:p>
          </table:table-cell>
          <table:table-cell office:value-type="float" office:value="0.47477">
            <text:p>0,47477</text:p>
          </table:table-cell>
          <table:table-cell office:value-type="float" office:value="20.1142">
            <text:p>20,1142</text:p>
          </table:table-cell>
          <table:table-cell office:value-type="float" office:value="23.3623">
            <text:p>23,3623</text:p>
          </table:table-cell>
          <table:table-cell office:value-type="float" office:value="0.586791">
            <text:p>0,586791</text:p>
          </table:table-cell>
          <table:table-cell office:value-type="float" office:value="23.949">
            <text:p>23,949</text:p>
          </table:table-cell>
          <table:table-cell office:value-type="float" office:value="46.0714">
            <text:p>46,0714</text:p>
          </table:table-cell>
          <table:table-cell office:value-type="float" office:value="0.921974">
            <text:p>0,921974</text:p>
          </table:table-cell>
          <table:table-cell office:value-type="float" office:value="46.9934">
            <text:p>46,9934</text:p>
          </table:table-cell>
          <table:table-cell office:value-type="float" office:value="35.2025">
            <text:p>35,2025</text:p>
          </table:table-cell>
          <table:table-cell office:value-type="float" office:value="0.702918">
            <text:p>0,702918</text:p>
          </table:table-cell>
          <table:table-cell office:value-type="float" office:value="35.9054">
            <text:p>35,9054</text:p>
          </table:table-cell>
          <table:table-cell office:value-type="float" office:value="4.10079">
            <text:p>4,10079</text:p>
          </table:table-cell>
          <table:table-cell office:value-type="float" office:value="0.31407">
            <text:p>0,31407</text:p>
          </table:table-cell>
          <table:table-cell office:value-type="float" office:value="4.41486">
            <text:p>4,41486</text:p>
          </table:table-cell>
          <table:table-cell office:value-type="float" office:value="5.69548">
            <text:p>5,69548</text:p>
          </table:table-cell>
          <table:table-cell office:value-type="float" office:value="0.322867">
            <text:p>0,322867</text:p>
          </table:table-cell>
          <table:table-cell office:value-type="float" office:value="6.01835">
            <text:p>6,01835</text:p>
          </table:table-cell>
        </table:table-row>
        <table:table-row table:style-name="ro1">
          <table:table-cell office:value-type="float" office:value="2.58382">
            <text:p>2,58382</text:p>
          </table:table-cell>
          <table:table-cell office:value-type="float" office:value="0.33401">
            <text:p>0,33401</text:p>
          </table:table-cell>
          <table:table-cell office:value-type="float" office:value="2.91783">
            <text:p>2,91783</text:p>
          </table:table-cell>
          <table:table-cell office:value-type="float" office:value="58.5421">
            <text:p>58,5421</text:p>
          </table:table-cell>
          <table:table-cell office:value-type="float" office:value="0.960683">
            <text:p>0,960683</text:p>
          </table:table-cell>
          <table:table-cell office:value-type="float" office:value="59.5028">
            <text:p>59,5028</text:p>
          </table:table-cell>
          <table:table-cell office:value-type="float" office:value="0.0738987">
            <text:p>0,0738987</text:p>
          </table:table-cell>
          <table:table-cell office:value-type="float" office:value="0.316122">
            <text:p>0,316122</text:p>
          </table:table-cell>
          <table:table-cell office:value-type="float" office:value="0.390021">
            <text:p>0,390021</text:p>
          </table:table-cell>
          <table:table-cell office:value-type="float" office:value="28.3492">
            <text:p>28,3492</text:p>
          </table:table-cell>
          <table:table-cell office:value-type="float" office:value="0.463626">
            <text:p>0,463626</text:p>
          </table:table-cell>
          <table:table-cell office:value-type="float" office:value="28.8129">
            <text:p>28,8129</text:p>
          </table:table-cell>
          <table:table-cell office:value-type="float" office:value="23.7969">
            <text:p>23,7969</text:p>
          </table:table-cell>
          <table:table-cell office:value-type="float" office:value="0.572715">
            <text:p>0,572715</text:p>
          </table:table-cell>
          <table:table-cell office:value-type="float" office:value="24.3696">
            <text:p>24,3696</text:p>
          </table:table-cell>
          <table:table-cell office:value-type="float" office:value="44.5243">
            <text:p>44,5243</text:p>
          </table:table-cell>
          <table:table-cell office:value-type="float" office:value="0.873882">
            <text:p>0,873882</text:p>
          </table:table-cell>
          <table:table-cell office:value-type="float" office:value="45.3981">
            <text:p>45,3981</text:p>
          </table:table-cell>
          <table:table-cell office:value-type="float" office:value="35.1462">
            <text:p>35,1462</text:p>
          </table:table-cell>
          <table:table-cell office:value-type="float" office:value="0.755996">
            <text:p>0,755996</text:p>
          </table:table-cell>
          <table:table-cell office:value-type="float" office:value="35.9022">
            <text:p>35,9022</text:p>
          </table:table-cell>
          <table:table-cell office:value-type="float" office:value="4.35269">
            <text:p>4,35269</text:p>
          </table:table-cell>
          <table:table-cell office:value-type="float" office:value="0.333131">
            <text:p>0,333131</text:p>
          </table:table-cell>
          <table:table-cell office:value-type="float" office:value="4.68582">
            <text:p>4,68582</text:p>
          </table:table-cell>
          <table:table-cell office:value-type="float" office:value="5.99518">
            <text:p>5,99518</text:p>
          </table:table-cell>
          <table:table-cell office:value-type="float" office:value="0.326972">
            <text:p>0,326972</text:p>
          </table:table-cell>
          <table:table-cell office:value-type="float" office:value="6.32215">
            <text:p>6,32215</text:p>
          </table:table-cell>
        </table:table-row>
        <table:table-row table:style-name="ro1">
          <table:table-cell office:value-type="float" office:value="6.18315">
            <text:p>6,18315</text:p>
          </table:table-cell>
          <table:table-cell office:value-type="float" office:value="0.840451">
            <text:p>0,840451</text:p>
          </table:table-cell>
          <table:table-cell office:value-type="float" office:value="7.0236">
            <text:p>7,0236</text:p>
          </table:table-cell>
          <table:table-cell office:value-type="float" office:value="53.3769">
            <text:p>53,3769</text:p>
          </table:table-cell>
          <table:table-cell office:value-type="float" office:value="1.72518">
            <text:p>1,72518</text:p>
          </table:table-cell>
          <table:table-cell office:value-type="float" office:value="55.102">
            <text:p>55,102</text:p>
          </table:table-cell>
          <table:table-cell office:value-type="float" office:value="0.229614">
            <text:p>0,229614</text:p>
          </table:table-cell>
          <table:table-cell office:value-type="float" office:value="0.884145">
            <text:p>0,884145</text:p>
          </table:table-cell>
          <table:table-cell office:value-type="float" office:value="1.11376">
            <text:p>1,11376</text:p>
          </table:table-cell>
          <table:table-cell office:value-type="float" office:value="30.2137">
            <text:p>30,2137</text:p>
          </table:table-cell>
          <table:table-cell office:value-type="float" office:value="0.49911">
            <text:p>0,49911</text:p>
          </table:table-cell>
          <table:table-cell office:value-type="float" office:value="30.7128">
            <text:p>30,7128</text:p>
          </table:table-cell>
          <table:table-cell office:value-type="float" office:value="32.1131">
            <text:p>32,1131</text:p>
          </table:table-cell>
          <table:table-cell office:value-type="float" office:value="1.02637">
            <text:p>1,02637</text:p>
          </table:table-cell>
          <table:table-cell office:value-type="float" office:value="33.1395">
            <text:p>33,1395</text:p>
          </table:table-cell>
          <table:table-cell office:value-type="float" office:value="59.6263">
            <text:p>59,6263</text:p>
          </table:table-cell>
          <table:table-cell office:value-type="float" office:value="2.0287">
            <text:p>2,0287</text:p>
          </table:table-cell>
          <table:table-cell office:value-type="float" office:value="61.655">
            <text:p>61,655</text:p>
          </table:table-cell>
          <table:table-cell office:value-type="float" office:value="49.5318">
            <text:p>49,5318</text:p>
          </table:table-cell>
          <table:table-cell office:value-type="float" office:value="2.03427">
            <text:p>2,03427</text:p>
          </table:table-cell>
          <table:table-cell office:value-type="float" office:value="51.5661">
            <text:p>51,5661</text:p>
          </table:table-cell>
          <table:table-cell office:value-type="float" office:value="15.9249">
            <text:p>15,9249</text:p>
          </table:table-cell>
          <table:table-cell office:value-type="float" office:value="0.699399">
            <text:p>0,699399</text:p>
          </table:table-cell>
          <table:table-cell office:value-type="float" office:value="16.6243">
            <text:p>16,6243</text:p>
          </table:table-cell>
          <table:table-cell office:value-type="float" office:value="12.1294">
            <text:p>12,1294</text:p>
          </table:table-cell>
          <table:table-cell office:value-type="float" office:value="0.707609">
            <text:p>0,707609</text:p>
          </table:table-cell>
          <table:table-cell office:value-type="float" office:value="12.837">
            <text:p>12,837</text:p>
          </table:table-cell>
        </table:table-row>
        <table:table-row table:style-name="ro1">
          <table:table-cell office:value-type="float" office:value="5.88697">
            <text:p>5,88697</text:p>
          </table:table-cell>
          <table:table-cell office:value-type="float" office:value="0.693827">
            <text:p>0,693827</text:p>
          </table:table-cell>
          <table:table-cell office:value-type="float" office:value="6.5808">
            <text:p>6,5808</text:p>
          </table:table-cell>
          <table:table-cell office:value-type="float" office:value="45.6618">
            <text:p>45,6618</text:p>
          </table:table-cell>
          <table:table-cell office:value-type="float" office:value="0.56773">
            <text:p>0,56773</text:p>
          </table:table-cell>
          <table:table-cell office:value-type="float" office:value="46.2295">
            <text:p>46,2295</text:p>
          </table:table-cell>
          <table:table-cell office:value-type="float" office:value="0.0401751">
            <text:p>0,0401751</text:p>
          </table:table-cell>
          <table:table-cell office:value-type="float" office:value="0.182108">
            <text:p>0,182108</text:p>
          </table:table-cell>
          <table:table-cell office:value-type="float" office:value="0.222283">
            <text:p>0,222283</text:p>
          </table:table-cell>
          <table:table-cell office:value-type="float" office:value="19.4708">
            <text:p>19,4708</text:p>
          </table:table-cell>
          <table:table-cell office:value-type="float" office:value="0.472131">
            <text:p>0,472131</text:p>
          </table:table-cell>
          <table:table-cell office:value-type="float" office:value="19.943">
            <text:p>19,943</text:p>
          </table:table-cell>
          <table:table-cell office:value-type="float" office:value="23.4288">
            <text:p>23,4288</text:p>
          </table:table-cell>
          <table:table-cell office:value-type="float" office:value="0.605266">
            <text:p>0,605266</text:p>
          </table:table-cell>
          <table:table-cell office:value-type="float" office:value="24.0341">
            <text:p>24,0341</text:p>
          </table:table-cell>
          <table:table-cell office:value-type="float" office:value="44.5524">
            <text:p>44,5524</text:p>
          </table:table-cell>
          <table:table-cell office:value-type="float" office:value="0.896168">
            <text:p>0,896168</text:p>
          </table:table-cell>
          <table:table-cell office:value-type="float" office:value="45.4486">
            <text:p>45,4486</text:p>
          </table:table-cell>
          <table:table-cell office:value-type="float" office:value="49.3828">
            <text:p>49,3828</text:p>
          </table:table-cell>
          <table:table-cell office:value-type="float" office:value="0.73019">
            <text:p>0,73019</text:p>
          </table:table-cell>
          <table:table-cell office:value-type="float" office:value="50.113">
            <text:p>50,113</text:p>
          </table:table-cell>
          <table:table-cell office:value-type="float" office:value="4.56413">
            <text:p>4,56413</text:p>
          </table:table-cell>
          <table:table-cell office:value-type="float" office:value="0.350726">
            <text:p>0,350726</text:p>
          </table:table-cell>
          <table:table-cell office:value-type="float" office:value="4.91485">
            <text:p>4,91485</text:p>
          </table:table-cell>
          <table:table-cell office:value-type="float" office:value="5.68932">
            <text:p>5,68932</text:p>
          </table:table-cell>
          <table:table-cell office:value-type="float" office:value="0.323453">
            <text:p>0,323453</text:p>
          </table:table-cell>
          <table:table-cell office:value-type="float" office:value="6.01277">
            <text:p>6,01277</text:p>
          </table:table-cell>
        </table:table-row>
        <table:table-row table:style-name="ro1">
          <table:table-cell office:value-type="float" office:value="2.52194">
            <text:p>2,52194</text:p>
          </table:table-cell>
          <table:table-cell office:value-type="float" office:value="0.317589">
            <text:p>0,317589</text:p>
          </table:table-cell>
          <table:table-cell office:value-type="float" office:value="2.83953">
            <text:p>2,83953</text:p>
          </table:table-cell>
          <table:table-cell office:value-type="float" office:value="48.1037">
            <text:p>48,1037</text:p>
          </table:table-cell>
          <table:table-cell office:value-type="float" office:value="0.583858">
            <text:p>0,583858</text:p>
          </table:table-cell>
          <table:table-cell office:value-type="float" office:value="48.6875">
            <text:p>48,6875</text:p>
          </table:table-cell>
          <table:table-cell office:value-type="float" office:value="0.0395886">
            <text:p>0,0395886</text:p>
          </table:table-cell>
          <table:table-cell office:value-type="float" office:value="0.51084">
            <text:p>0,51084</text:p>
          </table:table-cell>
          <table:table-cell office:value-type="float" office:value="0.550428">
            <text:p>0,550428</text:p>
          </table:table-cell>
          <table:table-cell office:value-type="float" office:value="19.5656">
            <text:p>19,5656</text:p>
          </table:table-cell>
          <table:table-cell office:value-type="float" office:value="0.53166">
            <text:p>0,53166</text:p>
          </table:table-cell>
          <table:table-cell office:value-type="float" office:value="20.0972">
            <text:p>20,0972</text:p>
          </table:table-cell>
          <table:table-cell office:value-type="float" office:value="32.0712">
            <text:p>32,0712</text:p>
          </table:table-cell>
          <table:table-cell office:value-type="float" office:value="1.75216">
            <text:p>1,75216</text:p>
          </table:table-cell>
          <table:table-cell office:value-type="float" office:value="33.8233">
            <text:p>33,8233</text:p>
          </table:table-cell>
          <table:table-cell office:value-type="float" office:value="69.2091">
            <text:p>69,2091</text:p>
          </table:table-cell>
          <table:table-cell office:value-type="float" office:value="0.91347">
            <text:p>0,91347</text:p>
          </table:table-cell>
          <table:table-cell office:value-type="float" office:value="70.1225">
            <text:p>70,1225</text:p>
          </table:table-cell>
          <table:table-cell office:value-type="float" office:value="35.2459">
            <text:p>35,2459</text:p>
          </table:table-cell>
          <table:table-cell office:value-type="float" office:value="0.711422">
            <text:p>0,711422</text:p>
          </table:table-cell>
          <table:table-cell office:value-type="float" office:value="35.9573">
            <text:p>35,9573</text:p>
          </table:table-cell>
          <table:table-cell office:value-type="float" office:value="6.53886">
            <text:p>6,53886</text:p>
          </table:table-cell>
          <table:table-cell office:value-type="float" office:value="0.522276">
            <text:p>0,522276</text:p>
          </table:table-cell>
          <table:table-cell office:value-type="float" office:value="7.06114">
            <text:p>7,06114</text:p>
          </table:table-cell>
          <table:table-cell office:value-type="float" office:value="9.49393">
            <text:p>9,49393</text:p>
          </table:table-cell>
          <table:table-cell office:value-type="float" office:value="0.853354">
            <text:p>0,853354</text:p>
          </table:table-cell>
          <table:table-cell office:value-type="float" office:value="10.3473">
            <text:p>10,3473</text:p>
          </table:table-cell>
        </table:table-row>
        <table:table-row table:style-name="ro1">
          <table:table-cell office:value-type="float" office:value="2.79114">
            <text:p>2,79114</text:p>
          </table:table-cell>
          <table:table-cell office:value-type="float" office:value="0.320814">
            <text:p>0,320814</text:p>
          </table:table-cell>
          <table:table-cell office:value-type="float" office:value="3.11196">
            <text:p>3,11196</text:p>
          </table:table-cell>
          <table:table-cell office:value-type="float" office:value="37.4294">
            <text:p>37,4294</text:p>
          </table:table-cell>
          <table:table-cell office:value-type="float" office:value="0.579753">
            <text:p>0,579753</text:p>
          </table:table-cell>
          <table:table-cell office:value-type="float" office:value="38.0092">
            <text:p>38,0092</text:p>
          </table:table-cell>
          <table:table-cell office:value-type="float" office:value="0.0401751">
            <text:p>0,0401751</text:p>
          </table:table-cell>
          <table:table-cell office:value-type="float" office:value="0.181228">
            <text:p>0,181228</text:p>
          </table:table-cell>
          <table:table-cell office:value-type="float" office:value="0.221403">
            <text:p>0,221403</text:p>
          </table:table-cell>
          <table:table-cell office:value-type="float" office:value="19.506">
            <text:p>19,506</text:p>
          </table:table-cell>
          <table:table-cell office:value-type="float" office:value="0.481808">
            <text:p>0,481808</text:p>
          </table:table-cell>
          <table:table-cell office:value-type="float" office:value="19.9878">
            <text:p>19,9878</text:p>
          </table:table-cell>
          <table:table-cell office:value-type="float" office:value="23.2409">
            <text:p>23,2409</text:p>
          </table:table-cell>
          <table:table-cell office:value-type="float" office:value="0.548082">
            <text:p>0,548082</text:p>
          </table:table-cell>
          <table:table-cell office:value-type="float" office:value="23.7889">
            <text:p>23,7889</text:p>
          </table:table-cell>
          <table:table-cell office:value-type="float" office:value="64.4338">
            <text:p>64,4338</text:p>
          </table:table-cell>
          <table:table-cell office:value-type="float" office:value="1.29528">
            <text:p>1,29528</text:p>
          </table:table-cell>
          <table:table-cell office:value-type="float" office:value="65.7291">
            <text:p>65,7291</text:p>
          </table:table-cell>
          <table:table-cell office:value-type="float" office:value="35.5529">
            <text:p>35,5529</text:p>
          </table:table-cell>
          <table:table-cell office:value-type="float" office:value="0.734882">
            <text:p>0,734882</text:p>
          </table:table-cell>
          <table:table-cell office:value-type="float" office:value="36.2878">
            <text:p>36,2878</text:p>
          </table:table-cell>
          <table:table-cell office:value-type="float" office:value="4.11721">
            <text:p>4,11721</text:p>
          </table:table-cell>
          <table:table-cell office:value-type="float" office:value="0.308791">
            <text:p>0,308791</text:p>
          </table:table-cell>
          <table:table-cell office:value-type="float" office:value="4.426">
            <text:p>4,426</text:p>
          </table:table-cell>
          <table:table-cell office:value-type="float" office:value="7.08958">
            <text:p>7,08958</text:p>
          </table:table-cell>
          <table:table-cell office:value-type="float" office:value="0.332837">
            <text:p>0,332837</text:p>
          </table:table-cell>
          <table:table-cell office:value-type="float" office:value="7.42242">
            <text:p>7,42242</text:p>
          </table:table-cell>
        </table:table-row>
        <table:table-row table:style-name="ro1">
          <table:table-cell office:value-type="float" office:value="2.6973">
            <text:p>2,6973</text:p>
          </table:table-cell>
          <table:table-cell office:value-type="float" office:value="0.323747">
            <text:p>0,323747</text:p>
          </table:table-cell>
          <table:table-cell office:value-type="float" office:value="3.02105">
            <text:p>3,02105</text:p>
          </table:table-cell>
          <table:table-cell office:value-type="float" office:value="41.1742">
            <text:p>41,1742</text:p>
          </table:table-cell>
          <table:table-cell office:value-type="float" office:value="0.606439">
            <text:p>0,606439</text:p>
          </table:table-cell>
          <table:table-cell office:value-type="float" office:value="41.7806">
            <text:p>41,7806</text:p>
          </table:table-cell>
          <table:table-cell office:value-type="float" office:value="0.0419346">
            <text:p>0,0419346</text:p>
          </table:table-cell>
          <table:table-cell office:value-type="float" office:value="0.243983">
            <text:p>0,243983</text:p>
          </table:table-cell>
          <table:table-cell office:value-type="float" office:value="0.285918">
            <text:p>0,285918</text:p>
          </table:table-cell>
          <table:table-cell office:value-type="float" office:value="25.8745">
            <text:p>25,8745</text:p>
          </table:table-cell>
          <table:table-cell office:value-type="float" office:value="0.881799">
            <text:p>0,881799</text:p>
          </table:table-cell>
          <table:table-cell office:value-type="float" office:value="26.7563">
            <text:p>26,7563</text:p>
          </table:table-cell>
          <table:table-cell office:value-type="float" office:value="23.0608">
            <text:p>23,0608</text:p>
          </table:table-cell>
          <table:table-cell office:value-type="float" office:value="0.550135">
            <text:p>0,550135</text:p>
          </table:table-cell>
          <table:table-cell office:value-type="float" office:value="23.6109">
            <text:p>23,6109</text:p>
          </table:table-cell>
          <table:table-cell office:value-type="float" office:value="55.4144">
            <text:p>55,4144</text:p>
          </table:table-cell>
          <table:table-cell office:value-type="float" office:value="0.9035">
            <text:p>0,9035</text:p>
          </table:table-cell>
          <table:table-cell office:value-type="float" office:value="56.3179">
            <text:p>56,3179</text:p>
          </table:table-cell>
          <table:table-cell office:value-type="float" office:value="36.4124">
            <text:p>36,4124</text:p>
          </table:table-cell>
          <table:table-cell office:value-type="float" office:value="0.72843">
            <text:p>0,72843</text:p>
          </table:table-cell>
          <table:table-cell office:value-type="float" office:value="37.1408">
            <text:p>37,1408</text:p>
          </table:table-cell>
          <table:table-cell office:value-type="float" office:value="7.49544">
            <text:p>7,49544</text:p>
          </table:table-cell>
          <table:table-cell office:value-type="float" office:value="0.959803">
            <text:p>0,959803</text:p>
          </table:table-cell>
          <table:table-cell office:value-type="float" office:value="8.45524">
            <text:p>8,45524</text:p>
          </table:table-cell>
          <table:table-cell office:value-type="float" office:value="6.35822">
            <text:p>6,35822</text:p>
          </table:table-cell>
          <table:table-cell office:value-type="float" office:value="0.35835">
            <text:p>0,35835</text:p>
          </table:table-cell>
          <table:table-cell office:value-type="float" office:value="6.71657">
            <text:p>6,71657</text:p>
          </table:table-cell>
        </table:table-row>
        <table:table-row table:style-name="ro1">
          <table:table-cell office:value-type="float" office:value="2.61549">
            <text:p>2,61549</text:p>
          </table:table-cell>
          <table:table-cell office:value-type="float" office:value="0.319348">
            <text:p>0,319348</text:p>
          </table:table-cell>
          <table:table-cell office:value-type="float" office:value="2.93483">
            <text:p>2,93483</text:p>
          </table:table-cell>
          <table:table-cell office:value-type="float" office:value="57.5536">
            <text:p>57,5536</text:p>
          </table:table-cell>
          <table:table-cell office:value-type="float" office:value="1.24865">
            <text:p>1,24865</text:p>
          </table:table-cell>
          <table:table-cell office:value-type="float" office:value="58.8023">
            <text:p>58,8023</text:p>
          </table:table-cell>
          <table:table-cell office:value-type="float" office:value="0.05777">
            <text:p>0,05777</text:p>
          </table:table-cell>
          <table:table-cell office:value-type="float" office:value="0.241637">
            <text:p>0,241637</text:p>
          </table:table-cell>
          <table:table-cell office:value-type="float" office:value="0.299407">
            <text:p>0,299407</text:p>
          </table:table-cell>
          <table:table-cell office:value-type="float" office:value="20.1603">
            <text:p>20,1603</text:p>
          </table:table-cell>
          <table:table-cell office:value-type="float" office:value="0.506441">
            <text:p>0,506441</text:p>
          </table:table-cell>
          <table:table-cell office:value-type="float" office:value="20.6667">
            <text:p>20,6667</text:p>
          </table:table-cell>
          <table:table-cell office:value-type="float" office:value="23.7206">
            <text:p>23,7206</text:p>
          </table:table-cell>
          <table:table-cell office:value-type="float" office:value="1.06039">
            <text:p>1,06039</text:p>
          </table:table-cell>
          <table:table-cell office:value-type="float" office:value="24.781">
            <text:p>24,781</text:p>
          </table:table-cell>
          <table:table-cell office:value-type="float" office:value="71.7938">
            <text:p>71,7938</text:p>
          </table:table-cell>
          <table:table-cell office:value-type="float" office:value="0.917869">
            <text:p>0,917869</text:p>
          </table:table-cell>
          <table:table-cell office:value-type="float" office:value="72.7116">
            <text:p>72,7116</text:p>
          </table:table-cell>
          <table:table-cell office:value-type="float" office:value="35.2268">
            <text:p>35,2268</text:p>
          </table:table-cell>
          <table:table-cell office:value-type="float" office:value="1.35598">
            <text:p>1,35598</text:p>
          </table:table-cell>
          <table:table-cell office:value-type="float" office:value="36.5828">
            <text:p>36,5828</text:p>
          </table:table-cell>
          <table:table-cell office:value-type="float" office:value="4.06941">
            <text:p>4,06941</text:p>
          </table:table-cell>
          <table:table-cell office:value-type="float" office:value="0.364802">
            <text:p>0,364802</text:p>
          </table:table-cell>
          <table:table-cell office:value-type="float" office:value="4.43422">
            <text:p>4,43422</text:p>
          </table:table-cell>
          <table:table-cell office:value-type="float" office:value="5.8509">
            <text:p>5,8509</text:p>
          </table:table-cell>
          <table:table-cell office:value-type="float" office:value="0.851595">
            <text:p>0,851595</text:p>
          </table:table-cell>
          <table:table-cell office:value-type="float" office:value="6.7025">
            <text:p>6,7025</text:p>
          </table:table-cell>
        </table:table-row>
        <table:table-row table:style-name="ro1">
          <table:table-cell office:value-type="float" office:value="2.51959">
            <text:p>2,51959</text:p>
          </table:table-cell>
          <table:table-cell office:value-type="float" office:value="0.317295">
            <text:p>0,317295</text:p>
          </table:table-cell>
          <table:table-cell office:value-type="float" office:value="2.83689">
            <text:p>2,83689</text:p>
          </table:table-cell>
          <table:table-cell office:value-type="float" office:value="37.4297">
            <text:p>37,4297</text:p>
          </table:table-cell>
          <table:table-cell office:value-type="float" office:value="0.572129">
            <text:p>0,572129</text:p>
          </table:table-cell>
          <table:table-cell office:value-type="float" office:value="38.0018">
            <text:p>38,0018</text:p>
          </table:table-cell>
          <table:table-cell office:value-type="float" office:value="0.0398818">
            <text:p>0,0398818</text:p>
          </table:table-cell>
          <table:table-cell office:value-type="float" office:value="0.199409">
            <text:p>0,199409</text:p>
          </table:table-cell>
          <table:table-cell office:value-type="float" office:value="0.239291">
            <text:p>0,239291</text:p>
          </table:table-cell>
          <table:table-cell office:value-type="float" office:value="19.5612">
            <text:p>19,5612</text:p>
          </table:table-cell>
          <table:table-cell office:value-type="float" office:value="0.831067">
            <text:p>0,831067</text:p>
          </table:table-cell>
          <table:table-cell office:value-type="float" office:value="20.3922">
            <text:p>20,3922</text:p>
          </table:table-cell>
          <table:table-cell office:value-type="float" office:value="40.6789">
            <text:p>40,6789</text:p>
          </table:table-cell>
          <table:table-cell office:value-type="float" office:value="1.2639">
            <text:p>1,2639</text:p>
          </table:table-cell>
          <table:table-cell office:value-type="float" office:value="41.9428">
            <text:p>41,9428</text:p>
          </table:table-cell>
          <table:table-cell office:value-type="float" office:value="54.5897">
            <text:p>54,5897</text:p>
          </table:table-cell>
          <table:table-cell office:value-type="float" office:value="0.874175">
            <text:p>0,874175</text:p>
          </table:table-cell>
          <table:table-cell office:value-type="float" office:value="55.4639">
            <text:p>55,4639</text:p>
          </table:table-cell>
          <table:table-cell office:value-type="float" office:value="35.7385">
            <text:p>35,7385</text:p>
          </table:table-cell>
          <table:table-cell office:value-type="float" office:value="0.676818">
            <text:p>0,676818</text:p>
          </table:table-cell>
          <table:table-cell office:value-type="float" office:value="36.4153">
            <text:p>36,4153</text:p>
          </table:table-cell>
          <table:table-cell office:value-type="float" office:value="4.48612">
            <text:p>4,48612</text:p>
          </table:table-cell>
          <table:table-cell office:value-type="float" office:value="0.316416">
            <text:p>0,316416</text:p>
          </table:table-cell>
          <table:table-cell office:value-type="float" office:value="4.80254">
            <text:p>4,80254</text:p>
          </table:table-cell>
          <table:table-cell office:value-type="float" office:value="5.66293">
            <text:p>5,66293</text:p>
          </table:table-cell>
          <table:table-cell office:value-type="float" office:value="0.344567">
            <text:p>0,344567</text:p>
          </table:table-cell>
          <table:table-cell office:value-type="float" office:value="6.0075">
            <text:p>6,0075</text:p>
          </table:table-cell>
        </table:table-row>
        <table:table-row table:style-name="ro1">
          <table:table-cell office:value-type="float" office:value="2.4888">
            <text:p>2,4888</text:p>
          </table:table-cell>
          <table:table-cell office:value-type="float" office:value="0.314363">
            <text:p>0,314363</text:p>
          </table:table-cell>
          <table:table-cell office:value-type="float" office:value="2.80317">
            <text:p>2,80317</text:p>
          </table:table-cell>
          <table:table-cell office:value-type="float" office:value="37.8836">
            <text:p>37,8836</text:p>
          </table:table-cell>
          <table:table-cell office:value-type="float" office:value="0.609078">
            <text:p>0,609078</text:p>
          </table:table-cell>
          <table:table-cell office:value-type="float" office:value="38.4927">
            <text:p>38,4927</text:p>
          </table:table-cell>
          <table:table-cell office:value-type="float" office:value="0.0580633">
            <text:p>0,0580633</text:p>
          </table:table-cell>
          <table:table-cell office:value-type="float" office:value="0.190025">
            <text:p>0,190025</text:p>
          </table:table-cell>
          <table:table-cell office:value-type="float" office:value="0.248089">
            <text:p>0,248089</text:p>
          </table:table-cell>
          <table:table-cell office:value-type="float" office:value="19.4946">
            <text:p>19,4946</text:p>
          </table:table-cell>
          <table:table-cell office:value-type="float" office:value="0.436354">
            <text:p>0,436354</text:p>
          </table:table-cell>
          <table:table-cell office:value-type="float" office:value="19.931">
            <text:p>19,931</text:p>
          </table:table-cell>
          <table:table-cell office:value-type="float" office:value="38.2561">
            <text:p>38,2561</text:p>
          </table:table-cell>
          <table:table-cell office:value-type="float" office:value="1.85011">
            <text:p>1,85011</text:p>
          </table:table-cell>
          <table:table-cell office:value-type="float" office:value="40.1062">
            <text:p>40,1062</text:p>
          </table:table-cell>
          <table:table-cell office:value-type="float" office:value="71.0181">
            <text:p>71,0181</text:p>
          </table:table-cell>
          <table:table-cell office:value-type="float" office:value="1.84043">
            <text:p>1,84043</text:p>
          </table:table-cell>
          <table:table-cell office:value-type="float" office:value="72.8586">
            <text:p>72,8586</text:p>
          </table:table-cell>
          <table:table-cell office:value-type="float" office:value="41.6393">
            <text:p>41,6393</text:p>
          </table:table-cell>
          <table:table-cell office:value-type="float" office:value="0.725498">
            <text:p>0,725498</text:p>
          </table:table-cell>
          <table:table-cell office:value-type="float" office:value="42.3648">
            <text:p>42,3648</text:p>
          </table:table-cell>
          <table:table-cell office:value-type="float" office:value="7.92329">
            <text:p>7,92329</text:p>
          </table:table-cell>
          <table:table-cell office:value-type="float" office:value="0.617289">
            <text:p>0,617289</text:p>
          </table:table-cell>
          <table:table-cell office:value-type="float" office:value="8.54058">
            <text:p>8,54058</text:p>
          </table:table-cell>
          <table:table-cell office:value-type="float" office:value="5.84474">
            <text:p>5,84474</text:p>
          </table:table-cell>
          <table:table-cell office:value-type="float" office:value="0.326386">
            <text:p>0,326386</text:p>
          </table:table-cell>
          <table:table-cell office:value-type="float" office:value="6.17113">
            <text:p>6,17113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31371">
            <text:p>0,331371</text:p>
          </table:table-cell>
          <table:table-cell office:value-type="float" office:value="2.89583">
            <text:p>2,89583</text:p>
          </table:table-cell>
          <table:table-cell office:value-type="float" office:value="65.2869">
            <text:p>65,2869</text:p>
          </table:table-cell>
          <table:table-cell office:value-type="float" office:value="0.803795">
            <text:p>0,803795</text:p>
          </table:table-cell>
          <table:table-cell office:value-type="float" office:value="66.0907">
            <text:p>66,0907</text:p>
          </table:table-cell>
          <table:table-cell office:value-type="float" office:value="0.0941329">
            <text:p>0,0941329</text:p>
          </table:table-cell>
          <table:table-cell office:value-type="float" office:value="0.281226">
            <text:p>0,281226</text:p>
          </table:table-cell>
          <table:table-cell office:value-type="float" office:value="0.375359">
            <text:p>0,375359</text:p>
          </table:table-cell>
          <table:table-cell office:value-type="float" office:value="35.2567">
            <text:p>35,2567</text:p>
          </table:table-cell>
          <table:table-cell office:value-type="float" office:value="0.517584">
            <text:p>0,517584</text:p>
          </table:table-cell>
          <table:table-cell office:value-type="float" office:value="35.7743">
            <text:p>35,7743</text:p>
          </table:table-cell>
          <table:table-cell office:value-type="float" office:value="27.6525">
            <text:p>27,6525</text:p>
          </table:table-cell>
          <table:table-cell office:value-type="float" office:value="0.702918">
            <text:p>0,702918</text:p>
          </table:table-cell>
          <table:table-cell office:value-type="float" office:value="28.3554">
            <text:p>28,3554</text:p>
          </table:table-cell>
          <table:table-cell office:value-type="float" office:value="45.1553">
            <text:p>45,1553</text:p>
          </table:table-cell>
          <table:table-cell office:value-type="float" office:value="0.891183">
            <text:p>0,891183</text:p>
          </table:table-cell>
          <table:table-cell office:value-type="float" office:value="46.0465">
            <text:p>46,0465</text:p>
          </table:table-cell>
          <table:table-cell office:value-type="float" office:value="46.8676">
            <text:p>46,8676</text:p>
          </table:table-cell>
          <table:table-cell office:value-type="float" office:value="0.709955">
            <text:p>0,709955</text:p>
          </table:table-cell>
          <table:table-cell office:value-type="float" office:value="47.5776">
            <text:p>47,5776</text:p>
          </table:table-cell>
          <table:table-cell office:value-type="float" office:value="4.16208">
            <text:p>4,16208</text:p>
          </table:table-cell>
          <table:table-cell office:value-type="float" office:value="0.307911">
            <text:p>0,307911</text:p>
          </table:table-cell>
          <table:table-cell office:value-type="float" office:value="4.46999">
            <text:p>4,46999</text:p>
          </table:table-cell>
          <table:table-cell office:value-type="float" office:value="5.71454">
            <text:p>5,71454</text:p>
          </table:table-cell>
          <table:table-cell office:value-type="float" office:value="0.347793">
            <text:p>0,347793</text:p>
          </table:table-cell>
          <table:table-cell office:value-type="float" office:value="6.06233">
            <text:p>6,06233</text:p>
          </table:table-cell>
        </table:table-row>
        <table:table-row table:style-name="ro1">
          <table:table-cell office:value-type="float" office:value="2.65009">
            <text:p>2,65009</text:p>
          </table:table-cell>
          <table:table-cell office:value-type="float" office:value="0.473304">
            <text:p>0,473304</text:p>
          </table:table-cell>
          <table:table-cell office:value-type="float" office:value="3.12339">
            <text:p>3,12339</text:p>
          </table:table-cell>
          <table:table-cell office:value-type="float" office:value="52.2619">
            <text:p>52,2619</text:p>
          </table:table-cell>
          <table:table-cell office:value-type="float" office:value="1.3032">
            <text:p>1,3032</text:p>
          </table:table-cell>
          <table:table-cell office:value-type="float" office:value="53.5651">
            <text:p>53,5651</text:p>
          </table:table-cell>
          <table:table-cell office:value-type="float" office:value="0.0460401">
            <text:p>0,0460401</text:p>
          </table:table-cell>
          <table:table-cell office:value-type="float" office:value="0.270375">
            <text:p>0,270375</text:p>
          </table:table-cell>
          <table:table-cell office:value-type="float" office:value="0.316416">
            <text:p>0,316416</text:p>
          </table:table-cell>
          <table:table-cell office:value-type="float" office:value="39.5558">
            <text:p>39,5558</text:p>
          </table:table-cell>
          <table:table-cell office:value-type="float" office:value="0.755996">
            <text:p>0,755996</text:p>
          </table:table-cell>
          <table:table-cell office:value-type="float" office:value="40.3117">
            <text:p>40,3117</text:p>
          </table:table-cell>
          <table:table-cell office:value-type="float" office:value="24.271">
            <text:p>24,271</text:p>
          </table:table-cell>
          <table:table-cell office:value-type="float" office:value="0.556293">
            <text:p>0,556293</text:p>
          </table:table-cell>
          <table:table-cell office:value-type="float" office:value="24.8273">
            <text:p>24,8273</text:p>
          </table:table-cell>
          <table:table-cell office:value-type="float" office:value="73.4275">
            <text:p>73,4275</text:p>
          </table:table-cell>
          <table:table-cell office:value-type="float" office:value="0.958044">
            <text:p>0,958044</text:p>
          </table:table-cell>
          <table:table-cell office:value-type="float" office:value="74.3855">
            <text:p>74,3855</text:p>
          </table:table-cell>
          <table:table-cell office:value-type="float" office:value="44.5298">
            <text:p>44,5298</text:p>
          </table:table-cell>
          <table:table-cell office:value-type="float" office:value="0.769485">
            <text:p>0,769485</text:p>
          </table:table-cell>
          <table:table-cell office:value-type="float" office:value="45.2993">
            <text:p>45,2993</text:p>
          </table:table-cell>
          <table:table-cell office:value-type="float" office:value="4.16883">
            <text:p>4,16883</text:p>
          </table:table-cell>
          <table:table-cell office:value-type="float" office:value="0.311724">
            <text:p>0,311724</text:p>
          </table:table-cell>
          <table:table-cell office:value-type="float" office:value="4.48055">
            <text:p>4,48055</text:p>
          </table:table-cell>
          <table:table-cell office:value-type="float" office:value="5.98404">
            <text:p>5,98404</text:p>
          </table:table-cell>
          <table:table-cell office:value-type="float" office:value="0.360989">
            <text:p>0,360989</text:p>
          </table:table-cell>
          <table:table-cell office:value-type="float" office:value="6.34503">
            <text:p>6,34503</text:p>
          </table:table-cell>
        </table:table-row>
        <table:table-row table:style-name="ro1">
          <table:table-cell office:value-type="float" office:value="2.66035">
            <text:p>2,66035</text:p>
          </table:table-cell>
          <table:table-cell office:value-type="float" office:value="0.347207">
            <text:p>0,347207</text:p>
          </table:table-cell>
          <table:table-cell office:value-type="float" office:value="3.00756">
            <text:p>3,00756</text:p>
          </table:table-cell>
          <table:table-cell office:value-type="float" office:value="38.6074">
            <text:p>38,6074</text:p>
          </table:table-cell>
          <table:table-cell office:value-type="float" office:value="0.561572">
            <text:p>0,561572</text:p>
          </table:table-cell>
          <table:table-cell office:value-type="float" office:value="39.169">
            <text:p>39,169</text:p>
          </table:table-cell>
          <table:table-cell office:value-type="float" office:value="0.0398818">
            <text:p>0,0398818</text:p>
          </table:table-cell>
          <table:table-cell office:value-type="float" office:value="0.55424">
            <text:p>0,55424</text:p>
          </table:table-cell>
          <table:table-cell office:value-type="float" office:value="0.594122">
            <text:p>0,594122</text:p>
          </table:table-cell>
          <table:table-cell office:value-type="float" office:value="35.5333">
            <text:p>35,5333</text:p>
          </table:table-cell>
          <table:table-cell office:value-type="float" office:value="0.474183">
            <text:p>0,474183</text:p>
          </table:table-cell>
          <table:table-cell office:value-type="float" office:value="36.0074">
            <text:p>36,0074</text:p>
          </table:table-cell>
          <table:table-cell office:value-type="float" office:value="23.4156">
            <text:p>23,4156</text:p>
          </table:table-cell>
          <table:table-cell office:value-type="float" office:value="0.551601">
            <text:p>0,551601</text:p>
          </table:table-cell>
          <table:table-cell office:value-type="float" office:value="23.9672">
            <text:p>23,9672</text:p>
          </table:table-cell>
          <table:table-cell office:value-type="float" office:value="52.8015">
            <text:p>52,8015</text:p>
          </table:table-cell>
          <table:table-cell office:value-type="float" office:value="2.50786">
            <text:p>2,50786</text:p>
          </table:table-cell>
          <table:table-cell office:value-type="float" office:value="55.3094">
            <text:p>55,3094</text:p>
          </table:table-cell>
          <table:table-cell office:value-type="float" office:value="37.44">
            <text:p>37,44</text:p>
          </table:table-cell>
          <table:table-cell office:value-type="float" office:value="0.716993">
            <text:p>0,716993</text:p>
          </table:table-cell>
          <table:table-cell office:value-type="float" office:value="38.157">
            <text:p>38,157</text:p>
          </table:table-cell>
          <table:table-cell office:value-type="float" office:value="4.11663">
            <text:p>4,11663</text:p>
          </table:table-cell>
          <table:table-cell office:value-type="float" office:value="0.313776">
            <text:p>0,313776</text:p>
          </table:table-cell>
          <table:table-cell office:value-type="float" office:value="4.4304">
            <text:p>4,4304</text:p>
          </table:table-cell>
          <table:table-cell office:value-type="float" office:value="5.65296">
            <text:p>5,65296</text:p>
          </table:table-cell>
          <table:table-cell office:value-type="float" office:value="0.348086">
            <text:p>0,348086</text:p>
          </table:table-cell>
          <table:table-cell office:value-type="float" office:value="6.00104">
            <text:p>6,00104</text:p>
          </table:table-cell>
        </table:table-row>
        <table:table-row table:style-name="ro1">
          <table:table-cell office:value-type="float" office:value="2.52722">
            <text:p>2,52722</text:p>
          </table:table-cell>
          <table:table-cell office:value-type="float" office:value="0.525795">
            <text:p>0,525795</text:p>
          </table:table-cell>
          <table:table-cell office:value-type="float" office:value="3.05301">
            <text:p>3,05301</text:p>
          </table:table-cell>
          <table:table-cell office:value-type="float" office:value="37.3461">
            <text:p>37,3461</text:p>
          </table:table-cell>
          <table:table-cell office:value-type="float" office:value="0.686496">
            <text:p>0,686496</text:p>
          </table:table-cell>
          <table:table-cell office:value-type="float" office:value="38.0326">
            <text:p>38,0326</text:p>
          </table:table-cell>
          <table:table-cell office:value-type="float" office:value="0.132255">
            <text:p>0,132255</text:p>
          </table:table-cell>
          <table:table-cell office:value-type="float" office:value="0.622567">
            <text:p>0,622567</text:p>
          </table:table-cell>
          <table:table-cell office:value-type="float" office:value="0.754823">
            <text:p>0,754823</text:p>
          </table:table-cell>
          <table:table-cell office:value-type="float" office:value="31.2685">
            <text:p>31,2685</text:p>
          </table:table-cell>
          <table:table-cell office:value-type="float" office:value="0.438407">
            <text:p>0,438407</text:p>
          </table:table-cell>
          <table:table-cell office:value-type="float" office:value="31.7069">
            <text:p>31,7069</text:p>
          </table:table-cell>
          <table:table-cell office:value-type="float" office:value="23.0326">
            <text:p>23,0326</text:p>
          </table:table-cell>
          <table:table-cell office:value-type="float" office:value="1.16889">
            <text:p>1,16889</text:p>
          </table:table-cell>
          <table:table-cell office:value-type="float" office:value="24.2015">
            <text:p>24,2015</text:p>
          </table:table-cell>
          <table:table-cell office:value-type="float" office:value="45.4272">
            <text:p>45,4272</text:p>
          </table:table-cell>
          <table:table-cell office:value-type="float" office:value="1.04543">
            <text:p>1,04543</text:p>
          </table:table-cell>
          <table:table-cell office:value-type="float" office:value="46.4726">
            <text:p>46,4726</text:p>
          </table:table-cell>
          <table:table-cell office:value-type="float" office:value="68.8152">
            <text:p>68,8152</text:p>
          </table:table-cell>
          <table:table-cell office:value-type="float" office:value="0.766846">
            <text:p>0,766846</text:p>
          </table:table-cell>
          <table:table-cell office:value-type="float" office:value="69.5821">
            <text:p>69,5821</text:p>
          </table:table-cell>
          <table:table-cell office:value-type="float" office:value="4.35944">
            <text:p>4,35944</text:p>
          </table:table-cell>
          <table:table-cell office:value-type="float" office:value="0.34574">
            <text:p>0,34574</text:p>
          </table:table-cell>
          <table:table-cell office:value-type="float" office:value="4.70518">
            <text:p>4,70518</text:p>
          </table:table-cell>
          <table:table-cell office:value-type="float" office:value="5.95412">
            <text:p>5,95412</text:p>
          </table:table-cell>
          <table:table-cell office:value-type="float" office:value="0.373013">
            <text:p>0,373013</text:p>
          </table:table-cell>
          <table:table-cell office:value-type="float" office:value="6.32714">
            <text:p>6,32714</text:p>
          </table:table-cell>
        </table:table-row>
        <table:table-row table:style-name="ro1">
          <table:table-cell office:value-type="float" office:value="2.60845">
            <text:p>2,60845</text:p>
          </table:table-cell>
          <table:table-cell office:value-type="float" office:value="0.345154">
            <text:p>0,345154</text:p>
          </table:table-cell>
          <table:table-cell office:value-type="float" office:value="2.9536">
            <text:p>2,9536</text:p>
          </table:table-cell>
          <table:table-cell office:value-type="float" office:value="38.1004">
            <text:p>38,1004</text:p>
          </table:table-cell>
          <table:table-cell office:value-type="float" office:value="0.921681">
            <text:p>0,921681</text:p>
          </table:table-cell>
          <table:table-cell office:value-type="float" office:value="39.022">
            <text:p>39,022</text:p>
          </table:table-cell>
          <table:table-cell office:value-type="float" office:value="0.0445738">
            <text:p>0,0445738</text:p>
          </table:table-cell>
          <table:table-cell office:value-type="float" office:value="0.419932">
            <text:p>0,419932</text:p>
          </table:table-cell>
          <table:table-cell office:value-type="float" office:value="0.464506">
            <text:p>0,464506</text:p>
          </table:table-cell>
          <table:table-cell office:value-type="float" office:value="24.8367">
            <text:p>24,8367</text:p>
          </table:table-cell>
          <table:table-cell office:value-type="float" office:value="0.45219">
            <text:p>0,45219</text:p>
          </table:table-cell>
          <table:table-cell office:value-type="float" office:value="25.2889">
            <text:p>25,2889</text:p>
          </table:table-cell>
          <table:table-cell office:value-type="float" office:value="23.2734">
            <text:p>23,2734</text:p>
          </table:table-cell>
          <table:table-cell office:value-type="float" office:value="0.567437">
            <text:p>0,567437</text:p>
          </table:table-cell>
          <table:table-cell office:value-type="float" office:value="23.8408">
            <text:p>23,8408</text:p>
          </table:table-cell>
          <table:table-cell office:value-type="float" office:value="56.9589">
            <text:p>56,9589</text:p>
          </table:table-cell>
          <table:table-cell office:value-type="float" office:value="1.0903">
            <text:p>1,0903</text:p>
          </table:table-cell>
          <table:table-cell office:value-type="float" office:value="58.0492">
            <text:p>58,0492</text:p>
          </table:table-cell>
          <table:table-cell office:value-type="float" office:value="40.2235">
            <text:p>40,2235</text:p>
          </table:table-cell>
          <table:table-cell office:value-type="float" office:value="0.712301">
            <text:p>0,712301</text:p>
          </table:table-cell>
          <table:table-cell office:value-type="float" office:value="40.9358">
            <text:p>40,9358</text:p>
          </table:table-cell>
          <table:table-cell office:value-type="float" office:value="5.60076">
            <text:p>5,60076</text:p>
          </table:table-cell>
          <table:table-cell office:value-type="float" office:value="0.385036">
            <text:p>0,385036</text:p>
          </table:table-cell>
          <table:table-cell office:value-type="float" office:value="5.9858">
            <text:p>5,9858</text:p>
          </table:table-cell>
          <table:table-cell office:value-type="float" office:value="5.72422">
            <text:p>5,72422</text:p>
          </table:table-cell>
          <table:table-cell office:value-type="float" office:value="0.342221">
            <text:p>0,342221</text:p>
          </table:table-cell>
          <table:table-cell office:value-type="float" office:value="6.06644">
            <text:p>6,06644</text:p>
          </table:table-cell>
        </table:table-row>
        <table:table-row table:style-name="ro1">
          <table:table-cell office:value-type="float" office:value="2.52575">
            <text:p>2,52575</text:p>
          </table:table-cell>
          <table:table-cell office:value-type="float" office:value="0.336356">
            <text:p>0,336356</text:p>
          </table:table-cell>
          <table:table-cell office:value-type="float" office:value="2.86211">
            <text:p>2,86211</text:p>
          </table:table-cell>
          <table:table-cell office:value-type="float" office:value="37.9546">
            <text:p>37,9546</text:p>
          </table:table-cell>
          <table:table-cell office:value-type="float" office:value="0.610251">
            <text:p>0,610251</text:p>
          </table:table-cell>
          <table:table-cell office:value-type="float" office:value="38.5649">
            <text:p>38,5649</text:p>
          </table:table-cell>
          <table:table-cell office:value-type="float" office:value="0.0413481">
            <text:p>0,0413481</text:p>
          </table:table-cell>
          <table:table-cell office:value-type="float" office:value="0.214365">
            <text:p>0,214365</text:p>
          </table:table-cell>
          <table:table-cell office:value-type="float" office:value="0.255713">
            <text:p>0,255713</text:p>
          </table:table-cell>
          <table:table-cell office:value-type="float" office:value="31.5932">
            <text:p>31,5932</text:p>
          </table:table-cell>
          <table:table-cell office:value-type="float" office:value="0.486793">
            <text:p>0,486793</text:p>
          </table:table-cell>
          <table:table-cell office:value-type="float" office:value="32.08">
            <text:p>32,08</text:p>
          </table:table-cell>
          <table:table-cell office:value-type="float" office:value="23.42">
            <text:p>23,42</text:p>
          </table:table-cell>
          <table:table-cell office:value-type="float" office:value="0.550721">
            <text:p>0,550721</text:p>
          </table:table-cell>
          <table:table-cell office:value-type="float" office:value="23.9707">
            <text:p>23,9707</text:p>
          </table:table-cell>
          <table:table-cell office:value-type="float" office:value="54.7804">
            <text:p>54,7804</text:p>
          </table:table-cell>
          <table:table-cell office:value-type="float" office:value="1.82489">
            <text:p>1,82489</text:p>
          </table:table-cell>
          <table:table-cell office:value-type="float" office:value="56.6052">
            <text:p>56,6052</text:p>
          </table:table-cell>
          <table:table-cell office:value-type="float" office:value="35.2664">
            <text:p>35,2664</text:p>
          </table:table-cell>
          <table:table-cell office:value-type="float" office:value="0.704677">
            <text:p>0,704677</text:p>
          </table:table-cell>
          <table:table-cell office:value-type="float" office:value="35.9711">
            <text:p>35,9711</text:p>
          </table:table-cell>
          <table:table-cell office:value-type="float" office:value="6.93797">
            <text:p>6,93797</text:p>
          </table:table-cell>
          <table:table-cell office:value-type="float" office:value="0.997633">
            <text:p>0,997633</text:p>
          </table:table-cell>
          <table:table-cell office:value-type="float" office:value="7.93561">
            <text:p>7,93561</text:p>
          </table:table-cell>
          <table:table-cell office:value-type="float" office:value="6.22861">
            <text:p>6,22861</text:p>
          </table:table-cell>
          <table:table-cell office:value-type="float" office:value="0.353365">
            <text:p>0,353365</text:p>
          </table:table-cell>
          <table:table-cell office:value-type="float" office:value="6.58197">
            <text:p>6,58197</text:p>
          </table:table-cell>
        </table:table-row>
        <table:table-row table:style-name="ro1">
          <table:table-cell office:value-type="float" office:value="2.51695">
            <text:p>2,51695</text:p>
          </table:table-cell>
          <table:table-cell office:value-type="float" office:value="0.550721">
            <text:p>0,550721</text:p>
          </table:table-cell>
          <table:table-cell office:value-type="float" office:value="3.06768">
            <text:p>3,06768</text:p>
          </table:table-cell>
          <table:table-cell office:value-type="float" office:value="42.5369">
            <text:p>42,5369</text:p>
          </table:table-cell>
          <table:table-cell office:value-type="float" office:value="0.576527">
            <text:p>0,576527</text:p>
          </table:table-cell>
          <table:table-cell office:value-type="float" office:value="43.1134">
            <text:p>43,1134</text:p>
          </table:table-cell>
          <table:table-cell office:value-type="float" office:value="0.0407616">
            <text:p>0,0407616</text:p>
          </table:table-cell>
          <table:table-cell office:value-type="float" office:value="0.397059">
            <text:p>0,397059</text:p>
          </table:table-cell>
          <table:table-cell office:value-type="float" office:value="0.437821">
            <text:p>0,437821</text:p>
          </table:table-cell>
          <table:table-cell office:value-type="float" office:value="25.3534">
            <text:p>25,3534</text:p>
          </table:table-cell>
          <table:table-cell office:value-type="float" office:value="0.486207">
            <text:p>0,486207</text:p>
          </table:table-cell>
          <table:table-cell office:value-type="float" office:value="25.8396">
            <text:p>25,8396</text:p>
          </table:table-cell>
          <table:table-cell office:value-type="float" office:value="39.2012">
            <text:p>39,2012</text:p>
          </table:table-cell>
          <table:table-cell office:value-type="float" office:value="1.99145">
            <text:p>1,99145</text:p>
          </table:table-cell>
          <table:table-cell office:value-type="float" office:value="41.1927">
            <text:p>41,1927</text:p>
          </table:table-cell>
          <table:table-cell office:value-type="float" office:value="61.9441">
            <text:p>61,9441</text:p>
          </table:table-cell>
          <table:table-cell office:value-type="float" office:value="0.917282">
            <text:p>0,917282</text:p>
          </table:table-cell>
          <table:table-cell office:value-type="float" office:value="62.8614">
            <text:p>62,8614</text:p>
          </table:table-cell>
          <table:table-cell office:value-type="float" office:value="35.6811">
            <text:p>35,6811</text:p>
          </table:table-cell>
          <table:table-cell office:value-type="float" office:value="0.70409">
            <text:p>0,70409</text:p>
          </table:table-cell>
          <table:table-cell office:value-type="float" office:value="36.3851">
            <text:p>36,3851</text:p>
          </table:table-cell>
          <table:table-cell office:value-type="float" office:value="4.11604">
            <text:p>4,11604</text:p>
          </table:table-cell>
          <table:table-cell office:value-type="float" office:value="0.33577">
            <text:p>0,33577</text:p>
          </table:table-cell>
          <table:table-cell office:value-type="float" office:value="4.45181">
            <text:p>4,45181</text:p>
          </table:table-cell>
          <table:table-cell office:value-type="float" office:value="5.76527">
            <text:p>5,76527</text:p>
          </table:table-cell>
          <table:table-cell office:value-type="float" office:value="0.326093">
            <text:p>0,326093</text:p>
          </table:table-cell>
          <table:table-cell office:value-type="float" office:value="6.09137">
            <text:p>6,09137</text:p>
          </table:table-cell>
        </table:table-row>
        <table:table-row table:style-name="ro1">
          <table:table-cell office:value-type="float" office:value="2.60757">
            <text:p>2,60757</text:p>
          </table:table-cell>
          <table:table-cell office:value-type="float" office:value="0.33665">
            <text:p>0,33665</text:p>
          </table:table-cell>
          <table:table-cell office:value-type="float" office:value="2.94422">
            <text:p>2,94422</text:p>
          </table:table-cell>
          <table:table-cell office:value-type="float" office:value="37.7268">
            <text:p>37,7268</text:p>
          </table:table-cell>
          <table:table-cell office:value-type="float" office:value="0.555413">
            <text:p>0,555413</text:p>
          </table:table-cell>
          <table:table-cell office:value-type="float" office:value="38.2822">
            <text:p>38,2822</text:p>
          </table:table-cell>
          <table:table-cell office:value-type="float" office:value="0.0387088">
            <text:p>0,0387088</text:p>
          </table:table-cell>
          <table:table-cell office:value-type="float" office:value="0.199116">
            <text:p>0,199116</text:p>
          </table:table-cell>
          <table:table-cell office:value-type="float" office:value="0.237825">
            <text:p>0,237825</text:p>
          </table:table-cell>
          <table:table-cell office:value-type="float" office:value="39.6411">
            <text:p>39,6411</text:p>
          </table:table-cell>
          <table:table-cell office:value-type="float" office:value="0.574768">
            <text:p>0,574768</text:p>
          </table:table-cell>
          <table:table-cell office:value-type="float" office:value="40.2159">
            <text:p>40,2159</text:p>
          </table:table-cell>
          <table:table-cell office:value-type="float" office:value="28.451">
            <text:p>28,451</text:p>
          </table:table-cell>
          <table:table-cell office:value-type="float" office:value="0.624034">
            <text:p>0,624034</text:p>
          </table:table-cell>
          <table:table-cell office:value-type="float" office:value="29.075">
            <text:p>29,075</text:p>
          </table:table-cell>
          <table:table-cell office:value-type="float" office:value="49.8379">
            <text:p>49,8379</text:p>
          </table:table-cell>
          <table:table-cell office:value-type="float" office:value="0.854234">
            <text:p>0,854234</text:p>
          </table:table-cell>
          <table:table-cell office:value-type="float" office:value="50.6922">
            <text:p>50,6922</text:p>
          </table:table-cell>
          <table:table-cell office:value-type="float" office:value="35.04">
            <text:p>35,04</text:p>
          </table:table-cell>
          <table:table-cell office:value-type="float" office:value="1.45041">
            <text:p>1,45041</text:p>
          </table:table-cell>
          <table:table-cell office:value-type="float" office:value="36.4904">
            <text:p>36,4904</text:p>
          </table:table-cell>
          <table:table-cell office:value-type="float" office:value="4.02279">
            <text:p>4,02279</text:p>
          </table:table-cell>
          <table:table-cell office:value-type="float" office:value="0.692361">
            <text:p>0,692361</text:p>
          </table:table-cell>
          <table:table-cell office:value-type="float" office:value="4.71515">
            <text:p>4,71515</text:p>
          </table:table-cell>
          <table:table-cell office:value-type="float" office:value="7.96728">
            <text:p>7,96728</text:p>
          </table:table-cell>
          <table:table-cell office:value-type="float" office:value="0.326972">
            <text:p>0,326972</text:p>
          </table:table-cell>
          <table:table-cell office:value-type="float" office:value="8.29425">
            <text:p>8,2942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5243">
            <text:p>0,315243</text:p>
          </table:table-cell>
          <table:table-cell office:value-type="float" office:value="2.83982">
            <text:p>2,83982</text:p>
          </table:table-cell>
          <table:table-cell office:value-type="float" office:value="37.6666">
            <text:p>37,6666</text:p>
          </table:table-cell>
          <table:table-cell office:value-type="float" office:value="0.55424">
            <text:p>0,55424</text:p>
          </table:table-cell>
          <table:table-cell office:value-type="float" office:value="38.2209">
            <text:p>38,2209</text:p>
          </table:table-cell>
          <table:table-cell office:value-type="float" office:value="0.0416413">
            <text:p>0,0416413</text:p>
          </table:table-cell>
          <table:table-cell office:value-type="float" office:value="0.409082">
            <text:p>0,409082</text:p>
          </table:table-cell>
          <table:table-cell office:value-type="float" office:value="0.450723">
            <text:p>0,450723</text:p>
          </table:table-cell>
          <table:table-cell office:value-type="float" office:value="28.3032">
            <text:p>28,3032</text:p>
          </table:table-cell>
          <table:table-cell office:value-type="float" office:value="1.18326">
            <text:p>1,18326</text:p>
          </table:table-cell>
          <table:table-cell office:value-type="float" office:value="29.4865">
            <text:p>29,4865</text:p>
          </table:table-cell>
          <table:table-cell office:value-type="float" office:value="24.4839">
            <text:p>24,4839</text:p>
          </table:table-cell>
          <table:table-cell office:value-type="float" office:value="0.665675">
            <text:p>0,665675</text:p>
          </table:table-cell>
          <table:table-cell office:value-type="float" office:value="25.1496">
            <text:p>25,1496</text:p>
          </table:table-cell>
          <table:table-cell office:value-type="float" office:value="44.3914">
            <text:p>44,3914</text:p>
          </table:table-cell>
          <table:table-cell office:value-type="float" office:value="0.838692">
            <text:p>0,838692</text:p>
          </table:table-cell>
          <table:table-cell office:value-type="float" office:value="45.2301">
            <text:p>45,2301</text:p>
          </table:table-cell>
          <table:table-cell office:value-type="float" office:value="42.7742">
            <text:p>42,7742</text:p>
          </table:table-cell>
          <table:table-cell office:value-type="float" office:value="1.23751">
            <text:p>1,23751</text:p>
          </table:table-cell>
          <table:table-cell office:value-type="float" office:value="44.0117">
            <text:p>44,0117</text:p>
          </table:table-cell>
          <table:table-cell office:value-type="float" office:value="7.76611">
            <text:p>7,76611</text:p>
          </table:table-cell>
          <table:table-cell office:value-type="float" office:value="0.578287">
            <text:p>0,578287</text:p>
          </table:table-cell>
          <table:table-cell office:value-type="float" office:value="8.3444">
            <text:p>8,3444</text:p>
          </table:table-cell>
          <table:table-cell office:value-type="float" office:value="10.9109">
            <text:p>10,9109</text:p>
          </table:table-cell>
          <table:table-cell office:value-type="float" office:value="0.634004">
            <text:p>0,634004</text:p>
          </table:table-cell>
          <table:table-cell office:value-type="float" office:value="11.5449">
            <text:p>11,5449</text:p>
          </table:table-cell>
        </table:table-row>
        <table:table-row table:style-name="ro1">
          <table:table-cell office:value-type="float" office:value="3.98144">
            <text:p>3,98144</text:p>
          </table:table-cell>
          <table:table-cell office:value-type="float" office:value="0.348673">
            <text:p>0,348673</text:p>
          </table:table-cell>
          <table:table-cell office:value-type="float" office:value="4.33011">
            <text:p>4,33011</text:p>
          </table:table-cell>
          <table:table-cell office:value-type="float" office:value="39.903">
            <text:p>39,903</text:p>
          </table:table-cell>
          <table:table-cell office:value-type="float" office:value="0.643095">
            <text:p>0,643095</text:p>
          </table:table-cell>
          <table:table-cell office:value-type="float" office:value="40.5461">
            <text:p>40,5461</text:p>
          </table:table-cell>
          <table:table-cell office:value-type="float" office:value="0.068327">
            <text:p>0,068327</text:p>
          </table:table-cell>
          <table:table-cell office:value-type="float" office:value="0.246329">
            <text:p>0,246329</text:p>
          </table:table-cell>
          <table:table-cell office:value-type="float" office:value="0.314656">
            <text:p>0,314656</text:p>
          </table:table-cell>
          <table:table-cell office:value-type="float" office:value="27.173">
            <text:p>27,173</text:p>
          </table:table-cell>
          <table:table-cell office:value-type="float" office:value="0.559519">
            <text:p>0,559519</text:p>
          </table:table-cell>
          <table:table-cell office:value-type="float" office:value="27.7325">
            <text:p>27,7325</text:p>
          </table:table-cell>
          <table:table-cell office:value-type="float" office:value="23.8367">
            <text:p>23,8367</text:p>
          </table:table-cell>
          <table:table-cell office:value-type="float" office:value="0.605266">
            <text:p>0,605266</text:p>
          </table:table-cell>
          <table:table-cell office:value-type="float" office:value="24.442">
            <text:p>24,442</text:p>
          </table:table-cell>
          <table:table-cell office:value-type="float" office:value="45.2715">
            <text:p>45,2715</text:p>
          </table:table-cell>
          <table:table-cell office:value-type="float" office:value="0.955698">
            <text:p>0,955698</text:p>
          </table:table-cell>
          <table:table-cell office:value-type="float" office:value="46.2272">
            <text:p>46,2272</text:p>
          </table:table-cell>
          <table:table-cell office:value-type="float" office:value="35.2007">
            <text:p>35,2007</text:p>
          </table:table-cell>
          <table:table-cell office:value-type="float" office:value="0.738987">
            <text:p>0,738987</text:p>
          </table:table-cell>
          <table:table-cell office:value-type="float" office:value="35.9397">
            <text:p>35,9397</text:p>
          </table:table-cell>
          <table:table-cell office:value-type="float" office:value="4.03774">
            <text:p>4,03774</text:p>
          </table:table-cell>
          <table:table-cell office:value-type="float" office:value="0.327559">
            <text:p>0,327559</text:p>
          </table:table-cell>
          <table:table-cell office:value-type="float" office:value="4.3653">
            <text:p>4,3653</text:p>
          </table:table-cell>
          <table:table-cell office:value-type="float" office:value="5.7078">
            <text:p>5,7078</text:p>
          </table:table-cell>
          <table:table-cell office:value-type="float" office:value="0.857753">
            <text:p>0,857753</text:p>
          </table:table-cell>
          <table:table-cell office:value-type="float" office:value="6.56555">
            <text:p>6,56555</text:p>
          </table:table-cell>
        </table:table-row>
        <table:table-row table:style-name="ro1">
          <table:table-cell office:value-type="float" office:value="3.50784">
            <text:p>3,50784</text:p>
          </table:table-cell>
          <table:table-cell office:value-type="float" office:value="0.316122">
            <text:p>0,316122</text:p>
          </table:table-cell>
          <table:table-cell office:value-type="float" office:value="3.82397">
            <text:p>3,82397</text:p>
          </table:table-cell>
          <table:table-cell office:value-type="float" office:value="43.4873">
            <text:p>43,4873</text:p>
          </table:table-cell>
          <table:table-cell office:value-type="float" office:value="0.558932">
            <text:p>0,558932</text:p>
          </table:table-cell>
          <table:table-cell office:value-type="float" office:value="44.0463">
            <text:p>44,0463</text:p>
          </table:table-cell>
          <table:table-cell office:value-type="float" office:value="0.0413481">
            <text:p>0,0413481</text:p>
          </table:table-cell>
          <table:table-cell office:value-type="float" office:value="0.216124">
            <text:p>0,216124</text:p>
          </table:table-cell>
          <table:table-cell office:value-type="float" office:value="0.257472">
            <text:p>0,257472</text:p>
          </table:table-cell>
          <table:table-cell office:value-type="float" office:value="19.7465">
            <text:p>19,7465</text:p>
          </table:table-cell>
          <table:table-cell office:value-type="float" office:value="0.498816">
            <text:p>0,498816</text:p>
          </table:table-cell>
          <table:table-cell office:value-type="float" office:value="20.2453">
            <text:p>20,2453</text:p>
          </table:table-cell>
          <table:table-cell office:value-type="float" office:value="37.3754">
            <text:p>37,3754</text:p>
          </table:table-cell>
          <table:table-cell office:value-type="float" office:value="0.638403">
            <text:p>0,638403</text:p>
          </table:table-cell>
          <table:table-cell office:value-type="float" office:value="38.0138">
            <text:p>38,0138</text:p>
          </table:table-cell>
          <table:table-cell office:value-type="float" office:value="52.0649">
            <text:p>52,0649</text:p>
          </table:table-cell>
          <table:table-cell office:value-type="float" office:value="0.927546">
            <text:p>0,927546</text:p>
          </table:table-cell>
          <table:table-cell office:value-type="float" office:value="52.9924">
            <text:p>52,9924</text:p>
          </table:table-cell>
          <table:table-cell office:value-type="float" office:value="35.2318">
            <text:p>35,2318</text:p>
          </table:table-cell>
          <table:table-cell office:value-type="float" office:value="0.732536">
            <text:p>0,732536</text:p>
          </table:table-cell>
          <table:table-cell office:value-type="float" office:value="35.9643">
            <text:p>35,9643</text:p>
          </table:table-cell>
          <table:table-cell office:value-type="float" office:value="4.17088">
            <text:p>4,17088</text:p>
          </table:table-cell>
          <table:table-cell office:value-type="float" office:value="0.332251">
            <text:p>0,332251</text:p>
          </table:table-cell>
          <table:table-cell office:value-type="float" office:value="4.50313">
            <text:p>4,50313</text:p>
          </table:table-cell>
          <table:table-cell office:value-type="float" office:value="5.70193">
            <text:p>5,70193</text:p>
          </table:table-cell>
          <table:table-cell office:value-type="float" office:value="0.386795">
            <text:p>0,386795</text:p>
          </table:table-cell>
          <table:table-cell office:value-type="float" office:value="6.08873">
            <text:p>6,08873</text:p>
          </table:table-cell>
        </table:table-row>
        <table:table-row table:style-name="ro1">
          <table:table-cell office:value-type="float" office:value="2.5237">
            <text:p>2,5237</text:p>
          </table:table-cell>
          <table:table-cell office:value-type="float" office:value="0.317295">
            <text:p>0,317295</text:p>
          </table:table-cell>
          <table:table-cell office:value-type="float" office:value="2.84099">
            <text:p>2,84099</text:p>
          </table:table-cell>
          <table:table-cell office:value-type="float" office:value="37.3661">
            <text:p>37,3661</text:p>
          </table:table-cell>
          <table:table-cell office:value-type="float" office:value="0.557173">
            <text:p>0,557173</text:p>
          </table:table-cell>
          <table:table-cell office:value-type="float" office:value="37.9232">
            <text:p>37,9232</text:p>
          </table:table-cell>
          <table:table-cell office:value-type="float" office:value="0.0422278">
            <text:p>0,0422278</text:p>
          </table:table-cell>
          <table:table-cell office:value-type="float" office:value="0.194717">
            <text:p>0,194717</text:p>
          </table:table-cell>
          <table:table-cell office:value-type="float" office:value="0.236945">
            <text:p>0,236945</text:p>
          </table:table-cell>
          <table:table-cell office:value-type="float" office:value="25.1745">
            <text:p>25,1745</text:p>
          </table:table-cell>
          <table:table-cell office:value-type="float" office:value="0.450723">
            <text:p>0,450723</text:p>
          </table:table-cell>
          <table:table-cell office:value-type="float" office:value="25.6253">
            <text:p>25,6253</text:p>
          </table:table-cell>
          <table:table-cell office:value-type="float" office:value="24.6983">
            <text:p>24,6983</text:p>
          </table:table-cell>
          <table:table-cell office:value-type="float" office:value="0.561278">
            <text:p>0,561278</text:p>
          </table:table-cell>
          <table:table-cell office:value-type="float" office:value="25.2596">
            <text:p>25,2596</text:p>
          </table:table-cell>
          <table:table-cell office:value-type="float" office:value="50.1731">
            <text:p>50,1731</text:p>
          </table:table-cell>
          <table:table-cell office:value-type="float" office:value="0.897928">
            <text:p>0,897928</text:p>
          </table:table-cell>
          <table:table-cell office:value-type="float" office:value="51.071">
            <text:p>51,071</text:p>
          </table:table-cell>
          <table:table-cell office:value-type="float" office:value="35.5884">
            <text:p>35,5884</text:p>
          </table:table-cell>
          <table:table-cell office:value-type="float" office:value="1.08473">
            <text:p>1,08473</text:p>
          </table:table-cell>
          <table:table-cell office:value-type="float" office:value="36.6731">
            <text:p>36,6731</text:p>
          </table:table-cell>
          <table:table-cell office:value-type="float" office:value="4.26501">
            <text:p>4,26501</text:p>
          </table:table-cell>
          <table:table-cell office:value-type="float" office:value="0.400285">
            <text:p>0,400285</text:p>
          </table:table-cell>
          <table:table-cell office:value-type="float" office:value="4.6653">
            <text:p>4,6653</text:p>
          </table:table-cell>
          <table:table-cell office:value-type="float" office:value="5.94415">
            <text:p>5,94415</text:p>
          </table:table-cell>
          <table:table-cell office:value-type="float" office:value="0.414361">
            <text:p>0,414361</text:p>
          </table:table-cell>
          <table:table-cell office:value-type="float" office:value="6.35851">
            <text:p>6,35851</text:p>
          </table:table-cell>
        </table:table-row>
        <table:table-row table:style-name="ro1">
          <table:table-cell office:value-type="float" office:value="2.64774">
            <text:p>2,64774</text:p>
          </table:table-cell>
          <table:table-cell office:value-type="float" office:value="0.38269">
            <text:p>0,38269</text:p>
          </table:table-cell>
          <table:table-cell office:value-type="float" office:value="3.03043">
            <text:p>3,03043</text:p>
          </table:table-cell>
          <table:table-cell office:value-type="float" office:value="37.6297">
            <text:p>37,6297</text:p>
          </table:table-cell>
          <table:table-cell office:value-type="float" office:value="0.831067">
            <text:p>0,831067</text:p>
          </table:table-cell>
          <table:table-cell office:value-type="float" office:value="38.4608">
            <text:p>38,4608</text:p>
          </table:table-cell>
          <table:table-cell office:value-type="float" office:value="0.0436941">
            <text:p>0,0436941</text:p>
          </table:table-cell>
          <table:table-cell office:value-type="float" office:value="0.239291">
            <text:p>0,239291</text:p>
          </table:table-cell>
          <table:table-cell office:value-type="float" office:value="0.282985">
            <text:p>0,282985</text:p>
          </table:table-cell>
          <table:table-cell office:value-type="float" office:value="20.0787">
            <text:p>20,0787</text:p>
          </table:table-cell>
          <table:table-cell office:value-type="float" office:value="0.760688">
            <text:p>0,760688</text:p>
          </table:table-cell>
          <table:table-cell office:value-type="float" office:value="20.8394">
            <text:p>20,8394</text:p>
          </table:table-cell>
          <table:table-cell office:value-type="float" office:value="30.0017">
            <text:p>30,0017</text:p>
          </table:table-cell>
          <table:table-cell office:value-type="float" office:value="0.702038">
            <text:p>0,702038</text:p>
          </table:table-cell>
          <table:table-cell office:value-type="float" office:value="30.7037">
            <text:p>30,7037</text:p>
          </table:table-cell>
          <table:table-cell office:value-type="float" office:value="44.7574">
            <text:p>44,7574</text:p>
          </table:table-cell>
          <table:table-cell office:value-type="float" office:value="0.916696">
            <text:p>0,916696</text:p>
          </table:table-cell>
          <table:table-cell office:value-type="float" office:value="45.6741">
            <text:p>45,6741</text:p>
          </table:table-cell>
          <table:table-cell office:value-type="float" office:value="34.8919">
            <text:p>34,8919</text:p>
          </table:table-cell>
          <table:table-cell office:value-type="float" office:value="0.683856">
            <text:p>0,683856</text:p>
          </table:table-cell>
          <table:table-cell office:value-type="float" office:value="35.5758">
            <text:p>35,5758</text:p>
          </table:table-cell>
          <table:table-cell office:value-type="float" office:value="4.02103">
            <text:p>4,02103</text:p>
          </table:table-cell>
          <table:table-cell office:value-type="float" office:value="0.310844">
            <text:p>0,310844</text:p>
          </table:table-cell>
          <table:table-cell office:value-type="float" office:value="4.33187">
            <text:p>4,33187</text:p>
          </table:table-cell>
          <table:table-cell office:value-type="float" office:value="5.7292">
            <text:p>5,7292</text:p>
          </table:table-cell>
          <table:table-cell office:value-type="float" office:value="0.321987">
            <text:p>0,321987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2.50816">
            <text:p>2,50816</text:p>
          </table:table-cell>
          <table:table-cell office:value-type="float" office:value="0.315829">
            <text:p>0,315829</text:p>
          </table:table-cell>
          <table:table-cell office:value-type="float" office:value="2.82399">
            <text:p>2,82399</text:p>
          </table:table-cell>
          <table:table-cell office:value-type="float" office:value="37.7402">
            <text:p>37,7402</text:p>
          </table:table-cell>
          <table:table-cell office:value-type="float" office:value="0.55424">
            <text:p>0,55424</text:p>
          </table:table-cell>
          <table:table-cell office:value-type="float" office:value="38.2945">
            <text:p>38,2945</text:p>
          </table:table-cell>
          <table:table-cell office:value-type="float" office:value="0.0413481">
            <text:p>0,0413481</text:p>
          </table:table-cell>
          <table:table-cell office:value-type="float" office:value="0.189732">
            <text:p>0,189732</text:p>
          </table:table-cell>
          <table:table-cell office:value-type="float" office:value="0.23108">
            <text:p>0,23108</text:p>
          </table:table-cell>
          <table:table-cell office:value-type="float" office:value="20.2679">
            <text:p>20,2679</text:p>
          </table:table-cell>
          <table:table-cell office:value-type="float" office:value="0.476529">
            <text:p>0,476529</text:p>
          </table:table-cell>
          <table:table-cell office:value-type="float" office:value="20.7444">
            <text:p>20,7444</text:p>
          </table:table-cell>
          <table:table-cell office:value-type="float" office:value="53.6355">
            <text:p>53,6355</text:p>
          </table:table-cell>
          <table:table-cell office:value-type="float" office:value="1.09998">
            <text:p>1,09998</text:p>
          </table:table-cell>
          <table:table-cell office:value-type="float" office:value="54.7355">
            <text:p>54,7355</text:p>
          </table:table-cell>
          <table:table-cell office:value-type="float" office:value="45.2445">
            <text:p>45,2445</text:p>
          </table:table-cell>
          <table:table-cell office:value-type="float" office:value="0.87916">
            <text:p>0,87916</text:p>
          </table:table-cell>
          <table:table-cell office:value-type="float" office:value="46.1236">
            <text:p>46,1236</text:p>
          </table:table-cell>
          <table:table-cell office:value-type="float" office:value="49.2875">
            <text:p>49,2875</text:p>
          </table:table-cell>
          <table:table-cell office:value-type="float" office:value="0.734295">
            <text:p>0,734295</text:p>
          </table:table-cell>
          <table:table-cell office:value-type="float" office:value="50.0218">
            <text:p>50,0218</text:p>
          </table:table-cell>
          <table:table-cell office:value-type="float" office:value="4.17205">
            <text:p>4,17205</text:p>
          </table:table-cell>
          <table:table-cell office:value-type="float" office:value="0.331958">
            <text:p>0,331958</text:p>
          </table:table-cell>
          <table:table-cell office:value-type="float" office:value="4.50401">
            <text:p>4,50401</text:p>
          </table:table-cell>
          <table:table-cell office:value-type="float" office:value="5.77378">
            <text:p>5,77378</text:p>
          </table:table-cell>
          <table:table-cell office:value-type="float" office:value="0.347207">
            <text:p>0,347207</text:p>
          </table:table-cell>
          <table:table-cell office:value-type="float" office:value="6.12098">
            <text:p>6,12098</text:p>
          </table:table-cell>
        </table:table-row>
        <table:table-row table:style-name="ro1">
          <table:table-cell office:value-type="float" office:value="2.55332">
            <text:p>2,55332</text:p>
          </table:table-cell>
          <table:table-cell office:value-type="float" office:value="0.319348">
            <text:p>0,319348</text:p>
          </table:table-cell>
          <table:table-cell office:value-type="float" office:value="2.87267">
            <text:p>2,87267</text:p>
          </table:table-cell>
          <table:table-cell office:value-type="float" office:value="39.0308">
            <text:p>39,0308</text:p>
          </table:table-cell>
          <table:table-cell office:value-type="float" office:value="0.997633">
            <text:p>0,997633</text:p>
          </table:table-cell>
          <table:table-cell office:value-type="float" office:value="40.0285">
            <text:p>40,0285</text:p>
          </table:table-cell>
          <table:table-cell office:value-type="float" office:value="0.055424">
            <text:p>0,055424</text:p>
          </table:table-cell>
          <table:table-cell office:value-type="float" office:value="0.257179">
            <text:p>0,257179</text:p>
          </table:table-cell>
          <table:table-cell office:value-type="float" office:value="0.312603">
            <text:p>0,312603</text:p>
          </table:table-cell>
          <table:table-cell office:value-type="float" office:value="24.5074">
            <text:p>24,5074</text:p>
          </table:table-cell>
          <table:table-cell office:value-type="float" office:value="0.667434">
            <text:p>0,667434</text:p>
          </table:table-cell>
          <table:table-cell office:value-type="float" office:value="25.1748">
            <text:p>25,1748</text:p>
          </table:table-cell>
          <table:table-cell office:value-type="float" office:value="25.5091">
            <text:p>25,5091</text:p>
          </table:table-cell>
          <table:table-cell office:value-type="float" office:value="0.621688">
            <text:p>0,621688</text:p>
          </table:table-cell>
          <table:table-cell office:value-type="float" office:value="26.1308">
            <text:p>26,1308</text:p>
          </table:table-cell>
          <table:table-cell office:value-type="float" office:value="46.8574">
            <text:p>46,8574</text:p>
          </table:table-cell>
          <table:table-cell office:value-type="float" office:value="0.882386">
            <text:p>0,882386</text:p>
          </table:table-cell>
          <table:table-cell office:value-type="float" office:value="47.7397">
            <text:p>47,7397</text:p>
          </table:table-cell>
          <table:table-cell office:value-type="float" office:value="35.4077">
            <text:p>35,4077</text:p>
          </table:table-cell>
          <table:table-cell office:value-type="float" office:value="0.675939">
            <text:p>0,675939</text:p>
          </table:table-cell>
          <table:table-cell office:value-type="float" office:value="36.0837">
            <text:p>36,0837</text:p>
          </table:table-cell>
          <table:table-cell office:value-type="float" office:value="4.29199">
            <text:p>4,29199</text:p>
          </table:table-cell>
          <table:table-cell office:value-type="float" office:value="0.333131">
            <text:p>0,333131</text:p>
          </table:table-cell>
          <table:table-cell office:value-type="float" office:value="4.62512">
            <text:p>4,62512</text:p>
          </table:table-cell>
          <table:table-cell office:value-type="float" office:value="5.65179">
            <text:p>5,65179</text:p>
          </table:table-cell>
          <table:table-cell office:value-type="float" office:value="0.349846">
            <text:p>0,349846</text:p>
          </table:table-cell>
          <table:table-cell office:value-type="float" office:value="6.00163">
            <text:p>6,00163</text:p>
          </table:table-cell>
        </table:table-row>
        <table:table-row table:style-name="ro1">
          <table:table-cell office:value-type="float" office:value="2.63308">
            <text:p>2,63308</text:p>
          </table:table-cell>
          <table:table-cell office:value-type="float" office:value="0.556586">
            <text:p>0,556586</text:p>
          </table:table-cell>
          <table:table-cell office:value-type="float" office:value="3.18967">
            <text:p>3,18967</text:p>
          </table:table-cell>
          <table:table-cell office:value-type="float" office:value="46.0773">
            <text:p>46,0773</text:p>
          </table:table-cell>
          <table:table-cell office:value-type="float" office:value="0.571249">
            <text:p>0,571249</text:p>
          </table:table-cell>
          <table:table-cell office:value-type="float" office:value="46.6486">
            <text:p>46,6486</text:p>
          </table:table-cell>
          <table:table-cell office:value-type="float" office:value="0.0413481">
            <text:p>0,0413481</text:p>
          </table:table-cell>
          <table:table-cell office:value-type="float" office:value="0.242517">
            <text:p>0,242517</text:p>
          </table:table-cell>
          <table:table-cell office:value-type="float" office:value="0.283865">
            <text:p>0,283865</text:p>
          </table:table-cell>
          <table:table-cell office:value-type="float" office:value="29.8337">
            <text:p>29,8337</text:p>
          </table:table-cell>
          <table:table-cell office:value-type="float" office:value="0.502922">
            <text:p>0,502922</text:p>
          </table:table-cell>
          <table:table-cell office:value-type="float" office:value="30.3366">
            <text:p>30,3366</text:p>
          </table:table-cell>
          <table:table-cell office:value-type="float" office:value="49.2843">
            <text:p>49,2843</text:p>
          </table:table-cell>
          <table:table-cell office:value-type="float" office:value="0.851595">
            <text:p>0,851595</text:p>
          </table:table-cell>
          <table:table-cell office:value-type="float" office:value="50.1359">
            <text:p>50,1359</text:p>
          </table:table-cell>
          <table:table-cell office:value-type="float" office:value="55.046">
            <text:p>55,046</text:p>
          </table:table-cell>
          <table:table-cell office:value-type="float" office:value="0.84397">
            <text:p>0,84397</text:p>
          </table:table-cell>
          <table:table-cell office:value-type="float" office:value="55.89">
            <text:p>55,89</text:p>
          </table:table-cell>
          <table:table-cell office:value-type="float" office:value="35.2028">
            <text:p>35,2028</text:p>
          </table:table-cell>
          <table:table-cell office:value-type="float" office:value="0.733415">
            <text:p>0,733415</text:p>
          </table:table-cell>
          <table:table-cell office:value-type="float" office:value="35.9362">
            <text:p>35,9362</text:p>
          </table:table-cell>
          <table:table-cell office:value-type="float" office:value="4.14214">
            <text:p>4,14214</text:p>
          </table:table-cell>
          <table:table-cell office:value-type="float" office:value="0.310551">
            <text:p>0,310551</text:p>
          </table:table-cell>
          <table:table-cell office:value-type="float" office:value="4.45269">
            <text:p>4,45269</text:p>
          </table:table-cell>
          <table:table-cell office:value-type="float" office:value="5.60692">
            <text:p>5,60692</text:p>
          </table:table-cell>
          <table:table-cell office:value-type="float" office:value="1.09499">
            <text:p>1,09499</text:p>
          </table:table-cell>
          <table:table-cell office:value-type="float" office:value="6.70191">
            <text:p>6,70191</text:p>
          </table:table-cell>
        </table:table-row>
        <table:table-row table:style-name="ro1">
          <table:table-cell office:value-type="float" office:value="2.60933">
            <text:p>2,60933</text:p>
          </table:table-cell>
          <table:table-cell office:value-type="float" office:value="0.333131">
            <text:p>0,333131</text:p>
          </table:table-cell>
          <table:table-cell office:value-type="float" office:value="2.94246">
            <text:p>2,94246</text:p>
          </table:table-cell>
          <table:table-cell office:value-type="float" office:value="55.4663">
            <text:p>55,4663</text:p>
          </table:table-cell>
          <table:table-cell office:value-type="float" office:value="0.691481">
            <text:p>0,691481</text:p>
          </table:table-cell>
          <table:table-cell office:value-type="float" office:value="56.1577">
            <text:p>56,1577</text:p>
          </table:table-cell>
          <table:table-cell office:value-type="float" office:value="0.0422278">
            <text:p>0,0422278</text:p>
          </table:table-cell>
          <table:table-cell office:value-type="float" office:value="0.183574">
            <text:p>0,183574</text:p>
          </table:table-cell>
          <table:table-cell office:value-type="float" office:value="0.225802">
            <text:p>0,225802</text:p>
          </table:table-cell>
          <table:table-cell office:value-type="float" office:value="33.8263">
            <text:p>33,8263</text:p>
          </table:table-cell>
          <table:table-cell office:value-type="float" office:value="0.443099">
            <text:p>0,443099</text:p>
          </table:table-cell>
          <table:table-cell office:value-type="float" office:value="34.2694">
            <text:p>34,2694</text:p>
          </table:table-cell>
          <table:table-cell office:value-type="float" office:value="23.7661">
            <text:p>23,7661</text:p>
          </table:table-cell>
          <table:table-cell office:value-type="float" office:value="0.574475">
            <text:p>0,574475</text:p>
          </table:table-cell>
          <table:table-cell office:value-type="float" office:value="24.3405">
            <text:p>24,3405</text:p>
          </table:table-cell>
          <table:table-cell office:value-type="float" office:value="45.8439">
            <text:p>45,8439</text:p>
          </table:table-cell>
          <table:table-cell office:value-type="float" office:value="0.913763">
            <text:p>0,913763</text:p>
          </table:table-cell>
          <table:table-cell office:value-type="float" office:value="46.7577">
            <text:p>46,7577</text:p>
          </table:table-cell>
          <table:table-cell office:value-type="float" office:value="35.2468">
            <text:p>35,2468</text:p>
          </table:table-cell>
          <table:table-cell office:value-type="float" office:value="0.687375">
            <text:p>0,687375</text:p>
          </table:table-cell>
          <table:table-cell office:value-type="float" office:value="35.9341">
            <text:p>35,9341</text:p>
          </table:table-cell>
          <table:table-cell office:value-type="float" office:value="4.04713">
            <text:p>4,04713</text:p>
          </table:table-cell>
          <table:table-cell office:value-type="float" office:value="0.312603">
            <text:p>0,312603</text:p>
          </table:table-cell>
          <table:table-cell office:value-type="float" office:value="4.35973">
            <text:p>4,35973</text:p>
          </table:table-cell>
          <table:table-cell office:value-type="float" office:value="5.62715">
            <text:p>5,62715</text:p>
          </table:table-cell>
          <table:table-cell office:value-type="float" office:value="0.349553">
            <text:p>0,349553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5948">
            <text:p>2,55948</text:p>
          </table:table-cell>
          <table:table-cell office:value-type="float" office:value="0.317295">
            <text:p>0,317295</text:p>
          </table:table-cell>
          <table:table-cell office:value-type="float" office:value="2.87677">
            <text:p>2,87677</text:p>
          </table:table-cell>
          <table:table-cell office:value-type="float" office:value="39.6147">
            <text:p>39,6147</text:p>
          </table:table-cell>
          <table:table-cell office:value-type="float" office:value="0.605559">
            <text:p>0,605559</text:p>
          </table:table-cell>
          <table:table-cell office:value-type="float" office:value="40.2203">
            <text:p>40,2203</text:p>
          </table:table-cell>
          <table:table-cell office:value-type="float" office:value="0.0442806">
            <text:p>0,0442806</text:p>
          </table:table-cell>
          <table:table-cell office:value-type="float" office:value="0.270669">
            <text:p>0,270669</text:p>
          </table:table-cell>
          <table:table-cell office:value-type="float" office:value="0.314949">
            <text:p>0,314949</text:p>
          </table:table-cell>
          <table:table-cell office:value-type="float" office:value="19.7749">
            <text:p>19,7749</text:p>
          </table:table-cell>
          <table:table-cell office:value-type="float" office:value="0.441633">
            <text:p>0,441633</text:p>
          </table:table-cell>
          <table:table-cell office:value-type="float" office:value="20.2166">
            <text:p>20,2166</text:p>
          </table:table-cell>
          <table:table-cell office:value-type="float" office:value="23.2256">
            <text:p>23,2256</text:p>
          </table:table-cell>
          <table:table-cell office:value-type="float" office:value="0.577993">
            <text:p>0,577993</text:p>
          </table:table-cell>
          <table:table-cell office:value-type="float" office:value="23.8036">
            <text:p>23,8036</text:p>
          </table:table-cell>
          <table:table-cell office:value-type="float" office:value="44.5554">
            <text:p>44,5554</text:p>
          </table:table-cell>
          <table:table-cell office:value-type="float" office:value="0.86743">
            <text:p>0,86743</text:p>
          </table:table-cell>
          <table:table-cell office:value-type="float" office:value="45.4228">
            <text:p>45,4228</text:p>
          </table:table-cell>
          <table:table-cell office:value-type="float" office:value="44.2762">
            <text:p>44,2762</text:p>
          </table:table-cell>
          <table:table-cell office:value-type="float" office:value="0.712888">
            <text:p>0,712888</text:p>
          </table:table-cell>
          <table:table-cell office:value-type="float" office:value="44.9891">
            <text:p>44,9891</text:p>
          </table:table-cell>
          <table:table-cell office:value-type="float" office:value="4.14478">
            <text:p>4,14478</text:p>
          </table:table-cell>
          <table:table-cell office:value-type="float" office:value="0.307325">
            <text:p>0,307325</text:p>
          </table:table-cell>
          <table:table-cell office:value-type="float" office:value="4.4521">
            <text:p>4,4521</text:p>
          </table:table-cell>
          <table:table-cell office:value-type="float" office:value="5.68082">
            <text:p>5,68082</text:p>
          </table:table-cell>
          <table:table-cell office:value-type="float" office:value="0.323453">
            <text:p>0,323453</text:p>
          </table:table-cell>
          <table:table-cell office:value-type="float" office:value="6.00427">
            <text:p>6,00427</text:p>
          </table:table-cell>
        </table:table-row>
        <table:table-row table:style-name="ro1">
          <table:table-cell office:value-type="float" office:value="2.47091">
            <text:p>2,47091</text:p>
          </table:table-cell>
          <table:table-cell office:value-type="float" office:value="0.312897">
            <text:p>0,312897</text:p>
          </table:table-cell>
          <table:table-cell office:value-type="float" office:value="2.78381">
            <text:p>2,78381</text:p>
          </table:table-cell>
          <table:table-cell office:value-type="float" office:value="43.5976">
            <text:p>43,5976</text:p>
          </table:table-cell>
          <table:table-cell office:value-type="float" office:value="0.596175">
            <text:p>0,596175</text:p>
          </table:table-cell>
          <table:table-cell office:value-type="float" office:value="44.1938">
            <text:p>44,1938</text:p>
          </table:table-cell>
          <table:table-cell office:value-type="float" office:value="0.0425211">
            <text:p>0,0425211</text:p>
          </table:table-cell>
          <table:table-cell office:value-type="float" office:value="0.181228">
            <text:p>0,181228</text:p>
          </table:table-cell>
          <table:table-cell office:value-type="float" office:value="0.223749">
            <text:p>0,223749</text:p>
          </table:table-cell>
          <table:table-cell office:value-type="float" office:value="20.0846">
            <text:p>20,0846</text:p>
          </table:table-cell>
          <table:table-cell office:value-type="float" office:value="0.651892">
            <text:p>0,651892</text:p>
          </table:table-cell>
          <table:table-cell office:value-type="float" office:value="20.7365">
            <text:p>20,7365</text:p>
          </table:table-cell>
          <table:table-cell office:value-type="float" office:value="40.5223">
            <text:p>40,5223</text:p>
          </table:table-cell>
          <table:table-cell office:value-type="float" office:value="1.13077">
            <text:p>1,13077</text:p>
          </table:table-cell>
          <table:table-cell office:value-type="float" office:value="41.6531">
            <text:p>41,6531</text:p>
          </table:table-cell>
          <table:table-cell office:value-type="float" office:value="50.72">
            <text:p>50,72</text:p>
          </table:table-cell>
          <table:table-cell office:value-type="float" office:value="0.896462">
            <text:p>0,896462</text:p>
          </table:table-cell>
          <table:table-cell office:value-type="float" office:value="51.6165">
            <text:p>51,6165</text:p>
          </table:table-cell>
          <table:table-cell office:value-type="float" office:value="49.8822">
            <text:p>49,8822</text:p>
          </table:table-cell>
          <table:table-cell office:value-type="float" office:value="0.690308">
            <text:p>0,690308</text:p>
          </table:table-cell>
          <table:table-cell office:value-type="float" office:value="50.5725">
            <text:p>50,5725</text:p>
          </table:table-cell>
          <table:table-cell office:value-type="float" office:value="5.0515">
            <text:p>5,0515</text:p>
          </table:table-cell>
          <table:table-cell office:value-type="float" office:value="0.608785">
            <text:p>0,608785</text:p>
          </table:table-cell>
          <table:table-cell office:value-type="float" office:value="5.66029">
            <text:p>5,66029</text:p>
          </table:table-cell>
          <table:table-cell office:value-type="float" office:value="5.69049">
            <text:p>5,69049</text:p>
          </table:table-cell>
          <table:table-cell office:value-type="float" office:value="0.339289">
            <text:p>0,339289</text:p>
          </table:table-cell>
          <table:table-cell office:value-type="float" office:value="6.02978">
            <text:p>6,02978</text:p>
          </table:table-cell>
        </table:table-row>
        <table:table-row table:style-name="ro1">
          <table:table-cell office:value-type="float" office:value="2.54481">
            <text:p>2,54481</text:p>
          </table:table-cell>
          <table:table-cell office:value-type="float" office:value="0.364508">
            <text:p>0,364508</text:p>
          </table:table-cell>
          <table:table-cell office:value-type="float" office:value="2.90932">
            <text:p>2,90932</text:p>
          </table:table-cell>
          <table:table-cell office:value-type="float" office:value="40.2962">
            <text:p>40,2962</text:p>
          </table:table-cell>
          <table:table-cell office:value-type="float" office:value="0.602333">
            <text:p>0,602333</text:p>
          </table:table-cell>
          <table:table-cell office:value-type="float" office:value="40.8985">
            <text:p>40,8985</text:p>
          </table:table-cell>
          <table:table-cell office:value-type="float" office:value="0.0472131">
            <text:p>0,0472131</text:p>
          </table:table-cell>
          <table:table-cell office:value-type="float" office:value="0.398818">
            <text:p>0,398818</text:p>
          </table:table-cell>
          <table:table-cell office:value-type="float" office:value="0.446032">
            <text:p>0,446032</text:p>
          </table:table-cell>
          <table:table-cell office:value-type="float" office:value="22.8482">
            <text:p>22,8482</text:p>
          </table:table-cell>
          <table:table-cell office:value-type="float" office:value="0.493831">
            <text:p>0,493831</text:p>
          </table:table-cell>
          <table:table-cell office:value-type="float" office:value="23.342">
            <text:p>23,342</text:p>
          </table:table-cell>
          <table:table-cell office:value-type="float" office:value="23.3693">
            <text:p>23,3693</text:p>
          </table:table-cell>
          <table:table-cell office:value-type="float" office:value="0.562158">
            <text:p>0,562158</text:p>
          </table:table-cell>
          <table:table-cell office:value-type="float" office:value="23.9315">
            <text:p>23,9315</text:p>
          </table:table-cell>
          <table:table-cell office:value-type="float" office:value="44.3158">
            <text:p>44,3158</text:p>
          </table:table-cell>
          <table:table-cell office:value-type="float" office:value="0.91435">
            <text:p>0,91435</text:p>
          </table:table-cell>
          <table:table-cell office:value-type="float" office:value="45.2301">
            <text:p>45,2301</text:p>
          </table:table-cell>
          <table:table-cell office:value-type="float" office:value="34.9497">
            <text:p>34,9497</text:p>
          </table:table-cell>
          <table:table-cell office:value-type="float" office:value="0.692067">
            <text:p>0,692067</text:p>
          </table:table-cell>
          <table:table-cell office:value-type="float" office:value="35.6418">
            <text:p>35,6418</text:p>
          </table:table-cell>
          <table:table-cell office:value-type="float" office:value="4.02748">
            <text:p>4,02748</text:p>
          </table:table-cell>
          <table:table-cell office:value-type="float" office:value="0.308791">
            <text:p>0,308791</text:p>
          </table:table-cell>
          <table:table-cell office:value-type="float" office:value="4.33627">
            <text:p>4,33627</text:p>
          </table:table-cell>
          <table:table-cell office:value-type="float" office:value="5.65706">
            <text:p>5,65706</text:p>
          </table:table-cell>
          <table:table-cell office:value-type="float" office:value="0.321107">
            <text:p>0,321107</text:p>
          </table:table-cell>
          <table:table-cell office:value-type="float" office:value="5.97817">
            <text:p>5,978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787831683168">
            <text:p>3,49787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5.2393455445545">
            <text:p>45,2393455446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8839505940594">
            <text:p>0,388395059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4.7057782178218">
            <text:p>24,7057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3760920792079">
            <text:p>28,3760920792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3.9739158415842">
            <text:p>53,973915841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1.6264287128713">
            <text:p>41,626428712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59051574257426">
            <text:p>5,590515742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35238623762376">
            <text:p>7,352386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8211247524752">
            <text:p>3,0821124752</text:p>
          </table:table-cell>
          <table:table-cell table:formula="of:=AVERAGE([.B7:.B107])" office:value-type="float" office:value="0.415766">
            <text:p>0,41576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4.5011118811881">
            <text:p>44,5011118812</text:p>
          </table:table-cell>
          <table:table-cell table:formula="of:=AVERAGE([.E7:.E107])" office:value-type="float" office:value="0.738240910891089">
            <text:p>0,738240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83216871287129">
            <text:p>0,0583216871</text:p>
          </table:table-cell>
          <table:table-cell table:formula="of:=AVERAGE([.H7:.H107])" office:value-type="float" office:value="0.330073297029703">
            <text:p>0,33007329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4.1314198019802">
            <text:p>24,131419802</text:p>
          </table:table-cell>
          <table:table-cell table:formula="of:=AVERAGE([.K7:.K107])" office:value-type="float" office:value="0.574352554455445">
            <text:p>0,574352554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680604950495">
            <text:p>27,6806049505</text:p>
          </table:table-cell>
          <table:table-cell table:formula="of:=AVERAGE([.N7:.N107])" office:value-type="float" office:value="0.695490564356436">
            <text:p>0,695490564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2.9362148514852">
            <text:p>52,9362148515</text:p>
          </table:table-cell>
          <table:table-cell table:formula="of:=AVERAGE([.Q7:.Q107])" office:value-type="float" office:value="1.03770889108911">
            <text:p>1,037708891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0.7549158415842">
            <text:p>40,7549158416</text:p>
          </table:table-cell>
          <table:table-cell table:formula="of:=AVERAGE([.T7:.T107])" office:value-type="float" office:value="0.871512455445544">
            <text:p>0,871512455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15523316831683">
            <text:p>5,1552331683</text:p>
          </table:table-cell>
          <table:table-cell table:formula="of:=AVERAGE([.W7:.W107])" office:value-type="float" office:value="0.43528297029703">
            <text:p>0,435282970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92396435643564">
            <text:p>6,9239643564</text:p>
          </table:table-cell>
          <table:table-cell table:formula="of:=AVERAGE([.Z7:.Z107])" office:value-type="float" office:value="0.428424841584159">
            <text:p>0,4284248416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311724">
            <text:p>0,311724</text:p>
          </table:table-cell>
          <table:table-cell office:value-type="float" office:value="0.353072">
            <text:p>0,353072</text:p>
          </table:table-cell>
          <table:table-cell office:value-type="float" office:value="0.664795">
            <text:p>0,664795</text:p>
          </table:table-cell>
          <table:table-cell office:value-type="float" office:value="0.409962">
            <text:p>0,409962</text:p>
          </table:table-cell>
          <table:table-cell office:value-type="float" office:value="0.462747">
            <text:p>0,462747</text:p>
          </table:table-cell>
          <table:table-cell office:value-type="float" office:value="0.872709">
            <text:p>0,872709</text:p>
          </table:table-cell>
          <table:table-cell office:value-type="float" office:value="0.171844">
            <text:p>0,171844</text:p>
          </table:table-cell>
          <table:table-cell office:value-type="float" office:value="0.192664">
            <text:p>0,192664</text:p>
          </table:table-cell>
          <table:table-cell office:value-type="float" office:value="0.364508">
            <text:p>0,364508</text:p>
          </table:table-cell>
          <table:table-cell office:value-type="float" office:value="0.200582">
            <text:p>0,200582</text:p>
          </table:table-cell>
          <table:table-cell office:value-type="float" office:value="0.479755">
            <text:p>0,479755</text:p>
          </table:table-cell>
          <table:table-cell office:value-type="float" office:value="0.680337">
            <text:p>0,680337</text:p>
          </table:table-cell>
          <table:table-cell office:value-type="float" office:value="0.255127">
            <text:p>0,255127</text:p>
          </table:table-cell>
          <table:table-cell office:value-type="float" office:value="0.53078">
            <text:p>0,53078</text:p>
          </table:table-cell>
          <table:table-cell office:value-type="float" office:value="0.785907">
            <text:p>0,785907</text:p>
          </table:table-cell>
          <table:table-cell office:value-type="float" office:value="0.592949">
            <text:p>0,592949</text:p>
          </table:table-cell>
          <table:table-cell office:value-type="float" office:value="0.789426">
            <text:p>0,789426</text:p>
          </table:table-cell>
          <table:table-cell office:value-type="float" office:value="1.38238">
            <text:p>1,38238</text:p>
          </table:table-cell>
          <table:table-cell office:value-type="float" office:value="0.328732">
            <text:p>0,328732</text:p>
          </table:table-cell>
          <table:table-cell office:value-type="float" office:value="0.816991">
            <text:p>0,816991</text:p>
          </table:table-cell>
          <table:table-cell office:value-type="float" office:value="1.14572">
            <text:p>1,14572</text:p>
          </table:table-cell>
          <table:table-cell office:value-type="float" office:value="0.113194">
            <text:p>0,113194</text:p>
          </table:table-cell>
          <table:table-cell office:value-type="float" office:value="0.388261">
            <text:p>0,388261</text:p>
          </table:table-cell>
          <table:table-cell office:value-type="float" office:value="0.501456">
            <text:p>0,501456</text:p>
          </table:table-cell>
          <table:table-cell office:value-type="float" office:value="0.0621688">
            <text:p>0,0621688</text:p>
          </table:table-cell>
          <table:table-cell office:value-type="float" office:value="0.352192">
            <text:p>0,352192</text:p>
          </table:table-cell>
          <table:table-cell office:value-type="float" office:value="0.414361">
            <text:p>0,414361</text:p>
          </table:table-cell>
        </table:table-row>
        <table:table-row table:style-name="ro1">
          <table:table-cell office:value-type="float" office:value="0.346913">
            <text:p>0,346913</text:p>
          </table:table-cell>
          <table:table-cell office:value-type="float" office:value="0.332251">
            <text:p>0,332251</text:p>
          </table:table-cell>
          <table:table-cell office:value-type="float" office:value="0.679164">
            <text:p>0,679164</text:p>
          </table:table-cell>
          <table:table-cell office:value-type="float" office:value="0.492072">
            <text:p>0,492072</text:p>
          </table:table-cell>
          <table:table-cell office:value-type="float" office:value="0.454829">
            <text:p>0,454829</text:p>
          </table:table-cell>
          <table:table-cell office:value-type="float" office:value="0.946901">
            <text:p>0,946901</text:p>
          </table:table-cell>
          <table:table-cell office:value-type="float" office:value="0.197063">
            <text:p>0,197063</text:p>
          </table:table-cell>
          <table:table-cell office:value-type="float" office:value="0.216711">
            <text:p>0,216711</text:p>
          </table:table-cell>
          <table:table-cell office:value-type="float" office:value="0.413774">
            <text:p>0,413774</text:p>
          </table:table-cell>
          <table:table-cell office:value-type="float" office:value="0.278586">
            <text:p>0,278586</text:p>
          </table:table-cell>
          <table:table-cell office:value-type="float" office:value="0.474477">
            <text:p>0,474477</text:p>
          </table:table-cell>
          <table:table-cell office:value-type="float" office:value="0.753063">
            <text:p>0,753063</text:p>
          </table:table-cell>
          <table:table-cell office:value-type="float" office:value="0.281226">
            <text:p>0,281226</text:p>
          </table:table-cell>
          <table:table-cell office:value-type="float" office:value="0.516118">
            <text:p>0,516118</text:p>
          </table:table-cell>
          <table:table-cell office:value-type="float" office:value="0.797344">
            <text:p>0,797344</text:p>
          </table:table-cell>
          <table:table-cell office:value-type="float" office:value="0.784441">
            <text:p>0,784441</text:p>
          </table:table-cell>
          <table:table-cell office:value-type="float" office:value="0.77535">
            <text:p>0,77535</text:p>
          </table:table-cell>
          <table:table-cell office:value-type="float" office:value="1.55979">
            <text:p>1,55979</text:p>
          </table:table-cell>
          <table:table-cell office:value-type="float" office:value="0.345447">
            <text:p>0,345447</text:p>
          </table:table-cell>
          <table:table-cell office:value-type="float" office:value="0.603213">
            <text:p>0,603213</text:p>
          </table:table-cell>
          <table:table-cell office:value-type="float" office:value="0.94866">
            <text:p>0,94866</text:p>
          </table:table-cell>
          <table:table-cell office:value-type="float" office:value="0.120819">
            <text:p>0,120819</text:p>
          </table:table-cell>
          <table:table-cell office:value-type="float" office:value="0.315829">
            <text:p>0,315829</text:p>
          </table:table-cell>
          <table:table-cell office:value-type="float" office:value="0.436648">
            <text:p>0,436648</text:p>
          </table:table-cell>
          <table:table-cell office:value-type="float" office:value="0.064808">
            <text:p>0,064808</text:p>
          </table:table-cell>
          <table:table-cell office:value-type="float" office:value="0.408202">
            <text:p>0,408202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0.326093">
            <text:p>0,326093</text:p>
          </table:table-cell>
          <table:table-cell office:value-type="float" office:value="0.327852">
            <text:p>0,327852</text:p>
          </table:table-cell>
          <table:table-cell office:value-type="float" office:value="0.653945">
            <text:p>0,653945</text:p>
          </table:table-cell>
          <table:table-cell office:value-type="float" office:value="0.408789">
            <text:p>0,408789</text:p>
          </table:table-cell>
          <table:table-cell office:value-type="float" office:value="0.497937">
            <text:p>0,497937</text:p>
          </table:table-cell>
          <table:table-cell office:value-type="float" office:value="0.906725">
            <text:p>0,906725</text:p>
          </table:table-cell>
          <table:table-cell office:value-type="float" office:value="0.297354">
            <text:p>0,297354</text:p>
          </table:table-cell>
          <table:table-cell office:value-type="float" office:value="0.198236">
            <text:p>0,198236</text:p>
          </table:table-cell>
          <table:table-cell office:value-type="float" office:value="0.495591">
            <text:p>0,495591</text:p>
          </table:table-cell>
          <table:table-cell office:value-type="float" office:value="0.252487">
            <text:p>0,252487</text:p>
          </table:table-cell>
          <table:table-cell office:value-type="float" office:value="0.482394">
            <text:p>0,482394</text:p>
          </table:table-cell>
          <table:table-cell office:value-type="float" office:value="0.734882">
            <text:p>0,734882</text:p>
          </table:table-cell>
          <table:table-cell office:value-type="float" office:value="0.27888">
            <text:p>0,27888</text:p>
          </table:table-cell>
          <table:table-cell office:value-type="float" office:value="0.543977">
            <text:p>0,543977</text:p>
          </table:table-cell>
          <table:table-cell office:value-type="float" office:value="0.822856">
            <text:p>0,822856</text:p>
          </table:table-cell>
          <table:table-cell office:value-type="float" office:value="0.58943">
            <text:p>0,58943</text:p>
          </table:table-cell>
          <table:table-cell office:value-type="float" office:value="0.788546">
            <text:p>0,788546</text:p>
          </table:table-cell>
          <table:table-cell office:value-type="float" office:value="1.37798">
            <text:p>1,37798</text:p>
          </table:table-cell>
          <table:table-cell office:value-type="float" office:value="0.497937">
            <text:p>0,497937</text:p>
          </table:table-cell>
          <table:table-cell office:value-type="float" office:value="0.594709">
            <text:p>0,594709</text:p>
          </table:table-cell>
          <table:table-cell office:value-type="float" office:value="1.09265">
            <text:p>1,09265</text:p>
          </table:table-cell>
          <table:table-cell office:value-type="float" office:value="0.192958">
            <text:p>0,192958</text:p>
          </table:table-cell>
          <table:table-cell office:value-type="float" office:value="0.522569">
            <text:p>0,522569</text:p>
          </table:table-cell>
          <table:table-cell office:value-type="float" office:value="0.715527">
            <text:p>0,715527</text:p>
          </table:table-cell>
          <table:table-cell office:value-type="float" office:value="0.0621688">
            <text:p>0,0621688</text:p>
          </table:table-cell>
          <table:table-cell office:value-type="float" office:value="0.402044">
            <text:p>0,402044</text:p>
          </table:table-cell>
          <table:table-cell office:value-type="float" office:value="0.464213">
            <text:p>0,464213</text:p>
          </table:table-cell>
        </table:table-row>
        <table:table-row table:style-name="ro1">
          <table:table-cell office:value-type="float" office:value="0.468612">
            <text:p>0,468612</text:p>
          </table:table-cell>
          <table:table-cell office:value-type="float" office:value="0.331958">
            <text:p>0,331958</text:p>
          </table:table-cell>
          <table:table-cell office:value-type="float" office:value="0.800569">
            <text:p>0,800569</text:p>
          </table:table-cell>
          <table:table-cell office:value-type="float" office:value="0.440753">
            <text:p>0,440753</text:p>
          </table:table-cell>
          <table:table-cell office:value-type="float" office:value="0.48562">
            <text:p>0,48562</text:p>
          </table:table-cell>
          <table:table-cell office:value-type="float" office:value="0.926373">
            <text:p>0,926373</text:p>
          </table:table-cell>
          <table:table-cell office:value-type="float" office:value="0.217004">
            <text:p>0,217004</text:p>
          </table:table-cell>
          <table:table-cell office:value-type="float" office:value="0.191198">
            <text:p>0,191198</text:p>
          </table:table-cell>
          <table:table-cell office:value-type="float" office:value="0.408202">
            <text:p>0,408202</text:p>
          </table:table-cell>
          <table:table-cell office:value-type="float" office:value="0.275067">
            <text:p>0,275067</text:p>
          </table:table-cell>
          <table:table-cell office:value-type="float" office:value="0.476529">
            <text:p>0,476529</text:p>
          </table:table-cell>
          <table:table-cell office:value-type="float" office:value="0.751597">
            <text:p>0,751597</text:p>
          </table:table-cell>
          <table:table-cell office:value-type="float" office:value="0.309964">
            <text:p>0,309964</text:p>
          </table:table-cell>
          <table:table-cell office:value-type="float" office:value="0.496764">
            <text:p>0,496764</text:p>
          </table:table-cell>
          <table:table-cell office:value-type="float" office:value="0.806728">
            <text:p>0,806728</text:p>
          </table:table-cell>
          <table:table-cell office:value-type="float" office:value="0.665675">
            <text:p>0,665675</text:p>
          </table:table-cell>
          <table:table-cell office:value-type="float" office:value="0.780042">
            <text:p>0,780042</text:p>
          </table:table-cell>
          <table:table-cell office:value-type="float" office:value="1.44572">
            <text:p>1,44572</text:p>
          </table:table-cell>
          <table:table-cell office:value-type="float" office:value="0.346034">
            <text:p>0,346034</text:p>
          </table:table-cell>
          <table:table-cell office:value-type="float" office:value="0.620808">
            <text:p>0,620808</text:p>
          </table:table-cell>
          <table:table-cell office:value-type="float" office:value="0.966841">
            <text:p>0,966841</text:p>
          </table:table-cell>
          <table:table-cell office:value-type="float" office:value="0.0914936">
            <text:p>0,0914936</text:p>
          </table:table-cell>
          <table:table-cell office:value-type="float" office:value="0.389434">
            <text:p>0,389434</text:p>
          </table:table-cell>
          <table:table-cell office:value-type="float" office:value="0.480928">
            <text:p>0,480928</text:p>
          </table:table-cell>
          <table:table-cell office:value-type="float" office:value="0.0665675">
            <text:p>0,0665675</text:p>
          </table:table-cell>
          <table:table-cell office:value-type="float" office:value="0.351899">
            <text:p>0,351899</text:p>
          </table:table-cell>
          <table:table-cell office:value-type="float" office:value="0.418466">
            <text:p>0,418466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3577">
            <text:p>0,33577</text:p>
          </table:table-cell>
          <table:table-cell office:value-type="float" office:value="0.620221">
            <text:p>0,620221</text:p>
          </table:table-cell>
          <table:table-cell office:value-type="float" office:value="0.420812">
            <text:p>0,420812</text:p>
          </table:table-cell>
          <table:table-cell office:value-type="float" office:value="0.458055">
            <text:p>0,458055</text:p>
          </table:table-cell>
          <table:table-cell office:value-type="float" office:value="0.878867">
            <text:p>0,878867</text:p>
          </table:table-cell>
          <table:table-cell office:value-type="float" office:value="0.245743">
            <text:p>0,245743</text:p>
          </table:table-cell>
          <table:table-cell office:value-type="float" office:value="0.193251">
            <text:p>0,193251</text:p>
          </table:table-cell>
          <table:table-cell office:value-type="float" office:value="0.438994">
            <text:p>0,438994</text:p>
          </table:table-cell>
          <table:table-cell office:value-type="float" office:value="0.242224">
            <text:p>0,242224</text:p>
          </table:table-cell>
          <table:table-cell office:value-type="float" office:value="0.505268">
            <text:p>0,505268</text:p>
          </table:table-cell>
          <table:table-cell office:value-type="float" office:value="0.747491">
            <text:p>0,747491</text:p>
          </table:table-cell>
          <table:table-cell office:value-type="float" office:value="0.338116">
            <text:p>0,338116</text:p>
          </table:table-cell>
          <table:table-cell office:value-type="float" office:value="0.872415">
            <text:p>0,872415</text:p>
          </table:table-cell>
          <table:table-cell office:value-type="float" office:value="1.21053">
            <text:p>1,21053</text:p>
          </table:table-cell>
          <table:table-cell office:value-type="float" office:value="0.819924">
            <text:p>0,819924</text:p>
          </table:table-cell>
          <table:table-cell office:value-type="float" office:value="0.941915">
            <text:p>0,941915</text:p>
          </table:table-cell>
          <table:table-cell office:value-type="float" office:value="1.76184">
            <text:p>1,76184</text:p>
          </table:table-cell>
          <table:table-cell office:value-type="float" office:value="0.39178">
            <text:p>0,39178</text:p>
          </table:table-cell>
          <table:table-cell office:value-type="float" office:value="0.910244">
            <text:p>0,910244</text:p>
          </table:table-cell>
          <table:table-cell office:value-type="float" office:value="1.30202">
            <text:p>1,30202</text:p>
          </table:table-cell>
          <table:table-cell office:value-type="float" office:value="0.187093">
            <text:p>0,187093</text:p>
          </table:table-cell>
          <table:table-cell office:value-type="float" office:value="0.560399">
            <text:p>0,560399</text:p>
          </table:table-cell>
          <table:table-cell office:value-type="float" office:value="0.747491">
            <text:p>0,747491</text:p>
          </table:table-cell>
          <table:table-cell office:value-type="float" office:value="0.075365">
            <text:p>0,075365</text:p>
          </table:table-cell>
          <table:table-cell office:value-type="float" office:value="0.418173">
            <text:p>0,418173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0.282105">
            <text:p>0,282105</text:p>
          </table:table-cell>
          <table:table-cell office:value-type="float" office:value="0.33489">
            <text:p>0,33489</text:p>
          </table:table-cell>
          <table:table-cell office:value-type="float" office:value="0.616996">
            <text:p>0,616996</text:p>
          </table:table-cell>
          <table:table-cell office:value-type="float" office:value="0.413481">
            <text:p>0,413481</text:p>
          </table:table-cell>
          <table:table-cell office:value-type="float" office:value="0.485034">
            <text:p>0,485034</text:p>
          </table:table-cell>
          <table:table-cell office:value-type="float" office:value="0.898514">
            <text:p>0,898514</text:p>
          </table:table-cell>
          <table:table-cell office:value-type="float" office:value="0.180348">
            <text:p>0,180348</text:p>
          </table:table-cell>
          <table:table-cell office:value-type="float" office:value="0.193251">
            <text:p>0,193251</text:p>
          </table:table-cell>
          <table:table-cell office:value-type="float" office:value="0.373599">
            <text:p>0,373599</text:p>
          </table:table-cell>
          <table:table-cell office:value-type="float" office:value="0.508494">
            <text:p>0,508494</text:p>
          </table:table-cell>
          <table:table-cell office:value-type="float" office:value="0.524036">
            <text:p>0,524036</text:p>
          </table:table-cell>
          <table:table-cell office:value-type="float" office:value="1.03253">
            <text:p>1,03253</text:p>
          </table:table-cell>
          <table:table-cell office:value-type="float" office:value="0.348673">
            <text:p>0,348673</text:p>
          </table:table-cell>
          <table:table-cell office:value-type="float" office:value="0.518171">
            <text:p>0,518171</text:p>
          </table:table-cell>
          <table:table-cell office:value-type="float" office:value="0.866844">
            <text:p>0,866844</text:p>
          </table:table-cell>
          <table:table-cell office:value-type="float" office:value="0.634591">
            <text:p>0,634591</text:p>
          </table:table-cell>
          <table:table-cell office:value-type="float" office:value="0.846316">
            <text:p>0,846316</text:p>
          </table:table-cell>
          <table:table-cell office:value-type="float" office:value="1.48091">
            <text:p>1,48091</text:p>
          </table:table-cell>
          <table:table-cell office:value-type="float" office:value="0.345447">
            <text:p>0,345447</text:p>
          </table:table-cell>
          <table:table-cell office:value-type="float" office:value="0.593242">
            <text:p>0,593242</text:p>
          </table:table-cell>
          <table:table-cell office:value-type="float" office:value="0.93869">
            <text:p>0,93869</text:p>
          </table:table-cell>
          <table:table-cell office:value-type="float" office:value="0.109382">
            <text:p>0,109382</text:p>
          </table:table-cell>
          <table:table-cell office:value-type="float" office:value="0.319641">
            <text:p>0,319641</text:p>
          </table:table-cell>
          <table:table-cell office:value-type="float" office:value="0.429023">
            <text:p>0,429023</text:p>
          </table:table-cell>
          <table:table-cell office:value-type="float" office:value="0.0627553">
            <text:p>0,0627553</text:p>
          </table:table-cell>
          <table:table-cell office:value-type="float" office:value="0.345154">
            <text:p>0,345154</text:p>
          </table:table-cell>
          <table:table-cell office:value-type="float" office:value="0.407909">
            <text:p>0,407909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39875">
            <text:p>0,339875</text:p>
          </table:table-cell>
          <table:table-cell office:value-type="float" office:value="0.609664">
            <text:p>0,609664</text:p>
          </table:table-cell>
          <table:table-cell office:value-type="float" office:value="0.410255">
            <text:p>0,410255</text:p>
          </table:table-cell>
          <table:table-cell office:value-type="float" office:value="0.643681">
            <text:p>0,643681</text:p>
          </table:table-cell>
          <table:table-cell office:value-type="float" office:value="1.05394">
            <text:p>1,05394</text:p>
          </table:table-cell>
          <table:table-cell office:value-type="float" office:value="0.40527">
            <text:p>0,40527</text:p>
          </table:table-cell>
          <table:table-cell office:value-type="float" office:value="0.202342">
            <text:p>0,202342</text:p>
          </table:table-cell>
          <table:table-cell office:value-type="float" office:value="0.607612">
            <text:p>0,607612</text:p>
          </table:table-cell>
          <table:table-cell office:value-type="float" office:value="0.277413">
            <text:p>0,277413</text:p>
          </table:table-cell>
          <table:table-cell office:value-type="float" office:value="0.502042">
            <text:p>0,502042</text:p>
          </table:table-cell>
          <table:table-cell office:value-type="float" office:value="0.779455">
            <text:p>0,779455</text:p>
          </table:table-cell>
          <table:table-cell office:value-type="float" office:value="0.283865">
            <text:p>0,283865</text:p>
          </table:table-cell>
          <table:table-cell office:value-type="float" office:value="0.618755">
            <text:p>0,618755</text:p>
          </table:table-cell>
          <table:table-cell office:value-type="float" office:value="0.90262">
            <text:p>0,90262</text:p>
          </table:table-cell>
          <table:table-cell office:value-type="float" office:value="0.60204">
            <text:p>0,60204</text:p>
          </table:table-cell>
          <table:table-cell office:value-type="float" office:value="0.767726">
            <text:p>0,767726</text:p>
          </table:table-cell>
          <table:table-cell office:value-type="float" office:value="1.36977">
            <text:p>1,36977</text:p>
          </table:table-cell>
          <table:table-cell office:value-type="float" office:value="0.339875">
            <text:p>0,339875</text:p>
          </table:table-cell>
          <table:table-cell office:value-type="float" office:value="0.650426">
            <text:p>0,650426</text:p>
          </table:table-cell>
          <table:table-cell office:value-type="float" office:value="0.990301">
            <text:p>0,990301</text:p>
          </table:table-cell>
          <table:table-cell office:value-type="float" office:value="0.105863">
            <text:p>0,105863</text:p>
          </table:table-cell>
          <table:table-cell office:value-type="float" office:value="0.309378">
            <text:p>0,309378</text:p>
          </table:table-cell>
          <table:table-cell office:value-type="float" office:value="0.41524">
            <text:p>0,41524</text:p>
          </table:table-cell>
          <table:table-cell office:value-type="float" office:value="0.0604093">
            <text:p>0,0604093</text:p>
          </table:table-cell>
          <table:table-cell office:value-type="float" office:value="0.321987">
            <text:p>0,321987</text:p>
          </table:table-cell>
          <table:table-cell office:value-type="float" office:value="0.382397">
            <text:p>0,382397</text:p>
          </table:table-cell>
        </table:table-row>
        <table:table-row table:style-name="ro1">
          <table:table-cell office:value-type="float" office:value="0.28973">
            <text:p>0,28973</text:p>
          </table:table-cell>
          <table:table-cell office:value-type="float" office:value="0.325799">
            <text:p>0,325799</text:p>
          </table:table-cell>
          <table:table-cell office:value-type="float" office:value="0.615529">
            <text:p>0,615529</text:p>
          </table:table-cell>
          <table:table-cell office:value-type="float" office:value="0.422278">
            <text:p>0,422278</text:p>
          </table:table-cell>
          <table:table-cell office:value-type="float" office:value="0.455709">
            <text:p>0,455709</text:p>
          </table:table-cell>
          <table:table-cell office:value-type="float" office:value="0.877987">
            <text:p>0,877987</text:p>
          </table:table-cell>
          <table:table-cell office:value-type="float" office:value="0.158941">
            <text:p>0,158941</text:p>
          </table:table-cell>
          <table:table-cell office:value-type="float" office:value="0.187973">
            <text:p>0,187973</text:p>
          </table:table-cell>
          <table:table-cell office:value-type="float" office:value="0.346913">
            <text:p>0,346913</text:p>
          </table:table-cell>
          <table:table-cell office:value-type="float" office:value="0.202635">
            <text:p>0,202635</text:p>
          </table:table-cell>
          <table:table-cell office:value-type="float" office:value="0.458934">
            <text:p>0,458934</text:p>
          </table:table-cell>
          <table:table-cell office:value-type="float" office:value="0.661569">
            <text:p>0,661569</text:p>
          </table:table-cell>
          <table:table-cell office:value-type="float" office:value="0.412308">
            <text:p>0,412308</text:p>
          </table:table-cell>
          <table:table-cell office:value-type="float" office:value="0.816991">
            <text:p>0,816991</text:p>
          </table:table-cell>
          <table:table-cell office:value-type="float" office:value="1.2293">
            <text:p>1,2293</text:p>
          </table:table-cell>
          <table:table-cell office:value-type="float" office:value="0.680631">
            <text:p>0,680631</text:p>
          </table:table-cell>
          <table:table-cell office:value-type="float" office:value="0.814939">
            <text:p>0,814939</text:p>
          </table:table-cell>
          <table:table-cell office:value-type="float" office:value="1.49557">
            <text:p>1,49557</text:p>
          </table:table-cell>
          <table:table-cell office:value-type="float" office:value="0.33489">
            <text:p>0,33489</text:p>
          </table:table-cell>
          <table:table-cell office:value-type="float" office:value="0.577407">
            <text:p>0,577407</text:p>
          </table:table-cell>
          <table:table-cell office:value-type="float" office:value="0.912297">
            <text:p>0,912297</text:p>
          </table:table-cell>
          <table:table-cell office:value-type="float" office:value="0.0876814">
            <text:p>0,0876814</text:p>
          </table:table-cell>
          <table:table-cell office:value-type="float" office:value="0.348966">
            <text:p>0,348966</text:p>
          </table:table-cell>
          <table:table-cell office:value-type="float" office:value="0.436648">
            <text:p>0,436648</text:p>
          </table:table-cell>
          <table:table-cell office:value-type="float" office:value="0.063635">
            <text:p>0,063635</text:p>
          </table:table-cell>
          <table:table-cell office:value-type="float" office:value="0.343394">
            <text:p>0,343394</text:p>
          </table:table-cell>
          <table:table-cell office:value-type="float" office:value="0.407029">
            <text:p>0,407029</text:p>
          </table:table-cell>
        </table:table-row>
        <table:table-row table:style-name="ro1">
          <table:table-cell office:value-type="float" office:value="0.301753">
            <text:p>0,301753</text:p>
          </table:table-cell>
          <table:table-cell office:value-type="float" office:value="0.331371">
            <text:p>0,331371</text:p>
          </table:table-cell>
          <table:table-cell office:value-type="float" office:value="0.633124">
            <text:p>0,633124</text:p>
          </table:table-cell>
          <table:table-cell office:value-type="float" office:value="0.409082">
            <text:p>0,409082</text:p>
          </table:table-cell>
          <table:table-cell office:value-type="float" office:value="0.447791">
            <text:p>0,447791</text:p>
          </table:table-cell>
          <table:table-cell office:value-type="float" office:value="0.856873">
            <text:p>0,856873</text:p>
          </table:table-cell>
          <table:table-cell office:value-type="float" office:value="0.177122">
            <text:p>0,177122</text:p>
          </table:table-cell>
          <table:table-cell office:value-type="float" office:value="0.191198">
            <text:p>0,191198</text:p>
          </table:table-cell>
          <table:table-cell office:value-type="float" office:value="0.368321">
            <text:p>0,368321</text:p>
          </table:table-cell>
          <table:table-cell office:value-type="float" office:value="0.22023">
            <text:p>0,22023</text:p>
          </table:table-cell>
          <table:table-cell office:value-type="float" office:value="0.469198">
            <text:p>0,469198</text:p>
          </table:table-cell>
          <table:table-cell office:value-type="float" office:value="0.689428">
            <text:p>0,689428</text:p>
          </table:table-cell>
          <table:table-cell office:value-type="float" office:value="0.239584">
            <text:p>0,239584</text:p>
          </table:table-cell>
          <table:table-cell office:value-type="float" office:value="0.4865">
            <text:p>0,4865</text:p>
          </table:table-cell>
          <table:table-cell office:value-type="float" office:value="0.726084">
            <text:p>0,726084</text:p>
          </table:table-cell>
          <table:table-cell office:value-type="float" office:value="0.586498">
            <text:p>0,586498</text:p>
          </table:table-cell>
          <table:table-cell office:value-type="float" office:value="0.733415">
            <text:p>0,733415</text:p>
          </table:table-cell>
          <table:table-cell office:value-type="float" office:value="1.31991">
            <text:p>1,31991</text:p>
          </table:table-cell>
          <table:table-cell office:value-type="float" office:value="0.332251">
            <text:p>0,332251</text:p>
          </table:table-cell>
          <table:table-cell office:value-type="float" office:value="0.638403">
            <text:p>0,638403</text:p>
          </table:table-cell>
          <table:table-cell office:value-type="float" office:value="0.970654">
            <text:p>0,970654</text:p>
          </table:table-cell>
          <table:table-cell office:value-type="float" office:value="0.118473">
            <text:p>0,118473</text:p>
          </table:table-cell>
          <table:table-cell office:value-type="float" office:value="0.307032">
            <text:p>0,307032</text:p>
          </table:table-cell>
          <table:table-cell office:value-type="float" office:value="0.425504">
            <text:p>0,425504</text:p>
          </table:table-cell>
          <table:table-cell office:value-type="float" office:value="0.060116">
            <text:p>0,060116</text:p>
          </table:table-cell>
          <table:table-cell office:value-type="float" office:value="0.360403">
            <text:p>0,36040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281519">
            <text:p>0,281519</text:p>
          </table:table-cell>
          <table:table-cell office:value-type="float" office:value="0.351019">
            <text:p>0,351019</text:p>
          </table:table-cell>
          <table:table-cell office:value-type="float" office:value="0.632538">
            <text:p>0,632538</text:p>
          </table:table-cell>
          <table:table-cell office:value-type="float" office:value="0.499696">
            <text:p>0,499696</text:p>
          </table:table-cell>
          <table:table-cell office:value-type="float" office:value="0.459228">
            <text:p>0,459228</text:p>
          </table:table-cell>
          <table:table-cell office:value-type="float" office:value="0.958924">
            <text:p>0,958924</text:p>
          </table:table-cell>
          <table:table-cell office:value-type="float" office:value="0.240757">
            <text:p>0,240757</text:p>
          </table:table-cell>
          <table:table-cell office:value-type="float" office:value="0.190025">
            <text:p>0,190025</text:p>
          </table:table-cell>
          <table:table-cell office:value-type="float" office:value="0.430783">
            <text:p>0,430783</text:p>
          </table:table-cell>
          <table:table-cell office:value-type="float" office:value="0.272428">
            <text:p>0,272428</text:p>
          </table:table-cell>
          <table:table-cell office:value-type="float" office:value="0.547496">
            <text:p>0,547496</text:p>
          </table:table-cell>
          <table:table-cell office:value-type="float" office:value="0.819924">
            <text:p>0,819924</text:p>
          </table:table-cell>
          <table:table-cell office:value-type="float" office:value="0.252194">
            <text:p>0,252194</text:p>
          </table:table-cell>
          <table:table-cell office:value-type="float" office:value="0.494711">
            <text:p>0,494711</text:p>
          </table:table-cell>
          <table:table-cell office:value-type="float" office:value="0.746905">
            <text:p>0,746905</text:p>
          </table:table-cell>
          <table:table-cell office:value-type="float" office:value="0.58855">
            <text:p>0,58855</text:p>
          </table:table-cell>
          <table:table-cell office:value-type="float" office:value="0.736641">
            <text:p>0,736641</text:p>
          </table:table-cell>
          <table:table-cell office:value-type="float" office:value="1.32519">
            <text:p>1,32519</text:p>
          </table:table-cell>
          <table:table-cell office:value-type="float" office:value="0.320228">
            <text:p>0,320228</text:p>
          </table:table-cell>
          <table:table-cell office:value-type="float" office:value="0.56773">
            <text:p>0,56773</text:p>
          </table:table-cell>
          <table:table-cell office:value-type="float" office:value="0.887958">
            <text:p>0,887958</text:p>
          </table:table-cell>
          <table:table-cell office:value-type="float" office:value="0.0988249">
            <text:p>0,0988249</text:p>
          </table:table-cell>
          <table:table-cell office:value-type="float" office:value="0.306738">
            <text:p>0,306738</text:p>
          </table:table-cell>
          <table:table-cell office:value-type="float" office:value="0.405563">
            <text:p>0,405563</text:p>
          </table:table-cell>
          <table:table-cell office:value-type="float" office:value="0.063635">
            <text:p>0,063635</text:p>
          </table:table-cell>
          <table:table-cell office:value-type="float" office:value="0.553361">
            <text:p>0,553361</text:p>
          </table:table-cell>
          <table:table-cell office:value-type="float" office:value="0.616996">
            <text:p>0,616996</text:p>
          </table:table-cell>
        </table:table-row>
        <table:table-row table:style-name="ro1">
          <table:table-cell office:value-type="float" office:value="0.299114">
            <text:p>0,299114</text:p>
          </table:table-cell>
          <table:table-cell office:value-type="float" office:value="0.336356">
            <text:p>0,336356</text:p>
          </table:table-cell>
          <table:table-cell office:value-type="float" office:value="0.63547">
            <text:p>0,63547</text:p>
          </table:table-cell>
          <table:table-cell office:value-type="float" office:value="0.420226">
            <text:p>0,420226</text:p>
          </table:table-cell>
          <table:table-cell office:value-type="float" office:value="0.482981">
            <text:p>0,482981</text:p>
          </table:table-cell>
          <table:table-cell office:value-type="float" office:value="0.903206">
            <text:p>0,903206</text:p>
          </table:table-cell>
          <table:table-cell office:value-type="float" office:value="0.258939">
            <text:p>0,258939</text:p>
          </table:table-cell>
          <table:table-cell office:value-type="float" office:value="0.191198">
            <text:p>0,191198</text:p>
          </table:table-cell>
          <table:table-cell office:value-type="float" office:value="0.450137">
            <text:p>0,450137</text:p>
          </table:table-cell>
          <table:table-cell office:value-type="float" office:value="0.220816">
            <text:p>0,220816</text:p>
          </table:table-cell>
          <table:table-cell office:value-type="float" office:value="0.491192">
            <text:p>0,491192</text:p>
          </table:table-cell>
          <table:table-cell office:value-type="float" office:value="0.712008">
            <text:p>0,712008</text:p>
          </table:table-cell>
          <table:table-cell office:value-type="float" office:value="0.262458">
            <text:p>0,262458</text:p>
          </table:table-cell>
          <table:table-cell office:value-type="float" office:value="0.597934">
            <text:p>0,597934</text:p>
          </table:table-cell>
          <table:table-cell office:value-type="float" office:value="0.860392">
            <text:p>0,860392</text:p>
          </table:table-cell>
          <table:table-cell office:value-type="float" office:value="0.594415">
            <text:p>0,594415</text:p>
          </table:table-cell>
          <table:table-cell office:value-type="float" office:value="0.782095">
            <text:p>0,782095</text:p>
          </table:table-cell>
          <table:table-cell office:value-type="float" office:value="1.37651">
            <text:p>1,37651</text:p>
          </table:table-cell>
          <table:table-cell office:value-type="float" office:value="0.338409">
            <text:p>0,338409</text:p>
          </table:table-cell>
          <table:table-cell office:value-type="float" office:value="0.599694">
            <text:p>0,599694</text:p>
          </table:table-cell>
          <table:table-cell office:value-type="float" office:value="0.938103">
            <text:p>0,938103</text:p>
          </table:table-cell>
          <table:table-cell office:value-type="float" office:value="0.0891477">
            <text:p>0,0891477</text:p>
          </table:table-cell>
          <table:table-cell office:value-type="float" office:value="0.399405">
            <text:p>0,399405</text:p>
          </table:table-cell>
          <table:table-cell office:value-type="float" office:value="0.488553">
            <text:p>0,488553</text:p>
          </table:table-cell>
          <table:table-cell office:value-type="float" office:value="0.0700865">
            <text:p>0,0700865</text:p>
          </table:table-cell>
          <table:table-cell office:value-type="float" office:value="0.387382">
            <text:p>0,387382</text:p>
          </table:table-cell>
          <table:table-cell office:value-type="float" office:value="0.457468">
            <text:p>0,457468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2316">
            <text:p>0,32316</text:p>
          </table:table-cell>
          <table:table-cell office:value-type="float" office:value="0.68151">
            <text:p>0,68151</text:p>
          </table:table-cell>
          <table:table-cell office:value-type="float" office:value="0.472717">
            <text:p>0,472717</text:p>
          </table:table-cell>
          <table:table-cell office:value-type="float" office:value="1.12578">
            <text:p>1,12578</text:p>
          </table:table-cell>
          <table:table-cell office:value-type="float" office:value="1.5985">
            <text:p>1,5985</text:p>
          </table:table-cell>
          <table:table-cell office:value-type="float" office:value="0.2302">
            <text:p>0,2302</text:p>
          </table:table-cell>
          <table:table-cell office:value-type="float" office:value="0.256886">
            <text:p>0,256886</text:p>
          </table:table-cell>
          <table:table-cell office:value-type="float" office:value="0.487086">
            <text:p>0,487086</text:p>
          </table:table-cell>
          <table:table-cell office:value-type="float" office:value="0.218177">
            <text:p>0,218177</text:p>
          </table:table-cell>
          <table:table-cell office:value-type="float" office:value="0.486793">
            <text:p>0,486793</text:p>
          </table:table-cell>
          <table:table-cell office:value-type="float" office:value="0.70497">
            <text:p>0,70497</text:p>
          </table:table-cell>
          <table:table-cell office:value-type="float" office:value="0.341342">
            <text:p>0,341342</text:p>
          </table:table-cell>
          <table:table-cell office:value-type="float" office:value="0.53166">
            <text:p>0,53166</text:p>
          </table:table-cell>
          <table:table-cell office:value-type="float" office:value="0.873002">
            <text:p>0,873002</text:p>
          </table:table-cell>
          <table:table-cell office:value-type="float" office:value="0.588257">
            <text:p>0,588257</text:p>
          </table:table-cell>
          <table:table-cell office:value-type="float" office:value="0.788839">
            <text:p>0,788839</text:p>
          </table:table-cell>
          <table:table-cell office:value-type="float" office:value="1.3771">
            <text:p>1,3771</text:p>
          </table:table-cell>
          <table:table-cell office:value-type="float" office:value="0.399991">
            <text:p>0,399991</text:p>
          </table:table-cell>
          <table:table-cell office:value-type="float" office:value="0.606439">
            <text:p>0,606439</text:p>
          </table:table-cell>
          <table:table-cell office:value-type="float" office:value="1.00643">
            <text:p>1,00643</text:p>
          </table:table-cell>
          <table:table-cell office:value-type="float" office:value="0.134894">
            <text:p>0,134894</text:p>
          </table:table-cell>
          <table:table-cell office:value-type="float" office:value="0.333717">
            <text:p>0,333717</text:p>
          </table:table-cell>
          <table:table-cell office:value-type="float" office:value="0.468612">
            <text:p>0,468612</text:p>
          </table:table-cell>
          <table:table-cell office:value-type="float" office:value="0.076538">
            <text:p>0,076538</text:p>
          </table:table-cell>
          <table:table-cell office:value-type="float" office:value="0.388261">
            <text:p>0,388261</text:p>
          </table:table-cell>
          <table:table-cell office:value-type="float" office:value="0.464799">
            <text:p>0,464799</text:p>
          </table:table-cell>
        </table:table-row>
        <table:table-row table:style-name="ro1">
          <table:table-cell office:value-type="float" office:value="0.331664">
            <text:p>0,331664</text:p>
          </table:table-cell>
          <table:table-cell office:value-type="float" office:value="0.329905">
            <text:p>0,329905</text:p>
          </table:table-cell>
          <table:table-cell office:value-type="float" office:value="0.661569">
            <text:p>0,661569</text:p>
          </table:table-cell>
          <table:table-cell office:value-type="float" office:value="0.464213">
            <text:p>0,464213</text:p>
          </table:table-cell>
          <table:table-cell office:value-type="float" office:value="0.444565">
            <text:p>0,444565</text:p>
          </table:table-cell>
          <table:table-cell office:value-type="float" office:value="0.908778">
            <text:p>0,908778</text:p>
          </table:table-cell>
          <table:table-cell office:value-type="float" office:value="0.180641">
            <text:p>0,180641</text:p>
          </table:table-cell>
          <table:table-cell office:value-type="float" office:value="0.19589">
            <text:p>0,19589</text:p>
          </table:table-cell>
          <table:table-cell office:value-type="float" office:value="0.376532">
            <text:p>0,376532</text:p>
          </table:table-cell>
          <table:table-cell office:value-type="float" office:value="0.222869">
            <text:p>0,222869</text:p>
          </table:table-cell>
          <table:table-cell office:value-type="float" office:value="0.486793">
            <text:p>0,486793</text:p>
          </table:table-cell>
          <table:table-cell office:value-type="float" office:value="0.709662">
            <text:p>0,709662</text:p>
          </table:table-cell>
          <table:table-cell office:value-type="float" office:value="0.265977">
            <text:p>0,265977</text:p>
          </table:table-cell>
          <table:table-cell office:value-type="float" office:value="0.507614">
            <text:p>0,507614</text:p>
          </table:table-cell>
          <table:table-cell office:value-type="float" office:value="0.77359">
            <text:p>0,77359</text:p>
          </table:table-cell>
          <table:table-cell office:value-type="float" office:value="0.607318">
            <text:p>0,607318</text:p>
          </table:table-cell>
          <table:table-cell office:value-type="float" office:value="0.792065">
            <text:p>0,792065</text:p>
          </table:table-cell>
          <table:table-cell office:value-type="float" office:value="1.39938">
            <text:p>1,39938</text:p>
          </table:table-cell>
          <table:table-cell office:value-type="float" office:value="0.408202">
            <text:p>0,408202</text:p>
          </table:table-cell>
          <table:table-cell office:value-type="float" office:value="0.585618">
            <text:p>0,585618</text:p>
          </table:table-cell>
          <table:table-cell office:value-type="float" office:value="0.99382">
            <text:p>0,99382</text:p>
          </table:table-cell>
          <table:table-cell office:value-type="float" office:value="0.0891477">
            <text:p>0,0891477</text:p>
          </table:table-cell>
          <table:table-cell office:value-type="float" office:value="0.343688">
            <text:p>0,343688</text:p>
          </table:table-cell>
          <table:table-cell office:value-type="float" office:value="0.432835">
            <text:p>0,432835</text:p>
          </table:table-cell>
          <table:table-cell office:value-type="float" office:value="0.062462">
            <text:p>0,062462</text:p>
          </table:table-cell>
          <table:table-cell office:value-type="float" office:value="0.423745">
            <text:p>0,423745</text:p>
          </table:table-cell>
          <table:table-cell office:value-type="float" office:value="0.486207">
            <text:p>0,486207</text:p>
          </table:table-cell>
        </table:table-row>
        <table:table-row table:style-name="ro1">
          <table:table-cell office:value-type="float" office:value="0.268323">
            <text:p>0,268323</text:p>
          </table:table-cell>
          <table:table-cell office:value-type="float" office:value="0.337236">
            <text:p>0,337236</text:p>
          </table:table-cell>
          <table:table-cell office:value-type="float" office:value="0.605559">
            <text:p>0,605559</text:p>
          </table:table-cell>
          <table:table-cell office:value-type="float" office:value="0.407616">
            <text:p>0,407616</text:p>
          </table:table-cell>
          <table:table-cell office:value-type="float" office:value="0.452776">
            <text:p>0,452776</text:p>
          </table:table-cell>
          <table:table-cell office:value-type="float" office:value="0.860392">
            <text:p>0,860392</text:p>
          </table:table-cell>
          <table:table-cell office:value-type="float" office:value="0.173897">
            <text:p>0,173897</text:p>
          </table:table-cell>
          <table:table-cell office:value-type="float" office:value="0.198529">
            <text:p>0,198529</text:p>
          </table:table-cell>
          <table:table-cell office:value-type="float" office:value="0.372426">
            <text:p>0,372426</text:p>
          </table:table-cell>
          <table:table-cell office:value-type="float" office:value="0.246036">
            <text:p>0,246036</text:p>
          </table:table-cell>
          <table:table-cell office:value-type="float" office:value="0.480635">
            <text:p>0,480635</text:p>
          </table:table-cell>
          <table:table-cell office:value-type="float" office:value="0.726671">
            <text:p>0,726671</text:p>
          </table:table-cell>
          <table:table-cell office:value-type="float" office:value="0.40439">
            <text:p>0,40439</text:p>
          </table:table-cell>
          <table:table-cell office:value-type="float" office:value="0.514065">
            <text:p>0,514065</text:p>
          </table:table-cell>
          <table:table-cell office:value-type="float" office:value="0.918455">
            <text:p>0,918455</text:p>
          </table:table-cell>
          <table:table-cell office:value-type="float" office:value="0.61201">
            <text:p>0,61201</text:p>
          </table:table-cell>
          <table:table-cell office:value-type="float" office:value="0.785027">
            <text:p>0,785027</text:p>
          </table:table-cell>
          <table:table-cell office:value-type="float" office:value="1.39704">
            <text:p>1,39704</text:p>
          </table:table-cell>
          <table:table-cell office:value-type="float" office:value="0.34574">
            <text:p>0,34574</text:p>
          </table:table-cell>
          <table:table-cell office:value-type="float" office:value="0.598521">
            <text:p>0,598521</text:p>
          </table:table-cell>
          <table:table-cell office:value-type="float" office:value="0.944261">
            <text:p>0,944261</text:p>
          </table:table-cell>
          <table:table-cell office:value-type="float" office:value="0.104103">
            <text:p>0,104103</text:p>
          </table:table-cell>
          <table:table-cell office:value-type="float" office:value="0.322867">
            <text:p>0,322867</text:p>
          </table:table-cell>
          <table:table-cell office:value-type="float" office:value="0.42697">
            <text:p>0,42697</text:p>
          </table:table-cell>
          <table:table-cell office:value-type="float" office:value="0.065981">
            <text:p>0,065981</text:p>
          </table:table-cell>
          <table:table-cell office:value-type="float" office:value="0.348086">
            <text:p>0,348086</text:p>
          </table:table-cell>
          <table:table-cell office:value-type="float" office:value="0.414067">
            <text:p>0,414067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25506">
            <text:p>0,325506</text:p>
          </table:table-cell>
          <table:table-cell office:value-type="float" office:value="0.595295">
            <text:p>0,595295</text:p>
          </table:table-cell>
          <table:table-cell office:value-type="float" office:value="0.428143">
            <text:p>0,428143</text:p>
          </table:table-cell>
          <table:table-cell office:value-type="float" office:value="0.458055">
            <text:p>0,458055</text:p>
          </table:table-cell>
          <table:table-cell office:value-type="float" office:value="0.886198">
            <text:p>0,886198</text:p>
          </table:table-cell>
          <table:table-cell office:value-type="float" office:value="0.315829">
            <text:p>0,315829</text:p>
          </table:table-cell>
          <table:table-cell office:value-type="float" office:value="0.361576">
            <text:p>0,361576</text:p>
          </table:table-cell>
          <table:table-cell office:value-type="float" office:value="0.677405">
            <text:p>0,677405</text:p>
          </table:table-cell>
          <table:table-cell office:value-type="float" office:value="0.214072">
            <text:p>0,214072</text:p>
          </table:table-cell>
          <table:table-cell office:value-type="float" office:value="0.576527">
            <text:p>0,576527</text:p>
          </table:table-cell>
          <table:table-cell office:value-type="float" office:value="0.790599">
            <text:p>0,790599</text:p>
          </table:table-cell>
          <table:table-cell office:value-type="float" office:value="0.283865">
            <text:p>0,283865</text:p>
          </table:table-cell>
          <table:table-cell office:value-type="float" office:value="0.499403">
            <text:p>0,499403</text:p>
          </table:table-cell>
          <table:table-cell office:value-type="float" office:value="0.783268">
            <text:p>0,783268</text:p>
          </table:table-cell>
          <table:table-cell office:value-type="float" office:value="0.69324">
            <text:p>0,69324</text:p>
          </table:table-cell>
          <table:table-cell office:value-type="float" office:value="0.78796">
            <text:p>0,78796</text:p>
          </table:table-cell>
          <table:table-cell office:value-type="float" office:value="1.4812">
            <text:p>1,4812</text:p>
          </table:table-cell>
          <table:table-cell office:value-type="float" office:value="0.406736">
            <text:p>0,406736</text:p>
          </table:table-cell>
          <table:table-cell office:value-type="float" office:value="0.59119">
            <text:p>0,59119</text:p>
          </table:table-cell>
          <table:table-cell office:value-type="float" office:value="0.997926">
            <text:p>0,997926</text:p>
          </table:table-cell>
          <table:table-cell office:value-type="float" office:value="0.112901">
            <text:p>0,112901</text:p>
          </table:table-cell>
          <table:table-cell office:value-type="float" office:value="0.492951">
            <text:p>0,492951</text:p>
          </table:table-cell>
          <table:table-cell office:value-type="float" office:value="0.605852">
            <text:p>0,605852</text:p>
          </table:table-cell>
          <table:table-cell office:value-type="float" office:value="0.0653945">
            <text:p>0,0653945</text:p>
          </table:table-cell>
          <table:table-cell office:value-type="float" office:value="0.381517">
            <text:p>0,381517</text:p>
          </table:table-cell>
          <table:table-cell office:value-type="float" office:value="0.446911">
            <text:p>0,446911</text:p>
          </table:table-cell>
        </table:table-row>
        <table:table-row table:style-name="ro1">
          <table:table-cell office:value-type="float" office:value="0.323453">
            <text:p>0,323453</text:p>
          </table:table-cell>
          <table:table-cell office:value-type="float" office:value="0.33401">
            <text:p>0,33401</text:p>
          </table:table-cell>
          <table:table-cell office:value-type="float" office:value="0.657464">
            <text:p>0,657464</text:p>
          </table:table-cell>
          <table:table-cell office:value-type="float" office:value="0.479755">
            <text:p>0,479755</text:p>
          </table:table-cell>
          <table:table-cell office:value-type="float" office:value="0.451017">
            <text:p>0,451017</text:p>
          </table:table-cell>
          <table:table-cell office:value-type="float" office:value="0.930772">
            <text:p>0,930772</text:p>
          </table:table-cell>
          <table:table-cell office:value-type="float" office:value="0.180641">
            <text:p>0,180641</text:p>
          </table:table-cell>
          <table:table-cell office:value-type="float" office:value="0.19765">
            <text:p>0,19765</text:p>
          </table:table-cell>
          <table:table-cell office:value-type="float" office:value="0.378291">
            <text:p>0,378291</text:p>
          </table:table-cell>
          <table:table-cell office:value-type="float" office:value="0.212019">
            <text:p>0,212019</text:p>
          </table:table-cell>
          <table:table-cell office:value-type="float" office:value="0.798223">
            <text:p>0,798223</text:p>
          </table:table-cell>
          <table:table-cell office:value-type="float" office:value="1.01024">
            <text:p>1,01024</text:p>
          </table:table-cell>
          <table:table-cell office:value-type="float" office:value="0.256006">
            <text:p>0,256006</text:p>
          </table:table-cell>
          <table:table-cell office:value-type="float" office:value="0.505561">
            <text:p>0,505561</text:p>
          </table:table-cell>
          <table:table-cell office:value-type="float" office:value="0.761567">
            <text:p>0,761567</text:p>
          </table:table-cell>
          <table:table-cell office:value-type="float" office:value="0.68239">
            <text:p>0,68239</text:p>
          </table:table-cell>
          <table:table-cell office:value-type="float" office:value="0.856287">
            <text:p>0,856287</text:p>
          </table:table-cell>
          <table:table-cell office:value-type="float" office:value="1.53868">
            <text:p>1,53868</text:p>
          </table:table-cell>
          <table:table-cell office:value-type="float" office:value="0.396472">
            <text:p>0,396472</text:p>
          </table:table-cell>
          <table:table-cell office:value-type="float" office:value="0.603213">
            <text:p>0,603213</text:p>
          </table:table-cell>
          <table:table-cell office:value-type="float" office:value="0.999685">
            <text:p>0,999685</text:p>
          </table:table-cell>
          <table:table-cell office:value-type="float" office:value="0.104103">
            <text:p>0,104103</text:p>
          </table:table-cell>
          <table:table-cell office:value-type="float" office:value="0.412894">
            <text:p>0,412894</text:p>
          </table:table-cell>
          <table:table-cell office:value-type="float" office:value="0.516998">
            <text:p>0,516998</text:p>
          </table:table-cell>
          <table:table-cell office:value-type="float" office:value="0.0639283">
            <text:p>0,0639283</text:p>
          </table:table-cell>
          <table:table-cell office:value-type="float" office:value="0.402337">
            <text:p>0,402337</text:p>
          </table:table-cell>
          <table:table-cell office:value-type="float" office:value="0.466266">
            <text:p>0,466266</text:p>
          </table:table-cell>
        </table:table-row>
        <table:table-row table:style-name="ro1">
          <table:table-cell office:value-type="float" office:value="0.302633">
            <text:p>0,302633</text:p>
          </table:table-cell>
          <table:table-cell office:value-type="float" office:value="0.449257">
            <text:p>0,449257</text:p>
          </table:table-cell>
          <table:table-cell office:value-type="float" office:value="0.75189">
            <text:p>0,75189</text:p>
          </table:table-cell>
          <table:table-cell office:value-type="float" office:value="0.448377">
            <text:p>0,448377</text:p>
          </table:table-cell>
          <table:table-cell office:value-type="float" office:value="0.477996">
            <text:p>0,477996</text:p>
          </table:table-cell>
          <table:table-cell office:value-type="float" office:value="0.926373">
            <text:p>0,926373</text:p>
          </table:table-cell>
          <table:table-cell office:value-type="float" office:value="0.157475">
            <text:p>0,157475</text:p>
          </table:table-cell>
          <table:table-cell office:value-type="float" office:value="0.194424">
            <text:p>0,194424</text:p>
          </table:table-cell>
          <table:table-cell office:value-type="float" office:value="0.351899">
            <text:p>0,351899</text:p>
          </table:table-cell>
          <table:table-cell office:value-type="float" office:value="0.199702">
            <text:p>0,199702</text:p>
          </table:table-cell>
          <table:table-cell office:value-type="float" office:value="0.505854">
            <text:p>0,505854</text:p>
          </table:table-cell>
          <table:table-cell office:value-type="float" office:value="0.705557">
            <text:p>0,705557</text:p>
          </table:table-cell>
          <table:table-cell office:value-type="float" office:value="0.280932">
            <text:p>0,280932</text:p>
          </table:table-cell>
          <table:table-cell office:value-type="float" office:value="0.506734">
            <text:p>0,506734</text:p>
          </table:table-cell>
          <table:table-cell office:value-type="float" office:value="0.787666">
            <text:p>0,787666</text:p>
          </table:table-cell>
          <table:table-cell office:value-type="float" office:value="0.604386">
            <text:p>0,604386</text:p>
          </table:table-cell>
          <table:table-cell office:value-type="float" office:value="0.779455">
            <text:p>0,779455</text:p>
          </table:table-cell>
          <table:table-cell office:value-type="float" office:value="1.38384">
            <text:p>1,38384</text:p>
          </table:table-cell>
          <table:table-cell office:value-type="float" office:value="0.353658">
            <text:p>0,353658</text:p>
          </table:table-cell>
          <table:table-cell office:value-type="float" office:value="0.587671">
            <text:p>0,587671</text:p>
          </table:table-cell>
          <table:table-cell office:value-type="float" office:value="0.941329">
            <text:p>0,941329</text:p>
          </table:table-cell>
          <table:table-cell office:value-type="float" office:value="0.102344">
            <text:p>0,102344</text:p>
          </table:table-cell>
          <table:table-cell office:value-type="float" office:value="0.309378">
            <text:p>0,309378</text:p>
          </table:table-cell>
          <table:table-cell office:value-type="float" office:value="0.411721">
            <text:p>0,411721</text:p>
          </table:table-cell>
          <table:table-cell office:value-type="float" office:value="0.0785907">
            <text:p>0,0785907</text:p>
          </table:table-cell>
          <table:table-cell office:value-type="float" office:value="0.338409">
            <text:p>0,338409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77998">
            <text:p>0,377998</text:p>
          </table:table-cell>
          <table:table-cell office:value-type="float" office:value="0.651306">
            <text:p>0,651306</text:p>
          </table:table-cell>
          <table:table-cell office:value-type="float" office:value="0.5082">
            <text:p>0,5082</text:p>
          </table:table-cell>
          <table:table-cell office:value-type="float" office:value="0.463626">
            <text:p>0,463626</text:p>
          </table:table-cell>
          <table:table-cell office:value-type="float" office:value="0.971827">
            <text:p>0,971827</text:p>
          </table:table-cell>
          <table:table-cell office:value-type="float" office:value="0.186213">
            <text:p>0,186213</text:p>
          </table:table-cell>
          <table:table-cell office:value-type="float" office:value="0.19765">
            <text:p>0,19765</text:p>
          </table:table-cell>
          <table:table-cell office:value-type="float" office:value="0.383863">
            <text:p>0,383863</text:p>
          </table:table-cell>
          <table:table-cell office:value-type="float" office:value="0.249555">
            <text:p>0,249555</text:p>
          </table:table-cell>
          <table:table-cell office:value-type="float" office:value="0.484447">
            <text:p>0,484447</text:p>
          </table:table-cell>
          <table:table-cell office:value-type="float" office:value="0.734002">
            <text:p>0,734002</text:p>
          </table:table-cell>
          <table:table-cell office:value-type="float" office:value="0.323453">
            <text:p>0,323453</text:p>
          </table:table-cell>
          <table:table-cell office:value-type="float" office:value="0.516411">
            <text:p>0,516411</text:p>
          </table:table-cell>
          <table:table-cell office:value-type="float" office:value="0.839865">
            <text:p>0,839865</text:p>
          </table:table-cell>
          <table:table-cell office:value-type="float" office:value="0.639283">
            <text:p>0,639283</text:p>
          </table:table-cell>
          <table:table-cell office:value-type="float" office:value="0.801156">
            <text:p>0,801156</text:p>
          </table:table-cell>
          <table:table-cell office:value-type="float" office:value="1.44044">
            <text:p>1,44044</text:p>
          </table:table-cell>
          <table:table-cell office:value-type="float" office:value="0.347207">
            <text:p>0,347207</text:p>
          </table:table-cell>
          <table:table-cell office:value-type="float" office:value="0.582979">
            <text:p>0,582979</text:p>
          </table:table-cell>
          <table:table-cell office:value-type="float" office:value="0.930185">
            <text:p>0,930185</text:p>
          </table:table-cell>
          <table:table-cell office:value-type="float" office:value="0.106449">
            <text:p>0,106449</text:p>
          </table:table-cell>
          <table:table-cell office:value-type="float" office:value="0.315829">
            <text:p>0,315829</text:p>
          </table:table-cell>
          <table:table-cell office:value-type="float" office:value="0.422278">
            <text:p>0,422278</text:p>
          </table:table-cell>
          <table:table-cell office:value-type="float" office:value="0.0662742">
            <text:p>0,0662742</text:p>
          </table:table-cell>
          <table:table-cell office:value-type="float" office:value="0.375359">
            <text:p>0,375359</text:p>
          </table:table-cell>
          <table:table-cell office:value-type="float" office:value="0.441633">
            <text:p>0,441633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7529">
            <text:p>0,337529</text:p>
          </table:table-cell>
          <table:table-cell office:value-type="float" office:value="0.6255">
            <text:p>0,6255</text:p>
          </table:table-cell>
          <table:table-cell office:value-type="float" office:value="0.431076">
            <text:p>0,431076</text:p>
          </table:table-cell>
          <table:table-cell office:value-type="float" office:value="0.445738">
            <text:p>0,445738</text:p>
          </table:table-cell>
          <table:table-cell office:value-type="float" office:value="0.876814">
            <text:p>0,876814</text:p>
          </table:table-cell>
          <table:table-cell office:value-type="float" office:value="0.166272">
            <text:p>0,166272</text:p>
          </table:table-cell>
          <table:table-cell office:value-type="float" office:value="0.191492">
            <text:p>0,191492</text:p>
          </table:table-cell>
          <table:table-cell office:value-type="float" office:value="0.357764">
            <text:p>0,357764</text:p>
          </table:table-cell>
          <table:table-cell office:value-type="float" office:value="0.217884">
            <text:p>0,217884</text:p>
          </table:table-cell>
          <table:table-cell office:value-type="float" office:value="0.507614">
            <text:p>0,507614</text:p>
          </table:table-cell>
          <table:table-cell office:value-type="float" office:value="0.725498">
            <text:p>0,725498</text:p>
          </table:table-cell>
          <table:table-cell office:value-type="float" office:value="0.275067">
            <text:p>0,275067</text:p>
          </table:table-cell>
          <table:table-cell office:value-type="float" office:value="0.488553">
            <text:p>0,488553</text:p>
          </table:table-cell>
          <table:table-cell office:value-type="float" office:value="0.76362">
            <text:p>0,76362</text:p>
          </table:table-cell>
          <table:table-cell office:value-type="float" office:value="0.612304">
            <text:p>0,612304</text:p>
          </table:table-cell>
          <table:table-cell office:value-type="float" office:value="0.757755">
            <text:p>0,757755</text:p>
          </table:table-cell>
          <table:table-cell office:value-type="float" office:value="1.37006">
            <text:p>1,37006</text:p>
          </table:table-cell>
          <table:table-cell office:value-type="float" office:value="0.338702">
            <text:p>0,338702</text:p>
          </table:table-cell>
          <table:table-cell office:value-type="float" office:value="0.616996">
            <text:p>0,616996</text:p>
          </table:table-cell>
          <table:table-cell office:value-type="float" office:value="0.955698">
            <text:p>0,955698</text:p>
          </table:table-cell>
          <table:table-cell office:value-type="float" office:value="0.0988249">
            <text:p>0,0988249</text:p>
          </table:table-cell>
          <table:table-cell office:value-type="float" office:value="0.311724">
            <text:p>0,311724</text:p>
          </table:table-cell>
          <table:table-cell office:value-type="float" office:value="0.410548">
            <text:p>0,410548</text:p>
          </table:table-cell>
          <table:table-cell office:value-type="float" office:value="0.0674472">
            <text:p>0,0674472</text:p>
          </table:table-cell>
          <table:table-cell office:value-type="float" office:value="0.385329">
            <text:p>0,385329</text:p>
          </table:table-cell>
          <table:table-cell office:value-type="float" office:value="0.452776">
            <text:p>0,452776</text:p>
          </table:table-cell>
        </table:table-row>
        <table:table-row table:style-name="ro1">
          <table:table-cell office:value-type="float" office:value="0.283865">
            <text:p>0,283865</text:p>
          </table:table-cell>
          <table:table-cell office:value-type="float" office:value="0.334304">
            <text:p>0,334304</text:p>
          </table:table-cell>
          <table:table-cell office:value-type="float" office:value="0.618169">
            <text:p>0,618169</text:p>
          </table:table-cell>
          <table:table-cell office:value-type="float" office:value="0.427557">
            <text:p>0,427557</text:p>
          </table:table-cell>
          <table:table-cell office:value-type="float" office:value="0.446618">
            <text:p>0,446618</text:p>
          </table:table-cell>
          <table:table-cell office:value-type="float" office:value="0.874175">
            <text:p>0,874175</text:p>
          </table:table-cell>
          <table:table-cell office:value-type="float" office:value="0.177416">
            <text:p>0,177416</text:p>
          </table:table-cell>
          <table:table-cell office:value-type="float" office:value="0.18416">
            <text:p>0,18416</text:p>
          </table:table-cell>
          <table:table-cell office:value-type="float" office:value="0.361576">
            <text:p>0,361576</text:p>
          </table:table-cell>
          <table:table-cell office:value-type="float" office:value="0.212605">
            <text:p>0,212605</text:p>
          </table:table-cell>
          <table:table-cell office:value-type="float" office:value="0.53078">
            <text:p>0,53078</text:p>
          </table:table-cell>
          <table:table-cell office:value-type="float" office:value="0.743386">
            <text:p>0,743386</text:p>
          </table:table-cell>
          <table:table-cell office:value-type="float" office:value="0.309084">
            <text:p>0,309084</text:p>
          </table:table-cell>
          <table:table-cell office:value-type="float" office:value="0.799983">
            <text:p>0,799983</text:p>
          </table:table-cell>
          <table:table-cell office:value-type="float" office:value="1.10907">
            <text:p>1,10907</text:p>
          </table:table-cell>
          <table:table-cell office:value-type="float" office:value="0.821977">
            <text:p>0,821977</text:p>
          </table:table-cell>
          <table:table-cell office:value-type="float" office:value="0.792065">
            <text:p>0,792065</text:p>
          </table:table-cell>
          <table:table-cell office:value-type="float" office:value="1.61404">
            <text:p>1,61404</text:p>
          </table:table-cell>
          <table:table-cell office:value-type="float" office:value="0.353365">
            <text:p>0,353365</text:p>
          </table:table-cell>
          <table:table-cell office:value-type="float" office:value="0.70673">
            <text:p>0,70673</text:p>
          </table:table-cell>
          <table:table-cell office:value-type="float" office:value="1.06009">
            <text:p>1,06009</text:p>
          </table:table-cell>
          <table:table-cell office:value-type="float" office:value="0.104103">
            <text:p>0,104103</text:p>
          </table:table-cell>
          <table:table-cell office:value-type="float" office:value="0.31407">
            <text:p>0,31407</text:p>
          </table:table-cell>
          <table:table-cell office:value-type="float" office:value="0.418173">
            <text:p>0,418173</text:p>
          </table:table-cell>
          <table:table-cell office:value-type="float" office:value="0.065981">
            <text:p>0,065981</text:p>
          </table:table-cell>
          <table:table-cell office:value-type="float" office:value="0.342221">
            <text:p>0,342221</text:p>
          </table:table-cell>
          <table:table-cell office:value-type="float" office:value="0.408202">
            <text:p>0,408202</text:p>
          </table:table-cell>
        </table:table-row>
        <table:table-row table:style-name="ro1">
          <table:table-cell office:value-type="float" office:value="0.309378">
            <text:p>0,309378</text:p>
          </table:table-cell>
          <table:table-cell office:value-type="float" office:value="0.331078">
            <text:p>0,331078</text:p>
          </table:table-cell>
          <table:table-cell office:value-type="float" office:value="0.640455">
            <text:p>0,640455</text:p>
          </table:table-cell>
          <table:table-cell office:value-type="float" office:value="0.419932">
            <text:p>0,419932</text:p>
          </table:table-cell>
          <table:table-cell office:value-type="float" office:value="0.445445">
            <text:p>0,445445</text:p>
          </table:table-cell>
          <table:table-cell office:value-type="float" office:value="0.865377">
            <text:p>0,865377</text:p>
          </table:table-cell>
          <table:table-cell office:value-type="float" office:value="0.172724">
            <text:p>0,172724</text:p>
          </table:table-cell>
          <table:table-cell office:value-type="float" office:value="0.191198">
            <text:p>0,191198</text:p>
          </table:table-cell>
          <table:table-cell office:value-type="float" office:value="0.363922">
            <text:p>0,363922</text:p>
          </table:table-cell>
          <table:table-cell office:value-type="float" office:value="0.220816">
            <text:p>0,220816</text:p>
          </table:table-cell>
          <table:table-cell office:value-type="float" office:value="0.470958">
            <text:p>0,470958</text:p>
          </table:table-cell>
          <table:table-cell office:value-type="float" office:value="0.691774">
            <text:p>0,691774</text:p>
          </table:table-cell>
          <table:table-cell office:value-type="float" office:value="0.26451">
            <text:p>0,26451</text:p>
          </table:table-cell>
          <table:table-cell office:value-type="float" office:value="0.506441">
            <text:p>0,506441</text:p>
          </table:table-cell>
          <table:table-cell office:value-type="float" office:value="0.770951">
            <text:p>0,770951</text:p>
          </table:table-cell>
          <table:table-cell office:value-type="float" office:value="1.1466">
            <text:p>1,1466</text:p>
          </table:table-cell>
          <table:table-cell office:value-type="float" office:value="1.11611">
            <text:p>1,11611</text:p>
          </table:table-cell>
          <table:table-cell office:value-type="float" office:value="2.26271">
            <text:p>2,26271</text:p>
          </table:table-cell>
          <table:table-cell office:value-type="float" office:value="0.394713">
            <text:p>0,394713</text:p>
          </table:table-cell>
          <table:table-cell office:value-type="float" office:value="0.858339">
            <text:p>0,858339</text:p>
          </table:table-cell>
          <table:table-cell office:value-type="float" office:value="1.25305">
            <text:p>1,25305</text:p>
          </table:table-cell>
          <table:table-cell office:value-type="float" office:value="0.102051">
            <text:p>0,102051</text:p>
          </table:table-cell>
          <table:table-cell office:value-type="float" office:value="0.339289">
            <text:p>0,339289</text:p>
          </table:table-cell>
          <table:table-cell office:value-type="float" office:value="0.44134">
            <text:p>0,44134</text:p>
          </table:table-cell>
          <table:table-cell office:value-type="float" office:value="0.0607025">
            <text:p>0,0607025</text:p>
          </table:table-cell>
          <table:table-cell office:value-type="float" office:value="0.40439">
            <text:p>0,40439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0.297648">
            <text:p>0,297648</text:p>
          </table:table-cell>
          <table:table-cell office:value-type="float" office:value="0.375652">
            <text:p>0,375652</text:p>
          </table:table-cell>
          <table:table-cell office:value-type="float" office:value="0.673299">
            <text:p>0,673299</text:p>
          </table:table-cell>
          <table:table-cell office:value-type="float" office:value="0.434008">
            <text:p>0,434008</text:p>
          </table:table-cell>
          <table:table-cell office:value-type="float" office:value="0.451896">
            <text:p>0,451896</text:p>
          </table:table-cell>
          <table:table-cell office:value-type="float" office:value="0.885905">
            <text:p>0,885905</text:p>
          </table:table-cell>
          <table:table-cell office:value-type="float" office:value="0.178002">
            <text:p>0,178002</text:p>
          </table:table-cell>
          <table:table-cell office:value-type="float" office:value="0.190612">
            <text:p>0,190612</text:p>
          </table:table-cell>
          <table:table-cell office:value-type="float" office:value="0.368614">
            <text:p>0,368614</text:p>
          </table:table-cell>
          <table:table-cell office:value-type="float" office:value="0.228148">
            <text:p>0,228148</text:p>
          </table:table-cell>
          <table:table-cell office:value-type="float" office:value="0.503508">
            <text:p>0,503508</text:p>
          </table:table-cell>
          <table:table-cell office:value-type="float" office:value="0.731656">
            <text:p>0,731656</text:p>
          </table:table-cell>
          <table:table-cell office:value-type="float" office:value="0.273601">
            <text:p>0,273601</text:p>
          </table:table-cell>
          <table:table-cell office:value-type="float" office:value="0.516704">
            <text:p>0,516704</text:p>
          </table:table-cell>
          <table:table-cell office:value-type="float" office:value="0.790306">
            <text:p>0,790306</text:p>
          </table:table-cell>
          <table:table-cell office:value-type="float" office:value="0.639576">
            <text:p>0,639576</text:p>
          </table:table-cell>
          <table:table-cell office:value-type="float" office:value="0.744852">
            <text:p>0,744852</text:p>
          </table:table-cell>
          <table:table-cell office:value-type="float" office:value="1.38443">
            <text:p>1,38443</text:p>
          </table:table-cell>
          <table:table-cell office:value-type="float" office:value="0.340755">
            <text:p>0,340755</text:p>
          </table:table-cell>
          <table:table-cell office:value-type="float" office:value="0.572422">
            <text:p>0,572422</text:p>
          </table:table-cell>
          <table:table-cell office:value-type="float" office:value="0.913177">
            <text:p>0,913177</text:p>
          </table:table-cell>
          <table:table-cell office:value-type="float" office:value="0.0876814">
            <text:p>0,0876814</text:p>
          </table:table-cell>
          <table:table-cell office:value-type="float" office:value="0.335477">
            <text:p>0,335477</text:p>
          </table:table-cell>
          <table:table-cell office:value-type="float" office:value="0.423158">
            <text:p>0,423158</text:p>
          </table:table-cell>
          <table:table-cell office:value-type="float" office:value="0.0686202">
            <text:p>0,0686202</text:p>
          </table:table-cell>
          <table:table-cell office:value-type="float" office:value="0.341342">
            <text:p>0,341342</text:p>
          </table:table-cell>
          <table:table-cell office:value-type="float" office:value="0.409962">
            <text:p>0,409962</text:p>
          </table:table-cell>
        </table:table-row>
        <table:table-row table:style-name="ro1">
          <table:table-cell office:value-type="float" office:value="0.289143">
            <text:p>0,289143</text:p>
          </table:table-cell>
          <table:table-cell office:value-type="float" office:value="0.322574">
            <text:p>0,322574</text:p>
          </table:table-cell>
          <table:table-cell office:value-type="float" office:value="0.611717">
            <text:p>0,611717</text:p>
          </table:table-cell>
          <table:table-cell office:value-type="float" office:value="0.429316">
            <text:p>0,429316</text:p>
          </table:table-cell>
          <table:table-cell office:value-type="float" office:value="0.443099">
            <text:p>0,443099</text:p>
          </table:table-cell>
          <table:table-cell office:value-type="float" office:value="0.872415">
            <text:p>0,872415</text:p>
          </table:table-cell>
          <table:table-cell office:value-type="float" office:value="0.285038">
            <text:p>0,285038</text:p>
          </table:table-cell>
          <table:table-cell office:value-type="float" office:value="0.25542">
            <text:p>0,25542</text:p>
          </table:table-cell>
          <table:table-cell office:value-type="float" office:value="0.540458">
            <text:p>0,540458</text:p>
          </table:table-cell>
          <table:table-cell office:value-type="float" office:value="0.208793">
            <text:p>0,208793</text:p>
          </table:table-cell>
          <table:table-cell office:value-type="float" office:value="0.842211">
            <text:p>0,842211</text:p>
          </table:table-cell>
          <table:table-cell office:value-type="float" office:value="1.051">
            <text:p>1,051</text:p>
          </table:table-cell>
          <table:table-cell office:value-type="float" office:value="0.281812">
            <text:p>0,281812</text:p>
          </table:table-cell>
          <table:table-cell office:value-type="float" office:value="0.50996">
            <text:p>0,50996</text:p>
          </table:table-cell>
          <table:table-cell office:value-type="float" office:value="0.791772">
            <text:p>0,791772</text:p>
          </table:table-cell>
          <table:table-cell office:value-type="float" office:value="0.604386">
            <text:p>0,604386</text:p>
          </table:table-cell>
          <table:table-cell office:value-type="float" office:value="0.730483">
            <text:p>0,730483</text:p>
          </table:table-cell>
          <table:table-cell office:value-type="float" office:value="1.33487">
            <text:p>1,33487</text:p>
          </table:table-cell>
          <table:table-cell office:value-type="float" office:value="0.33577">
            <text:p>0,33577</text:p>
          </table:table-cell>
          <table:table-cell office:value-type="float" office:value="0.629605">
            <text:p>0,629605</text:p>
          </table:table-cell>
          <table:table-cell office:value-type="float" office:value="0.965375">
            <text:p>0,965375</text:p>
          </table:table-cell>
          <table:table-cell office:value-type="float" office:value="0.112314">
            <text:p>0,112314</text:p>
          </table:table-cell>
          <table:table-cell office:value-type="float" office:value="0.303806">
            <text:p>0,303806</text:p>
          </table:table-cell>
          <table:table-cell office:value-type="float" office:value="0.41612">
            <text:p>0,41612</text:p>
          </table:table-cell>
          <table:table-cell office:value-type="float" office:value="0.0615823">
            <text:p>0,0615823</text:p>
          </table:table-cell>
          <table:table-cell office:value-type="float" office:value="0.338996">
            <text:p>0,338996</text:p>
          </table:table-cell>
          <table:table-cell office:value-type="float" office:value="0.400578">
            <text:p>0,400578</text:p>
          </table:table-cell>
        </table:table-row>
        <table:table-row table:style-name="ro1">
          <table:table-cell office:value-type="float" office:value="0.277707">
            <text:p>0,277707</text:p>
          </table:table-cell>
          <table:table-cell office:value-type="float" office:value="0.331371">
            <text:p>0,331371</text:p>
          </table:table-cell>
          <table:table-cell office:value-type="float" office:value="0.609078">
            <text:p>0,609078</text:p>
          </table:table-cell>
          <table:table-cell office:value-type="float" office:value="0.412308">
            <text:p>0,412308</text:p>
          </table:table-cell>
          <table:table-cell office:value-type="float" office:value="0.446032">
            <text:p>0,446032</text:p>
          </table:table-cell>
          <table:table-cell office:value-type="float" office:value="0.858339">
            <text:p>0,858339</text:p>
          </table:table-cell>
          <table:table-cell office:value-type="float" office:value="0.208793">
            <text:p>0,208793</text:p>
          </table:table-cell>
          <table:table-cell office:value-type="float" office:value="0.190319">
            <text:p>0,190319</text:p>
          </table:table-cell>
          <table:table-cell office:value-type="float" office:value="0.399112">
            <text:p>0,399112</text:p>
          </table:table-cell>
          <table:table-cell office:value-type="float" office:value="0.22111">
            <text:p>0,22111</text:p>
          </table:table-cell>
          <table:table-cell office:value-type="float" office:value="0.462747">
            <text:p>0,462747</text:p>
          </table:table-cell>
          <table:table-cell office:value-type="float" office:value="0.683856">
            <text:p>0,683856</text:p>
          </table:table-cell>
          <table:table-cell office:value-type="float" office:value="0.262458">
            <text:p>0,262458</text:p>
          </table:table-cell>
          <table:table-cell office:value-type="float" office:value="1.15452">
            <text:p>1,15452</text:p>
          </table:table-cell>
          <table:table-cell office:value-type="float" office:value="1.41698">
            <text:p>1,41698</text:p>
          </table:table-cell>
          <table:table-cell office:value-type="float" office:value="0.616409">
            <text:p>0,616409</text:p>
          </table:table-cell>
          <table:table-cell office:value-type="float" office:value="0.761861">
            <text:p>0,761861</text:p>
          </table:table-cell>
          <table:table-cell office:value-type="float" office:value="1.37827">
            <text:p>1,37827</text:p>
          </table:table-cell>
          <table:table-cell office:value-type="float" office:value="0.340755">
            <text:p>0,340755</text:p>
          </table:table-cell>
          <table:table-cell office:value-type="float" office:value="0.563624">
            <text:p>0,563624</text:p>
          </table:table-cell>
          <table:table-cell office:value-type="float" office:value="0.904379">
            <text:p>0,904379</text:p>
          </table:table-cell>
          <table:table-cell office:value-type="float" office:value="0.0826962">
            <text:p>0,0826962</text:p>
          </table:table-cell>
          <table:table-cell office:value-type="float" office:value="0.324333">
            <text:p>0,324333</text:p>
          </table:table-cell>
          <table:table-cell office:value-type="float" office:value="0.407029">
            <text:p>0,407029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88557">
            <text:p>0,288557</text:p>
          </table:table-cell>
          <table:table-cell office:value-type="float" office:value="0.343688">
            <text:p>0,343688</text:p>
          </table:table-cell>
          <table:table-cell office:value-type="float" office:value="0.632245">
            <text:p>0,632245</text:p>
          </table:table-cell>
          <table:table-cell office:value-type="float" office:value="0.447791">
            <text:p>0,447791</text:p>
          </table:table-cell>
          <table:table-cell office:value-type="float" office:value="0.438407">
            <text:p>0,438407</text:p>
          </table:table-cell>
          <table:table-cell office:value-type="float" office:value="0.886198">
            <text:p>0,886198</text:p>
          </table:table-cell>
          <table:table-cell office:value-type="float" office:value="0.185627">
            <text:p>0,185627</text:p>
          </table:table-cell>
          <table:table-cell office:value-type="float" office:value="0.189439">
            <text:p>0,189439</text:p>
          </table:table-cell>
          <table:table-cell office:value-type="float" office:value="0.375065">
            <text:p>0,375065</text:p>
          </table:table-cell>
          <table:table-cell office:value-type="float" office:value="0.229027">
            <text:p>0,229027</text:p>
          </table:table-cell>
          <table:table-cell office:value-type="float" office:value="0.526088">
            <text:p>0,526088</text:p>
          </table:table-cell>
          <table:table-cell office:value-type="float" office:value="0.755116">
            <text:p>0,755116</text:p>
          </table:table-cell>
          <table:table-cell office:value-type="float" office:value="0.286797">
            <text:p>0,286797</text:p>
          </table:table-cell>
          <table:table-cell office:value-type="float" office:value="0.499403">
            <text:p>0,499403</text:p>
          </table:table-cell>
          <table:table-cell office:value-type="float" office:value="0.7862">
            <text:p>0,7862</text:p>
          </table:table-cell>
          <table:table-cell office:value-type="float" office:value="0.59119">
            <text:p>0,59119</text:p>
          </table:table-cell>
          <table:table-cell office:value-type="float" office:value="0.74192">
            <text:p>0,74192</text:p>
          </table:table-cell>
          <table:table-cell office:value-type="float" office:value="1.33311">
            <text:p>1,33311</text:p>
          </table:table-cell>
          <table:table-cell office:value-type="float" office:value="0.426384">
            <text:p>0,426384</text:p>
          </table:table-cell>
          <table:table-cell office:value-type="float" office:value="0.587964">
            <text:p>0,587964</text:p>
          </table:table-cell>
          <table:table-cell office:value-type="float" office:value="1.01435">
            <text:p>1,01435</text:p>
          </table:table-cell>
          <table:table-cell office:value-type="float" office:value="0.109968">
            <text:p>0,109968</text:p>
          </table:table-cell>
          <table:table-cell office:value-type="float" office:value="0.304686">
            <text:p>0,304686</text:p>
          </table:table-cell>
          <table:table-cell office:value-type="float" office:value="0.414654">
            <text:p>0,414654</text:p>
          </table:table-cell>
          <table:table-cell office:value-type="float" office:value="0.0656877">
            <text:p>0,0656877</text:p>
          </table:table-cell>
          <table:table-cell office:value-type="float" office:value="0.340169">
            <text:p>0,340169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5038">
            <text:p>0,285038</text:p>
          </table:table-cell>
          <table:table-cell office:value-type="float" office:value="0.331078">
            <text:p>0,331078</text:p>
          </table:table-cell>
          <table:table-cell office:value-type="float" office:value="0.616116">
            <text:p>0,616116</text:p>
          </table:table-cell>
          <table:table-cell office:value-type="float" office:value="0.412894">
            <text:p>0,412894</text:p>
          </table:table-cell>
          <table:table-cell office:value-type="float" office:value="0.44134">
            <text:p>0,44134</text:p>
          </table:table-cell>
          <table:table-cell office:value-type="float" office:value="0.854234">
            <text:p>0,854234</text:p>
          </table:table-cell>
          <table:table-cell office:value-type="float" office:value="0.202342">
            <text:p>0,202342</text:p>
          </table:table-cell>
          <table:table-cell office:value-type="float" office:value="0.184454">
            <text:p>0,184454</text:p>
          </table:table-cell>
          <table:table-cell office:value-type="float" office:value="0.386795">
            <text:p>0,386795</text:p>
          </table:table-cell>
          <table:table-cell office:value-type="float" office:value="0.214951">
            <text:p>0,214951</text:p>
          </table:table-cell>
          <table:table-cell office:value-type="float" office:value="0.459228">
            <text:p>0,459228</text:p>
          </table:table-cell>
          <table:table-cell office:value-type="float" office:value="0.674179">
            <text:p>0,674179</text:p>
          </table:table-cell>
          <table:table-cell office:value-type="float" office:value="0.26539">
            <text:p>0,26539</text:p>
          </table:table-cell>
          <table:table-cell office:value-type="float" office:value="0.486207">
            <text:p>0,486207</text:p>
          </table:table-cell>
          <table:table-cell office:value-type="float" office:value="0.751597">
            <text:p>0,751597</text:p>
          </table:table-cell>
          <table:table-cell office:value-type="float" office:value="0.56861">
            <text:p>0,56861</text:p>
          </table:table-cell>
          <table:table-cell office:value-type="float" office:value="0.714647">
            <text:p>0,714647</text:p>
          </table:table-cell>
          <table:table-cell office:value-type="float" office:value="1.28326">
            <text:p>1,28326</text:p>
          </table:table-cell>
          <table:table-cell office:value-type="float" office:value="0.327559">
            <text:p>0,327559</text:p>
          </table:table-cell>
          <table:table-cell office:value-type="float" office:value="0.555413">
            <text:p>0,555413</text:p>
          </table:table-cell>
          <table:table-cell office:value-type="float" office:value="0.882972">
            <text:p>0,882972</text:p>
          </table:table-cell>
          <table:table-cell office:value-type="float" office:value="0.107916">
            <text:p>0,107916</text:p>
          </table:table-cell>
          <table:table-cell office:value-type="float" office:value="0.303219">
            <text:p>0,303219</text:p>
          </table:table-cell>
          <table:table-cell office:value-type="float" office:value="0.411135">
            <text:p>0,411135</text:p>
          </table:table-cell>
          <table:table-cell office:value-type="float" office:value="0.0653945">
            <text:p>0,0653945</text:p>
          </table:table-cell>
          <table:table-cell office:value-type="float" office:value="0.340462">
            <text:p>0,340462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4158">
            <text:p>0,284158</text:p>
          </table:table-cell>
          <table:table-cell office:value-type="float" office:value="0.345154">
            <text:p>0,345154</text:p>
          </table:table-cell>
          <table:table-cell office:value-type="float" office:value="0.629312">
            <text:p>0,629312</text:p>
          </table:table-cell>
          <table:table-cell office:value-type="float" office:value="0.410842">
            <text:p>0,410842</text:p>
          </table:table-cell>
          <table:table-cell office:value-type="float" office:value="0.449257">
            <text:p>0,449257</text:p>
          </table:table-cell>
          <table:table-cell office:value-type="float" office:value="0.860099">
            <text:p>0,860099</text:p>
          </table:table-cell>
          <table:table-cell office:value-type="float" office:value="0.179468">
            <text:p>0,179468</text:p>
          </table:table-cell>
          <table:table-cell office:value-type="float" office:value="0.187386">
            <text:p>0,187386</text:p>
          </table:table-cell>
          <table:table-cell office:value-type="float" office:value="0.366854">
            <text:p>0,366854</text:p>
          </table:table-cell>
          <table:table-cell office:value-type="float" office:value="0.214658">
            <text:p>0,214658</text:p>
          </table:table-cell>
          <table:table-cell office:value-type="float" office:value="0.464506">
            <text:p>0,464506</text:p>
          </table:table-cell>
          <table:table-cell office:value-type="float" office:value="0.679164">
            <text:p>0,679164</text:p>
          </table:table-cell>
          <table:table-cell office:value-type="float" office:value="0.586498">
            <text:p>0,586498</text:p>
          </table:table-cell>
          <table:table-cell office:value-type="float" office:value="0.528728">
            <text:p>0,528728</text:p>
          </table:table-cell>
          <table:table-cell office:value-type="float" office:value="1.11523">
            <text:p>1,11523</text:p>
          </table:table-cell>
          <table:table-cell office:value-type="float" office:value="0.608785">
            <text:p>0,608785</text:p>
          </table:table-cell>
          <table:table-cell office:value-type="float" office:value="0.77359">
            <text:p>0,77359</text:p>
          </table:table-cell>
          <table:table-cell office:value-type="float" office:value="1.38238">
            <text:p>1,38238</text:p>
          </table:table-cell>
          <table:table-cell office:value-type="float" office:value="0.348086">
            <text:p>0,348086</text:p>
          </table:table-cell>
          <table:table-cell office:value-type="float" office:value="0.561865">
            <text:p>0,561865</text:p>
          </table:table-cell>
          <table:table-cell office:value-type="float" office:value="0.909951">
            <text:p>0,909951</text:p>
          </table:table-cell>
          <table:table-cell office:value-type="float" office:value="0.0824029">
            <text:p>0,0824029</text:p>
          </table:table-cell>
          <table:table-cell office:value-type="float" office:value="0.363922">
            <text:p>0,363922</text:p>
          </table:table-cell>
          <table:table-cell office:value-type="float" office:value="0.446325">
            <text:p>0,446325</text:p>
          </table:table-cell>
          <table:table-cell office:value-type="float" office:value="0.0580633">
            <text:p>0,0580633</text:p>
          </table:table-cell>
          <table:table-cell office:value-type="float" office:value="0.496764">
            <text:p>0,496764</text:p>
          </table:table-cell>
          <table:table-cell office:value-type="float" office:value="0.554827">
            <text:p>0,554827</text:p>
          </table:table-cell>
        </table:table-row>
        <table:table-row table:style-name="ro1">
          <table:table-cell office:value-type="float" office:value="0.4387">
            <text:p>0,4387</text:p>
          </table:table-cell>
          <table:table-cell office:value-type="float" office:value="0.409962">
            <text:p>0,409962</text:p>
          </table:table-cell>
          <table:table-cell office:value-type="float" office:value="0.848662">
            <text:p>0,848662</text:p>
          </table:table-cell>
          <table:table-cell office:value-type="float" office:value="0.421105">
            <text:p>0,421105</text:p>
          </table:table-cell>
          <table:table-cell office:value-type="float" office:value="0.445445">
            <text:p>0,445445</text:p>
          </table:table-cell>
          <table:table-cell office:value-type="float" office:value="0.86655">
            <text:p>0,86655</text:p>
          </table:table-cell>
          <table:table-cell office:value-type="float" office:value="0.180055">
            <text:p>0,180055</text:p>
          </table:table-cell>
          <table:table-cell office:value-type="float" office:value="0.182108">
            <text:p>0,182108</text:p>
          </table:table-cell>
          <table:table-cell office:value-type="float" office:value="0.362162">
            <text:p>0,362162</text:p>
          </table:table-cell>
          <table:table-cell office:value-type="float" office:value="0.351605">
            <text:p>0,351605</text:p>
          </table:table-cell>
          <table:table-cell office:value-type="float" office:value="0.455415">
            <text:p>0,455415</text:p>
          </table:table-cell>
          <table:table-cell office:value-type="float" office:value="0.807021">
            <text:p>0,807021</text:p>
          </table:table-cell>
          <table:table-cell office:value-type="float" office:value="0.252194">
            <text:p>0,252194</text:p>
          </table:table-cell>
          <table:table-cell office:value-type="float" office:value="1.22959">
            <text:p>1,22959</text:p>
          </table:table-cell>
          <table:table-cell office:value-type="float" office:value="1.48179">
            <text:p>1,48179</text:p>
          </table:table-cell>
          <table:table-cell office:value-type="float" office:value="0.665382">
            <text:p>0,665382</text:p>
          </table:table-cell>
          <table:table-cell office:value-type="float" office:value="0.874468">
            <text:p>0,874468</text:p>
          </table:table-cell>
          <table:table-cell office:value-type="float" office:value="1.53985">
            <text:p>1,53985</text:p>
          </table:table-cell>
          <table:table-cell office:value-type="float" office:value="0.38357">
            <text:p>0,38357</text:p>
          </table:table-cell>
          <table:table-cell office:value-type="float" office:value="0.571835">
            <text:p>0,571835</text:p>
          </table:table-cell>
          <table:table-cell office:value-type="float" office:value="0.955405">
            <text:p>0,955405</text:p>
          </table:table-cell>
          <table:table-cell office:value-type="float" office:value="0.112314">
            <text:p>0,112314</text:p>
          </table:table-cell>
          <table:table-cell office:value-type="float" office:value="0.302633">
            <text:p>0,302633</text:p>
          </table:table-cell>
          <table:table-cell office:value-type="float" office:value="0.414947">
            <text:p>0,414947</text:p>
          </table:table-cell>
          <table:table-cell office:value-type="float" office:value="0.123165">
            <text:p>0,123165</text:p>
          </table:table-cell>
          <table:table-cell office:value-type="float" office:value="0.771831">
            <text:p>0,771831</text:p>
          </table:table-cell>
          <table:table-cell office:value-type="float" office:value="0.894996">
            <text:p>0,894996</text:p>
          </table:table-cell>
        </table:table-row>
        <table:table-row table:style-name="ro1">
          <table:table-cell office:value-type="float" office:value="0.48474">
            <text:p>0,48474</text:p>
          </table:table-cell>
          <table:table-cell office:value-type="float" office:value="0.611717">
            <text:p>0,611717</text:p>
          </table:table-cell>
          <table:table-cell office:value-type="float" office:value="1.09646">
            <text:p>1,09646</text:p>
          </table:table-cell>
          <table:table-cell office:value-type="float" office:value="0.423451">
            <text:p>0,423451</text:p>
          </table:table-cell>
          <table:table-cell office:value-type="float" office:value="0.486793">
            <text:p>0,486793</text:p>
          </table:table-cell>
          <table:table-cell office:value-type="float" office:value="0.910244">
            <text:p>0,910244</text:p>
          </table:table-cell>
          <table:table-cell office:value-type="float" office:value="0.167738">
            <text:p>0,167738</text:p>
          </table:table-cell>
          <table:table-cell office:value-type="float" office:value="0.46128">
            <text:p>0,46128</text:p>
          </table:table-cell>
          <table:table-cell office:value-type="float" office:value="0.629019">
            <text:p>0,629019</text:p>
          </table:table-cell>
          <table:table-cell office:value-type="float" office:value="0.187679">
            <text:p>0,187679</text:p>
          </table:table-cell>
          <table:table-cell office:value-type="float" office:value="0.555707">
            <text:p>0,555707</text:p>
          </table:table-cell>
          <table:table-cell office:value-type="float" office:value="0.743386">
            <text:p>0,743386</text:p>
          </table:table-cell>
          <table:table-cell office:value-type="float" office:value="0.216124">
            <text:p>0,216124</text:p>
          </table:table-cell>
          <table:table-cell office:value-type="float" office:value="1.30613">
            <text:p>1,30613</text:p>
          </table:table-cell>
          <table:table-cell office:value-type="float" office:value="1.52225">
            <text:p>1,52225</text:p>
          </table:table-cell>
          <table:table-cell office:value-type="float" office:value="1.47416">
            <text:p>1,47416</text:p>
          </table:table-cell>
          <table:table-cell office:value-type="float" office:value="1.94131">
            <text:p>1,94131</text:p>
          </table:table-cell>
          <table:table-cell office:value-type="float" office:value="3.41547">
            <text:p>3,41547</text:p>
          </table:table-cell>
          <table:table-cell office:value-type="float" office:value="0.838692">
            <text:p>0,838692</text:p>
          </table:table-cell>
          <table:table-cell office:value-type="float" office:value="1.39264">
            <text:p>1,39264</text:p>
          </table:table-cell>
          <table:table-cell office:value-type="float" office:value="2.23133">
            <text:p>2,23133</text:p>
          </table:table-cell>
          <table:table-cell office:value-type="float" office:value="0.329025">
            <text:p>0,329025</text:p>
          </table:table-cell>
          <table:table-cell office:value-type="float" office:value="0.682683">
            <text:p>0,682683</text:p>
          </table:table-cell>
          <table:table-cell office:value-type="float" office:value="1.01171">
            <text:p>1,01171</text:p>
          </table:table-cell>
          <table:table-cell office:value-type="float" office:value="0.301753">
            <text:p>0,301753</text:p>
          </table:table-cell>
          <table:table-cell office:value-type="float" office:value="0.738107">
            <text:p>0,738107</text:p>
          </table:table-cell>
          <table:table-cell office:value-type="float" office:value="1.03986">
            <text:p>1,03986</text:p>
          </table:table-cell>
        </table:table-row>
        <table:table-row table:style-name="ro1">
          <table:table-cell office:value-type="float" office:value="0.717287">
            <text:p>0,717287</text:p>
          </table:table-cell>
          <table:table-cell office:value-type="float" office:value="0.75189">
            <text:p>0,75189</text:p>
          </table:table-cell>
          <table:table-cell office:value-type="float" office:value="1.46918">
            <text:p>1,46918</text:p>
          </table:table-cell>
          <table:table-cell office:value-type="float" office:value="1.05394">
            <text:p>1,05394</text:p>
          </table:table-cell>
          <table:table-cell office:value-type="float" office:value="1.08209">
            <text:p>1,08209</text:p>
          </table:table-cell>
          <table:table-cell office:value-type="float" office:value="2.13602">
            <text:p>2,13602</text:p>
          </table:table-cell>
          <table:table-cell office:value-type="float" office:value="0.46392">
            <text:p>0,46392</text:p>
          </table:table-cell>
          <table:table-cell office:value-type="float" office:value="0.437234">
            <text:p>0,437234</text:p>
          </table:table-cell>
          <table:table-cell office:value-type="float" office:value="0.901154">
            <text:p>0,901154</text:p>
          </table:table-cell>
          <table:table-cell office:value-type="float" office:value="0.568903">
            <text:p>0,568903</text:p>
          </table:table-cell>
          <table:table-cell office:value-type="float" office:value="0.44046">
            <text:p>0,44046</text:p>
          </table:table-cell>
          <table:table-cell office:value-type="float" office:value="1.00936">
            <text:p>1,00936</text:p>
          </table:table-cell>
          <table:table-cell office:value-type="float" office:value="0.311724">
            <text:p>0,311724</text:p>
          </table:table-cell>
          <table:table-cell office:value-type="float" office:value="0.487673">
            <text:p>0,487673</text:p>
          </table:table-cell>
          <table:table-cell office:value-type="float" office:value="0.799396">
            <text:p>0,799396</text:p>
          </table:table-cell>
          <table:table-cell office:value-type="float" office:value="0.630192">
            <text:p>0,630192</text:p>
          </table:table-cell>
          <table:table-cell office:value-type="float" office:value="0.759808">
            <text:p>0,759808</text:p>
          </table:table-cell>
          <table:table-cell office:value-type="float" office:value="1.39">
            <text:p>1,39</text:p>
          </table:table-cell>
          <table:table-cell office:value-type="float" office:value="0.403804">
            <text:p>0,403804</text:p>
          </table:table-cell>
          <table:table-cell office:value-type="float" office:value="0.687375">
            <text:p>0,687375</text:p>
          </table:table-cell>
          <table:table-cell office:value-type="float" office:value="1.09118">
            <text:p>1,09118</text:p>
          </table:table-cell>
          <table:table-cell office:value-type="float" office:value="0.0988249">
            <text:p>0,0988249</text:p>
          </table:table-cell>
          <table:table-cell office:value-type="float" office:value="0.361283">
            <text:p>0,361283</text:p>
          </table:table-cell>
          <table:table-cell office:value-type="float" office:value="0.460107">
            <text:p>0,460107</text:p>
          </table:table-cell>
          <table:table-cell office:value-type="float" office:value="0.0850422">
            <text:p>0,0850422</text:p>
          </table:table-cell>
          <table:table-cell office:value-type="float" office:value="0.391487">
            <text:p>0,391487</text:p>
          </table:table-cell>
          <table:table-cell office:value-type="float" office:value="0.476529">
            <text:p>0,476529</text:p>
          </table:table-cell>
        </table:table-row>
        <table:table-row table:style-name="ro1">
          <table:table-cell office:value-type="float" office:value="0.333131">
            <text:p>0,333131</text:p>
          </table:table-cell>
          <table:table-cell office:value-type="float" office:value="0.319934">
            <text:p>0,319934</text:p>
          </table:table-cell>
          <table:table-cell office:value-type="float" office:value="0.653065">
            <text:p>0,653065</text:p>
          </table:table-cell>
          <table:table-cell office:value-type="float" office:value="0.489432">
            <text:p>0,489432</text:p>
          </table:table-cell>
          <table:table-cell office:value-type="float" office:value="0.436061">
            <text:p>0,436061</text:p>
          </table:table-cell>
          <table:table-cell office:value-type="float" office:value="0.925493">
            <text:p>0,925493</text:p>
          </table:table-cell>
          <table:table-cell office:value-type="float" office:value="0.214365">
            <text:p>0,214365</text:p>
          </table:table-cell>
          <table:table-cell office:value-type="float" office:value="0.182694">
            <text:p>0,182694</text:p>
          </table:table-cell>
          <table:table-cell office:value-type="float" office:value="0.397059">
            <text:p>0,397059</text:p>
          </table:table-cell>
          <table:table-cell office:value-type="float" office:value="0.280053">
            <text:p>0,280053</text:p>
          </table:table-cell>
          <table:table-cell office:value-type="float" office:value="0.469785">
            <text:p>0,469785</text:p>
          </table:table-cell>
          <table:table-cell office:value-type="float" office:value="0.749837">
            <text:p>0,749837</text:p>
          </table:table-cell>
          <table:table-cell office:value-type="float" office:value="0.300873">
            <text:p>0,300873</text:p>
          </table:table-cell>
          <table:table-cell office:value-type="float" office:value="0.481515">
            <text:p>0,481515</text:p>
          </table:table-cell>
          <table:table-cell office:value-type="float" office:value="0.782388">
            <text:p>0,782388</text:p>
          </table:table-cell>
          <table:table-cell office:value-type="float" office:value="0.679164">
            <text:p>0,679164</text:p>
          </table:table-cell>
          <table:table-cell office:value-type="float" office:value="0.734295">
            <text:p>0,734295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0.569783">
            <text:p>0,569783</text:p>
          </table:table-cell>
          <table:table-cell office:value-type="float" office:value="0.944555">
            <text:p>0,944555</text:p>
          </table:table-cell>
          <table:table-cell office:value-type="float" office:value="0.192078">
            <text:p>0,192078</text:p>
          </table:table-cell>
          <table:table-cell office:value-type="float" office:value="0.30234">
            <text:p>0,30234</text:p>
          </table:table-cell>
          <table:table-cell office:value-type="float" office:value="0.494418">
            <text:p>0,494418</text:p>
          </table:table-cell>
          <table:table-cell office:value-type="float" office:value="0.0618755">
            <text:p>0,0618755</text:p>
          </table:table-cell>
          <table:table-cell office:value-type="float" office:value="0.894702">
            <text:p>0,894702</text:p>
          </table:table-cell>
          <table:table-cell office:value-type="float" office:value="0.956578">
            <text:p>0,956578</text:p>
          </table:table-cell>
        </table:table-row>
        <table:table-row table:style-name="ro1">
          <table:table-cell office:value-type="float" office:value="0.263337">
            <text:p>0,263337</text:p>
          </table:table-cell>
          <table:table-cell office:value-type="float" office:value="0.329905">
            <text:p>0,329905</text:p>
          </table:table-cell>
          <table:table-cell office:value-type="float" office:value="0.593242">
            <text:p>0,593242</text:p>
          </table:table-cell>
          <table:table-cell office:value-type="float" office:value="1.0903">
            <text:p>1,0903</text:p>
          </table:table-cell>
          <table:table-cell office:value-type="float" office:value="1.34132">
            <text:p>1,34132</text:p>
          </table:table-cell>
          <table:table-cell office:value-type="float" office:value="2.43162">
            <text:p>2,43162</text:p>
          </table:table-cell>
          <table:table-cell office:value-type="float" office:value="0.438114">
            <text:p>0,438114</text:p>
          </table:table-cell>
          <table:table-cell office:value-type="float" office:value="0.538112">
            <text:p>0,538112</text:p>
          </table:table-cell>
          <table:table-cell office:value-type="float" office:value="0.976225">
            <text:p>0,976225</text:p>
          </table:table-cell>
          <table:table-cell office:value-type="float" office:value="0.560692">
            <text:p>0,560692</text:p>
          </table:table-cell>
          <table:table-cell office:value-type="float" office:value="0.952179">
            <text:p>0,952179</text:p>
          </table:table-cell>
          <table:table-cell office:value-type="float" office:value="1.51287">
            <text:p>1,51287</text:p>
          </table:table-cell>
          <table:table-cell office:value-type="float" office:value="0.228148">
            <text:p>0,228148</text:p>
          </table:table-cell>
          <table:table-cell office:value-type="float" office:value="0.575648">
            <text:p>0,575648</text:p>
          </table:table-cell>
          <table:table-cell office:value-type="float" office:value="0.803795">
            <text:p>0,803795</text:p>
          </table:table-cell>
          <table:table-cell office:value-type="float" office:value="0.601453">
            <text:p>0,601453</text:p>
          </table:table-cell>
          <table:table-cell office:value-type="float" office:value="0.761274">
            <text:p>0,761274</text:p>
          </table:table-cell>
          <table:table-cell office:value-type="float" office:value="1.36273">
            <text:p>1,36273</text:p>
          </table:table-cell>
          <table:table-cell office:value-type="float" office:value="0.343981">
            <text:p>0,343981</text:p>
          </table:table-cell>
          <table:table-cell office:value-type="float" office:value="0.603213">
            <text:p>0,603213</text:p>
          </table:table-cell>
          <table:table-cell office:value-type="float" office:value="0.947194">
            <text:p>0,947194</text:p>
          </table:table-cell>
          <table:table-cell office:value-type="float" office:value="0.0894409">
            <text:p>0,0894409</text:p>
          </table:table-cell>
          <table:table-cell office:value-type="float" office:value="0.407323">
            <text:p>0,407323</text:p>
          </table:table-cell>
          <table:table-cell office:value-type="float" office:value="0.496764">
            <text:p>0,496764</text:p>
          </table:table-cell>
          <table:table-cell office:value-type="float" office:value="0.0618755">
            <text:p>0,0618755</text:p>
          </table:table-cell>
          <table:table-cell office:value-type="float" office:value="0.492365">
            <text:p>0,492365</text:p>
          </table:table-cell>
          <table:table-cell office:value-type="float" office:value="0.55424">
            <text:p>0,55424</text:p>
          </table:table-cell>
        </table:table-row>
        <table:table-row table:style-name="ro1">
          <table:table-cell office:value-type="float" office:value="0.752183">
            <text:p>0,752183</text:p>
          </table:table-cell>
          <table:table-cell office:value-type="float" office:value="0.93693">
            <text:p>0,93693</text:p>
          </table:table-cell>
          <table:table-cell office:value-type="float" office:value="1.68911">
            <text:p>1,68911</text:p>
          </table:table-cell>
          <table:table-cell office:value-type="float" office:value="0.516998">
            <text:p>0,516998</text:p>
          </table:table-cell>
          <table:table-cell office:value-type="float" office:value="0.479755">
            <text:p>0,479755</text:p>
          </table:table-cell>
          <table:table-cell office:value-type="float" office:value="0.996753">
            <text:p>0,996753</text:p>
          </table:table-cell>
          <table:table-cell office:value-type="float" office:value="0.145745">
            <text:p>0,145745</text:p>
          </table:table-cell>
          <table:table-cell office:value-type="float" office:value="0.327559">
            <text:p>0,327559</text:p>
          </table:table-cell>
          <table:table-cell office:value-type="float" office:value="0.473304">
            <text:p>0,473304</text:p>
          </table:table-cell>
          <table:table-cell office:value-type="float" office:value="0.904673">
            <text:p>0,904673</text:p>
          </table:table-cell>
          <table:table-cell office:value-type="float" office:value="1.19176">
            <text:p>1,19176</text:p>
          </table:table-cell>
          <table:table-cell office:value-type="float" office:value="2.09644">
            <text:p>2,09644</text:p>
          </table:table-cell>
          <table:table-cell office:value-type="float" office:value="0.275654">
            <text:p>0,275654</text:p>
          </table:table-cell>
          <table:table-cell office:value-type="float" office:value="1.51551">
            <text:p>1,51551</text:p>
          </table:table-cell>
          <table:table-cell office:value-type="float" office:value="1.79116">
            <text:p>1,79116</text:p>
          </table:table-cell>
          <table:table-cell office:value-type="float" office:value="0.637816">
            <text:p>0,637816</text:p>
          </table:table-cell>
          <table:table-cell office:value-type="float" office:value="0.769192">
            <text:p>0,769192</text:p>
          </table:table-cell>
          <table:table-cell office:value-type="float" office:value="1.40701">
            <text:p>1,40701</text:p>
          </table:table-cell>
          <table:table-cell office:value-type="float" office:value="0.333424">
            <text:p>0,333424</text:p>
          </table:table-cell>
          <table:table-cell office:value-type="float" office:value="1.70964">
            <text:p>1,70964</text:p>
          </table:table-cell>
          <table:table-cell office:value-type="float" office:value="2.04306">
            <text:p>2,04306</text:p>
          </table:table-cell>
          <table:table-cell office:value-type="float" office:value="0.284158">
            <text:p>0,284158</text:p>
          </table:table-cell>
          <table:table-cell office:value-type="float" office:value="0.861272">
            <text:p>0,861272</text:p>
          </table:table-cell>
          <table:table-cell office:value-type="float" office:value="1.14543">
            <text:p>1,14543</text:p>
          </table:table-cell>
          <table:table-cell office:value-type="float" office:value="0.152783">
            <text:p>0,152783</text:p>
          </table:table-cell>
          <table:table-cell office:value-type="float" office:value="1.01904">
            <text:p>1,01904</text:p>
          </table:table-cell>
          <table:table-cell office:value-type="float" office:value="1.17182">
            <text:p>1,17182</text:p>
          </table:table-cell>
        </table:table-row>
        <table:table-row table:style-name="ro1">
          <table:table-cell office:value-type="float" office:value="1.17651">
            <text:p>1,17651</text:p>
          </table:table-cell>
          <table:table-cell office:value-type="float" office:value="1.10995">
            <text:p>1,10995</text:p>
          </table:table-cell>
          <table:table-cell office:value-type="float" office:value="2.28646">
            <text:p>2,28646</text:p>
          </table:table-cell>
          <table:table-cell office:value-type="float" office:value="1.31317">
            <text:p>1,31317</text:p>
          </table:table-cell>
          <table:table-cell office:value-type="float" office:value="1.41405">
            <text:p>1,41405</text:p>
          </table:table-cell>
          <table:table-cell office:value-type="float" office:value="2.72721">
            <text:p>2,72721</text:p>
          </table:table-cell>
          <table:table-cell office:value-type="float" office:value="0.285918">
            <text:p>0,285918</text:p>
          </table:table-cell>
          <table:table-cell office:value-type="float" office:value="0.544856">
            <text:p>0,544856</text:p>
          </table:table-cell>
          <table:table-cell office:value-type="float" office:value="0.830774">
            <text:p>0,830774</text:p>
          </table:table-cell>
          <table:table-cell office:value-type="float" office:value="0.582685">
            <text:p>0,582685</text:p>
          </table:table-cell>
          <table:table-cell office:value-type="float" office:value="1.36713">
            <text:p>1,36713</text:p>
          </table:table-cell>
          <table:table-cell office:value-type="float" office:value="1.94981">
            <text:p>1,94981</text:p>
          </table:table-cell>
          <table:table-cell office:value-type="float" office:value="0.445152">
            <text:p>0,445152</text:p>
          </table:table-cell>
          <table:table-cell office:value-type="float" office:value="0.526675">
            <text:p>0,526675</text:p>
          </table:table-cell>
          <table:table-cell office:value-type="float" office:value="0.971827">
            <text:p>0,971827</text:p>
          </table:table-cell>
          <table:table-cell office:value-type="float" office:value="0.596761">
            <text:p>0,596761</text:p>
          </table:table-cell>
          <table:table-cell office:value-type="float" office:value="0.924614">
            <text:p>0,924614</text:p>
          </table:table-cell>
          <table:table-cell office:value-type="float" office:value="1.52138">
            <text:p>1,52138</text:p>
          </table:table-cell>
          <table:table-cell office:value-type="float" office:value="0.392367">
            <text:p>0,392367</text:p>
          </table:table-cell>
          <table:table-cell office:value-type="float" office:value="0.633418">
            <text:p>0,633418</text:p>
          </table:table-cell>
          <table:table-cell office:value-type="float" office:value="1.02578">
            <text:p>1,02578</text:p>
          </table:table-cell>
          <table:table-cell office:value-type="float" office:value="0.0868017">
            <text:p>0,0868017</text:p>
          </table:table-cell>
          <table:table-cell office:value-type="float" office:value="0.348966">
            <text:p>0,348966</text:p>
          </table:table-cell>
          <table:table-cell office:value-type="float" office:value="0.435768">
            <text:p>0,435768</text:p>
          </table:table-cell>
          <table:table-cell office:value-type="float" office:value="0.0592363">
            <text:p>0,0592363</text:p>
          </table:table-cell>
          <table:table-cell office:value-type="float" office:value="0.379757">
            <text:p>0,379757</text:p>
          </table:table-cell>
          <table:table-cell office:value-type="float" office:value="0.438994">
            <text:p>0,438994</text:p>
          </table:table-cell>
        </table:table-row>
        <table:table-row table:style-name="ro1">
          <table:table-cell office:value-type="float" office:value="0.237825">
            <text:p>0,237825</text:p>
          </table:table-cell>
          <table:table-cell office:value-type="float" office:value="1.07886">
            <text:p>1,07886</text:p>
          </table:table-cell>
          <table:table-cell office:value-type="float" office:value="1.31669">
            <text:p>1,31669</text:p>
          </table:table-cell>
          <table:table-cell office:value-type="float" office:value="0.422278">
            <text:p>0,422278</text:p>
          </table:table-cell>
          <table:table-cell office:value-type="float" office:value="0.454242">
            <text:p>0,454242</text:p>
          </table:table-cell>
          <table:table-cell office:value-type="float" office:value="0.876521">
            <text:p>0,876521</text:p>
          </table:table-cell>
          <table:table-cell office:value-type="float" office:value="0.222869">
            <text:p>0,222869</text:p>
          </table:table-cell>
          <table:table-cell office:value-type="float" office:value="0.230787">
            <text:p>0,230787</text:p>
          </table:table-cell>
          <table:table-cell office:value-type="float" office:value="0.453656">
            <text:p>0,453656</text:p>
          </table:table-cell>
          <table:table-cell office:value-type="float" office:value="0.258939">
            <text:p>0,258939</text:p>
          </table:table-cell>
          <table:table-cell office:value-type="float" office:value="0.550428">
            <text:p>0,550428</text:p>
          </table:table-cell>
          <table:table-cell office:value-type="float" office:value="0.809367">
            <text:p>0,809367</text:p>
          </table:table-cell>
          <table:table-cell office:value-type="float" office:value="0.368321">
            <text:p>0,368321</text:p>
          </table:table-cell>
          <table:table-cell office:value-type="float" office:value="0.517291">
            <text:p>0,517291</text:p>
          </table:table-cell>
          <table:table-cell office:value-type="float" office:value="0.885612">
            <text:p>0,885612</text:p>
          </table:table-cell>
          <table:table-cell office:value-type="float" office:value="0.610837">
            <text:p>0,610837</text:p>
          </table:table-cell>
          <table:table-cell office:value-type="float" office:value="0.780628">
            <text:p>0,780628</text:p>
          </table:table-cell>
          <table:table-cell office:value-type="float" office:value="1.39147">
            <text:p>1,39147</text:p>
          </table:table-cell>
          <table:table-cell office:value-type="float" office:value="0.903206">
            <text:p>0,903206</text:p>
          </table:table-cell>
          <table:table-cell office:value-type="float" office:value="1.13077">
            <text:p>1,13077</text:p>
          </table:table-cell>
          <table:table-cell office:value-type="float" office:value="2.03397">
            <text:p>2,03397</text:p>
          </table:table-cell>
          <table:table-cell office:value-type="float" office:value="0.0838692">
            <text:p>0,0838692</text:p>
          </table:table-cell>
          <table:table-cell office:value-type="float" office:value="0.349259">
            <text:p>0,349259</text:p>
          </table:table-cell>
          <table:table-cell office:value-type="float" office:value="0.433129">
            <text:p>0,433129</text:p>
          </table:table-cell>
          <table:table-cell office:value-type="float" office:value="0.0592363">
            <text:p>0,0592363</text:p>
          </table:table-cell>
          <table:table-cell office:value-type="float" office:value="0.363922">
            <text:p>0,363922</text:p>
          </table:table-cell>
          <table:table-cell office:value-type="float" office:value="0.423158">
            <text:p>0,423158</text:p>
          </table:table-cell>
        </table:table-row>
        <table:table-row table:style-name="ro1">
          <table:table-cell office:value-type="float" office:value="0.299994">
            <text:p>0,299994</text:p>
          </table:table-cell>
          <table:table-cell office:value-type="float" office:value="0.319348">
            <text:p>0,319348</text:p>
          </table:table-cell>
          <table:table-cell office:value-type="float" office:value="0.619342">
            <text:p>0,619342</text:p>
          </table:table-cell>
          <table:table-cell office:value-type="float" office:value="0.414361">
            <text:p>0,414361</text:p>
          </table:table-cell>
          <table:table-cell office:value-type="float" office:value="0.443099">
            <text:p>0,443099</text:p>
          </table:table-cell>
          <table:table-cell office:value-type="float" office:value="0.85746">
            <text:p>0,85746</text:p>
          </table:table-cell>
          <table:table-cell office:value-type="float" office:value="0.175656">
            <text:p>0,175656</text:p>
          </table:table-cell>
          <table:table-cell office:value-type="float" office:value="0.195304">
            <text:p>0,195304</text:p>
          </table:table-cell>
          <table:table-cell office:value-type="float" office:value="0.37096">
            <text:p>0,37096</text:p>
          </table:table-cell>
          <table:table-cell office:value-type="float" office:value="0.229027">
            <text:p>0,229027</text:p>
          </table:table-cell>
          <table:table-cell office:value-type="float" office:value="0.471544">
            <text:p>0,471544</text:p>
          </table:table-cell>
          <table:table-cell office:value-type="float" office:value="0.700572">
            <text:p>0,700572</text:p>
          </table:table-cell>
          <table:table-cell office:value-type="float" office:value="0.276827">
            <text:p>0,276827</text:p>
          </table:table-cell>
          <table:table-cell office:value-type="float" office:value="0.498816">
            <text:p>0,498816</text:p>
          </table:table-cell>
          <table:table-cell office:value-type="float" office:value="0.775643">
            <text:p>0,775643</text:p>
          </table:table-cell>
          <table:table-cell office:value-type="float" office:value="0.60204">
            <text:p>0,60204</text:p>
          </table:table-cell>
          <table:table-cell office:value-type="float" office:value="0.74016">
            <text:p>0,74016</text:p>
          </table:table-cell>
          <table:table-cell office:value-type="float" office:value="1.3422">
            <text:p>1,3422</text:p>
          </table:table-cell>
          <table:table-cell office:value-type="float" office:value="0.327266">
            <text:p>0,327266</text:p>
          </table:table-cell>
          <table:table-cell office:value-type="float" office:value="0.626086">
            <text:p>0,626086</text:p>
          </table:table-cell>
          <table:table-cell office:value-type="float" office:value="0.953352">
            <text:p>0,953352</text:p>
          </table:table-cell>
          <table:table-cell office:value-type="float" office:value="0.132548">
            <text:p>0,132548</text:p>
          </table:table-cell>
          <table:table-cell office:value-type="float" office:value="0.294129">
            <text:p>0,294129</text:p>
          </table:table-cell>
          <table:table-cell office:value-type="float" office:value="0.426677">
            <text:p>0,426677</text:p>
          </table:table-cell>
          <table:table-cell office:value-type="float" office:value="0.058943">
            <text:p>0,058943</text:p>
          </table:table-cell>
          <table:table-cell office:value-type="float" office:value="0.357177">
            <text:p>0,35717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0.799396">
            <text:p>0,799396</text:p>
          </table:table-cell>
          <table:table-cell office:value-type="float" office:value="1.03575">
            <text:p>1,03575</text:p>
          </table:table-cell>
          <table:table-cell office:value-type="float" office:value="0.437234">
            <text:p>0,437234</text:p>
          </table:table-cell>
          <table:table-cell office:value-type="float" office:value="0.460107">
            <text:p>0,460107</text:p>
          </table:table-cell>
          <table:table-cell office:value-type="float" office:value="0.897341">
            <text:p>0,897341</text:p>
          </table:table-cell>
          <table:table-cell office:value-type="float" office:value="0.271548">
            <text:p>0,271548</text:p>
          </table:table-cell>
          <table:table-cell office:value-type="float" office:value="0.579166">
            <text:p>0,579166</text:p>
          </table:table-cell>
          <table:table-cell office:value-type="float" office:value="0.850715">
            <text:p>0,850715</text:p>
          </table:table-cell>
          <table:table-cell office:value-type="float" office:value="0.179762">
            <text:p>0,179762</text:p>
          </table:table-cell>
          <table:table-cell office:value-type="float" office:value="0.593829">
            <text:p>0,593829</text:p>
          </table:table-cell>
          <table:table-cell office:value-type="float" office:value="0.77359">
            <text:p>0,77359</text:p>
          </table:table-cell>
          <table:table-cell office:value-type="float" office:value="0.241344">
            <text:p>0,241344</text:p>
          </table:table-cell>
          <table:table-cell office:value-type="float" office:value="0.562745">
            <text:p>0,562745</text:p>
          </table:table-cell>
          <table:table-cell office:value-type="float" office:value="0.804088">
            <text:p>0,804088</text:p>
          </table:table-cell>
          <table:table-cell office:value-type="float" office:value="0.632831">
            <text:p>0,632831</text:p>
          </table:table-cell>
          <table:table-cell office:value-type="float" office:value="0.758928">
            <text:p>0,758928</text:p>
          </table:table-cell>
          <table:table-cell office:value-type="float" office:value="1.39176">
            <text:p>1,39176</text:p>
          </table:table-cell>
          <table:table-cell office:value-type="float" office:value="0.325213">
            <text:p>0,325213</text:p>
          </table:table-cell>
          <table:table-cell office:value-type="float" office:value="0.631658">
            <text:p>0,631658</text:p>
          </table:table-cell>
          <table:table-cell office:value-type="float" office:value="0.956871">
            <text:p>0,956871</text:p>
          </table:table-cell>
          <table:table-cell office:value-type="float" office:value="0.0859219">
            <text:p>0,0859219</text:p>
          </table:table-cell>
          <table:table-cell office:value-type="float" office:value="0.377998">
            <text:p>0,377998</text:p>
          </table:table-cell>
          <table:table-cell office:value-type="float" office:value="0.46392">
            <text:p>0,46392</text:p>
          </table:table-cell>
          <table:table-cell office:value-type="float" office:value="0.0583565">
            <text:p>0,0583565</text:p>
          </table:table-cell>
          <table:table-cell office:value-type="float" office:value="0.368027">
            <text:p>0,368027</text:p>
          </table:table-cell>
          <table:table-cell office:value-type="float" office:value="0.426384">
            <text:p>0,426384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8181">
            <text:p>0,38181</text:p>
          </table:table-cell>
          <table:table-cell office:value-type="float" office:value="0.619048">
            <text:p>0,619048</text:p>
          </table:table-cell>
          <table:table-cell office:value-type="float" office:value="0.481515">
            <text:p>0,481515</text:p>
          </table:table-cell>
          <table:table-cell office:value-type="float" office:value="0.461867">
            <text:p>0,461867</text:p>
          </table:table-cell>
          <table:table-cell office:value-type="float" office:value="0.943382">
            <text:p>0,943382</text:p>
          </table:table-cell>
          <table:table-cell office:value-type="float" office:value="0.187679">
            <text:p>0,187679</text:p>
          </table:table-cell>
          <table:table-cell office:value-type="float" office:value="0.189146">
            <text:p>0,189146</text:p>
          </table:table-cell>
          <table:table-cell office:value-type="float" office:value="0.376825">
            <text:p>0,376825</text:p>
          </table:table-cell>
          <table:table-cell office:value-type="float" office:value="0.220523">
            <text:p>0,220523</text:p>
          </table:table-cell>
          <table:table-cell office:value-type="float" office:value="0.468905">
            <text:p>0,468905</text:p>
          </table:table-cell>
          <table:table-cell office:value-type="float" office:value="0.689428">
            <text:p>0,689428</text:p>
          </table:table-cell>
          <table:table-cell office:value-type="float" office:value="0.273308">
            <text:p>0,273308</text:p>
          </table:table-cell>
          <table:table-cell office:value-type="float" office:value="0.487673">
            <text:p>0,487673</text:p>
          </table:table-cell>
          <table:table-cell office:value-type="float" office:value="0.760981">
            <text:p>0,760981</text:p>
          </table:table-cell>
          <table:table-cell office:value-type="float" office:value="0.608198">
            <text:p>0,608198</text:p>
          </table:table-cell>
          <table:table-cell office:value-type="float" office:value="0.714354">
            <text:p>0,714354</text:p>
          </table:table-cell>
          <table:table-cell office:value-type="float" office:value="1.32255">
            <text:p>1,32255</text:p>
          </table:table-cell>
          <table:table-cell office:value-type="float" office:value="0.317589">
            <text:p>0,317589</text:p>
          </table:table-cell>
          <table:table-cell office:value-type="float" office:value="0.564211">
            <text:p>0,564211</text:p>
          </table:table-cell>
          <table:table-cell office:value-type="float" office:value="0.881799">
            <text:p>0,881799</text:p>
          </table:table-cell>
          <table:table-cell office:value-type="float" office:value="0.107036">
            <text:p>0,107036</text:p>
          </table:table-cell>
          <table:table-cell office:value-type="float" office:value="0.700572">
            <text:p>0,700572</text:p>
          </table:table-cell>
          <table:table-cell office:value-type="float" office:value="0.807607">
            <text:p>0,807607</text:p>
          </table:table-cell>
          <table:table-cell office:value-type="float" office:value="0.060116">
            <text:p>0,060116</text:p>
          </table:table-cell>
          <table:table-cell office:value-type="float" office:value="0.343688">
            <text:p>0,343688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77705">
            <text:p>0,377705</text:p>
          </table:table-cell>
          <table:table-cell office:value-type="float" office:value="0.622274">
            <text:p>0,622274</text:p>
          </table:table-cell>
          <table:table-cell office:value-type="float" office:value="0.415534">
            <text:p>0,415534</text:p>
          </table:table-cell>
          <table:table-cell office:value-type="float" office:value="0.443392">
            <text:p>0,443392</text:p>
          </table:table-cell>
          <table:table-cell office:value-type="float" office:value="0.858926">
            <text:p>0,858926</text:p>
          </table:table-cell>
          <table:table-cell office:value-type="float" office:value="0.195597">
            <text:p>0,195597</text:p>
          </table:table-cell>
          <table:table-cell office:value-type="float" office:value="0.189732">
            <text:p>0,189732</text:p>
          </table:table-cell>
          <table:table-cell office:value-type="float" office:value="0.385329">
            <text:p>0,385329</text:p>
          </table:table-cell>
          <table:table-cell office:value-type="float" office:value="0.215245">
            <text:p>0,215245</text:p>
          </table:table-cell>
          <table:table-cell office:value-type="float" office:value="0.464213">
            <text:p>0,464213</text:p>
          </table:table-cell>
          <table:table-cell office:value-type="float" office:value="0.679458">
            <text:p>0,679458</text:p>
          </table:table-cell>
          <table:table-cell office:value-type="float" office:value="0.261285">
            <text:p>0,261285</text:p>
          </table:table-cell>
          <table:table-cell office:value-type="float" office:value="0.4865">
            <text:p>0,4865</text:p>
          </table:table-cell>
          <table:table-cell office:value-type="float" office:value="0.747785">
            <text:p>0,747785</text:p>
          </table:table-cell>
          <table:table-cell office:value-type="float" office:value="0.586791">
            <text:p>0,586791</text:p>
          </table:table-cell>
          <table:table-cell office:value-type="float" office:value="0.759221">
            <text:p>0,759221</text:p>
          </table:table-cell>
          <table:table-cell office:value-type="float" office:value="1.34601">
            <text:p>1,34601</text:p>
          </table:table-cell>
          <table:table-cell office:value-type="float" office:value="0.322574">
            <text:p>0,322574</text:p>
          </table:table-cell>
          <table:table-cell office:value-type="float" office:value="0.590603">
            <text:p>0,590603</text:p>
          </table:table-cell>
          <table:table-cell office:value-type="float" office:value="0.913177">
            <text:p>0,913177</text:p>
          </table:table-cell>
          <table:table-cell office:value-type="float" office:value="0.136361">
            <text:p>0,136361</text:p>
          </table:table-cell>
          <table:table-cell office:value-type="float" office:value="0.299994">
            <text:p>0,299994</text:p>
          </table:table-cell>
          <table:table-cell office:value-type="float" office:value="0.436354">
            <text:p>0,436354</text:p>
          </table:table-cell>
          <table:table-cell office:value-type="float" office:value="0.0689135">
            <text:p>0,0689135</text:p>
          </table:table-cell>
          <table:table-cell office:value-type="float" office:value="0.33489">
            <text:p>0,33489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67443">
            <text:p>0,267443</text:p>
          </table:table-cell>
          <table:table-cell office:value-type="float" office:value="0.331958">
            <text:p>0,331958</text:p>
          </table:table-cell>
          <table:table-cell office:value-type="float" office:value="0.599401">
            <text:p>0,599401</text:p>
          </table:table-cell>
          <table:table-cell office:value-type="float" office:value="0.416707">
            <text:p>0,416707</text:p>
          </table:table-cell>
          <table:table-cell office:value-type="float" office:value="0.46128">
            <text:p>0,46128</text:p>
          </table:table-cell>
          <table:table-cell office:value-type="float" office:value="0.877987">
            <text:p>0,877987</text:p>
          </table:table-cell>
          <table:table-cell office:value-type="float" office:value="0.177416">
            <text:p>0,177416</text:p>
          </table:table-cell>
          <table:table-cell office:value-type="float" office:value="0.183574">
            <text:p>0,183574</text:p>
          </table:table-cell>
          <table:table-cell office:value-type="float" office:value="0.360989">
            <text:p>0,360989</text:p>
          </table:table-cell>
          <table:table-cell office:value-type="float" office:value="0.2302">
            <text:p>0,2302</text:p>
          </table:table-cell>
          <table:table-cell office:value-type="float" office:value="0.484447">
            <text:p>0,484447</text:p>
          </table:table-cell>
          <table:table-cell office:value-type="float" office:value="0.714647">
            <text:p>0,714647</text:p>
          </table:table-cell>
          <table:table-cell office:value-type="float" office:value="0.269789">
            <text:p>0,269789</text:p>
          </table:table-cell>
          <table:table-cell office:value-type="float" office:value="0.508787">
            <text:p>0,508787</text:p>
          </table:table-cell>
          <table:table-cell office:value-type="float" office:value="0.778576">
            <text:p>0,778576</text:p>
          </table:table-cell>
          <table:table-cell office:value-type="float" office:value="0.604386">
            <text:p>0,604386</text:p>
          </table:table-cell>
          <table:table-cell office:value-type="float" office:value="0.787666">
            <text:p>0,787666</text:p>
          </table:table-cell>
          <table:table-cell office:value-type="float" office:value="1.39205">
            <text:p>1,39205</text:p>
          </table:table-cell>
          <table:table-cell office:value-type="float" office:value="0.342221">
            <text:p>0,342221</text:p>
          </table:table-cell>
          <table:table-cell office:value-type="float" office:value="0.562745">
            <text:p>0,562745</text:p>
          </table:table-cell>
          <table:table-cell office:value-type="float" office:value="0.904966">
            <text:p>0,904966</text:p>
          </table:table-cell>
          <table:table-cell office:value-type="float" office:value="0.11642">
            <text:p>0,11642</text:p>
          </table:table-cell>
          <table:table-cell office:value-type="float" office:value="0.802036">
            <text:p>0,802036</text:p>
          </table:table-cell>
          <table:table-cell office:value-type="float" office:value="0.918455">
            <text:p>0,918455</text:p>
          </table:table-cell>
          <table:table-cell office:value-type="float" office:value="0.0703797">
            <text:p>0,0703797</text:p>
          </table:table-cell>
          <table:table-cell office:value-type="float" office:value="0.34662">
            <text:p>0,34662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86504">
            <text:p>0,286504</text:p>
          </table:table-cell>
          <table:table-cell office:value-type="float" office:value="0.342515">
            <text:p>0,342515</text:p>
          </table:table-cell>
          <table:table-cell office:value-type="float" office:value="0.629019">
            <text:p>0,629019</text:p>
          </table:table-cell>
          <table:table-cell office:value-type="float" office:value="0.431076">
            <text:p>0,431076</text:p>
          </table:table-cell>
          <table:table-cell office:value-type="float" office:value="0.443392">
            <text:p>0,443392</text:p>
          </table:table-cell>
          <table:table-cell office:value-type="float" office:value="0.874468">
            <text:p>0,874468</text:p>
          </table:table-cell>
          <table:table-cell office:value-type="float" office:value="0.169791">
            <text:p>0,169791</text:p>
          </table:table-cell>
          <table:table-cell office:value-type="float" office:value="0.189732">
            <text:p>0,189732</text:p>
          </table:table-cell>
          <table:table-cell office:value-type="float" office:value="0.359523">
            <text:p>0,359523</text:p>
          </table:table-cell>
          <table:table-cell office:value-type="float" office:value="0.231373">
            <text:p>0,231373</text:p>
          </table:table-cell>
          <table:table-cell office:value-type="float" office:value="0.89177">
            <text:p>0,89177</text:p>
          </table:table-cell>
          <table:table-cell office:value-type="float" office:value="1.12314">
            <text:p>1,12314</text:p>
          </table:table-cell>
          <table:table-cell office:value-type="float" office:value="0.831947">
            <text:p>0,831947</text:p>
          </table:table-cell>
          <table:table-cell office:value-type="float" office:value="1.44132">
            <text:p>1,44132</text:p>
          </table:table-cell>
          <table:table-cell office:value-type="float" office:value="2.27327">
            <text:p>2,27327</text:p>
          </table:table-cell>
          <table:table-cell office:value-type="float" office:value="1.81374">
            <text:p>1,81374</text:p>
          </table:table-cell>
          <table:table-cell office:value-type="float" office:value="2.58704">
            <text:p>2,58704</text:p>
          </table:table-cell>
          <table:table-cell office:value-type="float" office:value="4.40079">
            <text:p>4,40079</text:p>
          </table:table-cell>
          <table:table-cell office:value-type="float" office:value="0.312603">
            <text:p>0,312603</text:p>
          </table:table-cell>
          <table:table-cell office:value-type="float" office:value="0.583272">
            <text:p>0,583272</text:p>
          </table:table-cell>
          <table:table-cell office:value-type="float" office:value="0.895875">
            <text:p>0,895875</text:p>
          </table:table-cell>
          <table:table-cell office:value-type="float" office:value="0.0967721">
            <text:p>0,0967721</text:p>
          </table:table-cell>
          <table:table-cell office:value-type="float" office:value="0.2997">
            <text:p>0,2997</text:p>
          </table:table-cell>
          <table:table-cell office:value-type="float" office:value="0.396472">
            <text:p>0,396472</text:p>
          </table:table-cell>
          <table:table-cell office:value-type="float" office:value="0.0574768">
            <text:p>0,0574768</text:p>
          </table:table-cell>
          <table:table-cell office:value-type="float" office:value="0.348966">
            <text:p>0,348966</text:p>
          </table:table-cell>
          <table:table-cell office:value-type="float" office:value="0.406443">
            <text:p>0,406443</text:p>
          </table:table-cell>
        </table:table-row>
        <table:table-row table:style-name="ro1">
          <table:table-cell office:value-type="float" office:value="0.284745">
            <text:p>0,284745</text:p>
          </table:table-cell>
          <table:table-cell office:value-type="float" office:value="0.317882">
            <text:p>0,317882</text:p>
          </table:table-cell>
          <table:table-cell office:value-type="float" office:value="0.602626">
            <text:p>0,602626</text:p>
          </table:table-cell>
          <table:table-cell office:value-type="float" office:value="0.549548">
            <text:p>0,549548</text:p>
          </table:table-cell>
          <table:table-cell office:value-type="float" office:value="0.462453">
            <text:p>0,462453</text:p>
          </table:table-cell>
          <table:table-cell office:value-type="float" office:value="1.012">
            <text:p>1,012</text:p>
          </table:table-cell>
          <table:table-cell office:value-type="float" office:value="0.17243">
            <text:p>0,17243</text:p>
          </table:table-cell>
          <table:table-cell office:value-type="float" office:value="0.195304">
            <text:p>0,195304</text:p>
          </table:table-cell>
          <table:table-cell office:value-type="float" office:value="0.367734">
            <text:p>0,367734</text:p>
          </table:table-cell>
          <table:table-cell office:value-type="float" office:value="0.225802">
            <text:p>0,225802</text:p>
          </table:table-cell>
          <table:table-cell office:value-type="float" office:value="0.478289">
            <text:p>0,478289</text:p>
          </table:table-cell>
          <table:table-cell office:value-type="float" office:value="0.70409">
            <text:p>0,70409</text:p>
          </table:table-cell>
          <table:table-cell office:value-type="float" office:value="0.256299">
            <text:p>0,256299</text:p>
          </table:table-cell>
          <table:table-cell office:value-type="float" office:value="0.501456">
            <text:p>0,501456</text:p>
          </table:table-cell>
          <table:table-cell office:value-type="float" office:value="0.757755">
            <text:p>0,757755</text:p>
          </table:table-cell>
          <table:table-cell office:value-type="float" office:value="0.599694">
            <text:p>0,599694</text:p>
          </table:table-cell>
          <table:table-cell office:value-type="float" office:value="0.765086">
            <text:p>0,765086</text:p>
          </table:table-cell>
          <table:table-cell office:value-type="float" office:value="1.36478">
            <text:p>1,36478</text:p>
          </table:table-cell>
          <table:table-cell office:value-type="float" office:value="0.360696">
            <text:p>0,360696</text:p>
          </table:table-cell>
          <table:table-cell office:value-type="float" office:value="0.577993">
            <text:p>0,577993</text:p>
          </table:table-cell>
          <table:table-cell office:value-type="float" office:value="0.93869">
            <text:p>0,93869</text:p>
          </table:table-cell>
          <table:table-cell office:value-type="float" office:value="0.0894409">
            <text:p>0,0894409</text:p>
          </table:table-cell>
          <table:table-cell office:value-type="float" office:value="0.332544">
            <text:p>0,332544</text:p>
          </table:table-cell>
          <table:table-cell office:value-type="float" office:value="0.421985">
            <text:p>0,421985</text:p>
          </table:table-cell>
          <table:table-cell office:value-type="float" office:value="0.064808">
            <text:p>0,064808</text:p>
          </table:table-cell>
          <table:table-cell office:value-type="float" office:value="0.345447">
            <text:p>0,345447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366268">
            <text:p>0,366268</text:p>
          </table:table-cell>
          <table:table-cell office:value-type="float" office:value="0.331078">
            <text:p>0,331078</text:p>
          </table:table-cell>
          <table:table-cell office:value-type="float" office:value="0.697346">
            <text:p>0,697346</text:p>
          </table:table-cell>
          <table:table-cell office:value-type="float" office:value="0.434302">
            <text:p>0,434302</text:p>
          </table:table-cell>
          <table:table-cell office:value-type="float" office:value="0.444859">
            <text:p>0,444859</text:p>
          </table:table-cell>
          <table:table-cell office:value-type="float" office:value="0.87916">
            <text:p>0,87916</text:p>
          </table:table-cell>
          <table:table-cell office:value-type="float" office:value="0.179468">
            <text:p>0,179468</text:p>
          </table:table-cell>
          <table:table-cell office:value-type="float" office:value="0.212605">
            <text:p>0,212605</text:p>
          </table:table-cell>
          <table:table-cell office:value-type="float" office:value="0.392074">
            <text:p>0,392074</text:p>
          </table:table-cell>
          <table:table-cell office:value-type="float" office:value="0.236652">
            <text:p>0,236652</text:p>
          </table:table-cell>
          <table:table-cell office:value-type="float" office:value="0.495004">
            <text:p>0,495004</text:p>
          </table:table-cell>
          <table:table-cell office:value-type="float" office:value="0.731656">
            <text:p>0,731656</text:p>
          </table:table-cell>
          <table:table-cell office:value-type="float" office:value="0.280639">
            <text:p>0,280639</text:p>
          </table:table-cell>
          <table:table-cell office:value-type="float" office:value="0.492072">
            <text:p>0,492072</text:p>
          </table:table-cell>
          <table:table-cell office:value-type="float" office:value="0.772711">
            <text:p>0,772711</text:p>
          </table:table-cell>
          <table:table-cell office:value-type="float" office:value="0.609664">
            <text:p>0,609664</text:p>
          </table:table-cell>
          <table:table-cell office:value-type="float" office:value="0.713768">
            <text:p>0,713768</text:p>
          </table:table-cell>
          <table:table-cell office:value-type="float" office:value="1.32343">
            <text:p>1,32343</text:p>
          </table:table-cell>
          <table:table-cell office:value-type="float" office:value="0.765966">
            <text:p>0,765966</text:p>
          </table:table-cell>
          <table:table-cell office:value-type="float" office:value="0.708782">
            <text:p>0,708782</text:p>
          </table:table-cell>
          <table:table-cell office:value-type="float" office:value="1.47475">
            <text:p>1,47475</text:p>
          </table:table-cell>
          <table:table-cell office:value-type="float" office:value="0.0906139">
            <text:p>0,0906139</text:p>
          </table:table-cell>
          <table:table-cell office:value-type="float" office:value="0.338409">
            <text:p>0,338409</text:p>
          </table:table-cell>
          <table:table-cell office:value-type="float" office:value="0.429023">
            <text:p>0,429023</text:p>
          </table:table-cell>
          <table:table-cell office:value-type="float" office:value="0.0727257">
            <text:p>0,0727257</text:p>
          </table:table-cell>
          <table:table-cell office:value-type="float" office:value="0.347793">
            <text:p>0,34779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394126">
            <text:p>0,394126</text:p>
          </table:table-cell>
          <table:table-cell office:value-type="float" office:value="0.337529">
            <text:p>0,337529</text:p>
          </table:table-cell>
          <table:table-cell office:value-type="float" office:value="0.731656">
            <text:p>0,731656</text:p>
          </table:table-cell>
          <table:table-cell office:value-type="float" office:value="0.42697">
            <text:p>0,42697</text:p>
          </table:table-cell>
          <table:table-cell office:value-type="float" office:value="0.448964">
            <text:p>0,448964</text:p>
          </table:table-cell>
          <table:table-cell office:value-type="float" office:value="0.875934">
            <text:p>0,875934</text:p>
          </table:table-cell>
          <table:table-cell office:value-type="float" office:value="0.185333">
            <text:p>0,185333</text:p>
          </table:table-cell>
          <table:table-cell office:value-type="float" office:value="0.188852">
            <text:p>0,188852</text:p>
          </table:table-cell>
          <table:table-cell office:value-type="float" office:value="0.374186">
            <text:p>0,374186</text:p>
          </table:table-cell>
          <table:table-cell office:value-type="float" office:value="0.236945">
            <text:p>0,236945</text:p>
          </table:table-cell>
          <table:table-cell office:value-type="float" office:value="0.477116">
            <text:p>0,477116</text:p>
          </table:table-cell>
          <table:table-cell office:value-type="float" office:value="0.714061">
            <text:p>0,714061</text:p>
          </table:table-cell>
          <table:table-cell office:value-type="float" office:value="0.273601">
            <text:p>0,273601</text:p>
          </table:table-cell>
          <table:table-cell office:value-type="float" office:value="0.486207">
            <text:p>0,486207</text:p>
          </table:table-cell>
          <table:table-cell office:value-type="float" office:value="0.759808">
            <text:p>0,759808</text:p>
          </table:table-cell>
          <table:table-cell office:value-type="float" office:value="0.59031">
            <text:p>0,59031</text:p>
          </table:table-cell>
          <table:table-cell office:value-type="float" office:value="0.720806">
            <text:p>0,720806</text:p>
          </table:table-cell>
          <table:table-cell office:value-type="float" office:value="1.31112">
            <text:p>1,31112</text:p>
          </table:table-cell>
          <table:table-cell office:value-type="float" office:value="0.329025">
            <text:p>0,329025</text:p>
          </table:table-cell>
          <table:table-cell office:value-type="float" office:value="0.56685">
            <text:p>0,56685</text:p>
          </table:table-cell>
          <table:table-cell office:value-type="float" office:value="0.895875">
            <text:p>0,895875</text:p>
          </table:table-cell>
          <table:table-cell office:value-type="float" office:value="0.0838692">
            <text:p>0,0838692</text:p>
          </table:table-cell>
          <table:table-cell office:value-type="float" office:value="0.330785">
            <text:p>0,330785</text:p>
          </table:table-cell>
          <table:table-cell office:value-type="float" office:value="0.414654">
            <text:p>0,414654</text:p>
          </table:table-cell>
          <table:table-cell office:value-type="float" office:value="0.0586498">
            <text:p>0,0586498</text:p>
          </table:table-cell>
          <table:table-cell office:value-type="float" office:value="0.35747">
            <text:p>0,3574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29905">
            <text:p>0,329905</text:p>
          </table:table-cell>
          <table:table-cell office:value-type="float" office:value="0.617582">
            <text:p>0,617582</text:p>
          </table:table-cell>
          <table:table-cell office:value-type="float" office:value="0.439873">
            <text:p>0,439873</text:p>
          </table:table-cell>
          <table:table-cell office:value-type="float" office:value="0.44134">
            <text:p>0,44134</text:p>
          </table:table-cell>
          <table:table-cell office:value-type="float" office:value="0.881213">
            <text:p>0,881213</text:p>
          </table:table-cell>
          <table:table-cell office:value-type="float" office:value="0.173897">
            <text:p>0,173897</text:p>
          </table:table-cell>
          <table:table-cell office:value-type="float" office:value="0.193251">
            <text:p>0,193251</text:p>
          </table:table-cell>
          <table:table-cell office:value-type="float" office:value="0.367148">
            <text:p>0,367148</text:p>
          </table:table-cell>
          <table:table-cell office:value-type="float" office:value="0.212019">
            <text:p>0,212019</text:p>
          </table:table-cell>
          <table:table-cell office:value-type="float" office:value="0.896462">
            <text:p>0,896462</text:p>
          </table:table-cell>
          <table:table-cell office:value-type="float" office:value="1.10848">
            <text:p>1,10848</text:p>
          </table:table-cell>
          <table:table-cell office:value-type="float" office:value="0.246622">
            <text:p>0,246622</text:p>
          </table:table-cell>
          <table:table-cell office:value-type="float" office:value="0.508494">
            <text:p>0,508494</text:p>
          </table:table-cell>
          <table:table-cell office:value-type="float" office:value="0.755116">
            <text:p>0,755116</text:p>
          </table:table-cell>
          <table:table-cell office:value-type="float" office:value="1.25657">
            <text:p>1,25657</text:p>
          </table:table-cell>
          <table:table-cell office:value-type="float" office:value="1.83926">
            <text:p>1,83926</text:p>
          </table:table-cell>
          <table:table-cell office:value-type="float" office:value="3.09583">
            <text:p>3,09583</text:p>
          </table:table-cell>
          <table:table-cell office:value-type="float" office:value="0.860979">
            <text:p>0,860979</text:p>
          </table:table-cell>
          <table:table-cell office:value-type="float" office:value="0.572422">
            <text:p>0,572422</text:p>
          </table:table-cell>
          <table:table-cell office:value-type="float" office:value="1.4334">
            <text:p>1,4334</text:p>
          </table:table-cell>
          <table:table-cell office:value-type="float" office:value="0.126097">
            <text:p>0,126097</text:p>
          </table:table-cell>
          <table:table-cell office:value-type="float" office:value="0.352192">
            <text:p>0,352192</text:p>
          </table:table-cell>
          <table:table-cell office:value-type="float" office:value="0.478289">
            <text:p>0,478289</text:p>
          </table:table-cell>
          <table:table-cell office:value-type="float" office:value="0.064808">
            <text:p>0,064808</text:p>
          </table:table-cell>
          <table:table-cell office:value-type="float" office:value="0.393247">
            <text:p>0,393247</text:p>
          </table:table-cell>
          <table:table-cell office:value-type="float" office:value="0.458055">
            <text:p>0,458055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8145">
            <text:p>0,328145</text:p>
          </table:table-cell>
          <table:table-cell office:value-type="float" office:value="0.599694">
            <text:p>0,599694</text:p>
          </table:table-cell>
          <table:table-cell office:value-type="float" office:value="0.594709">
            <text:p>0,594709</text:p>
          </table:table-cell>
          <table:table-cell office:value-type="float" office:value="0.505854">
            <text:p>0,505854</text:p>
          </table:table-cell>
          <table:table-cell office:value-type="float" office:value="1.10056">
            <text:p>1,10056</text:p>
          </table:table-cell>
          <table:table-cell office:value-type="float" office:value="0.336063">
            <text:p>0,336063</text:p>
          </table:table-cell>
          <table:table-cell office:value-type="float" office:value="0.40527">
            <text:p>0,40527</text:p>
          </table:table-cell>
          <table:table-cell office:value-type="float" office:value="0.741333">
            <text:p>0,741333</text:p>
          </table:table-cell>
          <table:table-cell office:value-type="float" office:value="0.323747">
            <text:p>0,323747</text:p>
          </table:table-cell>
          <table:table-cell office:value-type="float" office:value="0.502629">
            <text:p>0,502629</text:p>
          </table:table-cell>
          <table:table-cell office:value-type="float" office:value="0.826375">
            <text:p>0,826375</text:p>
          </table:table-cell>
          <table:table-cell office:value-type="float" office:value="0.229907">
            <text:p>0,229907</text:p>
          </table:table-cell>
          <table:table-cell office:value-type="float" office:value="0.564797">
            <text:p>0,564797</text:p>
          </table:table-cell>
          <table:table-cell office:value-type="float" office:value="0.794704">
            <text:p>0,794704</text:p>
          </table:table-cell>
          <table:table-cell office:value-type="float" office:value="0.641042">
            <text:p>0,641042</text:p>
          </table:table-cell>
          <table:table-cell office:value-type="float" office:value="0.758048">
            <text:p>0,758048</text:p>
          </table:table-cell>
          <table:table-cell office:value-type="float" office:value="1.39909">
            <text:p>1,39909</text:p>
          </table:table-cell>
          <table:table-cell office:value-type="float" office:value="0.358643">
            <text:p>0,358643</text:p>
          </table:table-cell>
          <table:table-cell office:value-type="float" office:value="0.599107">
            <text:p>0,599107</text:p>
          </table:table-cell>
          <table:table-cell office:value-type="float" office:value="0.957751">
            <text:p>0,957751</text:p>
          </table:table-cell>
          <table:table-cell office:value-type="float" office:value="0.10293">
            <text:p>0,10293</text:p>
          </table:table-cell>
          <table:table-cell office:value-type="float" office:value="0.35835">
            <text:p>0,35835</text:p>
          </table:table-cell>
          <table:table-cell office:value-type="float" office:value="0.46128">
            <text:p>0,46128</text:p>
          </table:table-cell>
          <table:table-cell office:value-type="float" office:value="0.0618755">
            <text:p>0,0618755</text:p>
          </table:table-cell>
          <table:table-cell office:value-type="float" office:value="0.361576">
            <text:p>0,361576</text:p>
          </table:table-cell>
          <table:table-cell office:value-type="float" office:value="0.423451">
            <text:p>0,423451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3717">
            <text:p>0,333717</text:p>
          </table:table-cell>
          <table:table-cell office:value-type="float" office:value="0.621688">
            <text:p>0,621688</text:p>
          </table:table-cell>
          <table:table-cell office:value-type="float" office:value="0.889717">
            <text:p>0,889717</text:p>
          </table:table-cell>
          <table:table-cell office:value-type="float" office:value="0.830188">
            <text:p>0,830188</text:p>
          </table:table-cell>
          <table:table-cell office:value-type="float" office:value="1.7199">
            <text:p>1,7199</text:p>
          </table:table-cell>
          <table:table-cell office:value-type="float" office:value="0.402631">
            <text:p>0,402631</text:p>
          </table:table-cell>
          <table:table-cell office:value-type="float" office:value="0.47477">
            <text:p>0,47477</text:p>
          </table:table-cell>
          <table:table-cell office:value-type="float" office:value="0.877401">
            <text:p>0,877401</text:p>
          </table:table-cell>
          <table:table-cell office:value-type="float" office:value="0.209086">
            <text:p>0,209086</text:p>
          </table:table-cell>
          <table:table-cell office:value-type="float" office:value="0.596468">
            <text:p>0,596468</text:p>
          </table:table-cell>
          <table:table-cell office:value-type="float" office:value="0.805555">
            <text:p>0,805555</text:p>
          </table:table-cell>
          <table:table-cell office:value-type="float" office:value="0.277707">
            <text:p>0,277707</text:p>
          </table:table-cell>
          <table:table-cell office:value-type="float" office:value="0.619928">
            <text:p>0,619928</text:p>
          </table:table-cell>
          <table:table-cell office:value-type="float" office:value="0.897635">
            <text:p>0,897635</text:p>
          </table:table-cell>
          <table:table-cell office:value-type="float" office:value="1.20731">
            <text:p>1,20731</text:p>
          </table:table-cell>
          <table:table-cell office:value-type="float" office:value="1.0859">
            <text:p>1,0859</text:p>
          </table:table-cell>
          <table:table-cell office:value-type="float" office:value="2.29321">
            <text:p>2,29321</text:p>
          </table:table-cell>
          <table:table-cell office:value-type="float" office:value="0.60116">
            <text:p>0,60116</text:p>
          </table:table-cell>
          <table:table-cell office:value-type="float" office:value="1.41082">
            <text:p>1,41082</text:p>
          </table:table-cell>
          <table:table-cell office:value-type="float" office:value="2.01198">
            <text:p>2,01198</text:p>
          </table:table-cell>
          <table:table-cell office:value-type="float" office:value="0.236359">
            <text:p>0,236359</text:p>
          </table:table-cell>
          <table:table-cell office:value-type="float" office:value="0.754823">
            <text:p>0,754823</text:p>
          </table:table-cell>
          <table:table-cell office:value-type="float" office:value="0.991181">
            <text:p>0,991181</text:p>
          </table:table-cell>
          <table:table-cell office:value-type="float" office:value="0.0891477">
            <text:p>0,0891477</text:p>
          </table:table-cell>
          <table:table-cell office:value-type="float" office:value="0.548962">
            <text:p>0,548962</text:p>
          </table:table-cell>
          <table:table-cell office:value-type="float" office:value="0.63811">
            <text:p>0,63811</text:p>
          </table:table-cell>
        </table:table-row>
        <table:table-row table:style-name="ro1">
          <table:table-cell office:value-type="float" office:value="0.294129">
            <text:p>0,294129</text:p>
          </table:table-cell>
          <table:table-cell office:value-type="float" office:value="0.340755">
            <text:p>0,340755</text:p>
          </table:table-cell>
          <table:table-cell office:value-type="float" office:value="0.634884">
            <text:p>0,634884</text:p>
          </table:table-cell>
          <table:table-cell office:value-type="float" office:value="0.423745">
            <text:p>0,423745</text:p>
          </table:table-cell>
          <table:table-cell office:value-type="float" office:value="0.479462">
            <text:p>0,479462</text:p>
          </table:table-cell>
          <table:table-cell office:value-type="float" office:value="0.903206">
            <text:p>0,903206</text:p>
          </table:table-cell>
          <table:table-cell office:value-type="float" office:value="0.157475">
            <text:p>0,157475</text:p>
          </table:table-cell>
          <table:table-cell office:value-type="float" office:value="0.223749">
            <text:p>0,223749</text:p>
          </table:table-cell>
          <table:table-cell office:value-type="float" office:value="0.381224">
            <text:p>0,381224</text:p>
          </table:table-cell>
          <table:table-cell office:value-type="float" office:value="0.189732">
            <text:p>0,189732</text:p>
          </table:table-cell>
          <table:table-cell office:value-type="float" office:value="0.560692">
            <text:p>0,560692</text:p>
          </table:table-cell>
          <table:table-cell office:value-type="float" office:value="0.750424">
            <text:p>0,750424</text:p>
          </table:table-cell>
          <table:table-cell office:value-type="float" office:value="0.259818">
            <text:p>0,259818</text:p>
          </table:table-cell>
          <table:table-cell office:value-type="float" office:value="0.709369">
            <text:p>0,709369</text:p>
          </table:table-cell>
          <table:table-cell office:value-type="float" office:value="0.969187">
            <text:p>0,969187</text:p>
          </table:table-cell>
          <table:table-cell office:value-type="float" office:value="0.879747">
            <text:p>0,879747</text:p>
          </table:table-cell>
          <table:table-cell office:value-type="float" office:value="0.779749">
            <text:p>0,779749</text:p>
          </table:table-cell>
          <table:table-cell office:value-type="float" office:value="1.6595">
            <text:p>1,6595</text:p>
          </table:table-cell>
          <table:table-cell office:value-type="float" office:value="0.312603">
            <text:p>0,312603</text:p>
          </table:table-cell>
          <table:table-cell office:value-type="float" office:value="0.655704">
            <text:p>0,655704</text:p>
          </table:table-cell>
          <table:table-cell office:value-type="float" office:value="0.968308">
            <text:p>0,968308</text:p>
          </table:table-cell>
          <table:table-cell office:value-type="float" office:value="0.109968">
            <text:p>0,109968</text:p>
          </table:table-cell>
          <table:table-cell office:value-type="float" office:value="0.324626">
            <text:p>0,324626</text:p>
          </table:table-cell>
          <table:table-cell office:value-type="float" office:value="0.434595">
            <text:p>0,434595</text:p>
          </table:table-cell>
          <table:table-cell office:value-type="float" office:value="0.0630485">
            <text:p>0,0630485</text:p>
          </table:table-cell>
          <table:table-cell office:value-type="float" office:value="0.508494">
            <text:p>0,508494</text:p>
          </table:table-cell>
          <table:table-cell office:value-type="float" office:value="0.571542">
            <text:p>0,571542</text:p>
          </table:table-cell>
        </table:table-row>
        <table:table-row table:style-name="ro1">
          <table:table-cell office:value-type="float" office:value="0.517877">
            <text:p>0,517877</text:p>
          </table:table-cell>
          <table:table-cell office:value-type="float" office:value="0.329612">
            <text:p>0,329612</text:p>
          </table:table-cell>
          <table:table-cell office:value-type="float" office:value="0.847489">
            <text:p>0,847489</text:p>
          </table:table-cell>
          <table:table-cell office:value-type="float" office:value="0.586204">
            <text:p>0,586204</text:p>
          </table:table-cell>
          <table:table-cell office:value-type="float" office:value="0.472424">
            <text:p>0,472424</text:p>
          </table:table-cell>
          <table:table-cell office:value-type="float" office:value="1.05863">
            <text:p>1,05863</text:p>
          </table:table-cell>
          <table:table-cell office:value-type="float" office:value="0.208793">
            <text:p>0,208793</text:p>
          </table:table-cell>
          <table:table-cell office:value-type="float" office:value="0.196183">
            <text:p>0,196183</text:p>
          </table:table-cell>
          <table:table-cell office:value-type="float" office:value="0.404977">
            <text:p>0,404977</text:p>
          </table:table-cell>
          <table:table-cell office:value-type="float" office:value="0.225215">
            <text:p>0,225215</text:p>
          </table:table-cell>
          <table:table-cell office:value-type="float" office:value="0.492951">
            <text:p>0,492951</text:p>
          </table:table-cell>
          <table:table-cell office:value-type="float" office:value="0.718166">
            <text:p>0,718166</text:p>
          </table:table-cell>
          <table:table-cell office:value-type="float" office:value="0.389141">
            <text:p>0,389141</text:p>
          </table:table-cell>
          <table:table-cell office:value-type="float" office:value="0.637523">
            <text:p>0,637523</text:p>
          </table:table-cell>
          <table:table-cell office:value-type="float" office:value="1.02666">
            <text:p>1,02666</text:p>
          </table:table-cell>
          <table:table-cell office:value-type="float" office:value="0.863911">
            <text:p>0,863911</text:p>
          </table:table-cell>
          <table:table-cell office:value-type="float" office:value="1.03048">
            <text:p>1,03048</text:p>
          </table:table-cell>
          <table:table-cell office:value-type="float" office:value="1.89439">
            <text:p>1,89439</text:p>
          </table:table-cell>
          <table:table-cell office:value-type="float" office:value="0.436941">
            <text:p>0,436941</text:p>
          </table:table-cell>
          <table:table-cell office:value-type="float" office:value="0.801449">
            <text:p>0,801449</text:p>
          </table:table-cell>
          <table:table-cell office:value-type="float" office:value="1.23839">
            <text:p>1,23839</text:p>
          </table:table-cell>
          <table:table-cell office:value-type="float" office:value="0.114954">
            <text:p>0,114954</text:p>
          </table:table-cell>
          <table:table-cell office:value-type="float" office:value="0.464213">
            <text:p>0,464213</text:p>
          </table:table-cell>
          <table:table-cell office:value-type="float" office:value="0.579166">
            <text:p>0,579166</text:p>
          </table:table-cell>
          <table:table-cell office:value-type="float" office:value="0.0835759">
            <text:p>0,0835759</text:p>
          </table:table-cell>
          <table:table-cell office:value-type="float" office:value="0.793825">
            <text:p>0,793825</text:p>
          </table:table-cell>
          <table:table-cell office:value-type="float" office:value="0.877401">
            <text:p>0,877401</text:p>
          </table:table-cell>
        </table:table-row>
        <table:table-row table:style-name="ro1">
          <table:table-cell office:value-type="float" office:value="0.435768">
            <text:p>0,435768</text:p>
          </table:table-cell>
          <table:table-cell office:value-type="float" office:value="0.448084">
            <text:p>0,448084</text:p>
          </table:table-cell>
          <table:table-cell office:value-type="float" office:value="0.883852">
            <text:p>0,883852</text:p>
          </table:table-cell>
          <table:table-cell office:value-type="float" office:value="0.453069">
            <text:p>0,453069</text:p>
          </table:table-cell>
          <table:table-cell office:value-type="float" office:value="0.46304">
            <text:p>0,46304</text:p>
          </table:table-cell>
          <table:table-cell office:value-type="float" office:value="0.916109">
            <text:p>0,916109</text:p>
          </table:table-cell>
          <table:table-cell office:value-type="float" office:value="0.167445">
            <text:p>0,167445</text:p>
          </table:table-cell>
          <table:table-cell office:value-type="float" office:value="0.202928">
            <text:p>0,202928</text:p>
          </table:table-cell>
          <table:table-cell office:value-type="float" office:value="0.370373">
            <text:p>0,370373</text:p>
          </table:table-cell>
          <table:table-cell office:value-type="float" office:value="0.281226">
            <text:p>0,281226</text:p>
          </table:table-cell>
          <table:table-cell office:value-type="float" office:value="0.649253">
            <text:p>0,649253</text:p>
          </table:table-cell>
          <table:table-cell office:value-type="float" office:value="0.930479">
            <text:p>0,930479</text:p>
          </table:table-cell>
          <table:table-cell office:value-type="float" office:value="0.40351">
            <text:p>0,40351</text:p>
          </table:table-cell>
          <table:table-cell office:value-type="float" office:value="0.653945">
            <text:p>0,653945</text:p>
          </table:table-cell>
          <table:table-cell office:value-type="float" office:value="1.05746">
            <text:p>1,05746</text:p>
          </table:table-cell>
          <table:table-cell office:value-type="float" office:value="0.617289">
            <text:p>0,617289</text:p>
          </table:table-cell>
          <table:table-cell office:value-type="float" office:value="0.730483">
            <text:p>0,730483</text:p>
          </table:table-cell>
          <table:table-cell office:value-type="float" office:value="1.34777">
            <text:p>1,34777</text:p>
          </table:table-cell>
          <table:table-cell office:value-type="float" office:value="0.407323">
            <text:p>0,407323</text:p>
          </table:table-cell>
          <table:table-cell office:value-type="float" office:value="0.614063">
            <text:p>0,614063</text:p>
          </table:table-cell>
          <table:table-cell office:value-type="float" office:value="1.02139">
            <text:p>1,02139</text:p>
          </table:table-cell>
          <table:table-cell office:value-type="float" office:value="0.0888544">
            <text:p>0,0888544</text:p>
          </table:table-cell>
          <table:table-cell office:value-type="float" office:value="0.442806">
            <text:p>0,442806</text:p>
          </table:table-cell>
          <table:table-cell office:value-type="float" office:value="0.53166">
            <text:p>0,53166</text:p>
          </table:table-cell>
          <table:table-cell office:value-type="float" office:value="0.0961856">
            <text:p>0,0961856</text:p>
          </table:table-cell>
          <table:table-cell office:value-type="float" office:value="0.424918">
            <text:p>0,424918</text:p>
          </table:table-cell>
          <table:table-cell office:value-type="float" office:value="0.521103">
            <text:p>0,521103</text:p>
          </table:table-cell>
        </table:table-row>
        <table:table-row table:style-name="ro1">
          <table:table-cell office:value-type="float" office:value="0.347207">
            <text:p>0,347207</text:p>
          </table:table-cell>
          <table:table-cell office:value-type="float" office:value="0.440753">
            <text:p>0,440753</text:p>
          </table:table-cell>
          <table:table-cell office:value-type="float" office:value="0.78796">
            <text:p>0,78796</text:p>
          </table:table-cell>
          <table:table-cell office:value-type="float" office:value="0.569783">
            <text:p>0,569783</text:p>
          </table:table-cell>
          <table:table-cell office:value-type="float" office:value="0.629899">
            <text:p>0,629899</text:p>
          </table:table-cell>
          <table:table-cell office:value-type="float" office:value="1.19968">
            <text:p>1,19968</text:p>
          </table:table-cell>
          <table:table-cell office:value-type="float" office:value="0.170671">
            <text:p>0,170671</text:p>
          </table:table-cell>
          <table:table-cell office:value-type="float" office:value="0.202342">
            <text:p>0,202342</text:p>
          </table:table-cell>
          <table:table-cell office:value-type="float" office:value="0.373013">
            <text:p>0,373013</text:p>
          </table:table-cell>
          <table:table-cell office:value-type="float" office:value="0.272135">
            <text:p>0,272135</text:p>
          </table:table-cell>
          <table:table-cell office:value-type="float" office:value="0.642215">
            <text:p>0,642215</text:p>
          </table:table-cell>
          <table:table-cell office:value-type="float" office:value="0.91435">
            <text:p>0,91435</text:p>
          </table:table-cell>
          <table:table-cell office:value-type="float" office:value="0.286504">
            <text:p>0,286504</text:p>
          </table:table-cell>
          <table:table-cell office:value-type="float" office:value="0.505561">
            <text:p>0,505561</text:p>
          </table:table-cell>
          <table:table-cell office:value-type="float" office:value="0.792065">
            <text:p>0,792065</text:p>
          </table:table-cell>
          <table:table-cell office:value-type="float" office:value="0.724911">
            <text:p>0,724911</text:p>
          </table:table-cell>
          <table:table-cell office:value-type="float" office:value="0.752183">
            <text:p>0,752183</text:p>
          </table:table-cell>
          <table:table-cell office:value-type="float" office:value="1.47709">
            <text:p>1,47709</text:p>
          </table:table-cell>
          <table:table-cell office:value-type="float" office:value="0.32228">
            <text:p>0,32228</text:p>
          </table:table-cell>
          <table:table-cell office:value-type="float" office:value="0.584445">
            <text:p>0,584445</text:p>
          </table:table-cell>
          <table:table-cell office:value-type="float" office:value="0.906725">
            <text:p>0,906725</text:p>
          </table:table-cell>
          <table:table-cell office:value-type="float" office:value="0.0970654">
            <text:p>0,0970654</text:p>
          </table:table-cell>
          <table:table-cell office:value-type="float" office:value="0.310257">
            <text:p>0,310257</text:p>
          </table:table-cell>
          <table:table-cell office:value-type="float" office:value="0.407323">
            <text:p>0,407323</text:p>
          </table:table-cell>
          <table:table-cell office:value-type="float" office:value="0.0621688">
            <text:p>0,0621688</text:p>
          </table:table-cell>
          <table:table-cell office:value-type="float" office:value="0.435475">
            <text:p>0,435475</text:p>
          </table:table-cell>
          <table:table-cell office:value-type="float" office:value="0.497643">
            <text:p>0,497643</text:p>
          </table:table-cell>
        </table:table-row>
        <table:table-row table:style-name="ro1">
          <table:table-cell office:value-type="float" office:value="0.352485">
            <text:p>0,352485</text:p>
          </table:table-cell>
          <table:table-cell office:value-type="float" office:value="0.435181">
            <text:p>0,435181</text:p>
          </table:table-cell>
          <table:table-cell office:value-type="float" office:value="0.787666">
            <text:p>0,787666</text:p>
          </table:table-cell>
          <table:table-cell office:value-type="float" office:value="0.517877">
            <text:p>0,517877</text:p>
          </table:table-cell>
          <table:table-cell office:value-type="float" office:value="0.502922">
            <text:p>0,502922</text:p>
          </table:table-cell>
          <table:table-cell office:value-type="float" office:value="1.0208">
            <text:p>1,0208</text:p>
          </table:table-cell>
          <table:table-cell office:value-type="float" office:value="0.164513">
            <text:p>0,164513</text:p>
          </table:table-cell>
          <table:table-cell office:value-type="float" office:value="0.256593">
            <text:p>0,256593</text:p>
          </table:table-cell>
          <table:table-cell office:value-type="float" office:value="0.421105">
            <text:p>0,421105</text:p>
          </table:table-cell>
          <table:table-cell office:value-type="float" office:value="0.265097">
            <text:p>0,265097</text:p>
          </table:table-cell>
          <table:table-cell office:value-type="float" office:value="0.630778">
            <text:p>0,630778</text:p>
          </table:table-cell>
          <table:table-cell office:value-type="float" office:value="0.895875">
            <text:p>0,895875</text:p>
          </table:table-cell>
          <table:table-cell office:value-type="float" office:value="0.333717">
            <text:p>0,333717</text:p>
          </table:table-cell>
          <table:table-cell office:value-type="float" office:value="0.594122">
            <text:p>0,594122</text:p>
          </table:table-cell>
          <table:table-cell office:value-type="float" office:value="0.927839">
            <text:p>0,927839</text:p>
          </table:table-cell>
          <table:table-cell office:value-type="float" office:value="0.716114">
            <text:p>0,716114</text:p>
          </table:table-cell>
          <table:table-cell office:value-type="float" office:value="0.817871">
            <text:p>0,817871</text:p>
          </table:table-cell>
          <table:table-cell office:value-type="float" office:value="1.53398">
            <text:p>1,53398</text:p>
          </table:table-cell>
          <table:table-cell office:value-type="float" office:value="0.405856">
            <text:p>0,405856</text:p>
          </table:table-cell>
          <table:table-cell office:value-type="float" office:value="0.991181">
            <text:p>0,991181</text:p>
          </table:table-cell>
          <table:table-cell office:value-type="float" office:value="1.39704">
            <text:p>1,39704</text:p>
          </table:table-cell>
          <table:table-cell office:value-type="float" office:value="0.106743">
            <text:p>0,106743</text:p>
          </table:table-cell>
          <table:table-cell office:value-type="float" office:value="0.414947">
            <text:p>0,414947</text:p>
          </table:table-cell>
          <table:table-cell office:value-type="float" office:value="0.52169">
            <text:p>0,52169</text:p>
          </table:table-cell>
          <table:table-cell office:value-type="float" office:value="0.0645147">
            <text:p>0,0645147</text:p>
          </table:table-cell>
          <table:table-cell office:value-type="float" office:value="0.37184">
            <text:p>0,37184</text:p>
          </table:table-cell>
          <table:table-cell office:value-type="float" office:value="0.436354">
            <text:p>0,43635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606145">
            <text:p>0,606145</text:p>
          </table:table-cell>
          <table:table-cell office:value-type="float" office:value="0.418466">
            <text:p>0,418466</text:p>
          </table:table-cell>
          <table:table-cell office:value-type="float" office:value="0.5082">
            <text:p>0,5082</text:p>
          </table:table-cell>
          <table:table-cell office:value-type="float" office:value="0.926666">
            <text:p>0,926666</text:p>
          </table:table-cell>
          <table:table-cell office:value-type="float" office:value="0.173017">
            <text:p>0,173017</text:p>
          </table:table-cell>
          <table:table-cell office:value-type="float" office:value="0.194717">
            <text:p>0,194717</text:p>
          </table:table-cell>
          <table:table-cell office:value-type="float" office:value="0.367734">
            <text:p>0,367734</text:p>
          </table:table-cell>
          <table:table-cell office:value-type="float" office:value="0.21847">
            <text:p>0,21847</text:p>
          </table:table-cell>
          <table:table-cell office:value-type="float" office:value="0.488846">
            <text:p>0,488846</text:p>
          </table:table-cell>
          <table:table-cell office:value-type="float" office:value="0.707316">
            <text:p>0,707316</text:p>
          </table:table-cell>
          <table:table-cell office:value-type="float" office:value="0.516118">
            <text:p>0,516118</text:p>
          </table:table-cell>
          <table:table-cell office:value-type="float" office:value="0.58855">
            <text:p>0,58855</text:p>
          </table:table-cell>
          <table:table-cell office:value-type="float" office:value="1.10467">
            <text:p>1,10467</text:p>
          </table:table-cell>
          <table:table-cell office:value-type="float" office:value="0.620808">
            <text:p>0,620808</text:p>
          </table:table-cell>
          <table:table-cell office:value-type="float" office:value="0.768605">
            <text:p>0,768605</text:p>
          </table:table-cell>
          <table:table-cell office:value-type="float" office:value="1.38941">
            <text:p>1,38941</text:p>
          </table:table-cell>
          <table:table-cell office:value-type="float" office:value="0.358643">
            <text:p>0,358643</text:p>
          </table:table-cell>
          <table:table-cell office:value-type="float" office:value="0.590603">
            <text:p>0,590603</text:p>
          </table:table-cell>
          <table:table-cell office:value-type="float" office:value="0.949247">
            <text:p>0,949247</text:p>
          </table:table-cell>
          <table:table-cell office:value-type="float" office:value="0.145451">
            <text:p>0,145451</text:p>
          </table:table-cell>
          <table:table-cell office:value-type="float" office:value="0.308498">
            <text:p>0,308498</text:p>
          </table:table-cell>
          <table:table-cell office:value-type="float" office:value="0.453949">
            <text:p>0,453949</text:p>
          </table:table-cell>
          <table:table-cell office:value-type="float" office:value="0.0583565">
            <text:p>0,0583565</text:p>
          </table:table-cell>
          <table:table-cell office:value-type="float" office:value="0.370667">
            <text:p>0,37066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43981">
            <text:p>0,343981</text:p>
          </table:table-cell>
          <table:table-cell office:value-type="float" office:value="0.628432">
            <text:p>0,628432</text:p>
          </table:table-cell>
          <table:table-cell office:value-type="float" office:value="0.424624">
            <text:p>0,424624</text:p>
          </table:table-cell>
          <table:table-cell office:value-type="float" office:value="0.446032">
            <text:p>0,446032</text:p>
          </table:table-cell>
          <table:table-cell office:value-type="float" office:value="0.870656">
            <text:p>0,870656</text:p>
          </table:table-cell>
          <table:table-cell office:value-type="float" office:value="0.180935">
            <text:p>0,180935</text:p>
          </table:table-cell>
          <table:table-cell office:value-type="float" office:value="0.187679">
            <text:p>0,187679</text:p>
          </table:table-cell>
          <table:table-cell office:value-type="float" office:value="0.368614">
            <text:p>0,368614</text:p>
          </table:table-cell>
          <table:table-cell office:value-type="float" office:value="0.227268">
            <text:p>0,227268</text:p>
          </table:table-cell>
          <table:table-cell office:value-type="float" office:value="0.471544">
            <text:p>0,471544</text:p>
          </table:table-cell>
          <table:table-cell office:value-type="float" office:value="0.698812">
            <text:p>0,698812</text:p>
          </table:table-cell>
          <table:table-cell office:value-type="float" office:value="0.269789">
            <text:p>0,269789</text:p>
          </table:table-cell>
          <table:table-cell office:value-type="float" office:value="0.494418">
            <text:p>0,494418</text:p>
          </table:table-cell>
          <table:table-cell office:value-type="float" office:value="0.764207">
            <text:p>0,764207</text:p>
          </table:table-cell>
          <table:table-cell office:value-type="float" office:value="0.591483">
            <text:p>0,591483</text:p>
          </table:table-cell>
          <table:table-cell office:value-type="float" office:value="0.712008">
            <text:p>0,712008</text:p>
          </table:table-cell>
          <table:table-cell office:value-type="float" office:value="1.30349">
            <text:p>1,30349</text:p>
          </table:table-cell>
          <table:table-cell office:value-type="float" office:value="0.333717">
            <text:p>0,333717</text:p>
          </table:table-cell>
          <table:table-cell office:value-type="float" office:value="0.575354">
            <text:p>0,575354</text:p>
          </table:table-cell>
          <table:table-cell office:value-type="float" office:value="0.909071">
            <text:p>0,909071</text:p>
          </table:table-cell>
          <table:table-cell office:value-type="float" office:value="0.0973586">
            <text:p>0,0973586</text:p>
          </table:table-cell>
          <table:table-cell office:value-type="float" office:value="0.316416">
            <text:p>0,316416</text:p>
          </table:table-cell>
          <table:table-cell office:value-type="float" office:value="0.413774">
            <text:p>0,413774</text:p>
          </table:table-cell>
          <table:table-cell office:value-type="float" office:value="0.0618755">
            <text:p>0,0618755</text:p>
          </table:table-cell>
          <table:table-cell office:value-type="float" office:value="0.319348">
            <text:p>0,319348</text:p>
          </table:table-cell>
          <table:table-cell office:value-type="float" office:value="0.381224">
            <text:p>0,381224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31078">
            <text:p>0,331078</text:p>
          </table:table-cell>
          <table:table-cell office:value-type="float" office:value="0.604386">
            <text:p>0,604386</text:p>
          </table:table-cell>
          <table:table-cell office:value-type="float" office:value="0.40527">
            <text:p>0,40527</text:p>
          </table:table-cell>
          <table:table-cell office:value-type="float" office:value="0.443099">
            <text:p>0,443099</text:p>
          </table:table-cell>
          <table:table-cell office:value-type="float" office:value="0.848369">
            <text:p>0,848369</text:p>
          </table:table-cell>
          <table:table-cell office:value-type="float" office:value="0.156595">
            <text:p>0,156595</text:p>
          </table:table-cell>
          <table:table-cell office:value-type="float" office:value="0.1868">
            <text:p>0,1868</text:p>
          </table:table-cell>
          <table:table-cell office:value-type="float" office:value="0.343394">
            <text:p>0,343394</text:p>
          </table:table-cell>
          <table:table-cell office:value-type="float" office:value="0.208793">
            <text:p>0,208793</text:p>
          </table:table-cell>
          <table:table-cell office:value-type="float" office:value="0.463333">
            <text:p>0,463333</text:p>
          </table:table-cell>
          <table:table-cell office:value-type="float" office:value="0.672126">
            <text:p>0,672126</text:p>
          </table:table-cell>
          <table:table-cell office:value-type="float" office:value="0.263337">
            <text:p>0,263337</text:p>
          </table:table-cell>
          <table:table-cell office:value-type="float" office:value="0.507907">
            <text:p>0,507907</text:p>
          </table:table-cell>
          <table:table-cell office:value-type="float" office:value="0.771244">
            <text:p>0,771244</text:p>
          </table:table-cell>
          <table:table-cell office:value-type="float" office:value="0.621688">
            <text:p>0,621688</text:p>
          </table:table-cell>
          <table:table-cell office:value-type="float" office:value="0.714647">
            <text:p>0,714647</text:p>
          </table:table-cell>
          <table:table-cell office:value-type="float" office:value="1.33634">
            <text:p>1,33634</text:p>
          </table:table-cell>
          <table:table-cell office:value-type="float" office:value="0.326093">
            <text:p>0,326093</text:p>
          </table:table-cell>
          <table:table-cell office:value-type="float" office:value="0.563331">
            <text:p>0,563331</text:p>
          </table:table-cell>
          <table:table-cell office:value-type="float" office:value="0.889424">
            <text:p>0,889424</text:p>
          </table:table-cell>
          <table:table-cell office:value-type="float" office:value="0.103517">
            <text:p>0,103517</text:p>
          </table:table-cell>
          <table:table-cell office:value-type="float" office:value="0.302633">
            <text:p>0,302633</text:p>
          </table:table-cell>
          <table:table-cell office:value-type="float" office:value="0.40615">
            <text:p>0,40615</text:p>
          </table:table-cell>
          <table:table-cell office:value-type="float" office:value="0.0609958">
            <text:p>0,0609958</text:p>
          </table:table-cell>
          <table:table-cell office:value-type="float" office:value="0.328145">
            <text:p>0,328145</text:p>
          </table:table-cell>
          <table:table-cell office:value-type="float" office:value="0.389141">
            <text:p>0,389141</text:p>
          </table:table-cell>
        </table:table-row>
        <table:table-row table:style-name="ro1">
          <table:table-cell office:value-type="float" office:value="0.26451">
            <text:p>0,26451</text:p>
          </table:table-cell>
          <table:table-cell office:value-type="float" office:value="0.346327">
            <text:p>0,346327</text:p>
          </table:table-cell>
          <table:table-cell office:value-type="float" office:value="0.610837">
            <text:p>0,610837</text:p>
          </table:table-cell>
          <table:table-cell office:value-type="float" office:value="0.412601">
            <text:p>0,412601</text:p>
          </table:table-cell>
          <table:table-cell office:value-type="float" office:value="0.448084">
            <text:p>0,448084</text:p>
          </table:table-cell>
          <table:table-cell office:value-type="float" office:value="0.860685">
            <text:p>0,860685</text:p>
          </table:table-cell>
          <table:table-cell office:value-type="float" office:value="0.165979">
            <text:p>0,165979</text:p>
          </table:table-cell>
          <table:table-cell office:value-type="float" office:value="0.18504">
            <text:p>0,18504</text:p>
          </table:table-cell>
          <table:table-cell office:value-type="float" office:value="0.351019">
            <text:p>0,351019</text:p>
          </table:table-cell>
          <table:table-cell office:value-type="float" office:value="0.25542">
            <text:p>0,25542</text:p>
          </table:table-cell>
          <table:table-cell office:value-type="float" office:value="0.560985">
            <text:p>0,560985</text:p>
          </table:table-cell>
          <table:table-cell office:value-type="float" office:value="0.816405">
            <text:p>0,816405</text:p>
          </table:table-cell>
          <table:table-cell office:value-type="float" office:value="0.247209">
            <text:p>0,247209</text:p>
          </table:table-cell>
          <table:table-cell office:value-type="float" office:value="0.487086">
            <text:p>0,487086</text:p>
          </table:table-cell>
          <table:table-cell office:value-type="float" office:value="0.734295">
            <text:p>0,734295</text:p>
          </table:table-cell>
          <table:table-cell office:value-type="float" office:value="0.592069">
            <text:p>0,592069</text:p>
          </table:table-cell>
          <table:table-cell office:value-type="float" office:value="0.763034">
            <text:p>0,763034</text:p>
          </table:table-cell>
          <table:table-cell office:value-type="float" office:value="1.3551">
            <text:p>1,3551</text:p>
          </table:table-cell>
          <table:table-cell office:value-type="float" office:value="0.345154">
            <text:p>0,345154</text:p>
          </table:table-cell>
          <table:table-cell office:value-type="float" office:value="0.552188">
            <text:p>0,552188</text:p>
          </table:table-cell>
          <table:table-cell office:value-type="float" office:value="0.897341">
            <text:p>0,897341</text:p>
          </table:table-cell>
          <table:table-cell office:value-type="float" office:value="0.0909071">
            <text:p>0,0909071</text:p>
          </table:table-cell>
          <table:table-cell office:value-type="float" office:value="0.304392">
            <text:p>0,304392</text:p>
          </table:table-cell>
          <table:table-cell office:value-type="float" office:value="0.395299">
            <text:p>0,395299</text:p>
          </table:table-cell>
          <table:table-cell office:value-type="float" office:value="0.062462">
            <text:p>0,062462</text:p>
          </table:table-cell>
          <table:table-cell office:value-type="float" office:value="0.329025">
            <text:p>0,329025</text:p>
          </table:table-cell>
          <table:table-cell office:value-type="float" office:value="0.391487">
            <text:p>0,391487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2515">
            <text:p>0,342515</text:p>
          </table:table-cell>
          <table:table-cell office:value-type="float" office:value="0.623447">
            <text:p>0,623447</text:p>
          </table:table-cell>
          <table:table-cell office:value-type="float" office:value="0.414947">
            <text:p>0,414947</text:p>
          </table:table-cell>
          <table:table-cell office:value-type="float" office:value="0.440167">
            <text:p>0,440167</text:p>
          </table:table-cell>
          <table:table-cell office:value-type="float" office:value="0.855114">
            <text:p>0,855114</text:p>
          </table:table-cell>
          <table:table-cell office:value-type="float" office:value="0.163926">
            <text:p>0,163926</text:p>
          </table:table-cell>
          <table:table-cell office:value-type="float" office:value="0.370667">
            <text:p>0,370667</text:p>
          </table:table-cell>
          <table:table-cell office:value-type="float" office:value="0.534593">
            <text:p>0,534593</text:p>
          </table:table-cell>
          <table:table-cell office:value-type="float" office:value="0.248675">
            <text:p>0,248675</text:p>
          </table:table-cell>
          <table:table-cell office:value-type="float" office:value="0.494711">
            <text:p>0,494711</text:p>
          </table:table-cell>
          <table:table-cell office:value-type="float" office:value="0.743386">
            <text:p>0,743386</text:p>
          </table:table-cell>
          <table:table-cell office:value-type="float" office:value="0.247209">
            <text:p>0,247209</text:p>
          </table:table-cell>
          <table:table-cell office:value-type="float" office:value="0.508787">
            <text:p>0,508787</text:p>
          </table:table-cell>
          <table:table-cell office:value-type="float" office:value="0.755996">
            <text:p>0,755996</text:p>
          </table:table-cell>
          <table:table-cell office:value-type="float" office:value="0.610251">
            <text:p>0,610251</text:p>
          </table:table-cell>
          <table:table-cell office:value-type="float" office:value="0.716993">
            <text:p>0,716993</text:p>
          </table:table-cell>
          <table:table-cell office:value-type="float" office:value="1.32724">
            <text:p>1,32724</text:p>
          </table:table-cell>
          <table:table-cell office:value-type="float" office:value="0.581512">
            <text:p>0,581512</text:p>
          </table:table-cell>
          <table:table-cell office:value-type="float" office:value="1.34513">
            <text:p>1,34513</text:p>
          </table:table-cell>
          <table:table-cell office:value-type="float" office:value="1.92664">
            <text:p>1,92664</text:p>
          </table:table-cell>
          <table:table-cell office:value-type="float" office:value="0.329025">
            <text:p>0,329025</text:p>
          </table:table-cell>
          <table:table-cell office:value-type="float" office:value="0.711422">
            <text:p>0,711422</text:p>
          </table:table-cell>
          <table:table-cell office:value-type="float" office:value="1.04045">
            <text:p>1,04045</text:p>
          </table:table-cell>
          <table:table-cell office:value-type="float" office:value="0.262458">
            <text:p>0,262458</text:p>
          </table:table-cell>
          <table:table-cell office:value-type="float" office:value="0.70673">
            <text:p>0,70673</text:p>
          </table:table-cell>
          <table:table-cell office:value-type="float" office:value="0.969187">
            <text:p>0,969187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74192">
            <text:p>0,74192</text:p>
          </table:table-cell>
          <table:table-cell office:value-type="float" office:value="1.44836">
            <text:p>1,44836</text:p>
          </table:table-cell>
          <table:table-cell office:value-type="float" office:value="1.0771">
            <text:p>1,0771</text:p>
          </table:table-cell>
          <table:table-cell office:value-type="float" office:value="1.05159">
            <text:p>1,05159</text:p>
          </table:table-cell>
          <table:table-cell office:value-type="float" office:value="2.12869">
            <text:p>2,12869</text:p>
          </table:table-cell>
          <table:table-cell office:value-type="float" office:value="0.468612">
            <text:p>0,468612</text:p>
          </table:table-cell>
          <table:table-cell office:value-type="float" office:value="0.432542">
            <text:p>0,432542</text:p>
          </table:table-cell>
          <table:table-cell office:value-type="float" office:value="0.901154">
            <text:p>0,901154</text:p>
          </table:table-cell>
          <table:table-cell office:value-type="float" office:value="0.561572">
            <text:p>0,561572</text:p>
          </table:table-cell>
          <table:table-cell office:value-type="float" office:value="1.07007">
            <text:p>1,07007</text:p>
          </table:table-cell>
          <table:table-cell office:value-type="float" office:value="1.63164">
            <text:p>1,63164</text:p>
          </table:table-cell>
          <table:table-cell office:value-type="float" office:value="0.665675">
            <text:p>0,665675</text:p>
          </table:table-cell>
          <table:table-cell office:value-type="float" office:value="1.19909">
            <text:p>1,19909</text:p>
          </table:table-cell>
          <table:table-cell office:value-type="float" office:value="1.86477">
            <text:p>1,86477</text:p>
          </table:table-cell>
          <table:table-cell office:value-type="float" office:value="1.58941">
            <text:p>1,58941</text:p>
          </table:table-cell>
          <table:table-cell office:value-type="float" office:value="1.33809">
            <text:p>1,33809</text:p>
          </table:table-cell>
          <table:table-cell office:value-type="float" office:value="2.9275">
            <text:p>2,9275</text:p>
          </table:table-cell>
          <table:table-cell office:value-type="float" office:value="0.345154">
            <text:p>0,345154</text:p>
          </table:table-cell>
          <table:table-cell office:value-type="float" office:value="0.605559">
            <text:p>0,605559</text:p>
          </table:table-cell>
          <table:table-cell office:value-type="float" office:value="0.950713">
            <text:p>0,950713</text:p>
          </table:table-cell>
          <table:table-cell office:value-type="float" office:value="0.0888544">
            <text:p>0,0888544</text:p>
          </table:table-cell>
          <table:table-cell office:value-type="float" office:value="0.371546">
            <text:p>0,371546</text:p>
          </table:table-cell>
          <table:table-cell office:value-type="float" office:value="0.460401">
            <text:p>0,460401</text:p>
          </table:table-cell>
          <table:table-cell office:value-type="float" office:value="0.0703797">
            <text:p>0,0703797</text:p>
          </table:table-cell>
          <table:table-cell office:value-type="float" office:value="0.507027">
            <text:p>0,507027</text:p>
          </table:table-cell>
          <table:table-cell office:value-type="float" office:value="0.577407">
            <text:p>0,577407</text:p>
          </table:table-cell>
        </table:table-row>
        <table:table-row table:style-name="ro1">
          <table:table-cell office:value-type="float" office:value="0.509667">
            <text:p>0,509667</text:p>
          </table:table-cell>
          <table:table-cell office:value-type="float" office:value="0.375065">
            <text:p>0,375065</text:p>
          </table:table-cell>
          <table:table-cell office:value-type="float" office:value="0.884732">
            <text:p>0,884732</text:p>
          </table:table-cell>
          <table:table-cell office:value-type="float" office:value="0.629605">
            <text:p>0,629605</text:p>
          </table:table-cell>
          <table:table-cell office:value-type="float" office:value="0.445738">
            <text:p>0,445738</text:p>
          </table:table-cell>
          <table:table-cell office:value-type="float" office:value="1.07534">
            <text:p>1,07534</text:p>
          </table:table-cell>
          <table:table-cell office:value-type="float" office:value="0.137827">
            <text:p>0,137827</text:p>
          </table:table-cell>
          <table:table-cell office:value-type="float" office:value="0.224922">
            <text:p>0,224922</text:p>
          </table:table-cell>
          <table:table-cell office:value-type="float" office:value="0.362749">
            <text:p>0,362749</text:p>
          </table:table-cell>
          <table:table-cell office:value-type="float" office:value="0.180935">
            <text:p>0,180935</text:p>
          </table:table-cell>
          <table:table-cell office:value-type="float" office:value="1.27035">
            <text:p>1,27035</text:p>
          </table:table-cell>
          <table:table-cell office:value-type="float" office:value="1.45129">
            <text:p>1,45129</text:p>
          </table:table-cell>
          <table:table-cell office:value-type="float" office:value="0.217884">
            <text:p>0,217884</text:p>
          </table:table-cell>
          <table:table-cell office:value-type="float" office:value="0.604093">
            <text:p>0,604093</text:p>
          </table:table-cell>
          <table:table-cell office:value-type="float" office:value="0.821977">
            <text:p>0,821977</text:p>
          </table:table-cell>
          <table:table-cell office:value-type="float" office:value="0.62462">
            <text:p>0,62462</text:p>
          </table:table-cell>
          <table:table-cell office:value-type="float" office:value="0.753356">
            <text:p>0,753356</text:p>
          </table:table-cell>
          <table:table-cell office:value-type="float" office:value="1.37798">
            <text:p>1,37798</text:p>
          </table:table-cell>
          <table:table-cell office:value-type="float" office:value="1.23956">
            <text:p>1,23956</text:p>
          </table:table-cell>
          <table:table-cell office:value-type="float" office:value="1.03312">
            <text:p>1,03312</text:p>
          </table:table-cell>
          <table:table-cell office:value-type="float" office:value="2.27268">
            <text:p>2,27268</text:p>
          </table:table-cell>
          <table:table-cell office:value-type="float" office:value="0.0929599">
            <text:p>0,0929599</text:p>
          </table:table-cell>
          <table:table-cell office:value-type="float" office:value="0.395006">
            <text:p>0,395006</text:p>
          </table:table-cell>
          <table:table-cell office:value-type="float" office:value="0.487966">
            <text:p>0,487966</text:p>
          </table:table-cell>
          <table:table-cell office:value-type="float" office:value="0.0630485">
            <text:p>0,0630485</text:p>
          </table:table-cell>
          <table:table-cell office:value-type="float" office:value="0.439287">
            <text:p>0,439287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0.308205">
            <text:p>0,308205</text:p>
          </table:table-cell>
          <table:table-cell office:value-type="float" office:value="0.358937">
            <text:p>0,358937</text:p>
          </table:table-cell>
          <table:table-cell office:value-type="float" office:value="0.667141">
            <text:p>0,667141</text:p>
          </table:table-cell>
          <table:table-cell office:value-type="float" office:value="0.470371">
            <text:p>0,470371</text:p>
          </table:table-cell>
          <table:table-cell office:value-type="float" office:value="0.469491">
            <text:p>0,469491</text:p>
          </table:table-cell>
          <table:table-cell office:value-type="float" office:value="0.939863">
            <text:p>0,939863</text:p>
          </table:table-cell>
          <table:table-cell office:value-type="float" office:value="0.158941">
            <text:p>0,158941</text:p>
          </table:table-cell>
          <table:table-cell office:value-type="float" office:value="0.247209">
            <text:p>0,247209</text:p>
          </table:table-cell>
          <table:table-cell office:value-type="float" office:value="0.40615">
            <text:p>0,40615</text:p>
          </table:table-cell>
          <table:table-cell office:value-type="float" office:value="0.194717">
            <text:p>0,194717</text:p>
          </table:table-cell>
          <table:table-cell office:value-type="float" office:value="1.32373">
            <text:p>1,32373</text:p>
          </table:table-cell>
          <table:table-cell office:value-type="float" office:value="1.51844">
            <text:p>1,51844</text:p>
          </table:table-cell>
          <table:table-cell office:value-type="float" office:value="0.453363">
            <text:p>0,453363</text:p>
          </table:table-cell>
          <table:table-cell office:value-type="float" office:value="0.941622">
            <text:p>0,941622</text:p>
          </table:table-cell>
          <table:table-cell office:value-type="float" office:value="1.39498">
            <text:p>1,39498</text:p>
          </table:table-cell>
          <table:table-cell office:value-type="float" office:value="1.06948">
            <text:p>1,06948</text:p>
          </table:table-cell>
          <table:table-cell office:value-type="float" office:value="1.44601">
            <text:p>1,44601</text:p>
          </table:table-cell>
          <table:table-cell office:value-type="float" office:value="2.51549">
            <text:p>2,51549</text:p>
          </table:table-cell>
          <table:table-cell office:value-type="float" office:value="0.920801">
            <text:p>0,920801</text:p>
          </table:table-cell>
          <table:table-cell office:value-type="float" office:value="1.25423">
            <text:p>1,25423</text:p>
          </table:table-cell>
          <table:table-cell office:value-type="float" office:value="2.17503">
            <text:p>2,17503</text:p>
          </table:table-cell>
          <table:table-cell office:value-type="float" office:value="0.134308">
            <text:p>0,134308</text:p>
          </table:table-cell>
          <table:table-cell office:value-type="float" office:value="0.317882">
            <text:p>0,317882</text:p>
          </table:table-cell>
          <table:table-cell office:value-type="float" office:value="0.45219">
            <text:p>0,45219</text:p>
          </table:table-cell>
          <table:table-cell office:value-type="float" office:value="0.0630485">
            <text:p>0,0630485</text:p>
          </table:table-cell>
          <table:table-cell office:value-type="float" office:value="0.669194">
            <text:p>0,669194</text:p>
          </table:table-cell>
          <table:table-cell office:value-type="float" office:value="0.732242">
            <text:p>0,732242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9259">
            <text:p>0,349259</text:p>
          </table:table-cell>
          <table:table-cell office:value-type="float" office:value="0.630192">
            <text:p>0,630192</text:p>
          </table:table-cell>
          <table:table-cell office:value-type="float" office:value="0.699105">
            <text:p>0,699105</text:p>
          </table:table-cell>
          <table:table-cell office:value-type="float" office:value="0.846316">
            <text:p>0,846316</text:p>
          </table:table-cell>
          <table:table-cell office:value-type="float" office:value="1.54542">
            <text:p>1,54542</text:p>
          </table:table-cell>
          <table:table-cell office:value-type="float" office:value="0.282985">
            <text:p>0,282985</text:p>
          </table:table-cell>
          <table:table-cell office:value-type="float" office:value="0.349846">
            <text:p>0,349846</text:p>
          </table:table-cell>
          <table:table-cell office:value-type="float" office:value="0.632831">
            <text:p>0,632831</text:p>
          </table:table-cell>
          <table:table-cell office:value-type="float" office:value="0.357177">
            <text:p>0,357177</text:p>
          </table:table-cell>
          <table:table-cell office:value-type="float" office:value="0.88004">
            <text:p>0,88004</text:p>
          </table:table-cell>
          <table:table-cell office:value-type="float" office:value="1.23722">
            <text:p>1,23722</text:p>
          </table:table-cell>
          <table:table-cell office:value-type="float" office:value="0.440167">
            <text:p>0,440167</text:p>
          </table:table-cell>
          <table:table-cell office:value-type="float" office:value="0.915816">
            <text:p>0,915816</text:p>
          </table:table-cell>
          <table:table-cell office:value-type="float" office:value="1.35598">
            <text:p>1,35598</text:p>
          </table:table-cell>
          <table:table-cell office:value-type="float" office:value="0.804675">
            <text:p>0,804675</text:p>
          </table:table-cell>
          <table:table-cell office:value-type="float" office:value="0.77623">
            <text:p>0,77623</text:p>
          </table:table-cell>
          <table:table-cell office:value-type="float" office:value="1.5809">
            <text:p>1,5809</text:p>
          </table:table-cell>
          <table:table-cell office:value-type="float" office:value="0.511426">
            <text:p>0,511426</text:p>
          </table:table-cell>
          <table:table-cell office:value-type="float" office:value="0.61201">
            <text:p>0,61201</text:p>
          </table:table-cell>
          <table:table-cell office:value-type="float" office:value="1.12344">
            <text:p>1,12344</text:p>
          </table:table-cell>
          <table:table-cell office:value-type="float" office:value="0.118766">
            <text:p>0,118766</text:p>
          </table:table-cell>
          <table:table-cell office:value-type="float" office:value="0.389728">
            <text:p>0,389728</text:p>
          </table:table-cell>
          <table:table-cell office:value-type="float" office:value="0.508494">
            <text:p>0,508494</text:p>
          </table:table-cell>
          <table:table-cell office:value-type="float" office:value="0.0715527">
            <text:p>0,0715527</text:p>
          </table:table-cell>
          <table:table-cell office:value-type="float" office:value="0.388555">
            <text:p>0,388555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0.341928">
            <text:p>0,341928</text:p>
          </table:table-cell>
          <table:table-cell office:value-type="float" office:value="0.327559">
            <text:p>0,327559</text:p>
          </table:table-cell>
          <table:table-cell office:value-type="float" office:value="0.669487">
            <text:p>0,669487</text:p>
          </table:table-cell>
          <table:table-cell office:value-type="float" office:value="0.509373">
            <text:p>0,509373</text:p>
          </table:table-cell>
          <table:table-cell office:value-type="float" office:value="0.465972">
            <text:p>0,465972</text:p>
          </table:table-cell>
          <table:table-cell office:value-type="float" office:value="0.975346">
            <text:p>0,975346</text:p>
          </table:table-cell>
          <table:table-cell office:value-type="float" office:value="0.180935">
            <text:p>0,180935</text:p>
          </table:table-cell>
          <table:table-cell office:value-type="float" office:value="0.200875">
            <text:p>0,200875</text:p>
          </table:table-cell>
          <table:table-cell office:value-type="float" office:value="0.38181">
            <text:p>0,38181</text:p>
          </table:table-cell>
          <table:table-cell office:value-type="float" office:value="0.20762">
            <text:p>0,20762</text:p>
          </table:table-cell>
          <table:table-cell office:value-type="float" office:value="0.483274">
            <text:p>0,483274</text:p>
          </table:table-cell>
          <table:table-cell office:value-type="float" office:value="0.690894">
            <text:p>0,690894</text:p>
          </table:table-cell>
          <table:table-cell office:value-type="float" office:value="0.471544">
            <text:p>0,471544</text:p>
          </table:table-cell>
          <table:table-cell office:value-type="float" office:value="1.21493">
            <text:p>1,21493</text:p>
          </table:table-cell>
          <table:table-cell office:value-type="float" office:value="1.68647">
            <text:p>1,68647</text:p>
          </table:table-cell>
          <table:table-cell office:value-type="float" office:value="0.944848">
            <text:p>0,944848</text:p>
          </table:table-cell>
          <table:table-cell office:value-type="float" office:value="0.870069">
            <text:p>0,870069</text:p>
          </table:table-cell>
          <table:table-cell office:value-type="float" office:value="1.81492">
            <text:p>1,81492</text:p>
          </table:table-cell>
          <table:table-cell office:value-type="float" office:value="0.341928">
            <text:p>0,341928</text:p>
          </table:table-cell>
          <table:table-cell office:value-type="float" office:value="0.616116">
            <text:p>0,616116</text:p>
          </table:table-cell>
          <table:table-cell office:value-type="float" office:value="0.958044">
            <text:p>0,958044</text:p>
          </table:table-cell>
          <table:table-cell office:value-type="float" office:value="0.102051">
            <text:p>0,102051</text:p>
          </table:table-cell>
          <table:table-cell office:value-type="float" office:value="0.310551">
            <text:p>0,310551</text:p>
          </table:table-cell>
          <table:table-cell office:value-type="float" office:value="0.412601">
            <text:p>0,412601</text:p>
          </table:table-cell>
          <table:table-cell office:value-type="float" office:value="0.0703797">
            <text:p>0,0703797</text:p>
          </table:table-cell>
          <table:table-cell office:value-type="float" office:value="0.342515">
            <text:p>0,342515</text:p>
          </table:table-cell>
          <table:table-cell office:value-type="float" office:value="0.412894">
            <text:p>0,412894</text:p>
          </table:table-cell>
        </table:table-row>
        <table:table-row table:style-name="ro1">
          <table:table-cell office:value-type="float" office:value="0.264804">
            <text:p>0,264804</text:p>
          </table:table-cell>
          <table:table-cell office:value-type="float" office:value="0.328439">
            <text:p>0,328439</text:p>
          </table:table-cell>
          <table:table-cell office:value-type="float" office:value="0.593242">
            <text:p>0,593242</text:p>
          </table:table-cell>
          <table:table-cell office:value-type="float" office:value="0.424331">
            <text:p>0,424331</text:p>
          </table:table-cell>
          <table:table-cell office:value-type="float" office:value="0.502042">
            <text:p>0,502042</text:p>
          </table:table-cell>
          <table:table-cell office:value-type="float" office:value="0.926373">
            <text:p>0,926373</text:p>
          </table:table-cell>
          <table:table-cell office:value-type="float" office:value="0.179762">
            <text:p>0,179762</text:p>
          </table:table-cell>
          <table:table-cell office:value-type="float" office:value="0.187093">
            <text:p>0,187093</text:p>
          </table:table-cell>
          <table:table-cell office:value-type="float" office:value="0.366854">
            <text:p>0,366854</text:p>
          </table:table-cell>
          <table:table-cell office:value-type="float" office:value="0.417">
            <text:p>0,417</text:p>
          </table:table-cell>
          <table:table-cell office:value-type="float" office:value="0.535179">
            <text:p>0,535179</text:p>
          </table:table-cell>
          <table:table-cell office:value-type="float" office:value="0.952179">
            <text:p>0,952179</text:p>
          </table:table-cell>
          <table:table-cell office:value-type="float" office:value="0.26539">
            <text:p>0,26539</text:p>
          </table:table-cell>
          <table:table-cell office:value-type="float" office:value="0.5082">
            <text:p>0,5082</text:p>
          </table:table-cell>
          <table:table-cell office:value-type="float" office:value="0.77359">
            <text:p>0,77359</text:p>
          </table:table-cell>
          <table:table-cell office:value-type="float" office:value="0.615823">
            <text:p>0,615823</text:p>
          </table:table-cell>
          <table:table-cell office:value-type="float" office:value="0.78708">
            <text:p>0,78708</text:p>
          </table:table-cell>
          <table:table-cell office:value-type="float" office:value="1.4029">
            <text:p>1,4029</text:p>
          </table:table-cell>
          <table:table-cell office:value-type="float" office:value="0.336063">
            <text:p>0,336063</text:p>
          </table:table-cell>
          <table:table-cell office:value-type="float" office:value="0.586498">
            <text:p>0,586498</text:p>
          </table:table-cell>
          <table:table-cell office:value-type="float" office:value="0.922561">
            <text:p>0,922561</text:p>
          </table:table-cell>
          <table:table-cell office:value-type="float" office:value="0.222576">
            <text:p>0,222576</text:p>
          </table:table-cell>
          <table:table-cell office:value-type="float" office:value="0.781508">
            <text:p>0,781508</text:p>
          </table:table-cell>
          <table:table-cell office:value-type="float" office:value="1.00408">
            <text:p>1,00408</text:p>
          </table:table-cell>
          <table:table-cell office:value-type="float" office:value="0.15161">
            <text:p>0,15161</text:p>
          </table:table-cell>
          <table:table-cell office:value-type="float" office:value="0.700572">
            <text:p>0,700572</text:p>
          </table:table-cell>
          <table:table-cell office:value-type="float" office:value="0.852181">
            <text:p>0,852181</text:p>
          </table:table-cell>
        </table:table-row>
        <table:table-row table:style-name="ro1">
          <table:table-cell office:value-type="float" office:value="0.598814">
            <text:p>0,598814</text:p>
          </table:table-cell>
          <table:table-cell office:value-type="float" office:value="0.758342">
            <text:p>0,758342</text:p>
          </table:table-cell>
          <table:table-cell office:value-type="float" office:value="1.35716">
            <text:p>1,35716</text:p>
          </table:table-cell>
          <table:table-cell office:value-type="float" office:value="0.446911">
            <text:p>0,446911</text:p>
          </table:table-cell>
          <table:table-cell office:value-type="float" office:value="0.451017">
            <text:p>0,451017</text:p>
          </table:table-cell>
          <table:table-cell office:value-type="float" office:value="0.897928">
            <text:p>0,897928</text:p>
          </table:table-cell>
          <table:table-cell office:value-type="float" office:value="0.146624">
            <text:p>0,146624</text:p>
          </table:table-cell>
          <table:table-cell office:value-type="float" office:value="0.249262">
            <text:p>0,249262</text:p>
          </table:table-cell>
          <table:table-cell office:value-type="float" office:value="0.395886">
            <text:p>0,395886</text:p>
          </table:table-cell>
          <table:table-cell office:value-type="float" office:value="0.18592">
            <text:p>0,18592</text:p>
          </table:table-cell>
          <table:table-cell office:value-type="float" office:value="0.517877">
            <text:p>0,517877</text:p>
          </table:table-cell>
          <table:table-cell office:value-type="float" office:value="0.703797">
            <text:p>0,703797</text:p>
          </table:table-cell>
          <table:table-cell office:value-type="float" office:value="0.265977">
            <text:p>0,265977</text:p>
          </table:table-cell>
          <table:table-cell office:value-type="float" office:value="0.520223">
            <text:p>0,520223</text:p>
          </table:table-cell>
          <table:table-cell office:value-type="float" office:value="0.7862">
            <text:p>0,7862</text:p>
          </table:table-cell>
          <table:table-cell office:value-type="float" office:value="0.626966">
            <text:p>0,626966</text:p>
          </table:table-cell>
          <table:table-cell office:value-type="float" office:value="0.783854">
            <text:p>0,783854</text:p>
          </table:table-cell>
          <table:table-cell office:value-type="float" office:value="1.41082">
            <text:p>1,41082</text:p>
          </table:table-cell>
          <table:table-cell office:value-type="float" office:value="0.34662">
            <text:p>0,34662</text:p>
          </table:table-cell>
          <table:table-cell office:value-type="float" office:value="0.573595">
            <text:p>0,573595</text:p>
          </table:table-cell>
          <table:table-cell office:value-type="float" office:value="0.920215">
            <text:p>0,920215</text:p>
          </table:table-cell>
          <table:table-cell office:value-type="float" office:value="0.0868017">
            <text:p>0,0868017</text:p>
          </table:table-cell>
          <table:table-cell office:value-type="float" office:value="0.352485">
            <text:p>0,352485</text:p>
          </table:table-cell>
          <table:table-cell office:value-type="float" office:value="0.439287">
            <text:p>0,439287</text:p>
          </table:table-cell>
          <table:table-cell office:value-type="float" office:value="0.062462">
            <text:p>0,062462</text:p>
          </table:table-cell>
          <table:table-cell office:value-type="float" office:value="0.371546">
            <text:p>0,371546</text:p>
          </table:table-cell>
          <table:table-cell office:value-type="float" office:value="0.434008">
            <text:p>0,434008</text:p>
          </table:table-cell>
        </table:table-row>
        <table:table-row table:style-name="ro1">
          <table:table-cell office:value-type="float" office:value="0.261578">
            <text:p>0,261578</text:p>
          </table:table-cell>
          <table:table-cell office:value-type="float" office:value="0.345154">
            <text:p>0,345154</text:p>
          </table:table-cell>
          <table:table-cell office:value-type="float" office:value="0.606732">
            <text:p>0,606732</text:p>
          </table:table-cell>
          <table:table-cell office:value-type="float" office:value="0.428437">
            <text:p>0,428437</text:p>
          </table:table-cell>
          <table:table-cell office:value-type="float" office:value="0.448377">
            <text:p>0,448377</text:p>
          </table:table-cell>
          <table:table-cell office:value-type="float" office:value="0.876814">
            <text:p>0,876814</text:p>
          </table:table-cell>
          <table:table-cell office:value-type="float" office:value="0.148384">
            <text:p>0,148384</text:p>
          </table:table-cell>
          <table:table-cell office:value-type="float" office:value="0.233133">
            <text:p>0,233133</text:p>
          </table:table-cell>
          <table:table-cell office:value-type="float" office:value="0.381517">
            <text:p>0,381517</text:p>
          </table:table-cell>
          <table:table-cell office:value-type="float" office:value="0.200289">
            <text:p>0,200289</text:p>
          </table:table-cell>
          <table:table-cell office:value-type="float" office:value="0.495004">
            <text:p>0,495004</text:p>
          </table:table-cell>
          <table:table-cell office:value-type="float" office:value="0.695293">
            <text:p>0,695293</text:p>
          </table:table-cell>
          <table:table-cell office:value-type="float" office:value="0.259818">
            <text:p>0,259818</text:p>
          </table:table-cell>
          <table:table-cell office:value-type="float" office:value="0.511719">
            <text:p>0,511719</text:p>
          </table:table-cell>
          <table:table-cell office:value-type="float" office:value="0.771538">
            <text:p>0,771538</text:p>
          </table:table-cell>
          <table:table-cell office:value-type="float" office:value="0.596761">
            <text:p>0,596761</text:p>
          </table:table-cell>
          <table:table-cell office:value-type="float" office:value="0.762447">
            <text:p>0,762447</text:p>
          </table:table-cell>
          <table:table-cell office:value-type="float" office:value="1.35921">
            <text:p>1,35921</text:p>
          </table:table-cell>
          <table:table-cell office:value-type="float" office:value="0.351019">
            <text:p>0,351019</text:p>
          </table:table-cell>
          <table:table-cell office:value-type="float" office:value="0.58943">
            <text:p>0,58943</text:p>
          </table:table-cell>
          <table:table-cell office:value-type="float" office:value="0.940449">
            <text:p>0,940449</text:p>
          </table:table-cell>
          <table:table-cell office:value-type="float" office:value="0.110848">
            <text:p>0,110848</text:p>
          </table:table-cell>
          <table:table-cell office:value-type="float" office:value="0.295888">
            <text:p>0,295888</text:p>
          </table:table-cell>
          <table:table-cell office:value-type="float" office:value="0.406736">
            <text:p>0,406736</text:p>
          </table:table-cell>
          <table:table-cell office:value-type="float" office:value="0.0633418">
            <text:p>0,0633418</text:p>
          </table:table-cell>
          <table:table-cell office:value-type="float" office:value="0.511719">
            <text:p>0,511719</text:p>
          </table:table-cell>
          <table:table-cell office:value-type="float" office:value="0.575061">
            <text:p>0,575061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19348">
            <text:p>0,319348</text:p>
          </table:table-cell>
          <table:table-cell office:value-type="float" office:value="0.60028">
            <text:p>0,60028</text:p>
          </table:table-cell>
          <table:table-cell office:value-type="float" office:value="0.409962">
            <text:p>0,409962</text:p>
          </table:table-cell>
          <table:table-cell office:value-type="float" office:value="0.456882">
            <text:p>0,456882</text:p>
          </table:table-cell>
          <table:table-cell office:value-type="float" office:value="0.866844">
            <text:p>0,866844</text:p>
          </table:table-cell>
          <table:table-cell office:value-type="float" office:value="0.202048">
            <text:p>0,202048</text:p>
          </table:table-cell>
          <table:table-cell office:value-type="float" office:value="0.182694">
            <text:p>0,182694</text:p>
          </table:table-cell>
          <table:table-cell office:value-type="float" office:value="0.384742">
            <text:p>0,384742</text:p>
          </table:table-cell>
          <table:table-cell office:value-type="float" office:value="0.24369">
            <text:p>0,24369</text:p>
          </table:table-cell>
          <table:table-cell office:value-type="float" office:value="0.467732">
            <text:p>0,467732</text:p>
          </table:table-cell>
          <table:table-cell office:value-type="float" office:value="0.711422">
            <text:p>0,711422</text:p>
          </table:table-cell>
          <table:table-cell office:value-type="float" office:value="0.259525">
            <text:p>0,259525</text:p>
          </table:table-cell>
          <table:table-cell office:value-type="float" office:value="0.515531">
            <text:p>0,515531</text:p>
          </table:table-cell>
          <table:table-cell office:value-type="float" office:value="0.775057">
            <text:p>0,775057</text:p>
          </table:table-cell>
          <table:table-cell office:value-type="float" office:value="0.603213">
            <text:p>0,603213</text:p>
          </table:table-cell>
          <table:table-cell office:value-type="float" office:value="0.783268">
            <text:p>0,783268</text:p>
          </table:table-cell>
          <table:table-cell office:value-type="float" office:value="1.38648">
            <text:p>1,38648</text:p>
          </table:table-cell>
          <table:table-cell office:value-type="float" office:value="0.323453">
            <text:p>0,323453</text:p>
          </table:table-cell>
          <table:table-cell office:value-type="float" office:value="0.561865">
            <text:p>0,561865</text:p>
          </table:table-cell>
          <table:table-cell office:value-type="float" office:value="0.885318">
            <text:p>0,885318</text:p>
          </table:table-cell>
          <table:table-cell office:value-type="float" office:value="0.236945">
            <text:p>0,236945</text:p>
          </table:table-cell>
          <table:table-cell office:value-type="float" office:value="0.404977">
            <text:p>0,404977</text:p>
          </table:table-cell>
          <table:table-cell office:value-type="float" office:value="0.641922">
            <text:p>0,641922</text:p>
          </table:table-cell>
          <table:table-cell office:value-type="float" office:value="0.0627553">
            <text:p>0,0627553</text:p>
          </table:table-cell>
          <table:table-cell office:value-type="float" office:value="0.434302">
            <text:p>0,434302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448377">
            <text:p>0,448377</text:p>
          </table:table-cell>
          <table:table-cell office:value-type="float" office:value="0.947487">
            <text:p>0,947487</text:p>
          </table:table-cell>
          <table:table-cell office:value-type="float" office:value="1.39586">
            <text:p>1,39586</text:p>
          </table:table-cell>
          <table:table-cell office:value-type="float" office:value="1.87151">
            <text:p>1,87151</text:p>
          </table:table-cell>
          <table:table-cell office:value-type="float" office:value="0.812006">
            <text:p>0,812006</text:p>
          </table:table-cell>
          <table:table-cell office:value-type="float" office:value="2.68352">
            <text:p>2,68352</text:p>
          </table:table-cell>
          <table:table-cell office:value-type="float" office:value="1.04162">
            <text:p>1,04162</text:p>
          </table:table-cell>
          <table:table-cell office:value-type="float" office:value="1.8897">
            <text:p>1,8897</text:p>
          </table:table-cell>
          <table:table-cell office:value-type="float" office:value="2.93132">
            <text:p>2,93132</text:p>
          </table:table-cell>
          <table:table-cell office:value-type="float" office:value="0.223456">
            <text:p>0,223456</text:p>
          </table:table-cell>
          <table:table-cell office:value-type="float" office:value="0.586204">
            <text:p>0,586204</text:p>
          </table:table-cell>
          <table:table-cell office:value-type="float" office:value="0.80966">
            <text:p>0,80966</text:p>
          </table:table-cell>
          <table:table-cell office:value-type="float" office:value="0.865671">
            <text:p>0,865671</text:p>
          </table:table-cell>
          <table:table-cell office:value-type="float" office:value="1.2205">
            <text:p>1,2205</text:p>
          </table:table-cell>
          <table:table-cell office:value-type="float" office:value="2.08617">
            <text:p>2,08617</text:p>
          </table:table-cell>
          <table:table-cell office:value-type="float" office:value="0.690015">
            <text:p>0,690015</text:p>
          </table:table-cell>
          <table:table-cell office:value-type="float" office:value="0.869776">
            <text:p>0,869776</text:p>
          </table:table-cell>
          <table:table-cell office:value-type="float" office:value="1.55979">
            <text:p>1,55979</text:p>
          </table:table-cell>
          <table:table-cell office:value-type="float" office:value="0.536939">
            <text:p>0,536939</text:p>
          </table:table-cell>
          <table:table-cell office:value-type="float" office:value="0.921681">
            <text:p>0,921681</text:p>
          </table:table-cell>
          <table:table-cell office:value-type="float" office:value="1.45862">
            <text:p>1,45862</text:p>
          </table:table-cell>
          <table:table-cell office:value-type="float" office:value="0.15161">
            <text:p>0,15161</text:p>
          </table:table-cell>
          <table:table-cell office:value-type="float" office:value="0.660396">
            <text:p>0,660396</text:p>
          </table:table-cell>
          <table:table-cell office:value-type="float" office:value="0.812006">
            <text:p>0,812006</text:p>
          </table:table-cell>
          <table:table-cell office:value-type="float" office:value="0.0665675">
            <text:p>0,0665675</text:p>
          </table:table-cell>
          <table:table-cell office:value-type="float" office:value="0.980038">
            <text:p>0,980038</text:p>
          </table:table-cell>
          <table:table-cell office:value-type="float" office:value="1.04661">
            <text:p>1,04661</text:p>
          </table:table-cell>
        </table:table-row>
        <table:table-row table:style-name="ro1">
          <table:table-cell office:value-type="float" office:value="0.480048">
            <text:p>0,480048</text:p>
          </table:table-cell>
          <table:table-cell office:value-type="float" office:value="0.565677">
            <text:p>0,565677</text:p>
          </table:table-cell>
          <table:table-cell office:value-type="float" office:value="1.04573">
            <text:p>1,04573</text:p>
          </table:table-cell>
          <table:table-cell office:value-type="float" office:value="0.438114">
            <text:p>0,438114</text:p>
          </table:table-cell>
          <table:table-cell office:value-type="float" office:value="0.725204">
            <text:p>0,725204</text:p>
          </table:table-cell>
          <table:table-cell office:value-type="float" office:value="1.16332">
            <text:p>1,16332</text:p>
          </table:table-cell>
          <table:table-cell office:value-type="float" office:value="0.192958">
            <text:p>0,192958</text:p>
          </table:table-cell>
          <table:table-cell office:value-type="float" office:value="0.44955">
            <text:p>0,44955</text:p>
          </table:table-cell>
          <table:table-cell office:value-type="float" office:value="0.642508">
            <text:p>0,642508</text:p>
          </table:table-cell>
          <table:table-cell office:value-type="float" office:value="0.444859">
            <text:p>0,444859</text:p>
          </table:table-cell>
          <table:table-cell office:value-type="float" office:value="0.902327">
            <text:p>0,902327</text:p>
          </table:table-cell>
          <table:table-cell office:value-type="float" office:value="1.34719">
            <text:p>1,34719</text:p>
          </table:table-cell>
          <table:table-cell office:value-type="float" office:value="0.683563">
            <text:p>0,683563</text:p>
          </table:table-cell>
          <table:table-cell office:value-type="float" office:value="0.872415">
            <text:p>0,872415</text:p>
          </table:table-cell>
          <table:table-cell office:value-type="float" office:value="1.55598">
            <text:p>1,55598</text:p>
          </table:table-cell>
          <table:table-cell office:value-type="float" office:value="1.83427">
            <text:p>1,83427</text:p>
          </table:table-cell>
          <table:table-cell office:value-type="float" office:value="0.824909">
            <text:p>0,824909</text:p>
          </table:table-cell>
          <table:table-cell office:value-type="float" office:value="2.65918">
            <text:p>2,65918</text:p>
          </table:table-cell>
          <table:table-cell office:value-type="float" office:value="0.352192">
            <text:p>0,352192</text:p>
          </table:table-cell>
          <table:table-cell office:value-type="float" office:value="0.583858">
            <text:p>0,583858</text:p>
          </table:table-cell>
          <table:table-cell office:value-type="float" office:value="0.93605">
            <text:p>0,93605</text:p>
          </table:table-cell>
          <table:table-cell office:value-type="float" office:value="0.272428">
            <text:p>0,272428</text:p>
          </table:table-cell>
          <table:table-cell office:value-type="float" office:value="0.61289">
            <text:p>0,61289</text:p>
          </table:table-cell>
          <table:table-cell office:value-type="float" office:value="0.885318">
            <text:p>0,885318</text:p>
          </table:table-cell>
          <table:table-cell office:value-type="float" office:value="0.0595295">
            <text:p>0,0595295</text:p>
          </table:table-cell>
          <table:table-cell office:value-type="float" office:value="0.371546">
            <text:p>0,371546</text:p>
          </table:table-cell>
          <table:table-cell office:value-type="float" office:value="0.431076">
            <text:p>0,431076</text:p>
          </table:table-cell>
        </table:table-row>
        <table:table-row table:style-name="ro1">
          <table:table-cell office:value-type="float" office:value="0.295302">
            <text:p>0,295302</text:p>
          </table:table-cell>
          <table:table-cell office:value-type="float" office:value="0.338702">
            <text:p>0,338702</text:p>
          </table:table-cell>
          <table:table-cell office:value-type="float" office:value="0.634004">
            <text:p>0,634004</text:p>
          </table:table-cell>
          <table:table-cell office:value-type="float" office:value="0.414654">
            <text:p>0,414654</text:p>
          </table:table-cell>
          <table:table-cell office:value-type="float" office:value="0.454536">
            <text:p>0,454536</text:p>
          </table:table-cell>
          <table:table-cell office:value-type="float" office:value="0.86919">
            <text:p>0,86919</text:p>
          </table:table-cell>
          <table:table-cell office:value-type="float" office:value="0.187093">
            <text:p>0,187093</text:p>
          </table:table-cell>
          <table:table-cell office:value-type="float" office:value="0.200582">
            <text:p>0,200582</text:p>
          </table:table-cell>
          <table:table-cell office:value-type="float" office:value="0.387675">
            <text:p>0,387675</text:p>
          </table:table-cell>
          <table:table-cell office:value-type="float" office:value="0.235479">
            <text:p>0,235479</text:p>
          </table:table-cell>
          <table:table-cell office:value-type="float" office:value="0.541337">
            <text:p>0,541337</text:p>
          </table:table-cell>
          <table:table-cell office:value-type="float" office:value="0.776816">
            <text:p>0,776816</text:p>
          </table:table-cell>
          <table:table-cell office:value-type="float" office:value="0.249262">
            <text:p>0,249262</text:p>
          </table:table-cell>
          <table:table-cell office:value-type="float" office:value="0.475943">
            <text:p>0,475943</text:p>
          </table:table-cell>
          <table:table-cell office:value-type="float" office:value="0.725204">
            <text:p>0,725204</text:p>
          </table:table-cell>
          <table:table-cell office:value-type="float" office:value="0.627846">
            <text:p>0,627846</text:p>
          </table:table-cell>
          <table:table-cell office:value-type="float" office:value="0.737814">
            <text:p>0,737814</text:p>
          </table:table-cell>
          <table:table-cell office:value-type="float" office:value="1.36566">
            <text:p>1,36566</text:p>
          </table:table-cell>
          <table:table-cell office:value-type="float" office:value="0.347207">
            <text:p>0,347207</text:p>
          </table:table-cell>
          <table:table-cell office:value-type="float" office:value="0.571542">
            <text:p>0,571542</text:p>
          </table:table-cell>
          <table:table-cell office:value-type="float" office:value="0.918749">
            <text:p>0,918749</text:p>
          </table:table-cell>
          <table:table-cell office:value-type="float" office:value="0.120232">
            <text:p>0,120232</text:p>
          </table:table-cell>
          <table:table-cell office:value-type="float" office:value="0.299407">
            <text:p>0,299407</text:p>
          </table:table-cell>
          <table:table-cell office:value-type="float" office:value="0.419639">
            <text:p>0,419639</text:p>
          </table:table-cell>
          <table:table-cell office:value-type="float" office:value="0.0692067">
            <text:p>0,0692067</text:p>
          </table:table-cell>
          <table:table-cell office:value-type="float" office:value="0.375065">
            <text:p>0,375065</text:p>
          </table:table-cell>
          <table:table-cell office:value-type="float" office:value="0.444272">
            <text:p>0,444272</text:p>
          </table:table-cell>
        </table:table-row>
        <table:table-row table:style-name="ro1">
          <table:table-cell office:value-type="float" office:value="0.304979">
            <text:p>0,304979</text:p>
          </table:table-cell>
          <table:table-cell office:value-type="float" office:value="0.329612">
            <text:p>0,329612</text:p>
          </table:table-cell>
          <table:table-cell office:value-type="float" office:value="0.634591">
            <text:p>0,634591</text:p>
          </table:table-cell>
          <table:table-cell office:value-type="float" office:value="0.446032">
            <text:p>0,446032</text:p>
          </table:table-cell>
          <table:table-cell office:value-type="float" office:value="0.478875">
            <text:p>0,478875</text:p>
          </table:table-cell>
          <table:table-cell office:value-type="float" office:value="0.924907">
            <text:p>0,924907</text:p>
          </table:table-cell>
          <table:table-cell office:value-type="float" office:value="0.173897">
            <text:p>0,173897</text:p>
          </table:table-cell>
          <table:table-cell office:value-type="float" office:value="0.196183">
            <text:p>0,196183</text:p>
          </table:table-cell>
          <table:table-cell office:value-type="float" office:value="0.37008">
            <text:p>0,37008</text:p>
          </table:table-cell>
          <table:table-cell office:value-type="float" office:value="0.224042">
            <text:p>0,224042</text:p>
          </table:table-cell>
          <table:table-cell office:value-type="float" office:value="0.487673">
            <text:p>0,487673</text:p>
          </table:table-cell>
          <table:table-cell office:value-type="float" office:value="0.711715">
            <text:p>0,711715</text:p>
          </table:table-cell>
          <table:table-cell office:value-type="float" office:value="0.46392">
            <text:p>0,46392</text:p>
          </table:table-cell>
          <table:table-cell office:value-type="float" office:value="0.533126">
            <text:p>0,533126</text:p>
          </table:table-cell>
          <table:table-cell office:value-type="float" office:value="0.997046">
            <text:p>0,997046</text:p>
          </table:table-cell>
          <table:table-cell office:value-type="float" office:value="0.608491">
            <text:p>0,608491</text:p>
          </table:table-cell>
          <table:table-cell office:value-type="float" office:value="0.759221">
            <text:p>0,759221</text:p>
          </table:table-cell>
          <table:table-cell office:value-type="float" office:value="1.36771">
            <text:p>1,36771</text:p>
          </table:table-cell>
          <table:table-cell office:value-type="float" office:value="0.330491">
            <text:p>0,330491</text:p>
          </table:table-cell>
          <table:table-cell office:value-type="float" office:value="0.563038">
            <text:p>0,563038</text:p>
          </table:table-cell>
          <table:table-cell office:value-type="float" office:value="0.893529">
            <text:p>0,893529</text:p>
          </table:table-cell>
          <table:table-cell office:value-type="float" office:value="0.0879747">
            <text:p>0,0879747</text:p>
          </table:table-cell>
          <table:table-cell office:value-type="float" office:value="0.329612">
            <text:p>0,329612</text:p>
          </table:table-cell>
          <table:table-cell office:value-type="float" office:value="0.417586">
            <text:p>0,417586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93835">
            <text:p>0,293835</text:p>
          </table:table-cell>
          <table:table-cell office:value-type="float" office:value="0.328439">
            <text:p>0,328439</text:p>
          </table:table-cell>
          <table:table-cell office:value-type="float" office:value="0.622274">
            <text:p>0,622274</text:p>
          </table:table-cell>
          <table:table-cell office:value-type="float" office:value="0.430783">
            <text:p>0,430783</text:p>
          </table:table-cell>
          <table:table-cell office:value-type="float" office:value="0.617289">
            <text:p>0,617289</text:p>
          </table:table-cell>
          <table:table-cell office:value-type="float" office:value="1.04807">
            <text:p>1,04807</text:p>
          </table:table-cell>
          <table:table-cell office:value-type="float" office:value="0.31231">
            <text:p>0,31231</text:p>
          </table:table-cell>
          <table:table-cell office:value-type="float" office:value="0.437234">
            <text:p>0,437234</text:p>
          </table:table-cell>
          <table:table-cell office:value-type="float" office:value="0.749544">
            <text:p>0,749544</text:p>
          </table:table-cell>
          <table:table-cell office:value-type="float" office:value="0.23108">
            <text:p>0,23108</text:p>
          </table:table-cell>
          <table:table-cell office:value-type="float" office:value="0.476236">
            <text:p>0,476236</text:p>
          </table:table-cell>
          <table:table-cell office:value-type="float" office:value="0.707316">
            <text:p>0,707316</text:p>
          </table:table-cell>
          <table:table-cell office:value-type="float" office:value="0.27624">
            <text:p>0,27624</text:p>
          </table:table-cell>
          <table:table-cell office:value-type="float" office:value="0.954525">
            <text:p>0,954525</text:p>
          </table:table-cell>
          <table:table-cell office:value-type="float" office:value="1.23077">
            <text:p>1,23077</text:p>
          </table:table-cell>
          <table:table-cell office:value-type="float" office:value="1.04836">
            <text:p>1,04836</text:p>
          </table:table-cell>
          <table:table-cell office:value-type="float" office:value="1.22783">
            <text:p>1,22783</text:p>
          </table:table-cell>
          <table:table-cell office:value-type="float" office:value="2.2762">
            <text:p>2,2762</text:p>
          </table:table-cell>
          <table:table-cell office:value-type="float" office:value="0.447498">
            <text:p>0,447498</text:p>
          </table:table-cell>
          <table:table-cell office:value-type="float" office:value="0.584738">
            <text:p>0,584738</text:p>
          </table:table-cell>
          <table:table-cell office:value-type="float" office:value="1.03224">
            <text:p>1,03224</text:p>
          </table:table-cell>
          <table:table-cell office:value-type="float" office:value="0.0950126">
            <text:p>0,0950126</text:p>
          </table:table-cell>
          <table:table-cell office:value-type="float" office:value="0.463333">
            <text:p>0,463333</text:p>
          </table:table-cell>
          <table:table-cell office:value-type="float" office:value="0.558346">
            <text:p>0,558346</text:p>
          </table:table-cell>
          <table:table-cell office:value-type="float" office:value="0.063635">
            <text:p>0,063635</text:p>
          </table:table-cell>
          <table:table-cell office:value-type="float" office:value="0.585031">
            <text:p>0,585031</text:p>
          </table:table-cell>
          <table:table-cell office:value-type="float" office:value="0.648666">
            <text:p>0,648666</text:p>
          </table:table-cell>
        </table:table-row>
        <table:table-row table:style-name="ro1">
          <table:table-cell office:value-type="float" office:value="0.511426">
            <text:p>0,511426</text:p>
          </table:table-cell>
          <table:table-cell office:value-type="float" office:value="0.51084">
            <text:p>0,51084</text:p>
          </table:table-cell>
          <table:table-cell office:value-type="float" office:value="1.02227">
            <text:p>1,02227</text:p>
          </table:table-cell>
          <table:table-cell office:value-type="float" office:value="1.87386">
            <text:p>1,87386</text:p>
          </table:table-cell>
          <table:table-cell office:value-type="float" office:value="0.752183">
            <text:p>0,752183</text:p>
          </table:table-cell>
          <table:table-cell office:value-type="float" office:value="2.62604">
            <text:p>2,62604</text:p>
          </table:table-cell>
          <table:table-cell office:value-type="float" office:value="0.487966">
            <text:p>0,487966</text:p>
          </table:table-cell>
          <table:table-cell office:value-type="float" office:value="0.390314">
            <text:p>0,390314</text:p>
          </table:table-cell>
          <table:table-cell office:value-type="float" office:value="0.87828">
            <text:p>0,87828</text:p>
          </table:table-cell>
          <table:table-cell office:value-type="float" office:value="0.632245">
            <text:p>0,632245</text:p>
          </table:table-cell>
          <table:table-cell office:value-type="float" office:value="0.537818">
            <text:p>0,537818</text:p>
          </table:table-cell>
          <table:table-cell office:value-type="float" office:value="1.17006">
            <text:p>1,17006</text:p>
          </table:table-cell>
          <table:table-cell office:value-type="float" office:value="0.259525">
            <text:p>0,259525</text:p>
          </table:table-cell>
          <table:table-cell office:value-type="float" office:value="0.501456">
            <text:p>0,501456</text:p>
          </table:table-cell>
          <table:table-cell office:value-type="float" office:value="0.760981">
            <text:p>0,760981</text:p>
          </table:table-cell>
          <table:table-cell office:value-type="float" office:value="0.607025">
            <text:p>0,607025</text:p>
          </table:table-cell>
          <table:table-cell office:value-type="float" office:value="0.760394">
            <text:p>0,760394</text:p>
          </table:table-cell>
          <table:table-cell office:value-type="float" office:value="1.36742">
            <text:p>1,36742</text:p>
          </table:table-cell>
          <table:table-cell office:value-type="float" office:value="0.351312">
            <text:p>0,351312</text:p>
          </table:table-cell>
          <table:table-cell office:value-type="float" office:value="0.59119">
            <text:p>0,59119</text:p>
          </table:table-cell>
          <table:table-cell office:value-type="float" office:value="0.942502">
            <text:p>0,942502</text:p>
          </table:table-cell>
          <table:table-cell office:value-type="float" office:value="0.0885612">
            <text:p>0,0885612</text:p>
          </table:table-cell>
          <table:table-cell office:value-type="float" office:value="0.321987">
            <text:p>0,321987</text:p>
          </table:table-cell>
          <table:table-cell office:value-type="float" office:value="0.410548">
            <text:p>0,410548</text:p>
          </table:table-cell>
          <table:table-cell office:value-type="float" office:value="0.0736055">
            <text:p>0,0736055</text:p>
          </table:table-cell>
          <table:table-cell office:value-type="float" office:value="0.535472">
            <text:p>0,535472</text:p>
          </table:table-cell>
          <table:table-cell office:value-type="float" office:value="0.609078">
            <text:p>0,609078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32837">
            <text:p>0,332837</text:p>
          </table:table-cell>
          <table:table-cell office:value-type="float" office:value="0.620515">
            <text:p>0,620515</text:p>
          </table:table-cell>
          <table:table-cell office:value-type="float" office:value="1.14602">
            <text:p>1,14602</text:p>
          </table:table-cell>
          <table:table-cell office:value-type="float" office:value="0.556586">
            <text:p>0,556586</text:p>
          </table:table-cell>
          <table:table-cell office:value-type="float" office:value="1.7026">
            <text:p>1,7026</text:p>
          </table:table-cell>
          <table:table-cell office:value-type="float" office:value="0.210846">
            <text:p>0,210846</text:p>
          </table:table-cell>
          <table:table-cell office:value-type="float" office:value="0.213485">
            <text:p>0,213485</text:p>
          </table:table-cell>
          <table:table-cell office:value-type="float" office:value="0.424331">
            <text:p>0,424331</text:p>
          </table:table-cell>
          <table:table-cell office:value-type="float" office:value="0.259232">
            <text:p>0,259232</text:p>
          </table:table-cell>
          <table:table-cell office:value-type="float" office:value="0.635177">
            <text:p>0,635177</text:p>
          </table:table-cell>
          <table:table-cell office:value-type="float" office:value="0.894409">
            <text:p>0,894409</text:p>
          </table:table-cell>
          <table:table-cell office:value-type="float" office:value="0.438407">
            <text:p>0,438407</text:p>
          </table:table-cell>
          <table:table-cell office:value-type="float" office:value="0.532247">
            <text:p>0,532247</text:p>
          </table:table-cell>
          <table:table-cell office:value-type="float" office:value="0.970654">
            <text:p>0,970654</text:p>
          </table:table-cell>
          <table:table-cell office:value-type="float" office:value="0.69412">
            <text:p>0,69412</text:p>
          </table:table-cell>
          <table:table-cell office:value-type="float" office:value="0.798223">
            <text:p>0,798223</text:p>
          </table:table-cell>
          <table:table-cell office:value-type="float" office:value="1.49234">
            <text:p>1,49234</text:p>
          </table:table-cell>
          <table:table-cell office:value-type="float" office:value="0.532833">
            <text:p>0,532833</text:p>
          </table:table-cell>
          <table:table-cell office:value-type="float" office:value="0.689721">
            <text:p>0,689721</text:p>
          </table:table-cell>
          <table:table-cell office:value-type="float" office:value="1.22255">
            <text:p>1,22255</text:p>
          </table:table-cell>
          <table:table-cell office:value-type="float" office:value="0.132255">
            <text:p>0,132255</text:p>
          </table:table-cell>
          <table:table-cell office:value-type="float" office:value="0.331958">
            <text:p>0,331958</text:p>
          </table:table-cell>
          <table:table-cell office:value-type="float" office:value="0.464213">
            <text:p>0,464213</text:p>
          </table:table-cell>
          <table:table-cell office:value-type="float" office:value="0.0727257">
            <text:p>0,0727257</text:p>
          </table:table-cell>
          <table:table-cell office:value-type="float" office:value="0.48474">
            <text:p>0,48474</text:p>
          </table:table-cell>
          <table:table-cell office:value-type="float" office:value="0.557466">
            <text:p>0,557466</text:p>
          </table:table-cell>
        </table:table-row>
        <table:table-row table:style-name="ro1">
          <table:table-cell office:value-type="float" office:value="0.364802">
            <text:p>0,364802</text:p>
          </table:table-cell>
          <table:table-cell office:value-type="float" office:value="0.342515">
            <text:p>0,342515</text:p>
          </table:table-cell>
          <table:table-cell office:value-type="float" office:value="0.707316">
            <text:p>0,707316</text:p>
          </table:table-cell>
          <table:table-cell office:value-type="float" office:value="1.04279">
            <text:p>1,04279</text:p>
          </table:table-cell>
          <table:table-cell office:value-type="float" office:value="1.03106">
            <text:p>1,03106</text:p>
          </table:table-cell>
          <table:table-cell office:value-type="float" office:value="2.07386">
            <text:p>2,07386</text:p>
          </table:table-cell>
          <table:table-cell office:value-type="float" office:value="0.204394">
            <text:p>0,204394</text:p>
          </table:table-cell>
          <table:table-cell office:value-type="float" office:value="0.303513">
            <text:p>0,303513</text:p>
          </table:table-cell>
          <table:table-cell office:value-type="float" office:value="0.507907">
            <text:p>0,507907</text:p>
          </table:table-cell>
          <table:table-cell office:value-type="float" office:value="0.296768">
            <text:p>0,296768</text:p>
          </table:table-cell>
          <table:table-cell office:value-type="float" office:value="0.503215">
            <text:p>0,503215</text:p>
          </table:table-cell>
          <table:table-cell office:value-type="float" office:value="0.799983">
            <text:p>0,799983</text:p>
          </table:table-cell>
          <table:table-cell office:value-type="float" office:value="0.330198">
            <text:p>0,330198</text:p>
          </table:table-cell>
          <table:table-cell office:value-type="float" office:value="0.51084">
            <text:p>0,51084</text:p>
          </table:table-cell>
          <table:table-cell office:value-type="float" office:value="0.841038">
            <text:p>0,841038</text:p>
          </table:table-cell>
          <table:table-cell office:value-type="float" office:value="0.662742">
            <text:p>0,662742</text:p>
          </table:table-cell>
          <table:table-cell office:value-type="float" office:value="0.807901">
            <text:p>0,807901</text:p>
          </table:table-cell>
          <table:table-cell office:value-type="float" office:value="1.47064">
            <text:p>1,47064</text:p>
          </table:table-cell>
          <table:table-cell office:value-type="float" office:value="0.441926">
            <text:p>0,441926</text:p>
          </table:table-cell>
          <table:table-cell office:value-type="float" office:value="0.609078">
            <text:p>0,609078</text:p>
          </table:table-cell>
          <table:table-cell office:value-type="float" office:value="1.051">
            <text:p>1,051</text:p>
          </table:table-cell>
          <table:table-cell office:value-type="float" office:value="0.106156">
            <text:p>0,106156</text:p>
          </table:table-cell>
          <table:table-cell office:value-type="float" office:value="0.402924">
            <text:p>0,402924</text:p>
          </table:table-cell>
          <table:table-cell office:value-type="float" office:value="0.50908">
            <text:p>0,50908</text:p>
          </table:table-cell>
          <table:table-cell office:value-type="float" office:value="0.0686202">
            <text:p>0,0686202</text:p>
          </table:table-cell>
          <table:table-cell office:value-type="float" office:value="0.346913">
            <text:p>0,346913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584152">
            <text:p>0,584152</text:p>
          </table:table-cell>
          <table:table-cell office:value-type="float" office:value="0.812006">
            <text:p>0,812006</text:p>
          </table:table-cell>
          <table:table-cell office:value-type="float" office:value="1.39616">
            <text:p>1,39616</text:p>
          </table:table-cell>
          <table:table-cell office:value-type="float" office:value="0.666848">
            <text:p>0,666848</text:p>
          </table:table-cell>
          <table:table-cell office:value-type="float" office:value="0.788253">
            <text:p>0,788253</text:p>
          </table:table-cell>
          <table:table-cell office:value-type="float" office:value="1.4551">
            <text:p>1,4551</text:p>
          </table:table-cell>
          <table:table-cell office:value-type="float" office:value="0.344567">
            <text:p>0,344567</text:p>
          </table:table-cell>
          <table:table-cell office:value-type="float" office:value="0.243983">
            <text:p>0,243983</text:p>
          </table:table-cell>
          <table:table-cell office:value-type="float" office:value="0.58855">
            <text:p>0,58855</text:p>
          </table:table-cell>
          <table:table-cell office:value-type="float" office:value="0.243103">
            <text:p>0,243103</text:p>
          </table:table-cell>
          <table:table-cell office:value-type="float" office:value="0.517584">
            <text:p>0,517584</text:p>
          </table:table-cell>
          <table:table-cell office:value-type="float" office:value="0.760688">
            <text:p>0,760688</text:p>
          </table:table-cell>
          <table:table-cell office:value-type="float" office:value="0.253954">
            <text:p>0,253954</text:p>
          </table:table-cell>
          <table:table-cell office:value-type="float" office:value="0.514358">
            <text:p>0,514358</text:p>
          </table:table-cell>
          <table:table-cell office:value-type="float" office:value="0.768312">
            <text:p>0,768312</text:p>
          </table:table-cell>
          <table:table-cell office:value-type="float" office:value="0.764793">
            <text:p>0,764793</text:p>
          </table:table-cell>
          <table:table-cell office:value-type="float" office:value="1.0818">
            <text:p>1,0818</text:p>
          </table:table-cell>
          <table:table-cell office:value-type="float" office:value="1.84659">
            <text:p>1,84659</text:p>
          </table:table-cell>
          <table:table-cell office:value-type="float" office:value="0.428143">
            <text:p>0,428143</text:p>
          </table:table-cell>
          <table:table-cell office:value-type="float" office:value="0.593829">
            <text:p>0,593829</text:p>
          </table:table-cell>
          <table:table-cell office:value-type="float" office:value="1.02197">
            <text:p>1,02197</text:p>
          </table:table-cell>
          <table:table-cell office:value-type="float" office:value="0.0897341">
            <text:p>0,0897341</text:p>
          </table:table-cell>
          <table:table-cell office:value-type="float" office:value="0.326093">
            <text:p>0,326093</text:p>
          </table:table-cell>
          <table:table-cell office:value-type="float" office:value="0.415827">
            <text:p>0,415827</text:p>
          </table:table-cell>
          <table:table-cell office:value-type="float" office:value="0.0668607">
            <text:p>0,0668607</text:p>
          </table:table-cell>
          <table:table-cell office:value-type="float" office:value="0.356884">
            <text:p>0,356884</text:p>
          </table:table-cell>
          <table:table-cell office:value-type="float" office:value="0.423745">
            <text:p>0,423745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0.332251">
            <text:p>0,332251</text:p>
          </table:table-cell>
          <table:table-cell office:value-type="float" office:value="0.603213">
            <text:p>0,603213</text:p>
          </table:table-cell>
          <table:table-cell office:value-type="float" office:value="0.41788">
            <text:p>0,41788</text:p>
          </table:table-cell>
          <table:table-cell office:value-type="float" office:value="0.463333">
            <text:p>0,463333</text:p>
          </table:table-cell>
          <table:table-cell office:value-type="float" office:value="0.881213">
            <text:p>0,881213</text:p>
          </table:table-cell>
          <table:table-cell office:value-type="float" office:value="0.166272">
            <text:p>0,166272</text:p>
          </table:table-cell>
          <table:table-cell office:value-type="float" office:value="0.196183">
            <text:p>0,196183</text:p>
          </table:table-cell>
          <table:table-cell office:value-type="float" office:value="0.362456">
            <text:p>0,362456</text:p>
          </table:table-cell>
          <table:table-cell office:value-type="float" office:value="0.661569">
            <text:p>0,661569</text:p>
          </table:table-cell>
          <table:table-cell office:value-type="float" office:value="0.639576">
            <text:p>0,639576</text:p>
          </table:table-cell>
          <table:table-cell office:value-type="float" office:value="1.30115">
            <text:p>1,30115</text:p>
          </table:table-cell>
          <table:table-cell office:value-type="float" office:value="0.268909">
            <text:p>0,268909</text:p>
          </table:table-cell>
          <table:table-cell office:value-type="float" office:value="0.495297">
            <text:p>0,495297</text:p>
          </table:table-cell>
          <table:table-cell office:value-type="float" office:value="0.764207">
            <text:p>0,764207</text:p>
          </table:table-cell>
          <table:table-cell office:value-type="float" office:value="0.57946">
            <text:p>0,57946</text:p>
          </table:table-cell>
          <table:table-cell office:value-type="float" office:value="0.756289">
            <text:p>0,756289</text:p>
          </table:table-cell>
          <table:table-cell office:value-type="float" office:value="1.33575">
            <text:p>1,33575</text:p>
          </table:table-cell>
          <table:table-cell office:value-type="float" office:value="0.328439">
            <text:p>0,328439</text:p>
          </table:table-cell>
          <table:table-cell office:value-type="float" office:value="0.56861">
            <text:p>0,56861</text:p>
          </table:table-cell>
          <table:table-cell office:value-type="float" office:value="0.897048">
            <text:p>0,897048</text:p>
          </table:table-cell>
          <table:table-cell office:value-type="float" office:value="0.0859219">
            <text:p>0,0859219</text:p>
          </table:table-cell>
          <table:table-cell office:value-type="float" office:value="0.354245">
            <text:p>0,354245</text:p>
          </table:table-cell>
          <table:table-cell office:value-type="float" office:value="0.440167">
            <text:p>0,440167</text:p>
          </table:table-cell>
          <table:table-cell office:value-type="float" office:value="0.0642215">
            <text:p>0,0642215</text:p>
          </table:table-cell>
          <table:table-cell office:value-type="float" office:value="0.331371">
            <text:p>0,331371</text:p>
          </table:table-cell>
          <table:table-cell office:value-type="float" office:value="0.395593">
            <text:p>0,395593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29905">
            <text:p>0,329905</text:p>
          </table:table-cell>
          <table:table-cell office:value-type="float" office:value="0.603213">
            <text:p>0,603213</text:p>
          </table:table-cell>
          <table:table-cell office:value-type="float" office:value="0.407029">
            <text:p>0,407029</text:p>
          </table:table-cell>
          <table:table-cell office:value-type="float" office:value="0.487086">
            <text:p>0,487086</text:p>
          </table:table-cell>
          <table:table-cell office:value-type="float" office:value="0.894116">
            <text:p>0,894116</text:p>
          </table:table-cell>
          <table:table-cell office:value-type="float" office:value="0.153076">
            <text:p>0,153076</text:p>
          </table:table-cell>
          <table:table-cell office:value-type="float" office:value="0.186506">
            <text:p>0,186506</text:p>
          </table:table-cell>
          <table:table-cell office:value-type="float" office:value="0.339582">
            <text:p>0,339582</text:p>
          </table:table-cell>
          <table:table-cell office:value-type="float" office:value="0.212605">
            <text:p>0,212605</text:p>
          </table:table-cell>
          <table:table-cell office:value-type="float" office:value="0.460401">
            <text:p>0,460401</text:p>
          </table:table-cell>
          <table:table-cell office:value-type="float" office:value="0.673006">
            <text:p>0,673006</text:p>
          </table:table-cell>
          <table:table-cell office:value-type="float" office:value="0.32492">
            <text:p>0,32492</text:p>
          </table:table-cell>
          <table:table-cell office:value-type="float" office:value="0.616116">
            <text:p>0,616116</text:p>
          </table:table-cell>
          <table:table-cell office:value-type="float" office:value="0.941036">
            <text:p>0,941036</text:p>
          </table:table-cell>
          <table:table-cell office:value-type="float" office:value="0.595295">
            <text:p>0,595295</text:p>
          </table:table-cell>
          <table:table-cell office:value-type="float" office:value="0.825496">
            <text:p>0,825496</text:p>
          </table:table-cell>
          <table:table-cell office:value-type="float" office:value="1.42079">
            <text:p>1,42079</text:p>
          </table:table-cell>
          <table:table-cell office:value-type="float" office:value="0.326093">
            <text:p>0,326093</text:p>
          </table:table-cell>
          <table:table-cell office:value-type="float" office:value="0.61201">
            <text:p>0,61201</text:p>
          </table:table-cell>
          <table:table-cell office:value-type="float" office:value="0.938103">
            <text:p>0,938103</text:p>
          </table:table-cell>
          <table:table-cell office:value-type="float" office:value="0.0879747">
            <text:p>0,0879747</text:p>
          </table:table-cell>
          <table:table-cell office:value-type="float" office:value="0.333424">
            <text:p>0,333424</text:p>
          </table:table-cell>
          <table:table-cell office:value-type="float" office:value="0.421399">
            <text:p>0,421399</text:p>
          </table:table-cell>
          <table:table-cell office:value-type="float" office:value="0.0768312">
            <text:p>0,0768312</text:p>
          </table:table-cell>
          <table:table-cell office:value-type="float" office:value="0.315536">
            <text:p>0,315536</text:p>
          </table:table-cell>
          <table:table-cell office:value-type="float" office:value="0.392367">
            <text:p>0,392367</text:p>
          </table:table-cell>
        </table:table-row>
        <table:table-row table:style-name="ro1">
          <table:table-cell office:value-type="float" office:value="0.292956">
            <text:p>0,292956</text:p>
          </table:table-cell>
          <table:table-cell office:value-type="float" office:value="0.333717">
            <text:p>0,333717</text:p>
          </table:table-cell>
          <table:table-cell office:value-type="float" office:value="0.626673">
            <text:p>0,626673</text:p>
          </table:table-cell>
          <table:table-cell office:value-type="float" office:value="0.40615">
            <text:p>0,40615</text:p>
          </table:table-cell>
          <table:table-cell office:value-type="float" office:value="0.49823">
            <text:p>0,49823</text:p>
          </table:table-cell>
          <table:table-cell office:value-type="float" office:value="0.904379">
            <text:p>0,904379</text:p>
          </table:table-cell>
          <table:table-cell office:value-type="float" office:value="0.167152">
            <text:p>0,167152</text:p>
          </table:table-cell>
          <table:table-cell office:value-type="float" office:value="0.185333">
            <text:p>0,185333</text:p>
          </table:table-cell>
          <table:table-cell office:value-type="float" office:value="0.352485">
            <text:p>0,352485</text:p>
          </table:table-cell>
          <table:table-cell office:value-type="float" office:value="0.203515">
            <text:p>0,203515</text:p>
          </table:table-cell>
          <table:table-cell office:value-type="float" office:value="0.464506">
            <text:p>0,464506</text:p>
          </table:table-cell>
          <table:table-cell office:value-type="float" office:value="0.668021">
            <text:p>0,668021</text:p>
          </table:table-cell>
          <table:table-cell office:value-type="float" office:value="0.263044">
            <text:p>0,263044</text:p>
          </table:table-cell>
          <table:table-cell office:value-type="float" office:value="0.541924">
            <text:p>0,541924</text:p>
          </table:table-cell>
          <table:table-cell office:value-type="float" office:value="0.804968">
            <text:p>0,804968</text:p>
          </table:table-cell>
          <table:table-cell office:value-type="float" office:value="0.600867">
            <text:p>0,600867</text:p>
          </table:table-cell>
          <table:table-cell office:value-type="float" office:value="0.778869">
            <text:p>0,778869</text:p>
          </table:table-cell>
          <table:table-cell office:value-type="float" office:value="1.37974">
            <text:p>1,37974</text:p>
          </table:table-cell>
          <table:table-cell office:value-type="float" office:value="0.498523">
            <text:p>0,498523</text:p>
          </table:table-cell>
          <table:table-cell office:value-type="float" office:value="0.589723">
            <text:p>0,589723</text:p>
          </table:table-cell>
          <table:table-cell office:value-type="float" office:value="1.08825">
            <text:p>1,08825</text:p>
          </table:table-cell>
          <table:table-cell office:value-type="float" office:value="0.0923734">
            <text:p>0,0923734</text:p>
          </table:table-cell>
          <table:table-cell office:value-type="float" office:value="0.561572">
            <text:p>0,561572</text:p>
          </table:table-cell>
          <table:table-cell office:value-type="float" office:value="0.653945">
            <text:p>0,653945</text:p>
          </table:table-cell>
          <table:table-cell office:value-type="float" office:value="0.0709662">
            <text:p>0,0709662</text:p>
          </table:table-cell>
          <table:table-cell office:value-type="float" office:value="0.358057">
            <text:p>0,35805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3278">
            <text:p>0,283278</text:p>
          </table:table-cell>
          <table:table-cell office:value-type="float" office:value="0.338996">
            <text:p>0,338996</text:p>
          </table:table-cell>
          <table:table-cell office:value-type="float" office:value="0.622274">
            <text:p>0,622274</text:p>
          </table:table-cell>
          <table:table-cell office:value-type="float" office:value="0.411721">
            <text:p>0,411721</text:p>
          </table:table-cell>
          <table:table-cell office:value-type="float" office:value="0.448671">
            <text:p>0,448671</text:p>
          </table:table-cell>
          <table:table-cell office:value-type="float" office:value="0.860392">
            <text:p>0,860392</text:p>
          </table:table-cell>
          <table:table-cell office:value-type="float" office:value="0.172137">
            <text:p>0,172137</text:p>
          </table:table-cell>
          <table:table-cell office:value-type="float" office:value="0.190905">
            <text:p>0,190905</text:p>
          </table:table-cell>
          <table:table-cell office:value-type="float" office:value="0.363042">
            <text:p>0,363042</text:p>
          </table:table-cell>
          <table:table-cell office:value-type="float" office:value="0.236359">
            <text:p>0,236359</text:p>
          </table:table-cell>
          <table:table-cell office:value-type="float" office:value="0.493245">
            <text:p>0,493245</text:p>
          </table:table-cell>
          <table:table-cell office:value-type="float" office:value="0.729603">
            <text:p>0,729603</text:p>
          </table:table-cell>
          <table:table-cell office:value-type="float" office:value="0.241637">
            <text:p>0,241637</text:p>
          </table:table-cell>
          <table:table-cell office:value-type="float" office:value="0.496764">
            <text:p>0,496764</text:p>
          </table:table-cell>
          <table:table-cell office:value-type="float" office:value="0.738401">
            <text:p>0,738401</text:p>
          </table:table-cell>
          <table:table-cell office:value-type="float" office:value="0.586498">
            <text:p>0,586498</text:p>
          </table:table-cell>
          <table:table-cell office:value-type="float" office:value="0.736348">
            <text:p>0,736348</text:p>
          </table:table-cell>
          <table:table-cell office:value-type="float" office:value="1.32285">
            <text:p>1,32285</text:p>
          </table:table-cell>
          <table:table-cell office:value-type="float" office:value="0.331958">
            <text:p>0,331958</text:p>
          </table:table-cell>
          <table:table-cell office:value-type="float" office:value="0.570956">
            <text:p>0,570956</text:p>
          </table:table-cell>
          <table:table-cell office:value-type="float" office:value="0.902913">
            <text:p>0,902913</text:p>
          </table:table-cell>
          <table:table-cell office:value-type="float" office:value="0.106743">
            <text:p>0,106743</text:p>
          </table:table-cell>
          <table:table-cell office:value-type="float" office:value="0.295302">
            <text:p>0,295302</text:p>
          </table:table-cell>
          <table:table-cell office:value-type="float" office:value="0.402044">
            <text:p>0,402044</text:p>
          </table:table-cell>
          <table:table-cell office:value-type="float" office:value="0.0574768">
            <text:p>0,0574768</text:p>
          </table:table-cell>
          <table:table-cell office:value-type="float" office:value="0.507027">
            <text:p>0,507027</text:p>
          </table:table-cell>
          <table:table-cell office:value-type="float" office:value="0.564504">
            <text:p>0,564504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26093">
            <text:p>0,326093</text:p>
          </table:table-cell>
          <table:table-cell office:value-type="float" office:value="0.589723">
            <text:p>0,589723</text:p>
          </table:table-cell>
          <table:table-cell office:value-type="float" office:value="0.451603">
            <text:p>0,451603</text:p>
          </table:table-cell>
          <table:table-cell office:value-type="float" office:value="0.474477">
            <text:p>0,474477</text:p>
          </table:table-cell>
          <table:table-cell office:value-type="float" office:value="0.92608">
            <text:p>0,92608</text:p>
          </table:table-cell>
          <table:table-cell office:value-type="float" office:value="0.155129">
            <text:p>0,155129</text:p>
          </table:table-cell>
          <table:table-cell office:value-type="float" office:value="0.195304">
            <text:p>0,195304</text:p>
          </table:table-cell>
          <table:table-cell office:value-type="float" office:value="0.350432">
            <text:p>0,350432</text:p>
          </table:table-cell>
          <table:table-cell office:value-type="float" office:value="0.222869">
            <text:p>0,222869</text:p>
          </table:table-cell>
          <table:table-cell office:value-type="float" office:value="0.487673">
            <text:p>0,487673</text:p>
          </table:table-cell>
          <table:table-cell office:value-type="float" office:value="0.710542">
            <text:p>0,710542</text:p>
          </table:table-cell>
          <table:table-cell office:value-type="float" office:value="0.446325">
            <text:p>0,446325</text:p>
          </table:table-cell>
          <table:table-cell office:value-type="float" office:value="0.523449">
            <text:p>0,523449</text:p>
          </table:table-cell>
          <table:table-cell office:value-type="float" office:value="0.969774">
            <text:p>0,969774</text:p>
          </table:table-cell>
          <table:table-cell office:value-type="float" office:value="0.614063">
            <text:p>0,614063</text:p>
          </table:table-cell>
          <table:table-cell office:value-type="float" office:value="1.21258">
            <text:p>1,21258</text:p>
          </table:table-cell>
          <table:table-cell office:value-type="float" office:value="1.82665">
            <text:p>1,82665</text:p>
          </table:table-cell>
          <table:table-cell office:value-type="float" office:value="0.333424">
            <text:p>0,333424</text:p>
          </table:table-cell>
          <table:table-cell office:value-type="float" office:value="0.596761">
            <text:p>0,596761</text:p>
          </table:table-cell>
          <table:table-cell office:value-type="float" office:value="0.930185">
            <text:p>0,930185</text:p>
          </table:table-cell>
          <table:table-cell office:value-type="float" office:value="0.0882679">
            <text:p>0,0882679</text:p>
          </table:table-cell>
          <table:table-cell office:value-type="float" office:value="0.330491">
            <text:p>0,330491</text:p>
          </table:table-cell>
          <table:table-cell office:value-type="float" office:value="0.418759">
            <text:p>0,418759</text:p>
          </table:table-cell>
          <table:table-cell office:value-type="float" office:value="0.060116">
            <text:p>0,060116</text:p>
          </table:table-cell>
          <table:table-cell office:value-type="float" office:value="0.37184">
            <text:p>0,37184</text:p>
          </table:table-cell>
          <table:table-cell office:value-type="float" office:value="0.431956">
            <text:p>0,431956</text:p>
          </table:table-cell>
        </table:table-row>
        <table:table-row table:style-name="ro1">
          <table:table-cell office:value-type="float" office:value="0.290023">
            <text:p>0,290023</text:p>
          </table:table-cell>
          <table:table-cell office:value-type="float" office:value="0.331078">
            <text:p>0,331078</text:p>
          </table:table-cell>
          <table:table-cell office:value-type="float" office:value="0.621101">
            <text:p>0,621101</text:p>
          </table:table-cell>
          <table:table-cell office:value-type="float" office:value="0.41524">
            <text:p>0,41524</text:p>
          </table:table-cell>
          <table:table-cell office:value-type="float" office:value="0.488259">
            <text:p>0,488259</text:p>
          </table:table-cell>
          <table:table-cell office:value-type="float" office:value="0.9035">
            <text:p>0,9035</text:p>
          </table:table-cell>
          <table:table-cell office:value-type="float" office:value="0.168618">
            <text:p>0,168618</text:p>
          </table:table-cell>
          <table:table-cell office:value-type="float" office:value="0.1868">
            <text:p>0,1868</text:p>
          </table:table-cell>
          <table:table-cell office:value-type="float" office:value="0.355418">
            <text:p>0,355418</text:p>
          </table:table-cell>
          <table:table-cell office:value-type="float" office:value="0.238118">
            <text:p>0,238118</text:p>
          </table:table-cell>
          <table:table-cell office:value-type="float" office:value="0.489139">
            <text:p>0,489139</text:p>
          </table:table-cell>
          <table:table-cell office:value-type="float" office:value="0.727257">
            <text:p>0,727257</text:p>
          </table:table-cell>
          <table:table-cell office:value-type="float" office:value="0.279466">
            <text:p>0,279466</text:p>
          </table:table-cell>
          <table:table-cell office:value-type="float" office:value="0.541631">
            <text:p>0,541631</text:p>
          </table:table-cell>
          <table:table-cell office:value-type="float" office:value="0.821097">
            <text:p>0,821097</text:p>
          </table:table-cell>
          <table:table-cell office:value-type="float" office:value="0.644854">
            <text:p>0,644854</text:p>
          </table:table-cell>
          <table:table-cell office:value-type="float" office:value="0.754823">
            <text:p>0,754823</text:p>
          </table:table-cell>
          <table:table-cell office:value-type="float" office:value="1.39968">
            <text:p>1,39968</text:p>
          </table:table-cell>
          <table:table-cell office:value-type="float" office:value="0.34574">
            <text:p>0,34574</text:p>
          </table:table-cell>
          <table:table-cell office:value-type="float" office:value="0.564504">
            <text:p>0,564504</text:p>
          </table:table-cell>
          <table:table-cell office:value-type="float" office:value="0.910244">
            <text:p>0,910244</text:p>
          </table:table-cell>
          <table:table-cell office:value-type="float" office:value="0.0821097">
            <text:p>0,0821097</text:p>
          </table:table-cell>
          <table:table-cell office:value-type="float" office:value="0.333424">
            <text:p>0,333424</text:p>
          </table:table-cell>
          <table:table-cell office:value-type="float" office:value="0.415534">
            <text:p>0,415534</text:p>
          </table:table-cell>
          <table:table-cell office:value-type="float" office:value="0.0618755">
            <text:p>0,0618755</text:p>
          </table:table-cell>
          <table:table-cell office:value-type="float" office:value="0.382983">
            <text:p>0,382983</text:p>
          </table:table-cell>
          <table:table-cell office:value-type="float" office:value="0.444859">
            <text:p>0,444859</text:p>
          </table:table-cell>
        </table:table-row>
        <table:table-row table:style-name="ro1">
          <table:table-cell office:value-type="float" office:value="0.353072">
            <text:p>0,353072</text:p>
          </table:table-cell>
          <table:table-cell office:value-type="float" office:value="0.372719">
            <text:p>0,372719</text:p>
          </table:table-cell>
          <table:table-cell office:value-type="float" office:value="0.725791">
            <text:p>0,725791</text:p>
          </table:table-cell>
          <table:table-cell office:value-type="float" office:value="0.451603">
            <text:p>0,451603</text:p>
          </table:table-cell>
          <table:table-cell office:value-type="float" office:value="0.476236">
            <text:p>0,476236</text:p>
          </table:table-cell>
          <table:table-cell office:value-type="float" office:value="0.927839">
            <text:p>0,927839</text:p>
          </table:table-cell>
          <table:table-cell office:value-type="float" office:value="0.342515">
            <text:p>0,342515</text:p>
          </table:table-cell>
          <table:table-cell office:value-type="float" office:value="0.549255">
            <text:p>0,549255</text:p>
          </table:table-cell>
          <table:table-cell office:value-type="float" office:value="0.89177">
            <text:p>0,89177</text:p>
          </table:table-cell>
          <table:table-cell office:value-type="float" office:value="0.216418">
            <text:p>0,216418</text:p>
          </table:table-cell>
          <table:table-cell office:value-type="float" office:value="0.491192">
            <text:p>0,491192</text:p>
          </table:table-cell>
          <table:table-cell office:value-type="float" office:value="0.707609">
            <text:p>0,707609</text:p>
          </table:table-cell>
          <table:table-cell office:value-type="float" office:value="0.532833">
            <text:p>0,532833</text:p>
          </table:table-cell>
          <table:table-cell office:value-type="float" office:value="1.10701">
            <text:p>1,10701</text:p>
          </table:table-cell>
          <table:table-cell office:value-type="float" office:value="1.63985">
            <text:p>1,63985</text:p>
          </table:table-cell>
          <table:table-cell office:value-type="float" office:value="1.36859">
            <text:p>1,36859</text:p>
          </table:table-cell>
          <table:table-cell office:value-type="float" office:value="1.62929">
            <text:p>1,62929</text:p>
          </table:table-cell>
          <table:table-cell office:value-type="float" office:value="2.99788">
            <text:p>2,99788</text:p>
          </table:table-cell>
          <table:table-cell office:value-type="float" office:value="0.697053">
            <text:p>0,697053</text:p>
          </table:table-cell>
          <table:table-cell office:value-type="float" office:value="0.604093">
            <text:p>0,604093</text:p>
          </table:table-cell>
          <table:table-cell office:value-type="float" office:value="1.30115">
            <text:p>1,30115</text:p>
          </table:table-cell>
          <table:table-cell office:value-type="float" office:value="0.0906139">
            <text:p>0,0906139</text:p>
          </table:table-cell>
          <table:table-cell office:value-type="float" office:value="0.365095">
            <text:p>0,365095</text:p>
          </table:table-cell>
          <table:table-cell office:value-type="float" office:value="0.455709">
            <text:p>0,455709</text:p>
          </table:table-cell>
          <table:table-cell office:value-type="float" office:value="0.0738987">
            <text:p>0,0738987</text:p>
          </table:table-cell>
          <table:table-cell office:value-type="float" office:value="0.323453">
            <text:p>0,323453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257472">
            <text:p>0,257472</text:p>
          </table:table-cell>
          <table:table-cell office:value-type="float" office:value="0.320814">
            <text:p>0,320814</text:p>
          </table:table-cell>
          <table:table-cell office:value-type="float" office:value="0.578287">
            <text:p>0,578287</text:p>
          </table:table-cell>
          <table:table-cell office:value-type="float" office:value="0.898808">
            <text:p>0,898808</text:p>
          </table:table-cell>
          <table:table-cell office:value-type="float" office:value="0.845143">
            <text:p>0,845143</text:p>
          </table:table-cell>
          <table:table-cell office:value-type="float" office:value="1.74395">
            <text:p>1,74395</text:p>
          </table:table-cell>
          <table:table-cell office:value-type="float" office:value="0.37096">
            <text:p>0,37096</text:p>
          </table:table-cell>
          <table:table-cell office:value-type="float" office:value="0.386502">
            <text:p>0,386502</text:p>
          </table:table-cell>
          <table:table-cell office:value-type="float" office:value="0.757462">
            <text:p>0,757462</text:p>
          </table:table-cell>
          <table:table-cell office:value-type="float" office:value="0.731949">
            <text:p>0,731949</text:p>
          </table:table-cell>
          <table:table-cell office:value-type="float" office:value="1.06391">
            <text:p>1,06391</text:p>
          </table:table-cell>
          <table:table-cell office:value-type="float" office:value="1.79586">
            <text:p>1,79586</text:p>
          </table:table-cell>
          <table:table-cell office:value-type="float" office:value="0.319641">
            <text:p>0,319641</text:p>
          </table:table-cell>
          <table:table-cell office:value-type="float" office:value="0.543097">
            <text:p>0,543097</text:p>
          </table:table-cell>
          <table:table-cell office:value-type="float" office:value="0.862738">
            <text:p>0,862738</text:p>
          </table:table-cell>
          <table:table-cell office:value-type="float" office:value="0.943968">
            <text:p>0,943968</text:p>
          </table:table-cell>
          <table:table-cell office:value-type="float" office:value="0.825202">
            <text:p>0,825202</text:p>
          </table:table-cell>
          <table:table-cell office:value-type="float" office:value="1.76917">
            <text:p>1,76917</text:p>
          </table:table-cell>
          <table:table-cell office:value-type="float" office:value="0.387088">
            <text:p>0,387088</text:p>
          </table:table-cell>
          <table:table-cell office:value-type="float" office:value="0.643681">
            <text:p>0,643681</text:p>
          </table:table-cell>
          <table:table-cell office:value-type="float" office:value="1.03077">
            <text:p>1,03077</text:p>
          </table:table-cell>
          <table:table-cell office:value-type="float" office:value="0.0909071">
            <text:p>0,0909071</text:p>
          </table:table-cell>
          <table:table-cell office:value-type="float" office:value="0.330198">
            <text:p>0,330198</text:p>
          </table:table-cell>
          <table:table-cell office:value-type="float" office:value="0.421105">
            <text:p>0,421105</text:p>
          </table:table-cell>
          <table:table-cell office:value-type="float" office:value="0.0630485">
            <text:p>0,0630485</text:p>
          </table:table-cell>
          <table:table-cell office:value-type="float" office:value="0.348673">
            <text:p>0,348673</text:p>
          </table:table-cell>
          <table:table-cell office:value-type="float" office:value="0.411721">
            <text:p>0,411721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1342">
            <text:p>0,341342</text:p>
          </table:table-cell>
          <table:table-cell office:value-type="float" office:value="0.633124">
            <text:p>0,633124</text:p>
          </table:table-cell>
          <table:table-cell office:value-type="float" office:value="0.508494">
            <text:p>0,508494</text:p>
          </table:table-cell>
          <table:table-cell office:value-type="float" office:value="0.494124">
            <text:p>0,494124</text:p>
          </table:table-cell>
          <table:table-cell office:value-type="float" office:value="1.00262">
            <text:p>1,00262</text:p>
          </table:table-cell>
          <table:table-cell office:value-type="float" office:value="0.179175">
            <text:p>0,179175</text:p>
          </table:table-cell>
          <table:table-cell office:value-type="float" office:value="0.199116">
            <text:p>0,199116</text:p>
          </table:table-cell>
          <table:table-cell office:value-type="float" office:value="0.378291">
            <text:p>0,378291</text:p>
          </table:table-cell>
          <table:table-cell office:value-type="float" office:value="0.479169">
            <text:p>0,479169</text:p>
          </table:table-cell>
          <table:table-cell office:value-type="float" office:value="0.610544">
            <text:p>0,610544</text:p>
          </table:table-cell>
          <table:table-cell office:value-type="float" office:value="1.08971">
            <text:p>1,08971</text:p>
          </table:table-cell>
          <table:table-cell office:value-type="float" office:value="0.445445">
            <text:p>0,445445</text:p>
          </table:table-cell>
          <table:table-cell office:value-type="float" office:value="0.613183">
            <text:p>0,613183</text:p>
          </table:table-cell>
          <table:table-cell office:value-type="float" office:value="1.05863">
            <text:p>1,05863</text:p>
          </table:table-cell>
          <table:table-cell office:value-type="float" office:value="0.66069">
            <text:p>0,66069</text:p>
          </table:table-cell>
          <table:table-cell office:value-type="float" office:value="0.807607">
            <text:p>0,807607</text:p>
          </table:table-cell>
          <table:table-cell office:value-type="float" office:value="1.4683">
            <text:p>1,4683</text:p>
          </table:table-cell>
          <table:table-cell office:value-type="float" office:value="0.414654">
            <text:p>0,414654</text:p>
          </table:table-cell>
          <table:table-cell office:value-type="float" office:value="0.61201">
            <text:p>0,61201</text:p>
          </table:table-cell>
          <table:table-cell office:value-type="float" office:value="1.02666">
            <text:p>1,02666</text:p>
          </table:table-cell>
          <table:table-cell office:value-type="float" office:value="0.128736">
            <text:p>0,128736</text:p>
          </table:table-cell>
          <table:table-cell office:value-type="float" office:value="0.326093">
            <text:p>0,326093</text:p>
          </table:table-cell>
          <table:table-cell office:value-type="float" office:value="0.454829">
            <text:p>0,454829</text:p>
          </table:table-cell>
          <table:table-cell office:value-type="float" office:value="0.073019">
            <text:p>0,073019</text:p>
          </table:table-cell>
          <table:table-cell office:value-type="float" office:value="0.424038">
            <text:p>0,424038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519637">
            <text:p>0,519637</text:p>
          </table:table-cell>
          <table:table-cell office:value-type="float" office:value="1.04866">
            <text:p>1,04866</text:p>
          </table:table-cell>
          <table:table-cell office:value-type="float" office:value="1.56829">
            <text:p>1,56829</text:p>
          </table:table-cell>
          <table:table-cell office:value-type="float" office:value="0.486207">
            <text:p>0,486207</text:p>
          </table:table-cell>
          <table:table-cell office:value-type="float" office:value="0.492365">
            <text:p>0,492365</text:p>
          </table:table-cell>
          <table:table-cell office:value-type="float" office:value="0.978571">
            <text:p>0,978571</text:p>
          </table:table-cell>
          <table:table-cell office:value-type="float" office:value="0.18504">
            <text:p>0,18504</text:p>
          </table:table-cell>
          <table:table-cell office:value-type="float" office:value="0.202928">
            <text:p>0,202928</text:p>
          </table:table-cell>
          <table:table-cell office:value-type="float" office:value="0.387968">
            <text:p>0,387968</text:p>
          </table:table-cell>
          <table:table-cell office:value-type="float" office:value="0.215831">
            <text:p>0,215831</text:p>
          </table:table-cell>
          <table:table-cell office:value-type="float" office:value="0.522569">
            <text:p>0,522569</text:p>
          </table:table-cell>
          <table:table-cell office:value-type="float" office:value="0.738401">
            <text:p>0,738401</text:p>
          </table:table-cell>
          <table:table-cell office:value-type="float" office:value="0.257179">
            <text:p>0,257179</text:p>
          </table:table-cell>
          <table:table-cell office:value-type="float" office:value="0.508787">
            <text:p>0,508787</text:p>
          </table:table-cell>
          <table:table-cell office:value-type="float" office:value="0.765966">
            <text:p>0,765966</text:p>
          </table:table-cell>
          <table:table-cell office:value-type="float" office:value="0.838398">
            <text:p>0,838398</text:p>
          </table:table-cell>
          <table:table-cell office:value-type="float" office:value="0.816698">
            <text:p>0,816698</text:p>
          </table:table-cell>
          <table:table-cell office:value-type="float" office:value="1.6551">
            <text:p>1,6551</text:p>
          </table:table-cell>
          <table:table-cell office:value-type="float" office:value="0.628139">
            <text:p>0,628139</text:p>
          </table:table-cell>
          <table:table-cell office:value-type="float" office:value="0.748078">
            <text:p>0,748078</text:p>
          </table:table-cell>
          <table:table-cell office:value-type="float" office:value="1.37622">
            <text:p>1,37622</text:p>
          </table:table-cell>
          <table:table-cell office:value-type="float" office:value="0.29061">
            <text:p>0,29061</text:p>
          </table:table-cell>
          <table:table-cell office:value-type="float" office:value="0.426091">
            <text:p>0,426091</text:p>
          </table:table-cell>
          <table:table-cell office:value-type="float" office:value="0.7167">
            <text:p>0,7167</text:p>
          </table:table-cell>
          <table:table-cell office:value-type="float" office:value="0.141346">
            <text:p>0,141346</text:p>
          </table:table-cell>
          <table:table-cell office:value-type="float" office:value="0.542217">
            <text:p>0,542217</text:p>
          </table:table-cell>
          <table:table-cell office:value-type="float" office:value="0.683563">
            <text:p>0,683563</text:p>
          </table:table-cell>
        </table:table-row>
        <table:table-row table:style-name="ro1">
          <table:table-cell office:value-type="float" office:value="0.733709">
            <text:p>0,733709</text:p>
          </table:table-cell>
          <table:table-cell office:value-type="float" office:value="0.363922">
            <text:p>0,363922</text:p>
          </table:table-cell>
          <table:table-cell office:value-type="float" office:value="1.09763">
            <text:p>1,09763</text:p>
          </table:table-cell>
          <table:table-cell office:value-type="float" office:value="0.48562">
            <text:p>0,48562</text:p>
          </table:table-cell>
          <table:table-cell office:value-type="float" office:value="0.496764">
            <text:p>0,496764</text:p>
          </table:table-cell>
          <table:table-cell office:value-type="float" office:value="0.982384">
            <text:p>0,982384</text:p>
          </table:table-cell>
          <table:table-cell office:value-type="float" office:value="0.287677">
            <text:p>0,287677</text:p>
          </table:table-cell>
          <table:table-cell office:value-type="float" office:value="0.251608">
            <text:p>0,251608</text:p>
          </table:table-cell>
          <table:table-cell office:value-type="float" office:value="0.539285">
            <text:p>0,539285</text:p>
          </table:table-cell>
          <table:table-cell office:value-type="float" office:value="0.422865">
            <text:p>0,422865</text:p>
          </table:table-cell>
          <table:table-cell office:value-type="float" office:value="0.570076">
            <text:p>0,570076</text:p>
          </table:table-cell>
          <table:table-cell office:value-type="float" office:value="0.992941">
            <text:p>0,992941</text:p>
          </table:table-cell>
          <table:table-cell office:value-type="float" office:value="0.344274">
            <text:p>0,344274</text:p>
          </table:table-cell>
          <table:table-cell office:value-type="float" office:value="0.738694">
            <text:p>0,738694</text:p>
          </table:table-cell>
          <table:table-cell office:value-type="float" office:value="1.08297">
            <text:p>1,08297</text:p>
          </table:table-cell>
          <table:table-cell office:value-type="float" office:value="1.0293">
            <text:p>1,0293</text:p>
          </table:table-cell>
          <table:table-cell office:value-type="float" office:value="0.899101">
            <text:p>0,899101</text:p>
          </table:table-cell>
          <table:table-cell office:value-type="float" office:value="1.9284">
            <text:p>1,9284</text:p>
          </table:table-cell>
          <table:table-cell office:value-type="float" office:value="0.418173">
            <text:p>0,418173</text:p>
          </table:table-cell>
          <table:table-cell office:value-type="float" office:value="0.607318">
            <text:p>0,607318</text:p>
          </table:table-cell>
          <table:table-cell office:value-type="float" office:value="1.02549">
            <text:p>1,02549</text:p>
          </table:table-cell>
          <table:table-cell office:value-type="float" office:value="0.124044">
            <text:p>0,124044</text:p>
          </table:table-cell>
          <table:table-cell office:value-type="float" office:value="0.427557">
            <text:p>0,427557</text:p>
          </table:table-cell>
          <table:table-cell office:value-type="float" office:value="0.551601">
            <text:p>0,551601</text:p>
          </table:table-cell>
          <table:table-cell office:value-type="float" office:value="0.0771244">
            <text:p>0,0771244</text:p>
          </table:table-cell>
          <table:table-cell office:value-type="float" office:value="0.858046">
            <text:p>0,858046</text:p>
          </table:table-cell>
          <table:table-cell office:value-type="float" office:value="0.935171">
            <text:p>0,935171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49259">
            <text:p>0,349259</text:p>
          </table:table-cell>
          <table:table-cell office:value-type="float" office:value="0.707609">
            <text:p>0,707609</text:p>
          </table:table-cell>
          <table:table-cell office:value-type="float" office:value="0.49911">
            <text:p>0,49911</text:p>
          </table:table-cell>
          <table:table-cell office:value-type="float" office:value="0.472717">
            <text:p>0,472717</text:p>
          </table:table-cell>
          <table:table-cell office:value-type="float" office:value="0.971827">
            <text:p>0,971827</text:p>
          </table:table-cell>
          <table:table-cell office:value-type="float" office:value="0.215831">
            <text:p>0,215831</text:p>
          </table:table-cell>
          <table:table-cell office:value-type="float" office:value="0.224922">
            <text:p>0,224922</text:p>
          </table:table-cell>
          <table:table-cell office:value-type="float" office:value="0.440753">
            <text:p>0,440753</text:p>
          </table:table-cell>
          <table:table-cell office:value-type="float" office:value="0.257179">
            <text:p>0,257179</text:p>
          </table:table-cell>
          <table:table-cell office:value-type="float" office:value="0.644854">
            <text:p>0,644854</text:p>
          </table:table-cell>
          <table:table-cell office:value-type="float" office:value="0.902033">
            <text:p>0,902033</text:p>
          </table:table-cell>
          <table:table-cell office:value-type="float" office:value="0.458055">
            <text:p>0,458055</text:p>
          </table:table-cell>
          <table:table-cell office:value-type="float" office:value="0.684736">
            <text:p>0,684736</text:p>
          </table:table-cell>
          <table:table-cell office:value-type="float" office:value="1.14279">
            <text:p>1,14279</text:p>
          </table:table-cell>
          <table:table-cell office:value-type="float" office:value="1.07153">
            <text:p>1,07153</text:p>
          </table:table-cell>
          <table:table-cell office:value-type="float" office:value="0.893823">
            <text:p>0,893823</text:p>
          </table:table-cell>
          <table:table-cell office:value-type="float" office:value="1.96535">
            <text:p>1,96535</text:p>
          </table:table-cell>
          <table:table-cell office:value-type="float" office:value="0.434008">
            <text:p>0,434008</text:p>
          </table:table-cell>
          <table:table-cell office:value-type="float" office:value="0.616409">
            <text:p>0,616409</text:p>
          </table:table-cell>
          <table:table-cell office:value-type="float" office:value="1.05042">
            <text:p>1,05042</text:p>
          </table:table-cell>
          <table:table-cell office:value-type="float" office:value="0.0920801">
            <text:p>0,0920801</text:p>
          </table:table-cell>
          <table:table-cell office:value-type="float" office:value="0.421105">
            <text:p>0,421105</text:p>
          </table:table-cell>
          <table:table-cell office:value-type="float" office:value="0.513185">
            <text:p>0,513185</text:p>
          </table:table-cell>
          <table:table-cell office:value-type="float" office:value="0.0800569">
            <text:p>0,0800569</text:p>
          </table:table-cell>
          <table:table-cell office:value-type="float" office:value="0.409375">
            <text:p>0,40937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0.361869">
            <text:p>0,361869</text:p>
          </table:table-cell>
          <table:table-cell office:value-type="float" office:value="0.332251">
            <text:p>0,332251</text:p>
          </table:table-cell>
          <table:table-cell office:value-type="float" office:value="0.69412">
            <text:p>0,69412</text:p>
          </table:table-cell>
          <table:table-cell office:value-type="float" office:value="0.507614">
            <text:p>0,507614</text:p>
          </table:table-cell>
          <table:table-cell office:value-type="float" office:value="0.477996">
            <text:p>0,477996</text:p>
          </table:table-cell>
          <table:table-cell office:value-type="float" office:value="0.985609">
            <text:p>0,985609</text:p>
          </table:table-cell>
          <table:table-cell office:value-type="float" office:value="0.180348">
            <text:p>0,180348</text:p>
          </table:table-cell>
          <table:table-cell office:value-type="float" office:value="0.200875">
            <text:p>0,200875</text:p>
          </table:table-cell>
          <table:table-cell office:value-type="float" office:value="0.381224">
            <text:p>0,381224</text:p>
          </table:table-cell>
          <table:table-cell office:value-type="float" office:value="0.22023">
            <text:p>0,22023</text:p>
          </table:table-cell>
          <table:table-cell office:value-type="float" office:value="0.523156">
            <text:p>0,523156</text:p>
          </table:table-cell>
          <table:table-cell office:value-type="float" office:value="0.743386">
            <text:p>0,743386</text:p>
          </table:table-cell>
          <table:table-cell office:value-type="float" office:value="0.25366">
            <text:p>0,25366</text:p>
          </table:table-cell>
          <table:table-cell office:value-type="float" office:value="0.511719">
            <text:p>0,511719</text:p>
          </table:table-cell>
          <table:table-cell office:value-type="float" office:value="0.76538">
            <text:p>0,76538</text:p>
          </table:table-cell>
          <table:table-cell office:value-type="float" office:value="0.588257">
            <text:p>0,588257</text:p>
          </table:table-cell>
          <table:table-cell office:value-type="float" office:value="0.784441">
            <text:p>0,784441</text:p>
          </table:table-cell>
          <table:table-cell office:value-type="float" office:value="1.3727">
            <text:p>1,3727</text:p>
          </table:table-cell>
          <table:table-cell office:value-type="float" office:value="0.442219">
            <text:p>0,442219</text:p>
          </table:table-cell>
          <table:table-cell office:value-type="float" office:value="0.596175">
            <text:p>0,596175</text:p>
          </table:table-cell>
          <table:table-cell office:value-type="float" office:value="1.03839">
            <text:p>1,03839</text:p>
          </table:table-cell>
          <table:table-cell office:value-type="float" office:value="0.0973586">
            <text:p>0,0973586</text:p>
          </table:table-cell>
          <table:table-cell office:value-type="float" office:value="0.334304">
            <text:p>0,334304</text:p>
          </table:table-cell>
          <table:table-cell office:value-type="float" office:value="0.431662">
            <text:p>0,431662</text:p>
          </table:table-cell>
          <table:table-cell office:value-type="float" office:value="0.0727257">
            <text:p>0,0727257</text:p>
          </table:table-cell>
          <table:table-cell office:value-type="float" office:value="0.343688">
            <text:p>0,343688</text:p>
          </table:table-cell>
          <table:table-cell office:value-type="float" office:value="0.416413">
            <text:p>0,416413</text:p>
          </table:table-cell>
        </table:table-row>
        <table:table-row table:style-name="ro1">
          <table:table-cell office:value-type="float" office:value="0.272428">
            <text:p>0,272428</text:p>
          </table:table-cell>
          <table:table-cell office:value-type="float" office:value="0.338702">
            <text:p>0,338702</text:p>
          </table:table-cell>
          <table:table-cell office:value-type="float" office:value="0.611131">
            <text:p>0,611131</text:p>
          </table:table-cell>
          <table:table-cell office:value-type="float" office:value="0.436941">
            <text:p>0,436941</text:p>
          </table:table-cell>
          <table:table-cell office:value-type="float" office:value="0.46216">
            <text:p>0,46216</text:p>
          </table:table-cell>
          <table:table-cell office:value-type="float" office:value="0.899101">
            <text:p>0,899101</text:p>
          </table:table-cell>
          <table:table-cell office:value-type="float" office:value="0.157181">
            <text:p>0,157181</text:p>
          </table:table-cell>
          <table:table-cell office:value-type="float" office:value="0.19589">
            <text:p>0,19589</text:p>
          </table:table-cell>
          <table:table-cell office:value-type="float" office:value="0.353072">
            <text:p>0,353072</text:p>
          </table:table-cell>
          <table:table-cell office:value-type="float" office:value="0.224629">
            <text:p>0,224629</text:p>
          </table:table-cell>
          <table:table-cell office:value-type="float" office:value="0.476236">
            <text:p>0,476236</text:p>
          </table:table-cell>
          <table:table-cell office:value-type="float" office:value="0.700865">
            <text:p>0,700865</text:p>
          </table:table-cell>
          <table:table-cell office:value-type="float" office:value="0.250435">
            <text:p>0,250435</text:p>
          </table:table-cell>
          <table:table-cell office:value-type="float" office:value="0.495884">
            <text:p>0,495884</text:p>
          </table:table-cell>
          <table:table-cell office:value-type="float" office:value="0.746318">
            <text:p>0,746318</text:p>
          </table:table-cell>
          <table:table-cell office:value-type="float" office:value="0.567437">
            <text:p>0,567437</text:p>
          </table:table-cell>
          <table:table-cell office:value-type="float" office:value="0.748078">
            <text:p>0,748078</text:p>
          </table:table-cell>
          <table:table-cell office:value-type="float" office:value="1.31551">
            <text:p>1,31551</text:p>
          </table:table-cell>
          <table:table-cell office:value-type="float" office:value="0.31407">
            <text:p>0,31407</text:p>
          </table:table-cell>
          <table:table-cell office:value-type="float" office:value="0.567143">
            <text:p>0,567143</text:p>
          </table:table-cell>
          <table:table-cell office:value-type="float" office:value="0.881213">
            <text:p>0,881213</text:p>
          </table:table-cell>
          <table:table-cell office:value-type="float" office:value="0.106156">
            <text:p>0,106156</text:p>
          </table:table-cell>
          <table:table-cell office:value-type="float" office:value="0.28973">
            <text:p>0,28973</text:p>
          </table:table-cell>
          <table:table-cell office:value-type="float" office:value="0.395886">
            <text:p>0,395886</text:p>
          </table:table-cell>
          <table:table-cell office:value-type="float" office:value="0.0715527">
            <text:p>0,0715527</text:p>
          </table:table-cell>
          <table:table-cell office:value-type="float" office:value="0.344274">
            <text:p>0,344274</text:p>
          </table:table-cell>
          <table:table-cell office:value-type="float" office:value="0.415827">
            <text:p>0,415827</text:p>
          </table:table-cell>
        </table:table-row>
        <table:table-row table:style-name="ro1">
          <table:table-cell office:value-type="float" office:value="0.279466">
            <text:p>0,279466</text:p>
          </table:table-cell>
          <table:table-cell office:value-type="float" office:value="0.329025">
            <text:p>0,329025</text:p>
          </table:table-cell>
          <table:table-cell office:value-type="float" office:value="0.608491">
            <text:p>0,608491</text:p>
          </table:table-cell>
          <table:table-cell office:value-type="float" office:value="0.433129">
            <text:p>0,433129</text:p>
          </table:table-cell>
          <table:table-cell office:value-type="float" office:value="0.445152">
            <text:p>0,445152</text:p>
          </table:table-cell>
          <table:table-cell office:value-type="float" office:value="0.87828">
            <text:p>0,87828</text:p>
          </table:table-cell>
          <table:table-cell office:value-type="float" office:value="0.275067">
            <text:p>0,275067</text:p>
          </table:table-cell>
          <table:table-cell office:value-type="float" office:value="0.349259">
            <text:p>0,349259</text:p>
          </table:table-cell>
          <table:table-cell office:value-type="float" office:value="0.624327">
            <text:p>0,624327</text:p>
          </table:table-cell>
          <table:table-cell office:value-type="float" office:value="0.210553">
            <text:p>0,210553</text:p>
          </table:table-cell>
          <table:table-cell office:value-type="float" office:value="0.476236">
            <text:p>0,476236</text:p>
          </table:table-cell>
          <table:table-cell office:value-type="float" office:value="0.686789">
            <text:p>0,686789</text:p>
          </table:table-cell>
          <table:table-cell office:value-type="float" office:value="0.253954">
            <text:p>0,253954</text:p>
          </table:table-cell>
          <table:table-cell office:value-type="float" office:value="0.494711">
            <text:p>0,494711</text:p>
          </table:table-cell>
          <table:table-cell office:value-type="float" office:value="0.748664">
            <text:p>0,748664</text:p>
          </table:table-cell>
          <table:table-cell office:value-type="float" office:value="0.601747">
            <text:p>0,601747</text:p>
          </table:table-cell>
          <table:table-cell office:value-type="float" office:value="0.755409">
            <text:p>0,755409</text:p>
          </table:table-cell>
          <table:table-cell office:value-type="float" office:value="1.35716">
            <text:p>1,35716</text:p>
          </table:table-cell>
          <table:table-cell office:value-type="float" office:value="0.358643">
            <text:p>0,358643</text:p>
          </table:table-cell>
          <table:table-cell office:value-type="float" office:value="0.587377">
            <text:p>0,587377</text:p>
          </table:table-cell>
          <table:table-cell office:value-type="float" office:value="0.946021">
            <text:p>0,946021</text:p>
          </table:table-cell>
          <table:table-cell office:value-type="float" office:value="0.12815">
            <text:p>0,12815</text:p>
          </table:table-cell>
          <table:table-cell office:value-type="float" office:value="0.298821">
            <text:p>0,298821</text:p>
          </table:table-cell>
          <table:table-cell office:value-type="float" office:value="0.42697">
            <text:p>0,42697</text:p>
          </table:table-cell>
          <table:table-cell office:value-type="float" office:value="0.0627553">
            <text:p>0,0627553</text:p>
          </table:table-cell>
          <table:table-cell office:value-type="float" office:value="0.443979">
            <text:p>0,443979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1958">
            <text:p>0,331958</text:p>
          </table:table-cell>
          <table:table-cell office:value-type="float" office:value="0.603213">
            <text:p>0,603213</text:p>
          </table:table-cell>
          <table:table-cell office:value-type="float" office:value="0.44955">
            <text:p>0,44955</text:p>
          </table:table-cell>
          <table:table-cell office:value-type="float" office:value="0.446032">
            <text:p>0,446032</text:p>
          </table:table-cell>
          <table:table-cell office:value-type="float" office:value="0.895582">
            <text:p>0,895582</text:p>
          </table:table-cell>
          <table:table-cell office:value-type="float" office:value="0.1868">
            <text:p>0,1868</text:p>
          </table:table-cell>
          <table:table-cell office:value-type="float" office:value="0.192958">
            <text:p>0,192958</text:p>
          </table:table-cell>
          <table:table-cell office:value-type="float" office:value="0.379757">
            <text:p>0,379757</text:p>
          </table:table-cell>
          <table:table-cell office:value-type="float" office:value="0.228441">
            <text:p>0,228441</text:p>
          </table:table-cell>
          <table:table-cell office:value-type="float" office:value="1.112">
            <text:p>1,112</text:p>
          </table:table-cell>
          <table:table-cell office:value-type="float" office:value="1.34044">
            <text:p>1,34044</text:p>
          </table:table-cell>
          <table:table-cell office:value-type="float" office:value="0.269202">
            <text:p>0,269202</text:p>
          </table:table-cell>
          <table:table-cell office:value-type="float" office:value="0.502335">
            <text:p>0,502335</text:p>
          </table:table-cell>
          <table:table-cell office:value-type="float" office:value="0.771538">
            <text:p>0,771538</text:p>
          </table:table-cell>
          <table:table-cell office:value-type="float" office:value="0.616702">
            <text:p>0,616702</text:p>
          </table:table-cell>
          <table:table-cell office:value-type="float" office:value="0.788546">
            <text:p>0,788546</text:p>
          </table:table-cell>
          <table:table-cell office:value-type="float" office:value="1.40525">
            <text:p>1,40525</text:p>
          </table:table-cell>
          <table:table-cell office:value-type="float" office:value="0.327266">
            <text:p>0,327266</text:p>
          </table:table-cell>
          <table:table-cell office:value-type="float" office:value="0.761274">
            <text:p>0,761274</text:p>
          </table:table-cell>
          <table:table-cell office:value-type="float" office:value="1.08854">
            <text:p>1,08854</text:p>
          </table:table-cell>
          <table:table-cell office:value-type="float" office:value="0.322867">
            <text:p>0,322867</text:p>
          </table:table-cell>
          <table:table-cell office:value-type="float" office:value="0.383863">
            <text:p>0,383863</text:p>
          </table:table-cell>
          <table:table-cell office:value-type="float" office:value="0.70673">
            <text:p>0,70673</text:p>
          </table:table-cell>
          <table:table-cell office:value-type="float" office:value="0.0618755">
            <text:p>0,0618755</text:p>
          </table:table-cell>
          <table:table-cell office:value-type="float" office:value="0.851008">
            <text:p>0,851008</text:p>
          </table:table-cell>
          <table:table-cell office:value-type="float" office:value="0.912884">
            <text:p>0,912884</text:p>
          </table:table-cell>
        </table:table-row>
        <table:table-row table:style-name="ro1">
          <table:table-cell office:value-type="float" office:value="0.273601">
            <text:p>0,273601</text:p>
          </table:table-cell>
          <table:table-cell office:value-type="float" office:value="0.699692">
            <text:p>0,699692</text:p>
          </table:table-cell>
          <table:table-cell office:value-type="float" office:value="0.973293">
            <text:p>0,973293</text:p>
          </table:table-cell>
          <table:table-cell office:value-type="float" office:value="0.414067">
            <text:p>0,414067</text:p>
          </table:table-cell>
          <table:table-cell office:value-type="float" office:value="0.448964">
            <text:p>0,448964</text:p>
          </table:table-cell>
          <table:table-cell office:value-type="float" office:value="0.863031">
            <text:p>0,863031</text:p>
          </table:table-cell>
          <table:table-cell office:value-type="float" office:value="0.170378">
            <text:p>0,170378</text:p>
          </table:table-cell>
          <table:table-cell office:value-type="float" office:value="0.190905">
            <text:p>0,190905</text:p>
          </table:table-cell>
          <table:table-cell office:value-type="float" office:value="0.361283">
            <text:p>0,361283</text:p>
          </table:table-cell>
          <table:table-cell office:value-type="float" office:value="0.231373">
            <text:p>0,231373</text:p>
          </table:table-cell>
          <table:table-cell office:value-type="float" office:value="0.475943">
            <text:p>0,475943</text:p>
          </table:table-cell>
          <table:table-cell office:value-type="float" office:value="0.707316">
            <text:p>0,707316</text:p>
          </table:table-cell>
          <table:table-cell office:value-type="float" office:value="0.256886">
            <text:p>0,256886</text:p>
          </table:table-cell>
          <table:table-cell office:value-type="float" office:value="0.488553">
            <text:p>0,488553</text:p>
          </table:table-cell>
          <table:table-cell office:value-type="float" office:value="0.745439">
            <text:p>0,745439</text:p>
          </table:table-cell>
          <table:table-cell office:value-type="float" office:value="0.630778">
            <text:p>0,630778</text:p>
          </table:table-cell>
          <table:table-cell office:value-type="float" office:value="0.741333">
            <text:p>0,741333</text:p>
          </table:table-cell>
          <table:table-cell office:value-type="float" office:value="1.37211">
            <text:p>1,37211</text:p>
          </table:table-cell>
          <table:table-cell office:value-type="float" office:value="0.332544">
            <text:p>0,332544</text:p>
          </table:table-cell>
          <table:table-cell office:value-type="float" office:value="0.574475">
            <text:p>0,574475</text:p>
          </table:table-cell>
          <table:table-cell office:value-type="float" office:value="0.907019">
            <text:p>0,907019</text:p>
          </table:table-cell>
          <table:table-cell office:value-type="float" office:value="0.119059">
            <text:p>0,119059</text:p>
          </table:table-cell>
          <table:table-cell office:value-type="float" office:value="0.299114">
            <text:p>0,299114</text:p>
          </table:table-cell>
          <table:table-cell office:value-type="float" office:value="0.418173">
            <text:p>0,418173</text:p>
          </table:table-cell>
          <table:table-cell office:value-type="float" office:value="0.058943">
            <text:p>0,058943</text:p>
          </table:table-cell>
          <table:table-cell office:value-type="float" office:value="0.338409">
            <text:p>0,338409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53166">
            <text:p>0,53166</text:p>
          </table:table-cell>
          <table:table-cell office:value-type="float" office:value="0.404097">
            <text:p>0,404097</text:p>
          </table:table-cell>
          <table:table-cell office:value-type="float" office:value="0.935757">
            <text:p>0,935757</text:p>
          </table:table-cell>
          <table:table-cell office:value-type="float" office:value="0.669487">
            <text:p>0,669487</text:p>
          </table:table-cell>
          <table:table-cell office:value-type="float" office:value="0.472424">
            <text:p>0,472424</text:p>
          </table:table-cell>
          <table:table-cell office:value-type="float" office:value="1.14191">
            <text:p>1,14191</text:p>
          </table:table-cell>
          <table:table-cell office:value-type="float" office:value="0.167152">
            <text:p>0,167152</text:p>
          </table:table-cell>
          <table:table-cell office:value-type="float" office:value="0.197063">
            <text:p>0,197063</text:p>
          </table:table-cell>
          <table:table-cell office:value-type="float" office:value="0.364215">
            <text:p>0,364215</text:p>
          </table:table-cell>
          <table:table-cell office:value-type="float" office:value="0.217884">
            <text:p>0,217884</text:p>
          </table:table-cell>
          <table:table-cell office:value-type="float" office:value="0.47565">
            <text:p>0,47565</text:p>
          </table:table-cell>
          <table:table-cell office:value-type="float" office:value="0.693534">
            <text:p>0,693534</text:p>
          </table:table-cell>
          <table:table-cell office:value-type="float" office:value="0.253074">
            <text:p>0,253074</text:p>
          </table:table-cell>
          <table:table-cell office:value-type="float" office:value="0.507321">
            <text:p>0,507321</text:p>
          </table:table-cell>
          <table:table-cell office:value-type="float" office:value="0.760394">
            <text:p>0,760394</text:p>
          </table:table-cell>
          <table:table-cell office:value-type="float" office:value="0.86743">
            <text:p>0,86743</text:p>
          </table:table-cell>
          <table:table-cell office:value-type="float" office:value="0.803502">
            <text:p>0,803502</text:p>
          </table:table-cell>
          <table:table-cell office:value-type="float" office:value="1.67093">
            <text:p>1,67093</text:p>
          </table:table-cell>
          <table:table-cell office:value-type="float" office:value="0.326093">
            <text:p>0,326093</text:p>
          </table:table-cell>
          <table:table-cell office:value-type="float" office:value="0.645734">
            <text:p>0,645734</text:p>
          </table:table-cell>
          <table:table-cell office:value-type="float" office:value="0.971827">
            <text:p>0,971827</text:p>
          </table:table-cell>
          <table:table-cell office:value-type="float" office:value="0.0829894">
            <text:p>0,0829894</text:p>
          </table:table-cell>
          <table:table-cell office:value-type="float" office:value="0.363042">
            <text:p>0,363042</text:p>
          </table:table-cell>
          <table:table-cell office:value-type="float" office:value="0.446032">
            <text:p>0,446032</text:p>
          </table:table-cell>
          <table:table-cell office:value-type="float" office:value="0.0762447">
            <text:p>0,0762447</text:p>
          </table:table-cell>
          <table:table-cell office:value-type="float" office:value="0.403217">
            <text:p>0,403217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0.280346">
            <text:p>0,280346</text:p>
          </table:table-cell>
          <table:table-cell office:value-type="float" office:value="0.327852">
            <text:p>0,327852</text:p>
          </table:table-cell>
          <table:table-cell office:value-type="float" office:value="0.608198">
            <text:p>0,608198</text:p>
          </table:table-cell>
          <table:table-cell office:value-type="float" office:value="0.444272">
            <text:p>0,444272</text:p>
          </table:table-cell>
          <table:table-cell office:value-type="float" office:value="0.479462">
            <text:p>0,479462</text:p>
          </table:table-cell>
          <table:table-cell office:value-type="float" office:value="0.923734">
            <text:p>0,923734</text:p>
          </table:table-cell>
          <table:table-cell office:value-type="float" office:value="0.180641">
            <text:p>0,180641</text:p>
          </table:table-cell>
          <table:table-cell office:value-type="float" office:value="0.190905">
            <text:p>0,190905</text:p>
          </table:table-cell>
          <table:table-cell office:value-type="float" office:value="0.371546">
            <text:p>0,371546</text:p>
          </table:table-cell>
          <table:table-cell office:value-type="float" office:value="0.227268">
            <text:p>0,227268</text:p>
          </table:table-cell>
          <table:table-cell office:value-type="float" office:value="0.463333">
            <text:p>0,463333</text:p>
          </table:table-cell>
          <table:table-cell office:value-type="float" office:value="0.690601">
            <text:p>0,690601</text:p>
          </table:table-cell>
          <table:table-cell office:value-type="float" office:value="0.255713">
            <text:p>0,255713</text:p>
          </table:table-cell>
          <table:table-cell office:value-type="float" office:value="0.503508">
            <text:p>0,503508</text:p>
          </table:table-cell>
          <table:table-cell office:value-type="float" office:value="0.759221">
            <text:p>0,759221</text:p>
          </table:table-cell>
          <table:table-cell office:value-type="float" office:value="1.45569">
            <text:p>1,45569</text:p>
          </table:table-cell>
          <table:table-cell office:value-type="float" office:value="1.82166">
            <text:p>1,82166</text:p>
          </table:table-cell>
          <table:table-cell office:value-type="float" office:value="3.27735">
            <text:p>3,27735</text:p>
          </table:table-cell>
          <table:table-cell office:value-type="float" office:value="0.845143">
            <text:p>0,845143</text:p>
          </table:table-cell>
          <table:table-cell office:value-type="float" office:value="1.37152">
            <text:p>1,37152</text:p>
          </table:table-cell>
          <table:table-cell office:value-type="float" office:value="2.21667">
            <text:p>2,21667</text:p>
          </table:table-cell>
          <table:table-cell office:value-type="float" office:value="0.326386">
            <text:p>0,326386</text:p>
          </table:table-cell>
          <table:table-cell office:value-type="float" office:value="0.430783">
            <text:p>0,430783</text:p>
          </table:table-cell>
          <table:table-cell office:value-type="float" office:value="0.757169">
            <text:p>0,757169</text:p>
          </table:table-cell>
          <table:table-cell office:value-type="float" office:value="0.0788839">
            <text:p>0,0788839</text:p>
          </table:table-cell>
          <table:table-cell office:value-type="float" office:value="0.33665">
            <text:p>0,33665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6972">
            <text:p>0,326972</text:p>
          </table:table-cell>
          <table:table-cell office:value-type="float" office:value="0.598521">
            <text:p>0,598521</text:p>
          </table:table-cell>
          <table:table-cell office:value-type="float" office:value="0.419932">
            <text:p>0,419932</text:p>
          </table:table-cell>
          <table:table-cell office:value-type="float" office:value="0.493245">
            <text:p>0,493245</text:p>
          </table:table-cell>
          <table:table-cell office:value-type="float" office:value="0.913177">
            <text:p>0,913177</text:p>
          </table:table-cell>
          <table:table-cell office:value-type="float" office:value="0.171551">
            <text:p>0,171551</text:p>
          </table:table-cell>
          <table:table-cell office:value-type="float" office:value="0.187679">
            <text:p>0,187679</text:p>
          </table:table-cell>
          <table:table-cell office:value-type="float" office:value="0.35923">
            <text:p>0,35923</text:p>
          </table:table-cell>
          <table:table-cell office:value-type="float" office:value="0.234013">
            <text:p>0,234013</text:p>
          </table:table-cell>
          <table:table-cell office:value-type="float" office:value="0.466852">
            <text:p>0,466852</text:p>
          </table:table-cell>
          <table:table-cell office:value-type="float" office:value="0.700865">
            <text:p>0,700865</text:p>
          </table:table-cell>
          <table:table-cell office:value-type="float" office:value="0.245743">
            <text:p>0,245743</text:p>
          </table:table-cell>
          <table:table-cell office:value-type="float" office:value="0.543683">
            <text:p>0,543683</text:p>
          </table:table-cell>
          <table:table-cell office:value-type="float" office:value="0.789426">
            <text:p>0,789426</text:p>
          </table:table-cell>
          <table:table-cell office:value-type="float" office:value="0.634591">
            <text:p>0,634591</text:p>
          </table:table-cell>
          <table:table-cell office:value-type="float" office:value="0.738694">
            <text:p>0,738694</text:p>
          </table:table-cell>
          <table:table-cell office:value-type="float" office:value="1.37328">
            <text:p>1,37328</text:p>
          </table:table-cell>
          <table:table-cell office:value-type="float" office:value="1.17241">
            <text:p>1,17241</text:p>
          </table:table-cell>
          <table:table-cell office:value-type="float" office:value="1.69293">
            <text:p>1,69293</text:p>
          </table:table-cell>
          <table:table-cell office:value-type="float" office:value="2.86533">
            <text:p>2,86533</text:p>
          </table:table-cell>
          <table:table-cell office:value-type="float" office:value="0.0950126">
            <text:p>0,0950126</text:p>
          </table:table-cell>
          <table:table-cell office:value-type="float" office:value="0.31407">
            <text:p>0,31407</text:p>
          </table:table-cell>
          <table:table-cell office:value-type="float" office:value="0.409082">
            <text:p>0,409082</text:p>
          </table:table-cell>
          <table:table-cell office:value-type="float" office:value="0.0715527">
            <text:p>0,0715527</text:p>
          </table:table-cell>
          <table:table-cell office:value-type="float" office:value="0.935171">
            <text:p>0,935171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755409">
            <text:p>0,755409</text:p>
          </table:table-cell>
          <table:table-cell office:value-type="float" office:value="0.935464">
            <text:p>0,935464</text:p>
          </table:table-cell>
          <table:table-cell office:value-type="float" office:value="1.69087">
            <text:p>1,69087</text:p>
          </table:table-cell>
          <table:table-cell office:value-type="float" office:value="1.20643">
            <text:p>1,20643</text:p>
          </table:table-cell>
          <table:table-cell office:value-type="float" office:value="1.37211">
            <text:p>1,37211</text:p>
          </table:table-cell>
          <table:table-cell office:value-type="float" office:value="2.57854">
            <text:p>2,57854</text:p>
          </table:table-cell>
          <table:table-cell office:value-type="float" office:value="0.433715">
            <text:p>0,433715</text:p>
          </table:table-cell>
          <table:table-cell office:value-type="float" office:value="0.252194">
            <text:p>0,252194</text:p>
          </table:table-cell>
          <table:table-cell office:value-type="float" office:value="0.685909">
            <text:p>0,685909</text:p>
          </table:table-cell>
          <table:table-cell office:value-type="float" office:value="0.410548">
            <text:p>0,410548</text:p>
          </table:table-cell>
          <table:table-cell office:value-type="float" office:value="1.36977">
            <text:p>1,36977</text:p>
          </table:table-cell>
          <table:table-cell office:value-type="float" office:value="1.78031">
            <text:p>1,78031</text:p>
          </table:table-cell>
          <table:table-cell office:value-type="float" office:value="0.246916">
            <text:p>0,246916</text:p>
          </table:table-cell>
          <table:table-cell office:value-type="float" office:value="0.547789">
            <text:p>0,547789</text:p>
          </table:table-cell>
          <table:table-cell office:value-type="float" office:value="0.794704">
            <text:p>0,794704</text:p>
          </table:table-cell>
          <table:table-cell office:value-type="float" office:value="0.762154">
            <text:p>0,762154</text:p>
          </table:table-cell>
          <table:table-cell office:value-type="float" office:value="0.714061">
            <text:p>0,714061</text:p>
          </table:table-cell>
          <table:table-cell office:value-type="float" office:value="1.47621">
            <text:p>1,47621</text:p>
          </table:table-cell>
          <table:table-cell office:value-type="float" office:value="0.338996">
            <text:p>0,338996</text:p>
          </table:table-cell>
          <table:table-cell office:value-type="float" office:value="0.56685">
            <text:p>0,56685</text:p>
          </table:table-cell>
          <table:table-cell office:value-type="float" office:value="0.905846">
            <text:p>0,905846</text:p>
          </table:table-cell>
          <table:table-cell office:value-type="float" office:value="0.0938396">
            <text:p>0,0938396</text:p>
          </table:table-cell>
          <table:table-cell office:value-type="float" office:value="0.308205">
            <text:p>0,308205</text:p>
          </table:table-cell>
          <table:table-cell office:value-type="float" office:value="0.402044">
            <text:p>0,402044</text:p>
          </table:table-cell>
          <table:table-cell office:value-type="float" office:value="0.0824029">
            <text:p>0,0824029</text:p>
          </table:table-cell>
          <table:table-cell office:value-type="float" office:value="0.34662">
            <text:p>0,34662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90903">
            <text:p>0,290903</text:p>
          </table:table-cell>
          <table:table-cell office:value-type="float" office:value="0.331078">
            <text:p>0,331078</text:p>
          </table:table-cell>
          <table:table-cell office:value-type="float" office:value="0.621981">
            <text:p>0,621981</text:p>
          </table:table-cell>
          <table:table-cell office:value-type="float" office:value="0.429903">
            <text:p>0,429903</text:p>
          </table:table-cell>
          <table:table-cell office:value-type="float" office:value="0.445152">
            <text:p>0,445152</text:p>
          </table:table-cell>
          <table:table-cell office:value-type="float" office:value="0.875055">
            <text:p>0,875055</text:p>
          </table:table-cell>
          <table:table-cell office:value-type="float" office:value="0.182108">
            <text:p>0,182108</text:p>
          </table:table-cell>
          <table:table-cell office:value-type="float" office:value="0.183867">
            <text:p>0,183867</text:p>
          </table:table-cell>
          <table:table-cell office:value-type="float" office:value="0.365975">
            <text:p>0,365975</text:p>
          </table:table-cell>
          <table:table-cell office:value-type="float" office:value="0.19765">
            <text:p>0,19765</text:p>
          </table:table-cell>
          <table:table-cell office:value-type="float" office:value="0.488846">
            <text:p>0,488846</text:p>
          </table:table-cell>
          <table:table-cell office:value-type="float" office:value="0.686496">
            <text:p>0,686496</text:p>
          </table:table-cell>
          <table:table-cell office:value-type="float" office:value="0.576234">
            <text:p>0,576234</text:p>
          </table:table-cell>
          <table:table-cell office:value-type="float" office:value="0.517291">
            <text:p>0,517291</text:p>
          </table:table-cell>
          <table:table-cell office:value-type="float" office:value="1.09352">
            <text:p>1,09352</text:p>
          </table:table-cell>
          <table:table-cell office:value-type="float" office:value="0.590017">
            <text:p>0,590017</text:p>
          </table:table-cell>
          <table:table-cell office:value-type="float" office:value="0.804675">
            <text:p>0,804675</text:p>
          </table:table-cell>
          <table:table-cell office:value-type="float" office:value="1.39469">
            <text:p>1,39469</text:p>
          </table:table-cell>
          <table:table-cell office:value-type="float" office:value="0.538112">
            <text:p>0,538112</text:p>
          </table:table-cell>
          <table:table-cell office:value-type="float" office:value="0.558639">
            <text:p>0,558639</text:p>
          </table:table-cell>
          <table:table-cell office:value-type="float" office:value="1.09675">
            <text:p>1,09675</text:p>
          </table:table-cell>
          <table:table-cell office:value-type="float" office:value="0.108795">
            <text:p>0,108795</text:p>
          </table:table-cell>
          <table:table-cell office:value-type="float" office:value="0.295595">
            <text:p>0,295595</text:p>
          </table:table-cell>
          <table:table-cell office:value-type="float" office:value="0.40439">
            <text:p>0,40439</text:p>
          </table:table-cell>
          <table:table-cell office:value-type="float" office:value="0.0580633">
            <text:p>0,0580633</text:p>
          </table:table-cell>
          <table:table-cell office:value-type="float" office:value="0.340755">
            <text:p>0,340755</text:p>
          </table:table-cell>
          <table:table-cell office:value-type="float" office:value="0.398818">
            <text:p>0,398818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8086">
            <text:p>0,348086</text:p>
          </table:table-cell>
          <table:table-cell office:value-type="float" office:value="0.639869">
            <text:p>0,639869</text:p>
          </table:table-cell>
          <table:table-cell office:value-type="float" office:value="0.687375">
            <text:p>0,687375</text:p>
          </table:table-cell>
          <table:table-cell office:value-type="float" office:value="1.19704">
            <text:p>1,19704</text:p>
          </table:table-cell>
          <table:table-cell office:value-type="float" office:value="1.88442">
            <text:p>1,88442</text:p>
          </table:table-cell>
          <table:table-cell office:value-type="float" office:value="0.469198">
            <text:p>0,469198</text:p>
          </table:table-cell>
          <table:table-cell office:value-type="float" office:value="0.538991">
            <text:p>0,538991</text:p>
          </table:table-cell>
          <table:table-cell office:value-type="float" office:value="1.00819">
            <text:p>1,00819</text:p>
          </table:table-cell>
          <table:table-cell office:value-type="float" office:value="0.983263">
            <text:p>0,983263</text:p>
          </table:table-cell>
          <table:table-cell office:value-type="float" office:value="1.36331">
            <text:p>1,36331</text:p>
          </table:table-cell>
          <table:table-cell office:value-type="float" office:value="2.34658">
            <text:p>2,34658</text:p>
          </table:table-cell>
          <table:table-cell office:value-type="float" office:value="0.280639">
            <text:p>0,280639</text:p>
          </table:table-cell>
          <table:table-cell office:value-type="float" office:value="0.546616">
            <text:p>0,546616</text:p>
          </table:table-cell>
          <table:table-cell office:value-type="float" office:value="0.827255">
            <text:p>0,827255</text:p>
          </table:table-cell>
          <table:table-cell office:value-type="float" office:value="1.39176">
            <text:p>1,39176</text:p>
          </table:table-cell>
          <table:table-cell office:value-type="float" office:value="1.3293">
            <text:p>1,3293</text:p>
          </table:table-cell>
          <table:table-cell office:value-type="float" office:value="2.72106">
            <text:p>2,72106</text:p>
          </table:table-cell>
          <table:table-cell office:value-type="float" office:value="0.628139">
            <text:p>0,628139</text:p>
          </table:table-cell>
          <table:table-cell office:value-type="float" office:value="0.934584">
            <text:p>0,934584</text:p>
          </table:table-cell>
          <table:table-cell office:value-type="float" office:value="1.56272">
            <text:p>1,56272</text:p>
          </table:table-cell>
          <table:table-cell office:value-type="float" office:value="0.0991181">
            <text:p>0,0991181</text:p>
          </table:table-cell>
          <table:table-cell office:value-type="float" office:value="0.326679">
            <text:p>0,326679</text:p>
          </table:table-cell>
          <table:table-cell office:value-type="float" office:value="0.425797">
            <text:p>0,425797</text:p>
          </table:table-cell>
          <table:table-cell office:value-type="float" office:value="0.0656877">
            <text:p>0,0656877</text:p>
          </table:table-cell>
          <table:table-cell office:value-type="float" office:value="0.467145">
            <text:p>0,467145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56297">
            <text:p>0,356297</text:p>
          </table:table-cell>
          <table:table-cell office:value-type="float" office:value="0.643095">
            <text:p>0,643095</text:p>
          </table:table-cell>
          <table:table-cell office:value-type="float" office:value="0.614063">
            <text:p>0,614063</text:p>
          </table:table-cell>
          <table:table-cell office:value-type="float" office:value="0.471544">
            <text:p>0,471544</text:p>
          </table:table-cell>
          <table:table-cell office:value-type="float" office:value="1.08561">
            <text:p>1,08561</text:p>
          </table:table-cell>
          <table:table-cell office:value-type="float" office:value="0.169205">
            <text:p>0,169205</text:p>
          </table:table-cell>
          <table:table-cell office:value-type="float" office:value="0.194717">
            <text:p>0,194717</text:p>
          </table:table-cell>
          <table:table-cell office:value-type="float" office:value="0.363922">
            <text:p>0,363922</text:p>
          </table:table-cell>
          <table:table-cell office:value-type="float" office:value="0.229321">
            <text:p>0,229321</text:p>
          </table:table-cell>
          <table:table-cell office:value-type="float" office:value="0.881799">
            <text:p>0,881799</text:p>
          </table:table-cell>
          <table:table-cell office:value-type="float" office:value="1.11112">
            <text:p>1,11112</text:p>
          </table:table-cell>
          <table:table-cell office:value-type="float" office:value="0.262458">
            <text:p>0,262458</text:p>
          </table:table-cell>
          <table:table-cell office:value-type="float" office:value="0.497057">
            <text:p>0,497057</text:p>
          </table:table-cell>
          <table:table-cell office:value-type="float" office:value="0.759515">
            <text:p>0,759515</text:p>
          </table:table-cell>
          <table:table-cell office:value-type="float" office:value="0.974466">
            <text:p>0,974466</text:p>
          </table:table-cell>
          <table:table-cell office:value-type="float" office:value="0.778869">
            <text:p>0,778869</text:p>
          </table:table-cell>
          <table:table-cell office:value-type="float" office:value="1.75333">
            <text:p>1,75333</text:p>
          </table:table-cell>
          <table:table-cell office:value-type="float" office:value="0.348086">
            <text:p>0,348086</text:p>
          </table:table-cell>
          <table:table-cell office:value-type="float" office:value="0.625207">
            <text:p>0,625207</text:p>
          </table:table-cell>
          <table:table-cell office:value-type="float" office:value="0.973293">
            <text:p>0,973293</text:p>
          </table:table-cell>
          <table:table-cell office:value-type="float" office:value="0.111435">
            <text:p>0,111435</text:p>
          </table:table-cell>
          <table:table-cell office:value-type="float" office:value="0.4865">
            <text:p>0,4865</text:p>
          </table:table-cell>
          <table:table-cell office:value-type="float" office:value="0.597934">
            <text:p>0,597934</text:p>
          </table:table-cell>
          <table:table-cell office:value-type="float" office:value="0.062462">
            <text:p>0,062462</text:p>
          </table:table-cell>
          <table:table-cell office:value-type="float" office:value="0.347793">
            <text:p>0,347793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90021">
            <text:p>0,390021</text:p>
          </table:table-cell>
          <table:table-cell office:value-type="float" office:value="0.676818">
            <text:p>0,676818</text:p>
          </table:table-cell>
          <table:table-cell office:value-type="float" office:value="0.41612">
            <text:p>0,41612</text:p>
          </table:table-cell>
          <table:table-cell office:value-type="float" office:value="0.482688">
            <text:p>0,482688</text:p>
          </table:table-cell>
          <table:table-cell office:value-type="float" office:value="0.898808">
            <text:p>0,898808</text:p>
          </table:table-cell>
          <table:table-cell office:value-type="float" office:value="0.184747">
            <text:p>0,184747</text:p>
          </table:table-cell>
          <table:table-cell office:value-type="float" office:value="0.198529">
            <text:p>0,198529</text:p>
          </table:table-cell>
          <table:table-cell office:value-type="float" office:value="0.383276">
            <text:p>0,383276</text:p>
          </table:table-cell>
          <table:table-cell office:value-type="float" office:value="0.250435">
            <text:p>0,250435</text:p>
          </table:table-cell>
          <table:table-cell office:value-type="float" office:value="0.527555">
            <text:p>0,527555</text:p>
          </table:table-cell>
          <table:table-cell office:value-type="float" office:value="0.777989">
            <text:p>0,777989</text:p>
          </table:table-cell>
          <table:table-cell office:value-type="float" office:value="0.268909">
            <text:p>0,268909</text:p>
          </table:table-cell>
          <table:table-cell office:value-type="float" office:value="0.531074">
            <text:p>0,531074</text:p>
          </table:table-cell>
          <table:table-cell office:value-type="float" office:value="0.799983">
            <text:p>0,799983</text:p>
          </table:table-cell>
          <table:table-cell office:value-type="float" office:value="0.986196">
            <text:p>0,986196</text:p>
          </table:table-cell>
          <table:table-cell office:value-type="float" office:value="0.90262">
            <text:p>0,90262</text:p>
          </table:table-cell>
          <table:table-cell office:value-type="float" office:value="1.88882">
            <text:p>1,88882</text:p>
          </table:table-cell>
          <table:table-cell office:value-type="float" office:value="0.34574">
            <text:p>0,34574</text:p>
          </table:table-cell>
          <table:table-cell office:value-type="float" office:value="0.583272">
            <text:p>0,583272</text:p>
          </table:table-cell>
          <table:table-cell office:value-type="float" office:value="0.929012">
            <text:p>0,929012</text:p>
          </table:table-cell>
          <table:table-cell office:value-type="float" office:value="0.0856287">
            <text:p>0,0856287</text:p>
          </table:table-cell>
          <table:table-cell office:value-type="float" office:value="0.362162">
            <text:p>0,362162</text:p>
          </table:table-cell>
          <table:table-cell office:value-type="float" office:value="0.447791">
            <text:p>0,447791</text:p>
          </table:table-cell>
          <table:table-cell office:value-type="float" office:value="0.0592363">
            <text:p>0,0592363</text:p>
          </table:table-cell>
          <table:table-cell office:value-type="float" office:value="0.370373">
            <text:p>0,370373</text:p>
          </table:table-cell>
          <table:table-cell office:value-type="float" office:value="0.42961">
            <text:p>0,42961</text:p>
          </table:table-cell>
        </table:table-row>
        <table:table-row table:style-name="ro1">
          <table:table-cell office:value-type="float" office:value="0.316416">
            <text:p>0,316416</text:p>
          </table:table-cell>
          <table:table-cell office:value-type="float" office:value="0.331371">
            <text:p>0,331371</text:p>
          </table:table-cell>
          <table:table-cell office:value-type="float" office:value="0.647787">
            <text:p>0,647787</text:p>
          </table:table-cell>
          <table:table-cell office:value-type="float" office:value="0.423158">
            <text:p>0,423158</text:p>
          </table:table-cell>
          <table:table-cell office:value-type="float" office:value="0.443686">
            <text:p>0,443686</text:p>
          </table:table-cell>
          <table:table-cell office:value-type="float" office:value="0.866844">
            <text:p>0,866844</text:p>
          </table:table-cell>
          <table:table-cell office:value-type="float" office:value="0.169791">
            <text:p>0,169791</text:p>
          </table:table-cell>
          <table:table-cell office:value-type="float" office:value="0.201755">
            <text:p>0,201755</text:p>
          </table:table-cell>
          <table:table-cell office:value-type="float" office:value="0.371546">
            <text:p>0,371546</text:p>
          </table:table-cell>
          <table:table-cell office:value-type="float" office:value="0.270375">
            <text:p>0,270375</text:p>
          </table:table-cell>
          <table:table-cell office:value-type="float" office:value="0.464799">
            <text:p>0,464799</text:p>
          </table:table-cell>
          <table:table-cell office:value-type="float" office:value="0.735175">
            <text:p>0,735175</text:p>
          </table:table-cell>
          <table:table-cell office:value-type="float" office:value="0.234306">
            <text:p>0,234306</text:p>
          </table:table-cell>
          <table:table-cell office:value-type="float" office:value="0.51993">
            <text:p>0,51993</text:p>
          </table:table-cell>
          <table:table-cell office:value-type="float" office:value="0.754236">
            <text:p>0,754236</text:p>
          </table:table-cell>
          <table:table-cell office:value-type="float" office:value="0.598521">
            <text:p>0,598521</text:p>
          </table:table-cell>
          <table:table-cell office:value-type="float" office:value="0.735175">
            <text:p>0,735175</text:p>
          </table:table-cell>
          <table:table-cell office:value-type="float" office:value="1.3337">
            <text:p>1,3337</text:p>
          </table:table-cell>
          <table:table-cell office:value-type="float" office:value="0.34574">
            <text:p>0,34574</text:p>
          </table:table-cell>
          <table:table-cell office:value-type="float" office:value="0.585325">
            <text:p>0,585325</text:p>
          </table:table-cell>
          <table:table-cell office:value-type="float" office:value="0.931065">
            <text:p>0,931065</text:p>
          </table:table-cell>
          <table:table-cell office:value-type="float" office:value="0.120525">
            <text:p>0,120525</text:p>
          </table:table-cell>
          <table:table-cell office:value-type="float" office:value="0.297941">
            <text:p>0,297941</text:p>
          </table:table-cell>
          <table:table-cell office:value-type="float" office:value="0.418466">
            <text:p>0,418466</text:p>
          </table:table-cell>
          <table:table-cell office:value-type="float" office:value="0.0574768">
            <text:p>0,0574768</text:p>
          </table:table-cell>
          <table:table-cell office:value-type="float" office:value="0.585031">
            <text:p>0,585031</text:p>
          </table:table-cell>
          <table:table-cell office:value-type="float" office:value="0.642508">
            <text:p>0,64250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766851584158416">
            <text:p>0,766851584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09457296039604">
            <text:p>1,0945729604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491049663366337">
            <text:p>0,491049663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89937693069307">
            <text:p>0,889937693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945379198019802">
            <text:p>0,945379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.6303799009901">
            <text:p>1,63037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11661303960396">
            <text:p>1,116613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510276217821782">
            <text:p>0,510276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16454772277228">
            <text:p>0,516454772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351140762376238">
            <text:p>0,3511407624</text:p>
          </table:table-cell>
          <table:table-cell table:formula="of:=AVERAGE([.B7:.B107])" office:value-type="float" office:value="0.415710742574257">
            <text:p>0,415710742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43448207920792">
            <text:p>0,5434482079</text:p>
          </table:table-cell>
          <table:table-cell table:formula="of:=AVERAGE([.E7:.E107])" office:value-type="float" office:value="0.551124910891089">
            <text:p>0,551124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226829485148515">
            <text:p>0,2268294851</text:p>
          </table:table-cell>
          <table:table-cell table:formula="of:=AVERAGE([.H7:.H107])" office:value-type="float" office:value="0.264220148514851">
            <text:p>0,264220148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286065722772277">
            <text:p>0,2860657228</text:p>
          </table:table-cell>
          <table:table-cell table:formula="of:=AVERAGE([.K7:.K107])" office:value-type="float" office:value="0.603872059405941">
            <text:p>0,603872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324429049504951">
            <text:p>0,3244290495</text:p>
          </table:table-cell>
          <table:table-cell table:formula="of:=AVERAGE([.N7:.N107])" office:value-type="float" office:value="0.62095000990099">
            <text:p>0,620950009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53219742574258">
            <text:p>0,7532197426</text:p>
          </table:table-cell>
          <table:table-cell table:formula="of:=AVERAGE([.Q7:.Q107])" office:value-type="float" office:value="0.877159633663366">
            <text:p>0,877159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426772831683168">
            <text:p>0,4267728317</text:p>
          </table:table-cell>
          <table:table-cell table:formula="of:=AVERAGE([.T7:.T107])" office:value-type="float" office:value="0.689840425742574">
            <text:p>0,689840425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123933942574257">
            <text:p>0,1239339426</text:p>
          </table:table-cell>
          <table:table-cell table:formula="of:=AVERAGE([.W7:.W107])" office:value-type="float" office:value="0.386342376237624">
            <text:p>0,386342376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737448425742574">
            <text:p>0,0737448426</text:p>
          </table:table-cell>
          <table:table-cell table:formula="of:=AVERAGE([.Z7:.Z107])" office:value-type="float" office:value="0.44270996039604">
            <text:p>0,4427099604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413188">
            <text:p>0,413188</text:p>
          </table:table-cell>
          <table:table-cell office:value-type="float" office:value="8.65671">
            <text:p>8,65671</text:p>
          </table:table-cell>
          <table:table-cell office:value-type="float" office:value="9.06989">
            <text:p>9,06989</text:p>
          </table:table-cell>
          <table:table-cell office:value-type="float" office:value="0.733709">
            <text:p>0,733709</text:p>
          </table:table-cell>
          <table:table-cell office:value-type="float" office:value="1.34748">
            <text:p>1,34748</text:p>
          </table:table-cell>
          <table:table-cell office:value-type="float" office:value="2.08119">
            <text:p>2,08119</text:p>
          </table:table-cell>
          <table:table-cell office:value-type="float" office:value="0.0390021">
            <text:p>0,0390021</text:p>
          </table:table-cell>
          <table:table-cell office:value-type="float" office:value="0.227268">
            <text:p>0,227268</text:p>
          </table:table-cell>
          <table:table-cell office:value-type="float" office:value="0.26627">
            <text:p>0,26627</text:p>
          </table:table-cell>
          <table:table-cell office:value-type="float" office:value="0.393247">
            <text:p>0,393247</text:p>
          </table:table-cell>
          <table:table-cell office:value-type="float" office:value="0.55512">
            <text:p>0,55512</text:p>
          </table:table-cell>
          <table:table-cell office:value-type="float" office:value="0.948367">
            <text:p>0,948367</text:p>
          </table:table-cell>
          <table:table-cell office:value-type="float" office:value="0.486793">
            <text:p>0,486793</text:p>
          </table:table-cell>
          <table:table-cell office:value-type="float" office:value="1.24924">
            <text:p>1,24924</text:p>
          </table:table-cell>
          <table:table-cell office:value-type="float" office:value="1.73603">
            <text:p>1,73603</text:p>
          </table:table-cell>
          <table:table-cell office:value-type="float" office:value="0.536352">
            <text:p>0,536352</text:p>
          </table:table-cell>
          <table:table-cell office:value-type="float" office:value="1.70407">
            <text:p>1,70407</text:p>
          </table:table-cell>
          <table:table-cell office:value-type="float" office:value="2.24042">
            <text:p>2,24042</text:p>
          </table:table-cell>
          <table:table-cell office:value-type="float" office:value="0.77359">
            <text:p>0,77359</text:p>
          </table:table-cell>
          <table:table-cell office:value-type="float" office:value="1.43164">
            <text:p>1,43164</text:p>
          </table:table-cell>
          <table:table-cell office:value-type="float" office:value="2.20523">
            <text:p>2,20523</text:p>
          </table:table-cell>
          <table:table-cell office:value-type="float" office:value="0.28797">
            <text:p>0,28797</text:p>
          </table:table-cell>
          <table:table-cell office:value-type="float" office:value="0.317002">
            <text:p>0,317002</text:p>
          </table:table-cell>
          <table:table-cell office:value-type="float" office:value="0.604972">
            <text:p>0,604972</text:p>
          </table:table-cell>
          <table:table-cell office:value-type="float" office:value="0.478582">
            <text:p>0,478582</text:p>
          </table:table-cell>
          <table:table-cell office:value-type="float" office:value="0.464213">
            <text:p>0,464213</text:p>
          </table:table-cell>
          <table:table-cell office:value-type="float" office:value="0.942795">
            <text:p>0,942795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6.84853">
            <text:p>6,84853</text:p>
          </table:table-cell>
          <table:table-cell office:value-type="float" office:value="7.08812">
            <text:p>7,08812</text:p>
          </table:table-cell>
          <table:table-cell office:value-type="float" office:value="0.807021">
            <text:p>0,807021</text:p>
          </table:table-cell>
          <table:table-cell office:value-type="float" office:value="1.37182">
            <text:p>1,37182</text:p>
          </table:table-cell>
          <table:table-cell office:value-type="float" office:value="2.17884">
            <text:p>2,17884</text:p>
          </table:table-cell>
          <table:table-cell office:value-type="float" office:value="0.0504388">
            <text:p>0,0504388</text:p>
          </table:table-cell>
          <table:table-cell office:value-type="float" office:value="0.338409">
            <text:p>0,338409</text:p>
          </table:table-cell>
          <table:table-cell office:value-type="float" office:value="0.388848">
            <text:p>0,388848</text:p>
          </table:table-cell>
          <table:table-cell office:value-type="float" office:value="0.315536">
            <text:p>0,315536</text:p>
          </table:table-cell>
          <table:table-cell office:value-type="float" office:value="0.50996">
            <text:p>0,50996</text:p>
          </table:table-cell>
          <table:table-cell office:value-type="float" office:value="0.825496">
            <text:p>0,825496</text:p>
          </table:table-cell>
          <table:table-cell office:value-type="float" office:value="0.383863">
            <text:p>0,383863</text:p>
          </table:table-cell>
          <table:table-cell office:value-type="float" office:value="0.807901">
            <text:p>0,807901</text:p>
          </table:table-cell>
          <table:table-cell office:value-type="float" office:value="1.19176">
            <text:p>1,19176</text:p>
          </table:table-cell>
          <table:table-cell office:value-type="float" office:value="0.519637">
            <text:p>0,519637</text:p>
          </table:table-cell>
          <table:table-cell office:value-type="float" office:value="1.74806">
            <text:p>1,74806</text:p>
          </table:table-cell>
          <table:table-cell office:value-type="float" office:value="2.26769">
            <text:p>2,26769</text:p>
          </table:table-cell>
          <table:table-cell office:value-type="float" office:value="0.619342">
            <text:p>0,619342</text:p>
          </table:table-cell>
          <table:table-cell office:value-type="float" office:value="1.42196">
            <text:p>1,42196</text:p>
          </table:table-cell>
          <table:table-cell office:value-type="float" office:value="2.04131">
            <text:p>2,04131</text:p>
          </table:table-cell>
          <table:table-cell office:value-type="float" office:value="0.35747">
            <text:p>0,35747</text:p>
          </table:table-cell>
          <table:table-cell office:value-type="float" office:value="0.529607">
            <text:p>0,529607</text:p>
          </table:table-cell>
          <table:table-cell office:value-type="float" office:value="0.887078">
            <text:p>0,887078</text:p>
          </table:table-cell>
          <table:table-cell office:value-type="float" office:value="0.306738">
            <text:p>0,306738</text:p>
          </table:table-cell>
          <table:table-cell office:value-type="float" office:value="0.47477">
            <text:p>0,47477</text:p>
          </table:table-cell>
          <table:table-cell office:value-type="float" office:value="0.781508">
            <text:p>0,781508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6.75939">
            <text:p>6,75939</text:p>
          </table:table-cell>
          <table:table-cell office:value-type="float" office:value="6.97874">
            <text:p>6,97874</text:p>
          </table:table-cell>
          <table:table-cell office:value-type="float" office:value="0.812886">
            <text:p>0,812886</text:p>
          </table:table-cell>
          <table:table-cell office:value-type="float" office:value="1.4032">
            <text:p>1,4032</text:p>
          </table:table-cell>
          <table:table-cell office:value-type="float" office:value="2.21608">
            <text:p>2,21608</text:p>
          </table:table-cell>
          <table:table-cell office:value-type="float" office:value="0.0378291">
            <text:p>0,0378291</text:p>
          </table:table-cell>
          <table:table-cell office:value-type="float" office:value="0.277707">
            <text:p>0,277707</text:p>
          </table:table-cell>
          <table:table-cell office:value-type="float" office:value="0.315536">
            <text:p>0,315536</text:p>
          </table:table-cell>
          <table:table-cell office:value-type="float" office:value="0.341928">
            <text:p>0,341928</text:p>
          </table:table-cell>
          <table:table-cell office:value-type="float" office:value="0.511133">
            <text:p>0,511133</text:p>
          </table:table-cell>
          <table:table-cell office:value-type="float" office:value="0.853061">
            <text:p>0,853061</text:p>
          </table:table-cell>
          <table:table-cell office:value-type="float" office:value="0.782681">
            <text:p>0,782681</text:p>
          </table:table-cell>
          <table:table-cell office:value-type="float" office:value="1.1032">
            <text:p>1,1032</text:p>
          </table:table-cell>
          <table:table-cell office:value-type="float" office:value="1.88588">
            <text:p>1,88588</text:p>
          </table:table-cell>
          <table:table-cell office:value-type="float" office:value="1.07916">
            <text:p>1,07916</text:p>
          </table:table-cell>
          <table:table-cell office:value-type="float" office:value="2.26417">
            <text:p>2,26417</text:p>
          </table:table-cell>
          <table:table-cell office:value-type="float" office:value="3.34333">
            <text:p>3,34333</text:p>
          </table:table-cell>
          <table:table-cell office:value-type="float" office:value="0.634004">
            <text:p>0,634004</text:p>
          </table:table-cell>
          <table:table-cell office:value-type="float" office:value="1.45012">
            <text:p>1,45012</text:p>
          </table:table-cell>
          <table:table-cell office:value-type="float" office:value="2.08412">
            <text:p>2,08412</text:p>
          </table:table-cell>
          <table:table-cell office:value-type="float" office:value="0.30058">
            <text:p>0,30058</text:p>
          </table:table-cell>
          <table:table-cell office:value-type="float" office:value="0.302926">
            <text:p>0,302926</text:p>
          </table:table-cell>
          <table:table-cell office:value-type="float" office:value="0.603506">
            <text:p>0,603506</text:p>
          </table:table-cell>
          <table:table-cell office:value-type="float" office:value="0.310551">
            <text:p>0,310551</text:p>
          </table:table-cell>
          <table:table-cell office:value-type="float" office:value="0.401458">
            <text:p>0,401458</text:p>
          </table:table-cell>
          <table:table-cell office:value-type="float" office:value="0.712008">
            <text:p>0,712008</text:p>
          </table:table-cell>
        </table:table-row>
        <table:table-row table:style-name="ro1">
          <table:table-cell office:value-type="float" office:value="0.206447">
            <text:p>0,206447</text:p>
          </table:table-cell>
          <table:table-cell office:value-type="float" office:value="6.68959">
            <text:p>6,68959</text:p>
          </table:table-cell>
          <table:table-cell office:value-type="float" office:value="6.89604">
            <text:p>6,89604</text:p>
          </table:table-cell>
          <table:table-cell office:value-type="float" office:value="0.687962">
            <text:p>0,687962</text:p>
          </table:table-cell>
          <table:table-cell office:value-type="float" office:value="1.82547">
            <text:p>1,82547</text:p>
          </table:table-cell>
          <table:table-cell office:value-type="float" office:value="2.51344">
            <text:p>2,51344</text:p>
          </table:table-cell>
          <table:table-cell office:value-type="float" office:value="0.0387088">
            <text:p>0,0387088</text:p>
          </table:table-cell>
          <table:table-cell office:value-type="float" office:value="0.192371">
            <text:p>0,192371</text:p>
          </table:table-cell>
          <table:table-cell office:value-type="float" office:value="0.23108">
            <text:p>0,23108</text:p>
          </table:table-cell>
          <table:table-cell office:value-type="float" office:value="0.293542">
            <text:p>0,293542</text:p>
          </table:table-cell>
          <table:table-cell office:value-type="float" office:value="0.460694">
            <text:p>0,460694</text:p>
          </table:table-cell>
          <table:table-cell office:value-type="float" office:value="0.754236">
            <text:p>0,754236</text:p>
          </table:table-cell>
          <table:table-cell office:value-type="float" office:value="0.511133">
            <text:p>0,511133</text:p>
          </table:table-cell>
          <table:table-cell office:value-type="float" office:value="0.800276">
            <text:p>0,800276</text:p>
          </table:table-cell>
          <table:table-cell office:value-type="float" office:value="1.31141">
            <text:p>1,31141</text:p>
          </table:table-cell>
          <table:table-cell office:value-type="float" office:value="0.543977">
            <text:p>0,543977</text:p>
          </table:table-cell>
          <table:table-cell office:value-type="float" office:value="1.66096">
            <text:p>1,66096</text:p>
          </table:table-cell>
          <table:table-cell office:value-type="float" office:value="2.20494">
            <text:p>2,20494</text:p>
          </table:table-cell>
          <table:table-cell office:value-type="float" office:value="0.611131">
            <text:p>0,611131</text:p>
          </table:table-cell>
          <table:table-cell office:value-type="float" office:value="1.41141">
            <text:p>1,41141</text:p>
          </table:table-cell>
          <table:table-cell office:value-type="float" office:value="2.02254">
            <text:p>2,02254</text:p>
          </table:table-cell>
          <table:table-cell office:value-type="float" office:value="0.257766">
            <text:p>0,257766</text:p>
          </table:table-cell>
          <table:table-cell office:value-type="float" office:value="0.283572">
            <text:p>0,283572</text:p>
          </table:table-cell>
          <table:table-cell office:value-type="float" office:value="0.541337">
            <text:p>0,541337</text:p>
          </table:table-cell>
          <table:table-cell office:value-type="float" office:value="0.307032">
            <text:p>0,307032</text:p>
          </table:table-cell>
          <table:table-cell office:value-type="float" office:value="0.411135">
            <text:p>0,411135</text:p>
          </table:table-cell>
          <table:table-cell office:value-type="float" office:value="0.718166">
            <text:p>0,718166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7.10747">
            <text:p>7,10747</text:p>
          </table:table-cell>
          <table:table-cell office:value-type="float" office:value="7.32213">
            <text:p>7,32213</text:p>
          </table:table-cell>
          <table:table-cell office:value-type="float" office:value="0.698812">
            <text:p>0,698812</text:p>
          </table:table-cell>
          <table:table-cell office:value-type="float" office:value="1.82166">
            <text:p>1,82166</text:p>
          </table:table-cell>
          <table:table-cell office:value-type="float" office:value="2.52047">
            <text:p>2,52047</text:p>
          </table:table-cell>
          <table:table-cell office:value-type="float" office:value="0.0595295">
            <text:p>0,0595295</text:p>
          </table:table-cell>
          <table:table-cell office:value-type="float" office:value="0.438407">
            <text:p>0,438407</text:p>
          </table:table-cell>
          <table:table-cell office:value-type="float" office:value="0.497937">
            <text:p>0,497937</text:p>
          </table:table-cell>
          <table:table-cell office:value-type="float" office:value="0.381224">
            <text:p>0,381224</text:p>
          </table:table-cell>
          <table:table-cell office:value-type="float" office:value="0.61289">
            <text:p>0,61289</text:p>
          </table:table-cell>
          <table:table-cell office:value-type="float" office:value="0.994114">
            <text:p>0,994114</text:p>
          </table:table-cell>
          <table:table-cell office:value-type="float" office:value="0.426384">
            <text:p>0,426384</text:p>
          </table:table-cell>
          <table:table-cell office:value-type="float" office:value="0.887078">
            <text:p>0,887078</text:p>
          </table:table-cell>
          <table:table-cell office:value-type="float" office:value="1.31346">
            <text:p>1,31346</text:p>
          </table:table-cell>
          <table:table-cell office:value-type="float" office:value="0.548962">
            <text:p>0,548962</text:p>
          </table:table-cell>
          <table:table-cell office:value-type="float" office:value="1.66829">
            <text:p>1,66829</text:p>
          </table:table-cell>
          <table:table-cell office:value-type="float" office:value="2.21725">
            <text:p>2,21725</text:p>
          </table:table-cell>
          <table:table-cell office:value-type="float" office:value="0.631951">
            <text:p>0,631951</text:p>
          </table:table-cell>
          <table:table-cell office:value-type="float" office:value="1.60935">
            <text:p>1,60935</text:p>
          </table:table-cell>
          <table:table-cell office:value-type="float" office:value="2.2413">
            <text:p>2,2413</text:p>
          </table:table-cell>
          <table:table-cell office:value-type="float" office:value="0.303513">
            <text:p>0,303513</text:p>
          </table:table-cell>
          <table:table-cell office:value-type="float" office:value="0.297061">
            <text:p>0,297061</text:p>
          </table:table-cell>
          <table:table-cell office:value-type="float" office:value="0.600574">
            <text:p>0,600574</text:p>
          </table:table-cell>
          <table:table-cell office:value-type="float" office:value="0.735175">
            <text:p>0,735175</text:p>
          </table:table-cell>
          <table:table-cell office:value-type="float" office:value="0.565091">
            <text:p>0,565091</text:p>
          </table:table-cell>
          <table:table-cell office:value-type="float" office:value="1.30027">
            <text:p>1,30027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7.52535">
            <text:p>7,52535</text:p>
          </table:table-cell>
          <table:table-cell office:value-type="float" office:value="7.80365">
            <text:p>7,80365</text:p>
          </table:table-cell>
          <table:table-cell office:value-type="float" office:value="0.726377">
            <text:p>0,726377</text:p>
          </table:table-cell>
          <table:table-cell office:value-type="float" office:value="1.37827">
            <text:p>1,37827</text:p>
          </table:table-cell>
          <table:table-cell office:value-type="float" office:value="2.10465">
            <text:p>2,10465</text:p>
          </table:table-cell>
          <table:table-cell office:value-type="float" office:value="0.0387088">
            <text:p>0,0387088</text:p>
          </table:table-cell>
          <table:table-cell office:value-type="float" office:value="0.237532">
            <text:p>0,237532</text:p>
          </table:table-cell>
          <table:table-cell office:value-type="float" office:value="0.27624">
            <text:p>0,27624</text:p>
          </table:table-cell>
          <table:table-cell office:value-type="float" office:value="0.307032">
            <text:p>0,307032</text:p>
          </table:table-cell>
          <table:table-cell office:value-type="float" office:value="0.482101">
            <text:p>0,482101</text:p>
          </table:table-cell>
          <table:table-cell office:value-type="float" office:value="0.789133">
            <text:p>0,789133</text:p>
          </table:table-cell>
          <table:table-cell office:value-type="float" office:value="0.592363">
            <text:p>0,592363</text:p>
          </table:table-cell>
          <table:table-cell office:value-type="float" office:value="0.834293">
            <text:p>0,834293</text:p>
          </table:table-cell>
          <table:table-cell office:value-type="float" office:value="1.42666">
            <text:p>1,42666</text:p>
          </table:table-cell>
          <table:table-cell office:value-type="float" office:value="0.547202">
            <text:p>0,547202</text:p>
          </table:table-cell>
          <table:table-cell office:value-type="float" office:value="1.57416">
            <text:p>1,57416</text:p>
          </table:table-cell>
          <table:table-cell office:value-type="float" office:value="2.12136">
            <text:p>2,12136</text:p>
          </table:table-cell>
          <table:table-cell office:value-type="float" office:value="0.647787">
            <text:p>0,647787</text:p>
          </table:table-cell>
          <table:table-cell office:value-type="float" office:value="1.39586">
            <text:p>1,39586</text:p>
          </table:table-cell>
          <table:table-cell office:value-type="float" office:value="2.04365">
            <text:p>2,04365</text:p>
          </table:table-cell>
          <table:table-cell office:value-type="float" office:value="0.30146">
            <text:p>0,30146</text:p>
          </table:table-cell>
          <table:table-cell office:value-type="float" office:value="0.288557">
            <text:p>0,288557</text:p>
          </table:table-cell>
          <table:table-cell office:value-type="float" office:value="0.590017">
            <text:p>0,590017</text:p>
          </table:table-cell>
          <table:table-cell office:value-type="float" office:value="0.344274">
            <text:p>0,344274</text:p>
          </table:table-cell>
          <table:table-cell office:value-type="float" office:value="0.432835">
            <text:p>0,432835</text:p>
          </table:table-cell>
          <table:table-cell office:value-type="float" office:value="0.777109">
            <text:p>0,77710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6.74502">
            <text:p>6,74502</text:p>
          </table:table-cell>
          <table:table-cell office:value-type="float" office:value="6.96965">
            <text:p>6,96965</text:p>
          </table:table-cell>
          <table:table-cell office:value-type="float" office:value="0.700572">
            <text:p>0,700572</text:p>
          </table:table-cell>
          <table:table-cell office:value-type="float" office:value="1.33311">
            <text:p>1,33311</text:p>
          </table:table-cell>
          <table:table-cell office:value-type="float" office:value="2.03368">
            <text:p>2,03368</text:p>
          </table:table-cell>
          <table:table-cell office:value-type="float" office:value="0.0463333">
            <text:p>0,0463333</text:p>
          </table:table-cell>
          <table:table-cell office:value-type="float" office:value="0.452776">
            <text:p>0,452776</text:p>
          </table:table-cell>
          <table:table-cell office:value-type="float" office:value="0.49911">
            <text:p>0,49911</text:p>
          </table:table-cell>
          <table:table-cell office:value-type="float" office:value="0.337823">
            <text:p>0,337823</text:p>
          </table:table-cell>
          <table:table-cell office:value-type="float" office:value="0.526675">
            <text:p>0,526675</text:p>
          </table:table-cell>
          <table:table-cell office:value-type="float" office:value="0.864498">
            <text:p>0,864498</text:p>
          </table:table-cell>
          <table:table-cell office:value-type="float" office:value="0.389434">
            <text:p>0,389434</text:p>
          </table:table-cell>
          <table:table-cell office:value-type="float" office:value="0.814059">
            <text:p>0,814059</text:p>
          </table:table-cell>
          <table:table-cell office:value-type="float" office:value="1.20349">
            <text:p>1,20349</text:p>
          </table:table-cell>
          <table:table-cell office:value-type="float" office:value="0.556293">
            <text:p>0,556293</text:p>
          </table:table-cell>
          <table:table-cell office:value-type="float" office:value="1.69791">
            <text:p>1,69791</text:p>
          </table:table-cell>
          <table:table-cell office:value-type="float" office:value="2.2542">
            <text:p>2,2542</text:p>
          </table:table-cell>
          <table:table-cell office:value-type="float" office:value="0.622861">
            <text:p>0,622861</text:p>
          </table:table-cell>
          <table:table-cell office:value-type="float" office:value="1.84952">
            <text:p>1,84952</text:p>
          </table:table-cell>
          <table:table-cell office:value-type="float" office:value="2.47238">
            <text:p>2,47238</text:p>
          </table:table-cell>
          <table:table-cell office:value-type="float" office:value="0.359816">
            <text:p>0,359816</text:p>
          </table:table-cell>
          <table:table-cell office:value-type="float" office:value="0.297061">
            <text:p>0,297061</text:p>
          </table:table-cell>
          <table:table-cell office:value-type="float" office:value="0.656877">
            <text:p>0,656877</text:p>
          </table:table-cell>
          <table:table-cell office:value-type="float" office:value="0.299407">
            <text:p>0,299407</text:p>
          </table:table-cell>
          <table:table-cell office:value-type="float" office:value="0.415534">
            <text:p>0,415534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2111">
            <text:p>0,22111</text:p>
          </table:table-cell>
          <table:table-cell office:value-type="float" office:value="6.66085">
            <text:p>6,66085</text:p>
          </table:table-cell>
          <table:table-cell office:value-type="float" office:value="6.88196">
            <text:p>6,88196</text:p>
          </table:table-cell>
          <table:table-cell office:value-type="float" office:value="0.698812">
            <text:p>0,698812</text:p>
          </table:table-cell>
          <table:table-cell office:value-type="float" office:value="1.36566">
            <text:p>1,36566</text:p>
          </table:table-cell>
          <table:table-cell office:value-type="float" office:value="2.06447">
            <text:p>2,06447</text:p>
          </table:table-cell>
          <table:table-cell office:value-type="float" office:value="0.0351899">
            <text:p>0,0351899</text:p>
          </table:table-cell>
          <table:table-cell office:value-type="float" office:value="0.24369">
            <text:p>0,24369</text:p>
          </table:table-cell>
          <table:table-cell office:value-type="float" office:value="0.27888">
            <text:p>0,27888</text:p>
          </table:table-cell>
          <table:table-cell office:value-type="float" office:value="0.498816">
            <text:p>0,498816</text:p>
          </table:table-cell>
          <table:table-cell office:value-type="float" office:value="0.618169">
            <text:p>0,618169</text:p>
          </table:table-cell>
          <table:table-cell office:value-type="float" office:value="1.11698">
            <text:p>1,11698</text:p>
          </table:table-cell>
          <table:table-cell office:value-type="float" office:value="0.406736">
            <text:p>0,406736</text:p>
          </table:table-cell>
          <table:table-cell office:value-type="float" office:value="0.814352">
            <text:p>0,814352</text:p>
          </table:table-cell>
          <table:table-cell office:value-type="float" office:value="1.22109">
            <text:p>1,22109</text:p>
          </table:table-cell>
          <table:table-cell office:value-type="float" office:value="0.529607">
            <text:p>0,529607</text:p>
          </table:table-cell>
          <table:table-cell office:value-type="float" office:value="1.6117">
            <text:p>1,6117</text:p>
          </table:table-cell>
          <table:table-cell office:value-type="float" office:value="2.1413">
            <text:p>2,1413</text:p>
          </table:table-cell>
          <table:table-cell office:value-type="float" office:value="0.629019">
            <text:p>0,629019</text:p>
          </table:table-cell>
          <table:table-cell office:value-type="float" office:value="1.43105">
            <text:p>1,43105</text:p>
          </table:table-cell>
          <table:table-cell office:value-type="float" office:value="2.06007">
            <text:p>2,06007</text:p>
          </table:table-cell>
          <table:table-cell office:value-type="float" office:value="0.271842">
            <text:p>0,271842</text:p>
          </table:table-cell>
          <table:table-cell office:value-type="float" office:value="0.282692">
            <text:p>0,282692</text:p>
          </table:table-cell>
          <table:table-cell office:value-type="float" office:value="0.554534">
            <text:p>0,554534</text:p>
          </table:table-cell>
          <table:table-cell office:value-type="float" office:value="0.320814">
            <text:p>0,320814</text:p>
          </table:table-cell>
          <table:table-cell office:value-type="float" office:value="0.397939">
            <text:p>0,397939</text:p>
          </table:table-cell>
          <table:table-cell office:value-type="float" office:value="0.718753">
            <text:p>0,718753</text:p>
          </table:table-cell>
        </table:table-row>
        <table:table-row table:style-name="ro1">
          <table:table-cell office:value-type="float" office:value="0.236945">
            <text:p>0,236945</text:p>
          </table:table-cell>
          <table:table-cell office:value-type="float" office:value="6.8978">
            <text:p>6,8978</text:p>
          </table:table-cell>
          <table:table-cell office:value-type="float" office:value="7.13474">
            <text:p>7,13474</text:p>
          </table:table-cell>
          <table:table-cell office:value-type="float" office:value="0.724325">
            <text:p>0,724325</text:p>
          </table:table-cell>
          <table:table-cell office:value-type="float" office:value="1.2859">
            <text:p>1,2859</text:p>
          </table:table-cell>
          <table:table-cell office:value-type="float" office:value="2.01022">
            <text:p>2,01022</text:p>
          </table:table-cell>
          <table:table-cell office:value-type="float" office:value="0.0354831">
            <text:p>0,0354831</text:p>
          </table:table-cell>
          <table:table-cell office:value-type="float" office:value="0.228734">
            <text:p>0,228734</text:p>
          </table:table-cell>
          <table:table-cell office:value-type="float" office:value="0.264217">
            <text:p>0,264217</text:p>
          </table:table-cell>
          <table:table-cell office:value-type="float" office:value="0.318762">
            <text:p>0,318762</text:p>
          </table:table-cell>
          <table:table-cell office:value-type="float" office:value="0.468905">
            <text:p>0,468905</text:p>
          </table:table-cell>
          <table:table-cell office:value-type="float" office:value="0.787666">
            <text:p>0,787666</text:p>
          </table:table-cell>
          <table:table-cell office:value-type="float" office:value="0.40351">
            <text:p>0,40351</text:p>
          </table:table-cell>
          <table:table-cell office:value-type="float" office:value="0.77447">
            <text:p>0,77447</text:p>
          </table:table-cell>
          <table:table-cell office:value-type="float" office:value="1.17798">
            <text:p>1,17798</text:p>
          </table:table-cell>
          <table:table-cell office:value-type="float" office:value="1.09939">
            <text:p>1,09939</text:p>
          </table:table-cell>
          <table:table-cell office:value-type="float" office:value="3.88995">
            <text:p>3,88995</text:p>
          </table:table-cell>
          <table:table-cell office:value-type="float" office:value="4.98934">
            <text:p>4,98934</text:p>
          </table:table-cell>
          <table:table-cell office:value-type="float" office:value="0.611131">
            <text:p>0,611131</text:p>
          </table:table-cell>
          <table:table-cell office:value-type="float" office:value="1.42666">
            <text:p>1,42666</text:p>
          </table:table-cell>
          <table:table-cell office:value-type="float" office:value="2.03779">
            <text:p>2,03779</text:p>
          </table:table-cell>
          <table:table-cell office:value-type="float" office:value="0.278">
            <text:p>0,278</text:p>
          </table:table-cell>
          <table:table-cell office:value-type="float" office:value="0.303806">
            <text:p>0,303806</text:p>
          </table:table-cell>
          <table:table-cell office:value-type="float" office:value="0.581806">
            <text:p>0,581806</text:p>
          </table:table-cell>
          <table:table-cell office:value-type="float" office:value="0.287677">
            <text:p>0,287677</text:p>
          </table:table-cell>
          <table:table-cell office:value-type="float" office:value="0.42873">
            <text:p>0,42873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6.96701">
            <text:p>6,96701</text:p>
          </table:table-cell>
          <table:table-cell office:value-type="float" office:value="7.18196">
            <text:p>7,18196</text:p>
          </table:table-cell>
          <table:table-cell office:value-type="float" office:value="1.39088">
            <text:p>1,39088</text:p>
          </table:table-cell>
          <table:table-cell office:value-type="float" office:value="1.39264">
            <text:p>1,39264</text:p>
          </table:table-cell>
          <table:table-cell office:value-type="float" office:value="2.78352">
            <text:p>2,78352</text:p>
          </table:table-cell>
          <table:table-cell office:value-type="float" office:value="0.0369494">
            <text:p>0,0369494</text:p>
          </table:table-cell>
          <table:table-cell office:value-type="float" office:value="0.251608">
            <text:p>0,251608</text:p>
          </table:table-cell>
          <table:table-cell office:value-type="float" office:value="0.288557">
            <text:p>0,288557</text:p>
          </table:table-cell>
          <table:table-cell office:value-type="float" office:value="0.310257">
            <text:p>0,310257</text:p>
          </table:table-cell>
          <table:table-cell office:value-type="float" office:value="0.475356">
            <text:p>0,475356</text:p>
          </table:table-cell>
          <table:table-cell office:value-type="float" office:value="0.785614">
            <text:p>0,785614</text:p>
          </table:table-cell>
          <table:table-cell office:value-type="float" office:value="0.438114">
            <text:p>0,438114</text:p>
          </table:table-cell>
          <table:table-cell office:value-type="float" office:value="0.803502">
            <text:p>0,803502</text:p>
          </table:table-cell>
          <table:table-cell office:value-type="float" office:value="1.24162">
            <text:p>1,24162</text:p>
          </table:table-cell>
          <table:table-cell office:value-type="float" office:value="0.562158">
            <text:p>0,562158</text:p>
          </table:table-cell>
          <table:table-cell office:value-type="float" office:value="1.61639">
            <text:p>1,61639</text:p>
          </table:table-cell>
          <table:table-cell office:value-type="float" office:value="2.17855">
            <text:p>2,17855</text:p>
          </table:table-cell>
          <table:table-cell office:value-type="float" office:value="0.647787">
            <text:p>0,647787</text:p>
          </table:table-cell>
          <table:table-cell office:value-type="float" office:value="1.47915">
            <text:p>1,47915</text:p>
          </table:table-cell>
          <table:table-cell office:value-type="float" office:value="2.12693">
            <text:p>2,12693</text:p>
          </table:table-cell>
          <table:table-cell office:value-type="float" office:value="0.27712">
            <text:p>0,27712</text:p>
          </table:table-cell>
          <table:table-cell office:value-type="float" office:value="0.299407">
            <text:p>0,299407</text:p>
          </table:table-cell>
          <table:table-cell office:value-type="float" office:value="0.576527">
            <text:p>0,576527</text:p>
          </table:table-cell>
          <table:table-cell office:value-type="float" office:value="0.303513">
            <text:p>0,303513</text:p>
          </table:table-cell>
          <table:table-cell office:value-type="float" office:value="0.395299">
            <text:p>0,395299</text:p>
          </table:table-cell>
          <table:table-cell office:value-type="float" office:value="0.698812">
            <text:p>0,698812</text:p>
          </table:table-cell>
        </table:table-row>
        <table:table-row table:style-name="ro1">
          <table:table-cell office:value-type="float" office:value="0.234306">
            <text:p>0,234306</text:p>
          </table:table-cell>
          <table:table-cell office:value-type="float" office:value="6.79018">
            <text:p>6,79018</text:p>
          </table:table-cell>
          <table:table-cell office:value-type="float" office:value="7.02448">
            <text:p>7,02448</text:p>
          </table:table-cell>
          <table:table-cell office:value-type="float" office:value="0.69324">
            <text:p>0,69324</text:p>
          </table:table-cell>
          <table:table-cell office:value-type="float" office:value="1.35334">
            <text:p>1,35334</text:p>
          </table:table-cell>
          <table:table-cell office:value-type="float" office:value="2.04658">
            <text:p>2,04658</text:p>
          </table:table-cell>
          <table:table-cell office:value-type="float" office:value="0.0381224">
            <text:p>0,0381224</text:p>
          </table:table-cell>
          <table:table-cell office:value-type="float" office:value="0.229907">
            <text:p>0,229907</text:p>
          </table:table-cell>
          <table:table-cell office:value-type="float" office:value="0.268029">
            <text:p>0,268029</text:p>
          </table:table-cell>
          <table:table-cell office:value-type="float" office:value="0.323747">
            <text:p>0,323747</text:p>
          </table:table-cell>
          <table:table-cell office:value-type="float" office:value="0.462747">
            <text:p>0,462747</text:p>
          </table:table-cell>
          <table:table-cell office:value-type="float" office:value="0.786493">
            <text:p>0,786493</text:p>
          </table:table-cell>
          <table:table-cell office:value-type="float" office:value="0.43958">
            <text:p>0,43958</text:p>
          </table:table-cell>
          <table:table-cell office:value-type="float" office:value="0.829015">
            <text:p>0,829015</text:p>
          </table:table-cell>
          <table:table-cell office:value-type="float" office:value="1.26859">
            <text:p>1,26859</text:p>
          </table:table-cell>
          <table:table-cell office:value-type="float" office:value="0.922268">
            <text:p>0,922268</text:p>
          </table:table-cell>
          <table:table-cell office:value-type="float" office:value="2.36828">
            <text:p>2,36828</text:p>
          </table:table-cell>
          <table:table-cell office:value-type="float" office:value="3.29055">
            <text:p>3,29055</text:p>
          </table:table-cell>
          <table:table-cell office:value-type="float" office:value="0.652479">
            <text:p>0,652479</text:p>
          </table:table-cell>
          <table:table-cell office:value-type="float" office:value="1.49322">
            <text:p>1,49322</text:p>
          </table:table-cell>
          <table:table-cell office:value-type="float" office:value="2.1457">
            <text:p>2,1457</text:p>
          </table:table-cell>
          <table:table-cell office:value-type="float" office:value="0.284158">
            <text:p>0,284158</text:p>
          </table:table-cell>
          <table:table-cell office:value-type="float" office:value="0.313483">
            <text:p>0,313483</text:p>
          </table:table-cell>
          <table:table-cell office:value-type="float" office:value="0.597641">
            <text:p>0,597641</text:p>
          </table:table-cell>
          <table:table-cell office:value-type="float" office:value="0.621394">
            <text:p>0,621394</text:p>
          </table:table-cell>
          <table:table-cell office:value-type="float" office:value="0.399698">
            <text:p>0,399698</text:p>
          </table:table-cell>
          <table:table-cell office:value-type="float" office:value="1.02109">
            <text:p>1,02109</text:p>
          </table:table-cell>
        </table:table-row>
        <table:table-row table:style-name="ro1">
          <table:table-cell office:value-type="float" office:value="0.189732">
            <text:p>0,189732</text:p>
          </table:table-cell>
          <table:table-cell office:value-type="float" office:value="6.48403">
            <text:p>6,48403</text:p>
          </table:table-cell>
          <table:table-cell office:value-type="float" office:value="6.67376">
            <text:p>6,67376</text:p>
          </table:table-cell>
          <table:table-cell office:value-type="float" office:value="0.711422">
            <text:p>0,711422</text:p>
          </table:table-cell>
          <table:table-cell office:value-type="float" office:value="1.33721">
            <text:p>1,33721</text:p>
          </table:table-cell>
          <table:table-cell office:value-type="float" office:value="2.04864">
            <text:p>2,04864</text:p>
          </table:table-cell>
          <table:table-cell office:value-type="float" office:value="0.0346034">
            <text:p>0,0346034</text:p>
          </table:table-cell>
          <table:table-cell office:value-type="float" office:value="0.207913">
            <text:p>0,207913</text:p>
          </table:table-cell>
          <table:table-cell office:value-type="float" office:value="0.242517">
            <text:p>0,242517</text:p>
          </table:table-cell>
          <table:table-cell office:value-type="float" office:value="0.332544">
            <text:p>0,332544</text:p>
          </table:table-cell>
          <table:table-cell office:value-type="float" office:value="0.464506">
            <text:p>0,464506</text:p>
          </table:table-cell>
          <table:table-cell office:value-type="float" office:value="0.79705">
            <text:p>0,79705</text:p>
          </table:table-cell>
          <table:table-cell office:value-type="float" office:value="0.399112">
            <text:p>0,399112</text:p>
          </table:table-cell>
          <table:table-cell office:value-type="float" office:value="1.6941">
            <text:p>1,6941</text:p>
          </table:table-cell>
          <table:table-cell office:value-type="float" office:value="2.09321">
            <text:p>2,09321</text:p>
          </table:table-cell>
          <table:table-cell office:value-type="float" office:value="0.64632">
            <text:p>0,64632</text:p>
          </table:table-cell>
          <table:table-cell office:value-type="float" office:value="1.80729">
            <text:p>1,80729</text:p>
          </table:table-cell>
          <table:table-cell office:value-type="float" office:value="2.45361">
            <text:p>2,45361</text:p>
          </table:table-cell>
          <table:table-cell office:value-type="float" office:value="1.14162">
            <text:p>1,14162</text:p>
          </table:table-cell>
          <table:table-cell office:value-type="float" office:value="1.68647">
            <text:p>1,68647</text:p>
          </table:table-cell>
          <table:table-cell office:value-type="float" office:value="2.82809">
            <text:p>2,82809</text:p>
          </table:table-cell>
          <table:table-cell office:value-type="float" office:value="0.270082">
            <text:p>0,270082</text:p>
          </table:table-cell>
          <table:table-cell office:value-type="float" office:value="0.281519">
            <text:p>0,281519</text:p>
          </table:table-cell>
          <table:table-cell office:value-type="float" office:value="0.551601">
            <text:p>0,551601</text:p>
          </table:table-cell>
          <table:table-cell office:value-type="float" office:value="0.34574">
            <text:p>0,34574</text:p>
          </table:table-cell>
          <table:table-cell office:value-type="float" office:value="0.408789">
            <text:p>0,408789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358643">
            <text:p>0,358643</text:p>
          </table:table-cell>
          <table:table-cell office:value-type="float" office:value="8.80157">
            <text:p>8,80157</text:p>
          </table:table-cell>
          <table:table-cell office:value-type="float" office:value="9.16021">
            <text:p>9,16021</text:p>
          </table:table-cell>
          <table:table-cell office:value-type="float" office:value="1.50965">
            <text:p>1,50965</text:p>
          </table:table-cell>
          <table:table-cell office:value-type="float" office:value="2.17913">
            <text:p>2,17913</text:p>
          </table:table-cell>
          <table:table-cell office:value-type="float" office:value="3.68878">
            <text:p>3,68878</text:p>
          </table:table-cell>
          <table:table-cell office:value-type="float" office:value="0.0413481">
            <text:p>0,0413481</text:p>
          </table:table-cell>
          <table:table-cell office:value-type="float" office:value="0.258939">
            <text:p>0,258939</text:p>
          </table:table-cell>
          <table:table-cell office:value-type="float" office:value="0.300287">
            <text:p>0,300287</text:p>
          </table:table-cell>
          <table:table-cell office:value-type="float" office:value="0.459228">
            <text:p>0,459228</text:p>
          </table:table-cell>
          <table:table-cell office:value-type="float" office:value="0.745439">
            <text:p>0,745439</text:p>
          </table:table-cell>
          <table:table-cell office:value-type="float" office:value="1.20467">
            <text:p>1,20467</text:p>
          </table:table-cell>
          <table:table-cell office:value-type="float" office:value="0.42697">
            <text:p>0,42697</text:p>
          </table:table-cell>
          <table:table-cell office:value-type="float" office:value="0.830774">
            <text:p>0,830774</text:p>
          </table:table-cell>
          <table:table-cell office:value-type="float" office:value="1.25774">
            <text:p>1,25774</text:p>
          </table:table-cell>
          <table:table-cell office:value-type="float" office:value="0.734295">
            <text:p>0,734295</text:p>
          </table:table-cell>
          <table:table-cell office:value-type="float" office:value="2.36212">
            <text:p>2,36212</text:p>
          </table:table-cell>
          <table:table-cell office:value-type="float" office:value="3.09641">
            <text:p>3,09641</text:p>
          </table:table-cell>
          <table:table-cell office:value-type="float" office:value="1.05423">
            <text:p>1,05423</text:p>
          </table:table-cell>
          <table:table-cell office:value-type="float" office:value="1.49821">
            <text:p>1,49821</text:p>
          </table:table-cell>
          <table:table-cell office:value-type="float" office:value="2.55244">
            <text:p>2,55244</text:p>
          </table:table-cell>
          <table:table-cell office:value-type="float" office:value="0.272721">
            <text:p>0,272721</text:p>
          </table:table-cell>
          <table:table-cell office:value-type="float" office:value="0.409669">
            <text:p>0,409669</text:p>
          </table:table-cell>
          <table:table-cell office:value-type="float" office:value="0.68239">
            <text:p>0,68239</text:p>
          </table:table-cell>
          <table:table-cell office:value-type="float" office:value="0.603799">
            <text:p>0,603799</text:p>
          </table:table-cell>
          <table:table-cell office:value-type="float" office:value="0.959217">
            <text:p>0,959217</text:p>
          </table:table-cell>
          <table:table-cell office:value-type="float" office:value="1.56302">
            <text:p>1,56302</text:p>
          </table:table-cell>
        </table:table-row>
        <table:table-row table:style-name="ro1">
          <table:table-cell office:value-type="float" office:value="0.348086">
            <text:p>0,348086</text:p>
          </table:table-cell>
          <table:table-cell office:value-type="float" office:value="6.79751">
            <text:p>6,79751</text:p>
          </table:table-cell>
          <table:table-cell office:value-type="float" office:value="7.14559">
            <text:p>7,14559</text:p>
          </table:table-cell>
          <table:table-cell office:value-type="float" office:value="0.686789">
            <text:p>0,686789</text:p>
          </table:table-cell>
          <table:table-cell office:value-type="float" office:value="1.37182">
            <text:p>1,37182</text:p>
          </table:table-cell>
          <table:table-cell office:value-type="float" office:value="2.05861">
            <text:p>2,05861</text:p>
          </table:table-cell>
          <table:table-cell office:value-type="float" office:value="0.0375359">
            <text:p>0,0375359</text:p>
          </table:table-cell>
          <table:table-cell office:value-type="float" office:value="0.436354">
            <text:p>0,436354</text:p>
          </table:table-cell>
          <table:table-cell office:value-type="float" office:value="0.47389">
            <text:p>0,47389</text:p>
          </table:table-cell>
          <table:table-cell office:value-type="float" office:value="0.674766">
            <text:p>0,674766</text:p>
          </table:table-cell>
          <table:table-cell office:value-type="float" office:value="1.09734">
            <text:p>1,09734</text:p>
          </table:table-cell>
          <table:table-cell office:value-type="float" office:value="1.7721">
            <text:p>1,7721</text:p>
          </table:table-cell>
          <table:table-cell office:value-type="float" office:value="0.863325">
            <text:p>0,863325</text:p>
          </table:table-cell>
          <table:table-cell office:value-type="float" office:value="1.89761">
            <text:p>1,89761</text:p>
          </table:table-cell>
          <table:table-cell office:value-type="float" office:value="2.76094">
            <text:p>2,76094</text:p>
          </table:table-cell>
          <table:table-cell office:value-type="float" office:value="1.20496">
            <text:p>1,20496</text:p>
          </table:table-cell>
          <table:table-cell office:value-type="float" office:value="2.14893">
            <text:p>2,14893</text:p>
          </table:table-cell>
          <table:table-cell office:value-type="float" office:value="3.35389">
            <text:p>3,35389</text:p>
          </table:table-cell>
          <table:table-cell office:value-type="float" office:value="0.685616">
            <text:p>0,685616</text:p>
          </table:table-cell>
          <table:table-cell office:value-type="float" office:value="1.88911">
            <text:p>1,88911</text:p>
          </table:table-cell>
          <table:table-cell office:value-type="float" office:value="2.57472">
            <text:p>2,57472</text:p>
          </table:table-cell>
          <table:table-cell office:value-type="float" office:value="0.367734">
            <text:p>0,367734</text:p>
          </table:table-cell>
          <table:table-cell office:value-type="float" office:value="0.336356">
            <text:p>0,336356</text:p>
          </table:table-cell>
          <table:table-cell office:value-type="float" office:value="0.70409">
            <text:p>0,70409</text:p>
          </table:table-cell>
          <table:table-cell office:value-type="float" office:value="0.516118">
            <text:p>0,516118</text:p>
          </table:table-cell>
          <table:table-cell office:value-type="float" office:value="0.411135">
            <text:p>0,411135</text:p>
          </table:table-cell>
          <table:table-cell office:value-type="float" office:value="0.927253">
            <text:p>0,927253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06466">
            <text:p>7,06466</text:p>
          </table:table-cell>
          <table:table-cell office:value-type="float" office:value="7.27961">
            <text:p>7,27961</text:p>
          </table:table-cell>
          <table:table-cell office:value-type="float" office:value="0.720219">
            <text:p>0,720219</text:p>
          </table:table-cell>
          <table:table-cell office:value-type="float" office:value="1.33546">
            <text:p>1,33546</text:p>
          </table:table-cell>
          <table:table-cell office:value-type="float" office:value="2.05567">
            <text:p>2,05567</text:p>
          </table:table-cell>
          <table:table-cell office:value-type="float" office:value="0.0914936">
            <text:p>0,0914936</text:p>
          </table:table-cell>
          <table:table-cell office:value-type="float" office:value="0.243397">
            <text:p>0,243397</text:p>
          </table:table-cell>
          <table:table-cell office:value-type="float" office:value="0.33489">
            <text:p>0,33489</text:p>
          </table:table-cell>
          <table:table-cell office:value-type="float" office:value="0.456588">
            <text:p>0,456588</text:p>
          </table:table-cell>
          <table:table-cell office:value-type="float" office:value="0.522276">
            <text:p>0,522276</text:p>
          </table:table-cell>
          <table:table-cell office:value-type="float" office:value="0.978865">
            <text:p>0,978865</text:p>
          </table:table-cell>
          <table:table-cell office:value-type="float" office:value="0.922561">
            <text:p>0,922561</text:p>
          </table:table-cell>
          <table:table-cell office:value-type="float" office:value="1.92782">
            <text:p>1,92782</text:p>
          </table:table-cell>
          <table:table-cell office:value-type="float" office:value="2.85038">
            <text:p>2,85038</text:p>
          </table:table-cell>
          <table:table-cell office:value-type="float" office:value="1.66272">
            <text:p>1,66272</text:p>
          </table:table-cell>
          <table:table-cell office:value-type="float" office:value="3.93393">
            <text:p>3,93393</text:p>
          </table:table-cell>
          <table:table-cell office:value-type="float" office:value="5.59665">
            <text:p>5,59665</text:p>
          </table:table-cell>
          <table:table-cell office:value-type="float" office:value="0.691774">
            <text:p>0,691774</text:p>
          </table:table-cell>
          <table:table-cell office:value-type="float" office:value="1.51082">
            <text:p>1,51082</text:p>
          </table:table-cell>
          <table:table-cell office:value-type="float" office:value="2.20259">
            <text:p>2,20259</text:p>
          </table:table-cell>
          <table:table-cell office:value-type="float" office:value="0.2997">
            <text:p>0,2997</text:p>
          </table:table-cell>
          <table:table-cell office:value-type="float" office:value="0.321401">
            <text:p>0,321401</text:p>
          </table:table-cell>
          <table:table-cell office:value-type="float" office:value="0.621101">
            <text:p>0,621101</text:p>
          </table:table-cell>
          <table:table-cell office:value-type="float" office:value="0.31319">
            <text:p>0,31319</text:p>
          </table:table-cell>
          <table:table-cell office:value-type="float" office:value="0.418759">
            <text:p>0,418759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510253">
            <text:p>0,510253</text:p>
          </table:table-cell>
          <table:table-cell office:value-type="float" office:value="8.98661">
            <text:p>8,98661</text:p>
          </table:table-cell>
          <table:table-cell office:value-type="float" office:value="9.49686">
            <text:p>9,49686</text:p>
          </table:table-cell>
          <table:table-cell office:value-type="float" office:value="0.699399">
            <text:p>0,699399</text:p>
          </table:table-cell>
          <table:table-cell office:value-type="float" office:value="1.32109">
            <text:p>1,32109</text:p>
          </table:table-cell>
          <table:table-cell office:value-type="float" office:value="2.02048">
            <text:p>2,02048</text:p>
          </table:table-cell>
          <table:table-cell office:value-type="float" office:value="0.0366561">
            <text:p>0,0366561</text:p>
          </table:table-cell>
          <table:table-cell office:value-type="float" office:value="0.516704">
            <text:p>0,516704</text:p>
          </table:table-cell>
          <table:table-cell office:value-type="float" office:value="0.553361">
            <text:p>0,553361</text:p>
          </table:table-cell>
          <table:table-cell office:value-type="float" office:value="0.485034">
            <text:p>0,485034</text:p>
          </table:table-cell>
          <table:table-cell office:value-type="float" office:value="0.496177">
            <text:p>0,496177</text:p>
          </table:table-cell>
          <table:table-cell office:value-type="float" office:value="0.981211">
            <text:p>0,981211</text:p>
          </table:table-cell>
          <table:table-cell office:value-type="float" office:value="0.410548">
            <text:p>0,410548</text:p>
          </table:table-cell>
          <table:table-cell office:value-type="float" office:value="0.809074">
            <text:p>0,809074</text:p>
          </table:table-cell>
          <table:table-cell office:value-type="float" office:value="1.21962">
            <text:p>1,21962</text:p>
          </table:table-cell>
          <table:table-cell office:value-type="float" office:value="0.551601">
            <text:p>0,551601</text:p>
          </table:table-cell>
          <table:table-cell office:value-type="float" office:value="1.66213">
            <text:p>1,66213</text:p>
          </table:table-cell>
          <table:table-cell office:value-type="float" office:value="2.21374">
            <text:p>2,21374</text:p>
          </table:table-cell>
          <table:table-cell office:value-type="float" office:value="0.615236">
            <text:p>0,615236</text:p>
          </table:table-cell>
          <table:table-cell office:value-type="float" office:value="1.42167">
            <text:p>1,42167</text:p>
          </table:table-cell>
          <table:table-cell office:value-type="float" office:value="2.03691">
            <text:p>2,03691</text:p>
          </table:table-cell>
          <table:table-cell office:value-type="float" office:value="0.298821">
            <text:p>0,298821</text:p>
          </table:table-cell>
          <table:table-cell office:value-type="float" office:value="0.294129">
            <text:p>0,294129</text:p>
          </table:table-cell>
          <table:table-cell office:value-type="float" office:value="0.592949">
            <text:p>0,592949</text:p>
          </table:table-cell>
          <table:table-cell office:value-type="float" office:value="0.56773">
            <text:p>0,56773</text:p>
          </table:table-cell>
          <table:table-cell office:value-type="float" office:value="0.438994">
            <text:p>0,438994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6.98519">
            <text:p>6,98519</text:p>
          </table:table-cell>
          <table:table-cell office:value-type="float" office:value="7.2714">
            <text:p>7,2714</text:p>
          </table:table-cell>
          <table:table-cell office:value-type="float" office:value="0.752183">
            <text:p>0,752183</text:p>
          </table:table-cell>
          <table:table-cell office:value-type="float" office:value="1.41786">
            <text:p>1,41786</text:p>
          </table:table-cell>
          <table:table-cell office:value-type="float" office:value="2.17004">
            <text:p>2,17004</text:p>
          </table:table-cell>
          <table:table-cell office:value-type="float" office:value="0.0395886">
            <text:p>0,0395886</text:p>
          </table:table-cell>
          <table:table-cell office:value-type="float" office:value="0.253074">
            <text:p>0,253074</text:p>
          </table:table-cell>
          <table:table-cell office:value-type="float" office:value="0.292662">
            <text:p>0,292662</text:p>
          </table:table-cell>
          <table:table-cell office:value-type="float" office:value="0.686789">
            <text:p>0,686789</text:p>
          </table:table-cell>
          <table:table-cell office:value-type="float" office:value="0.613477">
            <text:p>0,613477</text:p>
          </table:table-cell>
          <table:table-cell office:value-type="float" office:value="1.30027">
            <text:p>1,30027</text:p>
          </table:table-cell>
          <table:table-cell office:value-type="float" office:value="0.395593">
            <text:p>0,395593</text:p>
          </table:table-cell>
          <table:table-cell office:value-type="float" office:value="0.842797">
            <text:p>0,842797</text:p>
          </table:table-cell>
          <table:table-cell office:value-type="float" office:value="1.23839">
            <text:p>1,23839</text:p>
          </table:table-cell>
          <table:table-cell office:value-type="float" office:value="0.893823">
            <text:p>0,893823</text:p>
          </table:table-cell>
          <table:table-cell office:value-type="float" office:value="2.69202">
            <text:p>2,69202</text:p>
          </table:table-cell>
          <table:table-cell office:value-type="float" office:value="3.58585">
            <text:p>3,58585</text:p>
          </table:table-cell>
          <table:table-cell office:value-type="float" office:value="0.665968">
            <text:p>0,665968</text:p>
          </table:table-cell>
          <table:table-cell office:value-type="float" office:value="1.50202">
            <text:p>1,50202</text:p>
          </table:table-cell>
          <table:table-cell office:value-type="float" office:value="2.16799">
            <text:p>2,16799</text:p>
          </table:table-cell>
          <table:table-cell office:value-type="float" office:value="0.50908">
            <text:p>0,50908</text:p>
          </table:table-cell>
          <table:table-cell office:value-type="float" office:value="0.497057">
            <text:p>0,497057</text:p>
          </table:table-cell>
          <table:table-cell office:value-type="float" office:value="1.00614">
            <text:p>1,00614</text:p>
          </table:table-cell>
          <table:table-cell office:value-type="float" office:value="0.54251">
            <text:p>0,54251</text:p>
          </table:table-cell>
          <table:table-cell office:value-type="float" office:value="0.639576">
            <text:p>0,639576</text:p>
          </table:table-cell>
          <table:table-cell office:value-type="float" office:value="1.18209">
            <text:p>1,18209</text:p>
          </table:table-cell>
        </table:table-row>
        <table:table-row table:style-name="ro1">
          <table:table-cell office:value-type="float" office:value="0.319934">
            <text:p>0,319934</text:p>
          </table:table-cell>
          <table:table-cell office:value-type="float" office:value="8.99717">
            <text:p>8,99717</text:p>
          </table:table-cell>
          <table:table-cell office:value-type="float" office:value="9.3171">
            <text:p>9,3171</text:p>
          </table:table-cell>
          <table:table-cell office:value-type="float" office:value="0.714061">
            <text:p>0,714061</text:p>
          </table:table-cell>
          <table:table-cell office:value-type="float" office:value="1.44249">
            <text:p>1,44249</text:p>
          </table:table-cell>
          <table:table-cell office:value-type="float" office:value="2.15655">
            <text:p>2,15655</text:p>
          </table:table-cell>
          <table:table-cell office:value-type="float" office:value="0.0387088">
            <text:p>0,0387088</text:p>
          </table:table-cell>
          <table:table-cell office:value-type="float" office:value="0.215538">
            <text:p>0,215538</text:p>
          </table:table-cell>
          <table:table-cell office:value-type="float" office:value="0.254247">
            <text:p>0,254247</text:p>
          </table:table-cell>
          <table:table-cell office:value-type="float" office:value="0.322867">
            <text:p>0,322867</text:p>
          </table:table-cell>
          <table:table-cell office:value-type="float" office:value="0.468905">
            <text:p>0,468905</text:p>
          </table:table-cell>
          <table:table-cell office:value-type="float" office:value="0.791772">
            <text:p>0,791772</text:p>
          </table:table-cell>
          <table:table-cell office:value-type="float" office:value="0.699692">
            <text:p>0,699692</text:p>
          </table:table-cell>
          <table:table-cell office:value-type="float" office:value="0.915523">
            <text:p>0,915523</text:p>
          </table:table-cell>
          <table:table-cell office:value-type="float" office:value="1.61521">
            <text:p>1,61521</text:p>
          </table:table-cell>
          <table:table-cell office:value-type="float" office:value="0.54339">
            <text:p>0,54339</text:p>
          </table:table-cell>
          <table:table-cell office:value-type="float" office:value="1.65832">
            <text:p>1,65832</text:p>
          </table:table-cell>
          <table:table-cell office:value-type="float" office:value="2.20171">
            <text:p>2,20171</text:p>
          </table:table-cell>
          <table:table-cell office:value-type="float" office:value="0.683856">
            <text:p>0,683856</text:p>
          </table:table-cell>
          <table:table-cell office:value-type="float" office:value="1.46712">
            <text:p>1,46712</text:p>
          </table:table-cell>
          <table:table-cell office:value-type="float" office:value="2.15098">
            <text:p>2,15098</text:p>
          </table:table-cell>
          <table:table-cell office:value-type="float" office:value="0.282692">
            <text:p>0,282692</text:p>
          </table:table-cell>
          <table:table-cell office:value-type="float" office:value="0.328145">
            <text:p>0,328145</text:p>
          </table:table-cell>
          <table:table-cell office:value-type="float" office:value="0.610837">
            <text:p>0,610837</text:p>
          </table:table-cell>
          <table:table-cell office:value-type="float" office:value="0.310257">
            <text:p>0,310257</text:p>
          </table:table-cell>
          <table:table-cell office:value-type="float" office:value="0.422278">
            <text:p>0,422278</text:p>
          </table:table-cell>
          <table:table-cell office:value-type="float" office:value="0.732536">
            <text:p>0,732536</text:p>
          </table:table-cell>
        </table:table-row>
        <table:table-row table:style-name="ro1">
          <table:table-cell office:value-type="float" office:value="0.384449">
            <text:p>0,384449</text:p>
          </table:table-cell>
          <table:table-cell office:value-type="float" office:value="6.84091">
            <text:p>6,84091</text:p>
          </table:table-cell>
          <table:table-cell office:value-type="float" office:value="7.22536">
            <text:p>7,22536</text:p>
          </table:table-cell>
          <table:table-cell office:value-type="float" office:value="0.693827">
            <text:p>0,693827</text:p>
          </table:table-cell>
          <table:table-cell office:value-type="float" office:value="1.40613">
            <text:p>1,40613</text:p>
          </table:table-cell>
          <table:table-cell office:value-type="float" office:value="2.09996">
            <text:p>2,09996</text:p>
          </table:table-cell>
          <table:table-cell office:value-type="float" office:value="0.0378291">
            <text:p>0,0378291</text:p>
          </table:table-cell>
          <table:table-cell office:value-type="float" office:value="0.227854">
            <text:p>0,227854</text:p>
          </table:table-cell>
          <table:table-cell office:value-type="float" office:value="0.265683">
            <text:p>0,265683</text:p>
          </table:table-cell>
          <table:table-cell office:value-type="float" office:value="0.322574">
            <text:p>0,322574</text:p>
          </table:table-cell>
          <table:table-cell office:value-type="float" office:value="0.458348">
            <text:p>0,458348</text:p>
          </table:table-cell>
          <table:table-cell office:value-type="float" office:value="0.780922">
            <text:p>0,780922</text:p>
          </table:table-cell>
          <table:table-cell office:value-type="float" office:value="0.397939">
            <text:p>0,397939</text:p>
          </table:table-cell>
          <table:table-cell office:value-type="float" office:value="0.775936">
            <text:p>0,775936</text:p>
          </table:table-cell>
          <table:table-cell office:value-type="float" office:value="1.17388">
            <text:p>1,17388</text:p>
          </table:table-cell>
          <table:table-cell office:value-type="float" office:value="0.535766">
            <text:p>0,535766</text:p>
          </table:table-cell>
          <table:table-cell office:value-type="float" office:value="1.57387">
            <text:p>1,57387</text:p>
          </table:table-cell>
          <table:table-cell office:value-type="float" office:value="2.10963">
            <text:p>2,10963</text:p>
          </table:table-cell>
          <table:table-cell office:value-type="float" office:value="0.629019">
            <text:p>0,629019</text:p>
          </table:table-cell>
          <table:table-cell office:value-type="float" office:value="1.43721">
            <text:p>1,43721</text:p>
          </table:table-cell>
          <table:table-cell office:value-type="float" office:value="2.06623">
            <text:p>2,06623</text:p>
          </table:table-cell>
          <table:table-cell office:value-type="float" office:value="0.275067">
            <text:p>0,275067</text:p>
          </table:table-cell>
          <table:table-cell office:value-type="float" office:value="0.280346">
            <text:p>0,280346</text:p>
          </table:table-cell>
          <table:table-cell office:value-type="float" office:value="0.555413">
            <text:p>0,555413</text:p>
          </table:table-cell>
          <table:table-cell office:value-type="float" office:value="0.288557">
            <text:p>0,288557</text:p>
          </table:table-cell>
          <table:table-cell office:value-type="float" office:value="0.392367">
            <text:p>0,392367</text:p>
          </table:table-cell>
          <table:table-cell office:value-type="float" office:value="0.680924">
            <text:p>0,680924</text:p>
          </table:table-cell>
        </table:table-row>
        <table:table-row table:style-name="ro1">
          <table:table-cell office:value-type="float" office:value="0.230787">
            <text:p>0,230787</text:p>
          </table:table-cell>
          <table:table-cell office:value-type="float" office:value="6.8629">
            <text:p>6,8629</text:p>
          </table:table-cell>
          <table:table-cell office:value-type="float" office:value="7.09369">
            <text:p>7,09369</text:p>
          </table:table-cell>
          <table:table-cell office:value-type="float" office:value="0.757169">
            <text:p>0,757169</text:p>
          </table:table-cell>
          <table:table-cell office:value-type="float" office:value="1.7941">
            <text:p>1,7941</text:p>
          </table:table-cell>
          <table:table-cell office:value-type="float" office:value="2.55127">
            <text:p>2,55127</text:p>
          </table:table-cell>
          <table:table-cell office:value-type="float" office:value="0.0387088">
            <text:p>0,0387088</text:p>
          </table:table-cell>
          <table:table-cell office:value-type="float" office:value="0.243103">
            <text:p>0,243103</text:p>
          </table:table-cell>
          <table:table-cell office:value-type="float" office:value="0.281812">
            <text:p>0,281812</text:p>
          </table:table-cell>
          <table:table-cell office:value-type="float" office:value="0.314949">
            <text:p>0,314949</text:p>
          </table:table-cell>
          <table:table-cell office:value-type="float" office:value="1.02754">
            <text:p>1,02754</text:p>
          </table:table-cell>
          <table:table-cell office:value-type="float" office:value="1.34249">
            <text:p>1,34249</text:p>
          </table:table-cell>
          <table:table-cell office:value-type="float" office:value="0.488553">
            <text:p>0,488553</text:p>
          </table:table-cell>
          <table:table-cell office:value-type="float" office:value="0.924027">
            <text:p>0,924027</text:p>
          </table:table-cell>
          <table:table-cell office:value-type="float" office:value="1.41258">
            <text:p>1,41258</text:p>
          </table:table-cell>
          <table:table-cell office:value-type="float" office:value="0.539285">
            <text:p>0,539285</text:p>
          </table:table-cell>
          <table:table-cell office:value-type="float" office:value="1.79175">
            <text:p>1,79175</text:p>
          </table:table-cell>
          <table:table-cell office:value-type="float" office:value="2.33104">
            <text:p>2,33104</text:p>
          </table:table-cell>
          <table:table-cell office:value-type="float" office:value="2.39555">
            <text:p>2,39555</text:p>
          </table:table-cell>
          <table:table-cell office:value-type="float" office:value="3.23541">
            <text:p>3,23541</text:p>
          </table:table-cell>
          <table:table-cell office:value-type="float" office:value="5.63096">
            <text:p>5,63096</text:p>
          </table:table-cell>
          <table:table-cell office:value-type="float" office:value="0.307618">
            <text:p>0,307618</text:p>
          </table:table-cell>
          <table:table-cell office:value-type="float" office:value="0.308498">
            <text:p>0,308498</text:p>
          </table:table-cell>
          <table:table-cell office:value-type="float" office:value="0.616116">
            <text:p>0,616116</text:p>
          </table:table-cell>
          <table:table-cell office:value-type="float" office:value="0.31407">
            <text:p>0,31407</text:p>
          </table:table-cell>
          <table:table-cell office:value-type="float" office:value="0.410842">
            <text:p>0,410842</text:p>
          </table:table-cell>
          <table:table-cell office:value-type="float" office:value="0.724911">
            <text:p>0,724911</text:p>
          </table:table-cell>
        </table:table-row>
        <table:table-row table:style-name="ro1">
          <table:table-cell office:value-type="float" office:value="0.234599">
            <text:p>0,234599</text:p>
          </table:table-cell>
          <table:table-cell office:value-type="float" office:value="7.08049">
            <text:p>7,08049</text:p>
          </table:table-cell>
          <table:table-cell office:value-type="float" office:value="7.31509">
            <text:p>7,31509</text:p>
          </table:table-cell>
          <table:table-cell office:value-type="float" office:value="0.719633">
            <text:p>0,719633</text:p>
          </table:table-cell>
          <table:table-cell office:value-type="float" office:value="1.38736">
            <text:p>1,38736</text:p>
          </table:table-cell>
          <table:table-cell office:value-type="float" office:value="2.10699">
            <text:p>2,10699</text:p>
          </table:table-cell>
          <table:table-cell office:value-type="float" office:value="0.0378291">
            <text:p>0,0378291</text:p>
          </table:table-cell>
          <table:table-cell office:value-type="float" office:value="0.232546">
            <text:p>0,232546</text:p>
          </table:table-cell>
          <table:table-cell office:value-type="float" office:value="0.270375">
            <text:p>0,270375</text:p>
          </table:table-cell>
          <table:table-cell office:value-type="float" office:value="0.295888">
            <text:p>0,295888</text:p>
          </table:table-cell>
          <table:table-cell office:value-type="float" office:value="0.470958">
            <text:p>0,470958</text:p>
          </table:table-cell>
          <table:table-cell office:value-type="float" office:value="0.766846">
            <text:p>0,766846</text:p>
          </table:table-cell>
          <table:table-cell office:value-type="float" office:value="0.389434">
            <text:p>0,389434</text:p>
          </table:table-cell>
          <table:table-cell office:value-type="float" office:value="0.783268">
            <text:p>0,783268</text:p>
          </table:table-cell>
          <table:table-cell office:value-type="float" office:value="1.1727">
            <text:p>1,1727</text:p>
          </table:table-cell>
          <table:table-cell office:value-type="float" office:value="0.526675">
            <text:p>0,526675</text:p>
          </table:table-cell>
          <table:table-cell office:value-type="float" office:value="1.64689">
            <text:p>1,64689</text:p>
          </table:table-cell>
          <table:table-cell office:value-type="float" office:value="2.17356">
            <text:p>2,17356</text:p>
          </table:table-cell>
          <table:table-cell office:value-type="float" office:value="0.641922">
            <text:p>0,641922</text:p>
          </table:table-cell>
          <table:table-cell office:value-type="float" office:value="1.37475">
            <text:p>1,37475</text:p>
          </table:table-cell>
          <table:table-cell office:value-type="float" office:value="2.01667">
            <text:p>2,01667</text:p>
          </table:table-cell>
          <table:table-cell office:value-type="float" office:value="0.280053">
            <text:p>0,280053</text:p>
          </table:table-cell>
          <table:table-cell office:value-type="float" office:value="0.285624">
            <text:p>0,285624</text:p>
          </table:table-cell>
          <table:table-cell office:value-type="float" office:value="0.565677">
            <text:p>0,565677</text:p>
          </table:table-cell>
          <table:table-cell office:value-type="float" office:value="0.315536">
            <text:p>0,315536</text:p>
          </table:table-cell>
          <table:table-cell office:value-type="float" office:value="0.399698">
            <text:p>0,399698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379464">
            <text:p>0,379464</text:p>
          </table:table-cell>
          <table:table-cell office:value-type="float" office:value="6.55998">
            <text:p>6,55998</text:p>
          </table:table-cell>
          <table:table-cell office:value-type="float" office:value="6.93944">
            <text:p>6,93944</text:p>
          </table:table-cell>
          <table:table-cell office:value-type="float" office:value="1.81932">
            <text:p>1,81932</text:p>
          </table:table-cell>
          <table:table-cell office:value-type="float" office:value="3.22632">
            <text:p>3,22632</text:p>
          </table:table-cell>
          <table:table-cell office:value-type="float" office:value="5.04564">
            <text:p>5,04564</text:p>
          </table:table-cell>
          <table:table-cell office:value-type="float" office:value="0.0407616">
            <text:p>0,0407616</text:p>
          </table:table-cell>
          <table:table-cell office:value-type="float" office:value="0.19589">
            <text:p>0,19589</text:p>
          </table:table-cell>
          <table:table-cell office:value-type="float" office:value="0.236652">
            <text:p>0,236652</text:p>
          </table:table-cell>
          <table:table-cell office:value-type="float" office:value="0.578287">
            <text:p>0,578287</text:p>
          </table:table-cell>
          <table:table-cell office:value-type="float" office:value="1.05364">
            <text:p>1,05364</text:p>
          </table:table-cell>
          <table:table-cell office:value-type="float" office:value="1.63193">
            <text:p>1,63193</text:p>
          </table:table-cell>
          <table:table-cell office:value-type="float" office:value="0.614356">
            <text:p>0,614356</text:p>
          </table:table-cell>
          <table:table-cell office:value-type="float" office:value="0.779162">
            <text:p>0,779162</text:p>
          </table:table-cell>
          <table:table-cell office:value-type="float" office:value="1.39352">
            <text:p>1,39352</text:p>
          </table:table-cell>
          <table:table-cell office:value-type="float" office:value="0.529607">
            <text:p>0,529607</text:p>
          </table:table-cell>
          <table:table-cell office:value-type="float" office:value="1.66125">
            <text:p>1,66125</text:p>
          </table:table-cell>
          <table:table-cell office:value-type="float" office:value="2.19086">
            <text:p>2,19086</text:p>
          </table:table-cell>
          <table:table-cell office:value-type="float" office:value="1.28208">
            <text:p>1,28208</text:p>
          </table:table-cell>
          <table:table-cell office:value-type="float" office:value="3.49465">
            <text:p>3,49465</text:p>
          </table:table-cell>
          <table:table-cell office:value-type="float" office:value="4.77673">
            <text:p>4,77673</text:p>
          </table:table-cell>
          <table:table-cell office:value-type="float" office:value="0.627553">
            <text:p>0,627553</text:p>
          </table:table-cell>
          <table:table-cell office:value-type="float" office:value="0.68415">
            <text:p>0,68415</text:p>
          </table:table-cell>
          <table:table-cell office:value-type="float" office:value="1.3117">
            <text:p>1,3117</text:p>
          </table:table-cell>
          <table:table-cell office:value-type="float" office:value="0.689135">
            <text:p>0,689135</text:p>
          </table:table-cell>
          <table:table-cell office:value-type="float" office:value="0.931945">
            <text:p>0,931945</text:p>
          </table:table-cell>
          <table:table-cell office:value-type="float" office:value="1.62108">
            <text:p>1,62108</text:p>
          </table:table-cell>
        </table:table-row>
        <table:table-row table:style-name="ro1">
          <table:table-cell office:value-type="float" office:value="0.489432">
            <text:p>0,489432</text:p>
          </table:table-cell>
          <table:table-cell office:value-type="float" office:value="8.78398">
            <text:p>8,78398</text:p>
          </table:table-cell>
          <table:table-cell office:value-type="float" office:value="9.27341">
            <text:p>9,27341</text:p>
          </table:table-cell>
          <table:table-cell office:value-type="float" office:value="1.86272">
            <text:p>1,86272</text:p>
          </table:table-cell>
          <table:table-cell office:value-type="float" office:value="1.34425">
            <text:p>1,34425</text:p>
          </table:table-cell>
          <table:table-cell office:value-type="float" office:value="3.20697">
            <text:p>3,20697</text:p>
          </table:table-cell>
          <table:table-cell office:value-type="float" office:value="0.0378291">
            <text:p>0,0378291</text:p>
          </table:table-cell>
          <table:table-cell office:value-type="float" office:value="0.2085">
            <text:p>0,2085</text:p>
          </table:table-cell>
          <table:table-cell office:value-type="float" office:value="0.246329">
            <text:p>0,246329</text:p>
          </table:table-cell>
          <table:table-cell office:value-type="float" office:value="0.330491">
            <text:p>0,330491</text:p>
          </table:table-cell>
          <table:table-cell office:value-type="float" office:value="0.517584">
            <text:p>0,517584</text:p>
          </table:table-cell>
          <table:table-cell office:value-type="float" office:value="0.848076">
            <text:p>0,848076</text:p>
          </table:table-cell>
          <table:table-cell office:value-type="float" office:value="0.390607">
            <text:p>0,390607</text:p>
          </table:table-cell>
          <table:table-cell office:value-type="float" office:value="0.781801">
            <text:p>0,781801</text:p>
          </table:table-cell>
          <table:table-cell office:value-type="float" office:value="1.17241">
            <text:p>1,17241</text:p>
          </table:table-cell>
          <table:table-cell office:value-type="float" office:value="1.04133">
            <text:p>1,04133</text:p>
          </table:table-cell>
          <table:table-cell office:value-type="float" office:value="1.98705">
            <text:p>1,98705</text:p>
          </table:table-cell>
          <table:table-cell office:value-type="float" office:value="3.02838">
            <text:p>3,02838</text:p>
          </table:table-cell>
          <table:table-cell office:value-type="float" office:value="0.763913">
            <text:p>0,763913</text:p>
          </table:table-cell>
          <table:table-cell office:value-type="float" office:value="1.37446">
            <text:p>1,37446</text:p>
          </table:table-cell>
          <table:table-cell office:value-type="float" office:value="2.13837">
            <text:p>2,13837</text:p>
          </table:table-cell>
          <table:table-cell office:value-type="float" office:value="0.279759">
            <text:p>0,279759</text:p>
          </table:table-cell>
          <table:table-cell office:value-type="float" office:value="0.331371">
            <text:p>0,331371</text:p>
          </table:table-cell>
          <table:table-cell office:value-type="float" office:value="0.611131">
            <text:p>0,611131</text:p>
          </table:table-cell>
          <table:table-cell office:value-type="float" office:value="0.283278">
            <text:p>0,283278</text:p>
          </table:table-cell>
          <table:table-cell office:value-type="float" office:value="0.492365">
            <text:p>0,492365</text:p>
          </table:table-cell>
          <table:table-cell office:value-type="float" office:value="0.775643">
            <text:p>0,775643</text:p>
          </table:table-cell>
        </table:table-row>
        <table:table-row table:style-name="ro1">
          <table:table-cell office:value-type="float" office:value="0.199116">
            <text:p>0,199116</text:p>
          </table:table-cell>
          <table:table-cell office:value-type="float" office:value="6.68901">
            <text:p>6,68901</text:p>
          </table:table-cell>
          <table:table-cell office:value-type="float" office:value="6.88812">
            <text:p>6,88812</text:p>
          </table:table-cell>
          <table:table-cell office:value-type="float" office:value="1.46478">
            <text:p>1,46478</text:p>
          </table:table-cell>
          <table:table-cell office:value-type="float" office:value="1.6463">
            <text:p>1,6463</text:p>
          </table:table-cell>
          <table:table-cell office:value-type="float" office:value="3.11108">
            <text:p>3,11108</text:p>
          </table:table-cell>
          <table:table-cell office:value-type="float" office:value="0.0360696">
            <text:p>0,0360696</text:p>
          </table:table-cell>
          <table:table-cell office:value-type="float" office:value="0.177416">
            <text:p>0,177416</text:p>
          </table:table-cell>
          <table:table-cell office:value-type="float" office:value="0.213485">
            <text:p>0,213485</text:p>
          </table:table-cell>
          <table:table-cell office:value-type="float" office:value="0.280053">
            <text:p>0,280053</text:p>
          </table:table-cell>
          <table:table-cell office:value-type="float" office:value="0.546323">
            <text:p>0,546323</text:p>
          </table:table-cell>
          <table:table-cell office:value-type="float" office:value="0.826375">
            <text:p>0,826375</text:p>
          </table:table-cell>
          <table:table-cell office:value-type="float" office:value="0.427264">
            <text:p>0,427264</text:p>
          </table:table-cell>
          <table:table-cell office:value-type="float" office:value="0.857753">
            <text:p>0,857753</text:p>
          </table:table-cell>
          <table:table-cell office:value-type="float" office:value="1.28502">
            <text:p>1,28502</text:p>
          </table:table-cell>
          <table:table-cell office:value-type="float" office:value="0.560399">
            <text:p>0,560399</text:p>
          </table:table-cell>
          <table:table-cell office:value-type="float" office:value="1.6246">
            <text:p>1,6246</text:p>
          </table:table-cell>
          <table:table-cell office:value-type="float" office:value="2.185">
            <text:p>2,185</text:p>
          </table:table-cell>
          <table:table-cell office:value-type="float" office:value="0.660103">
            <text:p>0,660103</text:p>
          </table:table-cell>
          <table:table-cell office:value-type="float" office:value="1.44689">
            <text:p>1,44689</text:p>
          </table:table-cell>
          <table:table-cell office:value-type="float" office:value="2.10699">
            <text:p>2,10699</text:p>
          </table:table-cell>
          <table:table-cell office:value-type="float" office:value="0.26539">
            <text:p>0,26539</text:p>
          </table:table-cell>
          <table:table-cell office:value-type="float" office:value="0.758342">
            <text:p>0,758342</text:p>
          </table:table-cell>
          <table:table-cell office:value-type="float" office:value="1.02373">
            <text:p>1,02373</text:p>
          </table:table-cell>
          <table:table-cell office:value-type="float" office:value="0.32492">
            <text:p>0,32492</text:p>
          </table:table-cell>
          <table:table-cell office:value-type="float" office:value="0.438114">
            <text:p>0,438114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189146">
            <text:p>0,189146</text:p>
          </table:table-cell>
          <table:table-cell office:value-type="float" office:value="6.57171">
            <text:p>6,57171</text:p>
          </table:table-cell>
          <table:table-cell office:value-type="float" office:value="6.76085">
            <text:p>6,76085</text:p>
          </table:table-cell>
          <table:table-cell office:value-type="float" office:value="0.735175">
            <text:p>0,735175</text:p>
          </table:table-cell>
          <table:table-cell office:value-type="float" office:value="1.32079">
            <text:p>1,32079</text:p>
          </table:table-cell>
          <table:table-cell office:value-type="float" office:value="2.05597">
            <text:p>2,05597</text:p>
          </table:table-cell>
          <table:table-cell office:value-type="float" office:value="0.0343101">
            <text:p>0,0343101</text:p>
          </table:table-cell>
          <table:table-cell office:value-type="float" office:value="0.207913">
            <text:p>0,207913</text:p>
          </table:table-cell>
          <table:table-cell office:value-type="float" office:value="0.242224">
            <text:p>0,242224</text:p>
          </table:table-cell>
          <table:table-cell office:value-type="float" office:value="0.341048">
            <text:p>0,341048</text:p>
          </table:table-cell>
          <table:table-cell office:value-type="float" office:value="0.477116">
            <text:p>0,477116</text:p>
          </table:table-cell>
          <table:table-cell office:value-type="float" office:value="0.818164">
            <text:p>0,818164</text:p>
          </table:table-cell>
          <table:table-cell office:value-type="float" office:value="0.41788">
            <text:p>0,41788</text:p>
          </table:table-cell>
          <table:table-cell office:value-type="float" office:value="0.835466">
            <text:p>0,835466</text:p>
          </table:table-cell>
          <table:table-cell office:value-type="float" office:value="1.25335">
            <text:p>1,25335</text:p>
          </table:table-cell>
          <table:table-cell office:value-type="float" office:value="0.55424">
            <text:p>0,55424</text:p>
          </table:table-cell>
          <table:table-cell office:value-type="float" office:value="1.61668">
            <text:p>1,61668</text:p>
          </table:table-cell>
          <table:table-cell office:value-type="float" office:value="2.17092">
            <text:p>2,17092</text:p>
          </table:table-cell>
          <table:table-cell office:value-type="float" office:value="0.688842">
            <text:p>0,688842</text:p>
          </table:table-cell>
          <table:table-cell office:value-type="float" office:value="1.8765">
            <text:p>1,8765</text:p>
          </table:table-cell>
          <table:table-cell office:value-type="float" office:value="2.56534">
            <text:p>2,56534</text:p>
          </table:table-cell>
          <table:table-cell office:value-type="float" office:value="0.282105">
            <text:p>0,282105</text:p>
          </table:table-cell>
          <table:table-cell office:value-type="float" office:value="0.310257">
            <text:p>0,310257</text:p>
          </table:table-cell>
          <table:table-cell office:value-type="float" office:value="0.592363">
            <text:p>0,592363</text:p>
          </table:table-cell>
          <table:table-cell office:value-type="float" office:value="0.278586">
            <text:p>0,278586</text:p>
          </table:table-cell>
          <table:table-cell office:value-type="float" office:value="0.441926">
            <text:p>0,441926</text:p>
          </table:table-cell>
          <table:table-cell office:value-type="float" office:value="0.720512">
            <text:p>0,720512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6.57464">
            <text:p>6,57464</text:p>
          </table:table-cell>
          <table:table-cell office:value-type="float" office:value="6.77434">
            <text:p>6,77434</text:p>
          </table:table-cell>
          <table:table-cell office:value-type="float" office:value="0.773004">
            <text:p>0,773004</text:p>
          </table:table-cell>
          <table:table-cell office:value-type="float" office:value="2.77267">
            <text:p>2,77267</text:p>
          </table:table-cell>
          <table:table-cell office:value-type="float" office:value="3.54567">
            <text:p>3,54567</text:p>
          </table:table-cell>
          <table:table-cell office:value-type="float" office:value="0.0354831">
            <text:p>0,0354831</text:p>
          </table:table-cell>
          <table:table-cell office:value-type="float" office:value="0.280932">
            <text:p>0,280932</text:p>
          </table:table-cell>
          <table:table-cell office:value-type="float" office:value="0.316416">
            <text:p>0,316416</text:p>
          </table:table-cell>
          <table:table-cell office:value-type="float" office:value="0.660103">
            <text:p>0,660103</text:p>
          </table:table-cell>
          <table:table-cell office:value-type="float" office:value="1.10995">
            <text:p>1,10995</text:p>
          </table:table-cell>
          <table:table-cell office:value-type="float" office:value="1.77005">
            <text:p>1,77005</text:p>
          </table:table-cell>
          <table:table-cell office:value-type="float" office:value="0.872122">
            <text:p>0,872122</text:p>
          </table:table-cell>
          <table:table-cell office:value-type="float" office:value="1.79674">
            <text:p>1,79674</text:p>
          </table:table-cell>
          <table:table-cell office:value-type="float" office:value="2.66886">
            <text:p>2,66886</text:p>
          </table:table-cell>
          <table:table-cell office:value-type="float" office:value="0.873295">
            <text:p>0,873295</text:p>
          </table:table-cell>
          <table:table-cell office:value-type="float" office:value="1.607">
            <text:p>1,607</text:p>
          </table:table-cell>
          <table:table-cell office:value-type="float" office:value="2.4803">
            <text:p>2,4803</text:p>
          </table:table-cell>
          <table:table-cell office:value-type="float" office:value="1.59498">
            <text:p>1,59498</text:p>
          </table:table-cell>
          <table:table-cell office:value-type="float" office:value="4.248">
            <text:p>4,248</text:p>
          </table:table-cell>
          <table:table-cell office:value-type="float" office:value="5.84298">
            <text:p>5,84298</text:p>
          </table:table-cell>
          <table:table-cell office:value-type="float" office:value="0.264217">
            <text:p>0,264217</text:p>
          </table:table-cell>
          <table:table-cell office:value-type="float" office:value="0.290023">
            <text:p>0,290023</text:p>
          </table:table-cell>
          <table:table-cell office:value-type="float" office:value="0.55424">
            <text:p>0,55424</text:p>
          </table:table-cell>
          <table:table-cell office:value-type="float" office:value="0.315829">
            <text:p>0,315829</text:p>
          </table:table-cell>
          <table:table-cell office:value-type="float" office:value="0.415827">
            <text:p>0,415827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6.9239">
            <text:p>6,9239</text:p>
          </table:table-cell>
          <table:table-cell office:value-type="float" office:value="7.16202">
            <text:p>7,16202</text:p>
          </table:table-cell>
          <table:table-cell office:value-type="float" office:value="0.743093">
            <text:p>0,743093</text:p>
          </table:table-cell>
          <table:table-cell office:value-type="float" office:value="1.35246">
            <text:p>1,35246</text:p>
          </table:table-cell>
          <table:table-cell office:value-type="float" office:value="2.09556">
            <text:p>2,09556</text:p>
          </table:table-cell>
          <table:table-cell office:value-type="float" office:value="0.051905">
            <text:p>0,051905</text:p>
          </table:table-cell>
          <table:table-cell office:value-type="float" office:value="0.223749">
            <text:p>0,223749</text:p>
          </table:table-cell>
          <table:table-cell office:value-type="float" office:value="0.275654">
            <text:p>0,275654</text:p>
          </table:table-cell>
          <table:table-cell office:value-type="float" office:value="0.321107">
            <text:p>0,321107</text:p>
          </table:table-cell>
          <table:table-cell office:value-type="float" office:value="0.518171">
            <text:p>0,518171</text:p>
          </table:table-cell>
          <table:table-cell office:value-type="float" office:value="0.839278">
            <text:p>0,839278</text:p>
          </table:table-cell>
          <table:table-cell office:value-type="float" office:value="0.466852">
            <text:p>0,466852</text:p>
          </table:table-cell>
          <table:table-cell office:value-type="float" office:value="0.957751">
            <text:p>0,957751</text:p>
          </table:table-cell>
          <table:table-cell office:value-type="float" office:value="1.4246">
            <text:p>1,4246</text:p>
          </table:table-cell>
          <table:table-cell office:value-type="float" office:value="0.860392">
            <text:p>0,860392</text:p>
          </table:table-cell>
          <table:table-cell office:value-type="float" office:value="1.64278">
            <text:p>1,64278</text:p>
          </table:table-cell>
          <table:table-cell office:value-type="float" office:value="2.50317">
            <text:p>2,50317</text:p>
          </table:table-cell>
          <table:table-cell office:value-type="float" office:value="0.657757">
            <text:p>0,657757</text:p>
          </table:table-cell>
          <table:table-cell office:value-type="float" office:value="2.36476">
            <text:p>2,36476</text:p>
          </table:table-cell>
          <table:table-cell office:value-type="float" office:value="3.02252">
            <text:p>3,02252</text:p>
          </table:table-cell>
          <table:table-cell office:value-type="float" office:value="0.346034">
            <text:p>0,346034</text:p>
          </table:table-cell>
          <table:table-cell office:value-type="float" office:value="0.299994">
            <text:p>0,299994</text:p>
          </table:table-cell>
          <table:table-cell office:value-type="float" office:value="0.646027">
            <text:p>0,646027</text:p>
          </table:table-cell>
          <table:table-cell office:value-type="float" office:value="0.528434">
            <text:p>0,528434</text:p>
          </table:table-cell>
          <table:table-cell office:value-type="float" office:value="0.60028">
            <text:p>0,60028</text:p>
          </table:table-cell>
          <table:table-cell office:value-type="float" office:value="1.12871">
            <text:p>1,12871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8.94878">
            <text:p>8,94878</text:p>
          </table:table-cell>
          <table:table-cell office:value-type="float" office:value="9.18514">
            <text:p>9,18514</text:p>
          </table:table-cell>
          <table:table-cell office:value-type="float" office:value="0.733415">
            <text:p>0,733415</text:p>
          </table:table-cell>
          <table:table-cell office:value-type="float" office:value="1.45803">
            <text:p>1,45803</text:p>
          </table:table-cell>
          <table:table-cell office:value-type="float" office:value="2.19145">
            <text:p>2,19145</text:p>
          </table:table-cell>
          <table:table-cell office:value-type="float" office:value="0.0392953">
            <text:p>0,0392953</text:p>
          </table:table-cell>
          <table:table-cell office:value-type="float" office:value="0.238411">
            <text:p>0,238411</text:p>
          </table:table-cell>
          <table:table-cell office:value-type="float" office:value="0.277707">
            <text:p>0,277707</text:p>
          </table:table-cell>
          <table:table-cell office:value-type="float" office:value="0.483274">
            <text:p>0,483274</text:p>
          </table:table-cell>
          <table:table-cell office:value-type="float" office:value="1.11933">
            <text:p>1,11933</text:p>
          </table:table-cell>
          <table:table-cell office:value-type="float" office:value="1.6026">
            <text:p>1,6026</text:p>
          </table:table-cell>
          <table:table-cell office:value-type="float" office:value="0.411721">
            <text:p>0,411721</text:p>
          </table:table-cell>
          <table:table-cell office:value-type="float" office:value="1.28326">
            <text:p>1,28326</text:p>
          </table:table-cell>
          <table:table-cell office:value-type="float" office:value="1.69498">
            <text:p>1,69498</text:p>
          </table:table-cell>
          <table:table-cell office:value-type="float" office:value="0.528141">
            <text:p>0,528141</text:p>
          </table:table-cell>
          <table:table-cell office:value-type="float" office:value="1.57211">
            <text:p>1,57211</text:p>
          </table:table-cell>
          <table:table-cell office:value-type="float" office:value="2.10025">
            <text:p>2,10025</text:p>
          </table:table-cell>
          <table:table-cell office:value-type="float" office:value="0.626086">
            <text:p>0,626086</text:p>
          </table:table-cell>
          <table:table-cell office:value-type="float" office:value="1.41463">
            <text:p>1,41463</text:p>
          </table:table-cell>
          <table:table-cell office:value-type="float" office:value="2.04072">
            <text:p>2,04072</text:p>
          </table:table-cell>
          <table:table-cell office:value-type="float" office:value="0.284158">
            <text:p>0,284158</text:p>
          </table:table-cell>
          <table:table-cell office:value-type="float" office:value="0.287091">
            <text:p>0,287091</text:p>
          </table:table-cell>
          <table:table-cell office:value-type="float" office:value="0.571249">
            <text:p>0,571249</text:p>
          </table:table-cell>
          <table:table-cell office:value-type="float" office:value="0.31407">
            <text:p>0,31407</text:p>
          </table:table-cell>
          <table:table-cell office:value-type="float" office:value="0.395593">
            <text:p>0,395593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8.71125">
            <text:p>8,71125</text:p>
          </table:table-cell>
          <table:table-cell office:value-type="float" office:value="8.93001">
            <text:p>8,93001</text:p>
          </table:table-cell>
          <table:table-cell office:value-type="float" office:value="0.759808">
            <text:p>0,759808</text:p>
          </table:table-cell>
          <table:table-cell office:value-type="float" office:value="1.40144">
            <text:p>1,40144</text:p>
          </table:table-cell>
          <table:table-cell office:value-type="float" office:value="2.16124">
            <text:p>2,16124</text:p>
          </table:table-cell>
          <table:table-cell office:value-type="float" office:value="0.0357764">
            <text:p>0,0357764</text:p>
          </table:table-cell>
          <table:table-cell office:value-type="float" office:value="0.346034">
            <text:p>0,346034</text:p>
          </table:table-cell>
          <table:table-cell office:value-type="float" office:value="0.38181">
            <text:p>0,38181</text:p>
          </table:table-cell>
          <table:table-cell office:value-type="float" office:value="0.480048">
            <text:p>0,480048</text:p>
          </table:table-cell>
          <table:table-cell office:value-type="float" office:value="0.536645">
            <text:p>0,536645</text:p>
          </table:table-cell>
          <table:table-cell office:value-type="float" office:value="1.01669">
            <text:p>1,01669</text:p>
          </table:table-cell>
          <table:table-cell office:value-type="float" office:value="0.409669">
            <text:p>0,409669</text:p>
          </table:table-cell>
          <table:table-cell office:value-type="float" office:value="0.837225">
            <text:p>0,837225</text:p>
          </table:table-cell>
          <table:table-cell office:value-type="float" office:value="1.24689">
            <text:p>1,24689</text:p>
          </table:table-cell>
          <table:table-cell office:value-type="float" office:value="0.551894">
            <text:p>0,551894</text:p>
          </table:table-cell>
          <table:table-cell office:value-type="float" office:value="1.66008">
            <text:p>1,66008</text:p>
          </table:table-cell>
          <table:table-cell office:value-type="float" office:value="2.21198">
            <text:p>2,21198</text:p>
          </table:table-cell>
          <table:table-cell office:value-type="float" office:value="0.626673">
            <text:p>0,626673</text:p>
          </table:table-cell>
          <table:table-cell office:value-type="float" office:value="1.45686">
            <text:p>1,45686</text:p>
          </table:table-cell>
          <table:table-cell office:value-type="float" office:value="2.08353">
            <text:p>2,08353</text:p>
          </table:table-cell>
          <table:table-cell office:value-type="float" office:value="0.296475">
            <text:p>0,296475</text:p>
          </table:table-cell>
          <table:table-cell office:value-type="float" office:value="0.343981">
            <text:p>0,343981</text:p>
          </table:table-cell>
          <table:table-cell office:value-type="float" office:value="0.640455">
            <text:p>0,640455</text:p>
          </table:table-cell>
          <table:table-cell office:value-type="float" office:value="0.7862">
            <text:p>0,7862</text:p>
          </table:table-cell>
          <table:table-cell office:value-type="float" office:value="0.97212">
            <text:p>0,97212</text:p>
          </table:table-cell>
          <table:table-cell office:value-type="float" office:value="1.75832">
            <text:p>1,75832</text:p>
          </table:table-cell>
        </table:table-row>
        <table:table-row table:style-name="ro1">
          <table:table-cell office:value-type="float" office:value="0.609958">
            <text:p>0,609958</text:p>
          </table:table-cell>
          <table:table-cell office:value-type="float" office:value="11.0637">
            <text:p>11,0637</text:p>
          </table:table-cell>
          <table:table-cell office:value-type="float" office:value="11.6737">
            <text:p>11,6737</text:p>
          </table:table-cell>
          <table:table-cell office:value-type="float" office:value="0.721392">
            <text:p>0,721392</text:p>
          </table:table-cell>
          <table:table-cell office:value-type="float" office:value="1.33634">
            <text:p>1,33634</text:p>
          </table:table-cell>
          <table:table-cell office:value-type="float" office:value="2.05773">
            <text:p>2,05773</text:p>
          </table:table-cell>
          <table:table-cell office:value-type="float" office:value="0.0363629">
            <text:p>0,0363629</text:p>
          </table:table-cell>
          <table:table-cell office:value-type="float" office:value="0.245743">
            <text:p>0,245743</text:p>
          </table:table-cell>
          <table:table-cell office:value-type="float" office:value="0.282105">
            <text:p>0,282105</text:p>
          </table:table-cell>
          <table:table-cell office:value-type="float" office:value="0.319934">
            <text:p>0,319934</text:p>
          </table:table-cell>
          <table:table-cell office:value-type="float" office:value="0.458055">
            <text:p>0,458055</text:p>
          </table:table-cell>
          <table:table-cell office:value-type="float" office:value="0.777989">
            <text:p>0,777989</text:p>
          </table:table-cell>
          <table:table-cell office:value-type="float" office:value="0.400285">
            <text:p>0,400285</text:p>
          </table:table-cell>
          <table:table-cell office:value-type="float" office:value="0.996166">
            <text:p>0,996166</text:p>
          </table:table-cell>
          <table:table-cell office:value-type="float" office:value="1.39645">
            <text:p>1,39645</text:p>
          </table:table-cell>
          <table:table-cell office:value-type="float" office:value="0.527848">
            <text:p>0,527848</text:p>
          </table:table-cell>
          <table:table-cell office:value-type="float" office:value="1.67416">
            <text:p>1,67416</text:p>
          </table:table-cell>
          <table:table-cell office:value-type="float" office:value="2.20201">
            <text:p>2,20201</text:p>
          </table:table-cell>
          <table:table-cell office:value-type="float" office:value="0.619342">
            <text:p>0,619342</text:p>
          </table:table-cell>
          <table:table-cell office:value-type="float" office:value="2.24453">
            <text:p>2,24453</text:p>
          </table:table-cell>
          <table:table-cell office:value-type="float" office:value="2.86387">
            <text:p>2,86387</text:p>
          </table:table-cell>
          <table:table-cell office:value-type="float" office:value="0.773004">
            <text:p>0,773004</text:p>
          </table:table-cell>
          <table:table-cell office:value-type="float" office:value="0.859219">
            <text:p>0,859219</text:p>
          </table:table-cell>
          <table:table-cell office:value-type="float" office:value="1.63222">
            <text:p>1,63222</text:p>
          </table:table-cell>
          <table:table-cell office:value-type="float" office:value="0.409082">
            <text:p>0,409082</text:p>
          </table:table-cell>
          <table:table-cell office:value-type="float" office:value="0.42961">
            <text:p>0,42961</text:p>
          </table:table-cell>
          <table:table-cell office:value-type="float" office:value="0.838692">
            <text:p>0,838692</text:p>
          </table:table-cell>
        </table:table-row>
        <table:table-row table:style-name="ro1">
          <table:table-cell office:value-type="float" office:value="0.20762">
            <text:p>0,20762</text:p>
          </table:table-cell>
          <table:table-cell office:value-type="float" office:value="6.58021">
            <text:p>6,58021</text:p>
          </table:table-cell>
          <table:table-cell office:value-type="float" office:value="6.78783">
            <text:p>6,78783</text:p>
          </table:table-cell>
          <table:table-cell office:value-type="float" office:value="0.738987">
            <text:p>0,738987</text:p>
          </table:table-cell>
          <table:table-cell office:value-type="float" office:value="1.28032">
            <text:p>1,28032</text:p>
          </table:table-cell>
          <table:table-cell office:value-type="float" office:value="2.01931">
            <text:p>2,01931</text:p>
          </table:table-cell>
          <table:table-cell office:value-type="float" office:value="0.0346034">
            <text:p>0,0346034</text:p>
          </table:table-cell>
          <table:table-cell office:value-type="float" office:value="0.17331">
            <text:p>0,17331</text:p>
          </table:table-cell>
          <table:table-cell office:value-type="float" office:value="0.207913">
            <text:p>0,207913</text:p>
          </table:table-cell>
          <table:table-cell office:value-type="float" office:value="0.321694">
            <text:p>0,321694</text:p>
          </table:table-cell>
          <table:table-cell office:value-type="float" office:value="0.49647">
            <text:p>0,49647</text:p>
          </table:table-cell>
          <table:table-cell office:value-type="float" office:value="0.818164">
            <text:p>0,818164</text:p>
          </table:table-cell>
          <table:table-cell office:value-type="float" office:value="0.512012">
            <text:p>0,512012</text:p>
          </table:table-cell>
          <table:table-cell office:value-type="float" office:value="2.38323">
            <text:p>2,38323</text:p>
          </table:table-cell>
          <table:table-cell office:value-type="float" office:value="2.89525">
            <text:p>2,89525</text:p>
          </table:table-cell>
          <table:table-cell office:value-type="float" office:value="1.47651">
            <text:p>1,47651</text:p>
          </table:table-cell>
          <table:table-cell office:value-type="float" office:value="1.79292">
            <text:p>1,79292</text:p>
          </table:table-cell>
          <table:table-cell office:value-type="float" office:value="3.26943">
            <text:p>3,26943</text:p>
          </table:table-cell>
          <table:table-cell office:value-type="float" office:value="0.633124">
            <text:p>0,633124</text:p>
          </table:table-cell>
          <table:table-cell office:value-type="float" office:value="1.44132">
            <text:p>1,44132</text:p>
          </table:table-cell>
          <table:table-cell office:value-type="float" office:value="2.07444">
            <text:p>2,07444</text:p>
          </table:table-cell>
          <table:table-cell office:value-type="float" office:value="0.62462">
            <text:p>0,62462</text:p>
          </table:table-cell>
          <table:table-cell office:value-type="float" office:value="0.897928">
            <text:p>0,897928</text:p>
          </table:table-cell>
          <table:table-cell office:value-type="float" office:value="1.52255">
            <text:p>1,52255</text:p>
          </table:table-cell>
          <table:table-cell office:value-type="float" office:value="0.323747">
            <text:p>0,323747</text:p>
          </table:table-cell>
          <table:table-cell office:value-type="float" office:value="0.415827">
            <text:p>0,415827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26495">
            <text:p>7,26495</text:p>
          </table:table-cell>
          <table:table-cell office:value-type="float" office:value="7.48195">
            <text:p>7,48195</text:p>
          </table:table-cell>
          <table:table-cell office:value-type="float" office:value="1.82283">
            <text:p>1,82283</text:p>
          </table:table-cell>
          <table:table-cell office:value-type="float" office:value="3.68878">
            <text:p>3,68878</text:p>
          </table:table-cell>
          <table:table-cell office:value-type="float" office:value="5.51161">
            <text:p>5,51161</text:p>
          </table:table-cell>
          <table:table-cell office:value-type="float" office:value="0.0343101">
            <text:p>0,0343101</text:p>
          </table:table-cell>
          <table:table-cell office:value-type="float" office:value="0.48562">
            <text:p>0,48562</text:p>
          </table:table-cell>
          <table:table-cell office:value-type="float" office:value="0.51993">
            <text:p>0,51993</text:p>
          </table:table-cell>
          <table:table-cell office:value-type="float" office:value="0.836346">
            <text:p>0,836346</text:p>
          </table:table-cell>
          <table:table-cell office:value-type="float" office:value="1.32167">
            <text:p>1,32167</text:p>
          </table:table-cell>
          <table:table-cell office:value-type="float" office:value="2.15802">
            <text:p>2,15802</text:p>
          </table:table-cell>
          <table:table-cell office:value-type="float" office:value="1.07652">
            <text:p>1,07652</text:p>
          </table:table-cell>
          <table:table-cell office:value-type="float" office:value="1.11493">
            <text:p>1,11493</text:p>
          </table:table-cell>
          <table:table-cell office:value-type="float" office:value="2.19145">
            <text:p>2,19145</text:p>
          </table:table-cell>
          <table:table-cell office:value-type="float" office:value="0.551894">
            <text:p>0,551894</text:p>
          </table:table-cell>
          <table:table-cell office:value-type="float" office:value="1.59615">
            <text:p>1,59615</text:p>
          </table:table-cell>
          <table:table-cell office:value-type="float" office:value="2.14805">
            <text:p>2,14805</text:p>
          </table:table-cell>
          <table:table-cell office:value-type="float" office:value="0.61289">
            <text:p>0,61289</text:p>
          </table:table-cell>
          <table:table-cell office:value-type="float" office:value="1.43604">
            <text:p>1,43604</text:p>
          </table:table-cell>
          <table:table-cell office:value-type="float" office:value="2.04893">
            <text:p>2,04893</text:p>
          </table:table-cell>
          <table:table-cell office:value-type="float" office:value="0.260698">
            <text:p>0,260698</text:p>
          </table:table-cell>
          <table:table-cell office:value-type="float" office:value="0.279173">
            <text:p>0,279173</text:p>
          </table:table-cell>
          <table:table-cell office:value-type="float" office:value="0.539871">
            <text:p>0,539871</text:p>
          </table:table-cell>
          <table:table-cell office:value-type="float" office:value="0.321987">
            <text:p>0,321987</text:p>
          </table:table-cell>
          <table:table-cell office:value-type="float" office:value="0.398818">
            <text:p>0,398818</text:p>
          </table:table-cell>
          <table:table-cell office:value-type="float" office:value="0.720806">
            <text:p>0,720806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7.06788">
            <text:p>7,06788</text:p>
          </table:table-cell>
          <table:table-cell office:value-type="float" office:value="7.33885">
            <text:p>7,33885</text:p>
          </table:table-cell>
          <table:table-cell office:value-type="float" office:value="0.727844">
            <text:p>0,727844</text:p>
          </table:table-cell>
          <table:table-cell office:value-type="float" office:value="1.39323">
            <text:p>1,39323</text:p>
          </table:table-cell>
          <table:table-cell office:value-type="float" office:value="2.12107">
            <text:p>2,12107</text:p>
          </table:table-cell>
          <table:table-cell office:value-type="float" office:value="0.0354831">
            <text:p>0,0354831</text:p>
          </table:table-cell>
          <table:table-cell office:value-type="float" office:value="0.240171">
            <text:p>0,240171</text:p>
          </table:table-cell>
          <table:table-cell office:value-type="float" office:value="0.275654">
            <text:p>0,275654</text:p>
          </table:table-cell>
          <table:table-cell office:value-type="float" office:value="0.321987">
            <text:p>0,321987</text:p>
          </table:table-cell>
          <table:table-cell office:value-type="float" office:value="0.446032">
            <text:p>0,446032</text:p>
          </table:table-cell>
          <table:table-cell office:value-type="float" office:value="0.768019">
            <text:p>0,768019</text:p>
          </table:table-cell>
          <table:table-cell office:value-type="float" office:value="0.377118">
            <text:p>0,377118</text:p>
          </table:table-cell>
          <table:table-cell office:value-type="float" office:value="1.19939">
            <text:p>1,19939</text:p>
          </table:table-cell>
          <table:table-cell office:value-type="float" office:value="1.57651">
            <text:p>1,57651</text:p>
          </table:table-cell>
          <table:table-cell office:value-type="float" office:value="0.547496">
            <text:p>0,547496</text:p>
          </table:table-cell>
          <table:table-cell office:value-type="float" office:value="1.60495">
            <text:p>1,60495</text:p>
          </table:table-cell>
          <table:table-cell office:value-type="float" office:value="2.15245">
            <text:p>2,15245</text:p>
          </table:table-cell>
          <table:table-cell office:value-type="float" office:value="0.64632">
            <text:p>0,64632</text:p>
          </table:table-cell>
          <table:table-cell office:value-type="float" office:value="1.42666">
            <text:p>1,42666</text:p>
          </table:table-cell>
          <table:table-cell office:value-type="float" office:value="2.07298">
            <text:p>2,07298</text:p>
          </table:table-cell>
          <table:table-cell office:value-type="float" office:value="0.279759">
            <text:p>0,279759</text:p>
          </table:table-cell>
          <table:table-cell office:value-type="float" office:value="0.290316">
            <text:p>0,290316</text:p>
          </table:table-cell>
          <table:table-cell office:value-type="float" office:value="0.570076">
            <text:p>0,570076</text:p>
          </table:table-cell>
          <table:table-cell office:value-type="float" office:value="0.309378">
            <text:p>0,309378</text:p>
          </table:table-cell>
          <table:table-cell office:value-type="float" office:value="0.402044">
            <text:p>0,402044</text:p>
          </table:table-cell>
          <table:table-cell office:value-type="float" office:value="0.711422">
            <text:p>0,711422</text:p>
          </table:table-cell>
        </table:table-row>
        <table:table-row table:style-name="ro1">
          <table:table-cell office:value-type="float" office:value="0.233133">
            <text:p>0,233133</text:p>
          </table:table-cell>
          <table:table-cell office:value-type="float" office:value="6.52977">
            <text:p>6,52977</text:p>
          </table:table-cell>
          <table:table-cell office:value-type="float" office:value="6.76291">
            <text:p>6,76291</text:p>
          </table:table-cell>
          <table:table-cell office:value-type="float" office:value="0.683563">
            <text:p>0,683563</text:p>
          </table:table-cell>
          <table:table-cell office:value-type="float" office:value="1.33839">
            <text:p>1,33839</text:p>
          </table:table-cell>
          <table:table-cell office:value-type="float" office:value="2.02195">
            <text:p>2,02195</text:p>
          </table:table-cell>
          <table:table-cell office:value-type="float" office:value="0.0375359">
            <text:p>0,0375359</text:p>
          </table:table-cell>
          <table:table-cell office:value-type="float" office:value="0.686789">
            <text:p>0,686789</text:p>
          </table:table-cell>
          <table:table-cell office:value-type="float" office:value="0.724325">
            <text:p>0,724325</text:p>
          </table:table-cell>
          <table:table-cell office:value-type="float" office:value="0.297061">
            <text:p>0,297061</text:p>
          </table:table-cell>
          <table:table-cell office:value-type="float" office:value="0.479169">
            <text:p>0,479169</text:p>
          </table:table-cell>
          <table:table-cell office:value-type="float" office:value="0.77623">
            <text:p>0,77623</text:p>
          </table:table-cell>
          <table:table-cell office:value-type="float" office:value="1.19411">
            <text:p>1,19411</text:p>
          </table:table-cell>
          <table:table-cell office:value-type="float" office:value="2.71255">
            <text:p>2,71255</text:p>
          </table:table-cell>
          <table:table-cell office:value-type="float" office:value="3.90666">
            <text:p>3,90666</text:p>
          </table:table-cell>
          <table:table-cell office:value-type="float" office:value="1.429">
            <text:p>1,429</text:p>
          </table:table-cell>
          <table:table-cell office:value-type="float" office:value="6.56965">
            <text:p>6,56965</text:p>
          </table:table-cell>
          <table:table-cell office:value-type="float" office:value="7.99866">
            <text:p>7,99866</text:p>
          </table:table-cell>
          <table:table-cell office:value-type="float" office:value="1.24425">
            <text:p>1,24425</text:p>
          </table:table-cell>
          <table:table-cell office:value-type="float" office:value="1.68882">
            <text:p>1,68882</text:p>
          </table:table-cell>
          <table:table-cell office:value-type="float" office:value="2.93308">
            <text:p>2,93308</text:p>
          </table:table-cell>
          <table:table-cell office:value-type="float" office:value="0.608491">
            <text:p>0,608491</text:p>
          </table:table-cell>
          <table:table-cell office:value-type="float" office:value="0.444272">
            <text:p>0,444272</text:p>
          </table:table-cell>
          <table:table-cell office:value-type="float" office:value="1.05276">
            <text:p>1,05276</text:p>
          </table:table-cell>
          <table:table-cell office:value-type="float" office:value="0.556586">
            <text:p>0,556586</text:p>
          </table:table-cell>
          <table:table-cell office:value-type="float" office:value="0.433129">
            <text:p>0,433129</text:p>
          </table:table-cell>
          <table:table-cell office:value-type="float" office:value="0.989715">
            <text:p>0,989715</text:p>
          </table:table-cell>
        </table:table-row>
        <table:table-row table:style-name="ro1">
          <table:table-cell office:value-type="float" office:value="0.38269">
            <text:p>0,38269</text:p>
          </table:table-cell>
          <table:table-cell office:value-type="float" office:value="7.80951">
            <text:p>7,80951</text:p>
          </table:table-cell>
          <table:table-cell office:value-type="float" office:value="8.1922">
            <text:p>8,1922</text:p>
          </table:table-cell>
          <table:table-cell office:value-type="float" office:value="0.734882">
            <text:p>0,734882</text:p>
          </table:table-cell>
          <table:table-cell office:value-type="float" office:value="1.35452">
            <text:p>1,35452</text:p>
          </table:table-cell>
          <table:table-cell office:value-type="float" office:value="2.0894">
            <text:p>2,0894</text:p>
          </table:table-cell>
          <table:table-cell office:value-type="float" office:value="0.0395886">
            <text:p>0,0395886</text:p>
          </table:table-cell>
          <table:table-cell office:value-type="float" office:value="0.237532">
            <text:p>0,237532</text:p>
          </table:table-cell>
          <table:table-cell office:value-type="float" office:value="0.27712">
            <text:p>0,27712</text:p>
          </table:table-cell>
          <table:table-cell office:value-type="float" office:value="0.510253">
            <text:p>0,510253</text:p>
          </table:table-cell>
          <table:table-cell office:value-type="float" office:value="0.639576">
            <text:p>0,639576</text:p>
          </table:table-cell>
          <table:table-cell office:value-type="float" office:value="1.14983">
            <text:p>1,14983</text:p>
          </table:table-cell>
          <table:table-cell office:value-type="float" office:value="0.577993">
            <text:p>0,577993</text:p>
          </table:table-cell>
          <table:table-cell office:value-type="float" office:value="1.05394">
            <text:p>1,05394</text:p>
          </table:table-cell>
          <table:table-cell office:value-type="float" office:value="1.63193">
            <text:p>1,63193</text:p>
          </table:table-cell>
          <table:table-cell office:value-type="float" office:value="0.780628">
            <text:p>0,780628</text:p>
          </table:table-cell>
          <table:table-cell office:value-type="float" office:value="2.59291">
            <text:p>2,59291</text:p>
          </table:table-cell>
          <table:table-cell office:value-type="float" office:value="3.37353">
            <text:p>3,37353</text:p>
          </table:table-cell>
          <table:table-cell office:value-type="float" office:value="0.628432">
            <text:p>0,628432</text:p>
          </table:table-cell>
          <table:table-cell office:value-type="float" office:value="1.43399">
            <text:p>1,43399</text:p>
          </table:table-cell>
          <table:table-cell office:value-type="float" office:value="2.06242">
            <text:p>2,06242</text:p>
          </table:table-cell>
          <table:table-cell office:value-type="float" office:value="0.283865">
            <text:p>0,283865</text:p>
          </table:table-cell>
          <table:table-cell office:value-type="float" office:value="0.292956">
            <text:p>0,292956</text:p>
          </table:table-cell>
          <table:table-cell office:value-type="float" office:value="0.57682">
            <text:p>0,57682</text:p>
          </table:table-cell>
          <table:table-cell office:value-type="float" office:value="0.28973">
            <text:p>0,28973</text:p>
          </table:table-cell>
          <table:table-cell office:value-type="float" office:value="0.412015">
            <text:p>0,412015</text:p>
          </table:table-cell>
          <table:table-cell office:value-type="float" office:value="0.701745">
            <text:p>0,701745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981">
            <text:p>6,6981</text:p>
          </table:table-cell>
          <table:table-cell office:value-type="float" office:value="6.92185">
            <text:p>6,92185</text:p>
          </table:table-cell>
          <table:table-cell office:value-type="float" office:value="0.887078">
            <text:p>0,887078</text:p>
          </table:table-cell>
          <table:table-cell office:value-type="float" office:value="1.38736">
            <text:p>1,38736</text:p>
          </table:table-cell>
          <table:table-cell office:value-type="float" office:value="2.27444">
            <text:p>2,27444</text:p>
          </table:table-cell>
          <table:table-cell office:value-type="float" office:value="0.0410548">
            <text:p>0,0410548</text:p>
          </table:table-cell>
          <table:table-cell office:value-type="float" office:value="0.241344">
            <text:p>0,241344</text:p>
          </table:table-cell>
          <table:table-cell office:value-type="float" office:value="0.282399">
            <text:p>0,282399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07323">
            <text:p>0,407323</text:p>
          </table:table-cell>
          <table:table-cell office:value-type="float" office:value="0.856287">
            <text:p>0,856287</text:p>
          </table:table-cell>
          <table:table-cell office:value-type="float" office:value="1.26361">
            <text:p>1,26361</text:p>
          </table:table-cell>
          <table:table-cell office:value-type="float" office:value="0.53254">
            <text:p>0,53254</text:p>
          </table:table-cell>
          <table:table-cell office:value-type="float" office:value="1.64923">
            <text:p>1,64923</text:p>
          </table:table-cell>
          <table:table-cell office:value-type="float" office:value="2.18177">
            <text:p>2,18177</text:p>
          </table:table-cell>
          <table:table-cell office:value-type="float" office:value="0.634297">
            <text:p>0,634297</text:p>
          </table:table-cell>
          <table:table-cell office:value-type="float" office:value="1.4727">
            <text:p>1,4727</text:p>
          </table:table-cell>
          <table:table-cell office:value-type="float" office:value="2.10699">
            <text:p>2,10699</text:p>
          </table:table-cell>
          <table:table-cell office:value-type="float" office:value="0.443979">
            <text:p>0,443979</text:p>
          </table:table-cell>
          <table:table-cell office:value-type="float" office:value="0.307911">
            <text:p>0,307911</text:p>
          </table:table-cell>
          <table:table-cell office:value-type="float" office:value="0.75189">
            <text:p>0,75189</text:p>
          </table:table-cell>
          <table:table-cell office:value-type="float" office:value="0.319055">
            <text:p>0,319055</text:p>
          </table:table-cell>
          <table:table-cell office:value-type="float" office:value="0.435768">
            <text:p>0,435768</text:p>
          </table:table-cell>
          <table:table-cell office:value-type="float" office:value="0.754823">
            <text:p>0,754823</text:p>
          </table:table-cell>
        </table:table-row>
        <table:table-row table:style-name="ro1">
          <table:table-cell office:value-type="float" office:value="0.401751">
            <text:p>0,401751</text:p>
          </table:table-cell>
          <table:table-cell office:value-type="float" office:value="8.88016">
            <text:p>8,88016</text:p>
          </table:table-cell>
          <table:table-cell office:value-type="float" office:value="9.28191">
            <text:p>9,28191</text:p>
          </table:table-cell>
          <table:table-cell office:value-type="float" office:value="1.20261">
            <text:p>1,20261</text:p>
          </table:table-cell>
          <table:table-cell office:value-type="float" office:value="2.78059">
            <text:p>2,78059</text:p>
          </table:table-cell>
          <table:table-cell office:value-type="float" office:value="3.9832">
            <text:p>3,9832</text:p>
          </table:table-cell>
          <table:table-cell office:value-type="float" office:value="0.0844557">
            <text:p>0,0844557</text:p>
          </table:table-cell>
          <table:table-cell office:value-type="float" office:value="0.395593">
            <text:p>0,395593</text:p>
          </table:table-cell>
          <table:table-cell office:value-type="float" office:value="0.480048">
            <text:p>0,480048</text:p>
          </table:table-cell>
          <table:table-cell office:value-type="float" office:value="0.522569">
            <text:p>0,522569</text:p>
          </table:table-cell>
          <table:table-cell office:value-type="float" office:value="0.532247">
            <text:p>0,532247</text:p>
          </table:table-cell>
          <table:table-cell office:value-type="float" office:value="1.05482">
            <text:p>1,05482</text:p>
          </table:table-cell>
          <table:table-cell office:value-type="float" office:value="0.612597">
            <text:p>0,612597</text:p>
          </table:table-cell>
          <table:table-cell office:value-type="float" office:value="0.930185">
            <text:p>0,930185</text:p>
          </table:table-cell>
          <table:table-cell office:value-type="float" office:value="1.54278">
            <text:p>1,54278</text:p>
          </table:table-cell>
          <table:table-cell office:value-type="float" office:value="0.85746">
            <text:p>0,85746</text:p>
          </table:table-cell>
          <table:table-cell office:value-type="float" office:value="3.36503">
            <text:p>3,36503</text:p>
          </table:table-cell>
          <table:table-cell office:value-type="float" office:value="4.22249">
            <text:p>4,22249</text:p>
          </table:table-cell>
          <table:table-cell office:value-type="float" office:value="0.806728">
            <text:p>0,806728</text:p>
          </table:table-cell>
          <table:table-cell office:value-type="float" office:value="2.4891">
            <text:p>2,4891</text:p>
          </table:table-cell>
          <table:table-cell office:value-type="float" office:value="3.29582">
            <text:p>3,29582</text:p>
          </table:table-cell>
          <table:table-cell office:value-type="float" office:value="0.368907">
            <text:p>0,368907</text:p>
          </table:table-cell>
          <table:table-cell office:value-type="float" office:value="0.553947">
            <text:p>0,553947</text:p>
          </table:table-cell>
          <table:table-cell office:value-type="float" office:value="0.922854">
            <text:p>0,922854</text:p>
          </table:table-cell>
          <table:table-cell office:value-type="float" office:value="0.420519">
            <text:p>0,420519</text:p>
          </table:table-cell>
          <table:table-cell office:value-type="float" office:value="0.601453">
            <text:p>0,601453</text:p>
          </table:table-cell>
          <table:table-cell office:value-type="float" office:value="1.02197">
            <text:p>1,02197</text:p>
          </table:table-cell>
        </table:table-row>
        <table:table-row table:style-name="ro1">
          <table:table-cell office:value-type="float" office:value="0.202635">
            <text:p>0,202635</text:p>
          </table:table-cell>
          <table:table-cell office:value-type="float" office:value="7.08519">
            <text:p>7,08519</text:p>
          </table:table-cell>
          <table:table-cell office:value-type="float" office:value="7.28782">
            <text:p>7,28782</text:p>
          </table:table-cell>
          <table:table-cell office:value-type="float" office:value="0.696173">
            <text:p>0,696173</text:p>
          </table:table-cell>
          <table:table-cell office:value-type="float" office:value="1.33252">
            <text:p>1,33252</text:p>
          </table:table-cell>
          <table:table-cell office:value-type="float" office:value="2.0287">
            <text:p>2,0287</text:p>
          </table:table-cell>
          <table:table-cell office:value-type="float" office:value="0.0533713">
            <text:p>0,0533713</text:p>
          </table:table-cell>
          <table:table-cell office:value-type="float" office:value="0.364215">
            <text:p>0,364215</text:p>
          </table:table-cell>
          <table:table-cell office:value-type="float" office:value="0.417586">
            <text:p>0,417586</text:p>
          </table:table-cell>
          <table:table-cell office:value-type="float" office:value="0.297354">
            <text:p>0,297354</text:p>
          </table:table-cell>
          <table:table-cell office:value-type="float" office:value="0.464506">
            <text:p>0,464506</text:p>
          </table:table-cell>
          <table:table-cell office:value-type="float" office:value="0.761861">
            <text:p>0,761861</text:p>
          </table:table-cell>
          <table:table-cell office:value-type="float" office:value="0.385622">
            <text:p>0,385622</text:p>
          </table:table-cell>
          <table:table-cell office:value-type="float" office:value="0.788546">
            <text:p>0,788546</text:p>
          </table:table-cell>
          <table:table-cell office:value-type="float" office:value="1.17417">
            <text:p>1,17417</text:p>
          </table:table-cell>
          <table:table-cell office:value-type="float" office:value="0.518464">
            <text:p>0,518464</text:p>
          </table:table-cell>
          <table:table-cell office:value-type="float" office:value="1.61346">
            <text:p>1,61346</text:p>
          </table:table-cell>
          <table:table-cell office:value-type="float" office:value="2.13192">
            <text:p>2,13192</text:p>
          </table:table-cell>
          <table:table-cell office:value-type="float" office:value="0.612304">
            <text:p>0,612304</text:p>
          </table:table-cell>
          <table:table-cell office:value-type="float" office:value="1.42871">
            <text:p>1,42871</text:p>
          </table:table-cell>
          <table:table-cell office:value-type="float" office:value="2.04101">
            <text:p>2,04101</text:p>
          </table:table-cell>
          <table:table-cell office:value-type="float" office:value="0.282399">
            <text:p>0,282399</text:p>
          </table:table-cell>
          <table:table-cell office:value-type="float" office:value="0.286797">
            <text:p>0,286797</text:p>
          </table:table-cell>
          <table:table-cell office:value-type="float" office:value="0.569196">
            <text:p>0,569196</text:p>
          </table:table-cell>
          <table:table-cell office:value-type="float" office:value="0.307911">
            <text:p>0,307911</text:p>
          </table:table-cell>
          <table:table-cell office:value-type="float" office:value="0.407323">
            <text:p>0,407323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212019">
            <text:p>0,212019</text:p>
          </table:table-cell>
          <table:table-cell office:value-type="float" office:value="6.61716">
            <text:p>6,61716</text:p>
          </table:table-cell>
          <table:table-cell office:value-type="float" office:value="6.82918">
            <text:p>6,82918</text:p>
          </table:table-cell>
          <table:table-cell office:value-type="float" office:value="0.674766">
            <text:p>0,674766</text:p>
          </table:table-cell>
          <table:table-cell office:value-type="float" office:value="1.56243">
            <text:p>1,56243</text:p>
          </table:table-cell>
          <table:table-cell office:value-type="float" office:value="2.2372">
            <text:p>2,2372</text:p>
          </table:table-cell>
          <table:table-cell office:value-type="float" office:value="0.0369494">
            <text:p>0,0369494</text:p>
          </table:table-cell>
          <table:table-cell office:value-type="float" office:value="0.214072">
            <text:p>0,214072</text:p>
          </table:table-cell>
          <table:table-cell office:value-type="float" office:value="0.251021">
            <text:p>0,251021</text:p>
          </table:table-cell>
          <table:table-cell office:value-type="float" office:value="0.296181">
            <text:p>0,296181</text:p>
          </table:table-cell>
          <table:table-cell office:value-type="float" office:value="0.453949">
            <text:p>0,453949</text:p>
          </table:table-cell>
          <table:table-cell office:value-type="float" office:value="0.750131">
            <text:p>0,750131</text:p>
          </table:table-cell>
          <table:table-cell office:value-type="float" office:value="0.379464">
            <text:p>0,379464</text:p>
          </table:table-cell>
          <table:table-cell office:value-type="float" office:value="0.785027">
            <text:p>0,785027</text:p>
          </table:table-cell>
          <table:table-cell office:value-type="float" office:value="1.16449">
            <text:p>1,16449</text:p>
          </table:table-cell>
          <table:table-cell office:value-type="float" office:value="0.529314">
            <text:p>0,529314</text:p>
          </table:table-cell>
          <table:table-cell office:value-type="float" office:value="1.6287">
            <text:p>1,6287</text:p>
          </table:table-cell>
          <table:table-cell office:value-type="float" office:value="2.15802">
            <text:p>2,15802</text:p>
          </table:table-cell>
          <table:table-cell office:value-type="float" office:value="0.748664">
            <text:p>0,748664</text:p>
          </table:table-cell>
          <table:table-cell office:value-type="float" office:value="1.47885">
            <text:p>1,47885</text:p>
          </table:table-cell>
          <table:table-cell office:value-type="float" office:value="2.22752">
            <text:p>2,22752</text:p>
          </table:table-cell>
          <table:table-cell office:value-type="float" office:value="0.281812">
            <text:p>0,281812</text:p>
          </table:table-cell>
          <table:table-cell office:value-type="float" office:value="0.284745">
            <text:p>0,284745</text:p>
          </table:table-cell>
          <table:table-cell office:value-type="float" office:value="0.566557">
            <text:p>0,566557</text:p>
          </table:table-cell>
          <table:table-cell office:value-type="float" office:value="0.30146">
            <text:p>0,30146</text:p>
          </table:table-cell>
          <table:table-cell office:value-type="float" office:value="0.403804">
            <text:p>0,403804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69751">
            <text:p>6,69751</text:p>
          </table:table-cell>
          <table:table-cell office:value-type="float" office:value="6.90982">
            <text:p>6,90982</text:p>
          </table:table-cell>
          <table:table-cell office:value-type="float" office:value="0.692947">
            <text:p>0,692947</text:p>
          </table:table-cell>
          <table:table-cell office:value-type="float" office:value="1.34308">
            <text:p>1,34308</text:p>
          </table:table-cell>
          <table:table-cell office:value-type="float" office:value="2.03603">
            <text:p>2,03603</text:p>
          </table:table-cell>
          <table:table-cell office:value-type="float" office:value="0.0354831">
            <text:p>0,0354831</text:p>
          </table:table-cell>
          <table:table-cell office:value-type="float" office:value="0.244276">
            <text:p>0,244276</text:p>
          </table:table-cell>
          <table:table-cell office:value-type="float" office:value="0.279759">
            <text:p>0,279759</text:p>
          </table:table-cell>
          <table:table-cell office:value-type="float" office:value="0.292076">
            <text:p>0,292076</text:p>
          </table:table-cell>
          <table:table-cell office:value-type="float" office:value="0.459521">
            <text:p>0,459521</text:p>
          </table:table-cell>
          <table:table-cell office:value-type="float" office:value="0.751597">
            <text:p>0,751597</text:p>
          </table:table-cell>
          <table:table-cell office:value-type="float" office:value="0.399112">
            <text:p>0,399112</text:p>
          </table:table-cell>
          <table:table-cell office:value-type="float" office:value="0.78796">
            <text:p>0,78796</text:p>
          </table:table-cell>
          <table:table-cell office:value-type="float" office:value="1.18707">
            <text:p>1,18707</text:p>
          </table:table-cell>
          <table:table-cell office:value-type="float" office:value="0.538405">
            <text:p>0,538405</text:p>
          </table:table-cell>
          <table:table-cell office:value-type="float" office:value="1.97298">
            <text:p>1,97298</text:p>
          </table:table-cell>
          <table:table-cell office:value-type="float" office:value="2.51138">
            <text:p>2,51138</text:p>
          </table:table-cell>
          <table:table-cell office:value-type="float" office:value="0.620515">
            <text:p>0,620515</text:p>
          </table:table-cell>
          <table:table-cell office:value-type="float" office:value="1.44308">
            <text:p>1,44308</text:p>
          </table:table-cell>
          <table:table-cell office:value-type="float" office:value="2.06359">
            <text:p>2,06359</text:p>
          </table:table-cell>
          <table:table-cell office:value-type="float" office:value="0.290903">
            <text:p>0,290903</text:p>
          </table:table-cell>
          <table:table-cell office:value-type="float" office:value="0.297061">
            <text:p>0,297061</text:p>
          </table:table-cell>
          <table:table-cell office:value-type="float" office:value="0.587964">
            <text:p>0,587964</text:p>
          </table:table-cell>
          <table:table-cell office:value-type="float" office:value="0.327266">
            <text:p>0,327266</text:p>
          </table:table-cell>
          <table:table-cell office:value-type="float" office:value="0.406443">
            <text:p>0,40644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7.10571">
            <text:p>7,10571</text:p>
          </table:table-cell>
          <table:table-cell office:value-type="float" office:value="7.33562">
            <text:p>7,33562</text:p>
          </table:table-cell>
          <table:table-cell office:value-type="float" office:value="0.909951">
            <text:p>0,909951</text:p>
          </table:table-cell>
          <table:table-cell office:value-type="float" office:value="1.36331">
            <text:p>1,36331</text:p>
          </table:table-cell>
          <table:table-cell office:value-type="float" office:value="2.27327">
            <text:p>2,27327</text:p>
          </table:table-cell>
          <table:table-cell office:value-type="float" office:value="0.0369494">
            <text:p>0,0369494</text:p>
          </table:table-cell>
          <table:table-cell office:value-type="float" office:value="0.24193">
            <text:p>0,24193</text:p>
          </table:table-cell>
          <table:table-cell office:value-type="float" office:value="0.27888">
            <text:p>0,27888</text:p>
          </table:table-cell>
          <table:table-cell office:value-type="float" office:value="0.304392">
            <text:p>0,304392</text:p>
          </table:table-cell>
          <table:table-cell office:value-type="float" office:value="0.483567">
            <text:p>0,483567</text:p>
          </table:table-cell>
          <table:table-cell office:value-type="float" office:value="0.78796">
            <text:p>0,78796</text:p>
          </table:table-cell>
          <table:table-cell office:value-type="float" office:value="0.532833">
            <text:p>0,532833</text:p>
          </table:table-cell>
          <table:table-cell office:value-type="float" office:value="0.873002">
            <text:p>0,873002</text:p>
          </table:table-cell>
          <table:table-cell office:value-type="float" office:value="1.40584">
            <text:p>1,40584</text:p>
          </table:table-cell>
          <table:table-cell office:value-type="float" office:value="0.520517">
            <text:p>0,520517</text:p>
          </table:table-cell>
          <table:table-cell office:value-type="float" office:value="2.03251">
            <text:p>2,03251</text:p>
          </table:table-cell>
          <table:table-cell office:value-type="float" office:value="2.55302">
            <text:p>2,55302</text:p>
          </table:table-cell>
          <table:table-cell office:value-type="float" office:value="0.844557">
            <text:p>0,844557</text:p>
          </table:table-cell>
          <table:table-cell office:value-type="float" office:value="1.49381">
            <text:p>1,49381</text:p>
          </table:table-cell>
          <table:table-cell office:value-type="float" office:value="2.33837">
            <text:p>2,33837</text:p>
          </table:table-cell>
          <table:table-cell office:value-type="float" office:value="0.299407">
            <text:p>0,299407</text:p>
          </table:table-cell>
          <table:table-cell office:value-type="float" office:value="0.295595">
            <text:p>0,295595</text:p>
          </table:table-cell>
          <table:table-cell office:value-type="float" office:value="0.595002">
            <text:p>0,595002</text:p>
          </table:table-cell>
          <table:table-cell office:value-type="float" office:value="0.410842">
            <text:p>0,410842</text:p>
          </table:table-cell>
          <table:table-cell office:value-type="float" office:value="0.405563">
            <text:p>0,405563</text:p>
          </table:table-cell>
          <table:table-cell office:value-type="float" office:value="0.816405">
            <text:p>0,816405</text:p>
          </table:table-cell>
        </table:table-row>
        <table:table-row table:style-name="ro1">
          <table:table-cell office:value-type="float" office:value="0.214072">
            <text:p>0,214072</text:p>
          </table:table-cell>
          <table:table-cell office:value-type="float" office:value="7.0846">
            <text:p>7,0846</text:p>
          </table:table-cell>
          <table:table-cell office:value-type="float" office:value="7.29867">
            <text:p>7,29867</text:p>
          </table:table-cell>
          <table:table-cell office:value-type="float" office:value="0.70585">
            <text:p>0,70585</text:p>
          </table:table-cell>
          <table:table-cell office:value-type="float" office:value="1.37299">
            <text:p>1,37299</text:p>
          </table:table-cell>
          <table:table-cell office:value-type="float" office:value="2.07884">
            <text:p>2,07884</text:p>
          </table:table-cell>
          <table:table-cell office:value-type="float" office:value="0.0882679">
            <text:p>0,0882679</text:p>
          </table:table-cell>
          <table:table-cell office:value-type="float" office:value="0.316416">
            <text:p>0,316416</text:p>
          </table:table-cell>
          <table:table-cell office:value-type="float" office:value="0.404683">
            <text:p>0,404683</text:p>
          </table:table-cell>
          <table:table-cell office:value-type="float" office:value="1.00878">
            <text:p>1,00878</text:p>
          </table:table-cell>
          <table:table-cell office:value-type="float" office:value="0.823736">
            <text:p>0,823736</text:p>
          </table:table-cell>
          <table:table-cell office:value-type="float" office:value="1.83251">
            <text:p>1,83251</text:p>
          </table:table-cell>
          <table:table-cell office:value-type="float" office:value="0.88092">
            <text:p>0,88092</text:p>
          </table:table-cell>
          <table:table-cell office:value-type="float" office:value="1.13869">
            <text:p>1,13869</text:p>
          </table:table-cell>
          <table:table-cell office:value-type="float" office:value="2.0196">
            <text:p>2,0196</text:p>
          </table:table-cell>
          <table:table-cell office:value-type="float" office:value="0.580339">
            <text:p>0,580339</text:p>
          </table:table-cell>
          <table:table-cell office:value-type="float" office:value="1.74923">
            <text:p>1,74923</text:p>
          </table:table-cell>
          <table:table-cell office:value-type="float" office:value="2.32957">
            <text:p>2,32957</text:p>
          </table:table-cell>
          <table:table-cell office:value-type="float" office:value="0.77447">
            <text:p>0,77447</text:p>
          </table:table-cell>
          <table:table-cell office:value-type="float" office:value="1.65275">
            <text:p>1,65275</text:p>
          </table:table-cell>
          <table:table-cell office:value-type="float" office:value="2.42722">
            <text:p>2,42722</text:p>
          </table:table-cell>
          <table:table-cell office:value-type="float" office:value="0.287677">
            <text:p>0,287677</text:p>
          </table:table-cell>
          <table:table-cell office:value-type="float" office:value="0.302633">
            <text:p>0,302633</text:p>
          </table:table-cell>
          <table:table-cell office:value-type="float" office:value="0.59031">
            <text:p>0,59031</text:p>
          </table:table-cell>
          <table:table-cell office:value-type="float" office:value="0.349553">
            <text:p>0,349553</text:p>
          </table:table-cell>
          <table:table-cell office:value-type="float" office:value="0.529901">
            <text:p>0,529901</text:p>
          </table:table-cell>
          <table:table-cell office:value-type="float" office:value="0.879453">
            <text:p>0,879453</text:p>
          </table:table-cell>
        </table:table-row>
        <table:table-row table:style-name="ro1">
          <table:table-cell office:value-type="float" office:value="0.478582">
            <text:p>0,478582</text:p>
          </table:table-cell>
          <table:table-cell office:value-type="float" office:value="8.78368">
            <text:p>8,78368</text:p>
          </table:table-cell>
          <table:table-cell office:value-type="float" office:value="9.26227">
            <text:p>9,26227</text:p>
          </table:table-cell>
          <table:table-cell office:value-type="float" office:value="0.791772">
            <text:p>0,791772</text:p>
          </table:table-cell>
          <table:table-cell office:value-type="float" office:value="1.88852">
            <text:p>1,88852</text:p>
          </table:table-cell>
          <table:table-cell office:value-type="float" office:value="2.68029">
            <text:p>2,68029</text:p>
          </table:table-cell>
          <table:table-cell office:value-type="float" office:value="0.170671">
            <text:p>0,170671</text:p>
          </table:table-cell>
          <table:table-cell office:value-type="float" office:value="0.259818">
            <text:p>0,259818</text:p>
          </table:table-cell>
          <table:table-cell office:value-type="float" office:value="0.430489">
            <text:p>0,430489</text:p>
          </table:table-cell>
          <table:table-cell office:value-type="float" office:value="0.31231">
            <text:p>0,31231</text:p>
          </table:table-cell>
          <table:table-cell office:value-type="float" office:value="0.855114">
            <text:p>0,855114</text:p>
          </table:table-cell>
          <table:table-cell office:value-type="float" office:value="1.16742">
            <text:p>1,16742</text:p>
          </table:table-cell>
          <table:table-cell office:value-type="float" office:value="0.702918">
            <text:p>0,702918</text:p>
          </table:table-cell>
          <table:table-cell office:value-type="float" office:value="1.11523">
            <text:p>1,11523</text:p>
          </table:table-cell>
          <table:table-cell office:value-type="float" office:value="1.81814">
            <text:p>1,81814</text:p>
          </table:table-cell>
          <table:table-cell office:value-type="float" office:value="0.533126">
            <text:p>0,533126</text:p>
          </table:table-cell>
          <table:table-cell office:value-type="float" office:value="1.6985">
            <text:p>1,6985</text:p>
          </table:table-cell>
          <table:table-cell office:value-type="float" office:value="2.23162">
            <text:p>2,23162</text:p>
          </table:table-cell>
          <table:table-cell office:value-type="float" office:value="0.602333">
            <text:p>0,602333</text:p>
          </table:table-cell>
          <table:table-cell office:value-type="float" office:value="1.45188">
            <text:p>1,45188</text:p>
          </table:table-cell>
          <table:table-cell office:value-type="float" office:value="2.05421">
            <text:p>2,05421</text:p>
          </table:table-cell>
          <table:table-cell office:value-type="float" office:value="0.275947">
            <text:p>0,275947</text:p>
          </table:table-cell>
          <table:table-cell office:value-type="float" office:value="0.290316">
            <text:p>0,290316</text:p>
          </table:table-cell>
          <table:table-cell office:value-type="float" office:value="0.566264">
            <text:p>0,566264</text:p>
          </table:table-cell>
          <table:table-cell office:value-type="float" office:value="0.302926">
            <text:p>0,302926</text:p>
          </table:table-cell>
          <table:table-cell office:value-type="float" office:value="0.399698">
            <text:p>0,399698</text:p>
          </table:table-cell>
          <table:table-cell office:value-type="float" office:value="0.702624">
            <text:p>0,70262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84765">
            <text:p>6,84765</text:p>
          </table:table-cell>
          <table:table-cell office:value-type="float" office:value="7.05879">
            <text:p>7,05879</text:p>
          </table:table-cell>
          <table:table-cell office:value-type="float" office:value="0.680044">
            <text:p>0,680044</text:p>
          </table:table-cell>
          <table:table-cell office:value-type="float" office:value="1.29587">
            <text:p>1,29587</text:p>
          </table:table-cell>
          <table:table-cell office:value-type="float" office:value="1.97591">
            <text:p>1,97591</text:p>
          </table:table-cell>
          <table:table-cell office:value-type="float" office:value="0.0395886">
            <text:p>0,0395886</text:p>
          </table:table-cell>
          <table:table-cell office:value-type="float" office:value="0.227561">
            <text:p>0,227561</text:p>
          </table:table-cell>
          <table:table-cell office:value-type="float" office:value="0.26715">
            <text:p>0,26715</text:p>
          </table:table-cell>
          <table:table-cell office:value-type="float" office:value="0.294715">
            <text:p>0,294715</text:p>
          </table:table-cell>
          <table:table-cell office:value-type="float" office:value="0.454829">
            <text:p>0,454829</text:p>
          </table:table-cell>
          <table:table-cell office:value-type="float" office:value="0.749544">
            <text:p>0,749544</text:p>
          </table:table-cell>
          <table:table-cell office:value-type="float" office:value="0.380051">
            <text:p>0,380051</text:p>
          </table:table-cell>
          <table:table-cell office:value-type="float" office:value="0.826375">
            <text:p>0,826375</text:p>
          </table:table-cell>
          <table:table-cell office:value-type="float" office:value="1.20643">
            <text:p>1,20643</text:p>
          </table:table-cell>
          <table:table-cell office:value-type="float" office:value="0.877987">
            <text:p>0,877987</text:p>
          </table:table-cell>
          <table:table-cell office:value-type="float" office:value="1.64014">
            <text:p>1,64014</text:p>
          </table:table-cell>
          <table:table-cell office:value-type="float" office:value="2.51813">
            <text:p>2,51813</text:p>
          </table:table-cell>
          <table:table-cell office:value-type="float" office:value="0.61289">
            <text:p>0,61289</text:p>
          </table:table-cell>
          <table:table-cell office:value-type="float" office:value="1.4202">
            <text:p>1,4202</text:p>
          </table:table-cell>
          <table:table-cell office:value-type="float" office:value="2.03309">
            <text:p>2,03309</text:p>
          </table:table-cell>
          <table:table-cell office:value-type="float" office:value="0.273015">
            <text:p>0,273015</text:p>
          </table:table-cell>
          <table:table-cell office:value-type="float" office:value="0.284158">
            <text:p>0,284158</text:p>
          </table:table-cell>
          <table:table-cell office:value-type="float" office:value="0.557173">
            <text:p>0,557173</text:p>
          </table:table-cell>
          <table:table-cell office:value-type="float" office:value="0.310844">
            <text:p>0,310844</text:p>
          </table:table-cell>
          <table:table-cell office:value-type="float" office:value="0.428143">
            <text:p>0,428143</text:p>
          </table:table-cell>
          <table:table-cell office:value-type="float" office:value="0.738987">
            <text:p>0,738987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13.4584">
            <text:p>13,4584</text:p>
          </table:table-cell>
          <table:table-cell office:value-type="float" office:value="13.6707">
            <text:p>13,6707</text:p>
          </table:table-cell>
          <table:table-cell office:value-type="float" office:value="0.712301">
            <text:p>0,712301</text:p>
          </table:table-cell>
          <table:table-cell office:value-type="float" office:value="1.28678">
            <text:p>1,28678</text:p>
          </table:table-cell>
          <table:table-cell office:value-type="float" office:value="1.99908">
            <text:p>1,99908</text:p>
          </table:table-cell>
          <table:table-cell office:value-type="float" office:value="0.0381224">
            <text:p>0,0381224</text:p>
          </table:table-cell>
          <table:table-cell office:value-type="float" office:value="0.225215">
            <text:p>0,225215</text:p>
          </table:table-cell>
          <table:table-cell office:value-type="float" office:value="0.263337">
            <text:p>0,263337</text:p>
          </table:table-cell>
          <table:table-cell office:value-type="float" office:value="0.301167">
            <text:p>0,301167</text:p>
          </table:table-cell>
          <table:table-cell office:value-type="float" office:value="0.449844">
            <text:p>0,449844</text:p>
          </table:table-cell>
          <table:table-cell office:value-type="float" office:value="0.75101">
            <text:p>0,75101</text:p>
          </table:table-cell>
          <table:table-cell office:value-type="float" office:value="0.379464">
            <text:p>0,379464</text:p>
          </table:table-cell>
          <table:table-cell office:value-type="float" office:value="0.810833">
            <text:p>0,810833</text:p>
          </table:table-cell>
          <table:table-cell office:value-type="float" office:value="1.1903">
            <text:p>1,1903</text:p>
          </table:table-cell>
          <table:table-cell office:value-type="float" office:value="1.0988">
            <text:p>1,0988</text:p>
          </table:table-cell>
          <table:table-cell office:value-type="float" office:value="2.94041">
            <text:p>2,94041</text:p>
          </table:table-cell>
          <table:table-cell office:value-type="float" office:value="4.03921">
            <text:p>4,03921</text:p>
          </table:table-cell>
          <table:table-cell office:value-type="float" office:value="0.614063">
            <text:p>0,614063</text:p>
          </table:table-cell>
          <table:table-cell office:value-type="float" office:value="1.52196">
            <text:p>1,52196</text:p>
          </table:table-cell>
          <table:table-cell office:value-type="float" office:value="2.13602">
            <text:p>2,13602</text:p>
          </table:table-cell>
          <table:table-cell office:value-type="float" office:value="0.280053">
            <text:p>0,280053</text:p>
          </table:table-cell>
          <table:table-cell office:value-type="float" office:value="0.291489">
            <text:p>0,291489</text:p>
          </table:table-cell>
          <table:table-cell office:value-type="float" office:value="0.571542">
            <text:p>0,571542</text:p>
          </table:table-cell>
          <table:table-cell office:value-type="float" office:value="0.30146">
            <text:p>0,30146</text:p>
          </table:table-cell>
          <table:table-cell office:value-type="float" office:value="0.421105">
            <text:p>0,421105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3196">
            <text:p>0,23196</text:p>
          </table:table-cell>
          <table:table-cell office:value-type="float" office:value="8.23355">
            <text:p>8,23355</text:p>
          </table:table-cell>
          <table:table-cell office:value-type="float" office:value="8.46551">
            <text:p>8,46551</text:p>
          </table:table-cell>
          <table:table-cell office:value-type="float" office:value="0.738401">
            <text:p>0,738401</text:p>
          </table:table-cell>
          <table:table-cell office:value-type="float" office:value="1.42079">
            <text:p>1,42079</text:p>
          </table:table-cell>
          <table:table-cell office:value-type="float" office:value="2.15919">
            <text:p>2,15919</text:p>
          </table:table-cell>
          <table:table-cell office:value-type="float" office:value="0.0392953">
            <text:p>0,0392953</text:p>
          </table:table-cell>
          <table:table-cell office:value-type="float" office:value="0.212605">
            <text:p>0,212605</text:p>
          </table:table-cell>
          <table:table-cell office:value-type="float" office:value="0.251901">
            <text:p>0,251901</text:p>
          </table:table-cell>
          <table:table-cell office:value-type="float" office:value="0.302046">
            <text:p>0,302046</text:p>
          </table:table-cell>
          <table:table-cell office:value-type="float" office:value="0.465093">
            <text:p>0,465093</text:p>
          </table:table-cell>
          <table:table-cell office:value-type="float" office:value="0.767139">
            <text:p>0,767139</text:p>
          </table:table-cell>
          <table:table-cell office:value-type="float" office:value="0.396766">
            <text:p>0,396766</text:p>
          </table:table-cell>
          <table:table-cell office:value-type="float" office:value="0.792945">
            <text:p>0,792945</text:p>
          </table:table-cell>
          <table:table-cell office:value-type="float" office:value="1.18971">
            <text:p>1,18971</text:p>
          </table:table-cell>
          <table:table-cell office:value-type="float" office:value="0.527261">
            <text:p>0,527261</text:p>
          </table:table-cell>
          <table:table-cell office:value-type="float" office:value="1.64571">
            <text:p>1,64571</text:p>
          </table:table-cell>
          <table:table-cell office:value-type="float" office:value="2.17297">
            <text:p>2,17297</text:p>
          </table:table-cell>
          <table:table-cell office:value-type="float" office:value="0.608491">
            <text:p>0,608491</text:p>
          </table:table-cell>
          <table:table-cell office:value-type="float" office:value="1.43721">
            <text:p>1,43721</text:p>
          </table:table-cell>
          <table:table-cell office:value-type="float" office:value="2.0457">
            <text:p>2,0457</text:p>
          </table:table-cell>
          <table:table-cell office:value-type="float" office:value="0.292076">
            <text:p>0,292076</text:p>
          </table:table-cell>
          <table:table-cell office:value-type="float" office:value="0.282692">
            <text:p>0,282692</text:p>
          </table:table-cell>
          <table:table-cell office:value-type="float" office:value="0.574768">
            <text:p>0,574768</text:p>
          </table:table-cell>
          <table:table-cell office:value-type="float" office:value="0.298821">
            <text:p>0,298821</text:p>
          </table:table-cell>
          <table:table-cell office:value-type="float" office:value="0.397645">
            <text:p>0,397645</text:p>
          </table:table-cell>
          <table:table-cell office:value-type="float" office:value="0.696466">
            <text:p>0,696466</text:p>
          </table:table-cell>
        </table:table-row>
        <table:table-row table:style-name="ro1">
          <table:table-cell office:value-type="float" office:value="0.225508">
            <text:p>0,225508</text:p>
          </table:table-cell>
          <table:table-cell office:value-type="float" office:value="6.85059">
            <text:p>6,85059</text:p>
          </table:table-cell>
          <table:table-cell office:value-type="float" office:value="7.07609">
            <text:p>7,07609</text:p>
          </table:table-cell>
          <table:table-cell office:value-type="float" office:value="0.733122">
            <text:p>0,733122</text:p>
          </table:table-cell>
          <table:table-cell office:value-type="float" office:value="1.37592">
            <text:p>1,37592</text:p>
          </table:table-cell>
          <table:table-cell office:value-type="float" office:value="2.10905">
            <text:p>2,10905</text:p>
          </table:table-cell>
          <table:table-cell office:value-type="float" office:value="0.0404683">
            <text:p>0,0404683</text:p>
          </table:table-cell>
          <table:table-cell office:value-type="float" office:value="0.257179">
            <text:p>0,257179</text:p>
          </table:table-cell>
          <table:table-cell office:value-type="float" office:value="0.297648">
            <text:p>0,297648</text:p>
          </table:table-cell>
          <table:table-cell office:value-type="float" office:value="0.327852">
            <text:p>0,327852</text:p>
          </table:table-cell>
          <table:table-cell office:value-type="float" office:value="0.487086">
            <text:p>0,487086</text:p>
          </table:table-cell>
          <table:table-cell office:value-type="float" office:value="0.814939">
            <text:p>0,814939</text:p>
          </table:table-cell>
          <table:table-cell office:value-type="float" office:value="0.394126">
            <text:p>0,394126</text:p>
          </table:table-cell>
          <table:table-cell office:value-type="float" office:value="0.819631">
            <text:p>0,819631</text:p>
          </table:table-cell>
          <table:table-cell office:value-type="float" office:value="1.21376">
            <text:p>1,21376</text:p>
          </table:table-cell>
          <table:table-cell office:value-type="float" office:value="0.650133">
            <text:p>0,650133</text:p>
          </table:table-cell>
          <table:table-cell office:value-type="float" office:value="1.6029">
            <text:p>1,6029</text:p>
          </table:table-cell>
          <table:table-cell office:value-type="float" office:value="2.25303">
            <text:p>2,25303</text:p>
          </table:table-cell>
          <table:table-cell office:value-type="float" office:value="0.617582">
            <text:p>0,617582</text:p>
          </table:table-cell>
          <table:table-cell office:value-type="float" office:value="1.48149">
            <text:p>1,48149</text:p>
          </table:table-cell>
          <table:table-cell office:value-type="float" office:value="2.09908">
            <text:p>2,09908</text:p>
          </table:table-cell>
          <table:table-cell office:value-type="float" office:value="0.284745">
            <text:p>0,284745</text:p>
          </table:table-cell>
          <table:table-cell office:value-type="float" office:value="0.283865">
            <text:p>0,283865</text:p>
          </table:table-cell>
          <table:table-cell office:value-type="float" office:value="0.56861">
            <text:p>0,56861</text:p>
          </table:table-cell>
          <table:table-cell office:value-type="float" office:value="0.310257">
            <text:p>0,310257</text:p>
          </table:table-cell>
          <table:table-cell office:value-type="float" office:value="0.407029">
            <text:p>0,407029</text:p>
          </table:table-cell>
          <table:table-cell office:value-type="float" office:value="0.717287">
            <text:p>0,717287</text:p>
          </table:table-cell>
        </table:table-row>
        <table:table-row table:style-name="ro1">
          <table:table-cell office:value-type="float" office:value="0.217297">
            <text:p>0,217297</text:p>
          </table:table-cell>
          <table:table-cell office:value-type="float" office:value="6.86906">
            <text:p>6,86906</text:p>
          </table:table-cell>
          <table:table-cell office:value-type="float" office:value="7.08636">
            <text:p>7,08636</text:p>
          </table:table-cell>
          <table:table-cell office:value-type="float" office:value="0.703504">
            <text:p>0,703504</text:p>
          </table:table-cell>
          <table:table-cell office:value-type="float" office:value="1.2683">
            <text:p>1,2683</text:p>
          </table:table-cell>
          <table:table-cell office:value-type="float" office:value="1.97181">
            <text:p>1,97181</text:p>
          </table:table-cell>
          <table:table-cell office:value-type="float" office:value="0.0363629">
            <text:p>0,0363629</text:p>
          </table:table-cell>
          <table:table-cell office:value-type="float" office:value="0.468025">
            <text:p>0,468025</text:p>
          </table:table-cell>
          <table:table-cell office:value-type="float" office:value="0.504388">
            <text:p>0,504388</text:p>
          </table:table-cell>
          <table:table-cell office:value-type="float" office:value="0.622861">
            <text:p>0,622861</text:p>
          </table:table-cell>
          <table:table-cell office:value-type="float" office:value="1.16185">
            <text:p>1,16185</text:p>
          </table:table-cell>
          <table:table-cell office:value-type="float" office:value="1.78471">
            <text:p>1,78471</text:p>
          </table:table-cell>
          <table:table-cell office:value-type="float" office:value="0.96039">
            <text:p>0,96039</text:p>
          </table:table-cell>
          <table:table-cell office:value-type="float" office:value="2.03427">
            <text:p>2,03427</text:p>
          </table:table-cell>
          <table:table-cell office:value-type="float" office:value="2.99466">
            <text:p>2,99466</text:p>
          </table:table-cell>
          <table:table-cell office:value-type="float" office:value="1.28619">
            <text:p>1,28619</text:p>
          </table:table-cell>
          <table:table-cell office:value-type="float" office:value="4.13686">
            <text:p>4,13686</text:p>
          </table:table-cell>
          <table:table-cell office:value-type="float" office:value="5.42305">
            <text:p>5,42305</text:p>
          </table:table-cell>
          <table:table-cell office:value-type="float" office:value="0.640455">
            <text:p>0,640455</text:p>
          </table:table-cell>
          <table:table-cell office:value-type="float" office:value="1.48413">
            <text:p>1,48413</text:p>
          </table:table-cell>
          <table:table-cell office:value-type="float" office:value="2.12459">
            <text:p>2,12459</text:p>
          </table:table-cell>
          <table:table-cell office:value-type="float" office:value="0.273894">
            <text:p>0,273894</text:p>
          </table:table-cell>
          <table:table-cell office:value-type="float" office:value="0.343981">
            <text:p>0,343981</text:p>
          </table:table-cell>
          <table:table-cell office:value-type="float" office:value="0.617875">
            <text:p>0,617875</text:p>
          </table:table-cell>
          <table:table-cell office:value-type="float" office:value="0.308498">
            <text:p>0,308498</text:p>
          </table:table-cell>
          <table:table-cell office:value-type="float" office:value="0.416707">
            <text:p>0,416707</text:p>
          </table:table-cell>
          <table:table-cell office:value-type="float" office:value="0.725204">
            <text:p>0,725204</text:p>
          </table:table-cell>
        </table:table-row>
        <table:table-row table:style-name="ro1">
          <table:table-cell office:value-type="float" office:value="0.219643">
            <text:p>0,219643</text:p>
          </table:table-cell>
          <table:table-cell office:value-type="float" office:value="7.18958">
            <text:p>7,18958</text:p>
          </table:table-cell>
          <table:table-cell office:value-type="float" office:value="7.40923">
            <text:p>7,40923</text:p>
          </table:table-cell>
          <table:table-cell office:value-type="float" office:value="0.689135">
            <text:p>0,689135</text:p>
          </table:table-cell>
          <table:table-cell office:value-type="float" office:value="1.30056">
            <text:p>1,30056</text:p>
          </table:table-cell>
          <table:table-cell office:value-type="float" office:value="1.98969">
            <text:p>1,98969</text:p>
          </table:table-cell>
          <table:table-cell office:value-type="float" office:value="0.0372426">
            <text:p>0,0372426</text:p>
          </table:table-cell>
          <table:table-cell office:value-type="float" office:value="0.297354">
            <text:p>0,297354</text:p>
          </table:table-cell>
          <table:table-cell office:value-type="float" office:value="0.334597">
            <text:p>0,334597</text:p>
          </table:table-cell>
          <table:table-cell office:value-type="float" office:value="0.375359">
            <text:p>0,375359</text:p>
          </table:table-cell>
          <table:table-cell office:value-type="float" office:value="0.491485">
            <text:p>0,491485</text:p>
          </table:table-cell>
          <table:table-cell office:value-type="float" office:value="0.866844">
            <text:p>0,866844</text:p>
          </table:table-cell>
          <table:table-cell office:value-type="float" office:value="0.414947">
            <text:p>0,414947</text:p>
          </table:table-cell>
          <table:table-cell office:value-type="float" office:value="0.863031">
            <text:p>0,863031</text:p>
          </table:table-cell>
          <table:table-cell office:value-type="float" office:value="1.27798">
            <text:p>1,27798</text:p>
          </table:table-cell>
          <table:table-cell office:value-type="float" office:value="0.599987">
            <text:p>0,599987</text:p>
          </table:table-cell>
          <table:table-cell office:value-type="float" office:value="2.1894">
            <text:p>2,1894</text:p>
          </table:table-cell>
          <table:table-cell office:value-type="float" office:value="2.78938">
            <text:p>2,78938</text:p>
          </table:table-cell>
          <table:table-cell office:value-type="float" office:value="0.626673">
            <text:p>0,626673</text:p>
          </table:table-cell>
          <table:table-cell office:value-type="float" office:value="1.97562">
            <text:p>1,97562</text:p>
          </table:table-cell>
          <table:table-cell office:value-type="float" office:value="2.60229">
            <text:p>2,60229</text:p>
          </table:table-cell>
          <table:table-cell office:value-type="float" office:value="0.341928">
            <text:p>0,341928</text:p>
          </table:table-cell>
          <table:table-cell office:value-type="float" office:value="0.348086">
            <text:p>0,348086</text:p>
          </table:table-cell>
          <table:table-cell office:value-type="float" office:value="0.690015">
            <text:p>0,690015</text:p>
          </table:table-cell>
          <table:table-cell office:value-type="float" office:value="0.369787">
            <text:p>0,369787</text:p>
          </table:table-cell>
          <table:table-cell office:value-type="float" office:value="0.477409">
            <text:p>0,477409</text:p>
          </table:table-cell>
          <table:table-cell office:value-type="float" office:value="0.847196">
            <text:p>0,847196</text:p>
          </table:table-cell>
        </table:table-row>
        <table:table-row table:style-name="ro1">
          <table:table-cell office:value-type="float" office:value="0.254833">
            <text:p>0,254833</text:p>
          </table:table-cell>
          <table:table-cell office:value-type="float" office:value="7.98106">
            <text:p>7,98106</text:p>
          </table:table-cell>
          <table:table-cell office:value-type="float" office:value="8.23589">
            <text:p>8,23589</text:p>
          </table:table-cell>
          <table:table-cell office:value-type="float" office:value="0.846609">
            <text:p>0,846609</text:p>
          </table:table-cell>
          <table:table-cell office:value-type="float" office:value="1.61052">
            <text:p>1,61052</text:p>
          </table:table-cell>
          <table:table-cell office:value-type="float" office:value="2.45713">
            <text:p>2,45713</text:p>
          </table:table-cell>
          <table:table-cell office:value-type="float" office:value="0.0451603">
            <text:p>0,0451603</text:p>
          </table:table-cell>
          <table:table-cell office:value-type="float" office:value="0.250435">
            <text:p>0,250435</text:p>
          </table:table-cell>
          <table:table-cell office:value-type="float" office:value="0.295595">
            <text:p>0,295595</text:p>
          </table:table-cell>
          <table:table-cell office:value-type="float" office:value="0.34574">
            <text:p>0,34574</text:p>
          </table:table-cell>
          <table:table-cell office:value-type="float" office:value="0.90174">
            <text:p>0,90174</text:p>
          </table:table-cell>
          <table:table-cell office:value-type="float" office:value="1.24748">
            <text:p>1,24748</text:p>
          </table:table-cell>
          <table:table-cell office:value-type="float" office:value="0.650719">
            <text:p>0,650719</text:p>
          </table:table-cell>
          <table:table-cell office:value-type="float" office:value="0.894996">
            <text:p>0,894996</text:p>
          </table:table-cell>
          <table:table-cell office:value-type="float" office:value="1.54571">
            <text:p>1,54571</text:p>
          </table:table-cell>
          <table:table-cell office:value-type="float" office:value="0.589137">
            <text:p>0,589137</text:p>
          </table:table-cell>
          <table:table-cell office:value-type="float" office:value="1.88618">
            <text:p>1,88618</text:p>
          </table:table-cell>
          <table:table-cell office:value-type="float" office:value="2.47531">
            <text:p>2,47531</text:p>
          </table:table-cell>
          <table:table-cell office:value-type="float" office:value="0.658344">
            <text:p>0,658344</text:p>
          </table:table-cell>
          <table:table-cell office:value-type="float" office:value="2.26916">
            <text:p>2,26916</text:p>
          </table:table-cell>
          <table:table-cell office:value-type="float" office:value="2.9275">
            <text:p>2,9275</text:p>
          </table:table-cell>
          <table:table-cell office:value-type="float" office:value="0.296181">
            <text:p>0,296181</text:p>
          </table:table-cell>
          <table:table-cell office:value-type="float" office:value="0.302046">
            <text:p>0,302046</text:p>
          </table:table-cell>
          <table:table-cell office:value-type="float" office:value="0.598228">
            <text:p>0,598228</text:p>
          </table:table-cell>
          <table:table-cell office:value-type="float" office:value="0.351019">
            <text:p>0,351019</text:p>
          </table:table-cell>
          <table:table-cell office:value-type="float" office:value="0.419639">
            <text:p>0,419639</text:p>
          </table:table-cell>
          <table:table-cell office:value-type="float" office:value="0.770658">
            <text:p>0,770658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76848">
            <text:p>6,76848</text:p>
          </table:table-cell>
          <table:table-cell office:value-type="float" office:value="6.99281">
            <text:p>6,99281</text:p>
          </table:table-cell>
          <table:table-cell office:value-type="float" office:value="0.701158">
            <text:p>0,701158</text:p>
          </table:table-cell>
          <table:table-cell office:value-type="float" office:value="1.46097">
            <text:p>1,46097</text:p>
          </table:table-cell>
          <table:table-cell office:value-type="float" office:value="2.16212">
            <text:p>2,16212</text:p>
          </table:table-cell>
          <table:table-cell office:value-type="float" office:value="0.0375359">
            <text:p>0,0375359</text:p>
          </table:table-cell>
          <table:table-cell office:value-type="float" office:value="0.207913">
            <text:p>0,207913</text:p>
          </table:table-cell>
          <table:table-cell office:value-type="float" office:value="0.245449">
            <text:p>0,245449</text:p>
          </table:table-cell>
          <table:table-cell office:value-type="float" office:value="0.304392">
            <text:p>0,304392</text:p>
          </table:table-cell>
          <table:table-cell office:value-type="float" office:value="0.46392">
            <text:p>0,46392</text:p>
          </table:table-cell>
          <table:table-cell office:value-type="float" office:value="0.768312">
            <text:p>0,768312</text:p>
          </table:table-cell>
          <table:table-cell office:value-type="float" office:value="0.400578">
            <text:p>0,400578</text:p>
          </table:table-cell>
          <table:table-cell office:value-type="float" office:value="0.826962">
            <text:p>0,826962</text:p>
          </table:table-cell>
          <table:table-cell office:value-type="float" office:value="1.22754">
            <text:p>1,22754</text:p>
          </table:table-cell>
          <table:table-cell office:value-type="float" office:value="1.05804">
            <text:p>1,05804</text:p>
          </table:table-cell>
          <table:table-cell office:value-type="float" office:value="1.64689">
            <text:p>1,64689</text:p>
          </table:table-cell>
          <table:table-cell office:value-type="float" office:value="2.70493">
            <text:p>2,70493</text:p>
          </table:table-cell>
          <table:table-cell office:value-type="float" office:value="0.834">
            <text:p>0,834</text:p>
          </table:table-cell>
          <table:table-cell office:value-type="float" office:value="1.73603">
            <text:p>1,73603</text:p>
          </table:table-cell>
          <table:table-cell office:value-type="float" office:value="2.57003">
            <text:p>2,57003</text:p>
          </table:table-cell>
          <table:table-cell office:value-type="float" office:value="0.329318">
            <text:p>0,329318</text:p>
          </table:table-cell>
          <table:table-cell office:value-type="float" office:value="0.343101">
            <text:p>0,343101</text:p>
          </table:table-cell>
          <table:table-cell office:value-type="float" office:value="0.67242">
            <text:p>0,67242</text:p>
          </table:table-cell>
          <table:table-cell office:value-type="float" office:value="0.365975">
            <text:p>0,365975</text:p>
          </table:table-cell>
          <table:table-cell office:value-type="float" office:value="0.584445">
            <text:p>0,584445</text:p>
          </table:table-cell>
          <table:table-cell office:value-type="float" office:value="0.95042">
            <text:p>0,95042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6.96759">
            <text:p>6,96759</text:p>
          </table:table-cell>
          <table:table-cell office:value-type="float" office:value="7.21568">
            <text:p>7,21568</text:p>
          </table:table-cell>
          <table:table-cell office:value-type="float" office:value="1.15335">
            <text:p>1,15335</text:p>
          </table:table-cell>
          <table:table-cell office:value-type="float" office:value="1.95333">
            <text:p>1,95333</text:p>
          </table:table-cell>
          <table:table-cell office:value-type="float" office:value="3.10668">
            <text:p>3,10668</text:p>
          </table:table-cell>
          <table:table-cell office:value-type="float" office:value="0.0410548">
            <text:p>0,0410548</text:p>
          </table:table-cell>
          <table:table-cell office:value-type="float" office:value="0.272721">
            <text:p>0,272721</text:p>
          </table:table-cell>
          <table:table-cell office:value-type="float" office:value="0.313776">
            <text:p>0,313776</text:p>
          </table:table-cell>
          <table:table-cell office:value-type="float" office:value="0.337529">
            <text:p>0,337529</text:p>
          </table:table-cell>
          <table:table-cell office:value-type="float" office:value="0.493538">
            <text:p>0,493538</text:p>
          </table:table-cell>
          <table:table-cell office:value-type="float" office:value="0.831067">
            <text:p>0,831067</text:p>
          </table:table-cell>
          <table:table-cell office:value-type="float" office:value="0.412308">
            <text:p>0,412308</text:p>
          </table:table-cell>
          <table:table-cell office:value-type="float" office:value="0.928133">
            <text:p>0,928133</text:p>
          </table:table-cell>
          <table:table-cell office:value-type="float" office:value="1.34044">
            <text:p>1,34044</text:p>
          </table:table-cell>
          <table:table-cell office:value-type="float" office:value="0.558639">
            <text:p>0,558639</text:p>
          </table:table-cell>
          <table:table-cell office:value-type="float" office:value="1.69117">
            <text:p>1,69117</text:p>
          </table:table-cell>
          <table:table-cell office:value-type="float" office:value="2.24981">
            <text:p>2,24981</text:p>
          </table:table-cell>
          <table:table-cell office:value-type="float" office:value="0.63547">
            <text:p>0,63547</text:p>
          </table:table-cell>
          <table:table-cell office:value-type="float" office:value="1.46536">
            <text:p>1,46536</text:p>
          </table:table-cell>
          <table:table-cell office:value-type="float" office:value="2.10083">
            <text:p>2,10083</text:p>
          </table:table-cell>
          <table:table-cell office:value-type="float" office:value="0.632538">
            <text:p>0,632538</text:p>
          </table:table-cell>
          <table:table-cell office:value-type="float" office:value="0.738694">
            <text:p>0,738694</text:p>
          </table:table-cell>
          <table:table-cell office:value-type="float" office:value="1.37123">
            <text:p>1,37123</text:p>
          </table:table-cell>
          <table:table-cell office:value-type="float" office:value="0.82139">
            <text:p>0,82139</text:p>
          </table:table-cell>
          <table:table-cell office:value-type="float" office:value="0.948074">
            <text:p>0,948074</text:p>
          </table:table-cell>
          <table:table-cell office:value-type="float" office:value="1.76946">
            <text:p>1,76946</text:p>
          </table:table-cell>
        </table:table-row>
        <table:table-row table:style-name="ro1">
          <table:table-cell office:value-type="float" office:value="0.259232">
            <text:p>0,259232</text:p>
          </table:table-cell>
          <table:table-cell office:value-type="float" office:value="8.28017">
            <text:p>8,28017</text:p>
          </table:table-cell>
          <table:table-cell office:value-type="float" office:value="8.53941">
            <text:p>8,53941</text:p>
          </table:table-cell>
          <table:table-cell office:value-type="float" office:value="1.73633">
            <text:p>1,73633</text:p>
          </table:table-cell>
          <table:table-cell office:value-type="float" office:value="3.21107">
            <text:p>3,21107</text:p>
          </table:table-cell>
          <table:table-cell office:value-type="float" office:value="4.9474">
            <text:p>4,9474</text:p>
          </table:table-cell>
          <table:table-cell office:value-type="float" office:value="0.125511">
            <text:p>0,125511</text:p>
          </table:table-cell>
          <table:table-cell office:value-type="float" office:value="0.19677">
            <text:p>0,19677</text:p>
          </table:table-cell>
          <table:table-cell office:value-type="float" office:value="0.32228">
            <text:p>0,32228</text:p>
          </table:table-cell>
          <table:table-cell office:value-type="float" office:value="0.315829">
            <text:p>0,315829</text:p>
          </table:table-cell>
          <table:table-cell office:value-type="float" office:value="0.475943">
            <text:p>0,475943</text:p>
          </table:table-cell>
          <table:table-cell office:value-type="float" office:value="0.791772">
            <text:p>0,791772</text:p>
          </table:table-cell>
          <table:table-cell office:value-type="float" office:value="0.390607">
            <text:p>0,390607</text:p>
          </table:table-cell>
          <table:table-cell office:value-type="float" office:value="0.798223">
            <text:p>0,798223</text:p>
          </table:table-cell>
          <table:table-cell office:value-type="float" office:value="1.18883">
            <text:p>1,18883</text:p>
          </table:table-cell>
          <table:table-cell office:value-type="float" office:value="0.647493">
            <text:p>0,647493</text:p>
          </table:table-cell>
          <table:table-cell office:value-type="float" office:value="1.64542">
            <text:p>1,64542</text:p>
          </table:table-cell>
          <table:table-cell office:value-type="float" office:value="2.29291">
            <text:p>2,29291</text:p>
          </table:table-cell>
          <table:table-cell office:value-type="float" office:value="0.664502">
            <text:p>0,664502</text:p>
          </table:table-cell>
          <table:table-cell office:value-type="float" office:value="1.48003">
            <text:p>1,48003</text:p>
          </table:table-cell>
          <table:table-cell office:value-type="float" office:value="2.14453">
            <text:p>2,14453</text:p>
          </table:table-cell>
          <table:table-cell office:value-type="float" office:value="0.280932">
            <text:p>0,280932</text:p>
          </table:table-cell>
          <table:table-cell office:value-type="float" office:value="0.336356">
            <text:p>0,336356</text:p>
          </table:table-cell>
          <table:table-cell office:value-type="float" office:value="0.617289">
            <text:p>0,617289</text:p>
          </table:table-cell>
          <table:table-cell office:value-type="float" office:value="0.31231">
            <text:p>0,31231</text:p>
          </table:table-cell>
          <table:table-cell office:value-type="float" office:value="0.410842">
            <text:p>0,410842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5802">
            <text:p>0,225802</text:p>
          </table:table-cell>
          <table:table-cell office:value-type="float" office:value="6.84853">
            <text:p>6,84853</text:p>
          </table:table-cell>
          <table:table-cell office:value-type="float" office:value="7.07434">
            <text:p>7,07434</text:p>
          </table:table-cell>
          <table:table-cell office:value-type="float" office:value="0.95042">
            <text:p>0,95042</text:p>
          </table:table-cell>
          <table:table-cell office:value-type="float" office:value="1.42519">
            <text:p>1,42519</text:p>
          </table:table-cell>
          <table:table-cell office:value-type="float" office:value="2.37561">
            <text:p>2,37561</text:p>
          </table:table-cell>
          <table:table-cell office:value-type="float" office:value="0.0434008">
            <text:p>0,0434008</text:p>
          </table:table-cell>
          <table:table-cell office:value-type="float" office:value="0.221696">
            <text:p>0,221696</text:p>
          </table:table-cell>
          <table:table-cell office:value-type="float" office:value="0.265097">
            <text:p>0,265097</text:p>
          </table:table-cell>
          <table:table-cell office:value-type="float" office:value="0.319055">
            <text:p>0,319055</text:p>
          </table:table-cell>
          <table:table-cell office:value-type="float" office:value="0.931945">
            <text:p>0,931945</text:p>
          </table:table-cell>
          <table:table-cell office:value-type="float" office:value="1.251">
            <text:p>1,251</text:p>
          </table:table-cell>
          <table:table-cell office:value-type="float" office:value="0.502629">
            <text:p>0,502629</text:p>
          </table:table-cell>
          <table:table-cell office:value-type="float" office:value="0.843677">
            <text:p>0,843677</text:p>
          </table:table-cell>
          <table:table-cell office:value-type="float" office:value="1.34631">
            <text:p>1,34631</text:p>
          </table:table-cell>
          <table:table-cell office:value-type="float" office:value="0.54251">
            <text:p>0,54251</text:p>
          </table:table-cell>
          <table:table-cell office:value-type="float" office:value="1.70847">
            <text:p>1,70847</text:p>
          </table:table-cell>
          <table:table-cell office:value-type="float" office:value="2.25098">
            <text:p>2,25098</text:p>
          </table:table-cell>
          <table:table-cell office:value-type="float" office:value="0.659223">
            <text:p>0,659223</text:p>
          </table:table-cell>
          <table:table-cell office:value-type="float" office:value="1.50055">
            <text:p>1,50055</text:p>
          </table:table-cell>
          <table:table-cell office:value-type="float" office:value="2.15978">
            <text:p>2,15978</text:p>
          </table:table-cell>
          <table:table-cell office:value-type="float" office:value="0.27888">
            <text:p>0,27888</text:p>
          </table:table-cell>
          <table:table-cell office:value-type="float" office:value="0.309671">
            <text:p>0,309671</text:p>
          </table:table-cell>
          <table:table-cell office:value-type="float" office:value="0.58855">
            <text:p>0,58855</text:p>
          </table:table-cell>
          <table:table-cell office:value-type="float" office:value="0.318175">
            <text:p>0,318175</text:p>
          </table:table-cell>
          <table:table-cell office:value-type="float" office:value="1.17915">
            <text:p>1,17915</text:p>
          </table:table-cell>
          <table:table-cell office:value-type="float" office:value="1.49733">
            <text:p>1,49733</text:p>
          </table:table-cell>
        </table:table-row>
        <table:table-row table:style-name="ro1">
          <table:table-cell office:value-type="float" office:value="0.249555">
            <text:p>0,249555</text:p>
          </table:table-cell>
          <table:table-cell office:value-type="float" office:value="7.00366">
            <text:p>7,00366</text:p>
          </table:table-cell>
          <table:table-cell office:value-type="float" office:value="7.25322">
            <text:p>7,25322</text:p>
          </table:table-cell>
          <table:table-cell office:value-type="float" office:value="0.702038">
            <text:p>0,702038</text:p>
          </table:table-cell>
          <table:table-cell office:value-type="float" office:value="1.35569">
            <text:p>1,35569</text:p>
          </table:table-cell>
          <table:table-cell office:value-type="float" office:value="2.05773">
            <text:p>2,05773</text:p>
          </table:table-cell>
          <table:table-cell office:value-type="float" office:value="0.0821097">
            <text:p>0,0821097</text:p>
          </table:table-cell>
          <table:table-cell office:value-type="float" office:value="0.433422">
            <text:p>0,433422</text:p>
          </table:table-cell>
          <table:table-cell office:value-type="float" office:value="0.515531">
            <text:p>0,515531</text:p>
          </table:table-cell>
          <table:table-cell office:value-type="float" office:value="0.326679">
            <text:p>0,326679</text:p>
          </table:table-cell>
          <table:table-cell office:value-type="float" office:value="0.501162">
            <text:p>0,501162</text:p>
          </table:table-cell>
          <table:table-cell office:value-type="float" office:value="0.827842">
            <text:p>0,827842</text:p>
          </table:table-cell>
          <table:table-cell office:value-type="float" office:value="0.920801">
            <text:p>0,920801</text:p>
          </table:table-cell>
          <table:table-cell office:value-type="float" office:value="0.952472">
            <text:p>0,952472</text:p>
          </table:table-cell>
          <table:table-cell office:value-type="float" office:value="1.87327">
            <text:p>1,87327</text:p>
          </table:table-cell>
          <table:table-cell office:value-type="float" office:value="0.592949">
            <text:p>0,592949</text:p>
          </table:table-cell>
          <table:table-cell office:value-type="float" office:value="1.746">
            <text:p>1,746</text:p>
          </table:table-cell>
          <table:table-cell office:value-type="float" office:value="2.33895">
            <text:p>2,33895</text:p>
          </table:table-cell>
          <table:table-cell office:value-type="float" office:value="0.910831">
            <text:p>0,910831</text:p>
          </table:table-cell>
          <table:table-cell office:value-type="float" office:value="1.50701">
            <text:p>1,50701</text:p>
          </table:table-cell>
          <table:table-cell office:value-type="float" office:value="2.41784">
            <text:p>2,41784</text:p>
          </table:table-cell>
          <table:table-cell office:value-type="float" office:value="0.309084">
            <text:p>0,309084</text:p>
          </table:table-cell>
          <table:table-cell office:value-type="float" office:value="0.339582">
            <text:p>0,339582</text:p>
          </table:table-cell>
          <table:table-cell office:value-type="float" office:value="0.648666">
            <text:p>0,648666</text:p>
          </table:table-cell>
          <table:table-cell office:value-type="float" office:value="0.354831">
            <text:p>0,354831</text:p>
          </table:table-cell>
          <table:table-cell office:value-type="float" office:value="0.438407">
            <text:p>0,438407</text:p>
          </table:table-cell>
          <table:table-cell office:value-type="float" office:value="0.793238">
            <text:p>0,793238</text:p>
          </table:table-cell>
        </table:table-row>
        <table:table-row table:style-name="ro1">
          <table:table-cell office:value-type="float" office:value="0.371253">
            <text:p>0,371253</text:p>
          </table:table-cell>
          <table:table-cell office:value-type="float" office:value="6.78343">
            <text:p>6,78343</text:p>
          </table:table-cell>
          <table:table-cell office:value-type="float" office:value="7.15469">
            <text:p>7,15469</text:p>
          </table:table-cell>
          <table:table-cell office:value-type="float" office:value="0.721099">
            <text:p>0,721099</text:p>
          </table:table-cell>
          <table:table-cell office:value-type="float" office:value="1.40554">
            <text:p>1,40554</text:p>
          </table:table-cell>
          <table:table-cell office:value-type="float" office:value="2.12664">
            <text:p>2,12664</text:p>
          </table:table-cell>
          <table:table-cell office:value-type="float" office:value="0.0422278">
            <text:p>0,0422278</text:p>
          </table:table-cell>
          <table:table-cell office:value-type="float" office:value="0.249262">
            <text:p>0,249262</text:p>
          </table:table-cell>
          <table:table-cell office:value-type="float" office:value="0.291489">
            <text:p>0,291489</text:p>
          </table:table-cell>
          <table:table-cell office:value-type="float" office:value="0.319348">
            <text:p>0,319348</text:p>
          </table:table-cell>
          <table:table-cell office:value-type="float" office:value="0.495591">
            <text:p>0,495591</text:p>
          </table:table-cell>
          <table:table-cell office:value-type="float" office:value="0.814939">
            <text:p>0,814939</text:p>
          </table:table-cell>
          <table:table-cell office:value-type="float" office:value="0.456882">
            <text:p>0,456882</text:p>
          </table:table-cell>
          <table:table-cell office:value-type="float" office:value="1.28384">
            <text:p>1,28384</text:p>
          </table:table-cell>
          <table:table-cell office:value-type="float" office:value="1.74073">
            <text:p>1,74073</text:p>
          </table:table-cell>
          <table:table-cell office:value-type="float" office:value="0.536645">
            <text:p>0,536645</text:p>
          </table:table-cell>
          <table:table-cell office:value-type="float" office:value="1.63428">
            <text:p>1,63428</text:p>
          </table:table-cell>
          <table:table-cell office:value-type="float" office:value="2.17092">
            <text:p>2,17092</text:p>
          </table:table-cell>
          <table:table-cell office:value-type="float" office:value="0.643681">
            <text:p>0,643681</text:p>
          </table:table-cell>
          <table:table-cell office:value-type="float" office:value="1.49879">
            <text:p>1,49879</text:p>
          </table:table-cell>
          <table:table-cell office:value-type="float" office:value="2.14248">
            <text:p>2,14248</text:p>
          </table:table-cell>
          <table:table-cell office:value-type="float" office:value="0.292076">
            <text:p>0,292076</text:p>
          </table:table-cell>
          <table:table-cell office:value-type="float" office:value="0.443392">
            <text:p>0,443392</text:p>
          </table:table-cell>
          <table:table-cell office:value-type="float" office:value="0.735468">
            <text:p>0,735468</text:p>
          </table:table-cell>
          <table:table-cell office:value-type="float" office:value="0.521983">
            <text:p>0,521983</text:p>
          </table:table-cell>
          <table:table-cell office:value-type="float" office:value="0.639283">
            <text:p>0,639283</text:p>
          </table:table-cell>
          <table:table-cell office:value-type="float" office:value="1.16127">
            <text:p>1,16127</text:p>
          </table:table-cell>
        </table:table-row>
        <table:table-row table:style-name="ro1">
          <table:table-cell office:value-type="float" office:value="0.454242">
            <text:p>0,454242</text:p>
          </table:table-cell>
          <table:table-cell office:value-type="float" office:value="7.884">
            <text:p>7,884</text:p>
          </table:table-cell>
          <table:table-cell office:value-type="float" office:value="8.33824">
            <text:p>8,33824</text:p>
          </table:table-cell>
          <table:table-cell office:value-type="float" office:value="0.709076">
            <text:p>0,709076</text:p>
          </table:table-cell>
          <table:table-cell office:value-type="float" office:value="1.35422">
            <text:p>1,35422</text:p>
          </table:table-cell>
          <table:table-cell office:value-type="float" office:value="2.0633">
            <text:p>2,0633</text:p>
          </table:table-cell>
          <table:table-cell office:value-type="float" office:value="0.0410548">
            <text:p>0,0410548</text:p>
          </table:table-cell>
          <table:table-cell office:value-type="float" office:value="0.364802">
            <text:p>0,364802</text:p>
          </table:table-cell>
          <table:table-cell office:value-type="float" office:value="0.405856">
            <text:p>0,405856</text:p>
          </table:table-cell>
          <table:table-cell office:value-type="float" office:value="0.307911">
            <text:p>0,307911</text:p>
          </table:table-cell>
          <table:table-cell office:value-type="float" office:value="0.485327">
            <text:p>0,485327</text:p>
          </table:table-cell>
          <table:table-cell office:value-type="float" office:value="0.793238">
            <text:p>0,793238</text:p>
          </table:table-cell>
          <table:table-cell office:value-type="float" office:value="0.479755">
            <text:p>0,479755</text:p>
          </table:table-cell>
          <table:table-cell office:value-type="float" office:value="1.16244">
            <text:p>1,16244</text:p>
          </table:table-cell>
          <table:table-cell office:value-type="float" office:value="1.64219">
            <text:p>1,64219</text:p>
          </table:table-cell>
          <table:table-cell office:value-type="float" office:value="0.653358">
            <text:p>0,653358</text:p>
          </table:table-cell>
          <table:table-cell office:value-type="float" office:value="1.68501">
            <text:p>1,68501</text:p>
          </table:table-cell>
          <table:table-cell office:value-type="float" office:value="2.33837">
            <text:p>2,33837</text:p>
          </table:table-cell>
          <table:table-cell office:value-type="float" office:value="1.02578">
            <text:p>1,02578</text:p>
          </table:table-cell>
          <table:table-cell office:value-type="float" office:value="1.68853">
            <text:p>1,68853</text:p>
          </table:table-cell>
          <table:table-cell office:value-type="float" office:value="2.71431">
            <text:p>2,71431</text:p>
          </table:table-cell>
          <table:table-cell office:value-type="float" office:value="0.599107">
            <text:p>0,599107</text:p>
          </table:table-cell>
          <table:table-cell office:value-type="float" office:value="0.468905">
            <text:p>0,468905</text:p>
          </table:table-cell>
          <table:table-cell office:value-type="float" office:value="1.06801">
            <text:p>1,06801</text:p>
          </table:table-cell>
          <table:table-cell office:value-type="float" office:value="0.32316">
            <text:p>0,32316</text:p>
          </table:table-cell>
          <table:table-cell office:value-type="float" office:value="0.465972">
            <text:p>0,465972</text:p>
          </table:table-cell>
          <table:table-cell office:value-type="float" office:value="0.789133">
            <text:p>0,789133</text:p>
          </table:table-cell>
        </table:table-row>
        <table:table-row table:style-name="ro1">
          <table:table-cell office:value-type="float" office:value="0.229614">
            <text:p>0,229614</text:p>
          </table:table-cell>
          <table:table-cell office:value-type="float" office:value="7.65174">
            <text:p>7,65174</text:p>
          </table:table-cell>
          <table:table-cell office:value-type="float" office:value="7.88136">
            <text:p>7,88136</text:p>
          </table:table-cell>
          <table:table-cell office:value-type="float" office:value="0.858339">
            <text:p>0,858339</text:p>
          </table:table-cell>
          <table:table-cell office:value-type="float" office:value="1.39">
            <text:p>1,39</text:p>
          </table:table-cell>
          <table:table-cell office:value-type="float" office:value="2.24834">
            <text:p>2,24834</text:p>
          </table:table-cell>
          <table:table-cell office:value-type="float" office:value="0.0466266">
            <text:p>0,0466266</text:p>
          </table:table-cell>
          <table:table-cell office:value-type="float" office:value="0.216711">
            <text:p>0,216711</text:p>
          </table:table-cell>
          <table:table-cell office:value-type="float" office:value="0.263337">
            <text:p>0,263337</text:p>
          </table:table-cell>
          <table:table-cell office:value-type="float" office:value="0.305272">
            <text:p>0,305272</text:p>
          </table:table-cell>
          <table:table-cell office:value-type="float" office:value="0.504975">
            <text:p>0,504975</text:p>
          </table:table-cell>
          <table:table-cell office:value-type="float" office:value="0.810247">
            <text:p>0,810247</text:p>
          </table:table-cell>
          <table:table-cell office:value-type="float" office:value="0.39266">
            <text:p>0,39266</text:p>
          </table:table-cell>
          <table:table-cell office:value-type="float" office:value="0.816112">
            <text:p>0,816112</text:p>
          </table:table-cell>
          <table:table-cell office:value-type="float" office:value="1.20877">
            <text:p>1,20877</text:p>
          </table:table-cell>
          <table:table-cell office:value-type="float" office:value="0.525795">
            <text:p>0,525795</text:p>
          </table:table-cell>
          <table:table-cell office:value-type="float" office:value="1.75568">
            <text:p>1,75568</text:p>
          </table:table-cell>
          <table:table-cell office:value-type="float" office:value="2.28148">
            <text:p>2,28148</text:p>
          </table:table-cell>
          <table:table-cell office:value-type="float" office:value="0.638696">
            <text:p>0,638696</text:p>
          </table:table-cell>
          <table:table-cell office:value-type="float" office:value="1.43311">
            <text:p>1,43311</text:p>
          </table:table-cell>
          <table:table-cell office:value-type="float" office:value="2.0718">
            <text:p>2,0718</text:p>
          </table:table-cell>
          <table:table-cell office:value-type="float" office:value="0.282399">
            <text:p>0,282399</text:p>
          </table:table-cell>
          <table:table-cell office:value-type="float" office:value="0.295888">
            <text:p>0,295888</text:p>
          </table:table-cell>
          <table:table-cell office:value-type="float" office:value="0.578287">
            <text:p>0,578287</text:p>
          </table:table-cell>
          <table:table-cell office:value-type="float" office:value="0.306738">
            <text:p>0,306738</text:p>
          </table:table-cell>
          <table:table-cell office:value-type="float" office:value="0.406443">
            <text:p>0,406443</text:p>
          </table:table-cell>
          <table:table-cell office:value-type="float" office:value="0.713181">
            <text:p>0,713181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60396">
            <text:p>6,60396</text:p>
          </table:table-cell>
          <table:table-cell office:value-type="float" office:value="6.81862">
            <text:p>6,81862</text:p>
          </table:table-cell>
          <table:table-cell office:value-type="float" office:value="0.680924">
            <text:p>0,680924</text:p>
          </table:table-cell>
          <table:table-cell office:value-type="float" office:value="1.35158">
            <text:p>1,35158</text:p>
          </table:table-cell>
          <table:table-cell office:value-type="float" office:value="2.03251">
            <text:p>2,03251</text:p>
          </table:table-cell>
          <table:table-cell office:value-type="float" office:value="0.0387088">
            <text:p>0,0387088</text:p>
          </table:table-cell>
          <table:table-cell office:value-type="float" office:value="0.238118">
            <text:p>0,238118</text:p>
          </table:table-cell>
          <table:table-cell office:value-type="float" office:value="0.276827">
            <text:p>0,276827</text:p>
          </table:table-cell>
          <table:table-cell office:value-type="float" office:value="0.28797">
            <text:p>0,28797</text:p>
          </table:table-cell>
          <table:table-cell office:value-type="float" office:value="0.46128">
            <text:p>0,46128</text:p>
          </table:table-cell>
          <table:table-cell office:value-type="float" office:value="0.749251">
            <text:p>0,749251</text:p>
          </table:table-cell>
          <table:table-cell office:value-type="float" office:value="0.380051">
            <text:p>0,380051</text:p>
          </table:table-cell>
          <table:table-cell office:value-type="float" office:value="0.790599">
            <text:p>0,790599</text:p>
          </table:table-cell>
          <table:table-cell office:value-type="float" office:value="1.17065">
            <text:p>1,17065</text:p>
          </table:table-cell>
          <table:table-cell office:value-type="float" office:value="0.558346">
            <text:p>0,558346</text:p>
          </table:table-cell>
          <table:table-cell office:value-type="float" office:value="1.68002">
            <text:p>1,68002</text:p>
          </table:table-cell>
          <table:table-cell office:value-type="float" office:value="2.23837">
            <text:p>2,23837</text:p>
          </table:table-cell>
          <table:table-cell office:value-type="float" office:value="0.611131">
            <text:p>0,611131</text:p>
          </table:table-cell>
          <table:table-cell office:value-type="float" office:value="1.43692">
            <text:p>1,43692</text:p>
          </table:table-cell>
          <table:table-cell office:value-type="float" office:value="2.04805">
            <text:p>2,04805</text:p>
          </table:table-cell>
          <table:table-cell office:value-type="float" office:value="0.269496">
            <text:p>0,269496</text:p>
          </table:table-cell>
          <table:table-cell office:value-type="float" office:value="0.297941">
            <text:p>0,297941</text:p>
          </table:table-cell>
          <table:table-cell office:value-type="float" office:value="0.567437">
            <text:p>0,567437</text:p>
          </table:table-cell>
          <table:table-cell office:value-type="float" office:value="0.311724">
            <text:p>0,311724</text:p>
          </table:table-cell>
          <table:table-cell office:value-type="float" office:value="0.396766">
            <text:p>0,396766</text:p>
          </table:table-cell>
          <table:table-cell office:value-type="float" office:value="0.708489">
            <text:p>0,708489</text:p>
          </table:table-cell>
        </table:table-row>
        <table:table-row table:style-name="ro1">
          <table:table-cell office:value-type="float" office:value="0.213485">
            <text:p>0,213485</text:p>
          </table:table-cell>
          <table:table-cell office:value-type="float" office:value="6.81188">
            <text:p>6,81188</text:p>
          </table:table-cell>
          <table:table-cell office:value-type="float" office:value="7.02536">
            <text:p>7,02536</text:p>
          </table:table-cell>
          <table:table-cell office:value-type="float" office:value="0.965375">
            <text:p>0,965375</text:p>
          </table:table-cell>
          <table:table-cell office:value-type="float" office:value="1.32079">
            <text:p>1,32079</text:p>
          </table:table-cell>
          <table:table-cell office:value-type="float" office:value="2.28617">
            <text:p>2,28617</text:p>
          </table:table-cell>
          <table:table-cell office:value-type="float" office:value="0.0363629">
            <text:p>0,0363629</text:p>
          </table:table-cell>
          <table:table-cell office:value-type="float" office:value="0.227268">
            <text:p>0,227268</text:p>
          </table:table-cell>
          <table:table-cell office:value-type="float" office:value="0.263631">
            <text:p>0,263631</text:p>
          </table:table-cell>
          <table:table-cell office:value-type="float" office:value="0.31143">
            <text:p>0,31143</text:p>
          </table:table-cell>
          <table:table-cell office:value-type="float" office:value="0.447791">
            <text:p>0,447791</text:p>
          </table:table-cell>
          <table:table-cell office:value-type="float" office:value="0.759221">
            <text:p>0,759221</text:p>
          </table:table-cell>
          <table:table-cell office:value-type="float" office:value="0.633418">
            <text:p>0,633418</text:p>
          </table:table-cell>
          <table:table-cell office:value-type="float" office:value="1.32988">
            <text:p>1,32988</text:p>
          </table:table-cell>
          <table:table-cell office:value-type="float" office:value="1.9633">
            <text:p>1,9633</text:p>
          </table:table-cell>
          <table:table-cell office:value-type="float" office:value="1.12578">
            <text:p>1,12578</text:p>
          </table:table-cell>
          <table:table-cell office:value-type="float" office:value="3.84068">
            <text:p>3,84068</text:p>
          </table:table-cell>
          <table:table-cell office:value-type="float" office:value="4.96646">
            <text:p>4,96646</text:p>
          </table:table-cell>
          <table:table-cell office:value-type="float" office:value="1.4724">
            <text:p>1,4724</text:p>
          </table:table-cell>
          <table:table-cell office:value-type="float" office:value="3.2102">
            <text:p>3,2102</text:p>
          </table:table-cell>
          <table:table-cell office:value-type="float" office:value="4.6826">
            <text:p>4,6826</text:p>
          </table:table-cell>
          <table:table-cell office:value-type="float" office:value="0.784147">
            <text:p>0,784147</text:p>
          </table:table-cell>
          <table:table-cell office:value-type="float" office:value="0.558053">
            <text:p>0,558053</text:p>
          </table:table-cell>
          <table:table-cell office:value-type="float" office:value="1.3422">
            <text:p>1,3422</text:p>
          </table:table-cell>
          <table:table-cell office:value-type="float" office:value="0.316709">
            <text:p>0,316709</text:p>
          </table:table-cell>
          <table:table-cell office:value-type="float" office:value="0.437821">
            <text:p>0,437821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6.77258">
            <text:p>6,77258</text:p>
          </table:table-cell>
          <table:table-cell office:value-type="float" office:value="6.99399">
            <text:p>6,99399</text:p>
          </table:table-cell>
          <table:table-cell office:value-type="float" office:value="0.897341">
            <text:p>0,897341</text:p>
          </table:table-cell>
          <table:table-cell office:value-type="float" office:value="1.38824">
            <text:p>1,38824</text:p>
          </table:table-cell>
          <table:table-cell office:value-type="float" office:value="2.28558">
            <text:p>2,28558</text:p>
          </table:table-cell>
          <table:table-cell office:value-type="float" office:value="0.0366561">
            <text:p>0,0366561</text:p>
          </table:table-cell>
          <table:table-cell office:value-type="float" office:value="0.239291">
            <text:p>0,239291</text:p>
          </table:table-cell>
          <table:table-cell office:value-type="float" office:value="0.275947">
            <text:p>0,275947</text:p>
          </table:table-cell>
          <table:table-cell office:value-type="float" office:value="0.341048">
            <text:p>0,341048</text:p>
          </table:table-cell>
          <table:table-cell office:value-type="float" office:value="0.525209">
            <text:p>0,525209</text:p>
          </table:table-cell>
          <table:table-cell office:value-type="float" office:value="0.866257">
            <text:p>0,866257</text:p>
          </table:table-cell>
          <table:table-cell office:value-type="float" office:value="0.431956">
            <text:p>0,431956</text:p>
          </table:table-cell>
          <table:table-cell office:value-type="float" office:value="0.804968">
            <text:p>0,804968</text:p>
          </table:table-cell>
          <table:table-cell office:value-type="float" office:value="1.23692">
            <text:p>1,23692</text:p>
          </table:table-cell>
          <table:table-cell office:value-type="float" office:value="0.590017">
            <text:p>0,590017</text:p>
          </table:table-cell>
          <table:table-cell office:value-type="float" office:value="1.62606">
            <text:p>1,62606</text:p>
          </table:table-cell>
          <table:table-cell office:value-type="float" office:value="2.21608">
            <text:p>2,21608</text:p>
          </table:table-cell>
          <table:table-cell office:value-type="float" office:value="0.680924">
            <text:p>0,680924</text:p>
          </table:table-cell>
          <table:table-cell office:value-type="float" office:value="1.48325">
            <text:p>1,48325</text:p>
          </table:table-cell>
          <table:table-cell office:value-type="float" office:value="2.16418">
            <text:p>2,16418</text:p>
          </table:table-cell>
          <table:table-cell office:value-type="float" office:value="0.292662">
            <text:p>0,292662</text:p>
          </table:table-cell>
          <table:table-cell office:value-type="float" office:value="0.31319">
            <text:p>0,31319</text:p>
          </table:table-cell>
          <table:table-cell office:value-type="float" office:value="0.605852">
            <text:p>0,605852</text:p>
          </table:table-cell>
          <table:table-cell office:value-type="float" office:value="0.308205">
            <text:p>0,308205</text:p>
          </table:table-cell>
          <table:table-cell office:value-type="float" office:value="0.419346">
            <text:p>0,419346</text:p>
          </table:table-cell>
          <table:table-cell office:value-type="float" office:value="0.72755">
            <text:p>0,72755</text:p>
          </table:table-cell>
        </table:table-row>
        <table:table-row table:style-name="ro1">
          <table:table-cell office:value-type="float" office:value="0.23108">
            <text:p>0,23108</text:p>
          </table:table-cell>
          <table:table-cell office:value-type="float" office:value="7.07404">
            <text:p>7,07404</text:p>
          </table:table-cell>
          <table:table-cell office:value-type="float" office:value="7.30512">
            <text:p>7,30512</text:p>
          </table:table-cell>
          <table:table-cell office:value-type="float" office:value="0.712008">
            <text:p>0,712008</text:p>
          </table:table-cell>
          <table:table-cell office:value-type="float" office:value="1.32343">
            <text:p>1,32343</text:p>
          </table:table-cell>
          <table:table-cell office:value-type="float" office:value="2.03544">
            <text:p>2,03544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3394">
            <text:p>0,343394</text:p>
          </table:table-cell>
          <table:table-cell office:value-type="float" office:value="0.471251">
            <text:p>0,471251</text:p>
          </table:table-cell>
          <table:table-cell office:value-type="float" office:value="0.814645">
            <text:p>0,814645</text:p>
          </table:table-cell>
          <table:table-cell office:value-type="float" office:value="0.41524">
            <text:p>0,41524</text:p>
          </table:table-cell>
          <table:table-cell office:value-type="float" office:value="0.93869">
            <text:p>0,93869</text:p>
          </table:table-cell>
          <table:table-cell office:value-type="float" office:value="1.35393">
            <text:p>1,35393</text:p>
          </table:table-cell>
          <table:table-cell office:value-type="float" office:value="0.528728">
            <text:p>0,528728</text:p>
          </table:table-cell>
          <table:table-cell office:value-type="float" office:value="1.71081">
            <text:p>1,71081</text:p>
          </table:table-cell>
          <table:table-cell office:value-type="float" office:value="2.23954">
            <text:p>2,23954</text:p>
          </table:table-cell>
          <table:table-cell office:value-type="float" office:value="0.808194">
            <text:p>0,808194</text:p>
          </table:table-cell>
          <table:table-cell office:value-type="float" office:value="3.48438">
            <text:p>3,48438</text:p>
          </table:table-cell>
          <table:table-cell office:value-type="float" office:value="4.29258">
            <text:p>4,29258</text:p>
          </table:table-cell>
          <table:table-cell office:value-type="float" office:value="0.624327">
            <text:p>0,624327</text:p>
          </table:table-cell>
          <table:table-cell office:value-type="float" office:value="0.646614">
            <text:p>0,646614</text:p>
          </table:table-cell>
          <table:table-cell office:value-type="float" office:value="1.27094">
            <text:p>1,27094</text:p>
          </table:table-cell>
          <table:table-cell office:value-type="float" office:value="0.308205">
            <text:p>0,308205</text:p>
          </table:table-cell>
          <table:table-cell office:value-type="float" office:value="0.433422">
            <text:p>0,433422</text:p>
          </table:table-cell>
          <table:table-cell office:value-type="float" office:value="0.741626">
            <text:p>0,741626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7.01011">
            <text:p>7,01011</text:p>
          </table:table-cell>
          <table:table-cell office:value-type="float" office:value="7.24413">
            <text:p>7,24413</text:p>
          </table:table-cell>
          <table:table-cell office:value-type="float" office:value="0.739574">
            <text:p>0,739574</text:p>
          </table:table-cell>
          <table:table-cell office:value-type="float" office:value="1.33282">
            <text:p>1,33282</text:p>
          </table:table-cell>
          <table:table-cell office:value-type="float" office:value="2.07239">
            <text:p>2,07239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1635">
            <text:p>0,341635</text:p>
          </table:table-cell>
          <table:table-cell office:value-type="float" office:value="0.458055">
            <text:p>0,458055</text:p>
          </table:table-cell>
          <table:table-cell office:value-type="float" office:value="0.79969">
            <text:p>0,79969</text:p>
          </table:table-cell>
          <table:table-cell office:value-type="float" office:value="0.778282">
            <text:p>0,778282</text:p>
          </table:table-cell>
          <table:table-cell office:value-type="float" office:value="1.89116">
            <text:p>1,89116</text:p>
          </table:table-cell>
          <table:table-cell office:value-type="float" office:value="2.66944">
            <text:p>2,66944</text:p>
          </table:table-cell>
          <table:table-cell office:value-type="float" office:value="1.20379">
            <text:p>1,20379</text:p>
          </table:table-cell>
          <table:table-cell office:value-type="float" office:value="2.22488">
            <text:p>2,22488</text:p>
          </table:table-cell>
          <table:table-cell office:value-type="float" office:value="3.42867">
            <text:p>3,42867</text:p>
          </table:table-cell>
          <table:table-cell office:value-type="float" office:value="0.649546">
            <text:p>0,649546</text:p>
          </table:table-cell>
          <table:table-cell office:value-type="float" office:value="1.75158">
            <text:p>1,75158</text:p>
          </table:table-cell>
          <table:table-cell office:value-type="float" office:value="2.40112">
            <text:p>2,40112</text:p>
          </table:table-cell>
          <table:table-cell office:value-type="float" office:value="0.276827">
            <text:p>0,276827</text:p>
          </table:table-cell>
          <table:table-cell office:value-type="float" office:value="0.282105">
            <text:p>0,282105</text:p>
          </table:table-cell>
          <table:table-cell office:value-type="float" office:value="0.558932">
            <text:p>0,558932</text:p>
          </table:table-cell>
          <table:table-cell office:value-type="float" office:value="0.699399">
            <text:p>0,699399</text:p>
          </table:table-cell>
          <table:table-cell office:value-type="float" office:value="1.20232">
            <text:p>1,20232</text:p>
          </table:table-cell>
          <table:table-cell office:value-type="float" office:value="1.90172">
            <text:p>1,90172</text:p>
          </table:table-cell>
        </table:table-row>
        <table:table-row table:style-name="ro1">
          <table:table-cell office:value-type="float" office:value="0.213192">
            <text:p>0,213192</text:p>
          </table:table-cell>
          <table:table-cell office:value-type="float" office:value="7.03651">
            <text:p>7,03651</text:p>
          </table:table-cell>
          <table:table-cell office:value-type="float" office:value="7.2497">
            <text:p>7,2497</text:p>
          </table:table-cell>
          <table:table-cell office:value-type="float" office:value="0.687082">
            <text:p>0,687082</text:p>
          </table:table-cell>
          <table:table-cell office:value-type="float" office:value="1.65715">
            <text:p>1,65715</text:p>
          </table:table-cell>
          <table:table-cell office:value-type="float" office:value="2.34423">
            <text:p>2,34423</text:p>
          </table:table-cell>
          <table:table-cell office:value-type="float" office:value="0.0410548">
            <text:p>0,0410548</text:p>
          </table:table-cell>
          <table:table-cell office:value-type="float" office:value="0.536939">
            <text:p>0,536939</text:p>
          </table:table-cell>
          <table:table-cell office:value-type="float" office:value="0.577993">
            <text:p>0,577993</text:p>
          </table:table-cell>
          <table:table-cell office:value-type="float" office:value="0.283572">
            <text:p>0,283572</text:p>
          </table:table-cell>
          <table:table-cell office:value-type="float" office:value="0.453069">
            <text:p>0,453069</text:p>
          </table:table-cell>
          <table:table-cell office:value-type="float" office:value="0.736641">
            <text:p>0,736641</text:p>
          </table:table-cell>
          <table:table-cell office:value-type="float" office:value="0.388848">
            <text:p>0,388848</text:p>
          </table:table-cell>
          <table:table-cell office:value-type="float" office:value="0.853647">
            <text:p>0,853647</text:p>
          </table:table-cell>
          <table:table-cell office:value-type="float" office:value="1.2425">
            <text:p>1,2425</text:p>
          </table:table-cell>
          <table:table-cell office:value-type="float" office:value="1.29792">
            <text:p>1,29792</text:p>
          </table:table-cell>
          <table:table-cell office:value-type="float" office:value="3.53805">
            <text:p>3,53805</text:p>
          </table:table-cell>
          <table:table-cell office:value-type="float" office:value="4.83597">
            <text:p>4,83597</text:p>
          </table:table-cell>
          <table:table-cell office:value-type="float" office:value="0.636057">
            <text:p>0,636057</text:p>
          </table:table-cell>
          <table:table-cell office:value-type="float" office:value="1.46155">
            <text:p>1,46155</text:p>
          </table:table-cell>
          <table:table-cell office:value-type="float" office:value="2.09761">
            <text:p>2,09761</text:p>
          </table:table-cell>
          <table:table-cell office:value-type="float" office:value="0.271842">
            <text:p>0,271842</text:p>
          </table:table-cell>
          <table:table-cell office:value-type="float" office:value="0.359523">
            <text:p>0,359523</text:p>
          </table:table-cell>
          <table:table-cell office:value-type="float" office:value="0.631365">
            <text:p>0,631365</text:p>
          </table:table-cell>
          <table:table-cell office:value-type="float" office:value="0.742506">
            <text:p>0,742506</text:p>
          </table:table-cell>
          <table:table-cell office:value-type="float" office:value="0.873002">
            <text:p>0,873002</text:p>
          </table:table-cell>
          <table:table-cell office:value-type="float" office:value="1.61551">
            <text:p>1,61551</text:p>
          </table:table-cell>
        </table:table-row>
        <table:table-row table:style-name="ro1">
          <table:table-cell office:value-type="float" office:value="0.266563">
            <text:p>0,266563</text:p>
          </table:table-cell>
          <table:table-cell office:value-type="float" office:value="9.49393">
            <text:p>9,49393</text:p>
          </table:table-cell>
          <table:table-cell office:value-type="float" office:value="9.76049">
            <text:p>9,76049</text:p>
          </table:table-cell>
          <table:table-cell office:value-type="float" office:value="1.03048">
            <text:p>1,03048</text:p>
          </table:table-cell>
          <table:table-cell office:value-type="float" office:value="2.997">
            <text:p>2,997</text:p>
          </table:table-cell>
          <table:table-cell office:value-type="float" office:value="4.02748">
            <text:p>4,02748</text:p>
          </table:table-cell>
          <table:table-cell office:value-type="float" office:value="0.0436941">
            <text:p>0,0436941</text:p>
          </table:table-cell>
          <table:table-cell office:value-type="float" office:value="0.204981">
            <text:p>0,204981</text:p>
          </table:table-cell>
          <table:table-cell office:value-type="float" office:value="0.248675">
            <text:p>0,248675</text:p>
          </table:table-cell>
          <table:table-cell office:value-type="float" office:value="0.32228">
            <text:p>0,32228</text:p>
          </table:table-cell>
          <table:table-cell office:value-type="float" office:value="0.5082">
            <text:p>0,5082</text:p>
          </table:table-cell>
          <table:table-cell office:value-type="float" office:value="0.830481">
            <text:p>0,830481</text:p>
          </table:table-cell>
          <table:table-cell office:value-type="float" office:value="0.391487">
            <text:p>0,391487</text:p>
          </table:table-cell>
          <table:table-cell office:value-type="float" office:value="0.911711">
            <text:p>0,911711</text:p>
          </table:table-cell>
          <table:table-cell office:value-type="float" office:value="1.3032">
            <text:p>1,3032</text:p>
          </table:table-cell>
          <table:table-cell office:value-type="float" office:value="0.98297">
            <text:p>0,98297</text:p>
          </table:table-cell>
          <table:table-cell office:value-type="float" office:value="2.26711">
            <text:p>2,26711</text:p>
          </table:table-cell>
          <table:table-cell office:value-type="float" office:value="3.25008">
            <text:p>3,25008</text:p>
          </table:table-cell>
          <table:table-cell office:value-type="float" office:value="0.812886">
            <text:p>0,812886</text:p>
          </table:table-cell>
          <table:table-cell office:value-type="float" office:value="2.98498">
            <text:p>2,98498</text:p>
          </table:table-cell>
          <table:table-cell office:value-type="float" office:value="3.79787">
            <text:p>3,79787</text:p>
          </table:table-cell>
          <table:table-cell office:value-type="float" office:value="0.615823">
            <text:p>0,615823</text:p>
          </table:table-cell>
          <table:table-cell office:value-type="float" office:value="0.636057">
            <text:p>0,636057</text:p>
          </table:table-cell>
          <table:table-cell office:value-type="float" office:value="1.25188">
            <text:p>1,25188</text:p>
          </table:table-cell>
          <table:table-cell office:value-type="float" office:value="0.322867">
            <text:p>0,322867</text:p>
          </table:table-cell>
          <table:table-cell office:value-type="float" office:value="0.455122">
            <text:p>0,455122</text:p>
          </table:table-cell>
          <table:table-cell office:value-type="float" office:value="0.777989">
            <text:p>0,777989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7.15879">
            <text:p>7,15879</text:p>
          </table:table-cell>
          <table:table-cell office:value-type="float" office:value="7.37257">
            <text:p>7,37257</text:p>
          </table:table-cell>
          <table:table-cell office:value-type="float" office:value="0.736348">
            <text:p>0,736348</text:p>
          </table:table-cell>
          <table:table-cell office:value-type="float" office:value="1.52988">
            <text:p>1,52988</text:p>
          </table:table-cell>
          <table:table-cell office:value-type="float" office:value="2.26623">
            <text:p>2,26623</text:p>
          </table:table-cell>
          <table:table-cell office:value-type="float" office:value="0.0709662">
            <text:p>0,0709662</text:p>
          </table:table-cell>
          <table:table-cell office:value-type="float" office:value="0.234599">
            <text:p>0,234599</text:p>
          </table:table-cell>
          <table:table-cell office:value-type="float" office:value="0.305565">
            <text:p>0,305565</text:p>
          </table:table-cell>
          <table:table-cell office:value-type="float" office:value="0.311724">
            <text:p>0,311724</text:p>
          </table:table-cell>
          <table:table-cell office:value-type="float" office:value="0.501162">
            <text:p>0,501162</text:p>
          </table:table-cell>
          <table:table-cell office:value-type="float" office:value="0.812886">
            <text:p>0,812886</text:p>
          </table:table-cell>
          <table:table-cell office:value-type="float" office:value="0.973879">
            <text:p>0,973879</text:p>
          </table:table-cell>
          <table:table-cell office:value-type="float" office:value="2.3935">
            <text:p>2,3935</text:p>
          </table:table-cell>
          <table:table-cell office:value-type="float" office:value="3.36738">
            <text:p>3,36738</text:p>
          </table:table-cell>
          <table:table-cell office:value-type="float" office:value="0.952766">
            <text:p>0,952766</text:p>
          </table:table-cell>
          <table:table-cell office:value-type="float" office:value="1.95802">
            <text:p>1,95802</text:p>
          </table:table-cell>
          <table:table-cell office:value-type="float" office:value="2.91079">
            <text:p>2,91079</text:p>
          </table:table-cell>
          <table:table-cell office:value-type="float" office:value="0.620808">
            <text:p>0,620808</text:p>
          </table:table-cell>
          <table:table-cell office:value-type="float" office:value="1.38062">
            <text:p>1,38062</text:p>
          </table:table-cell>
          <table:table-cell office:value-type="float" office:value="2.00142">
            <text:p>2,00142</text:p>
          </table:table-cell>
          <table:table-cell office:value-type="float" office:value="0.287091">
            <text:p>0,287091</text:p>
          </table:table-cell>
          <table:table-cell office:value-type="float" office:value="0.284745">
            <text:p>0,284745</text:p>
          </table:table-cell>
          <table:table-cell office:value-type="float" office:value="0.571835">
            <text:p>0,571835</text:p>
          </table:table-cell>
          <table:table-cell office:value-type="float" office:value="0.786787">
            <text:p>0,786787</text:p>
          </table:table-cell>
          <table:table-cell office:value-type="float" office:value="0.642508">
            <text:p>0,642508</text:p>
          </table:table-cell>
          <table:table-cell office:value-type="float" office:value="1.42929">
            <text:p>1,42929</text:p>
          </table:table-cell>
        </table:table-row>
        <table:table-row table:style-name="ro1">
          <table:table-cell office:value-type="float" office:value="0.235186">
            <text:p>0,235186</text:p>
          </table:table-cell>
          <table:table-cell office:value-type="float" office:value="6.57259">
            <text:p>6,57259</text:p>
          </table:table-cell>
          <table:table-cell office:value-type="float" office:value="6.80777">
            <text:p>6,80777</text:p>
          </table:table-cell>
          <table:table-cell office:value-type="float" office:value="0.690015">
            <text:p>0,690015</text:p>
          </table:table-cell>
          <table:table-cell office:value-type="float" office:value="1.32402">
            <text:p>1,32402</text:p>
          </table:table-cell>
          <table:table-cell office:value-type="float" office:value="2.01403">
            <text:p>2,01403</text:p>
          </table:table-cell>
          <table:table-cell office:value-type="float" office:value="0.0346034">
            <text:p>0,0346034</text:p>
          </table:table-cell>
          <table:table-cell office:value-type="float" office:value="0.224042">
            <text:p>0,224042</text:p>
          </table:table-cell>
          <table:table-cell office:value-type="float" office:value="0.258645">
            <text:p>0,258645</text:p>
          </table:table-cell>
          <table:table-cell office:value-type="float" office:value="0.352192">
            <text:p>0,352192</text:p>
          </table:table-cell>
          <table:table-cell office:value-type="float" office:value="0.454829">
            <text:p>0,454829</text:p>
          </table:table-cell>
          <table:table-cell office:value-type="float" office:value="0.807021">
            <text:p>0,807021</text:p>
          </table:table-cell>
          <table:table-cell office:value-type="float" office:value="0.393833">
            <text:p>0,393833</text:p>
          </table:table-cell>
          <table:table-cell office:value-type="float" office:value="0.829894">
            <text:p>0,829894</text:p>
          </table:table-cell>
          <table:table-cell office:value-type="float" office:value="1.22373">
            <text:p>1,22373</text:p>
          </table:table-cell>
          <table:table-cell office:value-type="float" office:value="0.540164">
            <text:p>0,540164</text:p>
          </table:table-cell>
          <table:table-cell office:value-type="float" office:value="1.81257">
            <text:p>1,81257</text:p>
          </table:table-cell>
          <table:table-cell office:value-type="float" office:value="2.35274">
            <text:p>2,35274</text:p>
          </table:table-cell>
          <table:table-cell office:value-type="float" office:value="0.682097">
            <text:p>0,682097</text:p>
          </table:table-cell>
          <table:table-cell office:value-type="float" office:value="1.44542">
            <text:p>1,44542</text:p>
          </table:table-cell>
          <table:table-cell office:value-type="float" office:value="2.12752">
            <text:p>2,12752</text:p>
          </table:table-cell>
          <table:table-cell office:value-type="float" office:value="0.283865">
            <text:p>0,283865</text:p>
          </table:table-cell>
          <table:table-cell office:value-type="float" office:value="0.28973">
            <text:p>0,28973</text:p>
          </table:table-cell>
          <table:table-cell office:value-type="float" office:value="0.573595">
            <text:p>0,573595</text:p>
          </table:table-cell>
          <table:table-cell office:value-type="float" office:value="0.333717">
            <text:p>0,333717</text:p>
          </table:table-cell>
          <table:table-cell office:value-type="float" office:value="0.402924">
            <text:p>0,402924</text:p>
          </table:table-cell>
          <table:table-cell office:value-type="float" office:value="0.736641">
            <text:p>0,736641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8.89717">
            <text:p>8,89717</text:p>
          </table:table-cell>
          <table:table-cell office:value-type="float" office:value="9.12356">
            <text:p>9,12356</text:p>
          </table:table-cell>
          <table:table-cell office:value-type="float" office:value="0.730483">
            <text:p>0,730483</text:p>
          </table:table-cell>
          <table:table-cell office:value-type="float" office:value="2.00905">
            <text:p>2,00905</text:p>
          </table:table-cell>
          <table:table-cell office:value-type="float" office:value="2.73953">
            <text:p>2,73953</text:p>
          </table:table-cell>
          <table:table-cell office:value-type="float" office:value="0.0372426">
            <text:p>0,0372426</text:p>
          </table:table-cell>
          <table:table-cell office:value-type="float" office:value="0.188559">
            <text:p>0,188559</text:p>
          </table:table-cell>
          <table:table-cell office:value-type="float" office:value="0.225802">
            <text:p>0,225802</text:p>
          </table:table-cell>
          <table:table-cell office:value-type="float" office:value="0.320228">
            <text:p>0,320228</text:p>
          </table:table-cell>
          <table:table-cell office:value-type="float" office:value="0.494711">
            <text:p>0,494711</text:p>
          </table:table-cell>
          <table:table-cell office:value-type="float" office:value="0.814939">
            <text:p>0,814939</text:p>
          </table:table-cell>
          <table:table-cell office:value-type="float" office:value="0.933411">
            <text:p>0,933411</text:p>
          </table:table-cell>
          <table:table-cell office:value-type="float" office:value="0.802622">
            <text:p>0,802622</text:p>
          </table:table-cell>
          <table:table-cell office:value-type="float" office:value="1.73603">
            <text:p>1,73603</text:p>
          </table:table-cell>
          <table:table-cell office:value-type="float" office:value="0.538405">
            <text:p>0,538405</text:p>
          </table:table-cell>
          <table:table-cell office:value-type="float" office:value="2.61754">
            <text:p>2,61754</text:p>
          </table:table-cell>
          <table:table-cell office:value-type="float" office:value="3.15594">
            <text:p>3,15594</text:p>
          </table:table-cell>
          <table:table-cell office:value-type="float" office:value="1.55451">
            <text:p>1,55451</text:p>
          </table:table-cell>
          <table:table-cell office:value-type="float" office:value="2.22928">
            <text:p>2,22928</text:p>
          </table:table-cell>
          <table:table-cell office:value-type="float" office:value="3.78379">
            <text:p>3,78379</text:p>
          </table:table-cell>
          <table:table-cell office:value-type="float" office:value="0.286504">
            <text:p>0,286504</text:p>
          </table:table-cell>
          <table:table-cell office:value-type="float" office:value="0.296768">
            <text:p>0,296768</text:p>
          </table:table-cell>
          <table:table-cell office:value-type="float" office:value="0.583272">
            <text:p>0,583272</text:p>
          </table:table-cell>
          <table:table-cell office:value-type="float" office:value="0.331078">
            <text:p>0,331078</text:p>
          </table:table-cell>
          <table:table-cell office:value-type="float" office:value="0.410842">
            <text:p>0,410842</text:p>
          </table:table-cell>
          <table:table-cell office:value-type="float" office:value="0.74192">
            <text:p>0,74192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5587">
            <text:p>6,65587</text:p>
          </table:table-cell>
          <table:table-cell office:value-type="float" office:value="6.87962">
            <text:p>6,87962</text:p>
          </table:table-cell>
          <table:table-cell office:value-type="float" office:value="0.721685">
            <text:p>0,721685</text:p>
          </table:table-cell>
          <table:table-cell office:value-type="float" office:value="1.33223">
            <text:p>1,33223</text:p>
          </table:table-cell>
          <table:table-cell office:value-type="float" office:value="2.05391">
            <text:p>2,05391</text:p>
          </table:table-cell>
          <table:table-cell office:value-type="float" office:value="0.0375359">
            <text:p>0,0375359</text:p>
          </table:table-cell>
          <table:table-cell office:value-type="float" office:value="0.23196">
            <text:p>0,23196</text:p>
          </table:table-cell>
          <table:table-cell office:value-type="float" office:value="0.269496">
            <text:p>0,269496</text:p>
          </table:table-cell>
          <table:table-cell office:value-type="float" office:value="0.287677">
            <text:p>0,287677</text:p>
          </table:table-cell>
          <table:table-cell office:value-type="float" office:value="0.520517">
            <text:p>0,520517</text:p>
          </table:table-cell>
          <table:table-cell office:value-type="float" office:value="0.808194">
            <text:p>0,808194</text:p>
          </table:table-cell>
          <table:table-cell office:value-type="float" office:value="0.519637">
            <text:p>0,519637</text:p>
          </table:table-cell>
          <table:table-cell office:value-type="float" office:value="1.49909">
            <text:p>1,49909</text:p>
          </table:table-cell>
          <table:table-cell office:value-type="float" office:value="2.01873">
            <text:p>2,01873</text:p>
          </table:table-cell>
          <table:table-cell office:value-type="float" office:value="0.961563">
            <text:p>0,961563</text:p>
          </table:table-cell>
          <table:table-cell office:value-type="float" office:value="3.09348">
            <text:p>3,09348</text:p>
          </table:table-cell>
          <table:table-cell office:value-type="float" office:value="4.05505">
            <text:p>4,05505</text:p>
          </table:table-cell>
          <table:table-cell office:value-type="float" office:value="1.57563">
            <text:p>1,57563</text:p>
          </table:table-cell>
          <table:table-cell office:value-type="float" office:value="1.41375">
            <text:p>1,41375</text:p>
          </table:table-cell>
          <table:table-cell office:value-type="float" office:value="2.98938">
            <text:p>2,98938</text:p>
          </table:table-cell>
          <table:table-cell office:value-type="float" office:value="0.327559">
            <text:p>0,327559</text:p>
          </table:table-cell>
          <table:table-cell office:value-type="float" office:value="0.301167">
            <text:p>0,301167</text:p>
          </table:table-cell>
          <table:table-cell office:value-type="float" office:value="0.628726">
            <text:p>0,628726</text:p>
          </table:table-cell>
          <table:table-cell office:value-type="float" office:value="0.311137">
            <text:p>0,311137</text:p>
          </table:table-cell>
          <table:table-cell office:value-type="float" office:value="0.55512">
            <text:p>0,55512</text:p>
          </table:table-cell>
          <table:table-cell office:value-type="float" office:value="0.866257">
            <text:p>0,866257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7.12243">
            <text:p>7,12243</text:p>
          </table:table-cell>
          <table:table-cell office:value-type="float" office:value="7.32213">
            <text:p>7,32213</text:p>
          </table:table-cell>
          <table:table-cell office:value-type="float" office:value="0.740453">
            <text:p>0,740453</text:p>
          </table:table-cell>
          <table:table-cell office:value-type="float" office:value="1.28766">
            <text:p>1,28766</text:p>
          </table:table-cell>
          <table:table-cell office:value-type="float" office:value="2.02811">
            <text:p>2,02811</text:p>
          </table:table-cell>
          <table:table-cell office:value-type="float" office:value="0.0357764">
            <text:p>0,0357764</text:p>
          </table:table-cell>
          <table:table-cell office:value-type="float" office:value="0.176243">
            <text:p>0,176243</text:p>
          </table:table-cell>
          <table:table-cell office:value-type="float" office:value="0.212019">
            <text:p>0,212019</text:p>
          </table:table-cell>
          <table:table-cell office:value-type="float" office:value="0.272428">
            <text:p>0,272428</text:p>
          </table:table-cell>
          <table:table-cell office:value-type="float" office:value="0.595002">
            <text:p>0,595002</text:p>
          </table:table-cell>
          <table:table-cell office:value-type="float" office:value="0.86743">
            <text:p>0,86743</text:p>
          </table:table-cell>
          <table:table-cell office:value-type="float" office:value="0.406736">
            <text:p>0,406736</text:p>
          </table:table-cell>
          <table:table-cell office:value-type="float" office:value="0.841624">
            <text:p>0,841624</text:p>
          </table:table-cell>
          <table:table-cell office:value-type="float" office:value="1.24836">
            <text:p>1,24836</text:p>
          </table:table-cell>
          <table:table-cell office:value-type="float" office:value="0.69588">
            <text:p>0,69588</text:p>
          </table:table-cell>
          <table:table-cell office:value-type="float" office:value="1.59703">
            <text:p>1,59703</text:p>
          </table:table-cell>
          <table:table-cell office:value-type="float" office:value="2.29291">
            <text:p>2,29291</text:p>
          </table:table-cell>
          <table:table-cell office:value-type="float" office:value="0.690894">
            <text:p>0,690894</text:p>
          </table:table-cell>
          <table:table-cell office:value-type="float" office:value="1.48179">
            <text:p>1,48179</text:p>
          </table:table-cell>
          <table:table-cell office:value-type="float" office:value="2.17268">
            <text:p>2,17268</text:p>
          </table:table-cell>
          <table:table-cell office:value-type="float" office:value="0.253954">
            <text:p>0,253954</text:p>
          </table:table-cell>
          <table:table-cell office:value-type="float" office:value="0.340755">
            <text:p>0,340755</text:p>
          </table:table-cell>
          <table:table-cell office:value-type="float" office:value="0.594709">
            <text:p>0,594709</text:p>
          </table:table-cell>
          <table:table-cell office:value-type="float" office:value="0.314656">
            <text:p>0,314656</text:p>
          </table:table-cell>
          <table:table-cell office:value-type="float" office:value="0.430489">
            <text:p>0,430489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88852">
            <text:p>0,188852</text:p>
          </table:table-cell>
          <table:table-cell office:value-type="float" office:value="7.18254">
            <text:p>7,18254</text:p>
          </table:table-cell>
          <table:table-cell office:value-type="float" office:value="7.3714">
            <text:p>7,3714</text:p>
          </table:table-cell>
          <table:table-cell office:value-type="float" office:value="0.719633">
            <text:p>0,719633</text:p>
          </table:table-cell>
          <table:table-cell office:value-type="float" office:value="1.32988">
            <text:p>1,32988</text:p>
          </table:table-cell>
          <table:table-cell office:value-type="float" office:value="2.04952">
            <text:p>2,04952</text:p>
          </table:table-cell>
          <table:table-cell office:value-type="float" office:value="0.0378291">
            <text:p>0,0378291</text:p>
          </table:table-cell>
          <table:table-cell office:value-type="float" office:value="0.181228">
            <text:p>0,181228</text:p>
          </table:table-cell>
          <table:table-cell office:value-type="float" office:value="0.219057">
            <text:p>0,219057</text:p>
          </table:table-cell>
          <table:table-cell office:value-type="float" office:value="0.286211">
            <text:p>0,286211</text:p>
          </table:table-cell>
          <table:table-cell office:value-type="float" office:value="1.12344">
            <text:p>1,12344</text:p>
          </table:table-cell>
          <table:table-cell office:value-type="float" office:value="1.40965">
            <text:p>1,40965</text:p>
          </table:table-cell>
          <table:table-cell office:value-type="float" office:value="0.501749">
            <text:p>0,501749</text:p>
          </table:table-cell>
          <table:table-cell office:value-type="float" office:value="1.86624">
            <text:p>1,86624</text:p>
          </table:table-cell>
          <table:table-cell office:value-type="float" office:value="2.36798">
            <text:p>2,36798</text:p>
          </table:table-cell>
          <table:table-cell office:value-type="float" office:value="0.537232">
            <text:p>0,537232</text:p>
          </table:table-cell>
          <table:table-cell office:value-type="float" office:value="3.64684">
            <text:p>3,64684</text:p>
          </table:table-cell>
          <table:table-cell office:value-type="float" office:value="4.18407">
            <text:p>4,18407</text:p>
          </table:table-cell>
          <table:table-cell office:value-type="float" office:value="1.58061">
            <text:p>1,58061</text:p>
          </table:table-cell>
          <table:table-cell office:value-type="float" office:value="2.87706">
            <text:p>2,87706</text:p>
          </table:table-cell>
          <table:table-cell office:value-type="float" office:value="4.45768">
            <text:p>4,45768</text:p>
          </table:table-cell>
          <table:table-cell office:value-type="float" office:value="0.250728">
            <text:p>0,250728</text:p>
          </table:table-cell>
          <table:table-cell office:value-type="float" office:value="0.345447">
            <text:p>0,345447</text:p>
          </table:table-cell>
          <table:table-cell office:value-type="float" office:value="0.596175">
            <text:p>0,596175</text:p>
          </table:table-cell>
          <table:table-cell office:value-type="float" office:value="0.319348">
            <text:p>0,319348</text:p>
          </table:table-cell>
          <table:table-cell office:value-type="float" office:value="0.433715">
            <text:p>0,433715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71335">
            <text:p>6,71335</text:p>
          </table:table-cell>
          <table:table-cell office:value-type="float" office:value="6.92449">
            <text:p>6,92449</text:p>
          </table:table-cell>
          <table:table-cell office:value-type="float" office:value="1.64307">
            <text:p>1,64307</text:p>
          </table:table-cell>
          <table:table-cell office:value-type="float" office:value="3.45066">
            <text:p>3,45066</text:p>
          </table:table-cell>
          <table:table-cell office:value-type="float" office:value="5.09373">
            <text:p>5,09373</text:p>
          </table:table-cell>
          <table:table-cell office:value-type="float" office:value="0.101464">
            <text:p>0,101464</text:p>
          </table:table-cell>
          <table:table-cell office:value-type="float" office:value="0.468025">
            <text:p>0,468025</text:p>
          </table:table-cell>
          <table:table-cell office:value-type="float" office:value="0.569489">
            <text:p>0,569489</text:p>
          </table:table-cell>
          <table:table-cell office:value-type="float" office:value="0.839865">
            <text:p>0,839865</text:p>
          </table:table-cell>
          <table:table-cell office:value-type="float" office:value="1.35276">
            <text:p>1,35276</text:p>
          </table:table-cell>
          <table:table-cell office:value-type="float" office:value="2.19262">
            <text:p>2,19262</text:p>
          </table:table-cell>
          <table:table-cell office:value-type="float" office:value="1.0903">
            <text:p>1,0903</text:p>
          </table:table-cell>
          <table:table-cell office:value-type="float" office:value="2.24218">
            <text:p>2,24218</text:p>
          </table:table-cell>
          <table:table-cell office:value-type="float" office:value="3.33248">
            <text:p>3,33248</text:p>
          </table:table-cell>
          <table:table-cell office:value-type="float" office:value="0.582685">
            <text:p>0,582685</text:p>
          </table:table-cell>
          <table:table-cell office:value-type="float" office:value="1.64278">
            <text:p>1,64278</text:p>
          </table:table-cell>
          <table:table-cell office:value-type="float" office:value="2.22547">
            <text:p>2,22547</text:p>
          </table:table-cell>
          <table:table-cell office:value-type="float" office:value="0.952179">
            <text:p>0,952179</text:p>
          </table:table-cell>
          <table:table-cell office:value-type="float" office:value="2.71871">
            <text:p>2,71871</text:p>
          </table:table-cell>
          <table:table-cell office:value-type="float" office:value="3.67089">
            <text:p>3,67089</text:p>
          </table:table-cell>
          <table:table-cell office:value-type="float" office:value="0.285038">
            <text:p>0,285038</text:p>
          </table:table-cell>
          <table:table-cell office:value-type="float" office:value="0.817285">
            <text:p>0,817285</text:p>
          </table:table-cell>
          <table:table-cell office:value-type="float" office:value="1.10232">
            <text:p>1,10232</text:p>
          </table:table-cell>
          <table:table-cell office:value-type="float" office:value="0.797637">
            <text:p>0,797637</text:p>
          </table:table-cell>
          <table:table-cell office:value-type="float" office:value="0.414654">
            <text:p>0,414654</text:p>
          </table:table-cell>
          <table:table-cell office:value-type="float" office:value="1.21229">
            <text:p>1,21229</text:p>
          </table:table-cell>
        </table:table-row>
        <table:table-row table:style-name="ro1">
          <table:table-cell office:value-type="float" office:value="0.201169">
            <text:p>0,201169</text:p>
          </table:table-cell>
          <table:table-cell office:value-type="float" office:value="7.7667">
            <text:p>7,7667</text:p>
          </table:table-cell>
          <table:table-cell office:value-type="float" office:value="7.96786">
            <text:p>7,96786</text:p>
          </table:table-cell>
          <table:table-cell office:value-type="float" office:value="0.891183">
            <text:p>0,891183</text:p>
          </table:table-cell>
          <table:table-cell office:value-type="float" office:value="1.36067">
            <text:p>1,36067</text:p>
          </table:table-cell>
          <table:table-cell office:value-type="float" office:value="2.25186">
            <text:p>2,25186</text:p>
          </table:table-cell>
          <table:table-cell office:value-type="float" office:value="0.0369494">
            <text:p>0,0369494</text:p>
          </table:table-cell>
          <table:table-cell office:value-type="float" office:value="0.404977">
            <text:p>0,404977</text:p>
          </table:table-cell>
          <table:table-cell office:value-type="float" office:value="0.441926">
            <text:p>0,441926</text:p>
          </table:table-cell>
          <table:table-cell office:value-type="float" office:value="0.721099">
            <text:p>0,721099</text:p>
          </table:table-cell>
          <table:table-cell office:value-type="float" office:value="1.17798">
            <text:p>1,17798</text:p>
          </table:table-cell>
          <table:table-cell office:value-type="float" office:value="1.89908">
            <text:p>1,89908</text:p>
          </table:table-cell>
          <table:table-cell office:value-type="float" office:value="0.92432">
            <text:p>0,92432</text:p>
          </table:table-cell>
          <table:table-cell office:value-type="float" office:value="2.27297">
            <text:p>2,27297</text:p>
          </table:table-cell>
          <table:table-cell office:value-type="float" office:value="3.19729">
            <text:p>3,19729</text:p>
          </table:table-cell>
          <table:table-cell office:value-type="float" office:value="0.725498">
            <text:p>0,725498</text:p>
          </table:table-cell>
          <table:table-cell office:value-type="float" office:value="1.99673">
            <text:p>1,99673</text:p>
          </table:table-cell>
          <table:table-cell office:value-type="float" office:value="2.72223">
            <text:p>2,72223</text:p>
          </table:table-cell>
          <table:table-cell office:value-type="float" office:value="0.634884">
            <text:p>0,634884</text:p>
          </table:table-cell>
          <table:table-cell office:value-type="float" office:value="1.54513">
            <text:p>1,54513</text:p>
          </table:table-cell>
          <table:table-cell office:value-type="float" office:value="2.18001">
            <text:p>2,18001</text:p>
          </table:table-cell>
          <table:table-cell office:value-type="float" office:value="0.284451">
            <text:p>0,284451</text:p>
          </table:table-cell>
          <table:table-cell office:value-type="float" office:value="0.310844">
            <text:p>0,310844</text:p>
          </table:table-cell>
          <table:table-cell office:value-type="float" office:value="0.595295">
            <text:p>0,595295</text:p>
          </table:table-cell>
          <table:table-cell office:value-type="float" office:value="0.305565">
            <text:p>0,305565</text:p>
          </table:table-cell>
          <table:table-cell office:value-type="float" office:value="0.438994">
            <text:p>0,438994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17668">
            <text:p>7,17668</text:p>
          </table:table-cell>
          <table:table-cell office:value-type="float" office:value="7.39368">
            <text:p>7,39368</text:p>
          </table:table-cell>
          <table:table-cell office:value-type="float" office:value="0.701451">
            <text:p>0,701451</text:p>
          </table:table-cell>
          <table:table-cell office:value-type="float" office:value="1.52841">
            <text:p>1,52841</text:p>
          </table:table-cell>
          <table:table-cell office:value-type="float" office:value="2.22986">
            <text:p>2,22986</text:p>
          </table:table-cell>
          <table:table-cell office:value-type="float" office:value="0.0413481">
            <text:p>0,0413481</text:p>
          </table:table-cell>
          <table:table-cell office:value-type="float" office:value="0.240757">
            <text:p>0,240757</text:p>
          </table:table-cell>
          <table:table-cell office:value-type="float" office:value="0.282105">
            <text:p>0,282105</text:p>
          </table:table-cell>
          <table:table-cell office:value-type="float" office:value="0.317589">
            <text:p>0,317589</text:p>
          </table:table-cell>
          <table:table-cell office:value-type="float" office:value="0.506734">
            <text:p>0,506734</text:p>
          </table:table-cell>
          <table:table-cell office:value-type="float" office:value="0.824323">
            <text:p>0,824323</text:p>
          </table:table-cell>
          <table:table-cell office:value-type="float" office:value="0.403804">
            <text:p>0,403804</text:p>
          </table:table-cell>
          <table:table-cell office:value-type="float" office:value="0.833706">
            <text:p>0,833706</text:p>
          </table:table-cell>
          <table:table-cell office:value-type="float" office:value="1.23751">
            <text:p>1,23751</text:p>
          </table:table-cell>
          <table:table-cell office:value-type="float" office:value="0.810833">
            <text:p>0,810833</text:p>
          </table:table-cell>
          <table:table-cell office:value-type="float" office:value="2.16975">
            <text:p>2,16975</text:p>
          </table:table-cell>
          <table:table-cell office:value-type="float" office:value="2.98058">
            <text:p>2,98058</text:p>
          </table:table-cell>
          <table:table-cell office:value-type="float" office:value="0.810833">
            <text:p>0,810833</text:p>
          </table:table-cell>
          <table:table-cell office:value-type="float" office:value="1.89585">
            <text:p>1,89585</text:p>
          </table:table-cell>
          <table:table-cell office:value-type="float" office:value="2.70669">
            <text:p>2,70669</text:p>
          </table:table-cell>
          <table:table-cell office:value-type="float" office:value="0.348966">
            <text:p>0,348966</text:p>
          </table:table-cell>
          <table:table-cell office:value-type="float" office:value="0.95042">
            <text:p>0,95042</text:p>
          </table:table-cell>
          <table:table-cell office:value-type="float" office:value="1.29939">
            <text:p>1,29939</text:p>
          </table:table-cell>
          <table:table-cell office:value-type="float" office:value="0.335183">
            <text:p>0,335183</text:p>
          </table:table-cell>
          <table:table-cell office:value-type="float" office:value="0.429023">
            <text:p>0,429023</text:p>
          </table:table-cell>
          <table:table-cell office:value-type="float" office:value="0.764207">
            <text:p>0,764207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7.26759">
            <text:p>7,26759</text:p>
          </table:table-cell>
          <table:table-cell office:value-type="float" office:value="7.47462">
            <text:p>7,47462</text:p>
          </table:table-cell>
          <table:table-cell office:value-type="float" office:value="0.992354">
            <text:p>0,992354</text:p>
          </table:table-cell>
          <table:table-cell office:value-type="float" office:value="1.46214">
            <text:p>1,46214</text:p>
          </table:table-cell>
          <table:table-cell office:value-type="float" office:value="2.45449">
            <text:p>2,45449</text:p>
          </table:table-cell>
          <table:table-cell office:value-type="float" office:value="0.0404683">
            <text:p>0,0404683</text:p>
          </table:table-cell>
          <table:table-cell office:value-type="float" office:value="0.613477">
            <text:p>0,613477</text:p>
          </table:table-cell>
          <table:table-cell office:value-type="float" office:value="0.653945">
            <text:p>0,653945</text:p>
          </table:table-cell>
          <table:table-cell office:value-type="float" office:value="1.36801">
            <text:p>1,36801</text:p>
          </table:table-cell>
          <table:table-cell office:value-type="float" office:value="1.29587">
            <text:p>1,29587</text:p>
          </table:table-cell>
          <table:table-cell office:value-type="float" office:value="2.66387">
            <text:p>2,66387</text:p>
          </table:table-cell>
          <table:table-cell office:value-type="float" office:value="0.517877">
            <text:p>0,517877</text:p>
          </table:table-cell>
          <table:table-cell office:value-type="float" office:value="0.867723">
            <text:p>0,867723</text:p>
          </table:table-cell>
          <table:table-cell office:value-type="float" office:value="1.3856">
            <text:p>1,3856</text:p>
          </table:table-cell>
          <table:table-cell office:value-type="float" office:value="0.538405">
            <text:p>0,538405</text:p>
          </table:table-cell>
          <table:table-cell office:value-type="float" office:value="2.21344">
            <text:p>2,21344</text:p>
          </table:table-cell>
          <table:table-cell office:value-type="float" office:value="2.75185">
            <text:p>2,75185</text:p>
          </table:table-cell>
          <table:table-cell office:value-type="float" office:value="0.610837">
            <text:p>0,610837</text:p>
          </table:table-cell>
          <table:table-cell office:value-type="float" office:value="1.45158">
            <text:p>1,45158</text:p>
          </table:table-cell>
          <table:table-cell office:value-type="float" office:value="2.06242">
            <text:p>2,06242</text:p>
          </table:table-cell>
          <table:table-cell office:value-type="float" office:value="0.289437">
            <text:p>0,289437</text:p>
          </table:table-cell>
          <table:table-cell office:value-type="float" office:value="0.309084">
            <text:p>0,309084</text:p>
          </table:table-cell>
          <table:table-cell office:value-type="float" office:value="0.598521">
            <text:p>0,598521</text:p>
          </table:table-cell>
          <table:table-cell office:value-type="float" office:value="0.290316">
            <text:p>0,290316</text:p>
          </table:table-cell>
          <table:table-cell office:value-type="float" office:value="0.405856">
            <text:p>0,405856</text:p>
          </table:table-cell>
          <table:table-cell office:value-type="float" office:value="0.696173">
            <text:p>0,696173</text:p>
          </table:table-cell>
        </table:table-row>
        <table:table-row table:style-name="ro1">
          <table:table-cell office:value-type="float" office:value="0.280053">
            <text:p>0,280053</text:p>
          </table:table-cell>
          <table:table-cell office:value-type="float" office:value="6.65558">
            <text:p>6,65558</text:p>
          </table:table-cell>
          <table:table-cell office:value-type="float" office:value="6.93563">
            <text:p>6,93563</text:p>
          </table:table-cell>
          <table:table-cell office:value-type="float" office:value="1.04895">
            <text:p>1,04895</text:p>
          </table:table-cell>
          <table:table-cell office:value-type="float" office:value="1.92049">
            <text:p>1,92049</text:p>
          </table:table-cell>
          <table:table-cell office:value-type="float" office:value="2.96944">
            <text:p>2,96944</text:p>
          </table:table-cell>
          <table:table-cell office:value-type="float" office:value="0.0633418">
            <text:p>0,0633418</text:p>
          </table:table-cell>
          <table:table-cell office:value-type="float" office:value="0.260112">
            <text:p>0,260112</text:p>
          </table:table-cell>
          <table:table-cell office:value-type="float" office:value="0.323453">
            <text:p>0,323453</text:p>
          </table:table-cell>
          <table:table-cell office:value-type="float" office:value="0.710835">
            <text:p>0,710835</text:p>
          </table:table-cell>
          <table:table-cell office:value-type="float" office:value="0.997339">
            <text:p>0,997339</text:p>
          </table:table-cell>
          <table:table-cell office:value-type="float" office:value="1.70817">
            <text:p>1,70817</text:p>
          </table:table-cell>
          <table:table-cell office:value-type="float" office:value="0.911417">
            <text:p>0,911417</text:p>
          </table:table-cell>
          <table:table-cell office:value-type="float" office:value="2.13749">
            <text:p>2,13749</text:p>
          </table:table-cell>
          <table:table-cell office:value-type="float" office:value="3.04891">
            <text:p>3,04891</text:p>
          </table:table-cell>
          <table:table-cell office:value-type="float" office:value="1.33751">
            <text:p>1,33751</text:p>
          </table:table-cell>
          <table:table-cell office:value-type="float" office:value="3.37911">
            <text:p>3,37911</text:p>
          </table:table-cell>
          <table:table-cell office:value-type="float" office:value="4.71661">
            <text:p>4,71661</text:p>
          </table:table-cell>
          <table:table-cell office:value-type="float" office:value="0.648666">
            <text:p>0,648666</text:p>
          </table:table-cell>
          <table:table-cell office:value-type="float" office:value="1.49879">
            <text:p>1,49879</text:p>
          </table:table-cell>
          <table:table-cell office:value-type="float" office:value="2.14746">
            <text:p>2,14746</text:p>
          </table:table-cell>
          <table:table-cell office:value-type="float" office:value="0.287091">
            <text:p>0,287091</text:p>
          </table:table-cell>
          <table:table-cell office:value-type="float" office:value="0.295302">
            <text:p>0,295302</text:p>
          </table:table-cell>
          <table:table-cell office:value-type="float" office:value="0.582392">
            <text:p>0,582392</text:p>
          </table:table-cell>
          <table:table-cell office:value-type="float" office:value="0.309084">
            <text:p>0,309084</text:p>
          </table:table-cell>
          <table:table-cell office:value-type="float" office:value="0.403804">
            <text:p>0,403804</text:p>
          </table:table-cell>
          <table:table-cell office:value-type="float" office:value="0.712888">
            <text:p>0,712888</text:p>
          </table:table-cell>
        </table:table-row>
        <table:table-row table:style-name="ro1">
          <table:table-cell office:value-type="float" office:value="0.208207">
            <text:p>0,208207</text:p>
          </table:table-cell>
          <table:table-cell office:value-type="float" office:value="7.36846">
            <text:p>7,36846</text:p>
          </table:table-cell>
          <table:table-cell office:value-type="float" office:value="7.57667">
            <text:p>7,57667</text:p>
          </table:table-cell>
          <table:table-cell office:value-type="float" office:value="0.940156">
            <text:p>0,940156</text:p>
          </table:table-cell>
          <table:table-cell office:value-type="float" office:value="1.35334">
            <text:p>1,35334</text:p>
          </table:table-cell>
          <table:table-cell office:value-type="float" office:value="2.2935">
            <text:p>2,2935</text:p>
          </table:table-cell>
          <table:table-cell office:value-type="float" office:value="0.0381224">
            <text:p>0,0381224</text:p>
          </table:table-cell>
          <table:table-cell office:value-type="float" office:value="0.211726">
            <text:p>0,211726</text:p>
          </table:table-cell>
          <table:table-cell office:value-type="float" office:value="0.249848">
            <text:p>0,249848</text:p>
          </table:table-cell>
          <table:table-cell office:value-type="float" office:value="0.296181">
            <text:p>0,296181</text:p>
          </table:table-cell>
          <table:table-cell office:value-type="float" office:value="0.480928">
            <text:p>0,480928</text:p>
          </table:table-cell>
          <table:table-cell office:value-type="float" office:value="0.777109">
            <text:p>0,777109</text:p>
          </table:table-cell>
          <table:table-cell office:value-type="float" office:value="0.390607">
            <text:p>0,390607</text:p>
          </table:table-cell>
          <table:table-cell office:value-type="float" office:value="0.795291">
            <text:p>0,795291</text:p>
          </table:table-cell>
          <table:table-cell office:value-type="float" office:value="1.1859">
            <text:p>1,1859</text:p>
          </table:table-cell>
          <table:table-cell office:value-type="float" office:value="0.569196">
            <text:p>0,569196</text:p>
          </table:table-cell>
          <table:table-cell office:value-type="float" office:value="1.6897">
            <text:p>1,6897</text:p>
          </table:table-cell>
          <table:table-cell office:value-type="float" office:value="2.2589">
            <text:p>2,2589</text:p>
          </table:table-cell>
          <table:table-cell office:value-type="float" office:value="0.634884">
            <text:p>0,634884</text:p>
          </table:table-cell>
          <table:table-cell office:value-type="float" office:value="1.46331">
            <text:p>1,46331</text:p>
          </table:table-cell>
          <table:table-cell office:value-type="float" office:value="2.0982">
            <text:p>2,0982</text:p>
          </table:table-cell>
          <table:table-cell office:value-type="float" office:value="0.275654">
            <text:p>0,275654</text:p>
          </table:table-cell>
          <table:table-cell office:value-type="float" office:value="0.294715">
            <text:p>0,294715</text:p>
          </table:table-cell>
          <table:table-cell office:value-type="float" office:value="0.570369">
            <text:p>0,570369</text:p>
          </table:table-cell>
          <table:table-cell office:value-type="float" office:value="0.310844">
            <text:p>0,310844</text:p>
          </table:table-cell>
          <table:table-cell office:value-type="float" office:value="0.426677">
            <text:p>0,426677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7.1453">
            <text:p>7,1453</text:p>
          </table:table-cell>
          <table:table-cell office:value-type="float" office:value="7.35409">
            <text:p>7,35409</text:p>
          </table:table-cell>
          <table:table-cell office:value-type="float" office:value="0.683563">
            <text:p>0,683563</text:p>
          </table:table-cell>
          <table:table-cell office:value-type="float" office:value="1.41786">
            <text:p>1,41786</text:p>
          </table:table-cell>
          <table:table-cell office:value-type="float" office:value="2.10142">
            <text:p>2,10142</text:p>
          </table:table-cell>
          <table:table-cell office:value-type="float" office:value="0.0392953">
            <text:p>0,0392953</text:p>
          </table:table-cell>
          <table:table-cell office:value-type="float" office:value="0.262751">
            <text:p>0,262751</text:p>
          </table:table-cell>
          <table:table-cell office:value-type="float" office:value="0.302046">
            <text:p>0,302046</text:p>
          </table:table-cell>
          <table:table-cell office:value-type="float" office:value="0.417">
            <text:p>0,417</text:p>
          </table:table-cell>
          <table:table-cell office:value-type="float" office:value="0.499403">
            <text:p>0,499403</text:p>
          </table:table-cell>
          <table:table-cell office:value-type="float" office:value="0.916403">
            <text:p>0,916403</text:p>
          </table:table-cell>
          <table:table-cell office:value-type="float" office:value="0.414361">
            <text:p>0,414361</text:p>
          </table:table-cell>
          <table:table-cell office:value-type="float" office:value="1.18648">
            <text:p>1,18648</text:p>
          </table:table-cell>
          <table:table-cell office:value-type="float" office:value="1.60085">
            <text:p>1,60085</text:p>
          </table:table-cell>
          <table:table-cell office:value-type="float" office:value="0.545736">
            <text:p>0,545736</text:p>
          </table:table-cell>
          <table:table-cell office:value-type="float" office:value="1.68853">
            <text:p>1,68853</text:p>
          </table:table-cell>
          <table:table-cell office:value-type="float" office:value="2.23426">
            <text:p>2,23426</text:p>
          </table:table-cell>
          <table:table-cell office:value-type="float" office:value="0.94778">
            <text:p>0,94778</text:p>
          </table:table-cell>
          <table:table-cell office:value-type="float" office:value="1.47006">
            <text:p>1,47006</text:p>
          </table:table-cell>
          <table:table-cell office:value-type="float" office:value="2.41784">
            <text:p>2,41784</text:p>
          </table:table-cell>
          <table:table-cell office:value-type="float" office:value="0.275361">
            <text:p>0,275361</text:p>
          </table:table-cell>
          <table:table-cell office:value-type="float" office:value="0.294422">
            <text:p>0,294422</text:p>
          </table:table-cell>
          <table:table-cell office:value-type="float" office:value="0.569783">
            <text:p>0,569783</text:p>
          </table:table-cell>
          <table:table-cell office:value-type="float" office:value="0.302926">
            <text:p>0,302926</text:p>
          </table:table-cell>
          <table:table-cell office:value-type="float" office:value="0.410842">
            <text:p>0,410842</text:p>
          </table:table-cell>
          <table:table-cell office:value-type="float" office:value="0.713768">
            <text:p>0,713768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52975">
            <text:p>7,52975</text:p>
          </table:table-cell>
          <table:table-cell office:value-type="float" office:value="7.7447">
            <text:p>7,7447</text:p>
          </table:table-cell>
          <table:table-cell office:value-type="float" office:value="1.46302">
            <text:p>1,46302</text:p>
          </table:table-cell>
          <table:table-cell office:value-type="float" office:value="1.49557">
            <text:p>1,49557</text:p>
          </table:table-cell>
          <table:table-cell office:value-type="float" office:value="2.95859">
            <text:p>2,95859</text:p>
          </table:table-cell>
          <table:table-cell office:value-type="float" office:value="0.0674472">
            <text:p>0,0674472</text:p>
          </table:table-cell>
          <table:table-cell office:value-type="float" office:value="0.290023">
            <text:p>0,290023</text:p>
          </table:table-cell>
          <table:table-cell office:value-type="float" office:value="0.35747">
            <text:p>0,35747</text:p>
          </table:table-cell>
          <table:table-cell office:value-type="float" office:value="0.374772">
            <text:p>0,374772</text:p>
          </table:table-cell>
          <table:table-cell office:value-type="float" office:value="0.533713">
            <text:p>0,533713</text:p>
          </table:table-cell>
          <table:table-cell office:value-type="float" office:value="0.908485">
            <text:p>0,908485</text:p>
          </table:table-cell>
          <table:table-cell office:value-type="float" office:value="0.405856">
            <text:p>0,405856</text:p>
          </table:table-cell>
          <table:table-cell office:value-type="float" office:value="0.834879">
            <text:p>0,834879</text:p>
          </table:table-cell>
          <table:table-cell office:value-type="float" office:value="1.24074">
            <text:p>1,24074</text:p>
          </table:table-cell>
          <table:table-cell office:value-type="float" office:value="0.564797">
            <text:p>0,564797</text:p>
          </table:table-cell>
          <table:table-cell office:value-type="float" office:value="1.73075">
            <text:p>1,73075</text:p>
          </table:table-cell>
          <table:table-cell office:value-type="float" office:value="2.29555">
            <text:p>2,29555</text:p>
          </table:table-cell>
          <table:table-cell office:value-type="float" office:value="1.27241">
            <text:p>1,27241</text:p>
          </table:table-cell>
          <table:table-cell office:value-type="float" office:value="1.66184">
            <text:p>1,66184</text:p>
          </table:table-cell>
          <table:table-cell office:value-type="float" office:value="2.93425">
            <text:p>2,93425</text:p>
          </table:table-cell>
          <table:table-cell office:value-type="float" office:value="0.295888">
            <text:p>0,295888</text:p>
          </table:table-cell>
          <table:table-cell office:value-type="float" office:value="0.32316">
            <text:p>0,32316</text:p>
          </table:table-cell>
          <table:table-cell office:value-type="float" office:value="0.619048">
            <text:p>0,619048</text:p>
          </table:table-cell>
          <table:table-cell office:value-type="float" office:value="0.303513">
            <text:p>0,303513</text:p>
          </table:table-cell>
          <table:table-cell office:value-type="float" office:value="0.401751">
            <text:p>0,401751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39291">
            <text:p>0,239291</text:p>
          </table:table-cell>
          <table:table-cell office:value-type="float" office:value="6.88871">
            <text:p>6,88871</text:p>
          </table:table-cell>
          <table:table-cell office:value-type="float" office:value="7.128">
            <text:p>7,128</text:p>
          </table:table-cell>
          <table:table-cell office:value-type="float" office:value="0.743093">
            <text:p>0,743093</text:p>
          </table:table-cell>
          <table:table-cell office:value-type="float" office:value="1.91316">
            <text:p>1,91316</text:p>
          </table:table-cell>
          <table:table-cell office:value-type="float" office:value="2.65625">
            <text:p>2,65625</text:p>
          </table:table-cell>
          <table:table-cell office:value-type="float" office:value="0.0609958">
            <text:p>0,0609958</text:p>
          </table:table-cell>
          <table:table-cell office:value-type="float" office:value="0.197356">
            <text:p>0,197356</text:p>
          </table:table-cell>
          <table:table-cell office:value-type="float" office:value="0.258352">
            <text:p>0,258352</text:p>
          </table:table-cell>
          <table:table-cell office:value-type="float" office:value="0.294129">
            <text:p>0,294129</text:p>
          </table:table-cell>
          <table:table-cell office:value-type="float" office:value="0.47477">
            <text:p>0,47477</text:p>
          </table:table-cell>
          <table:table-cell office:value-type="float" office:value="0.768898">
            <text:p>0,768898</text:p>
          </table:table-cell>
          <table:table-cell office:value-type="float" office:value="0.401751">
            <text:p>0,401751</text:p>
          </table:table-cell>
          <table:table-cell office:value-type="float" office:value="0.825202">
            <text:p>0,825202</text:p>
          </table:table-cell>
          <table:table-cell office:value-type="float" office:value="1.22695">
            <text:p>1,22695</text:p>
          </table:table-cell>
          <table:table-cell office:value-type="float" office:value="0.725791">
            <text:p>0,725791</text:p>
          </table:table-cell>
          <table:table-cell office:value-type="float" office:value="1.71639">
            <text:p>1,71639</text:p>
          </table:table-cell>
          <table:table-cell office:value-type="float" office:value="2.44218">
            <text:p>2,44218</text:p>
          </table:table-cell>
          <table:table-cell office:value-type="float" office:value="0.641628">
            <text:p>0,641628</text:p>
          </table:table-cell>
          <table:table-cell office:value-type="float" office:value="1.48355">
            <text:p>1,48355</text:p>
          </table:table-cell>
          <table:table-cell office:value-type="float" office:value="2.12517">
            <text:p>2,12517</text:p>
          </table:table-cell>
          <table:table-cell office:value-type="float" office:value="0.278293">
            <text:p>0,278293</text:p>
          </table:table-cell>
          <table:table-cell office:value-type="float" office:value="0.289143">
            <text:p>0,289143</text:p>
          </table:table-cell>
          <table:table-cell office:value-type="float" office:value="0.567437">
            <text:p>0,567437</text:p>
          </table:table-cell>
          <table:table-cell office:value-type="float" office:value="0.320521">
            <text:p>0,320521</text:p>
          </table:table-cell>
          <table:table-cell office:value-type="float" office:value="0.406443">
            <text:p>0,406443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7.14354">
            <text:p>7,14354</text:p>
          </table:table-cell>
          <table:table-cell office:value-type="float" office:value="7.36729">
            <text:p>7,36729</text:p>
          </table:table-cell>
          <table:table-cell office:value-type="float" office:value="1.05306">
            <text:p>1,05306</text:p>
          </table:table-cell>
          <table:table-cell office:value-type="float" office:value="1.43252">
            <text:p>1,43252</text:p>
          </table:table-cell>
          <table:table-cell office:value-type="float" office:value="2.48558">
            <text:p>2,48558</text:p>
          </table:table-cell>
          <table:table-cell office:value-type="float" office:value="0.0363629">
            <text:p>0,0363629</text:p>
          </table:table-cell>
          <table:table-cell office:value-type="float" office:value="0.256006">
            <text:p>0,256006</text:p>
          </table:table-cell>
          <table:table-cell office:value-type="float" office:value="0.292369">
            <text:p>0,292369</text:p>
          </table:table-cell>
          <table:table-cell office:value-type="float" office:value="0.326972">
            <text:p>0,326972</text:p>
          </table:table-cell>
          <table:table-cell office:value-type="float" office:value="0.475356">
            <text:p>0,475356</text:p>
          </table:table-cell>
          <table:table-cell office:value-type="float" office:value="0.802329">
            <text:p>0,802329</text:p>
          </table:table-cell>
          <table:table-cell office:value-type="float" office:value="0.424918">
            <text:p>0,424918</text:p>
          </table:table-cell>
          <table:table-cell office:value-type="float" office:value="0.842211">
            <text:p>0,842211</text:p>
          </table:table-cell>
          <table:table-cell office:value-type="float" office:value="1.26713">
            <text:p>1,26713</text:p>
          </table:table-cell>
          <table:table-cell office:value-type="float" office:value="0.616116">
            <text:p>0,616116</text:p>
          </table:table-cell>
          <table:table-cell office:value-type="float" office:value="1.68032">
            <text:p>1,68032</text:p>
          </table:table-cell>
          <table:table-cell office:value-type="float" office:value="2.29643">
            <text:p>2,29643</text:p>
          </table:table-cell>
          <table:table-cell office:value-type="float" office:value="0.630485">
            <text:p>0,630485</text:p>
          </table:table-cell>
          <table:table-cell office:value-type="float" office:value="1.74923">
            <text:p>1,74923</text:p>
          </table:table-cell>
          <table:table-cell office:value-type="float" office:value="2.37971">
            <text:p>2,37971</text:p>
          </table:table-cell>
          <table:table-cell office:value-type="float" office:value="0.273015">
            <text:p>0,273015</text:p>
          </table:table-cell>
          <table:table-cell office:value-type="float" office:value="0.309964">
            <text:p>0,309964</text:p>
          </table:table-cell>
          <table:table-cell office:value-type="float" office:value="0.582979">
            <text:p>0,582979</text:p>
          </table:table-cell>
          <table:table-cell office:value-type="float" office:value="0.323747">
            <text:p>0,323747</text:p>
          </table:table-cell>
          <table:table-cell office:value-type="float" office:value="0.412308">
            <text:p>0,41230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4922">
            <text:p>0,224922</text:p>
          </table:table-cell>
          <table:table-cell office:value-type="float" office:value="6.62918">
            <text:p>6,62918</text:p>
          </table:table-cell>
          <table:table-cell office:value-type="float" office:value="6.85411">
            <text:p>6,85411</text:p>
          </table:table-cell>
          <table:table-cell office:value-type="float" office:value="1.0859">
            <text:p>1,0859</text:p>
          </table:table-cell>
          <table:table-cell office:value-type="float" office:value="1.27123">
            <text:p>1,27123</text:p>
          </table:table-cell>
          <table:table-cell office:value-type="float" office:value="2.35713">
            <text:p>2,35713</text:p>
          </table:table-cell>
          <table:table-cell office:value-type="float" office:value="0.0533713">
            <text:p>0,0533713</text:p>
          </table:table-cell>
          <table:table-cell office:value-type="float" office:value="0.199409">
            <text:p>0,199409</text:p>
          </table:table-cell>
          <table:table-cell office:value-type="float" office:value="0.252781">
            <text:p>0,252781</text:p>
          </table:table-cell>
          <table:table-cell office:value-type="float" office:value="0.273894">
            <text:p>0,273894</text:p>
          </table:table-cell>
          <table:table-cell office:value-type="float" office:value="0.475356">
            <text:p>0,475356</text:p>
          </table:table-cell>
          <table:table-cell office:value-type="float" office:value="0.749251">
            <text:p>0,749251</text:p>
          </table:table-cell>
          <table:table-cell office:value-type="float" office:value="0.415534">
            <text:p>0,415534</text:p>
          </table:table-cell>
          <table:table-cell office:value-type="float" office:value="0.819337">
            <text:p>0,819337</text:p>
          </table:table-cell>
          <table:table-cell office:value-type="float" office:value="1.23487">
            <text:p>1,23487</text:p>
          </table:table-cell>
          <table:table-cell office:value-type="float" office:value="0.54427">
            <text:p>0,54427</text:p>
          </table:table-cell>
          <table:table-cell office:value-type="float" office:value="1.67914">
            <text:p>1,67914</text:p>
          </table:table-cell>
          <table:table-cell office:value-type="float" office:value="2.22341">
            <text:p>2,22341</text:p>
          </table:table-cell>
          <table:table-cell office:value-type="float" office:value="0.652185">
            <text:p>0,652185</text:p>
          </table:table-cell>
          <table:table-cell office:value-type="float" office:value="1.45363">
            <text:p>1,45363</text:p>
          </table:table-cell>
          <table:table-cell office:value-type="float" office:value="2.10582">
            <text:p>2,10582</text:p>
          </table:table-cell>
          <table:table-cell office:value-type="float" office:value="0.344567">
            <text:p>0,344567</text:p>
          </table:table-cell>
          <table:table-cell office:value-type="float" office:value="0.297354">
            <text:p>0,297354</text:p>
          </table:table-cell>
          <table:table-cell office:value-type="float" office:value="0.641922">
            <text:p>0,641922</text:p>
          </table:table-cell>
          <table:table-cell office:value-type="float" office:value="0.312603">
            <text:p>0,312603</text:p>
          </table:table-cell>
          <table:table-cell office:value-type="float" office:value="0.409375">
            <text:p>0,409375</text:p>
          </table:table-cell>
          <table:table-cell office:value-type="float" office:value="0.721979">
            <text:p>0,72197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7.03651">
            <text:p>7,03651</text:p>
          </table:table-cell>
          <table:table-cell office:value-type="float" office:value="7.26113">
            <text:p>7,26113</text:p>
          </table:table-cell>
          <table:table-cell office:value-type="float" office:value="0.733415">
            <text:p>0,733415</text:p>
          </table:table-cell>
          <table:table-cell office:value-type="float" office:value="1.35833">
            <text:p>1,35833</text:p>
          </table:table-cell>
          <table:table-cell office:value-type="float" office:value="2.09174">
            <text:p>2,09174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318175">
            <text:p>0,318175</text:p>
          </table:table-cell>
          <table:table-cell office:value-type="float" office:value="0.480342">
            <text:p>0,480342</text:p>
          </table:table-cell>
          <table:table-cell office:value-type="float" office:value="0.798517">
            <text:p>0,798517</text:p>
          </table:table-cell>
          <table:table-cell office:value-type="float" office:value="0.379171">
            <text:p>0,379171</text:p>
          </table:table-cell>
          <table:table-cell office:value-type="float" office:value="0.826082">
            <text:p>0,826082</text:p>
          </table:table-cell>
          <table:table-cell office:value-type="float" office:value="1.20525">
            <text:p>1,20525</text:p>
          </table:table-cell>
          <table:table-cell office:value-type="float" office:value="0.925787">
            <text:p>0,925787</text:p>
          </table:table-cell>
          <table:table-cell office:value-type="float" office:value="1.56214">
            <text:p>1,56214</text:p>
          </table:table-cell>
          <table:table-cell office:value-type="float" office:value="2.48792">
            <text:p>2,48792</text:p>
          </table:table-cell>
          <table:table-cell office:value-type="float" office:value="0.610251">
            <text:p>0,610251</text:p>
          </table:table-cell>
          <table:table-cell office:value-type="float" office:value="1.47827">
            <text:p>1,47827</text:p>
          </table:table-cell>
          <table:table-cell office:value-type="float" office:value="2.08852">
            <text:p>2,08852</text:p>
          </table:table-cell>
          <table:table-cell office:value-type="float" office:value="0.277707">
            <text:p>0,277707</text:p>
          </table:table-cell>
          <table:table-cell office:value-type="float" office:value="0.280346">
            <text:p>0,280346</text:p>
          </table:table-cell>
          <table:table-cell office:value-type="float" office:value="0.558053">
            <text:p>0,558053</text:p>
          </table:table-cell>
          <table:table-cell office:value-type="float" office:value="0.307911">
            <text:p>0,307911</text:p>
          </table:table-cell>
          <table:table-cell office:value-type="float" office:value="0.399112">
            <text:p>0,399112</text:p>
          </table:table-cell>
          <table:table-cell office:value-type="float" office:value="0.707023">
            <text:p>0,707023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6.9283">
            <text:p>6,9283</text:p>
          </table:table-cell>
          <table:table-cell office:value-type="float" office:value="7.16466">
            <text:p>7,16466</text:p>
          </table:table-cell>
          <table:table-cell office:value-type="float" office:value="0.735175">
            <text:p>0,735175</text:p>
          </table:table-cell>
          <table:table-cell office:value-type="float" office:value="1.27299">
            <text:p>1,27299</text:p>
          </table:table-cell>
          <table:table-cell office:value-type="float" office:value="2.00817">
            <text:p>2,00817</text:p>
          </table:table-cell>
          <table:table-cell office:value-type="float" office:value="0.0384156">
            <text:p>0,0384156</text:p>
          </table:table-cell>
          <table:table-cell office:value-type="float" office:value="0.226975">
            <text:p>0,226975</text:p>
          </table:table-cell>
          <table:table-cell office:value-type="float" office:value="0.26539">
            <text:p>0,26539</text:p>
          </table:table-cell>
          <table:table-cell office:value-type="float" office:value="0.330198">
            <text:p>0,330198</text:p>
          </table:table-cell>
          <table:table-cell office:value-type="float" office:value="0.485327">
            <text:p>0,485327</text:p>
          </table:table-cell>
          <table:table-cell office:value-type="float" office:value="0.815525">
            <text:p>0,815525</text:p>
          </table:table-cell>
          <table:table-cell office:value-type="float" office:value="0.39354">
            <text:p>0,39354</text:p>
          </table:table-cell>
          <table:table-cell office:value-type="float" office:value="0.848076">
            <text:p>0,848076</text:p>
          </table:table-cell>
          <table:table-cell office:value-type="float" office:value="1.24162">
            <text:p>1,24162</text:p>
          </table:table-cell>
          <table:table-cell office:value-type="float" office:value="0.569489">
            <text:p>0,569489</text:p>
          </table:table-cell>
          <table:table-cell office:value-type="float" office:value="1.61961">
            <text:p>1,61961</text:p>
          </table:table-cell>
          <table:table-cell office:value-type="float" office:value="2.1891">
            <text:p>2,1891</text:p>
          </table:table-cell>
          <table:table-cell office:value-type="float" office:value="0.621101">
            <text:p>0,621101</text:p>
          </table:table-cell>
          <table:table-cell office:value-type="float" office:value="1.39909">
            <text:p>1,39909</text:p>
          </table:table-cell>
          <table:table-cell office:value-type="float" office:value="2.02019">
            <text:p>2,02019</text:p>
          </table:table-cell>
          <table:table-cell office:value-type="float" office:value="0.284745">
            <text:p>0,284745</text:p>
          </table:table-cell>
          <table:table-cell office:value-type="float" office:value="0.280053">
            <text:p>0,280053</text:p>
          </table:table-cell>
          <table:table-cell office:value-type="float" office:value="0.564797">
            <text:p>0,564797</text:p>
          </table:table-cell>
          <table:table-cell office:value-type="float" office:value="0.298527">
            <text:p>0,298527</text:p>
          </table:table-cell>
          <table:table-cell office:value-type="float" office:value="0.4387">
            <text:p>0,4387</text:p>
          </table:table-cell>
          <table:table-cell office:value-type="float" office:value="0.737228">
            <text:p>0,737228</text:p>
          </table:table-cell>
        </table:table-row>
        <table:table-row table:style-name="ro1">
          <table:table-cell office:value-type="float" office:value="0.228148">
            <text:p>0,228148</text:p>
          </table:table-cell>
          <table:table-cell office:value-type="float" office:value="6.70748">
            <text:p>6,70748</text:p>
          </table:table-cell>
          <table:table-cell office:value-type="float" office:value="6.93563">
            <text:p>6,93563</text:p>
          </table:table-cell>
          <table:table-cell office:value-type="float" office:value="0.697932">
            <text:p>0,697932</text:p>
          </table:table-cell>
          <table:table-cell office:value-type="float" office:value="1.37152">
            <text:p>1,37152</text:p>
          </table:table-cell>
          <table:table-cell office:value-type="float" office:value="2.06946">
            <text:p>2,06946</text:p>
          </table:table-cell>
          <table:table-cell office:value-type="float" office:value="0.0360696">
            <text:p>0,0360696</text:p>
          </table:table-cell>
          <table:table-cell office:value-type="float" office:value="0.217591">
            <text:p>0,217591</text:p>
          </table:table-cell>
          <table:table-cell office:value-type="float" office:value="0.25366">
            <text:p>0,25366</text:p>
          </table:table-cell>
          <table:table-cell office:value-type="float" office:value="0.319055">
            <text:p>0,319055</text:p>
          </table:table-cell>
          <table:table-cell office:value-type="float" office:value="0.460401">
            <text:p>0,460401</text:p>
          </table:table-cell>
          <table:table-cell office:value-type="float" office:value="0.779455">
            <text:p>0,779455</text:p>
          </table:table-cell>
          <table:table-cell office:value-type="float" office:value="0.412015">
            <text:p>0,412015</text:p>
          </table:table-cell>
          <table:table-cell office:value-type="float" office:value="1.40408">
            <text:p>1,40408</text:p>
          </table:table-cell>
          <table:table-cell office:value-type="float" office:value="1.81609">
            <text:p>1,81609</text:p>
          </table:table-cell>
          <table:table-cell office:value-type="float" office:value="1.1903">
            <text:p>1,1903</text:p>
          </table:table-cell>
          <table:table-cell office:value-type="float" office:value="4.11428">
            <text:p>4,11428</text:p>
          </table:table-cell>
          <table:table-cell office:value-type="float" office:value="5.30458">
            <text:p>5,30458</text:p>
          </table:table-cell>
          <table:table-cell office:value-type="float" office:value="1.54366">
            <text:p>1,54366</text:p>
          </table:table-cell>
          <table:table-cell office:value-type="float" office:value="2.1979">
            <text:p>2,1979</text:p>
          </table:table-cell>
          <table:table-cell office:value-type="float" office:value="3.74156">
            <text:p>3,74156</text:p>
          </table:table-cell>
          <table:table-cell office:value-type="float" office:value="0.258352">
            <text:p>0,258352</text:p>
          </table:table-cell>
          <table:table-cell office:value-type="float" office:value="0.333717">
            <text:p>0,333717</text:p>
          </table:table-cell>
          <table:table-cell office:value-type="float" office:value="0.592069">
            <text:p>0,592069</text:p>
          </table:table-cell>
          <table:table-cell office:value-type="float" office:value="0.353072">
            <text:p>0,353072</text:p>
          </table:table-cell>
          <table:table-cell office:value-type="float" office:value="0.409962">
            <text:p>0,409962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88343">
            <text:p>6,88343</text:p>
          </table:table-cell>
          <table:table-cell office:value-type="float" office:value="7.09809">
            <text:p>7,09809</text:p>
          </table:table-cell>
          <table:table-cell office:value-type="float" office:value="1.20525">
            <text:p>1,20525</text:p>
          </table:table-cell>
          <table:table-cell office:value-type="float" office:value="1.36801">
            <text:p>1,36801</text:p>
          </table:table-cell>
          <table:table-cell office:value-type="float" office:value="2.57326">
            <text:p>2,57326</text:p>
          </table:table-cell>
          <table:table-cell office:value-type="float" office:value="0.0392953">
            <text:p>0,0392953</text:p>
          </table:table-cell>
          <table:table-cell office:value-type="float" office:value="0.221989">
            <text:p>0,221989</text:p>
          </table:table-cell>
          <table:table-cell office:value-type="float" office:value="0.261285">
            <text:p>0,261285</text:p>
          </table:table-cell>
          <table:table-cell office:value-type="float" office:value="0.308791">
            <text:p>0,308791</text:p>
          </table:table-cell>
          <table:table-cell office:value-type="float" office:value="0.49823">
            <text:p>0,49823</text:p>
          </table:table-cell>
          <table:table-cell office:value-type="float" office:value="0.807021">
            <text:p>0,807021</text:p>
          </table:table-cell>
          <table:table-cell office:value-type="float" office:value="0.818458">
            <text:p>0,818458</text:p>
          </table:table-cell>
          <table:table-cell office:value-type="float" office:value="0.777109">
            <text:p>0,777109</text:p>
          </table:table-cell>
          <table:table-cell office:value-type="float" office:value="1.59557">
            <text:p>1,59557</text:p>
          </table:table-cell>
          <table:table-cell office:value-type="float" office:value="0.607318">
            <text:p>0,607318</text:p>
          </table:table-cell>
          <table:table-cell office:value-type="float" office:value="1.63838">
            <text:p>1,63838</text:p>
          </table:table-cell>
          <table:table-cell office:value-type="float" office:value="2.2457">
            <text:p>2,2457</text:p>
          </table:table-cell>
          <table:table-cell office:value-type="float" office:value="0.668314">
            <text:p>0,668314</text:p>
          </table:table-cell>
          <table:table-cell office:value-type="float" office:value="1.38531">
            <text:p>1,38531</text:p>
          </table:table-cell>
          <table:table-cell office:value-type="float" office:value="2.05362">
            <text:p>2,05362</text:p>
          </table:table-cell>
          <table:table-cell office:value-type="float" office:value="0.599401">
            <text:p>0,599401</text:p>
          </table:table-cell>
          <table:table-cell office:value-type="float" office:value="0.834586">
            <text:p>0,834586</text:p>
          </table:table-cell>
          <table:table-cell office:value-type="float" office:value="1.43399">
            <text:p>1,43399</text:p>
          </table:table-cell>
          <table:table-cell office:value-type="float" office:value="0.840451">
            <text:p>0,840451</text:p>
          </table:table-cell>
          <table:table-cell office:value-type="float" office:value="0.49735">
            <text:p>0,49735</text:p>
          </table:table-cell>
          <table:table-cell office:value-type="float" office:value="1.3378">
            <text:p>1,3378</text:p>
          </table:table-cell>
        </table:table-row>
        <table:table-row table:style-name="ro1">
          <table:table-cell office:value-type="float" office:value="0.200582">
            <text:p>0,200582</text:p>
          </table:table-cell>
          <table:table-cell office:value-type="float" office:value="7.82095">
            <text:p>7,82095</text:p>
          </table:table-cell>
          <table:table-cell office:value-type="float" office:value="8.02153">
            <text:p>8,02153</text:p>
          </table:table-cell>
          <table:table-cell office:value-type="float" office:value="0.713768">
            <text:p>0,713768</text:p>
          </table:table-cell>
          <table:table-cell office:value-type="float" office:value="1.39674">
            <text:p>1,39674</text:p>
          </table:table-cell>
          <table:table-cell office:value-type="float" office:value="2.11051">
            <text:p>2,11051</text:p>
          </table:table-cell>
          <table:table-cell office:value-type="float" office:value="0.0460401">
            <text:p>0,0460401</text:p>
          </table:table-cell>
          <table:table-cell office:value-type="float" office:value="0.529021">
            <text:p>0,529021</text:p>
          </table:table-cell>
          <table:table-cell office:value-type="float" office:value="0.575061">
            <text:p>0,575061</text:p>
          </table:table-cell>
          <table:table-cell office:value-type="float" office:value="0.839865">
            <text:p>0,839865</text:p>
          </table:table-cell>
          <table:table-cell office:value-type="float" office:value="1.08707">
            <text:p>1,08707</text:p>
          </table:table-cell>
          <table:table-cell office:value-type="float" office:value="1.92694">
            <text:p>1,92694</text:p>
          </table:table-cell>
          <table:table-cell office:value-type="float" office:value="0.40439">
            <text:p>0,40439</text:p>
          </table:table-cell>
          <table:table-cell office:value-type="float" office:value="0.88092">
            <text:p>0,88092</text:p>
          </table:table-cell>
          <table:table-cell office:value-type="float" office:value="1.28531">
            <text:p>1,28531</text:p>
          </table:table-cell>
          <table:table-cell office:value-type="float" office:value="0.594709">
            <text:p>0,594709</text:p>
          </table:table-cell>
          <table:table-cell office:value-type="float" office:value="1.64659">
            <text:p>1,64659</text:p>
          </table:table-cell>
          <table:table-cell office:value-type="float" office:value="2.2413">
            <text:p>2,2413</text:p>
          </table:table-cell>
          <table:table-cell office:value-type="float" office:value="1.46888">
            <text:p>1,46888</text:p>
          </table:table-cell>
          <table:table-cell office:value-type="float" office:value="4.58817">
            <text:p>4,58817</text:p>
          </table:table-cell>
          <table:table-cell office:value-type="float" office:value="6.05706">
            <text:p>6,05706</text:p>
          </table:table-cell>
          <table:table-cell office:value-type="float" office:value="0.313776">
            <text:p>0,313776</text:p>
          </table:table-cell>
          <table:table-cell office:value-type="float" office:value="0.407323">
            <text:p>0,407323</text:p>
          </table:table-cell>
          <table:table-cell office:value-type="float" office:value="0.721099">
            <text:p>0,721099</text:p>
          </table:table-cell>
          <table:table-cell office:value-type="float" office:value="1.61492">
            <text:p>1,61492</text:p>
          </table:table-cell>
          <table:table-cell office:value-type="float" office:value="0.664209">
            <text:p>0,664209</text:p>
          </table:table-cell>
          <table:table-cell office:value-type="float" office:value="2.27913">
            <text:p>2,27913</text:p>
          </table:table-cell>
        </table:table-row>
        <table:table-row table:style-name="ro1">
          <table:table-cell office:value-type="float" office:value="0.217884">
            <text:p>0,217884</text:p>
          </table:table-cell>
          <table:table-cell office:value-type="float" office:value="6.78578">
            <text:p>6,78578</text:p>
          </table:table-cell>
          <table:table-cell office:value-type="float" office:value="7.00366">
            <text:p>7,00366</text:p>
          </table:table-cell>
          <table:table-cell office:value-type="float" office:value="0.767139">
            <text:p>0,767139</text:p>
          </table:table-cell>
          <table:table-cell office:value-type="float" office:value="1.42431">
            <text:p>1,42431</text:p>
          </table:table-cell>
          <table:table-cell office:value-type="float" office:value="2.19145">
            <text:p>2,19145</text:p>
          </table:table-cell>
          <table:table-cell office:value-type="float" office:value="0.0404683">
            <text:p>0,0404683</text:p>
          </table:table-cell>
          <table:table-cell office:value-type="float" office:value="0.363922">
            <text:p>0,363922</text:p>
          </table:table-cell>
          <table:table-cell office:value-type="float" office:value="0.40439">
            <text:p>0,40439</text:p>
          </table:table-cell>
          <table:table-cell office:value-type="float" office:value="0.485034">
            <text:p>0,485034</text:p>
          </table:table-cell>
          <table:table-cell office:value-type="float" office:value="0.957751">
            <text:p>0,957751</text:p>
          </table:table-cell>
          <table:table-cell office:value-type="float" office:value="1.44278">
            <text:p>1,44278</text:p>
          </table:table-cell>
          <table:table-cell office:value-type="float" office:value="0.40351">
            <text:p>0,40351</text:p>
          </table:table-cell>
          <table:table-cell office:value-type="float" office:value="1.33663">
            <text:p>1,33663</text:p>
          </table:table-cell>
          <table:table-cell office:value-type="float" office:value="1.74014">
            <text:p>1,74014</text:p>
          </table:table-cell>
          <table:table-cell office:value-type="float" office:value="0.540164">
            <text:p>0,540164</text:p>
          </table:table-cell>
          <table:table-cell office:value-type="float" office:value="1.78002">
            <text:p>1,78002</text:p>
          </table:table-cell>
          <table:table-cell office:value-type="float" office:value="2.32018">
            <text:p>2,32018</text:p>
          </table:table-cell>
          <table:table-cell office:value-type="float" office:value="0.611424">
            <text:p>0,611424</text:p>
          </table:table-cell>
          <table:table-cell office:value-type="float" office:value="1.53252">
            <text:p>1,53252</text:p>
          </table:table-cell>
          <table:table-cell office:value-type="float" office:value="2.14394">
            <text:p>2,14394</text:p>
          </table:table-cell>
          <table:table-cell office:value-type="float" office:value="0.468025">
            <text:p>0,468025</text:p>
          </table:table-cell>
          <table:table-cell office:value-type="float" office:value="0.457761">
            <text:p>0,457761</text:p>
          </table:table-cell>
          <table:table-cell office:value-type="float" office:value="0.925787">
            <text:p>0,925787</text:p>
          </table:table-cell>
          <table:table-cell office:value-type="float" office:value="0.494418">
            <text:p>0,494418</text:p>
          </table:table-cell>
          <table:table-cell office:value-type="float" office:value="0.61377">
            <text:p>0,61377</text:p>
          </table:table-cell>
          <table:table-cell office:value-type="float" office:value="1.10819">
            <text:p>1,10819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7.73268">
            <text:p>7,73268</text:p>
          </table:table-cell>
          <table:table-cell office:value-type="float" office:value="8.09103">
            <text:p>8,09103</text:p>
          </table:table-cell>
          <table:table-cell office:value-type="float" office:value="0.731949">
            <text:p>0,731949</text:p>
          </table:table-cell>
          <table:table-cell office:value-type="float" office:value="1.35422">
            <text:p>1,35422</text:p>
          </table:table-cell>
          <table:table-cell office:value-type="float" office:value="2.08617">
            <text:p>2,08617</text:p>
          </table:table-cell>
          <table:table-cell office:value-type="float" office:value="0.0390021">
            <text:p>0,0390021</text:p>
          </table:table-cell>
          <table:table-cell office:value-type="float" office:value="0.217591">
            <text:p>0,217591</text:p>
          </table:table-cell>
          <table:table-cell office:value-type="float" office:value="0.256593">
            <text:p>0,256593</text:p>
          </table:table-cell>
          <table:table-cell office:value-type="float" office:value="0.292956">
            <text:p>0,292956</text:p>
          </table:table-cell>
          <table:table-cell office:value-type="float" office:value="0.475356">
            <text:p>0,475356</text:p>
          </table:table-cell>
          <table:table-cell office:value-type="float" office:value="0.768312">
            <text:p>0,768312</text:p>
          </table:table-cell>
          <table:table-cell office:value-type="float" office:value="0.405856">
            <text:p>0,405856</text:p>
          </table:table-cell>
          <table:table-cell office:value-type="float" office:value="0.839865">
            <text:p>0,839865</text:p>
          </table:table-cell>
          <table:table-cell office:value-type="float" office:value="1.24572">
            <text:p>1,24572</text:p>
          </table:table-cell>
          <table:table-cell office:value-type="float" office:value="0.525502">
            <text:p>0,525502</text:p>
          </table:table-cell>
          <table:table-cell office:value-type="float" office:value="2.09614">
            <text:p>2,09614</text:p>
          </table:table-cell>
          <table:table-cell office:value-type="float" office:value="2.62164">
            <text:p>2,62164</text:p>
          </table:table-cell>
          <table:table-cell office:value-type="float" office:value="0.661863">
            <text:p>0,661863</text:p>
          </table:table-cell>
          <table:table-cell office:value-type="float" office:value="1.44015">
            <text:p>1,44015</text:p>
          </table:table-cell>
          <table:table-cell office:value-type="float" office:value="2.10201">
            <text:p>2,10201</text:p>
          </table:table-cell>
          <table:table-cell office:value-type="float" office:value="0.26715">
            <text:p>0,26715</text:p>
          </table:table-cell>
          <table:table-cell office:value-type="float" office:value="0.285331">
            <text:p>0,285331</text:p>
          </table:table-cell>
          <table:table-cell office:value-type="float" office:value="0.552481">
            <text:p>0,552481</text:p>
          </table:table-cell>
          <table:table-cell office:value-type="float" office:value="0.297648">
            <text:p>0,297648</text:p>
          </table:table-cell>
          <table:table-cell office:value-type="float" office:value="0.441926">
            <text:p>0,441926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61364">
            <text:p>6,61364</text:p>
          </table:table-cell>
          <table:table-cell office:value-type="float" office:value="6.83798">
            <text:p>6,83798</text:p>
          </table:table-cell>
          <table:table-cell office:value-type="float" office:value="0.667728">
            <text:p>0,667728</text:p>
          </table:table-cell>
          <table:table-cell office:value-type="float" office:value="1.34308">
            <text:p>1,34308</text:p>
          </table:table-cell>
          <table:table-cell office:value-type="float" office:value="2.01081">
            <text:p>2,01081</text:p>
          </table:table-cell>
          <table:table-cell office:value-type="float" office:value="0.0413481">
            <text:p>0,0413481</text:p>
          </table:table-cell>
          <table:table-cell office:value-type="float" office:value="0.24457">
            <text:p>0,24457</text:p>
          </table:table-cell>
          <table:table-cell office:value-type="float" office:value="0.285918">
            <text:p>0,285918</text:p>
          </table:table-cell>
          <table:table-cell office:value-type="float" office:value="0.317295">
            <text:p>0,317295</text:p>
          </table:table-cell>
          <table:table-cell office:value-type="float" office:value="0.799396">
            <text:p>0,799396</text:p>
          </table:table-cell>
          <table:table-cell office:value-type="float" office:value="1.11669">
            <text:p>1,11669</text:p>
          </table:table-cell>
          <table:table-cell office:value-type="float" office:value="1.01376">
            <text:p>1,01376</text:p>
          </table:table-cell>
          <table:table-cell office:value-type="float" office:value="0.856287">
            <text:p>0,856287</text:p>
          </table:table-cell>
          <table:table-cell office:value-type="float" office:value="1.87005">
            <text:p>1,87005</text:p>
          </table:table-cell>
          <table:table-cell office:value-type="float" office:value="0.562745">
            <text:p>0,562745</text:p>
          </table:table-cell>
          <table:table-cell office:value-type="float" office:value="1.69029">
            <text:p>1,69029</text:p>
          </table:table-cell>
          <table:table-cell office:value-type="float" office:value="2.25303">
            <text:p>2,25303</text:p>
          </table:table-cell>
          <table:table-cell office:value-type="float" office:value="0.661569">
            <text:p>0,661569</text:p>
          </table:table-cell>
          <table:table-cell office:value-type="float" office:value="2.19643">
            <text:p>2,19643</text:p>
          </table:table-cell>
          <table:table-cell office:value-type="float" office:value="2.858">
            <text:p>2,858</text:p>
          </table:table-cell>
          <table:table-cell office:value-type="float" office:value="0.628139">
            <text:p>0,628139</text:p>
          </table:table-cell>
          <table:table-cell office:value-type="float" office:value="0.672713">
            <text:p>0,672713</text:p>
          </table:table-cell>
          <table:table-cell office:value-type="float" office:value="1.30085">
            <text:p>1,30085</text:p>
          </table:table-cell>
          <table:table-cell office:value-type="float" office:value="0.69588">
            <text:p>0,69588</text:p>
          </table:table-cell>
          <table:table-cell office:value-type="float" office:value="1.27329">
            <text:p>1,27329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12.3813">
            <text:p>12,3813</text:p>
          </table:table-cell>
          <table:table-cell office:value-type="float" office:value="12.6079">
            <text:p>12,6079</text:p>
          </table:table-cell>
          <table:table-cell office:value-type="float" office:value="0.710542">
            <text:p>0,710542</text:p>
          </table:table-cell>
          <table:table-cell office:value-type="float" office:value="1.38032">
            <text:p>1,38032</text:p>
          </table:table-cell>
          <table:table-cell office:value-type="float" office:value="2.09086">
            <text:p>2,09086</text:p>
          </table:table-cell>
          <table:table-cell office:value-type="float" office:value="0.0381224">
            <text:p>0,0381224</text:p>
          </table:table-cell>
          <table:table-cell office:value-type="float" office:value="0.269202">
            <text:p>0,269202</text:p>
          </table:table-cell>
          <table:table-cell office:value-type="float" office:value="0.307325">
            <text:p>0,307325</text:p>
          </table:table-cell>
          <table:table-cell office:value-type="float" office:value="0.380344">
            <text:p>0,380344</text:p>
          </table:table-cell>
          <table:table-cell office:value-type="float" office:value="0.528141">
            <text:p>0,528141</text:p>
          </table:table-cell>
          <table:table-cell office:value-type="float" office:value="0.908485">
            <text:p>0,908485</text:p>
          </table:table-cell>
          <table:table-cell office:value-type="float" office:value="0.444565">
            <text:p>0,444565</text:p>
          </table:table-cell>
          <table:table-cell office:value-type="float" office:value="0.851008">
            <text:p>0,851008</text:p>
          </table:table-cell>
          <table:table-cell office:value-type="float" office:value="1.29557">
            <text:p>1,29557</text:p>
          </table:table-cell>
          <table:table-cell office:value-type="float" office:value="0.563038">
            <text:p>0,563038</text:p>
          </table:table-cell>
          <table:table-cell office:value-type="float" office:value="1.70084">
            <text:p>1,70084</text:p>
          </table:table-cell>
          <table:table-cell office:value-type="float" office:value="2.26388">
            <text:p>2,26388</text:p>
          </table:table-cell>
          <table:table-cell office:value-type="float" office:value="0.630192">
            <text:p>0,630192</text:p>
          </table:table-cell>
          <table:table-cell office:value-type="float" office:value="1.47035">
            <text:p>1,47035</text:p>
          </table:table-cell>
          <table:table-cell office:value-type="float" office:value="2.10054">
            <text:p>2,10054</text:p>
          </table:table-cell>
          <table:table-cell office:value-type="float" office:value="0.285918">
            <text:p>0,285918</text:p>
          </table:table-cell>
          <table:table-cell office:value-type="float" office:value="0.66978">
            <text:p>0,66978</text:p>
          </table:table-cell>
          <table:table-cell office:value-type="float" office:value="0.955698">
            <text:p>0,955698</text:p>
          </table:table-cell>
          <table:table-cell office:value-type="float" office:value="0.302633">
            <text:p>0,302633</text:p>
          </table:table-cell>
          <table:table-cell office:value-type="float" office:value="0.404977">
            <text:p>0,404977</text:p>
          </table:table-cell>
          <table:table-cell office:value-type="float" office:value="0.707609">
            <text:p>0,707609</text:p>
          </table:table-cell>
        </table:table-row>
        <table:table-row table:style-name="ro1">
          <table:table-cell office:value-type="float" office:value="0.275654">
            <text:p>0,275654</text:p>
          </table:table-cell>
          <table:table-cell office:value-type="float" office:value="6.80689">
            <text:p>6,80689</text:p>
          </table:table-cell>
          <table:table-cell office:value-type="float" office:value="7.08255">
            <text:p>7,08255</text:p>
          </table:table-cell>
          <table:table-cell office:value-type="float" office:value="0.833706">
            <text:p>0,833706</text:p>
          </table:table-cell>
          <table:table-cell office:value-type="float" office:value="1.37739">
            <text:p>1,37739</text:p>
          </table:table-cell>
          <table:table-cell office:value-type="float" office:value="2.2111">
            <text:p>2,2111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  <table:table-cell office:value-type="float" office:value="0.270962">
            <text:p>0,270962</text:p>
          </table:table-cell>
          <table:table-cell office:value-type="float" office:value="0.32404">
            <text:p>0,32404</text:p>
          </table:table-cell>
          <table:table-cell office:value-type="float" office:value="0.504388">
            <text:p>0,504388</text:p>
          </table:table-cell>
          <table:table-cell office:value-type="float" office:value="0.828428">
            <text:p>0,828428</text:p>
          </table:table-cell>
          <table:table-cell office:value-type="float" office:value="0.389728">
            <text:p>0,389728</text:p>
          </table:table-cell>
          <table:table-cell office:value-type="float" office:value="0.841038">
            <text:p>0,841038</text:p>
          </table:table-cell>
          <table:table-cell office:value-type="float" office:value="1.23077">
            <text:p>1,23077</text:p>
          </table:table-cell>
          <table:table-cell office:value-type="float" office:value="0.534006">
            <text:p>0,534006</text:p>
          </table:table-cell>
          <table:table-cell office:value-type="float" office:value="1.78237">
            <text:p>1,78237</text:p>
          </table:table-cell>
          <table:table-cell office:value-type="float" office:value="2.31637">
            <text:p>2,31637</text:p>
          </table:table-cell>
          <table:table-cell office:value-type="float" office:value="0.620808">
            <text:p>0,620808</text:p>
          </table:table-cell>
          <table:table-cell office:value-type="float" office:value="1.42988">
            <text:p>1,42988</text:p>
          </table:table-cell>
          <table:table-cell office:value-type="float" office:value="2.05069">
            <text:p>2,05069</text:p>
          </table:table-cell>
          <table:table-cell office:value-type="float" office:value="0.269789">
            <text:p>0,269789</text:p>
          </table:table-cell>
          <table:table-cell office:value-type="float" office:value="0.294715">
            <text:p>0,294715</text:p>
          </table:table-cell>
          <table:table-cell office:value-type="float" office:value="0.564504">
            <text:p>0,564504</text:p>
          </table:table-cell>
          <table:table-cell office:value-type="float" office:value="0.308791">
            <text:p>0,308791</text:p>
          </table:table-cell>
          <table:table-cell office:value-type="float" office:value="0.42873">
            <text:p>0,42873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96847">
            <text:p>6,96847</text:p>
          </table:table-cell>
          <table:table-cell office:value-type="float" office:value="7.18078">
            <text:p>7,18078</text:p>
          </table:table-cell>
          <table:table-cell office:value-type="float" office:value="0.678578">
            <text:p>0,678578</text:p>
          </table:table-cell>
          <table:table-cell office:value-type="float" office:value="1.32431">
            <text:p>1,32431</text:p>
          </table:table-cell>
          <table:table-cell office:value-type="float" office:value="2.00289">
            <text:p>2,00289</text:p>
          </table:table-cell>
          <table:table-cell office:value-type="float" office:value="0.0381224">
            <text:p>0,0381224</text:p>
          </table:table-cell>
          <table:table-cell office:value-type="float" office:value="0.21847">
            <text:p>0,21847</text:p>
          </table:table-cell>
          <table:table-cell office:value-type="float" office:value="0.256593">
            <text:p>0,256593</text:p>
          </table:table-cell>
          <table:table-cell office:value-type="float" office:value="0.297648">
            <text:p>0,297648</text:p>
          </table:table-cell>
          <table:table-cell office:value-type="float" office:value="0.455415">
            <text:p>0,455415</text:p>
          </table:table-cell>
          <table:table-cell office:value-type="float" office:value="0.753063">
            <text:p>0,753063</text:p>
          </table:table-cell>
          <table:table-cell office:value-type="float" office:value="0.382983">
            <text:p>0,382983</text:p>
          </table:table-cell>
          <table:table-cell office:value-type="float" office:value="0.788253">
            <text:p>0,788253</text:p>
          </table:table-cell>
          <table:table-cell office:value-type="float" office:value="1.17124">
            <text:p>1,17124</text:p>
          </table:table-cell>
          <table:table-cell office:value-type="float" office:value="0.531953">
            <text:p>0,531953</text:p>
          </table:table-cell>
          <table:table-cell office:value-type="float" office:value="1.69674">
            <text:p>1,69674</text:p>
          </table:table-cell>
          <table:table-cell office:value-type="float" office:value="2.22869">
            <text:p>2,22869</text:p>
          </table:table-cell>
          <table:table-cell office:value-type="float" office:value="0.648373">
            <text:p>0,648373</text:p>
          </table:table-cell>
          <table:table-cell office:value-type="float" office:value="1.49146">
            <text:p>1,49146</text:p>
          </table:table-cell>
          <table:table-cell office:value-type="float" office:value="2.13984">
            <text:p>2,13984</text:p>
          </table:table-cell>
          <table:table-cell office:value-type="float" office:value="0.292369">
            <text:p>0,292369</text:p>
          </table:table-cell>
          <table:table-cell office:value-type="float" office:value="0.297648">
            <text:p>0,297648</text:p>
          </table:table-cell>
          <table:table-cell office:value-type="float" office:value="0.590017">
            <text:p>0,590017</text:p>
          </table:table-cell>
          <table:table-cell office:value-type="float" office:value="0.301167">
            <text:p>0,301167</text:p>
          </table:table-cell>
          <table:table-cell office:value-type="float" office:value="0.411428">
            <text:p>0,411428</text:p>
          </table:table-cell>
          <table:table-cell office:value-type="float" office:value="0.712595">
            <text:p>0,712595</text:p>
          </table:table-cell>
        </table:table-row>
        <table:table-row table:style-name="ro1">
          <table:table-cell office:value-type="float" office:value="0.278">
            <text:p>0,278</text:p>
          </table:table-cell>
          <table:table-cell office:value-type="float" office:value="10.5001">
            <text:p>10,5001</text:p>
          </table:table-cell>
          <table:table-cell office:value-type="float" office:value="10.7781">
            <text:p>10,7781</text:p>
          </table:table-cell>
          <table:table-cell office:value-type="float" office:value="2.03544">
            <text:p>2,03544</text:p>
          </table:table-cell>
          <table:table-cell office:value-type="float" office:value="3.22691">
            <text:p>3,22691</text:p>
          </table:table-cell>
          <table:table-cell office:value-type="float" office:value="5.26235">
            <text:p>5,26235</text:p>
          </table:table-cell>
          <table:table-cell office:value-type="float" office:value="0.0944261">
            <text:p>0,0944261</text:p>
          </table:table-cell>
          <table:table-cell office:value-type="float" office:value="0.437821">
            <text:p>0,437821</text:p>
          </table:table-cell>
          <table:table-cell office:value-type="float" office:value="0.532247">
            <text:p>0,532247</text:p>
          </table:table-cell>
          <table:table-cell office:value-type="float" office:value="0.31231">
            <text:p>0,31231</text:p>
          </table:table-cell>
          <table:table-cell office:value-type="float" office:value="0.571835">
            <text:p>0,571835</text:p>
          </table:table-cell>
          <table:table-cell office:value-type="float" office:value="0.884145">
            <text:p>0,884145</text:p>
          </table:table-cell>
          <table:table-cell office:value-type="float" office:value="0.429903">
            <text:p>0,429903</text:p>
          </table:table-cell>
          <table:table-cell office:value-type="float" office:value="0.965668">
            <text:p>0,965668</text:p>
          </table:table-cell>
          <table:table-cell office:value-type="float" office:value="1.39557">
            <text:p>1,39557</text:p>
          </table:table-cell>
          <table:table-cell office:value-type="float" office:value="1.61609">
            <text:p>1,61609</text:p>
          </table:table-cell>
          <table:table-cell office:value-type="float" office:value="1.7416">
            <text:p>1,7416</text:p>
          </table:table-cell>
          <table:table-cell office:value-type="float" office:value="3.3577">
            <text:p>3,3577</text:p>
          </table:table-cell>
          <table:table-cell office:value-type="float" office:value="0.687669">
            <text:p>0,687669</text:p>
          </table:table-cell>
          <table:table-cell office:value-type="float" office:value="1.49616">
            <text:p>1,49616</text:p>
          </table:table-cell>
          <table:table-cell office:value-type="float" office:value="2.18382">
            <text:p>2,18382</text:p>
          </table:table-cell>
          <table:table-cell office:value-type="float" office:value="0.302046">
            <text:p>0,302046</text:p>
          </table:table-cell>
          <table:table-cell office:value-type="float" office:value="0.437821">
            <text:p>0,437821</text:p>
          </table:table-cell>
          <table:table-cell office:value-type="float" office:value="0.739867">
            <text:p>0,739867</text:p>
          </table:table-cell>
          <table:table-cell office:value-type="float" office:value="1.38062">
            <text:p>1,38062</text:p>
          </table:table-cell>
          <table:table-cell office:value-type="float" office:value="1.16684">
            <text:p>1,16684</text:p>
          </table:table-cell>
          <table:table-cell office:value-type="float" office:value="2.54745">
            <text:p>2,54745</text:p>
          </table:table-cell>
        </table:table-row>
        <table:table-row table:style-name="ro1">
          <table:table-cell office:value-type="float" office:value="0.334304">
            <text:p>0,334304</text:p>
          </table:table-cell>
          <table:table-cell office:value-type="float" office:value="8.15056">
            <text:p>8,15056</text:p>
          </table:table-cell>
          <table:table-cell office:value-type="float" office:value="8.48486">
            <text:p>8,48486</text:p>
          </table:table-cell>
          <table:table-cell office:value-type="float" office:value="1.62958">
            <text:p>1,62958</text:p>
          </table:table-cell>
          <table:table-cell office:value-type="float" office:value="1.94189">
            <text:p>1,94189</text:p>
          </table:table-cell>
          <table:table-cell office:value-type="float" office:value="3.57148">
            <text:p>3,57148</text:p>
          </table:table-cell>
          <table:table-cell office:value-type="float" office:value="0.0568903">
            <text:p>0,0568903</text:p>
          </table:table-cell>
          <table:table-cell office:value-type="float" office:value="0.22111">
            <text:p>0,22111</text:p>
          </table:table-cell>
          <table:table-cell office:value-type="float" office:value="0.278">
            <text:p>0,278</text:p>
          </table:table-cell>
          <table:table-cell office:value-type="float" office:value="1.01435">
            <text:p>1,01435</text:p>
          </table:table-cell>
          <table:table-cell office:value-type="float" office:value="0.842504">
            <text:p>0,842504</text:p>
          </table:table-cell>
          <table:table-cell office:value-type="float" office:value="1.85685">
            <text:p>1,85685</text:p>
          </table:table-cell>
          <table:table-cell office:value-type="float" office:value="0.555413">
            <text:p>0,555413</text:p>
          </table:table-cell>
          <table:table-cell office:value-type="float" office:value="1.10086">
            <text:p>1,10086</text:p>
          </table:table-cell>
          <table:table-cell office:value-type="float" office:value="1.65627">
            <text:p>1,65627</text:p>
          </table:table-cell>
          <table:table-cell office:value-type="float" office:value="0.645734">
            <text:p>0,645734</text:p>
          </table:table-cell>
          <table:table-cell office:value-type="float" office:value="1.64483">
            <text:p>1,64483</text:p>
          </table:table-cell>
          <table:table-cell office:value-type="float" office:value="2.29057">
            <text:p>2,29057</text:p>
          </table:table-cell>
          <table:table-cell office:value-type="float" office:value="0.629605">
            <text:p>0,629605</text:p>
          </table:table-cell>
          <table:table-cell office:value-type="float" office:value="1.52284">
            <text:p>1,52284</text:p>
          </table:table-cell>
          <table:table-cell office:value-type="float" office:value="2.15245">
            <text:p>2,15245</text:p>
          </table:table-cell>
          <table:table-cell office:value-type="float" office:value="0.292076">
            <text:p>0,292076</text:p>
          </table:table-cell>
          <table:table-cell office:value-type="float" office:value="0.461867">
            <text:p>0,461867</text:p>
          </table:table-cell>
          <table:table-cell office:value-type="float" office:value="0.753943">
            <text:p>0,753943</text:p>
          </table:table-cell>
          <table:table-cell office:value-type="float" office:value="0.476529">
            <text:p>0,476529</text:p>
          </table:table-cell>
          <table:table-cell office:value-type="float" office:value="0.420812">
            <text:p>0,420812</text:p>
          </table:table-cell>
          <table:table-cell office:value-type="float" office:value="0.897341">
            <text:p>0,897341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7.68312">
            <text:p>7,68312</text:p>
          </table:table-cell>
          <table:table-cell office:value-type="float" office:value="7.89866">
            <text:p>7,89866</text:p>
          </table:table-cell>
          <table:table-cell office:value-type="float" office:value="0.860979">
            <text:p>0,860979</text:p>
          </table:table-cell>
          <table:table-cell office:value-type="float" office:value="1.40232">
            <text:p>1,40232</text:p>
          </table:table-cell>
          <table:table-cell office:value-type="float" office:value="2.26329">
            <text:p>2,26329</text:p>
          </table:table-cell>
          <table:table-cell office:value-type="float" office:value="0.0404683">
            <text:p>0,0404683</text:p>
          </table:table-cell>
          <table:table-cell office:value-type="float" office:value="0.198823">
            <text:p>0,198823</text:p>
          </table:table-cell>
          <table:table-cell office:value-type="float" office:value="0.239291">
            <text:p>0,239291</text:p>
          </table:table-cell>
          <table:table-cell office:value-type="float" office:value="0.434888">
            <text:p>0,434888</text:p>
          </table:table-cell>
          <table:table-cell office:value-type="float" office:value="0.491192">
            <text:p>0,491192</text:p>
          </table:table-cell>
          <table:table-cell office:value-type="float" office:value="0.92608">
            <text:p>0,92608</text:p>
          </table:table-cell>
          <table:table-cell office:value-type="float" office:value="0.527555">
            <text:p>0,527555</text:p>
          </table:table-cell>
          <table:table-cell office:value-type="float" office:value="0.823443">
            <text:p>0,823443</text:p>
          </table:table-cell>
          <table:table-cell office:value-type="float" office:value="1.351">
            <text:p>1,351</text:p>
          </table:table-cell>
          <table:table-cell office:value-type="float" office:value="0.56685">
            <text:p>0,56685</text:p>
          </table:table-cell>
          <table:table-cell office:value-type="float" office:value="1.71873">
            <text:p>1,71873</text:p>
          </table:table-cell>
          <table:table-cell office:value-type="float" office:value="2.28558">
            <text:p>2,28558</text:p>
          </table:table-cell>
          <table:table-cell office:value-type="float" office:value="0.663329">
            <text:p>0,663329</text:p>
          </table:table-cell>
          <table:table-cell office:value-type="float" office:value="1.5551">
            <text:p>1,5551</text:p>
          </table:table-cell>
          <table:table-cell office:value-type="float" office:value="2.21843">
            <text:p>2,21843</text:p>
          </table:table-cell>
          <table:table-cell office:value-type="float" office:value="0.284745">
            <text:p>0,284745</text:p>
          </table:table-cell>
          <table:table-cell office:value-type="float" office:value="0.2997">
            <text:p>0,2997</text:p>
          </table:table-cell>
          <table:table-cell office:value-type="float" office:value="0.584445">
            <text:p>0,584445</text:p>
          </table:table-cell>
          <table:table-cell office:value-type="float" office:value="0.311137">
            <text:p>0,311137</text:p>
          </table:table-cell>
          <table:table-cell office:value-type="float" office:value="0.412601">
            <text:p>0,412601</text:p>
          </table:table-cell>
          <table:table-cell office:value-type="float" office:value="0.723738">
            <text:p>0,723738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6.94765">
            <text:p>6,94765</text:p>
          </table:table-cell>
          <table:table-cell office:value-type="float" office:value="7.16788">
            <text:p>7,16788</text:p>
          </table:table-cell>
          <table:table-cell office:value-type="float" office:value="1.06156">
            <text:p>1,06156</text:p>
          </table:table-cell>
          <table:table-cell office:value-type="float" office:value="1.4073">
            <text:p>1,4073</text:p>
          </table:table-cell>
          <table:table-cell office:value-type="float" office:value="2.46886">
            <text:p>2,46886</text:p>
          </table:table-cell>
          <table:table-cell office:value-type="float" office:value="0.0381224">
            <text:p>0,0381224</text:p>
          </table:table-cell>
          <table:table-cell office:value-type="float" office:value="0.249262">
            <text:p>0,249262</text:p>
          </table:table-cell>
          <table:table-cell office:value-type="float" office:value="0.287384">
            <text:p>0,287384</text:p>
          </table:table-cell>
          <table:table-cell office:value-type="float" office:value="0.30234">
            <text:p>0,30234</text:p>
          </table:table-cell>
          <table:table-cell office:value-type="float" office:value="0.48562">
            <text:p>0,48562</text:p>
          </table:table-cell>
          <table:table-cell office:value-type="float" office:value="0.78796">
            <text:p>0,78796</text:p>
          </table:table-cell>
          <table:table-cell office:value-type="float" office:value="0.40439">
            <text:p>0,40439</text:p>
          </table:table-cell>
          <table:table-cell office:value-type="float" office:value="0.842504">
            <text:p>0,842504</text:p>
          </table:table-cell>
          <table:table-cell office:value-type="float" office:value="1.24689">
            <text:p>1,24689</text:p>
          </table:table-cell>
          <table:table-cell office:value-type="float" office:value="0.554827">
            <text:p>0,554827</text:p>
          </table:table-cell>
          <table:table-cell office:value-type="float" office:value="1.67592">
            <text:p>1,67592</text:p>
          </table:table-cell>
          <table:table-cell office:value-type="float" office:value="2.23074">
            <text:p>2,23074</text:p>
          </table:table-cell>
          <table:table-cell office:value-type="float" office:value="0.622567">
            <text:p>0,622567</text:p>
          </table:table-cell>
          <table:table-cell office:value-type="float" office:value="1.45745">
            <text:p>1,45745</text:p>
          </table:table-cell>
          <table:table-cell office:value-type="float" office:value="2.08001">
            <text:p>2,08001</text:p>
          </table:table-cell>
          <table:table-cell office:value-type="float" office:value="0.287677">
            <text:p>0,287677</text:p>
          </table:table-cell>
          <table:table-cell office:value-type="float" office:value="0.333717">
            <text:p>0,333717</text:p>
          </table:table-cell>
          <table:table-cell office:value-type="float" office:value="0.621394">
            <text:p>0,621394</text:p>
          </table:table-cell>
          <table:table-cell office:value-type="float" office:value="0.421105">
            <text:p>0,421105</text:p>
          </table:table-cell>
          <table:table-cell office:value-type="float" office:value="0.430196">
            <text:p>0,430196</text:p>
          </table:table-cell>
          <table:table-cell office:value-type="float" office:value="0.851301">
            <text:p>0,851301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6.75205">
            <text:p>6,75205</text:p>
          </table:table-cell>
          <table:table-cell office:value-type="float" office:value="7.00073">
            <text:p>7,00073</text:p>
          </table:table-cell>
          <table:table-cell office:value-type="float" office:value="0.677698">
            <text:p>0,677698</text:p>
          </table:table-cell>
          <table:table-cell office:value-type="float" office:value="1.32783">
            <text:p>1,32783</text:p>
          </table:table-cell>
          <table:table-cell office:value-type="float" office:value="2.00553">
            <text:p>2,00553</text:p>
          </table:table-cell>
          <table:table-cell office:value-type="float" office:value="0.0472131">
            <text:p>0,0472131</text:p>
          </table:table-cell>
          <table:table-cell office:value-type="float" office:value="0.234892">
            <text:p>0,234892</text:p>
          </table:table-cell>
          <table:table-cell office:value-type="float" office:value="0.282105">
            <text:p>0,282105</text:p>
          </table:table-cell>
          <table:table-cell office:value-type="float" office:value="0.76538">
            <text:p>0,76538</text:p>
          </table:table-cell>
          <table:table-cell office:value-type="float" office:value="0.494418">
            <text:p>0,494418</text:p>
          </table:table-cell>
          <table:table-cell office:value-type="float" office:value="1.2598">
            <text:p>1,2598</text:p>
          </table:table-cell>
          <table:table-cell office:value-type="float" office:value="0.399991">
            <text:p>0,399991</text:p>
          </table:table-cell>
          <table:table-cell office:value-type="float" office:value="0.816698">
            <text:p>0,816698</text:p>
          </table:table-cell>
          <table:table-cell office:value-type="float" office:value="1.21669">
            <text:p>1,21669</text:p>
          </table:table-cell>
          <table:table-cell office:value-type="float" office:value="0.562451">
            <text:p>0,562451</text:p>
          </table:table-cell>
          <table:table-cell office:value-type="float" office:value="1.59703">
            <text:p>1,59703</text:p>
          </table:table-cell>
          <table:table-cell office:value-type="float" office:value="2.15948">
            <text:p>2,15948</text:p>
          </table:table-cell>
          <table:table-cell office:value-type="float" office:value="0.620221">
            <text:p>0,620221</text:p>
          </table:table-cell>
          <table:table-cell office:value-type="float" office:value="1.36977">
            <text:p>1,36977</text:p>
          </table:table-cell>
          <table:table-cell office:value-type="float" office:value="1.98999">
            <text:p>1,98999</text:p>
          </table:table-cell>
          <table:table-cell office:value-type="float" office:value="0.276534">
            <text:p>0,276534</text:p>
          </table:table-cell>
          <table:table-cell office:value-type="float" office:value="0.280639">
            <text:p>0,280639</text:p>
          </table:table-cell>
          <table:table-cell office:value-type="float" office:value="0.557173">
            <text:p>0,557173</text:p>
          </table:table-cell>
          <table:table-cell office:value-type="float" office:value="0.298527">
            <text:p>0,298527</text:p>
          </table:table-cell>
          <table:table-cell office:value-type="float" office:value="0.397352">
            <text:p>0,397352</text:p>
          </table:table-cell>
          <table:table-cell office:value-type="float" office:value="0.69588">
            <text:p>0,69588</text:p>
          </table:table-cell>
        </table:table-row>
        <table:table-row table:style-name="ro1">
          <table:table-cell office:value-type="float" office:value="0.370373">
            <text:p>0,370373</text:p>
          </table:table-cell>
          <table:table-cell office:value-type="float" office:value="11.7989">
            <text:p>11,7989</text:p>
          </table:table-cell>
          <table:table-cell office:value-type="float" office:value="12.1692">
            <text:p>12,1692</text:p>
          </table:table-cell>
          <table:table-cell office:value-type="float" office:value="1.55891">
            <text:p>1,55891</text:p>
          </table:table-cell>
          <table:table-cell office:value-type="float" office:value="2.30171">
            <text:p>2,30171</text:p>
          </table:table-cell>
          <table:table-cell office:value-type="float" office:value="3.86062">
            <text:p>3,86062</text:p>
          </table:table-cell>
          <table:table-cell office:value-type="float" office:value="0.0357764">
            <text:p>0,0357764</text:p>
          </table:table-cell>
          <table:table-cell office:value-type="float" office:value="0.414947">
            <text:p>0,414947</text:p>
          </table:table-cell>
          <table:table-cell office:value-type="float" office:value="0.450723">
            <text:p>0,450723</text:p>
          </table:table-cell>
          <table:table-cell office:value-type="float" office:value="0.660103">
            <text:p>0,660103</text:p>
          </table:table-cell>
          <table:table-cell office:value-type="float" office:value="1.08766">
            <text:p>1,08766</text:p>
          </table:table-cell>
          <table:table-cell office:value-type="float" office:value="1.74776">
            <text:p>1,74776</text:p>
          </table:table-cell>
          <table:table-cell office:value-type="float" office:value="0.901154">
            <text:p>0,901154</text:p>
          </table:table-cell>
          <table:table-cell office:value-type="float" office:value="1.88383">
            <text:p>1,88383</text:p>
          </table:table-cell>
          <table:table-cell office:value-type="float" office:value="2.78498">
            <text:p>2,78498</text:p>
          </table:table-cell>
          <table:table-cell office:value-type="float" office:value="1.40408">
            <text:p>1,40408</text:p>
          </table:table-cell>
          <table:table-cell office:value-type="float" office:value="2.46241">
            <text:p>2,46241</text:p>
          </table:table-cell>
          <table:table-cell office:value-type="float" office:value="3.86649">
            <text:p>3,86649</text:p>
          </table:table-cell>
          <table:table-cell office:value-type="float" office:value="0.680044">
            <text:p>0,680044</text:p>
          </table:table-cell>
          <table:table-cell office:value-type="float" office:value="1.48794">
            <text:p>1,48794</text:p>
          </table:table-cell>
          <table:table-cell office:value-type="float" office:value="2.16799">
            <text:p>2,16799</text:p>
          </table:table-cell>
          <table:table-cell office:value-type="float" office:value="0.263924">
            <text:p>0,263924</text:p>
          </table:table-cell>
          <table:table-cell office:value-type="float" office:value="0.353365">
            <text:p>0,353365</text:p>
          </table:table-cell>
          <table:table-cell office:value-type="float" office:value="0.617289">
            <text:p>0,617289</text:p>
          </table:table-cell>
          <table:table-cell office:value-type="float" office:value="0.524915">
            <text:p>0,524915</text:p>
          </table:table-cell>
          <table:table-cell office:value-type="float" office:value="0.692654">
            <text:p>0,692654</text:p>
          </table:table-cell>
          <table:table-cell office:value-type="float" office:value="1.21757">
            <text:p>1,21757</text:p>
          </table:table-cell>
        </table:table-row>
        <table:table-row table:style-name="ro1">
          <table:table-cell office:value-type="float" office:value="0.242224">
            <text:p>0,242224</text:p>
          </table:table-cell>
          <table:table-cell office:value-type="float" office:value="7.27726">
            <text:p>7,27726</text:p>
          </table:table-cell>
          <table:table-cell office:value-type="float" office:value="7.51949">
            <text:p>7,51949</text:p>
          </table:table-cell>
          <table:table-cell office:value-type="float" office:value="0.714354">
            <text:p>0,714354</text:p>
          </table:table-cell>
          <table:table-cell office:value-type="float" office:value="1.35188">
            <text:p>1,35188</text:p>
          </table:table-cell>
          <table:table-cell office:value-type="float" office:value="2.06623">
            <text:p>2,06623</text:p>
          </table:table-cell>
          <table:table-cell office:value-type="float" office:value="0.0384156">
            <text:p>0,0384156</text:p>
          </table:table-cell>
          <table:table-cell office:value-type="float" office:value="0.598228">
            <text:p>0,598228</text:p>
          </table:table-cell>
          <table:table-cell office:value-type="float" office:value="0.636643">
            <text:p>0,636643</text:p>
          </table:table-cell>
          <table:table-cell office:value-type="float" office:value="0.768019">
            <text:p>0,768019</text:p>
          </table:table-cell>
          <table:table-cell office:value-type="float" office:value="0.536352">
            <text:p>0,536352</text:p>
          </table:table-cell>
          <table:table-cell office:value-type="float" office:value="1.30437">
            <text:p>1,30437</text:p>
          </table:table-cell>
          <table:table-cell office:value-type="float" office:value="0.712888">
            <text:p>0,712888</text:p>
          </table:table-cell>
          <table:table-cell office:value-type="float" office:value="0.836639">
            <text:p>0,836639</text:p>
          </table:table-cell>
          <table:table-cell office:value-type="float" office:value="1.54953">
            <text:p>1,54953</text:p>
          </table:table-cell>
          <table:table-cell office:value-type="float" office:value="1.67005">
            <text:p>1,67005</text:p>
          </table:table-cell>
          <table:table-cell office:value-type="float" office:value="1.70495">
            <text:p>1,70495</text:p>
          </table:table-cell>
          <table:table-cell office:value-type="float" office:value="3.375">
            <text:p>3,375</text:p>
          </table:table-cell>
          <table:table-cell office:value-type="float" office:value="0.662156">
            <text:p>0,662156</text:p>
          </table:table-cell>
          <table:table-cell office:value-type="float" office:value="1.46243">
            <text:p>1,46243</text:p>
          </table:table-cell>
          <table:table-cell office:value-type="float" office:value="2.12459">
            <text:p>2,12459</text:p>
          </table:table-cell>
          <table:table-cell office:value-type="float" office:value="0.264804">
            <text:p>0,264804</text:p>
          </table:table-cell>
          <table:table-cell office:value-type="float" office:value="0.426091">
            <text:p>0,426091</text:p>
          </table:table-cell>
          <table:table-cell office:value-type="float" office:value="0.690894">
            <text:p>0,690894</text:p>
          </table:table-cell>
          <table:table-cell office:value-type="float" office:value="0.314656">
            <text:p>0,314656</text:p>
          </table:table-cell>
          <table:table-cell office:value-type="float" office:value="0.46304">
            <text:p>0,46304</text:p>
          </table:table-cell>
          <table:table-cell office:value-type="float" office:value="0.777696">
            <text:p>0,777696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7.33533">
            <text:p>7,33533</text:p>
          </table:table-cell>
          <table:table-cell office:value-type="float" office:value="7.52359">
            <text:p>7,52359</text:p>
          </table:table-cell>
          <table:table-cell office:value-type="float" office:value="0.774763">
            <text:p>0,774763</text:p>
          </table:table-cell>
          <table:table-cell office:value-type="float" office:value="1.46771">
            <text:p>1,46771</text:p>
          </table:table-cell>
          <table:table-cell office:value-type="float" office:value="2.24247">
            <text:p>2,24247</text:p>
          </table:table-cell>
          <table:table-cell office:value-type="float" office:value="0.0378291">
            <text:p>0,0378291</text:p>
          </table:table-cell>
          <table:table-cell office:value-type="float" office:value="0.177709">
            <text:p>0,177709</text:p>
          </table:table-cell>
          <table:table-cell office:value-type="float" office:value="0.215538">
            <text:p>0,215538</text:p>
          </table:table-cell>
          <table:table-cell office:value-type="float" office:value="0.33577">
            <text:p>0,33577</text:p>
          </table:table-cell>
          <table:table-cell office:value-type="float" office:value="0.512599">
            <text:p>0,512599</text:p>
          </table:table-cell>
          <table:table-cell office:value-type="float" office:value="0.848369">
            <text:p>0,848369</text:p>
          </table:table-cell>
          <table:table-cell office:value-type="float" office:value="0.425797">
            <text:p>0,425797</text:p>
          </table:table-cell>
          <table:table-cell office:value-type="float" office:value="0.834879">
            <text:p>0,834879</text:p>
          </table:table-cell>
          <table:table-cell office:value-type="float" office:value="1.26068">
            <text:p>1,26068</text:p>
          </table:table-cell>
          <table:table-cell office:value-type="float" office:value="0.588844">
            <text:p>0,588844</text:p>
          </table:table-cell>
          <table:table-cell office:value-type="float" office:value="3.03542">
            <text:p>3,03542</text:p>
          </table:table-cell>
          <table:table-cell office:value-type="float" office:value="3.62426">
            <text:p>3,62426</text:p>
          </table:table-cell>
          <table:table-cell office:value-type="float" office:value="0.824323">
            <text:p>0,824323</text:p>
          </table:table-cell>
          <table:table-cell office:value-type="float" office:value="1.45539">
            <text:p>1,45539</text:p>
          </table:table-cell>
          <table:table-cell office:value-type="float" office:value="2.27972">
            <text:p>2,27972</text:p>
          </table:table-cell>
          <table:table-cell office:value-type="float" office:value="0.259525">
            <text:p>0,259525</text:p>
          </table:table-cell>
          <table:table-cell office:value-type="float" office:value="0.654825">
            <text:p>0,654825</text:p>
          </table:table-cell>
          <table:table-cell office:value-type="float" office:value="0.91435">
            <text:p>0,91435</text:p>
          </table:table-cell>
          <table:table-cell office:value-type="float" office:value="0.341635">
            <text:p>0,341635</text:p>
          </table:table-cell>
          <table:table-cell office:value-type="float" office:value="0.445738">
            <text:p>0,445738</text:p>
          </table:table-cell>
          <table:table-cell office:value-type="float" office:value="0.787373">
            <text:p>0,78737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.73151792079208">
            <text:p>7,73151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6891742574257">
            <text:p>2,46891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25770386138614">
            <text:p>0,325770386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.02636207920792">
            <text:p>1,026362079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60685297029703">
            <text:p>1,606852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79144138613861">
            <text:p>2,791441386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2.51073277227723">
            <text:p>2,510732772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1781799009901">
            <text:p>0,717817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3319237623763">
            <text:p>0,913319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56415623762376">
            <text:p>0,2564156238</text:p>
          </table:table-cell>
          <table:table-cell table:formula="of:=AVERAGE([.B7:.B107])" office:value-type="float" office:value="7.47510346534654">
            <text:p>7,475103465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883579217821782">
            <text:p>0,8835792178</text:p>
          </table:table-cell>
          <table:table-cell table:formula="of:=AVERAGE([.E7:.E107])" office:value-type="float" office:value="1.58533801980198">
            <text:p>1,585338019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45894906930693">
            <text:p>0,0458949069</text:p>
          </table:table-cell>
          <table:table-cell table:formula="of:=AVERAGE([.H7:.H107])" office:value-type="float" office:value="0.279875564356436">
            <text:p>0,279875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41110596039604">
            <text:p>0,4111059604</text:p>
          </table:table-cell>
          <table:table-cell table:formula="of:=AVERAGE([.K7:.K107])" office:value-type="float" office:value="0.615256445544554">
            <text:p>0,615256445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533570673267327">
            <text:p>0,5335706733</text:p>
          </table:table-cell>
          <table:table-cell table:formula="of:=AVERAGE([.N7:.N107])" office:value-type="float" office:value="1.07328226732673">
            <text:p>1,073282267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35444940594059">
            <text:p>0,7354449406</text:p>
          </table:table-cell>
          <table:table-cell table:formula="of:=AVERAGE([.Q7:.Q107])" office:value-type="float" office:value="2.05599663366337">
            <text:p>2,055996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77762584158416">
            <text:p>0,7777625842</text:p>
          </table:table-cell>
          <table:table-cell table:formula="of:=AVERAGE([.T7:.T107])" office:value-type="float" office:value="1.73297">
            <text:p>1,7329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34019168316832">
            <text:p>0,3340191683</text:p>
          </table:table-cell>
          <table:table-cell table:formula="of:=AVERAGE([.W7:.W107])" office:value-type="float" office:value="0.383798891089109">
            <text:p>0,3837988911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12685396039604">
            <text:p>0,412685396</text:p>
          </table:table-cell>
          <table:table-cell table:formula="of:=AVERAGE([.Z7:.Z107])" office:value-type="float" office:value="0.50063393069307">
            <text:p>0,5006339307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30785">
            <text:p>0,330785</text:p>
          </table:table-cell>
          <table:table-cell office:value-type="float" office:value="0.552188">
            <text:p>0,552188</text:p>
          </table:table-cell>
          <table:table-cell office:value-type="float" office:value="0.719633">
            <text:p>0,719633</text:p>
          </table:table-cell>
          <table:table-cell office:value-type="float" office:value="0.990301">
            <text:p>0,990301</text:p>
          </table:table-cell>
          <table:table-cell office:value-type="float" office:value="1.70993">
            <text:p>1,70993</text:p>
          </table:table-cell>
          <table:table-cell office:value-type="float" office:value="0.0395886">
            <text:p>0,0395886</text:p>
          </table:table-cell>
          <table:table-cell office:value-type="float" office:value="0.244863">
            <text:p>0,244863</text:p>
          </table:table-cell>
          <table:table-cell office:value-type="float" office:value="0.284451">
            <text:p>0,284451</text:p>
          </table:table-cell>
          <table:table-cell office:value-type="float" office:value="0.303219">
            <text:p>0,303219</text:p>
          </table:table-cell>
          <table:table-cell office:value-type="float" office:value="0.472717">
            <text:p>0,472717</text:p>
          </table:table-cell>
          <table:table-cell office:value-type="float" office:value="0.775936">
            <text:p>0,775936</text:p>
          </table:table-cell>
          <table:table-cell office:value-type="float" office:value="0.399991">
            <text:p>0,399991</text:p>
          </table:table-cell>
          <table:table-cell office:value-type="float" office:value="0.548669">
            <text:p>0,548669</text:p>
          </table:table-cell>
          <table:table-cell office:value-type="float" office:value="0.94866">
            <text:p>0,94866</text:p>
          </table:table-cell>
          <table:table-cell office:value-type="float" office:value="0.529314">
            <text:p>0,529314</text:p>
          </table:table-cell>
          <table:table-cell office:value-type="float" office:value="1.28795">
            <text:p>1,28795</text:p>
          </table:table-cell>
          <table:table-cell office:value-type="float" office:value="1.81726">
            <text:p>1,81726</text:p>
          </table:table-cell>
          <table:table-cell office:value-type="float" office:value="0.640162">
            <text:p>0,640162</text:p>
          </table:table-cell>
          <table:table-cell office:value-type="float" office:value="1.02432">
            <text:p>1,02432</text:p>
          </table:table-cell>
          <table:table-cell office:value-type="float" office:value="1.66448">
            <text:p>1,66448</text:p>
          </table:table-cell>
          <table:table-cell office:value-type="float" office:value="0.426384">
            <text:p>0,426384</text:p>
          </table:table-cell>
          <table:table-cell office:value-type="float" office:value="0.314949">
            <text:p>0,314949</text:p>
          </table:table-cell>
          <table:table-cell office:value-type="float" office:value="0.741333">
            <text:p>0,741333</text:p>
          </table:table-cell>
          <table:table-cell office:value-type="float" office:value="0.311137">
            <text:p>0,311137</text:p>
          </table:table-cell>
          <table:table-cell office:value-type="float" office:value="0.41612">
            <text:p>0,41612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143">
            <text:p>0,31143</text:p>
          </table:table-cell>
          <table:table-cell office:value-type="float" office:value="0.526968">
            <text:p>0,526968</text:p>
          </table:table-cell>
          <table:table-cell office:value-type="float" office:value="0.897341">
            <text:p>0,897341</text:p>
          </table:table-cell>
          <table:table-cell office:value-type="float" office:value="0.963909">
            <text:p>0,963909</text:p>
          </table:table-cell>
          <table:table-cell office:value-type="float" office:value="1.86125">
            <text:p>1,86125</text:p>
          </table:table-cell>
          <table:table-cell office:value-type="float" office:value="0.0387088">
            <text:p>0,0387088</text:p>
          </table:table-cell>
          <table:table-cell office:value-type="float" office:value="0.331958">
            <text:p>0,331958</text:p>
          </table:table-cell>
          <table:table-cell office:value-type="float" office:value="0.370667">
            <text:p>0,370667</text:p>
          </table:table-cell>
          <table:table-cell office:value-type="float" office:value="0.378584">
            <text:p>0,378584</text:p>
          </table:table-cell>
          <table:table-cell office:value-type="float" office:value="0.488846">
            <text:p>0,488846</text:p>
          </table:table-cell>
          <table:table-cell office:value-type="float" office:value="0.86743">
            <text:p>0,86743</text:p>
          </table:table-cell>
          <table:table-cell office:value-type="float" office:value="0.387675">
            <text:p>0,387675</text:p>
          </table:table-cell>
          <table:table-cell office:value-type="float" office:value="0.62638">
            <text:p>0,62638</text:p>
          </table:table-cell>
          <table:table-cell office:value-type="float" office:value="1.01405">
            <text:p>1,01405</text:p>
          </table:table-cell>
          <table:table-cell office:value-type="float" office:value="0.948953">
            <text:p>0,948953</text:p>
          </table:table-cell>
          <table:table-cell office:value-type="float" office:value="1.33018">
            <text:p>1,33018</text:p>
          </table:table-cell>
          <table:table-cell office:value-type="float" office:value="2.27913">
            <text:p>2,27913</text:p>
          </table:table-cell>
          <table:table-cell office:value-type="float" office:value="0.645441">
            <text:p>0,645441</text:p>
          </table:table-cell>
          <table:table-cell office:value-type="float" office:value="1.08062">
            <text:p>1,08062</text:p>
          </table:table-cell>
          <table:table-cell office:value-type="float" office:value="1.72606">
            <text:p>1,72606</text:p>
          </table:table-cell>
          <table:table-cell office:value-type="float" office:value="0.265683">
            <text:p>0,265683</text:p>
          </table:table-cell>
          <table:table-cell office:value-type="float" office:value="0.31407">
            <text:p>0,31407</text:p>
          </table:table-cell>
          <table:table-cell office:value-type="float" office:value="0.579753">
            <text:p>0,579753</text:p>
          </table:table-cell>
          <table:table-cell office:value-type="float" office:value="0.551894">
            <text:p>0,551894</text:p>
          </table:table-cell>
          <table:table-cell office:value-type="float" office:value="0.53254">
            <text:p>0,53254</text:p>
          </table:table-cell>
          <table:table-cell office:value-type="float" office:value="1.08443">
            <text:p>1,08443</text:p>
          </table:table-cell>
        </table:table-row>
        <table:table-row table:style-name="ro1">
          <table:table-cell office:value-type="float" office:value="0.574768">
            <text:p>0,574768</text:p>
          </table:table-cell>
          <table:table-cell office:value-type="float" office:value="0.443392">
            <text:p>0,443392</text:p>
          </table:table-cell>
          <table:table-cell office:value-type="float" office:value="1.01816">
            <text:p>1,01816</text:p>
          </table:table-cell>
          <table:table-cell office:value-type="float" office:value="0.892063">
            <text:p>0,892063</text:p>
          </table:table-cell>
          <table:table-cell office:value-type="float" office:value="1.09382">
            <text:p>1,09382</text:p>
          </table:table-cell>
          <table:table-cell office:value-type="float" office:value="1.98588">
            <text:p>1,98588</text:p>
          </table:table-cell>
          <table:table-cell office:value-type="float" office:value="0.0401751">
            <text:p>0,0401751</text:p>
          </table:table-cell>
          <table:table-cell office:value-type="float" office:value="0.250141">
            <text:p>0,250141</text:p>
          </table:table-cell>
          <table:table-cell office:value-type="float" office:value="0.290316">
            <text:p>0,290316</text:p>
          </table:table-cell>
          <table:table-cell office:value-type="float" office:value="0.652479">
            <text:p>0,652479</text:p>
          </table:table-cell>
          <table:table-cell office:value-type="float" office:value="0.70409">
            <text:p>0,70409</text:p>
          </table:table-cell>
          <table:table-cell office:value-type="float" office:value="1.35657">
            <text:p>1,35657</text:p>
          </table:table-cell>
          <table:table-cell office:value-type="float" office:value="0.396766">
            <text:p>0,396766</text:p>
          </table:table-cell>
          <table:table-cell office:value-type="float" office:value="0.536939">
            <text:p>0,536939</text:p>
          </table:table-cell>
          <table:table-cell office:value-type="float" office:value="0.933704">
            <text:p>0,933704</text:p>
          </table:table-cell>
          <table:table-cell office:value-type="float" office:value="0.531074">
            <text:p>0,531074</text:p>
          </table:table-cell>
          <table:table-cell office:value-type="float" office:value="1.32548">
            <text:p>1,32548</text:p>
          </table:table-cell>
          <table:table-cell office:value-type="float" office:value="1.85656">
            <text:p>1,85656</text:p>
          </table:table-cell>
          <table:table-cell office:value-type="float" office:value="0.921974">
            <text:p>0,921974</text:p>
          </table:table-cell>
          <table:table-cell office:value-type="float" office:value="1.28296">
            <text:p>1,28296</text:p>
          </table:table-cell>
          <table:table-cell office:value-type="float" office:value="2.20494">
            <text:p>2,20494</text:p>
          </table:table-cell>
          <table:table-cell office:value-type="float" office:value="0.502922">
            <text:p>0,502922</text:p>
          </table:table-cell>
          <table:table-cell office:value-type="float" office:value="0.331371">
            <text:p>0,331371</text:p>
          </table:table-cell>
          <table:table-cell office:value-type="float" office:value="0.834293">
            <text:p>0,834293</text:p>
          </table:table-cell>
          <table:table-cell office:value-type="float" office:value="0.889717">
            <text:p>0,889717</text:p>
          </table:table-cell>
          <table:table-cell office:value-type="float" office:value="0.76362">
            <text:p>0,76362</text:p>
          </table:table-cell>
          <table:table-cell office:value-type="float" office:value="1.65334">
            <text:p>1,65334</text:p>
          </table:table-cell>
        </table:table-row>
        <table:table-row table:style-name="ro1">
          <table:table-cell office:value-type="float" office:value="0.517291">
            <text:p>0,517291</text:p>
          </table:table-cell>
          <table:table-cell office:value-type="float" office:value="0.610837">
            <text:p>0,610837</text:p>
          </table:table-cell>
          <table:table-cell office:value-type="float" office:value="1.12813">
            <text:p>1,12813</text:p>
          </table:table-cell>
          <table:table-cell office:value-type="float" office:value="1.29821">
            <text:p>1,29821</text:p>
          </table:table-cell>
          <table:table-cell office:value-type="float" office:value="0.977105">
            <text:p>0,977105</text:p>
          </table:table-cell>
          <table:table-cell office:value-type="float" office:value="2.27532">
            <text:p>2,27532</text:p>
          </table:table-cell>
          <table:table-cell office:value-type="float" office:value="0.0906139">
            <text:p>0,0906139</text:p>
          </table:table-cell>
          <table:table-cell office:value-type="float" office:value="0.416413">
            <text:p>0,416413</text:p>
          </table:table-cell>
          <table:table-cell office:value-type="float" office:value="0.507027">
            <text:p>0,507027</text:p>
          </table:table-cell>
          <table:table-cell office:value-type="float" office:value="0.332837">
            <text:p>0,332837</text:p>
          </table:table-cell>
          <table:table-cell office:value-type="float" office:value="0.551015">
            <text:p>0,551015</text:p>
          </table:table-cell>
          <table:table-cell office:value-type="float" office:value="0.883852">
            <text:p>0,883852</text:p>
          </table:table-cell>
          <table:table-cell office:value-type="float" office:value="0.423745">
            <text:p>0,423745</text:p>
          </table:table-cell>
          <table:table-cell office:value-type="float" office:value="0.546323">
            <text:p>0,546323</text:p>
          </table:table-cell>
          <table:table-cell office:value-type="float" office:value="0.970067">
            <text:p>0,970067</text:p>
          </table:table-cell>
          <table:table-cell office:value-type="float" office:value="0.566264">
            <text:p>0,566264</text:p>
          </table:table-cell>
          <table:table-cell office:value-type="float" office:value="1.76243">
            <text:p>1,76243</text:p>
          </table:table-cell>
          <table:table-cell office:value-type="float" office:value="2.32869">
            <text:p>2,32869</text:p>
          </table:table-cell>
          <table:table-cell office:value-type="float" office:value="1.15335">
            <text:p>1,15335</text:p>
          </table:table-cell>
          <table:table-cell office:value-type="float" office:value="1.46976">
            <text:p>1,46976</text:p>
          </table:table-cell>
          <table:table-cell office:value-type="float" office:value="2.62311">
            <text:p>2,62311</text:p>
          </table:table-cell>
          <table:table-cell office:value-type="float" office:value="0.312897">
            <text:p>0,312897</text:p>
          </table:table-cell>
          <table:table-cell office:value-type="float" office:value="0.310551">
            <text:p>0,310551</text:p>
          </table:table-cell>
          <table:table-cell office:value-type="float" office:value="0.623447">
            <text:p>0,623447</text:p>
          </table:table-cell>
          <table:table-cell office:value-type="float" office:value="0.305272">
            <text:p>0,305272</text:p>
          </table:table-cell>
          <table:table-cell office:value-type="float" office:value="0.411135">
            <text:p>0,411135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0.316416">
            <text:p>0,316416</text:p>
          </table:table-cell>
          <table:table-cell office:value-type="float" office:value="0.535179">
            <text:p>0,535179</text:p>
          </table:table-cell>
          <table:table-cell office:value-type="float" office:value="0.686202">
            <text:p>0,686202</text:p>
          </table:table-cell>
          <table:table-cell office:value-type="float" office:value="0.935171">
            <text:p>0,935171</text:p>
          </table:table-cell>
          <table:table-cell office:value-type="float" office:value="1.62137">
            <text:p>1,62137</text:p>
          </table:table-cell>
          <table:table-cell office:value-type="float" office:value="0.0375359">
            <text:p>0,0375359</text:p>
          </table:table-cell>
          <table:table-cell office:value-type="float" office:value="0.292369">
            <text:p>0,292369</text:p>
          </table:table-cell>
          <table:table-cell office:value-type="float" office:value="0.329905">
            <text:p>0,329905</text:p>
          </table:table-cell>
          <table:table-cell office:value-type="float" office:value="0.303806">
            <text:p>0,303806</text:p>
          </table:table-cell>
          <table:table-cell office:value-type="float" office:value="0.473304">
            <text:p>0,473304</text:p>
          </table:table-cell>
          <table:table-cell office:value-type="float" office:value="0.777109">
            <text:p>0,777109</text:p>
          </table:table-cell>
          <table:table-cell office:value-type="float" office:value="0.386502">
            <text:p>0,386502</text:p>
          </table:table-cell>
          <table:table-cell office:value-type="float" office:value="0.509373">
            <text:p>0,509373</text:p>
          </table:table-cell>
          <table:table-cell office:value-type="float" office:value="0.895875">
            <text:p>0,895875</text:p>
          </table:table-cell>
          <table:table-cell office:value-type="float" office:value="0.706436">
            <text:p>0,706436</text:p>
          </table:table-cell>
          <table:table-cell office:value-type="float" office:value="1.28238">
            <text:p>1,28238</text:p>
          </table:table-cell>
          <table:table-cell office:value-type="float" office:value="1.98881">
            <text:p>1,98881</text:p>
          </table:table-cell>
          <table:table-cell office:value-type="float" office:value="0.625793">
            <text:p>0,625793</text:p>
          </table:table-cell>
          <table:table-cell office:value-type="float" office:value="1.06919">
            <text:p>1,06919</text:p>
          </table:table-cell>
          <table:table-cell office:value-type="float" office:value="1.69498">
            <text:p>1,69498</text:p>
          </table:table-cell>
          <table:table-cell office:value-type="float" office:value="0.278293">
            <text:p>0,278293</text:p>
          </table:table-cell>
          <table:table-cell office:value-type="float" office:value="0.308205">
            <text:p>0,308205</text:p>
          </table:table-cell>
          <table:table-cell office:value-type="float" office:value="0.586498">
            <text:p>0,586498</text:p>
          </table:table-cell>
          <table:table-cell office:value-type="float" office:value="0.331664">
            <text:p>0,331664</text:p>
          </table:table-cell>
          <table:table-cell office:value-type="float" office:value="0.424624">
            <text:p>0,424624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3483">
            <text:p>0,313483</text:p>
          </table:table-cell>
          <table:table-cell office:value-type="float" office:value="0.538698">
            <text:p>0,538698</text:p>
          </table:table-cell>
          <table:table-cell office:value-type="float" office:value="0.785614">
            <text:p>0,785614</text:p>
          </table:table-cell>
          <table:table-cell office:value-type="float" office:value="1.10643">
            <text:p>1,10643</text:p>
          </table:table-cell>
          <table:table-cell office:value-type="float" office:value="1.89204">
            <text:p>1,89204</text:p>
          </table:table-cell>
          <table:table-cell office:value-type="float" office:value="0.0416413">
            <text:p>0,0416413</text:p>
          </table:table-cell>
          <table:table-cell office:value-type="float" office:value="0.19765">
            <text:p>0,19765</text:p>
          </table:table-cell>
          <table:table-cell office:value-type="float" office:value="0.239291">
            <text:p>0,239291</text:p>
          </table:table-cell>
          <table:table-cell office:value-type="float" office:value="0.305272">
            <text:p>0,305272</text:p>
          </table:table-cell>
          <table:table-cell office:value-type="float" office:value="0.476529">
            <text:p>0,476529</text:p>
          </table:table-cell>
          <table:table-cell office:value-type="float" office:value="0.781801">
            <text:p>0,781801</text:p>
          </table:table-cell>
          <table:table-cell office:value-type="float" office:value="0.383863">
            <text:p>0,383863</text:p>
          </table:table-cell>
          <table:table-cell office:value-type="float" office:value="0.508787">
            <text:p>0,508787</text:p>
          </table:table-cell>
          <table:table-cell office:value-type="float" office:value="0.89265">
            <text:p>0,89265</text:p>
          </table:table-cell>
          <table:table-cell office:value-type="float" office:value="0.521983">
            <text:p>0,521983</text:p>
          </table:table-cell>
          <table:table-cell office:value-type="float" office:value="1.26009">
            <text:p>1,26009</text:p>
          </table:table-cell>
          <table:table-cell office:value-type="float" office:value="1.78207">
            <text:p>1,78207</text:p>
          </table:table-cell>
          <table:table-cell office:value-type="float" office:value="0.689428">
            <text:p>0,689428</text:p>
          </table:table-cell>
          <table:table-cell office:value-type="float" office:value="1.04895">
            <text:p>1,04895</text:p>
          </table:table-cell>
          <table:table-cell office:value-type="float" office:value="1.73838">
            <text:p>1,73838</text:p>
          </table:table-cell>
          <table:table-cell office:value-type="float" office:value="0.278586">
            <text:p>0,278586</text:p>
          </table:table-cell>
          <table:table-cell office:value-type="float" office:value="0.296768">
            <text:p>0,296768</text:p>
          </table:table-cell>
          <table:table-cell office:value-type="float" office:value="0.575354">
            <text:p>0,575354</text:p>
          </table:table-cell>
          <table:table-cell office:value-type="float" office:value="0.31319">
            <text:p>0,31319</text:p>
          </table:table-cell>
          <table:table-cell office:value-type="float" office:value="0.42961">
            <text:p>0,42961</text:p>
          </table:table-cell>
          <table:table-cell office:value-type="float" office:value="0.742799">
            <text:p>0,742799</text:p>
          </table:table-cell>
        </table:table-row>
        <table:table-row table:style-name="ro1">
          <table:table-cell office:value-type="float" office:value="0.229321">
            <text:p>0,229321</text:p>
          </table:table-cell>
          <table:table-cell office:value-type="float" office:value="0.397939">
            <text:p>0,397939</text:p>
          </table:table-cell>
          <table:table-cell office:value-type="float" office:value="0.627259">
            <text:p>0,627259</text:p>
          </table:table-cell>
          <table:table-cell office:value-type="float" office:value="0.732536">
            <text:p>0,732536</text:p>
          </table:table-cell>
          <table:table-cell office:value-type="float" office:value="0.948074">
            <text:p>0,948074</text:p>
          </table:table-cell>
          <table:table-cell office:value-type="float" office:value="1.68061">
            <text:p>1,68061</text:p>
          </table:table-cell>
          <table:table-cell office:value-type="float" office:value="0.0360696">
            <text:p>0,0360696</text:p>
          </table:table-cell>
          <table:table-cell office:value-type="float" office:value="0.253367">
            <text:p>0,253367</text:p>
          </table:table-cell>
          <table:table-cell office:value-type="float" office:value="0.289437">
            <text:p>0,289437</text:p>
          </table:table-cell>
          <table:table-cell office:value-type="float" office:value="0.312017">
            <text:p>0,312017</text:p>
          </table:table-cell>
          <table:table-cell office:value-type="float" office:value="0.470371">
            <text:p>0,470371</text:p>
          </table:table-cell>
          <table:table-cell office:value-type="float" office:value="0.782388">
            <text:p>0,782388</text:p>
          </table:table-cell>
          <table:table-cell office:value-type="float" office:value="0.389728">
            <text:p>0,389728</text:p>
          </table:table-cell>
          <table:table-cell office:value-type="float" office:value="0.501749">
            <text:p>0,501749</text:p>
          </table:table-cell>
          <table:table-cell office:value-type="float" office:value="0.891477">
            <text:p>0,891477</text:p>
          </table:table-cell>
          <table:table-cell office:value-type="float" office:value="0.548669">
            <text:p>0,548669</text:p>
          </table:table-cell>
          <table:table-cell office:value-type="float" office:value="1.23868">
            <text:p>1,23868</text:p>
          </table:table-cell>
          <table:table-cell office:value-type="float" office:value="1.78735">
            <text:p>1,78735</text:p>
          </table:table-cell>
          <table:table-cell office:value-type="float" office:value="0.631072">
            <text:p>0,631072</text:p>
          </table:table-cell>
          <table:table-cell office:value-type="float" office:value="0.991181">
            <text:p>0,991181</text:p>
          </table:table-cell>
          <table:table-cell office:value-type="float" office:value="1.62225">
            <text:p>1,62225</text:p>
          </table:table-cell>
          <table:table-cell office:value-type="float" office:value="0.284745">
            <text:p>0,284745</text:p>
          </table:table-cell>
          <table:table-cell office:value-type="float" office:value="0.305272">
            <text:p>0,305272</text:p>
          </table:table-cell>
          <table:table-cell office:value-type="float" office:value="0.590017">
            <text:p>0,590017</text:p>
          </table:table-cell>
          <table:table-cell office:value-type="float" office:value="0.312897">
            <text:p>0,312897</text:p>
          </table:table-cell>
          <table:table-cell office:value-type="float" office:value="0.408202">
            <text:p>0,408202</text:p>
          </table:table-cell>
          <table:table-cell office:value-type="float" office:value="0.721099">
            <text:p>0,721099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294715">
            <text:p>0,294715</text:p>
          </table:table-cell>
          <table:table-cell office:value-type="float" office:value="0.514945">
            <text:p>0,514945</text:p>
          </table:table-cell>
          <table:table-cell office:value-type="float" office:value="0.715527">
            <text:p>0,715527</text:p>
          </table:table-cell>
          <table:table-cell office:value-type="float" office:value="0.951006">
            <text:p>0,951006</text:p>
          </table:table-cell>
          <table:table-cell office:value-type="float" office:value="1.66653">
            <text:p>1,66653</text:p>
          </table:table-cell>
          <table:table-cell office:value-type="float" office:value="0.0360696">
            <text:p>0,0360696</text:p>
          </table:table-cell>
          <table:table-cell office:value-type="float" office:value="0.240171">
            <text:p>0,240171</text:p>
          </table:table-cell>
          <table:table-cell office:value-type="float" office:value="0.27624">
            <text:p>0,27624</text:p>
          </table:table-cell>
          <table:table-cell office:value-type="float" office:value="0.342808">
            <text:p>0,342808</text:p>
          </table:table-cell>
          <table:table-cell office:value-type="float" office:value="0.466559">
            <text:p>0,466559</text:p>
          </table:table-cell>
          <table:table-cell office:value-type="float" office:value="0.809367">
            <text:p>0,809367</text:p>
          </table:table-cell>
          <table:table-cell office:value-type="float" office:value="0.398525">
            <text:p>0,398525</text:p>
          </table:table-cell>
          <table:table-cell office:value-type="float" office:value="0.547789">
            <text:p>0,547789</text:p>
          </table:table-cell>
          <table:table-cell office:value-type="float" office:value="0.946314">
            <text:p>0,946314</text:p>
          </table:table-cell>
          <table:table-cell office:value-type="float" office:value="0.561572">
            <text:p>0,561572</text:p>
          </table:table-cell>
          <table:table-cell office:value-type="float" office:value="1.15188">
            <text:p>1,15188</text:p>
          </table:table-cell>
          <table:table-cell office:value-type="float" office:value="1.71345">
            <text:p>1,71345</text:p>
          </table:table-cell>
          <table:table-cell office:value-type="float" office:value="0.622274">
            <text:p>0,622274</text:p>
          </table:table-cell>
          <table:table-cell office:value-type="float" office:value="1.0557">
            <text:p>1,0557</text:p>
          </table:table-cell>
          <table:table-cell office:value-type="float" office:value="1.67797">
            <text:p>1,67797</text:p>
          </table:table-cell>
          <table:table-cell office:value-type="float" office:value="0.285918">
            <text:p>0,285918</text:p>
          </table:table-cell>
          <table:table-cell office:value-type="float" office:value="0.297941">
            <text:p>0,297941</text:p>
          </table:table-cell>
          <table:table-cell office:value-type="float" office:value="0.583858">
            <text:p>0,583858</text:p>
          </table:table-cell>
          <table:table-cell office:value-type="float" office:value="0.331371">
            <text:p>0,331371</text:p>
          </table:table-cell>
          <table:table-cell office:value-type="float" office:value="0.402337">
            <text:p>0,402337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35923">
            <text:p>0,35923</text:p>
          </table:table-cell>
          <table:table-cell office:value-type="float" office:value="0.372719">
            <text:p>0,372719</text:p>
          </table:table-cell>
          <table:table-cell office:value-type="float" office:value="0.731949">
            <text:p>0,731949</text:p>
          </table:table-cell>
          <table:table-cell office:value-type="float" office:value="1.08209">
            <text:p>1,08209</text:p>
          </table:table-cell>
          <table:table-cell office:value-type="float" office:value="0.933118">
            <text:p>0,933118</text:p>
          </table:table-cell>
          <table:table-cell office:value-type="float" office:value="2.01521">
            <text:p>2,01521</text:p>
          </table:table-cell>
          <table:table-cell office:value-type="float" office:value="0.0366561">
            <text:p>0,0366561</text:p>
          </table:table-cell>
          <table:table-cell office:value-type="float" office:value="0.447791">
            <text:p>0,447791</text:p>
          </table:table-cell>
          <table:table-cell office:value-type="float" office:value="0.484447">
            <text:p>0,484447</text:p>
          </table:table-cell>
          <table:table-cell office:value-type="float" office:value="0.337236">
            <text:p>0,337236</text:p>
          </table:table-cell>
          <table:table-cell office:value-type="float" office:value="0.459521">
            <text:p>0,459521</text:p>
          </table:table-cell>
          <table:table-cell office:value-type="float" office:value="0.796757">
            <text:p>0,796757</text:p>
          </table:table-cell>
          <table:table-cell office:value-type="float" office:value="0.401458">
            <text:p>0,401458</text:p>
          </table:table-cell>
          <table:table-cell office:value-type="float" office:value="0.586204">
            <text:p>0,586204</text:p>
          </table:table-cell>
          <table:table-cell office:value-type="float" office:value="0.987662">
            <text:p>0,987662</text:p>
          </table:table-cell>
          <table:table-cell office:value-type="float" office:value="0.78532">
            <text:p>0,78532</text:p>
          </table:table-cell>
          <table:table-cell office:value-type="float" office:value="1.25335">
            <text:p>1,25335</text:p>
          </table:table-cell>
          <table:table-cell office:value-type="float" office:value="2.03867">
            <text:p>2,03867</text:p>
          </table:table-cell>
          <table:table-cell office:value-type="float" office:value="0.652185">
            <text:p>0,652185</text:p>
          </table:table-cell>
          <table:table-cell office:value-type="float" office:value="1.01288">
            <text:p>1,01288</text:p>
          </table:table-cell>
          <table:table-cell office:value-type="float" office:value="1.66507">
            <text:p>1,66507</text:p>
          </table:table-cell>
          <table:table-cell office:value-type="float" office:value="0.280639">
            <text:p>0,280639</text:p>
          </table:table-cell>
          <table:table-cell office:value-type="float" office:value="0.298527">
            <text:p>0,298527</text:p>
          </table:table-cell>
          <table:table-cell office:value-type="float" office:value="0.579166">
            <text:p>0,579166</text:p>
          </table:table-cell>
          <table:table-cell office:value-type="float" office:value="0.353072">
            <text:p>0,353072</text:p>
          </table:table-cell>
          <table:table-cell office:value-type="float" office:value="0.443392">
            <text:p>0,443392</text:p>
          </table:table-cell>
          <table:table-cell office:value-type="float" office:value="0.796464">
            <text:p>0,796464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0.295595">
            <text:p>0,295595</text:p>
          </table:table-cell>
          <table:table-cell office:value-type="float" office:value="0.533713">
            <text:p>0,533713</text:p>
          </table:table-cell>
          <table:table-cell office:value-type="float" office:value="0.699399">
            <text:p>0,699399</text:p>
          </table:table-cell>
          <table:table-cell office:value-type="float" office:value="0.951299">
            <text:p>0,951299</text:p>
          </table:table-cell>
          <table:table-cell office:value-type="float" office:value="1.6507">
            <text:p>1,6507</text:p>
          </table:table-cell>
          <table:table-cell office:value-type="float" office:value="0.0375359">
            <text:p>0,0375359</text:p>
          </table:table-cell>
          <table:table-cell office:value-type="float" office:value="0.224335">
            <text:p>0,224335</text:p>
          </table:table-cell>
          <table:table-cell office:value-type="float" office:value="0.261871">
            <text:p>0,261871</text:p>
          </table:table-cell>
          <table:table-cell office:value-type="float" office:value="0.290316">
            <text:p>0,290316</text:p>
          </table:table-cell>
          <table:table-cell office:value-type="float" office:value="0.504095">
            <text:p>0,504095</text:p>
          </table:table-cell>
          <table:table-cell office:value-type="float" office:value="0.794411">
            <text:p>0,794411</text:p>
          </table:table-cell>
          <table:table-cell office:value-type="float" office:value="0.420812">
            <text:p>0,420812</text:p>
          </table:table-cell>
          <table:table-cell office:value-type="float" office:value="0.501162">
            <text:p>0,501162</text:p>
          </table:table-cell>
          <table:table-cell office:value-type="float" office:value="0.921974">
            <text:p>0,921974</text:p>
          </table:table-cell>
          <table:table-cell office:value-type="float" office:value="0.517584">
            <text:p>0,517584</text:p>
          </table:table-cell>
          <table:table-cell office:value-type="float" office:value="1.23898">
            <text:p>1,23898</text:p>
          </table:table-cell>
          <table:table-cell office:value-type="float" office:value="1.75656">
            <text:p>1,75656</text:p>
          </table:table-cell>
          <table:table-cell office:value-type="float" office:value="0.631658">
            <text:p>0,631658</text:p>
          </table:table-cell>
          <table:table-cell office:value-type="float" office:value="1.08004">
            <text:p>1,08004</text:p>
          </table:table-cell>
          <table:table-cell office:value-type="float" office:value="1.71169">
            <text:p>1,71169</text:p>
          </table:table-cell>
          <table:table-cell office:value-type="float" office:value="0.285038">
            <text:p>0,285038</text:p>
          </table:table-cell>
          <table:table-cell office:value-type="float" office:value="0.295888">
            <text:p>0,295888</text:p>
          </table:table-cell>
          <table:table-cell office:value-type="float" office:value="0.580926">
            <text:p>0,580926</text:p>
          </table:table-cell>
          <table:table-cell office:value-type="float" office:value="0.317002">
            <text:p>0,317002</text:p>
          </table:table-cell>
          <table:table-cell office:value-type="float" office:value="0.410255">
            <text:p>0,410255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421399">
            <text:p>0,421399</text:p>
          </table:table-cell>
          <table:table-cell office:value-type="float" office:value="0.539871">
            <text:p>0,539871</text:p>
          </table:table-cell>
          <table:table-cell office:value-type="float" office:value="0.96127">
            <text:p>0,96127</text:p>
          </table:table-cell>
          <table:table-cell office:value-type="float" office:value="0.696759">
            <text:p>0,696759</text:p>
          </table:table-cell>
          <table:table-cell office:value-type="float" office:value="0.916696">
            <text:p>0,916696</text:p>
          </table:table-cell>
          <table:table-cell office:value-type="float" office:value="1.61346">
            <text:p>1,61346</text:p>
          </table:table-cell>
          <table:table-cell office:value-type="float" office:value="0.0395886">
            <text:p>0,0395886</text:p>
          </table:table-cell>
          <table:table-cell office:value-type="float" office:value="0.225215">
            <text:p>0,225215</text:p>
          </table:table-cell>
          <table:table-cell office:value-type="float" office:value="0.264804">
            <text:p>0,264804</text:p>
          </table:table-cell>
          <table:table-cell office:value-type="float" office:value="0.308791">
            <text:p>0,308791</text:p>
          </table:table-cell>
          <table:table-cell office:value-type="float" office:value="0.461574">
            <text:p>0,461574</text:p>
          </table:table-cell>
          <table:table-cell office:value-type="float" office:value="0.770365">
            <text:p>0,770365</text:p>
          </table:table-cell>
          <table:table-cell office:value-type="float" office:value="0.396766">
            <text:p>0,396766</text:p>
          </table:table-cell>
          <table:table-cell office:value-type="float" office:value="0.502042">
            <text:p>0,502042</text:p>
          </table:table-cell>
          <table:table-cell office:value-type="float" office:value="0.898808">
            <text:p>0,898808</text:p>
          </table:table-cell>
          <table:table-cell office:value-type="float" office:value="0.584152">
            <text:p>0,584152</text:p>
          </table:table-cell>
          <table:table-cell office:value-type="float" office:value="1.16948">
            <text:p>1,16948</text:p>
          </table:table-cell>
          <table:table-cell office:value-type="float" office:value="1.75363">
            <text:p>1,75363</text:p>
          </table:table-cell>
          <table:table-cell office:value-type="float" office:value="0.620221">
            <text:p>0,620221</text:p>
          </table:table-cell>
          <table:table-cell office:value-type="float" office:value="1.034">
            <text:p>1,034</text:p>
          </table:table-cell>
          <table:table-cell office:value-type="float" office:value="1.65422">
            <text:p>1,65422</text:p>
          </table:table-cell>
          <table:table-cell office:value-type="float" office:value="0.285918">
            <text:p>0,285918</text:p>
          </table:table-cell>
          <table:table-cell office:value-type="float" office:value="0.297061">
            <text:p>0,297061</text:p>
          </table:table-cell>
          <table:table-cell office:value-type="float" office:value="0.582979">
            <text:p>0,582979</text:p>
          </table:table-cell>
          <table:table-cell office:value-type="float" office:value="0.300287">
            <text:p>0,300287</text:p>
          </table:table-cell>
          <table:table-cell office:value-type="float" office:value="0.402924">
            <text:p>0,402924</text:p>
          </table:table-cell>
          <table:table-cell office:value-type="float" office:value="0.703211">
            <text:p>0,703211</text:p>
          </table:table-cell>
        </table:table-row>
        <table:table-row table:style-name="ro1">
          <table:table-cell office:value-type="float" office:value="0.228734">
            <text:p>0,228734</text:p>
          </table:table-cell>
          <table:table-cell office:value-type="float" office:value="0.295302">
            <text:p>0,295302</text:p>
          </table:table-cell>
          <table:table-cell office:value-type="float" office:value="0.524036">
            <text:p>0,524036</text:p>
          </table:table-cell>
          <table:table-cell office:value-type="float" office:value="0.688548">
            <text:p>0,688548</text:p>
          </table:table-cell>
          <table:table-cell office:value-type="float" office:value="0.919922">
            <text:p>0,919922</text:p>
          </table:table-cell>
          <table:table-cell office:value-type="float" office:value="1.60847">
            <text:p>1,60847</text:p>
          </table:table-cell>
          <table:table-cell office:value-type="float" office:value="0.0372426">
            <text:p>0,0372426</text:p>
          </table:table-cell>
          <table:table-cell office:value-type="float" office:value="0.24281">
            <text:p>0,24281</text:p>
          </table:table-cell>
          <table:table-cell office:value-type="float" office:value="0.280053">
            <text:p>0,280053</text:p>
          </table:table-cell>
          <table:table-cell office:value-type="float" office:value="0.315829">
            <text:p>0,315829</text:p>
          </table:table-cell>
          <table:table-cell office:value-type="float" office:value="0.453069">
            <text:p>0,453069</text:p>
          </table:table-cell>
          <table:table-cell office:value-type="float" office:value="0.768898">
            <text:p>0,768898</text:p>
          </table:table-cell>
          <table:table-cell office:value-type="float" office:value="0.398525">
            <text:p>0,398525</text:p>
          </table:table-cell>
          <table:table-cell office:value-type="float" office:value="0.517291">
            <text:p>0,517291</text:p>
          </table:table-cell>
          <table:table-cell office:value-type="float" office:value="0.915816">
            <text:p>0,915816</text:p>
          </table:table-cell>
          <table:table-cell office:value-type="float" office:value="0.563918">
            <text:p>0,563918</text:p>
          </table:table-cell>
          <table:table-cell office:value-type="float" office:value="1.20584">
            <text:p>1,20584</text:p>
          </table:table-cell>
          <table:table-cell office:value-type="float" office:value="1.76976">
            <text:p>1,76976</text:p>
          </table:table-cell>
          <table:table-cell office:value-type="float" office:value="0.630485">
            <text:p>0,630485</text:p>
          </table:table-cell>
          <table:table-cell office:value-type="float" office:value="1.05042">
            <text:p>1,05042</text:p>
          </table:table-cell>
          <table:table-cell office:value-type="float" office:value="1.6809">
            <text:p>1,6809</text:p>
          </table:table-cell>
          <table:table-cell office:value-type="float" office:value="0.317589">
            <text:p>0,317589</text:p>
          </table:table-cell>
          <table:table-cell office:value-type="float" office:value="0.291196">
            <text:p>0,291196</text:p>
          </table:table-cell>
          <table:table-cell office:value-type="float" office:value="0.608785">
            <text:p>0,608785</text:p>
          </table:table-cell>
          <table:table-cell office:value-type="float" office:value="0.318762">
            <text:p>0,318762</text:p>
          </table:table-cell>
          <table:table-cell office:value-type="float" office:value="0.419053">
            <text:p>0,419053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0.372426">
            <text:p>0,372426</text:p>
          </table:table-cell>
          <table:table-cell office:value-type="float" office:value="0.560692">
            <text:p>0,560692</text:p>
          </table:table-cell>
          <table:table-cell office:value-type="float" office:value="0.723445">
            <text:p>0,723445</text:p>
          </table:table-cell>
          <table:table-cell office:value-type="float" office:value="0.945728">
            <text:p>0,945728</text:p>
          </table:table-cell>
          <table:table-cell office:value-type="float" office:value="1.66917">
            <text:p>1,66917</text:p>
          </table:table-cell>
          <table:table-cell office:value-type="float" office:value="0.0372426">
            <text:p>0,0372426</text:p>
          </table:table-cell>
          <table:table-cell office:value-type="float" office:value="0.252781">
            <text:p>0,252781</text:p>
          </table:table-cell>
          <table:table-cell office:value-type="float" office:value="0.290023">
            <text:p>0,290023</text:p>
          </table:table-cell>
          <table:table-cell office:value-type="float" office:value="0.314363">
            <text:p>0,314363</text:p>
          </table:table-cell>
          <table:table-cell office:value-type="float" office:value="0.46128">
            <text:p>0,46128</text:p>
          </table:table-cell>
          <table:table-cell office:value-type="float" office:value="0.775643">
            <text:p>0,775643</text:p>
          </table:table-cell>
          <table:table-cell office:value-type="float" office:value="0.419639">
            <text:p>0,419639</text:p>
          </table:table-cell>
          <table:table-cell office:value-type="float" office:value="0.522276">
            <text:p>0,522276</text:p>
          </table:table-cell>
          <table:table-cell office:value-type="float" office:value="0.941915">
            <text:p>0,941915</text:p>
          </table:table-cell>
          <table:table-cell office:value-type="float" office:value="1.49528">
            <text:p>1,49528</text:p>
          </table:table-cell>
          <table:table-cell office:value-type="float" office:value="1.39674">
            <text:p>1,39674</text:p>
          </table:table-cell>
          <table:table-cell office:value-type="float" office:value="2.89202">
            <text:p>2,89202</text:p>
          </table:table-cell>
          <table:table-cell office:value-type="float" office:value="0.700278">
            <text:p>0,700278</text:p>
          </table:table-cell>
          <table:table-cell office:value-type="float" office:value="1.05071">
            <text:p>1,05071</text:p>
          </table:table-cell>
          <table:table-cell office:value-type="float" office:value="1.75099">
            <text:p>1,75099</text:p>
          </table:table-cell>
          <table:table-cell office:value-type="float" office:value="0.27712">
            <text:p>0,27712</text:p>
          </table:table-cell>
          <table:table-cell office:value-type="float" office:value="0.33401">
            <text:p>0,33401</text:p>
          </table:table-cell>
          <table:table-cell office:value-type="float" office:value="0.611131">
            <text:p>0,611131</text:p>
          </table:table-cell>
          <table:table-cell office:value-type="float" office:value="0.31407">
            <text:p>0,31407</text:p>
          </table:table-cell>
          <table:table-cell office:value-type="float" office:value="0.444272">
            <text:p>0,444272</text:p>
          </table:table-cell>
          <table:table-cell office:value-type="float" office:value="0.758342">
            <text:p>0,758342</text:p>
          </table:table-cell>
        </table:table-row>
        <table:table-row table:style-name="ro1">
          <table:table-cell office:value-type="float" office:value="0.367148">
            <text:p>0,367148</text:p>
          </table:table-cell>
          <table:table-cell office:value-type="float" office:value="0.462453">
            <text:p>0,462453</text:p>
          </table:table-cell>
          <table:table-cell office:value-type="float" office:value="0.829601">
            <text:p>0,829601</text:p>
          </table:table-cell>
          <table:table-cell office:value-type="float" office:value="1.50847">
            <text:p>1,50847</text:p>
          </table:table-cell>
          <table:table-cell office:value-type="float" office:value="1.41346">
            <text:p>1,41346</text:p>
          </table:table-cell>
          <table:table-cell office:value-type="float" office:value="2.92193">
            <text:p>2,92193</text:p>
          </table:table-cell>
          <table:table-cell office:value-type="float" office:value="0.0366561">
            <text:p>0,0366561</text:p>
          </table:table-cell>
          <table:table-cell office:value-type="float" office:value="0.208793">
            <text:p>0,208793</text:p>
          </table:table-cell>
          <table:table-cell office:value-type="float" office:value="0.245449">
            <text:p>0,245449</text:p>
          </table:table-cell>
          <table:table-cell office:value-type="float" office:value="0.316709">
            <text:p>0,316709</text:p>
          </table:table-cell>
          <table:table-cell office:value-type="float" office:value="0.48474">
            <text:p>0,48474</text:p>
          </table:table-cell>
          <table:table-cell office:value-type="float" office:value="0.801449">
            <text:p>0,801449</text:p>
          </table:table-cell>
          <table:table-cell office:value-type="float" office:value="0.413188">
            <text:p>0,413188</text:p>
          </table:table-cell>
          <table:table-cell office:value-type="float" office:value="0.520517">
            <text:p>0,520517</text:p>
          </table:table-cell>
          <table:table-cell office:value-type="float" office:value="0.933704">
            <text:p>0,933704</text:p>
          </table:table-cell>
          <table:table-cell office:value-type="float" office:value="0.557759">
            <text:p>0,557759</text:p>
          </table:table-cell>
          <table:table-cell office:value-type="float" office:value="1.27329">
            <text:p>1,27329</text:p>
          </table:table-cell>
          <table:table-cell office:value-type="float" office:value="1.83105">
            <text:p>1,83105</text:p>
          </table:table-cell>
          <table:table-cell office:value-type="float" office:value="0.612597">
            <text:p>0,612597</text:p>
          </table:table-cell>
          <table:table-cell office:value-type="float" office:value="1.01054">
            <text:p>1,01054</text:p>
          </table:table-cell>
          <table:table-cell office:value-type="float" office:value="1.62313">
            <text:p>1,62313</text:p>
          </table:table-cell>
          <table:table-cell office:value-type="float" office:value="0.582392">
            <text:p>0,582392</text:p>
          </table:table-cell>
          <table:table-cell office:value-type="float" office:value="0.428143">
            <text:p>0,428143</text:p>
          </table:table-cell>
          <table:table-cell office:value-type="float" office:value="1.01054">
            <text:p>1,01054</text:p>
          </table:table-cell>
          <table:table-cell office:value-type="float" office:value="0.307618">
            <text:p>0,307618</text:p>
          </table:table-cell>
          <table:table-cell office:value-type="float" office:value="0.411721">
            <text:p>0,411721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9057">
            <text:p>0,219057</text:p>
          </table:table-cell>
          <table:table-cell office:value-type="float" office:value="0.308205">
            <text:p>0,308205</text:p>
          </table:table-cell>
          <table:table-cell office:value-type="float" office:value="0.527261">
            <text:p>0,527261</text:p>
          </table:table-cell>
          <table:table-cell office:value-type="float" office:value="1.31727">
            <text:p>1,31727</text:p>
          </table:table-cell>
          <table:table-cell office:value-type="float" office:value="1.14514">
            <text:p>1,14514</text:p>
          </table:table-cell>
          <table:table-cell office:value-type="float" office:value="2.46241">
            <text:p>2,46241</text:p>
          </table:table-cell>
          <table:table-cell office:value-type="float" office:value="0.0401751">
            <text:p>0,0401751</text:p>
          </table:table-cell>
          <table:table-cell office:value-type="float" office:value="0.21935">
            <text:p>0,21935</text:p>
          </table:table-cell>
          <table:table-cell office:value-type="float" office:value="0.259525">
            <text:p>0,259525</text:p>
          </table:table-cell>
          <table:table-cell office:value-type="float" office:value="0.636937">
            <text:p>0,636937</text:p>
          </table:table-cell>
          <table:table-cell office:value-type="float" office:value="0.54251">
            <text:p>0,54251</text:p>
          </table:table-cell>
          <table:table-cell office:value-type="float" office:value="1.17945">
            <text:p>1,17945</text:p>
          </table:table-cell>
          <table:table-cell office:value-type="float" office:value="0.829308">
            <text:p>0,829308</text:p>
          </table:table-cell>
          <table:table-cell office:value-type="float" office:value="1.33809">
            <text:p>1,33809</text:p>
          </table:table-cell>
          <table:table-cell office:value-type="float" office:value="2.1674">
            <text:p>2,1674</text:p>
          </table:table-cell>
          <table:table-cell office:value-type="float" office:value="0.721979">
            <text:p>0,721979</text:p>
          </table:table-cell>
          <table:table-cell office:value-type="float" office:value="1.2815">
            <text:p>1,2815</text:p>
          </table:table-cell>
          <table:table-cell office:value-type="float" office:value="2.00348">
            <text:p>2,00348</text:p>
          </table:table-cell>
          <table:table-cell office:value-type="float" office:value="0.642215">
            <text:p>0,642215</text:p>
          </table:table-cell>
          <table:table-cell office:value-type="float" office:value="0.977692">
            <text:p>0,977692</text:p>
          </table:table-cell>
          <table:table-cell office:value-type="float" office:value="1.61991">
            <text:p>1,61991</text:p>
          </table:table-cell>
          <table:table-cell office:value-type="float" office:value="0.538405">
            <text:p>0,538405</text:p>
          </table:table-cell>
          <table:table-cell office:value-type="float" office:value="0.738987">
            <text:p>0,738987</text:p>
          </table:table-cell>
          <table:table-cell office:value-type="float" office:value="1.27739">
            <text:p>1,27739</text:p>
          </table:table-cell>
          <table:table-cell office:value-type="float" office:value="0.743972">
            <text:p>0,743972</text:p>
          </table:table-cell>
          <table:table-cell office:value-type="float" office:value="1.60173">
            <text:p>1,60173</text:p>
          </table:table-cell>
          <table:table-cell office:value-type="float" office:value="2.3457">
            <text:p>2,3457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0.354245">
            <text:p>0,354245</text:p>
          </table:table-cell>
          <table:table-cell office:value-type="float" office:value="0.60292">
            <text:p>0,60292</text:p>
          </table:table-cell>
          <table:table-cell office:value-type="float" office:value="1.84424">
            <text:p>1,84424</text:p>
          </table:table-cell>
          <table:table-cell office:value-type="float" office:value="1.02139">
            <text:p>1,02139</text:p>
          </table:table-cell>
          <table:table-cell office:value-type="float" office:value="2.86563">
            <text:p>2,86563</text:p>
          </table:table-cell>
          <table:table-cell office:value-type="float" office:value="0.0392953">
            <text:p>0,0392953</text:p>
          </table:table-cell>
          <table:table-cell office:value-type="float" office:value="1.38208">
            <text:p>1,38208</text:p>
          </table:table-cell>
          <table:table-cell office:value-type="float" office:value="1.42138">
            <text:p>1,42138</text:p>
          </table:table-cell>
          <table:table-cell office:value-type="float" office:value="0.309084">
            <text:p>0,309084</text:p>
          </table:table-cell>
          <table:table-cell office:value-type="float" office:value="0.716993">
            <text:p>0,716993</text:p>
          </table:table-cell>
          <table:table-cell office:value-type="float" office:value="1.02608">
            <text:p>1,02608</text:p>
          </table:table-cell>
          <table:table-cell office:value-type="float" office:value="0.431369">
            <text:p>0,431369</text:p>
          </table:table-cell>
          <table:table-cell office:value-type="float" office:value="0.59119">
            <text:p>0,59119</text:p>
          </table:table-cell>
          <table:table-cell office:value-type="float" office:value="1.02256">
            <text:p>1,02256</text:p>
          </table:table-cell>
          <table:table-cell office:value-type="float" office:value="0.557466">
            <text:p>0,557466</text:p>
          </table:table-cell>
          <table:table-cell office:value-type="float" office:value="1.27153">
            <text:p>1,27153</text:p>
          </table:table-cell>
          <table:table-cell office:value-type="float" office:value="1.82899">
            <text:p>1,82899</text:p>
          </table:table-cell>
          <table:table-cell office:value-type="float" office:value="0.655704">
            <text:p>0,655704</text:p>
          </table:table-cell>
          <table:table-cell office:value-type="float" office:value="1.45305">
            <text:p>1,45305</text:p>
          </table:table-cell>
          <table:table-cell office:value-type="float" office:value="2.10875">
            <text:p>2,10875</text:p>
          </table:table-cell>
          <table:table-cell office:value-type="float" office:value="0.680337">
            <text:p>0,680337</text:p>
          </table:table-cell>
          <table:table-cell office:value-type="float" office:value="0.743972">
            <text:p>0,743972</text:p>
          </table:table-cell>
          <table:table-cell office:value-type="float" office:value="1.42431">
            <text:p>1,42431</text:p>
          </table:table-cell>
          <table:table-cell office:value-type="float" office:value="0.743386">
            <text:p>0,743386</text:p>
          </table:table-cell>
          <table:table-cell office:value-type="float" office:value="1.20437">
            <text:p>1,20437</text:p>
          </table:table-cell>
          <table:table-cell office:value-type="float" office:value="1.94776">
            <text:p>1,94776</text:p>
          </table:table-cell>
        </table:table-row>
        <table:table-row table:style-name="ro1">
          <table:table-cell office:value-type="float" office:value="0.433422">
            <text:p>0,433422</text:p>
          </table:table-cell>
          <table:table-cell office:value-type="float" office:value="0.795584">
            <text:p>0,795584</text:p>
          </table:table-cell>
          <table:table-cell office:value-type="float" office:value="1.22901">
            <text:p>1,22901</text:p>
          </table:table-cell>
          <table:table-cell office:value-type="float" office:value="1.72166">
            <text:p>1,72166</text:p>
          </table:table-cell>
          <table:table-cell office:value-type="float" office:value="1.68735">
            <text:p>1,68735</text:p>
          </table:table-cell>
          <table:table-cell office:value-type="float" office:value="3.40902">
            <text:p>3,40902</text:p>
          </table:table-cell>
          <table:table-cell office:value-type="float" office:value="0.0401751">
            <text:p>0,0401751</text:p>
          </table:table-cell>
          <table:table-cell office:value-type="float" office:value="0.401751">
            <text:p>0,401751</text:p>
          </table:table-cell>
          <table:table-cell office:value-type="float" office:value="0.441926">
            <text:p>0,441926</text:p>
          </table:table-cell>
          <table:table-cell office:value-type="float" office:value="0.30234">
            <text:p>0,30234</text:p>
          </table:table-cell>
          <table:table-cell office:value-type="float" office:value="0.56597">
            <text:p>0,56597</text:p>
          </table:table-cell>
          <table:table-cell office:value-type="float" office:value="0.86831">
            <text:p>0,86831</text:p>
          </table:table-cell>
          <table:table-cell office:value-type="float" office:value="0.418466">
            <text:p>0,418466</text:p>
          </table:table-cell>
          <table:table-cell office:value-type="float" office:value="0.528434">
            <text:p>0,528434</text:p>
          </table:table-cell>
          <table:table-cell office:value-type="float" office:value="0.946901">
            <text:p>0,946901</text:p>
          </table:table-cell>
          <table:table-cell office:value-type="float" office:value="0.557759">
            <text:p>0,557759</text:p>
          </table:table-cell>
          <table:table-cell office:value-type="float" office:value="1.21464">
            <text:p>1,21464</text:p>
          </table:table-cell>
          <table:table-cell office:value-type="float" office:value="1.7724">
            <text:p>1,7724</text:p>
          </table:table-cell>
          <table:table-cell office:value-type="float" office:value="0.645147">
            <text:p>0,645147</text:p>
          </table:table-cell>
          <table:table-cell office:value-type="float" office:value="1.00702">
            <text:p>1,00702</text:p>
          </table:table-cell>
          <table:table-cell office:value-type="float" office:value="1.65216">
            <text:p>1,65216</text:p>
          </table:table-cell>
          <table:table-cell office:value-type="float" office:value="0.258645">
            <text:p>0,258645</text:p>
          </table:table-cell>
          <table:table-cell office:value-type="float" office:value="0.31319">
            <text:p>0,31319</text:p>
          </table:table-cell>
          <table:table-cell office:value-type="float" office:value="0.571835">
            <text:p>0,571835</text:p>
          </table:table-cell>
          <table:table-cell office:value-type="float" office:value="0.326386">
            <text:p>0,326386</text:p>
          </table:table-cell>
          <table:table-cell office:value-type="float" office:value="0.408496">
            <text:p>0,408496</text:p>
          </table:table-cell>
          <table:table-cell office:value-type="float" office:value="0.734882">
            <text:p>0,734882</text:p>
          </table:table-cell>
        </table:table-row>
        <table:table-row table:style-name="ro1">
          <table:table-cell office:value-type="float" office:value="0.442219">
            <text:p>0,442219</text:p>
          </table:table-cell>
          <table:table-cell office:value-type="float" office:value="0.535766">
            <text:p>0,535766</text:p>
          </table:table-cell>
          <table:table-cell office:value-type="float" office:value="0.977985">
            <text:p>0,977985</text:p>
          </table:table-cell>
          <table:table-cell office:value-type="float" office:value="0.707316">
            <text:p>0,707316</text:p>
          </table:table-cell>
          <table:table-cell office:value-type="float" office:value="0.957458">
            <text:p>0,957458</text:p>
          </table:table-cell>
          <table:table-cell office:value-type="float" office:value="1.66477">
            <text:p>1,66477</text:p>
          </table:table-cell>
          <table:table-cell office:value-type="float" office:value="0.0366561">
            <text:p>0,0366561</text:p>
          </table:table-cell>
          <table:table-cell office:value-type="float" office:value="0.26451">
            <text:p>0,26451</text:p>
          </table:table-cell>
          <table:table-cell office:value-type="float" office:value="0.301167">
            <text:p>0,301167</text:p>
          </table:table-cell>
          <table:table-cell office:value-type="float" office:value="0.31407">
            <text:p>0,31407</text:p>
          </table:table-cell>
          <table:table-cell office:value-type="float" office:value="0.522863">
            <text:p>0,522863</text:p>
          </table:table-cell>
          <table:table-cell office:value-type="float" office:value="0.836932">
            <text:p>0,836932</text:p>
          </table:table-cell>
          <table:table-cell office:value-type="float" office:value="0.782974">
            <text:p>0,782974</text:p>
          </table:table-cell>
          <table:table-cell office:value-type="float" office:value="1.46243">
            <text:p>1,46243</text:p>
          </table:table-cell>
          <table:table-cell office:value-type="float" office:value="2.24541">
            <text:p>2,24541</text:p>
          </table:table-cell>
          <table:table-cell office:value-type="float" office:value="0.551015">
            <text:p>0,551015</text:p>
          </table:table-cell>
          <table:table-cell office:value-type="float" office:value="1.31141">
            <text:p>1,31141</text:p>
          </table:table-cell>
          <table:table-cell office:value-type="float" office:value="1.86242">
            <text:p>1,86242</text:p>
          </table:table-cell>
          <table:table-cell office:value-type="float" office:value="0.654825">
            <text:p>0,654825</text:p>
          </table:table-cell>
          <table:table-cell office:value-type="float" office:value="1.05218">
            <text:p>1,05218</text:p>
          </table:table-cell>
          <table:table-cell office:value-type="float" office:value="1.707">
            <text:p>1,707</text:p>
          </table:table-cell>
          <table:table-cell office:value-type="float" office:value="0.27888">
            <text:p>0,27888</text:p>
          </table:table-cell>
          <table:table-cell office:value-type="float" office:value="0.340462">
            <text:p>0,340462</text:p>
          </table:table-cell>
          <table:table-cell office:value-type="float" office:value="0.619342">
            <text:p>0,619342</text:p>
          </table:table-cell>
          <table:table-cell office:value-type="float" office:value="0.30234">
            <text:p>0,30234</text:p>
          </table:table-cell>
          <table:table-cell office:value-type="float" office:value="0.408202">
            <text:p>0,408202</text:p>
          </table:table-cell>
          <table:table-cell office:value-type="float" office:value="0.710542">
            <text:p>0,710542</text:p>
          </table:table-cell>
        </table:table-row>
        <table:table-row table:style-name="ro1">
          <table:table-cell office:value-type="float" office:value="0.411428">
            <text:p>0,411428</text:p>
          </table:table-cell>
          <table:table-cell office:value-type="float" office:value="0.560985">
            <text:p>0,560985</text:p>
          </table:table-cell>
          <table:table-cell office:value-type="float" office:value="0.972413">
            <text:p>0,972413</text:p>
          </table:table-cell>
          <table:table-cell office:value-type="float" office:value="1.66859">
            <text:p>1,66859</text:p>
          </table:table-cell>
          <table:table-cell office:value-type="float" office:value="2.40552">
            <text:p>2,40552</text:p>
          </table:table-cell>
          <table:table-cell office:value-type="float" office:value="4.07411">
            <text:p>4,07411</text:p>
          </table:table-cell>
          <table:table-cell office:value-type="float" office:value="0.431369">
            <text:p>0,431369</text:p>
          </table:table-cell>
          <table:table-cell office:value-type="float" office:value="0.440167">
            <text:p>0,440167</text:p>
          </table:table-cell>
          <table:table-cell office:value-type="float" office:value="0.871536">
            <text:p>0,871536</text:p>
          </table:table-cell>
          <table:table-cell office:value-type="float" office:value="0.708489">
            <text:p>0,708489</text:p>
          </table:table-cell>
          <table:table-cell office:value-type="float" office:value="0.464506">
            <text:p>0,464506</text:p>
          </table:table-cell>
          <table:table-cell office:value-type="float" office:value="1.173">
            <text:p>1,173</text:p>
          </table:table-cell>
          <table:table-cell office:value-type="float" office:value="0.413188">
            <text:p>0,413188</text:p>
          </table:table-cell>
          <table:table-cell office:value-type="float" office:value="0.572129">
            <text:p>0,572129</text:p>
          </table:table-cell>
          <table:table-cell office:value-type="float" office:value="0.985316">
            <text:p>0,985316</text:p>
          </table:table-cell>
          <table:table-cell office:value-type="float" office:value="1.23927">
            <text:p>1,23927</text:p>
          </table:table-cell>
          <table:table-cell office:value-type="float" office:value="3.1838">
            <text:p>3,1838</text:p>
          </table:table-cell>
          <table:table-cell office:value-type="float" office:value="4.42307">
            <text:p>4,42307</text:p>
          </table:table-cell>
          <table:table-cell office:value-type="float" office:value="1.55275">
            <text:p>1,55275</text:p>
          </table:table-cell>
          <table:table-cell office:value-type="float" office:value="1.58149">
            <text:p>1,58149</text:p>
          </table:table-cell>
          <table:table-cell office:value-type="float" office:value="3.13424">
            <text:p>3,13424</text:p>
          </table:table-cell>
          <table:table-cell office:value-type="float" office:value="0.292076">
            <text:p>0,292076</text:p>
          </table:table-cell>
          <table:table-cell office:value-type="float" office:value="0.299114">
            <text:p>0,299114</text:p>
          </table:table-cell>
          <table:table-cell office:value-type="float" office:value="0.59119">
            <text:p>0,59119</text:p>
          </table:table-cell>
          <table:table-cell office:value-type="float" office:value="0.316416">
            <text:p>0,316416</text:p>
          </table:table-cell>
          <table:table-cell office:value-type="float" office:value="0.417293">
            <text:p>0,41729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04392">
            <text:p>0,304392</text:p>
          </table:table-cell>
          <table:table-cell office:value-type="float" office:value="0.516118">
            <text:p>0,516118</text:p>
          </table:table-cell>
          <table:table-cell office:value-type="float" office:value="0.729017">
            <text:p>0,729017</text:p>
          </table:table-cell>
          <table:table-cell office:value-type="float" office:value="0.915816">
            <text:p>0,915816</text:p>
          </table:table-cell>
          <table:table-cell office:value-type="float" office:value="1.64483">
            <text:p>1,64483</text:p>
          </table:table-cell>
          <table:table-cell office:value-type="float" office:value="0.0348966">
            <text:p>0,0348966</text:p>
          </table:table-cell>
          <table:table-cell office:value-type="float" office:value="0.242517">
            <text:p>0,242517</text:p>
          </table:table-cell>
          <table:table-cell office:value-type="float" office:value="0.277413">
            <text:p>0,277413</text:p>
          </table:table-cell>
          <table:table-cell office:value-type="float" office:value="0.39442">
            <text:p>0,39442</text:p>
          </table:table-cell>
          <table:table-cell office:value-type="float" office:value="0.494711">
            <text:p>0,494711</text:p>
          </table:table-cell>
          <table:table-cell office:value-type="float" office:value="0.889131">
            <text:p>0,889131</text:p>
          </table:table-cell>
          <table:table-cell office:value-type="float" office:value="0.431369">
            <text:p>0,431369</text:p>
          </table:table-cell>
          <table:table-cell office:value-type="float" office:value="0.507907">
            <text:p>0,507907</text:p>
          </table:table-cell>
          <table:table-cell office:value-type="float" office:value="0.939276">
            <text:p>0,939276</text:p>
          </table:table-cell>
          <table:table-cell office:value-type="float" office:value="0.551601">
            <text:p>0,551601</text:p>
          </table:table-cell>
          <table:table-cell office:value-type="float" office:value="1.20085">
            <text:p>1,20085</text:p>
          </table:table-cell>
          <table:table-cell office:value-type="float" office:value="1.75246">
            <text:p>1,75246</text:p>
          </table:table-cell>
          <table:table-cell office:value-type="float" office:value="0.97036">
            <text:p>0,97036</text:p>
          </table:table-cell>
          <table:table-cell office:value-type="float" office:value="1.0469">
            <text:p>1,0469</text:p>
          </table:table-cell>
          <table:table-cell office:value-type="float" office:value="2.01726">
            <text:p>2,01726</text:p>
          </table:table-cell>
          <table:table-cell table:number-columns-repeated="2" office:value-type="float" office:value="0.287677">
            <text:p>0,287677</text:p>
          </table:table-cell>
          <table:table-cell office:value-type="float" office:value="0.575354">
            <text:p>0,575354</text:p>
          </table:table-cell>
          <table:table-cell office:value-type="float" office:value="0.299114">
            <text:p>0,299114</text:p>
          </table:table-cell>
          <table:table-cell office:value-type="float" office:value="0.406736">
            <text:p>0,406736</text:p>
          </table:table-cell>
          <table:table-cell office:value-type="float" office:value="0.70585">
            <text:p>0,70585</text:p>
          </table:table-cell>
        </table:table-row>
        <table:table-row table:style-name="ro1">
          <table:table-cell office:value-type="float" office:value="0.222576">
            <text:p>0,222576</text:p>
          </table:table-cell>
          <table:table-cell office:value-type="float" office:value="0.295302">
            <text:p>0,295302</text:p>
          </table:table-cell>
          <table:table-cell office:value-type="float" office:value="0.517877">
            <text:p>0,517877</text:p>
          </table:table-cell>
          <table:table-cell office:value-type="float" office:value="0.89177">
            <text:p>0,89177</text:p>
          </table:table-cell>
          <table:table-cell office:value-type="float" office:value="0.934877">
            <text:p>0,934877</text:p>
          </table:table-cell>
          <table:table-cell office:value-type="float" office:value="1.82665">
            <text:p>1,82665</text:p>
          </table:table-cell>
          <table:table-cell office:value-type="float" office:value="0.0357764">
            <text:p>0,0357764</text:p>
          </table:table-cell>
          <table:table-cell office:value-type="float" office:value="0.2302">
            <text:p>0,2302</text:p>
          </table:table-cell>
          <table:table-cell office:value-type="float" office:value="0.265977">
            <text:p>0,265977</text:p>
          </table:table-cell>
          <table:table-cell office:value-type="float" office:value="0.290903">
            <text:p>0,290903</text:p>
          </table:table-cell>
          <table:table-cell office:value-type="float" office:value="0.455415">
            <text:p>0,455415</text:p>
          </table:table-cell>
          <table:table-cell office:value-type="float" office:value="0.746318">
            <text:p>0,746318</text:p>
          </table:table-cell>
          <table:table-cell office:value-type="float" office:value="0.398818">
            <text:p>0,398818</text:p>
          </table:table-cell>
          <table:table-cell office:value-type="float" office:value="0.50908">
            <text:p>0,50908</text:p>
          </table:table-cell>
          <table:table-cell office:value-type="float" office:value="0.907898">
            <text:p>0,907898</text:p>
          </table:table-cell>
          <table:table-cell office:value-type="float" office:value="0.538112">
            <text:p>0,538112</text:p>
          </table:table-cell>
          <table:table-cell office:value-type="float" office:value="1.21317">
            <text:p>1,21317</text:p>
          </table:table-cell>
          <table:table-cell office:value-type="float" office:value="1.75128">
            <text:p>1,75128</text:p>
          </table:table-cell>
          <table:table-cell office:value-type="float" office:value="0.634884">
            <text:p>0,634884</text:p>
          </table:table-cell>
          <table:table-cell office:value-type="float" office:value="1.32783">
            <text:p>1,32783</text:p>
          </table:table-cell>
          <table:table-cell office:value-type="float" office:value="1.96271">
            <text:p>1,96271</text:p>
          </table:table-cell>
          <table:table-cell office:value-type="float" office:value="0.279173">
            <text:p>0,279173</text:p>
          </table:table-cell>
          <table:table-cell office:value-type="float" office:value="0.306152">
            <text:p>0,306152</text:p>
          </table:table-cell>
          <table:table-cell office:value-type="float" office:value="0.585325">
            <text:p>0,585325</text:p>
          </table:table-cell>
          <table:table-cell office:value-type="float" office:value="0.30146">
            <text:p>0,30146</text:p>
          </table:table-cell>
          <table:table-cell office:value-type="float" office:value="0.408202">
            <text:p>0,408202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31667">
            <text:p>0,231667</text:p>
          </table:table-cell>
          <table:table-cell office:value-type="float" office:value="0.298821">
            <text:p>0,298821</text:p>
          </table:table-cell>
          <table:table-cell office:value-type="float" office:value="0.530487">
            <text:p>0,530487</text:p>
          </table:table-cell>
          <table:table-cell office:value-type="float" office:value="0.731949">
            <text:p>0,731949</text:p>
          </table:table-cell>
          <table:table-cell office:value-type="float" office:value="0.968014">
            <text:p>0,968014</text:p>
          </table:table-cell>
          <table:table-cell office:value-type="float" office:value="1.69996">
            <text:p>1,69996</text:p>
          </table:table-cell>
          <table:table-cell office:value-type="float" office:value="0.0357764">
            <text:p>0,0357764</text:p>
          </table:table-cell>
          <table:table-cell office:value-type="float" office:value="0.436354">
            <text:p>0,436354</text:p>
          </table:table-cell>
          <table:table-cell office:value-type="float" office:value="0.472131">
            <text:p>0,472131</text:p>
          </table:table-cell>
          <table:table-cell office:value-type="float" office:value="0.297061">
            <text:p>0,297061</text:p>
          </table:table-cell>
          <table:table-cell office:value-type="float" office:value="0.464799">
            <text:p>0,464799</text:p>
          </table:table-cell>
          <table:table-cell office:value-type="float" office:value="0.761861">
            <text:p>0,761861</text:p>
          </table:table-cell>
          <table:table-cell office:value-type="float" office:value="0.385036">
            <text:p>0,385036</text:p>
          </table:table-cell>
          <table:table-cell office:value-type="float" office:value="0.53254">
            <text:p>0,53254</text:p>
          </table:table-cell>
          <table:table-cell office:value-type="float" office:value="0.917576">
            <text:p>0,917576</text:p>
          </table:table-cell>
          <table:table-cell office:value-type="float" office:value="0.833706">
            <text:p>0,833706</text:p>
          </table:table-cell>
          <table:table-cell office:value-type="float" office:value="1.18707">
            <text:p>1,18707</text:p>
          </table:table-cell>
          <table:table-cell office:value-type="float" office:value="2.02078">
            <text:p>2,02078</text:p>
          </table:table-cell>
          <table:table-cell office:value-type="float" office:value="0.642508">
            <text:p>0,642508</text:p>
          </table:table-cell>
          <table:table-cell office:value-type="float" office:value="1.37739">
            <text:p>1,37739</text:p>
          </table:table-cell>
          <table:table-cell office:value-type="float" office:value="2.0199">
            <text:p>2,0199</text:p>
          </table:table-cell>
          <table:table-cell office:value-type="float" office:value="0.279759">
            <text:p>0,279759</text:p>
          </table:table-cell>
          <table:table-cell office:value-type="float" office:value="0.301167">
            <text:p>0,301167</text:p>
          </table:table-cell>
          <table:table-cell office:value-type="float" office:value="0.580926">
            <text:p>0,580926</text:p>
          </table:table-cell>
          <table:table-cell office:value-type="float" office:value="0.314363">
            <text:p>0,314363</text:p>
          </table:table-cell>
          <table:table-cell office:value-type="float" office:value="0.417586">
            <text:p>0,417586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0.299114">
            <text:p>0,299114</text:p>
          </table:table-cell>
          <table:table-cell office:value-type="float" office:value="0.525502">
            <text:p>0,525502</text:p>
          </table:table-cell>
          <table:table-cell office:value-type="float" office:value="0.702038">
            <text:p>0,702038</text:p>
          </table:table-cell>
          <table:table-cell office:value-type="float" office:value="0.940156">
            <text:p>0,940156</text:p>
          </table:table-cell>
          <table:table-cell office:value-type="float" office:value="1.64219">
            <text:p>1,64219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17589">
            <text:p>0,317589</text:p>
          </table:table-cell>
          <table:table-cell office:value-type="float" office:value="0.458934">
            <text:p>0,458934</text:p>
          </table:table-cell>
          <table:table-cell office:value-type="float" office:value="0.776523">
            <text:p>0,776523</text:p>
          </table:table-cell>
          <table:table-cell office:value-type="float" office:value="0.894702">
            <text:p>0,894702</text:p>
          </table:table-cell>
          <table:table-cell office:value-type="float" office:value="1.24367">
            <text:p>1,24367</text:p>
          </table:table-cell>
          <table:table-cell office:value-type="float" office:value="2.13837">
            <text:p>2,13837</text:p>
          </table:table-cell>
          <table:table-cell office:value-type="float" office:value="1.33575">
            <text:p>1,33575</text:p>
          </table:table-cell>
          <table:table-cell office:value-type="float" office:value="3.29289">
            <text:p>3,29289</text:p>
          </table:table-cell>
          <table:table-cell office:value-type="float" office:value="4.62864">
            <text:p>4,62864</text:p>
          </table:table-cell>
          <table:table-cell office:value-type="float" office:value="0.685323">
            <text:p>0,685323</text:p>
          </table:table-cell>
          <table:table-cell office:value-type="float" office:value="1.13223">
            <text:p>1,13223</text:p>
          </table:table-cell>
          <table:table-cell office:value-type="float" office:value="1.81756">
            <text:p>1,81756</text:p>
          </table:table-cell>
          <table:table-cell office:value-type="float" office:value="0.281812">
            <text:p>0,281812</text:p>
          </table:table-cell>
          <table:table-cell office:value-type="float" office:value="0.287091">
            <text:p>0,287091</text:p>
          </table:table-cell>
          <table:table-cell office:value-type="float" office:value="0.568903">
            <text:p>0,568903</text:p>
          </table:table-cell>
          <table:table-cell office:value-type="float" office:value="0.305272">
            <text:p>0,305272</text:p>
          </table:table-cell>
          <table:table-cell office:value-type="float" office:value="0.404097">
            <text:p>0,404097</text:p>
          </table:table-cell>
          <table:table-cell office:value-type="float" office:value="0.709369">
            <text:p>0,709369</text:p>
          </table:table-cell>
        </table:table-row>
        <table:table-row table:style-name="ro1">
          <table:table-cell office:value-type="float" office:value="0.232253">
            <text:p>0,232253</text:p>
          </table:table-cell>
          <table:table-cell office:value-type="float" office:value="0.309084">
            <text:p>0,309084</text:p>
          </table:table-cell>
          <table:table-cell office:value-type="float" office:value="0.541337">
            <text:p>0,541337</text:p>
          </table:table-cell>
          <table:table-cell office:value-type="float" office:value="0.756875">
            <text:p>0,756875</text:p>
          </table:table-cell>
          <table:table-cell office:value-type="float" office:value="0.933411">
            <text:p>0,933411</text:p>
          </table:table-cell>
          <table:table-cell office:value-type="float" office:value="1.69029">
            <text:p>1,69029</text:p>
          </table:table-cell>
          <table:table-cell office:value-type="float" office:value="0.0354831">
            <text:p>0,0354831</text:p>
          </table:table-cell>
          <table:table-cell office:value-type="float" office:value="0.252194">
            <text:p>0,252194</text:p>
          </table:table-cell>
          <table:table-cell office:value-type="float" office:value="0.287677">
            <text:p>0,287677</text:p>
          </table:table-cell>
          <table:table-cell office:value-type="float" office:value="0.351312">
            <text:p>0,351312</text:p>
          </table:table-cell>
          <table:table-cell office:value-type="float" office:value="0.46392">
            <text:p>0,46392</text:p>
          </table:table-cell>
          <table:table-cell office:value-type="float" office:value="0.815232">
            <text:p>0,815232</text:p>
          </table:table-cell>
          <table:table-cell office:value-type="float" office:value="0.408202">
            <text:p>0,408202</text:p>
          </table:table-cell>
          <table:table-cell office:value-type="float" office:value="0.814939">
            <text:p>0,814939</text:p>
          </table:table-cell>
          <table:table-cell office:value-type="float" office:value="1.22314">
            <text:p>1,22314</text:p>
          </table:table-cell>
          <table:table-cell office:value-type="float" office:value="0.547202">
            <text:p>0,547202</text:p>
          </table:table-cell>
          <table:table-cell office:value-type="float" office:value="1.2164">
            <text:p>1,2164</text:p>
          </table:table-cell>
          <table:table-cell office:value-type="float" office:value="1.7636">
            <text:p>1,7636</text:p>
          </table:table-cell>
          <table:table-cell office:value-type="float" office:value="0.634884">
            <text:p>0,634884</text:p>
          </table:table-cell>
          <table:table-cell office:value-type="float" office:value="1.07212">
            <text:p>1,07212</text:p>
          </table:table-cell>
          <table:table-cell office:value-type="float" office:value="1.707">
            <text:p>1,707</text:p>
          </table:table-cell>
          <table:table-cell office:value-type="float" office:value="0.303513">
            <text:p>0,303513</text:p>
          </table:table-cell>
          <table:table-cell office:value-type="float" office:value="0.300873">
            <text:p>0,300873</text:p>
          </table:table-cell>
          <table:table-cell office:value-type="float" office:value="0.604386">
            <text:p>0,604386</text:p>
          </table:table-cell>
          <table:table-cell office:value-type="float" office:value="0.326972">
            <text:p>0,326972</text:p>
          </table:table-cell>
          <table:table-cell office:value-type="float" office:value="0.456002">
            <text:p>0,456002</text:p>
          </table:table-cell>
          <table:table-cell office:value-type="float" office:value="0.782974">
            <text:p>0,782974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0.315243">
            <text:p>0,315243</text:p>
          </table:table-cell>
          <table:table-cell office:value-type="float" office:value="0.593536">
            <text:p>0,593536</text:p>
          </table:table-cell>
          <table:table-cell office:value-type="float" office:value="0.741626">
            <text:p>0,741626</text:p>
          </table:table-cell>
          <table:table-cell office:value-type="float" office:value="0.933411">
            <text:p>0,933411</text:p>
          </table:table-cell>
          <table:table-cell office:value-type="float" office:value="1.67504">
            <text:p>1,67504</text:p>
          </table:table-cell>
          <table:table-cell office:value-type="float" office:value="0.0354831">
            <text:p>0,0354831</text:p>
          </table:table-cell>
          <table:table-cell office:value-type="float" office:value="0.294129">
            <text:p>0,294129</text:p>
          </table:table-cell>
          <table:table-cell office:value-type="float" office:value="0.329612">
            <text:p>0,329612</text:p>
          </table:table-cell>
          <table:table-cell office:value-type="float" office:value="0.364215">
            <text:p>0,364215</text:p>
          </table:table-cell>
          <table:table-cell office:value-type="float" office:value="0.492072">
            <text:p>0,492072</text:p>
          </table:table-cell>
          <table:table-cell office:value-type="float" office:value="0.856287">
            <text:p>0,856287</text:p>
          </table:table-cell>
          <table:table-cell office:value-type="float" office:value="0.389728">
            <text:p>0,389728</text:p>
          </table:table-cell>
          <table:table-cell office:value-type="float" office:value="0.500283">
            <text:p>0,500283</text:p>
          </table:table-cell>
          <table:table-cell office:value-type="float" office:value="0.89001">
            <text:p>0,89001</text:p>
          </table:table-cell>
          <table:table-cell office:value-type="float" office:value="0.553361">
            <text:p>0,553361</text:p>
          </table:table-cell>
          <table:table-cell office:value-type="float" office:value="1.38267">
            <text:p>1,38267</text:p>
          </table:table-cell>
          <table:table-cell office:value-type="float" office:value="1.93603">
            <text:p>1,93603</text:p>
          </table:table-cell>
          <table:table-cell office:value-type="float" office:value="0.765086">
            <text:p>0,765086</text:p>
          </table:table-cell>
          <table:table-cell office:value-type="float" office:value="1.35628">
            <text:p>1,35628</text:p>
          </table:table-cell>
          <table:table-cell office:value-type="float" office:value="2.12136">
            <text:p>2,12136</text:p>
          </table:table-cell>
          <table:table-cell office:value-type="float" office:value="0.354245">
            <text:p>0,354245</text:p>
          </table:table-cell>
          <table:table-cell office:value-type="float" office:value="0.356004">
            <text:p>0,356004</text:p>
          </table:table-cell>
          <table:table-cell office:value-type="float" office:value="0.710249">
            <text:p>0,710249</text:p>
          </table:table-cell>
          <table:table-cell office:value-type="float" office:value="0.382103">
            <text:p>0,382103</text:p>
          </table:table-cell>
          <table:table-cell office:value-type="float" office:value="0.412015">
            <text:p>0,412015</text:p>
          </table:table-cell>
          <table:table-cell office:value-type="float" office:value="0.794118">
            <text:p>0,794118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15536">
            <text:p>0,315536</text:p>
          </table:table-cell>
          <table:table-cell office:value-type="float" office:value="0.531953">
            <text:p>0,531953</text:p>
          </table:table-cell>
          <table:table-cell office:value-type="float" office:value="0.722858">
            <text:p>0,722858</text:p>
          </table:table-cell>
          <table:table-cell office:value-type="float" office:value="1.03546">
            <text:p>1,03546</text:p>
          </table:table-cell>
          <table:table-cell office:value-type="float" office:value="1.75832">
            <text:p>1,75832</text:p>
          </table:table-cell>
          <table:table-cell office:value-type="float" office:value="0.0390021">
            <text:p>0,0390021</text:p>
          </table:table-cell>
          <table:table-cell office:value-type="float" office:value="0.271548">
            <text:p>0,271548</text:p>
          </table:table-cell>
          <table:table-cell office:value-type="float" office:value="0.310551">
            <text:p>0,310551</text:p>
          </table:table-cell>
          <table:table-cell office:value-type="float" office:value="0.628139">
            <text:p>0,628139</text:p>
          </table:table-cell>
          <table:table-cell office:value-type="float" office:value="1.12871">
            <text:p>1,12871</text:p>
          </table:table-cell>
          <table:table-cell office:value-type="float" office:value="1.75685">
            <text:p>1,75685</text:p>
          </table:table-cell>
          <table:table-cell office:value-type="float" office:value="0.40615">
            <text:p>0,40615</text:p>
          </table:table-cell>
          <table:table-cell office:value-type="float" office:value="0.536645">
            <text:p>0,536645</text:p>
          </table:table-cell>
          <table:table-cell office:value-type="float" office:value="0.942795">
            <text:p>0,942795</text:p>
          </table:table-cell>
          <table:table-cell office:value-type="float" office:value="1.11288">
            <text:p>1,11288</text:p>
          </table:table-cell>
          <table:table-cell office:value-type="float" office:value="2.40054">
            <text:p>2,40054</text:p>
          </table:table-cell>
          <table:table-cell office:value-type="float" office:value="3.51341">
            <text:p>3,51341</text:p>
          </table:table-cell>
          <table:table-cell office:value-type="float" office:value="0.643388">
            <text:p>0,643388</text:p>
          </table:table-cell>
          <table:table-cell office:value-type="float" office:value="1.13399">
            <text:p>1,13399</text:p>
          </table:table-cell>
          <table:table-cell office:value-type="float" office:value="1.77738">
            <text:p>1,77738</text:p>
          </table:table-cell>
          <table:table-cell office:value-type="float" office:value="0.660103">
            <text:p>0,660103</text:p>
          </table:table-cell>
          <table:table-cell office:value-type="float" office:value="0.499403">
            <text:p>0,499403</text:p>
          </table:table-cell>
          <table:table-cell office:value-type="float" office:value="1.15951">
            <text:p>1,15951</text:p>
          </table:table-cell>
          <table:table-cell office:value-type="float" office:value="0.376532">
            <text:p>0,376532</text:p>
          </table:table-cell>
          <table:table-cell office:value-type="float" office:value="0.559519">
            <text:p>0,559519</text:p>
          </table:table-cell>
          <table:table-cell office:value-type="float" office:value="0.93605">
            <text:p>0,93605</text:p>
          </table:table-cell>
        </table:table-row>
        <table:table-row table:style-name="ro1">
          <table:table-cell office:value-type="float" office:value="0.221989">
            <text:p>0,221989</text:p>
          </table:table-cell>
          <table:table-cell office:value-type="float" office:value="0.325213">
            <text:p>0,325213</text:p>
          </table:table-cell>
          <table:table-cell office:value-type="float" office:value="0.547202">
            <text:p>0,547202</text:p>
          </table:table-cell>
          <table:table-cell office:value-type="float" office:value="0.7167">
            <text:p>0,7167</text:p>
          </table:table-cell>
          <table:table-cell office:value-type="float" office:value="0.997633">
            <text:p>0,997633</text:p>
          </table:table-cell>
          <table:table-cell office:value-type="float" office:value="1.71433">
            <text:p>1,71433</text:p>
          </table:table-cell>
          <table:table-cell office:value-type="float" office:value="0.0392953">
            <text:p>0,0392953</text:p>
          </table:table-cell>
          <table:table-cell office:value-type="float" office:value="0.241637">
            <text:p>0,241637</text:p>
          </table:table-cell>
          <table:table-cell office:value-type="float" office:value="0.280932">
            <text:p>0,280932</text:p>
          </table:table-cell>
          <table:table-cell office:value-type="float" office:value="0.304686">
            <text:p>0,304686</text:p>
          </table:table-cell>
          <table:table-cell office:value-type="float" office:value="0.525795">
            <text:p>0,525795</text:p>
          </table:table-cell>
          <table:table-cell office:value-type="float" office:value="0.830481">
            <text:p>0,830481</text:p>
          </table:table-cell>
          <table:table-cell office:value-type="float" office:value="0.397352">
            <text:p>0,397352</text:p>
          </table:table-cell>
          <table:table-cell office:value-type="float" office:value="0.5082">
            <text:p>0,5082</text:p>
          </table:table-cell>
          <table:table-cell office:value-type="float" office:value="0.905552">
            <text:p>0,905552</text:p>
          </table:table-cell>
          <table:table-cell office:value-type="float" office:value="0.545736">
            <text:p>0,545736</text:p>
          </table:table-cell>
          <table:table-cell office:value-type="float" office:value="1.31405">
            <text:p>1,31405</text:p>
          </table:table-cell>
          <table:table-cell office:value-type="float" office:value="1.85978">
            <text:p>1,85978</text:p>
          </table:table-cell>
          <table:table-cell office:value-type="float" office:value="0.652185">
            <text:p>0,652185</text:p>
          </table:table-cell>
          <table:table-cell office:value-type="float" office:value="1.04983">
            <text:p>1,04983</text:p>
          </table:table-cell>
          <table:table-cell office:value-type="float" office:value="1.70202">
            <text:p>1,70202</text:p>
          </table:table-cell>
          <table:table-cell office:value-type="float" office:value="0.275067">
            <text:p>0,275067</text:p>
          </table:table-cell>
          <table:table-cell office:value-type="float" office:value="0.305859">
            <text:p>0,305859</text:p>
          </table:table-cell>
          <table:table-cell office:value-type="float" office:value="0.580926">
            <text:p>0,580926</text:p>
          </table:table-cell>
          <table:table-cell office:value-type="float" office:value="0.318468">
            <text:p>0,318468</text:p>
          </table:table-cell>
          <table:table-cell office:value-type="float" office:value="0.404683">
            <text:p>0,404683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15536">
            <text:p>0,315536</text:p>
          </table:table-cell>
          <table:table-cell office:value-type="float" office:value="0.536939">
            <text:p>0,536939</text:p>
          </table:table-cell>
          <table:table-cell office:value-type="float" office:value="0.701451">
            <text:p>0,701451</text:p>
          </table:table-cell>
          <table:table-cell office:value-type="float" office:value="0.96127">
            <text:p>0,96127</text:p>
          </table:table-cell>
          <table:table-cell office:value-type="float" office:value="1.66272">
            <text:p>1,66272</text:p>
          </table:table-cell>
          <table:table-cell office:value-type="float" office:value="0.0357764">
            <text:p>0,0357764</text:p>
          </table:table-cell>
          <table:table-cell office:value-type="float" office:value="0.237825">
            <text:p>0,237825</text:p>
          </table:table-cell>
          <table:table-cell office:value-type="float" office:value="0.273601">
            <text:p>0,273601</text:p>
          </table:table-cell>
          <table:table-cell office:value-type="float" office:value="0.300873">
            <text:p>0,300873</text:p>
          </table:table-cell>
          <table:table-cell office:value-type="float" office:value="0.460694">
            <text:p>0,460694</text:p>
          </table:table-cell>
          <table:table-cell office:value-type="float" office:value="0.761567">
            <text:p>0,761567</text:p>
          </table:table-cell>
          <table:table-cell office:value-type="float" office:value="0.399698">
            <text:p>0,399698</text:p>
          </table:table-cell>
          <table:table-cell office:value-type="float" office:value="0.505268">
            <text:p>0,505268</text:p>
          </table:table-cell>
          <table:table-cell office:value-type="float" office:value="0.904966">
            <text:p>0,904966</text:p>
          </table:table-cell>
          <table:table-cell office:value-type="float" office:value="1.01933">
            <text:p>1,01933</text:p>
          </table:table-cell>
          <table:table-cell office:value-type="float" office:value="1.58706">
            <text:p>1,58706</text:p>
          </table:table-cell>
          <table:table-cell office:value-type="float" office:value="2.6064">
            <text:p>2,6064</text:p>
          </table:table-cell>
          <table:table-cell office:value-type="float" office:value="0.657757">
            <text:p>0,657757</text:p>
          </table:table-cell>
          <table:table-cell office:value-type="float" office:value="1.0469">
            <text:p>1,0469</text:p>
          </table:table-cell>
          <table:table-cell office:value-type="float" office:value="1.70466">
            <text:p>1,70466</text:p>
          </table:table-cell>
          <table:table-cell office:value-type="float" office:value="0.28797">
            <text:p>0,28797</text:p>
          </table:table-cell>
          <table:table-cell office:value-type="float" office:value="0.290023">
            <text:p>0,290023</text:p>
          </table:table-cell>
          <table:table-cell office:value-type="float" office:value="0.577993">
            <text:p>0,577993</text:p>
          </table:table-cell>
          <table:table-cell office:value-type="float" office:value="0.32228">
            <text:p>0,32228</text:p>
          </table:table-cell>
          <table:table-cell office:value-type="float" office:value="0.434595">
            <text:p>0,434595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24281">
            <text:p>0,24281</text:p>
          </table:table-cell>
          <table:table-cell office:value-type="float" office:value="0.311137">
            <text:p>0,311137</text:p>
          </table:table-cell>
          <table:table-cell office:value-type="float" office:value="0.553947">
            <text:p>0,553947</text:p>
          </table:table-cell>
          <table:table-cell office:value-type="float" office:value="0.685029">
            <text:p>0,685029</text:p>
          </table:table-cell>
          <table:table-cell office:value-type="float" office:value="1.52196">
            <text:p>1,52196</text:p>
          </table:table-cell>
          <table:table-cell office:value-type="float" office:value="2.20699">
            <text:p>2,20699</text:p>
          </table:table-cell>
          <table:table-cell office:value-type="float" office:value="0.0419346">
            <text:p>0,0419346</text:p>
          </table:table-cell>
          <table:table-cell office:value-type="float" office:value="0.223456">
            <text:p>0,223456</text:p>
          </table:table-cell>
          <table:table-cell office:value-type="float" office:value="0.26539">
            <text:p>0,26539</text:p>
          </table:table-cell>
          <table:table-cell office:value-type="float" office:value="0.303513">
            <text:p>0,303513</text:p>
          </table:table-cell>
          <table:table-cell office:value-type="float" office:value="0.477116">
            <text:p>0,477116</text:p>
          </table:table-cell>
          <table:table-cell office:value-type="float" office:value="0.780628">
            <text:p>0,780628</text:p>
          </table:table-cell>
          <table:table-cell office:value-type="float" office:value="0.389728">
            <text:p>0,389728</text:p>
          </table:table-cell>
          <table:table-cell office:value-type="float" office:value="0.56861">
            <text:p>0,56861</text:p>
          </table:table-cell>
          <table:table-cell office:value-type="float" office:value="0.958337">
            <text:p>0,958337</text:p>
          </table:table-cell>
          <table:table-cell office:value-type="float" office:value="0.525795">
            <text:p>0,525795</text:p>
          </table:table-cell>
          <table:table-cell office:value-type="float" office:value="1.37827">
            <text:p>1,37827</text:p>
          </table:table-cell>
          <table:table-cell office:value-type="float" office:value="1.90406">
            <text:p>1,90406</text:p>
          </table:table-cell>
          <table:table-cell office:value-type="float" office:value="0.63811">
            <text:p>0,63811</text:p>
          </table:table-cell>
          <table:table-cell office:value-type="float" office:value="1.06508">
            <text:p>1,06508</text:p>
          </table:table-cell>
          <table:table-cell office:value-type="float" office:value="1.70319">
            <text:p>1,70319</text:p>
          </table:table-cell>
          <table:table-cell office:value-type="float" office:value="0.276827">
            <text:p>0,276827</text:p>
          </table:table-cell>
          <table:table-cell office:value-type="float" office:value="0.307618">
            <text:p>0,307618</text:p>
          </table:table-cell>
          <table:table-cell office:value-type="float" office:value="0.584445">
            <text:p>0,584445</text:p>
          </table:table-cell>
          <table:table-cell office:value-type="float" office:value="0.301167">
            <text:p>0,301167</text:p>
          </table:table-cell>
          <table:table-cell office:value-type="float" office:value="0.455709">
            <text:p>0,455709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191492">
            <text:p>0,191492</text:p>
          </table:table-cell>
          <table:table-cell office:value-type="float" office:value="0.397645">
            <text:p>0,397645</text:p>
          </table:table-cell>
          <table:table-cell office:value-type="float" office:value="0.589137">
            <text:p>0,589137</text:p>
          </table:table-cell>
          <table:table-cell office:value-type="float" office:value="0.814645">
            <text:p>0,814645</text:p>
          </table:table-cell>
          <table:table-cell office:value-type="float" office:value="0.943088">
            <text:p>0,943088</text:p>
          </table:table-cell>
          <table:table-cell office:value-type="float" office:value="1.75773">
            <text:p>1,75773</text:p>
          </table:table-cell>
          <table:table-cell office:value-type="float" office:value="0.0357764">
            <text:p>0,0357764</text:p>
          </table:table-cell>
          <table:table-cell office:value-type="float" office:value="0.280639">
            <text:p>0,280639</text:p>
          </table:table-cell>
          <table:table-cell office:value-type="float" office:value="0.316416">
            <text:p>0,316416</text:p>
          </table:table-cell>
          <table:table-cell office:value-type="float" office:value="0.309964">
            <text:p>0,309964</text:p>
          </table:table-cell>
          <table:table-cell office:value-type="float" office:value="0.466852">
            <text:p>0,466852</text:p>
          </table:table-cell>
          <table:table-cell office:value-type="float" office:value="0.776816">
            <text:p>0,776816</text:p>
          </table:table-cell>
          <table:table-cell office:value-type="float" office:value="0.395593">
            <text:p>0,395593</text:p>
          </table:table-cell>
          <table:table-cell office:value-type="float" office:value="0.502629">
            <text:p>0,502629</text:p>
          </table:table-cell>
          <table:table-cell office:value-type="float" office:value="0.898221">
            <text:p>0,898221</text:p>
          </table:table-cell>
          <table:table-cell office:value-type="float" office:value="0.536645">
            <text:p>0,536645</text:p>
          </table:table-cell>
          <table:table-cell office:value-type="float" office:value="1.16185">
            <text:p>1,16185</text:p>
          </table:table-cell>
          <table:table-cell office:value-type="float" office:value="1.6985">
            <text:p>1,6985</text:p>
          </table:table-cell>
          <table:table-cell office:value-type="float" office:value="0.611131">
            <text:p>0,611131</text:p>
          </table:table-cell>
          <table:table-cell office:value-type="float" office:value="1.05247">
            <text:p>1,05247</text:p>
          </table:table-cell>
          <table:table-cell office:value-type="float" office:value="1.6636">
            <text:p>1,6636</text:p>
          </table:table-cell>
          <table:table-cell office:value-type="float" office:value="0.274481">
            <text:p>0,274481</text:p>
          </table:table-cell>
          <table:table-cell office:value-type="float" office:value="0.285038">
            <text:p>0,285038</text:p>
          </table:table-cell>
          <table:table-cell office:value-type="float" office:value="0.559519">
            <text:p>0,559519</text:p>
          </table:table-cell>
          <table:table-cell office:value-type="float" office:value="0.300287">
            <text:p>0,300287</text:p>
          </table:table-cell>
          <table:table-cell office:value-type="float" office:value="0.409375">
            <text:p>0,409375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01462">
            <text:p>0,201462</text:p>
          </table:table-cell>
          <table:table-cell office:value-type="float" office:value="0.296475">
            <text:p>0,296475</text:p>
          </table:table-cell>
          <table:table-cell office:value-type="float" office:value="0.497937">
            <text:p>0,497937</text:p>
          </table:table-cell>
          <table:table-cell office:value-type="float" office:value="0.702918">
            <text:p>0,702918</text:p>
          </table:table-cell>
          <table:table-cell office:value-type="float" office:value="0.867723">
            <text:p>0,867723</text:p>
          </table:table-cell>
          <table:table-cell office:value-type="float" office:value="1.57064">
            <text:p>1,57064</text:p>
          </table:table-cell>
          <table:table-cell office:value-type="float" office:value="0.0351899">
            <text:p>0,0351899</text:p>
          </table:table-cell>
          <table:table-cell office:value-type="float" office:value="0.244863">
            <text:p>0,244863</text:p>
          </table:table-cell>
          <table:table-cell office:value-type="float" office:value="0.280053">
            <text:p>0,280053</text:p>
          </table:table-cell>
          <table:table-cell office:value-type="float" office:value="0.303513">
            <text:p>0,303513</text:p>
          </table:table-cell>
          <table:table-cell office:value-type="float" office:value="0.47565">
            <text:p>0,47565</text:p>
          </table:table-cell>
          <table:table-cell office:value-type="float" office:value="0.779162">
            <text:p>0,779162</text:p>
          </table:table-cell>
          <table:table-cell office:value-type="float" office:value="0.396472">
            <text:p>0,396472</text:p>
          </table:table-cell>
          <table:table-cell office:value-type="float" office:value="0.497057">
            <text:p>0,497057</text:p>
          </table:table-cell>
          <table:table-cell office:value-type="float" office:value="0.893529">
            <text:p>0,893529</text:p>
          </table:table-cell>
          <table:table-cell office:value-type="float" office:value="0.538698">
            <text:p>0,538698</text:p>
          </table:table-cell>
          <table:table-cell office:value-type="float" office:value="1.51199">
            <text:p>1,51199</text:p>
          </table:table-cell>
          <table:table-cell office:value-type="float" office:value="2.05069">
            <text:p>2,05069</text:p>
          </table:table-cell>
          <table:table-cell office:value-type="float" office:value="0.641922">
            <text:p>0,641922</text:p>
          </table:table-cell>
          <table:table-cell office:value-type="float" office:value="1.20027">
            <text:p>1,20027</text:p>
          </table:table-cell>
          <table:table-cell office:value-type="float" office:value="1.84219">
            <text:p>1,84219</text:p>
          </table:table-cell>
          <table:table-cell office:value-type="float" office:value="0.312017">
            <text:p>0,312017</text:p>
          </table:table-cell>
          <table:table-cell office:value-type="float" office:value="0.307032">
            <text:p>0,307032</text:p>
          </table:table-cell>
          <table:table-cell office:value-type="float" office:value="0.619048">
            <text:p>0,619048</text:p>
          </table:table-cell>
          <table:table-cell office:value-type="float" office:value="0.305272">
            <text:p>0,305272</text:p>
          </table:table-cell>
          <table:table-cell office:value-type="float" office:value="0.405563">
            <text:p>0,405563</text:p>
          </table:table-cell>
          <table:table-cell office:value-type="float" office:value="0.710835">
            <text:p>0,710835</text:p>
          </table:table-cell>
        </table:table-row>
        <table:table-row table:style-name="ro1">
          <table:table-cell office:value-type="float" office:value="0.235772">
            <text:p>0,235772</text:p>
          </table:table-cell>
          <table:table-cell office:value-type="float" office:value="0.309671">
            <text:p>0,309671</text:p>
          </table:table-cell>
          <table:table-cell office:value-type="float" office:value="0.545443">
            <text:p>0,545443</text:p>
          </table:table-cell>
          <table:table-cell office:value-type="float" office:value="0.716993">
            <text:p>0,716993</text:p>
          </table:table-cell>
          <table:table-cell office:value-type="float" office:value="0.880626">
            <text:p>0,880626</text:p>
          </table:table-cell>
          <table:table-cell office:value-type="float" office:value="1.59762">
            <text:p>1,59762</text:p>
          </table:table-cell>
          <table:table-cell office:value-type="float" office:value="0.0639283">
            <text:p>0,0639283</text:p>
          </table:table-cell>
          <table:table-cell office:value-type="float" office:value="0.389728">
            <text:p>0,389728</text:p>
          </table:table-cell>
          <table:table-cell office:value-type="float" office:value="0.453656">
            <text:p>0,453656</text:p>
          </table:table-cell>
          <table:table-cell office:value-type="float" office:value="0.308791">
            <text:p>0,308791</text:p>
          </table:table-cell>
          <table:table-cell office:value-type="float" office:value="0.460107">
            <text:p>0,460107</text:p>
          </table:table-cell>
          <table:table-cell office:value-type="float" office:value="0.768898">
            <text:p>0,768898</text:p>
          </table:table-cell>
          <table:table-cell office:value-type="float" office:value="0.420812">
            <text:p>0,420812</text:p>
          </table:table-cell>
          <table:table-cell office:value-type="float" office:value="0.582392">
            <text:p>0,582392</text:p>
          </table:table-cell>
          <table:table-cell office:value-type="float" office:value="1.0032">
            <text:p>1,0032</text:p>
          </table:table-cell>
          <table:table-cell office:value-type="float" office:value="0.697346">
            <text:p>0,697346</text:p>
          </table:table-cell>
          <table:table-cell office:value-type="float" office:value="1.71844">
            <text:p>1,71844</text:p>
          </table:table-cell>
          <table:table-cell office:value-type="float" office:value="2.41578">
            <text:p>2,41578</text:p>
          </table:table-cell>
          <table:table-cell office:value-type="float" office:value="0.814059">
            <text:p>0,814059</text:p>
          </table:table-cell>
          <table:table-cell office:value-type="float" office:value="1.42871">
            <text:p>1,42871</text:p>
          </table:table-cell>
          <table:table-cell office:value-type="float" office:value="2.24277">
            <text:p>2,24277</text:p>
          </table:table-cell>
          <table:table-cell office:value-type="float" office:value="0.349553">
            <text:p>0,349553</text:p>
          </table:table-cell>
          <table:table-cell office:value-type="float" office:value="0.387675">
            <text:p>0,387675</text:p>
          </table:table-cell>
          <table:table-cell office:value-type="float" office:value="0.737228">
            <text:p>0,737228</text:p>
          </table:table-cell>
          <table:table-cell office:value-type="float" office:value="0.925787">
            <text:p>0,925787</text:p>
          </table:table-cell>
          <table:table-cell office:value-type="float" office:value="0.486793">
            <text:p>0,486793</text:p>
          </table:table-cell>
          <table:table-cell office:value-type="float" office:value="1.41258">
            <text:p>1,41258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0.313483">
            <text:p>0,313483</text:p>
          </table:table-cell>
          <table:table-cell office:value-type="float" office:value="0.547496">
            <text:p>0,547496</text:p>
          </table:table-cell>
          <table:table-cell office:value-type="float" office:value="0.712008">
            <text:p>0,712008</text:p>
          </table:table-cell>
          <table:table-cell office:value-type="float" office:value="0.952766">
            <text:p>0,952766</text:p>
          </table:table-cell>
          <table:table-cell office:value-type="float" office:value="1.66477">
            <text:p>1,66477</text:p>
          </table:table-cell>
          <table:table-cell office:value-type="float" office:value="0.0375359">
            <text:p>0,0375359</text:p>
          </table:table-cell>
          <table:table-cell office:value-type="float" office:value="0.563918">
            <text:p>0,563918</text:p>
          </table:table-cell>
          <table:table-cell office:value-type="float" office:value="0.601453">
            <text:p>0,601453</text:p>
          </table:table-cell>
          <table:table-cell office:value-type="float" office:value="0.711715">
            <text:p>0,711715</text:p>
          </table:table-cell>
          <table:table-cell office:value-type="float" office:value="1.05306">
            <text:p>1,05306</text:p>
          </table:table-cell>
          <table:table-cell office:value-type="float" office:value="1.76477">
            <text:p>1,76477</text:p>
          </table:table-cell>
          <table:table-cell office:value-type="float" office:value="0.46304">
            <text:p>0,46304</text:p>
          </table:table-cell>
          <table:table-cell office:value-type="float" office:value="0.539578">
            <text:p>0,539578</text:p>
          </table:table-cell>
          <table:table-cell office:value-type="float" office:value="1.00262">
            <text:p>1,00262</text:p>
          </table:table-cell>
          <table:table-cell office:value-type="float" office:value="0.53342">
            <text:p>0,53342</text:p>
          </table:table-cell>
          <table:table-cell office:value-type="float" office:value="1.251">
            <text:p>1,251</text:p>
          </table:table-cell>
          <table:table-cell office:value-type="float" office:value="1.78442">
            <text:p>1,78442</text:p>
          </table:table-cell>
          <table:table-cell office:value-type="float" office:value="0.625207">
            <text:p>0,625207</text:p>
          </table:table-cell>
          <table:table-cell office:value-type="float" office:value="1.03957">
            <text:p>1,03957</text:p>
          </table:table-cell>
          <table:table-cell office:value-type="float" office:value="1.66477">
            <text:p>1,66477</text:p>
          </table:table-cell>
          <table:table-cell office:value-type="float" office:value="0.281226">
            <text:p>0,281226</text:p>
          </table:table-cell>
          <table:table-cell office:value-type="float" office:value="0.310551">
            <text:p>0,310551</text:p>
          </table:table-cell>
          <table:table-cell office:value-type="float" office:value="0.591776">
            <text:p>0,591776</text:p>
          </table:table-cell>
          <table:table-cell office:value-type="float" office:value="0.704384">
            <text:p>0,704384</text:p>
          </table:table-cell>
          <table:table-cell office:value-type="float" office:value="0.911417">
            <text:p>0,911417</text:p>
          </table:table-cell>
          <table:table-cell office:value-type="float" office:value="1.6158">
            <text:p>1,6158</text:p>
          </table:table-cell>
        </table:table-row>
        <table:table-row table:style-name="ro1">
          <table:table-cell office:value-type="float" office:value="0.303806">
            <text:p>0,303806</text:p>
          </table:table-cell>
          <table:table-cell office:value-type="float" office:value="0.418466">
            <text:p>0,418466</text:p>
          </table:table-cell>
          <table:table-cell office:value-type="float" office:value="0.722272">
            <text:p>0,722272</text:p>
          </table:table-cell>
          <table:table-cell office:value-type="float" office:value="0.945728">
            <text:p>0,945728</text:p>
          </table:table-cell>
          <table:table-cell office:value-type="float" office:value="1.034">
            <text:p>1,034</text:p>
          </table:table-cell>
          <table:table-cell office:value-type="float" office:value="1.97972">
            <text:p>1,97972</text:p>
          </table:table-cell>
          <table:table-cell office:value-type="float" office:value="0.0378291">
            <text:p>0,0378291</text:p>
          </table:table-cell>
          <table:table-cell office:value-type="float" office:value="0.275947">
            <text:p>0,275947</text:p>
          </table:table-cell>
          <table:table-cell office:value-type="float" office:value="0.313776">
            <text:p>0,313776</text:p>
          </table:table-cell>
          <table:table-cell office:value-type="float" office:value="0.32316">
            <text:p>0,32316</text:p>
          </table:table-cell>
          <table:table-cell office:value-type="float" office:value="0.497057">
            <text:p>0,497057</text:p>
          </table:table-cell>
          <table:table-cell office:value-type="float" office:value="0.820217">
            <text:p>0,820217</text:p>
          </table:table-cell>
          <table:table-cell office:value-type="float" office:value="0.391487">
            <text:p>0,391487</text:p>
          </table:table-cell>
          <table:table-cell office:value-type="float" office:value="0.520223">
            <text:p>0,520223</text:p>
          </table:table-cell>
          <table:table-cell office:value-type="float" office:value="0.911711">
            <text:p>0,911711</text:p>
          </table:table-cell>
          <table:table-cell office:value-type="float" office:value="0.560692">
            <text:p>0,560692</text:p>
          </table:table-cell>
          <table:table-cell office:value-type="float" office:value="1.30672">
            <text:p>1,30672</text:p>
          </table:table-cell>
          <table:table-cell office:value-type="float" office:value="1.86741">
            <text:p>1,86741</text:p>
          </table:table-cell>
          <table:table-cell office:value-type="float" office:value="0.662449">
            <text:p>0,662449</text:p>
          </table:table-cell>
          <table:table-cell office:value-type="float" office:value="1.07652">
            <text:p>1,07652</text:p>
          </table:table-cell>
          <table:table-cell office:value-type="float" office:value="1.73897">
            <text:p>1,73897</text:p>
          </table:table-cell>
          <table:table-cell office:value-type="float" office:value="0.311724">
            <text:p>0,311724</text:p>
          </table:table-cell>
          <table:table-cell office:value-type="float" office:value="0.321107">
            <text:p>0,321107</text:p>
          </table:table-cell>
          <table:table-cell office:value-type="float" office:value="0.632831">
            <text:p>0,632831</text:p>
          </table:table-cell>
          <table:table-cell office:value-type="float" office:value="0.323453">
            <text:p>0,323453</text:p>
          </table:table-cell>
          <table:table-cell office:value-type="float" office:value="0.422572">
            <text:p>0,422572</text:p>
          </table:table-cell>
          <table:table-cell office:value-type="float" office:value="0.746025">
            <text:p>0,746025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0844">
            <text:p>0,310844</text:p>
          </table:table-cell>
          <table:table-cell office:value-type="float" office:value="0.526382">
            <text:p>0,526382</text:p>
          </table:table-cell>
          <table:table-cell office:value-type="float" office:value="0.854234">
            <text:p>0,854234</text:p>
          </table:table-cell>
          <table:table-cell office:value-type="float" office:value="0.949833">
            <text:p>0,949833</text:p>
          </table:table-cell>
          <table:table-cell office:value-type="float" office:value="1.80407">
            <text:p>1,80407</text:p>
          </table:table-cell>
          <table:table-cell office:value-type="float" office:value="0.0369494">
            <text:p>0,0369494</text:p>
          </table:table-cell>
          <table:table-cell office:value-type="float" office:value="0.231667">
            <text:p>0,231667</text:p>
          </table:table-cell>
          <table:table-cell office:value-type="float" office:value="0.268616">
            <text:p>0,268616</text:p>
          </table:table-cell>
          <table:table-cell office:value-type="float" office:value="0.304392">
            <text:p>0,304392</text:p>
          </table:table-cell>
          <table:table-cell office:value-type="float" office:value="0.535472">
            <text:p>0,535472</text:p>
          </table:table-cell>
          <table:table-cell office:value-type="float" office:value="0.839865">
            <text:p>0,839865</text:p>
          </table:table-cell>
          <table:table-cell office:value-type="float" office:value="0.384742">
            <text:p>0,384742</text:p>
          </table:table-cell>
          <table:table-cell office:value-type="float" office:value="0.512012">
            <text:p>0,512012</text:p>
          </table:table-cell>
          <table:table-cell office:value-type="float" office:value="0.896755">
            <text:p>0,896755</text:p>
          </table:table-cell>
          <table:table-cell office:value-type="float" office:value="0.84397">
            <text:p>0,84397</text:p>
          </table:table-cell>
          <table:table-cell office:value-type="float" office:value="1.58706">
            <text:p>1,58706</text:p>
          </table:table-cell>
          <table:table-cell office:value-type="float" office:value="2.43103">
            <text:p>2,43103</text:p>
          </table:table-cell>
          <table:table-cell office:value-type="float" office:value="0.640162">
            <text:p>0,640162</text:p>
          </table:table-cell>
          <table:table-cell office:value-type="float" office:value="1.06655">
            <text:p>1,06655</text:p>
          </table:table-cell>
          <table:table-cell office:value-type="float" office:value="1.70671">
            <text:p>1,70671</text:p>
          </table:table-cell>
          <table:table-cell office:value-type="float" office:value="0.278">
            <text:p>0,278</text:p>
          </table:table-cell>
          <table:table-cell office:value-type="float" office:value="0.307911">
            <text:p>0,307911</text:p>
          </table:table-cell>
          <table:table-cell office:value-type="float" office:value="0.585911">
            <text:p>0,585911</text:p>
          </table:table-cell>
          <table:table-cell office:value-type="float" office:value="0.628139">
            <text:p>0,628139</text:p>
          </table:table-cell>
          <table:table-cell office:value-type="float" office:value="1.42695">
            <text:p>1,42695</text:p>
          </table:table-cell>
          <table:table-cell office:value-type="float" office:value="2.05509">
            <text:p>2,05509</text:p>
          </table:table-cell>
        </table:table-row>
        <table:table-row table:style-name="ro1">
          <table:table-cell office:value-type="float" office:value="0.550135">
            <text:p>0,550135</text:p>
          </table:table-cell>
          <table:table-cell office:value-type="float" office:value="0.655998">
            <text:p>0,655998</text:p>
          </table:table-cell>
          <table:table-cell office:value-type="float" office:value="1.20613">
            <text:p>1,20613</text:p>
          </table:table-cell>
          <table:table-cell office:value-type="float" office:value="1.54073">
            <text:p>1,54073</text:p>
          </table:table-cell>
          <table:table-cell office:value-type="float" office:value="2.28148">
            <text:p>2,28148</text:p>
          </table:table-cell>
          <table:table-cell office:value-type="float" office:value="3.82221">
            <text:p>3,82221</text:p>
          </table:table-cell>
          <table:table-cell office:value-type="float" office:value="0.0818164">
            <text:p>0,0818164</text:p>
          </table:table-cell>
          <table:table-cell office:value-type="float" office:value="0.478289">
            <text:p>0,478289</text:p>
          </table:table-cell>
          <table:table-cell office:value-type="float" office:value="0.560105">
            <text:p>0,560105</text:p>
          </table:table-cell>
          <table:table-cell office:value-type="float" office:value="0.313776">
            <text:p>0,313776</text:p>
          </table:table-cell>
          <table:table-cell office:value-type="float" office:value="0.502629">
            <text:p>0,502629</text:p>
          </table:table-cell>
          <table:table-cell office:value-type="float" office:value="0.816405">
            <text:p>0,816405</text:p>
          </table:table-cell>
          <table:table-cell office:value-type="float" office:value="0.407323">
            <text:p>0,407323</text:p>
          </table:table-cell>
          <table:table-cell office:value-type="float" office:value="0.541337">
            <text:p>0,541337</text:p>
          </table:table-cell>
          <table:table-cell office:value-type="float" office:value="0.94866">
            <text:p>0,94866</text:p>
          </table:table-cell>
          <table:table-cell office:value-type="float" office:value="0.548669">
            <text:p>0,548669</text:p>
          </table:table-cell>
          <table:table-cell office:value-type="float" office:value="1.29587">
            <text:p>1,29587</text:p>
          </table:table-cell>
          <table:table-cell office:value-type="float" office:value="1.84454">
            <text:p>1,84454</text:p>
          </table:table-cell>
          <table:table-cell office:value-type="float" office:value="1.49117">
            <text:p>1,49117</text:p>
          </table:table-cell>
          <table:table-cell office:value-type="float" office:value="2.2457">
            <text:p>2,2457</text:p>
          </table:table-cell>
          <table:table-cell office:value-type="float" office:value="3.73687">
            <text:p>3,73687</text:p>
          </table:table-cell>
          <table:table-cell office:value-type="float" office:value="0.812593">
            <text:p>0,812593</text:p>
          </table:table-cell>
          <table:table-cell office:value-type="float" office:value="0.372133">
            <text:p>0,372133</text:p>
          </table:table-cell>
          <table:table-cell office:value-type="float" office:value="1.18473">
            <text:p>1,18473</text:p>
          </table:table-cell>
          <table:table-cell office:value-type="float" office:value="0.516118">
            <text:p>0,516118</text:p>
          </table:table-cell>
          <table:table-cell office:value-type="float" office:value="0.432249">
            <text:p>0,432249</text:p>
          </table:table-cell>
          <table:table-cell office:value-type="float" office:value="0.948367">
            <text:p>0,948367</text:p>
          </table:table-cell>
        </table:table-row>
        <table:table-row table:style-name="ro1">
          <table:table-cell office:value-type="float" office:value="0.662449">
            <text:p>0,662449</text:p>
          </table:table-cell>
          <table:table-cell office:value-type="float" office:value="0.379171">
            <text:p>0,379171</text:p>
          </table:table-cell>
          <table:table-cell office:value-type="float" office:value="1.04162">
            <text:p>1,04162</text:p>
          </table:table-cell>
          <table:table-cell office:value-type="float" office:value="0.728137">
            <text:p>0,728137</text:p>
          </table:table-cell>
          <table:table-cell office:value-type="float" office:value="1.42284">
            <text:p>1,42284</text:p>
          </table:table-cell>
          <table:table-cell office:value-type="float" office:value="2.15098">
            <text:p>2,15098</text:p>
          </table:table-cell>
          <table:table-cell office:value-type="float" office:value="0.0395886">
            <text:p>0,0395886</text:p>
          </table:table-cell>
          <table:table-cell office:value-type="float" office:value="0.239584">
            <text:p>0,239584</text:p>
          </table:table-cell>
          <table:table-cell office:value-type="float" office:value="0.279173">
            <text:p>0,279173</text:p>
          </table:table-cell>
          <table:table-cell office:value-type="float" office:value="0.409962">
            <text:p>0,409962</text:p>
          </table:table-cell>
          <table:table-cell office:value-type="float" office:value="0.564504">
            <text:p>0,564504</text:p>
          </table:table-cell>
          <table:table-cell office:value-type="float" office:value="0.974466">
            <text:p>0,974466</text:p>
          </table:table-cell>
          <table:table-cell office:value-type="float" office:value="0.409669">
            <text:p>0,409669</text:p>
          </table:table-cell>
          <table:table-cell office:value-type="float" office:value="0.570662">
            <text:p>0,570662</text:p>
          </table:table-cell>
          <table:table-cell office:value-type="float" office:value="0.980331">
            <text:p>0,980331</text:p>
          </table:table-cell>
          <table:table-cell office:value-type="float" office:value="0.661863">
            <text:p>0,661863</text:p>
          </table:table-cell>
          <table:table-cell office:value-type="float" office:value="1.49616">
            <text:p>1,49616</text:p>
          </table:table-cell>
          <table:table-cell office:value-type="float" office:value="2.15802">
            <text:p>2,15802</text:p>
          </table:table-cell>
          <table:table-cell office:value-type="float" office:value="0.619635">
            <text:p>0,619635</text:p>
          </table:table-cell>
          <table:table-cell office:value-type="float" office:value="1.71551">
            <text:p>1,71551</text:p>
          </table:table-cell>
          <table:table-cell office:value-type="float" office:value="2.33514">
            <text:p>2,33514</text:p>
          </table:table-cell>
          <table:table-cell office:value-type="float" office:value="0.282105">
            <text:p>0,282105</text:p>
          </table:table-cell>
          <table:table-cell office:value-type="float" office:value="0.306738">
            <text:p>0,306738</text:p>
          </table:table-cell>
          <table:table-cell office:value-type="float" office:value="0.588844">
            <text:p>0,588844</text:p>
          </table:table-cell>
          <table:table-cell office:value-type="float" office:value="0.593829">
            <text:p>0,593829</text:p>
          </table:table-cell>
          <table:table-cell office:value-type="float" office:value="0.619048">
            <text:p>0,619048</text:p>
          </table:table-cell>
          <table:table-cell office:value-type="float" office:value="1.21288">
            <text:p>1,21288</text:p>
          </table:table-cell>
        </table:table-row>
        <table:table-row table:style-name="ro1">
          <table:table-cell office:value-type="float" office:value="0.215831">
            <text:p>0,215831</text:p>
          </table:table-cell>
          <table:table-cell office:value-type="float" office:value="0.389141">
            <text:p>0,389141</text:p>
          </table:table-cell>
          <table:table-cell office:value-type="float" office:value="0.604972">
            <text:p>0,604972</text:p>
          </table:table-cell>
          <table:table-cell office:value-type="float" office:value="0.921681">
            <text:p>0,921681</text:p>
          </table:table-cell>
          <table:table-cell office:value-type="float" office:value="1.02139">
            <text:p>1,02139</text:p>
          </table:table-cell>
          <table:table-cell office:value-type="float" office:value="1.94307">
            <text:p>1,94307</text:p>
          </table:table-cell>
          <table:table-cell office:value-type="float" office:value="0.0404683">
            <text:p>0,0404683</text:p>
          </table:table-cell>
          <table:table-cell office:value-type="float" office:value="0.224922">
            <text:p>0,224922</text:p>
          </table:table-cell>
          <table:table-cell office:value-type="float" office:value="0.26539">
            <text:p>0,26539</text:p>
          </table:table-cell>
          <table:table-cell office:value-type="float" office:value="0.332251">
            <text:p>0,332251</text:p>
          </table:table-cell>
          <table:table-cell office:value-type="float" office:value="0.479169">
            <text:p>0,479169</text:p>
          </table:table-cell>
          <table:table-cell office:value-type="float" office:value="0.81142">
            <text:p>0,81142</text:p>
          </table:table-cell>
          <table:table-cell office:value-type="float" office:value="0.415534">
            <text:p>0,415534</text:p>
          </table:table-cell>
          <table:table-cell office:value-type="float" office:value="0.53078">
            <text:p>0,53078</text:p>
          </table:table-cell>
          <table:table-cell office:value-type="float" office:value="0.946314">
            <text:p>0,946314</text:p>
          </table:table-cell>
          <table:table-cell office:value-type="float" office:value="0.51905">
            <text:p>0,51905</text:p>
          </table:table-cell>
          <table:table-cell office:value-type="float" office:value="1.25804">
            <text:p>1,25804</text:p>
          </table:table-cell>
          <table:table-cell office:value-type="float" office:value="1.77709">
            <text:p>1,77709</text:p>
          </table:table-cell>
          <table:table-cell office:value-type="float" office:value="0.864498">
            <text:p>0,864498</text:p>
          </table:table-cell>
          <table:table-cell office:value-type="float" office:value="1.14426">
            <text:p>1,14426</text:p>
          </table:table-cell>
          <table:table-cell office:value-type="float" office:value="2.00875">
            <text:p>2,00875</text:p>
          </table:table-cell>
          <table:table-cell office:value-type="float" office:value="0.297354">
            <text:p>0,297354</text:p>
          </table:table-cell>
          <table:table-cell office:value-type="float" office:value="0.325506">
            <text:p>0,325506</text:p>
          </table:table-cell>
          <table:table-cell office:value-type="float" office:value="0.622861">
            <text:p>0,622861</text:p>
          </table:table-cell>
          <table:table-cell office:value-type="float" office:value="0.309671">
            <text:p>0,309671</text:p>
          </table:table-cell>
          <table:table-cell office:value-type="float" office:value="0.421985">
            <text:p>0,421985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03515">
            <text:p>0,203515</text:p>
          </table:table-cell>
          <table:table-cell office:value-type="float" office:value="0.315243">
            <text:p>0,315243</text:p>
          </table:table-cell>
          <table:table-cell office:value-type="float" office:value="0.518757">
            <text:p>0,518757</text:p>
          </table:table-cell>
          <table:table-cell office:value-type="float" office:value="0.713474">
            <text:p>0,713474</text:p>
          </table:table-cell>
          <table:table-cell office:value-type="float" office:value="0.952472">
            <text:p>0,952472</text:p>
          </table:table-cell>
          <table:table-cell office:value-type="float" office:value="1.66595">
            <text:p>1,66595</text:p>
          </table:table-cell>
          <table:table-cell office:value-type="float" office:value="0.0357764">
            <text:p>0,0357764</text:p>
          </table:table-cell>
          <table:table-cell office:value-type="float" office:value="0.248675">
            <text:p>0,248675</text:p>
          </table:table-cell>
          <table:table-cell office:value-type="float" office:value="0.284451">
            <text:p>0,284451</text:p>
          </table:table-cell>
          <table:table-cell office:value-type="float" office:value="0.364508">
            <text:p>0,364508</text:p>
          </table:table-cell>
          <table:table-cell office:value-type="float" office:value="0.487966">
            <text:p>0,487966</text:p>
          </table:table-cell>
          <table:table-cell office:value-type="float" office:value="0.852474">
            <text:p>0,852474</text:p>
          </table:table-cell>
          <table:table-cell office:value-type="float" office:value="0.665088">
            <text:p>0,665088</text:p>
          </table:table-cell>
          <table:table-cell office:value-type="float" office:value="0.52081">
            <text:p>0,52081</text:p>
          </table:table-cell>
          <table:table-cell office:value-type="float" office:value="1.1859">
            <text:p>1,1859</text:p>
          </table:table-cell>
          <table:table-cell office:value-type="float" office:value="0.89177">
            <text:p>0,89177</text:p>
          </table:table-cell>
          <table:table-cell office:value-type="float" office:value="1.73926">
            <text:p>1,73926</text:p>
          </table:table-cell>
          <table:table-cell office:value-type="float" office:value="2.63103">
            <text:p>2,63103</text:p>
          </table:table-cell>
          <table:table-cell office:value-type="float" office:value="0.93605">
            <text:p>0,93605</text:p>
          </table:table-cell>
          <table:table-cell office:value-type="float" office:value="1.11141">
            <text:p>1,11141</text:p>
          </table:table-cell>
          <table:table-cell office:value-type="float" office:value="2.04746">
            <text:p>2,04746</text:p>
          </table:table-cell>
          <table:table-cell office:value-type="float" office:value="0.304979">
            <text:p>0,304979</text:p>
          </table:table-cell>
          <table:table-cell office:value-type="float" office:value="0.309964">
            <text:p>0,309964</text:p>
          </table:table-cell>
          <table:table-cell office:value-type="float" office:value="0.614943">
            <text:p>0,614943</text:p>
          </table:table-cell>
          <table:table-cell office:value-type="float" office:value="0.332544">
            <text:p>0,332544</text:p>
          </table:table-cell>
          <table:table-cell office:value-type="float" office:value="0.408496">
            <text:p>0,408496</text:p>
          </table:table-cell>
          <table:table-cell office:value-type="float" office:value="0.74104">
            <text:p>0,74104</text:p>
          </table:table-cell>
        </table:table-row>
        <table:table-row table:style-name="ro1">
          <table:table-cell office:value-type="float" office:value="0.238998">
            <text:p>0,238998</text:p>
          </table:table-cell>
          <table:table-cell office:value-type="float" office:value="0.314656">
            <text:p>0,314656</text:p>
          </table:table-cell>
          <table:table-cell office:value-type="float" office:value="0.553654">
            <text:p>0,553654</text:p>
          </table:table-cell>
          <table:table-cell office:value-type="float" office:value="0.707609">
            <text:p>0,707609</text:p>
          </table:table-cell>
          <table:table-cell office:value-type="float" office:value="0.963322">
            <text:p>0,963322</text:p>
          </table:table-cell>
          <table:table-cell office:value-type="float" office:value="1.67093">
            <text:p>1,67093</text:p>
          </table:table-cell>
          <table:table-cell office:value-type="float" office:value="0.0392953">
            <text:p>0,0392953</text:p>
          </table:table-cell>
          <table:table-cell office:value-type="float" office:value="0.236065">
            <text:p>0,236065</text:p>
          </table:table-cell>
          <table:table-cell office:value-type="float" office:value="0.275361">
            <text:p>0,275361</text:p>
          </table:table-cell>
          <table:table-cell office:value-type="float" office:value="0.309671">
            <text:p>0,309671</text:p>
          </table:table-cell>
          <table:table-cell office:value-type="float" office:value="0.473304">
            <text:p>0,473304</text:p>
          </table:table-cell>
          <table:table-cell office:value-type="float" office:value="0.782974">
            <text:p>0,782974</text:p>
          </table:table-cell>
          <table:table-cell office:value-type="float" office:value="0.404097">
            <text:p>0,404097</text:p>
          </table:table-cell>
          <table:table-cell office:value-type="float" office:value="0.527848">
            <text:p>0,527848</text:p>
          </table:table-cell>
          <table:table-cell office:value-type="float" office:value="0.931945">
            <text:p>0,931945</text:p>
          </table:table-cell>
          <table:table-cell office:value-type="float" office:value="0.550428">
            <text:p>0,550428</text:p>
          </table:table-cell>
          <table:table-cell office:value-type="float" office:value="1.25511">
            <text:p>1,25511</text:p>
          </table:table-cell>
          <table:table-cell office:value-type="float" office:value="1.80553">
            <text:p>1,80553</text:p>
          </table:table-cell>
          <table:table-cell office:value-type="float" office:value="0.959803">
            <text:p>0,959803</text:p>
          </table:table-cell>
          <table:table-cell office:value-type="float" office:value="1.30877">
            <text:p>1,30877</text:p>
          </table:table-cell>
          <table:table-cell office:value-type="float" office:value="2.26857">
            <text:p>2,26857</text:p>
          </table:table-cell>
          <table:table-cell office:value-type="float" office:value="0.285624">
            <text:p>0,285624</text:p>
          </table:table-cell>
          <table:table-cell office:value-type="float" office:value="0.305272">
            <text:p>0,305272</text:p>
          </table:table-cell>
          <table:table-cell office:value-type="float" office:value="0.590896">
            <text:p>0,590896</text:p>
          </table:table-cell>
          <table:table-cell office:value-type="float" office:value="0.312603">
            <text:p>0,312603</text:p>
          </table:table-cell>
          <table:table-cell office:value-type="float" office:value="0.417586">
            <text:p>0,417586</text:p>
          </table:table-cell>
          <table:table-cell office:value-type="float" office:value="0.73019">
            <text:p>0,73019</text:p>
          </table:table-cell>
        </table:table-row>
        <table:table-row table:style-name="ro1">
          <table:table-cell office:value-type="float" office:value="0.215245">
            <text:p>0,215245</text:p>
          </table:table-cell>
          <table:table-cell office:value-type="float" office:value="0.358057">
            <text:p>0,358057</text:p>
          </table:table-cell>
          <table:table-cell office:value-type="float" office:value="0.573302">
            <text:p>0,573302</text:p>
          </table:table-cell>
          <table:table-cell office:value-type="float" office:value="0.711715">
            <text:p>0,711715</text:p>
          </table:table-cell>
          <table:table-cell office:value-type="float" office:value="0.94954">
            <text:p>0,94954</text:p>
          </table:table-cell>
          <table:table-cell office:value-type="float" office:value="1.66125">
            <text:p>1,66125</text:p>
          </table:table-cell>
          <table:table-cell office:value-type="float" office:value="0.0354831">
            <text:p>0,0354831</text:p>
          </table:table-cell>
          <table:table-cell office:value-type="float" office:value="0.245743">
            <text:p>0,245743</text:p>
          </table:table-cell>
          <table:table-cell office:value-type="float" office:value="0.281226">
            <text:p>0,281226</text:p>
          </table:table-cell>
          <table:table-cell office:value-type="float" office:value="0.316709">
            <text:p>0,316709</text:p>
          </table:table-cell>
          <table:table-cell office:value-type="float" office:value="0.799396">
            <text:p>0,799396</text:p>
          </table:table-cell>
          <table:table-cell office:value-type="float" office:value="1.11611">
            <text:p>1,11611</text:p>
          </table:table-cell>
          <table:table-cell office:value-type="float" office:value="0.400578">
            <text:p>0,400578</text:p>
          </table:table-cell>
          <table:table-cell office:value-type="float" office:value="0.538991">
            <text:p>0,538991</text:p>
          </table:table-cell>
          <table:table-cell office:value-type="float" office:value="0.939569">
            <text:p>0,939569</text:p>
          </table:table-cell>
          <table:table-cell office:value-type="float" office:value="0.562745">
            <text:p>0,562745</text:p>
          </table:table-cell>
          <table:table-cell office:value-type="float" office:value="1.39469">
            <text:p>1,39469</text:p>
          </table:table-cell>
          <table:table-cell office:value-type="float" office:value="1.95744">
            <text:p>1,95744</text:p>
          </table:table-cell>
          <table:table-cell office:value-type="float" office:value="0.698812">
            <text:p>0,698812</text:p>
          </table:table-cell>
          <table:table-cell office:value-type="float" office:value="1.17681">
            <text:p>1,17681</text:p>
          </table:table-cell>
          <table:table-cell office:value-type="float" office:value="1.87562">
            <text:p>1,87562</text:p>
          </table:table-cell>
          <table:table-cell office:value-type="float" office:value="0.282399">
            <text:p>0,282399</text:p>
          </table:table-cell>
          <table:table-cell office:value-type="float" office:value="0.312603">
            <text:p>0,312603</text:p>
          </table:table-cell>
          <table:table-cell office:value-type="float" office:value="0.595002">
            <text:p>0,595002</text:p>
          </table:table-cell>
          <table:table-cell office:value-type="float" office:value="0.320521">
            <text:p>0,320521</text:p>
          </table:table-cell>
          <table:table-cell office:value-type="float" office:value="0.413774">
            <text:p>0,413774</text:p>
          </table:table-cell>
          <table:table-cell office:value-type="float" office:value="0.734295">
            <text:p>0,734295</text:p>
          </table:table-cell>
        </table:table-row>
        <table:table-row table:style-name="ro1">
          <table:table-cell office:value-type="float" office:value="0.258645">
            <text:p>0,258645</text:p>
          </table:table-cell>
          <table:table-cell office:value-type="float" office:value="0.412015">
            <text:p>0,412015</text:p>
          </table:table-cell>
          <table:table-cell office:value-type="float" office:value="0.67066">
            <text:p>0,67066</text:p>
          </table:table-cell>
          <table:table-cell office:value-type="float" office:value="0.689721">
            <text:p>0,689721</text:p>
          </table:table-cell>
          <table:table-cell office:value-type="float" office:value="0.932825">
            <text:p>0,932825</text:p>
          </table:table-cell>
          <table:table-cell office:value-type="float" office:value="1.62255">
            <text:p>1,62255</text:p>
          </table:table-cell>
          <table:table-cell office:value-type="float" office:value="0.0360696">
            <text:p>0,0360696</text:p>
          </table:table-cell>
          <table:table-cell office:value-type="float" office:value="0.256593">
            <text:p>0,256593</text:p>
          </table:table-cell>
          <table:table-cell office:value-type="float" office:value="0.292662">
            <text:p>0,292662</text:p>
          </table:table-cell>
          <table:table-cell office:value-type="float" office:value="0.308791">
            <text:p>0,308791</text:p>
          </table:table-cell>
          <table:table-cell office:value-type="float" office:value="0.495004">
            <text:p>0,495004</text:p>
          </table:table-cell>
          <table:table-cell office:value-type="float" office:value="0.803795">
            <text:p>0,803795</text:p>
          </table:table-cell>
          <table:table-cell office:value-type="float" office:value="0.396179">
            <text:p>0,396179</text:p>
          </table:table-cell>
          <table:table-cell office:value-type="float" office:value="0.503508">
            <text:p>0,503508</text:p>
          </table:table-cell>
          <table:table-cell office:value-type="float" office:value="0.899687">
            <text:p>0,899687</text:p>
          </table:table-cell>
          <table:table-cell office:value-type="float" office:value="0.545443">
            <text:p>0,545443</text:p>
          </table:table-cell>
          <table:table-cell office:value-type="float" office:value="1.24455">
            <text:p>1,24455</text:p>
          </table:table-cell>
          <table:table-cell office:value-type="float" office:value="1.78999">
            <text:p>1,78999</text:p>
          </table:table-cell>
          <table:table-cell office:value-type="float" office:value="0.629019">
            <text:p>0,629019</text:p>
          </table:table-cell>
          <table:table-cell office:value-type="float" office:value="1.45862">
            <text:p>1,45862</text:p>
          </table:table-cell>
          <table:table-cell office:value-type="float" office:value="2.08764">
            <text:p>2,08764</text:p>
          </table:table-cell>
          <table:table-cell office:value-type="float" office:value="0.28885">
            <text:p>0,28885</text:p>
          </table:table-cell>
          <table:table-cell office:value-type="float" office:value="0.302633">
            <text:p>0,302633</text:p>
          </table:table-cell>
          <table:table-cell office:value-type="float" office:value="0.591483">
            <text:p>0,591483</text:p>
          </table:table-cell>
          <table:table-cell office:value-type="float" office:value="0.303513">
            <text:p>0,303513</text:p>
          </table:table-cell>
          <table:table-cell office:value-type="float" office:value="0.406736">
            <text:p>0,406736</text:p>
          </table:table-cell>
          <table:table-cell office:value-type="float" office:value="0.710249">
            <text:p>0,710249</text:p>
          </table:table-cell>
        </table:table-row>
        <table:table-row table:style-name="ro1">
          <table:table-cell office:value-type="float" office:value="0.230494">
            <text:p>0,230494</text:p>
          </table:table-cell>
          <table:table-cell office:value-type="float" office:value="0.318175">
            <text:p>0,318175</text:p>
          </table:table-cell>
          <table:table-cell office:value-type="float" office:value="0.548669">
            <text:p>0,548669</text:p>
          </table:table-cell>
          <table:table-cell office:value-type="float" office:value="0.767432">
            <text:p>0,767432</text:p>
          </table:table-cell>
          <table:table-cell office:value-type="float" office:value="0.95951">
            <text:p>0,95951</text:p>
          </table:table-cell>
          <table:table-cell office:value-type="float" office:value="1.72694">
            <text:p>1,72694</text:p>
          </table:table-cell>
          <table:table-cell office:value-type="float" office:value="0.0366561">
            <text:p>0,0366561</text:p>
          </table:table-cell>
          <table:table-cell office:value-type="float" office:value="0.238705">
            <text:p>0,238705</text:p>
          </table:table-cell>
          <table:table-cell office:value-type="float" office:value="0.275361">
            <text:p>0,275361</text:p>
          </table:table-cell>
          <table:table-cell office:value-type="float" office:value="0.297941">
            <text:p>0,297941</text:p>
          </table:table-cell>
          <table:table-cell office:value-type="float" office:value="0.469198">
            <text:p>0,469198</text:p>
          </table:table-cell>
          <table:table-cell office:value-type="float" office:value="0.767139">
            <text:p>0,767139</text:p>
          </table:table-cell>
          <table:table-cell office:value-type="float" office:value="0.397645">
            <text:p>0,397645</text:p>
          </table:table-cell>
          <table:table-cell office:value-type="float" office:value="0.505561">
            <text:p>0,505561</text:p>
          </table:table-cell>
          <table:table-cell office:value-type="float" office:value="0.903206">
            <text:p>0,903206</text:p>
          </table:table-cell>
          <table:table-cell office:value-type="float" office:value="0.551894">
            <text:p>0,551894</text:p>
          </table:table-cell>
          <table:table-cell office:value-type="float" office:value="1.60436">
            <text:p>1,60436</text:p>
          </table:table-cell>
          <table:table-cell office:value-type="float" office:value="2.15626">
            <text:p>2,15626</text:p>
          </table:table-cell>
          <table:table-cell office:value-type="float" office:value="0.656877">
            <text:p>0,656877</text:p>
          </table:table-cell>
          <table:table-cell office:value-type="float" office:value="1.10174">
            <text:p>1,10174</text:p>
          </table:table-cell>
          <table:table-cell office:value-type="float" office:value="1.75861">
            <text:p>1,75861</text:p>
          </table:table-cell>
          <table:table-cell office:value-type="float" office:value="0.4865">
            <text:p>0,4865</text:p>
          </table:table-cell>
          <table:table-cell office:value-type="float" office:value="0.320814">
            <text:p>0,320814</text:p>
          </table:table-cell>
          <table:table-cell office:value-type="float" office:value="0.807314">
            <text:p>0,807314</text:p>
          </table:table-cell>
          <table:table-cell office:value-type="float" office:value="0.325506">
            <text:p>0,325506</text:p>
          </table:table-cell>
          <table:table-cell office:value-type="float" office:value="0.410548">
            <text:p>0,41054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0523">
            <text:p>0,220523</text:p>
          </table:table-cell>
          <table:table-cell office:value-type="float" office:value="0.298527">
            <text:p>0,298527</text:p>
          </table:table-cell>
          <table:table-cell office:value-type="float" office:value="0.51905">
            <text:p>0,51905</text:p>
          </table:table-cell>
          <table:table-cell office:value-type="float" office:value="0.71758">
            <text:p>0,71758</text:p>
          </table:table-cell>
          <table:table-cell office:value-type="float" office:value="0.913763">
            <text:p>0,913763</text:p>
          </table:table-cell>
          <table:table-cell office:value-type="float" office:value="1.63134">
            <text:p>1,63134</text:p>
          </table:table-cell>
          <table:table-cell office:value-type="float" office:value="0.0360696">
            <text:p>0,0360696</text:p>
          </table:table-cell>
          <table:table-cell office:value-type="float" office:value="0.269496">
            <text:p>0,269496</text:p>
          </table:table-cell>
          <table:table-cell office:value-type="float" office:value="0.305565">
            <text:p>0,305565</text:p>
          </table:table-cell>
          <table:table-cell office:value-type="float" office:value="0.316416">
            <text:p>0,316416</text:p>
          </table:table-cell>
          <table:table-cell office:value-type="float" office:value="0.465093">
            <text:p>0,465093</text:p>
          </table:table-cell>
          <table:table-cell office:value-type="float" office:value="0.781508">
            <text:p>0,781508</text:p>
          </table:table-cell>
          <table:table-cell office:value-type="float" office:value="0.422278">
            <text:p>0,422278</text:p>
          </table:table-cell>
          <table:table-cell office:value-type="float" office:value="0.515825">
            <text:p>0,515825</text:p>
          </table:table-cell>
          <table:table-cell office:value-type="float" office:value="0.938103">
            <text:p>0,938103</text:p>
          </table:table-cell>
          <table:table-cell office:value-type="float" office:value="0.536059">
            <text:p>0,536059</text:p>
          </table:table-cell>
          <table:table-cell office:value-type="float" office:value="1.17651">
            <text:p>1,17651</text:p>
          </table:table-cell>
          <table:table-cell office:value-type="float" office:value="1.71257">
            <text:p>1,71257</text:p>
          </table:table-cell>
          <table:table-cell office:value-type="float" office:value="0.63635">
            <text:p>0,63635</text:p>
          </table:table-cell>
          <table:table-cell office:value-type="float" office:value="0.966841">
            <text:p>0,966841</text:p>
          </table:table-cell>
          <table:table-cell office:value-type="float" office:value="1.60319">
            <text:p>1,60319</text:p>
          </table:table-cell>
          <table:table-cell office:value-type="float" office:value="0.278586">
            <text:p>0,278586</text:p>
          </table:table-cell>
          <table:table-cell office:value-type="float" office:value="0.288264">
            <text:p>0,288264</text:p>
          </table:table-cell>
          <table:table-cell office:value-type="float" office:value="0.56685">
            <text:p>0,56685</text:p>
          </table:table-cell>
          <table:table-cell office:value-type="float" office:value="0.333131">
            <text:p>0,333131</text:p>
          </table:table-cell>
          <table:table-cell office:value-type="float" office:value="0.433422">
            <text:p>0,433422</text:p>
          </table:table-cell>
          <table:table-cell office:value-type="float" office:value="0.766553">
            <text:p>0,766553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0.373599">
            <text:p>0,373599</text:p>
          </table:table-cell>
          <table:table-cell office:value-type="float" office:value="0.580633">
            <text:p>0,580633</text:p>
          </table:table-cell>
          <table:table-cell office:value-type="float" office:value="0.726377">
            <text:p>0,726377</text:p>
          </table:table-cell>
          <table:table-cell office:value-type="float" office:value="0.939276">
            <text:p>0,939276</text:p>
          </table:table-cell>
          <table:table-cell office:value-type="float" office:value="1.66565">
            <text:p>1,66565</text:p>
          </table:table-cell>
          <table:table-cell office:value-type="float" office:value="0.0557173">
            <text:p>0,0557173</text:p>
          </table:table-cell>
          <table:table-cell office:value-type="float" office:value="0.231373">
            <text:p>0,231373</text:p>
          </table:table-cell>
          <table:table-cell office:value-type="float" office:value="0.287091">
            <text:p>0,287091</text:p>
          </table:table-cell>
          <table:table-cell office:value-type="float" office:value="0.332837">
            <text:p>0,332837</text:p>
          </table:table-cell>
          <table:table-cell office:value-type="float" office:value="0.491192">
            <text:p>0,491192</text:p>
          </table:table-cell>
          <table:table-cell office:value-type="float" office:value="0.824029">
            <text:p>0,824029</text:p>
          </table:table-cell>
          <table:table-cell office:value-type="float" office:value="0.414067">
            <text:p>0,414067</text:p>
          </table:table-cell>
          <table:table-cell office:value-type="float" office:value="0.528728">
            <text:p>0,528728</text:p>
          </table:table-cell>
          <table:table-cell office:value-type="float" office:value="0.942795">
            <text:p>0,942795</text:p>
          </table:table-cell>
          <table:table-cell office:value-type="float" office:value="0.563918">
            <text:p>0,563918</text:p>
          </table:table-cell>
          <table:table-cell office:value-type="float" office:value="1.22666">
            <text:p>1,22666</text:p>
          </table:table-cell>
          <table:table-cell office:value-type="float" office:value="1.79058">
            <text:p>1,79058</text:p>
          </table:table-cell>
          <table:table-cell office:value-type="float" office:value="0.63723">
            <text:p>0,63723</text:p>
          </table:table-cell>
          <table:table-cell office:value-type="float" office:value="1.00584">
            <text:p>1,00584</text:p>
          </table:table-cell>
          <table:table-cell office:value-type="float" office:value="1.64307">
            <text:p>1,64307</text:p>
          </table:table-cell>
          <table:table-cell office:value-type="float" office:value="0.569196">
            <text:p>0,569196</text:p>
          </table:table-cell>
          <table:table-cell office:value-type="float" office:value="0.375652">
            <text:p>0,375652</text:p>
          </table:table-cell>
          <table:table-cell office:value-type="float" office:value="0.944848">
            <text:p>0,944848</text:p>
          </table:table-cell>
          <table:table-cell office:value-type="float" office:value="0.302633">
            <text:p>0,302633</text:p>
          </table:table-cell>
          <table:table-cell office:value-type="float" office:value="0.447791">
            <text:p>0,447791</text:p>
          </table:table-cell>
          <table:table-cell office:value-type="float" office:value="0.750424">
            <text:p>0,750424</text:p>
          </table:table-cell>
        </table:table-row>
        <table:table-row table:style-name="ro1">
          <table:table-cell office:value-type="float" office:value="0.201755">
            <text:p>0,201755</text:p>
          </table:table-cell>
          <table:table-cell office:value-type="float" office:value="0.304099">
            <text:p>0,304099</text:p>
          </table:table-cell>
          <table:table-cell office:value-type="float" office:value="0.505854">
            <text:p>0,505854</text:p>
          </table:table-cell>
          <table:table-cell office:value-type="float" office:value="1.51375">
            <text:p>1,51375</text:p>
          </table:table-cell>
          <table:table-cell office:value-type="float" office:value="2.22371">
            <text:p>2,22371</text:p>
          </table:table-cell>
          <table:table-cell office:value-type="float" office:value="3.73746">
            <text:p>3,73746</text:p>
          </table:table-cell>
          <table:table-cell office:value-type="float" office:value="0.0876814">
            <text:p>0,0876814</text:p>
          </table:table-cell>
          <table:table-cell office:value-type="float" office:value="0.459814">
            <text:p>0,459814</text:p>
          </table:table-cell>
          <table:table-cell office:value-type="float" office:value="0.547496">
            <text:p>0,547496</text:p>
          </table:table-cell>
          <table:table-cell office:value-type="float" office:value="0.664209">
            <text:p>0,664209</text:p>
          </table:table-cell>
          <table:table-cell office:value-type="float" office:value="0.768898">
            <text:p>0,768898</text:p>
          </table:table-cell>
          <table:table-cell office:value-type="float" office:value="1.43311">
            <text:p>1,43311</text:p>
          </table:table-cell>
          <table:table-cell office:value-type="float" office:value="0.767139">
            <text:p>0,767139</text:p>
          </table:table-cell>
          <table:table-cell office:value-type="float" office:value="0.863911">
            <text:p>0,863911</text:p>
          </table:table-cell>
          <table:table-cell office:value-type="float" office:value="1.63105">
            <text:p>1,63105</text:p>
          </table:table-cell>
          <table:table-cell office:value-type="float" office:value="1.16302">
            <text:p>1,16302</text:p>
          </table:table-cell>
          <table:table-cell office:value-type="float" office:value="2.71079">
            <text:p>2,71079</text:p>
          </table:table-cell>
          <table:table-cell office:value-type="float" office:value="3.87382">
            <text:p>3,87382</text:p>
          </table:table-cell>
          <table:table-cell office:value-type="float" office:value="0.976225">
            <text:p>0,976225</text:p>
          </table:table-cell>
          <table:table-cell office:value-type="float" office:value="1.49938">
            <text:p>1,49938</text:p>
          </table:table-cell>
          <table:table-cell office:value-type="float" office:value="2.47561">
            <text:p>2,47561</text:p>
          </table:table-cell>
          <table:table-cell office:value-type="float" office:value="0.32404">
            <text:p>0,32404</text:p>
          </table:table-cell>
          <table:table-cell office:value-type="float" office:value="0.32228">
            <text:p>0,32228</text:p>
          </table:table-cell>
          <table:table-cell office:value-type="float" office:value="0.64632">
            <text:p>0,64632</text:p>
          </table:table-cell>
          <table:table-cell office:value-type="float" office:value="0.316709">
            <text:p>0,316709</text:p>
          </table:table-cell>
          <table:table-cell office:value-type="float" office:value="0.431662">
            <text:p>0,431662</text:p>
          </table:table-cell>
          <table:table-cell office:value-type="float" office:value="0.748371">
            <text:p>0,748371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63629">
            <text:p>0,363629</text:p>
          </table:table-cell>
          <table:table-cell office:value-type="float" office:value="0.580046">
            <text:p>0,580046</text:p>
          </table:table-cell>
          <table:table-cell office:value-type="float" office:value="0.729017">
            <text:p>0,729017</text:p>
          </table:table-cell>
          <table:table-cell office:value-type="float" office:value="0.889424">
            <text:p>0,889424</text:p>
          </table:table-cell>
          <table:table-cell office:value-type="float" office:value="1.61844">
            <text:p>1,61844</text:p>
          </table:table-cell>
          <table:table-cell office:value-type="float" office:value="0.0366561">
            <text:p>0,0366561</text:p>
          </table:table-cell>
          <table:table-cell office:value-type="float" office:value="0.213192">
            <text:p>0,213192</text:p>
          </table:table-cell>
          <table:table-cell office:value-type="float" office:value="0.249848">
            <text:p>0,249848</text:p>
          </table:table-cell>
          <table:table-cell office:value-type="float" office:value="0.329612">
            <text:p>0,329612</text:p>
          </table:table-cell>
          <table:table-cell office:value-type="float" office:value="0.483567">
            <text:p>0,483567</text:p>
          </table:table-cell>
          <table:table-cell office:value-type="float" office:value="0.813179">
            <text:p>0,813179</text:p>
          </table:table-cell>
          <table:table-cell office:value-type="float" office:value="0.455122">
            <text:p>0,455122</text:p>
          </table:table-cell>
          <table:table-cell office:value-type="float" office:value="0.572129">
            <text:p>0,572129</text:p>
          </table:table-cell>
          <table:table-cell office:value-type="float" office:value="1.02725">
            <text:p>1,02725</text:p>
          </table:table-cell>
          <table:table-cell office:value-type="float" office:value="0.552774">
            <text:p>0,552774</text:p>
          </table:table-cell>
          <table:table-cell office:value-type="float" office:value="1.28648">
            <text:p>1,28648</text:p>
          </table:table-cell>
          <table:table-cell office:value-type="float" office:value="1.83926">
            <text:p>1,83926</text:p>
          </table:table-cell>
          <table:table-cell office:value-type="float" office:value="0.663036">
            <text:p>0,663036</text:p>
          </table:table-cell>
          <table:table-cell office:value-type="float" office:value="1.08238">
            <text:p>1,08238</text:p>
          </table:table-cell>
          <table:table-cell office:value-type="float" office:value="1.74542">
            <text:p>1,74542</text:p>
          </table:table-cell>
          <table:table-cell office:value-type="float" office:value="0.526088">
            <text:p>0,526088</text:p>
          </table:table-cell>
          <table:table-cell office:value-type="float" office:value="0.296475">
            <text:p>0,296475</text:p>
          </table:table-cell>
          <table:table-cell office:value-type="float" office:value="0.822563">
            <text:p>0,822563</text:p>
          </table:table-cell>
          <table:table-cell office:value-type="float" office:value="0.323747">
            <text:p>0,323747</text:p>
          </table:table-cell>
          <table:table-cell office:value-type="float" office:value="0.432542">
            <text:p>0,432542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1143">
            <text:p>0,31143</text:p>
          </table:table-cell>
          <table:table-cell office:value-type="float" office:value="0.548669">
            <text:p>0,548669</text:p>
          </table:table-cell>
          <table:table-cell office:value-type="float" office:value="0.985023">
            <text:p>0,985023</text:p>
          </table:table-cell>
          <table:table-cell office:value-type="float" office:value="0.916109">
            <text:p>0,916109</text:p>
          </table:table-cell>
          <table:table-cell office:value-type="float" office:value="1.90113">
            <text:p>1,90113</text:p>
          </table:table-cell>
          <table:table-cell office:value-type="float" office:value="0.0351899">
            <text:p>0,0351899</text:p>
          </table:table-cell>
          <table:table-cell office:value-type="float" office:value="0.20674">
            <text:p>0,20674</text:p>
          </table:table-cell>
          <table:table-cell office:value-type="float" office:value="0.24193">
            <text:p>0,24193</text:p>
          </table:table-cell>
          <table:table-cell office:value-type="float" office:value="0.312017">
            <text:p>0,312017</text:p>
          </table:table-cell>
          <table:table-cell office:value-type="float" office:value="0.587377">
            <text:p>0,587377</text:p>
          </table:table-cell>
          <table:table-cell office:value-type="float" office:value="0.899394">
            <text:p>0,899394</text:p>
          </table:table-cell>
          <table:table-cell office:value-type="float" office:value="0.478582">
            <text:p>0,478582</text:p>
          </table:table-cell>
          <table:table-cell office:value-type="float" office:value="0.599987">
            <text:p>0,599987</text:p>
          </table:table-cell>
          <table:table-cell office:value-type="float" office:value="1.07857">
            <text:p>1,07857</text:p>
          </table:table-cell>
          <table:table-cell office:value-type="float" office:value="0.556586">
            <text:p>0,556586</text:p>
          </table:table-cell>
          <table:table-cell office:value-type="float" office:value="1.24543">
            <text:p>1,24543</text:p>
          </table:table-cell>
          <table:table-cell office:value-type="float" office:value="1.80201">
            <text:p>1,80201</text:p>
          </table:table-cell>
          <table:table-cell office:value-type="float" office:value="0.644854">
            <text:p>0,644854</text:p>
          </table:table-cell>
          <table:table-cell office:value-type="float" office:value="1.07886">
            <text:p>1,07886</text:p>
          </table:table-cell>
          <table:table-cell office:value-type="float" office:value="1.72372">
            <text:p>1,72372</text:p>
          </table:table-cell>
          <table:table-cell office:value-type="float" office:value="0.530487">
            <text:p>0,530487</text:p>
          </table:table-cell>
          <table:table-cell office:value-type="float" office:value="0.350432">
            <text:p>0,350432</text:p>
          </table:table-cell>
          <table:table-cell office:value-type="float" office:value="0.88092">
            <text:p>0,88092</text:p>
          </table:table-cell>
          <table:table-cell office:value-type="float" office:value="0.450137">
            <text:p>0,450137</text:p>
          </table:table-cell>
          <table:table-cell office:value-type="float" office:value="0.503215">
            <text:p>0,503215</text:p>
          </table:table-cell>
          <table:table-cell office:value-type="float" office:value="0.953352">
            <text:p>0,953352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0.424918">
            <text:p>0,424918</text:p>
          </table:table-cell>
          <table:table-cell office:value-type="float" office:value="0.644268">
            <text:p>0,644268</text:p>
          </table:table-cell>
          <table:table-cell office:value-type="float" office:value="0.728137">
            <text:p>0,728137</text:p>
          </table:table-cell>
          <table:table-cell office:value-type="float" office:value="0.912297">
            <text:p>0,912297</text:p>
          </table:table-cell>
          <table:table-cell office:value-type="float" office:value="1.64043">
            <text:p>1,64043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0.31143">
            <text:p>0,31143</text:p>
          </table:table-cell>
          <table:table-cell office:value-type="float" office:value="0.498816">
            <text:p>0,498816</text:p>
          </table:table-cell>
          <table:table-cell office:value-type="float" office:value="0.810247">
            <text:p>0,810247</text:p>
          </table:table-cell>
          <table:table-cell office:value-type="float" office:value="0.404683">
            <text:p>0,404683</text:p>
          </table:table-cell>
          <table:table-cell office:value-type="float" office:value="0.516998">
            <text:p>0,516998</text:p>
          </table:table-cell>
          <table:table-cell office:value-type="float" office:value="0.921681">
            <text:p>0,921681</text:p>
          </table:table-cell>
          <table:table-cell office:value-type="float" office:value="0.654825">
            <text:p>0,654825</text:p>
          </table:table-cell>
          <table:table-cell office:value-type="float" office:value="1.49352">
            <text:p>1,49352</text:p>
          </table:table-cell>
          <table:table-cell office:value-type="float" office:value="2.14834">
            <text:p>2,14834</text:p>
          </table:table-cell>
          <table:table-cell office:value-type="float" office:value="1.03488">
            <text:p>1,03488</text:p>
          </table:table-cell>
          <table:table-cell office:value-type="float" office:value="1.59498">
            <text:p>1,59498</text:p>
          </table:table-cell>
          <table:table-cell office:value-type="float" office:value="2.62986">
            <text:p>2,62986</text:p>
          </table:table-cell>
          <table:table-cell office:value-type="float" office:value="0.504681">
            <text:p>0,504681</text:p>
          </table:table-cell>
          <table:table-cell office:value-type="float" office:value="0.388261">
            <text:p>0,388261</text:p>
          </table:table-cell>
          <table:table-cell office:value-type="float" office:value="0.892943">
            <text:p>0,892943</text:p>
          </table:table-cell>
          <table:table-cell office:value-type="float" office:value="0.327852">
            <text:p>0,327852</text:p>
          </table:table-cell>
          <table:table-cell office:value-type="float" office:value="0.42873">
            <text:p>0,42873</text:p>
          </table:table-cell>
          <table:table-cell office:value-type="float" office:value="0.756582">
            <text:p>0,756582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33717">
            <text:p>0,333717</text:p>
          </table:table-cell>
          <table:table-cell office:value-type="float" office:value="0.545443">
            <text:p>0,545443</text:p>
          </table:table-cell>
          <table:table-cell office:value-type="float" office:value="0.804088">
            <text:p>0,804088</text:p>
          </table:table-cell>
          <table:table-cell office:value-type="float" office:value="0.972413">
            <text:p>0,972413</text:p>
          </table:table-cell>
          <table:table-cell office:value-type="float" office:value="1.7765">
            <text:p>1,7765</text:p>
          </table:table-cell>
          <table:table-cell office:value-type="float" office:value="0.0413481">
            <text:p>0,0413481</text:p>
          </table:table-cell>
          <table:table-cell office:value-type="float" office:value="0.224335">
            <text:p>0,224335</text:p>
          </table:table-cell>
          <table:table-cell office:value-type="float" office:value="0.265683">
            <text:p>0,265683</text:p>
          </table:table-cell>
          <table:table-cell office:value-type="float" office:value="0.356884">
            <text:p>0,356884</text:p>
          </table:table-cell>
          <table:table-cell office:value-type="float" office:value="0.499403">
            <text:p>0,499403</text:p>
          </table:table-cell>
          <table:table-cell office:value-type="float" office:value="0.856287">
            <text:p>0,856287</text:p>
          </table:table-cell>
          <table:table-cell office:value-type="float" office:value="0.577114">
            <text:p>0,577114</text:p>
          </table:table-cell>
          <table:table-cell office:value-type="float" office:value="0.679164">
            <text:p>0,679164</text:p>
          </table:table-cell>
          <table:table-cell office:value-type="float" office:value="1.25628">
            <text:p>1,25628</text:p>
          </table:table-cell>
          <table:table-cell office:value-type="float" office:value="0.722272">
            <text:p>0,722272</text:p>
          </table:table-cell>
          <table:table-cell office:value-type="float" office:value="1.41639">
            <text:p>1,41639</text:p>
          </table:table-cell>
          <table:table-cell office:value-type="float" office:value="2.13866">
            <text:p>2,13866</text:p>
          </table:table-cell>
          <table:table-cell office:value-type="float" office:value="1.17798">
            <text:p>1,17798</text:p>
          </table:table-cell>
          <table:table-cell office:value-type="float" office:value="2.11139">
            <text:p>2,11139</text:p>
          </table:table-cell>
          <table:table-cell office:value-type="float" office:value="3.28937">
            <text:p>3,28937</text:p>
          </table:table-cell>
          <table:table-cell office:value-type="float" office:value="0.31407">
            <text:p>0,31407</text:p>
          </table:table-cell>
          <table:table-cell office:value-type="float" office:value="0.330491">
            <text:p>0,330491</text:p>
          </table:table-cell>
          <table:table-cell office:value-type="float" office:value="0.644561">
            <text:p>0,644561</text:p>
          </table:table-cell>
          <table:table-cell office:value-type="float" office:value="0.397059">
            <text:p>0,397059</text:p>
          </table:table-cell>
          <table:table-cell office:value-type="float" office:value="0.406443">
            <text:p>0,406443</text:p>
          </table:table-cell>
          <table:table-cell office:value-type="float" office:value="0.803502">
            <text:p>0,803502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0.362162">
            <text:p>0,362162</text:p>
          </table:table-cell>
          <table:table-cell office:value-type="float" office:value="0.570956">
            <text:p>0,570956</text:p>
          </table:table-cell>
          <table:table-cell office:value-type="float" office:value="0.703211">
            <text:p>0,703211</text:p>
          </table:table-cell>
          <table:table-cell office:value-type="float" office:value="0.916109">
            <text:p>0,916109</text:p>
          </table:table-cell>
          <table:table-cell office:value-type="float" office:value="1.61932">
            <text:p>1,61932</text:p>
          </table:table-cell>
          <table:table-cell office:value-type="float" office:value="0.0354831">
            <text:p>0,0354831</text:p>
          </table:table-cell>
          <table:table-cell office:value-type="float" office:value="0.24457">
            <text:p>0,24457</text:p>
          </table:table-cell>
          <table:table-cell office:value-type="float" office:value="0.280053">
            <text:p>0,280053</text:p>
          </table:table-cell>
          <table:table-cell office:value-type="float" office:value="0.294422">
            <text:p>0,294422</text:p>
          </table:table-cell>
          <table:table-cell office:value-type="float" office:value="1.05921">
            <text:p>1,05921</text:p>
          </table:table-cell>
          <table:table-cell office:value-type="float" office:value="1.35364">
            <text:p>1,35364</text:p>
          </table:table-cell>
          <table:table-cell office:value-type="float" office:value="0.443979">
            <text:p>0,443979</text:p>
          </table:table-cell>
          <table:table-cell office:value-type="float" office:value="0.529021">
            <text:p>0,529021</text:p>
          </table:table-cell>
          <table:table-cell office:value-type="float" office:value="0.973">
            <text:p>0,973</text:p>
          </table:table-cell>
          <table:table-cell office:value-type="float" office:value="0.546029">
            <text:p>0,546029</text:p>
          </table:table-cell>
          <table:table-cell office:value-type="float" office:value="1.30056">
            <text:p>1,30056</text:p>
          </table:table-cell>
          <table:table-cell office:value-type="float" office:value="1.84659">
            <text:p>1,84659</text:p>
          </table:table-cell>
          <table:table-cell office:value-type="float" office:value="0.645441">
            <text:p>0,645441</text:p>
          </table:table-cell>
          <table:table-cell office:value-type="float" office:value="1.02813">
            <text:p>1,02813</text:p>
          </table:table-cell>
          <table:table-cell office:value-type="float" office:value="1.67357">
            <text:p>1,67357</text:p>
          </table:table-cell>
          <table:table-cell office:value-type="float" office:value="0.301753">
            <text:p>0,301753</text:p>
          </table:table-cell>
          <table:table-cell office:value-type="float" office:value="0.295595">
            <text:p>0,295595</text:p>
          </table:table-cell>
          <table:table-cell office:value-type="float" office:value="0.597348">
            <text:p>0,597348</text:p>
          </table:table-cell>
          <table:table-cell office:value-type="float" office:value="0.323747">
            <text:p>0,323747</text:p>
          </table:table-cell>
          <table:table-cell office:value-type="float" office:value="0.407909">
            <text:p>0,407909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0.297648">
            <text:p>0,297648</text:p>
          </table:table-cell>
          <table:table-cell office:value-type="float" office:value="0.545736">
            <text:p>0,545736</text:p>
          </table:table-cell>
          <table:table-cell office:value-type="float" office:value="0.699105">
            <text:p>0,699105</text:p>
          </table:table-cell>
          <table:table-cell office:value-type="float" office:value="0.931065">
            <text:p>0,931065</text:p>
          </table:table-cell>
          <table:table-cell office:value-type="float" office:value="1.63017">
            <text:p>1,63017</text:p>
          </table:table-cell>
          <table:table-cell office:value-type="float" office:value="0.0375359">
            <text:p>0,0375359</text:p>
          </table:table-cell>
          <table:table-cell office:value-type="float" office:value="0.245156">
            <text:p>0,245156</text:p>
          </table:table-cell>
          <table:table-cell office:value-type="float" office:value="0.282692">
            <text:p>0,282692</text:p>
          </table:table-cell>
          <table:table-cell office:value-type="float" office:value="0.313483">
            <text:p>0,313483</text:p>
          </table:table-cell>
          <table:table-cell office:value-type="float" office:value="0.458055">
            <text:p>0,458055</text:p>
          </table:table-cell>
          <table:table-cell office:value-type="float" office:value="0.771538">
            <text:p>0,771538</text:p>
          </table:table-cell>
          <table:table-cell office:value-type="float" office:value="0.419932">
            <text:p>0,419932</text:p>
          </table:table-cell>
          <table:table-cell office:value-type="float" office:value="1.01347">
            <text:p>1,01347</text:p>
          </table:table-cell>
          <table:table-cell office:value-type="float" office:value="1.4334">
            <text:p>1,4334</text:p>
          </table:table-cell>
          <table:table-cell office:value-type="float" office:value="0.550721">
            <text:p>0,550721</text:p>
          </table:table-cell>
          <table:table-cell office:value-type="float" office:value="1.2598">
            <text:p>1,2598</text:p>
          </table:table-cell>
          <table:table-cell office:value-type="float" office:value="1.81052">
            <text:p>1,81052</text:p>
          </table:table-cell>
          <table:table-cell office:value-type="float" office:value="0.654531">
            <text:p>0,654531</text:p>
          </table:table-cell>
          <table:table-cell office:value-type="float" office:value="1.01963">
            <text:p>1,01963</text:p>
          </table:table-cell>
          <table:table-cell office:value-type="float" office:value="1.67416">
            <text:p>1,67416</text:p>
          </table:table-cell>
          <table:table-cell office:value-type="float" office:value="0.302046">
            <text:p>0,302046</text:p>
          </table:table-cell>
          <table:table-cell office:value-type="float" office:value="0.300873">
            <text:p>0,300873</text:p>
          </table:table-cell>
          <table:table-cell office:value-type="float" office:value="0.60292">
            <text:p>0,60292</text:p>
          </table:table-cell>
          <table:table-cell office:value-type="float" office:value="0.308498">
            <text:p>0,308498</text:p>
          </table:table-cell>
          <table:table-cell office:value-type="float" office:value="0.404977">
            <text:p>0,404977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0.295888">
            <text:p>0,295888</text:p>
          </table:table-cell>
          <table:table-cell office:value-type="float" office:value="0.520223">
            <text:p>0,520223</text:p>
          </table:table-cell>
          <table:table-cell office:value-type="float" office:value="1.40408">
            <text:p>1,40408</text:p>
          </table:table-cell>
          <table:table-cell office:value-type="float" office:value="2.24101">
            <text:p>2,24101</text:p>
          </table:table-cell>
          <table:table-cell office:value-type="float" office:value="3.64508">
            <text:p>3,64508</text:p>
          </table:table-cell>
          <table:table-cell office:value-type="float" office:value="0.209966">
            <text:p>0,209966</text:p>
          </table:table-cell>
          <table:table-cell office:value-type="float" office:value="0.436061">
            <text:p>0,436061</text:p>
          </table:table-cell>
          <table:table-cell office:value-type="float" office:value="0.646027">
            <text:p>0,646027</text:p>
          </table:table-cell>
          <table:table-cell office:value-type="float" office:value="0.675939">
            <text:p>0,675939</text:p>
          </table:table-cell>
          <table:table-cell office:value-type="float" office:value="1.08561">
            <text:p>1,08561</text:p>
          </table:table-cell>
          <table:table-cell office:value-type="float" office:value="1.76155">
            <text:p>1,76155</text:p>
          </table:table-cell>
          <table:table-cell office:value-type="float" office:value="0.44955">
            <text:p>0,44955</text:p>
          </table:table-cell>
          <table:table-cell office:value-type="float" office:value="0.477409">
            <text:p>0,477409</text:p>
          </table:table-cell>
          <table:table-cell office:value-type="float" office:value="0.92696">
            <text:p>0,92696</text:p>
          </table:table-cell>
          <table:table-cell office:value-type="float" office:value="0.547789">
            <text:p>0,547789</text:p>
          </table:table-cell>
          <table:table-cell office:value-type="float" office:value="1.26947">
            <text:p>1,26947</text:p>
          </table:table-cell>
          <table:table-cell office:value-type="float" office:value="1.81726">
            <text:p>1,81726</text:p>
          </table:table-cell>
          <table:table-cell office:value-type="float" office:value="0.677112">
            <text:p>0,677112</text:p>
          </table:table-cell>
          <table:table-cell office:value-type="float" office:value="1.00057">
            <text:p>1,00057</text:p>
          </table:table-cell>
          <table:table-cell office:value-type="float" office:value="1.67768">
            <text:p>1,67768</text:p>
          </table:table-cell>
          <table:table-cell office:value-type="float" office:value="0.282985">
            <text:p>0,282985</text:p>
          </table:table-cell>
          <table:table-cell office:value-type="float" office:value="0.321987">
            <text:p>0,321987</text:p>
          </table:table-cell>
          <table:table-cell office:value-type="float" office:value="0.604972">
            <text:p>0,604972</text:p>
          </table:table-cell>
          <table:table-cell office:value-type="float" office:value="0.478289">
            <text:p>0,478289</text:p>
          </table:table-cell>
          <table:table-cell office:value-type="float" office:value="1.04514">
            <text:p>1,04514</text:p>
          </table:table-cell>
          <table:table-cell office:value-type="float" office:value="1.52343">
            <text:p>1,52343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309964">
            <text:p>0,309964</text:p>
          </table:table-cell>
          <table:table-cell office:value-type="float" office:value="0.530194">
            <text:p>0,530194</text:p>
          </table:table-cell>
          <table:table-cell office:value-type="float" office:value="0.70585">
            <text:p>0,70585</text:p>
          </table:table-cell>
          <table:table-cell office:value-type="float" office:value="0.947487">
            <text:p>0,947487</text:p>
          </table:table-cell>
          <table:table-cell office:value-type="float" office:value="1.65334">
            <text:p>1,65334</text:p>
          </table:table-cell>
          <table:table-cell office:value-type="float" office:value="0.0392953">
            <text:p>0,0392953</text:p>
          </table:table-cell>
          <table:table-cell office:value-type="float" office:value="0.446325">
            <text:p>0,446325</text:p>
          </table:table-cell>
          <table:table-cell office:value-type="float" office:value="0.48562">
            <text:p>0,48562</text:p>
          </table:table-cell>
          <table:table-cell office:value-type="float" office:value="0.453949">
            <text:p>0,453949</text:p>
          </table:table-cell>
          <table:table-cell office:value-type="float" office:value="0.780335">
            <text:p>0,780335</text:p>
          </table:table-cell>
          <table:table-cell office:value-type="float" office:value="1.23428">
            <text:p>1,23428</text:p>
          </table:table-cell>
          <table:table-cell office:value-type="float" office:value="0.416413">
            <text:p>0,416413</text:p>
          </table:table-cell>
          <table:table-cell office:value-type="float" office:value="0.535179">
            <text:p>0,535179</text:p>
          </table:table-cell>
          <table:table-cell office:value-type="float" office:value="0.951593">
            <text:p>0,951593</text:p>
          </table:table-cell>
          <table:table-cell office:value-type="float" office:value="0.551015">
            <text:p>0,551015</text:p>
          </table:table-cell>
          <table:table-cell office:value-type="float" office:value="1.22754">
            <text:p>1,22754</text:p>
          </table:table-cell>
          <table:table-cell office:value-type="float" office:value="1.77855">
            <text:p>1,77855</text:p>
          </table:table-cell>
          <table:table-cell office:value-type="float" office:value="0.64896">
            <text:p>0,64896</text:p>
          </table:table-cell>
          <table:table-cell office:value-type="float" office:value="1.051">
            <text:p>1,051</text:p>
          </table:table-cell>
          <table:table-cell office:value-type="float" office:value="1.69996">
            <text:p>1,69996</text:p>
          </table:table-cell>
          <table:table-cell office:value-type="float" office:value="0.285331">
            <text:p>0,285331</text:p>
          </table:table-cell>
          <table:table-cell office:value-type="float" office:value="0.302633">
            <text:p>0,302633</text:p>
          </table:table-cell>
          <table:table-cell office:value-type="float" office:value="0.587964">
            <text:p>0,587964</text:p>
          </table:table-cell>
          <table:table-cell office:value-type="float" office:value="0.568903">
            <text:p>0,568903</text:p>
          </table:table-cell>
          <table:table-cell office:value-type="float" office:value="0.987076">
            <text:p>0,987076</text:p>
          </table:table-cell>
          <table:table-cell office:value-type="float" office:value="1.55598">
            <text:p>1,55598</text:p>
          </table:table-cell>
        </table:table-row>
        <table:table-row table:style-name="ro1">
          <table:table-cell office:value-type="float" office:value="0.507321">
            <text:p>0,507321</text:p>
          </table:table-cell>
          <table:table-cell office:value-type="float" office:value="0.850422">
            <text:p>0,850422</text:p>
          </table:table-cell>
          <table:table-cell office:value-type="float" office:value="1.35774">
            <text:p>1,35774</text:p>
          </table:table-cell>
          <table:table-cell office:value-type="float" office:value="1.61346">
            <text:p>1,61346</text:p>
          </table:table-cell>
          <table:table-cell office:value-type="float" office:value="1.15921">
            <text:p>1,15921</text:p>
          </table:table-cell>
          <table:table-cell office:value-type="float" office:value="2.77267">
            <text:p>2,77267</text:p>
          </table:table-cell>
          <table:table-cell office:value-type="float" office:value="0.0360696">
            <text:p>0,0360696</text:p>
          </table:table-cell>
          <table:table-cell office:value-type="float" office:value="0.213485">
            <text:p>0,213485</text:p>
          </table:table-cell>
          <table:table-cell office:value-type="float" office:value="0.249555">
            <text:p>0,249555</text:p>
          </table:table-cell>
          <table:table-cell office:value-type="float" office:value="0.308498">
            <text:p>0,308498</text:p>
          </table:table-cell>
          <table:table-cell office:value-type="float" office:value="0.53254">
            <text:p>0,53254</text:p>
          </table:table-cell>
          <table:table-cell office:value-type="float" office:value="0.841038">
            <text:p>0,841038</text:p>
          </table:table-cell>
          <table:table-cell office:value-type="float" office:value="0.45219">
            <text:p>0,45219</text:p>
          </table:table-cell>
          <table:table-cell office:value-type="float" office:value="0.558053">
            <text:p>0,558053</text:p>
          </table:table-cell>
          <table:table-cell office:value-type="float" office:value="1.01024">
            <text:p>1,01024</text:p>
          </table:table-cell>
          <table:table-cell office:value-type="float" office:value="1.12813">
            <text:p>1,12813</text:p>
          </table:table-cell>
          <table:table-cell office:value-type="float" office:value="1.19616">
            <text:p>1,19616</text:p>
          </table:table-cell>
          <table:table-cell office:value-type="float" office:value="2.32429">
            <text:p>2,32429</text:p>
          </table:table-cell>
          <table:table-cell office:value-type="float" office:value="0.655998">
            <text:p>0,655998</text:p>
          </table:table-cell>
          <table:table-cell office:value-type="float" office:value="1.04455">
            <text:p>1,04455</text:p>
          </table:table-cell>
          <table:table-cell office:value-type="float" office:value="1.70055">
            <text:p>1,70055</text:p>
          </table:table-cell>
          <table:table-cell office:value-type="float" office:value="0.298234">
            <text:p>0,298234</text:p>
          </table:table-cell>
          <table:table-cell office:value-type="float" office:value="0.302046">
            <text:p>0,302046</text:p>
          </table:table-cell>
          <table:table-cell office:value-type="float" office:value="0.60028">
            <text:p>0,60028</text:p>
          </table:table-cell>
          <table:table-cell office:value-type="float" office:value="0.308498">
            <text:p>0,308498</text:p>
          </table:table-cell>
          <table:table-cell office:value-type="float" office:value="0.436648">
            <text:p>0,436648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90612">
            <text:p>0,190612</text:p>
          </table:table-cell>
          <table:table-cell office:value-type="float" office:value="0.375945">
            <text:p>0,375945</text:p>
          </table:table-cell>
          <table:table-cell office:value-type="float" office:value="0.566557">
            <text:p>0,566557</text:p>
          </table:table-cell>
          <table:table-cell office:value-type="float" office:value="1.6504">
            <text:p>1,6504</text:p>
          </table:table-cell>
          <table:table-cell office:value-type="float" office:value="2.77149">
            <text:p>2,77149</text:p>
          </table:table-cell>
          <table:table-cell office:value-type="float" office:value="4.4219">
            <text:p>4,4219</text:p>
          </table:table-cell>
          <table:table-cell office:value-type="float" office:value="0.118179">
            <text:p>0,118179</text:p>
          </table:table-cell>
          <table:table-cell office:value-type="float" office:value="0.56773">
            <text:p>0,56773</text:p>
          </table:table-cell>
          <table:table-cell office:value-type="float" office:value="0.685909">
            <text:p>0,685909</text:p>
          </table:table-cell>
          <table:table-cell office:value-type="float" office:value="0.284745">
            <text:p>0,284745</text:p>
          </table:table-cell>
          <table:table-cell office:value-type="float" office:value="0.464799">
            <text:p>0,464799</text:p>
          </table:table-cell>
          <table:table-cell office:value-type="float" office:value="0.749544">
            <text:p>0,749544</text:p>
          </table:table-cell>
          <table:table-cell office:value-type="float" office:value="1.01728">
            <text:p>1,01728</text:p>
          </table:table-cell>
          <table:table-cell office:value-type="float" office:value="1.13223">
            <text:p>1,13223</text:p>
          </table:table-cell>
          <table:table-cell office:value-type="float" office:value="2.14951">
            <text:p>2,14951</text:p>
          </table:table-cell>
          <table:table-cell office:value-type="float" office:value="1.34777">
            <text:p>1,34777</text:p>
          </table:table-cell>
          <table:table-cell office:value-type="float" office:value="2.61666">
            <text:p>2,61666</text:p>
          </table:table-cell>
          <table:table-cell office:value-type="float" office:value="3.96443">
            <text:p>3,96443</text:p>
          </table:table-cell>
          <table:table-cell office:value-type="float" office:value="0.638989">
            <text:p>0,638989</text:p>
          </table:table-cell>
          <table:table-cell office:value-type="float" office:value="1.03722">
            <text:p>1,03722</text:p>
          </table:table-cell>
          <table:table-cell office:value-type="float" office:value="1.67621">
            <text:p>1,67621</text:p>
          </table:table-cell>
          <table:table-cell office:value-type="float" office:value="0.273015">
            <text:p>0,273015</text:p>
          </table:table-cell>
          <table:table-cell office:value-type="float" office:value="0.303513">
            <text:p>0,303513</text:p>
          </table:table-cell>
          <table:table-cell office:value-type="float" office:value="0.576527">
            <text:p>0,576527</text:p>
          </table:table-cell>
          <table:table-cell office:value-type="float" office:value="0.338409">
            <text:p>0,338409</text:p>
          </table:table-cell>
          <table:table-cell office:value-type="float" office:value="0.430489">
            <text:p>0,430489</text:p>
          </table:table-cell>
          <table:table-cell office:value-type="float" office:value="0.768898">
            <text:p>0,768898</text:p>
          </table:table-cell>
        </table:table-row>
        <table:table-row table:style-name="ro1">
          <table:table-cell office:value-type="float" office:value="0.390021">
            <text:p>0,390021</text:p>
          </table:table-cell>
          <table:table-cell office:value-type="float" office:value="0.441926">
            <text:p>0,441926</text:p>
          </table:table-cell>
          <table:table-cell office:value-type="float" office:value="0.831947">
            <text:p>0,831947</text:p>
          </table:table-cell>
          <table:table-cell office:value-type="float" office:value="0.729896">
            <text:p>0,729896</text:p>
          </table:table-cell>
          <table:table-cell office:value-type="float" office:value="0.98209">
            <text:p>0,98209</text:p>
          </table:table-cell>
          <table:table-cell office:value-type="float" office:value="1.71199">
            <text:p>1,71199</text:p>
          </table:table-cell>
          <table:table-cell office:value-type="float" office:value="0.0398818">
            <text:p>0,0398818</text:p>
          </table:table-cell>
          <table:table-cell office:value-type="float" office:value="0.187093">
            <text:p>0,187093</text:p>
          </table:table-cell>
          <table:table-cell office:value-type="float" office:value="0.226975">
            <text:p>0,226975</text:p>
          </table:table-cell>
          <table:table-cell office:value-type="float" office:value="0.315536">
            <text:p>0,315536</text:p>
          </table:table-cell>
          <table:table-cell office:value-type="float" office:value="0.582685">
            <text:p>0,582685</text:p>
          </table:table-cell>
          <table:table-cell office:value-type="float" office:value="0.898221">
            <text:p>0,898221</text:p>
          </table:table-cell>
          <table:table-cell office:value-type="float" office:value="1.08707">
            <text:p>1,08707</text:p>
          </table:table-cell>
          <table:table-cell office:value-type="float" office:value="1.09939">
            <text:p>1,09939</text:p>
          </table:table-cell>
          <table:table-cell office:value-type="float" office:value="2.18646">
            <text:p>2,18646</text:p>
          </table:table-cell>
          <table:table-cell office:value-type="float" office:value="0.642508">
            <text:p>0,642508</text:p>
          </table:table-cell>
          <table:table-cell office:value-type="float" office:value="1.73486">
            <text:p>1,73486</text:p>
          </table:table-cell>
          <table:table-cell office:value-type="float" office:value="2.37737">
            <text:p>2,37737</text:p>
          </table:table-cell>
          <table:table-cell office:value-type="float" office:value="0.783854">
            <text:p>0,783854</text:p>
          </table:table-cell>
          <table:table-cell office:value-type="float" office:value="1.33164">
            <text:p>1,33164</text:p>
          </table:table-cell>
          <table:table-cell office:value-type="float" office:value="2.1155">
            <text:p>2,1155</text:p>
          </table:table-cell>
          <table:table-cell office:value-type="float" office:value="0.393247">
            <text:p>0,393247</text:p>
          </table:table-cell>
          <table:table-cell office:value-type="float" office:value="0.352485">
            <text:p>0,352485</text:p>
          </table:table-cell>
          <table:table-cell office:value-type="float" office:value="0.745732">
            <text:p>0,745732</text:p>
          </table:table-cell>
          <table:table-cell office:value-type="float" office:value="0.374772">
            <text:p>0,374772</text:p>
          </table:table-cell>
          <table:table-cell office:value-type="float" office:value="0.458641">
            <text:p>0,458641</text:p>
          </table:table-cell>
          <table:table-cell office:value-type="float" office:value="0.833413">
            <text:p>0,833413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1.17241">
            <text:p>1,17241</text:p>
          </table:table-cell>
          <table:table-cell office:value-type="float" office:value="1.38619">
            <text:p>1,38619</text:p>
          </table:table-cell>
          <table:table-cell office:value-type="float" office:value="0.931065">
            <text:p>0,931065</text:p>
          </table:table-cell>
          <table:table-cell office:value-type="float" office:value="1.80671">
            <text:p>1,80671</text:p>
          </table:table-cell>
          <table:table-cell office:value-type="float" office:value="2.73777">
            <text:p>2,73777</text:p>
          </table:table-cell>
          <table:table-cell office:value-type="float" office:value="0.0560105">
            <text:p>0,0560105</text:p>
          </table:table-cell>
          <table:table-cell office:value-type="float" office:value="0.471544">
            <text:p>0,471544</text:p>
          </table:table-cell>
          <table:table-cell office:value-type="float" office:value="0.527555">
            <text:p>0,527555</text:p>
          </table:table-cell>
          <table:table-cell office:value-type="float" office:value="0.489139">
            <text:p>0,489139</text:p>
          </table:table-cell>
          <table:table-cell office:value-type="float" office:value="1.10086">
            <text:p>1,10086</text:p>
          </table:table-cell>
          <table:table-cell office:value-type="float" office:value="1.59">
            <text:p>1,59</text:p>
          </table:table-cell>
          <table:table-cell office:value-type="float" office:value="0.419932">
            <text:p>0,419932</text:p>
          </table:table-cell>
          <table:table-cell office:value-type="float" office:value="0.857753">
            <text:p>0,857753</text:p>
          </table:table-cell>
          <table:table-cell office:value-type="float" office:value="1.27769">
            <text:p>1,27769</text:p>
          </table:table-cell>
          <table:table-cell office:value-type="float" office:value="0.805848">
            <text:p>0,805848</text:p>
          </table:table-cell>
          <table:table-cell office:value-type="float" office:value="2.08676">
            <text:p>2,08676</text:p>
          </table:table-cell>
          <table:table-cell office:value-type="float" office:value="2.89261">
            <text:p>2,89261</text:p>
          </table:table-cell>
          <table:table-cell office:value-type="float" office:value="0.840158">
            <text:p>0,840158</text:p>
          </table:table-cell>
          <table:table-cell office:value-type="float" office:value="1.15775">
            <text:p>1,15775</text:p>
          </table:table-cell>
          <table:table-cell office:value-type="float" office:value="1.9979">
            <text:p>1,9979</text:p>
          </table:table-cell>
          <table:table-cell office:value-type="float" office:value="0.403804">
            <text:p>0,403804</text:p>
          </table:table-cell>
          <table:table-cell office:value-type="float" office:value="0.319934">
            <text:p>0,319934</text:p>
          </table:table-cell>
          <table:table-cell office:value-type="float" office:value="0.723738">
            <text:p>0,723738</text:p>
          </table:table-cell>
          <table:table-cell office:value-type="float" office:value="0.419346">
            <text:p>0,419346</text:p>
          </table:table-cell>
          <table:table-cell office:value-type="float" office:value="0.441926">
            <text:p>0,441926</text:p>
          </table:table-cell>
          <table:table-cell office:value-type="float" office:value="0.861272">
            <text:p>0,861272</text:p>
          </table:table-cell>
        </table:table-row>
        <table:table-row table:style-name="ro1">
          <table:table-cell office:value-type="float" office:value="0.285624">
            <text:p>0,285624</text:p>
          </table:table-cell>
          <table:table-cell office:value-type="float" office:value="1.10232">
            <text:p>1,10232</text:p>
          </table:table-cell>
          <table:table-cell office:value-type="float" office:value="1.38795">
            <text:p>1,38795</text:p>
          </table:table-cell>
          <table:table-cell office:value-type="float" office:value="0.825496">
            <text:p>0,825496</text:p>
          </table:table-cell>
          <table:table-cell office:value-type="float" office:value="0.926666">
            <text:p>0,926666</text:p>
          </table:table-cell>
          <table:table-cell office:value-type="float" office:value="1.75216">
            <text:p>1,75216</text:p>
          </table:table-cell>
          <table:table-cell office:value-type="float" office:value="0.0372426">
            <text:p>0,0372426</text:p>
          </table:table-cell>
          <table:table-cell office:value-type="float" office:value="0.259232">
            <text:p>0,259232</text:p>
          </table:table-cell>
          <table:table-cell office:value-type="float" office:value="0.296475">
            <text:p>0,296475</text:p>
          </table:table-cell>
          <table:table-cell office:value-type="float" office:value="0.315829">
            <text:p>0,315829</text:p>
          </table:table-cell>
          <table:table-cell office:value-type="float" office:value="0.478289">
            <text:p>0,478289</text:p>
          </table:table-cell>
          <table:table-cell office:value-type="float" office:value="0.794118">
            <text:p>0,794118</text:p>
          </table:table-cell>
          <table:table-cell office:value-type="float" office:value="0.409082">
            <text:p>0,409082</text:p>
          </table:table-cell>
          <table:table-cell office:value-type="float" office:value="0.707023">
            <text:p>0,707023</text:p>
          </table:table-cell>
          <table:table-cell office:value-type="float" office:value="1.11611">
            <text:p>1,11611</text:p>
          </table:table-cell>
          <table:table-cell office:value-type="float" office:value="0.557173">
            <text:p>0,557173</text:p>
          </table:table-cell>
          <table:table-cell office:value-type="float" office:value="1.31434">
            <text:p>1,31434</text:p>
          </table:table-cell>
          <table:table-cell office:value-type="float" office:value="1.87151">
            <text:p>1,87151</text:p>
          </table:table-cell>
          <table:table-cell office:value-type="float" office:value="0.639576">
            <text:p>0,639576</text:p>
          </table:table-cell>
          <table:table-cell office:value-type="float" office:value="1.0815">
            <text:p>1,0815</text:p>
          </table:table-cell>
          <table:table-cell office:value-type="float" office:value="1.72108">
            <text:p>1,72108</text:p>
          </table:table-cell>
          <table:table-cell office:value-type="float" office:value="0.37096">
            <text:p>0,37096</text:p>
          </table:table-cell>
          <table:table-cell office:value-type="float" office:value="0.308498">
            <text:p>0,308498</text:p>
          </table:table-cell>
          <table:table-cell office:value-type="float" office:value="0.679458">
            <text:p>0,679458</text:p>
          </table:table-cell>
          <table:table-cell office:value-type="float" office:value="0.38357">
            <text:p>0,38357</text:p>
          </table:table-cell>
          <table:table-cell office:value-type="float" office:value="0.42785">
            <text:p>0,42785</text:p>
          </table:table-cell>
          <table:table-cell office:value-type="float" office:value="0.81142">
            <text:p>0,81142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33424">
            <text:p>0,333424</text:p>
          </table:table-cell>
          <table:table-cell office:value-type="float" office:value="0.577993">
            <text:p>0,577993</text:p>
          </table:table-cell>
          <table:table-cell office:value-type="float" office:value="0.782681">
            <text:p>0,782681</text:p>
          </table:table-cell>
          <table:table-cell office:value-type="float" office:value="1.25833">
            <text:p>1,25833</text:p>
          </table:table-cell>
          <table:table-cell office:value-type="float" office:value="2.04101">
            <text:p>2,04101</text:p>
          </table:table-cell>
          <table:table-cell office:value-type="float" office:value="0.0463333">
            <text:p>0,0463333</text:p>
          </table:table-cell>
          <table:table-cell office:value-type="float" office:value="0.316416">
            <text:p>0,316416</text:p>
          </table:table-cell>
          <table:table-cell office:value-type="float" office:value="0.362749">
            <text:p>0,362749</text:p>
          </table:table-cell>
          <table:table-cell office:value-type="float" office:value="0.354245">
            <text:p>0,354245</text:p>
          </table:table-cell>
          <table:table-cell office:value-type="float" office:value="0.684736">
            <text:p>0,684736</text:p>
          </table:table-cell>
          <table:table-cell office:value-type="float" office:value="1.03898">
            <text:p>1,03898</text:p>
          </table:table-cell>
          <table:table-cell office:value-type="float" office:value="0.551308">
            <text:p>0,551308</text:p>
          </table:table-cell>
          <table:table-cell office:value-type="float" office:value="0.614943">
            <text:p>0,614943</text:p>
          </table:table-cell>
          <table:table-cell office:value-type="float" office:value="1.16625">
            <text:p>1,16625</text:p>
          </table:table-cell>
          <table:table-cell office:value-type="float" office:value="0.604093">
            <text:p>0,604093</text:p>
          </table:table-cell>
          <table:table-cell office:value-type="float" office:value="1.8158">
            <text:p>1,8158</text:p>
          </table:table-cell>
          <table:table-cell office:value-type="float" office:value="2.41989">
            <text:p>2,41989</text:p>
          </table:table-cell>
          <table:table-cell office:value-type="float" office:value="0.652772">
            <text:p>0,652772</text:p>
          </table:table-cell>
          <table:table-cell office:value-type="float" office:value="1.16977">
            <text:p>1,16977</text:p>
          </table:table-cell>
          <table:table-cell office:value-type="float" office:value="1.82254">
            <text:p>1,82254</text:p>
          </table:table-cell>
          <table:table-cell office:value-type="float" office:value="0.32492">
            <text:p>0,32492</text:p>
          </table:table-cell>
          <table:table-cell office:value-type="float" office:value="0.314363">
            <text:p>0,314363</text:p>
          </table:table-cell>
          <table:table-cell office:value-type="float" office:value="0.639283">
            <text:p>0,639283</text:p>
          </table:table-cell>
          <table:table-cell office:value-type="float" office:value="0.74104">
            <text:p>0,74104</text:p>
          </table:table-cell>
          <table:table-cell office:value-type="float" office:value="0.482981">
            <text:p>0,482981</text:p>
          </table:table-cell>
          <table:table-cell office:value-type="float" office:value="1.22402">
            <text:p>1,22402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77411">
            <text:p>0,377411</text:p>
          </table:table-cell>
          <table:table-cell office:value-type="float" office:value="0.641042">
            <text:p>0,641042</text:p>
          </table:table-cell>
          <table:table-cell office:value-type="float" office:value="0.710249">
            <text:p>0,710249</text:p>
          </table:table-cell>
          <table:table-cell office:value-type="float" office:value="0.950713">
            <text:p>0,950713</text:p>
          </table:table-cell>
          <table:table-cell office:value-type="float" office:value="1.66096">
            <text:p>1,66096</text:p>
          </table:table-cell>
          <table:table-cell office:value-type="float" office:value="0.0439873">
            <text:p>0,0439873</text:p>
          </table:table-cell>
          <table:table-cell office:value-type="float" office:value="0.236359">
            <text:p>0,236359</text:p>
          </table:table-cell>
          <table:table-cell office:value-type="float" office:value="0.280346">
            <text:p>0,280346</text:p>
          </table:table-cell>
          <table:table-cell office:value-type="float" office:value="0.328439">
            <text:p>0,328439</text:p>
          </table:table-cell>
          <table:table-cell office:value-type="float" office:value="0.49647">
            <text:p>0,49647</text:p>
          </table:table-cell>
          <table:table-cell office:value-type="float" office:value="0.824909">
            <text:p>0,824909</text:p>
          </table:table-cell>
          <table:table-cell office:value-type="float" office:value="0.578287">
            <text:p>0,578287</text:p>
          </table:table-cell>
          <table:table-cell office:value-type="float" office:value="0.513185">
            <text:p>0,513185</text:p>
          </table:table-cell>
          <table:table-cell office:value-type="float" office:value="1.09147">
            <text:p>1,09147</text:p>
          </table:table-cell>
          <table:table-cell office:value-type="float" office:value="0.575648">
            <text:p>0,575648</text:p>
          </table:table-cell>
          <table:table-cell office:value-type="float" office:value="1.30202">
            <text:p>1,30202</text:p>
          </table:table-cell>
          <table:table-cell office:value-type="float" office:value="1.87767">
            <text:p>1,87767</text:p>
          </table:table-cell>
          <table:table-cell office:value-type="float" office:value="0.626086">
            <text:p>0,626086</text:p>
          </table:table-cell>
          <table:table-cell office:value-type="float" office:value="1.25745">
            <text:p>1,25745</text:p>
          </table:table-cell>
          <table:table-cell office:value-type="float" office:value="1.88354">
            <text:p>1,88354</text:p>
          </table:table-cell>
          <table:table-cell office:value-type="float" office:value="0.273308">
            <text:p>0,273308</text:p>
          </table:table-cell>
          <table:table-cell office:value-type="float" office:value="0.302926">
            <text:p>0,302926</text:p>
          </table:table-cell>
          <table:table-cell office:value-type="float" office:value="0.576234">
            <text:p>0,576234</text:p>
          </table:table-cell>
          <table:table-cell office:value-type="float" office:value="0.442806">
            <text:p>0,442806</text:p>
          </table:table-cell>
          <table:table-cell office:value-type="float" office:value="0.463333">
            <text:p>0,463333</text:p>
          </table:table-cell>
          <table:table-cell office:value-type="float" office:value="0.906139">
            <text:p>0,906139</text:p>
          </table:table-cell>
        </table:table-row>
        <table:table-row table:style-name="ro1">
          <table:table-cell office:value-type="float" office:value="0.273015">
            <text:p>0,273015</text:p>
          </table:table-cell>
          <table:table-cell office:value-type="float" office:value="0.322867">
            <text:p>0,322867</text:p>
          </table:table-cell>
          <table:table-cell office:value-type="float" office:value="0.595882">
            <text:p>0,595882</text:p>
          </table:table-cell>
          <table:table-cell office:value-type="float" office:value="0.968308">
            <text:p>0,968308</text:p>
          </table:table-cell>
          <table:table-cell office:value-type="float" office:value="0.965375">
            <text:p>0,965375</text:p>
          </table:table-cell>
          <table:table-cell office:value-type="float" office:value="1.93368">
            <text:p>1,93368</text:p>
          </table:table-cell>
          <table:table-cell office:value-type="float" office:value="0.0422278">
            <text:p>0,0422278</text:p>
          </table:table-cell>
          <table:table-cell office:value-type="float" office:value="0.259525">
            <text:p>0,259525</text:p>
          </table:table-cell>
          <table:table-cell office:value-type="float" office:value="0.301753">
            <text:p>0,301753</text:p>
          </table:table-cell>
          <table:table-cell office:value-type="float" office:value="0.396766">
            <text:p>0,396766</text:p>
          </table:table-cell>
          <table:table-cell office:value-type="float" office:value="0.509667">
            <text:p>0,509667</text:p>
          </table:table-cell>
          <table:table-cell office:value-type="float" office:value="0.906432">
            <text:p>0,906432</text:p>
          </table:table-cell>
          <table:table-cell office:value-type="float" office:value="0.646027">
            <text:p>0,646027</text:p>
          </table:table-cell>
          <table:table-cell office:value-type="float" office:value="0.615823">
            <text:p>0,615823</text:p>
          </table:table-cell>
          <table:table-cell office:value-type="float" office:value="1.26185">
            <text:p>1,26185</text:p>
          </table:table-cell>
          <table:table-cell office:value-type="float" office:value="0.638989">
            <text:p>0,638989</text:p>
          </table:table-cell>
          <table:table-cell office:value-type="float" office:value="1.38267">
            <text:p>1,38267</text:p>
          </table:table-cell>
          <table:table-cell office:value-type="float" office:value="2.02166">
            <text:p>2,02166</text:p>
          </table:table-cell>
          <table:table-cell office:value-type="float" office:value="0.66069">
            <text:p>0,66069</text:p>
          </table:table-cell>
          <table:table-cell office:value-type="float" office:value="1.07505">
            <text:p>1,07505</text:p>
          </table:table-cell>
          <table:table-cell office:value-type="float" office:value="1.73574">
            <text:p>1,73574</text:p>
          </table:table-cell>
          <table:table-cell office:value-type="float" office:value="0.281812">
            <text:p>0,281812</text:p>
          </table:table-cell>
          <table:table-cell office:value-type="float" office:value="0.31231">
            <text:p>0,31231</text:p>
          </table:table-cell>
          <table:table-cell office:value-type="float" office:value="0.594122">
            <text:p>0,594122</text:p>
          </table:table-cell>
          <table:table-cell office:value-type="float" office:value="0.988835">
            <text:p>0,988835</text:p>
          </table:table-cell>
          <table:table-cell office:value-type="float" office:value="0.831361">
            <text:p>0,831361</text:p>
          </table:table-cell>
          <table:table-cell office:value-type="float" office:value="1.8202">
            <text:p>1,8202</text:p>
          </table:table-cell>
        </table:table-row>
        <table:table-row table:style-name="ro1">
          <table:table-cell office:value-type="float" office:value="0.422572">
            <text:p>0,422572</text:p>
          </table:table-cell>
          <table:table-cell office:value-type="float" office:value="0.333424">
            <text:p>0,333424</text:p>
          </table:table-cell>
          <table:table-cell office:value-type="float" office:value="0.755996">
            <text:p>0,755996</text:p>
          </table:table-cell>
          <table:table-cell office:value-type="float" office:value="0.739574">
            <text:p>0,739574</text:p>
          </table:table-cell>
          <table:table-cell office:value-type="float" office:value="0.986782">
            <text:p>0,986782</text:p>
          </table:table-cell>
          <table:table-cell office:value-type="float" office:value="1.72636">
            <text:p>1,72636</text:p>
          </table:table-cell>
          <table:table-cell office:value-type="float" office:value="0.0460401">
            <text:p>0,0460401</text:p>
          </table:table-cell>
          <table:table-cell office:value-type="float" office:value="0.251608">
            <text:p>0,251608</text:p>
          </table:table-cell>
          <table:table-cell office:value-type="float" office:value="0.297648">
            <text:p>0,297648</text:p>
          </table:table-cell>
          <table:table-cell office:value-type="float" office:value="0.48562">
            <text:p>0,48562</text:p>
          </table:table-cell>
          <table:table-cell office:value-type="float" office:value="0.523742">
            <text:p>0,523742</text:p>
          </table:table-cell>
          <table:table-cell office:value-type="float" office:value="1.00936">
            <text:p>1,00936</text:p>
          </table:table-cell>
          <table:table-cell office:value-type="float" office:value="0.414361">
            <text:p>0,414361</text:p>
          </table:table-cell>
          <table:table-cell office:value-type="float" office:value="0.548375">
            <text:p>0,548375</text:p>
          </table:table-cell>
          <table:table-cell office:value-type="float" office:value="0.962736">
            <text:p>0,962736</text:p>
          </table:table-cell>
          <table:table-cell office:value-type="float" office:value="0.714647">
            <text:p>0,714647</text:p>
          </table:table-cell>
          <table:table-cell office:value-type="float" office:value="1.33018">
            <text:p>1,33018</text:p>
          </table:table-cell>
          <table:table-cell office:value-type="float" office:value="2.04482">
            <text:p>2,04482</text:p>
          </table:table-cell>
          <table:table-cell office:value-type="float" office:value="0.643095">
            <text:p>0,643095</text:p>
          </table:table-cell>
          <table:table-cell office:value-type="float" office:value="1.23546">
            <text:p>1,23546</text:p>
          </table:table-cell>
          <table:table-cell office:value-type="float" office:value="1.87855">
            <text:p>1,87855</text:p>
          </table:table-cell>
          <table:table-cell office:value-type="float" office:value="0.472717">
            <text:p>0,472717</text:p>
          </table:table-cell>
          <table:table-cell office:value-type="float" office:value="0.310551">
            <text:p>0,310551</text:p>
          </table:table-cell>
          <table:table-cell office:value-type="float" office:value="0.783268">
            <text:p>0,783268</text:p>
          </table:table-cell>
          <table:table-cell office:value-type="float" office:value="0.33577">
            <text:p>0,33577</text:p>
          </table:table-cell>
          <table:table-cell office:value-type="float" office:value="0.433715">
            <text:p>0,433715</text:p>
          </table:table-cell>
          <table:table-cell office:value-type="float" office:value="0.769485">
            <text:p>0,769485</text:p>
          </table:table-cell>
        </table:table-row>
        <table:table-row table:style-name="ro1">
          <table:table-cell office:value-type="float" office:value="0.566264">
            <text:p>0,566264</text:p>
          </table:table-cell>
          <table:table-cell office:value-type="float" office:value="0.606732">
            <text:p>0,606732</text:p>
          </table:table-cell>
          <table:table-cell office:value-type="float" office:value="1.173">
            <text:p>1,173</text:p>
          </table:table-cell>
          <table:table-cell office:value-type="float" office:value="0.903206">
            <text:p>0,903206</text:p>
          </table:table-cell>
          <table:table-cell office:value-type="float" office:value="1.13957">
            <text:p>1,13957</text:p>
          </table:table-cell>
          <table:table-cell office:value-type="float" office:value="2.04277">
            <text:p>2,04277</text:p>
          </table:table-cell>
          <table:table-cell office:value-type="float" office:value="0.0410548">
            <text:p>0,0410548</text:p>
          </table:table-cell>
          <table:table-cell office:value-type="float" office:value="0.315536">
            <text:p>0,315536</text:p>
          </table:table-cell>
          <table:table-cell office:value-type="float" office:value="0.356591">
            <text:p>0,356591</text:p>
          </table:table-cell>
          <table:table-cell office:value-type="float" office:value="0.3692">
            <text:p>0,3692</text:p>
          </table:table-cell>
          <table:table-cell office:value-type="float" office:value="0.508494">
            <text:p>0,508494</text:p>
          </table:table-cell>
          <table:table-cell office:value-type="float" office:value="0.877694">
            <text:p>0,877694</text:p>
          </table:table-cell>
          <table:table-cell office:value-type="float" office:value="0.463626">
            <text:p>0,463626</text:p>
          </table:table-cell>
          <table:table-cell office:value-type="float" office:value="0.540164">
            <text:p>0,540164</text:p>
          </table:table-cell>
          <table:table-cell office:value-type="float" office:value="1.00379">
            <text:p>1,00379</text:p>
          </table:table-cell>
          <table:table-cell office:value-type="float" office:value="0.664209">
            <text:p>0,664209</text:p>
          </table:table-cell>
          <table:table-cell office:value-type="float" office:value="1.28502">
            <text:p>1,28502</text:p>
          </table:table-cell>
          <table:table-cell office:value-type="float" office:value="1.94923">
            <text:p>1,94923</text:p>
          </table:table-cell>
          <table:table-cell office:value-type="float" office:value="0.782388">
            <text:p>0,782388</text:p>
          </table:table-cell>
          <table:table-cell office:value-type="float" office:value="1.06919">
            <text:p>1,06919</text:p>
          </table:table-cell>
          <table:table-cell office:value-type="float" office:value="1.85157">
            <text:p>1,85157</text:p>
          </table:table-cell>
          <table:table-cell office:value-type="float" office:value="0.282105">
            <text:p>0,282105</text:p>
          </table:table-cell>
          <table:table-cell office:value-type="float" office:value="0.314363">
            <text:p>0,314363</text:p>
          </table:table-cell>
          <table:table-cell office:value-type="float" office:value="0.596468">
            <text:p>0,596468</text:p>
          </table:table-cell>
          <table:table-cell office:value-type="float" office:value="0.325506">
            <text:p>0,325506</text:p>
          </table:table-cell>
          <table:table-cell office:value-type="float" office:value="0.656584">
            <text:p>0,656584</text:p>
          </table:table-cell>
          <table:table-cell office:value-type="float" office:value="0.98209">
            <text:p>0,98209</text:p>
          </table:table-cell>
        </table:table-row>
        <table:table-row table:style-name="ro1">
          <table:table-cell office:value-type="float" office:value="0.356297">
            <text:p>0,356297</text:p>
          </table:table-cell>
          <table:table-cell office:value-type="float" office:value="0.368027">
            <text:p>0,368027</text:p>
          </table:table-cell>
          <table:table-cell office:value-type="float" office:value="0.724325">
            <text:p>0,724325</text:p>
          </table:table-cell>
          <table:table-cell office:value-type="float" office:value="1.28502">
            <text:p>1,28502</text:p>
          </table:table-cell>
          <table:table-cell office:value-type="float" office:value="1.29147">
            <text:p>1,29147</text:p>
          </table:table-cell>
          <table:table-cell office:value-type="float" office:value="2.57648">
            <text:p>2,57648</text:p>
          </table:table-cell>
          <table:table-cell office:value-type="float" office:value="0.0598228">
            <text:p>0,0598228</text:p>
          </table:table-cell>
          <table:table-cell office:value-type="float" office:value="0.248675">
            <text:p>0,248675</text:p>
          </table:table-cell>
          <table:table-cell office:value-type="float" office:value="0.308498">
            <text:p>0,308498</text:p>
          </table:table-cell>
          <table:table-cell office:value-type="float" office:value="0.681804">
            <text:p>0,681804</text:p>
          </table:table-cell>
          <table:table-cell office:value-type="float" office:value="0.50996">
            <text:p>0,50996</text:p>
          </table:table-cell>
          <table:table-cell office:value-type="float" office:value="1.19176">
            <text:p>1,19176</text:p>
          </table:table-cell>
          <table:table-cell office:value-type="float" office:value="0.492072">
            <text:p>0,492072</text:p>
          </table:table-cell>
          <table:table-cell office:value-type="float" office:value="0.526382">
            <text:p>0,526382</text:p>
          </table:table-cell>
          <table:table-cell office:value-type="float" office:value="1.01845">
            <text:p>1,01845</text:p>
          </table:table-cell>
          <table:table-cell office:value-type="float" office:value="0.642215">
            <text:p>0,642215</text:p>
          </table:table-cell>
          <table:table-cell office:value-type="float" office:value="1.30378">
            <text:p>1,30378</text:p>
          </table:table-cell>
          <table:table-cell office:value-type="float" office:value="1.946">
            <text:p>1,946</text:p>
          </table:table-cell>
          <table:table-cell office:value-type="float" office:value="0.650719">
            <text:p>0,650719</text:p>
          </table:table-cell>
          <table:table-cell office:value-type="float" office:value="1.07798">
            <text:p>1,07798</text:p>
          </table:table-cell>
          <table:table-cell office:value-type="float" office:value="1.7287">
            <text:p>1,7287</text:p>
          </table:table-cell>
          <table:table-cell office:value-type="float" office:value="0.348086">
            <text:p>0,348086</text:p>
          </table:table-cell>
          <table:table-cell office:value-type="float" office:value="0.309671">
            <text:p>0,309671</text:p>
          </table:table-cell>
          <table:table-cell office:value-type="float" office:value="0.657757">
            <text:p>0,657757</text:p>
          </table:table-cell>
          <table:table-cell office:value-type="float" office:value="0.355124">
            <text:p>0,355124</text:p>
          </table:table-cell>
          <table:table-cell office:value-type="float" office:value="0.461574">
            <text:p>0,461574</text:p>
          </table:table-cell>
          <table:table-cell office:value-type="float" office:value="0.816698">
            <text:p>0,816698</text:p>
          </table:table-cell>
        </table:table-row>
        <table:table-row table:style-name="ro1">
          <table:table-cell office:value-type="float" office:value="0.305859">
            <text:p>0,305859</text:p>
          </table:table-cell>
          <table:table-cell office:value-type="float" office:value="0.326679">
            <text:p>0,326679</text:p>
          </table:table-cell>
          <table:table-cell office:value-type="float" office:value="0.632538">
            <text:p>0,632538</text:p>
          </table:table-cell>
          <table:table-cell office:value-type="float" office:value="0.819337">
            <text:p>0,819337</text:p>
          </table:table-cell>
          <table:table-cell office:value-type="float" office:value="0.977105">
            <text:p>0,977105</text:p>
          </table:table-cell>
          <table:table-cell office:value-type="float" office:value="1.79644">
            <text:p>1,79644</text:p>
          </table:table-cell>
          <table:table-cell office:value-type="float" office:value="0.0392953">
            <text:p>0,0392953</text:p>
          </table:table-cell>
          <table:table-cell office:value-type="float" office:value="0.25454">
            <text:p>0,25454</text:p>
          </table:table-cell>
          <table:table-cell office:value-type="float" office:value="0.293835">
            <text:p>0,293835</text:p>
          </table:table-cell>
          <table:table-cell office:value-type="float" office:value="0.402924">
            <text:p>0,402924</text:p>
          </table:table-cell>
          <table:table-cell office:value-type="float" office:value="0.528434">
            <text:p>0,528434</text:p>
          </table:table-cell>
          <table:table-cell office:value-type="float" office:value="0.931358">
            <text:p>0,931358</text:p>
          </table:table-cell>
          <table:table-cell office:value-type="float" office:value="0.404977">
            <text:p>0,404977</text:p>
          </table:table-cell>
          <table:table-cell office:value-type="float" office:value="0.581806">
            <text:p>0,581806</text:p>
          </table:table-cell>
          <table:table-cell office:value-type="float" office:value="0.986782">
            <text:p>0,986782</text:p>
          </table:table-cell>
          <table:table-cell office:value-type="float" office:value="0.536059">
            <text:p>0,536059</text:p>
          </table:table-cell>
          <table:table-cell office:value-type="float" office:value="1.55422">
            <text:p>1,55422</text:p>
          </table:table-cell>
          <table:table-cell office:value-type="float" office:value="2.09028">
            <text:p>2,09028</text:p>
          </table:table-cell>
          <table:table-cell office:value-type="float" office:value="0.702038">
            <text:p>0,702038</text:p>
          </table:table-cell>
          <table:table-cell office:value-type="float" office:value="1.09089">
            <text:p>1,09089</text:p>
          </table:table-cell>
          <table:table-cell office:value-type="float" office:value="1.79292">
            <text:p>1,79292</text:p>
          </table:table-cell>
          <table:table-cell office:value-type="float" office:value="0.338996">
            <text:p>0,338996</text:p>
          </table:table-cell>
          <table:table-cell office:value-type="float" office:value="0.307618">
            <text:p>0,307618</text:p>
          </table:table-cell>
          <table:table-cell office:value-type="float" office:value="0.646614">
            <text:p>0,646614</text:p>
          </table:table-cell>
          <table:table-cell office:value-type="float" office:value="0.373013">
            <text:p>0,373013</text:p>
          </table:table-cell>
          <table:table-cell office:value-type="float" office:value="0.414067">
            <text:p>0,414067</text:p>
          </table:table-cell>
          <table:table-cell office:value-type="float" office:value="0.78708">
            <text:p>0,78708</text:p>
          </table:table-cell>
        </table:table-row>
        <table:table-row table:style-name="ro1">
          <table:table-cell office:value-type="float" office:value="0.299407">
            <text:p>0,299407</text:p>
          </table:table-cell>
          <table:table-cell office:value-type="float" office:value="0.332251">
            <text:p>0,332251</text:p>
          </table:table-cell>
          <table:table-cell office:value-type="float" office:value="0.631658">
            <text:p>0,631658</text:p>
          </table:table-cell>
          <table:table-cell office:value-type="float" office:value="0.758048">
            <text:p>0,758048</text:p>
          </table:table-cell>
          <table:table-cell office:value-type="float" office:value="0.942795">
            <text:p>0,942795</text:p>
          </table:table-cell>
          <table:table-cell office:value-type="float" office:value="1.70084">
            <text:p>1,70084</text:p>
          </table:table-cell>
          <table:table-cell office:value-type="float" office:value="0.0390021">
            <text:p>0,0390021</text:p>
          </table:table-cell>
          <table:table-cell office:value-type="float" office:value="0.233426">
            <text:p>0,233426</text:p>
          </table:table-cell>
          <table:table-cell office:value-type="float" office:value="0.272428">
            <text:p>0,272428</text:p>
          </table:table-cell>
          <table:table-cell office:value-type="float" office:value="0.434302">
            <text:p>0,434302</text:p>
          </table:table-cell>
          <table:table-cell office:value-type="float" office:value="0.493538">
            <text:p>0,493538</text:p>
          </table:table-cell>
          <table:table-cell office:value-type="float" office:value="0.927839">
            <text:p>0,927839</text:p>
          </table:table-cell>
          <table:table-cell office:value-type="float" office:value="0.404977">
            <text:p>0,404977</text:p>
          </table:table-cell>
          <table:table-cell office:value-type="float" office:value="0.527555">
            <text:p>0,527555</text:p>
          </table:table-cell>
          <table:table-cell office:value-type="float" office:value="0.932531">
            <text:p>0,932531</text:p>
          </table:table-cell>
          <table:table-cell office:value-type="float" office:value="0.538698">
            <text:p>0,538698</text:p>
          </table:table-cell>
          <table:table-cell office:value-type="float" office:value="1.29968">
            <text:p>1,29968</text:p>
          </table:table-cell>
          <table:table-cell office:value-type="float" office:value="1.83838">
            <text:p>1,83838</text:p>
          </table:table-cell>
          <table:table-cell office:value-type="float" office:value="0.635764">
            <text:p>0,635764</text:p>
          </table:table-cell>
          <table:table-cell office:value-type="float" office:value="1.07065">
            <text:p>1,07065</text:p>
          </table:table-cell>
          <table:table-cell office:value-type="float" office:value="1.70642">
            <text:p>1,70642</text:p>
          </table:table-cell>
          <table:table-cell office:value-type="float" office:value="0.288264">
            <text:p>0,288264</text:p>
          </table:table-cell>
          <table:table-cell office:value-type="float" office:value="0.303806">
            <text:p>0,303806</text:p>
          </table:table-cell>
          <table:table-cell office:value-type="float" office:value="0.592069">
            <text:p>0,592069</text:p>
          </table:table-cell>
          <table:table-cell office:value-type="float" office:value="0.38093">
            <text:p>0,38093</text:p>
          </table:table-cell>
          <table:table-cell office:value-type="float" office:value="0.421985">
            <text:p>0,421985</text:p>
          </table:table-cell>
          <table:table-cell office:value-type="float" office:value="0.802915">
            <text:p>0,802915</text:p>
          </table:table-cell>
        </table:table-row>
        <table:table-row table:style-name="ro1">
          <table:table-cell office:value-type="float" office:value="0.204981">
            <text:p>0,204981</text:p>
          </table:table-cell>
          <table:table-cell office:value-type="float" office:value="0.318468">
            <text:p>0,318468</text:p>
          </table:table-cell>
          <table:table-cell office:value-type="float" office:value="0.523449">
            <text:p>0,523449</text:p>
          </table:table-cell>
          <table:table-cell office:value-type="float" office:value="0.708489">
            <text:p>0,708489</text:p>
          </table:table-cell>
          <table:table-cell office:value-type="float" office:value="0.953352">
            <text:p>0,953352</text:p>
          </table:table-cell>
          <table:table-cell office:value-type="float" office:value="1.66184">
            <text:p>1,66184</text:p>
          </table:table-cell>
          <table:table-cell office:value-type="float" office:value="0.0387088">
            <text:p>0,0387088</text:p>
          </table:table-cell>
          <table:table-cell office:value-type="float" office:value="0.236065">
            <text:p>0,236065</text:p>
          </table:table-cell>
          <table:table-cell office:value-type="float" office:value="0.274774">
            <text:p>0,274774</text:p>
          </table:table-cell>
          <table:table-cell office:value-type="float" office:value="0.302926">
            <text:p>0,302926</text:p>
          </table:table-cell>
          <table:table-cell office:value-type="float" office:value="0.48562">
            <text:p>0,48562</text:p>
          </table:table-cell>
          <table:table-cell office:value-type="float" office:value="0.788546">
            <text:p>0,788546</text:p>
          </table:table-cell>
          <table:table-cell office:value-type="float" office:value="0.392367">
            <text:p>0,392367</text:p>
          </table:table-cell>
          <table:table-cell office:value-type="float" office:value="0.513185">
            <text:p>0,513185</text:p>
          </table:table-cell>
          <table:table-cell office:value-type="float" office:value="0.905552">
            <text:p>0,905552</text:p>
          </table:table-cell>
          <table:table-cell office:value-type="float" office:value="0.514945">
            <text:p>0,514945</text:p>
          </table:table-cell>
          <table:table-cell office:value-type="float" office:value="1.56654">
            <text:p>1,56654</text:p>
          </table:table-cell>
          <table:table-cell office:value-type="float" office:value="2.08148">
            <text:p>2,08148</text:p>
          </table:table-cell>
          <table:table-cell office:value-type="float" office:value="0.633711">
            <text:p>0,633711</text:p>
          </table:table-cell>
          <table:table-cell office:value-type="float" office:value="1.03077">
            <text:p>1,03077</text:p>
          </table:table-cell>
          <table:table-cell office:value-type="float" office:value="1.66448">
            <text:p>1,66448</text:p>
          </table:table-cell>
          <table:table-cell office:value-type="float" office:value="0.289143">
            <text:p>0,289143</text:p>
          </table:table-cell>
          <table:table-cell office:value-type="float" office:value="0.297061">
            <text:p>0,297061</text:p>
          </table:table-cell>
          <table:table-cell office:value-type="float" office:value="0.586204">
            <text:p>0,586204</text:p>
          </table:table-cell>
          <table:table-cell office:value-type="float" office:value="0.353658">
            <text:p>0,353658</text:p>
          </table:table-cell>
          <table:table-cell office:value-type="float" office:value="0.400578">
            <text:p>0,400578</text:p>
          </table:table-cell>
          <table:table-cell office:value-type="float" office:value="0.754236">
            <text:p>0,754236</text:p>
          </table:table-cell>
        </table:table-row>
        <table:table-row table:style-name="ro1">
          <table:table-cell office:value-type="float" office:value="0.210846">
            <text:p>0,210846</text:p>
          </table:table-cell>
          <table:table-cell office:value-type="float" office:value="0.31143">
            <text:p>0,31143</text:p>
          </table:table-cell>
          <table:table-cell office:value-type="float" office:value="0.522276">
            <text:p>0,522276</text:p>
          </table:table-cell>
          <table:table-cell office:value-type="float" office:value="0.692947">
            <text:p>0,692947</text:p>
          </table:table-cell>
          <table:table-cell office:value-type="float" office:value="1.09294">
            <text:p>1,09294</text:p>
          </table:table-cell>
          <table:table-cell office:value-type="float" office:value="1.78589">
            <text:p>1,78589</text:p>
          </table:table-cell>
          <table:table-cell office:value-type="float" office:value="0.0360696">
            <text:p>0,0360696</text:p>
          </table:table-cell>
          <table:table-cell office:value-type="float" office:value="0.234892">
            <text:p>0,234892</text:p>
          </table:table-cell>
          <table:table-cell office:value-type="float" office:value="0.270962">
            <text:p>0,270962</text:p>
          </table:table-cell>
          <table:table-cell office:value-type="float" office:value="0.310844">
            <text:p>0,310844</text:p>
          </table:table-cell>
          <table:table-cell office:value-type="float" office:value="0.466266">
            <text:p>0,466266</text:p>
          </table:table-cell>
          <table:table-cell office:value-type="float" office:value="0.777109">
            <text:p>0,777109</text:p>
          </table:table-cell>
          <table:table-cell office:value-type="float" office:value="0.401751">
            <text:p>0,401751</text:p>
          </table:table-cell>
          <table:table-cell office:value-type="float" office:value="0.563038">
            <text:p>0,563038</text:p>
          </table:table-cell>
          <table:table-cell office:value-type="float" office:value="0.964789">
            <text:p>0,964789</text:p>
          </table:table-cell>
          <table:table-cell office:value-type="float" office:value="0.546323">
            <text:p>0,546323</text:p>
          </table:table-cell>
          <table:table-cell office:value-type="float" office:value="1.24807">
            <text:p>1,24807</text:p>
          </table:table-cell>
          <table:table-cell office:value-type="float" office:value="1.79439">
            <text:p>1,79439</text:p>
          </table:table-cell>
          <table:table-cell office:value-type="float" office:value="0.626673">
            <text:p>0,626673</text:p>
          </table:table-cell>
          <table:table-cell office:value-type="float" office:value="0.989715">
            <text:p>0,989715</text:p>
          </table:table-cell>
          <table:table-cell office:value-type="float" office:value="1.61639">
            <text:p>1,61639</text:p>
          </table:table-cell>
          <table:table-cell office:value-type="float" office:value="0.284451">
            <text:p>0,284451</text:p>
          </table:table-cell>
          <table:table-cell office:value-type="float" office:value="0.2997">
            <text:p>0,2997</text:p>
          </table:table-cell>
          <table:table-cell office:value-type="float" office:value="0.584152">
            <text:p>0,584152</text:p>
          </table:table-cell>
          <table:table-cell office:value-type="float" office:value="0.343688">
            <text:p>0,343688</text:p>
          </table:table-cell>
          <table:table-cell office:value-type="float" office:value="0.429316">
            <text:p>0,429316</text:p>
          </table:table-cell>
          <table:table-cell office:value-type="float" office:value="0.773004">
            <text:p>0,773004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14949">
            <text:p>0,314949</text:p>
          </table:table-cell>
          <table:table-cell office:value-type="float" office:value="0.54515">
            <text:p>0,54515</text:p>
          </table:table-cell>
          <table:table-cell office:value-type="float" office:value="0.785614">
            <text:p>0,785614</text:p>
          </table:table-cell>
          <table:table-cell office:value-type="float" office:value="0.889717">
            <text:p>0,889717</text:p>
          </table:table-cell>
          <table:table-cell office:value-type="float" office:value="1.67533">
            <text:p>1,67533</text:p>
          </table:table-cell>
          <table:table-cell office:value-type="float" office:value="0.0348966">
            <text:p>0,0348966</text:p>
          </table:table-cell>
          <table:table-cell office:value-type="float" office:value="0.248968">
            <text:p>0,248968</text:p>
          </table:table-cell>
          <table:table-cell office:value-type="float" office:value="0.283865">
            <text:p>0,283865</text:p>
          </table:table-cell>
          <table:table-cell office:value-type="float" office:value="0.326386">
            <text:p>0,326386</text:p>
          </table:table-cell>
          <table:table-cell office:value-type="float" office:value="0.458348">
            <text:p>0,458348</text:p>
          </table:table-cell>
          <table:table-cell office:value-type="float" office:value="0.784734">
            <text:p>0,784734</text:p>
          </table:table-cell>
          <table:table-cell office:value-type="float" office:value="0.401164">
            <text:p>0,401164</text:p>
          </table:table-cell>
          <table:table-cell office:value-type="float" office:value="0.502042">
            <text:p>0,502042</text:p>
          </table:table-cell>
          <table:table-cell office:value-type="float" office:value="0.903206">
            <text:p>0,903206</text:p>
          </table:table-cell>
          <table:table-cell office:value-type="float" office:value="0.546909">
            <text:p>0,546909</text:p>
          </table:table-cell>
          <table:table-cell office:value-type="float" office:value="1.62343">
            <text:p>1,62343</text:p>
          </table:table-cell>
          <table:table-cell office:value-type="float" office:value="2.17033">
            <text:p>2,17033</text:p>
          </table:table-cell>
          <table:table-cell office:value-type="float" office:value="0.603506">
            <text:p>0,603506</text:p>
          </table:table-cell>
          <table:table-cell office:value-type="float" office:value="1.03224">
            <text:p>1,03224</text:p>
          </table:table-cell>
          <table:table-cell office:value-type="float" office:value="1.63574">
            <text:p>1,63574</text:p>
          </table:table-cell>
          <table:table-cell office:value-type="float" office:value="0.280932">
            <text:p>0,280932</text:p>
          </table:table-cell>
          <table:table-cell office:value-type="float" office:value="0.305272">
            <text:p>0,305272</text:p>
          </table:table-cell>
          <table:table-cell office:value-type="float" office:value="0.586204">
            <text:p>0,586204</text:p>
          </table:table-cell>
          <table:table-cell office:value-type="float" office:value="0.316709">
            <text:p>0,316709</text:p>
          </table:table-cell>
          <table:table-cell office:value-type="float" office:value="0.405856">
            <text:p>0,405856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41344">
            <text:p>0,241344</text:p>
          </table:table-cell>
          <table:table-cell office:value-type="float" office:value="0.317882">
            <text:p>0,317882</text:p>
          </table:table-cell>
          <table:table-cell office:value-type="float" office:value="0.559226">
            <text:p>0,559226</text:p>
          </table:table-cell>
          <table:table-cell office:value-type="float" office:value="0.743972">
            <text:p>0,743972</text:p>
          </table:table-cell>
          <table:table-cell office:value-type="float" office:value="0.904673">
            <text:p>0,904673</text:p>
          </table:table-cell>
          <table:table-cell office:value-type="float" office:value="1.64865">
            <text:p>1,64865</text:p>
          </table:table-cell>
          <table:table-cell office:value-type="float" office:value="0.0357764">
            <text:p>0,0357764</text:p>
          </table:table-cell>
          <table:table-cell office:value-type="float" office:value="0.431076">
            <text:p>0,431076</text:p>
          </table:table-cell>
          <table:table-cell office:value-type="float" office:value="0.466852">
            <text:p>0,466852</text:p>
          </table:table-cell>
          <table:table-cell office:value-type="float" office:value="0.67066">
            <text:p>0,67066</text:p>
          </table:table-cell>
          <table:table-cell office:value-type="float" office:value="0.776523">
            <text:p>0,776523</text:p>
          </table:table-cell>
          <table:table-cell office:value-type="float" office:value="1.44718">
            <text:p>1,44718</text:p>
          </table:table-cell>
          <table:table-cell office:value-type="float" office:value="0.755409">
            <text:p>0,755409</text:p>
          </table:table-cell>
          <table:table-cell office:value-type="float" office:value="1.21992">
            <text:p>1,21992</text:p>
          </table:table-cell>
          <table:table-cell office:value-type="float" office:value="1.97532">
            <text:p>1,97532</text:p>
          </table:table-cell>
          <table:table-cell office:value-type="float" office:value="1.19558">
            <text:p>1,19558</text:p>
          </table:table-cell>
          <table:table-cell office:value-type="float" office:value="2.63279">
            <text:p>2,63279</text:p>
          </table:table-cell>
          <table:table-cell office:value-type="float" office:value="3.82836">
            <text:p>3,82836</text:p>
          </table:table-cell>
          <table:table-cell office:value-type="float" office:value="0.665088">
            <text:p>0,665088</text:p>
          </table:table-cell>
          <table:table-cell office:value-type="float" office:value="1.49176">
            <text:p>1,49176</text:p>
          </table:table-cell>
          <table:table-cell office:value-type="float" office:value="2.15685">
            <text:p>2,15685</text:p>
          </table:table-cell>
          <table:table-cell office:value-type="float" office:value="0.753356">
            <text:p>0,753356</text:p>
          </table:table-cell>
          <table:table-cell office:value-type="float" office:value="0.422572">
            <text:p>0,422572</text:p>
          </table:table-cell>
          <table:table-cell office:value-type="float" office:value="1.17593">
            <text:p>1,17593</text:p>
          </table:table-cell>
          <table:table-cell office:value-type="float" office:value="0.310551">
            <text:p>0,310551</text:p>
          </table:table-cell>
          <table:table-cell office:value-type="float" office:value="0.510546">
            <text:p>0,510546</text:p>
          </table:table-cell>
          <table:table-cell office:value-type="float" office:value="0.821097">
            <text:p>0,821097</text:p>
          </table:table-cell>
        </table:table-row>
        <table:table-row table:style-name="ro1">
          <table:table-cell office:value-type="float" office:value="0.472717">
            <text:p>0,472717</text:p>
          </table:table-cell>
          <table:table-cell office:value-type="float" office:value="0.328439">
            <text:p>0,328439</text:p>
          </table:table-cell>
          <table:table-cell office:value-type="float" office:value="0.801156">
            <text:p>0,801156</text:p>
          </table:table-cell>
          <table:table-cell office:value-type="float" office:value="1.01552">
            <text:p>1,01552</text:p>
          </table:table-cell>
          <table:table-cell office:value-type="float" office:value="1.04015">
            <text:p>1,04015</text:p>
          </table:table-cell>
          <table:table-cell office:value-type="float" office:value="2.05567">
            <text:p>2,05567</text:p>
          </table:table-cell>
          <table:table-cell office:value-type="float" office:value="0.0387088">
            <text:p>0,0387088</text:p>
          </table:table-cell>
          <table:table-cell office:value-type="float" office:value="0.518464">
            <text:p>0,518464</text:p>
          </table:table-cell>
          <table:table-cell office:value-type="float" office:value="0.557173">
            <text:p>0,557173</text:p>
          </table:table-cell>
          <table:table-cell office:value-type="float" office:value="0.3475">
            <text:p>0,3475</text:p>
          </table:table-cell>
          <table:table-cell office:value-type="float" office:value="0.492365">
            <text:p>0,492365</text:p>
          </table:table-cell>
          <table:table-cell office:value-type="float" office:value="0.839865">
            <text:p>0,839865</text:p>
          </table:table-cell>
          <table:table-cell office:value-type="float" office:value="0.387088">
            <text:p>0,387088</text:p>
          </table:table-cell>
          <table:table-cell office:value-type="float" office:value="0.536939">
            <text:p>0,536939</text:p>
          </table:table-cell>
          <table:table-cell office:value-type="float" office:value="0.924027">
            <text:p>0,924027</text:p>
          </table:table-cell>
          <table:table-cell office:value-type="float" office:value="0.547789">
            <text:p>0,547789</text:p>
          </table:table-cell>
          <table:table-cell office:value-type="float" office:value="1.20496">
            <text:p>1,20496</text:p>
          </table:table-cell>
          <table:table-cell office:value-type="float" office:value="1.75275">
            <text:p>1,75275</text:p>
          </table:table-cell>
          <table:table-cell office:value-type="float" office:value="0.643095">
            <text:p>0,643095</text:p>
          </table:table-cell>
          <table:table-cell office:value-type="float" office:value="0.992061">
            <text:p>0,992061</text:p>
          </table:table-cell>
          <table:table-cell office:value-type="float" office:value="1.63516">
            <text:p>1,63516</text:p>
          </table:table-cell>
          <table:table-cell office:value-type="float" office:value="0.319055">
            <text:p>0,319055</text:p>
          </table:table-cell>
          <table:table-cell office:value-type="float" office:value="0.306445">
            <text:p>0,306445</text:p>
          </table:table-cell>
          <table:table-cell office:value-type="float" office:value="0.6255">
            <text:p>0,6255</text:p>
          </table:table-cell>
          <table:table-cell office:value-type="float" office:value="0.331664">
            <text:p>0,331664</text:p>
          </table:table-cell>
          <table:table-cell office:value-type="float" office:value="0.410842">
            <text:p>0,410842</text:p>
          </table:table-cell>
          <table:table-cell office:value-type="float" office:value="0.742506">
            <text:p>0,742506</text:p>
          </table:table-cell>
        </table:table-row>
        <table:table-row table:style-name="ro1">
          <table:table-cell office:value-type="float" office:value="0.275361">
            <text:p>0,275361</text:p>
          </table:table-cell>
          <table:table-cell office:value-type="float" office:value="0.321987">
            <text:p>0,321987</text:p>
          </table:table-cell>
          <table:table-cell office:value-type="float" office:value="0.597348">
            <text:p>0,597348</text:p>
          </table:table-cell>
          <table:table-cell office:value-type="float" office:value="1.00232">
            <text:p>1,00232</text:p>
          </table:table-cell>
          <table:table-cell office:value-type="float" office:value="0.899687">
            <text:p>0,899687</text:p>
          </table:table-cell>
          <table:table-cell office:value-type="float" office:value="1.90201">
            <text:p>1,90201</text:p>
          </table:table-cell>
          <table:table-cell office:value-type="float" office:value="0.0366561">
            <text:p>0,0366561</text:p>
          </table:table-cell>
          <table:table-cell office:value-type="float" office:value="0.246036">
            <text:p>0,246036</text:p>
          </table:table-cell>
          <table:table-cell office:value-type="float" office:value="0.282692">
            <text:p>0,282692</text:p>
          </table:table-cell>
          <table:table-cell office:value-type="float" office:value="0.34662">
            <text:p>0,34662</text:p>
          </table:table-cell>
          <table:table-cell office:value-type="float" office:value="0.656291">
            <text:p>0,656291</text:p>
          </table:table-cell>
          <table:table-cell office:value-type="float" office:value="1.00291">
            <text:p>1,00291</text:p>
          </table:table-cell>
          <table:table-cell office:value-type="float" office:value="0.409962">
            <text:p>0,409962</text:p>
          </table:table-cell>
          <table:table-cell office:value-type="float" office:value="0.517584">
            <text:p>0,517584</text:p>
          </table:table-cell>
          <table:table-cell office:value-type="float" office:value="0.927546">
            <text:p>0,927546</text:p>
          </table:table-cell>
          <table:table-cell office:value-type="float" office:value="0.584152">
            <text:p>0,584152</text:p>
          </table:table-cell>
          <table:table-cell office:value-type="float" office:value="1.16772">
            <text:p>1,16772</text:p>
          </table:table-cell>
          <table:table-cell office:value-type="float" office:value="1.75187">
            <text:p>1,75187</text:p>
          </table:table-cell>
          <table:table-cell office:value-type="float" office:value="0.661863">
            <text:p>0,661863</text:p>
          </table:table-cell>
          <table:table-cell office:value-type="float" office:value="1.01288">
            <text:p>1,01288</text:p>
          </table:table-cell>
          <table:table-cell office:value-type="float" office:value="1.67474">
            <text:p>1,67474</text:p>
          </table:table-cell>
          <table:table-cell office:value-type="float" office:value="0.307032">
            <text:p>0,307032</text:p>
          </table:table-cell>
          <table:table-cell office:value-type="float" office:value="0.304686">
            <text:p>0,304686</text:p>
          </table:table-cell>
          <table:table-cell office:value-type="float" office:value="0.611717">
            <text:p>0,611717</text:p>
          </table:table-cell>
          <table:table-cell office:value-type="float" office:value="0.338409">
            <text:p>0,338409</text:p>
          </table:table-cell>
          <table:table-cell office:value-type="float" office:value="0.414654">
            <text:p>0,414654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26975">
            <text:p>0,226975</text:p>
          </table:table-cell>
          <table:table-cell office:value-type="float" office:value="0.326093">
            <text:p>0,326093</text:p>
          </table:table-cell>
          <table:table-cell office:value-type="float" office:value="0.553067">
            <text:p>0,553067</text:p>
          </table:table-cell>
          <table:table-cell office:value-type="float" office:value="0.70673">
            <text:p>0,70673</text:p>
          </table:table-cell>
          <table:table-cell office:value-type="float" office:value="0.943675">
            <text:p>0,943675</text:p>
          </table:table-cell>
          <table:table-cell office:value-type="float" office:value="1.6504">
            <text:p>1,6504</text:p>
          </table:table-cell>
          <table:table-cell office:value-type="float" office:value="0.0369494">
            <text:p>0,0369494</text:p>
          </table:table-cell>
          <table:table-cell office:value-type="float" office:value="0.225215">
            <text:p>0,225215</text:p>
          </table:table-cell>
          <table:table-cell office:value-type="float" office:value="0.262164">
            <text:p>0,262164</text:p>
          </table:table-cell>
          <table:table-cell office:value-type="float" office:value="0.379171">
            <text:p>0,379171</text:p>
          </table:table-cell>
          <table:table-cell office:value-type="float" office:value="0.469785">
            <text:p>0,469785</text:p>
          </table:table-cell>
          <table:table-cell office:value-type="float" office:value="0.848955">
            <text:p>0,848955</text:p>
          </table:table-cell>
          <table:table-cell office:value-type="float" office:value="0.506441">
            <text:p>0,506441</text:p>
          </table:table-cell>
          <table:table-cell office:value-type="float" office:value="0.774763">
            <text:p>0,774763</text:p>
          </table:table-cell>
          <table:table-cell office:value-type="float" office:value="1.2812">
            <text:p>1,2812</text:p>
          </table:table-cell>
          <table:table-cell office:value-type="float" office:value="1.22549">
            <text:p>1,22549</text:p>
          </table:table-cell>
          <table:table-cell office:value-type="float" office:value="1.73193">
            <text:p>1,73193</text:p>
          </table:table-cell>
          <table:table-cell office:value-type="float" office:value="2.95741">
            <text:p>2,95741</text:p>
          </table:table-cell>
          <table:table-cell office:value-type="float" office:value="0.628432">
            <text:p>0,628432</text:p>
          </table:table-cell>
          <table:table-cell office:value-type="float" office:value="1.04836">
            <text:p>1,04836</text:p>
          </table:table-cell>
          <table:table-cell office:value-type="float" office:value="1.6768">
            <text:p>1,6768</text:p>
          </table:table-cell>
          <table:table-cell office:value-type="float" office:value="0.52081">
            <text:p>0,52081</text:p>
          </table:table-cell>
          <table:table-cell office:value-type="float" office:value="0.669487">
            <text:p>0,669487</text:p>
          </table:table-cell>
          <table:table-cell office:value-type="float" office:value="1.1903">
            <text:p>1,1903</text:p>
          </table:table-cell>
          <table:table-cell office:value-type="float" office:value="0.70497">
            <text:p>0,70497</text:p>
          </table:table-cell>
          <table:table-cell office:value-type="float" office:value="0.958924">
            <text:p>0,958924</text:p>
          </table:table-cell>
          <table:table-cell office:value-type="float" office:value="1.66389">
            <text:p>1,66389</text:p>
          </table:table-cell>
        </table:table-row>
        <table:table-row table:style-name="ro1">
          <table:table-cell office:value-type="float" office:value="0.493245">
            <text:p>0,493245</text:p>
          </table:table-cell>
          <table:table-cell office:value-type="float" office:value="0.688548">
            <text:p>0,688548</text:p>
          </table:table-cell>
          <table:table-cell office:value-type="float" office:value="1.18179">
            <text:p>1,18179</text:p>
          </table:table-cell>
          <table:table-cell office:value-type="float" office:value="1.61903">
            <text:p>1,61903</text:p>
          </table:table-cell>
          <table:table-cell office:value-type="float" office:value="2.22107">
            <text:p>2,22107</text:p>
          </table:table-cell>
          <table:table-cell office:value-type="float" office:value="3.84009">
            <text:p>3,84009</text:p>
          </table:table-cell>
          <table:table-cell office:value-type="float" office:value="0.0862152">
            <text:p>0,0862152</text:p>
          </table:table-cell>
          <table:table-cell office:value-type="float" office:value="0.430489">
            <text:p>0,430489</text:p>
          </table:table-cell>
          <table:table-cell office:value-type="float" office:value="0.516704">
            <text:p>0,516704</text:p>
          </table:table-cell>
          <table:table-cell office:value-type="float" office:value="0.306445">
            <text:p>0,306445</text:p>
          </table:table-cell>
          <table:table-cell office:value-type="float" office:value="0.565677">
            <text:p>0,565677</text:p>
          </table:table-cell>
          <table:table-cell office:value-type="float" office:value="0.872122">
            <text:p>0,872122</text:p>
          </table:table-cell>
          <table:table-cell office:value-type="float" office:value="0.443392">
            <text:p>0,443392</text:p>
          </table:table-cell>
          <table:table-cell office:value-type="float" office:value="0.51993">
            <text:p>0,51993</text:p>
          </table:table-cell>
          <table:table-cell office:value-type="float" office:value="0.963322">
            <text:p>0,963322</text:p>
          </table:table-cell>
          <table:table-cell office:value-type="float" office:value="0.559519">
            <text:p>0,559519</text:p>
          </table:table-cell>
          <table:table-cell office:value-type="float" office:value="1.29088">
            <text:p>1,29088</text:p>
          </table:table-cell>
          <table:table-cell office:value-type="float" office:value="1.8504">
            <text:p>1,8504</text:p>
          </table:table-cell>
          <table:table-cell office:value-type="float" office:value="0.725791">
            <text:p>0,725791</text:p>
          </table:table-cell>
          <table:table-cell office:value-type="float" office:value="1.1425">
            <text:p>1,1425</text:p>
          </table:table-cell>
          <table:table-cell office:value-type="float" office:value="1.86829">
            <text:p>1,86829</text:p>
          </table:table-cell>
          <table:table-cell office:value-type="float" office:value="0.263631">
            <text:p>0,263631</text:p>
          </table:table-cell>
          <table:table-cell office:value-type="float" office:value="0.352778">
            <text:p>0,352778</text:p>
          </table:table-cell>
          <table:table-cell office:value-type="float" office:value="0.616409">
            <text:p>0,616409</text:p>
          </table:table-cell>
          <table:table-cell office:value-type="float" office:value="0.547496">
            <text:p>0,547496</text:p>
          </table:table-cell>
          <table:table-cell office:value-type="float" office:value="0.546323">
            <text:p>0,546323</text:p>
          </table:table-cell>
          <table:table-cell office:value-type="float" office:value="1.09382">
            <text:p>1,09382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7002">
            <text:p>0,317002</text:p>
          </table:table-cell>
          <table:table-cell office:value-type="float" office:value="0.542217">
            <text:p>0,542217</text:p>
          </table:table-cell>
          <table:table-cell office:value-type="float" office:value="1.85949">
            <text:p>1,85949</text:p>
          </table:table-cell>
          <table:table-cell office:value-type="float" office:value="2.73425">
            <text:p>2,73425</text:p>
          </table:table-cell>
          <table:table-cell office:value-type="float" office:value="4.59374">
            <text:p>4,59374</text:p>
          </table:table-cell>
          <table:table-cell office:value-type="float" office:value="0.11466">
            <text:p>0,11466</text:p>
          </table:table-cell>
          <table:table-cell office:value-type="float" office:value="0.544856">
            <text:p>0,544856</text:p>
          </table:table-cell>
          <table:table-cell office:value-type="float" office:value="0.659517">
            <text:p>0,659517</text:p>
          </table:table-cell>
          <table:table-cell office:value-type="float" office:value="0.817871">
            <text:p>0,817871</text:p>
          </table:table-cell>
          <table:table-cell office:value-type="float" office:value="1.38003">
            <text:p>1,38003</text:p>
          </table:table-cell>
          <table:table-cell office:value-type="float" office:value="2.1979">
            <text:p>2,1979</text:p>
          </table:table-cell>
          <table:table-cell office:value-type="float" office:value="1.08678">
            <text:p>1,08678</text:p>
          </table:table-cell>
          <table:table-cell office:value-type="float" office:value="1.49498">
            <text:p>1,49498</text:p>
          </table:table-cell>
          <table:table-cell office:value-type="float" office:value="2.58176">
            <text:p>2,58176</text:p>
          </table:table-cell>
          <table:table-cell office:value-type="float" office:value="1.49293">
            <text:p>1,49293</text:p>
          </table:table-cell>
          <table:table-cell office:value-type="float" office:value="2.65859">
            <text:p>2,65859</text:p>
          </table:table-cell>
          <table:table-cell office:value-type="float" office:value="4.15152">
            <text:p>4,15152</text:p>
          </table:table-cell>
          <table:table-cell office:value-type="float" office:value="0.822856">
            <text:p>0,822856</text:p>
          </table:table-cell>
          <table:table-cell office:value-type="float" office:value="1.05364">
            <text:p>1,05364</text:p>
          </table:table-cell>
          <table:table-cell office:value-type="float" office:value="1.8765">
            <text:p>1,8765</text:p>
          </table:table-cell>
          <table:table-cell office:value-type="float" office:value="0.520517">
            <text:p>0,520517</text:p>
          </table:table-cell>
          <table:table-cell office:value-type="float" office:value="1.65128">
            <text:p>1,65128</text:p>
          </table:table-cell>
          <table:table-cell office:value-type="float" office:value="2.1718">
            <text:p>2,1718</text:p>
          </table:table-cell>
          <table:table-cell office:value-type="float" office:value="0.771538">
            <text:p>0,771538</text:p>
          </table:table-cell>
          <table:table-cell office:value-type="float" office:value="0.755116">
            <text:p>0,755116</text:p>
          </table:table-cell>
          <table:table-cell office:value-type="float" office:value="1.52665">
            <text:p>1,52665</text:p>
          </table:table-cell>
        </table:table-row>
        <table:table-row table:style-name="ro1">
          <table:table-cell office:value-type="float" office:value="0.193837">
            <text:p>0,193837</text:p>
          </table:table-cell>
          <table:table-cell office:value-type="float" office:value="0.894996">
            <text:p>0,894996</text:p>
          </table:table-cell>
          <table:table-cell office:value-type="float" office:value="1.08883">
            <text:p>1,08883</text:p>
          </table:table-cell>
          <table:table-cell office:value-type="float" office:value="2.04805">
            <text:p>2,04805</text:p>
          </table:table-cell>
          <table:table-cell office:value-type="float" office:value="1.36009">
            <text:p>1,36009</text:p>
          </table:table-cell>
          <table:table-cell office:value-type="float" office:value="3.40814">
            <text:p>3,40814</text:p>
          </table:table-cell>
          <table:table-cell office:value-type="float" office:value="0.0489726">
            <text:p>0,0489726</text:p>
          </table:table-cell>
          <table:table-cell office:value-type="float" office:value="0.559519">
            <text:p>0,559519</text:p>
          </table:table-cell>
          <table:table-cell office:value-type="float" office:value="0.608491">
            <text:p>0,608491</text:p>
          </table:table-cell>
          <table:table-cell office:value-type="float" office:value="0.859512">
            <text:p>0,859512</text:p>
          </table:table-cell>
          <table:table-cell office:value-type="float" office:value="1.32724">
            <text:p>1,32724</text:p>
          </table:table-cell>
          <table:table-cell office:value-type="float" office:value="2.18676">
            <text:p>2,18676</text:p>
          </table:table-cell>
          <table:table-cell office:value-type="float" office:value="1.0815">
            <text:p>1,0815</text:p>
          </table:table-cell>
          <table:table-cell office:value-type="float" office:value="1.49176">
            <text:p>1,49176</text:p>
          </table:table-cell>
          <table:table-cell office:value-type="float" office:value="2.57326">
            <text:p>2,57326</text:p>
          </table:table-cell>
          <table:table-cell office:value-type="float" office:value="0.681217">
            <text:p>0,681217</text:p>
          </table:table-cell>
          <table:table-cell office:value-type="float" office:value="1.68559">
            <text:p>1,68559</text:p>
          </table:table-cell>
          <table:table-cell office:value-type="float" office:value="2.36681">
            <text:p>2,36681</text:p>
          </table:table-cell>
          <table:table-cell office:value-type="float" office:value="0.828428">
            <text:p>0,828428</text:p>
          </table:table-cell>
          <table:table-cell office:value-type="float" office:value="1.3117">
            <text:p>1,3117</text:p>
          </table:table-cell>
          <table:table-cell office:value-type="float" office:value="2.14013">
            <text:p>2,14013</text:p>
          </table:table-cell>
          <table:table-cell office:value-type="float" office:value="0.293249">
            <text:p>0,293249</text:p>
          </table:table-cell>
          <table:table-cell office:value-type="float" office:value="0.311137">
            <text:p>0,311137</text:p>
          </table:table-cell>
          <table:table-cell office:value-type="float" office:value="0.604386">
            <text:p>0,604386</text:p>
          </table:table-cell>
          <table:table-cell office:value-type="float" office:value="0.278586">
            <text:p>0,278586</text:p>
          </table:table-cell>
          <table:table-cell office:value-type="float" office:value="0.472717">
            <text:p>0,472717</text:p>
          </table:table-cell>
          <table:table-cell office:value-type="float" office:value="0.751304">
            <text:p>0,751304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0.306445">
            <text:p>0,306445</text:p>
          </table:table-cell>
          <table:table-cell office:value-type="float" office:value="0.546029">
            <text:p>0,546029</text:p>
          </table:table-cell>
          <table:table-cell office:value-type="float" office:value="1.1249">
            <text:p>1,1249</text:p>
          </table:table-cell>
          <table:table-cell office:value-type="float" office:value="1.33106">
            <text:p>1,33106</text:p>
          </table:table-cell>
          <table:table-cell office:value-type="float" office:value="2.45596">
            <text:p>2,45596</text:p>
          </table:table-cell>
          <table:table-cell office:value-type="float" office:value="0.0533713">
            <text:p>0,0533713</text:p>
          </table:table-cell>
          <table:table-cell office:value-type="float" office:value="0.295595">
            <text:p>0,295595</text:p>
          </table:table-cell>
          <table:table-cell office:value-type="float" office:value="0.348966">
            <text:p>0,348966</text:p>
          </table:table-cell>
          <table:table-cell office:value-type="float" office:value="0.48474">
            <text:p>0,48474</text:p>
          </table:table-cell>
          <table:table-cell office:value-type="float" office:value="0.472424">
            <text:p>0,472424</text:p>
          </table:table-cell>
          <table:table-cell office:value-type="float" office:value="0.957164">
            <text:p>0,957164</text:p>
          </table:table-cell>
          <table:table-cell office:value-type="float" office:value="0.406443">
            <text:p>0,406443</text:p>
          </table:table-cell>
          <table:table-cell office:value-type="float" office:value="0.504975">
            <text:p>0,504975</text:p>
          </table:table-cell>
          <table:table-cell office:value-type="float" office:value="0.911417">
            <text:p>0,911417</text:p>
          </table:table-cell>
          <table:table-cell office:value-type="float" office:value="0.527848">
            <text:p>0,527848</text:p>
          </table:table-cell>
          <table:table-cell office:value-type="float" office:value="1.22461">
            <text:p>1,22461</text:p>
          </table:table-cell>
          <table:table-cell office:value-type="float" office:value="1.75246">
            <text:p>1,75246</text:p>
          </table:table-cell>
          <table:table-cell office:value-type="float" office:value="0.93605">
            <text:p>0,93605</text:p>
          </table:table-cell>
          <table:table-cell office:value-type="float" office:value="1.47915">
            <text:p>1,47915</text:p>
          </table:table-cell>
          <table:table-cell office:value-type="float" office:value="2.4152">
            <text:p>2,4152</text:p>
          </table:table-cell>
          <table:table-cell office:value-type="float" office:value="0.397059">
            <text:p>0,397059</text:p>
          </table:table-cell>
          <table:table-cell office:value-type="float" office:value="0.407616">
            <text:p>0,407616</text:p>
          </table:table-cell>
          <table:table-cell office:value-type="float" office:value="0.804675">
            <text:p>0,804675</text:p>
          </table:table-cell>
          <table:table-cell office:value-type="float" office:value="0.389141">
            <text:p>0,389141</text:p>
          </table:table-cell>
          <table:table-cell office:value-type="float" office:value="0.482101">
            <text:p>0,482101</text:p>
          </table:table-cell>
          <table:table-cell office:value-type="float" office:value="0.871242">
            <text:p>0,871242</text:p>
          </table:table-cell>
        </table:table-row>
        <table:table-row table:style-name="ro1">
          <table:table-cell office:value-type="float" office:value="0.263044">
            <text:p>0,263044</text:p>
          </table:table-cell>
          <table:table-cell office:value-type="float" office:value="0.432835">
            <text:p>0,432835</text:p>
          </table:table-cell>
          <table:table-cell office:value-type="float" office:value="0.69588">
            <text:p>0,69588</text:p>
          </table:table-cell>
          <table:table-cell office:value-type="float" office:value="0.967428">
            <text:p>0,967428</text:p>
          </table:table-cell>
          <table:table-cell office:value-type="float" office:value="1.37416">
            <text:p>1,37416</text:p>
          </table:table-cell>
          <table:table-cell office:value-type="float" office:value="2.34159">
            <text:p>2,34159</text:p>
          </table:table-cell>
          <table:table-cell office:value-type="float" office:value="0.0627553">
            <text:p>0,0627553</text:p>
          </table:table-cell>
          <table:table-cell office:value-type="float" office:value="0.324333">
            <text:p>0,324333</text:p>
          </table:table-cell>
          <table:table-cell office:value-type="float" office:value="0.387088">
            <text:p>0,387088</text:p>
          </table:table-cell>
          <table:table-cell office:value-type="float" office:value="0.420226">
            <text:p>0,420226</text:p>
          </table:table-cell>
          <table:table-cell office:value-type="float" office:value="0.676232">
            <text:p>0,676232</text:p>
          </table:table-cell>
          <table:table-cell office:value-type="float" office:value="1.09646">
            <text:p>1,09646</text:p>
          </table:table-cell>
          <table:table-cell office:value-type="float" office:value="0.518464">
            <text:p>0,518464</text:p>
          </table:table-cell>
          <table:table-cell office:value-type="float" office:value="0.712888">
            <text:p>0,712888</text:p>
          </table:table-cell>
          <table:table-cell office:value-type="float" office:value="1.23135">
            <text:p>1,23135</text:p>
          </table:table-cell>
          <table:table-cell office:value-type="float" office:value="0.741333">
            <text:p>0,741333</text:p>
          </table:table-cell>
          <table:table-cell office:value-type="float" office:value="1.62577">
            <text:p>1,62577</text:p>
          </table:table-cell>
          <table:table-cell office:value-type="float" office:value="2.3671">
            <text:p>2,3671</text:p>
          </table:table-cell>
          <table:table-cell office:value-type="float" office:value="0.632831">
            <text:p>0,632831</text:p>
          </table:table-cell>
          <table:table-cell office:value-type="float" office:value="1.0293">
            <text:p>1,0293</text:p>
          </table:table-cell>
          <table:table-cell office:value-type="float" office:value="1.66213">
            <text:p>1,66213</text:p>
          </table:table-cell>
          <table:table-cell office:value-type="float" office:value="0.280639">
            <text:p>0,280639</text:p>
          </table:table-cell>
          <table:table-cell office:value-type="float" office:value="0.292076">
            <text:p>0,292076</text:p>
          </table:table-cell>
          <table:table-cell office:value-type="float" office:value="0.572715">
            <text:p>0,572715</text:p>
          </table:table-cell>
          <table:table-cell office:value-type="float" office:value="0.297941">
            <text:p>0,297941</text:p>
          </table:table-cell>
          <table:table-cell office:value-type="float" office:value="0.421399">
            <text:p>0,421399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6124">
            <text:p>0,216124</text:p>
          </table:table-cell>
          <table:table-cell office:value-type="float" office:value="0.301753">
            <text:p>0,301753</text:p>
          </table:table-cell>
          <table:table-cell office:value-type="float" office:value="0.517877">
            <text:p>0,517877</text:p>
          </table:table-cell>
          <table:table-cell office:value-type="float" office:value="0.689721">
            <text:p>0,689721</text:p>
          </table:table-cell>
          <table:table-cell office:value-type="float" office:value="0.912884">
            <text:p>0,912884</text:p>
          </table:table-cell>
          <table:table-cell office:value-type="float" office:value="1.6026">
            <text:p>1,6026</text:p>
          </table:table-cell>
          <table:table-cell office:value-type="float" office:value="0.0366561">
            <text:p>0,0366561</text:p>
          </table:table-cell>
          <table:table-cell office:value-type="float" office:value="0.234599">
            <text:p>0,234599</text:p>
          </table:table-cell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459228">
            <text:p>0,459228</text:p>
          </table:table-cell>
          <table:table-cell office:value-type="float" office:value="0.794118">
            <text:p>0,794118</text:p>
          </table:table-cell>
          <table:table-cell office:value-type="float" office:value="0.396766">
            <text:p>0,396766</text:p>
          </table:table-cell>
          <table:table-cell office:value-type="float" office:value="0.504095">
            <text:p>0,504095</text:p>
          </table:table-cell>
          <table:table-cell office:value-type="float" office:value="0.90086">
            <text:p>0,90086</text:p>
          </table:table-cell>
          <table:table-cell office:value-type="float" office:value="0.537818">
            <text:p>0,537818</text:p>
          </table:table-cell>
          <table:table-cell office:value-type="float" office:value="1.2249">
            <text:p>1,2249</text:p>
          </table:table-cell>
          <table:table-cell office:value-type="float" office:value="1.76272">
            <text:p>1,76272</text:p>
          </table:table-cell>
          <table:table-cell office:value-type="float" office:value="0.648666">
            <text:p>0,648666</text:p>
          </table:table-cell>
          <table:table-cell office:value-type="float" office:value="1.02872">
            <text:p>1,02872</text:p>
          </table:table-cell>
          <table:table-cell office:value-type="float" office:value="1.67738">
            <text:p>1,67738</text:p>
          </table:table-cell>
          <table:table-cell office:value-type="float" office:value="0.270375">
            <text:p>0,270375</text:p>
          </table:table-cell>
          <table:table-cell office:value-type="float" office:value="0.285918">
            <text:p>0,285918</text:p>
          </table:table-cell>
          <table:table-cell office:value-type="float" office:value="0.556293">
            <text:p>0,556293</text:p>
          </table:table-cell>
          <table:table-cell office:value-type="float" office:value="0.310551">
            <text:p>0,310551</text:p>
          </table:table-cell>
          <table:table-cell office:value-type="float" office:value="0.408496">
            <text:p>0,408496</text:p>
          </table:table-cell>
          <table:table-cell office:value-type="float" office:value="0.719046">
            <text:p>0,719046</text:p>
          </table:table-cell>
        </table:table-row>
        <table:table-row table:style-name="ro1">
          <table:table-cell office:value-type="float" office:value="0.379171">
            <text:p>0,379171</text:p>
          </table:table-cell>
          <table:table-cell office:value-type="float" office:value="0.307325">
            <text:p>0,307325</text:p>
          </table:table-cell>
          <table:table-cell office:value-type="float" office:value="0.686496">
            <text:p>0,686496</text:p>
          </table:table-cell>
          <table:table-cell office:value-type="float" office:value="0.702331">
            <text:p>0,702331</text:p>
          </table:table-cell>
          <table:table-cell office:value-type="float" office:value="0.908778">
            <text:p>0,908778</text:p>
          </table:table-cell>
          <table:table-cell office:value-type="float" office:value="1.61111">
            <text:p>1,61111</text:p>
          </table:table-cell>
          <table:table-cell office:value-type="float" office:value="0.0390021">
            <text:p>0,0390021</text:p>
          </table:table-cell>
          <table:table-cell office:value-type="float" office:value="0.229614">
            <text:p>0,229614</text:p>
          </table:table-cell>
          <table:table-cell office:value-type="float" office:value="0.268616">
            <text:p>0,268616</text:p>
          </table:table-cell>
          <table:table-cell office:value-type="float" office:value="0.446325">
            <text:p>0,446325</text:p>
          </table:table-cell>
          <table:table-cell office:value-type="float" office:value="0.660396">
            <text:p>0,660396</text:p>
          </table:table-cell>
          <table:table-cell office:value-type="float" office:value="1.10672">
            <text:p>1,10672</text:p>
          </table:table-cell>
          <table:table-cell office:value-type="float" office:value="0.738694">
            <text:p>0,738694</text:p>
          </table:table-cell>
          <table:table-cell office:value-type="float" office:value="0.758048">
            <text:p>0,758048</text:p>
          </table:table-cell>
          <table:table-cell office:value-type="float" office:value="1.49674">
            <text:p>1,49674</text:p>
          </table:table-cell>
          <table:table-cell office:value-type="float" office:value="0.996166">
            <text:p>0,996166</text:p>
          </table:table-cell>
          <table:table-cell office:value-type="float" office:value="1.34337">
            <text:p>1,34337</text:p>
          </table:table-cell>
          <table:table-cell office:value-type="float" office:value="2.33954">
            <text:p>2,33954</text:p>
          </table:table-cell>
          <table:table-cell office:value-type="float" office:value="0.644268">
            <text:p>0,644268</text:p>
          </table:table-cell>
          <table:table-cell office:value-type="float" office:value="1.02608">
            <text:p>1,02608</text:p>
          </table:table-cell>
          <table:table-cell office:value-type="float" office:value="1.67035">
            <text:p>1,67035</text:p>
          </table:table-cell>
          <table:table-cell office:value-type="float" office:value="0.273894">
            <text:p>0,273894</text:p>
          </table:table-cell>
          <table:table-cell office:value-type="float" office:value="0.527555">
            <text:p>0,527555</text:p>
          </table:table-cell>
          <table:table-cell office:value-type="float" office:value="0.801449">
            <text:p>0,801449</text:p>
          </table:table-cell>
          <table:table-cell office:value-type="float" office:value="0.42873">
            <text:p>0,42873</text:p>
          </table:table-cell>
          <table:table-cell office:value-type="float" office:value="0.548669">
            <text:p>0,548669</text:p>
          </table:table-cell>
          <table:table-cell office:value-type="float" office:value="0.977398">
            <text:p>0,977398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0.401751">
            <text:p>0,401751</text:p>
          </table:table-cell>
          <table:table-cell office:value-type="float" office:value="0.687962">
            <text:p>0,687962</text:p>
          </table:table-cell>
          <table:table-cell office:value-type="float" office:value="0.886785">
            <text:p>0,886785</text:p>
          </table:table-cell>
          <table:table-cell office:value-type="float" office:value="1.23428">
            <text:p>1,23428</text:p>
          </table:table-cell>
          <table:table-cell office:value-type="float" office:value="2.12107">
            <text:p>2,12107</text:p>
          </table:table-cell>
          <table:table-cell office:value-type="float" office:value="0.0480928">
            <text:p>0,0480928</text:p>
          </table:table-cell>
          <table:table-cell office:value-type="float" office:value="0.277413">
            <text:p>0,277413</text:p>
          </table:table-cell>
          <table:table-cell office:value-type="float" office:value="0.325506">
            <text:p>0,325506</text:p>
          </table:table-cell>
          <table:table-cell office:value-type="float" office:value="0.384156">
            <text:p>0,384156</text:p>
          </table:table-cell>
          <table:table-cell office:value-type="float" office:value="0.616116">
            <text:p>0,616116</text:p>
          </table:table-cell>
          <table:table-cell office:value-type="float" office:value="1.00027">
            <text:p>1,00027</text:p>
          </table:table-cell>
          <table:table-cell office:value-type="float" office:value="0.615823">
            <text:p>0,615823</text:p>
          </table:table-cell>
          <table:table-cell office:value-type="float" office:value="0.513772">
            <text:p>0,513772</text:p>
          </table:table-cell>
          <table:table-cell office:value-type="float" office:value="1.12959">
            <text:p>1,12959</text:p>
          </table:table-cell>
          <table:table-cell office:value-type="float" office:value="0.595882">
            <text:p>0,595882</text:p>
          </table:table-cell>
          <table:table-cell office:value-type="float" office:value="1.88266">
            <text:p>1,88266</text:p>
          </table:table-cell>
          <table:table-cell office:value-type="float" office:value="2.47854">
            <text:p>2,47854</text:p>
          </table:table-cell>
          <table:table-cell office:value-type="float" office:value="0.814352">
            <text:p>0,814352</text:p>
          </table:table-cell>
          <table:table-cell office:value-type="float" office:value="1.93192">
            <text:p>1,93192</text:p>
          </table:table-cell>
          <table:table-cell office:value-type="float" office:value="2.74628">
            <text:p>2,74628</text:p>
          </table:table-cell>
          <table:table-cell office:value-type="float" office:value="0.358643">
            <text:p>0,358643</text:p>
          </table:table-cell>
          <table:table-cell office:value-type="float" office:value="0.402924">
            <text:p>0,402924</text:p>
          </table:table-cell>
          <table:table-cell office:value-type="float" office:value="0.761567">
            <text:p>0,761567</text:p>
          </table:table-cell>
          <table:table-cell office:value-type="float" office:value="0.471251">
            <text:p>0,471251</text:p>
          </table:table-cell>
          <table:table-cell office:value-type="float" office:value="0.411721">
            <text:p>0,411721</text:p>
          </table:table-cell>
          <table:table-cell office:value-type="float" office:value="0.882972">
            <text:p>0,882972</text:p>
          </table:table-cell>
        </table:table-row>
        <table:table-row table:style-name="ro1">
          <table:table-cell office:value-type="float" office:value="0.377998">
            <text:p>0,377998</text:p>
          </table:table-cell>
          <table:table-cell office:value-type="float" office:value="0.49911">
            <text:p>0,49911</text:p>
          </table:table-cell>
          <table:table-cell office:value-type="float" office:value="0.877107">
            <text:p>0,877107</text:p>
          </table:table-cell>
          <table:table-cell office:value-type="float" office:value="0.865377">
            <text:p>0,865377</text:p>
          </table:table-cell>
          <table:table-cell office:value-type="float" office:value="2.41901">
            <text:p>2,41901</text:p>
          </table:table-cell>
          <table:table-cell office:value-type="float" office:value="3.28439">
            <text:p>3,28439</text:p>
          </table:table-cell>
          <table:table-cell office:value-type="float" office:value="0.061289">
            <text:p>0,061289</text:p>
          </table:table-cell>
          <table:table-cell office:value-type="float" office:value="0.259525">
            <text:p>0,259525</text:p>
          </table:table-cell>
          <table:table-cell office:value-type="float" office:value="0.320814">
            <text:p>0,320814</text:p>
          </table:table-cell>
          <table:table-cell office:value-type="float" office:value="0.384742">
            <text:p>0,384742</text:p>
          </table:table-cell>
          <table:table-cell office:value-type="float" office:value="0.583565">
            <text:p>0,583565</text:p>
          </table:table-cell>
          <table:table-cell office:value-type="float" office:value="0.968308">
            <text:p>0,968308</text:p>
          </table:table-cell>
          <table:table-cell office:value-type="float" office:value="0.534299">
            <text:p>0,534299</text:p>
          </table:table-cell>
          <table:table-cell office:value-type="float" office:value="0.5777">
            <text:p>0,5777</text:p>
          </table:table-cell>
          <table:table-cell office:value-type="float" office:value="1.112">
            <text:p>1,112</text:p>
          </table:table-cell>
          <table:table-cell office:value-type="float" office:value="0.697346">
            <text:p>0,697346</text:p>
          </table:table-cell>
          <table:table-cell office:value-type="float" office:value="1.35364">
            <text:p>1,35364</text:p>
          </table:table-cell>
          <table:table-cell office:value-type="float" office:value="2.05098">
            <text:p>2,05098</text:p>
          </table:table-cell>
          <table:table-cell office:value-type="float" office:value="0.629899">
            <text:p>0,629899</text:p>
          </table:table-cell>
          <table:table-cell office:value-type="float" office:value="1.57475">
            <text:p>1,57475</text:p>
          </table:table-cell>
          <table:table-cell office:value-type="float" office:value="2.20464">
            <text:p>2,20464</text:p>
          </table:table-cell>
          <table:table-cell office:value-type="float" office:value="0.363335">
            <text:p>0,363335</text:p>
          </table:table-cell>
          <table:table-cell office:value-type="float" office:value="0.431662">
            <text:p>0,431662</text:p>
          </table:table-cell>
          <table:table-cell office:value-type="float" office:value="0.794998">
            <text:p>0,794998</text:p>
          </table:table-cell>
          <table:table-cell office:value-type="float" office:value="0.390901">
            <text:p>0,390901</text:p>
          </table:table-cell>
          <table:table-cell office:value-type="float" office:value="0.410842">
            <text:p>0,410842</text:p>
          </table:table-cell>
          <table:table-cell office:value-type="float" office:value="0.801742">
            <text:p>0,801742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0.312897">
            <text:p>0,312897</text:p>
          </table:table-cell>
          <table:table-cell office:value-type="float" office:value="0.539578">
            <text:p>0,539578</text:p>
          </table:table-cell>
          <table:table-cell office:value-type="float" office:value="0.707903">
            <text:p>0,707903</text:p>
          </table:table-cell>
          <table:table-cell office:value-type="float" office:value="0.916109">
            <text:p>0,916109</text:p>
          </table:table-cell>
          <table:table-cell office:value-type="float" office:value="1.62401">
            <text:p>1,62401</text:p>
          </table:table-cell>
          <table:table-cell office:value-type="float" office:value="0.109675">
            <text:p>0,109675</text:p>
          </table:table-cell>
          <table:table-cell office:value-type="float" office:value="0.361576">
            <text:p>0,361576</text:p>
          </table:table-cell>
          <table:table-cell office:value-type="float" office:value="0.471251">
            <text:p>0,471251</text:p>
          </table:table-cell>
          <table:table-cell office:value-type="float" office:value="0.317882">
            <text:p>0,317882</text:p>
          </table:table-cell>
          <table:table-cell office:value-type="float" office:value="0.51905">
            <text:p>0,51905</text:p>
          </table:table-cell>
          <table:table-cell office:value-type="float" office:value="0.836932">
            <text:p>0,836932</text:p>
          </table:table-cell>
          <table:table-cell office:value-type="float" office:value="0.57682">
            <text:p>0,57682</text:p>
          </table:table-cell>
          <table:table-cell office:value-type="float" office:value="0.699105">
            <text:p>0,699105</text:p>
          </table:table-cell>
          <table:table-cell office:value-type="float" office:value="1.27593">
            <text:p>1,27593</text:p>
          </table:table-cell>
          <table:table-cell office:value-type="float" office:value="0.698519">
            <text:p>0,698519</text:p>
          </table:table-cell>
          <table:table-cell office:value-type="float" office:value="1.64278">
            <text:p>1,64278</text:p>
          </table:table-cell>
          <table:table-cell office:value-type="float" office:value="2.3413">
            <text:p>2,3413</text:p>
          </table:table-cell>
          <table:table-cell office:value-type="float" office:value="0.807901">
            <text:p>0,807901</text:p>
          </table:table-cell>
          <table:table-cell office:value-type="float" office:value="1.37563">
            <text:p>1,37563</text:p>
          </table:table-cell>
          <table:table-cell office:value-type="float" office:value="2.18353">
            <text:p>2,18353</text:p>
          </table:table-cell>
          <table:table-cell office:value-type="float" office:value="0.355418">
            <text:p>0,355418</text:p>
          </table:table-cell>
          <table:table-cell office:value-type="float" office:value="0.398818">
            <text:p>0,398818</text:p>
          </table:table-cell>
          <table:table-cell office:value-type="float" office:value="0.754236">
            <text:p>0,754236</text:p>
          </table:table-cell>
          <table:table-cell office:value-type="float" office:value="0.462453">
            <text:p>0,462453</text:p>
          </table:table-cell>
          <table:table-cell office:value-type="float" office:value="0.51084">
            <text:p>0,51084</text:p>
          </table:table-cell>
          <table:table-cell office:value-type="float" office:value="0.973293">
            <text:p>0,973293</text:p>
          </table:table-cell>
        </table:table-row>
        <table:table-row table:style-name="ro1">
          <table:table-cell office:value-type="float" office:value="0.40439">
            <text:p>0,40439</text:p>
          </table:table-cell>
          <table:table-cell office:value-type="float" office:value="0.970947">
            <text:p>0,970947</text:p>
          </table:table-cell>
          <table:table-cell office:value-type="float" office:value="1.37534">
            <text:p>1,37534</text:p>
          </table:table-cell>
          <table:table-cell office:value-type="float" office:value="0.899394">
            <text:p>0,899394</text:p>
          </table:table-cell>
          <table:table-cell office:value-type="float" office:value="1.06684">
            <text:p>1,06684</text:p>
          </table:table-cell>
          <table:table-cell office:value-type="float" office:value="1.96623">
            <text:p>1,96623</text:p>
          </table:table-cell>
          <table:table-cell office:value-type="float" office:value="0.0419346">
            <text:p>0,0419346</text:p>
          </table:table-cell>
          <table:table-cell office:value-type="float" office:value="0.237825">
            <text:p>0,237825</text:p>
          </table:table-cell>
          <table:table-cell office:value-type="float" office:value="0.279759">
            <text:p>0,279759</text:p>
          </table:table-cell>
          <table:table-cell office:value-type="float" office:value="0.387675">
            <text:p>0,387675</text:p>
          </table:table-cell>
          <table:table-cell office:value-type="float" office:value="0.487086">
            <text:p>0,487086</text:p>
          </table:table-cell>
          <table:table-cell office:value-type="float" office:value="0.874761">
            <text:p>0,874761</text:p>
          </table:table-cell>
          <table:table-cell office:value-type="float" office:value="0.416413">
            <text:p>0,416413</text:p>
          </table:table-cell>
          <table:table-cell office:value-type="float" office:value="0.522863">
            <text:p>0,522863</text:p>
          </table:table-cell>
          <table:table-cell office:value-type="float" office:value="0.939276">
            <text:p>0,939276</text:p>
          </table:table-cell>
          <table:table-cell office:value-type="float" office:value="0.742506">
            <text:p>0,742506</text:p>
          </table:table-cell>
          <table:table-cell office:value-type="float" office:value="1.25569">
            <text:p>1,25569</text:p>
          </table:table-cell>
          <table:table-cell office:value-type="float" office:value="1.9982">
            <text:p>1,9982</text:p>
          </table:table-cell>
          <table:table-cell office:value-type="float" office:value="0.655411">
            <text:p>0,655411</text:p>
          </table:table-cell>
          <table:table-cell office:value-type="float" office:value="1.04426">
            <text:p>1,04426</text:p>
          </table:table-cell>
          <table:table-cell office:value-type="float" office:value="1.69967">
            <text:p>1,69967</text:p>
          </table:table-cell>
          <table:table-cell office:value-type="float" office:value="0.28885">
            <text:p>0,28885</text:p>
          </table:table-cell>
          <table:table-cell office:value-type="float" office:value="0.296475">
            <text:p>0,296475</text:p>
          </table:table-cell>
          <table:table-cell office:value-type="float" office:value="0.585325">
            <text:p>0,585325</text:p>
          </table:table-cell>
          <table:table-cell office:value-type="float" office:value="0.411135">
            <text:p>0,411135</text:p>
          </table:table-cell>
          <table:table-cell office:value-type="float" office:value="0.651306">
            <text:p>0,651306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0.419053">
            <text:p>0,419053</text:p>
          </table:table-cell>
          <table:table-cell office:value-type="float" office:value="0.62638">
            <text:p>0,62638</text:p>
          </table:table-cell>
          <table:table-cell office:value-type="float" office:value="1.04543">
            <text:p>1,04543</text:p>
          </table:table-cell>
          <table:table-cell office:value-type="float" office:value="0.846903">
            <text:p>0,846903</text:p>
          </table:table-cell>
          <table:table-cell office:value-type="float" office:value="1.45745">
            <text:p>1,45745</text:p>
          </table:table-cell>
          <table:table-cell office:value-type="float" office:value="2.30435">
            <text:p>2,30435</text:p>
          </table:table-cell>
          <table:table-cell office:value-type="float" office:value="0.0372426">
            <text:p>0,0372426</text:p>
          </table:table-cell>
          <table:table-cell office:value-type="float" office:value="0.240757">
            <text:p>0,240757</text:p>
          </table:table-cell>
          <table:table-cell office:value-type="float" office:value="0.278">
            <text:p>0,278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10842">
            <text:p>0,410842</text:p>
          </table:table-cell>
          <table:table-cell office:value-type="float" office:value="0.504681">
            <text:p>0,504681</text:p>
          </table:table-cell>
          <table:table-cell office:value-type="float" office:value="0.915523">
            <text:p>0,915523</text:p>
          </table:table-cell>
          <table:table-cell office:value-type="float" office:value="0.533126">
            <text:p>0,533126</text:p>
          </table:table-cell>
          <table:table-cell office:value-type="float" office:value="1.22578">
            <text:p>1,22578</text:p>
          </table:table-cell>
          <table:table-cell office:value-type="float" office:value="1.75891">
            <text:p>1,75891</text:p>
          </table:table-cell>
          <table:table-cell office:value-type="float" office:value="0.830188">
            <text:p>0,830188</text:p>
          </table:table-cell>
          <table:table-cell office:value-type="float" office:value="1.45393">
            <text:p>1,45393</text:p>
          </table:table-cell>
          <table:table-cell office:value-type="float" office:value="2.28412">
            <text:p>2,28412</text:p>
          </table:table-cell>
          <table:table-cell office:value-type="float" office:value="0.28973">
            <text:p>0,28973</text:p>
          </table:table-cell>
          <table:table-cell office:value-type="float" office:value="0.290316">
            <text:p>0,290316</text:p>
          </table:table-cell>
          <table:table-cell office:value-type="float" office:value="0.580046">
            <text:p>0,580046</text:p>
          </table:table-cell>
          <table:table-cell office:value-type="float" office:value="0.326972">
            <text:p>0,326972</text:p>
          </table:table-cell>
          <table:table-cell office:value-type="float" office:value="0.399991">
            <text:p>0,399991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458348">
            <text:p>0,458348</text:p>
          </table:table-cell>
          <table:table-cell office:value-type="float" office:value="0.673886">
            <text:p>0,673886</text:p>
          </table:table-cell>
          <table:table-cell office:value-type="float" office:value="1.03048">
            <text:p>1,03048</text:p>
          </table:table-cell>
          <table:table-cell office:value-type="float" office:value="1.35452">
            <text:p>1,35452</text:p>
          </table:table-cell>
          <table:table-cell office:value-type="float" office:value="2.38499">
            <text:p>2,38499</text:p>
          </table:table-cell>
          <table:table-cell office:value-type="float" office:value="0.0859219">
            <text:p>0,0859219</text:p>
          </table:table-cell>
          <table:table-cell office:value-type="float" office:value="0.275067">
            <text:p>0,275067</text:p>
          </table:table-cell>
          <table:table-cell office:value-type="float" office:value="0.360989">
            <text:p>0,360989</text:p>
          </table:table-cell>
          <table:table-cell office:value-type="float" office:value="0.699985">
            <text:p>0,699985</text:p>
          </table:table-cell>
          <table:table-cell office:value-type="float" office:value="0.629605">
            <text:p>0,629605</text:p>
          </table:table-cell>
          <table:table-cell office:value-type="float" office:value="1.32959">
            <text:p>1,32959</text:p>
          </table:table-cell>
          <table:table-cell office:value-type="float" office:value="0.385036">
            <text:p>0,385036</text:p>
          </table:table-cell>
          <table:table-cell office:value-type="float" office:value="0.504681">
            <text:p>0,504681</text:p>
          </table:table-cell>
          <table:table-cell office:value-type="float" office:value="0.889717">
            <text:p>0,889717</text:p>
          </table:table-cell>
          <table:table-cell office:value-type="float" office:value="0.633711">
            <text:p>0,633711</text:p>
          </table:table-cell>
          <table:table-cell office:value-type="float" office:value="1.29645">
            <text:p>1,29645</text:p>
          </table:table-cell>
          <table:table-cell office:value-type="float" office:value="1.93016">
            <text:p>1,93016</text:p>
          </table:table-cell>
          <table:table-cell office:value-type="float" office:value="0.664502">
            <text:p>0,664502</text:p>
          </table:table-cell>
          <table:table-cell office:value-type="float" office:value="1.10262">
            <text:p>1,10262</text:p>
          </table:table-cell>
          <table:table-cell office:value-type="float" office:value="1.76712">
            <text:p>1,76712</text:p>
          </table:table-cell>
          <table:table-cell office:value-type="float" office:value="0.304979">
            <text:p>0,304979</text:p>
          </table:table-cell>
          <table:table-cell office:value-type="float" office:value="0.294715">
            <text:p>0,294715</text:p>
          </table:table-cell>
          <table:table-cell office:value-type="float" office:value="0.599694">
            <text:p>0,599694</text:p>
          </table:table-cell>
          <table:table-cell office:value-type="float" office:value="0.403217">
            <text:p>0,403217</text:p>
          </table:table-cell>
          <table:table-cell office:value-type="float" office:value="0.913177">
            <text:p>0,913177</text:p>
          </table:table-cell>
          <table:table-cell office:value-type="float" office:value="1.31639">
            <text:p>1,31639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0.316416">
            <text:p>0,316416</text:p>
          </table:table-cell>
          <table:table-cell office:value-type="float" office:value="0.531074">
            <text:p>0,531074</text:p>
          </table:table-cell>
          <table:table-cell office:value-type="float" office:value="0.954525">
            <text:p>0,954525</text:p>
          </table:table-cell>
          <table:table-cell office:value-type="float" office:value="1.35833">
            <text:p>1,35833</text:p>
          </table:table-cell>
          <table:table-cell office:value-type="float" office:value="2.31285">
            <text:p>2,31285</text:p>
          </table:table-cell>
          <table:table-cell office:value-type="float" office:value="0.0548375">
            <text:p>0,0548375</text:p>
          </table:table-cell>
          <table:table-cell office:value-type="float" office:value="0.282692">
            <text:p>0,282692</text:p>
          </table:table-cell>
          <table:table-cell office:value-type="float" office:value="0.337529">
            <text:p>0,337529</text:p>
          </table:table-cell>
          <table:table-cell office:value-type="float" office:value="0.396766">
            <text:p>0,396766</text:p>
          </table:table-cell>
          <table:table-cell office:value-type="float" office:value="0.667728">
            <text:p>0,667728</text:p>
          </table:table-cell>
          <table:table-cell office:value-type="float" office:value="1.06449">
            <text:p>1,06449</text:p>
          </table:table-cell>
          <table:table-cell office:value-type="float" office:value="0.523449">
            <text:p>0,523449</text:p>
          </table:table-cell>
          <table:table-cell office:value-type="float" office:value="0.726671">
            <text:p>0,726671</text:p>
          </table:table-cell>
          <table:table-cell office:value-type="float" office:value="1.25012">
            <text:p>1,25012</text:p>
          </table:table-cell>
          <table:table-cell office:value-type="float" office:value="0.733415">
            <text:p>0,733415</text:p>
          </table:table-cell>
          <table:table-cell office:value-type="float" office:value="1.54953">
            <text:p>1,54953</text:p>
          </table:table-cell>
          <table:table-cell office:value-type="float" office:value="2.28294">
            <text:p>2,28294</text:p>
          </table:table-cell>
          <table:table-cell office:value-type="float" office:value="0.631951">
            <text:p>0,631951</text:p>
          </table:table-cell>
          <table:table-cell office:value-type="float" office:value="1.05863">
            <text:p>1,05863</text:p>
          </table:table-cell>
          <table:table-cell office:value-type="float" office:value="1.69058">
            <text:p>1,69058</text:p>
          </table:table-cell>
          <table:table-cell office:value-type="float" office:value="0.295008">
            <text:p>0,295008</text:p>
          </table:table-cell>
          <table:table-cell office:value-type="float" office:value="0.286504">
            <text:p>0,286504</text:p>
          </table:table-cell>
          <table:table-cell office:value-type="float" office:value="0.581512">
            <text:p>0,581512</text:p>
          </table:table-cell>
          <table:table-cell office:value-type="float" office:value="0.307032">
            <text:p>0,307032</text:p>
          </table:table-cell>
          <table:table-cell office:value-type="float" office:value="0.407909">
            <text:p>0,407909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09671">
            <text:p>0,309671</text:p>
          </table:table-cell>
          <table:table-cell office:value-type="float" office:value="0.539871">
            <text:p>0,539871</text:p>
          </table:table-cell>
          <table:table-cell office:value-type="float" office:value="0.684736">
            <text:p>0,684736</text:p>
          </table:table-cell>
          <table:table-cell office:value-type="float" office:value="1.30672">
            <text:p>1,30672</text:p>
          </table:table-cell>
          <table:table-cell office:value-type="float" office:value="1.99145">
            <text:p>1,99145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21107">
            <text:p>0,321107</text:p>
          </table:table-cell>
          <table:table-cell office:value-type="float" office:value="0.476823">
            <text:p>0,476823</text:p>
          </table:table-cell>
          <table:table-cell office:value-type="float" office:value="0.79793">
            <text:p>0,79793</text:p>
          </table:table-cell>
          <table:table-cell office:value-type="float" office:value="0.410255">
            <text:p>0,410255</text:p>
          </table:table-cell>
          <table:table-cell office:value-type="float" office:value="0.511426">
            <text:p>0,511426</text:p>
          </table:table-cell>
          <table:table-cell office:value-type="float" office:value="0.921681">
            <text:p>0,921681</text:p>
          </table:table-cell>
          <table:table-cell office:value-type="float" office:value="0.553067">
            <text:p>0,553067</text:p>
          </table:table-cell>
          <table:table-cell office:value-type="float" office:value="1.22725">
            <text:p>1,22725</text:p>
          </table:table-cell>
          <table:table-cell office:value-type="float" office:value="1.78031">
            <text:p>1,78031</text:p>
          </table:table-cell>
          <table:table-cell office:value-type="float" office:value="0.640455">
            <text:p>0,640455</text:p>
          </table:table-cell>
          <table:table-cell office:value-type="float" office:value="1.04279">
            <text:p>1,04279</text:p>
          </table:table-cell>
          <table:table-cell office:value-type="float" office:value="1.68325">
            <text:p>1,68325</text:p>
          </table:table-cell>
          <table:table-cell office:value-type="float" office:value="0.275361">
            <text:p>0,275361</text:p>
          </table:table-cell>
          <table:table-cell office:value-type="float" office:value="0.284451">
            <text:p>0,284451</text:p>
          </table:table-cell>
          <table:table-cell office:value-type="float" office:value="0.559812">
            <text:p>0,559812</text:p>
          </table:table-cell>
          <table:table-cell office:value-type="float" office:value="0.304392">
            <text:p>0,304392</text:p>
          </table:table-cell>
          <table:table-cell office:value-type="float" office:value="0.409082">
            <text:p>0,409082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43983">
            <text:p>0,243983</text:p>
          </table:table-cell>
          <table:table-cell office:value-type="float" office:value="0.313776">
            <text:p>0,313776</text:p>
          </table:table-cell>
          <table:table-cell office:value-type="float" office:value="0.557759">
            <text:p>0,557759</text:p>
          </table:table-cell>
          <table:table-cell office:value-type="float" office:value="0.693534">
            <text:p>0,693534</text:p>
          </table:table-cell>
          <table:table-cell office:value-type="float" office:value="0.882386">
            <text:p>0,882386</text:p>
          </table:table-cell>
          <table:table-cell office:value-type="float" office:value="1.57592">
            <text:p>1,57592</text:p>
          </table:table-cell>
          <table:table-cell office:value-type="float" office:value="0.0351899">
            <text:p>0,0351899</text:p>
          </table:table-cell>
          <table:table-cell office:value-type="float" office:value="0.251901">
            <text:p>0,251901</text:p>
          </table:table-cell>
          <table:table-cell office:value-type="float" office:value="0.287091">
            <text:p>0,287091</text:p>
          </table:table-cell>
          <table:table-cell office:value-type="float" office:value="0.312897">
            <text:p>0,312897</text:p>
          </table:table-cell>
          <table:table-cell office:value-type="float" office:value="0.52169">
            <text:p>0,52169</text:p>
          </table:table-cell>
          <table:table-cell office:value-type="float" office:value="0.834586">
            <text:p>0,834586</text:p>
          </table:table-cell>
          <table:table-cell office:value-type="float" office:value="0.407616">
            <text:p>0,407616</text:p>
          </table:table-cell>
          <table:table-cell office:value-type="float" office:value="0.499989">
            <text:p>0,499989</text:p>
          </table:table-cell>
          <table:table-cell office:value-type="float" office:value="0.907605">
            <text:p>0,907605</text:p>
          </table:table-cell>
          <table:table-cell office:value-type="float" office:value="0.537818">
            <text:p>0,537818</text:p>
          </table:table-cell>
          <table:table-cell office:value-type="float" office:value="1.24132">
            <text:p>1,24132</text:p>
          </table:table-cell>
          <table:table-cell office:value-type="float" office:value="1.77914">
            <text:p>1,77914</text:p>
          </table:table-cell>
          <table:table-cell office:value-type="float" office:value="0.63723">
            <text:p>0,63723</text:p>
          </table:table-cell>
          <table:table-cell office:value-type="float" office:value="1.05658">
            <text:p>1,05658</text:p>
          </table:table-cell>
          <table:table-cell office:value-type="float" office:value="1.69381">
            <text:p>1,69381</text:p>
          </table:table-cell>
          <table:table-cell office:value-type="float" office:value="0.292076">
            <text:p>0,292076</text:p>
          </table:table-cell>
          <table:table-cell office:value-type="float" office:value="0.332251">
            <text:p>0,332251</text:p>
          </table:table-cell>
          <table:table-cell office:value-type="float" office:value="0.624327">
            <text:p>0,624327</text:p>
          </table:table-cell>
          <table:table-cell office:value-type="float" office:value="0.592656">
            <text:p>0,592656</text:p>
          </table:table-cell>
          <table:table-cell office:value-type="float" office:value="0.959217">
            <text:p>0,959217</text:p>
          </table:table-cell>
          <table:table-cell office:value-type="float" office:value="1.55187">
            <text:p>1,55187</text:p>
          </table:table-cell>
        </table:table-row>
        <table:table-row table:style-name="ro1">
          <table:table-cell office:value-type="float" office:value="0.60116">
            <text:p>0,60116</text:p>
          </table:table-cell>
          <table:table-cell office:value-type="float" office:value="0.729017">
            <text:p>0,729017</text:p>
          </table:table-cell>
          <table:table-cell office:value-type="float" office:value="1.33018">
            <text:p>1,33018</text:p>
          </table:table-cell>
          <table:table-cell office:value-type="float" office:value="1.6853">
            <text:p>1,6853</text:p>
          </table:table-cell>
          <table:table-cell office:value-type="float" office:value="2.24013">
            <text:p>2,24013</text:p>
          </table:table-cell>
          <table:table-cell office:value-type="float" office:value="3.92543">
            <text:p>3,92543</text:p>
          </table:table-cell>
          <table:table-cell office:value-type="float" office:value="0.0876814">
            <text:p>0,0876814</text:p>
          </table:table-cell>
          <table:table-cell office:value-type="float" office:value="0.459228">
            <text:p>0,459228</text:p>
          </table:table-cell>
          <table:table-cell office:value-type="float" office:value="0.546909">
            <text:p>0,546909</text:p>
          </table:table-cell>
          <table:table-cell office:value-type="float" office:value="0.669487">
            <text:p>0,669487</text:p>
          </table:table-cell>
          <table:table-cell office:value-type="float" office:value="1.12109">
            <text:p>1,12109</text:p>
          </table:table-cell>
          <table:table-cell office:value-type="float" office:value="1.79058">
            <text:p>1,79058</text:p>
          </table:table-cell>
          <table:table-cell office:value-type="float" office:value="0.872709">
            <text:p>0,872709</text:p>
          </table:table-cell>
          <table:table-cell office:value-type="float" office:value="1.20848">
            <text:p>1,20848</text:p>
          </table:table-cell>
          <table:table-cell office:value-type="float" office:value="2.08119">
            <text:p>2,08119</text:p>
          </table:table-cell>
          <table:table-cell office:value-type="float" office:value="1.02696">
            <text:p>1,02696</text:p>
          </table:table-cell>
          <table:table-cell office:value-type="float" office:value="1.30085">
            <text:p>1,30085</text:p>
          </table:table-cell>
          <table:table-cell office:value-type="float" office:value="2.32781">
            <text:p>2,32781</text:p>
          </table:table-cell>
          <table:table-cell office:value-type="float" office:value="0.668314">
            <text:p>0,668314</text:p>
          </table:table-cell>
          <table:table-cell office:value-type="float" office:value="1.07124">
            <text:p>1,07124</text:p>
          </table:table-cell>
          <table:table-cell office:value-type="float" office:value="1.73955">
            <text:p>1,73955</text:p>
          </table:table-cell>
          <table:table-cell office:value-type="float" office:value="0.465386">
            <text:p>0,465386</text:p>
          </table:table-cell>
          <table:table-cell office:value-type="float" office:value="0.32316">
            <text:p>0,32316</text:p>
          </table:table-cell>
          <table:table-cell office:value-type="float" office:value="0.788546">
            <text:p>0,788546</text:p>
          </table:table-cell>
          <table:table-cell office:value-type="float" office:value="0.543097">
            <text:p>0,543097</text:p>
          </table:table-cell>
          <table:table-cell office:value-type="float" office:value="0.520223">
            <text:p>0,520223</text:p>
          </table:table-cell>
          <table:table-cell office:value-type="float" office:value="1.06332">
            <text:p>1,06332</text:p>
          </table:table-cell>
        </table:table-row>
        <table:table-row table:style-name="ro1">
          <table:table-cell office:value-type="float" office:value="0.218177">
            <text:p>0,218177</text:p>
          </table:table-cell>
          <table:table-cell office:value-type="float" office:value="0.329905">
            <text:p>0,329905</text:p>
          </table:table-cell>
          <table:table-cell office:value-type="float" office:value="0.548082">
            <text:p>0,548082</text:p>
          </table:table-cell>
          <table:table-cell office:value-type="float" office:value="0.787666">
            <text:p>0,787666</text:p>
          </table:table-cell>
          <table:table-cell office:value-type="float" office:value="1.23018">
            <text:p>1,23018</text:p>
          </table:table-cell>
          <table:table-cell office:value-type="float" office:value="2.01785">
            <text:p>2,01785</text:p>
          </table:table-cell>
          <table:table-cell office:value-type="float" office:value="0.0472131">
            <text:p>0,0472131</text:p>
          </table:table-cell>
          <table:table-cell office:value-type="float" office:value="0.421105">
            <text:p>0,421105</text:p>
          </table:table-cell>
          <table:table-cell office:value-type="float" office:value="0.468318">
            <text:p>0,468318</text:p>
          </table:table-cell>
          <table:table-cell office:value-type="float" office:value="0.611131">
            <text:p>0,611131</text:p>
          </table:table-cell>
          <table:table-cell office:value-type="float" office:value="0.828135">
            <text:p>0,828135</text:p>
          </table:table-cell>
          <table:table-cell office:value-type="float" office:value="1.43927">
            <text:p>1,43927</text:p>
          </table:table-cell>
          <table:table-cell office:value-type="float" office:value="0.719926">
            <text:p>0,719926</text:p>
          </table:table-cell>
          <table:table-cell office:value-type="float" office:value="0.862445">
            <text:p>0,862445</text:p>
          </table:table-cell>
          <table:table-cell office:value-type="float" office:value="1.58237">
            <text:p>1,58237</text:p>
          </table:table-cell>
          <table:table-cell office:value-type="float" office:value="0.961563">
            <text:p>0,961563</text:p>
          </table:table-cell>
          <table:table-cell office:value-type="float" office:value="2.11315">
            <text:p>2,11315</text:p>
          </table:table-cell>
          <table:table-cell office:value-type="float" office:value="3.07471">
            <text:p>3,07471</text:p>
          </table:table-cell>
          <table:table-cell office:value-type="float" office:value="1.19059">
            <text:p>1,19059</text:p>
          </table:table-cell>
          <table:table-cell office:value-type="float" office:value="1.44806">
            <text:p>1,44806</text:p>
          </table:table-cell>
          <table:table-cell office:value-type="float" office:value="2.63865">
            <text:p>2,63865</text:p>
          </table:table-cell>
          <table:table-cell office:value-type="float" office:value="0.35923">
            <text:p>0,35923</text:p>
          </table:table-cell>
          <table:table-cell office:value-type="float" office:value="0.53166">
            <text:p>0,53166</text:p>
          </table:table-cell>
          <table:table-cell office:value-type="float" office:value="0.89089">
            <text:p>0,89089</text:p>
          </table:table-cell>
          <table:table-cell office:value-type="float" office:value="0.5082">
            <text:p>0,5082</text:p>
          </table:table-cell>
          <table:table-cell office:value-type="float" office:value="0.486207">
            <text:p>0,486207</text:p>
          </table:table-cell>
          <table:table-cell office:value-type="float" office:value="0.994407">
            <text:p>0,994407</text:p>
          </table:table-cell>
        </table:table-row>
        <table:table-row table:style-name="ro1">
          <table:table-cell office:value-type="float" office:value="0.273894">
            <text:p>0,273894</text:p>
          </table:table-cell>
          <table:table-cell office:value-type="float" office:value="0.363042">
            <text:p>0,363042</text:p>
          </table:table-cell>
          <table:table-cell office:value-type="float" office:value="0.636937">
            <text:p>0,636937</text:p>
          </table:table-cell>
          <table:table-cell office:value-type="float" office:value="1.69615">
            <text:p>1,69615</text:p>
          </table:table-cell>
          <table:table-cell office:value-type="float" office:value="2.16594">
            <text:p>2,16594</text:p>
          </table:table-cell>
          <table:table-cell office:value-type="float" office:value="3.86209">
            <text:p>3,86209</text:p>
          </table:table-cell>
          <table:table-cell office:value-type="float" office:value="0.0609958">
            <text:p>0,0609958</text:p>
          </table:table-cell>
          <table:table-cell office:value-type="float" office:value="0.353951">
            <text:p>0,353951</text:p>
          </table:table-cell>
          <table:table-cell office:value-type="float" office:value="0.414947">
            <text:p>0,414947</text:p>
          </table:table-cell>
          <table:table-cell office:value-type="float" office:value="0.353365">
            <text:p>0,353365</text:p>
          </table:table-cell>
          <table:table-cell office:value-type="float" office:value="0.555707">
            <text:p>0,555707</text:p>
          </table:table-cell>
          <table:table-cell office:value-type="float" office:value="0.909071">
            <text:p>0,909071</text:p>
          </table:table-cell>
          <table:table-cell office:value-type="float" office:value="0.439287">
            <text:p>0,439287</text:p>
          </table:table-cell>
          <table:table-cell office:value-type="float" office:value="0.581806">
            <text:p>0,581806</text:p>
          </table:table-cell>
          <table:table-cell office:value-type="float" office:value="1.02109">
            <text:p>1,02109</text:p>
          </table:table-cell>
          <table:table-cell office:value-type="float" office:value="0.656291">
            <text:p>0,656291</text:p>
          </table:table-cell>
          <table:table-cell office:value-type="float" office:value="2.28001">
            <text:p>2,28001</text:p>
          </table:table-cell>
          <table:table-cell office:value-type="float" office:value="2.9363">
            <text:p>2,9363</text:p>
          </table:table-cell>
          <table:table-cell office:value-type="float" office:value="0.754529">
            <text:p>0,754529</text:p>
          </table:table-cell>
          <table:table-cell office:value-type="float" office:value="1.22901">
            <text:p>1,22901</text:p>
          </table:table-cell>
          <table:table-cell office:value-type="float" office:value="1.98354">
            <text:p>1,98354</text:p>
          </table:table-cell>
          <table:table-cell office:value-type="float" office:value="0.325213">
            <text:p>0,325213</text:p>
          </table:table-cell>
          <table:table-cell office:value-type="float" office:value="0.333424">
            <text:p>0,333424</text:p>
          </table:table-cell>
          <table:table-cell office:value-type="float" office:value="0.658637">
            <text:p>0,658637</text:p>
          </table:table-cell>
          <table:table-cell office:value-type="float" office:value="0.329025">
            <text:p>0,329025</text:p>
          </table:table-cell>
          <table:table-cell office:value-type="float" office:value="0.451896">
            <text:p>0,451896</text:p>
          </table:table-cell>
          <table:table-cell office:value-type="float" office:value="0.780922">
            <text:p>0,780922</text:p>
          </table:table-cell>
        </table:table-row>
        <table:table-row table:style-name="ro1">
          <table:table-cell office:value-type="float" office:value="0.31143">
            <text:p>0,31143</text:p>
          </table:table-cell>
          <table:table-cell office:value-type="float" office:value="0.325506">
            <text:p>0,325506</text:p>
          </table:table-cell>
          <table:table-cell office:value-type="float" office:value="0.636937">
            <text:p>0,636937</text:p>
          </table:table-cell>
          <table:table-cell office:value-type="float" office:value="1.19059">
            <text:p>1,19059</text:p>
          </table:table-cell>
          <table:table-cell office:value-type="float" office:value="1.11141">
            <text:p>1,11141</text:p>
          </table:table-cell>
          <table:table-cell office:value-type="float" office:value="2.302">
            <text:p>2,302</text:p>
          </table:table-cell>
          <table:table-cell office:value-type="float" office:value="0.0454536">
            <text:p>0,0454536</text:p>
          </table:table-cell>
          <table:table-cell office:value-type="float" office:value="0.240171">
            <text:p>0,240171</text:p>
          </table:table-cell>
          <table:table-cell office:value-type="float" office:value="0.285624">
            <text:p>0,285624</text:p>
          </table:table-cell>
          <table:table-cell office:value-type="float" office:value="0.389728">
            <text:p>0,389728</text:p>
          </table:table-cell>
          <table:table-cell office:value-type="float" office:value="0.512306">
            <text:p>0,512306</text:p>
          </table:table-cell>
          <table:table-cell office:value-type="float" office:value="0.902033">
            <text:p>0,902033</text:p>
          </table:table-cell>
          <table:table-cell office:value-type="float" office:value="0.466559">
            <text:p>0,466559</text:p>
          </table:table-cell>
          <table:table-cell office:value-type="float" office:value="0.778576">
            <text:p>0,778576</text:p>
          </table:table-cell>
          <table:table-cell office:value-type="float" office:value="1.24513">
            <text:p>1,24513</text:p>
          </table:table-cell>
          <table:table-cell office:value-type="float" office:value="0.690894">
            <text:p>0,690894</text:p>
          </table:table-cell>
          <table:table-cell office:value-type="float" office:value="1.31845">
            <text:p>1,31845</text:p>
          </table:table-cell>
          <table:table-cell office:value-type="float" office:value="2.00934">
            <text:p>2,00934</text:p>
          </table:table-cell>
          <table:table-cell office:value-type="float" office:value="0.776523">
            <text:p>0,776523</text:p>
          </table:table-cell>
          <table:table-cell office:value-type="float" office:value="1.13282">
            <text:p>1,13282</text:p>
          </table:table-cell>
          <table:table-cell office:value-type="float" office:value="1.90934">
            <text:p>1,90934</text:p>
          </table:table-cell>
          <table:table-cell office:value-type="float" office:value="0.3692">
            <text:p>0,3692</text:p>
          </table:table-cell>
          <table:table-cell office:value-type="float" office:value="0.336063">
            <text:p>0,336063</text:p>
          </table:table-cell>
          <table:table-cell office:value-type="float" office:value="0.705263">
            <text:p>0,705263</text:p>
          </table:table-cell>
          <table:table-cell office:value-type="float" office:value="0.395593">
            <text:p>0,395593</text:p>
          </table:table-cell>
          <table:table-cell office:value-type="float" office:value="0.429023">
            <text:p>0,429023</text:p>
          </table:table-cell>
          <table:table-cell office:value-type="float" office:value="0.824616">
            <text:p>0,824616</text:p>
          </table:table-cell>
        </table:table-row>
        <table:table-row table:style-name="ro1">
          <table:table-cell office:value-type="float" office:value="0.278586">
            <text:p>0,278586</text:p>
          </table:table-cell>
          <table:table-cell office:value-type="float" office:value="0.776523">
            <text:p>0,776523</text:p>
          </table:table-cell>
          <table:table-cell office:value-type="float" office:value="1.05511">
            <text:p>1,05511</text:p>
          </table:table-cell>
          <table:table-cell office:value-type="float" office:value="0.78532">
            <text:p>0,78532</text:p>
          </table:table-cell>
          <table:table-cell office:value-type="float" office:value="0.985316">
            <text:p>0,985316</text:p>
          </table:table-cell>
          <table:table-cell office:value-type="float" office:value="1.77064">
            <text:p>1,77064</text:p>
          </table:table-cell>
          <table:table-cell office:value-type="float" office:value="0.0419346">
            <text:p>0,0419346</text:p>
          </table:table-cell>
          <table:table-cell office:value-type="float" office:value="0.315243">
            <text:p>0,315243</text:p>
          </table:table-cell>
          <table:table-cell office:value-type="float" office:value="0.357177">
            <text:p>0,357177</text:p>
          </table:table-cell>
          <table:table-cell office:value-type="float" office:value="0.37184">
            <text:p>0,37184</text:p>
          </table:table-cell>
          <table:table-cell office:value-type="float" office:value="0.514652">
            <text:p>0,514652</text:p>
          </table:table-cell>
          <table:table-cell office:value-type="float" office:value="0.886491">
            <text:p>0,886491</text:p>
          </table:table-cell>
          <table:table-cell office:value-type="float" office:value="0.509667">
            <text:p>0,509667</text:p>
          </table:table-cell>
          <table:table-cell office:value-type="float" office:value="0.562745">
            <text:p>0,562745</text:p>
          </table:table-cell>
          <table:table-cell office:value-type="float" office:value="1.07241">
            <text:p>1,07241</text:p>
          </table:table-cell>
          <table:table-cell office:value-type="float" office:value="0.55688">
            <text:p>0,55688</text:p>
          </table:table-cell>
          <table:table-cell office:value-type="float" office:value="1.34396">
            <text:p>1,34396</text:p>
          </table:table-cell>
          <table:table-cell office:value-type="float" office:value="1.90084">
            <text:p>1,90084</text:p>
          </table:table-cell>
          <table:table-cell office:value-type="float" office:value="0.653652">
            <text:p>0,653652</text:p>
          </table:table-cell>
          <table:table-cell office:value-type="float" office:value="1.09001">
            <text:p>1,09001</text:p>
          </table:table-cell>
          <table:table-cell office:value-type="float" office:value="1.74366">
            <text:p>1,74366</text:p>
          </table:table-cell>
          <table:table-cell office:value-type="float" office:value="0.31407">
            <text:p>0,31407</text:p>
          </table:table-cell>
          <table:table-cell office:value-type="float" office:value="0.319348">
            <text:p>0,319348</text:p>
          </table:table-cell>
          <table:table-cell office:value-type="float" office:value="0.633418">
            <text:p>0,633418</text:p>
          </table:table-cell>
          <table:table-cell office:value-type="float" office:value="0.316416">
            <text:p>0,316416</text:p>
          </table:table-cell>
          <table:table-cell office:value-type="float" office:value="0.421399">
            <text:p>0,421399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0.317882">
            <text:p>0,317882</text:p>
          </table:table-cell>
          <table:table-cell office:value-type="float" office:value="0.529021">
            <text:p>0,529021</text:p>
          </table:table-cell>
          <table:table-cell office:value-type="float" office:value="0.705557">
            <text:p>0,705557</text:p>
          </table:table-cell>
          <table:table-cell office:value-type="float" office:value="0.975346">
            <text:p>0,975346</text:p>
          </table:table-cell>
          <table:table-cell office:value-type="float" office:value="1.6809">
            <text:p>1,6809</text:p>
          </table:table-cell>
          <table:table-cell office:value-type="float" office:value="0.0392953">
            <text:p>0,0392953</text:p>
          </table:table-cell>
          <table:table-cell office:value-type="float" office:value="0.237532">
            <text:p>0,237532</text:p>
          </table:table-cell>
          <table:table-cell office:value-type="float" office:value="0.276827">
            <text:p>0,276827</text:p>
          </table:table-cell>
          <table:table-cell office:value-type="float" office:value="0.524036">
            <text:p>0,524036</text:p>
          </table:table-cell>
          <table:table-cell office:value-type="float" office:value="0.502335">
            <text:p>0,502335</text:p>
          </table:table-cell>
          <table:table-cell office:value-type="float" office:value="1.02637">
            <text:p>1,02637</text:p>
          </table:table-cell>
          <table:table-cell office:value-type="float" office:value="0.423158">
            <text:p>0,423158</text:p>
          </table:table-cell>
          <table:table-cell office:value-type="float" office:value="0.557173">
            <text:p>0,557173</text:p>
          </table:table-cell>
          <table:table-cell office:value-type="float" office:value="0.980331">
            <text:p>0,980331</text:p>
          </table:table-cell>
          <table:table-cell office:value-type="float" office:value="0.543977">
            <text:p>0,543977</text:p>
          </table:table-cell>
          <table:table-cell office:value-type="float" office:value="1.35246">
            <text:p>1,35246</text:p>
          </table:table-cell>
          <table:table-cell office:value-type="float" office:value="1.89644">
            <text:p>1,89644</text:p>
          </table:table-cell>
          <table:table-cell office:value-type="float" office:value="0.619342">
            <text:p>0,619342</text:p>
          </table:table-cell>
          <table:table-cell office:value-type="float" office:value="1.06977">
            <text:p>1,06977</text:p>
          </table:table-cell>
          <table:table-cell office:value-type="float" office:value="1.68911">
            <text:p>1,68911</text:p>
          </table:table-cell>
          <table:table-cell office:value-type="float" office:value="0.312603">
            <text:p>0,312603</text:p>
          </table:table-cell>
          <table:table-cell office:value-type="float" office:value="0.327852">
            <text:p>0,327852</text:p>
          </table:table-cell>
          <table:table-cell office:value-type="float" office:value="0.640455">
            <text:p>0,640455</text:p>
          </table:table-cell>
          <table:table-cell office:value-type="float" office:value="0.335183">
            <text:p>0,335183</text:p>
          </table:table-cell>
          <table:table-cell office:value-type="float" office:value="0.409375">
            <text:p>0,409375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44863">
            <text:p>0,244863</text:p>
          </table:table-cell>
          <table:table-cell office:value-type="float" office:value="0.320521">
            <text:p>0,320521</text:p>
          </table:table-cell>
          <table:table-cell office:value-type="float" office:value="0.565384">
            <text:p>0,565384</text:p>
          </table:table-cell>
          <table:table-cell office:value-type="float" office:value="0.697053">
            <text:p>0,697053</text:p>
          </table:table-cell>
          <table:table-cell office:value-type="float" office:value="0.90174">
            <text:p>0,90174</text:p>
          </table:table-cell>
          <table:table-cell office:value-type="float" office:value="1.59879">
            <text:p>1,59879</text:p>
          </table:table-cell>
          <table:table-cell office:value-type="float" office:value="0.0354831">
            <text:p>0,0354831</text:p>
          </table:table-cell>
          <table:table-cell office:value-type="float" office:value="0.273015">
            <text:p>0,273015</text:p>
          </table:table-cell>
          <table:table-cell office:value-type="float" office:value="0.308498">
            <text:p>0,308498</text:p>
          </table:table-cell>
          <table:table-cell office:value-type="float" office:value="0.322574">
            <text:p>0,322574</text:p>
          </table:table-cell>
          <table:table-cell office:value-type="float" office:value="0.477409">
            <text:p>0,477409</text:p>
          </table:table-cell>
          <table:table-cell office:value-type="float" office:value="0.799983">
            <text:p>0,799983</text:p>
          </table:table-cell>
          <table:table-cell office:value-type="float" office:value="0.40615">
            <text:p>0,40615</text:p>
          </table:table-cell>
          <table:table-cell office:value-type="float" office:value="0.578873">
            <text:p>0,578873</text:p>
          </table:table-cell>
          <table:table-cell office:value-type="float" office:value="0.985023">
            <text:p>0,985023</text:p>
          </table:table-cell>
          <table:table-cell office:value-type="float" office:value="0.544856">
            <text:p>0,544856</text:p>
          </table:table-cell>
          <table:table-cell office:value-type="float" office:value="1.27622">
            <text:p>1,27622</text:p>
          </table:table-cell>
          <table:table-cell office:value-type="float" office:value="1.82108">
            <text:p>1,82108</text:p>
          </table:table-cell>
          <table:table-cell office:value-type="float" office:value="0.650719">
            <text:p>0,650719</text:p>
          </table:table-cell>
          <table:table-cell office:value-type="float" office:value="1.07945">
            <text:p>1,07945</text:p>
          </table:table-cell>
          <table:table-cell office:value-type="float" office:value="1.73017">
            <text:p>1,73017</text:p>
          </table:table-cell>
          <table:table-cell office:value-type="float" office:value="0.536939">
            <text:p>0,536939</text:p>
          </table:table-cell>
          <table:table-cell office:value-type="float" office:value="0.31143">
            <text:p>0,31143</text:p>
          </table:table-cell>
          <table:table-cell office:value-type="float" office:value="0.848369">
            <text:p>0,848369</text:p>
          </table:table-cell>
          <table:table-cell office:value-type="float" office:value="0.310257">
            <text:p>0,310257</text:p>
          </table:table-cell>
          <table:table-cell office:value-type="float" office:value="0.412015">
            <text:p>0,412015</text:p>
          </table:table-cell>
          <table:table-cell office:value-type="float" office:value="0.722272">
            <text:p>0,722272</text:p>
          </table:table-cell>
        </table:table-row>
        <table:table-row table:style-name="ro1">
          <table:table-cell office:value-type="float" office:value="0.23284">
            <text:p>0,23284</text:p>
          </table:table-cell>
          <table:table-cell office:value-type="float" office:value="0.313776">
            <text:p>0,313776</text:p>
          </table:table-cell>
          <table:table-cell office:value-type="float" office:value="0.546616">
            <text:p>0,546616</text:p>
          </table:table-cell>
          <table:table-cell office:value-type="float" office:value="0.724031">
            <text:p>0,724031</text:p>
          </table:table-cell>
          <table:table-cell office:value-type="float" office:value="0.963029">
            <text:p>0,963029</text:p>
          </table:table-cell>
          <table:table-cell office:value-type="float" office:value="1.68706">
            <text:p>1,68706</text:p>
          </table:table-cell>
          <table:table-cell office:value-type="float" office:value="0.0401751">
            <text:p>0,0401751</text:p>
          </table:table-cell>
          <table:table-cell office:value-type="float" office:value="0.270375">
            <text:p>0,270375</text:p>
          </table:table-cell>
          <table:table-cell office:value-type="float" office:value="0.310551">
            <text:p>0,310551</text:p>
          </table:table-cell>
          <table:table-cell office:value-type="float" office:value="0.738401">
            <text:p>0,738401</text:p>
          </table:table-cell>
          <table:table-cell office:value-type="float" office:value="1.08854">
            <text:p>1,08854</text:p>
          </table:table-cell>
          <table:table-cell office:value-type="float" office:value="1.82694">
            <text:p>1,82694</text:p>
          </table:table-cell>
          <table:table-cell office:value-type="float" office:value="0.996166">
            <text:p>0,996166</text:p>
          </table:table-cell>
          <table:table-cell office:value-type="float" office:value="1.18502">
            <text:p>1,18502</text:p>
          </table:table-cell>
          <table:table-cell office:value-type="float" office:value="2.18118">
            <text:p>2,18118</text:p>
          </table:table-cell>
          <table:table-cell office:value-type="float" office:value="1.3073">
            <text:p>1,3073</text:p>
          </table:table-cell>
          <table:table-cell office:value-type="float" office:value="3.23805">
            <text:p>3,23805</text:p>
          </table:table-cell>
          <table:table-cell office:value-type="float" office:value="4.54536">
            <text:p>4,54536</text:p>
          </table:table-cell>
          <table:table-cell office:value-type="float" office:value="0.644268">
            <text:p>0,644268</text:p>
          </table:table-cell>
          <table:table-cell office:value-type="float" office:value="1.14162">
            <text:p>1,14162</text:p>
          </table:table-cell>
          <table:table-cell office:value-type="float" office:value="1.78589">
            <text:p>1,78589</text:p>
          </table:table-cell>
          <table:table-cell office:value-type="float" office:value="0.317295">
            <text:p>0,317295</text:p>
          </table:table-cell>
          <table:table-cell office:value-type="float" office:value="0.304099">
            <text:p>0,304099</text:p>
          </table:table-cell>
          <table:table-cell office:value-type="float" office:value="0.621394">
            <text:p>0,621394</text:p>
          </table:table-cell>
          <table:table-cell office:value-type="float" office:value="0.309084">
            <text:p>0,309084</text:p>
          </table:table-cell>
          <table:table-cell office:value-type="float" office:value="0.415534">
            <text:p>0,415534</text:p>
          </table:table-cell>
          <table:table-cell office:value-type="float" office:value="0.724618">
            <text:p>0,724618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0.339582">
            <text:p>0,339582</text:p>
          </table:table-cell>
          <table:table-cell office:value-type="float" office:value="0.569489">
            <text:p>0,569489</text:p>
          </table:table-cell>
          <table:table-cell office:value-type="float" office:value="0.724618">
            <text:p>0,724618</text:p>
          </table:table-cell>
          <table:table-cell office:value-type="float" office:value="0.961856">
            <text:p>0,961856</text:p>
          </table:table-cell>
          <table:table-cell office:value-type="float" office:value="1.68647">
            <text:p>1,68647</text:p>
          </table:table-cell>
          <table:table-cell office:value-type="float" office:value="0.0372426">
            <text:p>0,0372426</text:p>
          </table:table-cell>
          <table:table-cell office:value-type="float" office:value="0.250435">
            <text:p>0,250435</text:p>
          </table:table-cell>
          <table:table-cell office:value-type="float" office:value="0.287677">
            <text:p>0,287677</text:p>
          </table:table-cell>
          <table:table-cell office:value-type="float" office:value="0.53342">
            <text:p>0,53342</text:p>
          </table:table-cell>
          <table:table-cell office:value-type="float" office:value="0.49911">
            <text:p>0,49911</text:p>
          </table:table-cell>
          <table:table-cell office:value-type="float" office:value="1.03253">
            <text:p>1,03253</text:p>
          </table:table-cell>
          <table:table-cell office:value-type="float" office:value="0.420226">
            <text:p>0,420226</text:p>
          </table:table-cell>
          <table:table-cell office:value-type="float" office:value="0.535766">
            <text:p>0,535766</text:p>
          </table:table-cell>
          <table:table-cell office:value-type="float" office:value="0.955991">
            <text:p>0,955991</text:p>
          </table:table-cell>
          <table:table-cell office:value-type="float" office:value="0.753063">
            <text:p>0,753063</text:p>
          </table:table-cell>
          <table:table-cell office:value-type="float" office:value="1.27739">
            <text:p>1,27739</text:p>
          </table:table-cell>
          <table:table-cell office:value-type="float" office:value="2.03046">
            <text:p>2,03046</text:p>
          </table:table-cell>
          <table:table-cell office:value-type="float" office:value="0.656291">
            <text:p>0,656291</text:p>
          </table:table-cell>
          <table:table-cell office:value-type="float" office:value="1.05951">
            <text:p>1,05951</text:p>
          </table:table-cell>
          <table:table-cell office:value-type="float" office:value="1.7158">
            <text:p>1,7158</text:p>
          </table:table-cell>
          <table:table-cell table:number-columns-repeated="2" office:value-type="float" office:value="0.292956">
            <text:p>0,292956</text:p>
          </table:table-cell>
          <table:table-cell office:value-type="float" office:value="0.585911">
            <text:p>0,585911</text:p>
          </table:table-cell>
          <table:table-cell office:value-type="float" office:value="0.33665">
            <text:p>0,33665</text:p>
          </table:table-cell>
          <table:table-cell office:value-type="float" office:value="0.448084">
            <text:p>0,448084</text:p>
          </table:table-cell>
          <table:table-cell office:value-type="float" office:value="0.784734">
            <text:p>0,784734</text:p>
          </table:table-cell>
        </table:table-row>
        <table:table-row table:style-name="ro1">
          <table:table-cell office:value-type="float" office:value="0.212899">
            <text:p>0,212899</text:p>
          </table:table-cell>
          <table:table-cell office:value-type="float" office:value="0.314363">
            <text:p>0,314363</text:p>
          </table:table-cell>
          <table:table-cell office:value-type="float" office:value="0.527261">
            <text:p>0,527261</text:p>
          </table:table-cell>
          <table:table-cell office:value-type="float" office:value="0.690308">
            <text:p>0,690308</text:p>
          </table:table-cell>
          <table:table-cell office:value-type="float" office:value="0.887078">
            <text:p>0,887078</text:p>
          </table:table-cell>
          <table:table-cell office:value-type="float" office:value="1.57739">
            <text:p>1,57739</text:p>
          </table:table-cell>
          <table:table-cell office:value-type="float" office:value="0.0351899">
            <text:p>0,0351899</text:p>
          </table:table-cell>
          <table:table-cell office:value-type="float" office:value="0.243103">
            <text:p>0,243103</text:p>
          </table:table-cell>
          <table:table-cell office:value-type="float" office:value="0.278293">
            <text:p>0,278293</text:p>
          </table:table-cell>
          <table:table-cell office:value-type="float" office:value="0.330491">
            <text:p>0,330491</text:p>
          </table:table-cell>
          <table:table-cell office:value-type="float" office:value="0.479755">
            <text:p>0,479755</text:p>
          </table:table-cell>
          <table:table-cell office:value-type="float" office:value="0.810247">
            <text:p>0,810247</text:p>
          </table:table-cell>
          <table:table-cell office:value-type="float" office:value="0.402631">
            <text:p>0,402631</text:p>
          </table:table-cell>
          <table:table-cell office:value-type="float" office:value="0.515825">
            <text:p>0,515825</text:p>
          </table:table-cell>
          <table:table-cell office:value-type="float" office:value="0.918455">
            <text:p>0,918455</text:p>
          </table:table-cell>
          <table:table-cell office:value-type="float" office:value="0.565677">
            <text:p>0,565677</text:p>
          </table:table-cell>
          <table:table-cell office:value-type="float" office:value="1.26449">
            <text:p>1,26449</text:p>
          </table:table-cell>
          <table:table-cell office:value-type="float" office:value="1.83017">
            <text:p>1,83017</text:p>
          </table:table-cell>
          <table:table-cell office:value-type="float" office:value="0.692067">
            <text:p>0,692067</text:p>
          </table:table-cell>
          <table:table-cell office:value-type="float" office:value="1.11229">
            <text:p>1,11229</text:p>
          </table:table-cell>
          <table:table-cell office:value-type="float" office:value="1.80436">
            <text:p>1,80436</text:p>
          </table:table-cell>
          <table:table-cell office:value-type="float" office:value="0.273601">
            <text:p>0,273601</text:p>
          </table:table-cell>
          <table:table-cell office:value-type="float" office:value="0.316709">
            <text:p>0,316709</text:p>
          </table:table-cell>
          <table:table-cell office:value-type="float" office:value="0.59031">
            <text:p>0,59031</text:p>
          </table:table-cell>
          <table:table-cell office:value-type="float" office:value="0.421985">
            <text:p>0,421985</text:p>
          </table:table-cell>
          <table:table-cell office:value-type="float" office:value="0.537232">
            <text:p>0,537232</text:p>
          </table:table-cell>
          <table:table-cell office:value-type="float" office:value="0.959217">
            <text:p>0,959217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13483">
            <text:p>0,313483</text:p>
          </table:table-cell>
          <table:table-cell office:value-type="float" office:value="0.671833">
            <text:p>0,671833</text:p>
          </table:table-cell>
          <table:table-cell office:value-type="float" office:value="0.70409">
            <text:p>0,70409</text:p>
          </table:table-cell>
          <table:table-cell office:value-type="float" office:value="0.957751">
            <text:p>0,957751</text:p>
          </table:table-cell>
          <table:table-cell office:value-type="float" office:value="1.66184">
            <text:p>1,66184</text:p>
          </table:table-cell>
          <table:table-cell office:value-type="float" office:value="0.0410548">
            <text:p>0,0410548</text:p>
          </table:table-cell>
          <table:table-cell office:value-type="float" office:value="0.250728">
            <text:p>0,250728</text:p>
          </table:table-cell>
          <table:table-cell office:value-type="float" office:value="0.291783">
            <text:p>0,291783</text:p>
          </table:table-cell>
          <table:table-cell office:value-type="float" office:value="0.319348">
            <text:p>0,319348</text:p>
          </table:table-cell>
          <table:table-cell office:value-type="float" office:value="0.491192">
            <text:p>0,491192</text:p>
          </table:table-cell>
          <table:table-cell office:value-type="float" office:value="0.81054">
            <text:p>0,81054</text:p>
          </table:table-cell>
          <table:table-cell office:value-type="float" office:value="0.398232">
            <text:p>0,398232</text:p>
          </table:table-cell>
          <table:table-cell office:value-type="float" office:value="0.532833">
            <text:p>0,532833</text:p>
          </table:table-cell>
          <table:table-cell office:value-type="float" office:value="0.931065">
            <text:p>0,931065</text:p>
          </table:table-cell>
          <table:table-cell office:value-type="float" office:value="0.539578">
            <text:p>0,539578</text:p>
          </table:table-cell>
          <table:table-cell office:value-type="float" office:value="1.3073">
            <text:p>1,3073</text:p>
          </table:table-cell>
          <table:table-cell office:value-type="float" office:value="1.84688">
            <text:p>1,84688</text:p>
          </table:table-cell>
          <table:table-cell office:value-type="float" office:value="0.6472">
            <text:p>0,6472</text:p>
          </table:table-cell>
          <table:table-cell office:value-type="float" office:value="1.07094">
            <text:p>1,07094</text:p>
          </table:table-cell>
          <table:table-cell office:value-type="float" office:value="1.71815">
            <text:p>1,71815</text:p>
          </table:table-cell>
          <table:table-cell office:value-type="float" office:value="0.309084">
            <text:p>0,309084</text:p>
          </table:table-cell>
          <table:table-cell office:value-type="float" office:value="0.30146">
            <text:p>0,30146</text:p>
          </table:table-cell>
          <table:table-cell office:value-type="float" office:value="0.610544">
            <text:p>0,610544</text:p>
          </table:table-cell>
          <table:table-cell office:value-type="float" office:value="0.325213">
            <text:p>0,325213</text:p>
          </table:table-cell>
          <table:table-cell office:value-type="float" office:value="0.424038">
            <text:p>0,424038</text:p>
          </table:table-cell>
          <table:table-cell office:value-type="float" office:value="0.749251">
            <text:p>0,74925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68904201980198">
            <text:p>0,689042019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9673455445545">
            <text:p>2,096734554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5718001980198">
            <text:p>0,357180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980714277227723">
            <text:p>0,980714277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13475651485149">
            <text:p>1,134756514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19121633663366">
            <text:p>2,191216336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90098148514852">
            <text:p>1,900981485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698309871287129">
            <text:p>0,6983098713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4448633663366">
            <text:p>0,914448633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83586207920792">
            <text:p>0,2835862079</text:p>
          </table:table-cell>
          <table:table-cell table:formula="of:=AVERAGE([.B7:.B107])" office:value-type="float" office:value="0.405455772277227">
            <text:p>0,405455772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2426802970297">
            <text:p>0,9242680297</text:p>
          </table:table-cell>
          <table:table-cell table:formula="of:=AVERAGE([.E7:.E107])" office:value-type="float" office:value="1.17246728712871">
            <text:p>1,1724672871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10427138613861">
            <text:p>0,0510427139</text:p>
          </table:table-cell>
          <table:table-cell table:formula="of:=AVERAGE([.H7:.H107])" office:value-type="float" office:value="0.306137277227723">
            <text:p>0,30613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397259356435644">
            <text:p>0,3972593564</text:p>
          </table:table-cell>
          <table:table-cell table:formula="of:=AVERAGE([.K7:.K107])" office:value-type="float" office:value="0.583454841584158">
            <text:p>0,583454841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493000623762376">
            <text:p>0,4930006238</text:p>
          </table:table-cell>
          <table:table-cell table:formula="of:=AVERAGE([.N7:.N107])" office:value-type="float" office:value="0.641756277227723">
            <text:p>0,641756277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693696198019802">
            <text:p>0,693696198</text:p>
          </table:table-cell>
          <table:table-cell table:formula="of:=AVERAGE([.Q7:.Q107])" office:value-type="float" office:value="1.49752059405941">
            <text:p>1,497520594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22556495049505">
            <text:p>0,722556495</text:p>
          </table:table-cell>
          <table:table-cell table:formula="of:=AVERAGE([.T7:.T107])" office:value-type="float" office:value="1.17842544554456">
            <text:p>1,178425445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48196722772277">
            <text:p>0,3481967228</text:p>
          </table:table-cell>
          <table:table-cell table:formula="of:=AVERAGE([.W7:.W107])" office:value-type="float" office:value="0.35011295049505">
            <text:p>0,350112950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01608702970297">
            <text:p>0,401608703</text:p>
          </table:table-cell>
          <table:table-cell table:formula="of:=AVERAGE([.Z7:.Z107])" office:value-type="float" office:value="0.51284000990099">
            <text:p>0,5128400099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5573">
            <text:p>34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99983">
            <text:p>0,7999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98">
            <text:p>17,33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57">
            <text:p>18,51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0863">
            <text:p>38,0863</text:p>
          </table:table-cell>
          <table:table-cell office:value-type="float" office:value="0">
            <text:p>0</text:p>
          </table:table-cell>
          <table:table-cell table:number-columns-repeated="2" office:value-type="float" office:value="38.9789">
            <text:p>38,978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765">
            <text:p>1,6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745">
            <text:p>40,0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25.1408">
            <text:p>25,14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2">
            <text:p>17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48">
            <text:p>18,23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7938">
            <text:p>42,7938</text:p>
          </table:table-cell>
          <table:table-cell office:value-type="float" office:value="0">
            <text:p>0</text:p>
          </table:table-cell>
          <table:table-cell table:number-columns-repeated="2" office:value-type="float" office:value="52.2423">
            <text:p>52,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245">
            <text:p>1,9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232">
            <text:p>0,2592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3">
            <text:p>36,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7">
            <text:p>16,211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65">
            <text:p>18,7465</text:p>
          </table:table-cell>
          <table:table-cell office:value-type="float" office:value="0">
            <text:p>0</text:p>
          </table:table-cell>
          <table:table-cell table:number-columns-repeated="2" office:value-type="float" office:value="37.4209">
            <text:p>37,4209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26">
            <text:p>34,0526</text:p>
          </table:table-cell>
          <table:table-cell office:value-type="float" office:value="0">
            <text:p>0</text:p>
          </table:table-cell>
          <table:table-cell table:number-columns-repeated="2" office:value-type="float" office:value="4.6738">
            <text:p>4,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027">
            <text:p>0,2290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314">
            <text:p>3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26">
            <text:p>1,26126</text:p>
          </table:table-cell>
          <table:table-cell office:value-type="float" office:value="0">
            <text:p>0</text:p>
          </table:table-cell>
          <table:table-cell table:number-columns-repeated="2" office:value-type="float" office:value="29.2774">
            <text:p>29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46">
            <text:p>15,72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99">
            <text:p>20,8899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22">
            <text:p>38,1622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71">
            <text:p>31,567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885">
            <text:p>1,6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257">
            <text:p>0,3102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783">
            <text:p>40,9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3.9968">
            <text:p>2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444">
            <text:p>20,24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1932">
            <text:p>30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35">
            <text:p>43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07">
            <text:p>51,5907</text:p>
          </table:table-cell>
          <table:table-cell office:value-type="float" office:value="0">
            <text:p>0</text:p>
          </table:table-cell>
          <table:table-cell table:number-columns-repeated="2" office:value-type="float" office:value="3.18615">
            <text:p>3,186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4217">
            <text:p>42,4217</text:p>
          </table:table-cell>
          <table:table-cell office:value-type="float" office:value="0">
            <text:p>0</text:p>
          </table:table-cell>
          <table:table-cell table:number-columns-repeated="2" office:value-type="float" office:value="1.1859">
            <text:p>1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78">
            <text:p>23,1878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07">
            <text:p>15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42">
            <text:p>19,14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56">
            <text:p>40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7222">
            <text:p>31,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768">
            <text:p>0,296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966">
            <text:p>36,5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10672">
            <text:p>1,10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22">
            <text:p>22,49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58">
            <text:p>18,285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65">
            <text:p>19,03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3961">
            <text:p>45,39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986">
            <text:p>37,798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534">
            <text:p>0,2765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168">
            <text:p>35,016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3888">
            <text:p>0,57388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73">
            <text:p>28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321">
            <text:p>20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94">
            <text:p>18,7694</text:p>
          </table:table-cell>
          <table:table-cell office:value-type="float" office:value="0">
            <text:p>0</text:p>
          </table:table-cell>
          <table:table-cell table:number-columns-repeated="2" office:value-type="float" office:value="57.3366">
            <text:p>57,33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0005">
            <text:p>32,0005</text:p>
          </table:table-cell>
          <table:table-cell office:value-type="float" office:value="0">
            <text:p>0</text:p>
          </table:table-cell>
          <table:table-cell table:number-columns-repeated="2" office:value-type="float" office:value="1.75832">
            <text:p>1,7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788">
            <text:p>0,41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857">
            <text:p>36,1857</text:p>
          </table:table-cell>
          <table:table-cell office:value-type="float" office:value="0">
            <text:p>0</text:p>
          </table:table-cell>
          <table:table-cell table:number-columns-repeated="2" office:value-type="float" office:value="1.00057">
            <text:p>1,0005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92">
            <text:p>20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81">
            <text:p>16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92">
            <text:p>18,3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44">
            <text:p>42,244</text:p>
          </table:table-cell>
          <table:table-cell office:value-type="float" office:value="0">
            <text:p>0</text:p>
          </table:table-cell>
          <table:table-cell table:number-columns-repeated="2" office:value-type="float" office:value="35.7154">
            <text:p>35,715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656">
            <text:p>1,6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321">
            <text:p>0,229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827">
            <text:p>39,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993">
            <text:p>0,577993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2">
            <text:p>39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046">
            <text:p>19,6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274">
            <text:p>20,4274</text:p>
          </table:table-cell>
          <table:table-cell office:value-type="float" office:value="0">
            <text:p>0</text:p>
          </table:table-cell>
          <table:table-cell table:number-columns-repeated="2" office:value-type="float" office:value="49.8649">
            <text:p>49,864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322">
            <text:p>29,9322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354">
            <text:p>0,297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3081">
            <text:p>46,30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12">
            <text:p>21,35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392">
            <text:p>16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61">
            <text:p>24,746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30.4325">
            <text:p>30,4325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7">
            <text:p>1,6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831">
            <text:p>34,9831</text:p>
          </table:table-cell>
          <table:table-cell office:value-type="float" office:value="0">
            <text:p>0</text:p>
          </table:table-cell>
          <table:table-cell table:number-columns-repeated="2" office:value-type="float" office:value="0.833706">
            <text:p>0,83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79">
            <text:p>28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94">
            <text:p>19,66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97">
            <text:p>18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6.1459">
            <text:p>46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28.9909">
            <text:p>28,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084">
            <text:p>1,70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873588">
            <text:p>0,8735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7519">
            <text:p>39,7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572715">
            <text:p>0,5727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82">
            <text:p>20,66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54">
            <text:p>18,32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9969">
            <text:p>21,996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76">
            <text:p>37,076</text:p>
          </table:table-cell>
          <table:table-cell office:value-type="float" office:value="0">
            <text:p>0</text:p>
          </table:table-cell>
          <table:table-cell table:number-columns-repeated="2" office:value-type="float" office:value="27.9487">
            <text:p>27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05069">
            <text:p>2,0506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4094">
            <text:p>39,40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0114">
            <text:p>1,40114</text:p>
          </table:table-cell>
          <table:table-cell office:value-type="float" office:value="0">
            <text:p>0</text:p>
          </table:table-cell>
          <table:table-cell table:number-columns-repeated="2" office:value-type="float" office:value="27.3598">
            <text:p>27,35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93">
            <text:p>18,58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254">
            <text:p>21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66">
            <text:p>38,36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5">
            <text:p>32,9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13">
            <text:p>2,496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913">
            <text:p>34,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688">
            <text:p>0,55688</text:p>
          </table:table-cell>
          <table:table-cell office:value-type="float" office:value="0">
            <text:p>0</text:p>
          </table:table-cell>
          <table:table-cell table:number-columns-repeated="2" office:value-type="float" office:value="21.6459">
            <text:p>21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948">
            <text:p>24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691">
            <text:p>18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51.1142">
            <text:p>51,1142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33">
            <text:p>31,453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524">
            <text:p>4,58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3886">
            <text:p>0,6738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071">
            <text:p>37,30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112">
            <text:p>1,3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9655">
            <text:p>22,96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83">
            <text:p>16,05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398">
            <text:p>18,439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834">
            <text:p>47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4571">
            <text:p>33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.78765">
            <text:p>1,7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4953">
            <text:p>40,495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688">
            <text:p>0,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55">
            <text:p>19,19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589">
            <text:p>16,158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47">
            <text:p>28,30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1">
            <text:p>38,98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">
            <text:p>31,18</text:p>
          </table:table-cell>
          <table:table-cell office:value-type="float" office:value="0">
            <text:p>0</text:p>
          </table:table-cell>
          <table:table-cell table:number-columns-repeated="2" office:value-type="float" office:value="1.59088">
            <text:p>1,5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153">
            <text:p>36,6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12784">
            <text:p>1,127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21">
            <text:p>19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83">
            <text:p>18,74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97">
            <text:p>25,799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273">
            <text:p>39,7273</text:p>
          </table:table-cell>
          <table:table-cell office:value-type="float" office:value="0">
            <text:p>0</text:p>
          </table:table-cell>
          <table:table-cell table:number-columns-repeated="2" office:value-type="float" office:value="33.8831">
            <text:p>33,88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41">
            <text:p>1,96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3802">
            <text:p>0,5038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725">
            <text:p>37,1725</text:p>
          </table:table-cell>
          <table:table-cell office:value-type="float" office:value="0">
            <text:p>0</text:p>
          </table:table-cell>
          <table:table-cell table:number-columns-repeated="2" office:value-type="float" office:value="0.85746">
            <text:p>0,857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8">
            <text:p>20,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6">
            <text:p>19,24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77">
            <text:p>19,22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87">
            <text:p>37,66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2917">
            <text:p>30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1.81638">
            <text:p>1,81638</text:p>
          </table:table-cell>
          <table:table-cell office:value-type="float" office:value="0">
            <text:p>0</text:p>
          </table:table-cell>
          <table:table-cell table:number-columns-repeated="2" office:value-type="float" office:value="1.00115">
            <text:p>1,001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034">
            <text:p>43,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10408">
            <text:p>1,10408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68">
            <text:p>23,51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11">
            <text:p>16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22">
            <text:p>20,60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01">
            <text:p>36,9101</text:p>
          </table:table-cell>
          <table:table-cell office:value-type="float" office:value="0">
            <text:p>0</text:p>
          </table:table-cell>
          <table:table-cell table:number-columns-repeated="2" office:value-type="float" office:value="29.7023">
            <text:p>29,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0202">
            <text:p>1,70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118">
            <text:p>0,238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478">
            <text:p>42,2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0699">
            <text:p>22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56">
            <text:p>20,145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438">
            <text:p>23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44.0636">
            <text:p>4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31.4923">
            <text:p>31,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4219">
            <text:p>1,7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359">
            <text:p>0,2363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28">
            <text:p>44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523">
            <text:p>0,6375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65">
            <text:p>20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15">
            <text:p>17,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2">
            <text:p>17,992</text:p>
          </table:table-cell>
          <table:table-cell office:value-type="float" office:value="0">
            <text:p>0</text:p>
          </table:table-cell>
          <table:table-cell table:number-columns-repeated="2" office:value-type="float" office:value="37.893">
            <text:p>37,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2331">
            <text:p>42,23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451">
            <text:p>0,562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0.7421">
            <text:p>60,7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34">
            <text:p>34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947">
            <text:p>16,0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38">
            <text:p>19,0638</text:p>
          </table:table-cell>
          <table:table-cell office:value-type="float" office:value="0">
            <text:p>0</text:p>
          </table:table-cell>
          <table:table-cell table:number-columns-repeated="2" office:value-type="float" office:value="46.5116">
            <text:p>46,5116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32">
            <text:p>31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.71551">
            <text:p>1,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331">
            <text:p>0,56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275">
            <text:p>42,2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542">
            <text:p>0,5715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73">
            <text:p>21,54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66">
            <text:p>18,52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65">
            <text:p>18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28">
            <text:p>50,472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777">
            <text:p>27,7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091">
            <text:p>2,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94413">
            <text:p>0,6944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8659">
            <text:p>43,8659</text:p>
          </table:table-cell>
          <table:table-cell office:value-type="float" office:value="0">
            <text:p>0</text:p>
          </table:table-cell>
          <table:table-cell table:number-columns-repeated="2" office:value-type="float" office:value="1.67914">
            <text:p>1,67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5931">
            <text:p>21,59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89">
            <text:p>16,148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58">
            <text:p>19,17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6131">
            <text:p>45,6131</text:p>
          </table:table-cell>
          <table:table-cell office:value-type="float" office:value="0">
            <text:p>0</text:p>
          </table:table-cell>
          <table:table-cell table:number-columns-repeated="2" office:value-type="float" office:value="34.7934">
            <text:p>34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671">
            <text:p>0,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523">
            <text:p>35,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247">
            <text:p>0,53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62">
            <text:p>20,15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3909">
            <text:p>16,39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5">
            <text:p>17,87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9462">
            <text:p>46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81">
            <text:p>34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738">
            <text:p>1,67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34">
            <text:p>34,77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103">
            <text:p>1,24103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96">
            <text:p>26,459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73">
            <text:p>17,69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65">
            <text:p>19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64">
            <text:p>39,464</text:p>
          </table:table-cell>
          <table:table-cell office:value-type="float" office:value="0">
            <text:p>0</text:p>
          </table:table-cell>
          <table:table-cell table:number-columns-repeated="2" office:value-type="float" office:value="27.4499">
            <text:p>27,4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">
            <text:p>1,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498816">
            <text:p>0,498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752">
            <text:p>35,9752</text:p>
          </table:table-cell>
          <table:table-cell office:value-type="float" office:value="0">
            <text:p>0</text:p>
          </table:table-cell>
          <table:table-cell table:number-columns-repeated="2" office:value-type="float" office:value="1.02754">
            <text:p>1,027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42">
            <text:p>22,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">
            <text:p>25,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013">
            <text:p>23,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87">
            <text:p>49,1887</text:p>
          </table:table-cell>
          <table:table-cell office:value-type="float" office:value="0">
            <text:p>0</text:p>
          </table:table-cell>
          <table:table-cell table:number-columns-repeated="2" office:value-type="float" office:value="35.8462">
            <text:p>35,84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46">
            <text:p>2,66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699">
            <text:p>34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5707">
            <text:p>0,55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74">
            <text:p>22,6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028">
            <text:p>18,502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7">
            <text:p>28,30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283">
            <text:p>48,22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465">
            <text:p>34,465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2">
            <text:p>1,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689">
            <text:p>41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5276">
            <text:p>1,3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58">
            <text:p>20,065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86">
            <text:p>25,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0866">
            <text:p>21,0866</text:p>
          </table:table-cell>
          <table:table-cell office:value-type="float" office:value="0">
            <text:p>0</text:p>
          </table:table-cell>
          <table:table-cell table:number-columns-repeated="2" office:value-type="float" office:value="38.613">
            <text:p>38,613</text:p>
          </table:table-cell>
          <table:table-cell office:value-type="float" office:value="0">
            <text:p>0</text:p>
          </table:table-cell>
          <table:table-cell table:number-columns-repeated="2" office:value-type="float" office:value="33.0181">
            <text:p>33,0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11">
            <text:p>2,44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901">
            <text:p>0,2519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8491">
            <text:p>35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66257">
            <text:p>0,8662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4">
            <text:p>19,1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25">
            <text:p>21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48">
            <text:p>26,46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58">
            <text:p>42,1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72">
            <text:p>34,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4622">
            <text:p>0,5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62">
            <text:p>30,67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404">
            <text:p>16,4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54">
            <text:p>20,82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59">
            <text:p>44,355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278">
            <text:p>31,327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2731">
            <text:p>37,27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323">
            <text:p>0,5463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031">
            <text:p>1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41">
            <text:p>16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26.5103">
            <text:p>26,5103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54">
            <text:p>38,3954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87">
            <text:p>31,2187</text:p>
          </table:table-cell>
          <table:table-cell office:value-type="float" office:value="0">
            <text:p>0</text:p>
          </table:table-cell>
          <table:table-cell table:number-columns-repeated="2" office:value-type="float" office:value="1.65891">
            <text:p>1,65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925">
            <text:p>35,292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275">
            <text:p>1,452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21">
            <text:p>21,5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9">
            <text:p>18,0679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46">
            <text:p>31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9541">
            <text:p>48,9541</text:p>
          </table:table-cell>
          <table:table-cell office:value-type="float" office:value="0">
            <text:p>0</text:p>
          </table:table-cell>
          <table:table-cell table:number-columns-repeated="2" office:value-type="float" office:value="36.8828">
            <text:p>36,8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66184">
            <text:p>1,661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915">
            <text:p>39,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192">
            <text:p>21,61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">
            <text:p>23,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556">
            <text:p>19,9556</text:p>
          </table:table-cell>
          <table:table-cell office:value-type="float" office:value="0">
            <text:p>0</text:p>
          </table:table-cell>
          <table:table-cell table:number-columns-repeated="2" office:value-type="float" office:value="37.1757">
            <text:p>37,1757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41">
            <text:p>43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88">
            <text:p>0,278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3003">
            <text:p>41,30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6361">
            <text:p>1,26361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9">
            <text:p>20,0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84">
            <text:p>17,31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79">
            <text:p>19,1879</text:p>
          </table:table-cell>
          <table:table-cell office:value-type="float" office:value="0">
            <text:p>0</text:p>
          </table:table-cell>
          <table:table-cell table:number-columns-repeated="2" office:value-type="float" office:value="43.0504">
            <text:p>43,050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628">
            <text:p>40,16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4365">
            <text:p>2,24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597">
            <text:p>0,334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2868">
            <text:p>40,2868</text:p>
          </table:table-cell>
          <table:table-cell office:value-type="float" office:value="0">
            <text:p>0</text:p>
          </table:table-cell>
          <table:table-cell table:number-columns-repeated="2" office:value-type="float" office:value="1.51404">
            <text:p>1,51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54">
            <text:p>20,3154</text:p>
          </table:table-cell>
          <table:table-cell office:value-type="float" office:value="0">
            <text:p>0</text:p>
          </table:table-cell>
          <table:table-cell table:number-columns-repeated="2" office:value-type="float" office:value="28.5296">
            <text:p>28,52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198">
            <text:p>19,2198</text:p>
          </table:table-cell>
          <table:table-cell office:value-type="float" office:value="0">
            <text:p>0</text:p>
          </table:table-cell>
          <table:table-cell table:number-columns-repeated="2" office:value-type="float" office:value="37.5825">
            <text:p>37,5825</text:p>
          </table:table-cell>
          <table:table-cell office:value-type="float" office:value="0">
            <text:p>0</text:p>
          </table:table-cell>
          <table:table-cell table:number-columns-repeated="2" office:value-type="float" office:value="33.5488">
            <text:p>33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1.74659">
            <text:p>1,74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161">
            <text:p>42,2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563">
            <text:p>0,5445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16">
            <text:p>18,531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61">
            <text:p>19,79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35">
            <text:p>19,5835</text:p>
          </table:table-cell>
          <table:table-cell office:value-type="float" office:value="0">
            <text:p>0</text:p>
          </table:table-cell>
          <table:table-cell table:number-columns-repeated="2" office:value-type="float" office:value="49.9189">
            <text:p>49,9189</text:p>
          </table:table-cell>
          <table:table-cell office:value-type="float" office:value="0">
            <text:p>0</text:p>
          </table:table-cell>
          <table:table-cell table:number-columns-repeated="2" office:value-type="float" office:value="30.3123">
            <text:p>30,31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2342">
            <text:p>1,72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705">
            <text:p>0,2387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024">
            <text:p>40,0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15892">
            <text:p>1,1589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32">
            <text:p>15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451">
            <text:p>30,45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66">
            <text:p>40,466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48">
            <text:p>28,3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78354">
            <text:p>1,7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3473">
            <text:p>3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63913">
            <text:p>0,763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05">
            <text:p>20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37.8203">
            <text:p>37,820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352">
            <text:p>28,0352</text:p>
          </table:table-cell>
          <table:table-cell office:value-type="float" office:value="0">
            <text:p>0</text:p>
          </table:table-cell>
          <table:table-cell table:number-columns-repeated="2" office:value-type="float" office:value="1.78237">
            <text:p>1,7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461">
            <text:p>39,04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4827">
            <text:p>0,55482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513">
            <text:p>26,5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14">
            <text:p>18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291">
            <text:p>25,02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4385">
            <text:p>38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4865">
            <text:p>1,6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2791">
            <text:p>45,2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9226">
            <text:p>0,55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714">
            <text:p>20,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16">
            <text:p>18,8216</text:p>
          </table:table-cell>
          <table:table-cell office:value-type="float" office:value="0">
            <text:p>0</text:p>
          </table:table-cell>
          <table:table-cell table:number-columns-repeated="2" office:value-type="float" office:value="26.4308">
            <text:p>26,43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1517">
            <text:p>49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114">
            <text:p>29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295">
            <text:p>2,08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114">
            <text:p>0,577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4.1014">
            <text:p>84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1306">
            <text:p>0,6513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1">
            <text:p>19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14">
            <text:p>18,5814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44">
            <text:p>37,02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85">
            <text:p>30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042">
            <text:p>2,4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1016">
            <text:p>47,1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924614">
            <text:p>0,9246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4">
            <text:p>19,6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56">
            <text:p>16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49">
            <text:p>24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40.8015">
            <text:p>40,8015</text:p>
          </table:table-cell>
          <table:table-cell office:value-type="float" office:value="0">
            <text:p>0</text:p>
          </table:table-cell>
          <table:table-cell table:number-columns-repeated="2" office:value-type="float" office:value="28.4542">
            <text:p>28,4542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05">
            <text:p>3,39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036">
            <text:p>0,246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969">
            <text:p>37,3969</text:p>
          </table:table-cell>
          <table:table-cell office:value-type="float" office:value="0">
            <text:p>0</text:p>
          </table:table-cell>
          <table:table-cell table:number-columns-repeated="2" office:value-type="float" office:value="1.25393">
            <text:p>1,2539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061">
            <text:p>29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58">
            <text:p>18,99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65">
            <text:p>20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72">
            <text:p>45,7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2539">
            <text:p>29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41">
            <text:p>1,68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9259">
            <text:p>0,3492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701">
            <text:p>41,170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074">
            <text:p>0,67007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42">
            <text:p>19,334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54">
            <text:p>19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15">
            <text:p>19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42">
            <text:p>38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99">
            <text:p>39,2499</text:p>
          </table:table-cell>
          <table:table-cell office:value-type="float" office:value="0">
            <text:p>0</text:p>
          </table:table-cell>
          <table:table-cell table:number-columns-repeated="2" office:value-type="float" office:value="3.87294">
            <text:p>3,8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8255">
            <text:p>0,6882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9.5159">
            <text:p>49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42">
            <text:p>0,5334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07">
            <text:p>22,49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22">
            <text:p>22,082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646">
            <text:p>39,36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4621">
            <text:p>29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58032">
            <text:p>1,5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024">
            <text:p>37,8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352">
            <text:p>0,536352</text:p>
          </table:table-cell>
          <table:table-cell office:value-type="float" office:value="0">
            <text:p>0</text:p>
          </table:table-cell>
          <table:table-cell table:number-columns-repeated="2" office:value-type="float" office:value="20.4685">
            <text:p>20,46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4">
            <text:p>16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262">
            <text:p>24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7791">
            <text:p>45,779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17">
            <text:p>30,7017</text:p>
          </table:table-cell>
          <table:table-cell office:value-type="float" office:value="0">
            <text:p>0</text:p>
          </table:table-cell>
          <table:table-cell table:number-columns-repeated="2" office:value-type="float" office:value="1.67064">
            <text:p>1,670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5766">
            <text:p>0,5357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504">
            <text:p>33,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924">
            <text:p>0,54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86">
            <text:p>26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36">
            <text:p>18,9436</text:p>
          </table:table-cell>
          <table:table-cell office:value-type="float" office:value="0">
            <text:p>0</text:p>
          </table:table-cell>
          <table:table-cell table:number-columns-repeated="2" office:value-type="float" office:value="22.9136">
            <text:p>22,913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988">
            <text:p>42,9988</text:p>
          </table:table-cell>
          <table:table-cell office:value-type="float" office:value="0">
            <text:p>0</text:p>
          </table:table-cell>
          <table:table-cell table:number-columns-repeated="2" office:value-type="float" office:value="34.7286">
            <text:p>34,7286</text:p>
          </table:table-cell>
          <table:table-cell office:value-type="float" office:value="0">
            <text:p>0</text:p>
          </table:table-cell>
          <table:table-cell table:number-columns-repeated="2" office:value-type="float" office:value="1.73486">
            <text:p>1,7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243">
            <text:p>0,315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9946">
            <text:p>47,9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08">
            <text:p>20,69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39">
            <text:p>15,8539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08">
            <text:p>25,65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182">
            <text:p>42,1182</text:p>
          </table:table-cell>
          <table:table-cell office:value-type="float" office:value="0">
            <text:p>0</text:p>
          </table:table-cell>
          <table:table-cell table:number-columns-repeated="2" office:value-type="float" office:value="38.4983">
            <text:p>38,49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592">
            <text:p>1,65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643">
            <text:p>0,219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6307">
            <text:p>47,63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795">
            <text:p>0,5257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2096">
            <text:p>44,20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91">
            <text:p>18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07">
            <text:p>23,2807</text:p>
          </table:table-cell>
          <table:table-cell office:value-type="float" office:value="0">
            <text:p>0</text:p>
          </table:table-cell>
          <table:table-cell table:number-columns-repeated="2" office:value-type="float" office:value="37.4338">
            <text:p>37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08">
            <text:p>27,7108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61">
            <text:p>1,619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736">
            <text:p>0,2677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655">
            <text:p>36,56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692">
            <text:p>28,1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868">
            <text:p>26,4868</text:p>
          </table:table-cell>
          <table:table-cell office:value-type="float" office:value="0">
            <text:p>0</text:p>
          </table:table-cell>
          <table:table-cell table:number-columns-repeated="2" office:value-type="float" office:value="23.6666">
            <text:p>23,6666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6">
            <text:p>44,14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65">
            <text:p>38,3165</text:p>
          </table:table-cell>
          <table:table-cell office:value-type="float" office:value="0">
            <text:p>0</text:p>
          </table:table-cell>
          <table:table-cell table:number-columns-repeated="2" office:value-type="float" office:value="4.52278">
            <text:p>4,52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4941">
            <text:p>0,7149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572">
            <text:p>40,3572</text:p>
          </table:table-cell>
          <table:table-cell office:value-type="float" office:value="0">
            <text:p>0</text:p>
          </table:table-cell>
          <table:table-cell table:number-columns-repeated="2" office:value-type="float" office:value="1.45833">
            <text:p>1,4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7.5082">
            <text:p>27,50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58">
            <text:p>17,785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49">
            <text:p>23,8449</text:p>
          </table:table-cell>
          <table:table-cell office:value-type="float" office:value="0">
            <text:p>0</text:p>
          </table:table-cell>
          <table:table-cell table:number-columns-repeated="2" office:value-type="float" office:value="41.3616">
            <text:p>41,361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92">
            <text:p>34,309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91">
            <text:p>3,4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76814">
            <text:p>0,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511">
            <text:p>39,2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93238">
            <text:p>0,7932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9">
            <text:p>16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48">
            <text:p>22,8148</text:p>
          </table:table-cell>
          <table:table-cell office:value-type="float" office:value="0">
            <text:p>0</text:p>
          </table:table-cell>
          <table:table-cell table:number-columns-repeated="2" office:value-type="float" office:value="39.8786">
            <text:p>39,878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348">
            <text:p>31,834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996">
            <text:p>1,6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8386">
            <text:p>46,8386</text:p>
          </table:table-cell>
          <table:table-cell office:value-type="float" office:value="0">
            <text:p>0</text:p>
          </table:table-cell>
          <table:table-cell table:number-columns-repeated="2" office:value-type="float" office:value="1.34015">
            <text:p>1,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7">
            <text:p>20,44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76">
            <text:p>21,14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855">
            <text:p>20,4855</text:p>
          </table:table-cell>
          <table:table-cell office:value-type="float" office:value="0">
            <text:p>0</text:p>
          </table:table-cell>
          <table:table-cell table:number-columns-repeated="2" office:value-type="float" office:value="45.88">
            <text:p>45,88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67">
            <text:p>32,68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5331">
            <text:p>58,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217">
            <text:p>0,54221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29">
            <text:p>19,182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51">
            <text:p>16,0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1892">
            <text:p>26,1892</text:p>
          </table:table-cell>
          <table:table-cell office:value-type="float" office:value="0">
            <text:p>0</text:p>
          </table:table-cell>
          <table:table-cell table:number-columns-repeated="2" office:value-type="float" office:value="73.965">
            <text:p>73,9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2838">
            <text:p>46,2838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485">
            <text:p>0,6304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1.03429">
            <text:p>1,034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03">
            <text:p>21,1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83">
            <text:p>19,028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465">
            <text:p>19,9465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41">
            <text:p>42,29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62">
            <text:p>29,18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4102">
            <text:p>1,64102</text:p>
          </table:table-cell>
          <table:table-cell office:value-type="float" office:value="0">
            <text:p>0</text:p>
          </table:table-cell>
          <table:table-cell table:number-columns-repeated="2" office:value-type="float" office:value="0.597348">
            <text:p>0,597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277">
            <text:p>36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1.41317">
            <text:p>1,41317</text:p>
          </table:table-cell>
          <table:table-cell office:value-type="float" office:value="0">
            <text:p>0</text:p>
          </table:table-cell>
          <table:table-cell table:number-columns-repeated="2" office:value-type="float" office:value="25.6235">
            <text:p>25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4677">
            <text:p>16,4677</text:p>
          </table:table-cell>
          <table:table-cell office:value-type="float" office:value="0">
            <text:p>0</text:p>
          </table:table-cell>
          <table:table-cell table:number-columns-repeated="2" office:value-type="float" office:value="25.3021">
            <text:p>25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2.9712">
            <text:p>42,97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5783">
            <text:p>42,5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89175">
            <text:p>1,89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1569">
            <text:p>0,6615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7">
            <text:p>33,977</text:p>
          </table:table-cell>
          <table:table-cell office:value-type="float" office:value="0">
            <text:p>0</text:p>
          </table:table-cell>
          <table:table-cell table:number-columns-repeated="2" office:value-type="float" office:value="0.722272">
            <text:p>0,722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9258">
            <text:p>29,92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44">
            <text:p>28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27">
            <text:p>23,60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77">
            <text:p>38,7077</text:p>
          </table:table-cell>
          <table:table-cell office:value-type="float" office:value="0">
            <text:p>0</text:p>
          </table:table-cell>
          <table:table-cell table:number-columns-repeated="2" office:value-type="float" office:value="29.4718">
            <text:p>29,47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4812">
            <text:p>41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1.11757">
            <text:p>1,117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979">
            <text:p>29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5642">
            <text:p>15,5642</text:p>
          </table:table-cell>
          <table:table-cell office:value-type="float" office:value="0">
            <text:p>0</text:p>
          </table:table-cell>
          <table:table-cell table:number-columns-repeated="2" office:value-type="float" office:value="29.1205">
            <text:p>29,12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1991">
            <text:p>41,1991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12">
            <text:p>28,3712</text:p>
          </table:table-cell>
          <table:table-cell office:value-type="float" office:value="0">
            <text:p>0</text:p>
          </table:table-cell>
          <table:table-cell table:number-columns-repeated="2" office:value-type="float" office:value="1.62812">
            <text:p>1,6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4929">
            <text:p>45,49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6.6936">
            <text:p>26,69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1">
            <text:p>19,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9654">
            <text:p>39,96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56">
            <text:p>36,815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58">
            <text:p>1,968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62">
            <text:p>34,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9783">
            <text:p>0,569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34">
            <text:p>18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58">
            <text:p>15,9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03">
            <text:p>20,750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399">
            <text:p>39,93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8504">
            <text:p>28,8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56915">
            <text:p>2,5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656">
            <text:p>0,314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104">
            <text:p>33,7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7.1938">
            <text:p>27,19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4784">
            <text:p>23,47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1">
            <text:p>17,213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92">
            <text:p>36,9192</text:p>
          </table:table-cell>
          <table:table-cell office:value-type="float" office:value="0">
            <text:p>0</text:p>
          </table:table-cell>
          <table:table-cell table:number-columns-repeated="2" office:value-type="float" office:value="44.5078">
            <text:p>44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2.39672">
            <text:p>2,39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892">
            <text:p>0,234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428">
            <text:p>40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1.21845">
            <text:p>1,218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9684">
            <text:p>25,9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89">
            <text:p>15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356">
            <text:p>24,235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05">
            <text:p>44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49">
            <text:p>39,4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695">
            <text:p>2,9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6118">
            <text:p>0,516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1.6233">
            <text:p>61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955991">
            <text:p>0,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11">
            <text:p>20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87">
            <text:p>16,50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7028">
            <text:p>19,7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2">
            <text:p>44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51">
            <text:p>38,3851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36">
            <text:p>1,66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713">
            <text:p>39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006">
            <text:p>0,534006</text:p>
          </table:table-cell>
          <table:table-cell office:value-type="float" office:value="0">
            <text:p>0</text:p>
          </table:table-cell>
          <table:table-cell table:number-columns-repeated="2" office:value-type="float" office:value="32.8101">
            <text:p>32,810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38">
            <text:p>23,44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44">
            <text:p>20,16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9639">
            <text:p>42,96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96">
            <text:p>31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764">
            <text:p>3,4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3977">
            <text:p>0,5439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4309">
            <text:p>36,4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158">
            <text:p>0,562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89">
            <text:p>20,028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04">
            <text:p>19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1">
            <text:p>48,3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024">
            <text:p>38,9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798">
            <text:p>38,179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597">
            <text:p>0,565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33">
            <text:p>19,92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38">
            <text:p>18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77">
            <text:p>19,0377</text:p>
          </table:table-cell>
          <table:table-cell office:value-type="float" office:value="0">
            <text:p>0</text:p>
          </table:table-cell>
          <table:table-cell table:number-columns-repeated="2" office:value-type="float" office:value="40.2364">
            <text:p>40,2364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2">
            <text:p>45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.43954">
            <text:p>2,4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883266">
            <text:p>0,883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482">
            <text:p>37,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711715">
            <text:p>0,71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16">
            <text:p>19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375">
            <text:p>16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0.2623">
            <text:p>20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61">
            <text:p>44,2861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36">
            <text:p>32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177">
            <text:p>3,47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943">
            <text:p>43,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557">
            <text:p>0,566557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46">
            <text:p>31,39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17">
            <text:p>18,5917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1">
            <text:p>23,601</text:p>
          </table:table-cell>
          <table:table-cell office:value-type="float" office:value="0">
            <text:p>0</text:p>
          </table:table-cell>
          <table:table-cell table:number-columns-repeated="2" office:value-type="float" office:value="43.3513">
            <text:p>43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76">
            <text:p>31,3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27">
            <text:p>2,6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01">
            <text:p>0,334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321">
            <text:p>35,7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81">
            <text:p>25,66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3">
            <text:p>17,03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56">
            <text:p>18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84">
            <text:p>38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7487">
            <text:p>27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0875">
            <text:p>2,1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896">
            <text:p>0,451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926">
            <text:p>45,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947">
            <text:p>0,553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77">
            <text:p>19,43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45">
            <text:p>17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83">
            <text:p>20,1283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64">
            <text:p>4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">
            <text:p>28,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584">
            <text:p>0,239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437">
            <text:p>40,7437</text:p>
          </table:table-cell>
          <table:table-cell office:value-type="float" office:value="0">
            <text:p>0</text:p>
          </table:table-cell>
          <table:table-cell table:number-columns-repeated="2" office:value-type="float" office:value="1.50671">
            <text:p>1,50671</text:p>
          </table:table-cell>
          <table:table-cell office:value-type="float" office:value="0">
            <text:p>0</text:p>
          </table:table-cell>
          <table:table-cell table:number-columns-repeated="2" office:value-type="float" office:value="25.13">
            <text:p>25,1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049">
            <text:p>17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1441">
            <text:p>22,144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52">
            <text:p>43,8952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1">
            <text:p>31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366">
            <text:p>1,6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433">
            <text:p>34,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57">
            <text:p>20,505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312">
            <text:p>21,23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4843">
            <text:p>19,48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068">
            <text:p>39,8068</text:p>
          </table:table-cell>
          <table:table-cell office:value-type="float" office:value="0">
            <text:p>0</text:p>
          </table:table-cell>
          <table:table-cell table:number-columns-repeated="2" office:value-type="float" office:value="30.0733">
            <text:p>30,07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478">
            <text:p>2,65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603">
            <text:p>0,45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3294">
            <text:p>35,3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85">
            <text:p>0,566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33">
            <text:p>25,08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97">
            <text:p>17,569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297">
            <text:p>23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44.7879">
            <text:p>44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593">
            <text:p>39,593</text:p>
          </table:table-cell>
          <table:table-cell office:value-type="float" office:value="0">
            <text:p>0</text:p>
          </table:table-cell>
          <table:table-cell table:number-columns-repeated="2" office:value-type="float" office:value="1.57328">
            <text:p>1,57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7.6489">
            <text:p>57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593">
            <text:p>0,53459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52">
            <text:p>24,735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446">
            <text:p>26,8446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72">
            <text:p>27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6844">
            <text:p>45,6844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34">
            <text:p>29,44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278">
            <text:p>0,283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749">
            <text:p>37,3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5.3393">
            <text:p>25,33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">
            <text:p>21,25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91">
            <text:p>23,51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78">
            <text:p>38,2578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93">
            <text:p>30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323">
            <text:p>0,4073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5936">
            <text:p>39,5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2">
            <text:p>19,07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28">
            <text:p>16,432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19">
            <text:p>21,3119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99">
            <text:p>37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36.9608">
            <text:p>36,96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7885">
            <text:p>1,8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563">
            <text:p>41,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965">
            <text:p>25,29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75">
            <text:p>21,67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7599">
            <text:p>23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4546">
            <text:p>40,45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0349">
            <text:p>29,0349</text:p>
          </table:table-cell>
          <table:table-cell office:value-type="float" office:value="0">
            <text:p>0</text:p>
          </table:table-cell>
          <table:table-cell table:number-columns-repeated="2" office:value-type="float" office:value="1.77855">
            <text:p>1,7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477">
            <text:p>0,6134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75">
            <text:p>34,1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7525">
            <text:p>0,5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57">
            <text:p>22,895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15">
            <text:p>25,2115</text:p>
          </table:table-cell>
          <table:table-cell office:value-type="float" office:value="0">
            <text:p>0</text:p>
          </table:table-cell>
          <table:table-cell table:number-columns-repeated="2" office:value-type="float" office:value="45.1958">
            <text:p>45,1958</text:p>
          </table:table-cell>
          <table:table-cell office:value-type="float" office:value="0">
            <text:p>0</text:p>
          </table:table-cell>
          <table:table-cell table:number-columns-repeated="2" office:value-type="float" office:value="33.4093">
            <text:p>33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4.54418">
            <text:p>4,54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997926">
            <text:p>0,99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4017">
            <text:p>43,4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15236">
            <text:p>0,6152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4">
            <text:p>19,79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001">
            <text:p>24,40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593">
            <text:p>26,3593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43">
            <text:p>44,5243</text:p>
          </table:table-cell>
          <table:table-cell office:value-type="float" office:value="0">
            <text:p>0</text:p>
          </table:table-cell>
          <table:table-cell table:number-columns-repeated="2" office:value-type="float" office:value="37.5916">
            <text:p>37,591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82">
            <text:p>1,6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451">
            <text:p>0,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297">
            <text:p>37,8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648">
            <text:p>0,57564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49">
            <text:p>25,0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72">
            <text:p>15,92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53">
            <text:p>18,953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81">
            <text:p>45,218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967">
            <text:p>30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32">
            <text:p>1,61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4609">
            <text:p>46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797">
            <text:p>0,5647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28">
            <text:p>19,02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547">
            <text:p>19,6547</text:p>
          </table:table-cell>
          <table:table-cell office:value-type="float" office:value="0">
            <text:p>0</text:p>
          </table:table-cell>
          <table:table-cell table:number-columns-repeated="2" office:value-type="float" office:value="26.0962">
            <text:p>26,09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7939">
            <text:p>39,79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43">
            <text:p>31,804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216">
            <text:p>3,042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209">
            <text:p>0,525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52">
            <text:p>34,7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54">
            <text:p>0,53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38">
            <text:p>19,7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2">
            <text:p>15,51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76">
            <text:p>26,8176</text:p>
          </table:table-cell>
          <table:table-cell office:value-type="float" office:value="0">
            <text:p>0</text:p>
          </table:table-cell>
          <table:table-cell table:number-columns-repeated="2" office:value-type="float" office:value="44.853">
            <text:p>44,8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782">
            <text:p>32,9782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02">
            <text:p>1,6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266">
            <text:p>0,327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423">
            <text:p>36,54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5.9209">
            <text:p>25,92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9">
            <text:p>17,709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93">
            <text:p>17,21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051">
            <text:p>49,1051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5">
            <text:p>30,265</text:p>
          </table:table-cell>
          <table:table-cell office:value-type="float" office:value="0">
            <text:p>0</text:p>
          </table:table-cell>
          <table:table-cell table:number-columns-repeated="2" office:value-type="float" office:value="2.54188">
            <text:p>2,5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66">
            <text:p>44,41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774">
            <text:p>0,55277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73">
            <text:p>20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6536">
            <text:p>17,653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21">
            <text:p>24,2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8">
            <text:p>39,45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6484">
            <text:p>40,6484</text:p>
          </table:table-cell>
          <table:table-cell office:value-type="float" office:value="0">
            <text:p>0</text:p>
          </table:table-cell>
          <table:table-cell table:number-columns-repeated="2" office:value-type="float" office:value="1.62694">
            <text:p>1,6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47">
            <text:p>0,21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4031">
            <text:p>4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34">
            <text:p>18,3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57">
            <text:p>15,6457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96">
            <text:p>23,5696</text:p>
          </table:table-cell>
          <table:table-cell office:value-type="float" office:value="0">
            <text:p>0</text:p>
          </table:table-cell>
          <table:table-cell table:number-columns-repeated="2" office:value-type="float" office:value="50.7411">
            <text:p>50,7411</text:p>
          </table:table-cell>
          <table:table-cell office:value-type="float" office:value="0">
            <text:p>0</text:p>
          </table:table-cell>
          <table:table-cell table:number-columns-repeated="2" office:value-type="float" office:value="34.318">
            <text:p>34,3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0726">
            <text:p>3,1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228">
            <text:p>0,459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628">
            <text:p>39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80926">
            <text:p>0,5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">
            <text:p>20,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163">
            <text:p>19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59">
            <text:p>24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53">
            <text:p>37,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61">
            <text:p>28,1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67">
            <text:p>1,5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214">
            <text:p>41,2214</text:p>
          </table:table-cell>
          <table:table-cell office:value-type="float" office:value="0">
            <text:p>0</text:p>
          </table:table-cell>
          <table:table-cell table:number-columns-repeated="2" office:value-type="float" office:value="0.574475">
            <text:p>0,574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9206">
            <text:p>21,92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19">
            <text:p>16,73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7224">
            <text:p>21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53.9355">
            <text:p>53,935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">
            <text:p>34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87">
            <text:p>1,651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9974">
            <text:p>52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1.09616">
            <text:p>1,0961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944">
            <text:p>28,69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43">
            <text:p>18,784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14">
            <text:p>22,5514</text:p>
          </table:table-cell>
          <table:table-cell office:value-type="float" office:value="0">
            <text:p>0</text:p>
          </table:table-cell>
          <table:table-cell table:number-columns-repeated="2" office:value-type="float" office:value="38.1209">
            <text:p>38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41">
            <text:p>28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76">
            <text:p>1,9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9812">
            <text:p>41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06">
            <text:p>20,66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73">
            <text:p>22,4373</text:p>
          </table:table-cell>
          <table:table-cell office:value-type="float" office:value="0">
            <text:p>0</text:p>
          </table:table-cell>
          <table:table-cell table:number-columns-repeated="2" office:value-type="float" office:value="27.3971">
            <text:p>27,3971</text:p>
          </table:table-cell>
          <table:table-cell office:value-type="float" office:value="0">
            <text:p>0</text:p>
          </table:table-cell>
          <table:table-cell table:number-columns-repeated="2" office:value-type="float" office:value="45.5565">
            <text:p>45,5565</text:p>
          </table:table-cell>
          <table:table-cell office:value-type="float" office:value="0">
            <text:p>0</text:p>
          </table:table-cell>
          <table:table-cell table:number-columns-repeated="2" office:value-type="float" office:value="32.1345">
            <text:p>32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0.703504">
            <text:p>0,703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9753">
            <text:p>58,9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27">
            <text:p>0,544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671">
            <text:p>16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2">
            <text:p>17,8762</text:p>
          </table:table-cell>
          <table:table-cell office:value-type="float" office:value="0">
            <text:p>0</text:p>
          </table:table-cell>
          <table:table-cell table:number-columns-repeated="2" office:value-type="float" office:value="41.883">
            <text:p>41,8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05">
            <text:p>38,1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40171">
            <text:p>2,40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179">
            <text:p>0,3961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84">
            <text:p>36,784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5">
            <text:p>1,28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19">
            <text:p>20,601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04">
            <text:p>20,0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776">
            <text:p>19,67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06">
            <text:p>38,0306</text:p>
          </table:table-cell>
          <table:table-cell office:value-type="float" office:value="0">
            <text:p>0</text:p>
          </table:table-cell>
          <table:table-cell table:number-columns-repeated="2" office:value-type="float" office:value="38.5845">
            <text:p>38,5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28">
            <text:p>1,6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818">
            <text:p>41,6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2153">
            <text:p>26,2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41">
            <text:p>16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42">
            <text:p>21,4242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71">
            <text:p>44,1471</text:p>
          </table:table-cell>
          <table:table-cell office:value-type="float" office:value="0">
            <text:p>0</text:p>
          </table:table-cell>
          <table:table-cell table:number-columns-repeated="2" office:value-type="float" office:value="34.4585">
            <text:p>34,45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172">
            <text:p>2,0017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08">
            <text:p>3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551894">
            <text:p>0,55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121">
            <text:p>22,71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92">
            <text:p>18,82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3">
            <text:p>1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869">
            <text:p>38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114">
            <text:p>30,4114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.00731">
            <text:p>1,0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861">
            <text:p>33,7861</text:p>
          </table:table-cell>
          <table:table-cell office:value-type="float" office:value="0">
            <text:p>0</text:p>
          </table:table-cell>
          <table:table-cell table:number-columns-repeated="2" office:value-type="float" office:value="0.929892">
            <text:p>0,9298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65">
            <text:p>18,93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031">
            <text:p>17,803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435">
            <text:p>22,24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7032">
            <text:p>42,70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674">
            <text:p>30,6674</text:p>
          </table:table-cell>
          <table:table-cell office:value-type="float" office:value="0">
            <text:p>0</text:p>
          </table:table-cell>
          <table:table-cell table:number-columns-repeated="2" office:value-type="float" office:value="4.12279">
            <text:p>4,12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8145">
            <text:p>0,328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1.14426">
            <text:p>1,14426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11">
            <text:p>18,68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98">
            <text:p>15,8398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65">
            <text:p>25,5865</text:p>
          </table:table-cell>
          <table:table-cell office:value-type="float" office:value="0">
            <text:p>0</text:p>
          </table:table-cell>
          <table:table-cell table:number-columns-repeated="2" office:value-type="float" office:value="51.1722">
            <text:p>51,17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0869">
            <text:p>3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71">
            <text:p>1,684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82">
            <text:p>34,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3">
            <text:p>18,6893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52">
            <text:p>23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24.2086">
            <text:p>24,208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629">
            <text:p>45,7629</text:p>
          </table:table-cell>
          <table:table-cell office:value-type="float" office:value="0">
            <text:p>0</text:p>
          </table:table-cell>
          <table:table-cell table:number-columns-repeated="2" office:value-type="float" office:value="34.7591">
            <text:p>34,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8354">
            <text:p>1,6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0696">
            <text:p>48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933118">
            <text:p>0,933118</text:p>
          </table:table-cell>
          <table:table-cell office:value-type="float" office:value="0">
            <text:p>0</text:p>
          </table:table-cell>
          <table:table-cell table:number-columns-repeated="2" office:value-type="float" office:value="19.9996">
            <text:p>19,99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93">
            <text:p>16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8175">
            <text:p>17,8175</text:p>
          </table:table-cell>
          <table:table-cell office:value-type="float" office:value="0">
            <text:p>0</text:p>
          </table:table-cell>
          <table:table-cell table:number-columns-repeated="2" office:value-type="float" office:value="57.3624">
            <text:p>57,3624</text:p>
          </table:table-cell>
          <table:table-cell office:value-type="float" office:value="0">
            <text:p>0</text:p>
          </table:table-cell>
          <table:table-cell table:number-columns-repeated="2" office:value-type="float" office:value="27.6018">
            <text:p>27,60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689">
            <text:p>1,6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107">
            <text:p>35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713">
            <text:p>0,53371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062">
            <text:p>24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39">
            <text:p>16,55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21">
            <text:p>20,92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17">
            <text:p>43,5117</text:p>
          </table:table-cell>
          <table:table-cell office:value-type="float" office:value="0">
            <text:p>0</text:p>
          </table:table-cell>
          <table:table-cell table:number-columns-repeated="2" office:value-type="float" office:value="31.6242">
            <text:p>31,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.69205">
            <text:p>1,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88">
            <text:p>34,7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23428">
            <text:p>1,234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96">
            <text:p>17,71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11">
            <text:p>18,1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64">
            <text:p>23,6364</text:p>
          </table:table-cell>
          <table:table-cell office:value-type="float" office:value="0">
            <text:p>0</text:p>
          </table:table-cell>
          <table:table-cell table:number-columns-repeated="2" office:value-type="float" office:value="77.7065">
            <text:p>77,7065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68">
            <text:p>35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1.62519">
            <text:p>1,62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0.9508118811881">
            <text:p>40,950811881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78957400990099">
            <text:p>0,789574009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3.1670782178218">
            <text:p>23,167078217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8.6625396039604">
            <text:p>18,66253960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2.0668514851485">
            <text:p>22,06685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3.5497386138614">
            <text:p>43,549738613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3.585400990099">
            <text:p>33,585400990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1737003960396">
            <text:p>2,17370039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406204831683169">
            <text:p>0,406204831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40.9508118811881">
            <text:p>40,950811881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78957400990099">
            <text:p>0,789574009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3.1670782178218">
            <text:p>23,167078217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8.6625396039604">
            <text:p>18,66253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2.0668514851485">
            <text:p>22,066851485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3.5497386138614">
            <text:p>43,549738613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3.585400990099">
            <text:p>33,585400990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1737003960396">
            <text:p>2,17370039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406204831683169">
            <text:p>0,4062048317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3329">
            <text:p>25,33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65">
            <text:p>47,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62747">
            <text:p>0,4627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31">
            <text:p>17,13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81">
            <text:p>19,908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801">
            <text:p>37,9801</text:p>
          </table:table-cell>
          <table:table-cell office:value-type="float" office:value="0">
            <text:p>0</text:p>
          </table:table-cell>
          <table:table-cell table:number-columns-repeated="2" office:value-type="float" office:value="46.4711">
            <text:p>46,47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2664">
            <text:p>1,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213">
            <text:p>0,3252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643">
            <text:p>24,364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356">
            <text:p>34,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249">
            <text:p>0,5712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88">
            <text:p>17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7468">
            <text:p>19,7468</text:p>
          </table:table-cell>
          <table:table-cell office:value-type="float" office:value="0">
            <text:p>0</text:p>
          </table:table-cell>
          <table:table-cell table:number-columns-repeated="2" office:value-type="float" office:value="37.6787">
            <text:p>37,678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911">
            <text:p>44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1755">
            <text:p>1,9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077">
            <text:p>23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1121">
            <text:p>37,11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12">
            <text:p>26,81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3">
            <text:p>19,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657">
            <text:p>40,9657</text:p>
          </table:table-cell>
          <table:table-cell office:value-type="float" office:value="0">
            <text:p>0</text:p>
          </table:table-cell>
          <table:table-cell table:number-columns-repeated="2" office:value-type="float" office:value="53.0399">
            <text:p>53,0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5803">
            <text:p>2,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5789">
            <text:p>26,5789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69">
            <text:p>34,2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8467">
            <text:p>25,8467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92">
            <text:p>23,3892</text:p>
          </table:table-cell>
          <table:table-cell office:value-type="float" office:value="0">
            <text:p>0</text:p>
          </table:table-cell>
          <table:table-cell table:number-columns-repeated="2" office:value-type="float" office:value="41.4375">
            <text:p>41,4375</text:p>
          </table:table-cell>
          <table:table-cell office:value-type="float" office:value="0">
            <text:p>0</text:p>
          </table:table-cell>
          <table:table-cell table:number-columns-repeated="2" office:value-type="float" office:value="49.145">
            <text:p>49,1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2427">
            <text:p>3,2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66559">
            <text:p>0,4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065">
            <text:p>23,6065</text:p>
          </table:table-cell>
          <table:table-cell office:value-type="float" office:value="0">
            <text:p>0</text:p>
          </table:table-cell>
          <table:table-cell table:number-columns-repeated="2" office:value-type="float" office:value="49.5218">
            <text:p>49,52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68">
            <text:p>17,55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64">
            <text:p>20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51.0529">
            <text:p>51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48.3391">
            <text:p>48,3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93">
            <text:p>3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522863">
            <text:p>0,5228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3762">
            <text:p>28,37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48">
            <text:p>39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406">
            <text:p>20,3406</text:p>
          </table:table-cell>
          <table:table-cell office:value-type="float" office:value="0">
            <text:p>0</text:p>
          </table:table-cell>
          <table:table-cell table:number-columns-repeated="2" office:value-type="float" office:value="24.8127">
            <text:p>24,81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3">
            <text:p>38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516">
            <text:p>48,516</text:p>
          </table:table-cell>
          <table:table-cell office:value-type="float" office:value="0">
            <text:p>0</text:p>
          </table:table-cell>
          <table:table-cell table:number-columns-repeated="2" office:value-type="float" office:value="3.16474">
            <text:p>3,1647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804">
            <text:p>0,5428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92">
            <text:p>24,009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43">
            <text:p>38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81">
            <text:p>18,998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854">
            <text:p>23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6108">
            <text:p>44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34">
            <text:p>46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88354">
            <text:p>1,8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14">
            <text:p>34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399">
            <text:p>0,143399</text:p>
          </table:table-cell>
          <table:table-cell office:value-type="float" office:value="0">
            <text:p>0</text:p>
          </table:table-cell>
          <table:table-cell table:number-columns-repeated="2" office:value-type="float" office:value="27.3795">
            <text:p>27,3795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61">
            <text:p>31,8061</text:p>
          </table:table-cell>
          <table:table-cell office:value-type="float" office:value="0">
            <text:p>0</text:p>
          </table:table-cell>
          <table:table-cell table:number-columns-repeated="2" office:value-type="float" office:value="57.2595">
            <text:p>57,2595</text:p>
          </table:table-cell>
          <table:table-cell office:value-type="float" office:value="0">
            <text:p>0</text:p>
          </table:table-cell>
          <table:table-cell table:number-columns-repeated="2" office:value-type="float" office:value="43.0372">
            <text:p>43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107">
            <text:p>0,3211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207">
            <text:p>31,6207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25">
            <text:p>34,3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367">
            <text:p>0,39236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327">
            <text:p>22,3327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79">
            <text:p>27,7179</text:p>
          </table:table-cell>
          <table:table-cell office:value-type="float" office:value="0">
            <text:p>0</text:p>
          </table:table-cell>
          <table:table-cell table:number-columns-repeated="2" office:value-type="float" office:value="42.4621">
            <text:p>42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6879">
            <text:p>43,687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772">
            <text:p>3,74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956">
            <text:p>0,431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9363">
            <text:p>29,9363</text:p>
          </table:table-cell>
          <table:table-cell office:value-type="float" office:value="0">
            <text:p>0</text:p>
          </table:table-cell>
          <table:table-cell table:number-columns-repeated="2" office:value-type="float" office:value="35.0139">
            <text:p>35,0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  <table:table-cell office:value-type="float" office:value="0">
            <text:p>0</text:p>
          </table:table-cell>
          <table:table-cell table:number-columns-repeated="2" office:value-type="float" office:value="17.741">
            <text:p>17,741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55.7627">
            <text:p>55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43.6601">
            <text:p>43,6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012">
            <text:p>2,64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5038">
            <text:p>29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53">
            <text:p>47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152">
            <text:p>0,1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376">
            <text:p>39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22">
            <text:p>21,182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">
            <text:p>37,92</text:p>
          </table:table-cell>
          <table:table-cell office:value-type="float" office:value="0">
            <text:p>0</text:p>
          </table:table-cell>
          <table:table-cell table:number-columns-repeated="2" office:value-type="float" office:value="49.1925">
            <text:p>49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09">
            <text:p>2,86709</text:p>
          </table:table-cell>
          <table:table-cell office:value-type="float" office:value="0">
            <text:p>0</text:p>
          </table:table-cell>
          <table:table-cell table:number-columns-repeated="2" office:value-type="float" office:value="0.312603">
            <text:p>0,312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788">
            <text:p>30,8788</text:p>
          </table:table-cell>
          <table:table-cell office:value-type="float" office:value="0">
            <text:p>0</text:p>
          </table:table-cell>
          <table:table-cell table:number-columns-repeated="2" office:value-type="float" office:value="38.6329">
            <text:p>38,6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7535">
            <text:p>21,75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21">
            <text:p>22,31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26">
            <text:p>43,5126</text:p>
          </table:table-cell>
          <table:table-cell office:value-type="float" office:value="0">
            <text:p>0</text:p>
          </table:table-cell>
          <table:table-cell table:number-columns-repeated="2" office:value-type="float" office:value="60.4626">
            <text:p>60,46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996">
            <text:p>1,8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751">
            <text:p>24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6.1975">
            <text:p>36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77">
            <text:p>0,613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71">
            <text:p>16,867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56">
            <text:p>2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49.9497">
            <text:p>49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623">
            <text:p>48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19">
            <text:p>2,0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029">
            <text:p>0,4070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663">
            <text:p>24,066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197">
            <text:p>39,9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18">
            <text:p>18,05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22">
            <text:p>20,8122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81">
            <text:p>46,70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2526">
            <text:p>50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468">
            <text:p>1,89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342">
            <text:p>32,13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845">
            <text:p>40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32">
            <text:p>19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99">
            <text:p>22,5599</text:p>
          </table:table-cell>
          <table:table-cell office:value-type="float" office:value="0">
            <text:p>0</text:p>
          </table:table-cell>
          <table:table-cell table:number-columns-repeated="2" office:value-type="float" office:value="47.6459">
            <text:p>47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4">
            <text:p>44,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154">
            <text:p>3,25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1929">
            <text:p>30,192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246">
            <text:p>40,3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15">
            <text:p>18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591">
            <text:p>20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8235">
            <text:p>38,82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0243">
            <text:p>42,024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32">
            <text:p>1,9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669">
            <text:p>25,5669</text:p>
          </table:table-cell>
          <table:table-cell office:value-type="float" office:value="0">
            <text:p>0</text:p>
          </table:table-cell>
          <table:table-cell table:number-columns-repeated="2" office:value-type="float" office:value="54.7545">
            <text:p>54,7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57">
            <text:p>17,5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09">
            <text:p>19,6409</text:p>
          </table:table-cell>
          <table:table-cell office:value-type="float" office:value="0">
            <text:p>0</text:p>
          </table:table-cell>
          <table:table-cell table:number-columns-repeated="2" office:value-type="float" office:value="41.4452">
            <text:p>41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984">
            <text:p>46,998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07">
            <text:p>2,81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362">
            <text:p>36,0362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72">
            <text:p>37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82">
            <text:p>22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31">
            <text:p>20,1031</text:p>
          </table:table-cell>
          <table:table-cell office:value-type="float" office:value="0">
            <text:p>0</text:p>
          </table:table-cell>
          <table:table-cell table:number-columns-repeated="2" office:value-type="float" office:value="52.8801">
            <text:p>52,88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357">
            <text:p>48,35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07">
            <text:p>1,9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8528">
            <text:p>25,8528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94">
            <text:p>34,15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1">
            <text:p>2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8491">
            <text:p>21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46.1588">
            <text:p>46,15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514">
            <text:p>50,65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776">
            <text:p>2,0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343">
            <text:p>28,53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349">
            <text:p>39,8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782681">
            <text:p>0,782681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65">
            <text:p>21,5365</text:p>
          </table:table-cell>
          <table:table-cell office:value-type="float" office:value="0">
            <text:p>0</text:p>
          </table:table-cell>
          <table:table-cell table:number-columns-repeated="2" office:value-type="float" office:value="25.4253">
            <text:p>25,425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188">
            <text:p>40,9188</text:p>
          </table:table-cell>
          <table:table-cell office:value-type="float" office:value="0">
            <text:p>0</text:p>
          </table:table-cell>
          <table:table-cell table:number-columns-repeated="2" office:value-type="float" office:value="55.1859">
            <text:p>55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18">
            <text:p>3,35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760101">
            <text:p>0,76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8054">
            <text:p>33,80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72">
            <text:p>36,2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338">
            <text:p>23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4.5948">
            <text:p>24,5948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66">
            <text:p>38,986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183">
            <text:p>50,818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598">
            <text:p>3,0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886">
            <text:p>23,4886</text:p>
          </table:table-cell>
          <table:table-cell office:value-type="float" office:value="0">
            <text:p>0</text:p>
          </table:table-cell>
          <table:table-cell table:number-columns-repeated="2" office:value-type="float" office:value="46.8515">
            <text:p>46,8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766">
            <text:p>0,257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33">
            <text:p>19,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1">
            <text:p>19,411</text:p>
          </table:table-cell>
          <table:table-cell office:value-type="float" office:value="0">
            <text:p>0</text:p>
          </table:table-cell>
          <table:table-cell table:number-columns-repeated="2" office:value-type="float" office:value="46.9673">
            <text:p>46,9673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69">
            <text:p>4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41103">
            <text:p>5,41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07609">
            <text:p>0,7076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317">
            <text:p>27,1317</text:p>
          </table:table-cell>
          <table:table-cell office:value-type="float" office:value="0">
            <text:p>0</text:p>
          </table:table-cell>
          <table:table-cell table:number-columns-repeated="2" office:value-type="float" office:value="34.5438">
            <text:p>34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932">
            <text:p>0,14193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76">
            <text:p>24,7376</text:p>
          </table:table-cell>
          <table:table-cell office:value-type="float" office:value="0">
            <text:p>0</text:p>
          </table:table-cell>
          <table:table-cell table:number-columns-repeated="2" office:value-type="float" office:value="24.5511">
            <text:p>24,5511</text:p>
          </table:table-cell>
          <table:table-cell office:value-type="float" office:value="0">
            <text:p>0</text:p>
          </table:table-cell>
          <table:table-cell table:number-columns-repeated="2" office:value-type="float" office:value="51.303">
            <text:p>51,303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36">
            <text:p>43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29">
            <text:p>1,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428">
            <text:p>0,4114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232">
            <text:p>27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6.2022">
            <text:p>36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6.5134">
            <text:p>16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885">
            <text:p>2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214">
            <text:p>39,42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1117">
            <text:p>44,1117</text:p>
          </table:table-cell>
          <table:table-cell office:value-type="float" office:value="0">
            <text:p>0</text:p>
          </table:table-cell>
          <table:table-cell table:number-columns-repeated="2" office:value-type="float" office:value="2.4759">
            <text:p>2,4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172">
            <text:p>31,0172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38">
            <text:p>38,0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12">
            <text:p>25,19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934">
            <text:p>21,2934</text:p>
          </table:table-cell>
          <table:table-cell office:value-type="float" office:value="0">
            <text:p>0</text:p>
          </table:table-cell>
          <table:table-cell table:number-columns-repeated="2" office:value-type="float" office:value="51.2271">
            <text:p>51,22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446">
            <text:p>42,04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46">
            <text:p>2,903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6034">
            <text:p>0,3460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1127">
            <text:p>52,1127</text:p>
          </table:table-cell>
          <table:table-cell office:value-type="float" office:value="0">
            <text:p>0</text:p>
          </table:table-cell>
          <table:table-cell table:number-columns-repeated="2" office:value-type="float" office:value="42.3009">
            <text:p>42,3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626">
            <text:p>22,26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374">
            <text:p>20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6928">
            <text:p>48,69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062">
            <text:p>48,0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08">
            <text:p>1,9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93">
            <text:p>0,24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705">
            <text:p>28,7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6182">
            <text:p>41,6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853061">
            <text:p>0,853061</text:p>
          </table:table-cell>
          <table:table-cell office:value-type="float" office:value="0">
            <text:p>0</text:p>
          </table:table-cell>
          <table:table-cell table:number-columns-repeated="2" office:value-type="float" office:value="23.7109">
            <text:p>23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36.8051">
            <text:p>36,8051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65">
            <text:p>44,1665</text:p>
          </table:table-cell>
          <table:table-cell office:value-type="float" office:value="0">
            <text:p>0</text:p>
          </table:table-cell>
          <table:table-cell table:number-columns-repeated="2" office:value-type="float" office:value="41.9026">
            <text:p>4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889">
            <text:p>23,8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3304">
            <text:p>46,3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97">
            <text:p>21,4297</text:p>
          </table:table-cell>
          <table:table-cell office:value-type="float" office:value="0">
            <text:p>0</text:p>
          </table:table-cell>
          <table:table-cell table:number-columns-repeated="2" office:value-type="float" office:value="32.5688">
            <text:p>32,5688</text:p>
          </table:table-cell>
          <table:table-cell office:value-type="float" office:value="0">
            <text:p>0</text:p>
          </table:table-cell>
          <table:table-cell table:number-columns-repeated="2" office:value-type="float" office:value="39.3297">
            <text:p>39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1.7575">
            <text:p>41,75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061">
            <text:p>0,297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0564">
            <text:p>23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949">
            <text:p>44,3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3">
            <text:p>21,1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573">
            <text:p>21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56.6258">
            <text:p>56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4507">
            <text:p>42,45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026">
            <text:p>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6235">
            <text:p>26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44.5313">
            <text:p>44,5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202">
            <text:p>0,269202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3">
            <text:p>24,9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21">
            <text:p>19,45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528">
            <text:p>41,5528</text:p>
          </table:table-cell>
          <table:table-cell office:value-type="float" office:value="0">
            <text:p>0</text:p>
          </table:table-cell>
          <table:table-cell table:number-columns-repeated="2" office:value-type="float" office:value="53.7455">
            <text:p>53,7455</text:p>
          </table:table-cell>
          <table:table-cell office:value-type="float" office:value="0">
            <text:p>0</text:p>
          </table:table-cell>
          <table:table-cell table:number-columns-repeated="2" office:value-type="float" office:value="4.10138">
            <text:p>4,101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983">
            <text:p>0,52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69">
            <text:p>35,669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08">
            <text:p>36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595">
            <text:p>0,4345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06">
            <text:p>17,58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96">
            <text:p>19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40.8677">
            <text:p>40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4671">
            <text:p>43,46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833">
            <text:p>2,4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664">
            <text:p>0,3316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547">
            <text:p>31,954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9">
            <text:p>43,8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396">
            <text:p>25,23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41">
            <text:p>24,1141</text:p>
          </table:table-cell>
          <table:table-cell office:value-type="float" office:value="0">
            <text:p>0</text:p>
          </table:table-cell>
          <table:table-cell table:number-columns-repeated="2" office:value-type="float" office:value="48.5902">
            <text:p>48,5902</text:p>
          </table:table-cell>
          <table:table-cell office:value-type="float" office:value="0">
            <text:p>0</text:p>
          </table:table-cell>
          <table:table-cell table:number-columns-repeated="2" office:value-type="float" office:value="58.5231">
            <text:p>58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915">
            <text:p>25,7915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48">
            <text:p>35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07">
            <text:p>22,81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4798">
            <text:p>25,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13">
            <text:p>39,6613</text:p>
          </table:table-cell>
          <table:table-cell office:value-type="float" office:value="0">
            <text:p>0</text:p>
          </table:table-cell>
          <table:table-cell table:number-columns-repeated="2" office:value-type="float" office:value="44.0184">
            <text:p>44,01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7">
            <text:p>2,6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557">
            <text:p>0,288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077">
            <text:p>25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8455">
            <text:p>37,8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1">
            <text:p>16,721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02">
            <text:p>26,4502</text:p>
          </table:table-cell>
          <table:table-cell office:value-type="float" office:value="0">
            <text:p>0</text:p>
          </table:table-cell>
          <table:table-cell table:number-columns-repeated="2" office:value-type="float" office:value="43.8067">
            <text:p>43,8067</text:p>
          </table:table-cell>
          <table:table-cell office:value-type="float" office:value="0">
            <text:p>0</text:p>
          </table:table-cell>
          <table:table-cell table:number-columns-repeated="2" office:value-type="float" office:value="45.5289">
            <text:p>45,5289</text:p>
          </table:table-cell>
          <table:table-cell office:value-type="float" office:value="0">
            <text:p>0</text:p>
          </table:table-cell>
          <table:table-cell table:number-columns-repeated="2" office:value-type="float" office:value="4.47732">
            <text:p>4,4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229">
            <text:p>24,7229</text:p>
          </table:table-cell>
          <table:table-cell office:value-type="float" office:value="0">
            <text:p>0</text:p>
          </table:table-cell>
          <table:table-cell table:number-columns-repeated="2" office:value-type="float" office:value="42.0959">
            <text:p>42,0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392">
            <text:p>0,1653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8">
            <text:p>17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187">
            <text:p>30,7187</text:p>
          </table:table-cell>
          <table:table-cell office:value-type="float" office:value="0">
            <text:p>0</text:p>
          </table:table-cell>
          <table:table-cell table:number-columns-repeated="2" office:value-type="float" office:value="42.8486">
            <text:p>42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51.9077">
            <text:p>51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1106">
            <text:p>4,011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1915">
            <text:p>40,1915</text:p>
          </table:table-cell>
          <table:table-cell office:value-type="float" office:value="0">
            <text:p>0</text:p>
          </table:table-cell>
          <table:table-cell table:number-columns-repeated="2" office:value-type="float" office:value="37.5367">
            <text:p>37,5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264">
            <text:p>0,2882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21">
            <text:p>17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19">
            <text:p>21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48.1978">
            <text:p>48,197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289">
            <text:p>47,8289</text:p>
          </table:table-cell>
          <table:table-cell office:value-type="float" office:value="0">
            <text:p>0</text:p>
          </table:table-cell>
          <table:table-cell table:number-columns-repeated="2" office:value-type="float" office:value="1.8982">
            <text:p>1,8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985">
            <text:p>0,2829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314">
            <text:p>27,63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3696">
            <text:p>49,3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97">
            <text:p>17,46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2728">
            <text:p>25,2728</text:p>
          </table:table-cell>
          <table:table-cell office:value-type="float" office:value="0">
            <text:p>0</text:p>
          </table:table-cell>
          <table:table-cell table:number-columns-repeated="2" office:value-type="float" office:value="49.6834">
            <text:p>49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44.5653">
            <text:p>44,5653</text:p>
          </table:table-cell>
          <table:table-cell office:value-type="float" office:value="0">
            <text:p>0</text:p>
          </table:table-cell>
          <table:table-cell table:number-columns-repeated="2" office:value-type="float" office:value="4.35885">
            <text:p>4,35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327">
            <text:p>0,624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011">
            <text:p>31,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6.3544">
            <text:p>36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0.8776">
            <text:p>20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61">
            <text:p>23,566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399">
            <text:p>40,43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6085">
            <text:p>40,6085</text:p>
          </table:table-cell>
          <table:table-cell office:value-type="float" office:value="0">
            <text:p>0</text:p>
          </table:table-cell>
          <table:table-cell table:number-columns-repeated="2" office:value-type="float" office:value="3.25213">
            <text:p>3,25213</text:p>
          </table:table-cell>
          <table:table-cell office:value-type="float" office:value="0">
            <text:p>0</text:p>
          </table:table-cell>
          <table:table-cell table:number-columns-repeated="2" office:value-type="float" office:value="0.686202">
            <text:p>0,6862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7517">
            <text:p>37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105">
            <text:p>39,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251">
            <text:p>0,1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749">
            <text:p>21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9">
            <text:p>19,9849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17">
            <text:p>38,3517</text:p>
          </table:table-cell>
          <table:table-cell office:value-type="float" office:value="0">
            <text:p>0</text:p>
          </table:table-cell>
          <table:table-cell table:number-columns-repeated="2" office:value-type="float" office:value="50.7977">
            <text:p>50,7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884">
            <text:p>1,9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3514">
            <text:p>23,3514</text:p>
          </table:table-cell>
          <table:table-cell office:value-type="float" office:value="0">
            <text:p>0</text:p>
          </table:table-cell>
          <table:table-cell table:number-columns-repeated="2" office:value-type="float" office:value="34.2749">
            <text:p>34,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83">
            <text:p>20,828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19">
            <text:p>35,1119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5">
            <text:p>39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8">
            <text:p>44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3.77294">
            <text:p>3,7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734">
            <text:p>0,6457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118">
            <text:p>24,3118</text:p>
          </table:table-cell>
          <table:table-cell office:value-type="float" office:value="0">
            <text:p>0</text:p>
          </table:table-cell>
          <table:table-cell table:number-columns-repeated="2" office:value-type="float" office:value="39.1484">
            <text:p>39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555">
            <text:p>0,3885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37">
            <text:p>18,32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18">
            <text:p>20,2318</text:p>
          </table:table-cell>
          <table:table-cell office:value-type="float" office:value="0">
            <text:p>0</text:p>
          </table:table-cell>
          <table:table-cell table:number-columns-repeated="2" office:value-type="float" office:value="43.717">
            <text:p>43,717</text:p>
          </table:table-cell>
          <table:table-cell office:value-type="float" office:value="0">
            <text:p>0</text:p>
          </table:table-cell>
          <table:table-cell table:number-columns-repeated="2" office:value-type="float" office:value="49.5013">
            <text:p>49,50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7855">
            <text:p>2,1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456">
            <text:p>0,501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175">
            <text:p>29,1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41">
            <text:p>38,0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">
            <text:p>20,289</text:p>
          </table:table-cell>
          <table:table-cell office:value-type="float" office:value="0">
            <text:p>0</text:p>
          </table:table-cell>
          <table:table-cell table:number-columns-repeated="2" office:value-type="float" office:value="35.8857">
            <text:p>35,885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137">
            <text:p>44,5137</text:p>
          </table:table-cell>
          <table:table-cell office:value-type="float" office:value="0">
            <text:p>0</text:p>
          </table:table-cell>
          <table:table-cell table:number-columns-repeated="2" office:value-type="float" office:value="55.6088">
            <text:p>55,608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131">
            <text:p>1,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377">
            <text:p>0,448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009">
            <text:p>26,7009</text:p>
          </table:table-cell>
          <table:table-cell office:value-type="float" office:value="0">
            <text:p>0</text:p>
          </table:table-cell>
          <table:table-cell table:number-columns-repeated="2" office:value-type="float" office:value="56.9571">
            <text:p>56,9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145">
            <text:p>19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608">
            <text:p>21,5608</text:p>
          </table:table-cell>
          <table:table-cell office:value-type="float" office:value="0">
            <text:p>0</text:p>
          </table:table-cell>
          <table:table-cell table:number-columns-repeated="2" office:value-type="float" office:value="38.8827">
            <text:p>38,8827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79">
            <text:p>47,6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514">
            <text:p>37,151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247">
            <text:p>40,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869">
            <text:p>20,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02">
            <text:p>23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42.8011">
            <text:p>42,8011</text:p>
          </table:table-cell>
          <table:table-cell office:value-type="float" office:value="0">
            <text:p>0</text:p>
          </table:table-cell>
          <table:table-cell table:number-columns-repeated="2" office:value-type="float" office:value="48.784">
            <text:p>48,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33778">
            <text:p>2,3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582">
            <text:p>0,71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134">
            <text:p>31,6134</text:p>
          </table:table-cell>
          <table:table-cell office:value-type="float" office:value="0">
            <text:p>0</text:p>
          </table:table-cell>
          <table:table-cell table:number-columns-repeated="2" office:value-type="float" office:value="37.9748">
            <text:p>37,9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572">
            <text:p>0,14457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31">
            <text:p>2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17">
            <text:p>21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45.1785">
            <text:p>45,178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68">
            <text:p>45,75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125">
            <text:p>1,96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4392">
            <text:p>0,304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722">
            <text:p>24,4722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05">
            <text:p>34,2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55">
            <text:p>17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0.582">
            <text:p>30,58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877">
            <text:p>39,0877</text:p>
          </table:table-cell>
          <table:table-cell office:value-type="float" office:value="0">
            <text:p>0</text:p>
          </table:table-cell>
          <table:table-cell table:number-columns-repeated="2" office:value-type="float" office:value="59.75">
            <text:p>59,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242">
            <text:p>2,062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729">
            <text:p>35,0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4948">
            <text:p>36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458">
            <text:p>0,6794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6">
            <text:p>20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28.4777">
            <text:p>28,47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42">
            <text:p>43,3642</text:p>
          </table:table-cell>
          <table:table-cell office:value-type="float" office:value="0">
            <text:p>0</text:p>
          </table:table-cell>
          <table:table-cell table:number-columns-repeated="2" office:value-type="float" office:value="53.7766">
            <text:p>53,7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11">
            <text:p>3,51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093">
            <text:p>32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296">
            <text:p>56,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688">
            <text:p>0,2046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8519">
            <text:p>29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86">
            <text:p>24,098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748">
            <text:p>41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48.533">
            <text:p>4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805">
            <text:p>1,94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918">
            <text:p>27,291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299">
            <text:p>41,9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369">
            <text:p>0,1533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299">
            <text:p>25,829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052">
            <text:p>30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42.3636">
            <text:p>42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1209">
            <text:p>49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683">
            <text:p>0,2656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8237">
            <text:p>29,8237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46">
            <text:p>35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51">
            <text:p>18,225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28">
            <text:p>25,6528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1">
            <text:p>39,0581</text:p>
          </table:table-cell>
          <table:table-cell office:value-type="float" office:value="0">
            <text:p>0</text:p>
          </table:table-cell>
          <table:table-cell table:number-columns-repeated="2" office:value-type="float" office:value="41.2933">
            <text:p>41,29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548">
            <text:p>0,2715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048">
            <text:p>24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834">
            <text:p>34,9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748">
            <text:p>25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8371">
            <text:p>21,8371</text:p>
          </table:table-cell>
          <table:table-cell office:value-type="float" office:value="0">
            <text:p>0</text:p>
          </table:table-cell>
          <table:table-cell table:number-columns-repeated="2" office:value-type="float" office:value="51.5071">
            <text:p>51,50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4445">
            <text:p>42,44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1754">
            <text:p>2,7175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1953">
            <text:p>0,5319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464">
            <text:p>23,9464</text:p>
          </table:table-cell>
          <table:table-cell office:value-type="float" office:value="0">
            <text:p>0</text:p>
          </table:table-cell>
          <table:table-cell table:number-columns-repeated="2" office:value-type="float" office:value="36.0221">
            <text:p>36,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89">
            <text:p>20,4089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77">
            <text:p>22,317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066">
            <text:p>49,406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328">
            <text:p>41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3427">
            <text:p>1,9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934">
            <text:p>0,3199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733">
            <text:p>28,57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144">
            <text:p>51,6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9">
            <text:p>17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083">
            <text:p>21,3083</text:p>
          </table:table-cell>
          <table:table-cell office:value-type="float" office:value="0">
            <text:p>0</text:p>
          </table:table-cell>
          <table:table-cell table:number-columns-repeated="2" office:value-type="float" office:value="39.1346">
            <text:p>39,1346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94">
            <text:p>44,289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62">
            <text:p>1,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01">
            <text:p>33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45.9844">
            <text:p>45,9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281">
            <text:p>0,183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301">
            <text:p>18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71">
            <text:p>25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55">
            <text:p>38,2555</text:p>
          </table:table-cell>
          <table:table-cell office:value-type="float" office:value="0">
            <text:p>0</text:p>
          </table:table-cell>
          <table:table-cell table:number-columns-repeated="2" office:value-type="float" office:value="53.2898">
            <text:p>53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597">
            <text:p>1,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918">
            <text:p>0,563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079">
            <text:p>27,1079</text:p>
          </table:table-cell>
          <table:table-cell office:value-type="float" office:value="0">
            <text:p>0</text:p>
          </table:table-cell>
          <table:table-cell table:number-columns-repeated="2" office:value-type="float" office:value="37.3857">
            <text:p>37,3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77">
            <text:p>28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">
            <text:p>2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67.9076">
            <text:p>67,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4.8472">
            <text:p>54,8472</text:p>
          </table:table-cell>
          <table:table-cell office:value-type="float" office:value="0">
            <text:p>0</text:p>
          </table:table-cell>
          <table:table-cell table:number-columns-repeated="2" office:value-type="float" office:value="4.03071">
            <text:p>4,03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7614">
            <text:p>0,5076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748">
            <text:p>25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35.3626">
            <text:p>35,3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37">
            <text:p>18,093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64">
            <text:p>21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6382">
            <text:p>50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47.3471">
            <text:p>47,3471</text:p>
          </table:table-cell>
          <table:table-cell office:value-type="float" office:value="0">
            <text:p>0</text:p>
          </table:table-cell>
          <table:table-cell table:number-columns-repeated="2" office:value-type="float" office:value="2.28969">
            <text:p>2,289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186">
            <text:p>0,2351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314">
            <text:p>2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56.0639">
            <text:p>56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0458">
            <text:p>0,54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773">
            <text:p>18,5773</text:p>
          </table:table-cell>
          <table:table-cell office:value-type="float" office:value="0">
            <text:p>0</text:p>
          </table:table-cell>
          <table:table-cell table:number-columns-repeated="2" office:value-type="float" office:value="22.4532">
            <text:p>22,453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35">
            <text:p>37,9235</text:p>
          </table:table-cell>
          <table:table-cell office:value-type="float" office:value="0">
            <text:p>0</text:p>
          </table:table-cell>
          <table:table-cell table:number-columns-repeated="2" office:value-type="float" office:value="55.1188">
            <text:p>55,1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7">
            <text:p>5,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106">
            <text:p>27,610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433">
            <text:p>44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14">
            <text:p>18,7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">
            <text:p>20,7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9411">
            <text:p>39,941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4">
            <text:p>43,8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25626">
            <text:p>2,25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238">
            <text:p>26,4238</text:p>
          </table:table-cell>
          <table:table-cell office:value-type="float" office:value="0">
            <text:p>0</text:p>
          </table:table-cell>
          <table:table-cell table:number-columns-repeated="2" office:value-type="float" office:value="35.2664">
            <text:p>35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27">
            <text:p>17,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69">
            <text:p>20,5069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82">
            <text:p>48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43.0791">
            <text:p>43,0791</text:p>
          </table:table-cell>
          <table:table-cell office:value-type="float" office:value="0">
            <text:p>0</text:p>
          </table:table-cell>
          <table:table-cell table:number-columns-repeated="2" office:value-type="float" office:value="1.907">
            <text:p>1,9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476">
            <text:p>23,647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37">
            <text:p>3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4">
            <text:p>21,68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  <table:table-cell office:value-type="float" office:value="0">
            <text:p>0</text:p>
          </table:table-cell>
          <table:table-cell table:number-columns-repeated="2" office:value-type="float" office:value="56.6393">
            <text:p>56,63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165">
            <text:p>49,5165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134">
            <text:p>32,213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585">
            <text:p>35,6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251">
            <text:p>17,1251</text:p>
          </table:table-cell>
          <table:table-cell office:value-type="float" office:value="0">
            <text:p>0</text:p>
          </table:table-cell>
          <table:table-cell table:number-columns-repeated="2" office:value-type="float" office:value="27.3021">
            <text:p>27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114">
            <text:p>41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45.5075">
            <text:p>45,5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406">
            <text:p>2,004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8348">
            <text:p>0,458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162">
            <text:p>24,1162</text:p>
          </table:table-cell>
          <table:table-cell office:value-type="float" office:value="0">
            <text:p>0</text:p>
          </table:table-cell>
          <table:table-cell table:number-columns-repeated="2" office:value-type="float" office:value="40.8871">
            <text:p>40,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69">
            <text:p>18,22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58">
            <text:p>23,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6">
            <text:p>45,4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91">
            <text:p>49,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01">
            <text:p>2,8750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4975">
            <text:p>0,5049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272">
            <text:p>32,2272</text:p>
          </table:table-cell>
          <table:table-cell office:value-type="float" office:value="0">
            <text:p>0</text:p>
          </table:table-cell>
          <table:table-cell table:number-columns-repeated="2" office:value-type="float" office:value="54.5886">
            <text:p>54,5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31">
            <text:p>17,6331</text:p>
          </table:table-cell>
          <table:table-cell office:value-type="float" office:value="0">
            <text:p>0</text:p>
          </table:table-cell>
          <table:table-cell table:number-columns-repeated="2" office:value-type="float" office:value="26.8537">
            <text:p>26,853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886">
            <text:p>39,7886</text:p>
          </table:table-cell>
          <table:table-cell office:value-type="float" office:value="0">
            <text:p>0</text:p>
          </table:table-cell>
          <table:table-cell table:number-columns-repeated="2" office:value-type="float" office:value="55.2044">
            <text:p>55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99">
            <text:p>2,445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8669">
            <text:p>0,548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144">
            <text:p>26,7144</text:p>
          </table:table-cell>
          <table:table-cell office:value-type="float" office:value="0">
            <text:p>0</text:p>
          </table:table-cell>
          <table:table-cell table:number-columns-repeated="2" office:value-type="float" office:value="34.033">
            <text:p>34,0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28.2663">
            <text:p>28,266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48">
            <text:p>43,848</text:p>
          </table:table-cell>
          <table:table-cell office:value-type="float" office:value="0">
            <text:p>0</text:p>
          </table:table-cell>
          <table:table-cell table:number-columns-repeated="2" office:value-type="float" office:value="55.3023">
            <text:p>55,30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224">
            <text:p>2,02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869">
            <text:p>0,500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271">
            <text:p>23,827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315">
            <text:p>37,7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5.9707">
            <text:p>25,9707</text:p>
          </table:table-cell>
          <table:table-cell office:value-type="float" office:value="0">
            <text:p>0</text:p>
          </table:table-cell>
          <table:table-cell table:number-columns-repeated="2" office:value-type="float" office:value="23.1708">
            <text:p>23,1708</text:p>
          </table:table-cell>
          <table:table-cell office:value-type="float" office:value="0">
            <text:p>0</text:p>
          </table:table-cell>
          <table:table-cell table:number-columns-repeated="2" office:value-type="float" office:value="54.2701">
            <text:p>54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9723">
            <text:p>48,9723</text:p>
          </table:table-cell>
          <table:table-cell office:value-type="float" office:value="0">
            <text:p>0</text:p>
          </table:table-cell>
          <table:table-cell table:number-columns-repeated="2" office:value-type="float" office:value="2.12664">
            <text:p>2,1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563">
            <text:p>27,15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82">
            <text:p>36,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4">
            <text:p>22,2714</text:p>
          </table:table-cell>
          <table:table-cell office:value-type="float" office:value="0">
            <text:p>0</text:p>
          </table:table-cell>
          <table:table-cell table:number-columns-repeated="2" office:value-type="float" office:value="26.1267">
            <text:p>26,1267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72">
            <text:p>39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46.1019">
            <text:p>46,1019</text:p>
          </table:table-cell>
          <table:table-cell office:value-type="float" office:value="0">
            <text:p>0</text:p>
          </table:table-cell>
          <table:table-cell table:number-columns-repeated="2" office:value-type="float" office:value="5.57231">
            <text:p>5,57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748371">
            <text:p>0,748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511">
            <text:p>24,1511</text:p>
          </table:table-cell>
          <table:table-cell office:value-type="float" office:value="0">
            <text:p>0</text:p>
          </table:table-cell>
          <table:table-cell table:number-columns-repeated="2" office:value-type="float" office:value="41.315">
            <text:p>41,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54">
            <text:p>19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587">
            <text:p>22,8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9898">
            <text:p>49,989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549">
            <text:p>52,3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3895">
            <text:p>2,4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959">
            <text:p>27,5959</text:p>
          </table:table-cell>
          <table:table-cell office:value-type="float" office:value="0">
            <text:p>0</text:p>
          </table:table-cell>
          <table:table-cell table:number-columns-repeated="2" office:value-type="float" office:value="40.554">
            <text:p>40,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25">
            <text:p>23,482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137">
            <text:p>19,61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546">
            <text:p>38,8546</text:p>
          </table:table-cell>
          <table:table-cell office:value-type="float" office:value="0">
            <text:p>0</text:p>
          </table:table-cell>
          <table:table-cell table:number-columns-repeated="2" office:value-type="float" office:value="56.5061">
            <text:p>56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93">
            <text:p>1,9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89">
            <text:p>0,334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156">
            <text:p>24,41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7464">
            <text:p>51,7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508">
            <text:p>0,3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91">
            <text:p>18,08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09">
            <text:p>19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42.7815">
            <text:p>42,7815</text:p>
          </table:table-cell>
          <table:table-cell office:value-type="float" office:value="0">
            <text:p>0</text:p>
          </table:table-cell>
          <table:table-cell table:number-columns-repeated="2" office:value-type="float" office:value="49.2377">
            <text:p>49,2377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24">
            <text:p>2,00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215">
            <text:p>0,3642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08">
            <text:p>2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36.1869">
            <text:p>36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316">
            <text:p>0,1513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8693">
            <text:p>23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41.1484">
            <text:p>41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62.2588">
            <text:p>62,2588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52">
            <text:p>44,8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07">
            <text:p>2,63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3779">
            <text:p>30,37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109">
            <text:p>40,3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081">
            <text:p>0,520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84">
            <text:p>19,50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03">
            <text:p>27,010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024">
            <text:p>51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48.011">
            <text:p>48,01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76">
            <text:p>2,9597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205">
            <text:p>27,2205</text:p>
          </table:table-cell>
          <table:table-cell office:value-type="float" office:value="0">
            <text:p>0</text:p>
          </table:table-cell>
          <table:table-cell table:number-columns-repeated="2" office:value-type="float" office:value="44.331">
            <text:p>44,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388">
            <text:p>0,365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25">
            <text:p>24,025</text:p>
          </table:table-cell>
          <table:table-cell office:value-type="float" office:value="0">
            <text:p>0</text:p>
          </table:table-cell>
          <table:table-cell table:number-columns-repeated="2" office:value-type="float" office:value="27.5648">
            <text:p>27,5648</text:p>
          </table:table-cell>
          <table:table-cell office:value-type="float" office:value="0">
            <text:p>0</text:p>
          </table:table-cell>
          <table:table-cell table:number-columns-repeated="2" office:value-type="float" office:value="52.0288">
            <text:p>52,02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9312">
            <text:p>50,9312</text:p>
          </table:table-cell>
          <table:table-cell office:value-type="float" office:value="0">
            <text:p>0</text:p>
          </table:table-cell>
          <table:table-cell table:number-columns-repeated="2" office:value-type="float" office:value="3.08556">
            <text:p>3,08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909">
            <text:p>0,2689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34">
            <text:p>24,07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9054">
            <text:p>33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811">
            <text:p>21,38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9957">
            <text:p>22,9957</text:p>
          </table:table-cell>
          <table:table-cell office:value-type="float" office:value="0">
            <text:p>0</text:p>
          </table:table-cell>
          <table:table-cell table:number-columns-repeated="2" office:value-type="float" office:value="48.4893">
            <text:p>48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43.2302">
            <text:p>43,23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0494">
            <text:p>1,9049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055">
            <text:p>0,3190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9438">
            <text:p>37,9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7589">
            <text:p>0,3175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28.5994">
            <text:p>28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43.7867">
            <text:p>43,786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662">
            <text:p>58,16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335">
            <text:p>24,4335</text:p>
          </table:table-cell>
          <table:table-cell office:value-type="float" office:value="0">
            <text:p>0</text:p>
          </table:table-cell>
          <table:table-cell table:number-columns-repeated="2" office:value-type="float" office:value="73.0946">
            <text:p>73,0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65">
            <text:p>24,22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661">
            <text:p>21,86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93">
            <text:p>37,9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5085">
            <text:p>42,508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396">
            <text:p>0,521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8743">
            <text:p>34,8743</text:p>
          </table:table-cell>
          <table:table-cell office:value-type="float" office:value="0">
            <text:p>0</text:p>
          </table:table-cell>
          <table:table-cell table:number-columns-repeated="2" office:value-type="float" office:value="42.8284">
            <text:p>42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88">
            <text:p>21,4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8564">
            <text:p>24,8564</text:p>
          </table:table-cell>
          <table:table-cell office:value-type="float" office:value="0">
            <text:p>0</text:p>
          </table:table-cell>
          <table:table-cell table:number-columns-repeated="2" office:value-type="float" office:value="47.679">
            <text:p>47,6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1527">
            <text:p>47,1527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1">
            <text:p>4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38698">
            <text:p>0,5386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327">
            <text:p>31,93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4769">
            <text:p>38,47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666">
            <text:p>25,266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56">
            <text:p>20,4356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65">
            <text:p>47,1365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36">
            <text:p>44,1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62">
            <text:p>1,9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2">
            <text:p>25,1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911">
            <text:p>33,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06">
            <text:p>18,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52">
            <text:p>23,5652</text:p>
          </table:table-cell>
          <table:table-cell office:value-type="float" office:value="0">
            <text:p>0</text:p>
          </table:table-cell>
          <table:table-cell table:number-columns-repeated="2" office:value-type="float" office:value="50.3614">
            <text:p>50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085">
            <text:p>44,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13573">
            <text:p>2,13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249">
            <text:p>0,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3.2774">
            <text:p>43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02">
            <text:p>17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02">
            <text:p>20,5702</text:p>
          </table:table-cell>
          <table:table-cell office:value-type="float" office:value="0">
            <text:p>0</text:p>
          </table:table-cell>
          <table:table-cell table:number-columns-repeated="2" office:value-type="float" office:value="52.1704">
            <text:p>52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39">
            <text:p>44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4.66764">
            <text:p>4,66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415">
            <text:p>0,6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856">
            <text:p>41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40.0616">
            <text:p>40,0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69">
            <text:p>0,5216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36">
            <text:p>17,233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15">
            <text:p>20,63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2974">
            <text:p>38,29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7063">
            <text:p>48,7063</text:p>
          </table:table-cell>
          <table:table-cell office:value-type="float" office:value="0">
            <text:p>0</text:p>
          </table:table-cell>
          <table:table-cell table:number-columns-repeated="2" office:value-type="float" office:value="2.63983">
            <text:p>2,63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16996">
            <text:p>0,616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824">
            <text:p>25,9824</text:p>
          </table:table-cell>
          <table:table-cell office:value-type="float" office:value="0">
            <text:p>0</text:p>
          </table:table-cell>
          <table:table-cell table:number-columns-repeated="2" office:value-type="float" office:value="38.2748">
            <text:p>38,2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852">
            <text:p>0,3278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33">
            <text:p>19,6333</text:p>
          </table:table-cell>
          <table:table-cell office:value-type="float" office:value="0">
            <text:p>0</text:p>
          </table:table-cell>
          <table:table-cell table:number-columns-repeated="2" office:value-type="float" office:value="22.152">
            <text:p>22,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1933">
            <text:p>39,1933</text:p>
          </table:table-cell>
          <table:table-cell office:value-type="float" office:value="0">
            <text:p>0</text:p>
          </table:table-cell>
          <table:table-cell table:number-columns-repeated="2" office:value-type="float" office:value="58.2744">
            <text:p>58,2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21227">
            <text:p>2,21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01">
            <text:p>0,473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7">
            <text:p>24,537</text:p>
          </table:table-cell>
          <table:table-cell office:value-type="float" office:value="0">
            <text:p>0</text:p>
          </table:table-cell>
          <table:table-cell table:number-columns-repeated="2" office:value-type="float" office:value="33.7107">
            <text:p>33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587">
            <text:p>26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4812">
            <text:p>30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53">
            <text:p>42,0853</text:p>
          </table:table-cell>
          <table:table-cell office:value-type="float" office:value="0">
            <text:p>0</text:p>
          </table:table-cell>
          <table:table-cell table:number-columns-repeated="2" office:value-type="float" office:value="48.3476">
            <text:p>48,34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3632">
            <text:p>2,1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12">
            <text:p>24,00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676">
            <text:p>35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28">
            <text:p>20,31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139">
            <text:p>20,1139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18">
            <text:p>42,1918</text:p>
          </table:table-cell>
          <table:table-cell office:value-type="float" office:value="0">
            <text:p>0</text:p>
          </table:table-cell>
          <table:table-cell table:number-columns-repeated="2" office:value-type="float" office:value="51.4605">
            <text:p>51,4605</text:p>
          </table:table-cell>
          <table:table-cell office:value-type="float" office:value="0">
            <text:p>0</text:p>
          </table:table-cell>
          <table:table-cell table:number-columns-repeated="2" office:value-type="float" office:value="2.61402">
            <text:p>2,6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403">
            <text:p>0,221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157">
            <text:p>34,6157</text:p>
          </table:table-cell>
          <table:table-cell office:value-type="float" office:value="0">
            <text:p>0</text:p>
          </table:table-cell>
          <table:table-cell table:number-columns-repeated="2" office:value-type="float" office:value="47.7647">
            <text:p>47,76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989">
            <text:p>0,3609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33">
            <text:p>23,803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223">
            <text:p>24,7223</text:p>
          </table:table-cell>
          <table:table-cell office:value-type="float" office:value="0">
            <text:p>0</text:p>
          </table:table-cell>
          <table:table-cell table:number-columns-repeated="2" office:value-type="float" office:value="45.1618">
            <text:p>45,1618</text:p>
          </table:table-cell>
          <table:table-cell office:value-type="float" office:value="0">
            <text:p>0</text:p>
          </table:table-cell>
          <table:table-cell table:number-columns-repeated="2" office:value-type="float" office:value="55.2542">
            <text:p>55,2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33">
            <text:p>2,926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026">
            <text:p>40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41.329">
            <text:p>41,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332">
            <text:p>24,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793">
            <text:p>22,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734">
            <text:p>38,573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85">
            <text:p>43,1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94">
            <text:p>2,0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968">
            <text:p>0,526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9953">
            <text:p>28,99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52">
            <text:p>37,0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3">
            <text:p>17,5603</text:p>
          </table:table-cell>
          <table:table-cell office:value-type="float" office:value="0">
            <text:p>0</text:p>
          </table:table-cell>
          <table:table-cell table:number-columns-repeated="2" office:value-type="float" office:value="24.088">
            <text:p>24,0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">
            <text:p>42,19</text:p>
          </table:table-cell>
          <table:table-cell office:value-type="float" office:value="0">
            <text:p>0</text:p>
          </table:table-cell>
          <table:table-cell table:number-columns-repeated="2" office:value-type="float" office:value="59.0413">
            <text:p>59,04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0905">
            <text:p>2,0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127">
            <text:p>23,6127</text:p>
          </table:table-cell>
          <table:table-cell office:value-type="float" office:value="0">
            <text:p>0</text:p>
          </table:table-cell>
          <table:table-cell table:number-columns-repeated="2" office:value-type="float" office:value="34.4233">
            <text:p>34,4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759">
            <text:p>0,140759</text:p>
          </table:table-cell>
          <table:table-cell office:value-type="float" office:value="0">
            <text:p>0</text:p>
          </table:table-cell>
          <table:table-cell table:number-columns-repeated="2" office:value-type="float" office:value="26.8965">
            <text:p>26,896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305">
            <text:p>26,0305</text:p>
          </table:table-cell>
          <table:table-cell office:value-type="float" office:value="0">
            <text:p>0</text:p>
          </table:table-cell>
          <table:table-cell table:number-columns-repeated="2" office:value-type="float" office:value="50.8992">
            <text:p>50,8992</text:p>
          </table:table-cell>
          <table:table-cell office:value-type="float" office:value="0">
            <text:p>0</text:p>
          </table:table-cell>
          <table:table-cell table:number-columns-repeated="2" office:value-type="float" office:value="43.6994">
            <text:p>43,6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2722">
            <text:p>2,4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268">
            <text:p>23,9268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4">
            <text:p>35,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59">
            <text:p>25,159</text:p>
          </table:table-cell>
          <table:table-cell office:value-type="float" office:value="0">
            <text:p>0</text:p>
          </table:table-cell>
          <table:table-cell table:number-columns-repeated="2" office:value-type="float" office:value="33.9148">
            <text:p>33,91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4616">
            <text:p>41,461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56">
            <text:p>45,75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2624">
            <text:p>29,2624</text:p>
          </table:table-cell>
          <table:table-cell office:value-type="float" office:value="0">
            <text:p>0</text:p>
          </table:table-cell>
          <table:table-cell table:number-columns-repeated="2" office:value-type="float" office:value="47.2673">
            <text:p>47,2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80628">
            <text:p>0,78062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86">
            <text:p>24,686</text:p>
          </table:table-cell>
          <table:table-cell office:value-type="float" office:value="0">
            <text:p>0</text:p>
          </table:table-cell>
          <table:table-cell table:number-columns-repeated="2" office:value-type="float" office:value="29.3305">
            <text:p>29,3305</text:p>
          </table:table-cell>
          <table:table-cell office:value-type="float" office:value="0">
            <text:p>0</text:p>
          </table:table-cell>
          <table:table-cell table:number-columns-repeated="2" office:value-type="float" office:value="43.5096">
            <text:p>43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71.5293">
            <text:p>71,5293</text:p>
          </table:table-cell>
          <table:table-cell office:value-type="float" office:value="0">
            <text:p>0</text:p>
          </table:table-cell>
          <table:table-cell table:number-columns-repeated="2" office:value-type="float" office:value="3.55183">
            <text:p>3,5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472">
            <text:p>0,257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649">
            <text:p>36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35.33">
            <text:p>35,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457">
            <text:p>17,3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7">
            <text:p>19,967</text:p>
          </table:table-cell>
          <table:table-cell office:value-type="float" office:value="0">
            <text:p>0</text:p>
          </table:table-cell>
          <table:table-cell table:number-columns-repeated="2" office:value-type="float" office:value="44.3037">
            <text:p>4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24">
            <text:p>42,0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0611">
            <text:p>2,10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356">
            <text:p>0,6143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044">
            <text:p>26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36.1113">
            <text:p>36,11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6">
            <text:p>17,56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78">
            <text:p>19,69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2613">
            <text:p>40,261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03">
            <text:p>50,4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999">
            <text:p>33,19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895">
            <text:p>40,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698">
            <text:p>38,6698</text:p>
          </table:table-cell>
          <table:table-cell office:value-type="float" office:value="0">
            <text:p>0</text:p>
          </table:table-cell>
          <table:table-cell table:number-columns-repeated="2" office:value-type="float" office:value="32.467">
            <text:p>32,467</text:p>
          </table:table-cell>
          <table:table-cell office:value-type="float" office:value="0">
            <text:p>0</text:p>
          </table:table-cell>
          <table:table-cell table:number-columns-repeated="2" office:value-type="float" office:value="42.427">
            <text:p>42,427</text:p>
          </table:table-cell>
          <table:table-cell office:value-type="float" office:value="0">
            <text:p>0</text:p>
          </table:table-cell>
          <table:table-cell table:number-columns-repeated="2" office:value-type="float" office:value="49.2931">
            <text:p>49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32">
            <text:p>2,5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1196">
            <text:p>0,291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3252">
            <text:p>26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34">
            <text:p>39,2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3491">
            <text:p>21,3491</text:p>
          </table:table-cell>
          <table:table-cell office:value-type="float" office:value="0">
            <text:p>0</text:p>
          </table:table-cell>
          <table:table-cell table:number-columns-repeated="2" office:value-type="float" office:value="41.8117">
            <text:p>41,8117</text:p>
          </table:table-cell>
          <table:table-cell office:value-type="float" office:value="0">
            <text:p>0</text:p>
          </table:table-cell>
          <table:table-cell table:number-columns-repeated="2" office:value-type="float" office:value="57.7366">
            <text:p>5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749">
            <text:p>0,501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2258">
            <text:p>26,2258</text:p>
          </table:table-cell>
          <table:table-cell office:value-type="float" office:value="0">
            <text:p>0</text:p>
          </table:table-cell>
          <table:table-cell table:number-columns-repeated="2" office:value-type="float" office:value="47.7846">
            <text:p>47,7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56">
            <text:p>17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17">
            <text:p>19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4751">
            <text:p>39,4751</text:p>
          </table:table-cell>
          <table:table-cell office:value-type="float" office:value="0">
            <text:p>0</text:p>
          </table:table-cell>
          <table:table-cell table:number-columns-repeated="2" office:value-type="float" office:value="47.0764">
            <text:p>47,0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075">
            <text:p>2,03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283">
            <text:p>0,500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9408">
            <text:p>26,940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623">
            <text:p>34,9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932">
            <text:p>17,8932</text:p>
          </table:table-cell>
          <table:table-cell office:value-type="float" office:value="0">
            <text:p>0</text:p>
          </table:table-cell>
          <table:table-cell table:number-columns-repeated="2" office:value-type="float" office:value="19.5576">
            <text:p>19,55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">
            <text:p>38,939</text:p>
          </table:table-cell>
          <table:table-cell office:value-type="float" office:value="0">
            <text:p>0</text:p>
          </table:table-cell>
          <table:table-cell table:number-columns-repeated="2" office:value-type="float" office:value="54.9419">
            <text:p>54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636">
            <text:p>2,716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909">
            <text:p>27,190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298">
            <text:p>46,0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346">
            <text:p>0,1413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5">
            <text:p>23,2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93">
            <text:p>21,1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94">
            <text:p>42,3994</text:p>
          </table:table-cell>
          <table:table-cell office:value-type="float" office:value="0">
            <text:p>0</text:p>
          </table:table-cell>
          <table:table-cell table:number-columns-repeated="2" office:value-type="float" office:value="52.9083">
            <text:p>52,908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331">
            <text:p>0,285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122">
            <text:p>31,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0778">
            <text:p>36,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27">
            <text:p>0,2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03">
            <text:p>24,11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6059">
            <text:p>25,60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4797">
            <text:p>44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802">
            <text:p>47,28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430196">
            <text:p>0,430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54">
            <text:p>31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37.1546">
            <text:p>37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4.8279">
            <text:p>24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84">
            <text:p>21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847">
            <text:p>42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48.6298">
            <text:p>48,6298</text:p>
          </table:table-cell>
          <table:table-cell office:value-type="float" office:value="0">
            <text:p>0</text:p>
          </table:table-cell>
          <table:table-cell table:number-columns-repeated="2" office:value-type="float" office:value="2.28265">
            <text:p>2,282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437">
            <text:p>42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36.4338">
            <text:p>36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33">
            <text:p>22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35.9385">
            <text:p>35,938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791">
            <text:p>46,1791</text:p>
          </table:table-cell>
          <table:table-cell office:value-type="float" office:value="0">
            <text:p>0</text:p>
          </table:table-cell>
          <table:table-cell table:number-columns-repeated="2" office:value-type="float" office:value="85.5609">
            <text:p>85,5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7">
            <text:p>2,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04">
            <text:p>0,324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863">
            <text:p>23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37.3637">
            <text:p>37,3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95">
            <text:p>18,1495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11">
            <text:p>21,2611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92">
            <text:p>45,4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774">
            <text:p>42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73306">
            <text:p>3,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35">
            <text:p>0,49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9">
            <text:p>31,8679</text:p>
          </table:table-cell>
          <table:table-cell office:value-type="float" office:value="0">
            <text:p>0</text:p>
          </table:table-cell>
          <table:table-cell table:number-columns-repeated="2" office:value-type="float" office:value="41.807">
            <text:p>41,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42">
            <text:p>17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391">
            <text:p>20,939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894">
            <text:p>43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40.517">
            <text:p>40,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14629">
            <text:p>2,1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39">
            <text:p>0,2653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8.7186574257426">
            <text:p>28,718657425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0.4292851485148">
            <text:p>40,429285148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269002128712871">
            <text:p>0,269002128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1.3661643564356">
            <text:p>21,366164356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4.2673366336634">
            <text:p>24,267336633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4.659802970297">
            <text:p>44,659802970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8.8555425742574">
            <text:p>48,855542574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62587534653466">
            <text:p>2,625875346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397877683168317">
            <text:p>0,397877683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28.7186574257426">
            <text:p>28,7186574257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40.4292851485148">
            <text:p>40,42928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269002128712871">
            <text:p>0,269002128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1.3661643564356">
            <text:p>21,366164356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4.2673366336634">
            <text:p>24,267336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4.659802970297">
            <text:p>44,659802970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48.8555425742574">
            <text:p>48,855542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62587534653466">
            <text:p>2,625875346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397877683168317">
            <text:p>0,3978776832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2213">
            <text:p>33,221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909">
            <text:p>70,0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038">
            <text:p>0,2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98">
            <text:p>20,799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539">
            <text:p>2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08">
            <text:p>37,55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2881">
            <text:p>49,2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1407">
            <text:p>3,140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226">
            <text:p>9,662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22">
            <text:p>30,7322</text:p>
          </table:table-cell>
          <table:table-cell office:value-type="float" office:value="0">
            <text:p>0</text:p>
          </table:table-cell>
          <table:table-cell table:number-columns-repeated="2" office:value-type="float" office:value="68.793">
            <text:p>68,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956">
            <text:p>0,1539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7">
            <text:p>31,89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956">
            <text:p>29,1956</text:p>
          </table:table-cell>
          <table:table-cell office:value-type="float" office:value="0">
            <text:p>0</text:p>
          </table:table-cell>
          <table:table-cell table:number-columns-repeated="2" office:value-type="float" office:value="41.1176">
            <text:p>41,1176</text:p>
          </table:table-cell>
          <table:table-cell office:value-type="float" office:value="0">
            <text:p>0</text:p>
          </table:table-cell>
          <table:table-cell table:number-columns-repeated="2" office:value-type="float" office:value="56.3126">
            <text:p>56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89">
            <text:p>2,836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61">
            <text:p>5,194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979">
            <text:p>30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103.629">
            <text:p>103,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3">
            <text:p>28,1413</text:p>
          </table:table-cell>
          <table:table-cell office:value-type="float" office:value="0">
            <text:p>0</text:p>
          </table:table-cell>
          <table:table-cell table:number-columns-repeated="2" office:value-type="float" office:value="28.624">
            <text:p>28,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9535">
            <text:p>35,9535</text:p>
          </table:table-cell>
          <table:table-cell office:value-type="float" office:value="0">
            <text:p>0</text:p>
          </table:table-cell>
          <table:table-cell table:number-columns-repeated="2" office:value-type="float" office:value="50.6297">
            <text:p>50,6297</text:p>
          </table:table-cell>
          <table:table-cell office:value-type="float" office:value="0">
            <text:p>0</text:p>
          </table:table-cell>
          <table:table-cell table:number-columns-repeated="2" office:value-type="float" office:value="5.40516">
            <text:p>5,4051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273">
            <text:p>11,02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758">
            <text:p>32,9758</text:p>
          </table:table-cell>
          <table:table-cell office:value-type="float" office:value="0">
            <text:p>0</text:p>
          </table:table-cell>
          <table:table-cell table:number-columns-repeated="2" office:value-type="float" office:value="69.1387">
            <text:p>69,1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36">
            <text:p>25,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5">
            <text:p>39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3151">
            <text:p>47,3151</text:p>
          </table:table-cell>
          <table:table-cell office:value-type="float" office:value="0">
            <text:p>0</text:p>
          </table:table-cell>
          <table:table-cell table:number-columns-repeated="2" office:value-type="float" office:value="49.3415">
            <text:p>4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4333">
            <text:p>3,14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4644">
            <text:p>5,4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54">
            <text:p>33,1254</text:p>
          </table:table-cell>
          <table:table-cell office:value-type="float" office:value="0">
            <text:p>0</text:p>
          </table:table-cell>
          <table:table-cell table:number-columns-repeated="2" office:value-type="float" office:value="73.7195">
            <text:p>73,71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9">
            <text:p>22,3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41">
            <text:p>28,394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854">
            <text:p>38,2854</text:p>
          </table:table-cell>
          <table:table-cell office:value-type="float" office:value="0">
            <text:p>0</text:p>
          </table:table-cell>
          <table:table-cell table:number-columns-repeated="2" office:value-type="float" office:value="51.625">
            <text:p>51,6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6">
            <text:p>2,8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007">
            <text:p>36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90.1192">
            <text:p>90,1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88">
            <text:p>26,39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111">
            <text:p>29,611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72">
            <text:p>38,9672</text:p>
          </table:table-cell>
          <table:table-cell office:value-type="float" office:value="0">
            <text:p>0</text:p>
          </table:table-cell>
          <table:table-cell table:number-columns-repeated="2" office:value-type="float" office:value="48.2908">
            <text:p>48,2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571">
            <text:p>2,93571</text:p>
          </table:table-cell>
          <table:table-cell office:value-type="float" office:value="0">
            <text:p>0</text:p>
          </table:table-cell>
          <table:table-cell table:number-columns-repeated="2" office:value-type="float" office:value="5.57525">
            <text:p>5,57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16">
            <text:p>31,4416</text:p>
          </table:table-cell>
          <table:table-cell office:value-type="float" office:value="0">
            <text:p>0</text:p>
          </table:table-cell>
          <table:table-cell table:number-columns-repeated="2" office:value-type="float" office:value="67.9182">
            <text:p>67,9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9564">
            <text:p>20,95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028">
            <text:p>35,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067">
            <text:p>44,60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4019">
            <text:p>50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4508">
            <text:p>3,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5.34945">
            <text:p>5,34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4569">
            <text:p>38,4569</text:p>
          </table:table-cell>
          <table:table-cell office:value-type="float" office:value="0">
            <text:p>0</text:p>
          </table:table-cell>
          <table:table-cell table:number-columns-repeated="2" office:value-type="float" office:value="77.4212">
            <text:p>77,4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6823">
            <text:p>0,4768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34">
            <text:p>22,8934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28">
            <text:p>27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85">
            <text:p>43,4885</text:p>
          </table:table-cell>
          <table:table-cell office:value-type="float" office:value="0">
            <text:p>0</text:p>
          </table:table-cell>
          <table:table-cell table:number-columns-repeated="2" office:value-type="float" office:value="51.4561">
            <text:p>51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4.12161">
            <text:p>4,12161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67">
            <text:p>5,90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3.5384">
            <text:p>83,5384</text:p>
          </table:table-cell>
          <table:table-cell office:value-type="float" office:value="0">
            <text:p>0</text:p>
          </table:table-cell>
          <table:table-cell table:number-columns-repeated="2" office:value-type="float" office:value="83.522">
            <text:p>83,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354">
            <text:p>0,1583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5">
            <text:p>21,825</text:p>
          </table:table-cell>
          <table:table-cell office:value-type="float" office:value="0">
            <text:p>0</text:p>
          </table:table-cell>
          <table:table-cell table:number-columns-repeated="2" office:value-type="float" office:value="43.2677">
            <text:p>43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51.1458">
            <text:p>51,1458</text:p>
          </table:table-cell>
          <table:table-cell office:value-type="float" office:value="0">
            <text:p>0</text:p>
          </table:table-cell>
          <table:table-cell table:number-columns-repeated="2" office:value-type="float" office:value="57.6386">
            <text:p>5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9642">
            <text:p>2,99642</text:p>
          </table:table-cell>
          <table:table-cell office:value-type="float" office:value="0">
            <text:p>0</text:p>
          </table:table-cell>
          <table:table-cell table:number-columns-repeated="2" office:value-type="float" office:value="7.94646">
            <text:p>7,946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077">
            <text:p>36,1077</text:p>
          </table:table-cell>
          <table:table-cell office:value-type="float" office:value="0">
            <text:p>0</text:p>
          </table:table-cell>
          <table:table-cell table:number-columns-repeated="2" office:value-type="float" office:value="93.1663">
            <text:p>93,1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74">
            <text:p>22,4174</text:p>
          </table:table-cell>
          <table:table-cell office:value-type="float" office:value="0">
            <text:p>0</text:p>
          </table:table-cell>
          <table:table-cell table:number-columns-repeated="2" office:value-type="float" office:value="33.023">
            <text:p>33,023</text:p>
          </table:table-cell>
          <table:table-cell office:value-type="float" office:value="0">
            <text:p>0</text:p>
          </table:table-cell>
          <table:table-cell table:number-columns-repeated="2" office:value-type="float" office:value="59.9738">
            <text:p>59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58.4943">
            <text:p>58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64">
            <text:p>2,86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7996">
            <text:p>31,7996</text:p>
          </table:table-cell>
          <table:table-cell office:value-type="float" office:value="0">
            <text:p>0</text:p>
          </table:table-cell>
          <table:table-cell table:number-columns-repeated="2" office:value-type="float" office:value="66.6335">
            <text:p>66,6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5808">
            <text:p>21,580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167">
            <text:p>27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3989">
            <text:p>5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52.1479">
            <text:p>52,1479</text:p>
          </table:table-cell>
          <table:table-cell office:value-type="float" office:value="0">
            <text:p>0</text:p>
          </table:table-cell>
          <table:table-cell table:number-columns-repeated="2" office:value-type="float" office:value="4.64946">
            <text:p>4,64946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82">
            <text:p>11,62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1769">
            <text:p>39,17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7533">
            <text:p>70,75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8">
            <text:p>25,0748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59">
            <text:p>30,67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587">
            <text:p>37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6.3638">
            <text:p>46,3638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37">
            <text:p>3,25037</text:p>
          </table:table-cell>
          <table:table-cell office:value-type="float" office:value="0">
            <text:p>0</text:p>
          </table:table-cell>
          <table:table-cell table:number-columns-repeated="2" office:value-type="float" office:value="4.79315">
            <text:p>4,793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797">
            <text:p>32,7797</text:p>
          </table:table-cell>
          <table:table-cell office:value-type="float" office:value="0">
            <text:p>0</text:p>
          </table:table-cell>
          <table:table-cell table:number-columns-repeated="2" office:value-type="float" office:value="84.8601">
            <text:p>84,8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31.8404">
            <text:p>31,84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7876">
            <text:p>29,78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775">
            <text:p>38,3775</text:p>
          </table:table-cell>
          <table:table-cell office:value-type="float" office:value="0">
            <text:p>0</text:p>
          </table:table-cell>
          <table:table-cell table:number-columns-repeated="2" office:value-type="float" office:value="62.5488">
            <text:p>62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4.61896">
            <text:p>4,61896</text:p>
          </table:table-cell>
          <table:table-cell office:value-type="float" office:value="0">
            <text:p>0</text:p>
          </table:table-cell>
          <table:table-cell table:number-columns-repeated="2" office:value-type="float" office:value="4.87262">
            <text:p>4,87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665">
            <text:p>32,7665</text:p>
          </table:table-cell>
          <table:table-cell office:value-type="float" office:value="0">
            <text:p>0</text:p>
          </table:table-cell>
          <table:table-cell table:number-columns-repeated="2" office:value-type="float" office:value="73.3146">
            <text:p>73,3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52.2344">
            <text:p>52,2344</text:p>
          </table:table-cell>
          <table:table-cell office:value-type="float" office:value="0">
            <text:p>0</text:p>
          </table:table-cell>
          <table:table-cell table:number-columns-repeated="2" office:value-type="float" office:value="41.734">
            <text:p>41,73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643">
            <text:p>36,864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678">
            <text:p>53,36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03">
            <text:p>3,4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.82776">
            <text:p>4,82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9477">
            <text:p>30,9477</text:p>
          </table:table-cell>
          <table:table-cell office:value-type="float" office:value="0">
            <text:p>0</text:p>
          </table:table-cell>
          <table:table-cell table:number-columns-repeated="2" office:value-type="float" office:value="112.539">
            <text:p>112,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46">
            <text:p>33,8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64">
            <text:p>28,61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25">
            <text:p>35,6925</text:p>
          </table:table-cell>
          <table:table-cell office:value-type="float" office:value="0">
            <text:p>0</text:p>
          </table:table-cell>
          <table:table-cell table:number-columns-repeated="2" office:value-type="float" office:value="58.3228">
            <text:p>58,322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7.40248">
            <text:p>7,40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377">
            <text:p>34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116.007">
            <text:p>116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21">
            <text:p>21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1167">
            <text:p>28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41.2889">
            <text:p>41,2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345">
            <text:p>46,0345</text:p>
          </table:table-cell>
          <table:table-cell office:value-type="float" office:value="0">
            <text:p>0</text:p>
          </table:table-cell>
          <table:table-cell table:number-columns-repeated="2" office:value-type="float" office:value="3.49347">
            <text:p>3,49347</text:p>
          </table:table-cell>
          <table:table-cell office:value-type="float" office:value="0">
            <text:p>0</text:p>
          </table:table-cell>
          <table:table-cell table:number-columns-repeated="2" office:value-type="float" office:value="4.66559">
            <text:p>4,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448">
            <text:p>32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09.063">
            <text:p>109,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68">
            <text:p>21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3">
            <text:p>28,7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1532">
            <text:p>36,1532</text:p>
          </table:table-cell>
          <table:table-cell office:value-type="float" office:value="0">
            <text:p>0</text:p>
          </table:table-cell>
          <table:table-cell table:number-columns-repeated="2" office:value-type="float" office:value="53.2185">
            <text:p>53,2185</text:p>
          </table:table-cell>
          <table:table-cell office:value-type="float" office:value="0">
            <text:p>0</text:p>
          </table:table-cell>
          <table:table-cell table:number-columns-repeated="2" office:value-type="float" office:value="8.49043">
            <text:p>8,49043</text:p>
          </table:table-cell>
          <table:table-cell office:value-type="float" office:value="0">
            <text:p>0</text:p>
          </table:table-cell>
          <table:table-cell table:number-columns-repeated="2" office:value-type="float" office:value="7.29896">
            <text:p>7,2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3024">
            <text:p>38,3024</text:p>
          </table:table-cell>
          <table:table-cell office:value-type="float" office:value="0">
            <text:p>0</text:p>
          </table:table-cell>
          <table:table-cell table:number-columns-repeated="2" office:value-type="float" office:value="67.5074">
            <text:p>67,5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723">
            <text:p>0,4507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66">
            <text:p>22,0966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06">
            <text:p>36,8106</text:p>
          </table:table-cell>
          <table:table-cell office:value-type="float" office:value="0">
            <text:p>0</text:p>
          </table:table-cell>
          <table:table-cell table:number-columns-repeated="2" office:value-type="float" office:value="46.0474">
            <text:p>46,0474</text:p>
          </table:table-cell>
          <table:table-cell office:value-type="float" office:value="0">
            <text:p>0</text:p>
          </table:table-cell>
          <table:table-cell table:number-columns-repeated="2" office:value-type="float" office:value="50.5922">
            <text:p>50,59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3776">
            <text:p>3,33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122">
            <text:p>31,9122</text:p>
          </table:table-cell>
          <table:table-cell office:value-type="float" office:value="0">
            <text:p>0</text:p>
          </table:table-cell>
          <table:table-cell table:number-columns-repeated="2" office:value-type="float" office:value="78.7989">
            <text:p>78,7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02432">
            <text:p>1,024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85">
            <text:p>23,84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94">
            <text:p>31,0894</text:p>
          </table:table-cell>
          <table:table-cell office:value-type="float" office:value="0">
            <text:p>0</text:p>
          </table:table-cell>
          <table:table-cell table:number-columns-repeated="2" office:value-type="float" office:value="41.8419">
            <text:p>4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50.542">
            <text:p>50,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82">
            <text:p>2,87882</text:p>
          </table:table-cell>
          <table:table-cell office:value-type="float" office:value="0">
            <text:p>0</text:p>
          </table:table-cell>
          <table:table-cell table:number-columns-repeated="2" office:value-type="float" office:value="8.04294">
            <text:p>8,042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982">
            <text:p>40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9.556">
            <text:p>69,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99">
            <text:p>20,89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23">
            <text:p>37,552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493">
            <text:p>38,54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7224">
            <text:p>48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2.77531">
            <text:p>2,77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831">
            <text:p>32,8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6985">
            <text:p>69,6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31.0193">
            <text:p>31,0193</text:p>
          </table:table-cell>
          <table:table-cell office:value-type="float" office:value="0">
            <text:p>0</text:p>
          </table:table-cell>
          <table:table-cell table:number-columns-repeated="2" office:value-type="float" office:value="36.9728">
            <text:p>36,972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393">
            <text:p>41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683">
            <text:p>56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7.70629">
            <text:p>7,70629</text:p>
          </table:table-cell>
          <table:table-cell office:value-type="float" office:value="0">
            <text:p>0</text:p>
          </table:table-cell>
          <table:table-cell table:number-columns-repeated="2" office:value-type="float" office:value="6.28256">
            <text:p>6,282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382">
            <text:p>36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74.5664">
            <text:p>74,5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696">
            <text:p>0,36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38">
            <text:p>23,333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412">
            <text:p>34,9412</text:p>
          </table:table-cell>
          <table:table-cell office:value-type="float" office:value="0">
            <text:p>0</text:p>
          </table:table-cell>
          <table:table-cell table:number-columns-repeated="2" office:value-type="float" office:value="36.311">
            <text:p>36,311</text:p>
          </table:table-cell>
          <table:table-cell office:value-type="float" office:value="0">
            <text:p>0</text:p>
          </table:table-cell>
          <table:table-cell table:number-columns-repeated="2" office:value-type="float" office:value="56.1627">
            <text:p>56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4.71573">
            <text:p>4,71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55644">
            <text:p>7,55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298">
            <text:p>32,3298</text:p>
          </table:table-cell>
          <table:table-cell office:value-type="float" office:value="0">
            <text:p>0</text:p>
          </table:table-cell>
          <table:table-cell table:number-columns-repeated="2" office:value-type="float" office:value="67.3091">
            <text:p>67,3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637">
            <text:p>0,241637</text:p>
          </table:table-cell>
          <table:table-cell office:value-type="float" office:value="0">
            <text:p>0</text:p>
          </table:table-cell>
          <table:table-cell table:number-columns-repeated="2" office:value-type="float" office:value="24.2792">
            <text:p>24,279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583">
            <text:p>28,95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96">
            <text:p>38,1596</text:p>
          </table:table-cell>
          <table:table-cell office:value-type="float" office:value="0">
            <text:p>0</text:p>
          </table:table-cell>
          <table:table-cell table:number-columns-repeated="2" office:value-type="float" office:value="59.197">
            <text:p>59,197</text:p>
          </table:table-cell>
          <table:table-cell office:value-type="float" office:value="0">
            <text:p>0</text:p>
          </table:table-cell>
          <table:table-cell table:number-columns-repeated="2" office:value-type="float" office:value="3.79699">
            <text:p>3,7969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4835">
            <text:p>32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70.044">
            <text:p>70,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5.6728">
            <text:p>3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40.476">
            <text:p>40,476</text:p>
          </table:table-cell>
          <table:table-cell office:value-type="float" office:value="0">
            <text:p>0</text:p>
          </table:table-cell>
          <table:table-cell table:number-columns-repeated="2" office:value-type="float" office:value="55.4443">
            <text:p>55,44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522">
            <text:p>2,80522</text:p>
          </table:table-cell>
          <table:table-cell office:value-type="float" office:value="0">
            <text:p>0</text:p>
          </table:table-cell>
          <table:table-cell table:number-columns-repeated="2" office:value-type="float" office:value="7.35175">
            <text:p>7,3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768">
            <text:p>40,7768</text:p>
          </table:table-cell>
          <table:table-cell office:value-type="float" office:value="0">
            <text:p>0</text:p>
          </table:table-cell>
          <table:table-cell table:number-columns-repeated="2" office:value-type="float" office:value="91.9693">
            <text:p>91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02">
            <text:p>38,2402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63">
            <text:p>29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14">
            <text:p>42,92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7013">
            <text:p>49,701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386">
            <text:p>3,4638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814">
            <text:p>6,08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89">
            <text:p>32,189</text:p>
          </table:table-cell>
          <table:table-cell office:value-type="float" office:value="0">
            <text:p>0</text:p>
          </table:table-cell>
          <table:table-cell table:number-columns-repeated="2" office:value-type="float" office:value="78.3015">
            <text:p>78,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8">
            <text:p>23,533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539">
            <text:p>29,6539</text:p>
          </table:table-cell>
          <table:table-cell office:value-type="float" office:value="0">
            <text:p>0</text:p>
          </table:table-cell>
          <table:table-cell table:number-columns-repeated="2" office:value-type="float" office:value="44.7597">
            <text:p>44,7597</text:p>
          </table:table-cell>
          <table:table-cell office:value-type="float" office:value="0">
            <text:p>0</text:p>
          </table:table-cell>
          <table:table-cell table:number-columns-repeated="2" office:value-type="float" office:value="64.5335">
            <text:p>64,5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6.28755">
            <text:p>6,287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459">
            <text:p>34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99.1272">
            <text:p>99,1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698">
            <text:p>0,39969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735">
            <text:p>30,7735</text:p>
          </table:table-cell>
          <table:table-cell office:value-type="float" office:value="0">
            <text:p>0</text:p>
          </table:table-cell>
          <table:table-cell table:number-columns-repeated="2" office:value-type="float" office:value="28.0798">
            <text:p>28,0798</text:p>
          </table:table-cell>
          <table:table-cell office:value-type="float" office:value="0">
            <text:p>0</text:p>
          </table:table-cell>
          <table:table-cell table:number-columns-repeated="2" office:value-type="float" office:value="41.6803">
            <text:p>41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347">
            <text:p>49,534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226">
            <text:p>39,0226</text:p>
          </table:table-cell>
          <table:table-cell office:value-type="float" office:value="0">
            <text:p>0</text:p>
          </table:table-cell>
          <table:table-cell table:number-columns-repeated="2" office:value-type="float" office:value="75.6691">
            <text:p>75,6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489">
            <text:p>0,15248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058">
            <text:p>31,30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6731">
            <text:p>36,6731</text:p>
          </table:table-cell>
          <table:table-cell office:value-type="float" office:value="0">
            <text:p>0</text:p>
          </table:table-cell>
          <table:table-cell table:number-columns-repeated="2" office:value-type="float" office:value="35.6667">
            <text:p>35,66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413">
            <text:p>65,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46291">
            <text:p>6,4629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263">
            <text:p>5,862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424">
            <text:p>32,7424</text:p>
          </table:table-cell>
          <table:table-cell office:value-type="float" office:value="0">
            <text:p>0</text:p>
          </table:table-cell>
          <table:table-cell table:number-columns-repeated="2" office:value-type="float" office:value="77.4189">
            <text:p>77,41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9582">
            <text:p>0,339582</text:p>
          </table:table-cell>
          <table:table-cell office:value-type="float" office:value="0">
            <text:p>0</text:p>
          </table:table-cell>
          <table:table-cell table:number-columns-repeated="2" office:value-type="float" office:value="34.5359">
            <text:p>34,5359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8">
            <text:p>38,6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2138">
            <text:p>42,2138</text:p>
          </table:table-cell>
          <table:table-cell office:value-type="float" office:value="0">
            <text:p>0</text:p>
          </table:table-cell>
          <table:table-cell table:number-columns-repeated="2" office:value-type="float" office:value="72.3765">
            <text:p>72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3014">
            <text:p>2,930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8221">
            <text:p>8,982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216">
            <text:p>33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78.3532">
            <text:p>78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5.1232">
            <text:p>25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9">
            <text:p>33,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3824">
            <text:p>39,3824</text:p>
          </table:table-cell>
          <table:table-cell office:value-type="float" office:value="0">
            <text:p>0</text:p>
          </table:table-cell>
          <table:table-cell table:number-columns-repeated="2" office:value-type="float" office:value="55.9706">
            <text:p>55,9706</text:p>
          </table:table-cell>
          <table:table-cell office:value-type="float" office:value="0">
            <text:p>0</text:p>
          </table:table-cell>
          <table:table-cell table:number-columns-repeated="2" office:value-type="float" office:value="5.70633">
            <text:p>5,70633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98">
            <text:p>10,37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358">
            <text:p>40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90.6898">
            <text:p>90,68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06">
            <text:p>20,94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98">
            <text:p>28,0698</text:p>
          </table:table-cell>
          <table:table-cell office:value-type="float" office:value="0">
            <text:p>0</text:p>
          </table:table-cell>
          <table:table-cell table:number-columns-repeated="2" office:value-type="float" office:value="46.4846">
            <text:p>46,4846</text:p>
          </table:table-cell>
          <table:table-cell office:value-type="float" office:value="0">
            <text:p>0</text:p>
          </table:table-cell>
          <table:table-cell table:number-columns-repeated="2" office:value-type="float" office:value="59.9682">
            <text:p>59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26">
            <text:p>2,99026</text:p>
          </table:table-cell>
          <table:table-cell office:value-type="float" office:value="0">
            <text:p>0</text:p>
          </table:table-cell>
          <table:table-cell table:number-columns-repeated="2" office:value-type="float" office:value="6.55704">
            <text:p>6,557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824">
            <text:p>41,2824</text:p>
          </table:table-cell>
          <table:table-cell office:value-type="float" office:value="0">
            <text:p>0</text:p>
          </table:table-cell>
          <table:table-cell table:number-columns-repeated="2" office:value-type="float" office:value="80.2141">
            <text:p>80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686">
            <text:p>0,1656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38">
            <text:p>21,1438</text:p>
          </table:table-cell>
          <table:table-cell office:value-type="float" office:value="0">
            <text:p>0</text:p>
          </table:table-cell>
          <table:table-cell table:number-columns-repeated="2" office:value-type="float" office:value="32.9893">
            <text:p>32,98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16">
            <text:p>38,6816</text:p>
          </table:table-cell>
          <table:table-cell office:value-type="float" office:value="0">
            <text:p>0</text:p>
          </table:table-cell>
          <table:table-cell table:number-columns-repeated="2" office:value-type="float" office:value="53.2599">
            <text:p>53,259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932">
            <text:p>31,993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15">
            <text:p>70,2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409">
            <text:p>20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33.1747">
            <text:p>33,17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89">
            <text:p>38,9889</text:p>
          </table:table-cell>
          <table:table-cell office:value-type="float" office:value="0">
            <text:p>0</text:p>
          </table:table-cell>
          <table:table-cell table:number-columns-repeated="2" office:value-type="float" office:value="54.1766">
            <text:p>54,1766</text:p>
          </table:table-cell>
          <table:table-cell office:value-type="float" office:value="0">
            <text:p>0</text:p>
          </table:table-cell>
          <table:table-cell table:number-columns-repeated="2" office:value-type="float" office:value="6.57581">
            <text:p>6,5758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813">
            <text:p>4,998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08">
            <text:p>37,408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05">
            <text:p>76,0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31">
            <text:p>35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7.7364">
            <text:p>27,73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32">
            <text:p>50,32</text:p>
          </table:table-cell>
          <table:table-cell office:value-type="float" office:value="0">
            <text:p>0</text:p>
          </table:table-cell>
          <table:table-cell table:number-columns-repeated="2" office:value-type="float" office:value="63.3852">
            <text:p>63,38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315">
            <text:p>3,5031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03">
            <text:p>5,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964">
            <text:p>32,1964</text:p>
          </table:table-cell>
          <table:table-cell office:value-type="float" office:value="0">
            <text:p>0</text:p>
          </table:table-cell>
          <table:table-cell table:number-columns-repeated="2" office:value-type="float" office:value="69.9287">
            <text:p>69,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618">
            <text:p>0,1686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728">
            <text:p>2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38.2657">
            <text:p>38,2657</text:p>
          </table:table-cell>
          <table:table-cell office:value-type="float" office:value="0">
            <text:p>0</text:p>
          </table:table-cell>
          <table:table-cell table:number-columns-repeated="2" office:value-type="float" office:value="40.3554">
            <text:p>40,3554</text:p>
          </table:table-cell>
          <table:table-cell office:value-type="float" office:value="0">
            <text:p>0</text:p>
          </table:table-cell>
          <table:table-cell table:number-columns-repeated="2" office:value-type="float" office:value="47.1462">
            <text:p>47,1462</text:p>
          </table:table-cell>
          <table:table-cell office:value-type="float" office:value="0">
            <text:p>0</text:p>
          </table:table-cell>
          <table:table-cell table:number-columns-repeated="2" office:value-type="float" office:value="4.93069">
            <text:p>4,9306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82">
            <text:p>14,7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32">
            <text:p>39,232</text:p>
          </table:table-cell>
          <table:table-cell office:value-type="float" office:value="0">
            <text:p>0</text:p>
          </table:table-cell>
          <table:table-cell table:number-columns-repeated="2" office:value-type="float" office:value="83.9328">
            <text:p>83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1704">
            <text:p>26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38">
            <text:p>29,1838</text:p>
          </table:table-cell>
          <table:table-cell office:value-type="float" office:value="0">
            <text:p>0</text:p>
          </table:table-cell>
          <table:table-cell table:number-columns-repeated="2" office:value-type="float" office:value="66.0537">
            <text:p>66,0537</text:p>
          </table:table-cell>
          <table:table-cell office:value-type="float" office:value="0">
            <text:p>0</text:p>
          </table:table-cell>
          <table:table-cell table:number-columns-repeated="2" office:value-type="float" office:value="54.656">
            <text:p>54,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14451">
            <text:p>3,1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81894">
            <text:p>5,81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001">
            <text:p>35,70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2915">
            <text:p>68,2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1032">
            <text:p>1,1032</text:p>
          </table:table-cell>
          <table:table-cell office:value-type="float" office:value="0">
            <text:p>0</text:p>
          </table:table-cell>
          <table:table-cell table:number-columns-repeated="2" office:value-type="float" office:value="27.0598">
            <text:p>27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35.4573">
            <text:p>35,457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3">
            <text:p>36,30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064">
            <text:p>56,7064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37">
            <text:p>3,450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165">
            <text:p>11,71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169">
            <text:p>32,61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5718">
            <text:p>70,5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58">
            <text:p>26,5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6695">
            <text:p>42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42.6108">
            <text:p>42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72">
            <text:p>50,4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94451">
            <text:p>2,9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44">
            <text:p>5,449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254">
            <text:p>31,025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231">
            <text:p>70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2">
            <text:p>25,074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918">
            <text:p>41,791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713">
            <text:p>50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51.376">
            <text:p>51,3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059">
            <text:p>2,7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8345">
            <text:p>4,8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0509">
            <text:p>32,0509</text:p>
          </table:table-cell>
          <table:table-cell office:value-type="float" office:value="0">
            <text:p>0</text:p>
          </table:table-cell>
          <table:table-cell table:number-columns-repeated="2" office:value-type="float" office:value="81.7314">
            <text:p>81,7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728">
            <text:p>0,38972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808">
            <text:p>22,1808</text:p>
          </table:table-cell>
          <table:table-cell office:value-type="float" office:value="0">
            <text:p>0</text:p>
          </table:table-cell>
          <table:table-cell table:number-columns-repeated="2" office:value-type="float" office:value="35.189">
            <text:p>35,18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658">
            <text:p>36,1658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9">
            <text:p>48,399</text:p>
          </table:table-cell>
          <table:table-cell office:value-type="float" office:value="0">
            <text:p>0</text:p>
          </table:table-cell>
          <table:table-cell table:number-columns-repeated="2" office:value-type="float" office:value="8.78808">
            <text:p>8,7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67">
            <text:p>10,15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109">
            <text:p>36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74.4101">
            <text:p>74,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2046">
            <text:p>0,30204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705">
            <text:p>21,770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527">
            <text:p>33,3527</text:p>
          </table:table-cell>
          <table:table-cell office:value-type="float" office:value="0">
            <text:p>0</text:p>
          </table:table-cell>
          <table:table-cell table:number-columns-repeated="2" office:value-type="float" office:value="44.102">
            <text:p>44,102</text:p>
          </table:table-cell>
          <table:table-cell office:value-type="float" office:value="0">
            <text:p>0</text:p>
          </table:table-cell>
          <table:table-cell table:number-columns-repeated="2" office:value-type="float" office:value="51.9127">
            <text:p>51,9127</text:p>
          </table:table-cell>
          <table:table-cell office:value-type="float" office:value="0">
            <text:p>0</text:p>
          </table:table-cell>
          <table:table-cell table:number-columns-repeated="2" office:value-type="float" office:value="3.69054">
            <text:p>3,690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2214">
            <text:p>7,02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582">
            <text:p>34,1582</text:p>
          </table:table-cell>
          <table:table-cell office:value-type="float" office:value="0">
            <text:p>0</text:p>
          </table:table-cell>
          <table:table-cell table:number-columns-repeated="2" office:value-type="float" office:value="97.3733">
            <text:p>97,3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329">
            <text:p>0,24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31">
            <text:p>23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">
            <text:p>28,7</text:p>
          </table:table-cell>
          <table:table-cell office:value-type="float" office:value="0">
            <text:p>0</text:p>
          </table:table-cell>
          <table:table-cell table:number-columns-repeated="2" office:value-type="float" office:value="36.7872">
            <text:p>36,78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2709">
            <text:p>45,27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4655">
            <text:p>3,54655</text:p>
          </table:table-cell>
          <table:table-cell office:value-type="float" office:value="0">
            <text:p>0</text:p>
          </table:table-cell>
          <table:table-cell table:number-columns-repeated="2" office:value-type="float" office:value="5.89811">
            <text:p>5,89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01">
            <text:p>34,1001</text:p>
          </table:table-cell>
          <table:table-cell office:value-type="float" office:value="0">
            <text:p>0</text:p>
          </table:table-cell>
          <table:table-cell table:number-columns-repeated="2" office:value-type="float" office:value="83.224">
            <text:p>83,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9212">
            <text:p>23,9212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81">
            <text:p>37,27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8763">
            <text:p>50,8763</text:p>
          </table:table-cell>
          <table:table-cell office:value-type="float" office:value="0">
            <text:p>0</text:p>
          </table:table-cell>
          <table:table-cell table:number-columns-repeated="2" office:value-type="float" office:value="54.4484">
            <text:p>54,4484</text:p>
          </table:table-cell>
          <table:table-cell office:value-type="float" office:value="0">
            <text:p>0</text:p>
          </table:table-cell>
          <table:table-cell table:number-columns-repeated="2" office:value-type="float" office:value="3.53306">
            <text:p>3,53306</text:p>
          </table:table-cell>
          <table:table-cell office:value-type="float" office:value="0">
            <text:p>0</text:p>
          </table:table-cell>
          <table:table-cell table:number-columns-repeated="2" office:value-type="float" office:value="5.02335">
            <text:p>5,023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71">
            <text:p>34,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20.035">
            <text:p>120,0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0441">
            <text:p>21,04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196">
            <text:p>29,1196</text:p>
          </table:table-cell>
          <table:table-cell office:value-type="float" office:value="0">
            <text:p>0</text:p>
          </table:table-cell>
          <table:table-cell table:number-columns-repeated="2" office:value-type="float" office:value="45.3433">
            <text:p>45,34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0608">
            <text:p>51,0608</text:p>
          </table:table-cell>
          <table:table-cell office:value-type="float" office:value="0">
            <text:p>0</text:p>
          </table:table-cell>
          <table:table-cell table:number-columns-repeated="2" office:value-type="float" office:value="7.98165">
            <text:p>7,98165</text:p>
          </table:table-cell>
          <table:table-cell office:value-type="float" office:value="0">
            <text:p>0</text:p>
          </table:table-cell>
          <table:table-cell table:number-columns-repeated="2" office:value-type="float" office:value="5.74973">
            <text:p>5,74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5.9428">
            <text:p>55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72.455">
            <text:p>72,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43">
            <text:p>22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56">
            <text:p>38,70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25">
            <text:p>38,3625</text:p>
          </table:table-cell>
          <table:table-cell office:value-type="float" office:value="0">
            <text:p>0</text:p>
          </table:table-cell>
          <table:table-cell table:number-columns-repeated="2" office:value-type="float" office:value="82.5762">
            <text:p>82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8.55788">
            <text:p>8,55788</text:p>
          </table:table-cell>
          <table:table-cell office:value-type="float" office:value="0">
            <text:p>0</text:p>
          </table:table-cell>
          <table:table-cell table:number-columns-repeated="2" office:value-type="float" office:value="9.2825">
            <text:p>9,28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826">
            <text:p>32,2826</text:p>
          </table:table-cell>
          <table:table-cell office:value-type="float" office:value="0">
            <text:p>0</text:p>
          </table:table-cell>
          <table:table-cell table:number-columns-repeated="2" office:value-type="float" office:value="70.3692">
            <text:p>7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5.1179">
            <text:p>25,1179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76">
            <text:p>33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42.407">
            <text:p>42,40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706">
            <text:p>58,17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208">
            <text:p>2,97208</text:p>
          </table:table-cell>
          <table:table-cell office:value-type="float" office:value="0">
            <text:p>0</text:p>
          </table:table-cell>
          <table:table-cell table:number-columns-repeated="2" office:value-type="float" office:value="8.92122">
            <text:p>8,92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209">
            <text:p>36,6209</text:p>
          </table:table-cell>
          <table:table-cell office:value-type="float" office:value="0">
            <text:p>0</text:p>
          </table:table-cell>
          <table:table-cell table:number-columns-repeated="2" office:value-type="float" office:value="75.7262">
            <text:p>75,7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8.8753">
            <text:p>28,87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439">
            <text:p>32,943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515">
            <text:p>48,4515</text:p>
          </table:table-cell>
          <table:table-cell office:value-type="float" office:value="0">
            <text:p>0</text:p>
          </table:table-cell>
          <table:table-cell table:number-columns-repeated="2" office:value-type="float" office:value="55.8598">
            <text:p>55,8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92893">
            <text:p>4,92893</text:p>
          </table:table-cell>
          <table:table-cell office:value-type="float" office:value="0">
            <text:p>0</text:p>
          </table:table-cell>
          <table:table-cell table:number-columns-repeated="2" office:value-type="float" office:value="8.59043">
            <text:p>8,5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813">
            <text:p>36,9813</text:p>
          </table:table-cell>
          <table:table-cell office:value-type="float" office:value="0">
            <text:p>0</text:p>
          </table:table-cell>
          <table:table-cell table:number-columns-repeated="2" office:value-type="float" office:value="66.6267">
            <text:p>66,62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1.0304">
            <text:p>31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34.3726">
            <text:p>34,3726</text:p>
          </table:table-cell>
          <table:table-cell office:value-type="float" office:value="0">
            <text:p>0</text:p>
          </table:table-cell>
          <table:table-cell table:number-columns-repeated="2" office:value-type="float" office:value="44.3715">
            <text:p>44,3715</text:p>
          </table:table-cell>
          <table:table-cell office:value-type="float" office:value="0">
            <text:p>0</text:p>
          </table:table-cell>
          <table:table-cell table:number-columns-repeated="2" office:value-type="float" office:value="51.9804">
            <text:p>51,980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63">
            <text:p>3,39963</text:p>
          </table:table-cell>
          <table:table-cell office:value-type="float" office:value="0">
            <text:p>0</text:p>
          </table:table-cell>
          <table:table-cell table:number-columns-repeated="2" office:value-type="float" office:value="8.73735">
            <text:p>8,73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471">
            <text:p>31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88.679">
            <text:p>88,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641">
            <text:p>0,1806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3481">
            <text:p>25,3481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12">
            <text:p>42,291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59">
            <text:p>70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66">
            <text:p>47,8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5.46528">
            <text:p>5,46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75">
            <text:p>31,075</text:p>
          </table:table-cell>
          <table:table-cell office:value-type="float" office:value="0">
            <text:p>0</text:p>
          </table:table-cell>
          <table:table-cell table:number-columns-repeated="2" office:value-type="float" office:value="71.1565">
            <text:p>71,1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771244">
            <text:p>0,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32.0542">
            <text:p>32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7">
            <text:p>39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321">
            <text:p>49,4321</text:p>
          </table:table-cell>
          <table:table-cell office:value-type="float" office:value="0">
            <text:p>0</text:p>
          </table:table-cell>
          <table:table-cell table:number-columns-repeated="2" office:value-type="float" office:value="45.6407">
            <text:p>45,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7.51392">
            <text:p>7,5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765">
            <text:p>41,2765</text:p>
          </table:table-cell>
          <table:table-cell office:value-type="float" office:value="0">
            <text:p>0</text:p>
          </table:table-cell>
          <table:table-cell table:number-columns-repeated="2" office:value-type="float" office:value="89.4614">
            <text:p>89,4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2">
            <text:p>23,9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17">
            <text:p>31,891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02">
            <text:p>38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01">
            <text:p>47,80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29">
            <text:p>4,965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567">
            <text:p>35,567</text:p>
          </table:table-cell>
          <table:table-cell office:value-type="float" office:value="0">
            <text:p>0</text:p>
          </table:table-cell>
          <table:table-cell table:number-columns-repeated="2" office:value-type="float" office:value="75.4638">
            <text:p>75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42">
            <text:p>21,31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1943">
            <text:p>32,1943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54">
            <text:p>44,1454</text:p>
          </table:table-cell>
          <table:table-cell office:value-type="float" office:value="0">
            <text:p>0</text:p>
          </table:table-cell>
          <table:table-cell table:number-columns-repeated="2" office:value-type="float" office:value="59.653">
            <text:p>59,653</text:p>
          </table:table-cell>
          <table:table-cell office:value-type="float" office:value="0">
            <text:p>0</text:p>
          </table:table-cell>
          <table:table-cell table:number-columns-repeated="2" office:value-type="float" office:value="3.25975">
            <text:p>3,25975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424">
            <text:p>34,0424</text:p>
          </table:table-cell>
          <table:table-cell office:value-type="float" office:value="0">
            <text:p>0</text:p>
          </table:table-cell>
          <table:table-cell table:number-columns-repeated="2" office:value-type="float" office:value="79.3473">
            <text:p>7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0964">
            <text:p>0,170964</text:p>
          </table:table-cell>
          <table:table-cell office:value-type="float" office:value="0">
            <text:p>0</text:p>
          </table:table-cell>
          <table:table-cell table:number-columns-repeated="2" office:value-type="float" office:value="37.3318">
            <text:p>37,3318</text:p>
          </table:table-cell>
          <table:table-cell office:value-type="float" office:value="0">
            <text:p>0</text:p>
          </table:table-cell>
          <table:table-cell table:number-columns-repeated="2" office:value-type="float" office:value="36.2558">
            <text:p>36,2558</text:p>
          </table:table-cell>
          <table:table-cell office:value-type="float" office:value="0">
            <text:p>0</text:p>
          </table:table-cell>
          <table:table-cell table:number-columns-repeated="2" office:value-type="float" office:value="39.4147">
            <text:p>39,4147</text:p>
          </table:table-cell>
          <table:table-cell office:value-type="float" office:value="0">
            <text:p>0</text:p>
          </table:table-cell>
          <table:table-cell table:number-columns-repeated="2" office:value-type="float" office:value="56.0401">
            <text:p>56,0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71928">
            <text:p>3,71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206">
            <text:p>9,132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228">
            <text:p>32,6228</text:p>
          </table:table-cell>
          <table:table-cell office:value-type="float" office:value="0">
            <text:p>0</text:p>
          </table:table-cell>
          <table:table-cell table:number-columns-repeated="2" office:value-type="float" office:value="71.9466">
            <text:p>71,9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916">
            <text:p>0,2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24">
            <text:p>27,424</text:p>
          </table:table-cell>
          <table:table-cell office:value-type="float" office:value="0">
            <text:p>0</text:p>
          </table:table-cell>
          <table:table-cell table:number-columns-repeated="2" office:value-type="float" office:value="30.7275">
            <text:p>30,72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8955">
            <text:p>47,8955</text:p>
          </table:table-cell>
          <table:table-cell office:value-type="float" office:value="0">
            <text:p>0</text:p>
          </table:table-cell>
          <table:table-cell table:number-columns-repeated="2" office:value-type="float" office:value="54.7158">
            <text:p>54,715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64">
            <text:p>3,61664</text:p>
          </table:table-cell>
          <table:table-cell office:value-type="float" office:value="0">
            <text:p>0</text:p>
          </table:table-cell>
          <table:table-cell table:number-columns-repeated="2" office:value-type="float" office:value="5.03743">
            <text:p>5,037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57">
            <text:p>38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104.912">
            <text:p>104,9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12">
            <text:p>21,32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65">
            <text:p>28,96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22">
            <text:p>45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2.8532">
            <text:p>62,8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88261">
            <text:p>3,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5.31983">
            <text:p>5,3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315">
            <text:p>35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80.0197">
            <text:p>80,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40755">
            <text:p>0,34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85">
            <text:p>24,91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404">
            <text:p>31,04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2345">
            <text:p>48,2345</text:p>
          </table:table-cell>
          <table:table-cell office:value-type="float" office:value="0">
            <text:p>0</text:p>
          </table:table-cell>
          <table:table-cell table:number-columns-repeated="2" office:value-type="float" office:value="45.9119">
            <text:p>45,91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9875">
            <text:p>3,69875</text:p>
          </table:table-cell>
          <table:table-cell office:value-type="float" office:value="0">
            <text:p>0</text:p>
          </table:table-cell>
          <table:table-cell table:number-columns-repeated="2" office:value-type="float" office:value="5.04065">
            <text:p>5,040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553">
            <text:p>33,9553</text:p>
          </table:table-cell>
          <table:table-cell office:value-type="float" office:value="0">
            <text:p>0</text:p>
          </table:table-cell>
          <table:table-cell table:number-columns-repeated="2" office:value-type="float" office:value="75.3805">
            <text:p>75,3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71">
            <text:p>29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395">
            <text:p>31,1395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87">
            <text:p>38,1487</text:p>
          </table:table-cell>
          <table:table-cell office:value-type="float" office:value="0">
            <text:p>0</text:p>
          </table:table-cell>
          <table:table-cell table:number-columns-repeated="2" office:value-type="float" office:value="47.3966">
            <text:p>47,3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82133">
            <text:p>3,82133</text:p>
          </table:table-cell>
          <table:table-cell office:value-type="float" office:value="0">
            <text:p>0</text:p>
          </table:table-cell>
          <table:table-cell table:number-columns-repeated="2" office:value-type="float" office:value="6.78988">
            <text:p>6,789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4">
            <text:p>31,8674</text:p>
          </table:table-cell>
          <table:table-cell office:value-type="float" office:value="0">
            <text:p>0</text:p>
          </table:table-cell>
          <table:table-cell table:number-columns-repeated="2" office:value-type="float" office:value="86.741">
            <text:p>86,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05">
            <text:p>26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293">
            <text:p>42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62.2875">
            <text:p>62,2875</text:p>
          </table:table-cell>
          <table:table-cell office:value-type="float" office:value="0">
            <text:p>0</text:p>
          </table:table-cell>
          <table:table-cell table:number-columns-repeated="2" office:value-type="float" office:value="3.06533">
            <text:p>3,0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41036">
            <text:p>9,41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087">
            <text:p>32,2087</text:p>
          </table:table-cell>
          <table:table-cell office:value-type="float" office:value="0">
            <text:p>0</text:p>
          </table:table-cell>
          <table:table-cell table:number-columns-repeated="2" office:value-type="float" office:value="67.4329">
            <text:p>67,4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49">
            <text:p>25,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262">
            <text:p>36,1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735">
            <text:p>45,8735</text:p>
          </table:table-cell>
          <table:table-cell office:value-type="float" office:value="0">
            <text:p>0</text:p>
          </table:table-cell>
          <table:table-cell table:number-columns-repeated="2" office:value-type="float" office:value="46.6802">
            <text:p>46,680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84">
            <text:p>2,912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9403">
            <text:p>4,99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3542">
            <text:p>44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91.8279">
            <text:p>91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83">
            <text:p>22,298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04">
            <text:p>32,6404</text:p>
          </table:table-cell>
          <table:table-cell office:value-type="float" office:value="0">
            <text:p>0</text:p>
          </table:table-cell>
          <table:table-cell table:number-columns-repeated="2" office:value-type="float" office:value="39.2942">
            <text:p>39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648">
            <text:p>70,264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46">
            <text:p>4,05446</text:p>
          </table:table-cell>
          <table:table-cell office:value-type="float" office:value="0">
            <text:p>0</text:p>
          </table:table-cell>
          <table:table-cell table:number-columns-repeated="2" office:value-type="float" office:value="8.27871">
            <text:p>8,27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805">
            <text:p>32,7805</text:p>
          </table:table-cell>
          <table:table-cell office:value-type="float" office:value="0">
            <text:p>0</text:p>
          </table:table-cell>
          <table:table-cell table:number-columns-repeated="2" office:value-type="float" office:value="71.3656">
            <text:p>71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743">
            <text:p>20,6743</text:p>
          </table:table-cell>
          <table:table-cell office:value-type="float" office:value="0">
            <text:p>0</text:p>
          </table:table-cell>
          <table:table-cell table:number-columns-repeated="2" office:value-type="float" office:value="29.0196">
            <text:p>29,0196</text:p>
          </table:table-cell>
          <table:table-cell office:value-type="float" office:value="0">
            <text:p>0</text:p>
          </table:table-cell>
          <table:table-cell table:number-columns-repeated="2" office:value-type="float" office:value="49.8286">
            <text:p>49,8286</text:p>
          </table:table-cell>
          <table:table-cell office:value-type="float" office:value="0">
            <text:p>0</text:p>
          </table:table-cell>
          <table:table-cell table:number-columns-repeated="2" office:value-type="float" office:value="48.7124">
            <text:p>48,712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3">
            <text:p>3,2533</text:p>
          </table:table-cell>
          <table:table-cell office:value-type="float" office:value="0">
            <text:p>0</text:p>
          </table:table-cell>
          <table:table-cell table:number-columns-repeated="2" office:value-type="float" office:value="5.22159">
            <text:p>5,221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093">
            <text:p>31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68.0724">
            <text:p>68,0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451">
            <text:p>0,145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2431">
            <text:p>26,2431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08">
            <text:p>32,50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29">
            <text:p>42,3929</text:p>
          </table:table-cell>
          <table:table-cell office:value-type="float" office:value="0">
            <text:p>0</text:p>
          </table:table-cell>
          <table:table-cell table:number-columns-repeated="2" office:value-type="float" office:value="60.3747">
            <text:p>60,3747</text:p>
          </table:table-cell>
          <table:table-cell office:value-type="float" office:value="0">
            <text:p>0</text:p>
          </table:table-cell>
          <table:table-cell table:number-columns-repeated="2" office:value-type="float" office:value="3.05624">
            <text:p>3,05624</text:p>
          </table:table-cell>
          <table:table-cell office:value-type="float" office:value="0">
            <text:p>0</text:p>
          </table:table-cell>
          <table:table-cell table:number-columns-repeated="2" office:value-type="float" office:value="5.06793">
            <text:p>5,06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081">
            <text:p>31,6081</text:p>
          </table:table-cell>
          <table:table-cell office:value-type="float" office:value="0">
            <text:p>0</text:p>
          </table:table-cell>
          <table:table-cell table:number-columns-repeated="2" office:value-type="float" office:value="79.6584">
            <text:p>79,6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983">
            <text:p>26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33.7242">
            <text:p>33,724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81">
            <text:p>35,8781</text:p>
          </table:table-cell>
          <table:table-cell office:value-type="float" office:value="0">
            <text:p>0</text:p>
          </table:table-cell>
          <table:table-cell table:number-columns-repeated="2" office:value-type="float" office:value="57.5211">
            <text:p>57,5211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01">
            <text:p>3,03601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04">
            <text:p>5,05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336">
            <text:p>33,4336</text:p>
          </table:table-cell>
          <table:table-cell office:value-type="float" office:value="0">
            <text:p>0</text:p>
          </table:table-cell>
          <table:table-cell table:number-columns-repeated="2" office:value-type="float" office:value="79.1059">
            <text:p>79,1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972">
            <text:p>20,5972</text:p>
          </table:table-cell>
          <table:table-cell office:value-type="float" office:value="0">
            <text:p>0</text:p>
          </table:table-cell>
          <table:table-cell table:number-columns-repeated="2" office:value-type="float" office:value="37.3499">
            <text:p>37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50.6479">
            <text:p>5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7782">
            <text:p>47,7782</text:p>
          </table:table-cell>
          <table:table-cell office:value-type="float" office:value="0">
            <text:p>0</text:p>
          </table:table-cell>
          <table:table-cell table:number-columns-repeated="2" office:value-type="float" office:value="3.90842">
            <text:p>3,90842</text:p>
          </table:table-cell>
          <table:table-cell office:value-type="float" office:value="0">
            <text:p>0</text:p>
          </table:table-cell>
          <table:table-cell table:number-columns-repeated="2" office:value-type="float" office:value="5.15737">
            <text:p>5,157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108">
            <text:p>30,5108</text:p>
          </table:table-cell>
          <table:table-cell office:value-type="float" office:value="0">
            <text:p>0</text:p>
          </table:table-cell>
          <table:table-cell table:number-columns-repeated="2" office:value-type="float" office:value="81.5443">
            <text:p>81,5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3245">
            <text:p>0,493245</text:p>
          </table:table-cell>
          <table:table-cell office:value-type="float" office:value="0">
            <text:p>0</text:p>
          </table:table-cell>
          <table:table-cell table:number-columns-repeated="2" office:value-type="float" office:value="23.1332">
            <text:p>23,13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495">
            <text:p>30,64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9225">
            <text:p>44,9225</text:p>
          </table:table-cell>
          <table:table-cell office:value-type="float" office:value="0">
            <text:p>0</text:p>
          </table:table-cell>
          <table:table-cell table:number-columns-repeated="2" office:value-type="float" office:value="51.8693">
            <text:p>51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99">
            <text:p>3,37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694">
            <text:p>44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67.9607">
            <text:p>67,9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5.864">
            <text:p>25,8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1">
            <text:p>35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50.6643">
            <text:p>50,6643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76">
            <text:p>48,9676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92">
            <text:p>5,050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01">
            <text:p>30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1745">
            <text:p>68,1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337">
            <text:p>0,5413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935">
            <text:p>29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037">
            <text:p>33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402">
            <text:p>38,840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576">
            <text:p>46,9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4.90195">
            <text:p>4,90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091">
            <text:p>41,6091</text:p>
          </table:table-cell>
          <table:table-cell office:value-type="float" office:value="0">
            <text:p>0</text:p>
          </table:table-cell>
          <table:table-cell table:number-columns-repeated="2" office:value-type="float" office:value="72.0665">
            <text:p>72,0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078">
            <text:p>0,5307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86">
            <text:p>21,41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7396">
            <text:p>39,739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49">
            <text:p>42,9249</text:p>
          </table:table-cell>
          <table:table-cell office:value-type="float" office:value="0">
            <text:p>0</text:p>
          </table:table-cell>
          <table:table-cell table:number-columns-repeated="2" office:value-type="float" office:value="46.1278">
            <text:p>46,1278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55">
            <text:p>3,01255</text:p>
          </table:table-cell>
          <table:table-cell office:value-type="float" office:value="0">
            <text:p>0</text:p>
          </table:table-cell>
          <table:table-cell table:number-columns-repeated="2" office:value-type="float" office:value="5.08024">
            <text:p>5,08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296">
            <text:p>36,296</text:p>
          </table:table-cell>
          <table:table-cell office:value-type="float" office:value="0">
            <text:p>0</text:p>
          </table:table-cell>
          <table:table-cell table:number-columns-repeated="2" office:value-type="float" office:value="77.7532">
            <text:p>77,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737521">
            <text:p>0,7375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0309">
            <text:p>23,03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58">
            <text:p>28,2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0036">
            <text:p>36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045">
            <text:p>50,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4">
            <text:p>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541">
            <text:p>6,315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14">
            <text:p>33,9714</text:p>
          </table:table-cell>
          <table:table-cell office:value-type="float" office:value="0">
            <text:p>0</text:p>
          </table:table-cell>
          <table:table-cell table:number-columns-repeated="2" office:value-type="float" office:value="76.2817">
            <text:p>76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842">
            <text:p>0,2718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5557">
            <text:p>30,55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37">
            <text:p>38,16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82">
            <text:p>38,318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973">
            <text:p>45,8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14">
            <text:p>2,79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7928">
            <text:p>8,979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228">
            <text:p>31,5228</text:p>
          </table:table-cell>
          <table:table-cell office:value-type="float" office:value="0">
            <text:p>0</text:p>
          </table:table-cell>
          <table:table-cell table:number-columns-repeated="2" office:value-type="float" office:value="81.9944">
            <text:p>81,99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755">
            <text:p>21,5755</text:p>
          </table:table-cell>
          <table:table-cell office:value-type="float" office:value="0">
            <text:p>0</text:p>
          </table:table-cell>
          <table:table-cell table:number-columns-repeated="2" office:value-type="float" office:value="32.4943">
            <text:p>32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415">
            <text:p>36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59.5064">
            <text:p>59,5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6323">
            <text:p>5,16323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25">
            <text:p>6,070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01">
            <text:p>38,2901</text:p>
          </table:table-cell>
          <table:table-cell office:value-type="float" office:value="0">
            <text:p>0</text:p>
          </table:table-cell>
          <table:table-cell table:number-columns-repeated="2" office:value-type="float" office:value="81.1446">
            <text:p>81,1446</text:p>
          </table:table-cell>
          <table:table-cell office:value-type="float" office:value="0">
            <text:p>0</text:p>
          </table:table-cell>
          <table:table-cell table:number-columns-repeated="2" office:value-type="float" office:value="1.82929">
            <text:p>1,829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4609">
            <text:p>47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975">
            <text:p>48,49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5112">
            <text:p>38,5112</text:p>
          </table:table-cell>
          <table:table-cell office:value-type="float" office:value="0">
            <text:p>0</text:p>
          </table:table-cell>
          <table:table-cell table:number-columns-repeated="2" office:value-type="float" office:value="46.231">
            <text:p>46,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25">
            <text:p>2,79525</text:p>
          </table:table-cell>
          <table:table-cell office:value-type="float" office:value="0">
            <text:p>0</text:p>
          </table:table-cell>
          <table:table-cell table:number-columns-repeated="2" office:value-type="float" office:value="5.39725">
            <text:p>5,397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049">
            <text:p>30,8049</text:p>
          </table:table-cell>
          <table:table-cell office:value-type="float" office:value="0">
            <text:p>0</text:p>
          </table:table-cell>
          <table:table-cell table:number-columns-repeated="2" office:value-type="float" office:value="81.0123">
            <text:p>81,0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148">
            <text:p>0,2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73">
            <text:p>22,647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46">
            <text:p>28,0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0295">
            <text:p>48,029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336">
            <text:p>46,133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191">
            <text:p>2,7319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227">
            <text:p>4,992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245">
            <text:p>35,2245</text:p>
          </table:table-cell>
          <table:table-cell office:value-type="float" office:value="0">
            <text:p>0</text:p>
          </table:table-cell>
          <table:table-cell table:number-columns-repeated="2" office:value-type="float" office:value="85.3096">
            <text:p>85,3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211">
            <text:p>0,564211</text:p>
          </table:table-cell>
          <table:table-cell office:value-type="float" office:value="0">
            <text:p>0</text:p>
          </table:table-cell>
          <table:table-cell table:number-columns-repeated="2" office:value-type="float" office:value="25.7238">
            <text:p>25,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8.6504">
            <text:p>28,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7.4024">
            <text:p>37,4024</text:p>
          </table:table-cell>
          <table:table-cell office:value-type="float" office:value="0">
            <text:p>0</text:p>
          </table:table-cell>
          <table:table-cell table:number-columns-repeated="2" office:value-type="float" office:value="62.7268">
            <text:p>62,7268</text:p>
          </table:table-cell>
          <table:table-cell office:value-type="float" office:value="0">
            <text:p>0</text:p>
          </table:table-cell>
          <table:table-cell table:number-columns-repeated="2" office:value-type="float" office:value="4.51984">
            <text:p>4,519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2042">
            <text:p>4,92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512">
            <text:p>31,5512</text:p>
          </table:table-cell>
          <table:table-cell office:value-type="float" office:value="0">
            <text:p>0</text:p>
          </table:table-cell>
          <table:table-cell table:number-columns-repeated="2" office:value-type="float" office:value="72.268">
            <text:p>72,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74">
            <text:p>30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322">
            <text:p>43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69">
            <text:p>35,6969</text:p>
          </table:table-cell>
          <table:table-cell office:value-type="float" office:value="0">
            <text:p>0</text:p>
          </table:table-cell>
          <table:table-cell table:number-columns-repeated="2" office:value-type="float" office:value="46.4591">
            <text:p>46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912">
            <text:p>2,87912</text:p>
          </table:table-cell>
          <table:table-cell office:value-type="float" office:value="0">
            <text:p>0</text:p>
          </table:table-cell>
          <table:table-cell table:number-columns-repeated="2" office:value-type="float" office:value="8.45524">
            <text:p>8,45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987">
            <text:p>31,2987</text:p>
          </table:table-cell>
          <table:table-cell office:value-type="float" office:value="0">
            <text:p>0</text:p>
          </table:table-cell>
          <table:table-cell table:number-columns-repeated="2" office:value-type="float" office:value="83.4575">
            <text:p>83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9.0991">
            <text:p>29,0991</text:p>
          </table:table-cell>
          <table:table-cell office:value-type="float" office:value="0">
            <text:p>0</text:p>
          </table:table-cell>
          <table:table-cell table:number-columns-repeated="2" office:value-type="float" office:value="31.7501">
            <text:p>31,7501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28">
            <text:p>35,87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1696">
            <text:p>48,16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7027">
            <text:p>5,07027</text:p>
          </table:table-cell>
          <table:table-cell office:value-type="float" office:value="0">
            <text:p>0</text:p>
          </table:table-cell>
          <table:table-cell table:number-columns-repeated="2" office:value-type="float" office:value="6.78754">
            <text:p>6,78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3823">
            <text:p>45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69.0217">
            <text:p>69,0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419">
            <text:p>29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155">
            <text:p>29,915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09">
            <text:p>39,4909</text:p>
          </table:table-cell>
          <table:table-cell office:value-type="float" office:value="0">
            <text:p>0</text:p>
          </table:table-cell>
          <table:table-cell table:number-columns-repeated="2" office:value-type="float" office:value="47.2122">
            <text:p>4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54">
            <text:p>2,97354</text:p>
          </table:table-cell>
          <table:table-cell office:value-type="float" office:value="0">
            <text:p>0</text:p>
          </table:table-cell>
          <table:table-cell table:number-columns-repeated="2" office:value-type="float" office:value="5.38757">
            <text:p>5,387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391">
            <text:p>37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99.2433">
            <text:p>99,2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62">
            <text:p>23,162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55">
            <text:p>30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66">
            <text:p>38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62.6465">
            <text:p>62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323">
            <text:p>6,75323</text:p>
          </table:table-cell>
          <table:table-cell office:value-type="float" office:value="0">
            <text:p>0</text:p>
          </table:table-cell>
          <table:table-cell table:number-columns-repeated="2" office:value-type="float" office:value="5.83331">
            <text:p>5,8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126">
            <text:p>40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73.8486">
            <text:p>73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827">
            <text:p>27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30.1548">
            <text:p>30,15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385">
            <text:p>41,385</text:p>
          </table:table-cell>
          <table:table-cell office:value-type="float" office:value="0">
            <text:p>0</text:p>
          </table:table-cell>
          <table:table-cell table:number-columns-repeated="2" office:value-type="float" office:value="56.4756">
            <text:p>56,4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8">
            <text:p>2,858</text:p>
          </table:table-cell>
          <table:table-cell office:value-type="float" office:value="0">
            <text:p>0</text:p>
          </table:table-cell>
          <table:table-cell table:number-columns-repeated="2" office:value-type="float" office:value="5.87553">
            <text:p>5,8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034">
            <text:p>32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68.756">
            <text:p>6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629">
            <text:p>0,2246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97">
            <text:p>20,6397</text:p>
          </table:table-cell>
          <table:table-cell office:value-type="float" office:value="0">
            <text:p>0</text:p>
          </table:table-cell>
          <table:table-cell table:number-columns-repeated="2" office:value-type="float" office:value="30.6988">
            <text:p>30,698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056">
            <text:p>52,30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3397">
            <text:p>51,3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98">
            <text:p>2,92398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89">
            <text:p>4,882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418">
            <text:p>32,9418</text:p>
          </table:table-cell>
          <table:table-cell office:value-type="float" office:value="0">
            <text:p>0</text:p>
          </table:table-cell>
          <table:table-cell table:number-columns-repeated="2" office:value-type="float" office:value="87.5395">
            <text:p>87,5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907">
            <text:p>23,09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6652">
            <text:p>36,6652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02">
            <text:p>37,7502</text:p>
          </table:table-cell>
          <table:table-cell office:value-type="float" office:value="0">
            <text:p>0</text:p>
          </table:table-cell>
          <table:table-cell table:number-columns-repeated="2" office:value-type="float" office:value="82.0645">
            <text:p>82,0645</text:p>
          </table:table-cell>
          <table:table-cell office:value-type="float" office:value="0">
            <text:p>0</text:p>
          </table:table-cell>
          <table:table-cell table:number-columns-repeated="2" office:value-type="float" office:value="6.64385">
            <text:p>6,64385</text:p>
          </table:table-cell>
          <table:table-cell office:value-type="float" office:value="0">
            <text:p>0</text:p>
          </table:table-cell>
          <table:table-cell table:number-columns-repeated="2" office:value-type="float" office:value="6.58666">
            <text:p>6,58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948">
            <text:p>38,1948</text:p>
          </table:table-cell>
          <table:table-cell office:value-type="float" office:value="0">
            <text:p>0</text:p>
          </table:table-cell>
          <table:table-cell table:number-columns-repeated="2" office:value-type="float" office:value="74.972">
            <text:p>74,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0312">
            <text:p>0,4903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7793">
            <text:p>35,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7">
            <text:p>32,687</text:p>
          </table:table-cell>
          <table:table-cell office:value-type="float" office:value="0">
            <text:p>0</text:p>
          </table:table-cell>
          <table:table-cell table:number-columns-repeated="2" office:value-type="float" office:value="40.8255">
            <text:p>40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21">
            <text:p>47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3.63101">
            <text:p>3,6310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914">
            <text:p>5,949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6477">
            <text:p>30,6477</text:p>
          </table:table-cell>
          <table:table-cell office:value-type="float" office:value="0">
            <text:p>0</text:p>
          </table:table-cell>
          <table:table-cell table:number-columns-repeated="2" office:value-type="float" office:value="84.6419">
            <text:p>84,6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47">
            <text:p>0,35747</text:p>
          </table:table-cell>
          <table:table-cell office:value-type="float" office:value="0">
            <text:p>0</text:p>
          </table:table-cell>
          <table:table-cell table:number-columns-repeated="2" office:value-type="float" office:value="22.7611">
            <text:p>22,7611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67">
            <text:p>31,6967</text:p>
          </table:table-cell>
          <table:table-cell office:value-type="float" office:value="0">
            <text:p>0</text:p>
          </table:table-cell>
          <table:table-cell table:number-columns-repeated="2" office:value-type="float" office:value="35.5236">
            <text:p>35,52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062">
            <text:p>5,35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303">
            <text:p>34,6303</text:p>
          </table:table-cell>
          <table:table-cell office:value-type="float" office:value="0">
            <text:p>0</text:p>
          </table:table-cell>
          <table:table-cell table:number-columns-repeated="2" office:value-type="float" office:value="72.3864">
            <text:p>72,3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386">
            <text:p>0,187386</text:p>
          </table:table-cell>
          <table:table-cell office:value-type="float" office:value="0">
            <text:p>0</text:p>
          </table:table-cell>
          <table:table-cell table:number-columns-repeated="2" office:value-type="float" office:value="26.0736">
            <text:p>26,07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50.9532">
            <text:p>50,9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2221">
            <text:p>3,722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385">
            <text:p>5,15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377">
            <text:p>31,6377</text:p>
          </table:table-cell>
          <table:table-cell office:value-type="float" office:value="0">
            <text:p>0</text:p>
          </table:table-cell>
          <table:table-cell table:number-columns-repeated="2" office:value-type="float" office:value="70.5829">
            <text:p>70,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2729">
            <text:p>31,2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7749">
            <text:p>36,77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6989">
            <text:p>36,6989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14">
            <text:p>49,181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166">
            <text:p>7,18166</text:p>
          </table:table-cell>
          <table:table-cell office:value-type="float" office:value="0">
            <text:p>0</text:p>
          </table:table-cell>
          <table:table-cell table:number-columns-repeated="2" office:value-type="float" office:value="7.56523">
            <text:p>7,565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1007">
            <text:p>35,1007</text:p>
          </table:table-cell>
          <table:table-cell office:value-type="float" office:value="0">
            <text:p>0</text:p>
          </table:table-cell>
          <table:table-cell table:number-columns-repeated="2" office:value-type="float" office:value="70.87">
            <text:p>70,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46">
            <text:p>21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43">
            <text:p>28,61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7593">
            <text:p>39,7593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6">
            <text:p>51,59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965">
            <text:p>5,3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98">
            <text:p>12,88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5527">
            <text:p>46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71.931">
            <text:p>71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1669">
            <text:p>1,216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54">
            <text:p>25,0754</text:p>
          </table:table-cell>
          <table:table-cell office:value-type="float" office:value="0">
            <text:p>0</text:p>
          </table:table-cell>
          <table:table-cell table:number-columns-repeated="2" office:value-type="float" office:value="30.9744">
            <text:p>30,97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192">
            <text:p>46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6.8874">
            <text:p>66,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78">
            <text:p>2,9278</text:p>
          </table:table-cell>
          <table:table-cell office:value-type="float" office:value="0">
            <text:p>0</text:p>
          </table:table-cell>
          <table:table-cell table:number-columns-repeated="2" office:value-type="float" office:value="7.27345">
            <text:p>7,27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002">
            <text:p>31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75.1638">
            <text:p>75,1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564">
            <text:p>22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74">
            <text:p>31,45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3044">
            <text:p>43,30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723">
            <text:p>46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4.804">
            <text:p>4,804</text:p>
          </table:table-cell>
          <table:table-cell office:value-type="float" office:value="0">
            <text:p>0</text:p>
          </table:table-cell>
          <table:table-cell table:number-columns-repeated="2" office:value-type="float" office:value="5.71747">
            <text:p>5,71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606">
            <text:p>32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84.6527">
            <text:p>84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08">
            <text:p>21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28.8607">
            <text:p>28,86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01">
            <text:p>36,3001</text:p>
          </table:table-cell>
          <table:table-cell office:value-type="float" office:value="0">
            <text:p>0</text:p>
          </table:table-cell>
          <table:table-cell table:number-columns-repeated="2" office:value-type="float" office:value="54.505">
            <text:p>54,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929">
            <text:p>2,91929</text:p>
          </table:table-cell>
          <table:table-cell office:value-type="float" office:value="0">
            <text:p>0</text:p>
          </table:table-cell>
          <table:table-cell table:number-columns-repeated="2" office:value-type="float" office:value="6.95968">
            <text:p>6,95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597">
            <text:p>31,6597</text:p>
          </table:table-cell>
          <table:table-cell office:value-type="float" office:value="0">
            <text:p>0</text:p>
          </table:table-cell>
          <table:table-cell table:number-columns-repeated="2" office:value-type="float" office:value="74.9993">
            <text:p>74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73">
            <text:p>34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79">
            <text:p>34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21">
            <text:p>40,0021</text:p>
          </table:table-cell>
          <table:table-cell office:value-type="float" office:value="0">
            <text:p>0</text:p>
          </table:table-cell>
          <table:table-cell table:number-columns-repeated="2" office:value-type="float" office:value="49.662">
            <text:p>49,662</text:p>
          </table:table-cell>
          <table:table-cell office:value-type="float" office:value="0">
            <text:p>0</text:p>
          </table:table-cell>
          <table:table-cell table:number-columns-repeated="2" office:value-type="float" office:value="8.47137">
            <text:p>8,471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09">
            <text:p>11,7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937">
            <text:p>31,8937</text:p>
          </table:table-cell>
          <table:table-cell office:value-type="float" office:value="0">
            <text:p>0</text:p>
          </table:table-cell>
          <table:table-cell table:number-columns-repeated="2" office:value-type="float" office:value="75.8905">
            <text:p>75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8">
            <text:p>23,29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801">
            <text:p>27,1801</text:p>
          </table:table-cell>
          <table:table-cell office:value-type="float" office:value="0">
            <text:p>0</text:p>
          </table:table-cell>
          <table:table-cell table:number-columns-repeated="2" office:value-type="float" office:value="40.2267">
            <text:p>40,22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3558">
            <text:p>65,3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17">
            <text:p>4,05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76469">
            <text:p>5,764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674">
            <text:p>31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74.4987">
            <text:p>74,4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1.057">
            <text:p>21,057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35">
            <text:p>37,043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83">
            <text:p>38,398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827">
            <text:p>53,38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1">
            <text:p>3,2011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56">
            <text:p>5,40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102">
            <text:p>30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66.9578">
            <text:p>66,9578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36">
            <text:p>1,348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42">
            <text:p>28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8078">
            <text:p>32,8078</text:p>
          </table:table-cell>
          <table:table-cell office:value-type="float" office:value="0">
            <text:p>0</text:p>
          </table:table-cell>
          <table:table-cell table:number-columns-repeated="2" office:value-type="float" office:value="62.9315">
            <text:p>62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50.3582">
            <text:p>50,3582</text:p>
          </table:table-cell>
          <table:table-cell office:value-type="float" office:value="0">
            <text:p>0</text:p>
          </table:table-cell>
          <table:table-cell table:number-columns-repeated="2" office:value-type="float" office:value="3.14157">
            <text:p>3,141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964">
            <text:p>5,679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565">
            <text:p>31,8565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17">
            <text:p>76,0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401">
            <text:p>0,182401</text:p>
          </table:table-cell>
          <table:table-cell office:value-type="float" office:value="0">
            <text:p>0</text:p>
          </table:table-cell>
          <table:table-cell table:number-columns-repeated="2" office:value-type="float" office:value="33.6785">
            <text:p>33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802">
            <text:p>32,780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53">
            <text:p>36,915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4.82365">
            <text:p>4,82365</text:p>
          </table:table-cell>
          <table:table-cell office:value-type="float" office:value="0">
            <text:p>0</text:p>
          </table:table-cell>
          <table:table-cell table:number-columns-repeated="2" office:value-type="float" office:value="7.99396">
            <text:p>7,99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031">
            <text:p>3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7792">
            <text:p>69,7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38">
            <text:p>31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86">
            <text:p>31,92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8109">
            <text:p>39,8109</text:p>
          </table:table-cell>
          <table:table-cell office:value-type="float" office:value="0">
            <text:p>0</text:p>
          </table:table-cell>
          <table:table-cell table:number-columns-repeated="2" office:value-type="float" office:value="49.3004">
            <text:p>49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16">
            <text:p>2,86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05884">
            <text:p>5,05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73">
            <text:p>30,797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173">
            <text:p>70,0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659">
            <text:p>32,7659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24">
            <text:p>29,6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26">
            <text:p>35,272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646">
            <text:p>50,8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03">
            <text:p>2,84803</text:p>
          </table:table-cell>
          <table:table-cell office:value-type="float" office:value="0">
            <text:p>0</text:p>
          </table:table-cell>
          <table:table-cell table:number-columns-repeated="2" office:value-type="float" office:value="5.6987">
            <text:p>5,69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865">
            <text:p>40,7865</text:p>
          </table:table-cell>
          <table:table-cell office:value-type="float" office:value="0">
            <text:p>0</text:p>
          </table:table-cell>
          <table:table-cell table:number-columns-repeated="2" office:value-type="float" office:value="90.6462">
            <text:p>90,6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52">
            <text:p>22,3652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66">
            <text:p>30,3266</text:p>
          </table:table-cell>
          <table:table-cell office:value-type="float" office:value="0">
            <text:p>0</text:p>
          </table:table-cell>
          <table:table-cell table:number-columns-repeated="2" office:value-type="float" office:value="35.6429">
            <text:p>35,6429</text:p>
          </table:table-cell>
          <table:table-cell office:value-type="float" office:value="0">
            <text:p>0</text:p>
          </table:table-cell>
          <table:table-cell table:number-columns-repeated="2" office:value-type="float" office:value="69.5229">
            <text:p>69,5229</text:p>
          </table:table-cell>
          <table:table-cell office:value-type="float" office:value="0">
            <text:p>0</text:p>
          </table:table-cell>
          <table:table-cell table:number-columns-repeated="2" office:value-type="float" office:value="3.11049">
            <text:p>3,11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12">
            <text:p>6,74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134">
            <text:p>32,113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369">
            <text:p>70,5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234">
            <text:p>29,5234</text:p>
          </table:table-cell>
          <table:table-cell office:value-type="float" office:value="0">
            <text:p>0</text:p>
          </table:table-cell>
          <table:table-cell table:number-columns-repeated="2" office:value-type="float" office:value="30.8905">
            <text:p>30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297">
            <text:p>38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315">
            <text:p>47,2315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4">
            <text:p>3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042">
            <text:p>36,8042</text:p>
          </table:table-cell>
          <table:table-cell office:value-type="float" office:value="0">
            <text:p>0</text:p>
          </table:table-cell>
          <table:table-cell table:number-columns-repeated="2" office:value-type="float" office:value="83.3469">
            <text:p>83,3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205">
            <text:p>0,1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862">
            <text:p>28,7862</text:p>
          </table:table-cell>
          <table:table-cell office:value-type="float" office:value="0">
            <text:p>0</text:p>
          </table:table-cell>
          <table:table-cell table:number-columns-repeated="2" office:value-type="float" office:value="33.6148">
            <text:p>33,6148</text:p>
          </table:table-cell>
          <table:table-cell office:value-type="float" office:value="0">
            <text:p>0</text:p>
          </table:table-cell>
          <table:table-cell table:number-columns-repeated="2" office:value-type="float" office:value="58.9284">
            <text:p>58,9284</text:p>
          </table:table-cell>
          <table:table-cell office:value-type="float" office:value="0">
            <text:p>0</text:p>
          </table:table-cell>
          <table:table-cell table:number-columns-repeated="2" office:value-type="float" office:value="52.0836">
            <text:p>52,0836</text:p>
          </table:table-cell>
          <table:table-cell office:value-type="float" office:value="0">
            <text:p>0</text:p>
          </table:table-cell>
          <table:table-cell table:number-columns-repeated="2" office:value-type="float" office:value="2.88322">
            <text:p>2,88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99">
            <text:p>6,1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375">
            <text:p>31,3375</text:p>
          </table:table-cell>
          <table:table-cell office:value-type="float" office:value="0">
            <text:p>0</text:p>
          </table:table-cell>
          <table:table-cell table:number-columns-repeated="2" office:value-type="float" office:value="75.0931">
            <text:p>75,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352">
            <text:p>0,675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048">
            <text:p>22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075">
            <text:p>31,2075</text:p>
          </table:table-cell>
          <table:table-cell office:value-type="float" office:value="0">
            <text:p>0</text:p>
          </table:table-cell>
          <table:table-cell table:number-columns-repeated="2" office:value-type="float" office:value="44.8876">
            <text:p>44,887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236">
            <text:p>49,0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28">
            <text:p>3,30228</text:p>
          </table:table-cell>
          <table:table-cell office:value-type="float" office:value="0">
            <text:p>0</text:p>
          </table:table-cell>
          <table:table-cell table:number-columns-repeated="2" office:value-type="float" office:value="6.47699">
            <text:p>6,4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2014">
            <text:p>4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89.4254">
            <text:p>89,42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051">
            <text:p>0,2410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28.3381">
            <text:p>28,3381</text:p>
          </table:table-cell>
          <table:table-cell office:value-type="float" office:value="0">
            <text:p>0</text:p>
          </table:table-cell>
          <table:table-cell table:number-columns-repeated="2" office:value-type="float" office:value="46.6685">
            <text:p>46,6685</text:p>
          </table:table-cell>
          <table:table-cell office:value-type="float" office:value="0">
            <text:p>0</text:p>
          </table:table-cell>
          <table:table-cell table:number-columns-repeated="2" office:value-type="float" office:value="72.9166">
            <text:p>72,9166</text:p>
          </table:table-cell>
          <table:table-cell office:value-type="float" office:value="0">
            <text:p>0</text:p>
          </table:table-cell>
          <table:table-cell table:number-columns-repeated="2" office:value-type="float" office:value="4.02337">
            <text:p>4,02337</text:p>
          </table:table-cell>
          <table:table-cell office:value-type="float" office:value="0">
            <text:p>0</text:p>
          </table:table-cell>
          <table:table-cell table:number-columns-repeated="2" office:value-type="float" office:value="5.81278">
            <text:p>5,812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35.4060227722772">
            <text:p>35,4060227723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79.0285514851485">
            <text:p>79,0285514851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319548356435643">
            <text:p>0,3195483564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26.2929346534653">
            <text:p>26,2929346535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32.9481841584158">
            <text:p>32,9481841584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42.5299752475247">
            <text:p>42,5299752475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54.0471851485149">
            <text:p>54,047185148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3.95405712871287">
            <text:p>3,9540571287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6.65810009900991">
            <text:p>6,65810009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35.4060227722772">
            <text:p>35,4060227723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79.0285514851485">
            <text:p>79,0285514851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319548356435643">
            <text:p>0,3195483564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6.2929346534653">
            <text:p>26,2929346535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32.9481841584158">
            <text:p>32,948184158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2.5299752475247">
            <text:p>42,5299752475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4.0471851485149">
            <text:p>54,0471851485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95405712871287">
            <text:p>3,9540571287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6.65810009900991">
            <text:p>6,658100099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row table:style-name="ro1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Delta WP time:</text:p>
          </table:table-cell>
          <table:table-cell office:value-type="string">
            <text:p>H: PD</text:p>
          </table:table-cell>
          <table:table-cell office:value-type="string">
            <text:p>H: MD</text:p>
          </table:table-cell>
          <table:table-cell office:value-type="string">
            <text:p>H: SD</text:p>
          </table:table-cell>
        </table:table-row>
        <table:table-row table:style-name="ro1">
          <table:table-cell office:value-type="string">
            <text:p>Path_0</text:p>
          </table:table-cell>
          <table:table-cell table:formula="of:=TTEST([Setting3.C7:.C107]; [Setting6.C7:.C107]; 2; 2)" office:value-type="float" office:value="2.50059521384404E-121">
            <text:p>2,50059521384404E-121</text:p>
          </table:table-cell>
          <table:table-cell table:formula="of:=TTEST([Setting4.C7:.C107]; [Setting7.C7:.C107]; 2; 2)" office:value-type="float" office:value="2.97646732530018E-098">
            <text:p>2,97646732530018E-098</text:p>
          </table:table-cell>
          <table:table-cell table:formula="of:=TTEST([Setting5.C7:.C107]; [Setting8.C7:.C107]; 2; 2)" office:value-type="float" office:value="1.7353225906737E-120">
            <text:p>1,7353225906737E-120</text:p>
          </table:table-cell>
          <table:table-cell/>
          <table:table-cell table:formula="of:=SUM(-[Setting3.B110];[Setting6.B110])" office:value-type="float" office:value="40.1839602970297">
            <text:p>40,183960297</text:p>
          </table:table-cell>
          <table:table-cell table:formula="of:=SUM(-[Setting4.B110];[Setting7.B110])" office:value-type="float" office:value="20.9871395049505">
            <text:p>20,987139505</text:p>
          </table:table-cell>
          <table:table-cell table:formula="of:=SUM(-[Setting5.B110];[Setting8.B110])" office:value-type="float" office:value="34.7169807524753">
            <text:p>34,7169807525</text:p>
          </table:table-cell>
        </table:table-row>
        <table:table-row table:style-name="ro1">
          <table:table-cell office:value-type="string">
            <text:p>Path_1</text:p>
          </table:table-cell>
          <table:table-cell table:formula="of:=TTEST([Setting3.F7:.F107]; [Setting6.F7:.F107]; 2; 2)" office:value-type="float" office:value="0.0000000805107921858318">
            <text:p>8,05107921858318E-008</text:p>
          </table:table-cell>
          <table:table-cell table:formula="of:=TTEST([Setting4.F7:.F107]; [Setting7.F7:.F107]; 2; 2)" office:value-type="float" office:value="2.2096571450792E-126">
            <text:p>2,2096571450792E-126</text:p>
          </table:table-cell>
          <table:table-cell table:formula="of:=TTEST([Setting5.F7:.F107]; [Setting8.F7:.F107]; 2; 2)" office:value-type="float" office:value="3.13919101062634E-140">
            <text:p>3,13919101062634E-140</text:p>
          </table:table-cell>
          <table:table-cell/>
          <table:table-cell table:formula="of:=SUM(-[Setting3.B111];[Setting6.B111])" office:value-type="float" office:value="-0.30499895049505">
            <text:p>-0,3049989505</text:p>
          </table:table-cell>
          <table:table-cell table:formula="of:=SUM(-[Setting4.B111];[Setting7.B111])" office:value-type="float" office:value="37.9603677227723">
            <text:p>37,9603677228</text:p>
          </table:table-cell>
          <table:table-cell table:formula="of:=SUM(-[Setting5.B111];[Setting8.B111])" office:value-type="float" office:value="76.9318169306931">
            <text:p>76,9318169307</text:p>
          </table:table-cell>
        </table:table-row>
        <table:table-row table:style-name="ro1">
          <table:table-cell office:value-type="string">
            <text:p>Path_2</text:p>
          </table:table-cell>
          <table:table-cell table:formula="of:=TTEST([Setting3.I7:.I107]; [Setting6.I7:.I107]; 2; 2)" office:value-type="float" office:value="2.4695463185686E-114">
            <text:p>2,4695463185686E-114</text:p>
          </table:table-cell>
          <table:table-cell table:formula="of:=TTEST([Setting4.I7:.I107]; [Setting7.I7:.I107]; 2; 2)" office:value-type="float" office:value="0.0027690828488517">
            <text:p>0,0027690828</text:p>
          </table:table-cell>
          <table:table-cell table:formula="of:=TTEST([Setting5.I7:.I107]; [Setting8.I7:.I107]; 2; 2)" office:value-type="float" office:value="0.238509607776258">
            <text:p>0,2385096078</text:p>
          </table:table-cell>
          <table:table-cell/>
          <table:table-cell table:formula="of:=SUM(-[Setting3.B112];[Setting6.B112])" office:value-type="float" office:value="22.6760285544554">
            <text:p>22,6760285545</text:p>
          </table:table-cell>
          <table:table-cell table:formula="of:=SUM(-[Setting4.B112];[Setting7.B112])" office:value-type="float" office:value="-0.0567682574257426">
            <text:p>-0,0567682574</text:p>
          </table:table-cell>
          <table:table-cell table:formula="of:=SUM(-[Setting5.B112];[Setting8.B112])" office:value-type="float" office:value="-0.0376316633663366">
            <text:p>-0,0376316634</text:p>
          </table:table-cell>
        </table:table-row>
        <table:table-row table:style-name="ro1">
          <table:table-cell office:value-type="string">
            <text:p>Path_3</text:p>
          </table:table-cell>
          <table:table-cell table:formula="of:=TTEST([Setting3.L10:.L110]; [Setting6.L10:.L110]; 2; 2)" office:value-type="float" office:value="4.48036579050125E-122">
            <text:p>4,48036579050125E-122</text:p>
          </table:table-cell>
          <table:table-cell table:formula="of:=TTEST([Setting4.L10:.L110]; [Setting7.L10:.L110]; 2; 2)" office:value-type="float" office:value="1.64096311739944E-110">
            <text:p>1,64096311739944E-110</text:p>
          </table:table-cell>
          <table:table-cell table:formula="of:=TTEST([Setting3.L10:.L110]; [Setting6.L10:.L110]; 2; 2)" office:value-type="float" office:value="4.48036579050125E-122">
            <text:p>4,48036579050125E-122</text:p>
          </table:table-cell>
          <table:table-cell/>
          <table:table-cell table:formula="of:=SUM(-[Setting3.B113];[Setting6.B113])" office:value-type="float" office:value="17.7726019108911">
            <text:p>17,7726019109</text:p>
          </table:table-cell>
          <table:table-cell table:formula="of:=SUM(-[Setting4.B113];[Setting7.B113])" office:value-type="float" office:value="20.3398022772277">
            <text:p>20,3398022772</text:p>
          </table:table-cell>
          <table:table-cell table:formula="of:=SUM(-[Setting5.B113];[Setting8.B113])" office:value-type="float" office:value="25.3122203762376">
            <text:p>25,3122203762</text:p>
          </table:table-cell>
        </table:table-row>
        <table:table-row table:style-name="ro1">
          <table:table-cell office:value-type="string">
            <text:p>Path_4</text:p>
          </table:table-cell>
          <table:table-cell table:formula="of:=TTEST([Setting3.O7:.O107]; [Setting6.O7:.O107]; 2; 2)" office:value-type="float" office:value="2.35079514864184E-133">
            <text:p>2,35079514864184E-133</text:p>
          </table:table-cell>
          <table:table-cell table:formula="of:=TTEST([Setting4.O7:.O107]; [Setting7.O7:.O107]; 2; 2)" office:value-type="float" office:value="1.80058977742732E-113">
            <text:p>1,80058977742732E-113</text:p>
          </table:table-cell>
          <table:table-cell table:formula="of:=TTEST([Setting5.O7:.O107]; [Setting8.O7:.O107]; 2; 2)" office:value-type="float" office:value="2.91468596845757E-145">
            <text:p>2,91468596845757E-145</text:p>
          </table:table-cell>
          <table:table-cell/>
          <table:table-cell table:formula="of:=SUM(-[Setting3.B114];[Setting6.B114])" office:value-type="float" office:value="21.1214722871287">
            <text:p>21,1214722871</text:p>
          </table:table-cell>
          <table:table-cell table:formula="of:=SUM(-[Setting4.B114];[Setting7.B114])" office:value-type="float" office:value="22.6604836633663">
            <text:p>22,6604836634</text:p>
          </table:table-cell>
          <table:table-cell table:formula="of:=SUM(-[Setting5.B114];[Setting8.B114])" office:value-type="float" office:value="31.8134276435643">
            <text:p>31,8134276436</text:p>
          </table:table-cell>
        </table:table-row>
        <table:table-row table:style-name="ro1">
          <table:table-cell office:value-type="string">
            <text:p>Path_5</text:p>
          </table:table-cell>
          <table:table-cell table:formula="of:=TTEST([Setting3.R7:.R107]; [Setting6.R7:.R107]; 2; 2)" office:value-type="float" office:value="7.06330003322217E-136">
            <text:p>7,06330003322217E-136</text:p>
          </table:table-cell>
          <table:table-cell table:formula="of:=TTEST([Setting4.R7:.R107]; [Setting7.R7:.R107]; 2; 2)" office:value-type="float" office:value="2.09357489629967E-144">
            <text:p>2,09357489629967E-144</text:p>
          </table:table-cell>
          <table:table-cell table:formula="of:=TTEST([Setting5.R7:.R107]; [Setting8.R7:.R107]; 2; 2)" office:value-type="float" office:value="1.47674808731406E-129">
            <text:p>1,47674808731406E-129</text:p>
          </table:table-cell>
          <table:table-cell/>
          <table:table-cell table:formula="of:=SUM(-[Setting3.B115];[Setting6.B115])" office:value-type="float" office:value="41.9193587128713">
            <text:p>41,9193587129</text:p>
          </table:table-cell>
          <table:table-cell table:formula="of:=SUM(-[Setting4.B115];[Setting7.B115])" office:value-type="float" office:value="41.8683615841584">
            <text:p>41,8683615842</text:p>
          </table:table-cell>
          <table:table-cell table:formula="of:=SUM(-[Setting5.B115];[Setting8.B115])" office:value-type="float" office:value="40.3387589108911">
            <text:p>40,3387589109</text:p>
          </table:table-cell>
        </table:table-row>
        <table:table-row table:style-name="ro1">
          <table:table-cell office:value-type="string">
            <text:p>Path_6</text:p>
          </table:table-cell>
          <table:table-cell table:formula="of:=TTEST([Setting3.U7:.U107]; [Setting6.U7:.U107]; 2; 2)" office:value-type="float" office:value="1.7287343730452E-134">
            <text:p>1,7287343730452E-134</text:p>
          </table:table-cell>
          <table:table-cell table:formula="of:=TTEST([Setting4.U7:.U107]; [Setting7.U7:.U107]; 2; 2)" office:value-type="float" office:value="1.00823775432717E-142">
            <text:p>1,00823775432717E-142</text:p>
          </table:table-cell>
          <table:table-cell table:formula="of:=TTEST([Setting5.U7:.U107]; [Setting8.U7:.U107]; 2; 2)" office:value-type="float" office:value="3.43710573031409E-141">
            <text:p>3,43710573031409E-141</text:p>
          </table:table-cell>
          <table:table-cell/>
          <table:table-cell table:formula="of:=SUM(-[Setting3.B116];[Setting6.B116])" office:value-type="float" office:value="32.468787950495">
            <text:p>32,4687879505</text:p>
          </table:table-cell>
          <table:table-cell table:formula="of:=SUM(-[Setting4.B116];[Setting7.B116])" office:value-type="float" office:value="46.3448098019802">
            <text:p>46,344809802</text:p>
          </table:table-cell>
          <table:table-cell table:formula="of:=SUM(-[Setting5.B116];[Setting8.B116])" office:value-type="float" office:value="52.1462036633663">
            <text:p>52,1462036634</text:p>
          </table:table-cell>
        </table:table-row>
        <table:table-row table:style-name="ro1">
          <table:table-cell office:value-type="string">
            <text:p>Path_7</text:p>
          </table:table-cell>
          <table:table-cell table:formula="of:=TTEST([Setting3.X7:.X107]; [Setting6.X7:.X107]; 2; 2)" office:value-type="float" office:value="6.75983942922357E-050">
            <text:p>6,75983942922357E-050</text:p>
          </table:table-cell>
          <table:table-cell table:formula="of:=TTEST([Setting4.X7:.X107]; [Setting7.X7:.X107]; 2; 2)" office:value-type="float" office:value="3.17425029350195E-052">
            <text:p>3,17425029350195E-052</text:p>
          </table:table-cell>
          <table:table-cell table:formula="of:=TTEST([Setting5.X7:.X107]; [Setting8.X7:.X107]; 2; 2)" office:value-type="float" office:value="4.27889007856859E-054">
            <text:p>4,27889007856859E-054</text:p>
          </table:table-cell>
          <table:table-cell/>
          <table:table-cell table:formula="of:=SUM(-[Setting3.B117];[Setting6.B117])" office:value-type="float" office:value="1.66342417821782">
            <text:p>1,6634241782</text:p>
          </table:table-cell>
          <table:table-cell table:formula="of:=SUM(-[Setting4.B117];[Setting7.B117])" office:value-type="float" office:value="1.90805735643565">
            <text:p>1,9080573564</text:p>
          </table:table-cell>
          <table:table-cell table:formula="of:=SUM(-[Setting5.B117];[Setting8.B117])" office:value-type="float" office:value="3.25574725742574">
            <text:p>3,2557472574</text:p>
          </table:table-cell>
        </table:table-row>
        <table:table-row table:style-name="ro1">
          <table:table-cell office:value-type="string">
            <text:p>Path_8</text:p>
          </table:table-cell>
          <table:table-cell table:formula="of:=TTEST([Setting3.AA7:.AA107]; [Setting6.AA7:.AA107]; 2; 2)" office:value-type="float" office:value="0.0000406539671080608">
            <text:p>0,000040654</text:p>
          </table:table-cell>
          <table:table-cell table:formula="of:=TTEST([Setting4.AA7:.AA107]; [Setting7.AA7:.AA107]; 2; 2)" office:value-type="float" office:value="3.71537131269351E-027">
            <text:p>3,71537131269351E-027</text:p>
          </table:table-cell>
          <table:table-cell table:formula="of:=TTEST([Setting5.AA7:.AA107]; [Setting8.AA7:.AA107]; 2; 2)" office:value-type="float" office:value="5.45848487147949E-071">
            <text:p>5,45848487147949E-071</text:p>
          </table:table-cell>
          <table:table-cell/>
          <table:table-cell table:formula="of:=SUM(-[Setting3.B118];[Setting6.B118])" office:value-type="float" office:value="-0.110249940594059">
            <text:p>-0,1102499406</text:p>
          </table:table-cell>
          <table:table-cell table:formula="of:=SUM(-[Setting4.B118];[Setting7.B118])" office:value-type="float" office:value="-0.515441554455446">
            <text:p>-0,5154415545</text:p>
          </table:table-cell>
          <table:table-cell table:formula="of:=SUM(-[Setting5.B118];[Setting8.B118])" office:value-type="float" office:value="5.74365146534654">
            <text:p>5,74365146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00452605310002741">
            <text:p>4,52605310002741E-006</text:p>
          </table:table-cell>
          <table:table-cell table:formula="of:=AVERAGE([.C2:.C10])" office:value-type="float" office:value="0.000307675872094634">
            <text:p>0,0003076759</text:p>
          </table:table-cell>
          <table:table-cell table:formula="of:=AVERAGE([.D2:.D10])" office:value-type="float" office:value="0.0265010675306953">
            <text:p>0,026501067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2019-03-19</text:date>, <text:time>08:35:1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9T08:35:13.59</dc:date>
    <meta:editing-duration>PT1H56M46S</meta:editing-duration>
    <meta:editing-cycles>12</meta:editing-cycles>
    <meta:document-statistic meta:table-count="11" meta:cell-count="25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485cm" svg:y="0.815cm" chart:style-name="ch2">
          <text:p>Pathfinding on Map: UMAP2</text:p>
        </chart:title>
        <chart:subtitle svg:x="29.908cm" svg:y="2.273cm" chart:style-name="ch3">
          <text:p>35748 tiles, 179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945cm" svg:y="2.738cm" svg:width="57.664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1.058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1.067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2.237896039604">
                <text:p>12.237896039604</text:p>
                <draw:g>
                  <svg:desc>Setting0.B110:Setting0.B118</svg:desc>
                </draw:g>
              </table:table-cell>
              <table:table-cell office:value-type="float" office:value="3.4929798019802">
                <text:p>3.4929798019802</text:p>
                <draw:g>
                  <svg:desc>Setting1.B110:Setting1.B118</svg:desc>
                </draw:g>
              </table:table-cell>
              <table:table-cell office:value-type="float" office:value="3.49787831683168">
                <text:p>3.49787831683168</text:p>
                <draw:g>
                  <svg:desc>Setting2.B110:Setting2.B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23138710891089">
                <text:p>1.23138710891089</text:p>
              </table:table-cell>
              <table:table-cell office:value-type="float" office:value="44.2738584158416">
                <text:p>44.2738584158416</text:p>
              </table:table-cell>
              <table:table-cell office:value-type="float" office:value="45.2393455445545">
                <text:p>45.2393455445545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8.28153495049505">
                <text:p>8.28153495049505</text:p>
              </table:table-cell>
              <table:table-cell office:value-type="float" office:value="0.368544148514851">
                <text:p>0.368544148514851</text:p>
              </table:table-cell>
              <table:table-cell office:value-type="float" office:value="0.38839505940594">
                <text:p>0.38839505940594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14.7883851485148">
                <text:p>14.7883851485148</text:p>
              </table:table-cell>
              <table:table-cell office:value-type="float" office:value="23.1246782178218">
                <text:p>23.1246782178218</text:p>
              </table:table-cell>
              <table:table-cell office:value-type="float" office:value="24.7057782178218">
                <text:p>24.7057782178218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5.122399009901">
                <text:p>15.122399009901</text:p>
              </table:table-cell>
              <table:table-cell office:value-type="float" office:value="28.0740376237624">
                <text:p>28.0740376237624</text:p>
              </table:table-cell>
              <table:table-cell office:value-type="float" office:value="28.3760920792079">
                <text:p>28.3760920792079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50.1782792079208">
                <text:p>50.1782792079208</text:p>
              </table:table-cell>
              <table:table-cell office:value-type="float" office:value="52.7905455445545">
                <text:p>52.7905455445545</text:p>
              </table:table-cell>
              <table:table-cell office:value-type="float" office:value="53.9739158415842">
                <text:p>53.9739158415842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7.0478326732673">
                <text:p>17.0478326732673</text:p>
              </table:table-cell>
              <table:table-cell office:value-type="float" office:value="42.6558712871287">
                <text:p>42.6558712871287</text:p>
              </table:table-cell>
              <table:table-cell office:value-type="float" office:value="41.6264287128713">
                <text:p>41.6264287128713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760977940594059">
                <text:p>0.760977940594059</text:p>
              </table:table-cell>
              <table:table-cell office:value-type="float" office:value="5.67097425742574">
                <text:p>5.67097425742574</text:p>
              </table:table-cell>
              <table:table-cell office:value-type="float" office:value="5.59051574257426">
                <text:p>5.59051574257426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.15796306930693">
                <text:p>2.15796306930693</text:p>
              </table:table-cell>
              <table:table-cell office:value-type="float" office:value="7.22122930693069">
                <text:p>7.22122930693069</text:p>
              </table:table-cell>
              <table:table-cell office:value-type="float" office:value="7.35238623762376">
                <text:p>7.35238623762376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6.941cm" svg:y="0.682cm" chart:style-name="ch2">
          <text:p>Pathdinding on Map: UMAP2 (Without Best WP paths)</text:p>
        </chart:title>
        <chart:subtitle svg:x="29.891cm" svg:y="2.007cm" chart:style-name="ch3">
          <text:p>35748 tiles, 179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95cm" svg:y="3.995cm" svg:width="57.895cm" svg:height="21.116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